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6.6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29.28mm"/>
    </style:style>
    <style:style style:name="co8" style:family="table-column">
      <style:table-column-properties fo:break-before="auto" style:column-width="31.57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13.69mm" fo:break-before="auto" style:use-optimal-row-height="tru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e181e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06pt dotted #000000" fo:background-color="#cccc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4" style:family="table-cell" style:parent-style-name="Default">
      <style:table-cell-properties fo:border-bottom="0.74pt dotte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5" style:family="table-cell" style:parent-style-name="Default">
      <style:table-cell-properties fo:border-bottom="0.74pt dotted #000000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 style:font-size-asian="9pt" style:font-size-complex="9pt"/>
    </style:style>
    <style:style style:name="ce8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0.74pt dotte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dotte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10" style:family="table-cell" style:parent-style-name="Default">
      <style:table-cell-properties fo:border-bottom="0.74pt dotte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11" style:family="table-cell" style:parent-style-name="Default">
      <style:table-cell-properties fo:border-bottom="0.74pt dotted #000000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dotted #000000" fo:background-color="#cccc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7pt" style:font-size-asian="7pt" style:font-size-complex="7pt" fo:hyphenate="true"/>
    </style:style>
    <style:style style:name="ce13" style:family="table-cell" style:parent-style-name="Default">
      <style:table-cell-properties fo:border-bottom="0.74pt dotte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84">
      <style:table-cell-properties fo:border-bottom="0.74pt dotte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15" style:family="table-cell" style:parent-style-name="Default" style:data-style-name="N84">
      <style:table-cell-properties fo:border-bottom="0.74pt dotted #000000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16" style:family="table-cell" style:parent-style-name="Default" style:data-style-name="N84">
      <style:table-cell-properties fo:border-bottom="0.06pt solid #000000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17" style:family="table-cell" style:parent-style-name="Default">
      <style:table-cell-properties fo:border-bottom="0.74pt dotted #000000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fo:color="#ed1c24" style:font-name="Arial" fo:font-size="9pt" fo:font-weight="bold" style:font-size-asian="9pt" style:font-weight-asian="bold" style:font-size-complex="9pt" style:font-weight-complex="bold" fo:hyphenate="true"/>
    </style:style>
    <style:style style:name="ce18" style:family="table-cell" style:parent-style-name="Default">
      <style:table-cell-properties fo:border-bottom="0.74pt dotted #000000" fo:background-color="#87d1d1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fo:color="#ce181e" style:font-name="Arial" fo:font-size="9pt" style:font-size-asian="9pt" style:font-size-complex="9pt" fo:hyphenate="true"/>
    </style:style>
    <style:style style:name="ce19" style:family="table-cell" style:parent-style-name="Default">
      <style:table-cell-properties fo:border-bottom="0.06pt solid #000000" fo:background-color="#87d1d1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fo:color="#ce181e" style:font-name="Arial" fo:font-size="9pt" style:font-size-asian="9pt" style:font-size-complex="9pt" fo:hyphenate="true"/>
    </style:style>
    <style:style style:name="ce20" style:family="table-cell" style:parent-style-name="Default" style:data-style-name="N100">
      <style:table-cell-properties fo:border-bottom="0.74pt dotte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21" style:family="table-cell" style:parent-style-name="Default" style:data-style-name="N100">
      <style:table-cell-properties fo:border-bottom="0.74pt dotted #000000" style:text-align-source="fix" style:repeat-content="false" fo:wrap-option="wrap" fo:border-left="0.06pt solid #000000" fo:border-right="0.06pt solid #000000" fo:border-top="0.74pt dotted #000000" style:vertical-align="middle"/>
      <style:paragraph-properties fo:text-align="center"/>
      <style:text-properties style:font-name="Arial" fo:font-size="9pt" style:font-size-asian="9pt" style:font-size-complex="9pt" fo:hyphenate="tru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text-outline="false" style:text-line-through-style="none" style:text-line-through-type="none" style:font-name="Consolas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1" table:default-cell-style-name="ce7"/>
        <table:table-column table:style-name="co8" table:default-cell-style-name="ce7"/>
        <table:table-column table:style-name="co1" table:default-cell-style-name="ce22"/>
        <table:table-column table:style-name="co1" table:number-columns-repeated="1010" table:default-cell-style-name="ce24"/>
        <table:table-row table:style-name="ro1">
          <table:table-cell office:value-type="string" calcext:value-type="string">
            <text:p>/</text:p>
          </table:table-cell>
          <table:table-cell table:style-name="ce2" office:value-type="string" calcext:value-type="string" table:number-columns-spanned="12" table:number-rows-spanned="1">
            <text:p>etat des lieux</text:p>
          </table:table-cell>
          <table:covered-table-cell table:style-name="ce2"/>
          <table:covered-table-cell table:style-name="ce2" office:value-type="string" calcext:value-type="string">
            <text:p>/</text:p>
          </table:covered-table-cell>
          <table:covered-table-cell table:style-name="ce2" office:value-type="string" calcext:value-type="string">
            <text:p>null</text:p>
          </table:covered-table-cell>
          <table:covered-table-cell table:number-columns-repeated="3" table:style-name="ce2"/>
          <table:covered-table-cell table:number-columns-repeated="5" table:style-name="ce2" office:value-type="string" calcext:value-type="string">
            <text:p>/</text:p>
          </table:covered-table-cell>
          <table:table-cell table:number-columns-repeated="1011"/>
        </table:table-row>
        <table:table-row table:style-name="ro2">
          <table:table-cell office:value-type="string" calcext:value-type="string">
            <text:p>id etat lieux</text:p>
          </table:table-cell>
          <table:table-cell table:style-name="ce3" office:value-type="string" calcext:value-type="string">
            <text:p>num_contrat_loc</text:p>
          </table:table-cell>
          <table:table-cell table:style-name="ce3" office:value-type="string" calcext:value-type="string">
            <text:p>date_etat_lieux_entree</text:p>
          </table:table-cell>
          <table:table-cell table:style-name="ce3" office:value-type="string" calcext:value-type="string">
            <text:p>id_km_depart</text:p>
          </table:table-cell>
          <table:table-cell table:style-name="ce3" office:value-type="string" calcext:value-type="string">
            <text:p>id_km_arrivee (texte)</text:p>
          </table:table-cell>
          <table:table-cell table:style-name="ce12" office:value-type="string" calcext:value-type="string">
            <text:p>permet tri dans l’ordre des dates</text:p>
          </table:table-cell>
          <table:table-cell table:style-name="ce3" office:value-type="string" calcext:value-type="string">
            <text:p>date_etat_lieux_sortie (texte)</text:p>
          </table:table-cell>
          <table:table-cell table:number-columns-repeated="2" table:style-name="ce3" office:value-type="string" calcext:value-type="string">
            <text:p>date_etat_lieux_sortie</text:p>
          </table:table-cell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type incident</text:p>
          </table:table-cell>
          <table:table-cell table:style-name="ce3" office:value-type="string" calcext:value-type="string">
            <text:p>num_contrat_etat_lieux</text:p>
          </table:table-cell>
          <table:table-cell table:style-name="ce3" office:value-type="string" calcext:value-type="string">
            <text:p>code_type_etat_lieux_etat_lieux</text:p>
          </table:table-cell>
          <table:table-cell table:number-columns-repeated="1011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017/01/01</text:p>
          </table:table-cell>
          <table:table-cell table:style-name="ce4" office:value-type="float" office:value="29550" calcext:value-type="float">
            <text:p>2955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I3]=&quot;/&quot;;[.C3];[.I3])" office:value-type="string" office:string-value="2017/01/01" calcext:value-type="string">
            <text:p>2017/01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]=&quot;null&quot;;&quot;null&quot;;[.I3])" office:value-type="string" office:string-value="null" calcext:value-type="string">
            <text:p>null</text:p>
          </table:table-cell>
          <table:table-cell table:style-name="ce10" office:value-type="string" calcext:value-type="string">
            <text:p>/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string" calcext:value-type="string">
            <text:p>...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];&quot;', &quot;;[.D3];&quot;, &quot;;[.E3];&quot;, '&quot;;[.G3];&quot;', &quot;;[.J3];&quot;, '&quot;;[.K3];&quot;', &quot;;[.L3];&quot;, &quot;;[.M3];&quot;);&quot;)" office:value-type="string" office:string-value="insert into etat_lieux (date_entree_etat_lieux, km_depart, km_arrive, date_sortie_etat_lieux, incident, type_incident, num_contrat_etat_lieux, code_type_etat_lieux_etat_lieux) Values ('2017/01/01', 29550, null, 'null', 0, '...', 1, 1);" calcext:value-type="string">
            <text:p>insert into etat_lieux (date_entree_etat_lieux, km_depart, km_arrive, date_sortie_etat_lieux, incident, type_incident, num_contrat_etat_lieux, code_type_etat_lieux_etat_lieux) Values ('2017/01/01', 29550, null, 'null', 0, '...', 1, 1);</text:p>
          </table:table-cell>
          <table:table-cell table:number-columns-repeated="10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017/01/01</text:p>
          </table:table-cell>
          <table:table-cell table:style-name="ce5" office:value-type="float" office:value="5495" calcext:value-type="float">
            <text:p>549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]=&quot;/&quot;;[.C4];[.I4])" office:value-type="string" office:string-value="2017/01/01" calcext:value-type="string">
            <text:p>2017/01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]=&quot;null&quot;;&quot;null&quot;;[.I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];&quot;', &quot;;[.D4];&quot;, &quot;;[.E4];&quot;, '&quot;;[.G4];&quot;', &quot;;[.J4];&quot;, '&quot;;[.K4];&quot;', &quot;;[.L4];&quot;, &quot;;[.M4];&quot;);&quot;)" office:value-type="string" office:string-value="insert into etat_lieux (date_entree_etat_lieux, km_depart, km_arrive, date_sortie_etat_lieux, incident, type_incident, num_contrat_etat_lieux, code_type_etat_lieux_etat_lieux) Values ('2017/01/01', 5495, null, 'null', 0, '...', 2, 1);" calcext:value-type="string">
            <text:p>insert into etat_lieux (date_entree_etat_lieux, km_depart, km_arrive, date_sortie_etat_lieux, incident, type_incident, num_contrat_etat_lieux, code_type_etat_lieux_etat_lieux) Values ('2017/01/01', 5495, null, 'null', 0, '...', 2, 1);</text:p>
          </table:table-cell>
          <table:table-cell table:number-columns-repeated="101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017/01/01</text:p>
          </table:table-cell>
          <table:table-cell table:style-name="ce5" office:value-type="float" office:value="12979" calcext:value-type="float">
            <text:p>1297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]=&quot;/&quot;;[.C5];[.I5])" office:value-type="string" office:string-value="2017/01/01" calcext:value-type="string">
            <text:p>2017/01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]=&quot;null&quot;;&quot;null&quot;;[.I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" calcext:value-type="float">
            <text:p>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];&quot;', &quot;;[.D5];&quot;, &quot;;[.E5];&quot;, '&quot;;[.G5];&quot;', &quot;;[.J5];&quot;, '&quot;;[.K5];&quot;', &quot;;[.L5];&quot;, &quot;;[.M5];&quot;);&quot;)" office:value-type="string" office:string-value="insert into etat_lieux (date_entree_etat_lieux, km_depart, km_arrive, date_sortie_etat_lieux, incident, type_incident, num_contrat_etat_lieux, code_type_etat_lieux_etat_lieux) Values ('2017/01/01', 12979, null, 'null', 0, '...', 3, 1);" calcext:value-type="string">
            <text:p>insert into etat_lieux (date_entree_etat_lieux, km_depart, km_arrive, date_sortie_etat_lieux, incident, type_incident, num_contrat_etat_lieux, code_type_etat_lieux_etat_lieux) Values ('2017/01/01', 12979, null, 'null', 0, '...', 3, 1);</text:p>
          </table:table-cell>
          <table:table-cell table:number-columns-repeated="10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7/01/02</text:p>
          </table:table-cell>
          <table:table-cell table:style-name="ce5" office:value-type="float" office:value="16506" calcext:value-type="float">
            <text:p>1650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]=&quot;/&quot;;[.C6];[.I6])" office:value-type="string" office:string-value="2017/01/02" calcext:value-type="string">
            <text:p>2017/01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]=&quot;null&quot;;&quot;null&quot;;[.I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" calcext:value-type="float">
            <text:p>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];&quot;', &quot;;[.D6];&quot;, &quot;;[.E6];&quot;, '&quot;;[.G6];&quot;', &quot;;[.J6];&quot;, '&quot;;[.K6];&quot;', &quot;;[.L6];&quot;, &quot;;[.M6];&quot;);&quot;)" office:value-type="string" office:string-value="insert into etat_lieux (date_entree_etat_lieux, km_depart, km_arrive, date_sortie_etat_lieux, incident, type_incident, num_contrat_etat_lieux, code_type_etat_lieux_etat_lieux) Values ('2017/01/02', 16506, null, 'null', 0, '...', 4, 1);" calcext:value-type="string">
            <text:p>insert into etat_lieux (date_entree_etat_lieux, km_depart, km_arrive, date_sortie_etat_lieux, incident, type_incident, num_contrat_etat_lieux, code_type_etat_lieux_etat_lieux) Values ('2017/01/02', 16506, null, 'null', 0, '...', 4, 1);</text:p>
          </table:table-cell>
          <table:table-cell table:number-columns-repeated="101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017/01/02</text:p>
          </table:table-cell>
          <table:table-cell table:style-name="ce5" office:value-type="float" office:value="6343" calcext:value-type="float">
            <text:p>63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]=&quot;/&quot;;[.C7];[.I7])" office:value-type="string" office:string-value="2017/01/02" calcext:value-type="string">
            <text:p>2017/01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]=&quot;null&quot;;&quot;null&quot;;[.I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" calcext:value-type="float">
            <text:p>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];&quot;', &quot;;[.D7];&quot;, &quot;;[.E7];&quot;, '&quot;;[.G7];&quot;', &quot;;[.J7];&quot;, '&quot;;[.K7];&quot;', &quot;;[.L7];&quot;, &quot;;[.M7];&quot;);&quot;)" office:value-type="string" office:string-value="insert into etat_lieux (date_entree_etat_lieux, km_depart, km_arrive, date_sortie_etat_lieux, incident, type_incident, num_contrat_etat_lieux, code_type_etat_lieux_etat_lieux) Values ('2017/01/02', 6343, null, 'null', 0, '...', 5, 1);" calcext:value-type="string">
            <text:p>insert into etat_lieux (date_entree_etat_lieux, km_depart, km_arrive, date_sortie_etat_lieux, incident, type_incident, num_contrat_etat_lieux, code_type_etat_lieux_etat_lieux) Values ('2017/01/02', 6343, null, 'null', 0, '...', 5, 1);</text:p>
          </table:table-cell>
          <table:table-cell table:number-columns-repeated="10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2017/01/03</text:p>
          </table:table-cell>
          <table:table-cell table:style-name="ce5" office:value-type="float" office:value="15141" calcext:value-type="float">
            <text:p>15141</text:p>
          </table:table-cell>
          <table:table-cell table:style-name="ce8" office:value-type="string" calcext:value-type="string">
            <text:p>null</text:p>
          </table:table-cell>
          <table:table-cell table:style-name="ce10" table:formula="of:=IF([.I8]=&quot;/&quot;;[.C8];[.I8])" office:value-type="string" office:string-value="2017/01/03" calcext:value-type="string">
            <text:p>2017/01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]=&quot;null&quot;;&quot;null&quot;;[.I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];&quot;', &quot;;[.D8];&quot;, &quot;;[.E8];&quot;, '&quot;;[.G8];&quot;', &quot;;[.J8];&quot;, '&quot;;[.K8];&quot;', &quot;;[.L8];&quot;, &quot;;[.M8];&quot;);&quot;)" office:value-type="string" office:string-value="insert into etat_lieux (date_entree_etat_lieux, km_depart, km_arrive, date_sortie_etat_lieux, incident, type_incident, num_contrat_etat_lieux, code_type_etat_lieux_etat_lieux) Values ('2017/01/03', 15141, null, 'null', 0, '...', 6, 1);" calcext:value-type="string">
            <text:p>insert into etat_lieux (date_entree_etat_lieux, km_depart, km_arrive, date_sortie_etat_lieux, incident, type_incident, num_contrat_etat_lieux, code_type_etat_lieux_etat_lieux) Values ('2017/01/03', 15141, null, 'null', 0, '...', 6, 1);</text:p>
          </table:table-cell>
          <table:table-cell table:number-columns-repeated="10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2017/01/03</text:p>
          </table:table-cell>
          <table:table-cell table:style-name="ce5" office:value-type="float" office:value="8997" calcext:value-type="float">
            <text:p>899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]=&quot;/&quot;;[.C9];[.I9])" office:value-type="string" office:string-value="2017/01/03" calcext:value-type="string">
            <text:p>2017/01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]=&quot;null&quot;;&quot;null&quot;;[.I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" calcext:value-type="float">
            <text:p>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];&quot;', &quot;;[.D9];&quot;, &quot;;[.E9];&quot;, '&quot;;[.G9];&quot;', &quot;;[.J9];&quot;, '&quot;;[.K9];&quot;', &quot;;[.L9];&quot;, &quot;;[.M9];&quot;);&quot;)" office:value-type="string" office:string-value="insert into etat_lieux (date_entree_etat_lieux, km_depart, km_arrive, date_sortie_etat_lieux, incident, type_incident, num_contrat_etat_lieux, code_type_etat_lieux_etat_lieux) Values ('2017/01/03', 8997, null, 'null', 0, '...', 7, 1);" calcext:value-type="string">
            <text:p>insert into etat_lieux (date_entree_etat_lieux, km_depart, km_arrive, date_sortie_etat_lieux, incident, type_incident, num_contrat_etat_lieux, code_type_etat_lieux_etat_lieux) Values ('2017/01/03', 8997, null, 'null', 0, '...', 7, 1);</text:p>
          </table:table-cell>
          <table:table-cell table:number-columns-repeated="10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017/01/03</text:p>
          </table:table-cell>
          <table:table-cell table:style-name="ce5" office:value-type="float" office:value="9580" calcext:value-type="float">
            <text:p>958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]=&quot;/&quot;;[.C10];[.I10])" office:value-type="string" office:string-value="2017/01/03" calcext:value-type="string">
            <text:p>2017/01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]=&quot;null&quot;;&quot;null&quot;;[.I1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" calcext:value-type="float">
            <text:p>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];&quot;', &quot;;[.D10];&quot;, &quot;;[.E10];&quot;, '&quot;;[.G10];&quot;', &quot;;[.J10];&quot;, '&quot;;[.K10];&quot;', &quot;;[.L10];&quot;, &quot;;[.M10];&quot;);&quot;)" office:value-type="string" office:string-value="insert into etat_lieux (date_entree_etat_lieux, km_depart, km_arrive, date_sortie_etat_lieux, incident, type_incident, num_contrat_etat_lieux, code_type_etat_lieux_etat_lieux) Values ('2017/01/03', 9580, null, 'null', 0, '...', 8, 1);" calcext:value-type="string">
            <text:p>insert into etat_lieux (date_entree_etat_lieux, km_depart, km_arrive, date_sortie_etat_lieux, incident, type_incident, num_contrat_etat_lieux, code_type_etat_lieux_etat_lieux) Values ('2017/01/03', 9580, null, 'null', 0, '...', 8, 1);</text:p>
          </table:table-cell>
          <table:table-cell table:number-columns-repeated="101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2017/01/03</text:p>
          </table:table-cell>
          <table:table-cell table:style-name="ce5" office:value-type="float" office:value="15141" calcext:value-type="float">
            <text:p>15141</text:p>
          </table:table-cell>
          <table:table-cell table:style-name="ce11" office:value-type="float" office:value="15333" calcext:value-type="float">
            <text:p>15333</text:p>
          </table:table-cell>
          <table:table-cell table:style-name="ce10" table:formula="of:=IF([.I11]=&quot;/&quot;;[.C11];[.I11])" office:value-type="string" office:string-value="2017/01/04" calcext:value-type="string">
            <text:p>2017/01/04</text:p>
          </table:table-cell>
          <table:table-cell table:style-name="ce10" office:value-type="string" calcext:value-type="string">
            <text:p>2017/01/04</text:p>
          </table:table-cell>
          <table:table-cell table:style-name="ce10" table:formula="of:=IF([.E11]=&quot;null&quot;;&quot;null&quot;;[.I11])" office:value-type="string" office:string-value="2017/01/04" calcext:value-type="string">
            <text:p>2017/01/04</text:p>
          </table:table-cell>
          <table:table-cell table:style-name="ce8" office:value-type="string" calcext:value-type="string">
            <text:p>2017/01/0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ayure carroserie</text:p>
          </table:table-cell>
          <table:table-cell table:style-name="ce18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];&quot;', &quot;;[.D11];&quot;, &quot;;[.E11];&quot;, '&quot;;[.G11];&quot;', &quot;;[.J11];&quot;, '&quot;;[.K11];&quot;', &quot;;[.L11];&quot;, &quot;;[.M11];&quot;);&quot;)" office:value-type="string" office:string-value="insert into etat_lieux (date_entree_etat_lieux, km_depart, km_arrive, date_sortie_etat_lieux, incident, type_incident, num_contrat_etat_lieux, code_type_etat_lieux_etat_lieux) Values ('2017/01/03', 15141, 15333, '2017/01/04', 1, 'rayure carroserie', 6, 2);" calcext:value-type="string">
            <text:p>insert into etat_lieux (date_entree_etat_lieux, km_depart, km_arrive, date_sortie_etat_lieux, incident, type_incident, num_contrat_etat_lieux, code_type_etat_lieux_etat_lieux) Values ('2017/01/03', 15141, 15333, '2017/01/04', 1, 'rayure carroserie', 6, 2);</text:p>
          </table:table-cell>
          <table:table-cell table:number-columns-repeated="101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2017/01/03</text:p>
          </table:table-cell>
          <table:table-cell table:style-name="ce5" office:value-type="float" office:value="8997" calcext:value-type="float">
            <text:p>8997</text:p>
          </table:table-cell>
          <table:table-cell table:style-name="ce11" office:value-type="float" office:value="9495" calcext:value-type="float">
            <text:p>9495</text:p>
          </table:table-cell>
          <table:table-cell table:style-name="ce10" table:formula="of:=IF([.I12]=&quot;/&quot;;[.C12];[.I12])" office:value-type="string" office:string-value="2017/01/04" calcext:value-type="string">
            <text:p>2017/01/04</text:p>
          </table:table-cell>
          <table:table-cell table:style-name="ce10" office:value-type="string" calcext:value-type="string">
            <text:p>2017/01/04</text:p>
          </table:table-cell>
          <table:table-cell table:style-name="ce10" table:formula="of:=IF([.E12]=&quot;null&quot;;&quot;null&quot;;[.I12])" office:value-type="string" office:string-value="2017/01/04" calcext:value-type="string">
            <text:p>2017/01/04</text:p>
          </table:table-cell>
          <table:table-cell table:style-name="ce8" office:value-type="string" calcext:value-type="string">
            <text:p>2017/01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];&quot;', &quot;;[.D12];&quot;, &quot;;[.E12];&quot;, '&quot;;[.G12];&quot;', &quot;;[.J12];&quot;, '&quot;;[.K12];&quot;', &quot;;[.L12];&quot;, &quot;;[.M12];&quot;);&quot;)" office:value-type="string" office:string-value="insert into etat_lieux (date_entree_etat_lieux, km_depart, km_arrive, date_sortie_etat_lieux, incident, type_incident, num_contrat_etat_lieux, code_type_etat_lieux_etat_lieux) Values ('2017/01/03', 8997, 9495, '2017/01/04', 0, '...', 7, 2);" calcext:value-type="string">
            <text:p>insert into etat_lieux (date_entree_etat_lieux, km_depart, km_arrive, date_sortie_etat_lieux, incident, type_incident, num_contrat_etat_lieux, code_type_etat_lieux_etat_lieux) Values ('2017/01/03', 8997, 9495, '2017/01/04', 0, '...', 7, 2);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2017/01/04</text:p>
          </table:table-cell>
          <table:table-cell table:style-name="ce5" office:value-type="float" office:value="27175" calcext:value-type="float">
            <text:p>271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3]=&quot;/&quot;;[.C13];[.I13])" office:value-type="string" office:string-value="2017/01/04" calcext:value-type="string">
            <text:p>2017/01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3]=&quot;null&quot;;&quot;null&quot;;[.I1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" calcext:value-type="float">
            <text:p>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];&quot;', &quot;;[.D13];&quot;, &quot;;[.E13];&quot;, '&quot;;[.G13];&quot;', &quot;;[.J13];&quot;, '&quot;;[.K13];&quot;', &quot;;[.L13];&quot;, &quot;;[.M13];&quot;);&quot;)" office:value-type="string" office:string-value="insert into etat_lieux (date_entree_etat_lieux, km_depart, km_arrive, date_sortie_etat_lieux, incident, type_incident, num_contrat_etat_lieux, code_type_etat_lieux_etat_lieux) Values ('2017/01/04', 27175, null, 'null', 0, '...', 9, 1);" calcext:value-type="string">
            <text:p>insert into etat_lieux (date_entree_etat_lieux, km_depart, km_arrive, date_sortie_etat_lieux, incident, type_incident, num_contrat_etat_lieux, code_type_etat_lieux_etat_lieux) Values ('2017/01/04', 27175, null, 'null', 0, '...', 9, 1);</text:p>
          </table:table-cell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2017/01/04</text:p>
          </table:table-cell>
          <table:table-cell table:style-name="ce8" office:value-type="float" office:value="10832" calcext:value-type="float">
            <text:p>1083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4]=&quot;/&quot;;[.C14];[.I14])" office:value-type="string" office:string-value="2017/01/04" calcext:value-type="string">
            <text:p>2017/01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4]=&quot;null&quot;;&quot;null&quot;;[.I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" calcext:value-type="float">
            <text:p>1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];&quot;', &quot;;[.D14];&quot;, &quot;;[.E14];&quot;, '&quot;;[.G14];&quot;', &quot;;[.J14];&quot;, '&quot;;[.K14];&quot;', &quot;;[.L14];&quot;, &quot;;[.M14];&quot;);&quot;)" office:value-type="string" office:string-value="insert into etat_lieux (date_entree_etat_lieux, km_depart, km_arrive, date_sortie_etat_lieux, incident, type_incident, num_contrat_etat_lieux, code_type_etat_lieux_etat_lieux) Values ('2017/01/04', 10832, null, 'null', 0, '...', 10, 1);" calcext:value-type="string">
            <text:p>insert into etat_lieux (date_entree_etat_lieux, km_depart, km_arrive, date_sortie_etat_lieux, incident, type_incident, num_contrat_etat_lieux, code_type_etat_lieux_etat_lieux) Values ('2017/01/04', 10832, null, 'null', 0, '...', 10, 1);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2017/01/05</text:p>
          </table:table-cell>
          <table:table-cell table:style-name="ce5" office:value-type="float" office:value="25664" calcext:value-type="float">
            <text:p>2566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5]=&quot;/&quot;;[.C15];[.I15])" office:value-type="string" office:string-value="2017/01/05" calcext:value-type="string">
            <text:p>2017/01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5]=&quot;null&quot;;&quot;null&quot;;[.I1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" calcext:value-type="float">
            <text:p>1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];&quot;', &quot;;[.D15];&quot;, &quot;;[.E15];&quot;, '&quot;;[.G15];&quot;', &quot;;[.J15];&quot;, '&quot;;[.K15];&quot;', &quot;;[.L15];&quot;, &quot;;[.M15];&quot;);&quot;)" office:value-type="string" office:string-value="insert into etat_lieux (date_entree_etat_lieux, km_depart, km_arrive, date_sortie_etat_lieux, incident, type_incident, num_contrat_etat_lieux, code_type_etat_lieux_etat_lieux) Values ('2017/01/05', 25664, null, 'null', 0, '...', 11, 1);" calcext:value-type="string">
            <text:p>insert into etat_lieux (date_entree_etat_lieux, km_depart, km_arrive, date_sortie_etat_lieux, incident, type_incident, num_contrat_etat_lieux, code_type_etat_lieux_etat_lieux) Values ('2017/01/05', 25664, null, 'null', 0, '...', 11, 1);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2017/01/05</text:p>
          </table:table-cell>
          <table:table-cell table:style-name="ce5" office:value-type="float" office:value="14554" calcext:value-type="float">
            <text:p>1455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6]=&quot;/&quot;;[.C16];[.I16])" office:value-type="string" office:string-value="2017/01/05" calcext:value-type="string">
            <text:p>2017/01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6]=&quot;null&quot;;&quot;null&quot;;[.I1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" calcext:value-type="float">
            <text:p>1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];&quot;', &quot;;[.D16];&quot;, &quot;;[.E16];&quot;, '&quot;;[.G16];&quot;', &quot;;[.J16];&quot;, '&quot;;[.K16];&quot;', &quot;;[.L16];&quot;, &quot;;[.M16];&quot;);&quot;)" office:value-type="string" office:string-value="insert into etat_lieux (date_entree_etat_lieux, km_depart, km_arrive, date_sortie_etat_lieux, incident, type_incident, num_contrat_etat_lieux, code_type_etat_lieux_etat_lieux) Values ('2017/01/05', 14554, null, 'null', 0, '...', 12, 1);" calcext:value-type="string">
            <text:p>insert into etat_lieux (date_entree_etat_lieux, km_depart, km_arrive, date_sortie_etat_lieux, incident, type_incident, num_contrat_etat_lieux, code_type_etat_lieux_etat_lieux) Values ('2017/01/05', 14554, null, 'null', 0, '...', 12, 1);</text:p>
          </table:table-cell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2017/01/05</text:p>
          </table:table-cell>
          <table:table-cell table:style-name="ce5" office:value-type="float" office:value="21154" calcext:value-type="float">
            <text:p>2115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7]=&quot;/&quot;;[.C17];[.I17])" office:value-type="string" office:string-value="2017/01/05" calcext:value-type="string">
            <text:p>2017/01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7]=&quot;null&quot;;&quot;null&quot;;[.I1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" calcext:value-type="float">
            <text:p>1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];&quot;', &quot;;[.D17];&quot;, &quot;;[.E17];&quot;, '&quot;;[.G17];&quot;', &quot;;[.J17];&quot;, '&quot;;[.K17];&quot;', &quot;;[.L17];&quot;, &quot;;[.M17];&quot;);&quot;)" office:value-type="string" office:string-value="insert into etat_lieux (date_entree_etat_lieux, km_depart, km_arrive, date_sortie_etat_lieux, incident, type_incident, num_contrat_etat_lieux, code_type_etat_lieux_etat_lieux) Values ('2017/01/05', 21154, null, 'null', 0, '...', 13, 1);" calcext:value-type="string">
            <text:p>insert into etat_lieux (date_entree_etat_lieux, km_depart, km_arrive, date_sortie_etat_lieux, incident, type_incident, num_contrat_etat_lieux, code_type_etat_lieux_etat_lieux) Values ('2017/01/05', 21154, null, 'null', 0, '...', 13, 1);</text:p>
          </table:table-cell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017/01/01</text:p>
          </table:table-cell>
          <table:table-cell table:style-name="ce5" office:value-type="float" office:value="29550" calcext:value-type="float">
            <text:p>29550</text:p>
          </table:table-cell>
          <table:table-cell table:style-name="ce11" office:value-type="float" office:value="29585" calcext:value-type="float">
            <text:p>29585</text:p>
          </table:table-cell>
          <table:table-cell table:style-name="ce10" table:formula="of:=IF([.I18]=&quot;/&quot;;[.C18];[.I18])" office:value-type="string" office:string-value="2017/01/06" calcext:value-type="string">
            <text:p>2017/01/06</text:p>
          </table:table-cell>
          <table:table-cell table:style-name="ce10" office:value-type="string" calcext:value-type="string">
            <text:p>2017/01/06</text:p>
          </table:table-cell>
          <table:table-cell table:style-name="ce10" table:formula="of:=IF([.E18]=&quot;null&quot;;&quot;null&quot;;[.I18])" office:value-type="string" office:string-value="2017/01/06" calcext:value-type="string">
            <text:p>2017/01/06</text:p>
          </table:table-cell>
          <table:table-cell table:style-name="ce8" office:value-type="string" calcext:value-type="string">
            <text:p>2017/01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];&quot;', &quot;;[.D18];&quot;, &quot;;[.E18];&quot;, '&quot;;[.G18];&quot;', &quot;;[.J18];&quot;, '&quot;;[.K18];&quot;', &quot;;[.L18];&quot;, &quot;;[.M18];&quot;);&quot;)" office:value-type="string" office:string-value="insert into etat_lieux (date_entree_etat_lieux, km_depart, km_arrive, date_sortie_etat_lieux, incident, type_incident, num_contrat_etat_lieux, code_type_etat_lieux_etat_lieux) Values ('2017/01/01', 29550, 29585, '2017/01/06', 0, '...', 1, 2);" calcext:value-type="string">
            <text:p>insert into etat_lieux (date_entree_etat_lieux, km_depart, km_arrive, date_sortie_etat_lieux, incident, type_incident, num_contrat_etat_lieux, code_type_etat_lieux_etat_lieux) Values ('2017/01/01', 29550, 29585, '2017/01/06', 0, '...', 1, 2);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017/01/01</text:p>
          </table:table-cell>
          <table:table-cell table:style-name="ce5" office:value-type="float" office:value="12979" calcext:value-type="float">
            <text:p>12979</text:p>
          </table:table-cell>
          <table:table-cell table:style-name="ce11" office:value-type="float" office:value="13707" calcext:value-type="float">
            <text:p>13707</text:p>
          </table:table-cell>
          <table:table-cell table:style-name="ce10" table:formula="of:=IF([.I19]=&quot;/&quot;;[.C19];[.I19])" office:value-type="string" office:string-value="2017/01/06" calcext:value-type="string">
            <text:p>2017/01/06</text:p>
          </table:table-cell>
          <table:table-cell table:style-name="ce10" office:value-type="string" calcext:value-type="string">
            <text:p>2017/01/06</text:p>
          </table:table-cell>
          <table:table-cell table:style-name="ce10" table:formula="of:=IF([.E19]=&quot;null&quot;;&quot;null&quot;;[.I19])" office:value-type="string" office:string-value="2017/01/06" calcext:value-type="string">
            <text:p>2017/01/06</text:p>
          </table:table-cell>
          <table:table-cell table:style-name="ce8" office:value-type="string" calcext:value-type="string">
            <text:p>2017/01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];&quot;', &quot;;[.D19];&quot;, &quot;;[.E19];&quot;, '&quot;;[.G19];&quot;', &quot;;[.J19];&quot;, '&quot;;[.K19];&quot;', &quot;;[.L19];&quot;, &quot;;[.M19];&quot;);&quot;)" office:value-type="string" office:string-value="insert into etat_lieux (date_entree_etat_lieux, km_depart, km_arrive, date_sortie_etat_lieux, incident, type_incident, num_contrat_etat_lieux, code_type_etat_lieux_etat_lieux) Values ('2017/01/01', 12979, 13707, '2017/01/06', 0, '...', 3, 2);" calcext:value-type="string">
            <text:p>insert into etat_lieux (date_entree_etat_lieux, km_depart, km_arrive, date_sortie_etat_lieux, incident, type_incident, num_contrat_etat_lieux, code_type_etat_lieux_etat_lieux) Values ('2017/01/01', 12979, 13707, '2017/01/06', 0, '...', 3, 2);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2017/01/06</text:p>
          </table:table-cell>
          <table:table-cell table:style-name="ce5" office:value-type="float" office:value="19447" calcext:value-type="float">
            <text:p>1944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]=&quot;/&quot;;[.C20];[.I20])" office:value-type="string" office:string-value="2017/01/06" calcext:value-type="string">
            <text:p>2017/01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]=&quot;null&quot;;&quot;null&quot;;[.I2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" calcext:value-type="float">
            <text:p>1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];&quot;', &quot;;[.D20];&quot;, &quot;;[.E20];&quot;, '&quot;;[.G20];&quot;', &quot;;[.J20];&quot;, '&quot;;[.K20];&quot;', &quot;;[.L20];&quot;, &quot;;[.M20];&quot;);&quot;)" office:value-type="string" office:string-value="insert into etat_lieux (date_entree_etat_lieux, km_depart, km_arrive, date_sortie_etat_lieux, incident, type_incident, num_contrat_etat_lieux, code_type_etat_lieux_etat_lieux) Values ('2017/01/06', 19447, null, 'null', 0, '...', 14, 1);" calcext:value-type="string">
            <text:p>insert into etat_lieux (date_entree_etat_lieux, km_depart, km_arrive, date_sortie_etat_lieux, incident, type_incident, num_contrat_etat_lieux, code_type_etat_lieux_etat_lieux) Values ('2017/01/06', 19447, null, 'null', 0, '...', 14, 1);</text:p>
          </table:table-cell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2017/01/07</text:p>
          </table:table-cell>
          <table:table-cell table:style-name="ce5" office:value-type="float" office:value="10862" calcext:value-type="float">
            <text:p>1086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1]=&quot;/&quot;;[.C21];[.I21])" office:value-type="string" office:string-value="2017/01/07" calcext:value-type="string">
            <text:p>2017/01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1]=&quot;null&quot;;&quot;null&quot;;[.I2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" calcext:value-type="float">
            <text:p>1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];&quot;', &quot;;[.D21];&quot;, &quot;;[.E21];&quot;, '&quot;;[.G21];&quot;', &quot;;[.J21];&quot;, '&quot;;[.K21];&quot;', &quot;;[.L21];&quot;, &quot;;[.M21];&quot;);&quot;)" office:value-type="string" office:string-value="insert into etat_lieux (date_entree_etat_lieux, km_depart, km_arrive, date_sortie_etat_lieux, incident, type_incident, num_contrat_etat_lieux, code_type_etat_lieux_etat_lieux) Values ('2017/01/07', 10862, null, 'null', 0, '...', 15, 1);" calcext:value-type="string">
            <text:p>insert into etat_lieux (date_entree_etat_lieux, km_depart, km_arrive, date_sortie_etat_lieux, incident, type_incident, num_contrat_etat_lieux, code_type_etat_lieux_etat_lieux) Values ('2017/01/07', 10862, null, 'null', 0, '...', 15, 1);</text:p>
          </table:table-cell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2017/01/07</text:p>
          </table:table-cell>
          <table:table-cell table:style-name="ce5" office:value-type="float" office:value="19305" calcext:value-type="float">
            <text:p>1930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2]=&quot;/&quot;;[.C22];[.I22])" office:value-type="string" office:string-value="2017/01/07" calcext:value-type="string">
            <text:p>2017/01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2]=&quot;null&quot;;&quot;null&quot;;[.I2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" calcext:value-type="float">
            <text:p>1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];&quot;', &quot;;[.D22];&quot;, &quot;;[.E22];&quot;, '&quot;;[.G22];&quot;', &quot;;[.J22];&quot;, '&quot;;[.K22];&quot;', &quot;;[.L22];&quot;, &quot;;[.M22];&quot;);&quot;)" office:value-type="string" office:string-value="insert into etat_lieux (date_entree_etat_lieux, km_depart, km_arrive, date_sortie_etat_lieux, incident, type_incident, num_contrat_etat_lieux, code_type_etat_lieux_etat_lieux) Values ('2017/01/07', 19305, null, 'null', 0, '...', 16, 1);" calcext:value-type="string">
            <text:p>insert into etat_lieux (date_entree_etat_lieux, km_depart, km_arrive, date_sortie_etat_lieux, incident, type_incident, num_contrat_etat_lieux, code_type_etat_lieux_etat_lieux) Values ('2017/01/07', 19305, null, 'null', 0, '...', 16, 1);</text:p>
          </table:table-cell>
          <table:table-cell table:number-columns-repeated="1010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2017/01/07</text:p>
          </table:table-cell>
          <table:table-cell table:style-name="ce5" office:value-type="float" office:value="12796" calcext:value-type="float">
            <text:p>1279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3]=&quot;/&quot;;[.C23];[.I23])" office:value-type="string" office:string-value="2017/01/07" calcext:value-type="string">
            <text:p>2017/01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3]=&quot;null&quot;;&quot;null&quot;;[.I2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" calcext:value-type="float">
            <text:p>1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];&quot;', &quot;;[.D23];&quot;, &quot;;[.E23];&quot;, '&quot;;[.G23];&quot;', &quot;;[.J23];&quot;, '&quot;;[.K23];&quot;', &quot;;[.L23];&quot;, &quot;;[.M23];&quot;);&quot;)" office:value-type="string" office:string-value="insert into etat_lieux (date_entree_etat_lieux, km_depart, km_arrive, date_sortie_etat_lieux, incident, type_incident, num_contrat_etat_lieux, code_type_etat_lieux_etat_lieux) Values ('2017/01/07', 12796, null, 'null', 0, '...', 17, 1);" calcext:value-type="string">
            <text:p>insert into etat_lieux (date_entree_etat_lieux, km_depart, km_arrive, date_sortie_etat_lieux, incident, type_incident, num_contrat_etat_lieux, code_type_etat_lieux_etat_lieux) Values ('2017/01/07', 12796, null, 'null', 0, '...', 17, 1);</text:p>
          </table:table-cell>
          <table:table-cell table:number-columns-repeated="1010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017/01/02</text:p>
          </table:table-cell>
          <table:table-cell table:style-name="ce5" office:value-type="float" office:value="16506" calcext:value-type="float">
            <text:p>16506</text:p>
          </table:table-cell>
          <table:table-cell table:style-name="ce11" office:value-type="float" office:value="17792" calcext:value-type="float">
            <text:p>17792</text:p>
          </table:table-cell>
          <table:table-cell table:style-name="ce10" table:formula="of:=IF([.I24]=&quot;/&quot;;[.C24];[.I24])" office:value-type="string" office:string-value="2017/01/08" calcext:value-type="string">
            <text:p>2017/01/08</text:p>
          </table:table-cell>
          <table:table-cell table:style-name="ce10" office:value-type="string" calcext:value-type="string">
            <text:p>2017/01/08</text:p>
          </table:table-cell>
          <table:table-cell table:style-name="ce10" table:formula="of:=IF([.E24]=&quot;null&quot;;&quot;null&quot;;[.I24])" office:value-type="string" office:string-value="2017/01/08" calcext:value-type="string">
            <text:p>2017/01/08</text:p>
          </table:table-cell>
          <table:table-cell table:style-name="ce8" office:value-type="string" calcext:value-type="string">
            <text:p>2017/01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];&quot;', &quot;;[.D24];&quot;, &quot;;[.E24];&quot;, '&quot;;[.G24];&quot;', &quot;;[.J24];&quot;, '&quot;;[.K24];&quot;', &quot;;[.L24];&quot;, &quot;;[.M24];&quot;);&quot;)" office:value-type="string" office:string-value="insert into etat_lieux (date_entree_etat_lieux, km_depart, km_arrive, date_sortie_etat_lieux, incident, type_incident, num_contrat_etat_lieux, code_type_etat_lieux_etat_lieux) Values ('2017/01/02', 16506, 17792, '2017/01/08', 0, '...', 4, 2);" calcext:value-type="string">
            <text:p>insert into etat_lieux (date_entree_etat_lieux, km_depart, km_arrive, date_sortie_etat_lieux, incident, type_incident, num_contrat_etat_lieux, code_type_etat_lieux_etat_lieux) Values ('2017/01/02', 16506, 17792, '2017/01/08', 0, '...', 4, 2);</text:p>
          </table:table-cell>
          <table:table-cell table:number-columns-repeated="1010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2017/01/08</text:p>
          </table:table-cell>
          <table:table-cell table:style-name="ce5" office:value-type="float" office:value="5529" calcext:value-type="float">
            <text:p>55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]=&quot;/&quot;;[.C25];[.I25])" office:value-type="string" office:string-value="2017/01/08" calcext:value-type="string">
            <text:p>2017/01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]=&quot;null&quot;;&quot;null&quot;;[.I2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" calcext:value-type="float">
            <text:p>1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];&quot;', &quot;;[.D25];&quot;, &quot;;[.E25];&quot;, '&quot;;[.G25];&quot;', &quot;;[.J25];&quot;, '&quot;;[.K25];&quot;', &quot;;[.L25];&quot;, &quot;;[.M25];&quot;);&quot;)" office:value-type="string" office:string-value="insert into etat_lieux (date_entree_etat_lieux, km_depart, km_arrive, date_sortie_etat_lieux, incident, type_incident, num_contrat_etat_lieux, code_type_etat_lieux_etat_lieux) Values ('2017/01/08', 5529, null, 'null', 0, '...', 18, 1);" calcext:value-type="string">
            <text:p>insert into etat_lieux (date_entree_etat_lieux, km_depart, km_arrive, date_sortie_etat_lieux, incident, type_incident, num_contrat_etat_lieux, code_type_etat_lieux_etat_lieux) Values ('2017/01/08', 5529, null, 'null', 0, '...', 18, 1);</text:p>
          </table:table-cell>
          <table:table-cell table:number-columns-repeated="1010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017/01/01</text:p>
          </table:table-cell>
          <table:table-cell table:style-name="ce5" office:value-type="float" office:value="5495" calcext:value-type="float">
            <text:p>5495</text:p>
          </table:table-cell>
          <table:table-cell table:style-name="ce11" office:value-type="float" office:value="6293" calcext:value-type="float">
            <text:p>6293</text:p>
          </table:table-cell>
          <table:table-cell table:style-name="ce10" table:formula="of:=IF([.I26]=&quot;/&quot;;[.C26];[.I26])" office:value-type="string" office:string-value="2017/01/09" calcext:value-type="string">
            <text:p>2017/01/09</text:p>
          </table:table-cell>
          <table:table-cell table:style-name="ce10" office:value-type="string" calcext:value-type="string">
            <text:p>2017/01/09</text:p>
          </table:table-cell>
          <table:table-cell table:style-name="ce10" table:formula="of:=IF([.E26]=&quot;null&quot;;&quot;null&quot;;[.I26])" office:value-type="string" office:string-value="2017/01/09" calcext:value-type="string">
            <text:p>2017/01/09</text:p>
          </table:table-cell>
          <table:table-cell table:style-name="ce8" office:value-type="string" calcext:value-type="string">
            <text:p>2017/01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];&quot;', &quot;;[.D26];&quot;, &quot;;[.E26];&quot;, '&quot;;[.G26];&quot;', &quot;;[.J26];&quot;, '&quot;;[.K26];&quot;', &quot;;[.L26];&quot;, &quot;;[.M26];&quot;);&quot;)" office:value-type="string" office:string-value="insert into etat_lieux (date_entree_etat_lieux, km_depart, km_arrive, date_sortie_etat_lieux, incident, type_incident, num_contrat_etat_lieux, code_type_etat_lieux_etat_lieux) Values ('2017/01/01', 5495, 6293, '2017/01/09', 0, '...', 2, 2);" calcext:value-type="string">
            <text:p>insert into etat_lieux (date_entree_etat_lieux, km_depart, km_arrive, date_sortie_etat_lieux, incident, type_incident, num_contrat_etat_lieux, code_type_etat_lieux_etat_lieux) Values ('2017/01/01', 5495, 6293, '2017/01/09', 0, '...', 2, 2);</text:p>
          </table:table-cell>
          <table:table-cell table:number-columns-repeated="1010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2017/01/04</text:p>
          </table:table-cell>
          <table:table-cell table:style-name="ce8" office:value-type="float" office:value="27175" calcext:value-type="float">
            <text:p>27175</text:p>
          </table:table-cell>
          <table:table-cell table:style-name="ce11" office:value-type="float" office:value="27544" calcext:value-type="float">
            <text:p>27544</text:p>
          </table:table-cell>
          <table:table-cell table:style-name="ce10" table:formula="of:=IF([.I27]=&quot;/&quot;;[.C27];[.I27])" office:value-type="string" office:string-value="2017/01/09" calcext:value-type="string">
            <text:p>2017/01/09</text:p>
          </table:table-cell>
          <table:table-cell table:style-name="ce10" office:value-type="string" calcext:value-type="string">
            <text:p>2017/01/09</text:p>
          </table:table-cell>
          <table:table-cell table:style-name="ce10" table:formula="of:=IF([.E27]=&quot;null&quot;;&quot;null&quot;;[.I27])" office:value-type="string" office:string-value="2017/01/09" calcext:value-type="string">
            <text:p>2017/01/09</text:p>
          </table:table-cell>
          <table:table-cell table:style-name="ce8" office:value-type="string" calcext:value-type="string">
            <text:p>2017/01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];&quot;', &quot;;[.D27];&quot;, &quot;;[.E27];&quot;, '&quot;;[.G27];&quot;', &quot;;[.J27];&quot;, '&quot;;[.K27];&quot;', &quot;;[.L27];&quot;, &quot;;[.M27];&quot;);&quot;)" office:value-type="string" office:string-value="insert into etat_lieux (date_entree_etat_lieux, km_depart, km_arrive, date_sortie_etat_lieux, incident, type_incident, num_contrat_etat_lieux, code_type_etat_lieux_etat_lieux) Values ('2017/01/04', 27175, 27544, '2017/01/09', 0, '...', 9, 2);" calcext:value-type="string">
            <text:p>insert into etat_lieux (date_entree_etat_lieux, km_depart, km_arrive, date_sortie_etat_lieux, incident, type_incident, num_contrat_etat_lieux, code_type_etat_lieux_etat_lieux) Values ('2017/01/04', 27175, 27544, '2017/01/09', 0, '...', 9, 2);</text:p>
          </table:table-cell>
          <table:table-cell table:number-columns-repeated="1010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2017/01/05</text:p>
          </table:table-cell>
          <table:table-cell table:style-name="ce8" office:value-type="float" office:value="14554" calcext:value-type="float">
            <text:p>14554</text:p>
          </table:table-cell>
          <table:table-cell table:style-name="ce8" office:value-type="float" office:value="15123" calcext:value-type="float">
            <text:p>15123</text:p>
          </table:table-cell>
          <table:table-cell table:style-name="ce10" table:formula="of:=IF([.I28]=&quot;/&quot;;[.C28];[.I28])" office:value-type="string" office:string-value="2017/01/09" calcext:value-type="string">
            <text:p>2017/01/09</text:p>
          </table:table-cell>
          <table:table-cell table:style-name="ce10" office:value-type="string" calcext:value-type="string">
            <text:p>2017/01/09</text:p>
          </table:table-cell>
          <table:table-cell table:style-name="ce10" table:formula="of:=IF([.E28]=&quot;null&quot;;&quot;null&quot;;[.I28])" office:value-type="string" office:string-value="2017/01/09" calcext:value-type="string">
            <text:p>2017/01/09</text:p>
          </table:table-cell>
          <table:table-cell table:style-name="ce8" office:value-type="string" calcext:value-type="string">
            <text:p>2017/01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];&quot;', &quot;;[.D28];&quot;, &quot;;[.E28];&quot;, '&quot;;[.G28];&quot;', &quot;;[.J28];&quot;, '&quot;;[.K28];&quot;', &quot;;[.L28];&quot;, &quot;;[.M28];&quot;);&quot;)" office:value-type="string" office:string-value="insert into etat_lieux (date_entree_etat_lieux, km_depart, km_arrive, date_sortie_etat_lieux, incident, type_incident, num_contrat_etat_lieux, code_type_etat_lieux_etat_lieux) Values ('2017/01/05', 14554, 15123, '2017/01/09', 0, '...', 12, 2);" calcext:value-type="string">
            <text:p>insert into etat_lieux (date_entree_etat_lieux, km_depart, km_arrive, date_sortie_etat_lieux, incident, type_incident, num_contrat_etat_lieux, code_type_etat_lieux_etat_lieux) Values ('2017/01/05', 14554, 15123, '2017/01/09', 0, '...', 12, 2);</text:p>
          </table:table-cell>
          <table:table-cell table:number-columns-repeated="1010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2017/01/09</text:p>
          </table:table-cell>
          <table:table-cell table:style-name="ce5" office:value-type="float" office:value="14523" calcext:value-type="float">
            <text:p>1452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9]=&quot;/&quot;;[.C29];[.I29])" office:value-type="string" office:string-value="2017/01/09" calcext:value-type="string">
            <text:p>2017/01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9]=&quot;null&quot;;&quot;null&quot;;[.I2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" calcext:value-type="float">
            <text:p>1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];&quot;', &quot;;[.D29];&quot;, &quot;;[.E29];&quot;, '&quot;;[.G29];&quot;', &quot;;[.J29];&quot;, '&quot;;[.K29];&quot;', &quot;;[.L29];&quot;, &quot;;[.M29];&quot;);&quot;)" office:value-type="string" office:string-value="insert into etat_lieux (date_entree_etat_lieux, km_depart, km_arrive, date_sortie_etat_lieux, incident, type_incident, num_contrat_etat_lieux, code_type_etat_lieux_etat_lieux) Values ('2017/01/09', 14523, null, 'null', 0, '...', 19, 1);" calcext:value-type="string">
            <text:p>insert into etat_lieux (date_entree_etat_lieux, km_depart, km_arrive, date_sortie_etat_lieux, incident, type_incident, num_contrat_etat_lieux, code_type_etat_lieux_etat_lieux) Values ('2017/01/09', 14523, null, 'null', 0, '...', 19, 1);</text:p>
          </table:table-cell>
          <table:table-cell table:number-columns-repeated="1010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2017/01/09</text:p>
          </table:table-cell>
          <table:table-cell table:style-name="ce5" office:value-type="float" office:value="11425" calcext:value-type="float">
            <text:p>1142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0]=&quot;/&quot;;[.C30];[.I30])" office:value-type="string" office:string-value="2017/01/09" calcext:value-type="string">
            <text:p>2017/01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0]=&quot;null&quot;;&quot;null&quot;;[.I3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" calcext:value-type="float">
            <text:p>2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];&quot;', &quot;;[.D30];&quot;, &quot;;[.E30];&quot;, '&quot;;[.G30];&quot;', &quot;;[.J30];&quot;, '&quot;;[.K30];&quot;', &quot;;[.L30];&quot;, &quot;;[.M30];&quot;);&quot;)" office:value-type="string" office:string-value="insert into etat_lieux (date_entree_etat_lieux, km_depart, km_arrive, date_sortie_etat_lieux, incident, type_incident, num_contrat_etat_lieux, code_type_etat_lieux_etat_lieux) Values ('2017/01/09', 11425, null, 'null', 0, '...', 20, 1);" calcext:value-type="string">
            <text:p>insert into etat_lieux (date_entree_etat_lieux, km_depart, km_arrive, date_sortie_etat_lieux, incident, type_incident, num_contrat_etat_lieux, code_type_etat_lieux_etat_lieux) Values ('2017/01/09', 11425, null, 'null', 0, '...', 20, 1);</text:p>
          </table:table-cell>
          <table:table-cell table:number-columns-repeated="1010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2017/01/07</text:p>
          </table:table-cell>
          <table:table-cell table:style-name="ce8" office:value-type="float" office:value="12796" calcext:value-type="float">
            <text:p>12796</text:p>
          </table:table-cell>
          <table:table-cell table:style-name="ce8" office:value-type="float" office:value="13087" calcext:value-type="float">
            <text:p>13087</text:p>
          </table:table-cell>
          <table:table-cell table:style-name="ce10" table:formula="of:=IF([.I31]=&quot;/&quot;;[.C31];[.I31])" office:value-type="string" office:string-value="2017/01/10" calcext:value-type="string">
            <text:p>2017/01/10</text:p>
          </table:table-cell>
          <table:table-cell table:style-name="ce10" office:value-type="string" calcext:value-type="string">
            <text:p>2017/01/10</text:p>
          </table:table-cell>
          <table:table-cell table:style-name="ce10" table:formula="of:=IF([.E31]=&quot;null&quot;;&quot;null&quot;;[.I31])" office:value-type="string" office:string-value="2017/01/10" calcext:value-type="string">
            <text:p>2017/01/10</text:p>
          </table:table-cell>
          <table:table-cell table:style-name="ce8" office:value-type="string" calcext:value-type="string">
            <text:p>2017/01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];&quot;', &quot;;[.D31];&quot;, &quot;;[.E31];&quot;, '&quot;;[.G31];&quot;', &quot;;[.J31];&quot;, '&quot;;[.K31];&quot;', &quot;;[.L31];&quot;, &quot;;[.M31];&quot;);&quot;)" office:value-type="string" office:string-value="insert into etat_lieux (date_entree_etat_lieux, km_depart, km_arrive, date_sortie_etat_lieux, incident, type_incident, num_contrat_etat_lieux, code_type_etat_lieux_etat_lieux) Values ('2017/01/07', 12796, 13087, '2017/01/10', 0, '...', 17, 2);" calcext:value-type="string">
            <text:p>insert into etat_lieux (date_entree_etat_lieux, km_depart, km_arrive, date_sortie_etat_lieux, incident, type_incident, num_contrat_etat_lieux, code_type_etat_lieux_etat_lieux) Values ('2017/01/07', 12796, 13087, '2017/01/10', 0, '...', 17, 2);</text:p>
          </table:table-cell>
          <table:table-cell table:number-columns-repeated="1010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2017/01/10</text:p>
          </table:table-cell>
          <table:table-cell table:style-name="ce5" office:value-type="float" office:value="6610" calcext:value-type="float">
            <text:p>661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2]=&quot;/&quot;;[.C32];[.I32])" office:value-type="string" office:string-value="2017/01/10" calcext:value-type="string">
            <text:p>2017/01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2]=&quot;null&quot;;&quot;null&quot;;[.I3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" calcext:value-type="float">
            <text:p>2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];&quot;', &quot;;[.D32];&quot;, &quot;;[.E32];&quot;, '&quot;;[.G32];&quot;', &quot;;[.J32];&quot;, '&quot;;[.K32];&quot;', &quot;;[.L32];&quot;, &quot;;[.M32];&quot;);&quot;)" office:value-type="string" office:string-value="insert into etat_lieux (date_entree_etat_lieux, km_depart, km_arrive, date_sortie_etat_lieux, incident, type_incident, num_contrat_etat_lieux, code_type_etat_lieux_etat_lieux) Values ('2017/01/10', 6610, null, 'null', 0, '...', 21, 1);" calcext:value-type="string">
            <text:p>insert into etat_lieux (date_entree_etat_lieux, km_depart, km_arrive, date_sortie_etat_lieux, incident, type_incident, num_contrat_etat_lieux, code_type_etat_lieux_etat_lieux) Values ('2017/01/10', 6610, null, 'null', 0, '...', 21, 1);</text:p>
          </table:table-cell>
          <table:table-cell table:number-columns-repeated="1010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2017/01/10</text:p>
          </table:table-cell>
          <table:table-cell table:style-name="ce5" office:value-type="float" office:value="20261" calcext:value-type="float">
            <text:p>2026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3]=&quot;/&quot;;[.C33];[.I33])" office:value-type="string" office:string-value="2017/01/10" calcext:value-type="string">
            <text:p>2017/01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3]=&quot;null&quot;;&quot;null&quot;;[.I3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" calcext:value-type="float">
            <text:p>2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];&quot;', &quot;;[.D33];&quot;, &quot;;[.E33];&quot;, '&quot;;[.G33];&quot;', &quot;;[.J33];&quot;, '&quot;;[.K33];&quot;', &quot;;[.L33];&quot;, &quot;;[.M33];&quot;);&quot;)" office:value-type="string" office:string-value="insert into etat_lieux (date_entree_etat_lieux, km_depart, km_arrive, date_sortie_etat_lieux, incident, type_incident, num_contrat_etat_lieux, code_type_etat_lieux_etat_lieux) Values ('2017/01/10', 20261, null, 'null', 0, '...', 22, 1);" calcext:value-type="string">
            <text:p>insert into etat_lieux (date_entree_etat_lieux, km_depart, km_arrive, date_sortie_etat_lieux, incident, type_incident, num_contrat_etat_lieux, code_type_etat_lieux_etat_lieux) Values ('2017/01/10', 20261, null, 'null', 0, '...', 22, 1);</text:p>
          </table:table-cell>
          <table:table-cell table:number-columns-repeated="1010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2017/01/03</text:p>
          </table:table-cell>
          <table:table-cell table:style-name="ce5" office:value-type="float" office:value="9580" calcext:value-type="float">
            <text:p>9580</text:p>
          </table:table-cell>
          <table:table-cell table:style-name="ce11" office:value-type="float" office:value="9686" calcext:value-type="float">
            <text:p>9686</text:p>
          </table:table-cell>
          <table:table-cell table:style-name="ce10" table:formula="of:=IF([.I34]=&quot;/&quot;;[.C34];[.I34])" office:value-type="string" office:string-value="2017/01/11" calcext:value-type="string">
            <text:p>2017/01/11</text:p>
          </table:table-cell>
          <table:table-cell table:style-name="ce10" office:value-type="string" calcext:value-type="string">
            <text:p>2017/01/11</text:p>
          </table:table-cell>
          <table:table-cell table:style-name="ce10" table:formula="of:=IF([.E34]=&quot;null&quot;;&quot;null&quot;;[.I34])" office:value-type="string" office:string-value="2017/01/11" calcext:value-type="string">
            <text:p>2017/01/11</text:p>
          </table:table-cell>
          <table:table-cell table:style-name="ce8" office:value-type="string" calcext:value-type="string">
            <text:p>2017/01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];&quot;', &quot;;[.D34];&quot;, &quot;;[.E34];&quot;, '&quot;;[.G34];&quot;', &quot;;[.J34];&quot;, '&quot;;[.K34];&quot;', &quot;;[.L34];&quot;, &quot;;[.M34];&quot;);&quot;)" office:value-type="string" office:string-value="insert into etat_lieux (date_entree_etat_lieux, km_depart, km_arrive, date_sortie_etat_lieux, incident, type_incident, num_contrat_etat_lieux, code_type_etat_lieux_etat_lieux) Values ('2017/01/03', 9580, 9686, '2017/01/11', 0, '...', 8, 2);" calcext:value-type="string">
            <text:p>insert into etat_lieux (date_entree_etat_lieux, km_depart, km_arrive, date_sortie_etat_lieux, incident, type_incident, num_contrat_etat_lieux, code_type_etat_lieux_etat_lieux) Values ('2017/01/03', 9580, 9686, '2017/01/11', 0, '...', 8, 2);</text:p>
          </table:table-cell>
          <table:table-cell table:number-columns-repeated="1010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2017/01/07</text:p>
          </table:table-cell>
          <table:table-cell table:style-name="ce8" office:value-type="float" office:value="10862" calcext:value-type="float">
            <text:p>10862</text:p>
          </table:table-cell>
          <table:table-cell table:style-name="ce8" office:value-type="float" office:value="11450" calcext:value-type="float">
            <text:p>11450</text:p>
          </table:table-cell>
          <table:table-cell table:style-name="ce10" table:formula="of:=IF([.I35]=&quot;/&quot;;[.C35];[.I35])" office:value-type="string" office:string-value="2017/01/11" calcext:value-type="string">
            <text:p>2017/01/11</text:p>
          </table:table-cell>
          <table:table-cell table:style-name="ce10" office:value-type="string" calcext:value-type="string">
            <text:p>2017/01/11</text:p>
          </table:table-cell>
          <table:table-cell table:style-name="ce10" table:formula="of:=IF([.E35]=&quot;null&quot;;&quot;null&quot;;[.I35])" office:value-type="string" office:string-value="2017/01/11" calcext:value-type="string">
            <text:p>2017/01/11</text:p>
          </table:table-cell>
          <table:table-cell table:style-name="ce8" office:value-type="string" calcext:value-type="string">
            <text:p>2017/01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];&quot;', &quot;;[.D35];&quot;, &quot;;[.E35];&quot;, '&quot;;[.G35];&quot;', &quot;;[.J35];&quot;, '&quot;;[.K35];&quot;', &quot;;[.L35];&quot;, &quot;;[.M35];&quot;);&quot;)" office:value-type="string" office:string-value="insert into etat_lieux (date_entree_etat_lieux, km_depart, km_arrive, date_sortie_etat_lieux, incident, type_incident, num_contrat_etat_lieux, code_type_etat_lieux_etat_lieux) Values ('2017/01/07', 10862, 11450, '2017/01/11', 0, '...', 15, 2);" calcext:value-type="string">
            <text:p>insert into etat_lieux (date_entree_etat_lieux, km_depart, km_arrive, date_sortie_etat_lieux, incident, type_incident, num_contrat_etat_lieux, code_type_etat_lieux_etat_lieux) Values ('2017/01/07', 10862, 11450, '2017/01/11', 0, '...', 15, 2);</text:p>
          </table:table-cell>
          <table:table-cell table:number-columns-repeated="1010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2017/01/07</text:p>
          </table:table-cell>
          <table:table-cell table:style-name="ce8" office:value-type="float" office:value="19305" calcext:value-type="float">
            <text:p>19305</text:p>
          </table:table-cell>
          <table:table-cell table:style-name="ce8" office:value-type="float" office:value="19694" calcext:value-type="float">
            <text:p>19694</text:p>
          </table:table-cell>
          <table:table-cell table:style-name="ce10" table:formula="of:=IF([.I36]=&quot;/&quot;;[.C36];[.I36])" office:value-type="string" office:string-value="2017/01/12" calcext:value-type="string">
            <text:p>2017/01/12</text:p>
          </table:table-cell>
          <table:table-cell table:style-name="ce10" office:value-type="string" calcext:value-type="string">
            <text:p>2017/01/12</text:p>
          </table:table-cell>
          <table:table-cell table:style-name="ce10" table:formula="of:=IF([.E36]=&quot;null&quot;;&quot;null&quot;;[.I36])" office:value-type="string" office:string-value="2017/01/12" calcext:value-type="string">
            <text:p>2017/01/12</text:p>
          </table:table-cell>
          <table:table-cell table:style-name="ce8" office:value-type="string" calcext:value-type="string">
            <text:p>2017/01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];&quot;', &quot;;[.D36];&quot;, &quot;;[.E36];&quot;, '&quot;;[.G36];&quot;', &quot;;[.J36];&quot;, '&quot;;[.K36];&quot;', &quot;;[.L36];&quot;, &quot;;[.M36];&quot;);&quot;)" office:value-type="string" office:string-value="insert into etat_lieux (date_entree_etat_lieux, km_depart, km_arrive, date_sortie_etat_lieux, incident, type_incident, num_contrat_etat_lieux, code_type_etat_lieux_etat_lieux) Values ('2017/01/07', 19305, 19694, '2017/01/12', 0, '...', 16, 2);" calcext:value-type="string">
            <text:p>insert into etat_lieux (date_entree_etat_lieux, km_depart, km_arrive, date_sortie_etat_lieux, incident, type_incident, num_contrat_etat_lieux, code_type_etat_lieux_etat_lieux) Values ('2017/01/07', 19305, 19694, '2017/01/12', 0, '...', 16, 2);</text:p>
          </table:table-cell>
          <table:table-cell table:number-columns-repeated="1010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2017/01/10</text:p>
          </table:table-cell>
          <table:table-cell table:style-name="ce8" office:value-type="float" office:value="6610" calcext:value-type="float">
            <text:p>6610</text:p>
          </table:table-cell>
          <table:table-cell table:style-name="ce8" office:value-type="float" office:value="7261" calcext:value-type="float">
            <text:p>7261</text:p>
          </table:table-cell>
          <table:table-cell table:style-name="ce10" table:formula="of:=IF([.I37]=&quot;/&quot;;[.C37];[.I37])" office:value-type="string" office:string-value="2017/01/12" calcext:value-type="string">
            <text:p>2017/01/12</text:p>
          </table:table-cell>
          <table:table-cell table:style-name="ce10" office:value-type="string" calcext:value-type="string">
            <text:p>2017/01/12</text:p>
          </table:table-cell>
          <table:table-cell table:style-name="ce10" table:formula="of:=IF([.E37]=&quot;null&quot;;&quot;null&quot;;[.I37])" office:value-type="string" office:string-value="2017/01/12" calcext:value-type="string">
            <text:p>2017/01/12</text:p>
          </table:table-cell>
          <table:table-cell table:style-name="ce8" office:value-type="string" calcext:value-type="string">
            <text:p>2017/01/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hare cassée</text:p>
          </table:table-cell>
          <table:table-cell table:style-name="ce18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];&quot;', &quot;;[.D37];&quot;, &quot;;[.E37];&quot;, '&quot;;[.G37];&quot;', &quot;;[.J37];&quot;, '&quot;;[.K37];&quot;', &quot;;[.L37];&quot;, &quot;;[.M37];&quot;);&quot;)" office:value-type="string" office:string-value="insert into etat_lieux (date_entree_etat_lieux, km_depart, km_arrive, date_sortie_etat_lieux, incident, type_incident, num_contrat_etat_lieux, code_type_etat_lieux_etat_lieux) Values ('2017/01/10', 6610, 7261, '2017/01/12', 1, 'phare cassée', 21, 2);" calcext:value-type="string">
            <text:p>insert into etat_lieux (date_entree_etat_lieux, km_depart, km_arrive, date_sortie_etat_lieux, incident, type_incident, num_contrat_etat_lieux, code_type_etat_lieux_etat_lieux) Values ('2017/01/10', 6610, 7261, '2017/01/12', 1, 'phare cassée', 21, 2);</text:p>
          </table:table-cell>
          <table:table-cell table:number-columns-repeated="1010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2017/01/12</text:p>
          </table:table-cell>
          <table:table-cell table:style-name="ce5" office:value-type="float" office:value="5457" calcext:value-type="float">
            <text:p>545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]=&quot;/&quot;;[.C38];[.I38])" office:value-type="string" office:string-value="2017/01/12" calcext:value-type="string">
            <text:p>2017/01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]=&quot;null&quot;;&quot;null&quot;;[.I3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23" calcext:value-type="float">
            <text:p>2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];&quot;', &quot;;[.D38];&quot;, &quot;;[.E38];&quot;, '&quot;;[.G38];&quot;', &quot;;[.J38];&quot;, '&quot;;[.K38];&quot;', &quot;;[.L38];&quot;, &quot;;[.M38];&quot;);&quot;)" office:value-type="string" office:string-value="insert into etat_lieux (date_entree_etat_lieux, km_depart, km_arrive, date_sortie_etat_lieux, incident, type_incident, num_contrat_etat_lieux, code_type_etat_lieux_etat_lieux) Values ('2017/01/12', 5457, null, 'null', 0, '...', 23, 1);" calcext:value-type="string">
            <text:p>insert into etat_lieux (date_entree_etat_lieux, km_depart, km_arrive, date_sortie_etat_lieux, incident, type_incident, num_contrat_etat_lieux, code_type_etat_lieux_etat_lieux) Values ('2017/01/12', 5457, null, 'null', 0, '...', 23, 1);</text:p>
          </table:table-cell>
          <table:table-cell table:number-columns-repeated="1010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017/01/02</text:p>
          </table:table-cell>
          <table:table-cell table:style-name="ce5" office:value-type="float" office:value="6343" calcext:value-type="float">
            <text:p>6343</text:p>
          </table:table-cell>
          <table:table-cell table:style-name="ce11" office:value-type="float" office:value="7679" calcext:value-type="float">
            <text:p>7679</text:p>
          </table:table-cell>
          <table:table-cell table:style-name="ce10" table:formula="of:=IF([.I39]=&quot;/&quot;;[.C39];[.I39])" office:value-type="string" office:string-value="2017/01/13" calcext:value-type="string">
            <text:p>2017/01/13</text:p>
          </table:table-cell>
          <table:table-cell table:style-name="ce10" office:value-type="string" calcext:value-type="string">
            <text:p>2017/01/13</text:p>
          </table:table-cell>
          <table:table-cell table:style-name="ce10" table:formula="of:=IF([.E39]=&quot;null&quot;;&quot;null&quot;;[.I39])" office:value-type="string" office:string-value="2017/01/13" calcext:value-type="string">
            <text:p>2017/01/13</text:p>
          </table:table-cell>
          <table:table-cell table:style-name="ce8" office:value-type="string" calcext:value-type="string">
            <text:p>2017/01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];&quot;', &quot;;[.D39];&quot;, &quot;;[.E39];&quot;, '&quot;;[.G39];&quot;', &quot;;[.J39];&quot;, '&quot;;[.K39];&quot;', &quot;;[.L39];&quot;, &quot;;[.M39];&quot;);&quot;)" office:value-type="string" office:string-value="insert into etat_lieux (date_entree_etat_lieux, km_depart, km_arrive, date_sortie_etat_lieux, incident, type_incident, num_contrat_etat_lieux, code_type_etat_lieux_etat_lieux) Values ('2017/01/02', 6343, 7679, '2017/01/13', 0, '...', 5, 2);" calcext:value-type="string">
            <text:p>insert into etat_lieux (date_entree_etat_lieux, km_depart, km_arrive, date_sortie_etat_lieux, incident, type_incident, num_contrat_etat_lieux, code_type_etat_lieux_etat_lieux) Values ('2017/01/02', 6343, 7679, '2017/01/13', 0, '...', 5, 2);</text:p>
          </table:table-cell>
          <table:table-cell table:number-columns-repeated="1010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2017/01/04</text:p>
          </table:table-cell>
          <table:table-cell table:style-name="ce8" office:value-type="float" office:value="10832" calcext:value-type="float">
            <text:p>10832</text:p>
          </table:table-cell>
          <table:table-cell table:style-name="ce8" table:formula="of:=IF([.D40]=0;[.D39];[.D40])" office:value-type="float" office:value="10832" calcext:value-type="float">
            <text:p>10832</text:p>
          </table:table-cell>
          <table:table-cell table:style-name="ce10" table:formula="of:=IF([.I40]=&quot;/&quot;;[.C40];[.I40])" office:value-type="string" office:string-value="2017/01/14" calcext:value-type="string">
            <text:p>2017/01/14</text:p>
          </table:table-cell>
          <table:table-cell table:style-name="ce10" office:value-type="string" calcext:value-type="string">
            <text:p>2017/01/14</text:p>
          </table:table-cell>
          <table:table-cell table:style-name="ce10" table:formula="of:=IF([.E40]=&quot;null&quot;;&quot;null&quot;;[.I40])" office:value-type="string" office:string-value="2017/01/14" calcext:value-type="string">
            <text:p>2017/01/14</text:p>
          </table:table-cell>
          <table:table-cell table:style-name="ce8" office:value-type="string" calcext:value-type="string">
            <text:p>2017/01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];&quot;', &quot;;[.D40];&quot;, &quot;;[.E40];&quot;, '&quot;;[.G40];&quot;', &quot;;[.J40];&quot;, '&quot;;[.K40];&quot;', &quot;;[.L40];&quot;, &quot;;[.M40];&quot;);&quot;)" office:value-type="string" office:string-value="insert into etat_lieux (date_entree_etat_lieux, km_depart, km_arrive, date_sortie_etat_lieux, incident, type_incident, num_contrat_etat_lieux, code_type_etat_lieux_etat_lieux) Values ('2017/01/04', 10832, 10832, '2017/01/14', 0, '...', 10, 2);" calcext:value-type="string">
            <text:p>insert into etat_lieux (date_entree_etat_lieux, km_depart, km_arrive, date_sortie_etat_lieux, incident, type_incident, num_contrat_etat_lieux, code_type_etat_lieux_etat_lieux) Values ('2017/01/04', 10832, 10832, '2017/01/14', 0, '...', 10, 2);</text:p>
          </table:table-cell>
          <table:table-cell table:number-columns-repeated="10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2017/01/14</text:p>
          </table:table-cell>
          <table:table-cell table:style-name="ce5" office:value-type="float" office:value="7753" calcext:value-type="float">
            <text:p>775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1]=&quot;/&quot;;[.C41];[.I41])" office:value-type="string" office:string-value="2017/01/14" calcext:value-type="string">
            <text:p>2017/01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1]=&quot;null&quot;;&quot;null&quot;;[.I4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" calcext:value-type="float">
            <text:p>2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];&quot;', &quot;;[.D41];&quot;, &quot;;[.E41];&quot;, '&quot;;[.G41];&quot;', &quot;;[.J41];&quot;, '&quot;;[.K41];&quot;', &quot;;[.L41];&quot;, &quot;;[.M41];&quot;);&quot;)" office:value-type="string" office:string-value="insert into etat_lieux (date_entree_etat_lieux, km_depart, km_arrive, date_sortie_etat_lieux, incident, type_incident, num_contrat_etat_lieux, code_type_etat_lieux_etat_lieux) Values ('2017/01/14', 7753, null, 'null', 0, '...', 24, 1);" calcext:value-type="string">
            <text:p>insert into etat_lieux (date_entree_etat_lieux, km_depart, km_arrive, date_sortie_etat_lieux, incident, type_incident, num_contrat_etat_lieux, code_type_etat_lieux_etat_lieux) Values ('2017/01/14', 7753, null, 'null', 0, '...', 24, 1);</text:p>
          </table:table-cell>
          <table:table-cell table:number-columns-repeated="1010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2017/01/14</text:p>
          </table:table-cell>
          <table:table-cell table:style-name="ce5" office:value-type="float" office:value="7206" calcext:value-type="float">
            <text:p>720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]=&quot;/&quot;;[.C42];[.I42])" office:value-type="string" office:string-value="2017/01/14" calcext:value-type="string">
            <text:p>2017/01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]=&quot;null&quot;;&quot;null&quot;;[.I4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" calcext:value-type="float">
            <text:p>2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];&quot;', &quot;;[.D42];&quot;, &quot;;[.E42];&quot;, '&quot;;[.G42];&quot;', &quot;;[.J42];&quot;, '&quot;;[.K42];&quot;', &quot;;[.L42];&quot;, &quot;;[.M42];&quot;);&quot;)" office:value-type="string" office:string-value="insert into etat_lieux (date_entree_etat_lieux, km_depart, km_arrive, date_sortie_etat_lieux, incident, type_incident, num_contrat_etat_lieux, code_type_etat_lieux_etat_lieux) Values ('2017/01/14', 7206, null, 'null', 0, '...', 25, 1);" calcext:value-type="string">
            <text:p>insert into etat_lieux (date_entree_etat_lieux, km_depart, km_arrive, date_sortie_etat_lieux, incident, type_incident, num_contrat_etat_lieux, code_type_etat_lieux_etat_lieux) Values ('2017/01/14', 7206, null, 'null', 0, '...', 25, 1);</text:p>
          </table:table-cell>
          <table:table-cell table:number-columns-repeated="101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2017/01/14</text:p>
          </table:table-cell>
          <table:table-cell table:style-name="ce5" office:value-type="float" office:value="13875" calcext:value-type="float">
            <text:p>138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3]=&quot;/&quot;;[.C43];[.I43])" office:value-type="string" office:string-value="2017/01/14" calcext:value-type="string">
            <text:p>2017/01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3]=&quot;null&quot;;&quot;null&quot;;[.I4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" calcext:value-type="float">
            <text:p>2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];&quot;', &quot;;[.D43];&quot;, &quot;;[.E43];&quot;, '&quot;;[.G43];&quot;', &quot;;[.J43];&quot;, '&quot;;[.K43];&quot;', &quot;;[.L43];&quot;, &quot;;[.M43];&quot;);&quot;)" office:value-type="string" office:string-value="insert into etat_lieux (date_entree_etat_lieux, km_depart, km_arrive, date_sortie_etat_lieux, incident, type_incident, num_contrat_etat_lieux, code_type_etat_lieux_etat_lieux) Values ('2017/01/14', 13875, null, 'null', 0, '...', 26, 1);" calcext:value-type="string">
            <text:p>insert into etat_lieux (date_entree_etat_lieux, km_depart, km_arrive, date_sortie_etat_lieux, incident, type_incident, num_contrat_etat_lieux, code_type_etat_lieux_etat_lieux) Values ('2017/01/14', 13875, null, 'null', 0, '...', 26, 1);</text:p>
          </table:table-cell>
          <table:table-cell table:number-columns-repeated="10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2017/01/15</text:p>
          </table:table-cell>
          <table:table-cell table:style-name="ce5" office:value-type="float" office:value="11488" calcext:value-type="float">
            <text:p>114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4]=&quot;/&quot;;[.C44];[.I44])" office:value-type="string" office:string-value="2017/01/15" calcext:value-type="string">
            <text:p>2017/01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4]=&quot;null&quot;;&quot;null&quot;;[.I4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" calcext:value-type="float">
            <text:p>2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];&quot;', &quot;;[.D44];&quot;, &quot;;[.E44];&quot;, '&quot;;[.G44];&quot;', &quot;;[.J44];&quot;, '&quot;;[.K44];&quot;', &quot;;[.L44];&quot;, &quot;;[.M44];&quot;);&quot;)" office:value-type="string" office:string-value="insert into etat_lieux (date_entree_etat_lieux, km_depart, km_arrive, date_sortie_etat_lieux, incident, type_incident, num_contrat_etat_lieux, code_type_etat_lieux_etat_lieux) Values ('2017/01/15', 11488, null, 'null', 0, '...', 27, 1);" calcext:value-type="string">
            <text:p>insert into etat_lieux (date_entree_etat_lieux, km_depart, km_arrive, date_sortie_etat_lieux, incident, type_incident, num_contrat_etat_lieux, code_type_etat_lieux_etat_lieux) Values ('2017/01/15', 11488, null, 'null', 0, '...', 27, 1);</text:p>
          </table:table-cell>
          <table:table-cell table:number-columns-repeated="1010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2017/01/15</text:p>
          </table:table-cell>
          <table:table-cell table:style-name="ce5" office:value-type="float" office:value="13008" calcext:value-type="float">
            <text:p>1300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5]=&quot;/&quot;;[.C45];[.I45])" office:value-type="string" office:string-value="2017/01/15" calcext:value-type="string">
            <text:p>2017/01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5]=&quot;null&quot;;&quot;null&quot;;[.I4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" calcext:value-type="float">
            <text:p>2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];&quot;', &quot;;[.D45];&quot;, &quot;;[.E45];&quot;, '&quot;;[.G45];&quot;', &quot;;[.J45];&quot;, '&quot;;[.K45];&quot;', &quot;;[.L45];&quot;, &quot;;[.M45];&quot;);&quot;)" office:value-type="string" office:string-value="insert into etat_lieux (date_entree_etat_lieux, km_depart, km_arrive, date_sortie_etat_lieux, incident, type_incident, num_contrat_etat_lieux, code_type_etat_lieux_etat_lieux) Values ('2017/01/15', 13008, null, 'null', 0, '...', 28, 1);" calcext:value-type="string">
            <text:p>insert into etat_lieux (date_entree_etat_lieux, km_depart, km_arrive, date_sortie_etat_lieux, incident, type_incident, num_contrat_etat_lieux, code_type_etat_lieux_etat_lieux) Values ('2017/01/15', 13008, null, 'null', 0, '...', 28, 1);</text:p>
          </table:table-cell>
          <table:table-cell table:number-columns-repeated="1010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2017/01/09</text:p>
          </table:table-cell>
          <table:table-cell table:style-name="ce8" office:value-type="float" office:value="11425" calcext:value-type="float">
            <text:p>11425</text:p>
          </table:table-cell>
          <table:table-cell table:style-name="ce8" office:value-type="float" office:value="12507" calcext:value-type="float">
            <text:p>12507</text:p>
          </table:table-cell>
          <table:table-cell table:style-name="ce10" table:formula="of:=IF([.I46]=&quot;/&quot;;[.C46];[.I46])" office:value-type="string" office:string-value="2017/01/16" calcext:value-type="string">
            <text:p>2017/01/16</text:p>
          </table:table-cell>
          <table:table-cell table:style-name="ce10" office:value-type="string" calcext:value-type="string">
            <text:p>2017/01/16</text:p>
          </table:table-cell>
          <table:table-cell table:style-name="ce10" table:formula="of:=IF([.E46]=&quot;null&quot;;&quot;null&quot;;[.I46])" office:value-type="string" office:string-value="2017/01/16" calcext:value-type="string">
            <text:p>2017/01/16</text:p>
          </table:table-cell>
          <table:table-cell table:style-name="ce8" office:value-type="string" calcext:value-type="string">
            <text:p>2017/01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" calcext:value-type="float">
            <text:p>2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];&quot;', &quot;;[.D46];&quot;, &quot;;[.E46];&quot;, '&quot;;[.G46];&quot;', &quot;;[.J46];&quot;, '&quot;;[.K46];&quot;', &quot;;[.L46];&quot;, &quot;;[.M46];&quot;);&quot;)" office:value-type="string" office:string-value="insert into etat_lieux (date_entree_etat_lieux, km_depart, km_arrive, date_sortie_etat_lieux, incident, type_incident, num_contrat_etat_lieux, code_type_etat_lieux_etat_lieux) Values ('2017/01/09', 11425, 12507, '2017/01/16', 0, '...', 20, 2);" calcext:value-type="string">
            <text:p>insert into etat_lieux (date_entree_etat_lieux, km_depart, km_arrive, date_sortie_etat_lieux, incident, type_incident, num_contrat_etat_lieux, code_type_etat_lieux_etat_lieux) Values ('2017/01/09', 11425, 12507, '2017/01/16', 0, '...', 20, 2);</text:p>
          </table:table-cell>
          <table:table-cell table:number-columns-repeated="1010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2017/01/05</text:p>
          </table:table-cell>
          <table:table-cell table:style-name="ce8" office:value-type="float" office:value="21154" calcext:value-type="float">
            <text:p>21154</text:p>
          </table:table-cell>
          <table:table-cell table:style-name="ce8" office:value-type="float" office:value="22076" calcext:value-type="float">
            <text:p>22076</text:p>
          </table:table-cell>
          <table:table-cell table:style-name="ce10" table:formula="of:=IF([.I47]=&quot;/&quot;;[.C47];[.I47])" office:value-type="string" office:string-value="2017/01/17" calcext:value-type="string">
            <text:p>2017/01/17</text:p>
          </table:table-cell>
          <table:table-cell table:style-name="ce10" office:value-type="string" calcext:value-type="string">
            <text:p>2017/01/17</text:p>
          </table:table-cell>
          <table:table-cell table:style-name="ce10" table:formula="of:=IF([.E47]=&quot;null&quot;;&quot;null&quot;;[.I47])" office:value-type="string" office:string-value="2017/01/17" calcext:value-type="string">
            <text:p>2017/01/17</text:p>
          </table:table-cell>
          <table:table-cell table:style-name="ce8" office:value-type="string" calcext:value-type="string">
            <text:p>2017/01/1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neu crevé</text:p>
          </table:table-cell>
          <table:table-cell table:style-name="ce18" office:value-type="float" office:value="13" calcext:value-type="float">
            <text:p>1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];&quot;', &quot;;[.D47];&quot;, &quot;;[.E47];&quot;, '&quot;;[.G47];&quot;', &quot;;[.J47];&quot;, '&quot;;[.K47];&quot;', &quot;;[.L47];&quot;, &quot;;[.M47];&quot;);&quot;)" office:value-type="string" office:string-value="insert into etat_lieux (date_entree_etat_lieux, km_depart, km_arrive, date_sortie_etat_lieux, incident, type_incident, num_contrat_etat_lieux, code_type_etat_lieux_etat_lieux) Values ('2017/01/05', 21154, 22076, '2017/01/17', 1, 'pneu crevé', 13, 2);" calcext:value-type="string">
            <text:p>insert into etat_lieux (date_entree_etat_lieux, km_depart, km_arrive, date_sortie_etat_lieux, incident, type_incident, num_contrat_etat_lieux, code_type_etat_lieux_etat_lieux) Values ('2017/01/05', 21154, 22076, '2017/01/17', 1, 'pneu crevé', 13, 2);</text:p>
          </table:table-cell>
          <table:table-cell table:number-columns-repeated="1010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2017/01/17</text:p>
          </table:table-cell>
          <table:table-cell table:style-name="ce5" office:value-type="float" office:value="25745" calcext:value-type="float">
            <text:p>257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8]=&quot;/&quot;;[.C48];[.I48])" office:value-type="string" office:string-value="2017/01/17" calcext:value-type="string">
            <text:p>2017/01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8]=&quot;null&quot;;&quot;null&quot;;[.I4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" calcext:value-type="float">
            <text:p>2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];&quot;', &quot;;[.D48];&quot;, &quot;;[.E48];&quot;, '&quot;;[.G48];&quot;', &quot;;[.J48];&quot;, '&quot;;[.K48];&quot;', &quot;;[.L48];&quot;, &quot;;[.M48];&quot;);&quot;)" office:value-type="string" office:string-value="insert into etat_lieux (date_entree_etat_lieux, km_depart, km_arrive, date_sortie_etat_lieux, incident, type_incident, num_contrat_etat_lieux, code_type_etat_lieux_etat_lieux) Values ('2017/01/17', 25745, null, 'null', 0, '...', 29, 1);" calcext:value-type="string">
            <text:p>insert into etat_lieux (date_entree_etat_lieux, km_depart, km_arrive, date_sortie_etat_lieux, incident, type_incident, num_contrat_etat_lieux, code_type_etat_lieux_etat_lieux) Values ('2017/01/17', 25745, null, 'null', 0, '...', 29, 1);</text:p>
          </table:table-cell>
          <table:table-cell table:number-columns-repeated="1010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2017/01/17</text:p>
          </table:table-cell>
          <table:table-cell table:style-name="ce5" office:value-type="float" office:value="18652" calcext:value-type="float">
            <text:p>1865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9]=&quot;/&quot;;[.C49];[.I49])" office:value-type="string" office:string-value="2017/01/17" calcext:value-type="string">
            <text:p>2017/01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9]=&quot;null&quot;;&quot;null&quot;;[.I4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" calcext:value-type="float">
            <text:p>3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];&quot;', &quot;;[.D49];&quot;, &quot;;[.E49];&quot;, '&quot;;[.G49];&quot;', &quot;;[.J49];&quot;, '&quot;;[.K49];&quot;', &quot;;[.L49];&quot;, &quot;;[.M49];&quot;);&quot;)" office:value-type="string" office:string-value="insert into etat_lieux (date_entree_etat_lieux, km_depart, km_arrive, date_sortie_etat_lieux, incident, type_incident, num_contrat_etat_lieux, code_type_etat_lieux_etat_lieux) Values ('2017/01/17', 18652, null, 'null', 0, '...', 30, 1);" calcext:value-type="string">
            <text:p>insert into etat_lieux (date_entree_etat_lieux, km_depart, km_arrive, date_sortie_etat_lieux, incident, type_incident, num_contrat_etat_lieux, code_type_etat_lieux_etat_lieux) Values ('2017/01/17', 18652, null, 'null', 0, '...', 30, 1);</text:p>
          </table:table-cell>
          <table:table-cell table:number-columns-repeated="1010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2017/01/17</text:p>
          </table:table-cell>
          <table:table-cell table:style-name="ce5" office:value-type="float" office:value="29518" calcext:value-type="float">
            <text:p>2951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0]=&quot;/&quot;;[.C50];[.I50])" office:value-type="string" office:string-value="2017/01/17" calcext:value-type="string">
            <text:p>2017/01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0]=&quot;null&quot;;&quot;null&quot;;[.I5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" calcext:value-type="float">
            <text:p>3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];&quot;', &quot;;[.D50];&quot;, &quot;;[.E50];&quot;, '&quot;;[.G50];&quot;', &quot;;[.J50];&quot;, '&quot;;[.K50];&quot;', &quot;;[.L50];&quot;, &quot;;[.M50];&quot;);&quot;)" office:value-type="string" office:string-value="insert into etat_lieux (date_entree_etat_lieux, km_depart, km_arrive, date_sortie_etat_lieux, incident, type_incident, num_contrat_etat_lieux, code_type_etat_lieux_etat_lieux) Values ('2017/01/17', 29518, null, 'null', 0, '...', 31, 1);" calcext:value-type="string">
            <text:p>insert into etat_lieux (date_entree_etat_lieux, km_depart, km_arrive, date_sortie_etat_lieux, incident, type_incident, num_contrat_etat_lieux, code_type_etat_lieux_etat_lieux) Values ('2017/01/17', 29518, null, 'null', 0, '...', 31, 1);</text:p>
          </table:table-cell>
          <table:table-cell table:number-columns-repeated="1010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2017/01/06</text:p>
          </table:table-cell>
          <table:table-cell table:style-name="ce8" office:value-type="float" office:value="19447" calcext:value-type="float">
            <text:p>19447</text:p>
          </table:table-cell>
          <table:table-cell table:style-name="ce8" office:value-type="float" office:value="20359" calcext:value-type="float">
            <text:p>20359</text:p>
          </table:table-cell>
          <table:table-cell table:style-name="ce10" table:formula="of:=IF([.I51]=&quot;/&quot;;[.C51];[.I51])" office:value-type="string" office:string-value="2017/01/18" calcext:value-type="string">
            <text:p>2017/01/18</text:p>
          </table:table-cell>
          <table:table-cell table:style-name="ce10" office:value-type="string" calcext:value-type="string">
            <text:p>2017/01/18</text:p>
          </table:table-cell>
          <table:table-cell table:style-name="ce10" table:formula="of:=IF([.E51]=&quot;null&quot;;&quot;null&quot;;[.I51])" office:value-type="string" office:string-value="2017/01/18" calcext:value-type="string">
            <text:p>2017/01/18</text:p>
          </table:table-cell>
          <table:table-cell table:style-name="ce8" office:value-type="string" calcext:value-type="string">
            <text:p>2017/01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" calcext:value-type="float">
            <text:p>1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];&quot;', &quot;;[.D51];&quot;, &quot;;[.E51];&quot;, '&quot;;[.G51];&quot;', &quot;;[.J51];&quot;, '&quot;;[.K51];&quot;', &quot;;[.L51];&quot;, &quot;;[.M51];&quot;);&quot;)" office:value-type="string" office:string-value="insert into etat_lieux (date_entree_etat_lieux, km_depart, km_arrive, date_sortie_etat_lieux, incident, type_incident, num_contrat_etat_lieux, code_type_etat_lieux_etat_lieux) Values ('2017/01/06', 19447, 20359, '2017/01/18', 0, '...', 14, 2);" calcext:value-type="string">
            <text:p>insert into etat_lieux (date_entree_etat_lieux, km_depart, km_arrive, date_sortie_etat_lieux, incident, type_incident, num_contrat_etat_lieux, code_type_etat_lieux_etat_lieux) Values ('2017/01/06', 19447, 20359, '2017/01/18', 0, '...', 14, 2);</text:p>
          </table:table-cell>
          <table:table-cell table:number-columns-repeated="101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2017/01/18</text:p>
          </table:table-cell>
          <table:table-cell table:style-name="ce5" office:value-type="float" office:value="14918" calcext:value-type="float">
            <text:p>1491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2]=&quot;/&quot;;[.C52];[.I52])" office:value-type="string" office:string-value="2017/01/18" calcext:value-type="string">
            <text:p>2017/01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2]=&quot;null&quot;;&quot;null&quot;;[.I5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32" calcext:value-type="float">
            <text:p>3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];&quot;', &quot;;[.D52];&quot;, &quot;;[.E52];&quot;, '&quot;;[.G52];&quot;', &quot;;[.J52];&quot;, '&quot;;[.K52];&quot;', &quot;;[.L52];&quot;, &quot;;[.M52];&quot;);&quot;)" office:value-type="string" office:string-value="insert into etat_lieux (date_entree_etat_lieux, km_depart, km_arrive, date_sortie_etat_lieux, incident, type_incident, num_contrat_etat_lieux, code_type_etat_lieux_etat_lieux) Values ('2017/01/18', 14918, null, 'null', 0, '...', 32, 1);" calcext:value-type="string">
            <text:p>insert into etat_lieux (date_entree_etat_lieux, km_depart, km_arrive, date_sortie_etat_lieux, incident, type_incident, num_contrat_etat_lieux, code_type_etat_lieux_etat_lieux) Values ('2017/01/18', 14918, null, 'null', 0, '...', 32, 1);</text:p>
          </table:table-cell>
          <table:table-cell table:number-columns-repeated="1010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2017/01/17</text:p>
          </table:table-cell>
          <table:table-cell table:style-name="ce8" office:value-type="float" office:value="18652" calcext:value-type="float">
            <text:p>18652</text:p>
          </table:table-cell>
          <table:table-cell table:style-name="ce8" office:value-type="float" office:value="19965" calcext:value-type="float">
            <text:p>19965</text:p>
          </table:table-cell>
          <table:table-cell table:style-name="ce10" table:formula="of:=IF([.I53]=&quot;/&quot;;[.C53];[.I53])" office:value-type="string" office:string-value="2017/01/19" calcext:value-type="string">
            <text:p>2017/01/19</text:p>
          </table:table-cell>
          <table:table-cell table:style-name="ce10" office:value-type="string" calcext:value-type="string">
            <text:p>2017/01/19</text:p>
          </table:table-cell>
          <table:table-cell table:style-name="ce10" table:formula="of:=IF([.E53]=&quot;null&quot;;&quot;null&quot;;[.I53])" office:value-type="string" office:string-value="2017/01/19" calcext:value-type="string">
            <text:p>2017/01/19</text:p>
          </table:table-cell>
          <table:table-cell table:style-name="ce8" office:value-type="string" calcext:value-type="string">
            <text:p>2017/01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];&quot;', &quot;;[.D53];&quot;, &quot;;[.E53];&quot;, '&quot;;[.G53];&quot;', &quot;;[.J53];&quot;, '&quot;;[.K53];&quot;', &quot;;[.L53];&quot;, &quot;;[.M53];&quot;);&quot;)" office:value-type="string" office:string-value="insert into etat_lieux (date_entree_etat_lieux, km_depart, km_arrive, date_sortie_etat_lieux, incident, type_incident, num_contrat_etat_lieux, code_type_etat_lieux_etat_lieux) Values ('2017/01/17', 18652, 19965, '2017/01/19', 0, '...', 30, 2);" calcext:value-type="string">
            <text:p>insert into etat_lieux (date_entree_etat_lieux, km_depart, km_arrive, date_sortie_etat_lieux, incident, type_incident, num_contrat_etat_lieux, code_type_etat_lieux_etat_lieux) Values ('2017/01/17', 18652, 19965, '2017/01/19', 0, '...', 30, 2);</text:p>
          </table:table-cell>
          <table:table-cell table:number-columns-repeated="1010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2017/01/19</text:p>
          </table:table-cell>
          <table:table-cell table:style-name="ce5" office:value-type="float" office:value="21184" calcext:value-type="float">
            <text:p>2118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4]=&quot;/&quot;;[.C54];[.I54])" office:value-type="string" office:string-value="2017/01/19" calcext:value-type="string">
            <text:p>2017/01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4]=&quot;null&quot;;&quot;null&quot;;[.I5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" calcext:value-type="float">
            <text:p>3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];&quot;', &quot;;[.D54];&quot;, &quot;;[.E54];&quot;, '&quot;;[.G54];&quot;', &quot;;[.J54];&quot;, '&quot;;[.K54];&quot;', &quot;;[.L54];&quot;, &quot;;[.M54];&quot;);&quot;)" office:value-type="string" office:string-value="insert into etat_lieux (date_entree_etat_lieux, km_depart, km_arrive, date_sortie_etat_lieux, incident, type_incident, num_contrat_etat_lieux, code_type_etat_lieux_etat_lieux) Values ('2017/01/19', 21184, null, 'null', 0, '...', 33, 1);" calcext:value-type="string">
            <text:p>insert into etat_lieux (date_entree_etat_lieux, km_depart, km_arrive, date_sortie_etat_lieux, incident, type_incident, num_contrat_etat_lieux, code_type_etat_lieux_etat_lieux) Values ('2017/01/19', 21184, null, 'null', 0, '...', 33, 1);</text:p>
          </table:table-cell>
          <table:table-cell table:number-columns-repeated="1010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2017/01/19</text:p>
          </table:table-cell>
          <table:table-cell table:style-name="ce5" office:value-type="float" office:value="7485" calcext:value-type="float">
            <text:p>748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5]=&quot;/&quot;;[.C55];[.I55])" office:value-type="string" office:string-value="2017/01/19" calcext:value-type="string">
            <text:p>2017/01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5]=&quot;null&quot;;&quot;null&quot;;[.I5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" calcext:value-type="float">
            <text:p>3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];&quot;', &quot;;[.D55];&quot;, &quot;;[.E55];&quot;, '&quot;;[.G55];&quot;', &quot;;[.J55];&quot;, '&quot;;[.K55];&quot;', &quot;;[.L55];&quot;, &quot;;[.M55];&quot;);&quot;)" office:value-type="string" office:string-value="insert into etat_lieux (date_entree_etat_lieux, km_depart, km_arrive, date_sortie_etat_lieux, incident, type_incident, num_contrat_etat_lieux, code_type_etat_lieux_etat_lieux) Values ('2017/01/19', 7485, null, 'null', 0, '...', 34, 1);" calcext:value-type="string">
            <text:p>insert into etat_lieux (date_entree_etat_lieux, km_depart, km_arrive, date_sortie_etat_lieux, incident, type_incident, num_contrat_etat_lieux, code_type_etat_lieux_etat_lieux) Values ('2017/01/19', 7485, null, 'null', 0, '...', 34, 1);</text:p>
          </table:table-cell>
          <table:table-cell table:number-columns-repeated="1010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2017/01/05</text:p>
          </table:table-cell>
          <table:table-cell table:style-name="ce8" office:value-type="float" office:value="25664" calcext:value-type="float">
            <text:p>25664</text:p>
          </table:table-cell>
          <table:table-cell table:style-name="ce8" table:formula="of:=IF([.D56]=0;[.D55];[.D56])" office:value-type="float" office:value="25664" calcext:value-type="float">
            <text:p>25664</text:p>
          </table:table-cell>
          <table:table-cell table:style-name="ce10" table:formula="of:=IF([.I56]=&quot;/&quot;;[.C56];[.I56])" office:value-type="string" office:string-value="2017/01/20" calcext:value-type="string">
            <text:p>2017/01/20</text:p>
          </table:table-cell>
          <table:table-cell table:style-name="ce10" office:value-type="string" calcext:value-type="string">
            <text:p>2017/01/20</text:p>
          </table:table-cell>
          <table:table-cell table:style-name="ce10" table:formula="of:=IF([.E56]=&quot;null&quot;;&quot;null&quot;;[.I56])" office:value-type="string" office:string-value="2017/01/20" calcext:value-type="string">
            <text:p>2017/01/20</text:p>
          </table:table-cell>
          <table:table-cell table:style-name="ce8" office:value-type="string" calcext:value-type="string">
            <text:p>2017/01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];&quot;', &quot;;[.D56];&quot;, &quot;;[.E56];&quot;, '&quot;;[.G56];&quot;', &quot;;[.J56];&quot;, '&quot;;[.K56];&quot;', &quot;;[.L56];&quot;, &quot;;[.M56];&quot;);&quot;)" office:value-type="string" office:string-value="insert into etat_lieux (date_entree_etat_lieux, km_depart, km_arrive, date_sortie_etat_lieux, incident, type_incident, num_contrat_etat_lieux, code_type_etat_lieux_etat_lieux) Values ('2017/01/05', 25664, 25664, '2017/01/20', 0, '...', 11, 2);" calcext:value-type="string">
            <text:p>insert into etat_lieux (date_entree_etat_lieux, km_depart, km_arrive, date_sortie_etat_lieux, incident, type_incident, num_contrat_etat_lieux, code_type_etat_lieux_etat_lieux) Values ('2017/01/05', 25664, 25664, '2017/01/20', 0, '...', 11, 2);</text:p>
          </table:table-cell>
          <table:table-cell table:number-columns-repeated="1010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2017/01/20</text:p>
          </table:table-cell>
          <table:table-cell table:style-name="ce5" office:value-type="float" office:value="22827" calcext:value-type="float">
            <text:p>228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7]=&quot;/&quot;;[.C57];[.I57])" office:value-type="string" office:string-value="2017/01/20" calcext:value-type="string">
            <text:p>2017/01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7]=&quot;null&quot;;&quot;null&quot;;[.I5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" calcext:value-type="float">
            <text:p>3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];&quot;', &quot;;[.D57];&quot;, &quot;;[.E57];&quot;, '&quot;;[.G57];&quot;', &quot;;[.J57];&quot;, '&quot;;[.K57];&quot;', &quot;;[.L57];&quot;, &quot;;[.M57];&quot;);&quot;)" office:value-type="string" office:string-value="insert into etat_lieux (date_entree_etat_lieux, km_depart, km_arrive, date_sortie_etat_lieux, incident, type_incident, num_contrat_etat_lieux, code_type_etat_lieux_etat_lieux) Values ('2017/01/20', 22827, null, 'null', 0, '...', 35, 1);" calcext:value-type="string">
            <text:p>insert into etat_lieux (date_entree_etat_lieux, km_depart, km_arrive, date_sortie_etat_lieux, incident, type_incident, num_contrat_etat_lieux, code_type_etat_lieux_etat_lieux) Values ('2017/01/20', 22827, null, 'null', 0, '...', 35, 1);</text:p>
          </table:table-cell>
          <table:table-cell table:number-columns-repeated="1010"/>
        </table:table-row>
        <table:table-row table:style-name="ro3">
          <table:table-cell office:value-type="float" office:value="56" calcext:value-type="float">
            <text:p>5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2017/01/20</text:p>
          </table:table-cell>
          <table:table-cell table:style-name="ce5" office:value-type="float" office:value="7089" calcext:value-type="float">
            <text:p>70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8]=&quot;/&quot;;[.C58];[.I58])" office:value-type="string" office:string-value="2017/01/20" calcext:value-type="string">
            <text:p>2017/01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8]=&quot;null&quot;;&quot;null&quot;;[.I5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" calcext:value-type="float">
            <text:p>3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];&quot;', &quot;;[.D58];&quot;, &quot;;[.E58];&quot;, '&quot;;[.G58];&quot;', &quot;;[.J58];&quot;, '&quot;;[.K58];&quot;', &quot;;[.L58];&quot;, &quot;;[.M58];&quot;);&quot;)" office:value-type="string" office:string-value="insert into etat_lieux (date_entree_etat_lieux, km_depart, km_arrive, date_sortie_etat_lieux, incident, type_incident, num_contrat_etat_lieux, code_type_etat_lieux_etat_lieux) Values ('2017/01/20', 7089, null, 'null', 0, '...', 36, 1);" calcext:value-type="string">
            <text:p>insert into etat_lieux (date_entree_etat_lieux, km_depart, km_arrive, date_sortie_etat_lieux, incident, type_incident, num_contrat_etat_lieux, code_type_etat_lieux_etat_lieux) Values ('2017/01/20', 7089, null, 'null', 0, '...', 36, 1);</text:p>
          </table:table-cell>
          <table:table-cell table:number-columns-repeated="1010"/>
        </table:table-row>
        <table:table-row table:style-name="ro3">
          <table:table-cell office:value-type="float" office:value="57" calcext:value-type="float">
            <text:p>57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2017/01/21</text:p>
          </table:table-cell>
          <table:table-cell table:style-name="ce5" office:value-type="float" office:value="23795" calcext:value-type="float">
            <text:p>2379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9]=&quot;/&quot;;[.C59];[.I59])" office:value-type="string" office:string-value="2017/01/21" calcext:value-type="string">
            <text:p>2017/01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9]=&quot;null&quot;;&quot;null&quot;;[.I5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" calcext:value-type="float">
            <text:p>3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];&quot;', &quot;;[.D59];&quot;, &quot;;[.E59];&quot;, '&quot;;[.G59];&quot;', &quot;;[.J59];&quot;, '&quot;;[.K59];&quot;', &quot;;[.L59];&quot;, &quot;;[.M59];&quot;);&quot;)" office:value-type="string" office:string-value="insert into etat_lieux (date_entree_etat_lieux, km_depart, km_arrive, date_sortie_etat_lieux, incident, type_incident, num_contrat_etat_lieux, code_type_etat_lieux_etat_lieux) Values ('2017/01/21', 23795, null, 'null', 0, '...', 37, 1);" calcext:value-type="string">
            <text:p>insert into etat_lieux (date_entree_etat_lieux, km_depart, km_arrive, date_sortie_etat_lieux, incident, type_incident, num_contrat_etat_lieux, code_type_etat_lieux_etat_lieux) Values ('2017/01/21', 23795, null, 'null', 0, '...', 37, 1);</text:p>
          </table:table-cell>
          <table:table-cell table:number-columns-repeated="1010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2017/01/20</text:p>
          </table:table-cell>
          <table:table-cell table:style-name="ce8" office:value-type="float" office:value="22827" calcext:value-type="float">
            <text:p>22827</text:p>
          </table:table-cell>
          <table:table-cell table:style-name="ce8" office:value-type="float" office:value="22857" calcext:value-type="float">
            <text:p>22857</text:p>
          </table:table-cell>
          <table:table-cell table:style-name="ce10" table:formula="of:=IF([.I60]=&quot;/&quot;;[.C60];[.I60])" office:value-type="string" office:string-value="2017/01/22" calcext:value-type="string">
            <text:p>2017/01/22</text:p>
          </table:table-cell>
          <table:table-cell table:style-name="ce10" office:value-type="string" calcext:value-type="string">
            <text:p>2017/01/22</text:p>
          </table:table-cell>
          <table:table-cell table:style-name="ce10" table:formula="of:=IF([.E60]=&quot;null&quot;;&quot;null&quot;;[.I60])" office:value-type="string" office:string-value="2017/01/22" calcext:value-type="string">
            <text:p>2017/01/22</text:p>
          </table:table-cell>
          <table:table-cell table:style-name="ce8" office:value-type="string" calcext:value-type="string">
            <text:p>2017/01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" calcext:value-type="float">
            <text:p>3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];&quot;', &quot;;[.D60];&quot;, &quot;;[.E60];&quot;, '&quot;;[.G60];&quot;', &quot;;[.J60];&quot;, '&quot;;[.K60];&quot;', &quot;;[.L60];&quot;, &quot;;[.M60];&quot;);&quot;)" office:value-type="string" office:string-value="insert into etat_lieux (date_entree_etat_lieux, km_depart, km_arrive, date_sortie_etat_lieux, incident, type_incident, num_contrat_etat_lieux, code_type_etat_lieux_etat_lieux) Values ('2017/01/20', 22827, 22857, '2017/01/22', 0, '...', 35, 2);" calcext:value-type="string">
            <text:p>insert into etat_lieux (date_entree_etat_lieux, km_depart, km_arrive, date_sortie_etat_lieux, incident, type_incident, num_contrat_etat_lieux, code_type_etat_lieux_etat_lieux) Values ('2017/01/20', 22827, 22857, '2017/01/22', 0, '...', 35, 2);</text:p>
          </table:table-cell>
          <table:table-cell table:number-columns-repeated="1010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2017/01/22</text:p>
          </table:table-cell>
          <table:table-cell table:style-name="ce5" office:value-type="float" office:value="20029" calcext:value-type="float">
            <text:p>200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1]=&quot;/&quot;;[.C61];[.I61])" office:value-type="string" office:string-value="2017/01/22" calcext:value-type="string">
            <text:p>2017/01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1]=&quot;null&quot;;&quot;null&quot;;[.I6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" calcext:value-type="float">
            <text:p>3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];&quot;', &quot;;[.D61];&quot;, &quot;;[.E61];&quot;, '&quot;;[.G61];&quot;', &quot;;[.J61];&quot;, '&quot;;[.K61];&quot;', &quot;;[.L61];&quot;, &quot;;[.M61];&quot;);&quot;)" office:value-type="string" office:string-value="insert into etat_lieux (date_entree_etat_lieux, km_depart, km_arrive, date_sortie_etat_lieux, incident, type_incident, num_contrat_etat_lieux, code_type_etat_lieux_etat_lieux) Values ('2017/01/22', 20029, null, 'null', 0, '...', 38, 1);" calcext:value-type="string">
            <text:p>insert into etat_lieux (date_entree_etat_lieux, km_depart, km_arrive, date_sortie_etat_lieux, incident, type_incident, num_contrat_etat_lieux, code_type_etat_lieux_etat_lieux) Values ('2017/01/22', 20029, null, 'null', 0, '...', 38, 1);</text:p>
          </table:table-cell>
          <table:table-cell table:number-columns-repeated="1010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2017/01/22</text:p>
          </table:table-cell>
          <table:table-cell table:style-name="ce5" office:value-type="float" office:value="13343" calcext:value-type="float">
            <text:p>133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2]=&quot;/&quot;;[.C62];[.I62])" office:value-type="string" office:string-value="2017/01/22" calcext:value-type="string">
            <text:p>2017/01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2]=&quot;null&quot;;&quot;null&quot;;[.I6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39" calcext:value-type="float">
            <text:p>3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];&quot;', &quot;;[.D62];&quot;, &quot;;[.E62];&quot;, '&quot;;[.G62];&quot;', &quot;;[.J62];&quot;, '&quot;;[.K62];&quot;', &quot;;[.L62];&quot;, &quot;;[.M62];&quot;);&quot;)" office:value-type="string" office:string-value="insert into etat_lieux (date_entree_etat_lieux, km_depart, km_arrive, date_sortie_etat_lieux, incident, type_incident, num_contrat_etat_lieux, code_type_etat_lieux_etat_lieux) Values ('2017/01/22', 13343, null, 'null', 0, '...', 39, 1);" calcext:value-type="string">
            <text:p>insert into etat_lieux (date_entree_etat_lieux, km_depart, km_arrive, date_sortie_etat_lieux, incident, type_incident, num_contrat_etat_lieux, code_type_etat_lieux_etat_lieux) Values ('2017/01/22', 13343, null, 'null', 0, '...', 39, 1);</text:p>
          </table:table-cell>
          <table:table-cell table:number-columns-repeated="1010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017/01/22</text:p>
          </table:table-cell>
          <table:table-cell table:style-name="ce5" office:value-type="float" office:value="20978" calcext:value-type="float">
            <text:p>209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3]=&quot;/&quot;;[.C63];[.I63])" office:value-type="string" office:string-value="2017/01/22" calcext:value-type="string">
            <text:p>2017/01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3]=&quot;null&quot;;&quot;null&quot;;[.I6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" calcext:value-type="float">
            <text:p>4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];&quot;', &quot;;[.D63];&quot;, &quot;;[.E63];&quot;, '&quot;;[.G63];&quot;', &quot;;[.J63];&quot;, '&quot;;[.K63];&quot;', &quot;;[.L63];&quot;, &quot;;[.M63];&quot;);&quot;)" office:value-type="string" office:string-value="insert into etat_lieux (date_entree_etat_lieux, km_depart, km_arrive, date_sortie_etat_lieux, incident, type_incident, num_contrat_etat_lieux, code_type_etat_lieux_etat_lieux) Values ('2017/01/22', 20978, null, 'null', 0, '...', 40, 1);" calcext:value-type="string">
            <text:p>insert into etat_lieux (date_entree_etat_lieux, km_depart, km_arrive, date_sortie_etat_lieux, incident, type_incident, num_contrat_etat_lieux, code_type_etat_lieux_etat_lieux) Values ('2017/01/22', 20978, null, 'null', 0, '...', 40, 1);</text:p>
          </table:table-cell>
          <table:table-cell table:number-columns-repeated="1010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2017/01/22</text:p>
          </table:table-cell>
          <table:table-cell table:style-name="ce5" office:value-type="float" office:value="5341" calcext:value-type="float">
            <text:p>534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4]=&quot;/&quot;;[.C64];[.I64])" office:value-type="string" office:string-value="2017/01/22" calcext:value-type="string">
            <text:p>2017/01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4]=&quot;null&quot;;&quot;null&quot;;[.I6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" calcext:value-type="float">
            <text:p>4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];&quot;', &quot;;[.D64];&quot;, &quot;;[.E64];&quot;, '&quot;;[.G64];&quot;', &quot;;[.J64];&quot;, '&quot;;[.K64];&quot;', &quot;;[.L64];&quot;, &quot;;[.M64];&quot;);&quot;)" office:value-type="string" office:string-value="insert into etat_lieux (date_entree_etat_lieux, km_depart, km_arrive, date_sortie_etat_lieux, incident, type_incident, num_contrat_etat_lieux, code_type_etat_lieux_etat_lieux) Values ('2017/01/22', 5341, null, 'null', 0, '...', 41, 1);" calcext:value-type="string">
            <text:p>insert into etat_lieux (date_entree_etat_lieux, km_depart, km_arrive, date_sortie_etat_lieux, incident, type_incident, num_contrat_etat_lieux, code_type_etat_lieux_etat_lieux) Values ('2017/01/22', 5341, null, 'null', 0, '...', 41, 1);</text:p>
          </table:table-cell>
          <table:table-cell table:number-columns-repeated="1010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2017/01/22</text:p>
          </table:table-cell>
          <table:table-cell table:style-name="ce5" office:value-type="float" office:value="10538" calcext:value-type="float">
            <text:p>105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5]=&quot;/&quot;;[.C65];[.I65])" office:value-type="string" office:string-value="2017/01/22" calcext:value-type="string">
            <text:p>2017/01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5]=&quot;null&quot;;&quot;null&quot;;[.I6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" calcext:value-type="float">
            <text:p>4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];&quot;', &quot;;[.D65];&quot;, &quot;;[.E65];&quot;, '&quot;;[.G65];&quot;', &quot;;[.J65];&quot;, '&quot;;[.K65];&quot;', &quot;;[.L65];&quot;, &quot;;[.M65];&quot;);&quot;)" office:value-type="string" office:string-value="insert into etat_lieux (date_entree_etat_lieux, km_depart, km_arrive, date_sortie_etat_lieux, incident, type_incident, num_contrat_etat_lieux, code_type_etat_lieux_etat_lieux) Values ('2017/01/22', 10538, null, 'null', 0, '...', 42, 1);" calcext:value-type="string">
            <text:p>insert into etat_lieux (date_entree_etat_lieux, km_depart, km_arrive, date_sortie_etat_lieux, incident, type_incident, num_contrat_etat_lieux, code_type_etat_lieux_etat_lieux) Values ('2017/01/22', 10538, null, 'null', 0, '...', 42, 1);</text:p>
          </table:table-cell>
          <table:table-cell table:number-columns-repeated="1010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2017/01/08</text:p>
          </table:table-cell>
          <table:table-cell table:style-name="ce8" office:value-type="float" office:value="5529" calcext:value-type="float">
            <text:p>5529</text:p>
          </table:table-cell>
          <table:table-cell table:style-name="ce8" office:value-type="float" office:value="6445" calcext:value-type="float">
            <text:p>6445</text:p>
          </table:table-cell>
          <table:table-cell table:style-name="ce10" table:formula="of:=IF([.I66]=&quot;/&quot;;[.C66];[.I66])" office:value-type="string" office:string-value="2017/01/23" calcext:value-type="string">
            <text:p>2017/01/23</text:p>
          </table:table-cell>
          <table:table-cell table:style-name="ce10" office:value-type="string" calcext:value-type="string">
            <text:p>2017/01/23</text:p>
          </table:table-cell>
          <table:table-cell table:style-name="ce10" table:formula="of:=IF([.E66]=&quot;null&quot;;&quot;null&quot;;[.I66])" office:value-type="string" office:string-value="2017/01/23" calcext:value-type="string">
            <text:p>2017/01/23</text:p>
          </table:table-cell>
          <table:table-cell table:style-name="ce8" office:value-type="string" calcext:value-type="string">
            <text:p>2017/01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" calcext:value-type="float">
            <text:p>1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];&quot;', &quot;;[.D66];&quot;, &quot;;[.E66];&quot;, '&quot;;[.G66];&quot;', &quot;;[.J66];&quot;, '&quot;;[.K66];&quot;', &quot;;[.L66];&quot;, &quot;;[.M66];&quot;);&quot;)" office:value-type="string" office:string-value="insert into etat_lieux (date_entree_etat_lieux, km_depart, km_arrive, date_sortie_etat_lieux, incident, type_incident, num_contrat_etat_lieux, code_type_etat_lieux_etat_lieux) Values ('2017/01/08', 5529, 6445, '2017/01/23', 0, '...', 18, 2);" calcext:value-type="string">
            <text:p>insert into etat_lieux (date_entree_etat_lieux, km_depart, km_arrive, date_sortie_etat_lieux, incident, type_incident, num_contrat_etat_lieux, code_type_etat_lieux_etat_lieux) Values ('2017/01/08', 5529, 6445, '2017/01/23', 0, '...', 18, 2);</text:p>
          </table:table-cell>
          <table:table-cell table:number-columns-repeated="1010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2017/01/09</text:p>
          </table:table-cell>
          <table:table-cell table:style-name="ce8" office:value-type="float" office:value="14523" calcext:value-type="float">
            <text:p>14523</text:p>
          </table:table-cell>
          <table:table-cell table:style-name="ce8" office:value-type="float" office:value="14904" calcext:value-type="float">
            <text:p>14904</text:p>
          </table:table-cell>
          <table:table-cell table:style-name="ce10" table:formula="of:=IF([.I67]=&quot;/&quot;;[.C67];[.I67])" office:value-type="string" office:string-value="2017/01/23" calcext:value-type="string">
            <text:p>2017/01/23</text:p>
          </table:table-cell>
          <table:table-cell table:style-name="ce10" office:value-type="string" calcext:value-type="string">
            <text:p>2017/01/23</text:p>
          </table:table-cell>
          <table:table-cell table:style-name="ce10" table:formula="of:=IF([.E67]=&quot;null&quot;;&quot;null&quot;;[.I67])" office:value-type="string" office:string-value="2017/01/23" calcext:value-type="string">
            <text:p>2017/01/23</text:p>
          </table:table-cell>
          <table:table-cell table:style-name="ce8" office:value-type="string" calcext:value-type="string">
            <text:p>2017/01/2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ccident</text:p>
          </table:table-cell>
          <table:table-cell table:style-name="ce18" office:value-type="float" office:value="19" calcext:value-type="float">
            <text:p>1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];&quot;', &quot;;[.D67];&quot;, &quot;;[.E67];&quot;, '&quot;;[.G67];&quot;', &quot;;[.J67];&quot;, '&quot;;[.K67];&quot;', &quot;;[.L67];&quot;, &quot;;[.M67];&quot;);&quot;)" office:value-type="string" office:string-value="insert into etat_lieux (date_entree_etat_lieux, km_depart, km_arrive, date_sortie_etat_lieux, incident, type_incident, num_contrat_etat_lieux, code_type_etat_lieux_etat_lieux) Values ('2017/01/09', 14523, 14904, '2017/01/23', 1, 'accident', 19, 2);" calcext:value-type="string">
            <text:p>insert into etat_lieux (date_entree_etat_lieux, km_depart, km_arrive, date_sortie_etat_lieux, incident, type_incident, num_contrat_etat_lieux, code_type_etat_lieux_etat_lieux) Values ('2017/01/09', 14523, 14904, '2017/01/23', 1, 'accident', 19, 2);</text:p>
          </table:table-cell>
          <table:table-cell table:number-columns-repeated="1010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2017/01/12</text:p>
          </table:table-cell>
          <table:table-cell table:style-name="ce8" office:value-type="float" office:value="5457" calcext:value-type="float">
            <text:p>5457</text:p>
          </table:table-cell>
          <table:table-cell table:style-name="ce8" office:value-type="float" office:value="6396" calcext:value-type="float">
            <text:p>6396</text:p>
          </table:table-cell>
          <table:table-cell table:style-name="ce10" table:formula="of:=IF([.I68]=&quot;/&quot;;[.C68];[.I68])" office:value-type="string" office:string-value="2017/01/23" calcext:value-type="string">
            <text:p>2017/01/23</text:p>
          </table:table-cell>
          <table:table-cell table:style-name="ce10" office:value-type="string" calcext:value-type="string">
            <text:p>2017/01/23</text:p>
          </table:table-cell>
          <table:table-cell table:style-name="ce10" table:formula="of:=IF([.E68]=&quot;null&quot;;&quot;null&quot;;[.I68])" office:value-type="string" office:string-value="2017/01/23" calcext:value-type="string">
            <text:p>2017/01/23</text:p>
          </table:table-cell>
          <table:table-cell table:style-name="ce8" office:value-type="string" calcext:value-type="string">
            <text:p>2017/01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];&quot;', &quot;;[.D68];&quot;, &quot;;[.E68];&quot;, '&quot;;[.G68];&quot;', &quot;;[.J68];&quot;, '&quot;;[.K68];&quot;', &quot;;[.L68];&quot;, &quot;;[.M68];&quot;);&quot;)" office:value-type="string" office:string-value="insert into etat_lieux (date_entree_etat_lieux, km_depart, km_arrive, date_sortie_etat_lieux, incident, type_incident, num_contrat_etat_lieux, code_type_etat_lieux_etat_lieux) Values ('2017/01/12', 5457, 6396, '2017/01/23', 0, '...', 23, 2);" calcext:value-type="string">
            <text:p>insert into etat_lieux (date_entree_etat_lieux, km_depart, km_arrive, date_sortie_etat_lieux, incident, type_incident, num_contrat_etat_lieux, code_type_etat_lieux_etat_lieux) Values ('2017/01/12', 5457, 6396, '2017/01/23', 0, '...', 23, 2);</text:p>
          </table:table-cell>
          <table:table-cell table:number-columns-repeated="1010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2017/01/14</text:p>
          </table:table-cell>
          <table:table-cell table:style-name="ce8" office:value-type="float" office:value="13875" calcext:value-type="float">
            <text:p>13875</text:p>
          </table:table-cell>
          <table:table-cell table:style-name="ce8" office:value-type="float" office:value="14441" calcext:value-type="float">
            <text:p>14441</text:p>
          </table:table-cell>
          <table:table-cell table:style-name="ce10" table:formula="of:=IF([.I69]=&quot;/&quot;;[.C69];[.I69])" office:value-type="string" office:string-value="2017/01/23" calcext:value-type="string">
            <text:p>2017/01/23</text:p>
          </table:table-cell>
          <table:table-cell table:style-name="ce10" office:value-type="string" calcext:value-type="string">
            <text:p>2017/01/23</text:p>
          </table:table-cell>
          <table:table-cell table:style-name="ce10" table:formula="of:=IF([.E69]=&quot;null&quot;;&quot;null&quot;;[.I69])" office:value-type="string" office:string-value="2017/01/23" calcext:value-type="string">
            <text:p>2017/01/23</text:p>
          </table:table-cell>
          <table:table-cell table:style-name="ce8" office:value-type="string" calcext:value-type="string">
            <text:p>2017/01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];&quot;', &quot;;[.D69];&quot;, &quot;;[.E69];&quot;, '&quot;;[.G69];&quot;', &quot;;[.J69];&quot;, '&quot;;[.K69];&quot;', &quot;;[.L69];&quot;, &quot;;[.M69];&quot;);&quot;)" office:value-type="string" office:string-value="insert into etat_lieux (date_entree_etat_lieux, km_depart, km_arrive, date_sortie_etat_lieux, incident, type_incident, num_contrat_etat_lieux, code_type_etat_lieux_etat_lieux) Values ('2017/01/14', 13875, 14441, '2017/01/23', 0, '...', 26, 2);" calcext:value-type="string">
            <text:p>insert into etat_lieux (date_entree_etat_lieux, km_depart, km_arrive, date_sortie_etat_lieux, incident, type_incident, num_contrat_etat_lieux, code_type_etat_lieux_etat_lieux) Values ('2017/01/14', 13875, 14441, '2017/01/23', 0, '...', 26, 2);</text:p>
          </table:table-cell>
          <table:table-cell table:number-columns-repeated="1010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2017/01/19</text:p>
          </table:table-cell>
          <table:table-cell table:style-name="ce8" office:value-type="float" office:value="21184" calcext:value-type="float">
            <text:p>21184</text:p>
          </table:table-cell>
          <table:table-cell table:style-name="ce8" office:value-type="float" office:value="21574" calcext:value-type="float">
            <text:p>21574</text:p>
          </table:table-cell>
          <table:table-cell table:style-name="ce10" table:formula="of:=IF([.I70]=&quot;/&quot;;[.C70];[.I70])" office:value-type="string" office:string-value="2017/01/23" calcext:value-type="string">
            <text:p>2017/01/23</text:p>
          </table:table-cell>
          <table:table-cell table:style-name="ce10" office:value-type="string" calcext:value-type="string">
            <text:p>2017/01/23</text:p>
          </table:table-cell>
          <table:table-cell table:style-name="ce10" table:formula="of:=IF([.E70]=&quot;null&quot;;&quot;null&quot;;[.I70])" office:value-type="string" office:string-value="2017/01/23" calcext:value-type="string">
            <text:p>2017/01/23</text:p>
          </table:table-cell>
          <table:table-cell table:style-name="ce8" office:value-type="string" calcext:value-type="string">
            <text:p>2017/01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];&quot;', &quot;;[.D70];&quot;, &quot;;[.E70];&quot;, '&quot;;[.G70];&quot;', &quot;;[.J70];&quot;, '&quot;;[.K70];&quot;', &quot;;[.L70];&quot;, &quot;;[.M70];&quot;);&quot;)" office:value-type="string" office:string-value="insert into etat_lieux (date_entree_etat_lieux, km_depart, km_arrive, date_sortie_etat_lieux, incident, type_incident, num_contrat_etat_lieux, code_type_etat_lieux_etat_lieux) Values ('2017/01/19', 21184, 21574, '2017/01/23', 0, '...', 33, 2);" calcext:value-type="string">
            <text:p>insert into etat_lieux (date_entree_etat_lieux, km_depart, km_arrive, date_sortie_etat_lieux, incident, type_incident, num_contrat_etat_lieux, code_type_etat_lieux_etat_lieux) Values ('2017/01/19', 21184, 21574, '2017/01/23', 0, '...', 33, 2);</text:p>
          </table:table-cell>
          <table:table-cell table:number-columns-repeated="1010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2017/01/21</text:p>
          </table:table-cell>
          <table:table-cell table:style-name="ce8" office:value-type="float" office:value="23795" calcext:value-type="float">
            <text:p>23795</text:p>
          </table:table-cell>
          <table:table-cell table:style-name="ce8" office:value-type="float" office:value="24469" calcext:value-type="float">
            <text:p>24469</text:p>
          </table:table-cell>
          <table:table-cell table:style-name="ce10" table:formula="of:=IF([.I71]=&quot;/&quot;;[.C71];[.I71])" office:value-type="string" office:string-value="2017/01/24" calcext:value-type="string">
            <text:p>2017/01/24</text:p>
          </table:table-cell>
          <table:table-cell table:style-name="ce10" office:value-type="string" calcext:value-type="string">
            <text:p>2017/01/24</text:p>
          </table:table-cell>
          <table:table-cell table:style-name="ce10" table:formula="of:=IF([.E71]=&quot;null&quot;;&quot;null&quot;;[.I71])" office:value-type="string" office:string-value="2017/01/24" calcext:value-type="string">
            <text:p>2017/01/24</text:p>
          </table:table-cell>
          <table:table-cell table:style-name="ce8" office:value-type="string" calcext:value-type="string">
            <text:p>2017/01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];&quot;', &quot;;[.D71];&quot;, &quot;;[.E71];&quot;, '&quot;;[.G71];&quot;', &quot;;[.J71];&quot;, '&quot;;[.K71];&quot;', &quot;;[.L71];&quot;, &quot;;[.M71];&quot;);&quot;)" office:value-type="string" office:string-value="insert into etat_lieux (date_entree_etat_lieux, km_depart, km_arrive, date_sortie_etat_lieux, incident, type_incident, num_contrat_etat_lieux, code_type_etat_lieux_etat_lieux) Values ('2017/01/21', 23795, 24469, '2017/01/24', 0, '...', 37, 2);" calcext:value-type="string">
            <text:p>insert into etat_lieux (date_entree_etat_lieux, km_depart, km_arrive, date_sortie_etat_lieux, incident, type_incident, num_contrat_etat_lieux, code_type_etat_lieux_etat_lieux) Values ('2017/01/21', 23795, 24469, '2017/01/24', 0, '...', 37, 2);</text:p>
          </table:table-cell>
          <table:table-cell table:number-columns-repeated="1010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2017/01/22</text:p>
          </table:table-cell>
          <table:table-cell table:style-name="ce8" office:value-type="float" office:value="20029" calcext:value-type="float">
            <text:p>20029</text:p>
          </table:table-cell>
          <table:table-cell table:style-name="ce8" office:value-type="float" office:value="21300" calcext:value-type="float">
            <text:p>21300</text:p>
          </table:table-cell>
          <table:table-cell table:style-name="ce10" table:formula="of:=IF([.I72]=&quot;/&quot;;[.C72];[.I72])" office:value-type="string" office:string-value="2017/01/24" calcext:value-type="string">
            <text:p>2017/01/24</text:p>
          </table:table-cell>
          <table:table-cell table:style-name="ce10" office:value-type="string" calcext:value-type="string">
            <text:p>2017/01/24</text:p>
          </table:table-cell>
          <table:table-cell table:style-name="ce10" table:formula="of:=IF([.E72]=&quot;null&quot;;&quot;null&quot;;[.I72])" office:value-type="string" office:string-value="2017/01/24" calcext:value-type="string">
            <text:p>2017/01/24</text:p>
          </table:table-cell>
          <table:table-cell table:style-name="ce8" office:value-type="string" calcext:value-type="string">
            <text:p>2017/01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" calcext:value-type="float">
            <text:p>3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];&quot;', &quot;;[.D72];&quot;, &quot;;[.E72];&quot;, '&quot;;[.G72];&quot;', &quot;;[.J72];&quot;, '&quot;;[.K72];&quot;', &quot;;[.L72];&quot;, &quot;;[.M72];&quot;);&quot;)" office:value-type="string" office:string-value="insert into etat_lieux (date_entree_etat_lieux, km_depart, km_arrive, date_sortie_etat_lieux, incident, type_incident, num_contrat_etat_lieux, code_type_etat_lieux_etat_lieux) Values ('2017/01/22', 20029, 21300, '2017/01/24', 0, '...', 38, 2);" calcext:value-type="string">
            <text:p>insert into etat_lieux (date_entree_etat_lieux, km_depart, km_arrive, date_sortie_etat_lieux, incident, type_incident, num_contrat_etat_lieux, code_type_etat_lieux_etat_lieux) Values ('2017/01/22', 20029, 21300, '2017/01/24', 0, '...', 38, 2);</text:p>
          </table:table-cell>
          <table:table-cell table:number-columns-repeated="1010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2017/01/24</text:p>
          </table:table-cell>
          <table:table-cell table:style-name="ce5" office:value-type="float" office:value="13733" calcext:value-type="float">
            <text:p>1373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3]=&quot;/&quot;;[.C73];[.I73])" office:value-type="string" office:string-value="2017/01/24" calcext:value-type="string">
            <text:p>2017/01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3]=&quot;null&quot;;&quot;null&quot;;[.I7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" calcext:value-type="float">
            <text:p>4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];&quot;', &quot;;[.D73];&quot;, &quot;;[.E73];&quot;, '&quot;;[.G73];&quot;', &quot;;[.J73];&quot;, '&quot;;[.K73];&quot;', &quot;;[.L73];&quot;, &quot;;[.M73];&quot;);&quot;)" office:value-type="string" office:string-value="insert into etat_lieux (date_entree_etat_lieux, km_depart, km_arrive, date_sortie_etat_lieux, incident, type_incident, num_contrat_etat_lieux, code_type_etat_lieux_etat_lieux) Values ('2017/01/24', 13733, null, 'null', 0, '...', 43, 1);" calcext:value-type="string">
            <text:p>insert into etat_lieux (date_entree_etat_lieux, km_depart, km_arrive, date_sortie_etat_lieux, incident, type_incident, num_contrat_etat_lieux, code_type_etat_lieux_etat_lieux) Values ('2017/01/24', 13733, null, 'null', 0, '...', 43, 1);</text:p>
          </table:table-cell>
          <table:table-cell table:number-columns-repeated="1010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2017/01/10</text:p>
          </table:table-cell>
          <table:table-cell table:style-name="ce8" office:value-type="float" office:value="20261" calcext:value-type="float">
            <text:p>20261</text:p>
          </table:table-cell>
          <table:table-cell table:style-name="ce8" office:value-type="float" office:value="20872" calcext:value-type="float">
            <text:p>20872</text:p>
          </table:table-cell>
          <table:table-cell table:style-name="ce10" table:formula="of:=IF([.I74]=&quot;/&quot;;[.C74];[.I74])" office:value-type="string" office:string-value="2017/01/25" calcext:value-type="string">
            <text:p>2017/01/25</text:p>
          </table:table-cell>
          <table:table-cell table:style-name="ce10" office:value-type="string" calcext:value-type="string">
            <text:p>2017/01/25</text:p>
          </table:table-cell>
          <table:table-cell table:style-name="ce10" table:formula="of:=IF([.E74]=&quot;null&quot;;&quot;null&quot;;[.I74])" office:value-type="string" office:string-value="2017/01/25" calcext:value-type="string">
            <text:p>2017/01/25</text:p>
          </table:table-cell>
          <table:table-cell table:style-name="ce8" office:value-type="string" calcext:value-type="string">
            <text:p>2017/01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];&quot;', &quot;;[.D74];&quot;, &quot;;[.E74];&quot;, '&quot;;[.G74];&quot;', &quot;;[.J74];&quot;, '&quot;;[.K74];&quot;', &quot;;[.L74];&quot;, &quot;;[.M74];&quot;);&quot;)" office:value-type="string" office:string-value="insert into etat_lieux (date_entree_etat_lieux, km_depart, km_arrive, date_sortie_etat_lieux, incident, type_incident, num_contrat_etat_lieux, code_type_etat_lieux_etat_lieux) Values ('2017/01/10', 20261, 20872, '2017/01/25', 0, '...', 22, 2);" calcext:value-type="string">
            <text:p>insert into etat_lieux (date_entree_etat_lieux, km_depart, km_arrive, date_sortie_etat_lieux, incident, type_incident, num_contrat_etat_lieux, code_type_etat_lieux_etat_lieux) Values ('2017/01/10', 20261, 20872, '2017/01/25', 0, '...', 22, 2);</text:p>
          </table:table-cell>
          <table:table-cell table:number-columns-repeated="1010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2017/01/19</text:p>
          </table:table-cell>
          <table:table-cell table:style-name="ce8" office:value-type="float" office:value="7485" calcext:value-type="float">
            <text:p>7485</text:p>
          </table:table-cell>
          <table:table-cell table:style-name="ce8" office:value-type="float" office:value="7507" calcext:value-type="float">
            <text:p>7507</text:p>
          </table:table-cell>
          <table:table-cell table:style-name="ce10" table:formula="of:=IF([.I75]=&quot;/&quot;;[.C75];[.I75])" office:value-type="string" office:string-value="2017/01/25" calcext:value-type="string">
            <text:p>2017/01/25</text:p>
          </table:table-cell>
          <table:table-cell table:style-name="ce10" office:value-type="string" calcext:value-type="string">
            <text:p>2017/01/25</text:p>
          </table:table-cell>
          <table:table-cell table:style-name="ce10" table:formula="of:=IF([.E75]=&quot;null&quot;;&quot;null&quot;;[.I75])" office:value-type="string" office:string-value="2017/01/25" calcext:value-type="string">
            <text:p>2017/01/25</text:p>
          </table:table-cell>
          <table:table-cell table:style-name="ce8" office:value-type="string" calcext:value-type="string">
            <text:p>2017/01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];&quot;', &quot;;[.D75];&quot;, &quot;;[.E75];&quot;, '&quot;;[.G75];&quot;', &quot;;[.J75];&quot;, '&quot;;[.K75];&quot;', &quot;;[.L75];&quot;, &quot;;[.M75];&quot;);&quot;)" office:value-type="string" office:string-value="insert into etat_lieux (date_entree_etat_lieux, km_depart, km_arrive, date_sortie_etat_lieux, incident, type_incident, num_contrat_etat_lieux, code_type_etat_lieux_etat_lieux) Values ('2017/01/19', 7485, 7507, '2017/01/25', 0, '...', 34, 2);" calcext:value-type="string">
            <text:p>insert into etat_lieux (date_entree_etat_lieux, km_depart, km_arrive, date_sortie_etat_lieux, incident, type_incident, num_contrat_etat_lieux, code_type_etat_lieux_etat_lieux) Values ('2017/01/19', 7485, 7507, '2017/01/25', 0, '...', 34, 2);</text:p>
          </table:table-cell>
          <table:table-cell table:number-columns-repeated="1010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2017/01/14</text:p>
          </table:table-cell>
          <table:table-cell table:style-name="ce8" office:value-type="float" office:value="7206" calcext:value-type="float">
            <text:p>7206</text:p>
          </table:table-cell>
          <table:table-cell table:style-name="ce8" office:value-type="float" office:value="7487" calcext:value-type="float">
            <text:p>7487</text:p>
          </table:table-cell>
          <table:table-cell table:style-name="ce10" table:formula="of:=IF([.I76]=&quot;/&quot;;[.C76];[.I76])" office:value-type="string" office:string-value="2017/01/26" calcext:value-type="string">
            <text:p>2017/01/26</text:p>
          </table:table-cell>
          <table:table-cell table:style-name="ce10" office:value-type="string" calcext:value-type="string">
            <text:p>2017/01/26</text:p>
          </table:table-cell>
          <table:table-cell table:style-name="ce10" table:formula="of:=IF([.E76]=&quot;null&quot;;&quot;null&quot;;[.I76])" office:value-type="string" office:string-value="2017/01/26" calcext:value-type="string">
            <text:p>2017/01/26</text:p>
          </table:table-cell>
          <table:table-cell table:style-name="ce8" office:value-type="string" calcext:value-type="string">
            <text:p>2017/01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];&quot;', &quot;;[.D76];&quot;, &quot;;[.E76];&quot;, '&quot;;[.G76];&quot;', &quot;;[.J76];&quot;, '&quot;;[.K76];&quot;', &quot;;[.L76];&quot;, &quot;;[.M76];&quot;);&quot;)" office:value-type="string" office:string-value="insert into etat_lieux (date_entree_etat_lieux, km_depart, km_arrive, date_sortie_etat_lieux, incident, type_incident, num_contrat_etat_lieux, code_type_etat_lieux_etat_lieux) Values ('2017/01/14', 7206, 7487, '2017/01/26', 0, '...', 25, 2);" calcext:value-type="string">
            <text:p>insert into etat_lieux (date_entree_etat_lieux, km_depart, km_arrive, date_sortie_etat_lieux, incident, type_incident, num_contrat_etat_lieux, code_type_etat_lieux_etat_lieux) Values ('2017/01/14', 7206, 7487, '2017/01/26', 0, '...', 25, 2);</text:p>
          </table:table-cell>
          <table:table-cell table:number-columns-repeated="1010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2017/01/17</text:p>
          </table:table-cell>
          <table:table-cell table:style-name="ce8" office:value-type="float" office:value="29518" calcext:value-type="float">
            <text:p>29518</text:p>
          </table:table-cell>
          <table:table-cell table:style-name="ce8" office:value-type="float" office:value="30856" calcext:value-type="float">
            <text:p>30856</text:p>
          </table:table-cell>
          <table:table-cell table:style-name="ce10" table:formula="of:=IF([.I77]=&quot;/&quot;;[.C77];[.I77])" office:value-type="string" office:string-value="2017/01/26" calcext:value-type="string">
            <text:p>2017/01/26</text:p>
          </table:table-cell>
          <table:table-cell table:style-name="ce10" office:value-type="string" calcext:value-type="string">
            <text:p>2017/01/26</text:p>
          </table:table-cell>
          <table:table-cell table:style-name="ce10" table:formula="of:=IF([.E77]=&quot;null&quot;;&quot;null&quot;;[.I77])" office:value-type="string" office:string-value="2017/01/26" calcext:value-type="string">
            <text:p>2017/01/26</text:p>
          </table:table-cell>
          <table:table-cell table:style-name="ce8" office:value-type="string" calcext:value-type="string">
            <text:p>2017/01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];&quot;', &quot;;[.D77];&quot;, &quot;;[.E77];&quot;, '&quot;;[.G77];&quot;', &quot;;[.J77];&quot;, '&quot;;[.K77];&quot;', &quot;;[.L77];&quot;, &quot;;[.M77];&quot;);&quot;)" office:value-type="string" office:string-value="insert into etat_lieux (date_entree_etat_lieux, km_depart, km_arrive, date_sortie_etat_lieux, incident, type_incident, num_contrat_etat_lieux, code_type_etat_lieux_etat_lieux) Values ('2017/01/17', 29518, 30856, '2017/01/26', 0, '...', 31, 2);" calcext:value-type="string">
            <text:p>insert into etat_lieux (date_entree_etat_lieux, km_depart, km_arrive, date_sortie_etat_lieux, incident, type_incident, num_contrat_etat_lieux, code_type_etat_lieux_etat_lieux) Values ('2017/01/17', 29518, 30856, '2017/01/26', 0, '...', 31, 2);</text:p>
          </table:table-cell>
          <table:table-cell table:number-columns-repeated="1010"/>
        </table:table-row>
        <table:table-row table:style-name="ro3">
          <table:table-cell office:value-type="float" office:value="76" calcext:value-type="float">
            <text:p>7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2017/01/26</text:p>
          </table:table-cell>
          <table:table-cell table:style-name="ce5" office:value-type="float" office:value="8734" calcext:value-type="float">
            <text:p>873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8]=&quot;/&quot;;[.C78];[.I78])" office:value-type="string" office:string-value="2017/01/26" calcext:value-type="string">
            <text:p>2017/01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8]=&quot;null&quot;;&quot;null&quot;;[.I7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" calcext:value-type="float">
            <text:p>4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];&quot;', &quot;;[.D78];&quot;, &quot;;[.E78];&quot;, '&quot;;[.G78];&quot;', &quot;;[.J78];&quot;, '&quot;;[.K78];&quot;', &quot;;[.L78];&quot;, &quot;;[.M78];&quot;);&quot;)" office:value-type="string" office:string-value="insert into etat_lieux (date_entree_etat_lieux, km_depart, km_arrive, date_sortie_etat_lieux, incident, type_incident, num_contrat_etat_lieux, code_type_etat_lieux_etat_lieux) Values ('2017/01/26', 8734, null, 'null', 0, '...', 44, 1);" calcext:value-type="string">
            <text:p>insert into etat_lieux (date_entree_etat_lieux, km_depart, km_arrive, date_sortie_etat_lieux, incident, type_incident, num_contrat_etat_lieux, code_type_etat_lieux_etat_lieux) Values ('2017/01/26', 8734, null, 'null', 0, '...', 44, 1);</text:p>
          </table:table-cell>
          <table:table-cell table:number-columns-repeated="1010"/>
        </table:table-row>
        <table:table-row table:style-name="ro3">
          <table:table-cell office:value-type="float" office:value="77" calcext:value-type="float">
            <text:p>7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2017/01/18</text:p>
          </table:table-cell>
          <table:table-cell table:style-name="ce8" office:value-type="float" office:value="14918" calcext:value-type="float">
            <text:p>14918</text:p>
          </table:table-cell>
          <table:table-cell table:style-name="ce8" office:value-type="float" office:value="15201" calcext:value-type="float">
            <text:p>15201</text:p>
          </table:table-cell>
          <table:table-cell table:style-name="ce10" table:formula="of:=IF([.I79]=&quot;/&quot;;[.C79];[.I79])" office:value-type="string" office:string-value="2017/01/27" calcext:value-type="string">
            <text:p>2017/01/27</text:p>
          </table:table-cell>
          <table:table-cell table:style-name="ce10" office:value-type="string" calcext:value-type="string">
            <text:p>2017/01/27</text:p>
          </table:table-cell>
          <table:table-cell table:style-name="ce10" table:formula="of:=IF([.E79]=&quot;null&quot;;&quot;null&quot;;[.I79])" office:value-type="string" office:string-value="2017/01/27" calcext:value-type="string">
            <text:p>2017/01/27</text:p>
          </table:table-cell>
          <table:table-cell table:style-name="ce8" office:value-type="string" calcext:value-type="string">
            <text:p>2017/01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];&quot;', &quot;;[.D79];&quot;, &quot;;[.E79];&quot;, '&quot;;[.G79];&quot;', &quot;;[.J79];&quot;, '&quot;;[.K79];&quot;', &quot;;[.L79];&quot;, &quot;;[.M79];&quot;);&quot;)" office:value-type="string" office:string-value="insert into etat_lieux (date_entree_etat_lieux, km_depart, km_arrive, date_sortie_etat_lieux, incident, type_incident, num_contrat_etat_lieux, code_type_etat_lieux_etat_lieux) Values ('2017/01/18', 14918, 15201, '2017/01/27', 0, '...', 32, 2);" calcext:value-type="string">
            <text:p>insert into etat_lieux (date_entree_etat_lieux, km_depart, km_arrive, date_sortie_etat_lieux, incident, type_incident, num_contrat_etat_lieux, code_type_etat_lieux_etat_lieux) Values ('2017/01/18', 14918, 15201, '2017/01/27', 0, '...', 32, 2);</text:p>
          </table:table-cell>
          <table:table-cell table:number-columns-repeated="1010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017/01/27</text:p>
          </table:table-cell>
          <table:table-cell table:style-name="ce5" office:value-type="float" office:value="27075" calcext:value-type="float">
            <text:p>270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0]=&quot;/&quot;;[.C80];[.I80])" office:value-type="string" office:string-value="2017/01/27" calcext:value-type="string">
            <text:p>2017/01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0]=&quot;null&quot;;&quot;null&quot;;[.I8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" calcext:value-type="float">
            <text:p>4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];&quot;', &quot;;[.D80];&quot;, &quot;;[.E80];&quot;, '&quot;;[.G80];&quot;', &quot;;[.J80];&quot;, '&quot;;[.K80];&quot;', &quot;;[.L80];&quot;, &quot;;[.M80];&quot;);&quot;)" office:value-type="string" office:string-value="insert into etat_lieux (date_entree_etat_lieux, km_depart, km_arrive, date_sortie_etat_lieux, incident, type_incident, num_contrat_etat_lieux, code_type_etat_lieux_etat_lieux) Values ('2017/01/27', 27075, null, 'null', 0, '...', 45, 1);" calcext:value-type="string">
            <text:p>insert into etat_lieux (date_entree_etat_lieux, km_depart, km_arrive, date_sortie_etat_lieux, incident, type_incident, num_contrat_etat_lieux, code_type_etat_lieux_etat_lieux) Values ('2017/01/27', 27075, null, 'null', 0, '...', 45, 1);</text:p>
          </table:table-cell>
          <table:table-cell table:number-columns-repeated="1010"/>
        </table:table-row>
        <table:table-row table:style-name="ro3">
          <table:table-cell office:value-type="float" office:value="79" calcext:value-type="float">
            <text:p>7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2017/01/27</text:p>
          </table:table-cell>
          <table:table-cell table:style-name="ce5" office:value-type="float" office:value="21504" calcext:value-type="float">
            <text:p>2150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1]=&quot;/&quot;;[.C81];[.I81])" office:value-type="string" office:string-value="2017/01/27" calcext:value-type="string">
            <text:p>2017/01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1]=&quot;null&quot;;&quot;null&quot;;[.I8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" calcext:value-type="float">
            <text:p>4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];&quot;', &quot;;[.D81];&quot;, &quot;;[.E81];&quot;, '&quot;;[.G81];&quot;', &quot;;[.J81];&quot;, '&quot;;[.K81];&quot;', &quot;;[.L81];&quot;, &quot;;[.M81];&quot;);&quot;)" office:value-type="string" office:string-value="insert into etat_lieux (date_entree_etat_lieux, km_depart, km_arrive, date_sortie_etat_lieux, incident, type_incident, num_contrat_etat_lieux, code_type_etat_lieux_etat_lieux) Values ('2017/01/27', 21504, null, 'null', 0, '...', 46, 1);" calcext:value-type="string">
            <text:p>insert into etat_lieux (date_entree_etat_lieux, km_depart, km_arrive, date_sortie_etat_lieux, incident, type_incident, num_contrat_etat_lieux, code_type_etat_lieux_etat_lieux) Values ('2017/01/27', 21504, null, 'null', 0, '...', 46, 1);</text:p>
          </table:table-cell>
          <table:table-cell table:number-columns-repeated="1010"/>
        </table:table-row>
        <table:table-row table:style-name="ro3">
          <table:table-cell office:value-type="float" office:value="80" calcext:value-type="float">
            <text:p>8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2017/01/27</text:p>
          </table:table-cell>
          <table:table-cell table:style-name="ce5" office:value-type="float" office:value="9627" calcext:value-type="float">
            <text:p>96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2]=&quot;/&quot;;[.C82];[.I82])" office:value-type="string" office:string-value="2017/01/27" calcext:value-type="string">
            <text:p>2017/01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2]=&quot;null&quot;;&quot;null&quot;;[.I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" calcext:value-type="float">
            <text:p>4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];&quot;', &quot;;[.D82];&quot;, &quot;;[.E82];&quot;, '&quot;;[.G82];&quot;', &quot;;[.J82];&quot;, '&quot;;[.K82];&quot;', &quot;;[.L82];&quot;, &quot;;[.M82];&quot;);&quot;)" office:value-type="string" office:string-value="insert into etat_lieux (date_entree_etat_lieux, km_depart, km_arrive, date_sortie_etat_lieux, incident, type_incident, num_contrat_etat_lieux, code_type_etat_lieux_etat_lieux) Values ('2017/01/27', 9627, null, 'null', 0, '...', 47, 1);" calcext:value-type="string">
            <text:p>insert into etat_lieux (date_entree_etat_lieux, km_depart, km_arrive, date_sortie_etat_lieux, incident, type_incident, num_contrat_etat_lieux, code_type_etat_lieux_etat_lieux) Values ('2017/01/27', 9627, null, 'null', 0, '...', 47, 1);</text:p>
          </table:table-cell>
          <table:table-cell table:number-columns-repeated="1010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2017/01/15</text:p>
          </table:table-cell>
          <table:table-cell table:style-name="ce8" office:value-type="float" office:value="11488" calcext:value-type="float">
            <text:p>11488</text:p>
          </table:table-cell>
          <table:table-cell table:style-name="ce8" office:value-type="float" office:value="11837" calcext:value-type="float">
            <text:p>11837</text:p>
          </table:table-cell>
          <table:table-cell table:style-name="ce10" table:formula="of:=IF([.I83]=&quot;/&quot;;[.C83];[.I83])" office:value-type="string" office:string-value="2017/01/28" calcext:value-type="string">
            <text:p>2017/01/28</text:p>
          </table:table-cell>
          <table:table-cell table:style-name="ce10" office:value-type="string" calcext:value-type="string">
            <text:p>2017/01/28</text:p>
          </table:table-cell>
          <table:table-cell table:style-name="ce10" table:formula="of:=IF([.E83]=&quot;null&quot;;&quot;null&quot;;[.I83])" office:value-type="string" office:string-value="2017/01/28" calcext:value-type="string">
            <text:p>2017/01/28</text:p>
          </table:table-cell>
          <table:table-cell table:style-name="ce8" office:value-type="string" calcext:value-type="string">
            <text:p>2017/01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];&quot;', &quot;;[.D83];&quot;, &quot;;[.E83];&quot;, '&quot;;[.G83];&quot;', &quot;;[.J83];&quot;, '&quot;;[.K83];&quot;', &quot;;[.L83];&quot;, &quot;;[.M83];&quot;);&quot;)" office:value-type="string" office:string-value="insert into etat_lieux (date_entree_etat_lieux, km_depart, km_arrive, date_sortie_etat_lieux, incident, type_incident, num_contrat_etat_lieux, code_type_etat_lieux_etat_lieux) Values ('2017/01/15', 11488, 11837, '2017/01/28', 0, '...', 27, 2);" calcext:value-type="string">
            <text:p>insert into etat_lieux (date_entree_etat_lieux, km_depart, km_arrive, date_sortie_etat_lieux, incident, type_incident, num_contrat_etat_lieux, code_type_etat_lieux_etat_lieux) Values ('2017/01/15', 11488, 11837, '2017/01/28', 0, '...', 27, 2);</text:p>
          </table:table-cell>
          <table:table-cell table:number-columns-repeated="1010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2017/01/28</text:p>
          </table:table-cell>
          <table:table-cell table:style-name="ce5" office:value-type="float" office:value="8917" calcext:value-type="float">
            <text:p>891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4]=&quot;/&quot;;[.C84];[.I84])" office:value-type="string" office:string-value="2017/01/28" calcext:value-type="string">
            <text:p>2017/01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4]=&quot;null&quot;;&quot;null&quot;;[.I8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" calcext:value-type="float">
            <text:p>4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];&quot;', &quot;;[.D84];&quot;, &quot;;[.E84];&quot;, '&quot;;[.G84];&quot;', &quot;;[.J84];&quot;, '&quot;;[.K84];&quot;', &quot;;[.L84];&quot;, &quot;;[.M84];&quot;);&quot;)" office:value-type="string" office:string-value="insert into etat_lieux (date_entree_etat_lieux, km_depart, km_arrive, date_sortie_etat_lieux, incident, type_incident, num_contrat_etat_lieux, code_type_etat_lieux_etat_lieux) Values ('2017/01/28', 8917, null, 'null', 0, '...', 48, 1);" calcext:value-type="string">
            <text:p>insert into etat_lieux (date_entree_etat_lieux, km_depart, km_arrive, date_sortie_etat_lieux, incident, type_incident, num_contrat_etat_lieux, code_type_etat_lieux_etat_lieux) Values ('2017/01/28', 8917, null, 'null', 0, '...', 48, 1);</text:p>
          </table:table-cell>
          <table:table-cell table:number-columns-repeated="1010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2017/01/14</text:p>
          </table:table-cell>
          <table:table-cell table:style-name="ce8" office:value-type="float" office:value="7753" calcext:value-type="float">
            <text:p>7753</text:p>
          </table:table-cell>
          <table:table-cell table:style-name="ce8" office:value-type="float" office:value="8111" calcext:value-type="float">
            <text:p>8111</text:p>
          </table:table-cell>
          <table:table-cell table:style-name="ce10" table:formula="of:=IF([.I85]=&quot;/&quot;;[.C85];[.I85])" office:value-type="string" office:string-value="2017/01/29" calcext:value-type="string">
            <text:p>2017/01/29</text:p>
          </table:table-cell>
          <table:table-cell table:style-name="ce10" office:value-type="string" calcext:value-type="string">
            <text:p>2017/01/29</text:p>
          </table:table-cell>
          <table:table-cell table:style-name="ce10" table:formula="of:=IF([.E85]=&quot;null&quot;;&quot;null&quot;;[.I85])" office:value-type="string" office:string-value="2017/01/29" calcext:value-type="string">
            <text:p>2017/01/29</text:p>
          </table:table-cell>
          <table:table-cell table:style-name="ce8" office:value-type="string" calcext:value-type="string">
            <text:p>2017/01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];&quot;', &quot;;[.D85];&quot;, &quot;;[.E85];&quot;, '&quot;;[.G85];&quot;', &quot;;[.J85];&quot;, '&quot;;[.K85];&quot;', &quot;;[.L85];&quot;, &quot;;[.M85];&quot;);&quot;)" office:value-type="string" office:string-value="insert into etat_lieux (date_entree_etat_lieux, km_depart, km_arrive, date_sortie_etat_lieux, incident, type_incident, num_contrat_etat_lieux, code_type_etat_lieux_etat_lieux) Values ('2017/01/14', 7753, 8111, '2017/01/29', 0, '...', 24, 2);" calcext:value-type="string">
            <text:p>insert into etat_lieux (date_entree_etat_lieux, km_depart, km_arrive, date_sortie_etat_lieux, incident, type_incident, num_contrat_etat_lieux, code_type_etat_lieux_etat_lieux) Values ('2017/01/14', 7753, 8111, '2017/01/29', 0, '...', 24, 2);</text:p>
          </table:table-cell>
          <table:table-cell table:number-columns-repeated="1010"/>
        </table:table-row>
        <table:table-row table:style-name="ro3">
          <table:table-cell office:value-type="float" office:value="84" calcext:value-type="float">
            <text:p>8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2017/01/17</text:p>
          </table:table-cell>
          <table:table-cell table:style-name="ce8" office:value-type="float" office:value="25745" calcext:value-type="float">
            <text:p>25745</text:p>
          </table:table-cell>
          <table:table-cell table:style-name="ce8" office:value-type="float" office:value="27131" calcext:value-type="float">
            <text:p>27131</text:p>
          </table:table-cell>
          <table:table-cell table:style-name="ce10" table:formula="of:=IF([.I86]=&quot;/&quot;;[.C86];[.I86])" office:value-type="string" office:string-value="2017/01/29" calcext:value-type="string">
            <text:p>2017/01/29</text:p>
          </table:table-cell>
          <table:table-cell table:style-name="ce10" office:value-type="string" calcext:value-type="string">
            <text:p>2017/01/29</text:p>
          </table:table-cell>
          <table:table-cell table:style-name="ce10" table:formula="of:=IF([.E86]=&quot;null&quot;;&quot;null&quot;;[.I86])" office:value-type="string" office:string-value="2017/01/29" calcext:value-type="string">
            <text:p>2017/01/29</text:p>
          </table:table-cell>
          <table:table-cell table:style-name="ce8" office:value-type="string" calcext:value-type="string">
            <text:p>2017/01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];&quot;', &quot;;[.D86];&quot;, &quot;;[.E86];&quot;, '&quot;;[.G86];&quot;', &quot;;[.J86];&quot;, '&quot;;[.K86];&quot;', &quot;;[.L86];&quot;, &quot;;[.M86];&quot;);&quot;)" office:value-type="string" office:string-value="insert into etat_lieux (date_entree_etat_lieux, km_depart, km_arrive, date_sortie_etat_lieux, incident, type_incident, num_contrat_etat_lieux, code_type_etat_lieux_etat_lieux) Values ('2017/01/17', 25745, 27131, '2017/01/29', 0, '...', 29, 2);" calcext:value-type="string">
            <text:p>insert into etat_lieux (date_entree_etat_lieux, km_depart, km_arrive, date_sortie_etat_lieux, incident, type_incident, num_contrat_etat_lieux, code_type_etat_lieux_etat_lieux) Values ('2017/01/17', 25745, 27131, '2017/01/29', 0, '...', 29, 2);</text:p>
          </table:table-cell>
          <table:table-cell table:number-columns-repeated="1010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2017/01/29</text:p>
          </table:table-cell>
          <table:table-cell table:style-name="ce5" office:value-type="float" office:value="18838" calcext:value-type="float">
            <text:p>188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]=&quot;/&quot;;[.C87];[.I87])" office:value-type="string" office:string-value="2017/01/29" calcext:value-type="string">
            <text:p>2017/01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]=&quot;null&quot;;&quot;null&quot;;[.I8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" calcext:value-type="float">
            <text:p>4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];&quot;', &quot;;[.D87];&quot;, &quot;;[.E87];&quot;, '&quot;;[.G87];&quot;', &quot;;[.J87];&quot;, '&quot;;[.K87];&quot;', &quot;;[.L87];&quot;, &quot;;[.M87];&quot;);&quot;)" office:value-type="string" office:string-value="insert into etat_lieux (date_entree_etat_lieux, km_depart, km_arrive, date_sortie_etat_lieux, incident, type_incident, num_contrat_etat_lieux, code_type_etat_lieux_etat_lieux) Values ('2017/01/29', 18838, null, 'null', 0, '...', 49, 1);" calcext:value-type="string">
            <text:p>insert into etat_lieux (date_entree_etat_lieux, km_depart, km_arrive, date_sortie_etat_lieux, incident, type_incident, num_contrat_etat_lieux, code_type_etat_lieux_etat_lieux) Values ('2017/01/29', 18838, null, 'null', 0, '...', 49, 1);</text:p>
          </table:table-cell>
          <table:table-cell table:number-columns-repeated="1010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2017/01/29</text:p>
          </table:table-cell>
          <table:table-cell table:style-name="ce5" office:value-type="float" office:value="5163" calcext:value-type="float">
            <text:p>516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8]=&quot;/&quot;;[.C88];[.I88])" office:value-type="string" office:string-value="2017/01/29" calcext:value-type="string">
            <text:p>2017/01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8]=&quot;null&quot;;&quot;null&quot;;[.I8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0" calcext:value-type="float">
            <text:p>5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];&quot;', &quot;;[.D88];&quot;, &quot;;[.E88];&quot;, '&quot;;[.G88];&quot;', &quot;;[.J88];&quot;, '&quot;;[.K88];&quot;', &quot;;[.L88];&quot;, &quot;;[.M88];&quot;);&quot;)" office:value-type="string" office:string-value="insert into etat_lieux (date_entree_etat_lieux, km_depart, km_arrive, date_sortie_etat_lieux, incident, type_incident, num_contrat_etat_lieux, code_type_etat_lieux_etat_lieux) Values ('2017/01/29', 5163, null, 'null', 0, '...', 50, 1);" calcext:value-type="string">
            <text:p>insert into etat_lieux (date_entree_etat_lieux, km_depart, km_arrive, date_sortie_etat_lieux, incident, type_incident, num_contrat_etat_lieux, code_type_etat_lieux_etat_lieux) Values ('2017/01/29', 5163, null, 'null', 0, '...', 50, 1);</text:p>
          </table:table-cell>
          <table:table-cell table:number-columns-repeated="1010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2017/01/15</text:p>
          </table:table-cell>
          <table:table-cell table:style-name="ce8" office:value-type="float" office:value="13008" calcext:value-type="float">
            <text:p>13008</text:p>
          </table:table-cell>
          <table:table-cell table:style-name="ce8" office:value-type="float" office:value="13843" calcext:value-type="float">
            <text:p>13843</text:p>
          </table:table-cell>
          <table:table-cell table:style-name="ce10" table:formula="of:=IF([.I89]=&quot;/&quot;;[.C89];[.I89])" office:value-type="string" office:string-value="2017/01/30" calcext:value-type="string">
            <text:p>2017/01/30</text:p>
          </table:table-cell>
          <table:table-cell table:style-name="ce10" office:value-type="string" calcext:value-type="string">
            <text:p>2017/01/30</text:p>
          </table:table-cell>
          <table:table-cell table:style-name="ce10" table:formula="of:=IF([.E89]=&quot;null&quot;;&quot;null&quot;;[.I89])" office:value-type="string" office:string-value="2017/01/30" calcext:value-type="string">
            <text:p>2017/01/30</text:p>
          </table:table-cell>
          <table:table-cell table:style-name="ce8" office:value-type="string" calcext:value-type="string">
            <text:p>2017/01/3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" calcext:value-type="float">
            <text:p>2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];&quot;', &quot;;[.D89];&quot;, &quot;;[.E89];&quot;, '&quot;;[.G89];&quot;', &quot;;[.J89];&quot;, '&quot;;[.K89];&quot;', &quot;;[.L89];&quot;, &quot;;[.M89];&quot;);&quot;)" office:value-type="string" office:string-value="insert into etat_lieux (date_entree_etat_lieux, km_depart, km_arrive, date_sortie_etat_lieux, incident, type_incident, num_contrat_etat_lieux, code_type_etat_lieux_etat_lieux) Values ('2017/01/15', 13008, 13843, '2017/01/30', 0, '...', 28, 2);" calcext:value-type="string">
            <text:p>insert into etat_lieux (date_entree_etat_lieux, km_depart, km_arrive, date_sortie_etat_lieux, incident, type_incident, num_contrat_etat_lieux, code_type_etat_lieux_etat_lieux) Values ('2017/01/15', 13008, 13843, '2017/01/30', 0, '...', 28, 2);</text:p>
          </table:table-cell>
          <table:table-cell table:number-columns-repeated="1010"/>
        </table:table-row>
        <table:table-row table:style-name="ro3">
          <table:table-cell office:value-type="float" office:value="88" calcext:value-type="float">
            <text:p>88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2017/01/24</text:p>
          </table:table-cell>
          <table:table-cell table:style-name="ce8" office:value-type="float" office:value="13733" calcext:value-type="float">
            <text:p>13733</text:p>
          </table:table-cell>
          <table:table-cell table:style-name="ce8" office:value-type="float" office:value="14064" calcext:value-type="float">
            <text:p>14064</text:p>
          </table:table-cell>
          <table:table-cell table:style-name="ce10" table:formula="of:=IF([.I90]=&quot;/&quot;;[.C90];[.I90])" office:value-type="string" office:string-value="2017/01/30" calcext:value-type="string">
            <text:p>2017/01/30</text:p>
          </table:table-cell>
          <table:table-cell table:style-name="ce10" office:value-type="string" calcext:value-type="string">
            <text:p>2017/01/30</text:p>
          </table:table-cell>
          <table:table-cell table:style-name="ce10" table:formula="of:=IF([.E90]=&quot;null&quot;;&quot;null&quot;;[.I90])" office:value-type="string" office:string-value="2017/01/30" calcext:value-type="string">
            <text:p>2017/01/30</text:p>
          </table:table-cell>
          <table:table-cell table:style-name="ce8" office:value-type="string" calcext:value-type="string">
            <text:p>2017/01/3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" calcext:value-type="float">
            <text:p>4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];&quot;', &quot;;[.D90];&quot;, &quot;;[.E90];&quot;, '&quot;;[.G90];&quot;', &quot;;[.J90];&quot;, '&quot;;[.K90];&quot;', &quot;;[.L90];&quot;, &quot;;[.M90];&quot;);&quot;)" office:value-type="string" office:string-value="insert into etat_lieux (date_entree_etat_lieux, km_depart, km_arrive, date_sortie_etat_lieux, incident, type_incident, num_contrat_etat_lieux, code_type_etat_lieux_etat_lieux) Values ('2017/01/24', 13733, 14064, '2017/01/30', 0, '...', 43, 2);" calcext:value-type="string">
            <text:p>insert into etat_lieux (date_entree_etat_lieux, km_depart, km_arrive, date_sortie_etat_lieux, incident, type_incident, num_contrat_etat_lieux, code_type_etat_lieux_etat_lieux) Values ('2017/01/24', 13733, 14064, '2017/01/30', 0, '...', 43, 2);</text:p>
          </table:table-cell>
          <table:table-cell table:number-columns-repeated="1010"/>
        </table:table-row>
        <table:table-row table:style-name="ro3">
          <table:table-cell office:value-type="float" office:value="89" calcext:value-type="float">
            <text:p>8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2017/01/30</text:p>
          </table:table-cell>
          <table:table-cell table:style-name="ce5" office:value-type="float" office:value="24059" calcext:value-type="float">
            <text:p>2405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1]=&quot;/&quot;;[.C91];[.I91])" office:value-type="string" office:string-value="2017/01/30" calcext:value-type="string">
            <text:p>2017/01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1]=&quot;null&quot;;&quot;null&quot;;[.I9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1" calcext:value-type="float">
            <text:p>5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];&quot;', &quot;;[.D91];&quot;, &quot;;[.E91];&quot;, '&quot;;[.G91];&quot;', &quot;;[.J91];&quot;, '&quot;;[.K91];&quot;', &quot;;[.L91];&quot;, &quot;;[.M91];&quot;);&quot;)" office:value-type="string" office:string-value="insert into etat_lieux (date_entree_etat_lieux, km_depart, km_arrive, date_sortie_etat_lieux, incident, type_incident, num_contrat_etat_lieux, code_type_etat_lieux_etat_lieux) Values ('2017/01/30', 24059, null, 'null', 0, '...', 51, 1);" calcext:value-type="string">
            <text:p>insert into etat_lieux (date_entree_etat_lieux, km_depart, km_arrive, date_sortie_etat_lieux, incident, type_incident, num_contrat_etat_lieux, code_type_etat_lieux_etat_lieux) Values ('2017/01/30', 24059, null, 'null', 0, '...', 51, 1);</text:p>
          </table:table-cell>
          <table:table-cell table:number-columns-repeated="1010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2017/01/30</text:p>
          </table:table-cell>
          <table:table-cell table:style-name="ce5" office:value-type="float" office:value="20317" calcext:value-type="float">
            <text:p>2031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2]=&quot;/&quot;;[.C92];[.I92])" office:value-type="string" office:string-value="2017/01/30" calcext:value-type="string">
            <text:p>2017/01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2]=&quot;null&quot;;&quot;null&quot;;[.I9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2" calcext:value-type="float">
            <text:p>5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];&quot;', &quot;;[.D92];&quot;, &quot;;[.E92];&quot;, '&quot;;[.G92];&quot;', &quot;;[.J92];&quot;, '&quot;;[.K92];&quot;', &quot;;[.L92];&quot;, &quot;;[.M92];&quot;);&quot;)" office:value-type="string" office:string-value="insert into etat_lieux (date_entree_etat_lieux, km_depart, km_arrive, date_sortie_etat_lieux, incident, type_incident, num_contrat_etat_lieux, code_type_etat_lieux_etat_lieux) Values ('2017/01/30', 20317, null, 'null', 0, '...', 52, 1);" calcext:value-type="string">
            <text:p>insert into etat_lieux (date_entree_etat_lieux, km_depart, km_arrive, date_sortie_etat_lieux, incident, type_incident, num_contrat_etat_lieux, code_type_etat_lieux_etat_lieux) Values ('2017/01/30', 20317, null, 'null', 0, '...', 52, 1);</text:p>
          </table:table-cell>
          <table:table-cell table:number-columns-repeated="1010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2017/01/27</text:p>
          </table:table-cell>
          <table:table-cell table:style-name="ce8" office:value-type="float" office:value="27075" calcext:value-type="float">
            <text:p>27075</text:p>
          </table:table-cell>
          <table:table-cell table:style-name="ce8" office:value-type="float" office:value="27635" calcext:value-type="float">
            <text:p>27635</text:p>
          </table:table-cell>
          <table:table-cell table:style-name="ce10" table:formula="of:=IF([.I93]=&quot;/&quot;;[.C93];[.I93])" office:value-type="string" office:string-value="2017/01/31" calcext:value-type="string">
            <text:p>2017/01/31</text:p>
          </table:table-cell>
          <table:table-cell table:style-name="ce10" office:value-type="string" calcext:value-type="string">
            <text:p>2017/01/31</text:p>
          </table:table-cell>
          <table:table-cell table:style-name="ce10" table:formula="of:=IF([.E93]=&quot;null&quot;;&quot;null&quot;;[.I93])" office:value-type="string" office:string-value="2017/01/31" calcext:value-type="string">
            <text:p>2017/01/31</text:p>
          </table:table-cell>
          <table:table-cell table:style-name="ce8" office:value-type="string" calcext:value-type="string">
            <text:p>2017/01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" calcext:value-type="float">
            <text:p>4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];&quot;', &quot;;[.D93];&quot;, &quot;;[.E93];&quot;, '&quot;;[.G93];&quot;', &quot;;[.J93];&quot;, '&quot;;[.K93];&quot;', &quot;;[.L93];&quot;, &quot;;[.M93];&quot;);&quot;)" office:value-type="string" office:string-value="insert into etat_lieux (date_entree_etat_lieux, km_depart, km_arrive, date_sortie_etat_lieux, incident, type_incident, num_contrat_etat_lieux, code_type_etat_lieux_etat_lieux) Values ('2017/01/27', 27075, 27635, '2017/01/31', 0, '...', 45, 2);" calcext:value-type="string">
            <text:p>insert into etat_lieux (date_entree_etat_lieux, km_depart, km_arrive, date_sortie_etat_lieux, incident, type_incident, num_contrat_etat_lieux, code_type_etat_lieux_etat_lieux) Values ('2017/01/27', 27075, 27635, '2017/01/31', 0, '...', 45, 2);</text:p>
          </table:table-cell>
          <table:table-cell table:number-columns-repeated="1010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2017/01/30</text:p>
          </table:table-cell>
          <table:table-cell table:style-name="ce8" office:value-type="float" office:value="20317" calcext:value-type="float">
            <text:p>20317</text:p>
          </table:table-cell>
          <table:table-cell table:style-name="ce8" office:value-type="float" office:value="21374" calcext:value-type="float">
            <text:p>21374</text:p>
          </table:table-cell>
          <table:table-cell table:style-name="ce10" table:formula="of:=IF([.I94]=&quot;/&quot;;[.C94];[.I94])" office:value-type="string" office:string-value="2017/01/31" calcext:value-type="string">
            <text:p>2017/01/31</text:p>
          </table:table-cell>
          <table:table-cell table:style-name="ce10" office:value-type="string" calcext:value-type="string">
            <text:p>2017/01/31</text:p>
          </table:table-cell>
          <table:table-cell table:style-name="ce10" table:formula="of:=IF([.E94]=&quot;null&quot;;&quot;null&quot;;[.I94])" office:value-type="string" office:string-value="2017/01/31" calcext:value-type="string">
            <text:p>2017/01/31</text:p>
          </table:table-cell>
          <table:table-cell table:style-name="ce8" office:value-type="string" calcext:value-type="string">
            <text:p>2017/01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2" calcext:value-type="float">
            <text:p>5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];&quot;', &quot;;[.D94];&quot;, &quot;;[.E94];&quot;, '&quot;;[.G94];&quot;', &quot;;[.J94];&quot;, '&quot;;[.K94];&quot;', &quot;;[.L94];&quot;, &quot;;[.M94];&quot;);&quot;)" office:value-type="string" office:string-value="insert into etat_lieux (date_entree_etat_lieux, km_depart, km_arrive, date_sortie_etat_lieux, incident, type_incident, num_contrat_etat_lieux, code_type_etat_lieux_etat_lieux) Values ('2017/01/30', 20317, 21374, '2017/01/31', 0, '...', 52, 2);" calcext:value-type="string">
            <text:p>insert into etat_lieux (date_entree_etat_lieux, km_depart, km_arrive, date_sortie_etat_lieux, incident, type_incident, num_contrat_etat_lieux, code_type_etat_lieux_etat_lieux) Values ('2017/01/30', 20317, 21374, '2017/01/31', 0, '...', 52, 2);</text:p>
          </table:table-cell>
          <table:table-cell table:number-columns-repeated="1010"/>
        </table:table-row>
        <table:table-row table:style-name="ro3">
          <table:table-cell office:value-type="float" office:value="93" calcext:value-type="float">
            <text:p>93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2017/01/31</text:p>
          </table:table-cell>
          <table:table-cell table:style-name="ce5" office:value-type="float" office:value="15068" calcext:value-type="float">
            <text:p>1506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5]=&quot;/&quot;;[.C95];[.I95])" office:value-type="string" office:string-value="2017/01/31" calcext:value-type="string">
            <text:p>2017/01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5]=&quot;null&quot;;&quot;null&quot;;[.I9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3" calcext:value-type="float">
            <text:p>5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];&quot;', &quot;;[.D95];&quot;, &quot;;[.E95];&quot;, '&quot;;[.G95];&quot;', &quot;;[.J95];&quot;, '&quot;;[.K95];&quot;', &quot;;[.L95];&quot;, &quot;;[.M95];&quot;);&quot;)" office:value-type="string" office:string-value="insert into etat_lieux (date_entree_etat_lieux, km_depart, km_arrive, date_sortie_etat_lieux, incident, type_incident, num_contrat_etat_lieux, code_type_etat_lieux_etat_lieux) Values ('2017/01/31', 15068, null, 'null', 0, '...', 53, 1);" calcext:value-type="string">
            <text:p>insert into etat_lieux (date_entree_etat_lieux, km_depart, km_arrive, date_sortie_etat_lieux, incident, type_incident, num_contrat_etat_lieux, code_type_etat_lieux_etat_lieux) Values ('2017/01/31', 15068, null, 'null', 0, '...', 53, 1);</text:p>
          </table:table-cell>
          <table:table-cell table:number-columns-repeated="1010"/>
        </table:table-row>
        <table:table-row table:style-name="ro3">
          <table:table-cell office:value-type="float" office:value="94" calcext:value-type="float">
            <text:p>94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2017/01/31</text:p>
          </table:table-cell>
          <table:table-cell table:style-name="ce5" office:value-type="float" office:value="23085" calcext:value-type="float">
            <text:p>2308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6]=&quot;/&quot;;[.C96];[.I96])" office:value-type="string" office:string-value="2017/01/31" calcext:value-type="string">
            <text:p>2017/01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6]=&quot;null&quot;;&quot;null&quot;;[.I9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4" calcext:value-type="float">
            <text:p>5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];&quot;', &quot;;[.D96];&quot;, &quot;;[.E96];&quot;, '&quot;;[.G96];&quot;', &quot;;[.J96];&quot;, '&quot;;[.K96];&quot;', &quot;;[.L96];&quot;, &quot;;[.M96];&quot;);&quot;)" office:value-type="string" office:string-value="insert into etat_lieux (date_entree_etat_lieux, km_depart, km_arrive, date_sortie_etat_lieux, incident, type_incident, num_contrat_etat_lieux, code_type_etat_lieux_etat_lieux) Values ('2017/01/31', 23085, null, 'null', 0, '...', 54, 1);" calcext:value-type="string">
            <text:p>insert into etat_lieux (date_entree_etat_lieux, km_depart, km_arrive, date_sortie_etat_lieux, incident, type_incident, num_contrat_etat_lieux, code_type_etat_lieux_etat_lieux) Values ('2017/01/31', 23085, null, 'null', 0, '...', 54, 1);</text:p>
          </table:table-cell>
          <table:table-cell table:number-columns-repeated="1010"/>
        </table:table-row>
        <table:table-row table:style-name="ro3">
          <table:table-cell office:value-type="float" office:value="95" calcext:value-type="float">
            <text:p>9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2017/01/22</text:p>
          </table:table-cell>
          <table:table-cell table:style-name="ce8" office:value-type="float" office:value="10538" calcext:value-type="float">
            <text:p>10538</text:p>
          </table:table-cell>
          <table:table-cell table:style-name="ce8" office:value-type="float" office:value="11194" calcext:value-type="float">
            <text:p>11194</text:p>
          </table:table-cell>
          <table:table-cell table:style-name="ce10" table:formula="of:=IF([.I97]=&quot;/&quot;;[.C97];[.I97])" office:value-type="string" office:string-value="2017/02/01" calcext:value-type="string">
            <text:p>2017/02/01</text:p>
          </table:table-cell>
          <table:table-cell table:style-name="ce10" office:value-type="string" calcext:value-type="string">
            <text:p>2017/02/01</text:p>
          </table:table-cell>
          <table:table-cell table:style-name="ce10" table:formula="of:=IF([.E97]=&quot;null&quot;;&quot;null&quot;;[.I97])" office:value-type="string" office:string-value="2017/02/01" calcext:value-type="string">
            <text:p>2017/02/01</text:p>
          </table:table-cell>
          <table:table-cell table:style-name="ce8" office:value-type="string" calcext:value-type="string">
            <text:p>2017/02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];&quot;', &quot;;[.D97];&quot;, &quot;;[.E97];&quot;, '&quot;;[.G97];&quot;', &quot;;[.J97];&quot;, '&quot;;[.K97];&quot;', &quot;;[.L97];&quot;, &quot;;[.M97];&quot;);&quot;)" office:value-type="string" office:string-value="insert into etat_lieux (date_entree_etat_lieux, km_depart, km_arrive, date_sortie_etat_lieux, incident, type_incident, num_contrat_etat_lieux, code_type_etat_lieux_etat_lieux) Values ('2017/01/22', 10538, 11194, '2017/02/01', 0, '...', 42, 2);" calcext:value-type="string">
            <text:p>insert into etat_lieux (date_entree_etat_lieux, km_depart, km_arrive, date_sortie_etat_lieux, incident, type_incident, num_contrat_etat_lieux, code_type_etat_lieux_etat_lieux) Values ('2017/01/22', 10538, 11194, '2017/02/01', 0, '...', 42, 2);</text:p>
          </table:table-cell>
          <table:table-cell table:number-columns-repeated="1010"/>
        </table:table-row>
        <table:table-row table:style-name="ro3">
          <table:table-cell office:value-type="float" office:value="96" calcext:value-type="float">
            <text:p>9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2017/02/01</text:p>
          </table:table-cell>
          <table:table-cell table:style-name="ce5" office:value-type="float" office:value="22161" calcext:value-type="float">
            <text:p>2216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8]=&quot;/&quot;;[.C98];[.I98])" office:value-type="string" office:string-value="2017/02/01" calcext:value-type="string">
            <text:p>2017/02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8]=&quot;null&quot;;&quot;null&quot;;[.I9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5" calcext:value-type="float">
            <text:p>5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];&quot;', &quot;;[.D98];&quot;, &quot;;[.E98];&quot;, '&quot;;[.G98];&quot;', &quot;;[.J98];&quot;, '&quot;;[.K98];&quot;', &quot;;[.L98];&quot;, &quot;;[.M98];&quot;);&quot;)" office:value-type="string" office:string-value="insert into etat_lieux (date_entree_etat_lieux, km_depart, km_arrive, date_sortie_etat_lieux, incident, type_incident, num_contrat_etat_lieux, code_type_etat_lieux_etat_lieux) Values ('2017/02/01', 22161, null, 'null', 0, '...', 55, 1);" calcext:value-type="string">
            <text:p>insert into etat_lieux (date_entree_etat_lieux, km_depart, km_arrive, date_sortie_etat_lieux, incident, type_incident, num_contrat_etat_lieux, code_type_etat_lieux_etat_lieux) Values ('2017/02/01', 22161, null, 'null', 0, '...', 55, 1);</text:p>
          </table:table-cell>
          <table:table-cell table:number-columns-repeated="1010"/>
        </table:table-row>
        <table:table-row table:style-name="ro3">
          <table:table-cell office:value-type="float" office:value="97" calcext:value-type="float">
            <text:p>9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2017/01/20</text:p>
          </table:table-cell>
          <table:table-cell table:style-name="ce8" office:value-type="float" office:value="7089" calcext:value-type="float">
            <text:p>7089</text:p>
          </table:table-cell>
          <table:table-cell table:style-name="ce8" office:value-type="float" office:value="7206" calcext:value-type="float">
            <text:p>7206</text:p>
          </table:table-cell>
          <table:table-cell table:style-name="ce10" table:formula="of:=IF([.I99]=&quot;/&quot;;[.C99];[.I99])" office:value-type="string" office:string-value="2017/02/02" calcext:value-type="string">
            <text:p>2017/02/02</text:p>
          </table:table-cell>
          <table:table-cell table:style-name="ce10" office:value-type="string" calcext:value-type="string">
            <text:p>2017/02/02</text:p>
          </table:table-cell>
          <table:table-cell table:style-name="ce10" table:formula="of:=IF([.E99]=&quot;null&quot;;&quot;null&quot;;[.I99])" office:value-type="string" office:string-value="2017/02/02" calcext:value-type="string">
            <text:p>2017/02/02</text:p>
          </table:table-cell>
          <table:table-cell table:style-name="ce8" office:value-type="string" calcext:value-type="string">
            <text:p>2017/02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];&quot;', &quot;;[.D99];&quot;, &quot;;[.E99];&quot;, '&quot;;[.G99];&quot;', &quot;;[.J99];&quot;, '&quot;;[.K99];&quot;', &quot;;[.L99];&quot;, &quot;;[.M99];&quot;);&quot;)" office:value-type="string" office:string-value="insert into etat_lieux (date_entree_etat_lieux, km_depart, km_arrive, date_sortie_etat_lieux, incident, type_incident, num_contrat_etat_lieux, code_type_etat_lieux_etat_lieux) Values ('2017/01/20', 7089, 7206, '2017/02/02', 0, '...', 36, 2);" calcext:value-type="string">
            <text:p>insert into etat_lieux (date_entree_etat_lieux, km_depart, km_arrive, date_sortie_etat_lieux, incident, type_incident, num_contrat_etat_lieux, code_type_etat_lieux_etat_lieux) Values ('2017/01/20', 7089, 7206, '2017/02/02', 0, '...', 36, 2);</text:p>
          </table:table-cell>
          <table:table-cell table:number-columns-repeated="1010"/>
        </table:table-row>
        <table:table-row table:style-name="ro3">
          <table:table-cell office:value-type="float" office:value="98" calcext:value-type="float">
            <text:p>98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2017/01/22</text:p>
          </table:table-cell>
          <table:table-cell table:style-name="ce8" office:value-type="float" office:value="20978" calcext:value-type="float">
            <text:p>20978</text:p>
          </table:table-cell>
          <table:table-cell table:style-name="ce8" office:value-type="float" office:value="21596" calcext:value-type="float">
            <text:p>21596</text:p>
          </table:table-cell>
          <table:table-cell table:style-name="ce10" table:formula="of:=IF([.I100]=&quot;/&quot;;[.C100];[.I100])" office:value-type="string" office:string-value="2017/02/02" calcext:value-type="string">
            <text:p>2017/02/02</text:p>
          </table:table-cell>
          <table:table-cell table:style-name="ce10" office:value-type="string" calcext:value-type="string">
            <text:p>2017/02/02</text:p>
          </table:table-cell>
          <table:table-cell table:style-name="ce10" table:formula="of:=IF([.E100]=&quot;null&quot;;&quot;null&quot;;[.I100])" office:value-type="string" office:string-value="2017/02/02" calcext:value-type="string">
            <text:p>2017/02/02</text:p>
          </table:table-cell>
          <table:table-cell table:style-name="ce8" office:value-type="string" calcext:value-type="string">
            <text:p>2017/02/0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ayure carroserie</text:p>
          </table:table-cell>
          <table:table-cell table:style-name="ce18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0];&quot;', &quot;;[.D100];&quot;, &quot;;[.E100];&quot;, '&quot;;[.G100];&quot;', &quot;;[.J100];&quot;, '&quot;;[.K100];&quot;', &quot;;[.L100];&quot;, &quot;;[.M100];&quot;);&quot;)" office:value-type="string" office:string-value="insert into etat_lieux (date_entree_etat_lieux, km_depart, km_arrive, date_sortie_etat_lieux, incident, type_incident, num_contrat_etat_lieux, code_type_etat_lieux_etat_lieux) Values ('2017/01/22', 20978, 21596, '2017/02/02', 1, 'rayure carroserie', 40, 2);" calcext:value-type="string">
            <text:p>insert into etat_lieux (date_entree_etat_lieux, km_depart, km_arrive, date_sortie_etat_lieux, incident, type_incident, num_contrat_etat_lieux, code_type_etat_lieux_etat_lieux) Values ('2017/01/22', 20978, 21596, '2017/02/02', 1, 'rayure carroserie', 40, 2);</text:p>
          </table:table-cell>
          <table:table-cell table:number-columns-repeated="1010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2017/01/29</text:p>
          </table:table-cell>
          <table:table-cell table:style-name="ce8" office:value-type="float" office:value="18838" calcext:value-type="float">
            <text:p>18838</text:p>
          </table:table-cell>
          <table:table-cell table:style-name="ce8" office:value-type="float" office:value="19629" calcext:value-type="float">
            <text:p>19629</text:p>
          </table:table-cell>
          <table:table-cell table:style-name="ce10" table:formula="of:=IF([.I101]=&quot;/&quot;;[.C101];[.I101])" office:value-type="string" office:string-value="2017/02/02" calcext:value-type="string">
            <text:p>2017/02/02</text:p>
          </table:table-cell>
          <table:table-cell table:style-name="ce10" office:value-type="string" calcext:value-type="string">
            <text:p>2017/02/02</text:p>
          </table:table-cell>
          <table:table-cell table:style-name="ce10" table:formula="of:=IF([.E101]=&quot;null&quot;;&quot;null&quot;;[.I101])" office:value-type="string" office:string-value="2017/02/02" calcext:value-type="string">
            <text:p>2017/02/02</text:p>
          </table:table-cell>
          <table:table-cell table:style-name="ce8" office:value-type="string" calcext:value-type="string">
            <text:p>2017/02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" calcext:value-type="float">
            <text:p>4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1];&quot;', &quot;;[.D101];&quot;, &quot;;[.E101];&quot;, '&quot;;[.G101];&quot;', &quot;;[.J101];&quot;, '&quot;;[.K101];&quot;', &quot;;[.L101];&quot;, &quot;;[.M101];&quot;);&quot;)" office:value-type="string" office:string-value="insert into etat_lieux (date_entree_etat_lieux, km_depart, km_arrive, date_sortie_etat_lieux, incident, type_incident, num_contrat_etat_lieux, code_type_etat_lieux_etat_lieux) Values ('2017/01/29', 18838, 19629, '2017/02/02', 0, '...', 49, 2);" calcext:value-type="string">
            <text:p>insert into etat_lieux (date_entree_etat_lieux, km_depart, km_arrive, date_sortie_etat_lieux, incident, type_incident, num_contrat_etat_lieux, code_type_etat_lieux_etat_lieux) Values ('2017/01/29', 18838, 19629, '2017/02/02', 0, '...', 49, 2);</text:p>
          </table:table-cell>
          <table:table-cell table:number-columns-repeated="1010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2017/02/02</text:p>
          </table:table-cell>
          <table:table-cell table:style-name="ce5" office:value-type="float" office:value="29639" calcext:value-type="float">
            <text:p>2963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2]=&quot;/&quot;;[.C102];[.I102])" office:value-type="string" office:string-value="2017/02/02" calcext:value-type="string">
            <text:p>2017/02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2]=&quot;null&quot;;&quot;null&quot;;[.I10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6" calcext:value-type="float">
            <text:p>5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2];&quot;', &quot;;[.D102];&quot;, &quot;;[.E102];&quot;, '&quot;;[.G102];&quot;', &quot;;[.J102];&quot;, '&quot;;[.K102];&quot;', &quot;;[.L102];&quot;, &quot;;[.M102];&quot;);&quot;)" office:value-type="string" office:string-value="insert into etat_lieux (date_entree_etat_lieux, km_depart, km_arrive, date_sortie_etat_lieux, incident, type_incident, num_contrat_etat_lieux, code_type_etat_lieux_etat_lieux) Values ('2017/02/02', 29639, null, 'null', 0, '...', 56, 1);" calcext:value-type="string">
            <text:p>insert into etat_lieux (date_entree_etat_lieux, km_depart, km_arrive, date_sortie_etat_lieux, incident, type_incident, num_contrat_etat_lieux, code_type_etat_lieux_etat_lieux) Values ('2017/02/02', 29639, null, 'null', 0, '...', 56, 1);</text:p>
          </table:table-cell>
          <table:table-cell table:number-columns-repeated="1010"/>
        </table:table-row>
        <table:table-row table:style-name="ro3">
          <table:table-cell office:value-type="float" office:value="101" calcext:value-type="float">
            <text:p>101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2017/02/02</text:p>
          </table:table-cell>
          <table:table-cell table:style-name="ce5" office:value-type="float" office:value="25162" calcext:value-type="float">
            <text:p>2516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3]=&quot;/&quot;;[.C103];[.I103])" office:value-type="string" office:string-value="2017/02/02" calcext:value-type="string">
            <text:p>2017/02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3]=&quot;null&quot;;&quot;null&quot;;[.I10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7" calcext:value-type="float">
            <text:p>5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3];&quot;', &quot;;[.D103];&quot;, &quot;;[.E103];&quot;, '&quot;;[.G103];&quot;', &quot;;[.J103];&quot;, '&quot;;[.K103];&quot;', &quot;;[.L103];&quot;, &quot;;[.M103];&quot;);&quot;)" office:value-type="string" office:string-value="insert into etat_lieux (date_entree_etat_lieux, km_depart, km_arrive, date_sortie_etat_lieux, incident, type_incident, num_contrat_etat_lieux, code_type_etat_lieux_etat_lieux) Values ('2017/02/02', 25162, null, 'null', 0, '...', 57, 1);" calcext:value-type="string">
            <text:p>insert into etat_lieux (date_entree_etat_lieux, km_depart, km_arrive, date_sortie_etat_lieux, incident, type_incident, num_contrat_etat_lieux, code_type_etat_lieux_etat_lieux) Values ('2017/02/02', 25162, null, 'null', 0, '...', 57, 1);</text:p>
          </table:table-cell>
          <table:table-cell table:number-columns-repeated="1010"/>
        </table:table-row>
        <table:table-row table:style-name="ro3">
          <table:table-cell office:value-type="float" office:value="102" calcext:value-type="float">
            <text:p>102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2017/02/02</text:p>
          </table:table-cell>
          <table:table-cell table:style-name="ce5" office:value-type="float" office:value="3215" calcext:value-type="float">
            <text:p>321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4]=&quot;/&quot;;[.C104];[.I104])" office:value-type="string" office:string-value="2017/02/02" calcext:value-type="string">
            <text:p>2017/02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4]=&quot;null&quot;;&quot;null&quot;;[.I10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8" calcext:value-type="float">
            <text:p>5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4];&quot;', &quot;;[.D104];&quot;, &quot;;[.E104];&quot;, '&quot;;[.G104];&quot;', &quot;;[.J104];&quot;, '&quot;;[.K104];&quot;', &quot;;[.L104];&quot;, &quot;;[.M104];&quot;);&quot;)" office:value-type="string" office:string-value="insert into etat_lieux (date_entree_etat_lieux, km_depart, km_arrive, date_sortie_etat_lieux, incident, type_incident, num_contrat_etat_lieux, code_type_etat_lieux_etat_lieux) Values ('2017/02/02', 3215, null, 'null', 0, '...', 58, 1);" calcext:value-type="string">
            <text:p>insert into etat_lieux (date_entree_etat_lieux, km_depart, km_arrive, date_sortie_etat_lieux, incident, type_incident, num_contrat_etat_lieux, code_type_etat_lieux_etat_lieux) Values ('2017/02/02', 3215, null, 'null', 0, '...', 58, 1);</text:p>
          </table:table-cell>
          <table:table-cell table:number-columns-repeated="1010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2017/02/02</text:p>
          </table:table-cell>
          <table:table-cell table:style-name="ce5" office:value-type="float" office:value="11513" calcext:value-type="float">
            <text:p>1151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5]=&quot;/&quot;;[.C105];[.I105])" office:value-type="string" office:string-value="2017/02/02" calcext:value-type="string">
            <text:p>2017/02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5]=&quot;null&quot;;&quot;null&quot;;[.I10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59" calcext:value-type="float">
            <text:p>5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5];&quot;', &quot;;[.D105];&quot;, &quot;;[.E105];&quot;, '&quot;;[.G105];&quot;', &quot;;[.J105];&quot;, '&quot;;[.K105];&quot;', &quot;;[.L105];&quot;, &quot;;[.M105];&quot;);&quot;)" office:value-type="string" office:string-value="insert into etat_lieux (date_entree_etat_lieux, km_depart, km_arrive, date_sortie_etat_lieux, incident, type_incident, num_contrat_etat_lieux, code_type_etat_lieux_etat_lieux) Values ('2017/02/02', 11513, null, 'null', 0, '...', 59, 1);" calcext:value-type="string">
            <text:p>insert into etat_lieux (date_entree_etat_lieux, km_depart, km_arrive, date_sortie_etat_lieux, incident, type_incident, num_contrat_etat_lieux, code_type_etat_lieux_etat_lieux) Values ('2017/02/02', 11513, null, 'null', 0, '...', 59, 1);</text:p>
          </table:table-cell>
          <table:table-cell table:number-columns-repeated="1010"/>
        </table:table-row>
        <table:table-row table:style-name="ro3">
          <table:table-cell office:value-type="float" office:value="104" calcext:value-type="float">
            <text:p>104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2017/01/22</text:p>
          </table:table-cell>
          <table:table-cell table:style-name="ce8" office:value-type="float" office:value="5341" calcext:value-type="float">
            <text:p>5341</text:p>
          </table:table-cell>
          <table:table-cell table:style-name="ce8" office:value-type="float" office:value="5694" calcext:value-type="float">
            <text:p>5694</text:p>
          </table:table-cell>
          <table:table-cell table:style-name="ce10" table:formula="of:=IF([.I106]=&quot;/&quot;;[.C106];[.I106])" office:value-type="string" office:string-value="2017/02/03" calcext:value-type="string">
            <text:p>2017/02/03</text:p>
          </table:table-cell>
          <table:table-cell table:style-name="ce10" office:value-type="string" calcext:value-type="string">
            <text:p>2017/02/03</text:p>
          </table:table-cell>
          <table:table-cell table:style-name="ce10" table:formula="of:=IF([.E106]=&quot;null&quot;;&quot;null&quot;;[.I106])" office:value-type="string" office:string-value="2017/02/03" calcext:value-type="string">
            <text:p>2017/02/03</text:p>
          </table:table-cell>
          <table:table-cell table:style-name="ce8" office:value-type="string" calcext:value-type="string">
            <text:p>2017/02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" calcext:value-type="float">
            <text:p>4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6];&quot;', &quot;;[.D106];&quot;, &quot;;[.E106];&quot;, '&quot;;[.G106];&quot;', &quot;;[.J106];&quot;, '&quot;;[.K106];&quot;', &quot;;[.L106];&quot;, &quot;;[.M106];&quot;);&quot;)" office:value-type="string" office:string-value="insert into etat_lieux (date_entree_etat_lieux, km_depart, km_arrive, date_sortie_etat_lieux, incident, type_incident, num_contrat_etat_lieux, code_type_etat_lieux_etat_lieux) Values ('2017/01/22', 5341, 5694, '2017/02/03', 0, '...', 41, 2);" calcext:value-type="string">
            <text:p>insert into etat_lieux (date_entree_etat_lieux, km_depart, km_arrive, date_sortie_etat_lieux, incident, type_incident, num_contrat_etat_lieux, code_type_etat_lieux_etat_lieux) Values ('2017/01/22', 5341, 5694, '2017/02/03', 0, '...', 41, 2);</text:p>
          </table:table-cell>
          <table:table-cell table:number-columns-repeated="1010"/>
        </table:table-row>
        <table:table-row table:style-name="ro3">
          <table:table-cell office:value-type="float" office:value="105" calcext:value-type="float">
            <text:p>10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2017/02/03</text:p>
          </table:table-cell>
          <table:table-cell table:style-name="ce5" office:value-type="float" office:value="16778" calcext:value-type="float">
            <text:p>167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7]=&quot;/&quot;;[.C107];[.I107])" office:value-type="string" office:string-value="2017/02/03" calcext:value-type="string">
            <text:p>2017/02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7]=&quot;null&quot;;&quot;null&quot;;[.I10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0" calcext:value-type="float">
            <text:p>6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7];&quot;', &quot;;[.D107];&quot;, &quot;;[.E107];&quot;, '&quot;;[.G107];&quot;', &quot;;[.J107];&quot;, '&quot;;[.K107];&quot;', &quot;;[.L107];&quot;, &quot;;[.M107];&quot;);&quot;)" office:value-type="string" office:string-value="insert into etat_lieux (date_entree_etat_lieux, km_depart, km_arrive, date_sortie_etat_lieux, incident, type_incident, num_contrat_etat_lieux, code_type_etat_lieux_etat_lieux) Values ('2017/02/03', 16778, null, 'null', 0, '...', 60, 1);" calcext:value-type="string">
            <text:p>insert into etat_lieux (date_entree_etat_lieux, km_depart, km_arrive, date_sortie_etat_lieux, incident, type_incident, num_contrat_etat_lieux, code_type_etat_lieux_etat_lieux) Values ('2017/02/03', 16778, null, 'null', 0, '...', 60, 1);</text:p>
          </table:table-cell>
          <table:table-cell table:number-columns-repeated="1010"/>
        </table:table-row>
        <table:table-row table:style-name="ro3">
          <table:table-cell office:value-type="float" office:value="106" calcext:value-type="float">
            <text:p>10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2017/02/03</text:p>
          </table:table-cell>
          <table:table-cell table:style-name="ce5" office:value-type="float" office:value="28736" calcext:value-type="float">
            <text:p>2873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8]=&quot;/&quot;;[.C108];[.I108])" office:value-type="string" office:string-value="2017/02/03" calcext:value-type="string">
            <text:p>2017/02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8]=&quot;null&quot;;&quot;null&quot;;[.I10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1" calcext:value-type="float">
            <text:p>6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8];&quot;', &quot;;[.D108];&quot;, &quot;;[.E108];&quot;, '&quot;;[.G108];&quot;', &quot;;[.J108];&quot;, '&quot;;[.K108];&quot;', &quot;;[.L108];&quot;, &quot;;[.M108];&quot;);&quot;)" office:value-type="string" office:string-value="insert into etat_lieux (date_entree_etat_lieux, km_depart, km_arrive, date_sortie_etat_lieux, incident, type_incident, num_contrat_etat_lieux, code_type_etat_lieux_etat_lieux) Values ('2017/02/03', 28736, null, 'null', 0, '...', 61, 1);" calcext:value-type="string">
            <text:p>insert into etat_lieux (date_entree_etat_lieux, km_depart, km_arrive, date_sortie_etat_lieux, incident, type_incident, num_contrat_etat_lieux, code_type_etat_lieux_etat_lieux) Values ('2017/02/03', 28736, null, 'null', 0, '...', 61, 1);</text:p>
          </table:table-cell>
          <table:table-cell table:number-columns-repeated="1010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2017/02/03</text:p>
          </table:table-cell>
          <table:table-cell table:style-name="ce5" office:value-type="float" office:value="7066" calcext:value-type="float">
            <text:p>706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09]=&quot;/&quot;;[.C109];[.I109])" office:value-type="string" office:string-value="2017/02/03" calcext:value-type="string">
            <text:p>2017/02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09]=&quot;null&quot;;&quot;null&quot;;[.I10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2" calcext:value-type="float">
            <text:p>6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9];&quot;', &quot;;[.D109];&quot;, &quot;;[.E109];&quot;, '&quot;;[.G109];&quot;', &quot;;[.J109];&quot;, '&quot;;[.K109];&quot;', &quot;;[.L109];&quot;, &quot;;[.M109];&quot;);&quot;)" office:value-type="string" office:string-value="insert into etat_lieux (date_entree_etat_lieux, km_depart, km_arrive, date_sortie_etat_lieux, incident, type_incident, num_contrat_etat_lieux, code_type_etat_lieux_etat_lieux) Values ('2017/02/03', 7066, null, 'null', 0, '...', 62, 1);" calcext:value-type="string">
            <text:p>insert into etat_lieux (date_entree_etat_lieux, km_depart, km_arrive, date_sortie_etat_lieux, incident, type_incident, num_contrat_etat_lieux, code_type_etat_lieux_etat_lieux) Values ('2017/02/03', 7066, null, 'null', 0, '...', 62, 1);</text:p>
          </table:table-cell>
          <table:table-cell table:number-columns-repeated="1010"/>
        </table:table-row>
        <table:table-row table:style-name="ro3">
          <table:table-cell office:value-type="float" office:value="108" calcext:value-type="float">
            <text:p>10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2017/02/03</text:p>
          </table:table-cell>
          <table:table-cell table:style-name="ce5" office:value-type="float" office:value="13447" calcext:value-type="float">
            <text:p>1344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10]=&quot;/&quot;;[.C110];[.I110])" office:value-type="string" office:string-value="2017/02/03" calcext:value-type="string">
            <text:p>2017/02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10]=&quot;null&quot;;&quot;null&quot;;[.I11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3" calcext:value-type="float">
            <text:p>6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0];&quot;', &quot;;[.D110];&quot;, &quot;;[.E110];&quot;, '&quot;;[.G110];&quot;', &quot;;[.J110];&quot;, '&quot;;[.K110];&quot;', &quot;;[.L110];&quot;, &quot;;[.M110];&quot;);&quot;)" office:value-type="string" office:string-value="insert into etat_lieux (date_entree_etat_lieux, km_depart, km_arrive, date_sortie_etat_lieux, incident, type_incident, num_contrat_etat_lieux, code_type_etat_lieux_etat_lieux) Values ('2017/02/03', 13447, null, 'null', 0, '...', 63, 1);" calcext:value-type="string">
            <text:p>insert into etat_lieux (date_entree_etat_lieux, km_depart, km_arrive, date_sortie_etat_lieux, incident, type_incident, num_contrat_etat_lieux, code_type_etat_lieux_etat_lieux) Values ('2017/02/03', 13447, null, 'null', 0, '...', 63, 1);</text:p>
          </table:table-cell>
          <table:table-cell table:number-columns-repeated="1010"/>
        </table:table-row>
        <table:table-row table:style-name="ro3">
          <table:table-cell office:value-type="float" office:value="109" calcext:value-type="float">
            <text:p>10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2017/02/03</text:p>
          </table:table-cell>
          <table:table-cell table:style-name="ce5" office:value-type="float" office:value="14044" calcext:value-type="float">
            <text:p>1404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11]=&quot;/&quot;;[.C111];[.I111])" office:value-type="string" office:string-value="2017/02/03" calcext:value-type="string">
            <text:p>2017/02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11]=&quot;null&quot;;&quot;null&quot;;[.I11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4" calcext:value-type="float">
            <text:p>6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1];&quot;', &quot;;[.D111];&quot;, &quot;;[.E111];&quot;, '&quot;;[.G111];&quot;', &quot;;[.J111];&quot;, '&quot;;[.K111];&quot;', &quot;;[.L111];&quot;, &quot;;[.M111];&quot;);&quot;)" office:value-type="string" office:string-value="insert into etat_lieux (date_entree_etat_lieux, km_depart, km_arrive, date_sortie_etat_lieux, incident, type_incident, num_contrat_etat_lieux, code_type_etat_lieux_etat_lieux) Values ('2017/02/03', 14044, null, 'null', 0, '...', 64, 1);" calcext:value-type="string">
            <text:p>insert into etat_lieux (date_entree_etat_lieux, km_depart, km_arrive, date_sortie_etat_lieux, incident, type_incident, num_contrat_etat_lieux, code_type_etat_lieux_etat_lieux) Values ('2017/02/03', 14044, null, 'null', 0, '...', 64, 1);</text:p>
          </table:table-cell>
          <table:table-cell table:number-columns-repeated="1010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2017/01/22</text:p>
          </table:table-cell>
          <table:table-cell table:style-name="ce8" office:value-type="float" office:value="13343" calcext:value-type="float">
            <text:p>13343</text:p>
          </table:table-cell>
          <table:table-cell table:style-name="ce8" office:value-type="float" office:value="14149" calcext:value-type="float">
            <text:p>14149</text:p>
          </table:table-cell>
          <table:table-cell table:style-name="ce10" table:formula="of:=IF([.I112]=&quot;/&quot;;[.C112];[.I112])" office:value-type="string" office:string-value="2017/02/04" calcext:value-type="string">
            <text:p>2017/02/04</text:p>
          </table:table-cell>
          <table:table-cell table:style-name="ce10" office:value-type="string" calcext:value-type="string">
            <text:p>2017/02/04</text:p>
          </table:table-cell>
          <table:table-cell table:style-name="ce10" table:formula="of:=IF([.E112]=&quot;null&quot;;&quot;null&quot;;[.I112])" office:value-type="string" office:string-value="2017/02/04" calcext:value-type="string">
            <text:p>2017/02/04</text:p>
          </table:table-cell>
          <table:table-cell table:style-name="ce8" office:value-type="string" calcext:value-type="string">
            <text:p>2017/02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2];&quot;', &quot;;[.D112];&quot;, &quot;;[.E112];&quot;, '&quot;;[.G112];&quot;', &quot;;[.J112];&quot;, '&quot;;[.K112];&quot;', &quot;;[.L112];&quot;, &quot;;[.M112];&quot;);&quot;)" office:value-type="string" office:string-value="insert into etat_lieux (date_entree_etat_lieux, km_depart, km_arrive, date_sortie_etat_lieux, incident, type_incident, num_contrat_etat_lieux, code_type_etat_lieux_etat_lieux) Values ('2017/01/22', 13343, 14149, '2017/02/04', 0, '...', 39, 2);" calcext:value-type="string">
            <text:p>insert into etat_lieux (date_entree_etat_lieux, km_depart, km_arrive, date_sortie_etat_lieux, incident, type_incident, num_contrat_etat_lieux, code_type_etat_lieux_etat_lieux) Values ('2017/01/22', 13343, 14149, '2017/02/04', 0, '...', 39, 2);</text:p>
          </table:table-cell>
          <table:table-cell table:number-columns-repeated="1010"/>
        </table:table-row>
        <table:table-row table:style-name="ro3">
          <table:table-cell office:value-type="float" office:value="111" calcext:value-type="float">
            <text:p>11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2017/02/04</text:p>
          </table:table-cell>
          <table:table-cell table:style-name="ce5" office:value-type="float" office:value="2625" calcext:value-type="float">
            <text:p>262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13]=&quot;/&quot;;[.C113];[.I113])" office:value-type="string" office:string-value="2017/02/04" calcext:value-type="string">
            <text:p>2017/02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13]=&quot;null&quot;;&quot;null&quot;;[.I11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5" calcext:value-type="float">
            <text:p>6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3];&quot;', &quot;;[.D113];&quot;, &quot;;[.E113];&quot;, '&quot;;[.G113];&quot;', &quot;;[.J113];&quot;, '&quot;;[.K113];&quot;', &quot;;[.L113];&quot;, &quot;;[.M113];&quot;);&quot;)" office:value-type="string" office:string-value="insert into etat_lieux (date_entree_etat_lieux, km_depart, km_arrive, date_sortie_etat_lieux, incident, type_incident, num_contrat_etat_lieux, code_type_etat_lieux_etat_lieux) Values ('2017/02/04', 2625, null, 'null', 0, '...', 65, 1);" calcext:value-type="string">
            <text:p>insert into etat_lieux (date_entree_etat_lieux, km_depart, km_arrive, date_sortie_etat_lieux, incident, type_incident, num_contrat_etat_lieux, code_type_etat_lieux_etat_lieux) Values ('2017/02/04', 2625, null, 'null', 0, '...', 65, 1);</text:p>
          </table:table-cell>
          <table:table-cell table:number-columns-repeated="1010"/>
        </table:table-row>
        <table:table-row table:style-name="ro3">
          <table:table-cell office:value-type="float" office:value="112" calcext:value-type="float">
            <text:p>1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2017/02/04</text:p>
          </table:table-cell>
          <table:table-cell table:style-name="ce5" office:value-type="float" office:value="3088" calcext:value-type="float">
            <text:p>30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14]=&quot;/&quot;;[.C114];[.I114])" office:value-type="string" office:string-value="2017/02/04" calcext:value-type="string">
            <text:p>2017/02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14]=&quot;null&quot;;&quot;null&quot;;[.I1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6" calcext:value-type="float">
            <text:p>6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4];&quot;', &quot;;[.D114];&quot;, &quot;;[.E114];&quot;, '&quot;;[.G114];&quot;', &quot;;[.J114];&quot;, '&quot;;[.K114];&quot;', &quot;;[.L114];&quot;, &quot;;[.M114];&quot;);&quot;)" office:value-type="string" office:string-value="insert into etat_lieux (date_entree_etat_lieux, km_depart, km_arrive, date_sortie_etat_lieux, incident, type_incident, num_contrat_etat_lieux, code_type_etat_lieux_etat_lieux) Values ('2017/02/04', 3088, null, 'null', 0, '...', 66, 1);" calcext:value-type="string">
            <text:p>insert into etat_lieux (date_entree_etat_lieux, km_depart, km_arrive, date_sortie_etat_lieux, incident, type_incident, num_contrat_etat_lieux, code_type_etat_lieux_etat_lieux) Values ('2017/02/04', 3088, null, 'null', 0, '...', 66, 1);</text:p>
          </table:table-cell>
          <table:table-cell table:number-columns-repeated="1010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2017/01/26</text:p>
          </table:table-cell>
          <table:table-cell table:style-name="ce8" office:value-type="float" office:value="8734" calcext:value-type="float">
            <text:p>8734</text:p>
          </table:table-cell>
          <table:table-cell table:style-name="ce8" office:value-type="float" office:value="9166" calcext:value-type="float">
            <text:p>9166</text:p>
          </table:table-cell>
          <table:table-cell table:style-name="ce10" table:formula="of:=IF([.I115]=&quot;/&quot;;[.C115];[.I115])" office:value-type="string" office:string-value="2017/02/05" calcext:value-type="string">
            <text:p>2017/02/05</text:p>
          </table:table-cell>
          <table:table-cell table:style-name="ce10" office:value-type="string" calcext:value-type="string">
            <text:p>2017/02/05</text:p>
          </table:table-cell>
          <table:table-cell table:style-name="ce10" table:formula="of:=IF([.E115]=&quot;null&quot;;&quot;null&quot;;[.I115])" office:value-type="string" office:string-value="2017/02/05" calcext:value-type="string">
            <text:p>2017/02/05</text:p>
          </table:table-cell>
          <table:table-cell table:style-name="ce8" office:value-type="string" calcext:value-type="string">
            <text:p>2017/02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" calcext:value-type="float">
            <text:p>4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5];&quot;', &quot;;[.D115];&quot;, &quot;;[.E115];&quot;, '&quot;;[.G115];&quot;', &quot;;[.J115];&quot;, '&quot;;[.K115];&quot;', &quot;;[.L115];&quot;, &quot;;[.M115];&quot;);&quot;)" office:value-type="string" office:string-value="insert into etat_lieux (date_entree_etat_lieux, km_depart, km_arrive, date_sortie_etat_lieux, incident, type_incident, num_contrat_etat_lieux, code_type_etat_lieux_etat_lieux) Values ('2017/01/26', 8734, 9166, '2017/02/05', 0, '...', 44, 2);" calcext:value-type="string">
            <text:p>insert into etat_lieux (date_entree_etat_lieux, km_depart, km_arrive, date_sortie_etat_lieux, incident, type_incident, num_contrat_etat_lieux, code_type_etat_lieux_etat_lieux) Values ('2017/01/26', 8734, 9166, '2017/02/05', 0, '...', 44, 2);</text:p>
          </table:table-cell>
          <table:table-cell table:number-columns-repeated="1010"/>
        </table:table-row>
        <table:table-row table:style-name="ro3">
          <table:table-cell office:value-type="float" office:value="114" calcext:value-type="float">
            <text:p>11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2017/01/27</text:p>
          </table:table-cell>
          <table:table-cell table:style-name="ce8" office:value-type="float" office:value="21504" calcext:value-type="float">
            <text:p>21504</text:p>
          </table:table-cell>
          <table:table-cell table:style-name="ce8" office:value-type="float" office:value="22359" calcext:value-type="float">
            <text:p>22359</text:p>
          </table:table-cell>
          <table:table-cell table:style-name="ce10" table:formula="of:=IF([.I116]=&quot;/&quot;;[.C116];[.I116])" office:value-type="string" office:string-value="2017/02/05" calcext:value-type="string">
            <text:p>2017/02/05</text:p>
          </table:table-cell>
          <table:table-cell table:style-name="ce10" office:value-type="string" calcext:value-type="string">
            <text:p>2017/02/05</text:p>
          </table:table-cell>
          <table:table-cell table:style-name="ce10" table:formula="of:=IF([.E116]=&quot;null&quot;;&quot;null&quot;;[.I116])" office:value-type="string" office:string-value="2017/02/05" calcext:value-type="string">
            <text:p>2017/02/05</text:p>
          </table:table-cell>
          <table:table-cell table:style-name="ce8" office:value-type="string" calcext:value-type="string">
            <text:p>2017/02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" calcext:value-type="float">
            <text:p>4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6];&quot;', &quot;;[.D116];&quot;, &quot;;[.E116];&quot;, '&quot;;[.G116];&quot;', &quot;;[.J116];&quot;, '&quot;;[.K116];&quot;', &quot;;[.L116];&quot;, &quot;;[.M116];&quot;);&quot;)" office:value-type="string" office:string-value="insert into etat_lieux (date_entree_etat_lieux, km_depart, km_arrive, date_sortie_etat_lieux, incident, type_incident, num_contrat_etat_lieux, code_type_etat_lieux_etat_lieux) Values ('2017/01/27', 21504, 22359, '2017/02/05', 0, '...', 46, 2);" calcext:value-type="string">
            <text:p>insert into etat_lieux (date_entree_etat_lieux, km_depart, km_arrive, date_sortie_etat_lieux, incident, type_incident, num_contrat_etat_lieux, code_type_etat_lieux_etat_lieux) Values ('2017/01/27', 21504, 22359, '2017/02/05', 0, '...', 46, 2);</text:p>
          </table:table-cell>
          <table:table-cell table:number-columns-repeated="1010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2017/02/05</text:p>
          </table:table-cell>
          <table:table-cell table:style-name="ce5" office:value-type="float" office:value="24877" calcext:value-type="float">
            <text:p>2487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17]=&quot;/&quot;;[.C117];[.I117])" office:value-type="string" office:string-value="2017/02/05" calcext:value-type="string">
            <text:p>2017/02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17]=&quot;null&quot;;&quot;null&quot;;[.I11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7" calcext:value-type="float">
            <text:p>6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7];&quot;', &quot;;[.D117];&quot;, &quot;;[.E117];&quot;, '&quot;;[.G117];&quot;', &quot;;[.J117];&quot;, '&quot;;[.K117];&quot;', &quot;;[.L117];&quot;, &quot;;[.M117];&quot;);&quot;)" office:value-type="string" office:string-value="insert into etat_lieux (date_entree_etat_lieux, km_depart, km_arrive, date_sortie_etat_lieux, incident, type_incident, num_contrat_etat_lieux, code_type_etat_lieux_etat_lieux) Values ('2017/02/05', 24877, null, 'null', 0, '...', 67, 1);" calcext:value-type="string">
            <text:p>insert into etat_lieux (date_entree_etat_lieux, km_depart, km_arrive, date_sortie_etat_lieux, incident, type_incident, num_contrat_etat_lieux, code_type_etat_lieux_etat_lieux) Values ('2017/02/05', 24877, null, 'null', 0, '...', 67, 1);</text:p>
          </table:table-cell>
          <table:table-cell table:number-columns-repeated="1010"/>
        </table:table-row>
        <table:table-row table:style-name="ro3">
          <table:table-cell office:value-type="float" office:value="116" calcext:value-type="float">
            <text:p>11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2017/01/27</text:p>
          </table:table-cell>
          <table:table-cell table:style-name="ce8" office:value-type="float" office:value="9627" calcext:value-type="float">
            <text:p>9627</text:p>
          </table:table-cell>
          <table:table-cell table:style-name="ce8" office:value-type="float" office:value="10357" calcext:value-type="float">
            <text:p>10357</text:p>
          </table:table-cell>
          <table:table-cell table:style-name="ce10" table:formula="of:=IF([.I118]=&quot;/&quot;;[.C118];[.I118])" office:value-type="string" office:string-value="2017/02/07" calcext:value-type="string">
            <text:p>2017/02/07</text:p>
          </table:table-cell>
          <table:table-cell table:style-name="ce10" office:value-type="string" calcext:value-type="string">
            <text:p>2017/02/07</text:p>
          </table:table-cell>
          <table:table-cell table:style-name="ce10" table:formula="of:=IF([.E118]=&quot;null&quot;;&quot;null&quot;;[.I118])" office:value-type="string" office:string-value="2017/02/07" calcext:value-type="string">
            <text:p>2017/02/07</text:p>
          </table:table-cell>
          <table:table-cell table:style-name="ce8" office:value-type="string" calcext:value-type="string">
            <text:p>2017/02/0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" calcext:value-type="float">
            <text:p>4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8];&quot;', &quot;;[.D118];&quot;, &quot;;[.E118];&quot;, '&quot;;[.G118];&quot;', &quot;;[.J118];&quot;, '&quot;;[.K118];&quot;', &quot;;[.L118];&quot;, &quot;;[.M118];&quot;);&quot;)" office:value-type="string" office:string-value="insert into etat_lieux (date_entree_etat_lieux, km_depart, km_arrive, date_sortie_etat_lieux, incident, type_incident, num_contrat_etat_lieux, code_type_etat_lieux_etat_lieux) Values ('2017/01/27', 9627, 10357, '2017/02/07', 0, '...', 47, 2);" calcext:value-type="string">
            <text:p>insert into etat_lieux (date_entree_etat_lieux, km_depart, km_arrive, date_sortie_etat_lieux, incident, type_incident, num_contrat_etat_lieux, code_type_etat_lieux_etat_lieux) Values ('2017/01/27', 9627, 10357, '2017/02/07', 0, '...', 47, 2);</text:p>
          </table:table-cell>
          <table:table-cell table:number-columns-repeated="1010"/>
        </table:table-row>
        <table:table-row table:style-name="ro3">
          <table:table-cell office:value-type="float" office:value="117" calcext:value-type="float">
            <text:p>117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2017/01/31</text:p>
          </table:table-cell>
          <table:table-cell table:style-name="ce8" office:value-type="float" office:value="23085" calcext:value-type="float">
            <text:p>23085</text:p>
          </table:table-cell>
          <table:table-cell table:style-name="ce8" office:value-type="float" office:value="23817" calcext:value-type="float">
            <text:p>23817</text:p>
          </table:table-cell>
          <table:table-cell table:style-name="ce10" table:formula="of:=IF([.I119]=&quot;/&quot;;[.C119];[.I119])" office:value-type="string" office:string-value="2017/02/08" calcext:value-type="string">
            <text:p>2017/02/08</text:p>
          </table:table-cell>
          <table:table-cell table:style-name="ce10" office:value-type="string" calcext:value-type="string">
            <text:p>2017/02/08</text:p>
          </table:table-cell>
          <table:table-cell table:style-name="ce10" table:formula="of:=IF([.E119]=&quot;null&quot;;&quot;null&quot;;[.I119])" office:value-type="string" office:string-value="2017/02/08" calcext:value-type="string">
            <text:p>2017/02/08</text:p>
          </table:table-cell>
          <table:table-cell table:style-name="ce8" office:value-type="string" calcext:value-type="string">
            <text:p>2017/02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4" calcext:value-type="float">
            <text:p>5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19];&quot;', &quot;;[.D119];&quot;, &quot;;[.E119];&quot;, '&quot;;[.G119];&quot;', &quot;;[.J119];&quot;, '&quot;;[.K119];&quot;', &quot;;[.L119];&quot;, &quot;;[.M119];&quot;);&quot;)" office:value-type="string" office:string-value="insert into etat_lieux (date_entree_etat_lieux, km_depart, km_arrive, date_sortie_etat_lieux, incident, type_incident, num_contrat_etat_lieux, code_type_etat_lieux_etat_lieux) Values ('2017/01/31', 23085, 23817, '2017/02/08', 0, '...', 54, 2);" calcext:value-type="string">
            <text:p>insert into etat_lieux (date_entree_etat_lieux, km_depart, km_arrive, date_sortie_etat_lieux, incident, type_incident, num_contrat_etat_lieux, code_type_etat_lieux_etat_lieux) Values ('2017/01/31', 23085, 23817, '2017/02/08', 0, '...', 54, 2);</text:p>
          </table:table-cell>
          <table:table-cell table:number-columns-repeated="10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2017/02/08</text:p>
          </table:table-cell>
          <table:table-cell table:style-name="ce5" office:value-type="float" office:value="23449" calcext:value-type="float">
            <text:p>234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20]=&quot;/&quot;;[.C120];[.I120])" office:value-type="string" office:string-value="2017/02/08" calcext:value-type="string">
            <text:p>2017/02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20]=&quot;null&quot;;&quot;null&quot;;[.I12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8" calcext:value-type="float">
            <text:p>6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0];&quot;', &quot;;[.D120];&quot;, &quot;;[.E120];&quot;, '&quot;;[.G120];&quot;', &quot;;[.J120];&quot;, '&quot;;[.K120];&quot;', &quot;;[.L120];&quot;, &quot;;[.M120];&quot;);&quot;)" office:value-type="string" office:string-value="insert into etat_lieux (date_entree_etat_lieux, km_depart, km_arrive, date_sortie_etat_lieux, incident, type_incident, num_contrat_etat_lieux, code_type_etat_lieux_etat_lieux) Values ('2017/02/08', 23449, null, 'null', 0, '...', 68, 1);" calcext:value-type="string">
            <text:p>insert into etat_lieux (date_entree_etat_lieux, km_depart, km_arrive, date_sortie_etat_lieux, incident, type_incident, num_contrat_etat_lieux, code_type_etat_lieux_etat_lieux) Values ('2017/02/08', 23449, null, 'null', 0, '...', 68, 1);</text:p>
          </table:table-cell>
          <table:table-cell table:number-columns-repeated="10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2017/02/08</text:p>
          </table:table-cell>
          <table:table-cell table:style-name="ce5" office:value-type="float" office:value="14293" calcext:value-type="float">
            <text:p>1429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21]=&quot;/&quot;;[.C121];[.I121])" office:value-type="string" office:string-value="2017/02/08" calcext:value-type="string">
            <text:p>2017/02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21]=&quot;null&quot;;&quot;null&quot;;[.I12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69" calcext:value-type="float">
            <text:p>6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1];&quot;', &quot;;[.D121];&quot;, &quot;;[.E121];&quot;, '&quot;;[.G121];&quot;', &quot;;[.J121];&quot;, '&quot;;[.K121];&quot;', &quot;;[.L121];&quot;, &quot;;[.M121];&quot;);&quot;)" office:value-type="string" office:string-value="insert into etat_lieux (date_entree_etat_lieux, km_depart, km_arrive, date_sortie_etat_lieux, incident, type_incident, num_contrat_etat_lieux, code_type_etat_lieux_etat_lieux) Values ('2017/02/08', 14293, null, 'null', 0, '...', 69, 1);" calcext:value-type="string">
            <text:p>insert into etat_lieux (date_entree_etat_lieux, km_depart, km_arrive, date_sortie_etat_lieux, incident, type_incident, num_contrat_etat_lieux, code_type_etat_lieux_etat_lieux) Values ('2017/02/08', 14293, null, 'null', 0, '...', 69, 1);</text:p>
          </table:table-cell>
          <table:table-cell table:number-columns-repeated="1010"/>
        </table:table-row>
        <table:table-row table:style-name="ro3">
          <table:table-cell office:value-type="float" office:value="120" calcext:value-type="float">
            <text:p>120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2017/02/09</text:p>
          </table:table-cell>
          <table:table-cell table:style-name="ce5" office:value-type="float" office:value="11051" calcext:value-type="float">
            <text:p>1105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22]=&quot;/&quot;;[.C122];[.I122])" office:value-type="string" office:string-value="2017/02/09" calcext:value-type="string">
            <text:p>2017/02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22]=&quot;null&quot;;&quot;null&quot;;[.I12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0" calcext:value-type="float">
            <text:p>7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2];&quot;', &quot;;[.D122];&quot;, &quot;;[.E122];&quot;, '&quot;;[.G122];&quot;', &quot;;[.J122];&quot;, '&quot;;[.K122];&quot;', &quot;;[.L122];&quot;, &quot;;[.M122];&quot;);&quot;)" office:value-type="string" office:string-value="insert into etat_lieux (date_entree_etat_lieux, km_depart, km_arrive, date_sortie_etat_lieux, incident, type_incident, num_contrat_etat_lieux, code_type_etat_lieux_etat_lieux) Values ('2017/02/09', 11051, null, 'null', 0, '...', 70, 1);" calcext:value-type="string">
            <text:p>insert into etat_lieux (date_entree_etat_lieux, km_depart, km_arrive, date_sortie_etat_lieux, incident, type_incident, num_contrat_etat_lieux, code_type_etat_lieux_etat_lieux) Values ('2017/02/09', 11051, null, 'null', 0, '...', 70, 1);</text:p>
          </table:table-cell>
          <table:table-cell table:number-columns-repeated="1010"/>
        </table:table-row>
        <table:table-row table:style-name="ro3">
          <table:table-cell office:value-type="float" office:value="121" calcext:value-type="float">
            <text:p>121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2017/02/02</text:p>
          </table:table-cell>
          <table:table-cell table:style-name="ce8" office:value-type="float" office:value="3215" calcext:value-type="float">
            <text:p>3215</text:p>
          </table:table-cell>
          <table:table-cell table:style-name="ce8" office:value-type="float" office:value="3908" calcext:value-type="float">
            <text:p>3908</text:p>
          </table:table-cell>
          <table:table-cell table:style-name="ce10" table:formula="of:=IF([.I123]=&quot;/&quot;;[.C123];[.I123])" office:value-type="string" office:string-value="2017/02/10" calcext:value-type="string">
            <text:p>2017/02/10</text:p>
          </table:table-cell>
          <table:table-cell table:style-name="ce10" office:value-type="string" calcext:value-type="string">
            <text:p>2017/02/10</text:p>
          </table:table-cell>
          <table:table-cell table:style-name="ce10" table:formula="of:=IF([.E123]=&quot;null&quot;;&quot;null&quot;;[.I123])" office:value-type="string" office:string-value="2017/02/10" calcext:value-type="string">
            <text:p>2017/02/10</text:p>
          </table:table-cell>
          <table:table-cell table:style-name="ce8" office:value-type="string" calcext:value-type="string">
            <text:p>2017/02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8" calcext:value-type="float">
            <text:p>5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3];&quot;', &quot;;[.D123];&quot;, &quot;;[.E123];&quot;, '&quot;;[.G123];&quot;', &quot;;[.J123];&quot;, '&quot;;[.K123];&quot;', &quot;;[.L123];&quot;, &quot;;[.M123];&quot;);&quot;)" office:value-type="string" office:string-value="insert into etat_lieux (date_entree_etat_lieux, km_depart, km_arrive, date_sortie_etat_lieux, incident, type_incident, num_contrat_etat_lieux, code_type_etat_lieux_etat_lieux) Values ('2017/02/02', 3215, 3908, '2017/02/10', 0, '...', 58, 2);" calcext:value-type="string">
            <text:p>insert into etat_lieux (date_entree_etat_lieux, km_depart, km_arrive, date_sortie_etat_lieux, incident, type_incident, num_contrat_etat_lieux, code_type_etat_lieux_etat_lieux) Values ('2017/02/02', 3215, 3908, '2017/02/10', 0, '...', 58, 2);</text:p>
          </table:table-cell>
          <table:table-cell table:number-columns-repeated="1010"/>
        </table:table-row>
        <table:table-row table:style-name="ro3">
          <table:table-cell office:value-type="float" office:value="122" calcext:value-type="float">
            <text:p>12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2017/02/05</text:p>
          </table:table-cell>
          <table:table-cell table:style-name="ce8" office:value-type="float" office:value="24877" calcext:value-type="float">
            <text:p>24877</text:p>
          </table:table-cell>
          <table:table-cell table:style-name="ce8" office:value-type="float" office:value="25595" calcext:value-type="float">
            <text:p>25595</text:p>
          </table:table-cell>
          <table:table-cell table:style-name="ce10" table:formula="of:=IF([.I124]=&quot;/&quot;;[.C124];[.I124])" office:value-type="string" office:string-value="2017/02/10" calcext:value-type="string">
            <text:p>2017/02/10</text:p>
          </table:table-cell>
          <table:table-cell table:style-name="ce10" office:value-type="string" calcext:value-type="string">
            <text:p>2017/02/10</text:p>
          </table:table-cell>
          <table:table-cell table:style-name="ce10" table:formula="of:=IF([.E124]=&quot;null&quot;;&quot;null&quot;;[.I124])" office:value-type="string" office:string-value="2017/02/10" calcext:value-type="string">
            <text:p>2017/02/10</text:p>
          </table:table-cell>
          <table:table-cell table:style-name="ce8" office:value-type="string" calcext:value-type="string">
            <text:p>2017/02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7" calcext:value-type="float">
            <text:p>6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4];&quot;', &quot;;[.D124];&quot;, &quot;;[.E124];&quot;, '&quot;;[.G124];&quot;', &quot;;[.J124];&quot;, '&quot;;[.K124];&quot;', &quot;;[.L124];&quot;, &quot;;[.M124];&quot;);&quot;)" office:value-type="string" office:string-value="insert into etat_lieux (date_entree_etat_lieux, km_depart, km_arrive, date_sortie_etat_lieux, incident, type_incident, num_contrat_etat_lieux, code_type_etat_lieux_etat_lieux) Values ('2017/02/05', 24877, 25595, '2017/02/10', 0, '...', 67, 2);" calcext:value-type="string">
            <text:p>insert into etat_lieux (date_entree_etat_lieux, km_depart, km_arrive, date_sortie_etat_lieux, incident, type_incident, num_contrat_etat_lieux, code_type_etat_lieux_etat_lieux) Values ('2017/02/05', 24877, 25595, '2017/02/10', 0, '...', 67, 2);</text:p>
          </table:table-cell>
          <table:table-cell table:number-columns-repeated="1010"/>
        </table:table-row>
        <table:table-row table:style-name="ro3">
          <table:table-cell office:value-type="float" office:value="123" calcext:value-type="float">
            <text:p>12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2017/02/10</text:p>
          </table:table-cell>
          <table:table-cell table:style-name="ce5" office:value-type="float" office:value="27988" calcext:value-type="float">
            <text:p>279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25]=&quot;/&quot;;[.C125];[.I125])" office:value-type="string" office:string-value="2017/02/10" calcext:value-type="string">
            <text:p>2017/02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25]=&quot;null&quot;;&quot;null&quot;;[.I12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1" calcext:value-type="float">
            <text:p>7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5];&quot;', &quot;;[.D125];&quot;, &quot;;[.E125];&quot;, '&quot;;[.G125];&quot;', &quot;;[.J125];&quot;, '&quot;;[.K125];&quot;', &quot;;[.L125];&quot;, &quot;;[.M125];&quot;);&quot;)" office:value-type="string" office:string-value="insert into etat_lieux (date_entree_etat_lieux, km_depart, km_arrive, date_sortie_etat_lieux, incident, type_incident, num_contrat_etat_lieux, code_type_etat_lieux_etat_lieux) Values ('2017/02/10', 27988, null, 'null', 0, '...', 71, 1);" calcext:value-type="string">
            <text:p>insert into etat_lieux (date_entree_etat_lieux, km_depart, km_arrive, date_sortie_etat_lieux, incident, type_incident, num_contrat_etat_lieux, code_type_etat_lieux_etat_lieux) Values ('2017/02/10', 27988, null, 'null', 0, '...', 71, 1);</text:p>
          </table:table-cell>
          <table:table-cell table:number-columns-repeated="1010"/>
        </table:table-row>
        <table:table-row table:style-name="ro3">
          <table:table-cell office:value-type="float" office:value="124" calcext:value-type="float">
            <text:p>12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2017/02/10</text:p>
          </table:table-cell>
          <table:table-cell table:style-name="ce5" office:value-type="float" office:value="13649" calcext:value-type="float">
            <text:p>136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26]=&quot;/&quot;;[.C126];[.I126])" office:value-type="string" office:string-value="2017/02/10" calcext:value-type="string">
            <text:p>2017/02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26]=&quot;null&quot;;&quot;null&quot;;[.I12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2" calcext:value-type="float">
            <text:p>7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6];&quot;', &quot;;[.D126];&quot;, &quot;;[.E126];&quot;, '&quot;;[.G126];&quot;', &quot;;[.J126];&quot;, '&quot;;[.K126];&quot;', &quot;;[.L126];&quot;, &quot;;[.M126];&quot;);&quot;)" office:value-type="string" office:string-value="insert into etat_lieux (date_entree_etat_lieux, km_depart, km_arrive, date_sortie_etat_lieux, incident, type_incident, num_contrat_etat_lieux, code_type_etat_lieux_etat_lieux) Values ('2017/02/10', 13649, null, 'null', 0, '...', 72, 1);" calcext:value-type="string">
            <text:p>insert into etat_lieux (date_entree_etat_lieux, km_depart, km_arrive, date_sortie_etat_lieux, incident, type_incident, num_contrat_etat_lieux, code_type_etat_lieux_etat_lieux) Values ('2017/02/10', 13649, null, 'null', 0, '...', 72, 1);</text:p>
          </table:table-cell>
          <table:table-cell table:number-columns-repeated="1010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2017/02/10</text:p>
          </table:table-cell>
          <table:table-cell table:style-name="ce5" office:value-type="float" office:value="21991" calcext:value-type="float">
            <text:p>2199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27]=&quot;/&quot;;[.C127];[.I127])" office:value-type="string" office:string-value="2017/02/10" calcext:value-type="string">
            <text:p>2017/02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27]=&quot;null&quot;;&quot;null&quot;;[.I12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3" calcext:value-type="float">
            <text:p>7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7];&quot;', &quot;;[.D127];&quot;, &quot;;[.E127];&quot;, '&quot;;[.G127];&quot;', &quot;;[.J127];&quot;, '&quot;;[.K127];&quot;', &quot;;[.L127];&quot;, &quot;;[.M127];&quot;);&quot;)" office:value-type="string" office:string-value="insert into etat_lieux (date_entree_etat_lieux, km_depart, km_arrive, date_sortie_etat_lieux, incident, type_incident, num_contrat_etat_lieux, code_type_etat_lieux_etat_lieux) Values ('2017/02/10', 21991, null, 'null', 0, '...', 73, 1);" calcext:value-type="string">
            <text:p>insert into etat_lieux (date_entree_etat_lieux, km_depart, km_arrive, date_sortie_etat_lieux, incident, type_incident, num_contrat_etat_lieux, code_type_etat_lieux_etat_lieux) Values ('2017/02/10', 21991, null, 'null', 0, '...', 73, 1);</text:p>
          </table:table-cell>
          <table:table-cell table:number-columns-repeated="1010"/>
        </table:table-row>
        <table:table-row table:style-name="ro3">
          <table:table-cell office:value-type="float" office:value="126" calcext:value-type="float">
            <text:p>126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2017/02/10</text:p>
          </table:table-cell>
          <table:table-cell table:style-name="ce5" office:value-type="float" office:value="27955" calcext:value-type="float">
            <text:p>2795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28]=&quot;/&quot;;[.C128];[.I128])" office:value-type="string" office:string-value="2017/02/10" calcext:value-type="string">
            <text:p>2017/02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28]=&quot;null&quot;;&quot;null&quot;;[.I12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4" calcext:value-type="float">
            <text:p>7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8];&quot;', &quot;;[.D128];&quot;, &quot;;[.E128];&quot;, '&quot;;[.G128];&quot;', &quot;;[.J128];&quot;, '&quot;;[.K128];&quot;', &quot;;[.L128];&quot;, &quot;;[.M128];&quot;);&quot;)" office:value-type="string" office:string-value="insert into etat_lieux (date_entree_etat_lieux, km_depart, km_arrive, date_sortie_etat_lieux, incident, type_incident, num_contrat_etat_lieux, code_type_etat_lieux_etat_lieux) Values ('2017/02/10', 27955, null, 'null', 0, '...', 74, 1);" calcext:value-type="string">
            <text:p>insert into etat_lieux (date_entree_etat_lieux, km_depart, km_arrive, date_sortie_etat_lieux, incident, type_incident, num_contrat_etat_lieux, code_type_etat_lieux_etat_lieux) Values ('2017/02/10', 27955, null, 'null', 0, '...', 74, 1);</text:p>
          </table:table-cell>
          <table:table-cell table:number-columns-repeated="1010"/>
        </table:table-row>
        <table:table-row table:style-name="ro3">
          <table:table-cell office:value-type="float" office:value="127" calcext:value-type="float">
            <text:p>127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2017/01/30</text:p>
          </table:table-cell>
          <table:table-cell table:style-name="ce8" office:value-type="float" office:value="24059" calcext:value-type="float">
            <text:p>24059</text:p>
          </table:table-cell>
          <table:table-cell table:style-name="ce8" office:value-type="float" office:value="25103" calcext:value-type="float">
            <text:p>25103</text:p>
          </table:table-cell>
          <table:table-cell table:style-name="ce10" table:formula="of:=IF([.I129]=&quot;/&quot;;[.C129];[.I129])" office:value-type="string" office:string-value="2017/02/11" calcext:value-type="string">
            <text:p>2017/02/11</text:p>
          </table:table-cell>
          <table:table-cell table:style-name="ce10" office:value-type="string" calcext:value-type="string">
            <text:p>2017/02/11</text:p>
          </table:table-cell>
          <table:table-cell table:style-name="ce10" table:formula="of:=IF([.E129]=&quot;null&quot;;&quot;null&quot;;[.I129])" office:value-type="string" office:string-value="2017/02/11" calcext:value-type="string">
            <text:p>2017/02/11</text:p>
          </table:table-cell>
          <table:table-cell table:style-name="ce8" office:value-type="string" calcext:value-type="string">
            <text:p>2017/02/1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rendu sans le plein</text:p>
          </table:table-cell>
          <table:table-cell table:style-name="ce18" office:value-type="float" office:value="51" calcext:value-type="float">
            <text:p>5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29];&quot;', &quot;;[.D129];&quot;, &quot;;[.E129];&quot;, '&quot;;[.G129];&quot;', &quot;;[.J129];&quot;, '&quot;;[.K129];&quot;', &quot;;[.L129];&quot;, &quot;;[.M129];&quot;);&quot;)" office:value-type="string" office:string-value="insert into etat_lieux (date_entree_etat_lieux, km_depart, km_arrive, date_sortie_etat_lieux, incident, type_incident, num_contrat_etat_lieux, code_type_etat_lieux_etat_lieux) Values ('2017/01/30', 24059, 25103, '2017/02/11', 1, 'rendu sans le plein', 51, 2);" calcext:value-type="string">
            <text:p>insert into etat_lieux (date_entree_etat_lieux, km_depart, km_arrive, date_sortie_etat_lieux, incident, type_incident, num_contrat_etat_lieux, code_type_etat_lieux_etat_lieux) Values ('2017/01/30', 24059, 25103, '2017/02/11', 1, 'rendu sans le plein', 51, 2);</text:p>
          </table:table-cell>
          <table:table-cell table:number-columns-repeated="1010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2017/02/02</text:p>
          </table:table-cell>
          <table:table-cell table:style-name="ce8" office:value-type="float" office:value="25162" calcext:value-type="float">
            <text:p>25162</text:p>
          </table:table-cell>
          <table:table-cell table:style-name="ce8" office:value-type="float" office:value="25264" calcext:value-type="float">
            <text:p>25264</text:p>
          </table:table-cell>
          <table:table-cell table:style-name="ce10" table:formula="of:=IF([.I130]=&quot;/&quot;;[.C130];[.I130])" office:value-type="string" office:string-value="2017/02/11" calcext:value-type="string">
            <text:p>2017/02/11</text:p>
          </table:table-cell>
          <table:table-cell table:style-name="ce10" office:value-type="string" calcext:value-type="string">
            <text:p>2017/02/11</text:p>
          </table:table-cell>
          <table:table-cell table:style-name="ce10" table:formula="of:=IF([.E130]=&quot;null&quot;;&quot;null&quot;;[.I130])" office:value-type="string" office:string-value="2017/02/11" calcext:value-type="string">
            <text:p>2017/02/11</text:p>
          </table:table-cell>
          <table:table-cell table:style-name="ce8" office:value-type="string" calcext:value-type="string">
            <text:p>2017/02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7" calcext:value-type="float">
            <text:p>5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0];&quot;', &quot;;[.D130];&quot;, &quot;;[.E130];&quot;, '&quot;;[.G130];&quot;', &quot;;[.J130];&quot;, '&quot;;[.K130];&quot;', &quot;;[.L130];&quot;, &quot;;[.M130];&quot;);&quot;)" office:value-type="string" office:string-value="insert into etat_lieux (date_entree_etat_lieux, km_depart, km_arrive, date_sortie_etat_lieux, incident, type_incident, num_contrat_etat_lieux, code_type_etat_lieux_etat_lieux) Values ('2017/02/02', 25162, 25264, '2017/02/11', 0, '...', 57, 2);" calcext:value-type="string">
            <text:p>insert into etat_lieux (date_entree_etat_lieux, km_depart, km_arrive, date_sortie_etat_lieux, incident, type_incident, num_contrat_etat_lieux, code_type_etat_lieux_etat_lieux) Values ('2017/02/02', 25162, 25264, '2017/02/11', 0, '...', 57, 2);</text:p>
          </table:table-cell>
          <table:table-cell table:number-columns-repeated="1010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2017/02/10</text:p>
          </table:table-cell>
          <table:table-cell table:style-name="ce8" office:value-type="float" office:value="27955" calcext:value-type="float">
            <text:p>27955</text:p>
          </table:table-cell>
          <table:table-cell table:style-name="ce8" office:value-type="float" office:value="28597" calcext:value-type="float">
            <text:p>28597</text:p>
          </table:table-cell>
          <table:table-cell table:style-name="ce10" table:formula="of:=IF([.I131]=&quot;/&quot;;[.C131];[.I131])" office:value-type="string" office:string-value="2017/02/11" calcext:value-type="string">
            <text:p>2017/02/11</text:p>
          </table:table-cell>
          <table:table-cell table:style-name="ce10" office:value-type="string" calcext:value-type="string">
            <text:p>2017/02/11</text:p>
          </table:table-cell>
          <table:table-cell table:style-name="ce10" table:formula="of:=IF([.E131]=&quot;null&quot;;&quot;null&quot;;[.I131])" office:value-type="string" office:string-value="2017/02/11" calcext:value-type="string">
            <text:p>2017/02/11</text:p>
          </table:table-cell>
          <table:table-cell table:style-name="ce8" office:value-type="string" calcext:value-type="string">
            <text:p>2017/02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4" calcext:value-type="float">
            <text:p>7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1];&quot;', &quot;;[.D131];&quot;, &quot;;[.E131];&quot;, '&quot;;[.G131];&quot;', &quot;;[.J131];&quot;, '&quot;;[.K131];&quot;', &quot;;[.L131];&quot;, &quot;;[.M131];&quot;);&quot;)" office:value-type="string" office:string-value="insert into etat_lieux (date_entree_etat_lieux, km_depart, km_arrive, date_sortie_etat_lieux, incident, type_incident, num_contrat_etat_lieux, code_type_etat_lieux_etat_lieux) Values ('2017/02/10', 27955, 28597, '2017/02/11', 0, '...', 74, 2);" calcext:value-type="string">
            <text:p>insert into etat_lieux (date_entree_etat_lieux, km_depart, km_arrive, date_sortie_etat_lieux, incident, type_incident, num_contrat_etat_lieux, code_type_etat_lieux_etat_lieux) Values ('2017/02/10', 27955, 28597, '2017/02/11', 0, '...', 74, 2);</text:p>
          </table:table-cell>
          <table:table-cell table:number-columns-repeated="1010"/>
        </table:table-row>
        <table:table-row table:style-name="ro3">
          <table:table-cell office:value-type="float" office:value="130" calcext:value-type="float">
            <text:p>13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2017/02/11</text:p>
          </table:table-cell>
          <table:table-cell table:style-name="ce5" office:value-type="float" office:value="28180" calcext:value-type="float">
            <text:p>2818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32]=&quot;/&quot;;[.C132];[.I132])" office:value-type="string" office:string-value="2017/02/11" calcext:value-type="string">
            <text:p>2017/02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32]=&quot;null&quot;;&quot;null&quot;;[.I13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5" calcext:value-type="float">
            <text:p>7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2];&quot;', &quot;;[.D132];&quot;, &quot;;[.E132];&quot;, '&quot;;[.G132];&quot;', &quot;;[.J132];&quot;, '&quot;;[.K132];&quot;', &quot;;[.L132];&quot;, &quot;;[.M132];&quot;);&quot;)" office:value-type="string" office:string-value="insert into etat_lieux (date_entree_etat_lieux, km_depart, km_arrive, date_sortie_etat_lieux, incident, type_incident, num_contrat_etat_lieux, code_type_etat_lieux_etat_lieux) Values ('2017/02/11', 28180, null, 'null', 0, '...', 75, 1);" calcext:value-type="string">
            <text:p>insert into etat_lieux (date_entree_etat_lieux, km_depart, km_arrive, date_sortie_etat_lieux, incident, type_incident, num_contrat_etat_lieux, code_type_etat_lieux_etat_lieux) Values ('2017/02/11', 28180, null, 'null', 0, '...', 75, 1);</text:p>
          </table:table-cell>
          <table:table-cell table:number-columns-repeated="1010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2017/02/11</text:p>
          </table:table-cell>
          <table:table-cell table:style-name="ce5" office:value-type="float" office:value="12315" calcext:value-type="float">
            <text:p>1231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33]=&quot;/&quot;;[.C133];[.I133])" office:value-type="string" office:string-value="2017/02/11" calcext:value-type="string">
            <text:p>2017/02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33]=&quot;null&quot;;&quot;null&quot;;[.I13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6" calcext:value-type="float">
            <text:p>7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3];&quot;', &quot;;[.D133];&quot;, &quot;;[.E133];&quot;, '&quot;;[.G133];&quot;', &quot;;[.J133];&quot;, '&quot;;[.K133];&quot;', &quot;;[.L133];&quot;, &quot;;[.M133];&quot;);&quot;)" office:value-type="string" office:string-value="insert into etat_lieux (date_entree_etat_lieux, km_depart, km_arrive, date_sortie_etat_lieux, incident, type_incident, num_contrat_etat_lieux, code_type_etat_lieux_etat_lieux) Values ('2017/02/11', 12315, null, 'null', 0, '...', 76, 1);" calcext:value-type="string">
            <text:p>insert into etat_lieux (date_entree_etat_lieux, km_depart, km_arrive, date_sortie_etat_lieux, incident, type_incident, num_contrat_etat_lieux, code_type_etat_lieux_etat_lieux) Values ('2017/02/11', 12315, null, 'null', 0, '...', 76, 1);</text:p>
          </table:table-cell>
          <table:table-cell table:number-columns-repeated="1010"/>
        </table:table-row>
        <table:table-row table:style-name="ro3">
          <table:table-cell office:value-type="float" office:value="132" calcext:value-type="float">
            <text:p>13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2017/02/11</text:p>
          </table:table-cell>
          <table:table-cell table:style-name="ce5" office:value-type="float" office:value="17948" calcext:value-type="float">
            <text:p>1794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34]=&quot;/&quot;;[.C134];[.I134])" office:value-type="string" office:string-value="2017/02/11" calcext:value-type="string">
            <text:p>2017/02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34]=&quot;null&quot;;&quot;null&quot;;[.I13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7" calcext:value-type="float">
            <text:p>7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4];&quot;', &quot;;[.D134];&quot;, &quot;;[.E134];&quot;, '&quot;;[.G134];&quot;', &quot;;[.J134];&quot;, '&quot;;[.K134];&quot;', &quot;;[.L134];&quot;, &quot;;[.M134];&quot;);&quot;)" office:value-type="string" office:string-value="insert into etat_lieux (date_entree_etat_lieux, km_depart, km_arrive, date_sortie_etat_lieux, incident, type_incident, num_contrat_etat_lieux, code_type_etat_lieux_etat_lieux) Values ('2017/02/11', 17948, null, 'null', 0, '...', 77, 1);" calcext:value-type="string">
            <text:p>insert into etat_lieux (date_entree_etat_lieux, km_depart, km_arrive, date_sortie_etat_lieux, incident, type_incident, num_contrat_etat_lieux, code_type_etat_lieux_etat_lieux) Values ('2017/02/11', 17948, null, 'null', 0, '...', 77, 1);</text:p>
          </table:table-cell>
          <table:table-cell table:number-columns-repeated="1010"/>
        </table:table-row>
        <table:table-row table:style-name="ro3">
          <table:table-cell office:value-type="float" office:value="133" calcext:value-type="float">
            <text:p>133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2017/01/28</text:p>
          </table:table-cell>
          <table:table-cell table:style-name="ce8" office:value-type="float" office:value="8917" calcext:value-type="float">
            <text:p>8917</text:p>
          </table:table-cell>
          <table:table-cell table:style-name="ce8" office:value-type="float" office:value="10300" calcext:value-type="float">
            <text:p>10300</text:p>
          </table:table-cell>
          <table:table-cell table:style-name="ce10" table:formula="of:=IF([.I135]=&quot;/&quot;;[.C135];[.I135])" office:value-type="string" office:string-value="2017/02/12" calcext:value-type="string">
            <text:p>2017/02/12</text:p>
          </table:table-cell>
          <table:table-cell table:style-name="ce10" office:value-type="string" calcext:value-type="string">
            <text:p>2017/02/12</text:p>
          </table:table-cell>
          <table:table-cell table:style-name="ce10" table:formula="of:=IF([.E135]=&quot;null&quot;;&quot;null&quot;;[.I135])" office:value-type="string" office:string-value="2017/02/12" calcext:value-type="string">
            <text:p>2017/02/12</text:p>
          </table:table-cell>
          <table:table-cell table:style-name="ce8" office:value-type="string" calcext:value-type="string">
            <text:p>2017/02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" calcext:value-type="float">
            <text:p>4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5];&quot;', &quot;;[.D135];&quot;, &quot;;[.E135];&quot;, '&quot;;[.G135];&quot;', &quot;;[.J135];&quot;, '&quot;;[.K135];&quot;', &quot;;[.L135];&quot;, &quot;;[.M135];&quot;);&quot;)" office:value-type="string" office:string-value="insert into etat_lieux (date_entree_etat_lieux, km_depart, km_arrive, date_sortie_etat_lieux, incident, type_incident, num_contrat_etat_lieux, code_type_etat_lieux_etat_lieux) Values ('2017/01/28', 8917, 10300, '2017/02/12', 0, '...', 48, 2);" calcext:value-type="string">
            <text:p>insert into etat_lieux (date_entree_etat_lieux, km_depart, km_arrive, date_sortie_etat_lieux, incident, type_incident, num_contrat_etat_lieux, code_type_etat_lieux_etat_lieux) Values ('2017/01/28', 8917, 10300, '2017/02/12', 0, '...', 48, 2);</text:p>
          </table:table-cell>
          <table:table-cell table:number-columns-repeated="1010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2017/02/01</text:p>
          </table:table-cell>
          <table:table-cell table:style-name="ce8" office:value-type="float" office:value="22161" calcext:value-type="float">
            <text:p>22161</text:p>
          </table:table-cell>
          <table:table-cell table:style-name="ce8" office:value-type="float" office:value="22974" calcext:value-type="float">
            <text:p>22974</text:p>
          </table:table-cell>
          <table:table-cell table:style-name="ce10" table:formula="of:=IF([.I136]=&quot;/&quot;;[.C136];[.I136])" office:value-type="string" office:string-value="2017/02/12" calcext:value-type="string">
            <text:p>2017/02/12</text:p>
          </table:table-cell>
          <table:table-cell table:style-name="ce10" office:value-type="string" calcext:value-type="string">
            <text:p>2017/02/12</text:p>
          </table:table-cell>
          <table:table-cell table:style-name="ce10" table:formula="of:=IF([.E136]=&quot;null&quot;;&quot;null&quot;;[.I136])" office:value-type="string" office:string-value="2017/02/12" calcext:value-type="string">
            <text:p>2017/02/12</text:p>
          </table:table-cell>
          <table:table-cell table:style-name="ce8" office:value-type="string" calcext:value-type="string">
            <text:p>2017/02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5" calcext:value-type="float">
            <text:p>5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6];&quot;', &quot;;[.D136];&quot;, &quot;;[.E136];&quot;, '&quot;;[.G136];&quot;', &quot;;[.J136];&quot;, '&quot;;[.K136];&quot;', &quot;;[.L136];&quot;, &quot;;[.M136];&quot;);&quot;)" office:value-type="string" office:string-value="insert into etat_lieux (date_entree_etat_lieux, km_depart, km_arrive, date_sortie_etat_lieux, incident, type_incident, num_contrat_etat_lieux, code_type_etat_lieux_etat_lieux) Values ('2017/02/01', 22161, 22974, '2017/02/12', 0, '...', 55, 2);" calcext:value-type="string">
            <text:p>insert into etat_lieux (date_entree_etat_lieux, km_depart, km_arrive, date_sortie_etat_lieux, incident, type_incident, num_contrat_etat_lieux, code_type_etat_lieux_etat_lieux) Values ('2017/02/01', 22161, 22974, '2017/02/12', 0, '...', 55, 2);</text:p>
          </table:table-cell>
          <table:table-cell table:number-columns-repeated="1010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2017/02/02</text:p>
          </table:table-cell>
          <table:table-cell table:style-name="ce8" office:value-type="float" office:value="29639" calcext:value-type="float">
            <text:p>29639</text:p>
          </table:table-cell>
          <table:table-cell table:style-name="ce8" office:value-type="float" office:value="30859" calcext:value-type="float">
            <text:p>30859</text:p>
          </table:table-cell>
          <table:table-cell table:style-name="ce10" table:formula="of:=IF([.I137]=&quot;/&quot;;[.C137];[.I137])" office:value-type="string" office:string-value="2017/02/12" calcext:value-type="string">
            <text:p>2017/02/12</text:p>
          </table:table-cell>
          <table:table-cell table:style-name="ce10" office:value-type="string" calcext:value-type="string">
            <text:p>2017/02/12</text:p>
          </table:table-cell>
          <table:table-cell table:style-name="ce10" table:formula="of:=IF([.E137]=&quot;null&quot;;&quot;null&quot;;[.I137])" office:value-type="string" office:string-value="2017/02/12" calcext:value-type="string">
            <text:p>2017/02/12</text:p>
          </table:table-cell>
          <table:table-cell table:style-name="ce8" office:value-type="string" calcext:value-type="string">
            <text:p>2017/02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6" calcext:value-type="float">
            <text:p>5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7];&quot;', &quot;;[.D137];&quot;, &quot;;[.E137];&quot;, '&quot;;[.G137];&quot;', &quot;;[.J137];&quot;, '&quot;;[.K137];&quot;', &quot;;[.L137];&quot;, &quot;;[.M137];&quot;);&quot;)" office:value-type="string" office:string-value="insert into etat_lieux (date_entree_etat_lieux, km_depart, km_arrive, date_sortie_etat_lieux, incident, type_incident, num_contrat_etat_lieux, code_type_etat_lieux_etat_lieux) Values ('2017/02/02', 29639, 30859, '2017/02/12', 0, '...', 56, 2);" calcext:value-type="string">
            <text:p>insert into etat_lieux (date_entree_etat_lieux, km_depart, km_arrive, date_sortie_etat_lieux, incident, type_incident, num_contrat_etat_lieux, code_type_etat_lieux_etat_lieux) Values ('2017/02/02', 29639, 30859, '2017/02/12', 0, '...', 56, 2);</text:p>
          </table:table-cell>
          <table:table-cell table:number-columns-repeated="1010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2017/02/02</text:p>
          </table:table-cell>
          <table:table-cell table:style-name="ce8" office:value-type="float" office:value="11513" calcext:value-type="float">
            <text:p>11513</text:p>
          </table:table-cell>
          <table:table-cell table:style-name="ce8" office:value-type="float" office:value="12253" calcext:value-type="float">
            <text:p>12253</text:p>
          </table:table-cell>
          <table:table-cell table:style-name="ce10" table:formula="of:=IF([.I138]=&quot;/&quot;;[.C138];[.I138])" office:value-type="string" office:string-value="2017/02/12" calcext:value-type="string">
            <text:p>2017/02/12</text:p>
          </table:table-cell>
          <table:table-cell table:style-name="ce10" office:value-type="string" calcext:value-type="string">
            <text:p>2017/02/12</text:p>
          </table:table-cell>
          <table:table-cell table:style-name="ce10" table:formula="of:=IF([.E138]=&quot;null&quot;;&quot;null&quot;;[.I138])" office:value-type="string" office:string-value="2017/02/12" calcext:value-type="string">
            <text:p>2017/02/12</text:p>
          </table:table-cell>
          <table:table-cell table:style-name="ce8" office:value-type="string" calcext:value-type="string">
            <text:p>2017/02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9" calcext:value-type="float">
            <text:p>5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8];&quot;', &quot;;[.D138];&quot;, &quot;;[.E138];&quot;, '&quot;;[.G138];&quot;', &quot;;[.J138];&quot;, '&quot;;[.K138];&quot;', &quot;;[.L138];&quot;, &quot;;[.M138];&quot;);&quot;)" office:value-type="string" office:string-value="insert into etat_lieux (date_entree_etat_lieux, km_depart, km_arrive, date_sortie_etat_lieux, incident, type_incident, num_contrat_etat_lieux, code_type_etat_lieux_etat_lieux) Values ('2017/02/02', 11513, 12253, '2017/02/12', 0, '...', 59, 2);" calcext:value-type="string">
            <text:p>insert into etat_lieux (date_entree_etat_lieux, km_depart, km_arrive, date_sortie_etat_lieux, incident, type_incident, num_contrat_etat_lieux, code_type_etat_lieux_etat_lieux) Values ('2017/02/02', 11513, 12253, '2017/02/12', 0, '...', 59, 2);</text:p>
          </table:table-cell>
          <table:table-cell table:number-columns-repeated="1010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2017/02/12</text:p>
          </table:table-cell>
          <table:table-cell table:style-name="ce5" office:value-type="float" office:value="17413" calcext:value-type="float">
            <text:p>1741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39]=&quot;/&quot;;[.C139];[.I139])" office:value-type="string" office:string-value="2017/02/12" calcext:value-type="string">
            <text:p>2017/02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39]=&quot;null&quot;;&quot;null&quot;;[.I13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8" calcext:value-type="float">
            <text:p>7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39];&quot;', &quot;;[.D139];&quot;, &quot;;[.E139];&quot;, '&quot;;[.G139];&quot;', &quot;;[.J139];&quot;, '&quot;;[.K139];&quot;', &quot;;[.L139];&quot;, &quot;;[.M139];&quot;);&quot;)" office:value-type="string" office:string-value="insert into etat_lieux (date_entree_etat_lieux, km_depart, km_arrive, date_sortie_etat_lieux, incident, type_incident, num_contrat_etat_lieux, code_type_etat_lieux_etat_lieux) Values ('2017/02/12', 17413, null, 'null', 0, '...', 78, 1);" calcext:value-type="string">
            <text:p>insert into etat_lieux (date_entree_etat_lieux, km_depart, km_arrive, date_sortie_etat_lieux, incident, type_incident, num_contrat_etat_lieux, code_type_etat_lieux_etat_lieux) Values ('2017/02/12', 17413, null, 'null', 0, '...', 78, 1);</text:p>
          </table:table-cell>
          <table:table-cell table:number-columns-repeated="1010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2017/02/12</text:p>
          </table:table-cell>
          <table:table-cell table:style-name="ce5" office:value-type="float" office:value="22827" calcext:value-type="float">
            <text:p>228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40]=&quot;/&quot;;[.C140];[.I140])" office:value-type="string" office:string-value="2017/02/12" calcext:value-type="string">
            <text:p>2017/02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40]=&quot;null&quot;;&quot;null&quot;;[.I14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79" calcext:value-type="float">
            <text:p>7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0];&quot;', &quot;;[.D140];&quot;, &quot;;[.E140];&quot;, '&quot;;[.G140];&quot;', &quot;;[.J140];&quot;, '&quot;;[.K140];&quot;', &quot;;[.L140];&quot;, &quot;;[.M140];&quot;);&quot;)" office:value-type="string" office:string-value="insert into etat_lieux (date_entree_etat_lieux, km_depart, km_arrive, date_sortie_etat_lieux, incident, type_incident, num_contrat_etat_lieux, code_type_etat_lieux_etat_lieux) Values ('2017/02/12', 22827, null, 'null', 0, '...', 79, 1);" calcext:value-type="string">
            <text:p>insert into etat_lieux (date_entree_etat_lieux, km_depart, km_arrive, date_sortie_etat_lieux, incident, type_incident, num_contrat_etat_lieux, code_type_etat_lieux_etat_lieux) Values ('2017/02/12', 22827, null, 'null', 0, '...', 79, 1);</text:p>
          </table:table-cell>
          <table:table-cell table:number-columns-repeated="1010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2017/01/29</text:p>
          </table:table-cell>
          <table:table-cell table:style-name="ce8" office:value-type="float" office:value="5163" calcext:value-type="float">
            <text:p>5163</text:p>
          </table:table-cell>
          <table:table-cell table:style-name="ce8" office:value-type="float" office:value="6152" calcext:value-type="float">
            <text:p>6152</text:p>
          </table:table-cell>
          <table:table-cell table:style-name="ce10" table:formula="of:=IF([.I141]=&quot;/&quot;;[.C141];[.I141])" office:value-type="string" office:string-value="2017/02/13" calcext:value-type="string">
            <text:p>2017/02/13</text:p>
          </table:table-cell>
          <table:table-cell table:style-name="ce10" office:value-type="string" calcext:value-type="string">
            <text:p>2017/02/13</text:p>
          </table:table-cell>
          <table:table-cell table:style-name="ce10" table:formula="of:=IF([.E141]=&quot;null&quot;;&quot;null&quot;;[.I141])" office:value-type="string" office:string-value="2017/02/13" calcext:value-type="string">
            <text:p>2017/02/13</text:p>
          </table:table-cell>
          <table:table-cell table:style-name="ce8" office:value-type="string" calcext:value-type="string">
            <text:p>2017/02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0" calcext:value-type="float">
            <text:p>5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1];&quot;', &quot;;[.D141];&quot;, &quot;;[.E141];&quot;, '&quot;;[.G141];&quot;', &quot;;[.J141];&quot;, '&quot;;[.K141];&quot;', &quot;;[.L141];&quot;, &quot;;[.M141];&quot;);&quot;)" office:value-type="string" office:string-value="insert into etat_lieux (date_entree_etat_lieux, km_depart, km_arrive, date_sortie_etat_lieux, incident, type_incident, num_contrat_etat_lieux, code_type_etat_lieux_etat_lieux) Values ('2017/01/29', 5163, 6152, '2017/02/13', 0, '...', 50, 2);" calcext:value-type="string">
            <text:p>insert into etat_lieux (date_entree_etat_lieux, km_depart, km_arrive, date_sortie_etat_lieux, incident, type_incident, num_contrat_etat_lieux, code_type_etat_lieux_etat_lieux) Values ('2017/01/29', 5163, 6152, '2017/02/13', 0, '...', 50, 2);</text:p>
          </table:table-cell>
          <table:table-cell table:number-columns-repeated="1010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2017/02/03</text:p>
          </table:table-cell>
          <table:table-cell table:style-name="ce8" office:value-type="float" office:value="13447" calcext:value-type="float">
            <text:p>13447</text:p>
          </table:table-cell>
          <table:table-cell table:style-name="ce8" office:value-type="float" office:value="14327" calcext:value-type="float">
            <text:p>14327</text:p>
          </table:table-cell>
          <table:table-cell table:style-name="ce10" table:formula="of:=IF([.I142]=&quot;/&quot;;[.C142];[.I142])" office:value-type="string" office:string-value="2017/02/13" calcext:value-type="string">
            <text:p>2017/02/13</text:p>
          </table:table-cell>
          <table:table-cell table:style-name="ce10" office:value-type="string" calcext:value-type="string">
            <text:p>2017/02/13</text:p>
          </table:table-cell>
          <table:table-cell table:style-name="ce10" table:formula="of:=IF([.E142]=&quot;null&quot;;&quot;null&quot;;[.I142])" office:value-type="string" office:string-value="2017/02/13" calcext:value-type="string">
            <text:p>2017/02/13</text:p>
          </table:table-cell>
          <table:table-cell table:style-name="ce8" office:value-type="string" calcext:value-type="string">
            <text:p>2017/02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3" calcext:value-type="float">
            <text:p>6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2];&quot;', &quot;;[.D142];&quot;, &quot;;[.E142];&quot;, '&quot;;[.G142];&quot;', &quot;;[.J142];&quot;, '&quot;;[.K142];&quot;', &quot;;[.L142];&quot;, &quot;;[.M142];&quot;);&quot;)" office:value-type="string" office:string-value="insert into etat_lieux (date_entree_etat_lieux, km_depart, km_arrive, date_sortie_etat_lieux, incident, type_incident, num_contrat_etat_lieux, code_type_etat_lieux_etat_lieux) Values ('2017/02/03', 13447, 14327, '2017/02/13', 0, '...', 63, 2);" calcext:value-type="string">
            <text:p>insert into etat_lieux (date_entree_etat_lieux, km_depart, km_arrive, date_sortie_etat_lieux, incident, type_incident, num_contrat_etat_lieux, code_type_etat_lieux_etat_lieux) Values ('2017/02/03', 13447, 14327, '2017/02/13', 0, '...', 63, 2);</text:p>
          </table:table-cell>
          <table:table-cell table:number-columns-repeated="1010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2017/02/04</text:p>
          </table:table-cell>
          <table:table-cell table:style-name="ce8" office:value-type="float" office:value="2625" calcext:value-type="float">
            <text:p>2625</text:p>
          </table:table-cell>
          <table:table-cell table:style-name="ce8" office:value-type="float" office:value="3266" calcext:value-type="float">
            <text:p>3266</text:p>
          </table:table-cell>
          <table:table-cell table:style-name="ce10" table:formula="of:=IF([.I143]=&quot;/&quot;;[.C143];[.I143])" office:value-type="string" office:string-value="2017/02/13" calcext:value-type="string">
            <text:p>2017/02/13</text:p>
          </table:table-cell>
          <table:table-cell table:style-name="ce10" office:value-type="string" calcext:value-type="string">
            <text:p>2017/02/13</text:p>
          </table:table-cell>
          <table:table-cell table:style-name="ce10" table:formula="of:=IF([.E143]=&quot;null&quot;;&quot;null&quot;;[.I143])" office:value-type="string" office:string-value="2017/02/13" calcext:value-type="string">
            <text:p>2017/02/13</text:p>
          </table:table-cell>
          <table:table-cell table:style-name="ce8" office:value-type="string" calcext:value-type="string">
            <text:p>2017/02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5" calcext:value-type="float">
            <text:p>6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3];&quot;', &quot;;[.D143];&quot;, &quot;;[.E143];&quot;, '&quot;;[.G143];&quot;', &quot;;[.J143];&quot;, '&quot;;[.K143];&quot;', &quot;;[.L143];&quot;, &quot;;[.M143];&quot;);&quot;)" office:value-type="string" office:string-value="insert into etat_lieux (date_entree_etat_lieux, km_depart, km_arrive, date_sortie_etat_lieux, incident, type_incident, num_contrat_etat_lieux, code_type_etat_lieux_etat_lieux) Values ('2017/02/04', 2625, 3266, '2017/02/13', 0, '...', 65, 2);" calcext:value-type="string">
            <text:p>insert into etat_lieux (date_entree_etat_lieux, km_depart, km_arrive, date_sortie_etat_lieux, incident, type_incident, num_contrat_etat_lieux, code_type_etat_lieux_etat_lieux) Values ('2017/02/04', 2625, 3266, '2017/02/13', 0, '...', 65, 2);</text:p>
          </table:table-cell>
          <table:table-cell table:number-columns-repeated="1010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2017/02/04</text:p>
          </table:table-cell>
          <table:table-cell table:style-name="ce8" office:value-type="float" office:value="3088" calcext:value-type="float">
            <text:p>3088</text:p>
          </table:table-cell>
          <table:table-cell table:style-name="ce8" office:value-type="float" office:value="4069" calcext:value-type="float">
            <text:p>4069</text:p>
          </table:table-cell>
          <table:table-cell table:style-name="ce10" table:formula="of:=IF([.I144]=&quot;/&quot;;[.C144];[.I144])" office:value-type="string" office:string-value="2017/02/13" calcext:value-type="string">
            <text:p>2017/02/13</text:p>
          </table:table-cell>
          <table:table-cell table:style-name="ce10" office:value-type="string" calcext:value-type="string">
            <text:p>2017/02/13</text:p>
          </table:table-cell>
          <table:table-cell table:style-name="ce10" table:formula="of:=IF([.E144]=&quot;null&quot;;&quot;null&quot;;[.I144])" office:value-type="string" office:string-value="2017/02/13" calcext:value-type="string">
            <text:p>2017/02/13</text:p>
          </table:table-cell>
          <table:table-cell table:style-name="ce8" office:value-type="string" calcext:value-type="string">
            <text:p>2017/02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6" calcext:value-type="float">
            <text:p>6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4];&quot;', &quot;;[.D144];&quot;, &quot;;[.E144];&quot;, '&quot;;[.G144];&quot;', &quot;;[.J144];&quot;, '&quot;;[.K144];&quot;', &quot;;[.L144];&quot;, &quot;;[.M144];&quot;);&quot;)" office:value-type="string" office:string-value="insert into etat_lieux (date_entree_etat_lieux, km_depart, km_arrive, date_sortie_etat_lieux, incident, type_incident, num_contrat_etat_lieux, code_type_etat_lieux_etat_lieux) Values ('2017/02/04', 3088, 4069, '2017/02/13', 0, '...', 66, 2);" calcext:value-type="string">
            <text:p>insert into etat_lieux (date_entree_etat_lieux, km_depart, km_arrive, date_sortie_etat_lieux, incident, type_incident, num_contrat_etat_lieux, code_type_etat_lieux_etat_lieux) Values ('2017/02/04', 3088, 4069, '2017/02/13', 0, '...', 66, 2);</text:p>
          </table:table-cell>
          <table:table-cell table:number-columns-repeated="1010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2017/02/10</text:p>
          </table:table-cell>
          <table:table-cell table:style-name="ce8" office:value-type="float" office:value="27988" calcext:value-type="float">
            <text:p>27988</text:p>
          </table:table-cell>
          <table:table-cell table:style-name="ce8" office:value-type="float" office:value="28741" calcext:value-type="float">
            <text:p>28741</text:p>
          </table:table-cell>
          <table:table-cell table:style-name="ce10" table:formula="of:=IF([.I145]=&quot;/&quot;;[.C145];[.I145])" office:value-type="string" office:string-value="2017/02/13" calcext:value-type="string">
            <text:p>2017/02/13</text:p>
          </table:table-cell>
          <table:table-cell table:style-name="ce10" office:value-type="string" calcext:value-type="string">
            <text:p>2017/02/13</text:p>
          </table:table-cell>
          <table:table-cell table:style-name="ce10" table:formula="of:=IF([.E145]=&quot;null&quot;;&quot;null&quot;;[.I145])" office:value-type="string" office:string-value="2017/02/13" calcext:value-type="string">
            <text:p>2017/02/13</text:p>
          </table:table-cell>
          <table:table-cell table:style-name="ce8" office:value-type="string" calcext:value-type="string">
            <text:p>2017/02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1" calcext:value-type="float">
            <text:p>7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5];&quot;', &quot;;[.D145];&quot;, &quot;;[.E145];&quot;, '&quot;;[.G145];&quot;', &quot;;[.J145];&quot;, '&quot;;[.K145];&quot;', &quot;;[.L145];&quot;, &quot;;[.M145];&quot;);&quot;)" office:value-type="string" office:string-value="insert into etat_lieux (date_entree_etat_lieux, km_depart, km_arrive, date_sortie_etat_lieux, incident, type_incident, num_contrat_etat_lieux, code_type_etat_lieux_etat_lieux) Values ('2017/02/10', 27988, 28741, '2017/02/13', 0, '...', 71, 2);" calcext:value-type="string">
            <text:p>insert into etat_lieux (date_entree_etat_lieux, km_depart, km_arrive, date_sortie_etat_lieux, incident, type_incident, num_contrat_etat_lieux, code_type_etat_lieux_etat_lieux) Values ('2017/02/10', 27988, 28741, '2017/02/13', 0, '...', 71, 2);</text:p>
          </table:table-cell>
          <table:table-cell table:number-columns-repeated="1010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2017/02/13</text:p>
          </table:table-cell>
          <table:table-cell table:style-name="ce5" office:value-type="float" office:value="20387" calcext:value-type="float">
            <text:p>2038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46]=&quot;/&quot;;[.C146];[.I146])" office:value-type="string" office:string-value="2017/02/13" calcext:value-type="string">
            <text:p>2017/02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46]=&quot;null&quot;;&quot;null&quot;;[.I14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0" calcext:value-type="float">
            <text:p>8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6];&quot;', &quot;;[.D146];&quot;, &quot;;[.E146];&quot;, '&quot;;[.G146];&quot;', &quot;;[.J146];&quot;, '&quot;;[.K146];&quot;', &quot;;[.L146];&quot;, &quot;;[.M146];&quot;);&quot;)" office:value-type="string" office:string-value="insert into etat_lieux (date_entree_etat_lieux, km_depart, km_arrive, date_sortie_etat_lieux, incident, type_incident, num_contrat_etat_lieux, code_type_etat_lieux_etat_lieux) Values ('2017/02/13', 20387, null, 'null', 0, '...', 80, 1);" calcext:value-type="string">
            <text:p>insert into etat_lieux (date_entree_etat_lieux, km_depart, km_arrive, date_sortie_etat_lieux, incident, type_incident, num_contrat_etat_lieux, code_type_etat_lieux_etat_lieux) Values ('2017/02/13', 20387, null, 'null', 0, '...', 80, 1);</text:p>
          </table:table-cell>
          <table:table-cell table:number-columns-repeated="1010"/>
        </table:table-row>
        <table:table-row table:style-name="ro3">
          <table:table-cell office:value-type="float" office:value="145" calcext:value-type="float">
            <text:p>145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2017/01/31</text:p>
          </table:table-cell>
          <table:table-cell table:style-name="ce8" office:value-type="float" office:value="15068" calcext:value-type="float">
            <text:p>15068</text:p>
          </table:table-cell>
          <table:table-cell table:style-name="ce8" office:value-type="float" office:value="16417" calcext:value-type="float">
            <text:p>16417</text:p>
          </table:table-cell>
          <table:table-cell table:style-name="ce10" table:formula="of:=IF([.I147]=&quot;/&quot;;[.C147];[.I147])" office:value-type="string" office:string-value="2017/02/14" calcext:value-type="string">
            <text:p>2017/02/14</text:p>
          </table:table-cell>
          <table:table-cell table:style-name="ce10" office:value-type="string" calcext:value-type="string">
            <text:p>2017/02/14</text:p>
          </table:table-cell>
          <table:table-cell table:style-name="ce10" table:formula="of:=IF([.E147]=&quot;null&quot;;&quot;null&quot;;[.I147])" office:value-type="string" office:string-value="2017/02/14" calcext:value-type="string">
            <text:p>2017/02/14</text:p>
          </table:table-cell>
          <table:table-cell table:style-name="ce8" office:value-type="string" calcext:value-type="string">
            <text:p>2017/02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7];&quot;', &quot;;[.D147];&quot;, &quot;;[.E147];&quot;, '&quot;;[.G147];&quot;', &quot;;[.J147];&quot;, '&quot;;[.K147];&quot;', &quot;;[.L147];&quot;, &quot;;[.M147];&quot;);&quot;)" office:value-type="string" office:string-value="insert into etat_lieux (date_entree_etat_lieux, km_depart, km_arrive, date_sortie_etat_lieux, incident, type_incident, num_contrat_etat_lieux, code_type_etat_lieux_etat_lieux) Values ('2017/01/31', 15068, 16417, '2017/02/14', 0, '...', 53, 2);" calcext:value-type="string">
            <text:p>insert into etat_lieux (date_entree_etat_lieux, km_depart, km_arrive, date_sortie_etat_lieux, incident, type_incident, num_contrat_etat_lieux, code_type_etat_lieux_etat_lieux) Values ('2017/01/31', 15068, 16417, '2017/02/14', 0, '...', 53, 2);</text:p>
          </table:table-cell>
          <table:table-cell table:number-columns-repeated="10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2017/02/03</text:p>
          </table:table-cell>
          <table:table-cell table:style-name="ce8" office:value-type="float" office:value="28736" calcext:value-type="float">
            <text:p>28736</text:p>
          </table:table-cell>
          <table:table-cell table:style-name="ce8" office:value-type="float" office:value="28819" calcext:value-type="float">
            <text:p>28819</text:p>
          </table:table-cell>
          <table:table-cell table:style-name="ce10" table:formula="of:=IF([.I148]=&quot;/&quot;;[.C148];[.I148])" office:value-type="string" office:string-value="2017/02/14" calcext:value-type="string">
            <text:p>2017/02/14</text:p>
          </table:table-cell>
          <table:table-cell table:style-name="ce10" office:value-type="string" calcext:value-type="string">
            <text:p>2017/02/14</text:p>
          </table:table-cell>
          <table:table-cell table:style-name="ce10" table:formula="of:=IF([.E148]=&quot;null&quot;;&quot;null&quot;;[.I148])" office:value-type="string" office:string-value="2017/02/14" calcext:value-type="string">
            <text:p>2017/02/14</text:p>
          </table:table-cell>
          <table:table-cell table:style-name="ce8" office:value-type="string" calcext:value-type="string">
            <text:p>2017/02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1" calcext:value-type="float">
            <text:p>6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8];&quot;', &quot;;[.D148];&quot;, &quot;;[.E148];&quot;, '&quot;;[.G148];&quot;', &quot;;[.J148];&quot;, '&quot;;[.K148];&quot;', &quot;;[.L148];&quot;, &quot;;[.M148];&quot;);&quot;)" office:value-type="string" office:string-value="insert into etat_lieux (date_entree_etat_lieux, km_depart, km_arrive, date_sortie_etat_lieux, incident, type_incident, num_contrat_etat_lieux, code_type_etat_lieux_etat_lieux) Values ('2017/02/03', 28736, 28819, '2017/02/14', 0, '...', 61, 2);" calcext:value-type="string">
            <text:p>insert into etat_lieux (date_entree_etat_lieux, km_depart, km_arrive, date_sortie_etat_lieux, incident, type_incident, num_contrat_etat_lieux, code_type_etat_lieux_etat_lieux) Values ('2017/02/03', 28736, 28819, '2017/02/14', 0, '...', 61, 2);</text:p>
          </table:table-cell>
          <table:table-cell table:number-columns-repeated="1010"/>
        </table:table-row>
        <table:table-row table:style-name="ro3">
          <table:table-cell office:value-type="float" office:value="147" calcext:value-type="float">
            <text:p>147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2017/02/03</text:p>
          </table:table-cell>
          <table:table-cell table:style-name="ce8" office:value-type="float" office:value="14044" calcext:value-type="float">
            <text:p>14044</text:p>
          </table:table-cell>
          <table:table-cell table:style-name="ce8" office:value-type="float" office:value="15308" calcext:value-type="float">
            <text:p>15308</text:p>
          </table:table-cell>
          <table:table-cell table:style-name="ce10" table:formula="of:=IF([.I149]=&quot;/&quot;;[.C149];[.I149])" office:value-type="string" office:string-value="2017/02/14" calcext:value-type="string">
            <text:p>2017/02/14</text:p>
          </table:table-cell>
          <table:table-cell table:style-name="ce10" office:value-type="string" calcext:value-type="string">
            <text:p>2017/02/14</text:p>
          </table:table-cell>
          <table:table-cell table:style-name="ce10" table:formula="of:=IF([.E149]=&quot;null&quot;;&quot;null&quot;;[.I149])" office:value-type="string" office:string-value="2017/02/14" calcext:value-type="string">
            <text:p>2017/02/14</text:p>
          </table:table-cell>
          <table:table-cell table:style-name="ce8" office:value-type="string" calcext:value-type="string">
            <text:p>2017/02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49];&quot;', &quot;;[.D149];&quot;, &quot;;[.E149];&quot;, '&quot;;[.G149];&quot;', &quot;;[.J149];&quot;, '&quot;;[.K149];&quot;', &quot;;[.L149];&quot;, &quot;;[.M149];&quot;);&quot;)" office:value-type="string" office:string-value="insert into etat_lieux (date_entree_etat_lieux, km_depart, km_arrive, date_sortie_etat_lieux, incident, type_incident, num_contrat_etat_lieux, code_type_etat_lieux_etat_lieux) Values ('2017/02/03', 14044, 15308, '2017/02/14', 0, '...', 64, 2);" calcext:value-type="string">
            <text:p>insert into etat_lieux (date_entree_etat_lieux, km_depart, km_arrive, date_sortie_etat_lieux, incident, type_incident, num_contrat_etat_lieux, code_type_etat_lieux_etat_lieux) Values ('2017/02/03', 14044, 15308, '2017/02/14', 0, '...', 64, 2);</text:p>
          </table:table-cell>
          <table:table-cell table:number-columns-repeated="1010"/>
        </table:table-row>
        <table:table-row table:style-name="ro3">
          <table:table-cell office:value-type="float" office:value="148" calcext:value-type="float">
            <text:p>148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2017/02/09</text:p>
          </table:table-cell>
          <table:table-cell table:style-name="ce8" office:value-type="float" office:value="11051" calcext:value-type="float">
            <text:p>11051</text:p>
          </table:table-cell>
          <table:table-cell table:style-name="ce8" office:value-type="float" office:value="11398" calcext:value-type="float">
            <text:p>11398</text:p>
          </table:table-cell>
          <table:table-cell table:style-name="ce10" table:formula="of:=IF([.I150]=&quot;/&quot;;[.C150];[.I150])" office:value-type="string" office:string-value="2017/02/14" calcext:value-type="string">
            <text:p>2017/02/14</text:p>
          </table:table-cell>
          <table:table-cell table:style-name="ce10" office:value-type="string" calcext:value-type="string">
            <text:p>2017/02/14</text:p>
          </table:table-cell>
          <table:table-cell table:style-name="ce10" table:formula="of:=IF([.E150]=&quot;null&quot;;&quot;null&quot;;[.I150])" office:value-type="string" office:string-value="2017/02/14" calcext:value-type="string">
            <text:p>2017/02/14</text:p>
          </table:table-cell>
          <table:table-cell table:style-name="ce8" office:value-type="string" calcext:value-type="string">
            <text:p>2017/02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0" calcext:value-type="float">
            <text:p>7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0];&quot;', &quot;;[.D150];&quot;, &quot;;[.E150];&quot;, '&quot;;[.G150];&quot;', &quot;;[.J150];&quot;, '&quot;;[.K150];&quot;', &quot;;[.L150];&quot;, &quot;;[.M150];&quot;);&quot;)" office:value-type="string" office:string-value="insert into etat_lieux (date_entree_etat_lieux, km_depart, km_arrive, date_sortie_etat_lieux, incident, type_incident, num_contrat_etat_lieux, code_type_etat_lieux_etat_lieux) Values ('2017/02/09', 11051, 11398, '2017/02/14', 0, '...', 70, 2);" calcext:value-type="string">
            <text:p>insert into etat_lieux (date_entree_etat_lieux, km_depart, km_arrive, date_sortie_etat_lieux, incident, type_incident, num_contrat_etat_lieux, code_type_etat_lieux_etat_lieux) Values ('2017/02/09', 11051, 11398, '2017/02/14', 0, '...', 70, 2);</text:p>
          </table:table-cell>
          <table:table-cell table:number-columns-repeated="1010"/>
        </table:table-row>
        <table:table-row table:style-name="ro3">
          <table:table-cell office:value-type="float" office:value="149" calcext:value-type="float">
            <text:p>14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2017/02/14</text:p>
          </table:table-cell>
          <table:table-cell table:style-name="ce5" office:value-type="float" office:value="14599" calcext:value-type="float">
            <text:p>1459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51]=&quot;/&quot;;[.C151];[.I151])" office:value-type="string" office:string-value="2017/02/14" calcext:value-type="string">
            <text:p>2017/02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51]=&quot;null&quot;;&quot;null&quot;;[.I15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1" calcext:value-type="float">
            <text:p>8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1];&quot;', &quot;;[.D151];&quot;, &quot;;[.E151];&quot;, '&quot;;[.G151];&quot;', &quot;;[.J151];&quot;, '&quot;;[.K151];&quot;', &quot;;[.L151];&quot;, &quot;;[.M151];&quot;);&quot;)" office:value-type="string" office:string-value="insert into etat_lieux (date_entree_etat_lieux, km_depart, km_arrive, date_sortie_etat_lieux, incident, type_incident, num_contrat_etat_lieux, code_type_etat_lieux_etat_lieux) Values ('2017/02/14', 14599, null, 'null', 0, '...', 81, 1);" calcext:value-type="string">
            <text:p>insert into etat_lieux (date_entree_etat_lieux, km_depart, km_arrive, date_sortie_etat_lieux, incident, type_incident, num_contrat_etat_lieux, code_type_etat_lieux_etat_lieux) Values ('2017/02/14', 14599, null, 'null', 0, '...', 81, 1);</text:p>
          </table:table-cell>
          <table:table-cell table:number-columns-repeated="1010"/>
        </table:table-row>
        <table:table-row table:style-name="ro3">
          <table:table-cell office:value-type="float" office:value="150" calcext:value-type="float">
            <text:p>15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2017/02/08</text:p>
          </table:table-cell>
          <table:table-cell table:style-name="ce8" office:value-type="float" office:value="14293" calcext:value-type="float">
            <text:p>14293</text:p>
          </table:table-cell>
          <table:table-cell table:style-name="ce8" office:value-type="float" office:value="15021" calcext:value-type="float">
            <text:p>15021</text:p>
          </table:table-cell>
          <table:table-cell table:style-name="ce10" table:formula="of:=IF([.I152]=&quot;/&quot;;[.C152];[.I152])" office:value-type="string" office:string-value="2017/02/15" calcext:value-type="string">
            <text:p>2017/02/15</text:p>
          </table:table-cell>
          <table:table-cell table:style-name="ce10" office:value-type="string" calcext:value-type="string">
            <text:p>2017/02/15</text:p>
          </table:table-cell>
          <table:table-cell table:style-name="ce10" table:formula="of:=IF([.E152]=&quot;null&quot;;&quot;null&quot;;[.I152])" office:value-type="string" office:string-value="2017/02/15" calcext:value-type="string">
            <text:p>2017/02/15</text:p>
          </table:table-cell>
          <table:table-cell table:style-name="ce8" office:value-type="string" calcext:value-type="string">
            <text:p>2017/02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9" calcext:value-type="float">
            <text:p>6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2];&quot;', &quot;;[.D152];&quot;, &quot;;[.E152];&quot;, '&quot;;[.G152];&quot;', &quot;;[.J152];&quot;, '&quot;;[.K152];&quot;', &quot;;[.L152];&quot;, &quot;;[.M152];&quot;);&quot;)" office:value-type="string" office:string-value="insert into etat_lieux (date_entree_etat_lieux, km_depart, km_arrive, date_sortie_etat_lieux, incident, type_incident, num_contrat_etat_lieux, code_type_etat_lieux_etat_lieux) Values ('2017/02/08', 14293, 15021, '2017/02/15', 0, '...', 69, 2);" calcext:value-type="string">
            <text:p>insert into etat_lieux (date_entree_etat_lieux, km_depart, km_arrive, date_sortie_etat_lieux, incident, type_incident, num_contrat_etat_lieux, code_type_etat_lieux_etat_lieux) Values ('2017/02/08', 14293, 15021, '2017/02/15', 0, '...', 69, 2);</text:p>
          </table:table-cell>
          <table:table-cell table:number-columns-repeated="101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2017/02/15</text:p>
          </table:table-cell>
          <table:table-cell table:style-name="ce5" office:value-type="float" office:value="22492" calcext:value-type="float">
            <text:p>2249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53]=&quot;/&quot;;[.C153];[.I153])" office:value-type="string" office:string-value="2017/02/15" calcext:value-type="string">
            <text:p>2017/02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53]=&quot;null&quot;;&quot;null&quot;;[.I1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2" calcext:value-type="float">
            <text:p>8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3];&quot;', &quot;;[.D153];&quot;, &quot;;[.E153];&quot;, '&quot;;[.G153];&quot;', &quot;;[.J153];&quot;, '&quot;;[.K153];&quot;', &quot;;[.L153];&quot;, &quot;;[.M153];&quot;);&quot;)" office:value-type="string" office:string-value="insert into etat_lieux (date_entree_etat_lieux, km_depart, km_arrive, date_sortie_etat_lieux, incident, type_incident, num_contrat_etat_lieux, code_type_etat_lieux_etat_lieux) Values ('2017/02/15', 22492, null, 'null', 0, '...', 82, 1);" calcext:value-type="string">
            <text:p>insert into etat_lieux (date_entree_etat_lieux, km_depart, km_arrive, date_sortie_etat_lieux, incident, type_incident, num_contrat_etat_lieux, code_type_etat_lieux_etat_lieux) Values ('2017/02/15', 22492, null, 'null', 0, '...', 82, 1);</text:p>
          </table:table-cell>
          <table:table-cell table:number-columns-repeated="101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2017/02/15</text:p>
          </table:table-cell>
          <table:table-cell table:style-name="ce5" office:value-type="float" office:value="5190" calcext:value-type="float">
            <text:p>519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54]=&quot;/&quot;;[.C154];[.I154])" office:value-type="string" office:string-value="2017/02/15" calcext:value-type="string">
            <text:p>2017/02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54]=&quot;null&quot;;&quot;null&quot;;[.I15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3" calcext:value-type="float">
            <text:p>8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4];&quot;', &quot;;[.D154];&quot;, &quot;;[.E154];&quot;, '&quot;;[.G154];&quot;', &quot;;[.J154];&quot;, '&quot;;[.K154];&quot;', &quot;;[.L154];&quot;, &quot;;[.M154];&quot;);&quot;)" office:value-type="string" office:string-value="insert into etat_lieux (date_entree_etat_lieux, km_depart, km_arrive, date_sortie_etat_lieux, incident, type_incident, num_contrat_etat_lieux, code_type_etat_lieux_etat_lieux) Values ('2017/02/15', 5190, null, 'null', 0, '...', 83, 1);" calcext:value-type="string">
            <text:p>insert into etat_lieux (date_entree_etat_lieux, km_depart, km_arrive, date_sortie_etat_lieux, incident, type_incident, num_contrat_etat_lieux, code_type_etat_lieux_etat_lieux) Values ('2017/02/15', 5190, null, 'null', 0, '...', 83, 1);</text:p>
          </table:table-cell>
          <table:table-cell table:number-columns-repeated="1010"/>
        </table:table-row>
        <table:table-row table:style-name="ro3">
          <table:table-cell office:value-type="float" office:value="153" calcext:value-type="float">
            <text:p>15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2017/02/15</text:p>
          </table:table-cell>
          <table:table-cell table:style-name="ce5" office:value-type="float" office:value="24088" calcext:value-type="float">
            <text:p>240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55]=&quot;/&quot;;[.C155];[.I155])" office:value-type="string" office:string-value="2017/02/15" calcext:value-type="string">
            <text:p>2017/02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55]=&quot;null&quot;;&quot;null&quot;;[.I15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4" calcext:value-type="float">
            <text:p>8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5];&quot;', &quot;;[.D155];&quot;, &quot;;[.E155];&quot;, '&quot;;[.G155];&quot;', &quot;;[.J155];&quot;, '&quot;;[.K155];&quot;', &quot;;[.L155];&quot;, &quot;;[.M155];&quot;);&quot;)" office:value-type="string" office:string-value="insert into etat_lieux (date_entree_etat_lieux, km_depart, km_arrive, date_sortie_etat_lieux, incident, type_incident, num_contrat_etat_lieux, code_type_etat_lieux_etat_lieux) Values ('2017/02/15', 24088, null, 'null', 0, '...', 84, 1);" calcext:value-type="string">
            <text:p>insert into etat_lieux (date_entree_etat_lieux, km_depart, km_arrive, date_sortie_etat_lieux, incident, type_incident, num_contrat_etat_lieux, code_type_etat_lieux_etat_lieux) Values ('2017/02/15', 24088, null, 'null', 0, '...', 84, 1);</text:p>
          </table:table-cell>
          <table:table-cell table:number-columns-repeated="1010"/>
        </table:table-row>
        <table:table-row table:style-name="ro3">
          <table:table-cell office:value-type="float" office:value="154" calcext:value-type="float">
            <text:p>154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2017/02/15</text:p>
          </table:table-cell>
          <table:table-cell table:style-name="ce8" office:value-type="float" office:value="24088" calcext:value-type="float">
            <text:p>24088</text:p>
          </table:table-cell>
          <table:table-cell table:style-name="ce8" office:value-type="float" office:value="24967" calcext:value-type="float">
            <text:p>24967</text:p>
          </table:table-cell>
          <table:table-cell table:style-name="ce10" table:formula="of:=IF([.I156]=&quot;/&quot;;[.C156];[.I156])" office:value-type="string" office:string-value="2017/02/16" calcext:value-type="string">
            <text:p>2017/02/16</text:p>
          </table:table-cell>
          <table:table-cell table:style-name="ce10" office:value-type="string" calcext:value-type="string">
            <text:p>2017/02/16</text:p>
          </table:table-cell>
          <table:table-cell table:style-name="ce10" table:formula="of:=IF([.E156]=&quot;null&quot;;&quot;null&quot;;[.I156])" office:value-type="string" office:string-value="2017/02/16" calcext:value-type="string">
            <text:p>2017/02/16</text:p>
          </table:table-cell>
          <table:table-cell table:style-name="ce8" office:value-type="string" calcext:value-type="string">
            <text:p>2017/02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4" calcext:value-type="float">
            <text:p>8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6];&quot;', &quot;;[.D156];&quot;, &quot;;[.E156];&quot;, '&quot;;[.G156];&quot;', &quot;;[.J156];&quot;, '&quot;;[.K156];&quot;', &quot;;[.L156];&quot;, &quot;;[.M156];&quot;);&quot;)" office:value-type="string" office:string-value="insert into etat_lieux (date_entree_etat_lieux, km_depart, km_arrive, date_sortie_etat_lieux, incident, type_incident, num_contrat_etat_lieux, code_type_etat_lieux_etat_lieux) Values ('2017/02/15', 24088, 24967, '2017/02/16', 0, '...', 84, 2);" calcext:value-type="string">
            <text:p>insert into etat_lieux (date_entree_etat_lieux, km_depart, km_arrive, date_sortie_etat_lieux, incident, type_incident, num_contrat_etat_lieux, code_type_etat_lieux_etat_lieux) Values ('2017/02/15', 24088, 24967, '2017/02/16', 0, '...', 84, 2);</text:p>
          </table:table-cell>
          <table:table-cell table:number-columns-repeated="1010"/>
        </table:table-row>
        <table:table-row table:style-name="ro3">
          <table:table-cell office:value-type="float" office:value="155" calcext:value-type="float">
            <text:p>155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2017/02/03</text:p>
          </table:table-cell>
          <table:table-cell table:style-name="ce8" office:value-type="float" office:value="16778" calcext:value-type="float">
            <text:p>16778</text:p>
          </table:table-cell>
          <table:table-cell table:style-name="ce8" office:value-type="float" office:value="17563" calcext:value-type="float">
            <text:p>17563</text:p>
          </table:table-cell>
          <table:table-cell table:style-name="ce10" table:formula="of:=IF([.I157]=&quot;/&quot;;[.C157];[.I157])" office:value-type="string" office:string-value="2017/02/17" calcext:value-type="string">
            <text:p>2017/02/17</text:p>
          </table:table-cell>
          <table:table-cell table:style-name="ce10" office:value-type="string" calcext:value-type="string">
            <text:p>2017/02/17</text:p>
          </table:table-cell>
          <table:table-cell table:style-name="ce10" table:formula="of:=IF([.E157]=&quot;null&quot;;&quot;null&quot;;[.I157])" office:value-type="string" office:string-value="2017/02/17" calcext:value-type="string">
            <text:p>2017/02/17</text:p>
          </table:table-cell>
          <table:table-cell table:style-name="ce8" office:value-type="string" calcext:value-type="string">
            <text:p>2017/02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7];&quot;', &quot;;[.D157];&quot;, &quot;;[.E157];&quot;, '&quot;;[.G157];&quot;', &quot;;[.J157];&quot;, '&quot;;[.K157];&quot;', &quot;;[.L157];&quot;, &quot;;[.M157];&quot;);&quot;)" office:value-type="string" office:string-value="insert into etat_lieux (date_entree_etat_lieux, km_depart, km_arrive, date_sortie_etat_lieux, incident, type_incident, num_contrat_etat_lieux, code_type_etat_lieux_etat_lieux) Values ('2017/02/03', 16778, 17563, '2017/02/17', 0, '...', 60, 2);" calcext:value-type="string">
            <text:p>insert into etat_lieux (date_entree_etat_lieux, km_depart, km_arrive, date_sortie_etat_lieux, incident, type_incident, num_contrat_etat_lieux, code_type_etat_lieux_etat_lieux) Values ('2017/02/03', 16778, 17563, '2017/02/17', 0, '...', 60, 2);</text:p>
          </table:table-cell>
          <table:table-cell table:number-columns-repeated="1010"/>
        </table:table-row>
        <table:table-row table:style-name="ro3">
          <table:table-cell office:value-type="float" office:value="156" calcext:value-type="float">
            <text:p>156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2017/02/13</text:p>
          </table:table-cell>
          <table:table-cell table:style-name="ce8" office:value-type="float" office:value="20387" calcext:value-type="float">
            <text:p>20387</text:p>
          </table:table-cell>
          <table:table-cell table:style-name="ce8" office:value-type="float" office:value="21671" calcext:value-type="float">
            <text:p>21671</text:p>
          </table:table-cell>
          <table:table-cell table:style-name="ce10" table:formula="of:=IF([.I158]=&quot;/&quot;;[.C158];[.I158])" office:value-type="string" office:string-value="2017/02/17" calcext:value-type="string">
            <text:p>2017/02/17</text:p>
          </table:table-cell>
          <table:table-cell table:style-name="ce10" office:value-type="string" calcext:value-type="string">
            <text:p>2017/02/17</text:p>
          </table:table-cell>
          <table:table-cell table:style-name="ce10" table:formula="of:=IF([.E158]=&quot;null&quot;;&quot;null&quot;;[.I158])" office:value-type="string" office:string-value="2017/02/17" calcext:value-type="string">
            <text:p>2017/02/17</text:p>
          </table:table-cell>
          <table:table-cell table:style-name="ce8" office:value-type="string" calcext:value-type="string">
            <text:p>2017/02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0" calcext:value-type="float">
            <text:p>8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8];&quot;', &quot;;[.D158];&quot;, &quot;;[.E158];&quot;, '&quot;;[.G158];&quot;', &quot;;[.J158];&quot;, '&quot;;[.K158];&quot;', &quot;;[.L158];&quot;, &quot;;[.M158];&quot;);&quot;)" office:value-type="string" office:string-value="insert into etat_lieux (date_entree_etat_lieux, km_depart, km_arrive, date_sortie_etat_lieux, incident, type_incident, num_contrat_etat_lieux, code_type_etat_lieux_etat_lieux) Values ('2017/02/13', 20387, 21671, '2017/02/17', 0, '...', 80, 2);" calcext:value-type="string">
            <text:p>insert into etat_lieux (date_entree_etat_lieux, km_depart, km_arrive, date_sortie_etat_lieux, incident, type_incident, num_contrat_etat_lieux, code_type_etat_lieux_etat_lieux) Values ('2017/02/13', 20387, 21671, '2017/02/17', 0, '...', 80, 2);</text:p>
          </table:table-cell>
          <table:table-cell table:number-columns-repeated="1010"/>
        </table:table-row>
        <table:table-row table:style-name="ro3">
          <table:table-cell office:value-type="float" office:value="157" calcext:value-type="float">
            <text:p>15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2017/02/17</text:p>
          </table:table-cell>
          <table:table-cell table:style-name="ce5" office:value-type="float" office:value="14007" calcext:value-type="float">
            <text:p>1400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59]=&quot;/&quot;;[.C159];[.I159])" office:value-type="string" office:string-value="2017/02/17" calcext:value-type="string">
            <text:p>2017/02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59]=&quot;null&quot;;&quot;null&quot;;[.I15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5" calcext:value-type="float">
            <text:p>8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59];&quot;', &quot;;[.D159];&quot;, &quot;;[.E159];&quot;, '&quot;;[.G159];&quot;', &quot;;[.J159];&quot;, '&quot;;[.K159];&quot;', &quot;;[.L159];&quot;, &quot;;[.M159];&quot;);&quot;)" office:value-type="string" office:string-value="insert into etat_lieux (date_entree_etat_lieux, km_depart, km_arrive, date_sortie_etat_lieux, incident, type_incident, num_contrat_etat_lieux, code_type_etat_lieux_etat_lieux) Values ('2017/02/17', 14007, null, 'null', 0, '...', 85, 1);" calcext:value-type="string">
            <text:p>insert into etat_lieux (date_entree_etat_lieux, km_depart, km_arrive, date_sortie_etat_lieux, incident, type_incident, num_contrat_etat_lieux, code_type_etat_lieux_etat_lieux) Values ('2017/02/17', 14007, null, 'null', 0, '...', 85, 1);</text:p>
          </table:table-cell>
          <table:table-cell table:number-columns-repeated="1010"/>
        </table:table-row>
        <table:table-row table:style-name="ro3">
          <table:table-cell office:value-type="float" office:value="158" calcext:value-type="float">
            <text:p>15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2017/02/17</text:p>
          </table:table-cell>
          <table:table-cell table:style-name="ce5" office:value-type="float" office:value="24027" calcext:value-type="float">
            <text:p>240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60]=&quot;/&quot;;[.C160];[.I160])" office:value-type="string" office:string-value="2017/02/17" calcext:value-type="string">
            <text:p>2017/02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60]=&quot;null&quot;;&quot;null&quot;;[.I16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6" calcext:value-type="float">
            <text:p>8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0];&quot;', &quot;;[.D160];&quot;, &quot;;[.E160];&quot;, '&quot;;[.G160];&quot;', &quot;;[.J160];&quot;, '&quot;;[.K160];&quot;', &quot;;[.L160];&quot;, &quot;;[.M160];&quot;);&quot;)" office:value-type="string" office:string-value="insert into etat_lieux (date_entree_etat_lieux, km_depart, km_arrive, date_sortie_etat_lieux, incident, type_incident, num_contrat_etat_lieux, code_type_etat_lieux_etat_lieux) Values ('2017/02/17', 24027, null, 'null', 0, '...', 86, 1);" calcext:value-type="string">
            <text:p>insert into etat_lieux (date_entree_etat_lieux, km_depart, km_arrive, date_sortie_etat_lieux, incident, type_incident, num_contrat_etat_lieux, code_type_etat_lieux_etat_lieux) Values ('2017/02/17', 24027, null, 'null', 0, '...', 86, 1);</text:p>
          </table:table-cell>
          <table:table-cell table:number-columns-repeated="1010"/>
        </table:table-row>
        <table:table-row table:style-name="ro3">
          <table:table-cell office:value-type="float" office:value="159" calcext:value-type="float">
            <text:p>159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2017/02/18</text:p>
          </table:table-cell>
          <table:table-cell table:style-name="ce5" office:value-type="float" office:value="14920" calcext:value-type="float">
            <text:p>1492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61]=&quot;/&quot;;[.C161];[.I161])" office:value-type="string" office:string-value="2017/02/18" calcext:value-type="string">
            <text:p>2017/02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61]=&quot;null&quot;;&quot;null&quot;;[.I16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7" calcext:value-type="float">
            <text:p>8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1];&quot;', &quot;;[.D161];&quot;, &quot;;[.E161];&quot;, '&quot;;[.G161];&quot;', &quot;;[.J161];&quot;, '&quot;;[.K161];&quot;', &quot;;[.L161];&quot;, &quot;;[.M161];&quot;);&quot;)" office:value-type="string" office:string-value="insert into etat_lieux (date_entree_etat_lieux, km_depart, km_arrive, date_sortie_etat_lieux, incident, type_incident, num_contrat_etat_lieux, code_type_etat_lieux_etat_lieux) Values ('2017/02/18', 14920, null, 'null', 0, '...', 87, 1);" calcext:value-type="string">
            <text:p>insert into etat_lieux (date_entree_etat_lieux, km_depart, km_arrive, date_sortie_etat_lieux, incident, type_incident, num_contrat_etat_lieux, code_type_etat_lieux_etat_lieux) Values ('2017/02/18', 14920, null, 'null', 0, '...', 87, 1);</text:p>
          </table:table-cell>
          <table:table-cell table:number-columns-repeated="1010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2017/02/15</text:p>
          </table:table-cell>
          <table:table-cell table:style-name="ce8" office:value-type="float" office:value="22492" calcext:value-type="float">
            <text:p>22492</text:p>
          </table:table-cell>
          <table:table-cell table:style-name="ce8" office:value-type="float" office:value="23107" calcext:value-type="float">
            <text:p>23107</text:p>
          </table:table-cell>
          <table:table-cell table:style-name="ce10" table:formula="of:=IF([.I162]=&quot;/&quot;;[.C162];[.I162])" office:value-type="string" office:string-value="2017/02/19" calcext:value-type="string">
            <text:p>2017/02/19</text:p>
          </table:table-cell>
          <table:table-cell table:style-name="ce10" office:value-type="string" calcext:value-type="string">
            <text:p>2017/02/19</text:p>
          </table:table-cell>
          <table:table-cell table:style-name="ce10" table:formula="of:=IF([.E162]=&quot;null&quot;;&quot;null&quot;;[.I162])" office:value-type="string" office:string-value="2017/02/19" calcext:value-type="string">
            <text:p>2017/02/19</text:p>
          </table:table-cell>
          <table:table-cell table:style-name="ce8" office:value-type="string" calcext:value-type="string">
            <text:p>2017/02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2" calcext:value-type="float">
            <text:p>8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2];&quot;', &quot;;[.D162];&quot;, &quot;;[.E162];&quot;, '&quot;;[.G162];&quot;', &quot;;[.J162];&quot;, '&quot;;[.K162];&quot;', &quot;;[.L162];&quot;, &quot;;[.M162];&quot;);&quot;)" office:value-type="string" office:string-value="insert into etat_lieux (date_entree_etat_lieux, km_depart, km_arrive, date_sortie_etat_lieux, incident, type_incident, num_contrat_etat_lieux, code_type_etat_lieux_etat_lieux) Values ('2017/02/15', 22492, 23107, '2017/02/19', 0, '...', 82, 2);" calcext:value-type="string">
            <text:p>insert into etat_lieux (date_entree_etat_lieux, km_depart, km_arrive, date_sortie_etat_lieux, incident, type_incident, num_contrat_etat_lieux, code_type_etat_lieux_etat_lieux) Values ('2017/02/15', 22492, 23107, '2017/02/19', 0, '...', 82, 2);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2017/02/19</text:p>
          </table:table-cell>
          <table:table-cell table:style-name="ce5" office:value-type="float" office:value="29543" calcext:value-type="float">
            <text:p>295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63]=&quot;/&quot;;[.C163];[.I163])" office:value-type="string" office:string-value="2017/02/19" calcext:value-type="string">
            <text:p>2017/02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63]=&quot;null&quot;;&quot;null&quot;;[.I16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8" calcext:value-type="float">
            <text:p>8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3];&quot;', &quot;;[.D163];&quot;, &quot;;[.E163];&quot;, '&quot;;[.G163];&quot;', &quot;;[.J163];&quot;, '&quot;;[.K163];&quot;', &quot;;[.L163];&quot;, &quot;;[.M163];&quot;);&quot;)" office:value-type="string" office:string-value="insert into etat_lieux (date_entree_etat_lieux, km_depart, km_arrive, date_sortie_etat_lieux, incident, type_incident, num_contrat_etat_lieux, code_type_etat_lieux_etat_lieux) Values ('2017/02/19', 29543, null, 'null', 0, '...', 88, 1);" calcext:value-type="string">
            <text:p>insert into etat_lieux (date_entree_etat_lieux, km_depart, km_arrive, date_sortie_etat_lieux, incident, type_incident, num_contrat_etat_lieux, code_type_etat_lieux_etat_lieux) Values ('2017/02/19', 29543, null, 'null', 0, '...', 88, 1);</text:p>
          </table:table-cell>
          <table:table-cell table:number-columns-repeated="1010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2017/02/19</text:p>
          </table:table-cell>
          <table:table-cell table:style-name="ce5" office:value-type="float" office:value="14342" calcext:value-type="float">
            <text:p>1434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64]=&quot;/&quot;;[.C164];[.I164])" office:value-type="string" office:string-value="2017/02/19" calcext:value-type="string">
            <text:p>2017/02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64]=&quot;null&quot;;&quot;null&quot;;[.I16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89" calcext:value-type="float">
            <text:p>8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4];&quot;', &quot;;[.D164];&quot;, &quot;;[.E164];&quot;, '&quot;;[.G164];&quot;', &quot;;[.J164];&quot;, '&quot;;[.K164];&quot;', &quot;;[.L164];&quot;, &quot;;[.M164];&quot;);&quot;)" office:value-type="string" office:string-value="insert into etat_lieux (date_entree_etat_lieux, km_depart, km_arrive, date_sortie_etat_lieux, incident, type_incident, num_contrat_etat_lieux, code_type_etat_lieux_etat_lieux) Values ('2017/02/19', 14342, null, 'null', 0, '...', 89, 1);" calcext:value-type="string">
            <text:p>insert into etat_lieux (date_entree_etat_lieux, km_depart, km_arrive, date_sortie_etat_lieux, incident, type_incident, num_contrat_etat_lieux, code_type_etat_lieux_etat_lieux) Values ('2017/02/19', 14342, null, 'null', 0, '...', 89, 1);</text:p>
          </table:table-cell>
          <table:table-cell table:number-columns-repeated="1010"/>
        </table:table-row>
        <table:table-row table:style-name="ro3">
          <table:table-cell office:value-type="float" office:value="163" calcext:value-type="float">
            <text:p>163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2017/02/08</text:p>
          </table:table-cell>
          <table:table-cell table:style-name="ce8" office:value-type="float" office:value="23449" calcext:value-type="float">
            <text:p>23449</text:p>
          </table:table-cell>
          <table:table-cell table:style-name="ce8" office:value-type="float" office:value="23872" calcext:value-type="float">
            <text:p>23872</text:p>
          </table:table-cell>
          <table:table-cell table:style-name="ce10" table:formula="of:=IF([.I165]=&quot;/&quot;;[.C165];[.I165])" office:value-type="string" office:string-value="2017/02/20" calcext:value-type="string">
            <text:p>2017/02/20</text:p>
          </table:table-cell>
          <table:table-cell table:style-name="ce10" office:value-type="string" calcext:value-type="string">
            <text:p>2017/02/20</text:p>
          </table:table-cell>
          <table:table-cell table:style-name="ce10" table:formula="of:=IF([.E165]=&quot;null&quot;;&quot;null&quot;;[.I165])" office:value-type="string" office:string-value="2017/02/20" calcext:value-type="string">
            <text:p>2017/02/20</text:p>
          </table:table-cell>
          <table:table-cell table:style-name="ce8" office:value-type="string" calcext:value-type="string">
            <text:p>2017/02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68" calcext:value-type="float">
            <text:p>6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5];&quot;', &quot;;[.D165];&quot;, &quot;;[.E165];&quot;, '&quot;;[.G165];&quot;', &quot;;[.J165];&quot;, '&quot;;[.K165];&quot;', &quot;;[.L165];&quot;, &quot;;[.M165];&quot;);&quot;)" office:value-type="string" office:string-value="insert into etat_lieux (date_entree_etat_lieux, km_depart, km_arrive, date_sortie_etat_lieux, incident, type_incident, num_contrat_etat_lieux, code_type_etat_lieux_etat_lieux) Values ('2017/02/08', 23449, 23872, '2017/02/20', 0, '...', 68, 2);" calcext:value-type="string">
            <text:p>insert into etat_lieux (date_entree_etat_lieux, km_depart, km_arrive, date_sortie_etat_lieux, incident, type_incident, num_contrat_etat_lieux, code_type_etat_lieux_etat_lieux) Values ('2017/02/08', 23449, 23872, '2017/02/20', 0, '...', 68, 2);</text:p>
          </table:table-cell>
          <table:table-cell table:number-columns-repeated="1010"/>
        </table:table-row>
        <table:table-row table:style-name="ro3">
          <table:table-cell office:value-type="float" office:value="164" calcext:value-type="float">
            <text:p>164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2017/02/12</text:p>
          </table:table-cell>
          <table:table-cell table:style-name="ce8" office:value-type="float" office:value="17413" calcext:value-type="float">
            <text:p>17413</text:p>
          </table:table-cell>
          <table:table-cell table:style-name="ce8" office:value-type="float" office:value="17471" calcext:value-type="float">
            <text:p>17471</text:p>
          </table:table-cell>
          <table:table-cell table:style-name="ce10" table:formula="of:=IF([.I166]=&quot;/&quot;;[.C166];[.I166])" office:value-type="string" office:string-value="2017/02/20" calcext:value-type="string">
            <text:p>2017/02/20</text:p>
          </table:table-cell>
          <table:table-cell table:style-name="ce10" office:value-type="string" calcext:value-type="string">
            <text:p>2017/02/20</text:p>
          </table:table-cell>
          <table:table-cell table:style-name="ce10" table:formula="of:=IF([.E166]=&quot;null&quot;;&quot;null&quot;;[.I166])" office:value-type="string" office:string-value="2017/02/20" calcext:value-type="string">
            <text:p>2017/02/20</text:p>
          </table:table-cell>
          <table:table-cell table:style-name="ce8" office:value-type="string" calcext:value-type="string">
            <text:p>2017/02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8" calcext:value-type="float">
            <text:p>7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6];&quot;', &quot;;[.D166];&quot;, &quot;;[.E166];&quot;, '&quot;;[.G166];&quot;', &quot;;[.J166];&quot;, '&quot;;[.K166];&quot;', &quot;;[.L166];&quot;, &quot;;[.M166];&quot;);&quot;)" office:value-type="string" office:string-value="insert into etat_lieux (date_entree_etat_lieux, km_depart, km_arrive, date_sortie_etat_lieux, incident, type_incident, num_contrat_etat_lieux, code_type_etat_lieux_etat_lieux) Values ('2017/02/12', 17413, 17471, '2017/02/20', 0, '...', 78, 2);" calcext:value-type="string">
            <text:p>insert into etat_lieux (date_entree_etat_lieux, km_depart, km_arrive, date_sortie_etat_lieux, incident, type_incident, num_contrat_etat_lieux, code_type_etat_lieux_etat_lieux) Values ('2017/02/12', 17413, 17471, '2017/02/20', 0, '...', 78, 2);</text:p>
          </table:table-cell>
          <table:table-cell table:number-columns-repeated="1010"/>
        </table:table-row>
        <table:table-row table:style-name="ro3">
          <table:table-cell office:value-type="float" office:value="165" calcext:value-type="float">
            <text:p>165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2017/02/12</text:p>
          </table:table-cell>
          <table:table-cell table:style-name="ce8" office:value-type="float" office:value="22827" calcext:value-type="float">
            <text:p>22827</text:p>
          </table:table-cell>
          <table:table-cell table:style-name="ce8" office:value-type="float" office:value="23877" calcext:value-type="float">
            <text:p>23877</text:p>
          </table:table-cell>
          <table:table-cell table:style-name="ce10" table:formula="of:=IF([.I167]=&quot;/&quot;;[.C167];[.I167])" office:value-type="string" office:string-value="2017/02/21" calcext:value-type="string">
            <text:p>2017/02/21</text:p>
          </table:table-cell>
          <table:table-cell table:style-name="ce10" office:value-type="string" calcext:value-type="string">
            <text:p>2017/02/21</text:p>
          </table:table-cell>
          <table:table-cell table:style-name="ce10" table:formula="of:=IF([.E167]=&quot;null&quot;;&quot;null&quot;;[.I167])" office:value-type="string" office:string-value="2017/02/21" calcext:value-type="string">
            <text:p>2017/02/21</text:p>
          </table:table-cell>
          <table:table-cell table:style-name="ce8" office:value-type="string" calcext:value-type="string">
            <text:p>2017/02/21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non rendu d’options</text:p>
          </table:table-cell>
          <table:table-cell table:style-name="ce18" office:value-type="float" office:value="79" calcext:value-type="float">
            <text:p>7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7];&quot;', &quot;;[.D167];&quot;, &quot;;[.E167];&quot;, '&quot;;[.G167];&quot;', &quot;;[.J167];&quot;, '&quot;;[.K167];&quot;', &quot;;[.L167];&quot;, &quot;;[.M167];&quot;);&quot;)" office:value-type="string" office:string-value="insert into etat_lieux (date_entree_etat_lieux, km_depart, km_arrive, date_sortie_etat_lieux, incident, type_incident, num_contrat_etat_lieux, code_type_etat_lieux_etat_lieux) Values ('2017/02/12', 22827, 23877, '2017/02/21', 1, 'non rendu d’options', 79, 2);" calcext:value-type="string">
            <text:p>insert into etat_lieux (date_entree_etat_lieux, km_depart, km_arrive, date_sortie_etat_lieux, incident, type_incident, num_contrat_etat_lieux, code_type_etat_lieux_etat_lieux) Values ('2017/02/12', 22827, 23877, '2017/02/21', 1, 'non rendu d’options', 79, 2);</text:p>
          </table:table-cell>
          <table:table-cell table:number-columns-repeated="1010"/>
        </table:table-row>
        <table:table-row table:style-name="ro3">
          <table:table-cell office:value-type="float" office:value="166" calcext:value-type="float">
            <text:p>16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2017/02/21</text:p>
          </table:table-cell>
          <table:table-cell table:style-name="ce5" office:value-type="float" office:value="27738" calcext:value-type="float">
            <text:p>277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68]=&quot;/&quot;;[.C168];[.I168])" office:value-type="string" office:string-value="2017/02/21" calcext:value-type="string">
            <text:p>2017/02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68]=&quot;null&quot;;&quot;null&quot;;[.I16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0" calcext:value-type="float">
            <text:p>9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8];&quot;', &quot;;[.D168];&quot;, &quot;;[.E168];&quot;, '&quot;;[.G168];&quot;', &quot;;[.J168];&quot;, '&quot;;[.K168];&quot;', &quot;;[.L168];&quot;, &quot;;[.M168];&quot;);&quot;)" office:value-type="string" office:string-value="insert into etat_lieux (date_entree_etat_lieux, km_depart, km_arrive, date_sortie_etat_lieux, incident, type_incident, num_contrat_etat_lieux, code_type_etat_lieux_etat_lieux) Values ('2017/02/21', 27738, null, 'null', 0, '...', 90, 1);" calcext:value-type="string">
            <text:p>insert into etat_lieux (date_entree_etat_lieux, km_depart, km_arrive, date_sortie_etat_lieux, incident, type_incident, num_contrat_etat_lieux, code_type_etat_lieux_etat_lieux) Values ('2017/02/21', 27738, null, 'null', 0, '...', 90, 1);</text:p>
          </table:table-cell>
          <table:table-cell table:number-columns-repeated="1010"/>
        </table:table-row>
        <table:table-row table:style-name="ro3">
          <table:table-cell office:value-type="float" office:value="167" calcext:value-type="float">
            <text:p>167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2017/02/21</text:p>
          </table:table-cell>
          <table:table-cell table:style-name="ce5" office:value-type="float" office:value="14846" calcext:value-type="float">
            <text:p>1484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69]=&quot;/&quot;;[.C169];[.I169])" office:value-type="string" office:string-value="2017/02/21" calcext:value-type="string">
            <text:p>2017/02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69]=&quot;null&quot;;&quot;null&quot;;[.I16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1" calcext:value-type="float">
            <text:p>9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69];&quot;', &quot;;[.D169];&quot;, &quot;;[.E169];&quot;, '&quot;;[.G169];&quot;', &quot;;[.J169];&quot;, '&quot;;[.K169];&quot;', &quot;;[.L169];&quot;, &quot;;[.M169];&quot;);&quot;)" office:value-type="string" office:string-value="insert into etat_lieux (date_entree_etat_lieux, km_depart, km_arrive, date_sortie_etat_lieux, incident, type_incident, num_contrat_etat_lieux, code_type_etat_lieux_etat_lieux) Values ('2017/02/21', 14846, null, 'null', 0, '...', 91, 1);" calcext:value-type="string">
            <text:p>insert into etat_lieux (date_entree_etat_lieux, km_depart, km_arrive, date_sortie_etat_lieux, incident, type_incident, num_contrat_etat_lieux, code_type_etat_lieux_etat_lieux) Values ('2017/02/21', 14846, null, 'null', 0, '...', 91, 1);</text:p>
          </table:table-cell>
          <table:table-cell table:number-columns-repeated="1010"/>
        </table:table-row>
        <table:table-row table:style-name="ro3">
          <table:table-cell office:value-type="float" office:value="168" calcext:value-type="float">
            <text:p>168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2017/02/10</text:p>
          </table:table-cell>
          <table:table-cell table:style-name="ce8" office:value-type="float" office:value="13649" calcext:value-type="float">
            <text:p>13649</text:p>
          </table:table-cell>
          <table:table-cell table:style-name="ce8" office:value-type="float" office:value="14450" calcext:value-type="float">
            <text:p>14450</text:p>
          </table:table-cell>
          <table:table-cell table:style-name="ce10" table:formula="of:=IF([.I170]=&quot;/&quot;;[.C170];[.I170])" office:value-type="string" office:string-value="2017/02/22" calcext:value-type="string">
            <text:p>2017/02/22</text:p>
          </table:table-cell>
          <table:table-cell table:style-name="ce10" office:value-type="string" calcext:value-type="string">
            <text:p>2017/02/22</text:p>
          </table:table-cell>
          <table:table-cell table:style-name="ce10" table:formula="of:=IF([.E170]=&quot;null&quot;;&quot;null&quot;;[.I170])" office:value-type="string" office:string-value="2017/02/22" calcext:value-type="string">
            <text:p>2017/02/22</text:p>
          </table:table-cell>
          <table:table-cell table:style-name="ce8" office:value-type="string" calcext:value-type="string">
            <text:p>2017/02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2" calcext:value-type="float">
            <text:p>7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0];&quot;', &quot;;[.D170];&quot;, &quot;;[.E170];&quot;, '&quot;;[.G170];&quot;', &quot;;[.J170];&quot;, '&quot;;[.K170];&quot;', &quot;;[.L170];&quot;, &quot;;[.M170];&quot;);&quot;)" office:value-type="string" office:string-value="insert into etat_lieux (date_entree_etat_lieux, km_depart, km_arrive, date_sortie_etat_lieux, incident, type_incident, num_contrat_etat_lieux, code_type_etat_lieux_etat_lieux) Values ('2017/02/10', 13649, 14450, '2017/02/22', 0, '...', 72, 2);" calcext:value-type="string">
            <text:p>insert into etat_lieux (date_entree_etat_lieux, km_depart, km_arrive, date_sortie_etat_lieux, incident, type_incident, num_contrat_etat_lieux, code_type_etat_lieux_etat_lieux) Values ('2017/02/10', 13649, 14450, '2017/02/22', 0, '...', 72, 2);</text:p>
          </table:table-cell>
          <table:table-cell table:number-columns-repeated="1010"/>
        </table:table-row>
        <table:table-row table:style-name="ro3">
          <table:table-cell office:value-type="float" office:value="169" calcext:value-type="float">
            <text:p>16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2017/02/11</text:p>
          </table:table-cell>
          <table:table-cell table:style-name="ce8" office:value-type="float" office:value="17948" calcext:value-type="float">
            <text:p>17948</text:p>
          </table:table-cell>
          <table:table-cell table:style-name="ce8" office:value-type="float" office:value="18125" calcext:value-type="float">
            <text:p>18125</text:p>
          </table:table-cell>
          <table:table-cell table:style-name="ce10" table:formula="of:=IF([.I171]=&quot;/&quot;;[.C171];[.I171])" office:value-type="string" office:string-value="2017/02/22" calcext:value-type="string">
            <text:p>2017/02/22</text:p>
          </table:table-cell>
          <table:table-cell table:style-name="ce10" office:value-type="string" calcext:value-type="string">
            <text:p>2017/02/22</text:p>
          </table:table-cell>
          <table:table-cell table:style-name="ce10" table:formula="of:=IF([.E171]=&quot;null&quot;;&quot;null&quot;;[.I171])" office:value-type="string" office:string-value="2017/02/22" calcext:value-type="string">
            <text:p>2017/02/22</text:p>
          </table:table-cell>
          <table:table-cell table:style-name="ce8" office:value-type="string" calcext:value-type="string">
            <text:p>2017/02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1];&quot;', &quot;;[.D171];&quot;, &quot;;[.E171];&quot;, '&quot;;[.G171];&quot;', &quot;;[.J171];&quot;, '&quot;;[.K171];&quot;', &quot;;[.L171];&quot;, &quot;;[.M171];&quot;);&quot;)" office:value-type="string" office:string-value="insert into etat_lieux (date_entree_etat_lieux, km_depart, km_arrive, date_sortie_etat_lieux, incident, type_incident, num_contrat_etat_lieux, code_type_etat_lieux_etat_lieux) Values ('2017/02/11', 17948, 18125, '2017/02/22', 0, '...', 77, 2);" calcext:value-type="string">
            <text:p>insert into etat_lieux (date_entree_etat_lieux, km_depart, km_arrive, date_sortie_etat_lieux, incident, type_incident, num_contrat_etat_lieux, code_type_etat_lieux_etat_lieux) Values ('2017/02/11', 17948, 18125, '2017/02/22', 0, '...', 77, 2);</text:p>
          </table:table-cell>
          <table:table-cell table:number-columns-repeated="1010"/>
        </table:table-row>
        <table:table-row table:style-name="ro3">
          <table:table-cell office:value-type="float" office:value="170" calcext:value-type="float">
            <text:p>170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2017/02/22</text:p>
          </table:table-cell>
          <table:table-cell table:style-name="ce5" office:value-type="float" office:value="18225" calcext:value-type="float">
            <text:p>1822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72]=&quot;/&quot;;[.C172];[.I172])" office:value-type="string" office:string-value="2017/02/22" calcext:value-type="string">
            <text:p>2017/02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72]=&quot;null&quot;;&quot;null&quot;;[.I17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2" calcext:value-type="float">
            <text:p>9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2];&quot;', &quot;;[.D172];&quot;, &quot;;[.E172];&quot;, '&quot;;[.G172];&quot;', &quot;;[.J172];&quot;, '&quot;;[.K172];&quot;', &quot;;[.L172];&quot;, &quot;;[.M172];&quot;);&quot;)" office:value-type="string" office:string-value="insert into etat_lieux (date_entree_etat_lieux, km_depart, km_arrive, date_sortie_etat_lieux, incident, type_incident, num_contrat_etat_lieux, code_type_etat_lieux_etat_lieux) Values ('2017/02/22', 18225, null, 'null', 0, '...', 92, 1);" calcext:value-type="string">
            <text:p>insert into etat_lieux (date_entree_etat_lieux, km_depart, km_arrive, date_sortie_etat_lieux, incident, type_incident, num_contrat_etat_lieux, code_type_etat_lieux_etat_lieux) Values ('2017/02/22', 18225, null, 'null', 0, '...', 92, 1);</text:p>
          </table:table-cell>
          <table:table-cell table:number-columns-repeated="1010"/>
        </table:table-row>
        <table:table-row table:style-name="ro3">
          <table:table-cell office:value-type="float" office:value="171" calcext:value-type="float">
            <text:p>171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2017/02/10</text:p>
          </table:table-cell>
          <table:table-cell table:style-name="ce8" office:value-type="float" office:value="21991" calcext:value-type="float">
            <text:p>21991</text:p>
          </table:table-cell>
          <table:table-cell table:style-name="ce8" office:value-type="float" office:value="22559" calcext:value-type="float">
            <text:p>22559</text:p>
          </table:table-cell>
          <table:table-cell table:style-name="ce10" table:formula="of:=IF([.I173]=&quot;/&quot;;[.C173];[.I173])" office:value-type="string" office:string-value="2017/02/23" calcext:value-type="string">
            <text:p>2017/02/23</text:p>
          </table:table-cell>
          <table:table-cell table:style-name="ce10" office:value-type="string" calcext:value-type="string">
            <text:p>2017/02/23</text:p>
          </table:table-cell>
          <table:table-cell table:style-name="ce10" table:formula="of:=IF([.E173]=&quot;null&quot;;&quot;null&quot;;[.I173])" office:value-type="string" office:string-value="2017/02/23" calcext:value-type="string">
            <text:p>2017/02/23</text:p>
          </table:table-cell>
          <table:table-cell table:style-name="ce8" office:value-type="string" calcext:value-type="string">
            <text:p>2017/02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3" calcext:value-type="float">
            <text:p>7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3];&quot;', &quot;;[.D173];&quot;, &quot;;[.E173];&quot;, '&quot;;[.G173];&quot;', &quot;;[.J173];&quot;, '&quot;;[.K173];&quot;', &quot;;[.L173];&quot;, &quot;;[.M173];&quot;);&quot;)" office:value-type="string" office:string-value="insert into etat_lieux (date_entree_etat_lieux, km_depart, km_arrive, date_sortie_etat_lieux, incident, type_incident, num_contrat_etat_lieux, code_type_etat_lieux_etat_lieux) Values ('2017/02/10', 21991, 22559, '2017/02/23', 0, '...', 73, 2);" calcext:value-type="string">
            <text:p>insert into etat_lieux (date_entree_etat_lieux, km_depart, km_arrive, date_sortie_etat_lieux, incident, type_incident, num_contrat_etat_lieux, code_type_etat_lieux_etat_lieux) Values ('2017/02/10', 21991, 22559, '2017/02/23', 0, '...', 73, 2);</text:p>
          </table:table-cell>
          <table:table-cell table:number-columns-repeated="1010"/>
        </table:table-row>
        <table:table-row table:style-name="ro3">
          <table:table-cell office:value-type="float" office:value="172" calcext:value-type="float">
            <text:p>17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2017/02/22</text:p>
          </table:table-cell>
          <table:table-cell table:style-name="ce8" office:value-type="float" office:value="18225" calcext:value-type="float">
            <text:p>18225</text:p>
          </table:table-cell>
          <table:table-cell table:style-name="ce8" office:value-type="float" office:value="18255" calcext:value-type="float">
            <text:p>18255</text:p>
          </table:table-cell>
          <table:table-cell table:style-name="ce10" table:formula="of:=IF([.I174]=&quot;/&quot;;[.C174];[.I174])" office:value-type="string" office:string-value="2017/02/23" calcext:value-type="string">
            <text:p>2017/02/23</text:p>
          </table:table-cell>
          <table:table-cell table:style-name="ce10" office:value-type="string" calcext:value-type="string">
            <text:p>2017/02/23</text:p>
          </table:table-cell>
          <table:table-cell table:style-name="ce10" table:formula="of:=IF([.E174]=&quot;null&quot;;&quot;null&quot;;[.I174])" office:value-type="string" office:string-value="2017/02/23" calcext:value-type="string">
            <text:p>2017/02/23</text:p>
          </table:table-cell>
          <table:table-cell table:style-name="ce8" office:value-type="string" calcext:value-type="string">
            <text:p>2017/02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2" calcext:value-type="float">
            <text:p>9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4];&quot;', &quot;;[.D174];&quot;, &quot;;[.E174];&quot;, '&quot;;[.G174];&quot;', &quot;;[.J174];&quot;, '&quot;;[.K174];&quot;', &quot;;[.L174];&quot;, &quot;;[.M174];&quot;);&quot;)" office:value-type="string" office:string-value="insert into etat_lieux (date_entree_etat_lieux, km_depart, km_arrive, date_sortie_etat_lieux, incident, type_incident, num_contrat_etat_lieux, code_type_etat_lieux_etat_lieux) Values ('2017/02/22', 18225, 18255, '2017/02/23', 0, '...', 92, 2);" calcext:value-type="string">
            <text:p>insert into etat_lieux (date_entree_etat_lieux, km_depart, km_arrive, date_sortie_etat_lieux, incident, type_incident, num_contrat_etat_lieux, code_type_etat_lieux_etat_lieux) Values ('2017/02/22', 18225, 18255, '2017/02/23', 0, '...', 92, 2);</text:p>
          </table:table-cell>
          <table:table-cell table:number-columns-repeated="1010"/>
        </table:table-row>
        <table:table-row table:style-name="ro3">
          <table:table-cell office:value-type="float" office:value="173" calcext:value-type="float">
            <text:p>173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2017/02/23</text:p>
          </table:table-cell>
          <table:table-cell table:style-name="ce5" office:value-type="float" office:value="23251" calcext:value-type="float">
            <text:p>2325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75]=&quot;/&quot;;[.C175];[.I175])" office:value-type="string" office:string-value="2017/02/23" calcext:value-type="string">
            <text:p>2017/02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75]=&quot;null&quot;;&quot;null&quot;;[.I17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3" calcext:value-type="float">
            <text:p>9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5];&quot;', &quot;;[.D175];&quot;, &quot;;[.E175];&quot;, '&quot;;[.G175];&quot;', &quot;;[.J175];&quot;, '&quot;;[.K175];&quot;', &quot;;[.L175];&quot;, &quot;;[.M175];&quot;);&quot;)" office:value-type="string" office:string-value="insert into etat_lieux (date_entree_etat_lieux, km_depart, km_arrive, date_sortie_etat_lieux, incident, type_incident, num_contrat_etat_lieux, code_type_etat_lieux_etat_lieux) Values ('2017/02/23', 23251, null, 'null', 0, '...', 93, 1);" calcext:value-type="string">
            <text:p>insert into etat_lieux (date_entree_etat_lieux, km_depart, km_arrive, date_sortie_etat_lieux, incident, type_incident, num_contrat_etat_lieux, code_type_etat_lieux_etat_lieux) Values ('2017/02/23', 23251, null, 'null', 0, '...', 93, 1);</text:p>
          </table:table-cell>
          <table:table-cell table:number-columns-repeated="1010"/>
        </table:table-row>
        <table:table-row table:style-name="ro3">
          <table:table-cell office:value-type="float" office:value="174" calcext:value-type="float">
            <text:p>17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2017/02/23</text:p>
          </table:table-cell>
          <table:table-cell table:style-name="ce5" office:value-type="float" office:value="16087" calcext:value-type="float">
            <text:p>1608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76]=&quot;/&quot;;[.C176];[.I176])" office:value-type="string" office:string-value="2017/02/23" calcext:value-type="string">
            <text:p>2017/02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76]=&quot;null&quot;;&quot;null&quot;;[.I17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4" calcext:value-type="float">
            <text:p>9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6];&quot;', &quot;;[.D176];&quot;, &quot;;[.E176];&quot;, '&quot;;[.G176];&quot;', &quot;;[.J176];&quot;, '&quot;;[.K176];&quot;', &quot;;[.L176];&quot;, &quot;;[.M176];&quot;);&quot;)" office:value-type="string" office:string-value="insert into etat_lieux (date_entree_etat_lieux, km_depart, km_arrive, date_sortie_etat_lieux, incident, type_incident, num_contrat_etat_lieux, code_type_etat_lieux_etat_lieux) Values ('2017/02/23', 16087, null, 'null', 0, '...', 94, 1);" calcext:value-type="string">
            <text:p>insert into etat_lieux (date_entree_etat_lieux, km_depart, km_arrive, date_sortie_etat_lieux, incident, type_incident, num_contrat_etat_lieux, code_type_etat_lieux_etat_lieux) Values ('2017/02/23', 16087, null, 'null', 0, '...', 94, 1);</text:p>
          </table:table-cell>
          <table:table-cell table:number-columns-repeated="1010"/>
        </table:table-row>
        <table:table-row table:style-name="ro3">
          <table:table-cell office:value-type="float" office:value="175" calcext:value-type="float">
            <text:p>17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2017/02/23</text:p>
          </table:table-cell>
          <table:table-cell table:style-name="ce5" office:value-type="float" office:value="19783" calcext:value-type="float">
            <text:p>1978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77]=&quot;/&quot;;[.C177];[.I177])" office:value-type="string" office:string-value="2017/02/23" calcext:value-type="string">
            <text:p>2017/02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77]=&quot;null&quot;;&quot;null&quot;;[.I17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5" calcext:value-type="float">
            <text:p>9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7];&quot;', &quot;;[.D177];&quot;, &quot;;[.E177];&quot;, '&quot;;[.G177];&quot;', &quot;;[.J177];&quot;, '&quot;;[.K177];&quot;', &quot;;[.L177];&quot;, &quot;;[.M177];&quot;);&quot;)" office:value-type="string" office:string-value="insert into etat_lieux (date_entree_etat_lieux, km_depart, km_arrive, date_sortie_etat_lieux, incident, type_incident, num_contrat_etat_lieux, code_type_etat_lieux_etat_lieux) Values ('2017/02/23', 19783, null, 'null', 0, '...', 95, 1);" calcext:value-type="string">
            <text:p>insert into etat_lieux (date_entree_etat_lieux, km_depart, km_arrive, date_sortie_etat_lieux, incident, type_incident, num_contrat_etat_lieux, code_type_etat_lieux_etat_lieux) Values ('2017/02/23', 19783, null, 'null', 0, '...', 95, 1);</text:p>
          </table:table-cell>
          <table:table-cell table:number-columns-repeated="1010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2017/02/11</text:p>
          </table:table-cell>
          <table:table-cell table:style-name="ce8" office:value-type="float" office:value="28180" calcext:value-type="float">
            <text:p>28180</text:p>
          </table:table-cell>
          <table:table-cell table:style-name="ce8" office:value-type="float" office:value="28806" calcext:value-type="float">
            <text:p>28806</text:p>
          </table:table-cell>
          <table:table-cell table:style-name="ce10" table:formula="of:=IF([.I178]=&quot;/&quot;;[.C178];[.I178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2017/02/24</text:p>
          </table:table-cell>
          <table:table-cell table:style-name="ce10" table:formula="of:=IF([.E178]=&quot;null&quot;;&quot;null&quot;;[.I178])" office:value-type="string" office:string-value="2017/02/24" calcext:value-type="string">
            <text:p>2017/02/24</text:p>
          </table:table-cell>
          <table:table-cell table:style-name="ce8" office:value-type="string" calcext:value-type="string">
            <text:p>2017/02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5" calcext:value-type="float">
            <text:p>7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8];&quot;', &quot;;[.D178];&quot;, &quot;;[.E178];&quot;, '&quot;;[.G178];&quot;', &quot;;[.J178];&quot;, '&quot;;[.K178];&quot;', &quot;;[.L178];&quot;, &quot;;[.M178];&quot;);&quot;)" office:value-type="string" office:string-value="insert into etat_lieux (date_entree_etat_lieux, km_depart, km_arrive, date_sortie_etat_lieux, incident, type_incident, num_contrat_etat_lieux, code_type_etat_lieux_etat_lieux) Values ('2017/02/11', 28180, 28806, '2017/02/24', 0, '...', 75, 2);" calcext:value-type="string">
            <text:p>insert into etat_lieux (date_entree_etat_lieux, km_depart, km_arrive, date_sortie_etat_lieux, incident, type_incident, num_contrat_etat_lieux, code_type_etat_lieux_etat_lieux) Values ('2017/02/11', 28180, 28806, '2017/02/24', 0, '...', 75, 2);</text:p>
          </table:table-cell>
          <table:table-cell table:number-columns-repeated="1010"/>
        </table:table-row>
        <table:table-row table:style-name="ro3">
          <table:table-cell office:value-type="float" office:value="177" calcext:value-type="float">
            <text:p>17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2017/02/15</text:p>
          </table:table-cell>
          <table:table-cell table:style-name="ce8" office:value-type="float" office:value="5190" calcext:value-type="float">
            <text:p>5190</text:p>
          </table:table-cell>
          <table:table-cell table:style-name="ce8" office:value-type="float" office:value="5829" calcext:value-type="float">
            <text:p>5829</text:p>
          </table:table-cell>
          <table:table-cell table:style-name="ce10" table:formula="of:=IF([.I179]=&quot;/&quot;;[.C179];[.I179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2017/02/24</text:p>
          </table:table-cell>
          <table:table-cell table:style-name="ce10" table:formula="of:=IF([.E179]=&quot;null&quot;;&quot;null&quot;;[.I179])" office:value-type="string" office:string-value="2017/02/24" calcext:value-type="string">
            <text:p>2017/02/24</text:p>
          </table:table-cell>
          <table:table-cell table:style-name="ce8" office:value-type="string" calcext:value-type="string">
            <text:p>2017/02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3" calcext:value-type="float">
            <text:p>8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79];&quot;', &quot;;[.D179];&quot;, &quot;;[.E179];&quot;, '&quot;;[.G179];&quot;', &quot;;[.J179];&quot;, '&quot;;[.K179];&quot;', &quot;;[.L179];&quot;, &quot;;[.M179];&quot;);&quot;)" office:value-type="string" office:string-value="insert into etat_lieux (date_entree_etat_lieux, km_depart, km_arrive, date_sortie_etat_lieux, incident, type_incident, num_contrat_etat_lieux, code_type_etat_lieux_etat_lieux) Values ('2017/02/15', 5190, 5829, '2017/02/24', 0, '...', 83, 2);" calcext:value-type="string">
            <text:p>insert into etat_lieux (date_entree_etat_lieux, km_depart, km_arrive, date_sortie_etat_lieux, incident, type_incident, num_contrat_etat_lieux, code_type_etat_lieux_etat_lieux) Values ('2017/02/15', 5190, 5829, '2017/02/24', 0, '...', 83, 2);</text:p>
          </table:table-cell>
          <table:table-cell table:number-columns-repeated="1010"/>
        </table:table-row>
        <table:table-row table:style-name="ro3">
          <table:table-cell office:value-type="float" office:value="178" calcext:value-type="float">
            <text:p>178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2017/02/17</text:p>
          </table:table-cell>
          <table:table-cell table:style-name="ce8" office:value-type="float" office:value="24027" calcext:value-type="float">
            <text:p>24027</text:p>
          </table:table-cell>
          <table:table-cell table:style-name="ce8" office:value-type="float" office:value="24921" calcext:value-type="float">
            <text:p>24921</text:p>
          </table:table-cell>
          <table:table-cell table:style-name="ce10" table:formula="of:=IF([.I180]=&quot;/&quot;;[.C180];[.I180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2017/02/24</text:p>
          </table:table-cell>
          <table:table-cell table:style-name="ce10" table:formula="of:=IF([.E180]=&quot;null&quot;;&quot;null&quot;;[.I180])" office:value-type="string" office:string-value="2017/02/24" calcext:value-type="string">
            <text:p>2017/02/24</text:p>
          </table:table-cell>
          <table:table-cell table:style-name="ce8" office:value-type="string" calcext:value-type="string">
            <text:p>2017/02/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hare cassée</text:p>
          </table:table-cell>
          <table:table-cell table:style-name="ce18" office:value-type="float" office:value="86" calcext:value-type="float">
            <text:p>8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0];&quot;', &quot;;[.D180];&quot;, &quot;;[.E180];&quot;, '&quot;;[.G180];&quot;', &quot;;[.J180];&quot;, '&quot;;[.K180];&quot;', &quot;;[.L180];&quot;, &quot;;[.M180];&quot;);&quot;)" office:value-type="string" office:string-value="insert into etat_lieux (date_entree_etat_lieux, km_depart, km_arrive, date_sortie_etat_lieux, incident, type_incident, num_contrat_etat_lieux, code_type_etat_lieux_etat_lieux) Values ('2017/02/17', 24027, 24921, '2017/02/24', 1, 'phare cassée', 86, 2);" calcext:value-type="string">
            <text:p>insert into etat_lieux (date_entree_etat_lieux, km_depart, km_arrive, date_sortie_etat_lieux, incident, type_incident, num_contrat_etat_lieux, code_type_etat_lieux_etat_lieux) Values ('2017/02/17', 24027, 24921, '2017/02/24', 1, 'phare cassée', 86, 2);</text:p>
          </table:table-cell>
          <table:table-cell table:number-columns-repeated="1010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2017/02/23</text:p>
          </table:table-cell>
          <table:table-cell table:style-name="ce8" office:value-type="float" office:value="16087" calcext:value-type="float">
            <text:p>16087</text:p>
          </table:table-cell>
          <table:table-cell table:style-name="ce8" office:value-type="float" office:value="16455" calcext:value-type="float">
            <text:p>16455</text:p>
          </table:table-cell>
          <table:table-cell table:style-name="ce10" table:formula="of:=IF([.I181]=&quot;/&quot;;[.C181];[.I181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2017/02/24</text:p>
          </table:table-cell>
          <table:table-cell table:style-name="ce10" table:formula="of:=IF([.E181]=&quot;null&quot;;&quot;null&quot;;[.I181])" office:value-type="string" office:string-value="2017/02/24" calcext:value-type="string">
            <text:p>2017/02/24</text:p>
          </table:table-cell>
          <table:table-cell table:style-name="ce8" office:value-type="string" calcext:value-type="string">
            <text:p>2017/02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4" calcext:value-type="float">
            <text:p>9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1];&quot;', &quot;;[.D181];&quot;, &quot;;[.E181];&quot;, '&quot;;[.G181];&quot;', &quot;;[.J181];&quot;, '&quot;;[.K181];&quot;', &quot;;[.L181];&quot;, &quot;;[.M181];&quot;);&quot;)" office:value-type="string" office:string-value="insert into etat_lieux (date_entree_etat_lieux, km_depart, km_arrive, date_sortie_etat_lieux, incident, type_incident, num_contrat_etat_lieux, code_type_etat_lieux_etat_lieux) Values ('2017/02/23', 16087, 16455, '2017/02/24', 0, '...', 94, 2);" calcext:value-type="string">
            <text:p>insert into etat_lieux (date_entree_etat_lieux, km_depart, km_arrive, date_sortie_etat_lieux, incident, type_incident, num_contrat_etat_lieux, code_type_etat_lieux_etat_lieux) Values ('2017/02/23', 16087, 16455, '2017/02/24', 0, '...', 94, 2);</text:p>
          </table:table-cell>
          <table:table-cell table:number-columns-repeated="1010"/>
        </table:table-row>
        <table:table-row table:style-name="ro3">
          <table:table-cell office:value-type="float" office:value="180" calcext:value-type="float">
            <text:p>18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2017/02/24</text:p>
          </table:table-cell>
          <table:table-cell table:style-name="ce5" office:value-type="float" office:value="8063" calcext:value-type="float">
            <text:p>806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82]=&quot;/&quot;;[.C182];[.I182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82]=&quot;null&quot;;&quot;null&quot;;[.I1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6" calcext:value-type="float">
            <text:p>9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2];&quot;', &quot;;[.D182];&quot;, &quot;;[.E182];&quot;, '&quot;;[.G182];&quot;', &quot;;[.J182];&quot;, '&quot;;[.K182];&quot;', &quot;;[.L182];&quot;, &quot;;[.M182];&quot;);&quot;)" office:value-type="string" office:string-value="insert into etat_lieux (date_entree_etat_lieux, km_depart, km_arrive, date_sortie_etat_lieux, incident, type_incident, num_contrat_etat_lieux, code_type_etat_lieux_etat_lieux) Values ('2017/02/24', 8063, null, 'null', 0, '...', 96, 1);" calcext:value-type="string">
            <text:p>insert into etat_lieux (date_entree_etat_lieux, km_depart, km_arrive, date_sortie_etat_lieux, incident, type_incident, num_contrat_etat_lieux, code_type_etat_lieux_etat_lieux) Values ('2017/02/24', 8063, null, 'null', 0, '...', 96, 1);</text:p>
          </table:table-cell>
          <table:table-cell table:number-columns-repeated="1010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2017/02/24</text:p>
          </table:table-cell>
          <table:table-cell table:style-name="ce5" office:value-type="float" office:value="22606" calcext:value-type="float">
            <text:p>2260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83]=&quot;/&quot;;[.C183];[.I183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83]=&quot;null&quot;;&quot;null&quot;;[.I18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7" calcext:value-type="float">
            <text:p>9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3];&quot;', &quot;;[.D183];&quot;, &quot;;[.E183];&quot;, '&quot;;[.G183];&quot;', &quot;;[.J183];&quot;, '&quot;;[.K183];&quot;', &quot;;[.L183];&quot;, &quot;;[.M183];&quot;);&quot;)" office:value-type="string" office:string-value="insert into etat_lieux (date_entree_etat_lieux, km_depart, km_arrive, date_sortie_etat_lieux, incident, type_incident, num_contrat_etat_lieux, code_type_etat_lieux_etat_lieux) Values ('2017/02/24', 22606, null, 'null', 0, '...', 97, 1);" calcext:value-type="string">
            <text:p>insert into etat_lieux (date_entree_etat_lieux, km_depart, km_arrive, date_sortie_etat_lieux, incident, type_incident, num_contrat_etat_lieux, code_type_etat_lieux_etat_lieux) Values ('2017/02/24', 22606, null, 'null', 0, '...', 97, 1);</text:p>
          </table:table-cell>
          <table:table-cell table:number-columns-repeated="1010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2017/02/24</text:p>
          </table:table-cell>
          <table:table-cell table:style-name="ce5" office:value-type="float" office:value="19031" calcext:value-type="float">
            <text:p>1903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84]=&quot;/&quot;;[.C184];[.I184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84]=&quot;null&quot;;&quot;null&quot;;[.I18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98" calcext:value-type="float">
            <text:p>9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4];&quot;', &quot;;[.D184];&quot;, &quot;;[.E184];&quot;, '&quot;;[.G184];&quot;', &quot;;[.J184];&quot;, '&quot;;[.K184];&quot;', &quot;;[.L184];&quot;, &quot;;[.M184];&quot;);&quot;)" office:value-type="string" office:string-value="insert into etat_lieux (date_entree_etat_lieux, km_depart, km_arrive, date_sortie_etat_lieux, incident, type_incident, num_contrat_etat_lieux, code_type_etat_lieux_etat_lieux) Values ('2017/02/24', 19031, null, 'null', 0, '...', 98, 1);" calcext:value-type="string">
            <text:p>insert into etat_lieux (date_entree_etat_lieux, km_depart, km_arrive, date_sortie_etat_lieux, incident, type_incident, num_contrat_etat_lieux, code_type_etat_lieux_etat_lieux) Values ('2017/02/24', 19031, null, 'null', 0, '...', 98, 1);</text:p>
          </table:table-cell>
          <table:table-cell table:number-columns-repeated="1010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2017/02/24</text:p>
          </table:table-cell>
          <table:table-cell table:style-name="ce5" office:value-type="float" office:value="16529" calcext:value-type="float">
            <text:p>165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85]=&quot;/&quot;;[.C185];[.I185])" office:value-type="string" office:string-value="2017/02/24" calcext:value-type="string">
            <text:p>2017/02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85]=&quot;null&quot;;&quot;null&quot;;[.I18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99" calcext:value-type="float">
            <text:p>9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5];&quot;', &quot;;[.D185];&quot;, &quot;;[.E185];&quot;, '&quot;;[.G185];&quot;', &quot;;[.J185];&quot;, '&quot;;[.K185];&quot;', &quot;;[.L185];&quot;, &quot;;[.M185];&quot;);&quot;)" office:value-type="string" office:string-value="insert into etat_lieux (date_entree_etat_lieux, km_depart, km_arrive, date_sortie_etat_lieux, incident, type_incident, num_contrat_etat_lieux, code_type_etat_lieux_etat_lieux) Values ('2017/02/24', 16529, null, 'null', 0, '...', 99, 1);" calcext:value-type="string">
            <text:p>insert into etat_lieux (date_entree_etat_lieux, km_depart, km_arrive, date_sortie_etat_lieux, incident, type_incident, num_contrat_etat_lieux, code_type_etat_lieux_etat_lieux) Values ('2017/02/24', 16529, null, 'null', 0, '...', 99, 1);</text:p>
          </table:table-cell>
          <table:table-cell table:number-columns-repeated="1010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2017/02/03</text:p>
          </table:table-cell>
          <table:table-cell table:style-name="ce8" office:value-type="float" office:value="7066" calcext:value-type="float">
            <text:p>7066</text:p>
          </table:table-cell>
          <table:table-cell table:style-name="ce8" office:value-type="float" office:value="8288" calcext:value-type="float">
            <text:p>8288</text:p>
          </table:table-cell>
          <table:table-cell table:style-name="ce10" table:formula="of:=IF([.I186]=&quot;/&quot;;[.C186];[.I186])" office:value-type="string" office:string-value="2017/02/25" calcext:value-type="string">
            <text:p>2017/02/25</text:p>
          </table:table-cell>
          <table:table-cell table:style-name="ce10" office:value-type="string" calcext:value-type="string">
            <text:p>2017/02/25</text:p>
          </table:table-cell>
          <table:table-cell table:style-name="ce10" table:formula="of:=IF([.E186]=&quot;null&quot;;&quot;null&quot;;[.I186])" office:value-type="string" office:string-value="2017/02/25" calcext:value-type="string">
            <text:p>2017/02/25</text:p>
          </table:table-cell>
          <table:table-cell table:style-name="ce8" office:value-type="string" calcext:value-type="string">
            <text:p>2017/02/25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non respect de la durée de location</text:p>
          </table:table-cell>
          <table:table-cell table:style-name="ce18" office:value-type="float" office:value="62" calcext:value-type="float">
            <text:p>6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6];&quot;', &quot;;[.D186];&quot;, &quot;;[.E186];&quot;, '&quot;;[.G186];&quot;', &quot;;[.J186];&quot;, '&quot;;[.K186];&quot;', &quot;;[.L186];&quot;, &quot;;[.M186];&quot;);&quot;)" office:value-type="string" office:string-value="insert into etat_lieux (date_entree_etat_lieux, km_depart, km_arrive, date_sortie_etat_lieux, incident, type_incident, num_contrat_etat_lieux, code_type_etat_lieux_etat_lieux) Values ('2017/02/03', 7066, 8288, '2017/02/25', 1, 'non respect de la durée de location', 62, 2);" calcext:value-type="string">
            <text:p>insert into etat_lieux (date_entree_etat_lieux, km_depart, km_arrive, date_sortie_etat_lieux, incident, type_incident, num_contrat_etat_lieux, code_type_etat_lieux_etat_lieux) Values ('2017/02/03', 7066, 8288, '2017/02/25', 1, 'non respect de la durée de location', 62, 2);</text:p>
          </table:table-cell>
          <table:table-cell table:number-columns-repeated="1010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2017/02/11</text:p>
          </table:table-cell>
          <table:table-cell table:style-name="ce8" office:value-type="float" office:value="12315" calcext:value-type="float">
            <text:p>12315</text:p>
          </table:table-cell>
          <table:table-cell table:style-name="ce8" office:value-type="float" office:value="12758" calcext:value-type="float">
            <text:p>12758</text:p>
          </table:table-cell>
          <table:table-cell table:style-name="ce10" table:formula="of:=IF([.I187]=&quot;/&quot;;[.C187];[.I187])" office:value-type="string" office:string-value="2017/02/25" calcext:value-type="string">
            <text:p>2017/02/25</text:p>
          </table:table-cell>
          <table:table-cell table:style-name="ce10" office:value-type="string" calcext:value-type="string">
            <text:p>2017/02/25</text:p>
          </table:table-cell>
          <table:table-cell table:style-name="ce10" table:formula="of:=IF([.E187]=&quot;null&quot;;&quot;null&quot;;[.I187])" office:value-type="string" office:string-value="2017/02/25" calcext:value-type="string">
            <text:p>2017/02/25</text:p>
          </table:table-cell>
          <table:table-cell table:style-name="ce8" office:value-type="string" calcext:value-type="string">
            <text:p>2017/02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76" calcext:value-type="float">
            <text:p>7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7];&quot;', &quot;;[.D187];&quot;, &quot;;[.E187];&quot;, '&quot;;[.G187];&quot;', &quot;;[.J187];&quot;, '&quot;;[.K187];&quot;', &quot;;[.L187];&quot;, &quot;;[.M187];&quot;);&quot;)" office:value-type="string" office:string-value="insert into etat_lieux (date_entree_etat_lieux, km_depart, km_arrive, date_sortie_etat_lieux, incident, type_incident, num_contrat_etat_lieux, code_type_etat_lieux_etat_lieux) Values ('2017/02/11', 12315, 12758, '2017/02/25', 0, '...', 76, 2);" calcext:value-type="string">
            <text:p>insert into etat_lieux (date_entree_etat_lieux, km_depart, km_arrive, date_sortie_etat_lieux, incident, type_incident, num_contrat_etat_lieux, code_type_etat_lieux_etat_lieux) Values ('2017/02/11', 12315, 12758, '2017/02/25', 0, '...', 76, 2);</text:p>
          </table:table-cell>
          <table:table-cell table:number-columns-repeated="1010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2017/02/21</text:p>
          </table:table-cell>
          <table:table-cell table:style-name="ce8" office:value-type="float" office:value="27738" calcext:value-type="float">
            <text:p>27738</text:p>
          </table:table-cell>
          <table:table-cell table:style-name="ce8" office:value-type="float" office:value="28637" calcext:value-type="float">
            <text:p>28637</text:p>
          </table:table-cell>
          <table:table-cell table:style-name="ce10" table:formula="of:=IF([.I188]=&quot;/&quot;;[.C188];[.I188])" office:value-type="string" office:string-value="2017/02/25" calcext:value-type="string">
            <text:p>2017/02/25</text:p>
          </table:table-cell>
          <table:table-cell table:style-name="ce10" office:value-type="string" calcext:value-type="string">
            <text:p>2017/02/25</text:p>
          </table:table-cell>
          <table:table-cell table:style-name="ce10" table:formula="of:=IF([.E188]=&quot;null&quot;;&quot;null&quot;;[.I188])" office:value-type="string" office:string-value="2017/02/25" calcext:value-type="string">
            <text:p>2017/02/25</text:p>
          </table:table-cell>
          <table:table-cell table:style-name="ce8" office:value-type="string" calcext:value-type="string">
            <text:p>2017/02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0" calcext:value-type="float">
            <text:p>9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8];&quot;', &quot;;[.D188];&quot;, &quot;;[.E188];&quot;, '&quot;;[.G188];&quot;', &quot;;[.J188];&quot;, '&quot;;[.K188];&quot;', &quot;;[.L188];&quot;, &quot;;[.M188];&quot;);&quot;)" office:value-type="string" office:string-value="insert into etat_lieux (date_entree_etat_lieux, km_depart, km_arrive, date_sortie_etat_lieux, incident, type_incident, num_contrat_etat_lieux, code_type_etat_lieux_etat_lieux) Values ('2017/02/21', 27738, 28637, '2017/02/25', 0, '...', 90, 2);" calcext:value-type="string">
            <text:p>insert into etat_lieux (date_entree_etat_lieux, km_depart, km_arrive, date_sortie_etat_lieux, incident, type_incident, num_contrat_etat_lieux, code_type_etat_lieux_etat_lieux) Values ('2017/02/21', 27738, 28637, '2017/02/25', 0, '...', 90, 2);</text:p>
          </table:table-cell>
          <table:table-cell table:number-columns-repeated="1010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2017/02/25</text:p>
          </table:table-cell>
          <table:table-cell table:style-name="ce5" office:value-type="float" office:value="13561" calcext:value-type="float">
            <text:p>1356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89]=&quot;/&quot;;[.C189];[.I189])" office:value-type="string" office:string-value="2017/02/25" calcext:value-type="string">
            <text:p>2017/02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89]=&quot;null&quot;;&quot;null&quot;;[.I18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0" calcext:value-type="float">
            <text:p>10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89];&quot;', &quot;;[.D189];&quot;, &quot;;[.E189];&quot;, '&quot;;[.G189];&quot;', &quot;;[.J189];&quot;, '&quot;;[.K189];&quot;', &quot;;[.L189];&quot;, &quot;;[.M189];&quot;);&quot;)" office:value-type="string" office:string-value="insert into etat_lieux (date_entree_etat_lieux, km_depart, km_arrive, date_sortie_etat_lieux, incident, type_incident, num_contrat_etat_lieux, code_type_etat_lieux_etat_lieux) Values ('2017/02/25', 13561, null, 'null', 0, '...', 100, 1);" calcext:value-type="string">
            <text:p>insert into etat_lieux (date_entree_etat_lieux, km_depart, km_arrive, date_sortie_etat_lieux, incident, type_incident, num_contrat_etat_lieux, code_type_etat_lieux_etat_lieux) Values ('2017/02/25', 13561, null, 'null', 0, '...', 100, 1);</text:p>
          </table:table-cell>
          <table:table-cell table:number-columns-repeated="1010"/>
        </table:table-row>
        <table:table-row table:style-name="ro3">
          <table:table-cell office:value-type="float" office:value="188" calcext:value-type="float">
            <text:p>188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2017/02/25</text:p>
          </table:table-cell>
          <table:table-cell table:style-name="ce5" office:value-type="float" office:value="27364" calcext:value-type="float">
            <text:p>2736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90]=&quot;/&quot;;[.C190];[.I190])" office:value-type="string" office:string-value="2017/02/25" calcext:value-type="string">
            <text:p>2017/02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90]=&quot;null&quot;;&quot;null&quot;;[.I19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1" calcext:value-type="float">
            <text:p>10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0];&quot;', &quot;;[.D190];&quot;, &quot;;[.E190];&quot;, '&quot;;[.G190];&quot;', &quot;;[.J190];&quot;, '&quot;;[.K190];&quot;', &quot;;[.L190];&quot;, &quot;;[.M190];&quot;);&quot;)" office:value-type="string" office:string-value="insert into etat_lieux (date_entree_etat_lieux, km_depart, km_arrive, date_sortie_etat_lieux, incident, type_incident, num_contrat_etat_lieux, code_type_etat_lieux_etat_lieux) Values ('2017/02/25', 27364, null, 'null', 0, '...', 101, 1);" calcext:value-type="string">
            <text:p>insert into etat_lieux (date_entree_etat_lieux, km_depart, km_arrive, date_sortie_etat_lieux, incident, type_incident, num_contrat_etat_lieux, code_type_etat_lieux_etat_lieux) Values ('2017/02/25', 27364, null, 'null', 0, '...', 101, 1);</text:p>
          </table:table-cell>
          <table:table-cell table:number-columns-repeated="1010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2017/02/17</text:p>
          </table:table-cell>
          <table:table-cell table:style-name="ce8" office:value-type="float" office:value="14007" calcext:value-type="float">
            <text:p>14007</text:p>
          </table:table-cell>
          <table:table-cell table:style-name="ce8" office:value-type="float" office:value="14160" calcext:value-type="float">
            <text:p>14160</text:p>
          </table:table-cell>
          <table:table-cell table:style-name="ce10" table:formula="of:=IF([.I191]=&quot;/&quot;;[.C191];[.I191])" office:value-type="string" office:string-value="2017/02/26" calcext:value-type="string">
            <text:p>2017/02/26</text:p>
          </table:table-cell>
          <table:table-cell table:style-name="ce10" office:value-type="string" calcext:value-type="string">
            <text:p>2017/02/26</text:p>
          </table:table-cell>
          <table:table-cell table:style-name="ce10" table:formula="of:=IF([.E191]=&quot;null&quot;;&quot;null&quot;;[.I191])" office:value-type="string" office:string-value="2017/02/26" calcext:value-type="string">
            <text:p>2017/02/26</text:p>
          </table:table-cell>
          <table:table-cell table:style-name="ce8" office:value-type="string" calcext:value-type="string">
            <text:p>2017/02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5" calcext:value-type="float">
            <text:p>8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1];&quot;', &quot;;[.D191];&quot;, &quot;;[.E191];&quot;, '&quot;;[.G191];&quot;', &quot;;[.J191];&quot;, '&quot;;[.K191];&quot;', &quot;;[.L191];&quot;, &quot;;[.M191];&quot;);&quot;)" office:value-type="string" office:string-value="insert into etat_lieux (date_entree_etat_lieux, km_depart, km_arrive, date_sortie_etat_lieux, incident, type_incident, num_contrat_etat_lieux, code_type_etat_lieux_etat_lieux) Values ('2017/02/17', 14007, 14160, '2017/02/26', 0, '...', 85, 2);" calcext:value-type="string">
            <text:p>insert into etat_lieux (date_entree_etat_lieux, km_depart, km_arrive, date_sortie_etat_lieux, incident, type_incident, num_contrat_etat_lieux, code_type_etat_lieux_etat_lieux) Values ('2017/02/17', 14007, 14160, '2017/02/26', 0, '...', 85, 2);</text:p>
          </table:table-cell>
          <table:table-cell table:number-columns-repeated="1010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2017/02/24</text:p>
          </table:table-cell>
          <table:table-cell table:style-name="ce8" office:value-type="float" office:value="8063" calcext:value-type="float">
            <text:p>8063</text:p>
          </table:table-cell>
          <table:table-cell table:style-name="ce8" office:value-type="float" office:value="8851" calcext:value-type="float">
            <text:p>8851</text:p>
          </table:table-cell>
          <table:table-cell table:style-name="ce10" table:formula="of:=IF([.I192]=&quot;/&quot;;[.C192];[.I192])" office:value-type="string" office:string-value="2017/02/26" calcext:value-type="string">
            <text:p>2017/02/26</text:p>
          </table:table-cell>
          <table:table-cell table:style-name="ce10" office:value-type="string" calcext:value-type="string">
            <text:p>2017/02/26</text:p>
          </table:table-cell>
          <table:table-cell table:style-name="ce10" table:formula="of:=IF([.E192]=&quot;null&quot;;&quot;null&quot;;[.I192])" office:value-type="string" office:string-value="2017/02/26" calcext:value-type="string">
            <text:p>2017/02/26</text:p>
          </table:table-cell>
          <table:table-cell table:style-name="ce8" office:value-type="string" calcext:value-type="string">
            <text:p>2017/02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6" calcext:value-type="float">
            <text:p>9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2];&quot;', &quot;;[.D192];&quot;, &quot;;[.E192];&quot;, '&quot;;[.G192];&quot;', &quot;;[.J192];&quot;, '&quot;;[.K192];&quot;', &quot;;[.L192];&quot;, &quot;;[.M192];&quot;);&quot;)" office:value-type="string" office:string-value="insert into etat_lieux (date_entree_etat_lieux, km_depart, km_arrive, date_sortie_etat_lieux, incident, type_incident, num_contrat_etat_lieux, code_type_etat_lieux_etat_lieux) Values ('2017/02/24', 8063, 8851, '2017/02/26', 0, '...', 96, 2);" calcext:value-type="string">
            <text:p>insert into etat_lieux (date_entree_etat_lieux, km_depart, km_arrive, date_sortie_etat_lieux, incident, type_incident, num_contrat_etat_lieux, code_type_etat_lieux_etat_lieux) Values ('2017/02/24', 8063, 8851, '2017/02/26', 0, '...', 96, 2);</text:p>
          </table:table-cell>
          <table:table-cell table:number-columns-repeated="1010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2017/02/26</text:p>
          </table:table-cell>
          <table:table-cell table:style-name="ce5" office:value-type="float" office:value="10727" calcext:value-type="float">
            <text:p>107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93]=&quot;/&quot;;[.C193];[.I193])" office:value-type="string" office:string-value="2017/02/26" calcext:value-type="string">
            <text:p>2017/02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93]=&quot;null&quot;;&quot;null&quot;;[.I19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2" calcext:value-type="float">
            <text:p>10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3];&quot;', &quot;;[.D193];&quot;, &quot;;[.E193];&quot;, '&quot;;[.G193];&quot;', &quot;;[.J193];&quot;, '&quot;;[.K193];&quot;', &quot;;[.L193];&quot;, &quot;;[.M193];&quot;);&quot;)" office:value-type="string" office:string-value="insert into etat_lieux (date_entree_etat_lieux, km_depart, km_arrive, date_sortie_etat_lieux, incident, type_incident, num_contrat_etat_lieux, code_type_etat_lieux_etat_lieux) Values ('2017/02/26', 10727, null, 'null', 0, '...', 102, 1);" calcext:value-type="string">
            <text:p>insert into etat_lieux (date_entree_etat_lieux, km_depart, km_arrive, date_sortie_etat_lieux, incident, type_incident, num_contrat_etat_lieux, code_type_etat_lieux_etat_lieux) Values ('2017/02/26', 10727, null, 'null', 0, '...', 102, 1);</text:p>
          </table:table-cell>
          <table:table-cell table:number-columns-repeated="1010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2017/02/26</text:p>
          </table:table-cell>
          <table:table-cell table:style-name="ce5" office:value-type="float" office:value="10473" calcext:value-type="float">
            <text:p>1047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94]=&quot;/&quot;;[.C194];[.I194])" office:value-type="string" office:string-value="2017/02/26" calcext:value-type="string">
            <text:p>2017/02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94]=&quot;null&quot;;&quot;null&quot;;[.I19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3" calcext:value-type="float">
            <text:p>10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4];&quot;', &quot;;[.D194];&quot;, &quot;;[.E194];&quot;, '&quot;;[.G194];&quot;', &quot;;[.J194];&quot;, '&quot;;[.K194];&quot;', &quot;;[.L194];&quot;, &quot;;[.M194];&quot;);&quot;)" office:value-type="string" office:string-value="insert into etat_lieux (date_entree_etat_lieux, km_depart, km_arrive, date_sortie_etat_lieux, incident, type_incident, num_contrat_etat_lieux, code_type_etat_lieux_etat_lieux) Values ('2017/02/26', 10473, null, 'null', 0, '...', 103, 1);" calcext:value-type="string">
            <text:p>insert into etat_lieux (date_entree_etat_lieux, km_depart, km_arrive, date_sortie_etat_lieux, incident, type_incident, num_contrat_etat_lieux, code_type_etat_lieux_etat_lieux) Values ('2017/02/26', 10473, null, 'null', 0, '...', 103, 1);</text:p>
          </table:table-cell>
          <table:table-cell table:number-columns-repeated="1010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2017/02/27</text:p>
          </table:table-cell>
          <table:table-cell table:style-name="ce5" office:value-type="float" office:value="13987" calcext:value-type="float">
            <text:p>1398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195]=&quot;/&quot;;[.C195];[.I195])" office:value-type="string" office:string-value="2017/02/27" calcext:value-type="string">
            <text:p>2017/02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195]=&quot;null&quot;;&quot;null&quot;;[.I19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4" calcext:value-type="float">
            <text:p>10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5];&quot;', &quot;;[.D195];&quot;, &quot;;[.E195];&quot;, '&quot;;[.G195];&quot;', &quot;;[.J195];&quot;, '&quot;;[.K195];&quot;', &quot;;[.L195];&quot;, &quot;;[.M195];&quot;);&quot;)" office:value-type="string" office:string-value="insert into etat_lieux (date_entree_etat_lieux, km_depart, km_arrive, date_sortie_etat_lieux, incident, type_incident, num_contrat_etat_lieux, code_type_etat_lieux_etat_lieux) Values ('2017/02/27', 13987, null, 'null', 0, '...', 104, 1);" calcext:value-type="string">
            <text:p>insert into etat_lieux (date_entree_etat_lieux, km_depart, km_arrive, date_sortie_etat_lieux, incident, type_incident, num_contrat_etat_lieux, code_type_etat_lieux_etat_lieux) Values ('2017/02/27', 13987, null, 'null', 0, '...', 104, 1);</text:p>
          </table:table-cell>
          <table:table-cell table:number-columns-repeated="1010"/>
        </table:table-row>
        <table:table-row table:style-name="ro3">
          <table:table-cell office:value-type="float" office:value="194" calcext:value-type="float">
            <text:p>19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2017/02/18</text:p>
          </table:table-cell>
          <table:table-cell table:style-name="ce8" office:value-type="float" office:value="14920" calcext:value-type="float">
            <text:p>14920</text:p>
          </table:table-cell>
          <table:table-cell table:style-name="ce8" office:value-type="float" office:value="15936" calcext:value-type="float">
            <text:p>15936</text:p>
          </table:table-cell>
          <table:table-cell table:style-name="ce10" table:formula="of:=IF([.I196]=&quot;/&quot;;[.C196];[.I196])" office:value-type="string" office:string-value="2017/02/28" calcext:value-type="string">
            <text:p>2017/02/28</text:p>
          </table:table-cell>
          <table:table-cell table:style-name="ce10" office:value-type="string" calcext:value-type="string">
            <text:p>2017/02/28</text:p>
          </table:table-cell>
          <table:table-cell table:style-name="ce10" table:formula="of:=IF([.E196]=&quot;null&quot;;&quot;null&quot;;[.I196])" office:value-type="string" office:string-value="2017/02/28" calcext:value-type="string">
            <text:p>2017/02/28</text:p>
          </table:table-cell>
          <table:table-cell table:style-name="ce8" office:value-type="string" calcext:value-type="string">
            <text:p>2017/02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7" calcext:value-type="float">
            <text:p>8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6];&quot;', &quot;;[.D196];&quot;, &quot;;[.E196];&quot;, '&quot;;[.G196];&quot;', &quot;;[.J196];&quot;, '&quot;;[.K196];&quot;', &quot;;[.L196];&quot;, &quot;;[.M196];&quot;);&quot;)" office:value-type="string" office:string-value="insert into etat_lieux (date_entree_etat_lieux, km_depart, km_arrive, date_sortie_etat_lieux, incident, type_incident, num_contrat_etat_lieux, code_type_etat_lieux_etat_lieux) Values ('2017/02/18', 14920, 15936, '2017/02/28', 0, '...', 87, 2);" calcext:value-type="string">
            <text:p>insert into etat_lieux (date_entree_etat_lieux, km_depart, km_arrive, date_sortie_etat_lieux, incident, type_incident, num_contrat_etat_lieux, code_type_etat_lieux_etat_lieux) Values ('2017/02/18', 14920, 15936, '2017/02/28', 0, '...', 87, 2);</text:p>
          </table:table-cell>
          <table:table-cell table:number-columns-repeated="1010"/>
        </table:table-row>
        <table:table-row table:style-name="ro3">
          <table:table-cell office:value-type="float" office:value="195" calcext:value-type="float">
            <text:p>195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2017/02/19</text:p>
          </table:table-cell>
          <table:table-cell table:style-name="ce8" office:value-type="float" office:value="14342" calcext:value-type="float">
            <text:p>14342</text:p>
          </table:table-cell>
          <table:table-cell table:style-name="ce8" office:value-type="float" office:value="15508" calcext:value-type="float">
            <text:p>15508</text:p>
          </table:table-cell>
          <table:table-cell table:style-name="ce10" table:formula="of:=IF([.I197]=&quot;/&quot;;[.C197];[.I197])" office:value-type="string" office:string-value="2017/02/28" calcext:value-type="string">
            <text:p>2017/02/28</text:p>
          </table:table-cell>
          <table:table-cell table:style-name="ce10" office:value-type="string" calcext:value-type="string">
            <text:p>2017/02/28</text:p>
          </table:table-cell>
          <table:table-cell table:style-name="ce10" table:formula="of:=IF([.E197]=&quot;null&quot;;&quot;null&quot;;[.I197])" office:value-type="string" office:string-value="2017/02/28" calcext:value-type="string">
            <text:p>2017/02/28</text:p>
          </table:table-cell>
          <table:table-cell table:style-name="ce8" office:value-type="string" calcext:value-type="string">
            <text:p>2017/02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9" calcext:value-type="float">
            <text:p>8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7];&quot;', &quot;;[.D197];&quot;, &quot;;[.E197];&quot;, '&quot;;[.G197];&quot;', &quot;;[.J197];&quot;, '&quot;;[.K197];&quot;', &quot;;[.L197];&quot;, &quot;;[.M197];&quot;);&quot;)" office:value-type="string" office:string-value="insert into etat_lieux (date_entree_etat_lieux, km_depart, km_arrive, date_sortie_etat_lieux, incident, type_incident, num_contrat_etat_lieux, code_type_etat_lieux_etat_lieux) Values ('2017/02/19', 14342, 15508, '2017/02/28', 0, '...', 89, 2);" calcext:value-type="string">
            <text:p>insert into etat_lieux (date_entree_etat_lieux, km_depart, km_arrive, date_sortie_etat_lieux, incident, type_incident, num_contrat_etat_lieux, code_type_etat_lieux_etat_lieux) Values ('2017/02/19', 14342, 15508, '2017/02/28', 0, '...', 89, 2);</text:p>
          </table:table-cell>
          <table:table-cell table:number-columns-repeated="1010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2017/02/24</text:p>
          </table:table-cell>
          <table:table-cell table:style-name="ce8" office:value-type="float" office:value="16529" calcext:value-type="float">
            <text:p>16529</text:p>
          </table:table-cell>
          <table:table-cell table:style-name="ce8" office:value-type="float" office:value="17539" calcext:value-type="float">
            <text:p>17539</text:p>
          </table:table-cell>
          <table:table-cell table:style-name="ce10" table:formula="of:=IF([.I198]=&quot;/&quot;;[.C198];[.I198])" office:value-type="string" office:string-value="2017/02/28" calcext:value-type="string">
            <text:p>2017/02/28</text:p>
          </table:table-cell>
          <table:table-cell table:style-name="ce10" office:value-type="string" calcext:value-type="string">
            <text:p>2017/02/28</text:p>
          </table:table-cell>
          <table:table-cell table:style-name="ce10" table:formula="of:=IF([.E198]=&quot;null&quot;;&quot;null&quot;;[.I198])" office:value-type="string" office:string-value="2017/02/28" calcext:value-type="string">
            <text:p>2017/02/28</text:p>
          </table:table-cell>
          <table:table-cell table:style-name="ce8" office:value-type="string" calcext:value-type="string">
            <text:p>2017/02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9" calcext:value-type="float">
            <text:p>9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8];&quot;', &quot;;[.D198];&quot;, &quot;;[.E198];&quot;, '&quot;;[.G198];&quot;', &quot;;[.J198];&quot;, '&quot;;[.K198];&quot;', &quot;;[.L198];&quot;, &quot;;[.M198];&quot;);&quot;)" office:value-type="string" office:string-value="insert into etat_lieux (date_entree_etat_lieux, km_depart, km_arrive, date_sortie_etat_lieux, incident, type_incident, num_contrat_etat_lieux, code_type_etat_lieux_etat_lieux) Values ('2017/02/24', 16529, 17539, '2017/02/28', 0, '...', 99, 2);" calcext:value-type="string">
            <text:p>insert into etat_lieux (date_entree_etat_lieux, km_depart, km_arrive, date_sortie_etat_lieux, incident, type_incident, num_contrat_etat_lieux, code_type_etat_lieux_etat_lieux) Values ('2017/02/24', 16529, 17539, '2017/02/28', 0, '...', 99, 2);</text:p>
          </table:table-cell>
          <table:table-cell table:number-columns-repeated="1010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2017/02/26</text:p>
          </table:table-cell>
          <table:table-cell table:style-name="ce8" office:value-type="float" office:value="10473" calcext:value-type="float">
            <text:p>10473</text:p>
          </table:table-cell>
          <table:table-cell table:style-name="ce8" office:value-type="float" office:value="11718" calcext:value-type="float">
            <text:p>11718</text:p>
          </table:table-cell>
          <table:table-cell table:style-name="ce10" table:formula="of:=IF([.I199]=&quot;/&quot;;[.C199];[.I199])" office:value-type="string" office:string-value="2017/02/28" calcext:value-type="string">
            <text:p>2017/02/28</text:p>
          </table:table-cell>
          <table:table-cell table:style-name="ce10" office:value-type="string" calcext:value-type="string">
            <text:p>2017/02/28</text:p>
          </table:table-cell>
          <table:table-cell table:style-name="ce10" table:formula="of:=IF([.E199]=&quot;null&quot;;&quot;null&quot;;[.I199])" office:value-type="string" office:string-value="2017/02/28" calcext:value-type="string">
            <text:p>2017/02/28</text:p>
          </table:table-cell>
          <table:table-cell table:style-name="ce8" office:value-type="string" calcext:value-type="string">
            <text:p>2017/02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3" calcext:value-type="float">
            <text:p>10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99];&quot;', &quot;;[.D199];&quot;, &quot;;[.E199];&quot;, '&quot;;[.G199];&quot;', &quot;;[.J199];&quot;, '&quot;;[.K199];&quot;', &quot;;[.L199];&quot;, &quot;;[.M199];&quot;);&quot;)" office:value-type="string" office:string-value="insert into etat_lieux (date_entree_etat_lieux, km_depart, km_arrive, date_sortie_etat_lieux, incident, type_incident, num_contrat_etat_lieux, code_type_etat_lieux_etat_lieux) Values ('2017/02/26', 10473, 11718, '2017/02/28', 0, '...', 103, 2);" calcext:value-type="string">
            <text:p>insert into etat_lieux (date_entree_etat_lieux, km_depart, km_arrive, date_sortie_etat_lieux, incident, type_incident, num_contrat_etat_lieux, code_type_etat_lieux_etat_lieux) Values ('2017/02/26', 10473, 11718, '2017/02/28', 0, '...', 103, 2);</text:p>
          </table:table-cell>
          <table:table-cell table:number-columns-repeated="1010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2017/02/28</text:p>
          </table:table-cell>
          <table:table-cell table:style-name="ce5" office:value-type="float" office:value="24069" calcext:value-type="float">
            <text:p>2406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0]=&quot;/&quot;;[.C200];[.I200])" office:value-type="string" office:string-value="2017/02/28" calcext:value-type="string">
            <text:p>2017/02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0]=&quot;null&quot;;&quot;null&quot;;[.I20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5" calcext:value-type="float">
            <text:p>10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0];&quot;', &quot;;[.D200];&quot;, &quot;;[.E200];&quot;, '&quot;;[.G200];&quot;', &quot;;[.J200];&quot;, '&quot;;[.K200];&quot;', &quot;;[.L200];&quot;, &quot;;[.M200];&quot;);&quot;)" office:value-type="string" office:string-value="insert into etat_lieux (date_entree_etat_lieux, km_depart, km_arrive, date_sortie_etat_lieux, incident, type_incident, num_contrat_etat_lieux, code_type_etat_lieux_etat_lieux) Values ('2017/02/28', 24069, null, 'null', 0, '...', 105, 1);" calcext:value-type="string">
            <text:p>insert into etat_lieux (date_entree_etat_lieux, km_depart, km_arrive, date_sortie_etat_lieux, incident, type_incident, num_contrat_etat_lieux, code_type_etat_lieux_etat_lieux) Values ('2017/02/28', 24069, null, 'null', 0, '...', 105, 1);</text:p>
          </table:table-cell>
          <table:table-cell table:number-columns-repeated="1010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2017/02/28</text:p>
          </table:table-cell>
          <table:table-cell table:style-name="ce5" office:value-type="float" office:value="9000" calcext:value-type="float">
            <text:p>900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1]=&quot;/&quot;;[.C201];[.I201])" office:value-type="string" office:string-value="2017/02/28" calcext:value-type="string">
            <text:p>2017/02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1]=&quot;null&quot;;&quot;null&quot;;[.I20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6" calcext:value-type="float">
            <text:p>10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1];&quot;', &quot;;[.D201];&quot;, &quot;;[.E201];&quot;, '&quot;;[.G201];&quot;', &quot;;[.J201];&quot;, '&quot;;[.K201];&quot;', &quot;;[.L201];&quot;, &quot;;[.M201];&quot;);&quot;)" office:value-type="string" office:string-value="insert into etat_lieux (date_entree_etat_lieux, km_depart, km_arrive, date_sortie_etat_lieux, incident, type_incident, num_contrat_etat_lieux, code_type_etat_lieux_etat_lieux) Values ('2017/02/28', 9000, null, 'null', 0, '...', 106, 1);" calcext:value-type="string">
            <text:p>insert into etat_lieux (date_entree_etat_lieux, km_depart, km_arrive, date_sortie_etat_lieux, incident, type_incident, num_contrat_etat_lieux, code_type_etat_lieux_etat_lieux) Values ('2017/02/28', 9000, null, 'null', 0, '...', 106, 1);</text:p>
          </table:table-cell>
          <table:table-cell table:number-columns-repeated="1010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2017/02/28</text:p>
          </table:table-cell>
          <table:table-cell table:style-name="ce5" office:value-type="float" office:value="15252" calcext:value-type="float">
            <text:p>1525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2]=&quot;/&quot;;[.C202];[.I202])" office:value-type="string" office:string-value="2017/02/28" calcext:value-type="string">
            <text:p>2017/02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2]=&quot;null&quot;;&quot;null&quot;;[.I20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7" calcext:value-type="float">
            <text:p>10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2];&quot;', &quot;;[.D202];&quot;, &quot;;[.E202];&quot;, '&quot;;[.G202];&quot;', &quot;;[.J202];&quot;, '&quot;;[.K202];&quot;', &quot;;[.L202];&quot;, &quot;;[.M202];&quot;);&quot;)" office:value-type="string" office:string-value="insert into etat_lieux (date_entree_etat_lieux, km_depart, km_arrive, date_sortie_etat_lieux, incident, type_incident, num_contrat_etat_lieux, code_type_etat_lieux_etat_lieux) Values ('2017/02/28', 15252, null, 'null', 0, '...', 107, 1);" calcext:value-type="string">
            <text:p>insert into etat_lieux (date_entree_etat_lieux, km_depart, km_arrive, date_sortie_etat_lieux, incident, type_incident, num_contrat_etat_lieux, code_type_etat_lieux_etat_lieux) Values ('2017/02/28', 15252, null, 'null', 0, '...', 107, 1);</text:p>
          </table:table-cell>
          <table:table-cell table:number-columns-repeated="1010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2017/02/14</text:p>
          </table:table-cell>
          <table:table-cell table:style-name="ce8" office:value-type="float" office:value="14599" calcext:value-type="float">
            <text:p>14599</text:p>
          </table:table-cell>
          <table:table-cell table:style-name="ce8" office:value-type="float" office:value="15788" calcext:value-type="float">
            <text:p>15788</text:p>
          </table:table-cell>
          <table:table-cell table:style-name="ce10" table:formula="of:=IF([.I203]=&quot;/&quot;;[.C203];[.I203])" office:value-type="string" office:string-value="2017/03/01" calcext:value-type="string">
            <text:p>2017/03/01</text:p>
          </table:table-cell>
          <table:table-cell table:style-name="ce10" office:value-type="string" calcext:value-type="string">
            <text:p>2017/03/01</text:p>
          </table:table-cell>
          <table:table-cell table:style-name="ce10" table:formula="of:=IF([.E203]=&quot;null&quot;;&quot;null&quot;;[.I203])" office:value-type="string" office:string-value="2017/03/01" calcext:value-type="string">
            <text:p>2017/03/01</text:p>
          </table:table-cell>
          <table:table-cell table:style-name="ce8" office:value-type="string" calcext:value-type="string">
            <text:p>2017/03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1" calcext:value-type="float">
            <text:p>8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3];&quot;', &quot;;[.D203];&quot;, &quot;;[.E203];&quot;, '&quot;;[.G203];&quot;', &quot;;[.J203];&quot;, '&quot;;[.K203];&quot;', &quot;;[.L203];&quot;, &quot;;[.M203];&quot;);&quot;)" office:value-type="string" office:string-value="insert into etat_lieux (date_entree_etat_lieux, km_depart, km_arrive, date_sortie_etat_lieux, incident, type_incident, num_contrat_etat_lieux, code_type_etat_lieux_etat_lieux) Values ('2017/02/14', 14599, 15788, '2017/03/01', 0, '...', 81, 2);" calcext:value-type="string">
            <text:p>insert into etat_lieux (date_entree_etat_lieux, km_depart, km_arrive, date_sortie_etat_lieux, incident, type_incident, num_contrat_etat_lieux, code_type_etat_lieux_etat_lieux) Values ('2017/02/14', 14599, 15788, '2017/03/01', 0, '...', 81, 2);</text:p>
          </table:table-cell>
          <table:table-cell table:number-columns-repeated="1010"/>
        </table:table-row>
        <table:table-row table:style-name="ro3">
          <table:table-cell office:value-type="float" office:value="202" calcext:value-type="float">
            <text:p>202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2017/03/01</text:p>
          </table:table-cell>
          <table:table-cell table:style-name="ce5" office:value-type="float" office:value="25545" calcext:value-type="float">
            <text:p>255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4]=&quot;/&quot;;[.C204];[.I204])" office:value-type="string" office:string-value="2017/03/01" calcext:value-type="string">
            <text:p>2017/03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4]=&quot;null&quot;;&quot;null&quot;;[.I20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8" calcext:value-type="float">
            <text:p>10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4];&quot;', &quot;;[.D204];&quot;, &quot;;[.E204];&quot;, '&quot;;[.G204];&quot;', &quot;;[.J204];&quot;, '&quot;;[.K204];&quot;', &quot;;[.L204];&quot;, &quot;;[.M204];&quot;);&quot;)" office:value-type="string" office:string-value="insert into etat_lieux (date_entree_etat_lieux, km_depart, km_arrive, date_sortie_etat_lieux, incident, type_incident, num_contrat_etat_lieux, code_type_etat_lieux_etat_lieux) Values ('2017/03/01', 25545, null, 'null', 0, '...', 108, 1);" calcext:value-type="string">
            <text:p>insert into etat_lieux (date_entree_etat_lieux, km_depart, km_arrive, date_sortie_etat_lieux, incident, type_incident, num_contrat_etat_lieux, code_type_etat_lieux_etat_lieux) Values ('2017/03/01', 25545, null, 'null', 0, '...', 108, 1);</text:p>
          </table:table-cell>
          <table:table-cell table:number-columns-repeated="1010"/>
        </table:table-row>
        <table:table-row table:style-name="ro3">
          <table:table-cell office:value-type="float" office:value="203" calcext:value-type="float">
            <text:p>203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2017/03/01</text:p>
          </table:table-cell>
          <table:table-cell table:style-name="ce5" office:value-type="float" office:value="21435" calcext:value-type="float">
            <text:p>2143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5]=&quot;/&quot;;[.C205];[.I205])" office:value-type="string" office:string-value="2017/03/01" calcext:value-type="string">
            <text:p>2017/03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5]=&quot;null&quot;;&quot;null&quot;;[.I20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09" calcext:value-type="float">
            <text:p>10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5];&quot;', &quot;;[.D205];&quot;, &quot;;[.E205];&quot;, '&quot;;[.G205];&quot;', &quot;;[.J205];&quot;, '&quot;;[.K205];&quot;', &quot;;[.L205];&quot;, &quot;;[.M205];&quot;);&quot;)" office:value-type="string" office:string-value="insert into etat_lieux (date_entree_etat_lieux, km_depart, km_arrive, date_sortie_etat_lieux, incident, type_incident, num_contrat_etat_lieux, code_type_etat_lieux_etat_lieux) Values ('2017/03/01', 21435, null, 'null', 0, '...', 109, 1);" calcext:value-type="string">
            <text:p>insert into etat_lieux (date_entree_etat_lieux, km_depart, km_arrive, date_sortie_etat_lieux, incident, type_incident, num_contrat_etat_lieux, code_type_etat_lieux_etat_lieux) Values ('2017/03/01', 21435, null, 'null', 0, '...', 109, 1);</text:p>
          </table:table-cell>
          <table:table-cell table:number-columns-repeated="1010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2017/03/01</text:p>
          </table:table-cell>
          <table:table-cell table:style-name="ce5" office:value-type="float" office:value="26306" calcext:value-type="float">
            <text:p>2630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6]=&quot;/&quot;;[.C206];[.I206])" office:value-type="string" office:string-value="2017/03/01" calcext:value-type="string">
            <text:p>2017/03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6]=&quot;null&quot;;&quot;null&quot;;[.I20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0" calcext:value-type="float">
            <text:p>11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6];&quot;', &quot;;[.D206];&quot;, &quot;;[.E206];&quot;, '&quot;;[.G206];&quot;', &quot;;[.J206];&quot;, '&quot;;[.K206];&quot;', &quot;;[.L206];&quot;, &quot;;[.M206];&quot;);&quot;)" office:value-type="string" office:string-value="insert into etat_lieux (date_entree_etat_lieux, km_depart, km_arrive, date_sortie_etat_lieux, incident, type_incident, num_contrat_etat_lieux, code_type_etat_lieux_etat_lieux) Values ('2017/03/01', 26306, null, 'null', 0, '...', 110, 1);" calcext:value-type="string">
            <text:p>insert into etat_lieux (date_entree_etat_lieux, km_depart, km_arrive, date_sortie_etat_lieux, incident, type_incident, num_contrat_etat_lieux, code_type_etat_lieux_etat_lieux) Values ('2017/03/01', 26306, null, 'null', 0, '...', 110, 1);</text:p>
          </table:table-cell>
          <table:table-cell table:number-columns-repeated="1010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2017/02/25</text:p>
          </table:table-cell>
          <table:table-cell table:style-name="ce8" office:value-type="float" office:value="13561" calcext:value-type="float">
            <text:p>13561</text:p>
          </table:table-cell>
          <table:table-cell table:style-name="ce8" office:value-type="float" office:value="13696" calcext:value-type="float">
            <text:p>13696</text:p>
          </table:table-cell>
          <table:table-cell table:style-name="ce10" table:formula="of:=IF([.I207]=&quot;/&quot;;[.C207];[.I207])" office:value-type="string" office:string-value="2017/03/02" calcext:value-type="string">
            <text:p>2017/03/02</text:p>
          </table:table-cell>
          <table:table-cell table:style-name="ce10" office:value-type="string" calcext:value-type="string">
            <text:p>2017/03/02</text:p>
          </table:table-cell>
          <table:table-cell table:style-name="ce10" table:formula="of:=IF([.E207]=&quot;null&quot;;&quot;null&quot;;[.I207])" office:value-type="string" office:string-value="2017/03/02" calcext:value-type="string">
            <text:p>2017/03/02</text:p>
          </table:table-cell>
          <table:table-cell table:style-name="ce8" office:value-type="string" calcext:value-type="string">
            <text:p>2017/03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0" calcext:value-type="float">
            <text:p>10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7];&quot;', &quot;;[.D207];&quot;, &quot;;[.E207];&quot;, '&quot;;[.G207];&quot;', &quot;;[.J207];&quot;, '&quot;;[.K207];&quot;', &quot;;[.L207];&quot;, &quot;;[.M207];&quot;);&quot;)" office:value-type="string" office:string-value="insert into etat_lieux (date_entree_etat_lieux, km_depart, km_arrive, date_sortie_etat_lieux, incident, type_incident, num_contrat_etat_lieux, code_type_etat_lieux_etat_lieux) Values ('2017/02/25', 13561, 13696, '2017/03/02', 0, '...', 100, 2);" calcext:value-type="string">
            <text:p>insert into etat_lieux (date_entree_etat_lieux, km_depart, km_arrive, date_sortie_etat_lieux, incident, type_incident, num_contrat_etat_lieux, code_type_etat_lieux_etat_lieux) Values ('2017/02/25', 13561, 13696, '2017/03/02', 0, '...', 100, 2);</text:p>
          </table:table-cell>
          <table:table-cell table:number-columns-repeated="1010"/>
        </table:table-row>
        <table:table-row table:style-name="ro3">
          <table:table-cell office:value-type="float" office:value="206" calcext:value-type="float">
            <text:p>206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2017/03/02</text:p>
          </table:table-cell>
          <table:table-cell table:style-name="ce5" office:value-type="float" office:value="19448" calcext:value-type="float">
            <text:p>1944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08]=&quot;/&quot;;[.C208];[.I208])" office:value-type="string" office:string-value="2017/03/02" calcext:value-type="string">
            <text:p>2017/03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08]=&quot;null&quot;;&quot;null&quot;;[.I20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1" calcext:value-type="float">
            <text:p>11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8];&quot;', &quot;;[.D208];&quot;, &quot;;[.E208];&quot;, '&quot;;[.G208];&quot;', &quot;;[.J208];&quot;, '&quot;;[.K208];&quot;', &quot;;[.L208];&quot;, &quot;;[.M208];&quot;);&quot;)" office:value-type="string" office:string-value="insert into etat_lieux (date_entree_etat_lieux, km_depart, km_arrive, date_sortie_etat_lieux, incident, type_incident, num_contrat_etat_lieux, code_type_etat_lieux_etat_lieux) Values ('2017/03/02', 19448, null, 'null', 0, '...', 111, 1);" calcext:value-type="string">
            <text:p>insert into etat_lieux (date_entree_etat_lieux, km_depart, km_arrive, date_sortie_etat_lieux, incident, type_incident, num_contrat_etat_lieux, code_type_etat_lieux_etat_lieux) Values ('2017/03/02', 19448, null, 'null', 0, '...', 111, 1);</text:p>
          </table:table-cell>
          <table:table-cell table:number-columns-repeated="1010"/>
        </table:table-row>
        <table:table-row table:style-name="ro3">
          <table:table-cell office:value-type="float" office:value="207" calcext:value-type="float">
            <text:p>2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2017/03/01</text:p>
          </table:table-cell>
          <table:table-cell table:style-name="ce8" office:value-type="float" office:value="25545" calcext:value-type="float">
            <text:p>25545</text:p>
          </table:table-cell>
          <table:table-cell table:style-name="ce8" office:value-type="float" office:value="25747" calcext:value-type="float">
            <text:p>25747</text:p>
          </table:table-cell>
          <table:table-cell table:style-name="ce10" table:formula="of:=IF([.I209]=&quot;/&quot;;[.C209];[.I209])" office:value-type="string" office:string-value="2017/03/03" calcext:value-type="string">
            <text:p>2017/03/03</text:p>
          </table:table-cell>
          <table:table-cell table:style-name="ce10" office:value-type="string" calcext:value-type="string">
            <text:p>2017/03/03</text:p>
          </table:table-cell>
          <table:table-cell table:style-name="ce10" table:formula="of:=IF([.E209]=&quot;null&quot;;&quot;null&quot;;[.I209])" office:value-type="string" office:string-value="2017/03/03" calcext:value-type="string">
            <text:p>2017/03/03</text:p>
          </table:table-cell>
          <table:table-cell table:style-name="ce8" office:value-type="string" calcext:value-type="string">
            <text:p>2017/03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8" calcext:value-type="float">
            <text:p>10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09];&quot;', &quot;;[.D209];&quot;, &quot;;[.E209];&quot;, '&quot;;[.G209];&quot;', &quot;;[.J209];&quot;, '&quot;;[.K209];&quot;', &quot;;[.L209];&quot;, &quot;;[.M209];&quot;);&quot;)" office:value-type="string" office:string-value="insert into etat_lieux (date_entree_etat_lieux, km_depart, km_arrive, date_sortie_etat_lieux, incident, type_incident, num_contrat_etat_lieux, code_type_etat_lieux_etat_lieux) Values ('2017/03/01', 25545, 25747, '2017/03/03', 0, '...', 108, 2);" calcext:value-type="string">
            <text:p>insert into etat_lieux (date_entree_etat_lieux, km_depart, km_arrive, date_sortie_etat_lieux, incident, type_incident, num_contrat_etat_lieux, code_type_etat_lieux_etat_lieux) Values ('2017/03/01', 25545, 25747, '2017/03/03', 0, '...', 108, 2);</text:p>
          </table:table-cell>
          <table:table-cell table:number-columns-repeated="1010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2017/03/03</text:p>
          </table:table-cell>
          <table:table-cell table:style-name="ce5" office:value-type="float" office:value="7360" calcext:value-type="float">
            <text:p>736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10]=&quot;/&quot;;[.C210];[.I210])" office:value-type="string" office:string-value="2017/03/03" calcext:value-type="string">
            <text:p>2017/03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10]=&quot;null&quot;;&quot;null&quot;;[.I21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2" calcext:value-type="float">
            <text:p>11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0];&quot;', &quot;;[.D210];&quot;, &quot;;[.E210];&quot;, '&quot;;[.G210];&quot;', &quot;;[.J210];&quot;, '&quot;;[.K210];&quot;', &quot;;[.L210];&quot;, &quot;;[.M210];&quot;);&quot;)" office:value-type="string" office:string-value="insert into etat_lieux (date_entree_etat_lieux, km_depart, km_arrive, date_sortie_etat_lieux, incident, type_incident, num_contrat_etat_lieux, code_type_etat_lieux_etat_lieux) Values ('2017/03/03', 7360, null, 'null', 0, '...', 112, 1);" calcext:value-type="string">
            <text:p>insert into etat_lieux (date_entree_etat_lieux, km_depart, km_arrive, date_sortie_etat_lieux, incident, type_incident, num_contrat_etat_lieux, code_type_etat_lieux_etat_lieux) Values ('2017/03/03', 7360, null, 'null', 0, '...', 112, 1);</text:p>
          </table:table-cell>
          <table:table-cell table:number-columns-repeated="1010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2017/03/04</text:p>
          </table:table-cell>
          <table:table-cell table:style-name="ce5" office:value-type="float" office:value="10145" calcext:value-type="float">
            <text:p>101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11]=&quot;/&quot;;[.C211];[.I211])" office:value-type="string" office:string-value="2017/03/04" calcext:value-type="string">
            <text:p>2017/03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11]=&quot;null&quot;;&quot;null&quot;;[.I21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3" calcext:value-type="float">
            <text:p>11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1];&quot;', &quot;;[.D211];&quot;, &quot;;[.E211];&quot;, '&quot;;[.G211];&quot;', &quot;;[.J211];&quot;, '&quot;;[.K211];&quot;', &quot;;[.L211];&quot;, &quot;;[.M211];&quot;);&quot;)" office:value-type="string" office:string-value="insert into etat_lieux (date_entree_etat_lieux, km_depart, km_arrive, date_sortie_etat_lieux, incident, type_incident, num_contrat_etat_lieux, code_type_etat_lieux_etat_lieux) Values ('2017/03/04', 10145, null, 'null', 0, '...', 113, 1);" calcext:value-type="string">
            <text:p>insert into etat_lieux (date_entree_etat_lieux, km_depart, km_arrive, date_sortie_etat_lieux, incident, type_incident, num_contrat_etat_lieux, code_type_etat_lieux_etat_lieux) Values ('2017/03/04', 10145, null, 'null', 0, '...', 113, 1);</text:p>
          </table:table-cell>
          <table:table-cell table:number-columns-repeated="1010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2017/03/04</text:p>
          </table:table-cell>
          <table:table-cell table:style-name="ce5" office:value-type="float" office:value="14375" calcext:value-type="float">
            <text:p>143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12]=&quot;/&quot;;[.C212];[.I212])" office:value-type="string" office:string-value="2017/03/04" calcext:value-type="string">
            <text:p>2017/03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12]=&quot;null&quot;;&quot;null&quot;;[.I21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4" calcext:value-type="float">
            <text:p>11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2];&quot;', &quot;;[.D212];&quot;, &quot;;[.E212];&quot;, '&quot;;[.G212];&quot;', &quot;;[.J212];&quot;, '&quot;;[.K212];&quot;', &quot;;[.L212];&quot;, &quot;;[.M212];&quot;);&quot;)" office:value-type="string" office:string-value="insert into etat_lieux (date_entree_etat_lieux, km_depart, km_arrive, date_sortie_etat_lieux, incident, type_incident, num_contrat_etat_lieux, code_type_etat_lieux_etat_lieux) Values ('2017/03/04', 14375, null, 'null', 0, '...', 114, 1);" calcext:value-type="string">
            <text:p>insert into etat_lieux (date_entree_etat_lieux, km_depart, km_arrive, date_sortie_etat_lieux, incident, type_incident, num_contrat_etat_lieux, code_type_etat_lieux_etat_lieux) Values ('2017/03/04', 14375, null, 'null', 0, '...', 114, 1);</text:p>
          </table:table-cell>
          <table:table-cell table:number-columns-repeated="1010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2017/03/05</text:p>
          </table:table-cell>
          <table:table-cell table:style-name="ce5" office:value-type="float" office:value="7828" calcext:value-type="float">
            <text:p>782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13]=&quot;/&quot;;[.C213];[.I213])" office:value-type="string" office:string-value="2017/03/05" calcext:value-type="string">
            <text:p>2017/03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13]=&quot;null&quot;;&quot;null&quot;;[.I21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5" calcext:value-type="float">
            <text:p>11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3];&quot;', &quot;;[.D213];&quot;, &quot;;[.E213];&quot;, '&quot;;[.G213];&quot;', &quot;;[.J213];&quot;, '&quot;;[.K213];&quot;', &quot;;[.L213];&quot;, &quot;;[.M213];&quot;);&quot;)" office:value-type="string" office:string-value="insert into etat_lieux (date_entree_etat_lieux, km_depart, km_arrive, date_sortie_etat_lieux, incident, type_incident, num_contrat_etat_lieux, code_type_etat_lieux_etat_lieux) Values ('2017/03/05', 7828, null, 'null', 0, '...', 115, 1);" calcext:value-type="string">
            <text:p>insert into etat_lieux (date_entree_etat_lieux, km_depart, km_arrive, date_sortie_etat_lieux, incident, type_incident, num_contrat_etat_lieux, code_type_etat_lieux_etat_lieux) Values ('2017/03/05', 7828, null, 'null', 0, '...', 115, 1);</text:p>
          </table:table-cell>
          <table:table-cell table:number-columns-repeated="1010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2017/03/05</text:p>
          </table:table-cell>
          <table:table-cell table:style-name="ce5" office:value-type="float" office:value="12117" calcext:value-type="float">
            <text:p>1211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14]=&quot;/&quot;;[.C214];[.I214])" office:value-type="string" office:string-value="2017/03/05" calcext:value-type="string">
            <text:p>2017/03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14]=&quot;null&quot;;&quot;null&quot;;[.I2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6" calcext:value-type="float">
            <text:p>11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4];&quot;', &quot;;[.D214];&quot;, &quot;;[.E214];&quot;, '&quot;;[.G214];&quot;', &quot;;[.J214];&quot;, '&quot;;[.K214];&quot;', &quot;;[.L214];&quot;, &quot;;[.M214];&quot;);&quot;)" office:value-type="string" office:string-value="insert into etat_lieux (date_entree_etat_lieux, km_depart, km_arrive, date_sortie_etat_lieux, incident, type_incident, num_contrat_etat_lieux, code_type_etat_lieux_etat_lieux) Values ('2017/03/05', 12117, null, 'null', 0, '...', 116, 1);" calcext:value-type="string">
            <text:p>insert into etat_lieux (date_entree_etat_lieux, km_depart, km_arrive, date_sortie_etat_lieux, incident, type_incident, num_contrat_etat_lieux, code_type_etat_lieux_etat_lieux) Values ('2017/03/05', 12117, null, 'null', 0, '...', 116, 1);</text:p>
          </table:table-cell>
          <table:table-cell table:number-columns-repeated="1010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2017/02/19</text:p>
          </table:table-cell>
          <table:table-cell table:style-name="ce8" office:value-type="float" office:value="29543" calcext:value-type="float">
            <text:p>29543</text:p>
          </table:table-cell>
          <table:table-cell table:style-name="ce8" office:value-type="float" office:value="29560" calcext:value-type="float">
            <text:p>29560</text:p>
          </table:table-cell>
          <table:table-cell table:style-name="ce10" table:formula="of:=IF([.I215]=&quot;/&quot;;[.C215];[.I215])" office:value-type="string" office:string-value="2017/03/06" calcext:value-type="string">
            <text:p>2017/03/06</text:p>
          </table:table-cell>
          <table:table-cell table:style-name="ce10" office:value-type="string" calcext:value-type="string">
            <text:p>2017/03/06</text:p>
          </table:table-cell>
          <table:table-cell table:style-name="ce10" table:formula="of:=IF([.E215]=&quot;null&quot;;&quot;null&quot;;[.I215])" office:value-type="string" office:string-value="2017/03/06" calcext:value-type="string">
            <text:p>2017/03/06</text:p>
          </table:table-cell>
          <table:table-cell table:style-name="ce8" office:value-type="string" calcext:value-type="string">
            <text:p>2017/03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88" calcext:value-type="float">
            <text:p>8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5];&quot;', &quot;;[.D215];&quot;, &quot;;[.E215];&quot;, '&quot;;[.G215];&quot;', &quot;;[.J215];&quot;, '&quot;;[.K215];&quot;', &quot;;[.L215];&quot;, &quot;;[.M215];&quot;);&quot;)" office:value-type="string" office:string-value="insert into etat_lieux (date_entree_etat_lieux, km_depart, km_arrive, date_sortie_etat_lieux, incident, type_incident, num_contrat_etat_lieux, code_type_etat_lieux_etat_lieux) Values ('2017/02/19', 29543, 29560, '2017/03/06', 0, '...', 88, 2);" calcext:value-type="string">
            <text:p>insert into etat_lieux (date_entree_etat_lieux, km_depart, km_arrive, date_sortie_etat_lieux, incident, type_incident, num_contrat_etat_lieux, code_type_etat_lieux_etat_lieux) Values ('2017/02/19', 29543, 29560, '2017/03/06', 0, '...', 88, 2);</text:p>
          </table:table-cell>
          <table:table-cell table:number-columns-repeated="1010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2017/02/23</text:p>
          </table:table-cell>
          <table:table-cell table:style-name="ce8" office:value-type="float" office:value="19783" calcext:value-type="float">
            <text:p>19783</text:p>
          </table:table-cell>
          <table:table-cell table:style-name="ce8" office:value-type="float" office:value="20636" calcext:value-type="float">
            <text:p>20636</text:p>
          </table:table-cell>
          <table:table-cell table:style-name="ce10" table:formula="of:=IF([.I216]=&quot;/&quot;;[.C216];[.I216])" office:value-type="string" office:string-value="2017/03/06" calcext:value-type="string">
            <text:p>2017/03/06</text:p>
          </table:table-cell>
          <table:table-cell table:style-name="ce10" office:value-type="string" calcext:value-type="string">
            <text:p>2017/03/06</text:p>
          </table:table-cell>
          <table:table-cell table:style-name="ce10" table:formula="of:=IF([.E216]=&quot;null&quot;;&quot;null&quot;;[.I216])" office:value-type="string" office:string-value="2017/03/06" calcext:value-type="string">
            <text:p>2017/03/06</text:p>
          </table:table-cell>
          <table:table-cell table:style-name="ce8" office:value-type="string" calcext:value-type="string">
            <text:p>2017/03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5" calcext:value-type="float">
            <text:p>9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6];&quot;', &quot;;[.D216];&quot;, &quot;;[.E216];&quot;, '&quot;;[.G216];&quot;', &quot;;[.J216];&quot;, '&quot;;[.K216];&quot;', &quot;;[.L216];&quot;, &quot;;[.M216];&quot;);&quot;)" office:value-type="string" office:string-value="insert into etat_lieux (date_entree_etat_lieux, km_depart, km_arrive, date_sortie_etat_lieux, incident, type_incident, num_contrat_etat_lieux, code_type_etat_lieux_etat_lieux) Values ('2017/02/23', 19783, 20636, '2017/03/06', 0, '...', 95, 2);" calcext:value-type="string">
            <text:p>insert into etat_lieux (date_entree_etat_lieux, km_depart, km_arrive, date_sortie_etat_lieux, incident, type_incident, num_contrat_etat_lieux, code_type_etat_lieux_etat_lieux) Values ('2017/02/23', 19783, 20636, '2017/03/06', 0, '...', 95, 2);</text:p>
          </table:table-cell>
          <table:table-cell table:number-columns-repeated="1010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2017/02/28</text:p>
          </table:table-cell>
          <table:table-cell table:style-name="ce8" office:value-type="float" office:value="9000" calcext:value-type="float">
            <text:p>9000</text:p>
          </table:table-cell>
          <table:table-cell table:style-name="ce8" office:value-type="float" office:value="9979" calcext:value-type="float">
            <text:p>9979</text:p>
          </table:table-cell>
          <table:table-cell table:style-name="ce10" table:formula="of:=IF([.I217]=&quot;/&quot;;[.C217];[.I217])" office:value-type="string" office:string-value="2017/03/06" calcext:value-type="string">
            <text:p>2017/03/06</text:p>
          </table:table-cell>
          <table:table-cell table:style-name="ce10" office:value-type="string" calcext:value-type="string">
            <text:p>2017/03/06</text:p>
          </table:table-cell>
          <table:table-cell table:style-name="ce10" table:formula="of:=IF([.E217]=&quot;null&quot;;&quot;null&quot;;[.I217])" office:value-type="string" office:string-value="2017/03/06" calcext:value-type="string">
            <text:p>2017/03/06</text:p>
          </table:table-cell>
          <table:table-cell table:style-name="ce8" office:value-type="string" calcext:value-type="string">
            <text:p>2017/03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6" calcext:value-type="float">
            <text:p>10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7];&quot;', &quot;;[.D217];&quot;, &quot;;[.E217];&quot;, '&quot;;[.G217];&quot;', &quot;;[.J217];&quot;, '&quot;;[.K217];&quot;', &quot;;[.L217];&quot;, &quot;;[.M217];&quot;);&quot;)" office:value-type="string" office:string-value="insert into etat_lieux (date_entree_etat_lieux, km_depart, km_arrive, date_sortie_etat_lieux, incident, type_incident, num_contrat_etat_lieux, code_type_etat_lieux_etat_lieux) Values ('2017/02/28', 9000, 9979, '2017/03/06', 0, '...', 106, 2);" calcext:value-type="string">
            <text:p>insert into etat_lieux (date_entree_etat_lieux, km_depart, km_arrive, date_sortie_etat_lieux, incident, type_incident, num_contrat_etat_lieux, code_type_etat_lieux_etat_lieux) Values ('2017/02/28', 9000, 9979, '2017/03/06', 0, '...', 106, 2);</text:p>
          </table:table-cell>
          <table:table-cell table:number-columns-repeated="1010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2017/02/28</text:p>
          </table:table-cell>
          <table:table-cell table:style-name="ce8" office:value-type="float" office:value="15252" calcext:value-type="float">
            <text:p>15252</text:p>
          </table:table-cell>
          <table:table-cell table:style-name="ce8" office:value-type="float" office:value="15503" calcext:value-type="float">
            <text:p>15503</text:p>
          </table:table-cell>
          <table:table-cell table:style-name="ce10" table:formula="of:=IF([.I218]=&quot;/&quot;;[.C218];[.I218])" office:value-type="string" office:string-value="2017/03/06" calcext:value-type="string">
            <text:p>2017/03/06</text:p>
          </table:table-cell>
          <table:table-cell table:style-name="ce10" office:value-type="string" calcext:value-type="string">
            <text:p>2017/03/06</text:p>
          </table:table-cell>
          <table:table-cell table:style-name="ce10" table:formula="of:=IF([.E218]=&quot;null&quot;;&quot;null&quot;;[.I218])" office:value-type="string" office:string-value="2017/03/06" calcext:value-type="string">
            <text:p>2017/03/06</text:p>
          </table:table-cell>
          <table:table-cell table:style-name="ce8" office:value-type="string" calcext:value-type="string">
            <text:p>2017/03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7" calcext:value-type="float">
            <text:p>10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8];&quot;', &quot;;[.D218];&quot;, &quot;;[.E218];&quot;, '&quot;;[.G218];&quot;', &quot;;[.J218];&quot;, '&quot;;[.K218];&quot;', &quot;;[.L218];&quot;, &quot;;[.M218];&quot;);&quot;)" office:value-type="string" office:string-value="insert into etat_lieux (date_entree_etat_lieux, km_depart, km_arrive, date_sortie_etat_lieux, incident, type_incident, num_contrat_etat_lieux, code_type_etat_lieux_etat_lieux) Values ('2017/02/28', 15252, 15503, '2017/03/06', 0, '...', 107, 2);" calcext:value-type="string">
            <text:p>insert into etat_lieux (date_entree_etat_lieux, km_depart, km_arrive, date_sortie_etat_lieux, incident, type_incident, num_contrat_etat_lieux, code_type_etat_lieux_etat_lieux) Values ('2017/02/28', 15252, 15503, '2017/03/06', 0, '...', 107, 2);</text:p>
          </table:table-cell>
          <table:table-cell table:number-columns-repeated="1010"/>
        </table:table-row>
        <table:table-row table:style-name="ro3">
          <table:table-cell office:value-type="float" office:value="217" calcext:value-type="float">
            <text:p>217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2017/02/24</text:p>
          </table:table-cell>
          <table:table-cell table:style-name="ce8" office:value-type="float" office:value="22606" calcext:value-type="float">
            <text:p>22606</text:p>
          </table:table-cell>
          <table:table-cell table:style-name="ce8" office:value-type="float" office:value="23215" calcext:value-type="float">
            <text:p>23215</text:p>
          </table:table-cell>
          <table:table-cell table:style-name="ce10" table:formula="of:=IF([.I219]=&quot;/&quot;;[.C219];[.I219])" office:value-type="string" office:string-value="2017/03/07" calcext:value-type="string">
            <text:p>2017/03/07</text:p>
          </table:table-cell>
          <table:table-cell table:style-name="ce10" office:value-type="string" calcext:value-type="string">
            <text:p>2017/03/07</text:p>
          </table:table-cell>
          <table:table-cell table:style-name="ce10" table:formula="of:=IF([.E219]=&quot;null&quot;;&quot;null&quot;;[.I219])" office:value-type="string" office:string-value="2017/03/07" calcext:value-type="string">
            <text:p>2017/03/07</text:p>
          </table:table-cell>
          <table:table-cell table:style-name="ce8" office:value-type="string" calcext:value-type="string">
            <text:p>2017/03/0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7" calcext:value-type="float">
            <text:p>9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19];&quot;', &quot;;[.D219];&quot;, &quot;;[.E219];&quot;, '&quot;;[.G219];&quot;', &quot;;[.J219];&quot;, '&quot;;[.K219];&quot;', &quot;;[.L219];&quot;, &quot;;[.M219];&quot;);&quot;)" office:value-type="string" office:string-value="insert into etat_lieux (date_entree_etat_lieux, km_depart, km_arrive, date_sortie_etat_lieux, incident, type_incident, num_contrat_etat_lieux, code_type_etat_lieux_etat_lieux) Values ('2017/02/24', 22606, 23215, '2017/03/07', 0, '...', 97, 2);" calcext:value-type="string">
            <text:p>insert into etat_lieux (date_entree_etat_lieux, km_depart, km_arrive, date_sortie_etat_lieux, incident, type_incident, num_contrat_etat_lieux, code_type_etat_lieux_etat_lieux) Values ('2017/02/24', 22606, 23215, '2017/03/07', 0, '...', 97, 2);</text:p>
          </table:table-cell>
          <table:table-cell table:number-columns-repeated="1010"/>
        </table:table-row>
        <table:table-row table:style-name="ro3">
          <table:table-cell office:value-type="float" office:value="218" calcext:value-type="float">
            <text:p>21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2017/03/07</text:p>
          </table:table-cell>
          <table:table-cell table:style-name="ce5" office:value-type="float" office:value="8001" calcext:value-type="float">
            <text:p>800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20]=&quot;/&quot;;[.C220];[.I220])" office:value-type="string" office:string-value="2017/03/07" calcext:value-type="string">
            <text:p>2017/03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20]=&quot;null&quot;;&quot;null&quot;;[.I22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7" calcext:value-type="float">
            <text:p>11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0];&quot;', &quot;;[.D220];&quot;, &quot;;[.E220];&quot;, '&quot;;[.G220];&quot;', &quot;;[.J220];&quot;, '&quot;;[.K220];&quot;', &quot;;[.L220];&quot;, &quot;;[.M220];&quot;);&quot;)" office:value-type="string" office:string-value="insert into etat_lieux (date_entree_etat_lieux, km_depart, km_arrive, date_sortie_etat_lieux, incident, type_incident, num_contrat_etat_lieux, code_type_etat_lieux_etat_lieux) Values ('2017/03/07', 8001, null, 'null', 0, '...', 117, 1);" calcext:value-type="string">
            <text:p>insert into etat_lieux (date_entree_etat_lieux, km_depart, km_arrive, date_sortie_etat_lieux, incident, type_incident, num_contrat_etat_lieux, code_type_etat_lieux_etat_lieux) Values ('2017/03/07', 8001, null, 'null', 0, '...', 117, 1);</text:p>
          </table:table-cell>
          <table:table-cell table:number-columns-repeated="1010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2017/02/21</text:p>
          </table:table-cell>
          <table:table-cell table:style-name="ce8" office:value-type="float" office:value="14846" calcext:value-type="float">
            <text:p>14846</text:p>
          </table:table-cell>
          <table:table-cell table:style-name="ce8" office:value-type="float" office:value="15413" calcext:value-type="float">
            <text:p>15413</text:p>
          </table:table-cell>
          <table:table-cell table:style-name="ce10" table:formula="of:=IF([.I221]=&quot;/&quot;;[.C221];[.I221])" office:value-type="string" office:string-value="2017/03/08" calcext:value-type="string">
            <text:p>2017/03/08</text:p>
          </table:table-cell>
          <table:table-cell table:style-name="ce10" office:value-type="string" calcext:value-type="string">
            <text:p>2017/03/08</text:p>
          </table:table-cell>
          <table:table-cell table:style-name="ce10" table:formula="of:=IF([.E221]=&quot;null&quot;;&quot;null&quot;;[.I221])" office:value-type="string" office:string-value="2017/03/08" calcext:value-type="string">
            <text:p>2017/03/08</text:p>
          </table:table-cell>
          <table:table-cell table:style-name="ce8" office:value-type="string" calcext:value-type="string">
            <text:p>2017/03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1" calcext:value-type="float">
            <text:p>9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1];&quot;', &quot;;[.D221];&quot;, &quot;;[.E221];&quot;, '&quot;;[.G221];&quot;', &quot;;[.J221];&quot;, '&quot;;[.K221];&quot;', &quot;;[.L221];&quot;, &quot;;[.M221];&quot;);&quot;)" office:value-type="string" office:string-value="insert into etat_lieux (date_entree_etat_lieux, km_depart, km_arrive, date_sortie_etat_lieux, incident, type_incident, num_contrat_etat_lieux, code_type_etat_lieux_etat_lieux) Values ('2017/02/21', 14846, 15413, '2017/03/08', 0, '...', 91, 2);" calcext:value-type="string">
            <text:p>insert into etat_lieux (date_entree_etat_lieux, km_depart, km_arrive, date_sortie_etat_lieux, incident, type_incident, num_contrat_etat_lieux, code_type_etat_lieux_etat_lieux) Values ('2017/02/21', 14846, 15413, '2017/03/08', 0, '...', 91, 2);</text:p>
          </table:table-cell>
          <table:table-cell table:number-columns-repeated="1010"/>
        </table:table-row>
        <table:table-row table:style-name="ro3">
          <table:table-cell office:value-type="float" office:value="220" calcext:value-type="float">
            <text:p>220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2017/02/23</text:p>
          </table:table-cell>
          <table:table-cell table:style-name="ce8" office:value-type="float" office:value="23251" calcext:value-type="float">
            <text:p>23251</text:p>
          </table:table-cell>
          <table:table-cell table:style-name="ce8" office:value-type="float" office:value="23558" calcext:value-type="float">
            <text:p>23558</text:p>
          </table:table-cell>
          <table:table-cell table:style-name="ce10" table:formula="of:=IF([.I222]=&quot;/&quot;;[.C222];[.I222])" office:value-type="string" office:string-value="2017/03/08" calcext:value-type="string">
            <text:p>2017/03/08</text:p>
          </table:table-cell>
          <table:table-cell table:style-name="ce10" office:value-type="string" calcext:value-type="string">
            <text:p>2017/03/08</text:p>
          </table:table-cell>
          <table:table-cell table:style-name="ce10" table:formula="of:=IF([.E222]=&quot;null&quot;;&quot;null&quot;;[.I222])" office:value-type="string" office:string-value="2017/03/08" calcext:value-type="string">
            <text:p>2017/03/08</text:p>
          </table:table-cell>
          <table:table-cell table:style-name="ce8" office:value-type="string" calcext:value-type="string">
            <text:p>2017/03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3" calcext:value-type="float">
            <text:p>9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2];&quot;', &quot;;[.D222];&quot;, &quot;;[.E222];&quot;, '&quot;;[.G222];&quot;', &quot;;[.J222];&quot;, '&quot;;[.K222];&quot;', &quot;;[.L222];&quot;, &quot;;[.M222];&quot;);&quot;)" office:value-type="string" office:string-value="insert into etat_lieux (date_entree_etat_lieux, km_depart, km_arrive, date_sortie_etat_lieux, incident, type_incident, num_contrat_etat_lieux, code_type_etat_lieux_etat_lieux) Values ('2017/02/23', 23251, 23558, '2017/03/08', 0, '...', 93, 2);" calcext:value-type="string">
            <text:p>insert into etat_lieux (date_entree_etat_lieux, km_depart, km_arrive, date_sortie_etat_lieux, incident, type_incident, num_contrat_etat_lieux, code_type_etat_lieux_etat_lieux) Values ('2017/02/23', 23251, 23558, '2017/03/08', 0, '...', 93, 2);</text:p>
          </table:table-cell>
          <table:table-cell table:number-columns-repeated="1010"/>
        </table:table-row>
        <table:table-row table:style-name="ro3">
          <table:table-cell office:value-type="float" office:value="221" calcext:value-type="float">
            <text:p>221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2017/02/25</text:p>
          </table:table-cell>
          <table:table-cell table:style-name="ce8" office:value-type="float" office:value="27364" calcext:value-type="float">
            <text:p>27364</text:p>
          </table:table-cell>
          <table:table-cell table:style-name="ce8" office:value-type="float" office:value="28316" calcext:value-type="float">
            <text:p>28316</text:p>
          </table:table-cell>
          <table:table-cell table:style-name="ce10" table:formula="of:=IF([.I223]=&quot;/&quot;;[.C223];[.I223])" office:value-type="string" office:string-value="2017/03/08" calcext:value-type="string">
            <text:p>2017/03/08</text:p>
          </table:table-cell>
          <table:table-cell table:style-name="ce10" office:value-type="string" calcext:value-type="string">
            <text:p>2017/03/08</text:p>
          </table:table-cell>
          <table:table-cell table:style-name="ce10" table:formula="of:=IF([.E223]=&quot;null&quot;;&quot;null&quot;;[.I223])" office:value-type="string" office:string-value="2017/03/08" calcext:value-type="string">
            <text:p>2017/03/08</text:p>
          </table:table-cell>
          <table:table-cell table:style-name="ce8" office:value-type="string" calcext:value-type="string">
            <text:p>2017/03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1" calcext:value-type="float">
            <text:p>10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3];&quot;', &quot;;[.D223];&quot;, &quot;;[.E223];&quot;, '&quot;;[.G223];&quot;', &quot;;[.J223];&quot;, '&quot;;[.K223];&quot;', &quot;;[.L223];&quot;, &quot;;[.M223];&quot;);&quot;)" office:value-type="string" office:string-value="insert into etat_lieux (date_entree_etat_lieux, km_depart, km_arrive, date_sortie_etat_lieux, incident, type_incident, num_contrat_etat_lieux, code_type_etat_lieux_etat_lieux) Values ('2017/02/25', 27364, 28316, '2017/03/08', 0, '...', 101, 2);" calcext:value-type="string">
            <text:p>insert into etat_lieux (date_entree_etat_lieux, km_depart, km_arrive, date_sortie_etat_lieux, incident, type_incident, num_contrat_etat_lieux, code_type_etat_lieux_etat_lieux) Values ('2017/02/25', 27364, 28316, '2017/03/08', 0, '...', 101, 2);</text:p>
          </table:table-cell>
          <table:table-cell table:number-columns-repeated="1010"/>
        </table:table-row>
        <table:table-row table:style-name="ro3">
          <table:table-cell office:value-type="float" office:value="222" calcext:value-type="float">
            <text:p>22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2017/03/01</text:p>
          </table:table-cell>
          <table:table-cell table:style-name="ce8" office:value-type="float" office:value="21435" calcext:value-type="float">
            <text:p>21435</text:p>
          </table:table-cell>
          <table:table-cell table:style-name="ce8" office:value-type="float" office:value="22416" calcext:value-type="float">
            <text:p>22416</text:p>
          </table:table-cell>
          <table:table-cell table:style-name="ce10" table:formula="of:=IF([.I224]=&quot;/&quot;;[.C224];[.I224])" office:value-type="string" office:string-value="2017/03/08" calcext:value-type="string">
            <text:p>2017/03/08</text:p>
          </table:table-cell>
          <table:table-cell table:style-name="ce10" office:value-type="string" calcext:value-type="string">
            <text:p>2017/03/08</text:p>
          </table:table-cell>
          <table:table-cell table:style-name="ce10" table:formula="of:=IF([.E224]=&quot;null&quot;;&quot;null&quot;;[.I224])" office:value-type="string" office:string-value="2017/03/08" calcext:value-type="string">
            <text:p>2017/03/08</text:p>
          </table:table-cell>
          <table:table-cell table:style-name="ce8" office:value-type="string" calcext:value-type="string">
            <text:p>2017/03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9" calcext:value-type="float">
            <text:p>10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4];&quot;', &quot;;[.D224];&quot;, &quot;;[.E224];&quot;, '&quot;;[.G224];&quot;', &quot;;[.J224];&quot;, '&quot;;[.K224];&quot;', &quot;;[.L224];&quot;, &quot;;[.M224];&quot;);&quot;)" office:value-type="string" office:string-value="insert into etat_lieux (date_entree_etat_lieux, km_depart, km_arrive, date_sortie_etat_lieux, incident, type_incident, num_contrat_etat_lieux, code_type_etat_lieux_etat_lieux) Values ('2017/03/01', 21435, 22416, '2017/03/08', 0, '...', 109, 2);" calcext:value-type="string">
            <text:p>insert into etat_lieux (date_entree_etat_lieux, km_depart, km_arrive, date_sortie_etat_lieux, incident, type_incident, num_contrat_etat_lieux, code_type_etat_lieux_etat_lieux) Values ('2017/03/01', 21435, 22416, '2017/03/08', 0, '...', 109, 2);</text:p>
          </table:table-cell>
          <table:table-cell table:number-columns-repeated="1010"/>
        </table:table-row>
        <table:table-row table:style-name="ro3">
          <table:table-cell office:value-type="float" office:value="223" calcext:value-type="float">
            <text:p>22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2017/03/01</text:p>
          </table:table-cell>
          <table:table-cell table:style-name="ce8" office:value-type="float" office:value="26306" calcext:value-type="float">
            <text:p>26306</text:p>
          </table:table-cell>
          <table:table-cell table:style-name="ce8" office:value-type="float" office:value="26618" calcext:value-type="float">
            <text:p>26618</text:p>
          </table:table-cell>
          <table:table-cell table:style-name="ce10" table:formula="of:=IF([.I225]=&quot;/&quot;;[.C225];[.I225])" office:value-type="string" office:string-value="2017/03/08" calcext:value-type="string">
            <text:p>2017/03/08</text:p>
          </table:table-cell>
          <table:table-cell table:style-name="ce10" office:value-type="string" calcext:value-type="string">
            <text:p>2017/03/08</text:p>
          </table:table-cell>
          <table:table-cell table:style-name="ce10" table:formula="of:=IF([.E225]=&quot;null&quot;;&quot;null&quot;;[.I225])" office:value-type="string" office:string-value="2017/03/08" calcext:value-type="string">
            <text:p>2017/03/08</text:p>
          </table:table-cell>
          <table:table-cell table:style-name="ce8" office:value-type="string" calcext:value-type="string">
            <text:p>2017/03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0" calcext:value-type="float">
            <text:p>11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5];&quot;', &quot;;[.D225];&quot;, &quot;;[.E225];&quot;, '&quot;;[.G225];&quot;', &quot;;[.J225];&quot;, '&quot;;[.K225];&quot;', &quot;;[.L225];&quot;, &quot;;[.M225];&quot;);&quot;)" office:value-type="string" office:string-value="insert into etat_lieux (date_entree_etat_lieux, km_depart, km_arrive, date_sortie_etat_lieux, incident, type_incident, num_contrat_etat_lieux, code_type_etat_lieux_etat_lieux) Values ('2017/03/01', 26306, 26618, '2017/03/08', 0, '...', 110, 2);" calcext:value-type="string">
            <text:p>insert into etat_lieux (date_entree_etat_lieux, km_depart, km_arrive, date_sortie_etat_lieux, incident, type_incident, num_contrat_etat_lieux, code_type_etat_lieux_etat_lieux) Values ('2017/03/01', 26306, 26618, '2017/03/08', 0, '...', 110, 2);</text:p>
          </table:table-cell>
          <table:table-cell table:number-columns-repeated="1010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2017/03/03</text:p>
          </table:table-cell>
          <table:table-cell table:style-name="ce8" office:value-type="float" office:value="7360" calcext:value-type="float">
            <text:p>7360</text:p>
          </table:table-cell>
          <table:table-cell table:style-name="ce8" office:value-type="float" office:value="8344" calcext:value-type="float">
            <text:p>8344</text:p>
          </table:table-cell>
          <table:table-cell table:style-name="ce10" table:formula="of:=IF([.I226]=&quot;/&quot;;[.C226];[.I226])" office:value-type="string" office:string-value="2017/03/08" calcext:value-type="string">
            <text:p>2017/03/08</text:p>
          </table:table-cell>
          <table:table-cell table:style-name="ce10" office:value-type="string" calcext:value-type="string">
            <text:p>2017/03/08</text:p>
          </table:table-cell>
          <table:table-cell table:style-name="ce10" table:formula="of:=IF([.E226]=&quot;null&quot;;&quot;null&quot;;[.I226])" office:value-type="string" office:string-value="2017/03/08" calcext:value-type="string">
            <text:p>2017/03/08</text:p>
          </table:table-cell>
          <table:table-cell table:style-name="ce8" office:value-type="string" calcext:value-type="string">
            <text:p>2017/03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2" calcext:value-type="float">
            <text:p>11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6];&quot;', &quot;;[.D226];&quot;, &quot;;[.E226];&quot;, '&quot;;[.G226];&quot;', &quot;;[.J226];&quot;, '&quot;;[.K226];&quot;', &quot;;[.L226];&quot;, &quot;;[.M226];&quot;);&quot;)" office:value-type="string" office:string-value="insert into etat_lieux (date_entree_etat_lieux, km_depart, km_arrive, date_sortie_etat_lieux, incident, type_incident, num_contrat_etat_lieux, code_type_etat_lieux_etat_lieux) Values ('2017/03/03', 7360, 8344, '2017/03/08', 0, '...', 112, 2);" calcext:value-type="string">
            <text:p>insert into etat_lieux (date_entree_etat_lieux, km_depart, km_arrive, date_sortie_etat_lieux, incident, type_incident, num_contrat_etat_lieux, code_type_etat_lieux_etat_lieux) Values ('2017/03/03', 7360, 8344, '2017/03/08', 0, '...', 112, 2);</text:p>
          </table:table-cell>
          <table:table-cell table:number-columns-repeated="1010"/>
        </table:table-row>
        <table:table-row table:style-name="ro3">
          <table:table-cell office:value-type="float" office:value="225" calcext:value-type="float">
            <text:p>225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2017/03/09</text:p>
          </table:table-cell>
          <table:table-cell table:style-name="ce5" office:value-type="float" office:value="17143" calcext:value-type="float">
            <text:p>171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27]=&quot;/&quot;;[.C227];[.I227])" office:value-type="string" office:string-value="2017/03/09" calcext:value-type="string">
            <text:p>2017/03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27]=&quot;null&quot;;&quot;null&quot;;[.I22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8" calcext:value-type="float">
            <text:p>11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7];&quot;', &quot;;[.D227];&quot;, &quot;;[.E227];&quot;, '&quot;;[.G227];&quot;', &quot;;[.J227];&quot;, '&quot;;[.K227];&quot;', &quot;;[.L227];&quot;, &quot;;[.M227];&quot;);&quot;)" office:value-type="string" office:string-value="insert into etat_lieux (date_entree_etat_lieux, km_depart, km_arrive, date_sortie_etat_lieux, incident, type_incident, num_contrat_etat_lieux, code_type_etat_lieux_etat_lieux) Values ('2017/03/09', 17143, null, 'null', 0, '...', 118, 1);" calcext:value-type="string">
            <text:p>insert into etat_lieux (date_entree_etat_lieux, km_depart, km_arrive, date_sortie_etat_lieux, incident, type_incident, num_contrat_etat_lieux, code_type_etat_lieux_etat_lieux) Values ('2017/03/09', 17143, null, 'null', 0, '...', 118, 1);</text:p>
          </table:table-cell>
          <table:table-cell table:number-columns-repeated="1010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2017/02/24</text:p>
          </table:table-cell>
          <table:table-cell table:style-name="ce8" office:value-type="float" office:value="19031" calcext:value-type="float">
            <text:p>19031</text:p>
          </table:table-cell>
          <table:table-cell table:style-name="ce8" office:value-type="float" office:value="19088" calcext:value-type="float">
            <text:p>19088</text:p>
          </table:table-cell>
          <table:table-cell table:style-name="ce10" table:formula="of:=IF([.I228]=&quot;/&quot;;[.C228];[.I228])" office:value-type="string" office:string-value="2017/03/10" calcext:value-type="string">
            <text:p>2017/03/10</text:p>
          </table:table-cell>
          <table:table-cell table:style-name="ce10" office:value-type="string" calcext:value-type="string">
            <text:p>2017/03/10</text:p>
          </table:table-cell>
          <table:table-cell table:style-name="ce10" table:formula="of:=IF([.E228]=&quot;null&quot;;&quot;null&quot;;[.I228])" office:value-type="string" office:string-value="2017/03/10" calcext:value-type="string">
            <text:p>2017/03/10</text:p>
          </table:table-cell>
          <table:table-cell table:style-name="ce8" office:value-type="string" calcext:value-type="string">
            <text:p>2017/03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98" calcext:value-type="float">
            <text:p>9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8];&quot;', &quot;;[.D228];&quot;, &quot;;[.E228];&quot;, '&quot;;[.G228];&quot;', &quot;;[.J228];&quot;, '&quot;;[.K228];&quot;', &quot;;[.L228];&quot;, &quot;;[.M228];&quot;);&quot;)" office:value-type="string" office:string-value="insert into etat_lieux (date_entree_etat_lieux, km_depart, km_arrive, date_sortie_etat_lieux, incident, type_incident, num_contrat_etat_lieux, code_type_etat_lieux_etat_lieux) Values ('2017/02/24', 19031, 19088, '2017/03/10', 0, '...', 98, 2);" calcext:value-type="string">
            <text:p>insert into etat_lieux (date_entree_etat_lieux, km_depart, km_arrive, date_sortie_etat_lieux, incident, type_incident, num_contrat_etat_lieux, code_type_etat_lieux_etat_lieux) Values ('2017/02/24', 19031, 19088, '2017/03/10', 0, '...', 98, 2);</text:p>
          </table:table-cell>
          <table:table-cell table:number-columns-repeated="1010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2017/02/26</text:p>
          </table:table-cell>
          <table:table-cell table:style-name="ce8" office:value-type="float" office:value="10727" calcext:value-type="float">
            <text:p>10727</text:p>
          </table:table-cell>
          <table:table-cell table:style-name="ce8" office:value-type="float" office:value="11502" calcext:value-type="float">
            <text:p>11502</text:p>
          </table:table-cell>
          <table:table-cell table:style-name="ce10" table:formula="of:=IF([.I229]=&quot;/&quot;;[.C229];[.I229])" office:value-type="string" office:string-value="2017/03/10" calcext:value-type="string">
            <text:p>2017/03/10</text:p>
          </table:table-cell>
          <table:table-cell table:style-name="ce10" office:value-type="string" calcext:value-type="string">
            <text:p>2017/03/10</text:p>
          </table:table-cell>
          <table:table-cell table:style-name="ce10" table:formula="of:=IF([.E229]=&quot;null&quot;;&quot;null&quot;;[.I229])" office:value-type="string" office:string-value="2017/03/10" calcext:value-type="string">
            <text:p>2017/03/10</text:p>
          </table:table-cell>
          <table:table-cell table:style-name="ce8" office:value-type="string" calcext:value-type="string">
            <text:p>2017/03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2" calcext:value-type="float">
            <text:p>10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29];&quot;', &quot;;[.D229];&quot;, &quot;;[.E229];&quot;, '&quot;;[.G229];&quot;', &quot;;[.J229];&quot;, '&quot;;[.K229];&quot;', &quot;;[.L229];&quot;, &quot;;[.M229];&quot;);&quot;)" office:value-type="string" office:string-value="insert into etat_lieux (date_entree_etat_lieux, km_depart, km_arrive, date_sortie_etat_lieux, incident, type_incident, num_contrat_etat_lieux, code_type_etat_lieux_etat_lieux) Values ('2017/02/26', 10727, 11502, '2017/03/10', 0, '...', 102, 2);" calcext:value-type="string">
            <text:p>insert into etat_lieux (date_entree_etat_lieux, km_depart, km_arrive, date_sortie_etat_lieux, incident, type_incident, num_contrat_etat_lieux, code_type_etat_lieux_etat_lieux) Values ('2017/02/26', 10727, 11502, '2017/03/10', 0, '...', 102, 2);</text:p>
          </table:table-cell>
          <table:table-cell table:number-columns-repeated="1010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2017/03/07</text:p>
          </table:table-cell>
          <table:table-cell table:style-name="ce8" office:value-type="float" office:value="8001" calcext:value-type="float">
            <text:p>8001</text:p>
          </table:table-cell>
          <table:table-cell table:style-name="ce8" office:value-type="float" office:value="8289" calcext:value-type="float">
            <text:p>8289</text:p>
          </table:table-cell>
          <table:table-cell table:style-name="ce10" table:formula="of:=IF([.I230]=&quot;/&quot;;[.C230];[.I230])" office:value-type="string" office:string-value="2017/03/10" calcext:value-type="string">
            <text:p>2017/03/10</text:p>
          </table:table-cell>
          <table:table-cell table:style-name="ce10" office:value-type="string" calcext:value-type="string">
            <text:p>2017/03/10</text:p>
          </table:table-cell>
          <table:table-cell table:style-name="ce10" table:formula="of:=IF([.E230]=&quot;null&quot;;&quot;null&quot;;[.I230])" office:value-type="string" office:string-value="2017/03/10" calcext:value-type="string">
            <text:p>2017/03/10</text:p>
          </table:table-cell>
          <table:table-cell table:style-name="ce8" office:value-type="string" calcext:value-type="string">
            <text:p>2017/03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7" calcext:value-type="float">
            <text:p>11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0];&quot;', &quot;;[.D230];&quot;, &quot;;[.E230];&quot;, '&quot;;[.G230];&quot;', &quot;;[.J230];&quot;, '&quot;;[.K230];&quot;', &quot;;[.L230];&quot;, &quot;;[.M230];&quot;);&quot;)" office:value-type="string" office:string-value="insert into etat_lieux (date_entree_etat_lieux, km_depart, km_arrive, date_sortie_etat_lieux, incident, type_incident, num_contrat_etat_lieux, code_type_etat_lieux_etat_lieux) Values ('2017/03/07', 8001, 8289, '2017/03/10', 0, '...', 117, 2);" calcext:value-type="string">
            <text:p>insert into etat_lieux (date_entree_etat_lieux, km_depart, km_arrive, date_sortie_etat_lieux, incident, type_incident, num_contrat_etat_lieux, code_type_etat_lieux_etat_lieux) Values ('2017/03/07', 8001, 8289, '2017/03/10', 0, '...', 117, 2);</text:p>
          </table:table-cell>
          <table:table-cell table:number-columns-repeated="1010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2017/03/10</text:p>
          </table:table-cell>
          <table:table-cell table:style-name="ce5" office:value-type="float" office:value="12174" calcext:value-type="float">
            <text:p>1217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31]=&quot;/&quot;;[.C231];[.I231])" office:value-type="string" office:string-value="2017/03/10" calcext:value-type="string">
            <text:p>2017/03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31]=&quot;null&quot;;&quot;null&quot;;[.I23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19" calcext:value-type="float">
            <text:p>11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1];&quot;', &quot;;[.D231];&quot;, &quot;;[.E231];&quot;, '&quot;;[.G231];&quot;', &quot;;[.J231];&quot;, '&quot;;[.K231];&quot;', &quot;;[.L231];&quot;, &quot;;[.M231];&quot;);&quot;)" office:value-type="string" office:string-value="insert into etat_lieux (date_entree_etat_lieux, km_depart, km_arrive, date_sortie_etat_lieux, incident, type_incident, num_contrat_etat_lieux, code_type_etat_lieux_etat_lieux) Values ('2017/03/10', 12174, null, 'null', 0, '...', 119, 1);" calcext:value-type="string">
            <text:p>insert into etat_lieux (date_entree_etat_lieux, km_depart, km_arrive, date_sortie_etat_lieux, incident, type_incident, num_contrat_etat_lieux, code_type_etat_lieux_etat_lieux) Values ('2017/03/10', 12174, null, 'null', 0, '...', 119, 1);</text:p>
          </table:table-cell>
          <table:table-cell table:number-columns-repeated="1010"/>
        </table:table-row>
        <table:table-row table:style-name="ro3">
          <table:table-cell office:value-type="float" office:value="230" calcext:value-type="float">
            <text:p>230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2017/03/04</text:p>
          </table:table-cell>
          <table:table-cell table:style-name="ce8" office:value-type="float" office:value="14375" calcext:value-type="float">
            <text:p>14375</text:p>
          </table:table-cell>
          <table:table-cell table:style-name="ce8" office:value-type="float" office:value="14717" calcext:value-type="float">
            <text:p>14717</text:p>
          </table:table-cell>
          <table:table-cell table:style-name="ce10" table:formula="of:=IF([.I232]=&quot;/&quot;;[.C232];[.I232])" office:value-type="string" office:string-value="2017/03/11" calcext:value-type="string">
            <text:p>2017/03/11</text:p>
          </table:table-cell>
          <table:table-cell table:style-name="ce10" office:value-type="string" calcext:value-type="string">
            <text:p>2017/03/11</text:p>
          </table:table-cell>
          <table:table-cell table:style-name="ce10" table:formula="of:=IF([.E232]=&quot;null&quot;;&quot;null&quot;;[.I232])" office:value-type="string" office:string-value="2017/03/11" calcext:value-type="string">
            <text:p>2017/03/11</text:p>
          </table:table-cell>
          <table:table-cell table:style-name="ce8" office:value-type="string" calcext:value-type="string">
            <text:p>2017/03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4" calcext:value-type="float">
            <text:p>11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2];&quot;', &quot;;[.D232];&quot;, &quot;;[.E232];&quot;, '&quot;;[.G232];&quot;', &quot;;[.J232];&quot;, '&quot;;[.K232];&quot;', &quot;;[.L232];&quot;, &quot;;[.M232];&quot;);&quot;)" office:value-type="string" office:string-value="insert into etat_lieux (date_entree_etat_lieux, km_depart, km_arrive, date_sortie_etat_lieux, incident, type_incident, num_contrat_etat_lieux, code_type_etat_lieux_etat_lieux) Values ('2017/03/04', 14375, 14717, '2017/03/11', 0, '...', 114, 2);" calcext:value-type="string">
            <text:p>insert into etat_lieux (date_entree_etat_lieux, km_depart, km_arrive, date_sortie_etat_lieux, incident, type_incident, num_contrat_etat_lieux, code_type_etat_lieux_etat_lieux) Values ('2017/03/04', 14375, 14717, '2017/03/11', 0, '...', 114, 2);</text:p>
          </table:table-cell>
          <table:table-cell table:number-columns-repeated="1010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2017/03/11</text:p>
          </table:table-cell>
          <table:table-cell table:style-name="ce5" office:value-type="float" office:value="3541" calcext:value-type="float">
            <text:p>354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33]=&quot;/&quot;;[.C233];[.I233])" office:value-type="string" office:string-value="2017/03/11" calcext:value-type="string">
            <text:p>2017/03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33]=&quot;null&quot;;&quot;null&quot;;[.I23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0" calcext:value-type="float">
            <text:p>12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3];&quot;', &quot;;[.D233];&quot;, &quot;;[.E233];&quot;, '&quot;;[.G233];&quot;', &quot;;[.J233];&quot;, '&quot;;[.K233];&quot;', &quot;;[.L233];&quot;, &quot;;[.M233];&quot;);&quot;)" office:value-type="string" office:string-value="insert into etat_lieux (date_entree_etat_lieux, km_depart, km_arrive, date_sortie_etat_lieux, incident, type_incident, num_contrat_etat_lieux, code_type_etat_lieux_etat_lieux) Values ('2017/03/11', 3541, null, 'null', 0, '...', 120, 1);" calcext:value-type="string">
            <text:p>insert into etat_lieux (date_entree_etat_lieux, km_depart, km_arrive, date_sortie_etat_lieux, incident, type_incident, num_contrat_etat_lieux, code_type_etat_lieux_etat_lieux) Values ('2017/03/11', 3541, null, 'null', 0, '...', 120, 1);</text:p>
          </table:table-cell>
          <table:table-cell table:number-columns-repeated="1010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2017/03/11</text:p>
          </table:table-cell>
          <table:table-cell table:style-name="ce5" office:value-type="float" office:value="14604" calcext:value-type="float">
            <text:p>1460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34]=&quot;/&quot;;[.C234];[.I234])" office:value-type="string" office:string-value="2017/03/11" calcext:value-type="string">
            <text:p>2017/03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34]=&quot;null&quot;;&quot;null&quot;;[.I23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1" calcext:value-type="float">
            <text:p>12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4];&quot;', &quot;;[.D234];&quot;, &quot;;[.E234];&quot;, '&quot;;[.G234];&quot;', &quot;;[.J234];&quot;, '&quot;;[.K234];&quot;', &quot;;[.L234];&quot;, &quot;;[.M234];&quot;);&quot;)" office:value-type="string" office:string-value="insert into etat_lieux (date_entree_etat_lieux, km_depart, km_arrive, date_sortie_etat_lieux, incident, type_incident, num_contrat_etat_lieux, code_type_etat_lieux_etat_lieux) Values ('2017/03/11', 14604, null, 'null', 0, '...', 121, 1);" calcext:value-type="string">
            <text:p>insert into etat_lieux (date_entree_etat_lieux, km_depart, km_arrive, date_sortie_etat_lieux, incident, type_incident, num_contrat_etat_lieux, code_type_etat_lieux_etat_lieux) Values ('2017/03/11', 14604, null, 'null', 0, '...', 121, 1);</text:p>
          </table:table-cell>
          <table:table-cell table:number-columns-repeated="1010"/>
        </table:table-row>
        <table:table-row table:style-name="ro3">
          <table:table-cell office:value-type="float" office:value="233" calcext:value-type="float">
            <text:p>23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2017/02/27</text:p>
          </table:table-cell>
          <table:table-cell table:style-name="ce8" office:value-type="float" office:value="13987" calcext:value-type="float">
            <text:p>13987</text:p>
          </table:table-cell>
          <table:table-cell table:style-name="ce8" office:value-type="float" office:value="14433" calcext:value-type="float">
            <text:p>14433</text:p>
          </table:table-cell>
          <table:table-cell table:style-name="ce10" table:formula="of:=IF([.I235]=&quot;/&quot;;[.C235];[.I235])" office:value-type="string" office:string-value="2017/03/12" calcext:value-type="string">
            <text:p>2017/03/12</text:p>
          </table:table-cell>
          <table:table-cell table:style-name="ce10" office:value-type="string" calcext:value-type="string">
            <text:p>2017/03/12</text:p>
          </table:table-cell>
          <table:table-cell table:style-name="ce10" table:formula="of:=IF([.E235]=&quot;null&quot;;&quot;null&quot;;[.I235])" office:value-type="string" office:string-value="2017/03/12" calcext:value-type="string">
            <text:p>2017/03/12</text:p>
          </table:table-cell>
          <table:table-cell table:style-name="ce8" office:value-type="string" calcext:value-type="string">
            <text:p>2017/03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04" calcext:value-type="float">
            <text:p>10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5];&quot;', &quot;;[.D235];&quot;, &quot;;[.E235];&quot;, '&quot;;[.G235];&quot;', &quot;;[.J235];&quot;, '&quot;;[.K235];&quot;', &quot;;[.L235];&quot;, &quot;;[.M235];&quot;);&quot;)" office:value-type="string" office:string-value="insert into etat_lieux (date_entree_etat_lieux, km_depart, km_arrive, date_sortie_etat_lieux, incident, type_incident, num_contrat_etat_lieux, code_type_etat_lieux_etat_lieux) Values ('2017/02/27', 13987, 14433, '2017/03/12', 0, '...', 104, 2);" calcext:value-type="string">
            <text:p>insert into etat_lieux (date_entree_etat_lieux, km_depart, km_arrive, date_sortie_etat_lieux, incident, type_incident, num_contrat_etat_lieux, code_type_etat_lieux_etat_lieux) Values ('2017/02/27', 13987, 14433, '2017/03/12', 0, '...', 104, 2);</text:p>
          </table:table-cell>
          <table:table-cell table:number-columns-repeated="1010"/>
        </table:table-row>
        <table:table-row table:style-name="ro3">
          <table:table-cell office:value-type="float" office:value="234" calcext:value-type="float">
            <text:p>234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2017/03/12</text:p>
          </table:table-cell>
          <table:table-cell table:style-name="ce5" office:value-type="float" office:value="8148" calcext:value-type="float">
            <text:p>814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36]=&quot;/&quot;;[.C236];[.I236])" office:value-type="string" office:string-value="2017/03/12" calcext:value-type="string">
            <text:p>2017/03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36]=&quot;null&quot;;&quot;null&quot;;[.I23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2" calcext:value-type="float">
            <text:p>12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6];&quot;', &quot;;[.D236];&quot;, &quot;;[.E236];&quot;, '&quot;;[.G236];&quot;', &quot;;[.J236];&quot;, '&quot;;[.K236];&quot;', &quot;;[.L236];&quot;, &quot;;[.M236];&quot;);&quot;)" office:value-type="string" office:string-value="insert into etat_lieux (date_entree_etat_lieux, km_depart, km_arrive, date_sortie_etat_lieux, incident, type_incident, num_contrat_etat_lieux, code_type_etat_lieux_etat_lieux) Values ('2017/03/12', 8148, null, 'null', 0, '...', 122, 1);" calcext:value-type="string">
            <text:p>insert into etat_lieux (date_entree_etat_lieux, km_depart, km_arrive, date_sortie_etat_lieux, incident, type_incident, num_contrat_etat_lieux, code_type_etat_lieux_etat_lieux) Values ('2017/03/12', 8148, null, 'null', 0, '...', 122, 1);</text:p>
          </table:table-cell>
          <table:table-cell table:number-columns-repeated="1010"/>
        </table:table-row>
        <table:table-row table:style-name="ro3">
          <table:table-cell office:value-type="float" office:value="235" calcext:value-type="float">
            <text:p>23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2017/02/28</text:p>
          </table:table-cell>
          <table:table-cell table:style-name="ce8" office:value-type="float" office:value="24069" calcext:value-type="float">
            <text:p>24069</text:p>
          </table:table-cell>
          <table:table-cell table:style-name="ce8" office:value-type="float" office:value="25407" calcext:value-type="float">
            <text:p>25407</text:p>
          </table:table-cell>
          <table:table-cell table:style-name="ce10" table:formula="of:=IF([.I237]=&quot;/&quot;;[.C237];[.I237])" office:value-type="string" office:string-value="2017/03/13" calcext:value-type="string">
            <text:p>2017/03/13</text:p>
          </table:table-cell>
          <table:table-cell table:style-name="ce10" office:value-type="string" calcext:value-type="string">
            <text:p>2017/03/13</text:p>
          </table:table-cell>
          <table:table-cell table:style-name="ce10" table:formula="of:=IF([.E237]=&quot;null&quot;;&quot;null&quot;;[.I237])" office:value-type="string" office:string-value="2017/03/13" calcext:value-type="string">
            <text:p>2017/03/13</text:p>
          </table:table-cell>
          <table:table-cell table:style-name="ce8" office:value-type="string" calcext:value-type="string">
            <text:p>2017/03/13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rendu sans le plein</text:p>
          </table:table-cell>
          <table:table-cell table:style-name="ce18" office:value-type="float" office:value="105" calcext:value-type="float">
            <text:p>10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7];&quot;', &quot;;[.D237];&quot;, &quot;;[.E237];&quot;, '&quot;;[.G237];&quot;', &quot;;[.J237];&quot;, '&quot;;[.K237];&quot;', &quot;;[.L237];&quot;, &quot;;[.M237];&quot;);&quot;)" office:value-type="string" office:string-value="insert into etat_lieux (date_entree_etat_lieux, km_depart, km_arrive, date_sortie_etat_lieux, incident, type_incident, num_contrat_etat_lieux, code_type_etat_lieux_etat_lieux) Values ('2017/02/28', 24069, 25407, '2017/03/13', 1, 'rendu sans le plein', 105, 2);" calcext:value-type="string">
            <text:p>insert into etat_lieux (date_entree_etat_lieux, km_depart, km_arrive, date_sortie_etat_lieux, incident, type_incident, num_contrat_etat_lieux, code_type_etat_lieux_etat_lieux) Values ('2017/02/28', 24069, 25407, '2017/03/13', 1, 'rendu sans le plein', 105, 2);</text:p>
          </table:table-cell>
          <table:table-cell table:number-columns-repeated="1010"/>
        </table:table-row>
        <table:table-row table:style-name="ro3">
          <table:table-cell office:value-type="float" office:value="236" calcext:value-type="float">
            <text:p>236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2017/03/04</text:p>
          </table:table-cell>
          <table:table-cell table:style-name="ce8" office:value-type="float" office:value="10145" calcext:value-type="float">
            <text:p>10145</text:p>
          </table:table-cell>
          <table:table-cell table:style-name="ce8" office:value-type="float" office:value="10610" calcext:value-type="float">
            <text:p>10610</text:p>
          </table:table-cell>
          <table:table-cell table:style-name="ce10" table:formula="of:=IF([.I238]=&quot;/&quot;;[.C238];[.I238])" office:value-type="string" office:string-value="2017/03/13" calcext:value-type="string">
            <text:p>2017/03/13</text:p>
          </table:table-cell>
          <table:table-cell table:style-name="ce10" office:value-type="string" calcext:value-type="string">
            <text:p>2017/03/13</text:p>
          </table:table-cell>
          <table:table-cell table:style-name="ce10" table:formula="of:=IF([.E238]=&quot;null&quot;;&quot;null&quot;;[.I238])" office:value-type="string" office:string-value="2017/03/13" calcext:value-type="string">
            <text:p>2017/03/13</text:p>
          </table:table-cell>
          <table:table-cell table:style-name="ce8" office:value-type="string" calcext:value-type="string">
            <text:p>2017/03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3" calcext:value-type="float">
            <text:p>11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8];&quot;', &quot;;[.D238];&quot;, &quot;;[.E238];&quot;, '&quot;;[.G238];&quot;', &quot;;[.J238];&quot;, '&quot;;[.K238];&quot;', &quot;;[.L238];&quot;, &quot;;[.M238];&quot;);&quot;)" office:value-type="string" office:string-value="insert into etat_lieux (date_entree_etat_lieux, km_depart, km_arrive, date_sortie_etat_lieux, incident, type_incident, num_contrat_etat_lieux, code_type_etat_lieux_etat_lieux) Values ('2017/03/04', 10145, 10610, '2017/03/13', 0, '...', 113, 2);" calcext:value-type="string">
            <text:p>insert into etat_lieux (date_entree_etat_lieux, km_depart, km_arrive, date_sortie_etat_lieux, incident, type_incident, num_contrat_etat_lieux, code_type_etat_lieux_etat_lieux) Values ('2017/03/04', 10145, 10610, '2017/03/13', 0, '...', 113, 2);</text:p>
          </table:table-cell>
          <table:table-cell table:number-columns-repeated="1010"/>
        </table:table-row>
        <table:table-row table:style-name="ro3">
          <table:table-cell office:value-type="float" office:value="237" calcext:value-type="float">
            <text:p>237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2017/03/05</text:p>
          </table:table-cell>
          <table:table-cell table:style-name="ce8" office:value-type="float" office:value="12117" calcext:value-type="float">
            <text:p>12117</text:p>
          </table:table-cell>
          <table:table-cell table:style-name="ce8" office:value-type="float" office:value="12862" calcext:value-type="float">
            <text:p>12862</text:p>
          </table:table-cell>
          <table:table-cell table:style-name="ce10" table:formula="of:=IF([.I239]=&quot;/&quot;;[.C239];[.I239])" office:value-type="string" office:string-value="2017/03/13" calcext:value-type="string">
            <text:p>2017/03/13</text:p>
          </table:table-cell>
          <table:table-cell table:style-name="ce10" office:value-type="string" calcext:value-type="string">
            <text:p>2017/03/13</text:p>
          </table:table-cell>
          <table:table-cell table:style-name="ce10" table:formula="of:=IF([.E239]=&quot;null&quot;;&quot;null&quot;;[.I239])" office:value-type="string" office:string-value="2017/03/13" calcext:value-type="string">
            <text:p>2017/03/13</text:p>
          </table:table-cell>
          <table:table-cell table:style-name="ce8" office:value-type="string" calcext:value-type="string">
            <text:p>2017/03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6" calcext:value-type="float">
            <text:p>11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39];&quot;', &quot;;[.D239];&quot;, &quot;;[.E239];&quot;, '&quot;;[.G239];&quot;', &quot;;[.J239];&quot;, '&quot;;[.K239];&quot;', &quot;;[.L239];&quot;, &quot;;[.M239];&quot;);&quot;)" office:value-type="string" office:string-value="insert into etat_lieux (date_entree_etat_lieux, km_depart, km_arrive, date_sortie_etat_lieux, incident, type_incident, num_contrat_etat_lieux, code_type_etat_lieux_etat_lieux) Values ('2017/03/05', 12117, 12862, '2017/03/13', 0, '...', 116, 2);" calcext:value-type="string">
            <text:p>insert into etat_lieux (date_entree_etat_lieux, km_depart, km_arrive, date_sortie_etat_lieux, incident, type_incident, num_contrat_etat_lieux, code_type_etat_lieux_etat_lieux) Values ('2017/03/05', 12117, 12862, '2017/03/13', 0, '...', 116, 2);</text:p>
          </table:table-cell>
          <table:table-cell table:number-columns-repeated="1010"/>
        </table:table-row>
        <table:table-row table:style-name="ro3">
          <table:table-cell office:value-type="float" office:value="238" calcext:value-type="float">
            <text:p>238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2017/03/14</text:p>
          </table:table-cell>
          <table:table-cell table:style-name="ce5" office:value-type="float" office:value="13449" calcext:value-type="float">
            <text:p>134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40]=&quot;/&quot;;[.C240];[.I240])" office:value-type="string" office:string-value="2017/03/14" calcext:value-type="string">
            <text:p>2017/03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40]=&quot;null&quot;;&quot;null&quot;;[.I24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3" calcext:value-type="float">
            <text:p>12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0];&quot;', &quot;;[.D240];&quot;, &quot;;[.E240];&quot;, '&quot;;[.G240];&quot;', &quot;;[.J240];&quot;, '&quot;;[.K240];&quot;', &quot;;[.L240];&quot;, &quot;;[.M240];&quot;);&quot;)" office:value-type="string" office:string-value="insert into etat_lieux (date_entree_etat_lieux, km_depart, km_arrive, date_sortie_etat_lieux, incident, type_incident, num_contrat_etat_lieux, code_type_etat_lieux_etat_lieux) Values ('2017/03/14', 13449, null, 'null', 0, '...', 123, 1);" calcext:value-type="string">
            <text:p>insert into etat_lieux (date_entree_etat_lieux, km_depart, km_arrive, date_sortie_etat_lieux, incident, type_incident, num_contrat_etat_lieux, code_type_etat_lieux_etat_lieux) Values ('2017/03/14', 13449, null, 'null', 0, '...', 123, 1);</text:p>
          </table:table-cell>
          <table:table-cell table:number-columns-repeated="1010"/>
        </table:table-row>
        <table:table-row table:style-name="ro3">
          <table:table-cell office:value-type="float" office:value="239" calcext:value-type="float">
            <text:p>239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2017/03/05</text:p>
          </table:table-cell>
          <table:table-cell table:style-name="ce8" office:value-type="float" office:value="7828" calcext:value-type="float">
            <text:p>7828</text:p>
          </table:table-cell>
          <table:table-cell table:style-name="ce8" office:value-type="float" office:value="8365" calcext:value-type="float">
            <text:p>8365</text:p>
          </table:table-cell>
          <table:table-cell table:style-name="ce10" table:formula="of:=IF([.I241]=&quot;/&quot;;[.C241];[.I241])" office:value-type="string" office:string-value="2017/03/15" calcext:value-type="string">
            <text:p>2017/03/15</text:p>
          </table:table-cell>
          <table:table-cell table:style-name="ce10" office:value-type="string" calcext:value-type="string">
            <text:p>2017/03/15</text:p>
          </table:table-cell>
          <table:table-cell table:style-name="ce10" table:formula="of:=IF([.E241]=&quot;null&quot;;&quot;null&quot;;[.I241])" office:value-type="string" office:string-value="2017/03/15" calcext:value-type="string">
            <text:p>2017/03/15</text:p>
          </table:table-cell>
          <table:table-cell table:style-name="ce8" office:value-type="string" calcext:value-type="string">
            <text:p>2017/03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5" calcext:value-type="float">
            <text:p>11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1];&quot;', &quot;;[.D241];&quot;, &quot;;[.E241];&quot;, '&quot;;[.G241];&quot;', &quot;;[.J241];&quot;, '&quot;;[.K241];&quot;', &quot;;[.L241];&quot;, &quot;;[.M241];&quot;);&quot;)" office:value-type="string" office:string-value="insert into etat_lieux (date_entree_etat_lieux, km_depart, km_arrive, date_sortie_etat_lieux, incident, type_incident, num_contrat_etat_lieux, code_type_etat_lieux_etat_lieux) Values ('2017/03/05', 7828, 8365, '2017/03/15', 0, '...', 115, 2);" calcext:value-type="string">
            <text:p>insert into etat_lieux (date_entree_etat_lieux, km_depart, km_arrive, date_sortie_etat_lieux, incident, type_incident, num_contrat_etat_lieux, code_type_etat_lieux_etat_lieux) Values ('2017/03/05', 7828, 8365, '2017/03/15', 0, '...', 115, 2);</text:p>
          </table:table-cell>
          <table:table-cell table:number-columns-repeated="1010"/>
        </table:table-row>
        <table:table-row table:style-name="ro3">
          <table:table-cell office:value-type="float" office:value="240" calcext:value-type="float">
            <text:p>240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2017/03/15</text:p>
          </table:table-cell>
          <table:table-cell table:style-name="ce5" office:value-type="float" office:value="16152" calcext:value-type="float">
            <text:p>1615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42]=&quot;/&quot;;[.C242];[.I242])" office:value-type="string" office:string-value="2017/03/15" calcext:value-type="string">
            <text:p>2017/03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42]=&quot;null&quot;;&quot;null&quot;;[.I24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4" calcext:value-type="float">
            <text:p>12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2];&quot;', &quot;;[.D242];&quot;, &quot;;[.E242];&quot;, '&quot;;[.G242];&quot;', &quot;;[.J242];&quot;, '&quot;;[.K242];&quot;', &quot;;[.L242];&quot;, &quot;;[.M242];&quot;);&quot;)" office:value-type="string" office:string-value="insert into etat_lieux (date_entree_etat_lieux, km_depart, km_arrive, date_sortie_etat_lieux, incident, type_incident, num_contrat_etat_lieux, code_type_etat_lieux_etat_lieux) Values ('2017/03/15', 16152, null, 'null', 0, '...', 124, 1);" calcext:value-type="string">
            <text:p>insert into etat_lieux (date_entree_etat_lieux, km_depart, km_arrive, date_sortie_etat_lieux, incident, type_incident, num_contrat_etat_lieux, code_type_etat_lieux_etat_lieux) Values ('2017/03/15', 16152, null, 'null', 0, '...', 124, 1);</text:p>
          </table:table-cell>
          <table:table-cell table:number-columns-repeated="1010"/>
        </table:table-row>
        <table:table-row table:style-name="ro3">
          <table:table-cell office:value-type="float" office:value="241" calcext:value-type="float">
            <text:p>241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2017/03/02</text:p>
          </table:table-cell>
          <table:table-cell table:style-name="ce8" office:value-type="float" office:value="19448" calcext:value-type="float">
            <text:p>19448</text:p>
          </table:table-cell>
          <table:table-cell table:style-name="ce8" office:value-type="float" office:value="19753" calcext:value-type="float">
            <text:p>19753</text:p>
          </table:table-cell>
          <table:table-cell table:style-name="ce10" table:formula="of:=IF([.I243]=&quot;/&quot;;[.C243];[.I243])" office:value-type="string" office:string-value="2017/03/16" calcext:value-type="string">
            <text:p>2017/03/16</text:p>
          </table:table-cell>
          <table:table-cell table:style-name="ce10" office:value-type="string" calcext:value-type="string">
            <text:p>2017/03/16</text:p>
          </table:table-cell>
          <table:table-cell table:style-name="ce10" table:formula="of:=IF([.E243]=&quot;null&quot;;&quot;null&quot;;[.I243])" office:value-type="string" office:string-value="2017/03/16" calcext:value-type="string">
            <text:p>2017/03/16</text:p>
          </table:table-cell>
          <table:table-cell table:style-name="ce8" office:value-type="string" calcext:value-type="string">
            <text:p>2017/03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1" calcext:value-type="float">
            <text:p>11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3];&quot;', &quot;;[.D243];&quot;, &quot;;[.E243];&quot;, '&quot;;[.G243];&quot;', &quot;;[.J243];&quot;, '&quot;;[.K243];&quot;', &quot;;[.L243];&quot;, &quot;;[.M243];&quot;);&quot;)" office:value-type="string" office:string-value="insert into etat_lieux (date_entree_etat_lieux, km_depart, km_arrive, date_sortie_etat_lieux, incident, type_incident, num_contrat_etat_lieux, code_type_etat_lieux_etat_lieux) Values ('2017/03/02', 19448, 19753, '2017/03/16', 0, '...', 111, 2);" calcext:value-type="string">
            <text:p>insert into etat_lieux (date_entree_etat_lieux, km_depart, km_arrive, date_sortie_etat_lieux, incident, type_incident, num_contrat_etat_lieux, code_type_etat_lieux_etat_lieux) Values ('2017/03/02', 19448, 19753, '2017/03/16', 0, '...', 111, 2);</text:p>
          </table:table-cell>
          <table:table-cell table:number-columns-repeated="1010"/>
        </table:table-row>
        <table:table-row table:style-name="ro3">
          <table:table-cell office:value-type="float" office:value="242" calcext:value-type="float">
            <text:p>242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2017/03/11</text:p>
          </table:table-cell>
          <table:table-cell table:style-name="ce8" office:value-type="float" office:value="14604" calcext:value-type="float">
            <text:p>14604</text:p>
          </table:table-cell>
          <table:table-cell table:style-name="ce8" office:value-type="float" office:value="14755" calcext:value-type="float">
            <text:p>14755</text:p>
          </table:table-cell>
          <table:table-cell table:style-name="ce10" table:formula="of:=IF([.I244]=&quot;/&quot;;[.C244];[.I244])" office:value-type="string" office:string-value="2017/03/16" calcext:value-type="string">
            <text:p>2017/03/16</text:p>
          </table:table-cell>
          <table:table-cell table:style-name="ce10" office:value-type="string" calcext:value-type="string">
            <text:p>2017/03/16</text:p>
          </table:table-cell>
          <table:table-cell table:style-name="ce10" table:formula="of:=IF([.E244]=&quot;null&quot;;&quot;null&quot;;[.I244])" office:value-type="string" office:string-value="2017/03/16" calcext:value-type="string">
            <text:p>2017/03/16</text:p>
          </table:table-cell>
          <table:table-cell table:style-name="ce8" office:value-type="string" calcext:value-type="string">
            <text:p>2017/03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1" calcext:value-type="float">
            <text:p>12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4];&quot;', &quot;;[.D244];&quot;, &quot;;[.E244];&quot;, '&quot;;[.G244];&quot;', &quot;;[.J244];&quot;, '&quot;;[.K244];&quot;', &quot;;[.L244];&quot;, &quot;;[.M244];&quot;);&quot;)" office:value-type="string" office:string-value="insert into etat_lieux (date_entree_etat_lieux, km_depart, km_arrive, date_sortie_etat_lieux, incident, type_incident, num_contrat_etat_lieux, code_type_etat_lieux_etat_lieux) Values ('2017/03/11', 14604, 14755, '2017/03/16', 0, '...', 121, 2);" calcext:value-type="string">
            <text:p>insert into etat_lieux (date_entree_etat_lieux, km_depart, km_arrive, date_sortie_etat_lieux, incident, type_incident, num_contrat_etat_lieux, code_type_etat_lieux_etat_lieux) Values ('2017/03/11', 14604, 14755, '2017/03/16', 0, '...', 121, 2);</text:p>
          </table:table-cell>
          <table:table-cell table:number-columns-repeated="1010"/>
        </table:table-row>
        <table:table-row table:style-name="ro3">
          <table:table-cell office:value-type="float" office:value="243" calcext:value-type="float">
            <text:p>243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2017/03/14</text:p>
          </table:table-cell>
          <table:table-cell table:style-name="ce8" office:value-type="float" office:value="13449" calcext:value-type="float">
            <text:p>13449</text:p>
          </table:table-cell>
          <table:table-cell table:style-name="ce8" office:value-type="float" office:value="14240" calcext:value-type="float">
            <text:p>14240</text:p>
          </table:table-cell>
          <table:table-cell table:style-name="ce10" table:formula="of:=IF([.I245]=&quot;/&quot;;[.C245];[.I245])" office:value-type="string" office:string-value="2017/03/16" calcext:value-type="string">
            <text:p>2017/03/16</text:p>
          </table:table-cell>
          <table:table-cell table:style-name="ce10" office:value-type="string" calcext:value-type="string">
            <text:p>2017/03/16</text:p>
          </table:table-cell>
          <table:table-cell table:style-name="ce10" table:formula="of:=IF([.E245]=&quot;null&quot;;&quot;null&quot;;[.I245])" office:value-type="string" office:string-value="2017/03/16" calcext:value-type="string">
            <text:p>2017/03/16</text:p>
          </table:table-cell>
          <table:table-cell table:style-name="ce8" office:value-type="string" calcext:value-type="string">
            <text:p>2017/03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3" calcext:value-type="float">
            <text:p>12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5];&quot;', &quot;;[.D245];&quot;, &quot;;[.E245];&quot;, '&quot;;[.G245];&quot;', &quot;;[.J245];&quot;, '&quot;;[.K245];&quot;', &quot;;[.L245];&quot;, &quot;;[.M245];&quot;);&quot;)" office:value-type="string" office:string-value="insert into etat_lieux (date_entree_etat_lieux, km_depart, km_arrive, date_sortie_etat_lieux, incident, type_incident, num_contrat_etat_lieux, code_type_etat_lieux_etat_lieux) Values ('2017/03/14', 13449, 14240, '2017/03/16', 0, '...', 123, 2);" calcext:value-type="string">
            <text:p>insert into etat_lieux (date_entree_etat_lieux, km_depart, km_arrive, date_sortie_etat_lieux, incident, type_incident, num_contrat_etat_lieux, code_type_etat_lieux_etat_lieux) Values ('2017/03/14', 13449, 14240, '2017/03/16', 0, '...', 123, 2);</text:p>
          </table:table-cell>
          <table:table-cell table:number-columns-repeated="1010"/>
        </table:table-row>
        <table:table-row table:style-name="ro3">
          <table:table-cell office:value-type="float" office:value="244" calcext:value-type="float">
            <text:p>24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2017/03/17</text:p>
          </table:table-cell>
          <table:table-cell table:style-name="ce5" office:value-type="float" office:value="9269" calcext:value-type="float">
            <text:p>926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46]=&quot;/&quot;;[.C246];[.I246])" office:value-type="string" office:string-value="2017/03/17" calcext:value-type="string">
            <text:p>2017/03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46]=&quot;null&quot;;&quot;null&quot;;[.I24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5" calcext:value-type="float">
            <text:p>12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6];&quot;', &quot;;[.D246];&quot;, &quot;;[.E246];&quot;, '&quot;;[.G246];&quot;', &quot;;[.J246];&quot;, '&quot;;[.K246];&quot;', &quot;;[.L246];&quot;, &quot;;[.M246];&quot;);&quot;)" office:value-type="string" office:string-value="insert into etat_lieux (date_entree_etat_lieux, km_depart, km_arrive, date_sortie_etat_lieux, incident, type_incident, num_contrat_etat_lieux, code_type_etat_lieux_etat_lieux) Values ('2017/03/17', 9269, null, 'null', 0, '...', 125, 1);" calcext:value-type="string">
            <text:p>insert into etat_lieux (date_entree_etat_lieux, km_depart, km_arrive, date_sortie_etat_lieux, incident, type_incident, num_contrat_etat_lieux, code_type_etat_lieux_etat_lieux) Values ('2017/03/17', 9269, null, 'null', 0, '...', 125, 1);</text:p>
          </table:table-cell>
          <table:table-cell table:number-columns-repeated="1010"/>
        </table:table-row>
        <table:table-row table:style-name="ro3">
          <table:table-cell office:value-type="float" office:value="245" calcext:value-type="float">
            <text:p>245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2017/03/18</text:p>
          </table:table-cell>
          <table:table-cell table:style-name="ce5" office:value-type="float" office:value="24468" calcext:value-type="float">
            <text:p>2446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47]=&quot;/&quot;;[.C247];[.I247])" office:value-type="string" office:string-value="2017/03/18" calcext:value-type="string">
            <text:p>2017/03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47]=&quot;null&quot;;&quot;null&quot;;[.I24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6" calcext:value-type="float">
            <text:p>12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7];&quot;', &quot;;[.D247];&quot;, &quot;;[.E247];&quot;, '&quot;;[.G247];&quot;', &quot;;[.J247];&quot;, '&quot;;[.K247];&quot;', &quot;;[.L247];&quot;, &quot;;[.M247];&quot;);&quot;)" office:value-type="string" office:string-value="insert into etat_lieux (date_entree_etat_lieux, km_depart, km_arrive, date_sortie_etat_lieux, incident, type_incident, num_contrat_etat_lieux, code_type_etat_lieux_etat_lieux) Values ('2017/03/18', 24468, null, 'null', 0, '...', 126, 1);" calcext:value-type="string">
            <text:p>insert into etat_lieux (date_entree_etat_lieux, km_depart, km_arrive, date_sortie_etat_lieux, incident, type_incident, num_contrat_etat_lieux, code_type_etat_lieux_etat_lieux) Values ('2017/03/18', 24468, null, 'null', 0, '...', 126, 1);</text:p>
          </table:table-cell>
          <table:table-cell table:number-columns-repeated="1010"/>
        </table:table-row>
        <table:table-row table:style-name="ro3">
          <table:table-cell office:value-type="float" office:value="246" calcext:value-type="float">
            <text:p>246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2017/03/18</text:p>
          </table:table-cell>
          <table:table-cell table:style-name="ce8" office:value-type="float" office:value="24468" calcext:value-type="float">
            <text:p>24468</text:p>
          </table:table-cell>
          <table:table-cell table:style-name="ce8" office:value-type="float" office:value="25044" calcext:value-type="float">
            <text:p>25044</text:p>
          </table:table-cell>
          <table:table-cell table:style-name="ce10" table:formula="of:=IF([.I248]=&quot;/&quot;;[.C248];[.I248])" office:value-type="string" office:string-value="2017/03/19" calcext:value-type="string">
            <text:p>2017/03/19</text:p>
          </table:table-cell>
          <table:table-cell table:style-name="ce10" office:value-type="string" calcext:value-type="string">
            <text:p>2017/03/19</text:p>
          </table:table-cell>
          <table:table-cell table:style-name="ce10" table:formula="of:=IF([.E248]=&quot;null&quot;;&quot;null&quot;;[.I248])" office:value-type="string" office:string-value="2017/03/19" calcext:value-type="string">
            <text:p>2017/03/19</text:p>
          </table:table-cell>
          <table:table-cell table:style-name="ce8" office:value-type="string" calcext:value-type="string">
            <text:p>2017/03/1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ssuie glace manquant</text:p>
          </table:table-cell>
          <table:table-cell table:style-name="ce18" office:value-type="float" office:value="126" calcext:value-type="float">
            <text:p>12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8];&quot;', &quot;;[.D248];&quot;, &quot;;[.E248];&quot;, '&quot;;[.G248];&quot;', &quot;;[.J248];&quot;, '&quot;;[.K248];&quot;', &quot;;[.L248];&quot;, &quot;;[.M248];&quot;);&quot;)" office:value-type="string" office:string-value="insert into etat_lieux (date_entree_etat_lieux, km_depart, km_arrive, date_sortie_etat_lieux, incident, type_incident, num_contrat_etat_lieux, code_type_etat_lieux_etat_lieux) Values ('2017/03/18', 24468, 25044, '2017/03/19', 1, 'essuie glace manquant', 126, 2);" calcext:value-type="string">
            <text:p>insert into etat_lieux (date_entree_etat_lieux, km_depart, km_arrive, date_sortie_etat_lieux, incident, type_incident, num_contrat_etat_lieux, code_type_etat_lieux_etat_lieux) Values ('2017/03/18', 24468, 25044, '2017/03/19', 1, 'essuie glace manquant', 126, 2);</text:p>
          </table:table-cell>
          <table:table-cell table:number-columns-repeated="1010"/>
        </table:table-row>
        <table:table-row table:style-name="ro3">
          <table:table-cell office:value-type="float" office:value="247" calcext:value-type="float">
            <text:p>247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2017/03/19</text:p>
          </table:table-cell>
          <table:table-cell table:style-name="ce5" office:value-type="float" office:value="26520" calcext:value-type="float">
            <text:p>2652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49]=&quot;/&quot;;[.C249];[.I249])" office:value-type="string" office:string-value="2017/03/19" calcext:value-type="string">
            <text:p>2017/03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49]=&quot;null&quot;;&quot;null&quot;;[.I24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127" calcext:value-type="float">
            <text:p>12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49];&quot;', &quot;;[.D249];&quot;, &quot;;[.E249];&quot;, '&quot;;[.G249];&quot;', &quot;;[.J249];&quot;, '&quot;;[.K249];&quot;', &quot;;[.L249];&quot;, &quot;;[.M249];&quot;);&quot;)" office:value-type="string" office:string-value="insert into etat_lieux (date_entree_etat_lieux, km_depart, km_arrive, date_sortie_etat_lieux, incident, type_incident, num_contrat_etat_lieux, code_type_etat_lieux_etat_lieux) Values ('2017/03/19', 26520, null, 'null', 0, '...', 127, 1);" calcext:value-type="string">
            <text:p>insert into etat_lieux (date_entree_etat_lieux, km_depart, km_arrive, date_sortie_etat_lieux, incident, type_incident, num_contrat_etat_lieux, code_type_etat_lieux_etat_lieux) Values ('2017/03/19', 26520, null, 'null', 0, '...', 127, 1);</text:p>
          </table:table-cell>
          <table:table-cell table:number-columns-repeated="1010"/>
        </table:table-row>
        <table:table-row table:style-name="ro3">
          <table:table-cell office:value-type="float" office:value="248" calcext:value-type="float">
            <text:p>24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2017/03/19</text:p>
          </table:table-cell>
          <table:table-cell table:style-name="ce5" office:value-type="float" office:value="28214" calcext:value-type="float">
            <text:p>2821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0]=&quot;/&quot;;[.C250];[.I250])" office:value-type="string" office:string-value="2017/03/19" calcext:value-type="string">
            <text:p>2017/03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0]=&quot;null&quot;;&quot;null&quot;;[.I25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8" calcext:value-type="float">
            <text:p>12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0];&quot;', &quot;;[.D250];&quot;, &quot;;[.E250];&quot;, '&quot;;[.G250];&quot;', &quot;;[.J250];&quot;, '&quot;;[.K250];&quot;', &quot;;[.L250];&quot;, &quot;;[.M250];&quot;);&quot;)" office:value-type="string" office:string-value="insert into etat_lieux (date_entree_etat_lieux, km_depart, km_arrive, date_sortie_etat_lieux, incident, type_incident, num_contrat_etat_lieux, code_type_etat_lieux_etat_lieux) Values ('2017/03/19', 28214, null, 'null', 0, '...', 128, 1);" calcext:value-type="string">
            <text:p>insert into etat_lieux (date_entree_etat_lieux, km_depart, km_arrive, date_sortie_etat_lieux, incident, type_incident, num_contrat_etat_lieux, code_type_etat_lieux_etat_lieux) Values ('2017/03/19', 28214, null, 'null', 0, '...', 128, 1);</text:p>
          </table:table-cell>
          <table:table-cell table:number-columns-repeated="1010"/>
        </table:table-row>
        <table:table-row table:style-name="ro3">
          <table:table-cell office:value-type="float" office:value="249" calcext:value-type="float">
            <text:p>249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2017/03/19</text:p>
          </table:table-cell>
          <table:table-cell table:style-name="ce5" office:value-type="float" office:value="3702" calcext:value-type="float">
            <text:p>370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1]=&quot;/&quot;;[.C251];[.I251])" office:value-type="string" office:string-value="2017/03/19" calcext:value-type="string">
            <text:p>2017/03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1]=&quot;null&quot;;&quot;null&quot;;[.I25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29" calcext:value-type="float">
            <text:p>12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1];&quot;', &quot;;[.D251];&quot;, &quot;;[.E251];&quot;, '&quot;;[.G251];&quot;', &quot;;[.J251];&quot;, '&quot;;[.K251];&quot;', &quot;;[.L251];&quot;, &quot;;[.M251];&quot;);&quot;)" office:value-type="string" office:string-value="insert into etat_lieux (date_entree_etat_lieux, km_depart, km_arrive, date_sortie_etat_lieux, incident, type_incident, num_contrat_etat_lieux, code_type_etat_lieux_etat_lieux) Values ('2017/03/19', 3702, null, 'null', 0, '...', 129, 1);" calcext:value-type="string">
            <text:p>insert into etat_lieux (date_entree_etat_lieux, km_depart, km_arrive, date_sortie_etat_lieux, incident, type_incident, num_contrat_etat_lieux, code_type_etat_lieux_etat_lieux) Values ('2017/03/19', 3702, null, 'null', 0, '...', 129, 1);</text:p>
          </table:table-cell>
          <table:table-cell table:number-columns-repeated="1010"/>
        </table:table-row>
        <table:table-row table:style-name="ro3">
          <table:table-cell office:value-type="float" office:value="250" calcext:value-type="float">
            <text:p>250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2017/03/19</text:p>
          </table:table-cell>
          <table:table-cell table:style-name="ce5" office:value-type="float" office:value="25274" calcext:value-type="float">
            <text:p>2527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2]=&quot;/&quot;;[.C252];[.I252])" office:value-type="string" office:string-value="2017/03/19" calcext:value-type="string">
            <text:p>2017/03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2]=&quot;null&quot;;&quot;null&quot;;[.I25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0" calcext:value-type="float">
            <text:p>13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2];&quot;', &quot;;[.D252];&quot;, &quot;;[.E252];&quot;, '&quot;;[.G252];&quot;', &quot;;[.J252];&quot;, '&quot;;[.K252];&quot;', &quot;;[.L252];&quot;, &quot;;[.M252];&quot;);&quot;)" office:value-type="string" office:string-value="insert into etat_lieux (date_entree_etat_lieux, km_depart, km_arrive, date_sortie_etat_lieux, incident, type_incident, num_contrat_etat_lieux, code_type_etat_lieux_etat_lieux) Values ('2017/03/19', 25274, null, 'null', 0, '...', 130, 1);" calcext:value-type="string">
            <text:p>insert into etat_lieux (date_entree_etat_lieux, km_depart, km_arrive, date_sortie_etat_lieux, incident, type_incident, num_contrat_etat_lieux, code_type_etat_lieux_etat_lieux) Values ('2017/03/19', 25274, null, 'null', 0, '...', 130, 1);</text:p>
          </table:table-cell>
          <table:table-cell table:number-columns-repeated="1010"/>
        </table:table-row>
        <table:table-row table:style-name="ro3">
          <table:table-cell office:value-type="float" office:value="251" calcext:value-type="float">
            <text:p>251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2017/03/20</text:p>
          </table:table-cell>
          <table:table-cell table:style-name="ce5" office:value-type="float" office:value="26073" calcext:value-type="float">
            <text:p>2607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3]=&quot;/&quot;;[.C253];[.I253])" office:value-type="string" office:string-value="2017/03/20" calcext:value-type="string">
            <text:p>2017/03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3]=&quot;null&quot;;&quot;null&quot;;[.I2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1" calcext:value-type="float">
            <text:p>13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3];&quot;', &quot;;[.D253];&quot;, &quot;;[.E253];&quot;, '&quot;;[.G253];&quot;', &quot;;[.J253];&quot;, '&quot;;[.K253];&quot;', &quot;;[.L253];&quot;, &quot;;[.M253];&quot;);&quot;)" office:value-type="string" office:string-value="insert into etat_lieux (date_entree_etat_lieux, km_depart, km_arrive, date_sortie_etat_lieux, incident, type_incident, num_contrat_etat_lieux, code_type_etat_lieux_etat_lieux) Values ('2017/03/20', 26073, null, 'null', 0, '...', 131, 1);" calcext:value-type="string">
            <text:p>insert into etat_lieux (date_entree_etat_lieux, km_depart, km_arrive, date_sortie_etat_lieux, incident, type_incident, num_contrat_etat_lieux, code_type_etat_lieux_etat_lieux) Values ('2017/03/20', 26073, null, 'null', 0, '...', 131, 1);</text:p>
          </table:table-cell>
          <table:table-cell table:number-columns-repeated="1010"/>
        </table:table-row>
        <table:table-row table:style-name="ro3">
          <table:table-cell office:value-type="float" office:value="252" calcext:value-type="float">
            <text:p>25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2017/03/20</text:p>
          </table:table-cell>
          <table:table-cell table:style-name="ce5" office:value-type="float" office:value="22727" calcext:value-type="float">
            <text:p>227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4]=&quot;/&quot;;[.C254];[.I254])" office:value-type="string" office:string-value="2017/03/20" calcext:value-type="string">
            <text:p>2017/03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4]=&quot;null&quot;;&quot;null&quot;;[.I25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2" calcext:value-type="float">
            <text:p>13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4];&quot;', &quot;;[.D254];&quot;, &quot;;[.E254];&quot;, '&quot;;[.G254];&quot;', &quot;;[.J254];&quot;, '&quot;;[.K254];&quot;', &quot;;[.L254];&quot;, &quot;;[.M254];&quot;);&quot;)" office:value-type="string" office:string-value="insert into etat_lieux (date_entree_etat_lieux, km_depart, km_arrive, date_sortie_etat_lieux, incident, type_incident, num_contrat_etat_lieux, code_type_etat_lieux_etat_lieux) Values ('2017/03/20', 22727, null, 'null', 0, '...', 132, 1);" calcext:value-type="string">
            <text:p>insert into etat_lieux (date_entree_etat_lieux, km_depart, km_arrive, date_sortie_etat_lieux, incident, type_incident, num_contrat_etat_lieux, code_type_etat_lieux_etat_lieux) Values ('2017/03/20', 22727, null, 'null', 0, '...', 132, 1);</text:p>
          </table:table-cell>
          <table:table-cell table:number-columns-repeated="1010"/>
        </table:table-row>
        <table:table-row table:style-name="ro3">
          <table:table-cell office:value-type="float" office:value="253" calcext:value-type="float">
            <text:p>253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2017/03/21</text:p>
          </table:table-cell>
          <table:table-cell table:style-name="ce5" office:value-type="float" office:value="7869" calcext:value-type="float">
            <text:p>786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5]=&quot;/&quot;;[.C255];[.I255])" office:value-type="string" office:string-value="2017/03/21" calcext:value-type="string">
            <text:p>2017/03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5]=&quot;null&quot;;&quot;null&quot;;[.I25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3" calcext:value-type="float">
            <text:p>13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5];&quot;', &quot;;[.D255];&quot;, &quot;;[.E255];&quot;, '&quot;;[.G255];&quot;', &quot;;[.J255];&quot;, '&quot;;[.K255];&quot;', &quot;;[.L255];&quot;, &quot;;[.M255];&quot;);&quot;)" office:value-type="string" office:string-value="insert into etat_lieux (date_entree_etat_lieux, km_depart, km_arrive, date_sortie_etat_lieux, incident, type_incident, num_contrat_etat_lieux, code_type_etat_lieux_etat_lieux) Values ('2017/03/21', 7869, null, 'null', 0, '...', 133, 1);" calcext:value-type="string">
            <text:p>insert into etat_lieux (date_entree_etat_lieux, km_depart, km_arrive, date_sortie_etat_lieux, incident, type_incident, num_contrat_etat_lieux, code_type_etat_lieux_etat_lieux) Values ('2017/03/21', 7869, null, 'null', 0, '...', 133, 1);</text:p>
          </table:table-cell>
          <table:table-cell table:number-columns-repeated="1010"/>
        </table:table-row>
        <table:table-row table:style-name="ro3">
          <table:table-cell office:value-type="float" office:value="254" calcext:value-type="float">
            <text:p>254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2017/03/21</text:p>
          </table:table-cell>
          <table:table-cell table:style-name="ce5" office:value-type="float" office:value="24669" calcext:value-type="float">
            <text:p>2466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6]=&quot;/&quot;;[.C256];[.I256])" office:value-type="string" office:string-value="2017/03/21" calcext:value-type="string">
            <text:p>2017/03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6]=&quot;null&quot;;&quot;null&quot;;[.I25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4" calcext:value-type="float">
            <text:p>13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6];&quot;', &quot;;[.D256];&quot;, &quot;;[.E256];&quot;, '&quot;;[.G256];&quot;', &quot;;[.J256];&quot;, '&quot;;[.K256];&quot;', &quot;;[.L256];&quot;, &quot;;[.M256];&quot;);&quot;)" office:value-type="string" office:string-value="insert into etat_lieux (date_entree_etat_lieux, km_depart, km_arrive, date_sortie_etat_lieux, incident, type_incident, num_contrat_etat_lieux, code_type_etat_lieux_etat_lieux) Values ('2017/03/21', 24669, null, 'null', 0, '...', 134, 1);" calcext:value-type="string">
            <text:p>insert into etat_lieux (date_entree_etat_lieux, km_depart, km_arrive, date_sortie_etat_lieux, incident, type_incident, num_contrat_etat_lieux, code_type_etat_lieux_etat_lieux) Values ('2017/03/21', 24669, null, 'null', 0, '...', 134, 1);</text:p>
          </table:table-cell>
          <table:table-cell table:number-columns-repeated="1010"/>
        </table:table-row>
        <table:table-row table:style-name="ro3">
          <table:table-cell office:value-type="float" office:value="255" calcext:value-type="float">
            <text:p>255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2017/03/21</text:p>
          </table:table-cell>
          <table:table-cell table:style-name="ce5" office:value-type="float" office:value="5619" calcext:value-type="float">
            <text:p>561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7]=&quot;/&quot;;[.C257];[.I257])" office:value-type="string" office:string-value="2017/03/21" calcext:value-type="string">
            <text:p>2017/03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7]=&quot;null&quot;;&quot;null&quot;;[.I25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5" calcext:value-type="float">
            <text:p>13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7];&quot;', &quot;;[.D257];&quot;, &quot;;[.E257];&quot;, '&quot;;[.G257];&quot;', &quot;;[.J257];&quot;, '&quot;;[.K257];&quot;', &quot;;[.L257];&quot;, &quot;;[.M257];&quot;);&quot;)" office:value-type="string" office:string-value="insert into etat_lieux (date_entree_etat_lieux, km_depart, km_arrive, date_sortie_etat_lieux, incident, type_incident, num_contrat_etat_lieux, code_type_etat_lieux_etat_lieux) Values ('2017/03/21', 5619, null, 'null', 0, '...', 135, 1);" calcext:value-type="string">
            <text:p>insert into etat_lieux (date_entree_etat_lieux, km_depart, km_arrive, date_sortie_etat_lieux, incident, type_incident, num_contrat_etat_lieux, code_type_etat_lieux_etat_lieux) Values ('2017/03/21', 5619, null, 'null', 0, '...', 135, 1);</text:p>
          </table:table-cell>
          <table:table-cell table:number-columns-repeated="1010"/>
        </table:table-row>
        <table:table-row table:style-name="ro3">
          <table:table-cell office:value-type="float" office:value="256" calcext:value-type="float">
            <text:p>256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2017/03/21</text:p>
          </table:table-cell>
          <table:table-cell table:style-name="ce5" office:value-type="float" office:value="26578" calcext:value-type="float">
            <text:p>265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8]=&quot;/&quot;;[.C258];[.I258])" office:value-type="string" office:string-value="2017/03/21" calcext:value-type="string">
            <text:p>2017/03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8]=&quot;null&quot;;&quot;null&quot;;[.I25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6" calcext:value-type="float">
            <text:p>13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8];&quot;', &quot;;[.D258];&quot;, &quot;;[.E258];&quot;, '&quot;;[.G258];&quot;', &quot;;[.J258];&quot;, '&quot;;[.K258];&quot;', &quot;;[.L258];&quot;, &quot;;[.M258];&quot;);&quot;)" office:value-type="string" office:string-value="insert into etat_lieux (date_entree_etat_lieux, km_depart, km_arrive, date_sortie_etat_lieux, incident, type_incident, num_contrat_etat_lieux, code_type_etat_lieux_etat_lieux) Values ('2017/03/21', 26578, null, 'null', 0, '...', 136, 1);" calcext:value-type="string">
            <text:p>insert into etat_lieux (date_entree_etat_lieux, km_depart, km_arrive, date_sortie_etat_lieux, incident, type_incident, num_contrat_etat_lieux, code_type_etat_lieux_etat_lieux) Values ('2017/03/21', 26578, null, 'null', 0, '...', 136, 1);</text:p>
          </table:table-cell>
          <table:table-cell table:number-columns-repeated="1010"/>
        </table:table-row>
        <table:table-row table:style-name="ro3">
          <table:table-cell office:value-type="float" office:value="257" calcext:value-type="float">
            <text:p>257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2017/03/21</text:p>
          </table:table-cell>
          <table:table-cell table:style-name="ce5" office:value-type="float" office:value="4649" calcext:value-type="float">
            <text:p>46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59]=&quot;/&quot;;[.C259];[.I259])" office:value-type="string" office:string-value="2017/03/21" calcext:value-type="string">
            <text:p>2017/03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59]=&quot;null&quot;;&quot;null&quot;;[.I25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7" calcext:value-type="float">
            <text:p>13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59];&quot;', &quot;;[.D259];&quot;, &quot;;[.E259];&quot;, '&quot;;[.G259];&quot;', &quot;;[.J259];&quot;, '&quot;;[.K259];&quot;', &quot;;[.L259];&quot;, &quot;;[.M259];&quot;);&quot;)" office:value-type="string" office:string-value="insert into etat_lieux (date_entree_etat_lieux, km_depart, km_arrive, date_sortie_etat_lieux, incident, type_incident, num_contrat_etat_lieux, code_type_etat_lieux_etat_lieux) Values ('2017/03/21', 4649, null, 'null', 0, '...', 137, 1);" calcext:value-type="string">
            <text:p>insert into etat_lieux (date_entree_etat_lieux, km_depart, km_arrive, date_sortie_etat_lieux, incident, type_incident, num_contrat_etat_lieux, code_type_etat_lieux_etat_lieux) Values ('2017/03/21', 4649, null, 'null', 0, '...', 137, 1);</text:p>
          </table:table-cell>
          <table:table-cell table:number-columns-repeated="1010"/>
        </table:table-row>
        <table:table-row table:style-name="ro3">
          <table:table-cell office:value-type="float" office:value="258" calcext:value-type="float">
            <text:p>25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2017/03/21</text:p>
          </table:table-cell>
          <table:table-cell table:style-name="ce5" office:value-type="float" office:value="2519" calcext:value-type="float">
            <text:p>251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60]=&quot;/&quot;;[.C260];[.I260])" office:value-type="string" office:string-value="2017/03/21" calcext:value-type="string">
            <text:p>2017/03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60]=&quot;null&quot;;&quot;null&quot;;[.I26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8" calcext:value-type="float">
            <text:p>13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0];&quot;', &quot;;[.D260];&quot;, &quot;;[.E260];&quot;, '&quot;;[.G260];&quot;', &quot;;[.J260];&quot;, '&quot;;[.K260];&quot;', &quot;;[.L260];&quot;, &quot;;[.M260];&quot;);&quot;)" office:value-type="string" office:string-value="insert into etat_lieux (date_entree_etat_lieux, km_depart, km_arrive, date_sortie_etat_lieux, incident, type_incident, num_contrat_etat_lieux, code_type_etat_lieux_etat_lieux) Values ('2017/03/21', 2519, null, 'null', 0, '...', 138, 1);" calcext:value-type="string">
            <text:p>insert into etat_lieux (date_entree_etat_lieux, km_depart, km_arrive, date_sortie_etat_lieux, incident, type_incident, num_contrat_etat_lieux, code_type_etat_lieux_etat_lieux) Values ('2017/03/21', 2519, null, 'null', 0, '...', 138, 1);</text:p>
          </table:table-cell>
          <table:table-cell table:number-columns-repeated="1010"/>
        </table:table-row>
        <table:table-row table:style-name="ro3">
          <table:table-cell office:value-type="float" office:value="259" calcext:value-type="float">
            <text:p>259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2017/03/21</text:p>
          </table:table-cell>
          <table:table-cell table:style-name="ce8" office:value-type="float" office:value="7869" calcext:value-type="float">
            <text:p>7869</text:p>
          </table:table-cell>
          <table:table-cell table:style-name="ce8" office:value-type="float" office:value="8077" calcext:value-type="float">
            <text:p>8077</text:p>
          </table:table-cell>
          <table:table-cell table:style-name="ce10" table:formula="of:=IF([.I261]=&quot;/&quot;;[.C261];[.I261])" office:value-type="string" office:string-value="2017/03/22" calcext:value-type="string">
            <text:p>2017/03/22</text:p>
          </table:table-cell>
          <table:table-cell table:style-name="ce10" office:value-type="string" calcext:value-type="string">
            <text:p>2017/03/22</text:p>
          </table:table-cell>
          <table:table-cell table:style-name="ce10" table:formula="of:=IF([.E261]=&quot;null&quot;;&quot;null&quot;;[.I261])" office:value-type="string" office:string-value="2017/03/22" calcext:value-type="string">
            <text:p>2017/03/22</text:p>
          </table:table-cell>
          <table:table-cell table:style-name="ce8" office:value-type="string" calcext:value-type="string">
            <text:p>2017/03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3" calcext:value-type="float">
            <text:p>13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1];&quot;', &quot;;[.D261];&quot;, &quot;;[.E261];&quot;, '&quot;;[.G261];&quot;', &quot;;[.J261];&quot;, '&quot;;[.K261];&quot;', &quot;;[.L261];&quot;, &quot;;[.M261];&quot;);&quot;)" office:value-type="string" office:string-value="insert into etat_lieux (date_entree_etat_lieux, km_depart, km_arrive, date_sortie_etat_lieux, incident, type_incident, num_contrat_etat_lieux, code_type_etat_lieux_etat_lieux) Values ('2017/03/21', 7869, 8077, '2017/03/22', 0, '...', 133, 2);" calcext:value-type="string">
            <text:p>insert into etat_lieux (date_entree_etat_lieux, km_depart, km_arrive, date_sortie_etat_lieux, incident, type_incident, num_contrat_etat_lieux, code_type_etat_lieux_etat_lieux) Values ('2017/03/21', 7869, 8077, '2017/03/22', 0, '...', 133, 2);</text:p>
          </table:table-cell>
          <table:table-cell table:number-columns-repeated="1010"/>
        </table:table-row>
        <table:table-row table:style-name="ro3">
          <table:table-cell office:value-type="float" office:value="260" calcext:value-type="float">
            <text:p>260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2017/03/21</text:p>
          </table:table-cell>
          <table:table-cell table:style-name="ce8" office:value-type="float" office:value="5619" calcext:value-type="float">
            <text:p>5619</text:p>
          </table:table-cell>
          <table:table-cell table:style-name="ce8" office:value-type="float" office:value="6279" calcext:value-type="float">
            <text:p>6279</text:p>
          </table:table-cell>
          <table:table-cell table:style-name="ce10" table:formula="of:=IF([.I262]=&quot;/&quot;;[.C262];[.I262])" office:value-type="string" office:string-value="2017/03/22" calcext:value-type="string">
            <text:p>2017/03/22</text:p>
          </table:table-cell>
          <table:table-cell table:style-name="ce10" office:value-type="string" calcext:value-type="string">
            <text:p>2017/03/22</text:p>
          </table:table-cell>
          <table:table-cell table:style-name="ce10" table:formula="of:=IF([.E262]=&quot;null&quot;;&quot;null&quot;;[.I262])" office:value-type="string" office:string-value="2017/03/22" calcext:value-type="string">
            <text:p>2017/03/22</text:p>
          </table:table-cell>
          <table:table-cell table:style-name="ce8" office:value-type="string" calcext:value-type="string">
            <text:p>2017/03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5" calcext:value-type="float">
            <text:p>13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2];&quot;', &quot;;[.D262];&quot;, &quot;;[.E262];&quot;, '&quot;;[.G262];&quot;', &quot;;[.J262];&quot;, '&quot;;[.K262];&quot;', &quot;;[.L262];&quot;, &quot;;[.M262];&quot;);&quot;)" office:value-type="string" office:string-value="insert into etat_lieux (date_entree_etat_lieux, km_depart, km_arrive, date_sortie_etat_lieux, incident, type_incident, num_contrat_etat_lieux, code_type_etat_lieux_etat_lieux) Values ('2017/03/21', 5619, 6279, '2017/03/22', 0, '...', 135, 2);" calcext:value-type="string">
            <text:p>insert into etat_lieux (date_entree_etat_lieux, km_depart, km_arrive, date_sortie_etat_lieux, incident, type_incident, num_contrat_etat_lieux, code_type_etat_lieux_etat_lieux) Values ('2017/03/21', 5619, 6279, '2017/03/22', 0, '...', 135, 2);</text:p>
          </table:table-cell>
          <table:table-cell table:number-columns-repeated="1010"/>
        </table:table-row>
        <table:table-row table:style-name="ro3">
          <table:table-cell office:value-type="float" office:value="261" calcext:value-type="float">
            <text:p>261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2017/03/22</text:p>
          </table:table-cell>
          <table:table-cell table:style-name="ce5" office:value-type="float" office:value="4986" calcext:value-type="float">
            <text:p>498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63]=&quot;/&quot;;[.C263];[.I263])" office:value-type="string" office:string-value="2017/03/22" calcext:value-type="string">
            <text:p>2017/03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63]=&quot;null&quot;;&quot;null&quot;;[.I26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39" calcext:value-type="float">
            <text:p>13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3];&quot;', &quot;;[.D263];&quot;, &quot;;[.E263];&quot;, '&quot;;[.G263];&quot;', &quot;;[.J263];&quot;, '&quot;;[.K263];&quot;', &quot;;[.L263];&quot;, &quot;;[.M263];&quot;);&quot;)" office:value-type="string" office:string-value="insert into etat_lieux (date_entree_etat_lieux, km_depart, km_arrive, date_sortie_etat_lieux, incident, type_incident, num_contrat_etat_lieux, code_type_etat_lieux_etat_lieux) Values ('2017/03/22', 4986, null, 'null', 0, '...', 139, 1);" calcext:value-type="string">
            <text:p>insert into etat_lieux (date_entree_etat_lieux, km_depart, km_arrive, date_sortie_etat_lieux, incident, type_incident, num_contrat_etat_lieux, code_type_etat_lieux_etat_lieux) Values ('2017/03/22', 4986, null, 'null', 0, '...', 139, 1);</text:p>
          </table:table-cell>
          <table:table-cell table:number-columns-repeated="1010"/>
        </table:table-row>
        <table:table-row table:style-name="ro3">
          <table:table-cell office:value-type="float" office:value="262" calcext:value-type="float">
            <text:p>262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2017/03/09</text:p>
          </table:table-cell>
          <table:table-cell table:style-name="ce8" office:value-type="float" office:value="17143" calcext:value-type="float">
            <text:p>17143</text:p>
          </table:table-cell>
          <table:table-cell table:style-name="ce8" office:value-type="float" office:value="17808" calcext:value-type="float">
            <text:p>17808</text:p>
          </table:table-cell>
          <table:table-cell table:style-name="ce10" table:formula="of:=IF([.I264]=&quot;/&quot;;[.C264];[.I264])" office:value-type="string" office:string-value="2017/03/23" calcext:value-type="string">
            <text:p>2017/03/23</text:p>
          </table:table-cell>
          <table:table-cell table:style-name="ce10" office:value-type="string" calcext:value-type="string">
            <text:p>2017/03/23</text:p>
          </table:table-cell>
          <table:table-cell table:style-name="ce10" table:formula="of:=IF([.E264]=&quot;null&quot;;&quot;null&quot;;[.I264])" office:value-type="string" office:string-value="2017/03/23" calcext:value-type="string">
            <text:p>2017/03/23</text:p>
          </table:table-cell>
          <table:table-cell table:style-name="ce8" office:value-type="string" calcext:value-type="string">
            <text:p>2017/03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8" calcext:value-type="float">
            <text:p>11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4];&quot;', &quot;;[.D264];&quot;, &quot;;[.E264];&quot;, '&quot;;[.G264];&quot;', &quot;;[.J264];&quot;, '&quot;;[.K264];&quot;', &quot;;[.L264];&quot;, &quot;;[.M264];&quot;);&quot;)" office:value-type="string" office:string-value="insert into etat_lieux (date_entree_etat_lieux, km_depart, km_arrive, date_sortie_etat_lieux, incident, type_incident, num_contrat_etat_lieux, code_type_etat_lieux_etat_lieux) Values ('2017/03/09', 17143, 17808, '2017/03/23', 0, '...', 118, 2);" calcext:value-type="string">
            <text:p>insert into etat_lieux (date_entree_etat_lieux, km_depart, km_arrive, date_sortie_etat_lieux, incident, type_incident, num_contrat_etat_lieux, code_type_etat_lieux_etat_lieux) Values ('2017/03/09', 17143, 17808, '2017/03/23', 0, '...', 118, 2);</text:p>
          </table:table-cell>
          <table:table-cell table:number-columns-repeated="1010"/>
        </table:table-row>
        <table:table-row table:style-name="ro3">
          <table:table-cell office:value-type="float" office:value="263" calcext:value-type="float">
            <text:p>263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2017/03/23</text:p>
          </table:table-cell>
          <table:table-cell table:style-name="ce5" office:value-type="float" office:value="26146" calcext:value-type="float">
            <text:p>2614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65]=&quot;/&quot;;[.C265];[.I265])" office:value-type="string" office:string-value="2017/03/23" calcext:value-type="string">
            <text:p>2017/03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65]=&quot;null&quot;;&quot;null&quot;;[.I26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0" calcext:value-type="float">
            <text:p>14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5];&quot;', &quot;;[.D265];&quot;, &quot;;[.E265];&quot;, '&quot;;[.G265];&quot;', &quot;;[.J265];&quot;, '&quot;;[.K265];&quot;', &quot;;[.L265];&quot;, &quot;;[.M265];&quot;);&quot;)" office:value-type="string" office:string-value="insert into etat_lieux (date_entree_etat_lieux, km_depart, km_arrive, date_sortie_etat_lieux, incident, type_incident, num_contrat_etat_lieux, code_type_etat_lieux_etat_lieux) Values ('2017/03/23', 26146, null, 'null', 0, '...', 140, 1);" calcext:value-type="string">
            <text:p>insert into etat_lieux (date_entree_etat_lieux, km_depart, km_arrive, date_sortie_etat_lieux, incident, type_incident, num_contrat_etat_lieux, code_type_etat_lieux_etat_lieux) Values ('2017/03/23', 26146, null, 'null', 0, '...', 140, 1);</text:p>
          </table:table-cell>
          <table:table-cell table:number-columns-repeated="1010"/>
        </table:table-row>
        <table:table-row table:style-name="ro3">
          <table:table-cell office:value-type="float" office:value="264" calcext:value-type="float">
            <text:p>264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2017/03/24</text:p>
          </table:table-cell>
          <table:table-cell table:style-name="ce5" office:value-type="float" office:value="6330" calcext:value-type="float">
            <text:p>633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66]=&quot;/&quot;;[.C266];[.I266])" office:value-type="string" office:string-value="2017/03/24" calcext:value-type="string">
            <text:p>2017/03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66]=&quot;null&quot;;&quot;null&quot;;[.I26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1" calcext:value-type="float">
            <text:p>14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6];&quot;', &quot;;[.D266];&quot;, &quot;;[.E266];&quot;, '&quot;;[.G266];&quot;', &quot;;[.J266];&quot;, '&quot;;[.K266];&quot;', &quot;;[.L266];&quot;, &quot;;[.M266];&quot;);&quot;)" office:value-type="string" office:string-value="insert into etat_lieux (date_entree_etat_lieux, km_depart, km_arrive, date_sortie_etat_lieux, incident, type_incident, num_contrat_etat_lieux, code_type_etat_lieux_etat_lieux) Values ('2017/03/24', 6330, null, 'null', 0, '...', 141, 1);" calcext:value-type="string">
            <text:p>insert into etat_lieux (date_entree_etat_lieux, km_depart, km_arrive, date_sortie_etat_lieux, incident, type_incident, num_contrat_etat_lieux, code_type_etat_lieux_etat_lieux) Values ('2017/03/24', 6330, null, 'null', 0, '...', 141, 1);</text:p>
          </table:table-cell>
          <table:table-cell table:number-columns-repeated="1010"/>
        </table:table-row>
        <table:table-row table:style-name="ro3">
          <table:table-cell office:value-type="float" office:value="265" calcext:value-type="float">
            <text:p>265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2017/03/24</text:p>
          </table:table-cell>
          <table:table-cell table:style-name="ce5" office:value-type="float" office:value="15190" calcext:value-type="float">
            <text:p>1519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67]=&quot;/&quot;;[.C267];[.I267])" office:value-type="string" office:string-value="2017/03/24" calcext:value-type="string">
            <text:p>2017/03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67]=&quot;null&quot;;&quot;null&quot;;[.I26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2" calcext:value-type="float">
            <text:p>14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7];&quot;', &quot;;[.D267];&quot;, &quot;;[.E267];&quot;, '&quot;;[.G267];&quot;', &quot;;[.J267];&quot;, '&quot;;[.K267];&quot;', &quot;;[.L267];&quot;, &quot;;[.M267];&quot;);&quot;)" office:value-type="string" office:string-value="insert into etat_lieux (date_entree_etat_lieux, km_depart, km_arrive, date_sortie_etat_lieux, incident, type_incident, num_contrat_etat_lieux, code_type_etat_lieux_etat_lieux) Values ('2017/03/24', 15190, null, 'null', 0, '...', 142, 1);" calcext:value-type="string">
            <text:p>insert into etat_lieux (date_entree_etat_lieux, km_depart, km_arrive, date_sortie_etat_lieux, incident, type_incident, num_contrat_etat_lieux, code_type_etat_lieux_etat_lieux) Values ('2017/03/24', 15190, null, 'null', 0, '...', 142, 1);</text:p>
          </table:table-cell>
          <table:table-cell table:number-columns-repeated="1010"/>
        </table:table-row>
        <table:table-row table:style-name="ro3">
          <table:table-cell office:value-type="float" office:value="266" calcext:value-type="float">
            <text:p>266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2017/03/10</text:p>
          </table:table-cell>
          <table:table-cell table:style-name="ce8" office:value-type="float" office:value="12174" calcext:value-type="float">
            <text:p>12174</text:p>
          </table:table-cell>
          <table:table-cell table:style-name="ce8" office:value-type="float" office:value="12275" calcext:value-type="float">
            <text:p>12275</text:p>
          </table:table-cell>
          <table:table-cell table:style-name="ce10" table:formula="of:=IF([.I268]=&quot;/&quot;;[.C268];[.I268])" office:value-type="string" office:string-value="2017/03/25" calcext:value-type="string">
            <text:p>2017/03/25</text:p>
          </table:table-cell>
          <table:table-cell table:style-name="ce10" office:value-type="string" calcext:value-type="string">
            <text:p>2017/03/25</text:p>
          </table:table-cell>
          <table:table-cell table:style-name="ce10" table:formula="of:=IF([.E268]=&quot;null&quot;;&quot;null&quot;;[.I268])" office:value-type="string" office:string-value="2017/03/25" calcext:value-type="string">
            <text:p>2017/03/25</text:p>
          </table:table-cell>
          <table:table-cell table:style-name="ce8" office:value-type="string" calcext:value-type="string">
            <text:p>2017/03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19" calcext:value-type="float">
            <text:p>11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8];&quot;', &quot;;[.D268];&quot;, &quot;;[.E268];&quot;, '&quot;;[.G268];&quot;', &quot;;[.J268];&quot;, '&quot;;[.K268];&quot;', &quot;;[.L268];&quot;, &quot;;[.M268];&quot;);&quot;)" office:value-type="string" office:string-value="insert into etat_lieux (date_entree_etat_lieux, km_depart, km_arrive, date_sortie_etat_lieux, incident, type_incident, num_contrat_etat_lieux, code_type_etat_lieux_etat_lieux) Values ('2017/03/10', 12174, 12275, '2017/03/25', 0, '...', 119, 2);" calcext:value-type="string">
            <text:p>insert into etat_lieux (date_entree_etat_lieux, km_depart, km_arrive, date_sortie_etat_lieux, incident, type_incident, num_contrat_etat_lieux, code_type_etat_lieux_etat_lieux) Values ('2017/03/10', 12174, 12275, '2017/03/25', 0, '...', 119, 2);</text:p>
          </table:table-cell>
          <table:table-cell table:number-columns-repeated="1010"/>
        </table:table-row>
        <table:table-row table:style-name="ro3">
          <table:table-cell office:value-type="float" office:value="267" calcext:value-type="float">
            <text:p>267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2017/03/25</text:p>
          </table:table-cell>
          <table:table-cell table:style-name="ce5" office:value-type="float" office:value="3204" calcext:value-type="float">
            <text:p>320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69]=&quot;/&quot;;[.C269];[.I269])" office:value-type="string" office:string-value="2017/03/25" calcext:value-type="string">
            <text:p>2017/03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69]=&quot;null&quot;;&quot;null&quot;;[.I26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3" calcext:value-type="float">
            <text:p>14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69];&quot;', &quot;;[.D269];&quot;, &quot;;[.E269];&quot;, '&quot;;[.G269];&quot;', &quot;;[.J269];&quot;, '&quot;;[.K269];&quot;', &quot;;[.L269];&quot;, &quot;;[.M269];&quot;);&quot;)" office:value-type="string" office:string-value="insert into etat_lieux (date_entree_etat_lieux, km_depart, km_arrive, date_sortie_etat_lieux, incident, type_incident, num_contrat_etat_lieux, code_type_etat_lieux_etat_lieux) Values ('2017/03/25', 3204, null, 'null', 0, '...', 143, 1);" calcext:value-type="string">
            <text:p>insert into etat_lieux (date_entree_etat_lieux, km_depart, km_arrive, date_sortie_etat_lieux, incident, type_incident, num_contrat_etat_lieux, code_type_etat_lieux_etat_lieux) Values ('2017/03/25', 3204, null, 'null', 0, '...', 143, 1);</text:p>
          </table:table-cell>
          <table:table-cell table:number-columns-repeated="1010"/>
        </table:table-row>
        <table:table-row table:style-name="ro3">
          <table:table-cell office:value-type="float" office:value="268" calcext:value-type="float">
            <text:p>26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2017/03/11</text:p>
          </table:table-cell>
          <table:table-cell table:style-name="ce8" office:value-type="float" office:value="3541" calcext:value-type="float">
            <text:p>3541</text:p>
          </table:table-cell>
          <table:table-cell table:style-name="ce8" office:value-type="float" office:value="3828" calcext:value-type="float">
            <text:p>3828</text:p>
          </table:table-cell>
          <table:table-cell table:style-name="ce10" table:formula="of:=IF([.I270]=&quot;/&quot;;[.C270];[.I270])" office:value-type="string" office:string-value="2017/03/26" calcext:value-type="string">
            <text:p>2017/03/26</text:p>
          </table:table-cell>
          <table:table-cell table:style-name="ce10" office:value-type="string" calcext:value-type="string">
            <text:p>2017/03/26</text:p>
          </table:table-cell>
          <table:table-cell table:style-name="ce10" table:formula="of:=IF([.E270]=&quot;null&quot;;&quot;null&quot;;[.I270])" office:value-type="string" office:string-value="2017/03/26" calcext:value-type="string">
            <text:p>2017/03/26</text:p>
          </table:table-cell>
          <table:table-cell table:style-name="ce8" office:value-type="string" calcext:value-type="string">
            <text:p>2017/03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0" calcext:value-type="float">
            <text:p>12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0];&quot;', &quot;;[.D270];&quot;, &quot;;[.E270];&quot;, '&quot;;[.G270];&quot;', &quot;;[.J270];&quot;, '&quot;;[.K270];&quot;', &quot;;[.L270];&quot;, &quot;;[.M270];&quot;);&quot;)" office:value-type="string" office:string-value="insert into etat_lieux (date_entree_etat_lieux, km_depart, km_arrive, date_sortie_etat_lieux, incident, type_incident, num_contrat_etat_lieux, code_type_etat_lieux_etat_lieux) Values ('2017/03/11', 3541, 3828, '2017/03/26', 0, '...', 120, 2);" calcext:value-type="string">
            <text:p>insert into etat_lieux (date_entree_etat_lieux, km_depart, km_arrive, date_sortie_etat_lieux, incident, type_incident, num_contrat_etat_lieux, code_type_etat_lieux_etat_lieux) Values ('2017/03/11', 3541, 3828, '2017/03/26', 0, '...', 120, 2);</text:p>
          </table:table-cell>
          <table:table-cell table:number-columns-repeated="1010"/>
        </table:table-row>
        <table:table-row table:style-name="ro3">
          <table:table-cell office:value-type="float" office:value="269" calcext:value-type="float">
            <text:p>269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2017/03/12</text:p>
          </table:table-cell>
          <table:table-cell table:style-name="ce8" office:value-type="float" office:value="8148" calcext:value-type="float">
            <text:p>8148</text:p>
          </table:table-cell>
          <table:table-cell table:style-name="ce8" office:value-type="float" office:value="9197" calcext:value-type="float">
            <text:p>9197</text:p>
          </table:table-cell>
          <table:table-cell table:style-name="ce10" table:formula="of:=IF([.I271]=&quot;/&quot;;[.C271];[.I271])" office:value-type="string" office:string-value="2017/03/27" calcext:value-type="string">
            <text:p>2017/03/27</text:p>
          </table:table-cell>
          <table:table-cell table:style-name="ce10" office:value-type="string" calcext:value-type="string">
            <text:p>2017/03/27</text:p>
          </table:table-cell>
          <table:table-cell table:style-name="ce10" table:formula="of:=IF([.E271]=&quot;null&quot;;&quot;null&quot;;[.I271])" office:value-type="string" office:string-value="2017/03/27" calcext:value-type="string">
            <text:p>2017/03/27</text:p>
          </table:table-cell>
          <table:table-cell table:style-name="ce8" office:value-type="string" calcext:value-type="string">
            <text:p>2017/03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2" calcext:value-type="float">
            <text:p>12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1];&quot;', &quot;;[.D271];&quot;, &quot;;[.E271];&quot;, '&quot;;[.G271];&quot;', &quot;;[.J271];&quot;, '&quot;;[.K271];&quot;', &quot;;[.L271];&quot;, &quot;;[.M271];&quot;);&quot;)" office:value-type="string" office:string-value="insert into etat_lieux (date_entree_etat_lieux, km_depart, km_arrive, date_sortie_etat_lieux, incident, type_incident, num_contrat_etat_lieux, code_type_etat_lieux_etat_lieux) Values ('2017/03/12', 8148, 9197, '2017/03/27', 0, '...', 122, 2);" calcext:value-type="string">
            <text:p>insert into etat_lieux (date_entree_etat_lieux, km_depart, km_arrive, date_sortie_etat_lieux, incident, type_incident, num_contrat_etat_lieux, code_type_etat_lieux_etat_lieux) Values ('2017/03/12', 8148, 9197, '2017/03/27', 0, '...', 122, 2);</text:p>
          </table:table-cell>
          <table:table-cell table:number-columns-repeated="1010"/>
        </table:table-row>
        <table:table-row table:style-name="ro3">
          <table:table-cell office:value-type="float" office:value="270" calcext:value-type="float">
            <text:p>270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2017/03/20</text:p>
          </table:table-cell>
          <table:table-cell table:style-name="ce8" office:value-type="float" office:value="26073" calcext:value-type="float">
            <text:p>26073</text:p>
          </table:table-cell>
          <table:table-cell table:style-name="ce8" office:value-type="float" office:value="26943" calcext:value-type="float">
            <text:p>26943</text:p>
          </table:table-cell>
          <table:table-cell table:style-name="ce10" table:formula="of:=IF([.I272]=&quot;/&quot;;[.C272];[.I272])" office:value-type="string" office:string-value="2017/03/27" calcext:value-type="string">
            <text:p>2017/03/27</text:p>
          </table:table-cell>
          <table:table-cell table:style-name="ce10" office:value-type="string" calcext:value-type="string">
            <text:p>2017/03/27</text:p>
          </table:table-cell>
          <table:table-cell table:style-name="ce10" table:formula="of:=IF([.E272]=&quot;null&quot;;&quot;null&quot;;[.I272])" office:value-type="string" office:string-value="2017/03/27" calcext:value-type="string">
            <text:p>2017/03/27</text:p>
          </table:table-cell>
          <table:table-cell table:style-name="ce8" office:value-type="string" calcext:value-type="string">
            <text:p>2017/03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1" calcext:value-type="float">
            <text:p>13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2];&quot;', &quot;;[.D272];&quot;, &quot;;[.E272];&quot;, '&quot;;[.G272];&quot;', &quot;;[.J272];&quot;, '&quot;;[.K272];&quot;', &quot;;[.L272];&quot;, &quot;;[.M272];&quot;);&quot;)" office:value-type="string" office:string-value="insert into etat_lieux (date_entree_etat_lieux, km_depart, km_arrive, date_sortie_etat_lieux, incident, type_incident, num_contrat_etat_lieux, code_type_etat_lieux_etat_lieux) Values ('2017/03/20', 26073, 26943, '2017/03/27', 0, '...', 131, 2);" calcext:value-type="string">
            <text:p>insert into etat_lieux (date_entree_etat_lieux, km_depart, km_arrive, date_sortie_etat_lieux, incident, type_incident, num_contrat_etat_lieux, code_type_etat_lieux_etat_lieux) Values ('2017/03/20', 26073, 26943, '2017/03/27', 0, '...', 131, 2);</text:p>
          </table:table-cell>
          <table:table-cell table:number-columns-repeated="1010"/>
        </table:table-row>
        <table:table-row table:style-name="ro3">
          <table:table-cell office:value-type="float" office:value="271" calcext:value-type="float">
            <text:p>271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2017/03/21</text:p>
          </table:table-cell>
          <table:table-cell table:style-name="ce8" office:value-type="float" office:value="2519" calcext:value-type="float">
            <text:p>2519</text:p>
          </table:table-cell>
          <table:table-cell table:style-name="ce8" office:value-type="float" office:value="2894" calcext:value-type="float">
            <text:p>2894</text:p>
          </table:table-cell>
          <table:table-cell table:style-name="ce10" table:formula="of:=IF([.I273]=&quot;/&quot;;[.C273];[.I273])" office:value-type="string" office:string-value="2017/03/27" calcext:value-type="string">
            <text:p>2017/03/27</text:p>
          </table:table-cell>
          <table:table-cell table:style-name="ce10" office:value-type="string" calcext:value-type="string">
            <text:p>2017/03/27</text:p>
          </table:table-cell>
          <table:table-cell table:style-name="ce10" table:formula="of:=IF([.E273]=&quot;null&quot;;&quot;null&quot;;[.I273])" office:value-type="string" office:string-value="2017/03/27" calcext:value-type="string">
            <text:p>2017/03/27</text:p>
          </table:table-cell>
          <table:table-cell table:style-name="ce8" office:value-type="string" calcext:value-type="string">
            <text:p>2017/03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8" calcext:value-type="float">
            <text:p>13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3];&quot;', &quot;;[.D273];&quot;, &quot;;[.E273];&quot;, '&quot;;[.G273];&quot;', &quot;;[.J273];&quot;, '&quot;;[.K273];&quot;', &quot;;[.L273];&quot;, &quot;;[.M273];&quot;);&quot;)" office:value-type="string" office:string-value="insert into etat_lieux (date_entree_etat_lieux, km_depart, km_arrive, date_sortie_etat_lieux, incident, type_incident, num_contrat_etat_lieux, code_type_etat_lieux_etat_lieux) Values ('2017/03/21', 2519, 2894, '2017/03/27', 0, '...', 138, 2);" calcext:value-type="string">
            <text:p>insert into etat_lieux (date_entree_etat_lieux, km_depart, km_arrive, date_sortie_etat_lieux, incident, type_incident, num_contrat_etat_lieux, code_type_etat_lieux_etat_lieux) Values ('2017/03/21', 2519, 2894, '2017/03/27', 0, '...', 138, 2);</text:p>
          </table:table-cell>
          <table:table-cell table:number-columns-repeated="1010"/>
        </table:table-row>
        <table:table-row table:style-name="ro3">
          <table:table-cell office:value-type="float" office:value="272" calcext:value-type="float">
            <text:p>272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2017/03/27</text:p>
          </table:table-cell>
          <table:table-cell table:style-name="ce5" office:value-type="float" office:value="20203" calcext:value-type="float">
            <text:p>2020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74]=&quot;/&quot;;[.C274];[.I274])" office:value-type="string" office:string-value="2017/03/27" calcext:value-type="string">
            <text:p>2017/03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74]=&quot;null&quot;;&quot;null&quot;;[.I27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4" calcext:value-type="float">
            <text:p>14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4];&quot;', &quot;;[.D274];&quot;, &quot;;[.E274];&quot;, '&quot;;[.G274];&quot;', &quot;;[.J274];&quot;, '&quot;;[.K274];&quot;', &quot;;[.L274];&quot;, &quot;;[.M274];&quot;);&quot;)" office:value-type="string" office:string-value="insert into etat_lieux (date_entree_etat_lieux, km_depart, km_arrive, date_sortie_etat_lieux, incident, type_incident, num_contrat_etat_lieux, code_type_etat_lieux_etat_lieux) Values ('2017/03/27', 20203, null, 'null', 0, '...', 144, 1);" calcext:value-type="string">
            <text:p>insert into etat_lieux (date_entree_etat_lieux, km_depart, km_arrive, date_sortie_etat_lieux, incident, type_incident, num_contrat_etat_lieux, code_type_etat_lieux_etat_lieux) Values ('2017/03/27', 20203, null, 'null', 0, '...', 144, 1);</text:p>
          </table:table-cell>
          <table:table-cell table:number-columns-repeated="1010"/>
        </table:table-row>
        <table:table-row table:style-name="ro3">
          <table:table-cell office:value-type="float" office:value="273" calcext:value-type="float">
            <text:p>273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2017/03/27</text:p>
          </table:table-cell>
          <table:table-cell table:style-name="ce5" office:value-type="float" office:value="3188" calcext:value-type="float">
            <text:p>31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75]=&quot;/&quot;;[.C275];[.I275])" office:value-type="string" office:string-value="2017/03/27" calcext:value-type="string">
            <text:p>2017/03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75]=&quot;null&quot;;&quot;null&quot;;[.I27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5" calcext:value-type="float">
            <text:p>14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5];&quot;', &quot;;[.D275];&quot;, &quot;;[.E275];&quot;, '&quot;;[.G275];&quot;', &quot;;[.J275];&quot;, '&quot;;[.K275];&quot;', &quot;;[.L275];&quot;, &quot;;[.M275];&quot;);&quot;)" office:value-type="string" office:string-value="insert into etat_lieux (date_entree_etat_lieux, km_depart, km_arrive, date_sortie_etat_lieux, incident, type_incident, num_contrat_etat_lieux, code_type_etat_lieux_etat_lieux) Values ('2017/03/27', 3188, null, 'null', 0, '...', 145, 1);" calcext:value-type="string">
            <text:p>insert into etat_lieux (date_entree_etat_lieux, km_depart, km_arrive, date_sortie_etat_lieux, incident, type_incident, num_contrat_etat_lieux, code_type_etat_lieux_etat_lieux) Values ('2017/03/27', 3188, null, 'null', 0, '...', 145, 1);</text:p>
          </table:table-cell>
          <table:table-cell table:number-columns-repeated="1010"/>
        </table:table-row>
        <table:table-row table:style-name="ro3">
          <table:table-cell office:value-type="float" office:value="274" calcext:value-type="float">
            <text:p>27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2017/03/17</text:p>
          </table:table-cell>
          <table:table-cell table:style-name="ce8" office:value-type="float" office:value="9269" calcext:value-type="float">
            <text:p>9269</text:p>
          </table:table-cell>
          <table:table-cell table:style-name="ce8" office:value-type="float" office:value="9885" calcext:value-type="float">
            <text:p>9885</text:p>
          </table:table-cell>
          <table:table-cell table:style-name="ce10" table:formula="of:=IF([.I276]=&quot;/&quot;;[.C276];[.I276])" office:value-type="string" office:string-value="2017/03/28" calcext:value-type="string">
            <text:p>2017/03/28</text:p>
          </table:table-cell>
          <table:table-cell table:style-name="ce10" office:value-type="string" calcext:value-type="string">
            <text:p>2017/03/28</text:p>
          </table:table-cell>
          <table:table-cell table:style-name="ce10" table:formula="of:=IF([.E276]=&quot;null&quot;;&quot;null&quot;;[.I276])" office:value-type="string" office:string-value="2017/03/28" calcext:value-type="string">
            <text:p>2017/03/28</text:p>
          </table:table-cell>
          <table:table-cell table:style-name="ce8" office:value-type="string" calcext:value-type="string">
            <text:p>2017/03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5" calcext:value-type="float">
            <text:p>12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6];&quot;', &quot;;[.D276];&quot;, &quot;;[.E276];&quot;, '&quot;;[.G276];&quot;', &quot;;[.J276];&quot;, '&quot;;[.K276];&quot;', &quot;;[.L276];&quot;, &quot;;[.M276];&quot;);&quot;)" office:value-type="string" office:string-value="insert into etat_lieux (date_entree_etat_lieux, km_depart, km_arrive, date_sortie_etat_lieux, incident, type_incident, num_contrat_etat_lieux, code_type_etat_lieux_etat_lieux) Values ('2017/03/17', 9269, 9885, '2017/03/28', 0, '...', 125, 2);" calcext:value-type="string">
            <text:p>insert into etat_lieux (date_entree_etat_lieux, km_depart, km_arrive, date_sortie_etat_lieux, incident, type_incident, num_contrat_etat_lieux, code_type_etat_lieux_etat_lieux) Values ('2017/03/17', 9269, 9885, '2017/03/28', 0, '...', 125, 2);</text:p>
          </table:table-cell>
          <table:table-cell table:number-columns-repeated="1010"/>
        </table:table-row>
        <table:table-row table:style-name="ro3">
          <table:table-cell office:value-type="float" office:value="275" calcext:value-type="float">
            <text:p>275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2017/03/19</text:p>
          </table:table-cell>
          <table:table-cell table:style-name="ce8" office:value-type="float" office:value="28214" calcext:value-type="float">
            <text:p>28214</text:p>
          </table:table-cell>
          <table:table-cell table:style-name="ce8" office:value-type="float" office:value="29497" calcext:value-type="float">
            <text:p>29497</text:p>
          </table:table-cell>
          <table:table-cell table:style-name="ce10" table:formula="of:=IF([.I277]=&quot;/&quot;;[.C277];[.I277])" office:value-type="string" office:string-value="2017/03/28" calcext:value-type="string">
            <text:p>2017/03/28</text:p>
          </table:table-cell>
          <table:table-cell table:style-name="ce10" office:value-type="string" calcext:value-type="string">
            <text:p>2017/03/28</text:p>
          </table:table-cell>
          <table:table-cell table:style-name="ce10" table:formula="of:=IF([.E277]=&quot;null&quot;;&quot;null&quot;;[.I277])" office:value-type="string" office:string-value="2017/03/28" calcext:value-type="string">
            <text:p>2017/03/28</text:p>
          </table:table-cell>
          <table:table-cell table:style-name="ce8" office:value-type="string" calcext:value-type="string">
            <text:p>2017/03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8" calcext:value-type="float">
            <text:p>12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7];&quot;', &quot;;[.D277];&quot;, &quot;;[.E277];&quot;, '&quot;;[.G277];&quot;', &quot;;[.J277];&quot;, '&quot;;[.K277];&quot;', &quot;;[.L277];&quot;, &quot;;[.M277];&quot;);&quot;)" office:value-type="string" office:string-value="insert into etat_lieux (date_entree_etat_lieux, km_depart, km_arrive, date_sortie_etat_lieux, incident, type_incident, num_contrat_etat_lieux, code_type_etat_lieux_etat_lieux) Values ('2017/03/19', 28214, 29497, '2017/03/28', 0, '...', 128, 2);" calcext:value-type="string">
            <text:p>insert into etat_lieux (date_entree_etat_lieux, km_depart, km_arrive, date_sortie_etat_lieux, incident, type_incident, num_contrat_etat_lieux, code_type_etat_lieux_etat_lieux) Values ('2017/03/19', 28214, 29497, '2017/03/28', 0, '...', 128, 2);</text:p>
          </table:table-cell>
          <table:table-cell table:number-columns-repeated="1010"/>
        </table:table-row>
        <table:table-row table:style-name="ro3">
          <table:table-cell office:value-type="float" office:value="276" calcext:value-type="float">
            <text:p>276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2017/03/28</text:p>
          </table:table-cell>
          <table:table-cell table:style-name="ce5" office:value-type="float" office:value="11689" calcext:value-type="float">
            <text:p>116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78]=&quot;/&quot;;[.C278];[.I278])" office:value-type="string" office:string-value="2017/03/28" calcext:value-type="string">
            <text:p>2017/03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78]=&quot;null&quot;;&quot;null&quot;;[.I27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6" calcext:value-type="float">
            <text:p>14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8];&quot;', &quot;;[.D278];&quot;, &quot;;[.E278];&quot;, '&quot;;[.G278];&quot;', &quot;;[.J278];&quot;, '&quot;;[.K278];&quot;', &quot;;[.L278];&quot;, &quot;;[.M278];&quot;);&quot;)" office:value-type="string" office:string-value="insert into etat_lieux (date_entree_etat_lieux, km_depart, km_arrive, date_sortie_etat_lieux, incident, type_incident, num_contrat_etat_lieux, code_type_etat_lieux_etat_lieux) Values ('2017/03/28', 11689, null, 'null', 0, '...', 146, 1);" calcext:value-type="string">
            <text:p>insert into etat_lieux (date_entree_etat_lieux, km_depart, km_arrive, date_sortie_etat_lieux, incident, type_incident, num_contrat_etat_lieux, code_type_etat_lieux_etat_lieux) Values ('2017/03/28', 11689, null, 'null', 0, '...', 146, 1);</text:p>
          </table:table-cell>
          <table:table-cell table:number-columns-repeated="1010"/>
        </table:table-row>
        <table:table-row table:style-name="ro3">
          <table:table-cell office:value-type="float" office:value="277" calcext:value-type="float">
            <text:p>277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2017/03/15</text:p>
          </table:table-cell>
          <table:table-cell table:style-name="ce8" office:value-type="float" office:value="16152" calcext:value-type="float">
            <text:p>16152</text:p>
          </table:table-cell>
          <table:table-cell table:style-name="ce8" office:value-type="float" office:value="17214" calcext:value-type="float">
            <text:p>17214</text:p>
          </table:table-cell>
          <table:table-cell table:style-name="ce10" table:formula="of:=IF([.I279]=&quot;/&quot;;[.C279];[.I279])" office:value-type="string" office:string-value="2017/03/29" calcext:value-type="string">
            <text:p>2017/03/29</text:p>
          </table:table-cell>
          <table:table-cell table:style-name="ce10" office:value-type="string" calcext:value-type="string">
            <text:p>2017/03/29</text:p>
          </table:table-cell>
          <table:table-cell table:style-name="ce10" table:formula="of:=IF([.E279]=&quot;null&quot;;&quot;null&quot;;[.I279])" office:value-type="string" office:string-value="2017/03/29" calcext:value-type="string">
            <text:p>2017/03/29</text:p>
          </table:table-cell>
          <table:table-cell table:style-name="ce8" office:value-type="string" calcext:value-type="string">
            <text:p>2017/03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4" calcext:value-type="float">
            <text:p>12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79];&quot;', &quot;;[.D279];&quot;, &quot;;[.E279];&quot;, '&quot;;[.G279];&quot;', &quot;;[.J279];&quot;, '&quot;;[.K279];&quot;', &quot;;[.L279];&quot;, &quot;;[.M279];&quot;);&quot;)" office:value-type="string" office:string-value="insert into etat_lieux (date_entree_etat_lieux, km_depart, km_arrive, date_sortie_etat_lieux, incident, type_incident, num_contrat_etat_lieux, code_type_etat_lieux_etat_lieux) Values ('2017/03/15', 16152, 17214, '2017/03/29', 0, '...', 124, 2);" calcext:value-type="string">
            <text:p>insert into etat_lieux (date_entree_etat_lieux, km_depart, km_arrive, date_sortie_etat_lieux, incident, type_incident, num_contrat_etat_lieux, code_type_etat_lieux_etat_lieux) Values ('2017/03/15', 16152, 17214, '2017/03/29', 0, '...', 124, 2);</text:p>
          </table:table-cell>
          <table:table-cell table:number-columns-repeated="1010"/>
        </table:table-row>
        <table:table-row table:style-name="ro3">
          <table:table-cell office:value-type="float" office:value="278" calcext:value-type="float">
            <text:p>27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2017/03/19</text:p>
          </table:table-cell>
          <table:table-cell table:style-name="ce8" office:value-type="float" office:value="3702" calcext:value-type="float">
            <text:p>3702</text:p>
          </table:table-cell>
          <table:table-cell table:style-name="ce8" office:value-type="float" office:value="4767" calcext:value-type="float">
            <text:p>4767</text:p>
          </table:table-cell>
          <table:table-cell table:style-name="ce10" table:formula="of:=IF([.I280]=&quot;/&quot;;[.C280];[.I280])" office:value-type="string" office:string-value="2017/03/29" calcext:value-type="string">
            <text:p>2017/03/29</text:p>
          </table:table-cell>
          <table:table-cell table:style-name="ce10" office:value-type="string" calcext:value-type="string">
            <text:p>2017/03/29</text:p>
          </table:table-cell>
          <table:table-cell table:style-name="ce10" table:formula="of:=IF([.E280]=&quot;null&quot;;&quot;null&quot;;[.I280])" office:value-type="string" office:string-value="2017/03/29" calcext:value-type="string">
            <text:p>2017/03/29</text:p>
          </table:table-cell>
          <table:table-cell table:style-name="ce8" office:value-type="string" calcext:value-type="string">
            <text:p>2017/03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0];&quot;', &quot;;[.D280];&quot;, &quot;;[.E280];&quot;, '&quot;;[.G280];&quot;', &quot;;[.J280];&quot;, '&quot;;[.K280];&quot;', &quot;;[.L280];&quot;, &quot;;[.M280];&quot;);&quot;)" office:value-type="string" office:string-value="insert into etat_lieux (date_entree_etat_lieux, km_depart, km_arrive, date_sortie_etat_lieux, incident, type_incident, num_contrat_etat_lieux, code_type_etat_lieux_etat_lieux) Values ('2017/03/19', 3702, 4767, '2017/03/29', 0, '...', 129, 2);" calcext:value-type="string">
            <text:p>insert into etat_lieux (date_entree_etat_lieux, km_depart, km_arrive, date_sortie_etat_lieux, incident, type_incident, num_contrat_etat_lieux, code_type_etat_lieux_etat_lieux) Values ('2017/03/19', 3702, 4767, '2017/03/29', 0, '...', 129, 2);</text:p>
          </table:table-cell>
          <table:table-cell table:number-columns-repeated="1010"/>
        </table:table-row>
        <table:table-row table:style-name="ro3">
          <table:table-cell office:value-type="float" office:value="279" calcext:value-type="float">
            <text:p>27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2017/03/25</text:p>
          </table:table-cell>
          <table:table-cell table:style-name="ce8" office:value-type="float" office:value="3204" calcext:value-type="float">
            <text:p>3204</text:p>
          </table:table-cell>
          <table:table-cell table:style-name="ce8" office:value-type="float" office:value="3990" calcext:value-type="float">
            <text:p>3990</text:p>
          </table:table-cell>
          <table:table-cell table:style-name="ce10" table:formula="of:=IF([.I281]=&quot;/&quot;;[.C281];[.I281])" office:value-type="string" office:string-value="2017/03/29" calcext:value-type="string">
            <text:p>2017/03/29</text:p>
          </table:table-cell>
          <table:table-cell table:style-name="ce10" office:value-type="string" calcext:value-type="string">
            <text:p>2017/03/29</text:p>
          </table:table-cell>
          <table:table-cell table:style-name="ce10" table:formula="of:=IF([.E281]=&quot;null&quot;;&quot;null&quot;;[.I281])" office:value-type="string" office:string-value="2017/03/29" calcext:value-type="string">
            <text:p>2017/03/29</text:p>
          </table:table-cell>
          <table:table-cell table:style-name="ce8" office:value-type="string" calcext:value-type="string">
            <text:p>2017/03/29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non respect de la durée de location</text:p>
          </table:table-cell>
          <table:table-cell table:style-name="ce18" office:value-type="float" office:value="143" calcext:value-type="float">
            <text:p>14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1];&quot;', &quot;;[.D281];&quot;, &quot;;[.E281];&quot;, '&quot;;[.G281];&quot;', &quot;;[.J281];&quot;, '&quot;;[.K281];&quot;', &quot;;[.L281];&quot;, &quot;;[.M281];&quot;);&quot;)" office:value-type="string" office:string-value="insert into etat_lieux (date_entree_etat_lieux, km_depart, km_arrive, date_sortie_etat_lieux, incident, type_incident, num_contrat_etat_lieux, code_type_etat_lieux_etat_lieux) Values ('2017/03/25', 3204, 3990, '2017/03/29', 1, 'non respect de la durée de location', 143, 2);" calcext:value-type="string">
            <text:p>insert into etat_lieux (date_entree_etat_lieux, km_depart, km_arrive, date_sortie_etat_lieux, incident, type_incident, num_contrat_etat_lieux, code_type_etat_lieux_etat_lieux) Values ('2017/03/25', 3204, 3990, '2017/03/29', 1, 'non respect de la durée de location', 143, 2);</text:p>
          </table:table-cell>
          <table:table-cell table:number-columns-repeated="1010"/>
        </table:table-row>
        <table:table-row table:style-name="ro3">
          <table:table-cell office:value-type="float" office:value="280" calcext:value-type="float">
            <text:p>280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2017/03/27</text:p>
          </table:table-cell>
          <table:table-cell table:style-name="ce8" office:value-type="float" office:value="20203" calcext:value-type="float">
            <text:p>20203</text:p>
          </table:table-cell>
          <table:table-cell table:style-name="ce8" office:value-type="float" office:value="20769" calcext:value-type="float">
            <text:p>20769</text:p>
          </table:table-cell>
          <table:table-cell table:style-name="ce10" table:formula="of:=IF([.I282]=&quot;/&quot;;[.C282];[.I282])" office:value-type="string" office:string-value="2017/03/29" calcext:value-type="string">
            <text:p>2017/03/29</text:p>
          </table:table-cell>
          <table:table-cell table:style-name="ce10" office:value-type="string" calcext:value-type="string">
            <text:p>2017/03/29</text:p>
          </table:table-cell>
          <table:table-cell table:style-name="ce10" table:formula="of:=IF([.E282]=&quot;null&quot;;&quot;null&quot;;[.I282])" office:value-type="string" office:string-value="2017/03/29" calcext:value-type="string">
            <text:p>2017/03/29</text:p>
          </table:table-cell>
          <table:table-cell table:style-name="ce8" office:value-type="string" calcext:value-type="string">
            <text:p>2017/03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4" calcext:value-type="float">
            <text:p>14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2];&quot;', &quot;;[.D282];&quot;, &quot;;[.E282];&quot;, '&quot;;[.G282];&quot;', &quot;;[.J282];&quot;, '&quot;;[.K282];&quot;', &quot;;[.L282];&quot;, &quot;;[.M282];&quot;);&quot;)" office:value-type="string" office:string-value="insert into etat_lieux (date_entree_etat_lieux, km_depart, km_arrive, date_sortie_etat_lieux, incident, type_incident, num_contrat_etat_lieux, code_type_etat_lieux_etat_lieux) Values ('2017/03/27', 20203, 20769, '2017/03/29', 0, '...', 144, 2);" calcext:value-type="string">
            <text:p>insert into etat_lieux (date_entree_etat_lieux, km_depart, km_arrive, date_sortie_etat_lieux, incident, type_incident, num_contrat_etat_lieux, code_type_etat_lieux_etat_lieux) Values ('2017/03/27', 20203, 20769, '2017/03/29', 0, '...', 144, 2);</text:p>
          </table:table-cell>
          <table:table-cell table:number-columns-repeated="1010"/>
        </table:table-row>
        <table:table-row table:style-name="ro3">
          <table:table-cell office:value-type="float" office:value="281" calcext:value-type="float">
            <text:p>281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2017/03/30</text:p>
          </table:table-cell>
          <table:table-cell table:style-name="ce5" office:value-type="float" office:value="20160" calcext:value-type="float">
            <text:p>2016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83]=&quot;/&quot;;[.C283];[.I283])" office:value-type="string" office:string-value="2017/03/30" calcext:value-type="string">
            <text:p>2017/03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83]=&quot;null&quot;;&quot;null&quot;;[.I28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7" calcext:value-type="float">
            <text:p>14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3];&quot;', &quot;;[.D283];&quot;, &quot;;[.E283];&quot;, '&quot;;[.G283];&quot;', &quot;;[.J283];&quot;, '&quot;;[.K283];&quot;', &quot;;[.L283];&quot;, &quot;;[.M283];&quot;);&quot;)" office:value-type="string" office:string-value="insert into etat_lieux (date_entree_etat_lieux, km_depart, km_arrive, date_sortie_etat_lieux, incident, type_incident, num_contrat_etat_lieux, code_type_etat_lieux_etat_lieux) Values ('2017/03/30', 20160, null, 'null', 0, '...', 147, 1);" calcext:value-type="string">
            <text:p>insert into etat_lieux (date_entree_etat_lieux, km_depart, km_arrive, date_sortie_etat_lieux, incident, type_incident, num_contrat_etat_lieux, code_type_etat_lieux_etat_lieux) Values ('2017/03/30', 20160, null, 'null', 0, '...', 147, 1);</text:p>
          </table:table-cell>
          <table:table-cell table:number-columns-repeated="1010"/>
        </table:table-row>
        <table:table-row table:style-name="ro3">
          <table:table-cell office:value-type="float" office:value="282" calcext:value-type="float">
            <text:p>282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2017/03/30</text:p>
          </table:table-cell>
          <table:table-cell table:style-name="ce5" office:value-type="float" office:value="18590" calcext:value-type="float">
            <text:p>1859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84]=&quot;/&quot;;[.C284];[.I284])" office:value-type="string" office:string-value="2017/03/30" calcext:value-type="string">
            <text:p>2017/03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84]=&quot;null&quot;;&quot;null&quot;;[.I28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8" calcext:value-type="float">
            <text:p>14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4];&quot;', &quot;;[.D284];&quot;, &quot;;[.E284];&quot;, '&quot;;[.G284];&quot;', &quot;;[.J284];&quot;, '&quot;;[.K284];&quot;', &quot;;[.L284];&quot;, &quot;;[.M284];&quot;);&quot;)" office:value-type="string" office:string-value="insert into etat_lieux (date_entree_etat_lieux, km_depart, km_arrive, date_sortie_etat_lieux, incident, type_incident, num_contrat_etat_lieux, code_type_etat_lieux_etat_lieux) Values ('2017/03/30', 18590, null, 'null', 0, '...', 148, 1);" calcext:value-type="string">
            <text:p>insert into etat_lieux (date_entree_etat_lieux, km_depart, km_arrive, date_sortie_etat_lieux, incident, type_incident, num_contrat_etat_lieux, code_type_etat_lieux_etat_lieux) Values ('2017/03/30', 18590, null, 'null', 0, '...', 148, 1);</text:p>
          </table:table-cell>
          <table:table-cell table:number-columns-repeated="1010"/>
        </table:table-row>
        <table:table-row table:style-name="ro3">
          <table:table-cell office:value-type="float" office:value="283" calcext:value-type="float">
            <text:p>283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2017/03/22</text:p>
          </table:table-cell>
          <table:table-cell table:style-name="ce8" office:value-type="float" office:value="4986" calcext:value-type="float">
            <text:p>4986</text:p>
          </table:table-cell>
          <table:table-cell table:style-name="ce8" office:value-type="float" office:value="5889" calcext:value-type="float">
            <text:p>5889</text:p>
          </table:table-cell>
          <table:table-cell table:style-name="ce10" table:formula="of:=IF([.I285]=&quot;/&quot;;[.C285];[.I285])" office:value-type="string" office:string-value="2017/03/31" calcext:value-type="string">
            <text:p>2017/03/31</text:p>
          </table:table-cell>
          <table:table-cell table:style-name="ce10" office:value-type="string" calcext:value-type="string">
            <text:p>2017/03/31</text:p>
          </table:table-cell>
          <table:table-cell table:style-name="ce10" table:formula="of:=IF([.E285]=&quot;null&quot;;&quot;null&quot;;[.I285])" office:value-type="string" office:string-value="2017/03/31" calcext:value-type="string">
            <text:p>2017/03/31</text:p>
          </table:table-cell>
          <table:table-cell table:style-name="ce8" office:value-type="string" calcext:value-type="string">
            <text:p>2017/03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9" calcext:value-type="float">
            <text:p>13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5];&quot;', &quot;;[.D285];&quot;, &quot;;[.E285];&quot;, '&quot;;[.G285];&quot;', &quot;;[.J285];&quot;, '&quot;;[.K285];&quot;', &quot;;[.L285];&quot;, &quot;;[.M285];&quot;);&quot;)" office:value-type="string" office:string-value="insert into etat_lieux (date_entree_etat_lieux, km_depart, km_arrive, date_sortie_etat_lieux, incident, type_incident, num_contrat_etat_lieux, code_type_etat_lieux_etat_lieux) Values ('2017/03/22', 4986, 5889, '2017/03/31', 0, '...', 139, 2);" calcext:value-type="string">
            <text:p>insert into etat_lieux (date_entree_etat_lieux, km_depart, km_arrive, date_sortie_etat_lieux, incident, type_incident, num_contrat_etat_lieux, code_type_etat_lieux_etat_lieux) Values ('2017/03/22', 4986, 5889, '2017/03/31', 0, '...', 139, 2);</text:p>
          </table:table-cell>
          <table:table-cell table:number-columns-repeated="1010"/>
        </table:table-row>
        <table:table-row table:style-name="ro3">
          <table:table-cell office:value-type="float" office:value="284" calcext:value-type="float">
            <text:p>284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2017/03/30</text:p>
          </table:table-cell>
          <table:table-cell table:style-name="ce8" office:value-type="float" office:value="18590" calcext:value-type="float">
            <text:p>18590</text:p>
          </table:table-cell>
          <table:table-cell table:style-name="ce8" office:value-type="float" office:value="18623" calcext:value-type="float">
            <text:p>18623</text:p>
          </table:table-cell>
          <table:table-cell table:style-name="ce10" table:formula="of:=IF([.I286]=&quot;/&quot;;[.C286];[.I286])" office:value-type="string" office:string-value="2017/03/31" calcext:value-type="string">
            <text:p>2017/03/31</text:p>
          </table:table-cell>
          <table:table-cell table:style-name="ce10" office:value-type="string" calcext:value-type="string">
            <text:p>2017/03/31</text:p>
          </table:table-cell>
          <table:table-cell table:style-name="ce10" table:formula="of:=IF([.E286]=&quot;null&quot;;&quot;null&quot;;[.I286])" office:value-type="string" office:string-value="2017/03/31" calcext:value-type="string">
            <text:p>2017/03/31</text:p>
          </table:table-cell>
          <table:table-cell table:style-name="ce8" office:value-type="string" calcext:value-type="string">
            <text:p>2017/03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8" calcext:value-type="float">
            <text:p>14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6];&quot;', &quot;;[.D286];&quot;, &quot;;[.E286];&quot;, '&quot;;[.G286];&quot;', &quot;;[.J286];&quot;, '&quot;;[.K286];&quot;', &quot;;[.L286];&quot;, &quot;;[.M286];&quot;);&quot;)" office:value-type="string" office:string-value="insert into etat_lieux (date_entree_etat_lieux, km_depart, km_arrive, date_sortie_etat_lieux, incident, type_incident, num_contrat_etat_lieux, code_type_etat_lieux_etat_lieux) Values ('2017/03/30', 18590, 18623, '2017/03/31', 0, '...', 148, 2);" calcext:value-type="string">
            <text:p>insert into etat_lieux (date_entree_etat_lieux, km_depart, km_arrive, date_sortie_etat_lieux, incident, type_incident, num_contrat_etat_lieux, code_type_etat_lieux_etat_lieux) Values ('2017/03/30', 18590, 18623, '2017/03/31', 0, '...', 148, 2);</text:p>
          </table:table-cell>
          <table:table-cell table:number-columns-repeated="1010"/>
        </table:table-row>
        <table:table-row table:style-name="ro3">
          <table:table-cell office:value-type="float" office:value="285" calcext:value-type="float">
            <text:p>285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2017/03/31</text:p>
          </table:table-cell>
          <table:table-cell table:style-name="ce5" office:value-type="float" office:value="22024" calcext:value-type="float">
            <text:p>220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87]=&quot;/&quot;;[.C287];[.I287])" office:value-type="string" office:string-value="2017/03/31" calcext:value-type="string">
            <text:p>2017/03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87]=&quot;null&quot;;&quot;null&quot;;[.I28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9" calcext:value-type="float">
            <text:p>14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7];&quot;', &quot;;[.D287];&quot;, &quot;;[.E287];&quot;, '&quot;;[.G287];&quot;', &quot;;[.J287];&quot;, '&quot;;[.K287];&quot;', &quot;;[.L287];&quot;, &quot;;[.M287];&quot;);&quot;)" office:value-type="string" office:string-value="insert into etat_lieux (date_entree_etat_lieux, km_depart, km_arrive, date_sortie_etat_lieux, incident, type_incident, num_contrat_etat_lieux, code_type_etat_lieux_etat_lieux) Values ('2017/03/31', 22024, null, 'null', 0, '...', 149, 1);" calcext:value-type="string">
            <text:p>insert into etat_lieux (date_entree_etat_lieux, km_depart, km_arrive, date_sortie_etat_lieux, incident, type_incident, num_contrat_etat_lieux, code_type_etat_lieux_etat_lieux) Values ('2017/03/31', 22024, null, 'null', 0, '...', 149, 1);</text:p>
          </table:table-cell>
          <table:table-cell table:number-columns-repeated="1010"/>
        </table:table-row>
        <table:table-row table:style-name="ro3">
          <table:table-cell office:value-type="float" office:value="286" calcext:value-type="float">
            <text:p>286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2017/03/19</text:p>
          </table:table-cell>
          <table:table-cell table:style-name="ce8" office:value-type="float" office:value="26520" calcext:value-type="float">
            <text:p>26520</text:p>
          </table:table-cell>
          <table:table-cell table:style-name="ce8" office:value-type="float" office:value="27281" calcext:value-type="float">
            <text:p>27281</text:p>
          </table:table-cell>
          <table:table-cell table:style-name="ce10" table:formula="of:=IF([.I288]=&quot;/&quot;;[.C288];[.I288])" office:value-type="string" office:string-value="2017/04/01" calcext:value-type="string">
            <text:p>2017/04/01</text:p>
          </table:table-cell>
          <table:table-cell table:style-name="ce10" office:value-type="string" calcext:value-type="string">
            <text:p>2017/04/01</text:p>
          </table:table-cell>
          <table:table-cell table:style-name="ce10" table:formula="of:=IF([.E288]=&quot;null&quot;;&quot;null&quot;;[.I288])" office:value-type="string" office:string-value="2017/04/01" calcext:value-type="string">
            <text:p>2017/04/01</text:p>
          </table:table-cell>
          <table:table-cell table:style-name="ce8" office:value-type="string" calcext:value-type="string">
            <text:p>2017/04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27" calcext:value-type="float">
            <text:p>12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8];&quot;', &quot;;[.D288];&quot;, &quot;;[.E288];&quot;, '&quot;;[.G288];&quot;', &quot;;[.J288];&quot;, '&quot;;[.K288];&quot;', &quot;;[.L288];&quot;, &quot;;[.M288];&quot;);&quot;)" office:value-type="string" office:string-value="insert into etat_lieux (date_entree_etat_lieux, km_depart, km_arrive, date_sortie_etat_lieux, incident, type_incident, num_contrat_etat_lieux, code_type_etat_lieux_etat_lieux) Values ('2017/03/19', 26520, 27281, '2017/04/01', 0, '...', 127, 2);" calcext:value-type="string">
            <text:p>insert into etat_lieux (date_entree_etat_lieux, km_depart, km_arrive, date_sortie_etat_lieux, incident, type_incident, num_contrat_etat_lieux, code_type_etat_lieux_etat_lieux) Values ('2017/03/19', 26520, 27281, '2017/04/01', 0, '...', 127, 2);</text:p>
          </table:table-cell>
          <table:table-cell table:number-columns-repeated="1010"/>
        </table:table-row>
        <table:table-row table:style-name="ro3">
          <table:table-cell office:value-type="float" office:value="287" calcext:value-type="float">
            <text:p>287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2017/03/20</text:p>
          </table:table-cell>
          <table:table-cell table:style-name="ce8" office:value-type="float" office:value="22727" calcext:value-type="float">
            <text:p>22727</text:p>
          </table:table-cell>
          <table:table-cell table:style-name="ce8" office:value-type="float" office:value="23111" calcext:value-type="float">
            <text:p>23111</text:p>
          </table:table-cell>
          <table:table-cell table:style-name="ce10" table:formula="of:=IF([.I289]=&quot;/&quot;;[.C289];[.I289])" office:value-type="string" office:string-value="2017/04/01" calcext:value-type="string">
            <text:p>2017/04/01</text:p>
          </table:table-cell>
          <table:table-cell table:style-name="ce10" office:value-type="string" calcext:value-type="string">
            <text:p>2017/04/01</text:p>
          </table:table-cell>
          <table:table-cell table:style-name="ce10" table:formula="of:=IF([.E289]=&quot;null&quot;;&quot;null&quot;;[.I289])" office:value-type="string" office:string-value="2017/04/01" calcext:value-type="string">
            <text:p>2017/04/01</text:p>
          </table:table-cell>
          <table:table-cell table:style-name="ce8" office:value-type="string" calcext:value-type="string">
            <text:p>2017/04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2" calcext:value-type="float">
            <text:p>13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89];&quot;', &quot;;[.D289];&quot;, &quot;;[.E289];&quot;, '&quot;;[.G289];&quot;', &quot;;[.J289];&quot;, '&quot;;[.K289];&quot;', &quot;;[.L289];&quot;, &quot;;[.M289];&quot;);&quot;)" office:value-type="string" office:string-value="insert into etat_lieux (date_entree_etat_lieux, km_depart, km_arrive, date_sortie_etat_lieux, incident, type_incident, num_contrat_etat_lieux, code_type_etat_lieux_etat_lieux) Values ('2017/03/20', 22727, 23111, '2017/04/01', 0, '...', 132, 2);" calcext:value-type="string">
            <text:p>insert into etat_lieux (date_entree_etat_lieux, km_depart, km_arrive, date_sortie_etat_lieux, incident, type_incident, num_contrat_etat_lieux, code_type_etat_lieux_etat_lieux) Values ('2017/03/20', 22727, 23111, '2017/04/01', 0, '...', 132, 2);</text:p>
          </table:table-cell>
          <table:table-cell table:number-columns-repeated="1010"/>
        </table:table-row>
        <table:table-row table:style-name="ro3">
          <table:table-cell office:value-type="float" office:value="288" calcext:value-type="float">
            <text:p>288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2017/03/21</text:p>
          </table:table-cell>
          <table:table-cell table:style-name="ce8" office:value-type="float" office:value="24669" calcext:value-type="float">
            <text:p>24669</text:p>
          </table:table-cell>
          <table:table-cell table:style-name="ce8" office:value-type="float" office:value="25581" calcext:value-type="float">
            <text:p>25581</text:p>
          </table:table-cell>
          <table:table-cell table:style-name="ce10" table:formula="of:=IF([.I290]=&quot;/&quot;;[.C290];[.I290])" office:value-type="string" office:string-value="2017/04/01" calcext:value-type="string">
            <text:p>2017/04/01</text:p>
          </table:table-cell>
          <table:table-cell table:style-name="ce10" office:value-type="string" calcext:value-type="string">
            <text:p>2017/04/01</text:p>
          </table:table-cell>
          <table:table-cell table:style-name="ce10" table:formula="of:=IF([.E290]=&quot;null&quot;;&quot;null&quot;;[.I290])" office:value-type="string" office:string-value="2017/04/01" calcext:value-type="string">
            <text:p>2017/04/01</text:p>
          </table:table-cell>
          <table:table-cell table:style-name="ce8" office:value-type="string" calcext:value-type="string">
            <text:p>2017/04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4" calcext:value-type="float">
            <text:p>13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0];&quot;', &quot;;[.D290];&quot;, &quot;;[.E290];&quot;, '&quot;;[.G290];&quot;', &quot;;[.J290];&quot;, '&quot;;[.K290];&quot;', &quot;;[.L290];&quot;, &quot;;[.M290];&quot;);&quot;)" office:value-type="string" office:string-value="insert into etat_lieux (date_entree_etat_lieux, km_depart, km_arrive, date_sortie_etat_lieux, incident, type_incident, num_contrat_etat_lieux, code_type_etat_lieux_etat_lieux) Values ('2017/03/21', 24669, 25581, '2017/04/01', 0, '...', 134, 2);" calcext:value-type="string">
            <text:p>insert into etat_lieux (date_entree_etat_lieux, km_depart, km_arrive, date_sortie_etat_lieux, incident, type_incident, num_contrat_etat_lieux, code_type_etat_lieux_etat_lieux) Values ('2017/03/21', 24669, 25581, '2017/04/01', 0, '...', 134, 2);</text:p>
          </table:table-cell>
          <table:table-cell table:number-columns-repeated="1010"/>
        </table:table-row>
        <table:table-row table:style-name="ro3">
          <table:table-cell office:value-type="float" office:value="289" calcext:value-type="float">
            <text:p>289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2017/03/21</text:p>
          </table:table-cell>
          <table:table-cell table:style-name="ce8" office:value-type="float" office:value="26578" calcext:value-type="float">
            <text:p>26578</text:p>
          </table:table-cell>
          <table:table-cell table:style-name="ce8" office:value-type="float" office:value="27107" calcext:value-type="float">
            <text:p>27107</text:p>
          </table:table-cell>
          <table:table-cell table:style-name="ce10" table:formula="of:=IF([.I291]=&quot;/&quot;;[.C291];[.I291])" office:value-type="string" office:string-value="2017/04/01" calcext:value-type="string">
            <text:p>2017/04/01</text:p>
          </table:table-cell>
          <table:table-cell table:style-name="ce10" office:value-type="string" calcext:value-type="string">
            <text:p>2017/04/01</text:p>
          </table:table-cell>
          <table:table-cell table:style-name="ce10" table:formula="of:=IF([.E291]=&quot;null&quot;;&quot;null&quot;;[.I291])" office:value-type="string" office:string-value="2017/04/01" calcext:value-type="string">
            <text:p>2017/04/01</text:p>
          </table:table-cell>
          <table:table-cell table:style-name="ce8" office:value-type="string" calcext:value-type="string">
            <text:p>2017/04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6" calcext:value-type="float">
            <text:p>13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1];&quot;', &quot;;[.D291];&quot;, &quot;;[.E291];&quot;, '&quot;;[.G291];&quot;', &quot;;[.J291];&quot;, '&quot;;[.K291];&quot;', &quot;;[.L291];&quot;, &quot;;[.M291];&quot;);&quot;)" office:value-type="string" office:string-value="insert into etat_lieux (date_entree_etat_lieux, km_depart, km_arrive, date_sortie_etat_lieux, incident, type_incident, num_contrat_etat_lieux, code_type_etat_lieux_etat_lieux) Values ('2017/03/21', 26578, 27107, '2017/04/01', 0, '...', 136, 2);" calcext:value-type="string">
            <text:p>insert into etat_lieux (date_entree_etat_lieux, km_depart, km_arrive, date_sortie_etat_lieux, incident, type_incident, num_contrat_etat_lieux, code_type_etat_lieux_etat_lieux) Values ('2017/03/21', 26578, 27107, '2017/04/01', 0, '...', 136, 2);</text:p>
          </table:table-cell>
          <table:table-cell table:number-columns-repeated="1010"/>
        </table:table-row>
        <table:table-row table:style-name="ro3">
          <table:table-cell office:value-type="float" office:value="290" calcext:value-type="float">
            <text:p>290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2017/04/01</text:p>
          </table:table-cell>
          <table:table-cell table:style-name="ce5" office:value-type="float" office:value="17752" calcext:value-type="float">
            <text:p>1775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92]=&quot;/&quot;;[.C292];[.I292])" office:value-type="string" office:string-value="2017/04/01" calcext:value-type="string">
            <text:p>2017/04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92]=&quot;null&quot;;&quot;null&quot;;[.I29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0" calcext:value-type="float">
            <text:p>15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2];&quot;', &quot;;[.D292];&quot;, &quot;;[.E292];&quot;, '&quot;;[.G292];&quot;', &quot;;[.J292];&quot;, '&quot;;[.K292];&quot;', &quot;;[.L292];&quot;, &quot;;[.M292];&quot;);&quot;)" office:value-type="string" office:string-value="insert into etat_lieux (date_entree_etat_lieux, km_depart, km_arrive, date_sortie_etat_lieux, incident, type_incident, num_contrat_etat_lieux, code_type_etat_lieux_etat_lieux) Values ('2017/04/01', 17752, null, 'null', 0, '...', 150, 1);" calcext:value-type="string">
            <text:p>insert into etat_lieux (date_entree_etat_lieux, km_depart, km_arrive, date_sortie_etat_lieux, incident, type_incident, num_contrat_etat_lieux, code_type_etat_lieux_etat_lieux) Values ('2017/04/01', 17752, null, 'null', 0, '...', 150, 1);</text:p>
          </table:table-cell>
          <table:table-cell table:number-columns-repeated="1010"/>
        </table:table-row>
        <table:table-row table:style-name="ro3">
          <table:table-cell office:value-type="float" office:value="291" calcext:value-type="float">
            <text:p>291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2017/04/01</text:p>
          </table:table-cell>
          <table:table-cell table:style-name="ce5" office:value-type="float" office:value="14619" calcext:value-type="float">
            <text:p>1461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93]=&quot;/&quot;;[.C293];[.I293])" office:value-type="string" office:string-value="2017/04/01" calcext:value-type="string">
            <text:p>2017/04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93]=&quot;null&quot;;&quot;null&quot;;[.I29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1" calcext:value-type="float">
            <text:p>15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3];&quot;', &quot;;[.D293];&quot;, &quot;;[.E293];&quot;, '&quot;;[.G293];&quot;', &quot;;[.J293];&quot;, '&quot;;[.K293];&quot;', &quot;;[.L293];&quot;, &quot;;[.M293];&quot;);&quot;)" office:value-type="string" office:string-value="insert into etat_lieux (date_entree_etat_lieux, km_depart, km_arrive, date_sortie_etat_lieux, incident, type_incident, num_contrat_etat_lieux, code_type_etat_lieux_etat_lieux) Values ('2017/04/01', 14619, null, 'null', 0, '...', 151, 1);" calcext:value-type="string">
            <text:p>insert into etat_lieux (date_entree_etat_lieux, km_depart, km_arrive, date_sortie_etat_lieux, incident, type_incident, num_contrat_etat_lieux, code_type_etat_lieux_etat_lieux) Values ('2017/04/01', 14619, null, 'null', 0, '...', 151, 1);</text:p>
          </table:table-cell>
          <table:table-cell table:number-columns-repeated="1010"/>
        </table:table-row>
        <table:table-row table:style-name="ro3">
          <table:table-cell office:value-type="float" office:value="292" calcext:value-type="float">
            <text:p>292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2017/03/19</text:p>
          </table:table-cell>
          <table:table-cell table:style-name="ce8" office:value-type="float" office:value="25274" calcext:value-type="float">
            <text:p>25274</text:p>
          </table:table-cell>
          <table:table-cell table:style-name="ce8" office:value-type="float" office:value="26577" calcext:value-type="float">
            <text:p>26577</text:p>
          </table:table-cell>
          <table:table-cell table:style-name="ce10" table:formula="of:=IF([.I294]=&quot;/&quot;;[.C294];[.I294])" office:value-type="string" office:string-value="2017/04/02" calcext:value-type="string">
            <text:p>2017/04/02</text:p>
          </table:table-cell>
          <table:table-cell table:style-name="ce10" office:value-type="string" calcext:value-type="string">
            <text:p>2017/04/02</text:p>
          </table:table-cell>
          <table:table-cell table:style-name="ce10" table:formula="of:=IF([.E294]=&quot;null&quot;;&quot;null&quot;;[.I294])" office:value-type="string" office:string-value="2017/04/02" calcext:value-type="string">
            <text:p>2017/04/02</text:p>
          </table:table-cell>
          <table:table-cell table:style-name="ce8" office:value-type="string" calcext:value-type="string">
            <text:p>2017/04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0" calcext:value-type="float">
            <text:p>13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4];&quot;', &quot;;[.D294];&quot;, &quot;;[.E294];&quot;, '&quot;;[.G294];&quot;', &quot;;[.J294];&quot;, '&quot;;[.K294];&quot;', &quot;;[.L294];&quot;, &quot;;[.M294];&quot;);&quot;)" office:value-type="string" office:string-value="insert into etat_lieux (date_entree_etat_lieux, km_depart, km_arrive, date_sortie_etat_lieux, incident, type_incident, num_contrat_etat_lieux, code_type_etat_lieux_etat_lieux) Values ('2017/03/19', 25274, 26577, '2017/04/02', 0, '...', 130, 2);" calcext:value-type="string">
            <text:p>insert into etat_lieux (date_entree_etat_lieux, km_depart, km_arrive, date_sortie_etat_lieux, incident, type_incident, num_contrat_etat_lieux, code_type_etat_lieux_etat_lieux) Values ('2017/03/19', 25274, 26577, '2017/04/02', 0, '...', 130, 2);</text:p>
          </table:table-cell>
          <table:table-cell table:number-columns-repeated="1010"/>
        </table:table-row>
        <table:table-row table:style-name="ro3">
          <table:table-cell office:value-type="float" office:value="293" calcext:value-type="float">
            <text:p>293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2017/03/24</text:p>
          </table:table-cell>
          <table:table-cell table:style-name="ce8" office:value-type="float" office:value="6330" calcext:value-type="float">
            <text:p>6330</text:p>
          </table:table-cell>
          <table:table-cell table:style-name="ce8" office:value-type="float" office:value="6784" calcext:value-type="float">
            <text:p>6784</text:p>
          </table:table-cell>
          <table:table-cell table:style-name="ce10" table:formula="of:=IF([.I295]=&quot;/&quot;;[.C295];[.I295])" office:value-type="string" office:string-value="2017/04/02" calcext:value-type="string">
            <text:p>2017/04/02</text:p>
          </table:table-cell>
          <table:table-cell table:style-name="ce10" office:value-type="string" calcext:value-type="string">
            <text:p>2017/04/02</text:p>
          </table:table-cell>
          <table:table-cell table:style-name="ce10" table:formula="of:=IF([.E295]=&quot;null&quot;;&quot;null&quot;;[.I295])" office:value-type="string" office:string-value="2017/04/02" calcext:value-type="string">
            <text:p>2017/04/02</text:p>
          </table:table-cell>
          <table:table-cell table:style-name="ce8" office:value-type="string" calcext:value-type="string">
            <text:p>2017/04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1" calcext:value-type="float">
            <text:p>14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5];&quot;', &quot;;[.D295];&quot;, &quot;;[.E295];&quot;, '&quot;;[.G295];&quot;', &quot;;[.J295];&quot;, '&quot;;[.K295];&quot;', &quot;;[.L295];&quot;, &quot;;[.M295];&quot;);&quot;)" office:value-type="string" office:string-value="insert into etat_lieux (date_entree_etat_lieux, km_depart, km_arrive, date_sortie_etat_lieux, incident, type_incident, num_contrat_etat_lieux, code_type_etat_lieux_etat_lieux) Values ('2017/03/24', 6330, 6784, '2017/04/02', 0, '...', 141, 2);" calcext:value-type="string">
            <text:p>insert into etat_lieux (date_entree_etat_lieux, km_depart, km_arrive, date_sortie_etat_lieux, incident, type_incident, num_contrat_etat_lieux, code_type_etat_lieux_etat_lieux) Values ('2017/03/24', 6330, 6784, '2017/04/02', 0, '...', 141, 2);</text:p>
          </table:table-cell>
          <table:table-cell table:number-columns-repeated="1010"/>
        </table:table-row>
        <table:table-row table:style-name="ro3">
          <table:table-cell office:value-type="float" office:value="294" calcext:value-type="float">
            <text:p>29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2017/03/21</text:p>
          </table:table-cell>
          <table:table-cell table:style-name="ce8" office:value-type="float" office:value="4649" calcext:value-type="float">
            <text:p>4649</text:p>
          </table:table-cell>
          <table:table-cell table:style-name="ce8" office:value-type="float" office:value="5419" calcext:value-type="float">
            <text:p>5419</text:p>
          </table:table-cell>
          <table:table-cell table:style-name="ce10" table:formula="of:=IF([.I296]=&quot;/&quot;;[.C296];[.I296])" office:value-type="string" office:string-value="2017/04/03" calcext:value-type="string">
            <text:p>2017/04/03</text:p>
          </table:table-cell>
          <table:table-cell table:style-name="ce10" office:value-type="string" calcext:value-type="string">
            <text:p>2017/04/03</text:p>
          </table:table-cell>
          <table:table-cell table:style-name="ce10" table:formula="of:=IF([.E296]=&quot;null&quot;;&quot;null&quot;;[.I296])" office:value-type="string" office:string-value="2017/04/03" calcext:value-type="string">
            <text:p>2017/04/03</text:p>
          </table:table-cell>
          <table:table-cell table:style-name="ce8" office:value-type="string" calcext:value-type="string">
            <text:p>2017/04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37" calcext:value-type="float">
            <text:p>13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6];&quot;', &quot;;[.D296];&quot;, &quot;;[.E296];&quot;, '&quot;;[.G296];&quot;', &quot;;[.J296];&quot;, '&quot;;[.K296];&quot;', &quot;;[.L296];&quot;, &quot;;[.M296];&quot;);&quot;)" office:value-type="string" office:string-value="insert into etat_lieux (date_entree_etat_lieux, km_depart, km_arrive, date_sortie_etat_lieux, incident, type_incident, num_contrat_etat_lieux, code_type_etat_lieux_etat_lieux) Values ('2017/03/21', 4649, 5419, '2017/04/03', 0, '...', 137, 2);" calcext:value-type="string">
            <text:p>insert into etat_lieux (date_entree_etat_lieux, km_depart, km_arrive, date_sortie_etat_lieux, incident, type_incident, num_contrat_etat_lieux, code_type_etat_lieux_etat_lieux) Values ('2017/03/21', 4649, 5419, '2017/04/03', 0, '...', 137, 2);</text:p>
          </table:table-cell>
          <table:table-cell table:number-columns-repeated="1010"/>
        </table:table-row>
        <table:table-row table:style-name="ro3">
          <table:table-cell office:value-type="float" office:value="295" calcext:value-type="float">
            <text:p>295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2017/04/03</text:p>
          </table:table-cell>
          <table:table-cell table:style-name="ce5" office:value-type="float" office:value="14872" calcext:value-type="float">
            <text:p>1487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297]=&quot;/&quot;;[.C297];[.I297])" office:value-type="string" office:string-value="2017/04/03" calcext:value-type="string">
            <text:p>2017/04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297]=&quot;null&quot;;&quot;null&quot;;[.I29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2" calcext:value-type="float">
            <text:p>15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7];&quot;', &quot;;[.D297];&quot;, &quot;;[.E297];&quot;, '&quot;;[.G297];&quot;', &quot;;[.J297];&quot;, '&quot;;[.K297];&quot;', &quot;;[.L297];&quot;, &quot;;[.M297];&quot;);&quot;)" office:value-type="string" office:string-value="insert into etat_lieux (date_entree_etat_lieux, km_depart, km_arrive, date_sortie_etat_lieux, incident, type_incident, num_contrat_etat_lieux, code_type_etat_lieux_etat_lieux) Values ('2017/04/03', 14872, null, 'null', 0, '...', 152, 1);" calcext:value-type="string">
            <text:p>insert into etat_lieux (date_entree_etat_lieux, km_depart, km_arrive, date_sortie_etat_lieux, incident, type_incident, num_contrat_etat_lieux, code_type_etat_lieux_etat_lieux) Values ('2017/04/03', 14872, null, 'null', 0, '...', 152, 1);</text:p>
          </table:table-cell>
          <table:table-cell table:number-columns-repeated="1010"/>
        </table:table-row>
        <table:table-row table:style-name="ro3">
          <table:table-cell office:value-type="float" office:value="296" calcext:value-type="float">
            <text:p>29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2017/03/23</text:p>
          </table:table-cell>
          <table:table-cell table:style-name="ce8" office:value-type="float" office:value="26146" calcext:value-type="float">
            <text:p>26146</text:p>
          </table:table-cell>
          <table:table-cell table:style-name="ce8" office:value-type="float" office:value="26225" calcext:value-type="float">
            <text:p>26225</text:p>
          </table:table-cell>
          <table:table-cell table:style-name="ce10" table:formula="of:=IF([.I298]=&quot;/&quot;;[.C298];[.I298])" office:value-type="string" office:string-value="2017/04/04" calcext:value-type="string">
            <text:p>2017/04/04</text:p>
          </table:table-cell>
          <table:table-cell table:style-name="ce10" office:value-type="string" calcext:value-type="string">
            <text:p>2017/04/04</text:p>
          </table:table-cell>
          <table:table-cell table:style-name="ce10" table:formula="of:=IF([.E298]=&quot;null&quot;;&quot;null&quot;;[.I298])" office:value-type="string" office:string-value="2017/04/04" calcext:value-type="string">
            <text:p>2017/04/04</text:p>
          </table:table-cell>
          <table:table-cell table:style-name="ce8" office:value-type="string" calcext:value-type="string">
            <text:p>2017/04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0" calcext:value-type="float">
            <text:p>14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8];&quot;', &quot;;[.D298];&quot;, &quot;;[.E298];&quot;, '&quot;;[.G298];&quot;', &quot;;[.J298];&quot;, '&quot;;[.K298];&quot;', &quot;;[.L298];&quot;, &quot;;[.M298];&quot;);&quot;)" office:value-type="string" office:string-value="insert into etat_lieux (date_entree_etat_lieux, km_depart, km_arrive, date_sortie_etat_lieux, incident, type_incident, num_contrat_etat_lieux, code_type_etat_lieux_etat_lieux) Values ('2017/03/23', 26146, 26225, '2017/04/04', 0, '...', 140, 2);" calcext:value-type="string">
            <text:p>insert into etat_lieux (date_entree_etat_lieux, km_depart, km_arrive, date_sortie_etat_lieux, incident, type_incident, num_contrat_etat_lieux, code_type_etat_lieux_etat_lieux) Values ('2017/03/23', 26146, 26225, '2017/04/04', 0, '...', 140, 2);</text:p>
          </table:table-cell>
          <table:table-cell table:number-columns-repeated="1010"/>
        </table:table-row>
        <table:table-row table:style-name="ro3">
          <table:table-cell office:value-type="float" office:value="297" calcext:value-type="float">
            <text:p>297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2017/03/28</text:p>
          </table:table-cell>
          <table:table-cell table:style-name="ce8" office:value-type="float" office:value="11689" calcext:value-type="float">
            <text:p>11689</text:p>
          </table:table-cell>
          <table:table-cell table:style-name="ce8" office:value-type="float" office:value="12313" calcext:value-type="float">
            <text:p>12313</text:p>
          </table:table-cell>
          <table:table-cell table:style-name="ce10" table:formula="of:=IF([.I299]=&quot;/&quot;;[.C299];[.I299])" office:value-type="string" office:string-value="2017/04/04" calcext:value-type="string">
            <text:p>2017/04/04</text:p>
          </table:table-cell>
          <table:table-cell table:style-name="ce10" office:value-type="string" calcext:value-type="string">
            <text:p>2017/04/04</text:p>
          </table:table-cell>
          <table:table-cell table:style-name="ce10" table:formula="of:=IF([.E299]=&quot;null&quot;;&quot;null&quot;;[.I299])" office:value-type="string" office:string-value="2017/04/04" calcext:value-type="string">
            <text:p>2017/04/04</text:p>
          </table:table-cell>
          <table:table-cell table:style-name="ce8" office:value-type="string" calcext:value-type="string">
            <text:p>2017/04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6" calcext:value-type="float">
            <text:p>14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299];&quot;', &quot;;[.D299];&quot;, &quot;;[.E299];&quot;, '&quot;;[.G299];&quot;', &quot;;[.J299];&quot;, '&quot;;[.K299];&quot;', &quot;;[.L299];&quot;, &quot;;[.M299];&quot;);&quot;)" office:value-type="string" office:string-value="insert into etat_lieux (date_entree_etat_lieux, km_depart, km_arrive, date_sortie_etat_lieux, incident, type_incident, num_contrat_etat_lieux, code_type_etat_lieux_etat_lieux) Values ('2017/03/28', 11689, 12313, '2017/04/04', 0, '...', 146, 2);" calcext:value-type="string">
            <text:p>insert into etat_lieux (date_entree_etat_lieux, km_depart, km_arrive, date_sortie_etat_lieux, incident, type_incident, num_contrat_etat_lieux, code_type_etat_lieux_etat_lieux) Values ('2017/03/28', 11689, 12313, '2017/04/04', 0, '...', 146, 2);</text:p>
          </table:table-cell>
          <table:table-cell table:number-columns-repeated="1010"/>
        </table:table-row>
        <table:table-row table:style-name="ro3">
          <table:table-cell office:value-type="float" office:value="298" calcext:value-type="float">
            <text:p>298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2017/04/04</text:p>
          </table:table-cell>
          <table:table-cell table:style-name="ce5" office:value-type="float" office:value="11894" calcext:value-type="float">
            <text:p>1189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00]=&quot;/&quot;;[.C300];[.I300])" office:value-type="string" office:string-value="2017/04/04" calcext:value-type="string">
            <text:p>2017/04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00]=&quot;null&quot;;&quot;null&quot;;[.I30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3" calcext:value-type="float">
            <text:p>15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0];&quot;', &quot;;[.D300];&quot;, &quot;;[.E300];&quot;, '&quot;;[.G300];&quot;', &quot;;[.J300];&quot;, '&quot;;[.K300];&quot;', &quot;;[.L300];&quot;, &quot;;[.M300];&quot;);&quot;)" office:value-type="string" office:string-value="insert into etat_lieux (date_entree_etat_lieux, km_depart, km_arrive, date_sortie_etat_lieux, incident, type_incident, num_contrat_etat_lieux, code_type_etat_lieux_etat_lieux) Values ('2017/04/04', 11894, null, 'null', 0, '...', 153, 1);" calcext:value-type="string">
            <text:p>insert into etat_lieux (date_entree_etat_lieux, km_depart, km_arrive, date_sortie_etat_lieux, incident, type_incident, num_contrat_etat_lieux, code_type_etat_lieux_etat_lieux) Values ('2017/04/04', 11894, null, 'null', 0, '...', 153, 1);</text:p>
          </table:table-cell>
          <table:table-cell table:number-columns-repeated="1010"/>
        </table:table-row>
        <table:table-row table:style-name="ro3">
          <table:table-cell office:value-type="float" office:value="299" calcext:value-type="float">
            <text:p>299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2017/04/01</text:p>
          </table:table-cell>
          <table:table-cell table:style-name="ce8" office:value-type="float" office:value="17752" calcext:value-type="float">
            <text:p>17752</text:p>
          </table:table-cell>
          <table:table-cell table:style-name="ce8" office:value-type="float" office:value="18176" calcext:value-type="float">
            <text:p>18176</text:p>
          </table:table-cell>
          <table:table-cell table:style-name="ce10" table:formula="of:=IF([.I301]=&quot;/&quot;;[.C301];[.I301])" office:value-type="string" office:string-value="2017/04/05" calcext:value-type="string">
            <text:p>2017/04/05</text:p>
          </table:table-cell>
          <table:table-cell table:style-name="ce10" office:value-type="string" calcext:value-type="string">
            <text:p>2017/04/05</text:p>
          </table:table-cell>
          <table:table-cell table:style-name="ce10" table:formula="of:=IF([.E301]=&quot;null&quot;;&quot;null&quot;;[.I301])" office:value-type="string" office:string-value="2017/04/05" calcext:value-type="string">
            <text:p>2017/04/05</text:p>
          </table:table-cell>
          <table:table-cell table:style-name="ce8" office:value-type="string" calcext:value-type="string">
            <text:p>2017/04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0" calcext:value-type="float">
            <text:p>15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1];&quot;', &quot;;[.D301];&quot;, &quot;;[.E301];&quot;, '&quot;;[.G301];&quot;', &quot;;[.J301];&quot;, '&quot;;[.K301];&quot;', &quot;;[.L301];&quot;, &quot;;[.M301];&quot;);&quot;)" office:value-type="string" office:string-value="insert into etat_lieux (date_entree_etat_lieux, km_depart, km_arrive, date_sortie_etat_lieux, incident, type_incident, num_contrat_etat_lieux, code_type_etat_lieux_etat_lieux) Values ('2017/04/01', 17752, 18176, '2017/04/05', 0, '...', 150, 2);" calcext:value-type="string">
            <text:p>insert into etat_lieux (date_entree_etat_lieux, km_depart, km_arrive, date_sortie_etat_lieux, incident, type_incident, num_contrat_etat_lieux, code_type_etat_lieux_etat_lieux) Values ('2017/04/01', 17752, 18176, '2017/04/05', 0, '...', 150, 2);</text:p>
          </table:table-cell>
          <table:table-cell table:number-columns-repeated="1010"/>
        </table:table-row>
        <table:table-row table:style-name="ro3">
          <table:table-cell office:value-type="float" office:value="300" calcext:value-type="float">
            <text:p>300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2017/04/03</text:p>
          </table:table-cell>
          <table:table-cell table:style-name="ce8" office:value-type="float" office:value="14872" calcext:value-type="float">
            <text:p>14872</text:p>
          </table:table-cell>
          <table:table-cell table:style-name="ce8" office:value-type="float" office:value="16093" calcext:value-type="float">
            <text:p>16093</text:p>
          </table:table-cell>
          <table:table-cell table:style-name="ce10" table:formula="of:=IF([.I302]=&quot;/&quot;;[.C302];[.I302])" office:value-type="string" office:string-value="2017/04/05" calcext:value-type="string">
            <text:p>2017/04/05</text:p>
          </table:table-cell>
          <table:table-cell table:style-name="ce10" office:value-type="string" calcext:value-type="string">
            <text:p>2017/04/05</text:p>
          </table:table-cell>
          <table:table-cell table:style-name="ce10" table:formula="of:=IF([.E302]=&quot;null&quot;;&quot;null&quot;;[.I302])" office:value-type="string" office:string-value="2017/04/05" calcext:value-type="string">
            <text:p>2017/04/05</text:p>
          </table:table-cell>
          <table:table-cell table:style-name="ce8" office:value-type="string" calcext:value-type="string">
            <text:p>2017/04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2" calcext:value-type="float">
            <text:p>15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2];&quot;', &quot;;[.D302];&quot;, &quot;;[.E302];&quot;, '&quot;;[.G302];&quot;', &quot;;[.J302];&quot;, '&quot;;[.K302];&quot;', &quot;;[.L302];&quot;, &quot;;[.M302];&quot;);&quot;)" office:value-type="string" office:string-value="insert into etat_lieux (date_entree_etat_lieux, km_depart, km_arrive, date_sortie_etat_lieux, incident, type_incident, num_contrat_etat_lieux, code_type_etat_lieux_etat_lieux) Values ('2017/04/03', 14872, 16093, '2017/04/05', 0, '...', 152, 2);" calcext:value-type="string">
            <text:p>insert into etat_lieux (date_entree_etat_lieux, km_depart, km_arrive, date_sortie_etat_lieux, incident, type_incident, num_contrat_etat_lieux, code_type_etat_lieux_etat_lieux) Values ('2017/04/03', 14872, 16093, '2017/04/05', 0, '...', 152, 2);</text:p>
          </table:table-cell>
          <table:table-cell table:number-columns-repeated="1010"/>
        </table:table-row>
        <table:table-row table:style-name="ro3">
          <table:table-cell office:value-type="float" office:value="301" calcext:value-type="float">
            <text:p>301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2017/04/05</text:p>
          </table:table-cell>
          <table:table-cell table:style-name="ce5" office:value-type="float" office:value="16224" calcext:value-type="float">
            <text:p>162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03]=&quot;/&quot;;[.C303];[.I303])" office:value-type="string" office:string-value="2017/04/05" calcext:value-type="string">
            <text:p>2017/04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03]=&quot;null&quot;;&quot;null&quot;;[.I30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4" calcext:value-type="float">
            <text:p>15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3];&quot;', &quot;;[.D303];&quot;, &quot;;[.E303];&quot;, '&quot;;[.G303];&quot;', &quot;;[.J303];&quot;, '&quot;;[.K303];&quot;', &quot;;[.L303];&quot;, &quot;;[.M303];&quot;);&quot;)" office:value-type="string" office:string-value="insert into etat_lieux (date_entree_etat_lieux, km_depart, km_arrive, date_sortie_etat_lieux, incident, type_incident, num_contrat_etat_lieux, code_type_etat_lieux_etat_lieux) Values ('2017/04/05', 16224, null, 'null', 0, '...', 154, 1);" calcext:value-type="string">
            <text:p>insert into etat_lieux (date_entree_etat_lieux, km_depart, km_arrive, date_sortie_etat_lieux, incident, type_incident, num_contrat_etat_lieux, code_type_etat_lieux_etat_lieux) Values ('2017/04/05', 16224, null, 'null', 0, '...', 154, 1);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2017/04/05</text:p>
          </table:table-cell>
          <table:table-cell table:style-name="ce5" office:value-type="float" office:value="13282" calcext:value-type="float">
            <text:p>1328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04]=&quot;/&quot;;[.C304];[.I304])" office:value-type="string" office:string-value="2017/04/05" calcext:value-type="string">
            <text:p>2017/04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04]=&quot;null&quot;;&quot;null&quot;;[.I30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5" calcext:value-type="float">
            <text:p>15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4];&quot;', &quot;;[.D304];&quot;, &quot;;[.E304];&quot;, '&quot;;[.G304];&quot;', &quot;;[.J304];&quot;, '&quot;;[.K304];&quot;', &quot;;[.L304];&quot;, &quot;;[.M304];&quot;);&quot;)" office:value-type="string" office:string-value="insert into etat_lieux (date_entree_etat_lieux, km_depart, km_arrive, date_sortie_etat_lieux, incident, type_incident, num_contrat_etat_lieux, code_type_etat_lieux_etat_lieux) Values ('2017/04/05', 13282, null, 'null', 0, '...', 155, 1);" calcext:value-type="string">
            <text:p>insert into etat_lieux (date_entree_etat_lieux, km_depart, km_arrive, date_sortie_etat_lieux, incident, type_incident, num_contrat_etat_lieux, code_type_etat_lieux_etat_lieux) Values ('2017/04/05', 13282, null, 'null', 0, '...', 155, 1);</text:p>
          </table:table-cell>
          <table:table-cell table:number-columns-repeated="1010"/>
        </table:table-row>
        <table:table-row table:style-name="ro3">
          <table:table-cell office:value-type="float" office:value="303" calcext:value-type="float">
            <text:p>303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2017/04/05</text:p>
          </table:table-cell>
          <table:table-cell table:style-name="ce5" office:value-type="float" office:value="21689" calcext:value-type="float">
            <text:p>216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05]=&quot;/&quot;;[.C305];[.I305])" office:value-type="string" office:string-value="2017/04/05" calcext:value-type="string">
            <text:p>2017/04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05]=&quot;null&quot;;&quot;null&quot;;[.I30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6" calcext:value-type="float">
            <text:p>15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5];&quot;', &quot;;[.D305];&quot;, &quot;;[.E305];&quot;, '&quot;;[.G305];&quot;', &quot;;[.J305];&quot;, '&quot;;[.K305];&quot;', &quot;;[.L305];&quot;, &quot;;[.M305];&quot;);&quot;)" office:value-type="string" office:string-value="insert into etat_lieux (date_entree_etat_lieux, km_depart, km_arrive, date_sortie_etat_lieux, incident, type_incident, num_contrat_etat_lieux, code_type_etat_lieux_etat_lieux) Values ('2017/04/05', 21689, null, 'null', 0, '...', 156, 1);" calcext:value-type="string">
            <text:p>insert into etat_lieux (date_entree_etat_lieux, km_depart, km_arrive, date_sortie_etat_lieux, incident, type_incident, num_contrat_etat_lieux, code_type_etat_lieux_etat_lieux) Values ('2017/04/05', 21689, null, 'null', 0, '...', 156, 1);</text:p>
          </table:table-cell>
          <table:table-cell table:number-columns-repeated="1010"/>
        </table:table-row>
        <table:table-row table:style-name="ro3">
          <table:table-cell office:value-type="float" office:value="304" calcext:value-type="float">
            <text:p>304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2017/03/30</text:p>
          </table:table-cell>
          <table:table-cell table:style-name="ce8" office:value-type="float" office:value="20160" calcext:value-type="float">
            <text:p>20160</text:p>
          </table:table-cell>
          <table:table-cell table:style-name="ce8" office:value-type="float" office:value="20834" calcext:value-type="float">
            <text:p>20834</text:p>
          </table:table-cell>
          <table:table-cell table:style-name="ce10" table:formula="of:=IF([.I306]=&quot;/&quot;;[.C306];[.I306])" office:value-type="string" office:string-value="2017/04/06" calcext:value-type="string">
            <text:p>2017/04/06</text:p>
          </table:table-cell>
          <table:table-cell table:style-name="ce10" office:value-type="string" calcext:value-type="string">
            <text:p>2017/04/06</text:p>
          </table:table-cell>
          <table:table-cell table:style-name="ce10" table:formula="of:=IF([.E306]=&quot;null&quot;;&quot;null&quot;;[.I306])" office:value-type="string" office:string-value="2017/04/06" calcext:value-type="string">
            <text:p>2017/04/06</text:p>
          </table:table-cell>
          <table:table-cell table:style-name="ce8" office:value-type="string" calcext:value-type="string">
            <text:p>2017/04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7" calcext:value-type="float">
            <text:p>14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6];&quot;', &quot;;[.D306];&quot;, &quot;;[.E306];&quot;, '&quot;;[.G306];&quot;', &quot;;[.J306];&quot;, '&quot;;[.K306];&quot;', &quot;;[.L306];&quot;, &quot;;[.M306];&quot;);&quot;)" office:value-type="string" office:string-value="insert into etat_lieux (date_entree_etat_lieux, km_depart, km_arrive, date_sortie_etat_lieux, incident, type_incident, num_contrat_etat_lieux, code_type_etat_lieux_etat_lieux) Values ('2017/03/30', 20160, 20834, '2017/04/06', 0, '...', 147, 2);" calcext:value-type="string">
            <text:p>insert into etat_lieux (date_entree_etat_lieux, km_depart, km_arrive, date_sortie_etat_lieux, incident, type_incident, num_contrat_etat_lieux, code_type_etat_lieux_etat_lieux) Values ('2017/03/30', 20160, 20834, '2017/04/06', 0, '...', 147, 2);</text:p>
          </table:table-cell>
          <table:table-cell table:number-columns-repeated="1010"/>
        </table:table-row>
        <table:table-row table:style-name="ro3">
          <table:table-cell office:value-type="float" office:value="305" calcext:value-type="float">
            <text:p>305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2017/04/08</text:p>
          </table:table-cell>
          <table:table-cell table:style-name="ce8" office:value-type="float" office:value="15190" calcext:value-type="float">
            <text:p>15190</text:p>
          </table:table-cell>
          <table:table-cell table:style-name="ce8" office:value-type="string" calcext:value-type="string">
            <text:p>null</text:p>
          </table:table-cell>
          <table:table-cell table:style-name="ce10" table:formula="of:=IF([.I307]=&quot;/&quot;;[.C307];[.I307])" office:value-type="string" office:string-value="2017/04/08" calcext:value-type="string">
            <text:p>2017/04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07]=&quot;null&quot;;&quot;null&quot;;[.I30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42" calcext:value-type="float">
            <text:p>14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7];&quot;', &quot;;[.D307];&quot;, &quot;;[.E307];&quot;, '&quot;;[.G307];&quot;', &quot;;[.J307];&quot;, '&quot;;[.K307];&quot;', &quot;;[.L307];&quot;, &quot;;[.M307];&quot;);&quot;)" office:value-type="string" office:string-value="insert into etat_lieux (date_entree_etat_lieux, km_depart, km_arrive, date_sortie_etat_lieux, incident, type_incident, num_contrat_etat_lieux, code_type_etat_lieux_etat_lieux) Values ('2017/04/08', 15190, null, 'null', 0, '...', 142, 1);" calcext:value-type="string">
            <text:p>insert into etat_lieux (date_entree_etat_lieux, km_depart, km_arrive, date_sortie_etat_lieux, incident, type_incident, num_contrat_etat_lieux, code_type_etat_lieux_etat_lieux) Values ('2017/04/08', 15190, null, 'null', 0, '...', 142, 1);</text:p>
          </table:table-cell>
          <table:table-cell table:number-columns-repeated="1010"/>
        </table:table-row>
        <table:table-row table:style-name="ro3">
          <table:table-cell office:value-type="float" office:value="306" calcext:value-type="float">
            <text:p>306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2017/04/08</text:p>
          </table:table-cell>
          <table:table-cell table:style-name="ce5" office:value-type="float" office:value="27898" calcext:value-type="float">
            <text:p>2789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08]=&quot;/&quot;;[.C308];[.I308])" office:value-type="string" office:string-value="2017/04/08" calcext:value-type="string">
            <text:p>2017/04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08]=&quot;null&quot;;&quot;null&quot;;[.I30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7" calcext:value-type="float">
            <text:p>15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8];&quot;', &quot;;[.D308];&quot;, &quot;;[.E308];&quot;, '&quot;;[.G308];&quot;', &quot;;[.J308];&quot;, '&quot;;[.K308];&quot;', &quot;;[.L308];&quot;, &quot;;[.M308];&quot;);&quot;)" office:value-type="string" office:string-value="insert into etat_lieux (date_entree_etat_lieux, km_depart, km_arrive, date_sortie_etat_lieux, incident, type_incident, num_contrat_etat_lieux, code_type_etat_lieux_etat_lieux) Values ('2017/04/08', 27898, null, 'null', 0, '...', 157, 1);" calcext:value-type="string">
            <text:p>insert into etat_lieux (date_entree_etat_lieux, km_depart, km_arrive, date_sortie_etat_lieux, incident, type_incident, num_contrat_etat_lieux, code_type_etat_lieux_etat_lieux) Values ('2017/04/08', 27898, null, 'null', 0, '...', 157, 1);</text:p>
          </table:table-cell>
          <table:table-cell table:number-columns-repeated="1010"/>
        </table:table-row>
        <table:table-row table:style-name="ro3">
          <table:table-cell office:value-type="float" office:value="307" calcext:value-type="float">
            <text:p>307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2017/03/27</text:p>
          </table:table-cell>
          <table:table-cell table:style-name="ce8" office:value-type="float" office:value="3188" calcext:value-type="float">
            <text:p>3188</text:p>
          </table:table-cell>
          <table:table-cell table:style-name="ce8" office:value-type="float" office:value="3914" calcext:value-type="float">
            <text:p>3914</text:p>
          </table:table-cell>
          <table:table-cell table:style-name="ce10" table:formula="of:=IF([.I309]=&quot;/&quot;;[.C309];[.I309])" office:value-type="string" office:string-value="2017/04/10" calcext:value-type="string">
            <text:p>2017/04/10</text:p>
          </table:table-cell>
          <table:table-cell table:style-name="ce10" office:value-type="string" calcext:value-type="string">
            <text:p>2017/04/10</text:p>
          </table:table-cell>
          <table:table-cell table:style-name="ce10" table:formula="of:=IF([.E309]=&quot;null&quot;;&quot;null&quot;;[.I309])" office:value-type="string" office:string-value="2017/04/10" calcext:value-type="string">
            <text:p>2017/04/10</text:p>
          </table:table-cell>
          <table:table-cell table:style-name="ce8" office:value-type="string" calcext:value-type="string">
            <text:p>2017/04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5" calcext:value-type="float">
            <text:p>14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09];&quot;', &quot;;[.D309];&quot;, &quot;;[.E309];&quot;, '&quot;;[.G309];&quot;', &quot;;[.J309];&quot;, '&quot;;[.K309];&quot;', &quot;;[.L309];&quot;, &quot;;[.M309];&quot;);&quot;)" office:value-type="string" office:string-value="insert into etat_lieux (date_entree_etat_lieux, km_depart, km_arrive, date_sortie_etat_lieux, incident, type_incident, num_contrat_etat_lieux, code_type_etat_lieux_etat_lieux) Values ('2017/03/27', 3188, 3914, '2017/04/10', 0, '...', 145, 2);" calcext:value-type="string">
            <text:p>insert into etat_lieux (date_entree_etat_lieux, km_depart, km_arrive, date_sortie_etat_lieux, incident, type_incident, num_contrat_etat_lieux, code_type_etat_lieux_etat_lieux) Values ('2017/03/27', 3188, 3914, '2017/04/10', 0, '...', 145, 2);</text:p>
          </table:table-cell>
          <table:table-cell table:number-columns-repeated="1010"/>
        </table:table-row>
        <table:table-row table:style-name="ro3">
          <table:table-cell office:value-type="float" office:value="308" calcext:value-type="float">
            <text:p>308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2017/03/31</text:p>
          </table:table-cell>
          <table:table-cell table:style-name="ce8" office:value-type="float" office:value="22024" calcext:value-type="float">
            <text:p>22024</text:p>
          </table:table-cell>
          <table:table-cell table:style-name="ce8" office:value-type="float" office:value="22305" calcext:value-type="float">
            <text:p>22305</text:p>
          </table:table-cell>
          <table:table-cell table:style-name="ce10" table:formula="of:=IF([.I310]=&quot;/&quot;;[.C310];[.I310])" office:value-type="string" office:string-value="2017/04/10" calcext:value-type="string">
            <text:p>2017/04/10</text:p>
          </table:table-cell>
          <table:table-cell table:style-name="ce10" office:value-type="string" calcext:value-type="string">
            <text:p>2017/04/10</text:p>
          </table:table-cell>
          <table:table-cell table:style-name="ce10" table:formula="of:=IF([.E310]=&quot;null&quot;;&quot;null&quot;;[.I310])" office:value-type="string" office:string-value="2017/04/10" calcext:value-type="string">
            <text:p>2017/04/10</text:p>
          </table:table-cell>
          <table:table-cell table:style-name="ce8" office:value-type="string" calcext:value-type="string">
            <text:p>2017/04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49" calcext:value-type="float">
            <text:p>14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0];&quot;', &quot;;[.D310];&quot;, &quot;;[.E310];&quot;, '&quot;;[.G310];&quot;', &quot;;[.J310];&quot;, '&quot;;[.K310];&quot;', &quot;;[.L310];&quot;, &quot;;[.M310];&quot;);&quot;)" office:value-type="string" office:string-value="insert into etat_lieux (date_entree_etat_lieux, km_depart, km_arrive, date_sortie_etat_lieux, incident, type_incident, num_contrat_etat_lieux, code_type_etat_lieux_etat_lieux) Values ('2017/03/31', 22024, 22305, '2017/04/10', 0, '...', 149, 2);" calcext:value-type="string">
            <text:p>insert into etat_lieux (date_entree_etat_lieux, km_depart, km_arrive, date_sortie_etat_lieux, incident, type_incident, num_contrat_etat_lieux, code_type_etat_lieux_etat_lieux) Values ('2017/03/31', 22024, 22305, '2017/04/10', 0, '...', 149, 2);</text:p>
          </table:table-cell>
          <table:table-cell table:number-columns-repeated="1010"/>
        </table:table-row>
        <table:table-row table:style-name="ro3">
          <table:table-cell office:value-type="float" office:value="309" calcext:value-type="float">
            <text:p>309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2017/04/04</text:p>
          </table:table-cell>
          <table:table-cell table:style-name="ce8" office:value-type="float" office:value="11894" calcext:value-type="float">
            <text:p>11894</text:p>
          </table:table-cell>
          <table:table-cell table:style-name="ce8" office:value-type="float" office:value="12413" calcext:value-type="float">
            <text:p>12413</text:p>
          </table:table-cell>
          <table:table-cell table:style-name="ce10" table:formula="of:=IF([.I311]=&quot;/&quot;;[.C311];[.I311])" office:value-type="string" office:string-value="2017/04/10" calcext:value-type="string">
            <text:p>2017/04/10</text:p>
          </table:table-cell>
          <table:table-cell table:style-name="ce10" office:value-type="string" calcext:value-type="string">
            <text:p>2017/04/10</text:p>
          </table:table-cell>
          <table:table-cell table:style-name="ce10" table:formula="of:=IF([.E311]=&quot;null&quot;;&quot;null&quot;;[.I311])" office:value-type="string" office:string-value="2017/04/10" calcext:value-type="string">
            <text:p>2017/04/10</text:p>
          </table:table-cell>
          <table:table-cell table:style-name="ce8" office:value-type="string" calcext:value-type="string">
            <text:p>2017/04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3" calcext:value-type="float">
            <text:p>15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1];&quot;', &quot;;[.D311];&quot;, &quot;;[.E311];&quot;, '&quot;;[.G311];&quot;', &quot;;[.J311];&quot;, '&quot;;[.K311];&quot;', &quot;;[.L311];&quot;, &quot;;[.M311];&quot;);&quot;)" office:value-type="string" office:string-value="insert into etat_lieux (date_entree_etat_lieux, km_depart, km_arrive, date_sortie_etat_lieux, incident, type_incident, num_contrat_etat_lieux, code_type_etat_lieux_etat_lieux) Values ('2017/04/04', 11894, 12413, '2017/04/10', 0, '...', 153, 2);" calcext:value-type="string">
            <text:p>insert into etat_lieux (date_entree_etat_lieux, km_depart, km_arrive, date_sortie_etat_lieux, incident, type_incident, num_contrat_etat_lieux, code_type_etat_lieux_etat_lieux) Values ('2017/04/04', 11894, 12413, '2017/04/10', 0, '...', 153, 2);</text:p>
          </table:table-cell>
          <table:table-cell table:number-columns-repeated="1010"/>
        </table:table-row>
        <table:table-row table:style-name="ro3">
          <table:table-cell office:value-type="float" office:value="310" calcext:value-type="float">
            <text:p>310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2017/04/05</text:p>
          </table:table-cell>
          <table:table-cell table:style-name="ce8" office:value-type="float" office:value="16224" calcext:value-type="float">
            <text:p>16224</text:p>
          </table:table-cell>
          <table:table-cell table:style-name="ce8" office:value-type="float" office:value="17592" calcext:value-type="float">
            <text:p>17592</text:p>
          </table:table-cell>
          <table:table-cell table:style-name="ce10" table:formula="of:=IF([.I312]=&quot;/&quot;;[.C312];[.I312])" office:value-type="string" office:string-value="2017/04/10" calcext:value-type="string">
            <text:p>2017/04/10</text:p>
          </table:table-cell>
          <table:table-cell table:style-name="ce10" office:value-type="string" calcext:value-type="string">
            <text:p>2017/04/10</text:p>
          </table:table-cell>
          <table:table-cell table:style-name="ce10" table:formula="of:=IF([.E312]=&quot;null&quot;;&quot;null&quot;;[.I312])" office:value-type="string" office:string-value="2017/04/10" calcext:value-type="string">
            <text:p>2017/04/10</text:p>
          </table:table-cell>
          <table:table-cell table:style-name="ce8" office:value-type="string" calcext:value-type="string">
            <text:p>2017/04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4" calcext:value-type="float">
            <text:p>15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2];&quot;', &quot;;[.D312];&quot;, &quot;;[.E312];&quot;, '&quot;;[.G312];&quot;', &quot;;[.J312];&quot;, '&quot;;[.K312];&quot;', &quot;;[.L312];&quot;, &quot;;[.M312];&quot;);&quot;)" office:value-type="string" office:string-value="insert into etat_lieux (date_entree_etat_lieux, km_depart, km_arrive, date_sortie_etat_lieux, incident, type_incident, num_contrat_etat_lieux, code_type_etat_lieux_etat_lieux) Values ('2017/04/05', 16224, 17592, '2017/04/10', 0, '...', 154, 2);" calcext:value-type="string">
            <text:p>insert into etat_lieux (date_entree_etat_lieux, km_depart, km_arrive, date_sortie_etat_lieux, incident, type_incident, num_contrat_etat_lieux, code_type_etat_lieux_etat_lieux) Values ('2017/04/05', 16224, 17592, '2017/04/10', 0, '...', 154, 2);</text:p>
          </table:table-cell>
          <table:table-cell table:number-columns-repeated="1010"/>
        </table:table-row>
        <table:table-row table:style-name="ro3">
          <table:table-cell office:value-type="float" office:value="311" calcext:value-type="float">
            <text:p>311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2017/04/05</text:p>
          </table:table-cell>
          <table:table-cell table:style-name="ce8" office:value-type="float" office:value="13282" calcext:value-type="float">
            <text:p>13282</text:p>
          </table:table-cell>
          <table:table-cell table:style-name="ce8" office:value-type="float" office:value="14312" calcext:value-type="float">
            <text:p>14312</text:p>
          </table:table-cell>
          <table:table-cell table:style-name="ce10" table:formula="of:=IF([.I313]=&quot;/&quot;;[.C313];[.I313])" office:value-type="string" office:string-value="2017/04/10" calcext:value-type="string">
            <text:p>2017/04/10</text:p>
          </table:table-cell>
          <table:table-cell table:style-name="ce10" office:value-type="string" calcext:value-type="string">
            <text:p>2017/04/10</text:p>
          </table:table-cell>
          <table:table-cell table:style-name="ce10" table:formula="of:=IF([.E313]=&quot;null&quot;;&quot;null&quot;;[.I313])" office:value-type="string" office:string-value="2017/04/10" calcext:value-type="string">
            <text:p>2017/04/10</text:p>
          </table:table-cell>
          <table:table-cell table:style-name="ce8" office:value-type="string" calcext:value-type="string">
            <text:p>2017/04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5" calcext:value-type="float">
            <text:p>15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3];&quot;', &quot;;[.D313];&quot;, &quot;;[.E313];&quot;, '&quot;;[.G313];&quot;', &quot;;[.J313];&quot;, '&quot;;[.K313];&quot;', &quot;;[.L313];&quot;, &quot;;[.M313];&quot;);&quot;)" office:value-type="string" office:string-value="insert into etat_lieux (date_entree_etat_lieux, km_depart, km_arrive, date_sortie_etat_lieux, incident, type_incident, num_contrat_etat_lieux, code_type_etat_lieux_etat_lieux) Values ('2017/04/05', 13282, 14312, '2017/04/10', 0, '...', 155, 2);" calcext:value-type="string">
            <text:p>insert into etat_lieux (date_entree_etat_lieux, km_depart, km_arrive, date_sortie_etat_lieux, incident, type_incident, num_contrat_etat_lieux, code_type_etat_lieux_etat_lieux) Values ('2017/04/05', 13282, 14312, '2017/04/10', 0, '...', 155, 2);</text:p>
          </table:table-cell>
          <table:table-cell table:number-columns-repeated="1010"/>
        </table:table-row>
        <table:table-row table:style-name="ro3">
          <table:table-cell office:value-type="float" office:value="312" calcext:value-type="float">
            <text:p>312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2017/04/10</text:p>
          </table:table-cell>
          <table:table-cell table:style-name="ce5" office:value-type="float" office:value="25771" calcext:value-type="float">
            <text:p>2577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14]=&quot;/&quot;;[.C314];[.I314])" office:value-type="string" office:string-value="2017/04/10" calcext:value-type="string">
            <text:p>2017/04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14]=&quot;null&quot;;&quot;null&quot;;[.I3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8" calcext:value-type="float">
            <text:p>15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4];&quot;', &quot;;[.D314];&quot;, &quot;;[.E314];&quot;, '&quot;;[.G314];&quot;', &quot;;[.J314];&quot;, '&quot;;[.K314];&quot;', &quot;;[.L314];&quot;, &quot;;[.M314];&quot;);&quot;)" office:value-type="string" office:string-value="insert into etat_lieux (date_entree_etat_lieux, km_depart, km_arrive, date_sortie_etat_lieux, incident, type_incident, num_contrat_etat_lieux, code_type_etat_lieux_etat_lieux) Values ('2017/04/10', 25771, null, 'null', 0, '...', 158, 1);" calcext:value-type="string">
            <text:p>insert into etat_lieux (date_entree_etat_lieux, km_depart, km_arrive, date_sortie_etat_lieux, incident, type_incident, num_contrat_etat_lieux, code_type_etat_lieux_etat_lieux) Values ('2017/04/10', 25771, null, 'null', 0, '...', 158, 1);</text:p>
          </table:table-cell>
          <table:table-cell table:number-columns-repeated="1010"/>
        </table:table-row>
        <table:table-row table:style-name="ro3">
          <table:table-cell office:value-type="float" office:value="313" calcext:value-type="float">
            <text:p>313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2017/04/11</text:p>
          </table:table-cell>
          <table:table-cell table:style-name="ce5" office:value-type="float" office:value="7249" calcext:value-type="float">
            <text:p>72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15]=&quot;/&quot;;[.C315];[.I315])" office:value-type="string" office:string-value="2017/04/11" calcext:value-type="string">
            <text:p>2017/04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15]=&quot;null&quot;;&quot;null&quot;;[.I31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59" calcext:value-type="float">
            <text:p>15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5];&quot;', &quot;;[.D315];&quot;, &quot;;[.E315];&quot;, '&quot;;[.G315];&quot;', &quot;;[.J315];&quot;, '&quot;;[.K315];&quot;', &quot;;[.L315];&quot;, &quot;;[.M315];&quot;);&quot;)" office:value-type="string" office:string-value="insert into etat_lieux (date_entree_etat_lieux, km_depart, km_arrive, date_sortie_etat_lieux, incident, type_incident, num_contrat_etat_lieux, code_type_etat_lieux_etat_lieux) Values ('2017/04/11', 7249, null, 'null', 0, '...', 159, 1);" calcext:value-type="string">
            <text:p>insert into etat_lieux (date_entree_etat_lieux, km_depart, km_arrive, date_sortie_etat_lieux, incident, type_incident, num_contrat_etat_lieux, code_type_etat_lieux_etat_lieux) Values ('2017/04/11', 7249, null, 'null', 0, '...', 159, 1);</text:p>
          </table:table-cell>
          <table:table-cell table:number-columns-repeated="1010"/>
        </table:table-row>
        <table:table-row table:style-name="ro3">
          <table:table-cell office:value-type="float" office:value="314" calcext:value-type="float">
            <text:p>314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2017/04/12</text:p>
          </table:table-cell>
          <table:table-cell table:style-name="ce5" office:value-type="float" office:value="22045" calcext:value-type="float">
            <text:p>220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16]=&quot;/&quot;;[.C316];[.I316])" office:value-type="string" office:string-value="2017/04/12" calcext:value-type="string">
            <text:p>2017/04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16]=&quot;null&quot;;&quot;null&quot;;[.I31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0" calcext:value-type="float">
            <text:p>16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6];&quot;', &quot;;[.D316];&quot;, &quot;;[.E316];&quot;, '&quot;;[.G316];&quot;', &quot;;[.J316];&quot;, '&quot;;[.K316];&quot;', &quot;;[.L316];&quot;, &quot;;[.M316];&quot;);&quot;)" office:value-type="string" office:string-value="insert into etat_lieux (date_entree_etat_lieux, km_depart, km_arrive, date_sortie_etat_lieux, incident, type_incident, num_contrat_etat_lieux, code_type_etat_lieux_etat_lieux) Values ('2017/04/12', 22045, null, 'null', 0, '...', 160, 1);" calcext:value-type="string">
            <text:p>insert into etat_lieux (date_entree_etat_lieux, km_depart, km_arrive, date_sortie_etat_lieux, incident, type_incident, num_contrat_etat_lieux, code_type_etat_lieux_etat_lieux) Values ('2017/04/12', 22045, null, 'null', 0, '...', 160, 1);</text:p>
          </table:table-cell>
          <table:table-cell table:number-columns-repeated="1010"/>
        </table:table-row>
        <table:table-row table:style-name="ro3">
          <table:table-cell office:value-type="float" office:value="315" calcext:value-type="float">
            <text:p>315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2017/04/13</text:p>
          </table:table-cell>
          <table:table-cell table:style-name="ce5" office:value-type="float" office:value="8389" calcext:value-type="float">
            <text:p>83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17]=&quot;/&quot;;[.C317];[.I317])" office:value-type="string" office:string-value="2017/04/13" calcext:value-type="string">
            <text:p>2017/04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17]=&quot;null&quot;;&quot;null&quot;;[.I31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1" calcext:value-type="float">
            <text:p>16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7];&quot;', &quot;;[.D317];&quot;, &quot;;[.E317];&quot;, '&quot;;[.G317];&quot;', &quot;;[.J317];&quot;, '&quot;;[.K317];&quot;', &quot;;[.L317];&quot;, &quot;;[.M317];&quot;);&quot;)" office:value-type="string" office:string-value="insert into etat_lieux (date_entree_etat_lieux, km_depart, km_arrive, date_sortie_etat_lieux, incident, type_incident, num_contrat_etat_lieux, code_type_etat_lieux_etat_lieux) Values ('2017/04/13', 8389, null, 'null', 0, '...', 161, 1);" calcext:value-type="string">
            <text:p>insert into etat_lieux (date_entree_etat_lieux, km_depart, km_arrive, date_sortie_etat_lieux, incident, type_incident, num_contrat_etat_lieux, code_type_etat_lieux_etat_lieux) Values ('2017/04/13', 8389, null, 'null', 0, '...', 161, 1);</text:p>
          </table:table-cell>
          <table:table-cell table:number-columns-repeated="1010"/>
        </table:table-row>
        <table:table-row table:style-name="ro3">
          <table:table-cell office:value-type="float" office:value="316" calcext:value-type="float">
            <text:p>316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2017/04/13</text:p>
          </table:table-cell>
          <table:table-cell table:style-name="ce5" office:value-type="float" office:value="23873" calcext:value-type="float">
            <text:p>2387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18]=&quot;/&quot;;[.C318];[.I318])" office:value-type="string" office:string-value="2017/04/13" calcext:value-type="string">
            <text:p>2017/04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18]=&quot;null&quot;;&quot;null&quot;;[.I31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2" calcext:value-type="float">
            <text:p>16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8];&quot;', &quot;;[.D318];&quot;, &quot;;[.E318];&quot;, '&quot;;[.G318];&quot;', &quot;;[.J318];&quot;, '&quot;;[.K318];&quot;', &quot;;[.L318];&quot;, &quot;;[.M318];&quot;);&quot;)" office:value-type="string" office:string-value="insert into etat_lieux (date_entree_etat_lieux, km_depart, km_arrive, date_sortie_etat_lieux, incident, type_incident, num_contrat_etat_lieux, code_type_etat_lieux_etat_lieux) Values ('2017/04/13', 23873, null, 'null', 0, '...', 162, 1);" calcext:value-type="string">
            <text:p>insert into etat_lieux (date_entree_etat_lieux, km_depart, km_arrive, date_sortie_etat_lieux, incident, type_incident, num_contrat_etat_lieux, code_type_etat_lieux_etat_lieux) Values ('2017/04/13', 23873, null, 'null', 0, '...', 162, 1);</text:p>
          </table:table-cell>
          <table:table-cell table:number-columns-repeated="1010"/>
        </table:table-row>
        <table:table-row table:style-name="ro3">
          <table:table-cell office:value-type="float" office:value="317" calcext:value-type="float">
            <text:p>317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2017/04/13</text:p>
          </table:table-cell>
          <table:table-cell table:style-name="ce5" office:value-type="float" office:value="18724" calcext:value-type="float">
            <text:p>187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19]=&quot;/&quot;;[.C319];[.I319])" office:value-type="string" office:string-value="2017/04/13" calcext:value-type="string">
            <text:p>2017/04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19]=&quot;null&quot;;&quot;null&quot;;[.I31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3" calcext:value-type="float">
            <text:p>16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19];&quot;', &quot;;[.D319];&quot;, &quot;;[.E319];&quot;, '&quot;;[.G319];&quot;', &quot;;[.J319];&quot;, '&quot;;[.K319];&quot;', &quot;;[.L319];&quot;, &quot;;[.M319];&quot;);&quot;)" office:value-type="string" office:string-value="insert into etat_lieux (date_entree_etat_lieux, km_depart, km_arrive, date_sortie_etat_lieux, incident, type_incident, num_contrat_etat_lieux, code_type_etat_lieux_etat_lieux) Values ('2017/04/13', 18724, null, 'null', 0, '...', 163, 1);" calcext:value-type="string">
            <text:p>insert into etat_lieux (date_entree_etat_lieux, km_depart, km_arrive, date_sortie_etat_lieux, incident, type_incident, num_contrat_etat_lieux, code_type_etat_lieux_etat_lieux) Values ('2017/04/13', 18724, null, 'null', 0, '...', 163, 1);</text:p>
          </table:table-cell>
          <table:table-cell table:number-columns-repeated="1010"/>
        </table:table-row>
        <table:table-row table:style-name="ro3">
          <table:table-cell office:value-type="float" office:value="318" calcext:value-type="float">
            <text:p>318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2017/04/13</text:p>
          </table:table-cell>
          <table:table-cell table:style-name="ce5" office:value-type="float" office:value="25275" calcext:value-type="float">
            <text:p>252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20]=&quot;/&quot;;[.C320];[.I320])" office:value-type="string" office:string-value="2017/04/13" calcext:value-type="string">
            <text:p>2017/04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20]=&quot;null&quot;;&quot;null&quot;;[.I32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4" calcext:value-type="float">
            <text:p>16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0];&quot;', &quot;;[.D320];&quot;, &quot;;[.E320];&quot;, '&quot;;[.G320];&quot;', &quot;;[.J320];&quot;, '&quot;;[.K320];&quot;', &quot;;[.L320];&quot;, &quot;;[.M320];&quot;);&quot;)" office:value-type="string" office:string-value="insert into etat_lieux (date_entree_etat_lieux, km_depart, km_arrive, date_sortie_etat_lieux, incident, type_incident, num_contrat_etat_lieux, code_type_etat_lieux_etat_lieux) Values ('2017/04/13', 25275, null, 'null', 0, '...', 164, 1);" calcext:value-type="string">
            <text:p>insert into etat_lieux (date_entree_etat_lieux, km_depart, km_arrive, date_sortie_etat_lieux, incident, type_incident, num_contrat_etat_lieux, code_type_etat_lieux_etat_lieux) Values ('2017/04/13', 25275, null, 'null', 0, '...', 164, 1);</text:p>
          </table:table-cell>
          <table:table-cell table:number-columns-repeated="1010"/>
        </table:table-row>
        <table:table-row table:style-name="ro3">
          <table:table-cell office:value-type="float" office:value="319" calcext:value-type="float">
            <text:p>319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2017/04/01</text:p>
          </table:table-cell>
          <table:table-cell table:style-name="ce8" office:value-type="float" office:value="14619" calcext:value-type="float">
            <text:p>14619</text:p>
          </table:table-cell>
          <table:table-cell table:style-name="ce8" office:value-type="float" office:value="15716" calcext:value-type="float">
            <text:p>15716</text:p>
          </table:table-cell>
          <table:table-cell table:style-name="ce10" table:formula="of:=IF([.I321]=&quot;/&quot;;[.C321];[.I321])" office:value-type="string" office:string-value="2017/04/14" calcext:value-type="string">
            <text:p>2017/04/14</text:p>
          </table:table-cell>
          <table:table-cell table:style-name="ce10" office:value-type="string" calcext:value-type="string">
            <text:p>2017/04/14</text:p>
          </table:table-cell>
          <table:table-cell table:style-name="ce10" table:formula="of:=IF([.E321]=&quot;null&quot;;&quot;null&quot;;[.I321])" office:value-type="string" office:string-value="2017/04/14" calcext:value-type="string">
            <text:p>2017/04/14</text:p>
          </table:table-cell>
          <table:table-cell table:style-name="ce8" office:value-type="string" calcext:value-type="string">
            <text:p>2017/04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1" calcext:value-type="float">
            <text:p>15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1];&quot;', &quot;;[.D321];&quot;, &quot;;[.E321];&quot;, '&quot;;[.G321];&quot;', &quot;;[.J321];&quot;, '&quot;;[.K321];&quot;', &quot;;[.L321];&quot;, &quot;;[.M321];&quot;);&quot;)" office:value-type="string" office:string-value="insert into etat_lieux (date_entree_etat_lieux, km_depart, km_arrive, date_sortie_etat_lieux, incident, type_incident, num_contrat_etat_lieux, code_type_etat_lieux_etat_lieux) Values ('2017/04/01', 14619, 15716, '2017/04/14', 0, '...', 151, 2);" calcext:value-type="string">
            <text:p>insert into etat_lieux (date_entree_etat_lieux, km_depart, km_arrive, date_sortie_etat_lieux, incident, type_incident, num_contrat_etat_lieux, code_type_etat_lieux_etat_lieux) Values ('2017/04/01', 14619, 15716, '2017/04/14', 0, '...', 151, 2);</text:p>
          </table:table-cell>
          <table:table-cell table:number-columns-repeated="1010"/>
        </table:table-row>
        <table:table-row table:style-name="ro3">
          <table:table-cell office:value-type="float" office:value="320" calcext:value-type="float">
            <text:p>320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2017/04/14</text:p>
          </table:table-cell>
          <table:table-cell table:style-name="ce5" office:value-type="float" office:value="6099" calcext:value-type="float">
            <text:p>609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22]=&quot;/&quot;;[.C322];[.I322])" office:value-type="string" office:string-value="2017/04/14" calcext:value-type="string">
            <text:p>2017/04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22]=&quot;null&quot;;&quot;null&quot;;[.I32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5" calcext:value-type="float">
            <text:p>16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2];&quot;', &quot;;[.D322];&quot;, &quot;;[.E322];&quot;, '&quot;;[.G322];&quot;', &quot;;[.J322];&quot;, '&quot;;[.K322];&quot;', &quot;;[.L322];&quot;, &quot;;[.M322];&quot;);&quot;)" office:value-type="string" office:string-value="insert into etat_lieux (date_entree_etat_lieux, km_depart, km_arrive, date_sortie_etat_lieux, incident, type_incident, num_contrat_etat_lieux, code_type_etat_lieux_etat_lieux) Values ('2017/04/14', 6099, null, 'null', 0, '...', 165, 1);" calcext:value-type="string">
            <text:p>insert into etat_lieux (date_entree_etat_lieux, km_depart, km_arrive, date_sortie_etat_lieux, incident, type_incident, num_contrat_etat_lieux, code_type_etat_lieux_etat_lieux) Values ('2017/04/14', 6099, null, 'null', 0, '...', 165, 1);</text:p>
          </table:table-cell>
          <table:table-cell table:number-columns-repeated="1010"/>
        </table:table-row>
        <table:table-row table:style-name="ro3">
          <table:table-cell office:value-type="float" office:value="321" calcext:value-type="float">
            <text:p>321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2017/04/14</text:p>
          </table:table-cell>
          <table:table-cell table:style-name="ce5" office:value-type="float" office:value="28467" calcext:value-type="float">
            <text:p>2846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23]=&quot;/&quot;;[.C323];[.I323])" office:value-type="string" office:string-value="2017/04/14" calcext:value-type="string">
            <text:p>2017/04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23]=&quot;null&quot;;&quot;null&quot;;[.I32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166" calcext:value-type="float">
            <text:p>16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3];&quot;', &quot;;[.D323];&quot;, &quot;;[.E323];&quot;, '&quot;;[.G323];&quot;', &quot;;[.J323];&quot;, '&quot;;[.K323];&quot;', &quot;;[.L323];&quot;, &quot;;[.M323];&quot;);&quot;)" office:value-type="string" office:string-value="insert into etat_lieux (date_entree_etat_lieux, km_depart, km_arrive, date_sortie_etat_lieux, incident, type_incident, num_contrat_etat_lieux, code_type_etat_lieux_etat_lieux) Values ('2017/04/14', 28467, null, 'null', 0, '...', 166, 1);" calcext:value-type="string">
            <text:p>insert into etat_lieux (date_entree_etat_lieux, km_depart, km_arrive, date_sortie_etat_lieux, incident, type_incident, num_contrat_etat_lieux, code_type_etat_lieux_etat_lieux) Values ('2017/04/14', 28467, null, 'null', 0, '...', 166, 1);</text:p>
          </table:table-cell>
          <table:table-cell table:number-columns-repeated="1010"/>
        </table:table-row>
        <table:table-row table:style-name="ro3">
          <table:table-cell office:value-type="float" office:value="322" calcext:value-type="float">
            <text:p>322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2017/04/14</text:p>
          </table:table-cell>
          <table:table-cell table:style-name="ce5" office:value-type="float" office:value="25495" calcext:value-type="float">
            <text:p>2549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24]=&quot;/&quot;;[.C324];[.I324])" office:value-type="string" office:string-value="2017/04/14" calcext:value-type="string">
            <text:p>2017/04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24]=&quot;null&quot;;&quot;null&quot;;[.I32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7" calcext:value-type="float">
            <text:p>16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4];&quot;', &quot;;[.D324];&quot;, &quot;;[.E324];&quot;, '&quot;;[.G324];&quot;', &quot;;[.J324];&quot;, '&quot;;[.K324];&quot;', &quot;;[.L324];&quot;, &quot;;[.M324];&quot;);&quot;)" office:value-type="string" office:string-value="insert into etat_lieux (date_entree_etat_lieux, km_depart, km_arrive, date_sortie_etat_lieux, incident, type_incident, num_contrat_etat_lieux, code_type_etat_lieux_etat_lieux) Values ('2017/04/14', 25495, null, 'null', 0, '...', 167, 1);" calcext:value-type="string">
            <text:p>insert into etat_lieux (date_entree_etat_lieux, km_depart, km_arrive, date_sortie_etat_lieux, incident, type_incident, num_contrat_etat_lieux, code_type_etat_lieux_etat_lieux) Values ('2017/04/14', 25495, null, 'null', 0, '...', 167, 1);</text:p>
          </table:table-cell>
          <table:table-cell table:number-columns-repeated="1010"/>
        </table:table-row>
        <table:table-row table:style-name="ro3">
          <table:table-cell office:value-type="float" office:value="323" calcext:value-type="float">
            <text:p>323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2017/04/14</text:p>
          </table:table-cell>
          <table:table-cell table:style-name="ce5" office:value-type="float" office:value="11789" calcext:value-type="float">
            <text:p>117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25]=&quot;/&quot;;[.C325];[.I325])" office:value-type="string" office:string-value="2017/04/14" calcext:value-type="string">
            <text:p>2017/04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25]=&quot;null&quot;;&quot;null&quot;;[.I32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8" calcext:value-type="float">
            <text:p>16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5];&quot;', &quot;;[.D325];&quot;, &quot;;[.E325];&quot;, '&quot;;[.G325];&quot;', &quot;;[.J325];&quot;, '&quot;;[.K325];&quot;', &quot;;[.L325];&quot;, &quot;;[.M325];&quot;);&quot;)" office:value-type="string" office:string-value="insert into etat_lieux (date_entree_etat_lieux, km_depart, km_arrive, date_sortie_etat_lieux, incident, type_incident, num_contrat_etat_lieux, code_type_etat_lieux_etat_lieux) Values ('2017/04/14', 11789, null, 'null', 0, '...', 168, 1);" calcext:value-type="string">
            <text:p>insert into etat_lieux (date_entree_etat_lieux, km_depart, km_arrive, date_sortie_etat_lieux, incident, type_incident, num_contrat_etat_lieux, code_type_etat_lieux_etat_lieux) Values ('2017/04/14', 11789, null, 'null', 0, '...', 168, 1);</text:p>
          </table:table-cell>
          <table:table-cell table:number-columns-repeated="1010"/>
        </table:table-row>
        <table:table-row table:style-name="ro3">
          <table:table-cell office:value-type="float" office:value="324" calcext:value-type="float">
            <text:p>324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2017/04/14</text:p>
          </table:table-cell>
          <table:table-cell table:style-name="ce5" office:value-type="float" office:value="20058" calcext:value-type="float">
            <text:p>2005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26]=&quot;/&quot;;[.C326];[.I326])" office:value-type="string" office:string-value="2017/04/14" calcext:value-type="string">
            <text:p>2017/04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26]=&quot;null&quot;;&quot;null&quot;;[.I32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69" calcext:value-type="float">
            <text:p>16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6];&quot;', &quot;;[.D326];&quot;, &quot;;[.E326];&quot;, '&quot;;[.G326];&quot;', &quot;;[.J326];&quot;, '&quot;;[.K326];&quot;', &quot;;[.L326];&quot;, &quot;;[.M326];&quot;);&quot;)" office:value-type="string" office:string-value="insert into etat_lieux (date_entree_etat_lieux, km_depart, km_arrive, date_sortie_etat_lieux, incident, type_incident, num_contrat_etat_lieux, code_type_etat_lieux_etat_lieux) Values ('2017/04/14', 20058, null, 'null', 0, '...', 169, 1);" calcext:value-type="string">
            <text:p>insert into etat_lieux (date_entree_etat_lieux, km_depart, km_arrive, date_sortie_etat_lieux, incident, type_incident, num_contrat_etat_lieux, code_type_etat_lieux_etat_lieux) Values ('2017/04/14', 20058, null, 'null', 0, '...', 169, 1);</text:p>
          </table:table-cell>
          <table:table-cell table:number-columns-repeated="1010"/>
        </table:table-row>
        <table:table-row table:style-name="ro3">
          <table:table-cell office:value-type="float" office:value="325" calcext:value-type="float">
            <text:p>325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2017/04/08</text:p>
          </table:table-cell>
          <table:table-cell table:style-name="ce8" office:value-type="float" office:value="27898" calcext:value-type="float">
            <text:p>27898</text:p>
          </table:table-cell>
          <table:table-cell table:style-name="ce8" office:value-type="float" office:value="29050" calcext:value-type="float">
            <text:p>29050</text:p>
          </table:table-cell>
          <table:table-cell table:style-name="ce10" table:formula="of:=IF([.I327]=&quot;/&quot;;[.C327];[.I327])" office:value-type="string" office:string-value="2017/04/15" calcext:value-type="string">
            <text:p>2017/04/15</text:p>
          </table:table-cell>
          <table:table-cell table:style-name="ce10" office:value-type="string" calcext:value-type="string">
            <text:p>2017/04/15</text:p>
          </table:table-cell>
          <table:table-cell table:style-name="ce10" table:formula="of:=IF([.E327]=&quot;null&quot;;&quot;null&quot;;[.I327])" office:value-type="string" office:string-value="2017/04/15" calcext:value-type="string">
            <text:p>2017/04/15</text:p>
          </table:table-cell>
          <table:table-cell table:style-name="ce8" office:value-type="string" calcext:value-type="string">
            <text:p>2017/04/1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anne moteur</text:p>
          </table:table-cell>
          <table:table-cell table:style-name="ce18" office:value-type="float" office:value="157" calcext:value-type="float">
            <text:p>15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7];&quot;', &quot;;[.D327];&quot;, &quot;;[.E327];&quot;, '&quot;;[.G327];&quot;', &quot;;[.J327];&quot;, '&quot;;[.K327];&quot;', &quot;;[.L327];&quot;, &quot;;[.M327];&quot;);&quot;)" office:value-type="string" office:string-value="insert into etat_lieux (date_entree_etat_lieux, km_depart, km_arrive, date_sortie_etat_lieux, incident, type_incident, num_contrat_etat_lieux, code_type_etat_lieux_etat_lieux) Values ('2017/04/08', 27898, 29050, '2017/04/15', 1, 'panne moteur', 157, 2);" calcext:value-type="string">
            <text:p>insert into etat_lieux (date_entree_etat_lieux, km_depart, km_arrive, date_sortie_etat_lieux, incident, type_incident, num_contrat_etat_lieux, code_type_etat_lieux_etat_lieux) Values ('2017/04/08', 27898, 29050, '2017/04/15', 1, 'panne moteur', 157, 2);</text:p>
          </table:table-cell>
          <table:table-cell table:number-columns-repeated="1010"/>
        </table:table-row>
        <table:table-row table:style-name="ro3">
          <table:table-cell office:value-type="float" office:value="326" calcext:value-type="float">
            <text:p>326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2017/04/12</text:p>
          </table:table-cell>
          <table:table-cell table:style-name="ce8" office:value-type="float" office:value="22045" calcext:value-type="float">
            <text:p>22045</text:p>
          </table:table-cell>
          <table:table-cell table:style-name="ce8" office:value-type="float" office:value="22996" calcext:value-type="float">
            <text:p>22996</text:p>
          </table:table-cell>
          <table:table-cell table:style-name="ce10" table:formula="of:=IF([.I328]=&quot;/&quot;;[.C328];[.I328])" office:value-type="string" office:string-value="2017/04/15" calcext:value-type="string">
            <text:p>2017/04/15</text:p>
          </table:table-cell>
          <table:table-cell table:style-name="ce10" office:value-type="string" calcext:value-type="string">
            <text:p>2017/04/15</text:p>
          </table:table-cell>
          <table:table-cell table:style-name="ce10" table:formula="of:=IF([.E328]=&quot;null&quot;;&quot;null&quot;;[.I328])" office:value-type="string" office:string-value="2017/04/15" calcext:value-type="string">
            <text:p>2017/04/15</text:p>
          </table:table-cell>
          <table:table-cell table:style-name="ce8" office:value-type="string" calcext:value-type="string">
            <text:p>2017/04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0" calcext:value-type="float">
            <text:p>16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8];&quot;', &quot;;[.D328];&quot;, &quot;;[.E328];&quot;, '&quot;;[.G328];&quot;', &quot;;[.J328];&quot;, '&quot;;[.K328];&quot;', &quot;;[.L328];&quot;, &quot;;[.M328];&quot;);&quot;)" office:value-type="string" office:string-value="insert into etat_lieux (date_entree_etat_lieux, km_depart, km_arrive, date_sortie_etat_lieux, incident, type_incident, num_contrat_etat_lieux, code_type_etat_lieux_etat_lieux) Values ('2017/04/12', 22045, 22996, '2017/04/15', 0, '...', 160, 2);" calcext:value-type="string">
            <text:p>insert into etat_lieux (date_entree_etat_lieux, km_depart, km_arrive, date_sortie_etat_lieux, incident, type_incident, num_contrat_etat_lieux, code_type_etat_lieux_etat_lieux) Values ('2017/04/12', 22045, 22996, '2017/04/15', 0, '...', 160, 2);</text:p>
          </table:table-cell>
          <table:table-cell table:number-columns-repeated="1010"/>
        </table:table-row>
        <table:table-row table:style-name="ro3">
          <table:table-cell office:value-type="float" office:value="327" calcext:value-type="float">
            <text:p>327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2017/04/14</text:p>
          </table:table-cell>
          <table:table-cell table:style-name="ce8" office:value-type="float" office:value="20058" calcext:value-type="float">
            <text:p>20058</text:p>
          </table:table-cell>
          <table:table-cell table:style-name="ce8" office:value-type="float" office:value="20880" calcext:value-type="float">
            <text:p>20880</text:p>
          </table:table-cell>
          <table:table-cell table:style-name="ce10" table:formula="of:=IF([.I329]=&quot;/&quot;;[.C329];[.I329])" office:value-type="string" office:string-value="2017/04/15" calcext:value-type="string">
            <text:p>2017/04/15</text:p>
          </table:table-cell>
          <table:table-cell table:style-name="ce10" office:value-type="string" calcext:value-type="string">
            <text:p>2017/04/15</text:p>
          </table:table-cell>
          <table:table-cell table:style-name="ce10" table:formula="of:=IF([.E329]=&quot;null&quot;;&quot;null&quot;;[.I329])" office:value-type="string" office:string-value="2017/04/15" calcext:value-type="string">
            <text:p>2017/04/15</text:p>
          </table:table-cell>
          <table:table-cell table:style-name="ce8" office:value-type="string" calcext:value-type="string">
            <text:p>2017/04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9" calcext:value-type="float">
            <text:p>16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29];&quot;', &quot;;[.D329];&quot;, &quot;;[.E329];&quot;, '&quot;;[.G329];&quot;', &quot;;[.J329];&quot;, '&quot;;[.K329];&quot;', &quot;;[.L329];&quot;, &quot;;[.M329];&quot;);&quot;)" office:value-type="string" office:string-value="insert into etat_lieux (date_entree_etat_lieux, km_depart, km_arrive, date_sortie_etat_lieux, incident, type_incident, num_contrat_etat_lieux, code_type_etat_lieux_etat_lieux) Values ('2017/04/14', 20058, 20880, '2017/04/15', 0, '...', 169, 2);" calcext:value-type="string">
            <text:p>insert into etat_lieux (date_entree_etat_lieux, km_depart, km_arrive, date_sortie_etat_lieux, incident, type_incident, num_contrat_etat_lieux, code_type_etat_lieux_etat_lieux) Values ('2017/04/14', 20058, 20880, '2017/04/15', 0, '...', 169, 2);</text:p>
          </table:table-cell>
          <table:table-cell table:number-columns-repeated="1010"/>
        </table:table-row>
        <table:table-row table:style-name="ro3">
          <table:table-cell office:value-type="float" office:value="328" calcext:value-type="float">
            <text:p>328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2017/04/05</text:p>
          </table:table-cell>
          <table:table-cell table:style-name="ce8" office:value-type="float" office:value="21689" calcext:value-type="float">
            <text:p>21689</text:p>
          </table:table-cell>
          <table:table-cell table:style-name="ce8" office:value-type="float" office:value="22605" calcext:value-type="float">
            <text:p>22605</text:p>
          </table:table-cell>
          <table:table-cell table:style-name="ce10" table:formula="of:=IF([.I330]=&quot;/&quot;;[.C330];[.I330])" office:value-type="string" office:string-value="2017/04/16" calcext:value-type="string">
            <text:p>2017/04/16</text:p>
          </table:table-cell>
          <table:table-cell table:style-name="ce10" office:value-type="string" calcext:value-type="string">
            <text:p>2017/04/16</text:p>
          </table:table-cell>
          <table:table-cell table:style-name="ce10" table:formula="of:=IF([.E330]=&quot;null&quot;;&quot;null&quot;;[.I330])" office:value-type="string" office:string-value="2017/04/16" calcext:value-type="string">
            <text:p>2017/04/16</text:p>
          </table:table-cell>
          <table:table-cell table:style-name="ce8" office:value-type="string" calcext:value-type="string">
            <text:p>2017/04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6" calcext:value-type="float">
            <text:p>15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0];&quot;', &quot;;[.D330];&quot;, &quot;;[.E330];&quot;, '&quot;;[.G330];&quot;', &quot;;[.J330];&quot;, '&quot;;[.K330];&quot;', &quot;;[.L330];&quot;, &quot;;[.M330];&quot;);&quot;)" office:value-type="string" office:string-value="insert into etat_lieux (date_entree_etat_lieux, km_depart, km_arrive, date_sortie_etat_lieux, incident, type_incident, num_contrat_etat_lieux, code_type_etat_lieux_etat_lieux) Values ('2017/04/05', 21689, 22605, '2017/04/16', 0, '...', 156, 2);" calcext:value-type="string">
            <text:p>insert into etat_lieux (date_entree_etat_lieux, km_depart, km_arrive, date_sortie_etat_lieux, incident, type_incident, num_contrat_etat_lieux, code_type_etat_lieux_etat_lieux) Values ('2017/04/05', 21689, 22605, '2017/04/16', 0, '...', 156, 2);</text:p>
          </table:table-cell>
          <table:table-cell table:number-columns-repeated="1010"/>
        </table:table-row>
        <table:table-row table:style-name="ro3">
          <table:table-cell office:value-type="float" office:value="329" calcext:value-type="float">
            <text:p>329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2017/04/10</text:p>
          </table:table-cell>
          <table:table-cell table:style-name="ce8" office:value-type="float" office:value="25771" calcext:value-type="float">
            <text:p>25771</text:p>
          </table:table-cell>
          <table:table-cell table:style-name="ce8" office:value-type="float" office:value="26031" calcext:value-type="float">
            <text:p>26031</text:p>
          </table:table-cell>
          <table:table-cell table:style-name="ce10" table:formula="of:=IF([.I331]=&quot;/&quot;;[.C331];[.I331])" office:value-type="string" office:string-value="2017/04/16" calcext:value-type="string">
            <text:p>2017/04/16</text:p>
          </table:table-cell>
          <table:table-cell table:style-name="ce10" office:value-type="string" calcext:value-type="string">
            <text:p>2017/04/16</text:p>
          </table:table-cell>
          <table:table-cell table:style-name="ce10" table:formula="of:=IF([.E331]=&quot;null&quot;;&quot;null&quot;;[.I331])" office:value-type="string" office:string-value="2017/04/16" calcext:value-type="string">
            <text:p>2017/04/16</text:p>
          </table:table-cell>
          <table:table-cell table:style-name="ce8" office:value-type="string" calcext:value-type="string">
            <text:p>2017/04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8" calcext:value-type="float">
            <text:p>15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1];&quot;', &quot;;[.D331];&quot;, &quot;;[.E331];&quot;, '&quot;;[.G331];&quot;', &quot;;[.J331];&quot;, '&quot;;[.K331];&quot;', &quot;;[.L331];&quot;, &quot;;[.M331];&quot;);&quot;)" office:value-type="string" office:string-value="insert into etat_lieux (date_entree_etat_lieux, km_depart, km_arrive, date_sortie_etat_lieux, incident, type_incident, num_contrat_etat_lieux, code_type_etat_lieux_etat_lieux) Values ('2017/04/10', 25771, 26031, '2017/04/16', 0, '...', 158, 2);" calcext:value-type="string">
            <text:p>insert into etat_lieux (date_entree_etat_lieux, km_depart, km_arrive, date_sortie_etat_lieux, incident, type_incident, num_contrat_etat_lieux, code_type_etat_lieux_etat_lieux) Values ('2017/04/10', 25771, 26031, '2017/04/16', 0, '...', 158, 2);</text:p>
          </table:table-cell>
          <table:table-cell table:number-columns-repeated="1010"/>
        </table:table-row>
        <table:table-row table:style-name="ro3">
          <table:table-cell office:value-type="float" office:value="330" calcext:value-type="float">
            <text:p>330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2017/04/16</text:p>
          </table:table-cell>
          <table:table-cell table:style-name="ce5" office:value-type="float" office:value="19463" calcext:value-type="float">
            <text:p>1946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32]=&quot;/&quot;;[.C332];[.I332])" office:value-type="string" office:string-value="2017/04/16" calcext:value-type="string">
            <text:p>2017/04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32]=&quot;null&quot;;&quot;null&quot;;[.I33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0" calcext:value-type="float">
            <text:p>17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2];&quot;', &quot;;[.D332];&quot;, &quot;;[.E332];&quot;, '&quot;;[.G332];&quot;', &quot;;[.J332];&quot;, '&quot;;[.K332];&quot;', &quot;;[.L332];&quot;, &quot;;[.M332];&quot;);&quot;)" office:value-type="string" office:string-value="insert into etat_lieux (date_entree_etat_lieux, km_depart, km_arrive, date_sortie_etat_lieux, incident, type_incident, num_contrat_etat_lieux, code_type_etat_lieux_etat_lieux) Values ('2017/04/16', 19463, null, 'null', 0, '...', 170, 1);" calcext:value-type="string">
            <text:p>insert into etat_lieux (date_entree_etat_lieux, km_depart, km_arrive, date_sortie_etat_lieux, incident, type_incident, num_contrat_etat_lieux, code_type_etat_lieux_etat_lieux) Values ('2017/04/16', 19463, null, 'null', 0, '...', 170, 1);</text:p>
          </table:table-cell>
          <table:table-cell table:number-columns-repeated="1010"/>
        </table:table-row>
        <table:table-row table:style-name="ro3">
          <table:table-cell office:value-type="float" office:value="331" calcext:value-type="float">
            <text:p>331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2017/04/16</text:p>
          </table:table-cell>
          <table:table-cell table:style-name="ce5" office:value-type="float" office:value="18931" calcext:value-type="float">
            <text:p>1893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33]=&quot;/&quot;;[.C333];[.I333])" office:value-type="string" office:string-value="2017/04/16" calcext:value-type="string">
            <text:p>2017/04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33]=&quot;null&quot;;&quot;null&quot;;[.I33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1" calcext:value-type="float">
            <text:p>17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3];&quot;', &quot;;[.D333];&quot;, &quot;;[.E333];&quot;, '&quot;;[.G333];&quot;', &quot;;[.J333];&quot;, '&quot;;[.K333];&quot;', &quot;;[.L333];&quot;, &quot;;[.M333];&quot;);&quot;)" office:value-type="string" office:string-value="insert into etat_lieux (date_entree_etat_lieux, km_depart, km_arrive, date_sortie_etat_lieux, incident, type_incident, num_contrat_etat_lieux, code_type_etat_lieux_etat_lieux) Values ('2017/04/16', 18931, null, 'null', 0, '...', 171, 1);" calcext:value-type="string">
            <text:p>insert into etat_lieux (date_entree_etat_lieux, km_depart, km_arrive, date_sortie_etat_lieux, incident, type_incident, num_contrat_etat_lieux, code_type_etat_lieux_etat_lieux) Values ('2017/04/16', 18931, null, 'null', 0, '...', 171, 1);</text:p>
          </table:table-cell>
          <table:table-cell table:number-columns-repeated="1010"/>
        </table:table-row>
        <table:table-row table:style-name="ro3">
          <table:table-cell office:value-type="float" office:value="332" calcext:value-type="float">
            <text:p>332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2017/04/16</text:p>
          </table:table-cell>
          <table:table-cell table:style-name="ce5" office:value-type="float" office:value="16216" calcext:value-type="float">
            <text:p>1621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34]=&quot;/&quot;;[.C334];[.I334])" office:value-type="string" office:string-value="2017/04/16" calcext:value-type="string">
            <text:p>2017/04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34]=&quot;null&quot;;&quot;null&quot;;[.I33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2" calcext:value-type="float">
            <text:p>17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4];&quot;', &quot;;[.D334];&quot;, &quot;;[.E334];&quot;, '&quot;;[.G334];&quot;', &quot;;[.J334];&quot;, '&quot;;[.K334];&quot;', &quot;;[.L334];&quot;, &quot;;[.M334];&quot;);&quot;)" office:value-type="string" office:string-value="insert into etat_lieux (date_entree_etat_lieux, km_depart, km_arrive, date_sortie_etat_lieux, incident, type_incident, num_contrat_etat_lieux, code_type_etat_lieux_etat_lieux) Values ('2017/04/16', 16216, null, 'null', 0, '...', 172, 1);" calcext:value-type="string">
            <text:p>insert into etat_lieux (date_entree_etat_lieux, km_depart, km_arrive, date_sortie_etat_lieux, incident, type_incident, num_contrat_etat_lieux, code_type_etat_lieux_etat_lieux) Values ('2017/04/16', 16216, null, 'null', 0, '...', 172, 1);</text:p>
          </table:table-cell>
          <table:table-cell table:number-columns-repeated="1010"/>
        </table:table-row>
        <table:table-row table:style-name="ro3">
          <table:table-cell office:value-type="float" office:value="333" calcext:value-type="float">
            <text:p>333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2017/04/13</text:p>
          </table:table-cell>
          <table:table-cell table:style-name="ce8" office:value-type="float" office:value="8389" calcext:value-type="float">
            <text:p>8389</text:p>
          </table:table-cell>
          <table:table-cell table:style-name="ce8" office:value-type="float" office:value="8849" calcext:value-type="float">
            <text:p>8849</text:p>
          </table:table-cell>
          <table:table-cell table:style-name="ce10" table:formula="of:=IF([.I335]=&quot;/&quot;;[.C335];[.I335])" office:value-type="string" office:string-value="2017/04/17" calcext:value-type="string">
            <text:p>2017/04/17</text:p>
          </table:table-cell>
          <table:table-cell table:style-name="ce10" office:value-type="string" calcext:value-type="string">
            <text:p>2017/04/17</text:p>
          </table:table-cell>
          <table:table-cell table:style-name="ce10" table:formula="of:=IF([.E335]=&quot;null&quot;;&quot;null&quot;;[.I335])" office:value-type="string" office:string-value="2017/04/17" calcext:value-type="string">
            <text:p>2017/04/17</text:p>
          </table:table-cell>
          <table:table-cell table:style-name="ce8" office:value-type="string" calcext:value-type="string">
            <text:p>2017/04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1" calcext:value-type="float">
            <text:p>16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5];&quot;', &quot;;[.D335];&quot;, &quot;;[.E335];&quot;, '&quot;;[.G335];&quot;', &quot;;[.J335];&quot;, '&quot;;[.K335];&quot;', &quot;;[.L335];&quot;, &quot;;[.M335];&quot;);&quot;)" office:value-type="string" office:string-value="insert into etat_lieux (date_entree_etat_lieux, km_depart, km_arrive, date_sortie_etat_lieux, incident, type_incident, num_contrat_etat_lieux, code_type_etat_lieux_etat_lieux) Values ('2017/04/13', 8389, 8849, '2017/04/17', 0, '...', 161, 2);" calcext:value-type="string">
            <text:p>insert into etat_lieux (date_entree_etat_lieux, km_depart, km_arrive, date_sortie_etat_lieux, incident, type_incident, num_contrat_etat_lieux, code_type_etat_lieux_etat_lieux) Values ('2017/04/13', 8389, 8849, '2017/04/17', 0, '...', 161, 2);</text:p>
          </table:table-cell>
          <table:table-cell table:number-columns-repeated="1010"/>
        </table:table-row>
        <table:table-row table:style-name="ro3">
          <table:table-cell office:value-type="float" office:value="334" calcext:value-type="float">
            <text:p>334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2017/04/18</text:p>
          </table:table-cell>
          <table:table-cell table:style-name="ce5" office:value-type="float" office:value="10303" calcext:value-type="float">
            <text:p>1030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36]=&quot;/&quot;;[.C336];[.I336])" office:value-type="string" office:string-value="2017/04/18" calcext:value-type="string">
            <text:p>2017/04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36]=&quot;null&quot;;&quot;null&quot;;[.I33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3" calcext:value-type="float">
            <text:p>17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6];&quot;', &quot;;[.D336];&quot;, &quot;;[.E336];&quot;, '&quot;;[.G336];&quot;', &quot;;[.J336];&quot;, '&quot;;[.K336];&quot;', &quot;;[.L336];&quot;, &quot;;[.M336];&quot;);&quot;)" office:value-type="string" office:string-value="insert into etat_lieux (date_entree_etat_lieux, km_depart, km_arrive, date_sortie_etat_lieux, incident, type_incident, num_contrat_etat_lieux, code_type_etat_lieux_etat_lieux) Values ('2017/04/18', 10303, null, 'null', 0, '...', 173, 1);" calcext:value-type="string">
            <text:p>insert into etat_lieux (date_entree_etat_lieux, km_depart, km_arrive, date_sortie_etat_lieux, incident, type_incident, num_contrat_etat_lieux, code_type_etat_lieux_etat_lieux) Values ('2017/04/18', 10303, null, 'null', 0, '...', 173, 1);</text:p>
          </table:table-cell>
          <table:table-cell table:number-columns-repeated="1010"/>
        </table:table-row>
        <table:table-row table:style-name="ro3">
          <table:table-cell office:value-type="float" office:value="335" calcext:value-type="float">
            <text:p>335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2017/04/18</text:p>
          </table:table-cell>
          <table:table-cell table:style-name="ce5" office:value-type="float" office:value="12667" calcext:value-type="float">
            <text:p>1266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37]=&quot;/&quot;;[.C337];[.I337])" office:value-type="string" office:string-value="2017/04/18" calcext:value-type="string">
            <text:p>2017/04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37]=&quot;null&quot;;&quot;null&quot;;[.I33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4" calcext:value-type="float">
            <text:p>17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7];&quot;', &quot;;[.D337];&quot;, &quot;;[.E337];&quot;, '&quot;;[.G337];&quot;', &quot;;[.J337];&quot;, '&quot;;[.K337];&quot;', &quot;;[.L337];&quot;, &quot;;[.M337];&quot;);&quot;)" office:value-type="string" office:string-value="insert into etat_lieux (date_entree_etat_lieux, km_depart, km_arrive, date_sortie_etat_lieux, incident, type_incident, num_contrat_etat_lieux, code_type_etat_lieux_etat_lieux) Values ('2017/04/18', 12667, null, 'null', 0, '...', 174, 1);" calcext:value-type="string">
            <text:p>insert into etat_lieux (date_entree_etat_lieux, km_depart, km_arrive, date_sortie_etat_lieux, incident, type_incident, num_contrat_etat_lieux, code_type_etat_lieux_etat_lieux) Values ('2017/04/18', 12667, null, 'null', 0, '...', 174, 1);</text:p>
          </table:table-cell>
          <table:table-cell table:number-columns-repeated="1010"/>
        </table:table-row>
        <table:table-row table:style-name="ro3">
          <table:table-cell office:value-type="float" office:value="336" calcext:value-type="float">
            <text:p>336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2017/04/13</text:p>
          </table:table-cell>
          <table:table-cell table:style-name="ce8" office:value-type="float" office:value="18724" calcext:value-type="float">
            <text:p>18724</text:p>
          </table:table-cell>
          <table:table-cell table:style-name="ce8" office:value-type="float" office:value="19489" calcext:value-type="float">
            <text:p>19489</text:p>
          </table:table-cell>
          <table:table-cell table:style-name="ce10" table:formula="of:=IF([.I338]=&quot;/&quot;;[.C338];[.I338])" office:value-type="string" office:string-value="2017/04/19" calcext:value-type="string">
            <text:p>2017/04/19</text:p>
          </table:table-cell>
          <table:table-cell table:style-name="ce10" office:value-type="string" calcext:value-type="string">
            <text:p>2017/04/19</text:p>
          </table:table-cell>
          <table:table-cell table:style-name="ce10" table:formula="of:=IF([.E338]=&quot;null&quot;;&quot;null&quot;;[.I338])" office:value-type="string" office:string-value="2017/04/19" calcext:value-type="string">
            <text:p>2017/04/19</text:p>
          </table:table-cell>
          <table:table-cell table:style-name="ce8" office:value-type="string" calcext:value-type="string">
            <text:p>2017/04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3" calcext:value-type="float">
            <text:p>16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8];&quot;', &quot;;[.D338];&quot;, &quot;;[.E338];&quot;, '&quot;;[.G338];&quot;', &quot;;[.J338];&quot;, '&quot;;[.K338];&quot;', &quot;;[.L338];&quot;, &quot;;[.M338];&quot;);&quot;)" office:value-type="string" office:string-value="insert into etat_lieux (date_entree_etat_lieux, km_depart, km_arrive, date_sortie_etat_lieux, incident, type_incident, num_contrat_etat_lieux, code_type_etat_lieux_etat_lieux) Values ('2017/04/13', 18724, 19489, '2017/04/19', 0, '...', 163, 2);" calcext:value-type="string">
            <text:p>insert into etat_lieux (date_entree_etat_lieux, km_depart, km_arrive, date_sortie_etat_lieux, incident, type_incident, num_contrat_etat_lieux, code_type_etat_lieux_etat_lieux) Values ('2017/04/13', 18724, 19489, '2017/04/19', 0, '...', 163, 2);</text:p>
          </table:table-cell>
          <table:table-cell table:number-columns-repeated="1010"/>
        </table:table-row>
        <table:table-row table:style-name="ro3">
          <table:table-cell office:value-type="float" office:value="337" calcext:value-type="float">
            <text:p>337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2017/04/14</text:p>
          </table:table-cell>
          <table:table-cell table:style-name="ce8" office:value-type="float" office:value="11789" calcext:value-type="float">
            <text:p>11789</text:p>
          </table:table-cell>
          <table:table-cell table:style-name="ce8" office:value-type="float" office:value="12815" calcext:value-type="float">
            <text:p>12815</text:p>
          </table:table-cell>
          <table:table-cell table:style-name="ce10" table:formula="of:=IF([.I339]=&quot;/&quot;;[.C339];[.I339])" office:value-type="string" office:string-value="2017/04/19" calcext:value-type="string">
            <text:p>2017/04/19</text:p>
          </table:table-cell>
          <table:table-cell table:style-name="ce10" office:value-type="string" calcext:value-type="string">
            <text:p>2017/04/19</text:p>
          </table:table-cell>
          <table:table-cell table:style-name="ce10" table:formula="of:=IF([.E339]=&quot;null&quot;;&quot;null&quot;;[.I339])" office:value-type="string" office:string-value="2017/04/19" calcext:value-type="string">
            <text:p>2017/04/19</text:p>
          </table:table-cell>
          <table:table-cell table:style-name="ce8" office:value-type="string" calcext:value-type="string">
            <text:p>2017/04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8" calcext:value-type="float">
            <text:p>16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39];&quot;', &quot;;[.D339];&quot;, &quot;;[.E339];&quot;, '&quot;;[.G339];&quot;', &quot;;[.J339];&quot;, '&quot;;[.K339];&quot;', &quot;;[.L339];&quot;, &quot;;[.M339];&quot;);&quot;)" office:value-type="string" office:string-value="insert into etat_lieux (date_entree_etat_lieux, km_depart, km_arrive, date_sortie_etat_lieux, incident, type_incident, num_contrat_etat_lieux, code_type_etat_lieux_etat_lieux) Values ('2017/04/14', 11789, 12815, '2017/04/19', 0, '...', 168, 2);" calcext:value-type="string">
            <text:p>insert into etat_lieux (date_entree_etat_lieux, km_depart, km_arrive, date_sortie_etat_lieux, incident, type_incident, num_contrat_etat_lieux, code_type_etat_lieux_etat_lieux) Values ('2017/04/14', 11789, 12815, '2017/04/19', 0, '...', 168, 2);</text:p>
          </table:table-cell>
          <table:table-cell table:number-columns-repeated="1010"/>
        </table:table-row>
        <table:table-row table:style-name="ro3">
          <table:table-cell office:value-type="float" office:value="338" calcext:value-type="float">
            <text:p>338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2017/04/19</text:p>
          </table:table-cell>
          <table:table-cell table:style-name="ce5" office:value-type="float" office:value="9673" calcext:value-type="float">
            <text:p>967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40]=&quot;/&quot;;[.C340];[.I340])" office:value-type="string" office:string-value="2017/04/19" calcext:value-type="string">
            <text:p>2017/04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40]=&quot;null&quot;;&quot;null&quot;;[.I34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5" calcext:value-type="float">
            <text:p>17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0];&quot;', &quot;;[.D340];&quot;, &quot;;[.E340];&quot;, '&quot;;[.G340];&quot;', &quot;;[.J340];&quot;, '&quot;;[.K340];&quot;', &quot;;[.L340];&quot;, &quot;;[.M340];&quot;);&quot;)" office:value-type="string" office:string-value="insert into etat_lieux (date_entree_etat_lieux, km_depart, km_arrive, date_sortie_etat_lieux, incident, type_incident, num_contrat_etat_lieux, code_type_etat_lieux_etat_lieux) Values ('2017/04/19', 9673, null, 'null', 0, '...', 175, 1);" calcext:value-type="string">
            <text:p>insert into etat_lieux (date_entree_etat_lieux, km_depart, km_arrive, date_sortie_etat_lieux, incident, type_incident, num_contrat_etat_lieux, code_type_etat_lieux_etat_lieux) Values ('2017/04/19', 9673, null, 'null', 0, '...', 175, 1);</text:p>
          </table:table-cell>
          <table:table-cell table:number-columns-repeated="1010"/>
        </table:table-row>
        <table:table-row table:style-name="ro3">
          <table:table-cell office:value-type="float" office:value="339" calcext:value-type="float">
            <text:p>339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2017/04/14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6843" calcext:value-type="float">
            <text:p>6843</text:p>
          </table:table-cell>
          <table:table-cell table:style-name="ce10" table:formula="of:=IF([.I341]=&quot;/&quot;;[.C341];[.I341])" office:value-type="string" office:string-value="2017/04/21" calcext:value-type="string">
            <text:p>2017/04/21</text:p>
          </table:table-cell>
          <table:table-cell table:style-name="ce10" office:value-type="string" calcext:value-type="string">
            <text:p>2017/04/21</text:p>
          </table:table-cell>
          <table:table-cell table:style-name="ce10" table:formula="of:=IF([.E341]=&quot;null&quot;;&quot;null&quot;;[.I341])" office:value-type="string" office:string-value="2017/04/21" calcext:value-type="string">
            <text:p>2017/04/21</text:p>
          </table:table-cell>
          <table:table-cell table:style-name="ce8" office:value-type="string" calcext:value-type="string">
            <text:p>2017/04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5" calcext:value-type="float">
            <text:p>16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1];&quot;', &quot;;[.D341];&quot;, &quot;;[.E341];&quot;, '&quot;;[.G341];&quot;', &quot;;[.J341];&quot;, '&quot;;[.K341];&quot;', &quot;;[.L341];&quot;, &quot;;[.M341];&quot;);&quot;)" office:value-type="string" office:string-value="insert into etat_lieux (date_entree_etat_lieux, km_depart, km_arrive, date_sortie_etat_lieux, incident, type_incident, num_contrat_etat_lieux, code_type_etat_lieux_etat_lieux) Values ('2017/04/14', 6099, 6843, '2017/04/21', 0, '...', 165, 2);" calcext:value-type="string">
            <text:p>insert into etat_lieux (date_entree_etat_lieux, km_depart, km_arrive, date_sortie_etat_lieux, incident, type_incident, num_contrat_etat_lieux, code_type_etat_lieux_etat_lieux) Values ('2017/04/14', 6099, 6843, '2017/04/21', 0, '...', 165, 2);</text:p>
          </table:table-cell>
          <table:table-cell table:number-columns-repeated="1010"/>
        </table:table-row>
        <table:table-row table:style-name="ro3">
          <table:table-cell office:value-type="float" office:value="340" calcext:value-type="float">
            <text:p>340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2017/04/18</text:p>
          </table:table-cell>
          <table:table-cell table:style-name="ce8" office:value-type="float" office:value="12667" calcext:value-type="float">
            <text:p>12667</text:p>
          </table:table-cell>
          <table:table-cell table:style-name="ce8" office:value-type="float" office:value="13841" calcext:value-type="float">
            <text:p>13841</text:p>
          </table:table-cell>
          <table:table-cell table:style-name="ce10" table:formula="of:=IF([.I342]=&quot;/&quot;;[.C342];[.I342])" office:value-type="string" office:string-value="2017/04/21" calcext:value-type="string">
            <text:p>2017/04/21</text:p>
          </table:table-cell>
          <table:table-cell table:style-name="ce10" office:value-type="string" calcext:value-type="string">
            <text:p>2017/04/21</text:p>
          </table:table-cell>
          <table:table-cell table:style-name="ce10" table:formula="of:=IF([.E342]=&quot;null&quot;;&quot;null&quot;;[.I342])" office:value-type="string" office:string-value="2017/04/21" calcext:value-type="string">
            <text:p>2017/04/21</text:p>
          </table:table-cell>
          <table:table-cell table:style-name="ce8" office:value-type="string" calcext:value-type="string">
            <text:p>2017/04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4" calcext:value-type="float">
            <text:p>17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2];&quot;', &quot;;[.D342];&quot;, &quot;;[.E342];&quot;, '&quot;;[.G342];&quot;', &quot;;[.J342];&quot;, '&quot;;[.K342];&quot;', &quot;;[.L342];&quot;, &quot;;[.M342];&quot;);&quot;)" office:value-type="string" office:string-value="insert into etat_lieux (date_entree_etat_lieux, km_depart, km_arrive, date_sortie_etat_lieux, incident, type_incident, num_contrat_etat_lieux, code_type_etat_lieux_etat_lieux) Values ('2017/04/18', 12667, 13841, '2017/04/21', 0, '...', 174, 2);" calcext:value-type="string">
            <text:p>insert into etat_lieux (date_entree_etat_lieux, km_depart, km_arrive, date_sortie_etat_lieux, incident, type_incident, num_contrat_etat_lieux, code_type_etat_lieux_etat_lieux) Values ('2017/04/18', 12667, 13841, '2017/04/21', 0, '...', 174, 2);</text:p>
          </table:table-cell>
          <table:table-cell table:number-columns-repeated="1010"/>
        </table:table-row>
        <table:table-row table:style-name="ro3">
          <table:table-cell office:value-type="float" office:value="341" calcext:value-type="float">
            <text:p>341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2017/04/21</text:p>
          </table:table-cell>
          <table:table-cell table:style-name="ce5" office:value-type="float" office:value="17890" calcext:value-type="float">
            <text:p>1789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43]=&quot;/&quot;;[.C343];[.I343])" office:value-type="string" office:string-value="2017/04/21" calcext:value-type="string">
            <text:p>2017/04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43]=&quot;null&quot;;&quot;null&quot;;[.I34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6" calcext:value-type="float">
            <text:p>17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3];&quot;', &quot;;[.D343];&quot;, &quot;;[.E343];&quot;, '&quot;;[.G343];&quot;', &quot;;[.J343];&quot;, '&quot;;[.K343];&quot;', &quot;;[.L343];&quot;, &quot;;[.M343];&quot;);&quot;)" office:value-type="string" office:string-value="insert into etat_lieux (date_entree_etat_lieux, km_depart, km_arrive, date_sortie_etat_lieux, incident, type_incident, num_contrat_etat_lieux, code_type_etat_lieux_etat_lieux) Values ('2017/04/21', 17890, null, 'null', 0, '...', 176, 1);" calcext:value-type="string">
            <text:p>insert into etat_lieux (date_entree_etat_lieux, km_depart, km_arrive, date_sortie_etat_lieux, incident, type_incident, num_contrat_etat_lieux, code_type_etat_lieux_etat_lieux) Values ('2017/04/21', 17890, null, 'null', 0, '...', 176, 1);</text:p>
          </table:table-cell>
          <table:table-cell table:number-columns-repeated="1010"/>
        </table:table-row>
        <table:table-row table:style-name="ro3">
          <table:table-cell office:value-type="float" office:value="342" calcext:value-type="float">
            <text:p>342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2017/04/14</text:p>
          </table:table-cell>
          <table:table-cell table:style-name="ce8" office:value-type="float" office:value="28467" calcext:value-type="float">
            <text:p>28467</text:p>
          </table:table-cell>
          <table:table-cell table:style-name="ce8" office:value-type="float" office:value="29162" calcext:value-type="float">
            <text:p>29162</text:p>
          </table:table-cell>
          <table:table-cell table:style-name="ce10" table:formula="of:=IF([.I344]=&quot;/&quot;;[.C344];[.I344])" office:value-type="string" office:string-value="2017/04/22" calcext:value-type="string">
            <text:p>2017/04/22</text:p>
          </table:table-cell>
          <table:table-cell table:style-name="ce10" office:value-type="string" calcext:value-type="string">
            <text:p>2017/04/22</text:p>
          </table:table-cell>
          <table:table-cell table:style-name="ce10" table:formula="of:=IF([.E344]=&quot;null&quot;;&quot;null&quot;;[.I344])" office:value-type="string" office:string-value="2017/04/22" calcext:value-type="string">
            <text:p>2017/04/22</text:p>
          </table:table-cell>
          <table:table-cell table:style-name="ce8" office:value-type="string" calcext:value-type="string">
            <text:p>2017/04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6" calcext:value-type="float">
            <text:p>16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4];&quot;', &quot;;[.D344];&quot;, &quot;;[.E344];&quot;, '&quot;;[.G344];&quot;', &quot;;[.J344];&quot;, '&quot;;[.K344];&quot;', &quot;;[.L344];&quot;, &quot;;[.M344];&quot;);&quot;)" office:value-type="string" office:string-value="insert into etat_lieux (date_entree_etat_lieux, km_depart, km_arrive, date_sortie_etat_lieux, incident, type_incident, num_contrat_etat_lieux, code_type_etat_lieux_etat_lieux) Values ('2017/04/14', 28467, 29162, '2017/04/22', 0, '...', 166, 2);" calcext:value-type="string">
            <text:p>insert into etat_lieux (date_entree_etat_lieux, km_depart, km_arrive, date_sortie_etat_lieux, incident, type_incident, num_contrat_etat_lieux, code_type_etat_lieux_etat_lieux) Values ('2017/04/14', 28467, 29162, '2017/04/22', 0, '...', 166, 2);</text:p>
          </table:table-cell>
          <table:table-cell table:number-columns-repeated="1010"/>
        </table:table-row>
        <table:table-row table:style-name="ro3">
          <table:table-cell office:value-type="float" office:value="343" calcext:value-type="float">
            <text:p>343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2017/04/14</text:p>
          </table:table-cell>
          <table:table-cell table:style-name="ce8" office:value-type="float" office:value="25495" calcext:value-type="float">
            <text:p>25495</text:p>
          </table:table-cell>
          <table:table-cell table:style-name="ce8" office:value-type="float" office:value="26502" calcext:value-type="float">
            <text:p>26502</text:p>
          </table:table-cell>
          <table:table-cell table:style-name="ce10" table:formula="of:=IF([.I345]=&quot;/&quot;;[.C345];[.I345])" office:value-type="string" office:string-value="2017/04/22" calcext:value-type="string">
            <text:p>2017/04/22</text:p>
          </table:table-cell>
          <table:table-cell table:style-name="ce10" office:value-type="string" calcext:value-type="string">
            <text:p>2017/04/22</text:p>
          </table:table-cell>
          <table:table-cell table:style-name="ce10" table:formula="of:=IF([.E345]=&quot;null&quot;;&quot;null&quot;;[.I345])" office:value-type="string" office:string-value="2017/04/22" calcext:value-type="string">
            <text:p>2017/04/22</text:p>
          </table:table-cell>
          <table:table-cell table:style-name="ce8" office:value-type="string" calcext:value-type="string">
            <text:p>2017/04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7" calcext:value-type="float">
            <text:p>16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5];&quot;', &quot;;[.D345];&quot;, &quot;;[.E345];&quot;, '&quot;;[.G345];&quot;', &quot;;[.J345];&quot;, '&quot;;[.K345];&quot;', &quot;;[.L345];&quot;, &quot;;[.M345];&quot;);&quot;)" office:value-type="string" office:string-value="insert into etat_lieux (date_entree_etat_lieux, km_depart, km_arrive, date_sortie_etat_lieux, incident, type_incident, num_contrat_etat_lieux, code_type_etat_lieux_etat_lieux) Values ('2017/04/14', 25495, 26502, '2017/04/22', 0, '...', 167, 2);" calcext:value-type="string">
            <text:p>insert into etat_lieux (date_entree_etat_lieux, km_depart, km_arrive, date_sortie_etat_lieux, incident, type_incident, num_contrat_etat_lieux, code_type_etat_lieux_etat_lieux) Values ('2017/04/14', 25495, 26502, '2017/04/22', 0, '...', 167, 2);</text:p>
          </table:table-cell>
          <table:table-cell table:number-columns-repeated="1010"/>
        </table:table-row>
        <table:table-row table:style-name="ro3">
          <table:table-cell office:value-type="float" office:value="344" calcext:value-type="float">
            <text:p>344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2017/04/22</text:p>
          </table:table-cell>
          <table:table-cell table:style-name="ce5" office:value-type="float" office:value="25348" calcext:value-type="float">
            <text:p>2534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46]=&quot;/&quot;;[.C346];[.I346])" office:value-type="string" office:string-value="2017/04/22" calcext:value-type="string">
            <text:p>2017/04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46]=&quot;null&quot;;&quot;null&quot;;[.I34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7" calcext:value-type="float">
            <text:p>17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6];&quot;', &quot;;[.D346];&quot;, &quot;;[.E346];&quot;, '&quot;;[.G346];&quot;', &quot;;[.J346];&quot;, '&quot;;[.K346];&quot;', &quot;;[.L346];&quot;, &quot;;[.M346];&quot;);&quot;)" office:value-type="string" office:string-value="insert into etat_lieux (date_entree_etat_lieux, km_depart, km_arrive, date_sortie_etat_lieux, incident, type_incident, num_contrat_etat_lieux, code_type_etat_lieux_etat_lieux) Values ('2017/04/22', 25348, null, 'null', 0, '...', 177, 1);" calcext:value-type="string">
            <text:p>insert into etat_lieux (date_entree_etat_lieux, km_depart, km_arrive, date_sortie_etat_lieux, incident, type_incident, num_contrat_etat_lieux, code_type_etat_lieux_etat_lieux) Values ('2017/04/22', 25348, null, 'null', 0, '...', 177, 1);</text:p>
          </table:table-cell>
          <table:table-cell table:number-columns-repeated="1010"/>
        </table:table-row>
        <table:table-row table:style-name="ro3">
          <table:table-cell office:value-type="float" office:value="345" calcext:value-type="float">
            <text:p>345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2017/04/11</text:p>
          </table:table-cell>
          <table:table-cell table:style-name="ce8" office:value-type="float" office:value="7249" calcext:value-type="float">
            <text:p>7249</text:p>
          </table:table-cell>
          <table:table-cell table:style-name="ce8" office:value-type="float" office:value="7344" calcext:value-type="float">
            <text:p>7344</text:p>
          </table:table-cell>
          <table:table-cell table:style-name="ce10" table:formula="of:=IF([.I347]=&quot;/&quot;;[.C347];[.I347])" office:value-type="string" office:string-value="2017/04/23" calcext:value-type="string">
            <text:p>2017/04/23</text:p>
          </table:table-cell>
          <table:table-cell table:style-name="ce10" office:value-type="string" calcext:value-type="string">
            <text:p>2017/04/23</text:p>
          </table:table-cell>
          <table:table-cell table:style-name="ce10" table:formula="of:=IF([.E347]=&quot;null&quot;;&quot;null&quot;;[.I347])" office:value-type="string" office:string-value="2017/04/23" calcext:value-type="string">
            <text:p>2017/04/23</text:p>
          </table:table-cell>
          <table:table-cell table:style-name="ce8" office:value-type="string" calcext:value-type="string">
            <text:p>2017/04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59" calcext:value-type="float">
            <text:p>15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7];&quot;', &quot;;[.D347];&quot;, &quot;;[.E347];&quot;, '&quot;;[.G347];&quot;', &quot;;[.J347];&quot;, '&quot;;[.K347];&quot;', &quot;;[.L347];&quot;, &quot;;[.M347];&quot;);&quot;)" office:value-type="string" office:string-value="insert into etat_lieux (date_entree_etat_lieux, km_depart, km_arrive, date_sortie_etat_lieux, incident, type_incident, num_contrat_etat_lieux, code_type_etat_lieux_etat_lieux) Values ('2017/04/11', 7249, 7344, '2017/04/23', 0, '...', 159, 2);" calcext:value-type="string">
            <text:p>insert into etat_lieux (date_entree_etat_lieux, km_depart, km_arrive, date_sortie_etat_lieux, incident, type_incident, num_contrat_etat_lieux, code_type_etat_lieux_etat_lieux) Values ('2017/04/11', 7249, 7344, '2017/04/23', 0, '...', 159, 2);</text:p>
          </table:table-cell>
          <table:table-cell table:number-columns-repeated="1010"/>
        </table:table-row>
        <table:table-row table:style-name="ro3">
          <table:table-cell office:value-type="float" office:value="346" calcext:value-type="float">
            <text:p>346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2017/04/13</text:p>
          </table:table-cell>
          <table:table-cell table:style-name="ce8" office:value-type="float" office:value="23873" calcext:value-type="float">
            <text:p>23873</text:p>
          </table:table-cell>
          <table:table-cell table:style-name="ce8" office:value-type="float" office:value="25267" calcext:value-type="float">
            <text:p>25267</text:p>
          </table:table-cell>
          <table:table-cell table:style-name="ce10" table:formula="of:=IF([.I348]=&quot;/&quot;;[.C348];[.I348])" office:value-type="string" office:string-value="2017/04/23" calcext:value-type="string">
            <text:p>2017/04/23</text:p>
          </table:table-cell>
          <table:table-cell table:style-name="ce10" office:value-type="string" calcext:value-type="string">
            <text:p>2017/04/23</text:p>
          </table:table-cell>
          <table:table-cell table:style-name="ce10" table:formula="of:=IF([.E348]=&quot;null&quot;;&quot;null&quot;;[.I348])" office:value-type="string" office:string-value="2017/04/23" calcext:value-type="string">
            <text:p>2017/04/23</text:p>
          </table:table-cell>
          <table:table-cell table:style-name="ce8" office:value-type="string" calcext:value-type="string">
            <text:p>2017/04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2" calcext:value-type="float">
            <text:p>16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8];&quot;', &quot;;[.D348];&quot;, &quot;;[.E348];&quot;, '&quot;;[.G348];&quot;', &quot;;[.J348];&quot;, '&quot;;[.K348];&quot;', &quot;;[.L348];&quot;, &quot;;[.M348];&quot;);&quot;)" office:value-type="string" office:string-value="insert into etat_lieux (date_entree_etat_lieux, km_depart, km_arrive, date_sortie_etat_lieux, incident, type_incident, num_contrat_etat_lieux, code_type_etat_lieux_etat_lieux) Values ('2017/04/13', 23873, 25267, '2017/04/23', 0, '...', 162, 2);" calcext:value-type="string">
            <text:p>insert into etat_lieux (date_entree_etat_lieux, km_depart, km_arrive, date_sortie_etat_lieux, incident, type_incident, num_contrat_etat_lieux, code_type_etat_lieux_etat_lieux) Values ('2017/04/13', 23873, 25267, '2017/04/23', 0, '...', 162, 2);</text:p>
          </table:table-cell>
          <table:table-cell table:number-columns-repeated="1010"/>
        </table:table-row>
        <table:table-row table:style-name="ro3">
          <table:table-cell office:value-type="float" office:value="347" calcext:value-type="float">
            <text:p>347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2017/04/19</text:p>
          </table:table-cell>
          <table:table-cell table:style-name="ce8" office:value-type="float" office:value="9673" calcext:value-type="float">
            <text:p>9673</text:p>
          </table:table-cell>
          <table:table-cell table:style-name="ce8" office:value-type="float" office:value="10910" calcext:value-type="float">
            <text:p>10910</text:p>
          </table:table-cell>
          <table:table-cell table:style-name="ce10" table:formula="of:=IF([.I349]=&quot;/&quot;;[.C349];[.I349])" office:value-type="string" office:string-value="2017/04/23" calcext:value-type="string">
            <text:p>2017/04/23</text:p>
          </table:table-cell>
          <table:table-cell table:style-name="ce10" office:value-type="string" calcext:value-type="string">
            <text:p>2017/04/23</text:p>
          </table:table-cell>
          <table:table-cell table:style-name="ce10" table:formula="of:=IF([.E349]=&quot;null&quot;;&quot;null&quot;;[.I349])" office:value-type="string" office:string-value="2017/04/23" calcext:value-type="string">
            <text:p>2017/04/23</text:p>
          </table:table-cell>
          <table:table-cell table:style-name="ce8" office:value-type="string" calcext:value-type="string">
            <text:p>2017/04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5" calcext:value-type="float">
            <text:p>17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49];&quot;', &quot;;[.D349];&quot;, &quot;;[.E349];&quot;, '&quot;;[.G349];&quot;', &quot;;[.J349];&quot;, '&quot;;[.K349];&quot;', &quot;;[.L349];&quot;, &quot;;[.M349];&quot;);&quot;)" office:value-type="string" office:string-value="insert into etat_lieux (date_entree_etat_lieux, km_depart, km_arrive, date_sortie_etat_lieux, incident, type_incident, num_contrat_etat_lieux, code_type_etat_lieux_etat_lieux) Values ('2017/04/19', 9673, 10910, '2017/04/23', 0, '...', 175, 2);" calcext:value-type="string">
            <text:p>insert into etat_lieux (date_entree_etat_lieux, km_depart, km_arrive, date_sortie_etat_lieux, incident, type_incident, num_contrat_etat_lieux, code_type_etat_lieux_etat_lieux) Values ('2017/04/19', 9673, 10910, '2017/04/23', 0, '...', 175, 2);</text:p>
          </table:table-cell>
          <table:table-cell table:number-columns-repeated="1010"/>
        </table:table-row>
        <table:table-row table:style-name="ro3">
          <table:table-cell office:value-type="float" office:value="348" calcext:value-type="float">
            <text:p>348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2017/04/23</text:p>
          </table:table-cell>
          <table:table-cell table:style-name="ce5" office:value-type="float" office:value="22836" calcext:value-type="float">
            <text:p>2283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50]=&quot;/&quot;;[.C350];[.I350])" office:value-type="string" office:string-value="2017/04/23" calcext:value-type="string">
            <text:p>2017/04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50]=&quot;null&quot;;&quot;null&quot;;[.I35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8" calcext:value-type="float">
            <text:p>17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0];&quot;', &quot;;[.D350];&quot;, &quot;;[.E350];&quot;, '&quot;;[.G350];&quot;', &quot;;[.J350];&quot;, '&quot;;[.K350];&quot;', &quot;;[.L350];&quot;, &quot;;[.M350];&quot;);&quot;)" office:value-type="string" office:string-value="insert into etat_lieux (date_entree_etat_lieux, km_depart, km_arrive, date_sortie_etat_lieux, incident, type_incident, num_contrat_etat_lieux, code_type_etat_lieux_etat_lieux) Values ('2017/04/23', 22836, null, 'null', 0, '...', 178, 1);" calcext:value-type="string">
            <text:p>insert into etat_lieux (date_entree_etat_lieux, km_depart, km_arrive, date_sortie_etat_lieux, incident, type_incident, num_contrat_etat_lieux, code_type_etat_lieux_etat_lieux) Values ('2017/04/23', 22836, null, 'null', 0, '...', 178, 1);</text:p>
          </table:table-cell>
          <table:table-cell table:number-columns-repeated="1010"/>
        </table:table-row>
        <table:table-row table:style-name="ro3">
          <table:table-cell office:value-type="float" office:value="349" calcext:value-type="float">
            <text:p>349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2017/04/23</text:p>
          </table:table-cell>
          <table:table-cell table:style-name="ce5" office:value-type="float" office:value="7195" calcext:value-type="float">
            <text:p>719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51]=&quot;/&quot;;[.C351];[.I351])" office:value-type="string" office:string-value="2017/04/23" calcext:value-type="string">
            <text:p>2017/04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51]=&quot;null&quot;;&quot;null&quot;;[.I35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79" calcext:value-type="float">
            <text:p>17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1];&quot;', &quot;;[.D351];&quot;, &quot;;[.E351];&quot;, '&quot;;[.G351];&quot;', &quot;;[.J351];&quot;, '&quot;;[.K351];&quot;', &quot;;[.L351];&quot;, &quot;;[.M351];&quot;);&quot;)" office:value-type="string" office:string-value="insert into etat_lieux (date_entree_etat_lieux, km_depart, km_arrive, date_sortie_etat_lieux, incident, type_incident, num_contrat_etat_lieux, code_type_etat_lieux_etat_lieux) Values ('2017/04/23', 7195, null, 'null', 0, '...', 179, 1);" calcext:value-type="string">
            <text:p>insert into etat_lieux (date_entree_etat_lieux, km_depart, km_arrive, date_sortie_etat_lieux, incident, type_incident, num_contrat_etat_lieux, code_type_etat_lieux_etat_lieux) Values ('2017/04/23', 7195, null, 'null', 0, '...', 179, 1);</text:p>
          </table:table-cell>
          <table:table-cell table:number-columns-repeated="1010"/>
        </table:table-row>
        <table:table-row table:style-name="ro3">
          <table:table-cell office:value-type="float" office:value="350" calcext:value-type="float">
            <text:p>350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2017/04/13</text:p>
          </table:table-cell>
          <table:table-cell table:style-name="ce8" office:value-type="float" office:value="25275" calcext:value-type="float">
            <text:p>25275</text:p>
          </table:table-cell>
          <table:table-cell table:style-name="ce8" office:value-type="float" office:value="26368" calcext:value-type="float">
            <text:p>26368</text:p>
          </table:table-cell>
          <table:table-cell table:style-name="ce10" table:formula="of:=IF([.I352]=&quot;/&quot;;[.C352];[.I352])" office:value-type="string" office:string-value="2017/04/24" calcext:value-type="string">
            <text:p>2017/04/24</text:p>
          </table:table-cell>
          <table:table-cell table:style-name="ce10" office:value-type="string" calcext:value-type="string">
            <text:p>2017/04/24</text:p>
          </table:table-cell>
          <table:table-cell table:style-name="ce10" table:formula="of:=IF([.E352]=&quot;null&quot;;&quot;null&quot;;[.I352])" office:value-type="string" office:string-value="2017/04/24" calcext:value-type="string">
            <text:p>2017/04/24</text:p>
          </table:table-cell>
          <table:table-cell table:style-name="ce8" office:value-type="string" calcext:value-type="string">
            <text:p>2017/04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64" calcext:value-type="float">
            <text:p>16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2];&quot;', &quot;;[.D352];&quot;, &quot;;[.E352];&quot;, '&quot;;[.G352];&quot;', &quot;;[.J352];&quot;, '&quot;;[.K352];&quot;', &quot;;[.L352];&quot;, &quot;;[.M352];&quot;);&quot;)" office:value-type="string" office:string-value="insert into etat_lieux (date_entree_etat_lieux, km_depart, km_arrive, date_sortie_etat_lieux, incident, type_incident, num_contrat_etat_lieux, code_type_etat_lieux_etat_lieux) Values ('2017/04/13', 25275, 26368, '2017/04/24', 0, '...', 164, 2);" calcext:value-type="string">
            <text:p>insert into etat_lieux (date_entree_etat_lieux, km_depart, km_arrive, date_sortie_etat_lieux, incident, type_incident, num_contrat_etat_lieux, code_type_etat_lieux_etat_lieux) Values ('2017/04/13', 25275, 26368, '2017/04/24', 0, '...', 164, 2);</text:p>
          </table:table-cell>
          <table:table-cell table:number-columns-repeated="1010"/>
        </table:table-row>
        <table:table-row table:style-name="ro3">
          <table:table-cell office:value-type="float" office:value="351" calcext:value-type="float">
            <text:p>351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2017/04/24</text:p>
          </table:table-cell>
          <table:table-cell table:style-name="ce5" office:value-type="float" office:value="11064" calcext:value-type="float">
            <text:p>1106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53]=&quot;/&quot;;[.C353];[.I353])" office:value-type="string" office:string-value="2017/04/24" calcext:value-type="string">
            <text:p>2017/04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53]=&quot;null&quot;;&quot;null&quot;;[.I3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0" calcext:value-type="float">
            <text:p>18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3];&quot;', &quot;;[.D353];&quot;, &quot;;[.E353];&quot;, '&quot;;[.G353];&quot;', &quot;;[.J353];&quot;, '&quot;;[.K353];&quot;', &quot;;[.L353];&quot;, &quot;;[.M353];&quot;);&quot;)" office:value-type="string" office:string-value="insert into etat_lieux (date_entree_etat_lieux, km_depart, km_arrive, date_sortie_etat_lieux, incident, type_incident, num_contrat_etat_lieux, code_type_etat_lieux_etat_lieux) Values ('2017/04/24', 11064, null, 'null', 0, '...', 180, 1);" calcext:value-type="string">
            <text:p>insert into etat_lieux (date_entree_etat_lieux, km_depart, km_arrive, date_sortie_etat_lieux, incident, type_incident, num_contrat_etat_lieux, code_type_etat_lieux_etat_lieux) Values ('2017/04/24', 11064, null, 'null', 0, '...', 180, 1);</text:p>
          </table:table-cell>
          <table:table-cell table:number-columns-repeated="1010"/>
        </table:table-row>
        <table:table-row table:style-name="ro3">
          <table:table-cell office:value-type="float" office:value="352" calcext:value-type="float">
            <text:p>352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2017/04/25</text:p>
          </table:table-cell>
          <table:table-cell table:style-name="ce5" office:value-type="float" office:value="25072" calcext:value-type="float">
            <text:p>2507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54]=&quot;/&quot;;[.C354];[.I354])" office:value-type="string" office:string-value="2017/04/25" calcext:value-type="string">
            <text:p>2017/04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54]=&quot;null&quot;;&quot;null&quot;;[.I35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1" calcext:value-type="float">
            <text:p>18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4];&quot;', &quot;;[.D354];&quot;, &quot;;[.E354];&quot;, '&quot;;[.G354];&quot;', &quot;;[.J354];&quot;, '&quot;;[.K354];&quot;', &quot;;[.L354];&quot;, &quot;;[.M354];&quot;);&quot;)" office:value-type="string" office:string-value="insert into etat_lieux (date_entree_etat_lieux, km_depart, km_arrive, date_sortie_etat_lieux, incident, type_incident, num_contrat_etat_lieux, code_type_etat_lieux_etat_lieux) Values ('2017/04/25', 25072, null, 'null', 0, '...', 181, 1);" calcext:value-type="string">
            <text:p>insert into etat_lieux (date_entree_etat_lieux, km_depart, km_arrive, date_sortie_etat_lieux, incident, type_incident, num_contrat_etat_lieux, code_type_etat_lieux_etat_lieux) Values ('2017/04/25', 25072, null, 'null', 0, '...', 181, 1);</text:p>
          </table:table-cell>
          <table:table-cell table:number-columns-repeated="1010"/>
        </table:table-row>
        <table:table-row table:style-name="ro3">
          <table:table-cell office:value-type="float" office:value="353" calcext:value-type="float">
            <text:p>353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2017/04/25</text:p>
          </table:table-cell>
          <table:table-cell table:style-name="ce5" office:value-type="float" office:value="5049" calcext:value-type="float">
            <text:p>50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55]=&quot;/&quot;;[.C355];[.I355])" office:value-type="string" office:string-value="2017/04/25" calcext:value-type="string">
            <text:p>2017/04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55]=&quot;null&quot;;&quot;null&quot;;[.I35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2" calcext:value-type="float">
            <text:p>18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5];&quot;', &quot;;[.D355];&quot;, &quot;;[.E355];&quot;, '&quot;;[.G355];&quot;', &quot;;[.J355];&quot;, '&quot;;[.K355];&quot;', &quot;;[.L355];&quot;, &quot;;[.M355];&quot;);&quot;)" office:value-type="string" office:string-value="insert into etat_lieux (date_entree_etat_lieux, km_depart, km_arrive, date_sortie_etat_lieux, incident, type_incident, num_contrat_etat_lieux, code_type_etat_lieux_etat_lieux) Values ('2017/04/25', 5049, null, 'null', 0, '...', 182, 1);" calcext:value-type="string">
            <text:p>insert into etat_lieux (date_entree_etat_lieux, km_depart, km_arrive, date_sortie_etat_lieux, incident, type_incident, num_contrat_etat_lieux, code_type_etat_lieux_etat_lieux) Values ('2017/04/25', 5049, null, 'null', 0, '...', 182, 1);</text:p>
          </table:table-cell>
          <table:table-cell table:number-columns-repeated="1010"/>
        </table:table-row>
        <table:table-row table:style-name="ro3">
          <table:table-cell office:value-type="float" office:value="354" calcext:value-type="float">
            <text:p>354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2017/04/16</text:p>
          </table:table-cell>
          <table:table-cell table:style-name="ce8" office:value-type="float" office:value="18931" calcext:value-type="float">
            <text:p>18931</text:p>
          </table:table-cell>
          <table:table-cell table:style-name="ce8" office:value-type="float" office:value="19013" calcext:value-type="float">
            <text:p>19013</text:p>
          </table:table-cell>
          <table:table-cell table:style-name="ce10" table:formula="of:=IF([.I356]=&quot;/&quot;;[.C356];[.I356])" office:value-type="string" office:string-value="2017/04/26" calcext:value-type="string">
            <text:p>2017/04/26</text:p>
          </table:table-cell>
          <table:table-cell table:style-name="ce10" office:value-type="string" calcext:value-type="string">
            <text:p>2017/04/26</text:p>
          </table:table-cell>
          <table:table-cell table:style-name="ce10" table:formula="of:=IF([.E356]=&quot;null&quot;;&quot;null&quot;;[.I356])" office:value-type="string" office:string-value="2017/04/26" calcext:value-type="string">
            <text:p>2017/04/26</text:p>
          </table:table-cell>
          <table:table-cell table:style-name="ce8" office:value-type="string" calcext:value-type="string">
            <text:p>2017/04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1" calcext:value-type="float">
            <text:p>17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6];&quot;', &quot;;[.D356];&quot;, &quot;;[.E356];&quot;, '&quot;;[.G356];&quot;', &quot;;[.J356];&quot;, '&quot;;[.K356];&quot;', &quot;;[.L356];&quot;, &quot;;[.M356];&quot;);&quot;)" office:value-type="string" office:string-value="insert into etat_lieux (date_entree_etat_lieux, km_depart, km_arrive, date_sortie_etat_lieux, incident, type_incident, num_contrat_etat_lieux, code_type_etat_lieux_etat_lieux) Values ('2017/04/16', 18931, 19013, '2017/04/26', 0, '...', 171, 2);" calcext:value-type="string">
            <text:p>insert into etat_lieux (date_entree_etat_lieux, km_depart, km_arrive, date_sortie_etat_lieux, incident, type_incident, num_contrat_etat_lieux, code_type_etat_lieux_etat_lieux) Values ('2017/04/16', 18931, 19013, '2017/04/26', 0, '...', 171, 2);</text:p>
          </table:table-cell>
          <table:table-cell table:number-columns-repeated="1010"/>
        </table:table-row>
        <table:table-row table:style-name="ro3">
          <table:table-cell office:value-type="float" office:value="355" calcext:value-type="float">
            <text:p>355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2017/04/16</text:p>
          </table:table-cell>
          <table:table-cell table:style-name="ce8" office:value-type="float" office:value="16216" calcext:value-type="float">
            <text:p>16216</text:p>
          </table:table-cell>
          <table:table-cell table:style-name="ce8" office:value-type="float" office:value="16554" calcext:value-type="float">
            <text:p>16554</text:p>
          </table:table-cell>
          <table:table-cell table:style-name="ce10" table:formula="of:=IF([.I357]=&quot;/&quot;;[.C357];[.I357])" office:value-type="string" office:string-value="2017/04/26" calcext:value-type="string">
            <text:p>2017/04/26</text:p>
          </table:table-cell>
          <table:table-cell table:style-name="ce10" office:value-type="string" calcext:value-type="string">
            <text:p>2017/04/26</text:p>
          </table:table-cell>
          <table:table-cell table:style-name="ce10" table:formula="of:=IF([.E357]=&quot;null&quot;;&quot;null&quot;;[.I357])" office:value-type="string" office:string-value="2017/04/26" calcext:value-type="string">
            <text:p>2017/04/26</text:p>
          </table:table-cell>
          <table:table-cell table:style-name="ce8" office:value-type="string" calcext:value-type="string">
            <text:p>2017/04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2" calcext:value-type="float">
            <text:p>17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7];&quot;', &quot;;[.D357];&quot;, &quot;;[.E357];&quot;, '&quot;;[.G357];&quot;', &quot;;[.J357];&quot;, '&quot;;[.K357];&quot;', &quot;;[.L357];&quot;, &quot;;[.M357];&quot;);&quot;)" office:value-type="string" office:string-value="insert into etat_lieux (date_entree_etat_lieux, km_depart, km_arrive, date_sortie_etat_lieux, incident, type_incident, num_contrat_etat_lieux, code_type_etat_lieux_etat_lieux) Values ('2017/04/16', 16216, 16554, '2017/04/26', 0, '...', 172, 2);" calcext:value-type="string">
            <text:p>insert into etat_lieux (date_entree_etat_lieux, km_depart, km_arrive, date_sortie_etat_lieux, incident, type_incident, num_contrat_etat_lieux, code_type_etat_lieux_etat_lieux) Values ('2017/04/16', 16216, 16554, '2017/04/26', 0, '...', 172, 2);</text:p>
          </table:table-cell>
          <table:table-cell table:number-columns-repeated="1010"/>
        </table:table-row>
        <table:table-row table:style-name="ro3">
          <table:table-cell office:value-type="float" office:value="356" calcext:value-type="float">
            <text:p>356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2017/04/26</text:p>
          </table:table-cell>
          <table:table-cell table:style-name="ce5" office:value-type="float" office:value="3651" calcext:value-type="float">
            <text:p>365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58]=&quot;/&quot;;[.C358];[.I358])" office:value-type="string" office:string-value="2017/04/26" calcext:value-type="string">
            <text:p>2017/04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58]=&quot;null&quot;;&quot;null&quot;;[.I35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3" calcext:value-type="float">
            <text:p>18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8];&quot;', &quot;;[.D358];&quot;, &quot;;[.E358];&quot;, '&quot;;[.G358];&quot;', &quot;;[.J358];&quot;, '&quot;;[.K358];&quot;', &quot;;[.L358];&quot;, &quot;;[.M358];&quot;);&quot;)" office:value-type="string" office:string-value="insert into etat_lieux (date_entree_etat_lieux, km_depart, km_arrive, date_sortie_etat_lieux, incident, type_incident, num_contrat_etat_lieux, code_type_etat_lieux_etat_lieux) Values ('2017/04/26', 3651, null, 'null', 0, '...', 183, 1);" calcext:value-type="string">
            <text:p>insert into etat_lieux (date_entree_etat_lieux, km_depart, km_arrive, date_sortie_etat_lieux, incident, type_incident, num_contrat_etat_lieux, code_type_etat_lieux_etat_lieux) Values ('2017/04/26', 3651, null, 'null', 0, '...', 183, 1);</text:p>
          </table:table-cell>
          <table:table-cell table:number-columns-repeated="1010"/>
        </table:table-row>
        <table:table-row table:style-name="ro3">
          <table:table-cell office:value-type="float" office:value="357" calcext:value-type="float">
            <text:p>357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2017/04/21</text:p>
          </table:table-cell>
          <table:table-cell table:style-name="ce8" office:value-type="float" office:value="17890" calcext:value-type="float">
            <text:p>17890</text:p>
          </table:table-cell>
          <table:table-cell table:style-name="ce8" office:value-type="float" office:value="18858" calcext:value-type="float">
            <text:p>18858</text:p>
          </table:table-cell>
          <table:table-cell table:style-name="ce10" table:formula="of:=IF([.I359]=&quot;/&quot;;[.C359];[.I359])" office:value-type="string" office:string-value="2017/04/27" calcext:value-type="string">
            <text:p>2017/04/27</text:p>
          </table:table-cell>
          <table:table-cell table:style-name="ce10" office:value-type="string" calcext:value-type="string">
            <text:p>2017/04/27</text:p>
          </table:table-cell>
          <table:table-cell table:style-name="ce10" table:formula="of:=IF([.E359]=&quot;null&quot;;&quot;null&quot;;[.I359])" office:value-type="string" office:string-value="2017/04/27" calcext:value-type="string">
            <text:p>2017/04/27</text:p>
          </table:table-cell>
          <table:table-cell table:style-name="ce8" office:value-type="string" calcext:value-type="string">
            <text:p>2017/04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6" calcext:value-type="float">
            <text:p>17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59];&quot;', &quot;;[.D359];&quot;, &quot;;[.E359];&quot;, '&quot;;[.G359];&quot;', &quot;;[.J359];&quot;, '&quot;;[.K359];&quot;', &quot;;[.L359];&quot;, &quot;;[.M359];&quot;);&quot;)" office:value-type="string" office:string-value="insert into etat_lieux (date_entree_etat_lieux, km_depart, km_arrive, date_sortie_etat_lieux, incident, type_incident, num_contrat_etat_lieux, code_type_etat_lieux_etat_lieux) Values ('2017/04/21', 17890, 18858, '2017/04/27', 0, '...', 176, 2);" calcext:value-type="string">
            <text:p>insert into etat_lieux (date_entree_etat_lieux, km_depart, km_arrive, date_sortie_etat_lieux, incident, type_incident, num_contrat_etat_lieux, code_type_etat_lieux_etat_lieux) Values ('2017/04/21', 17890, 18858, '2017/04/27', 0, '...', 176, 2);</text:p>
          </table:table-cell>
          <table:table-cell table:number-columns-repeated="1010"/>
        </table:table-row>
        <table:table-row table:style-name="ro3">
          <table:table-cell office:value-type="float" office:value="358" calcext:value-type="float">
            <text:p>358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2017/04/25</text:p>
          </table:table-cell>
          <table:table-cell table:style-name="ce8" office:value-type="float" office:value="25072" calcext:value-type="float">
            <text:p>25072</text:p>
          </table:table-cell>
          <table:table-cell table:style-name="ce8" office:value-type="float" office:value="25924" calcext:value-type="float">
            <text:p>25924</text:p>
          </table:table-cell>
          <table:table-cell table:style-name="ce10" table:formula="of:=IF([.I360]=&quot;/&quot;;[.C360];[.I360])" office:value-type="string" office:string-value="2017/04/27" calcext:value-type="string">
            <text:p>2017/04/27</text:p>
          </table:table-cell>
          <table:table-cell table:style-name="ce10" office:value-type="string" calcext:value-type="string">
            <text:p>2017/04/27</text:p>
          </table:table-cell>
          <table:table-cell table:style-name="ce10" table:formula="of:=IF([.E360]=&quot;null&quot;;&quot;null&quot;;[.I360])" office:value-type="string" office:string-value="2017/04/27" calcext:value-type="string">
            <text:p>2017/04/27</text:p>
          </table:table-cell>
          <table:table-cell table:style-name="ce8" office:value-type="string" calcext:value-type="string">
            <text:p>2017/04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1" calcext:value-type="float">
            <text:p>18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0];&quot;', &quot;;[.D360];&quot;, &quot;;[.E360];&quot;, '&quot;;[.G360];&quot;', &quot;;[.J360];&quot;, '&quot;;[.K360];&quot;', &quot;;[.L360];&quot;, &quot;;[.M360];&quot;);&quot;)" office:value-type="string" office:string-value="insert into etat_lieux (date_entree_etat_lieux, km_depart, km_arrive, date_sortie_etat_lieux, incident, type_incident, num_contrat_etat_lieux, code_type_etat_lieux_etat_lieux) Values ('2017/04/25', 25072, 25924, '2017/04/27', 0, '...', 181, 2);" calcext:value-type="string">
            <text:p>insert into etat_lieux (date_entree_etat_lieux, km_depart, km_arrive, date_sortie_etat_lieux, incident, type_incident, num_contrat_etat_lieux, code_type_etat_lieux_etat_lieux) Values ('2017/04/25', 25072, 25924, '2017/04/27', 0, '...', 181, 2);</text:p>
          </table:table-cell>
          <table:table-cell table:number-columns-repeated="1010"/>
        </table:table-row>
        <table:table-row table:style-name="ro3">
          <table:table-cell office:value-type="float" office:value="359" calcext:value-type="float">
            <text:p>359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2017/04/26</text:p>
          </table:table-cell>
          <table:table-cell table:style-name="ce8" office:value-type="float" office:value="3651" calcext:value-type="float">
            <text:p>3651</text:p>
          </table:table-cell>
          <table:table-cell table:style-name="ce8" office:value-type="float" office:value="4251" calcext:value-type="float">
            <text:p>4251</text:p>
          </table:table-cell>
          <table:table-cell table:style-name="ce10" table:formula="of:=IF([.I361]=&quot;/&quot;;[.C361];[.I361])" office:value-type="string" office:string-value="2017/04/27" calcext:value-type="string">
            <text:p>2017/04/27</text:p>
          </table:table-cell>
          <table:table-cell table:style-name="ce10" office:value-type="string" calcext:value-type="string">
            <text:p>2017/04/27</text:p>
          </table:table-cell>
          <table:table-cell table:style-name="ce10" table:formula="of:=IF([.E361]=&quot;null&quot;;&quot;null&quot;;[.I361])" office:value-type="string" office:string-value="2017/04/27" calcext:value-type="string">
            <text:p>2017/04/27</text:p>
          </table:table-cell>
          <table:table-cell table:style-name="ce8" office:value-type="string" calcext:value-type="string">
            <text:p>2017/04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3" calcext:value-type="float">
            <text:p>18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1];&quot;', &quot;;[.D361];&quot;, &quot;;[.E361];&quot;, '&quot;;[.G361];&quot;', &quot;;[.J361];&quot;, '&quot;;[.K361];&quot;', &quot;;[.L361];&quot;, &quot;;[.M361];&quot;);&quot;)" office:value-type="string" office:string-value="insert into etat_lieux (date_entree_etat_lieux, km_depart, km_arrive, date_sortie_etat_lieux, incident, type_incident, num_contrat_etat_lieux, code_type_etat_lieux_etat_lieux) Values ('2017/04/26', 3651, 4251, '2017/04/27', 0, '...', 183, 2);" calcext:value-type="string">
            <text:p>insert into etat_lieux (date_entree_etat_lieux, km_depart, km_arrive, date_sortie_etat_lieux, incident, type_incident, num_contrat_etat_lieux, code_type_etat_lieux_etat_lieux) Values ('2017/04/26', 3651, 4251, '2017/04/27', 0, '...', 183, 2);</text:p>
          </table:table-cell>
          <table:table-cell table:number-columns-repeated="1010"/>
        </table:table-row>
        <table:table-row table:style-name="ro3">
          <table:table-cell office:value-type="float" office:value="360" calcext:value-type="float">
            <text:p>360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2017/04/27</text:p>
          </table:table-cell>
          <table:table-cell table:style-name="ce5" office:value-type="float" office:value="13811" calcext:value-type="float">
            <text:p>1381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62]=&quot;/&quot;;[.C362];[.I362])" office:value-type="string" office:string-value="2017/04/27" calcext:value-type="string">
            <text:p>2017/04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62]=&quot;null&quot;;&quot;null&quot;;[.I36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4" calcext:value-type="float">
            <text:p>18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2];&quot;', &quot;;[.D362];&quot;, &quot;;[.E362];&quot;, '&quot;;[.G362];&quot;', &quot;;[.J362];&quot;, '&quot;;[.K362];&quot;', &quot;;[.L362];&quot;, &quot;;[.M362];&quot;);&quot;)" office:value-type="string" office:string-value="insert into etat_lieux (date_entree_etat_lieux, km_depart, km_arrive, date_sortie_etat_lieux, incident, type_incident, num_contrat_etat_lieux, code_type_etat_lieux_etat_lieux) Values ('2017/04/27', 13811, null, 'null', 0, '...', 184, 1);" calcext:value-type="string">
            <text:p>insert into etat_lieux (date_entree_etat_lieux, km_depart, km_arrive, date_sortie_etat_lieux, incident, type_incident, num_contrat_etat_lieux, code_type_etat_lieux_etat_lieux) Values ('2017/04/27', 13811, null, 'null', 0, '...', 184, 1);</text:p>
          </table:table-cell>
          <table:table-cell table:number-columns-repeated="1010"/>
        </table:table-row>
        <table:table-row table:style-name="ro3">
          <table:table-cell office:value-type="float" office:value="361" calcext:value-type="float">
            <text:p>361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2017/04/16</text:p>
          </table:table-cell>
          <table:table-cell table:style-name="ce8" office:value-type="float" office:value="19463" calcext:value-type="float">
            <text:p>19463</text:p>
          </table:table-cell>
          <table:table-cell table:style-name="ce8" office:value-type="float" office:value="20806" calcext:value-type="float">
            <text:p>20806</text:p>
          </table:table-cell>
          <table:table-cell table:style-name="ce10" table:formula="of:=IF([.I363]=&quot;/&quot;;[.C363];[.I363])" office:value-type="string" office:string-value="2017/04/29" calcext:value-type="string">
            <text:p>2017/04/29</text:p>
          </table:table-cell>
          <table:table-cell table:style-name="ce10" office:value-type="string" calcext:value-type="string">
            <text:p>2017/04/29</text:p>
          </table:table-cell>
          <table:table-cell table:style-name="ce10" table:formula="of:=IF([.E363]=&quot;null&quot;;&quot;null&quot;;[.I363])" office:value-type="string" office:string-value="2017/04/29" calcext:value-type="string">
            <text:p>2017/04/29</text:p>
          </table:table-cell>
          <table:table-cell table:style-name="ce8" office:value-type="string" calcext:value-type="string">
            <text:p>2017/04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0" calcext:value-type="float">
            <text:p>17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3];&quot;', &quot;;[.D363];&quot;, &quot;;[.E363];&quot;, '&quot;;[.G363];&quot;', &quot;;[.J363];&quot;, '&quot;;[.K363];&quot;', &quot;;[.L363];&quot;, &quot;;[.M363];&quot;);&quot;)" office:value-type="string" office:string-value="insert into etat_lieux (date_entree_etat_lieux, km_depart, km_arrive, date_sortie_etat_lieux, incident, type_incident, num_contrat_etat_lieux, code_type_etat_lieux_etat_lieux) Values ('2017/04/16', 19463, 20806, '2017/04/29', 0, '...', 170, 2);" calcext:value-type="string">
            <text:p>insert into etat_lieux (date_entree_etat_lieux, km_depart, km_arrive, date_sortie_etat_lieux, incident, type_incident, num_contrat_etat_lieux, code_type_etat_lieux_etat_lieux) Values ('2017/04/16', 19463, 20806, '2017/04/29', 0, '...', 170, 2);</text:p>
          </table:table-cell>
          <table:table-cell table:number-columns-repeated="1010"/>
        </table:table-row>
        <table:table-row table:style-name="ro3">
          <table:table-cell office:value-type="float" office:value="362" calcext:value-type="float">
            <text:p>362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2017/04/29</text:p>
          </table:table-cell>
          <table:table-cell table:style-name="ce5" office:value-type="float" office:value="21636" calcext:value-type="float">
            <text:p>2163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64]=&quot;/&quot;;[.C364];[.I364])" office:value-type="string" office:string-value="2017/04/29" calcext:value-type="string">
            <text:p>2017/04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64]=&quot;null&quot;;&quot;null&quot;;[.I36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5" calcext:value-type="float">
            <text:p>18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4];&quot;', &quot;;[.D364];&quot;, &quot;;[.E364];&quot;, '&quot;;[.G364];&quot;', &quot;;[.J364];&quot;, '&quot;;[.K364];&quot;', &quot;;[.L364];&quot;, &quot;;[.M364];&quot;);&quot;)" office:value-type="string" office:string-value="insert into etat_lieux (date_entree_etat_lieux, km_depart, km_arrive, date_sortie_etat_lieux, incident, type_incident, num_contrat_etat_lieux, code_type_etat_lieux_etat_lieux) Values ('2017/04/29', 21636, null, 'null', 0, '...', 185, 1);" calcext:value-type="string">
            <text:p>insert into etat_lieux (date_entree_etat_lieux, km_depart, km_arrive, date_sortie_etat_lieux, incident, type_incident, num_contrat_etat_lieux, code_type_etat_lieux_etat_lieux) Values ('2017/04/29', 21636, null, 'null', 0, '...', 185, 1);</text:p>
          </table:table-cell>
          <table:table-cell table:number-columns-repeated="1010"/>
        </table:table-row>
        <table:table-row table:style-name="ro3">
          <table:table-cell office:value-type="float" office:value="363" calcext:value-type="float">
            <text:p>363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2017/04/30</text:p>
          </table:table-cell>
          <table:table-cell table:style-name="ce5" office:value-type="float" office:value="27871" calcext:value-type="float">
            <text:p>2787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65]=&quot;/&quot;;[.C365];[.I365])" office:value-type="string" office:string-value="2017/04/30" calcext:value-type="string">
            <text:p>2017/04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65]=&quot;null&quot;;&quot;null&quot;;[.I36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6" calcext:value-type="float">
            <text:p>18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5];&quot;', &quot;;[.D365];&quot;, &quot;;[.E365];&quot;, '&quot;;[.G365];&quot;', &quot;;[.J365];&quot;, '&quot;;[.K365];&quot;', &quot;;[.L365];&quot;, &quot;;[.M365];&quot;);&quot;)" office:value-type="string" office:string-value="insert into etat_lieux (date_entree_etat_lieux, km_depart, km_arrive, date_sortie_etat_lieux, incident, type_incident, num_contrat_etat_lieux, code_type_etat_lieux_etat_lieux) Values ('2017/04/30', 27871, null, 'null', 0, '...', 186, 1);" calcext:value-type="string">
            <text:p>insert into etat_lieux (date_entree_etat_lieux, km_depart, km_arrive, date_sortie_etat_lieux, incident, type_incident, num_contrat_etat_lieux, code_type_etat_lieux_etat_lieux) Values ('2017/04/30', 27871, null, 'null', 0, '...', 186, 1);</text:p>
          </table:table-cell>
          <table:table-cell table:number-columns-repeated="1010"/>
        </table:table-row>
        <table:table-row table:style-name="ro3">
          <table:table-cell office:value-type="float" office:value="364" calcext:value-type="float">
            <text:p>364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2017/04/30</text:p>
          </table:table-cell>
          <table:table-cell table:style-name="ce5" office:value-type="float" office:value="10506" calcext:value-type="float">
            <text:p>1050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66]=&quot;/&quot;;[.C366];[.I366])" office:value-type="string" office:string-value="2017/04/30" calcext:value-type="string">
            <text:p>2017/04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66]=&quot;null&quot;;&quot;null&quot;;[.I36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7" calcext:value-type="float">
            <text:p>18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6];&quot;', &quot;;[.D366];&quot;, &quot;;[.E366];&quot;, '&quot;;[.G366];&quot;', &quot;;[.J366];&quot;, '&quot;;[.K366];&quot;', &quot;;[.L366];&quot;, &quot;;[.M366];&quot;);&quot;)" office:value-type="string" office:string-value="insert into etat_lieux (date_entree_etat_lieux, km_depart, km_arrive, date_sortie_etat_lieux, incident, type_incident, num_contrat_etat_lieux, code_type_etat_lieux_etat_lieux) Values ('2017/04/30', 10506, null, 'null', 0, '...', 187, 1);" calcext:value-type="string">
            <text:p>insert into etat_lieux (date_entree_etat_lieux, km_depart, km_arrive, date_sortie_etat_lieux, incident, type_incident, num_contrat_etat_lieux, code_type_etat_lieux_etat_lieux) Values ('2017/04/30', 10506, null, 'null', 0, '...', 187, 1);</text:p>
          </table:table-cell>
          <table:table-cell table:number-columns-repeated="1010"/>
        </table:table-row>
        <table:table-row table:style-name="ro3">
          <table:table-cell office:value-type="float" office:value="365" calcext:value-type="float">
            <text:p>365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2017/04/30</text:p>
          </table:table-cell>
          <table:table-cell table:style-name="ce5" office:value-type="float" office:value="3031" calcext:value-type="float">
            <text:p>303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67]=&quot;/&quot;;[.C367];[.I367])" office:value-type="string" office:string-value="2017/04/30" calcext:value-type="string">
            <text:p>2017/04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67]=&quot;null&quot;;&quot;null&quot;;[.I36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8" calcext:value-type="float">
            <text:p>18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7];&quot;', &quot;;[.D367];&quot;, &quot;;[.E367];&quot;, '&quot;;[.G367];&quot;', &quot;;[.J367];&quot;, '&quot;;[.K367];&quot;', &quot;;[.L367];&quot;, &quot;;[.M367];&quot;);&quot;)" office:value-type="string" office:string-value="insert into etat_lieux (date_entree_etat_lieux, km_depart, km_arrive, date_sortie_etat_lieux, incident, type_incident, num_contrat_etat_lieux, code_type_etat_lieux_etat_lieux) Values ('2017/04/30', 3031, null, 'null', 0, '...', 188, 1);" calcext:value-type="string">
            <text:p>insert into etat_lieux (date_entree_etat_lieux, km_depart, km_arrive, date_sortie_etat_lieux, incident, type_incident, num_contrat_etat_lieux, code_type_etat_lieux_etat_lieux) Values ('2017/04/30', 3031, null, 'null', 0, '...', 188, 1);</text:p>
          </table:table-cell>
          <table:table-cell table:number-columns-repeated="1010"/>
        </table:table-row>
        <table:table-row table:style-name="ro3">
          <table:table-cell office:value-type="float" office:value="366" calcext:value-type="float">
            <text:p>366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2017/05/01</text:p>
          </table:table-cell>
          <table:table-cell table:style-name="ce5" office:value-type="float" office:value="14663" calcext:value-type="float">
            <text:p>1466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68]=&quot;/&quot;;[.C368];[.I368])" office:value-type="string" office:string-value="2017/05/01" calcext:value-type="string">
            <text:p>2017/05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68]=&quot;null&quot;;&quot;null&quot;;[.I36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9" calcext:value-type="float">
            <text:p>18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8];&quot;', &quot;;[.D368];&quot;, &quot;;[.E368];&quot;, '&quot;;[.G368];&quot;', &quot;;[.J368];&quot;, '&quot;;[.K368];&quot;', &quot;;[.L368];&quot;, &quot;;[.M368];&quot;);&quot;)" office:value-type="string" office:string-value="insert into etat_lieux (date_entree_etat_lieux, km_depart, km_arrive, date_sortie_etat_lieux, incident, type_incident, num_contrat_etat_lieux, code_type_etat_lieux_etat_lieux) Values ('2017/05/01', 14663, null, 'null', 0, '...', 189, 1);" calcext:value-type="string">
            <text:p>insert into etat_lieux (date_entree_etat_lieux, km_depart, km_arrive, date_sortie_etat_lieux, incident, type_incident, num_contrat_etat_lieux, code_type_etat_lieux_etat_lieux) Values ('2017/05/01', 14663, null, 'null', 0, '...', 189, 1);</text:p>
          </table:table-cell>
          <table:table-cell table:number-columns-repeated="1010"/>
        </table:table-row>
        <table:table-row table:style-name="ro3">
          <table:table-cell office:value-type="float" office:value="367" calcext:value-type="float">
            <text:p>367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2017/04/18</text:p>
          </table:table-cell>
          <table:table-cell table:style-name="ce8" office:value-type="float" office:value="10303" calcext:value-type="float">
            <text:p>10303</text:p>
          </table:table-cell>
          <table:table-cell table:style-name="ce8" office:value-type="float" office:value="10511" calcext:value-type="float">
            <text:p>10511</text:p>
          </table:table-cell>
          <table:table-cell table:style-name="ce10" table:formula="of:=IF([.I369]=&quot;/&quot;;[.C369];[.I369])" office:value-type="string" office:string-value="2017/05/02" calcext:value-type="string">
            <text:p>2017/05/02</text:p>
          </table:table-cell>
          <table:table-cell table:style-name="ce10" office:value-type="string" calcext:value-type="string">
            <text:p>2017/05/02</text:p>
          </table:table-cell>
          <table:table-cell table:style-name="ce10" table:formula="of:=IF([.E369]=&quot;null&quot;;&quot;null&quot;;[.I369])" office:value-type="string" office:string-value="2017/05/02" calcext:value-type="string">
            <text:p>2017/05/02</text:p>
          </table:table-cell>
          <table:table-cell table:style-name="ce8" office:value-type="string" calcext:value-type="string">
            <text:p>2017/05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3" calcext:value-type="float">
            <text:p>17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69];&quot;', &quot;;[.D369];&quot;, &quot;;[.E369];&quot;, '&quot;;[.G369];&quot;', &quot;;[.J369];&quot;, '&quot;;[.K369];&quot;', &quot;;[.L369];&quot;, &quot;;[.M369];&quot;);&quot;)" office:value-type="string" office:string-value="insert into etat_lieux (date_entree_etat_lieux, km_depart, km_arrive, date_sortie_etat_lieux, incident, type_incident, num_contrat_etat_lieux, code_type_etat_lieux_etat_lieux) Values ('2017/04/18', 10303, 10511, '2017/05/02', 0, '...', 173, 2);" calcext:value-type="string">
            <text:p>insert into etat_lieux (date_entree_etat_lieux, km_depart, km_arrive, date_sortie_etat_lieux, incident, type_incident, num_contrat_etat_lieux, code_type_etat_lieux_etat_lieux) Values ('2017/04/18', 10303, 10511, '2017/05/02', 0, '...', 173, 2);</text:p>
          </table:table-cell>
          <table:table-cell table:number-columns-repeated="1010"/>
        </table:table-row>
        <table:table-row table:style-name="ro3">
          <table:table-cell office:value-type="float" office:value="368" calcext:value-type="float">
            <text:p>368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2017/05/02</text:p>
          </table:table-cell>
          <table:table-cell table:style-name="ce5" office:value-type="float" office:value="9353" calcext:value-type="float">
            <text:p>935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70]=&quot;/&quot;;[.C370];[.I370])" office:value-type="string" office:string-value="2017/05/02" calcext:value-type="string">
            <text:p>2017/05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70]=&quot;null&quot;;&quot;null&quot;;[.I37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0" calcext:value-type="float">
            <text:p>19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0];&quot;', &quot;;[.D370];&quot;, &quot;;[.E370];&quot;, '&quot;;[.G370];&quot;', &quot;;[.J370];&quot;, '&quot;;[.K370];&quot;', &quot;;[.L370];&quot;, &quot;;[.M370];&quot;);&quot;)" office:value-type="string" office:string-value="insert into etat_lieux (date_entree_etat_lieux, km_depart, km_arrive, date_sortie_etat_lieux, incident, type_incident, num_contrat_etat_lieux, code_type_etat_lieux_etat_lieux) Values ('2017/05/02', 9353, null, 'null', 0, '...', 190, 1);" calcext:value-type="string">
            <text:p>insert into etat_lieux (date_entree_etat_lieux, km_depart, km_arrive, date_sortie_etat_lieux, incident, type_incident, num_contrat_etat_lieux, code_type_etat_lieux_etat_lieux) Values ('2017/05/02', 9353, null, 'null', 0, '...', 190, 1);</text:p>
          </table:table-cell>
          <table:table-cell table:number-columns-repeated="1010"/>
        </table:table-row>
        <table:table-row table:style-name="ro3">
          <table:table-cell office:value-type="float" office:value="369" calcext:value-type="float">
            <text:p>369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2017/05/03</text:p>
          </table:table-cell>
          <table:table-cell table:style-name="ce8" office:value-type="float" office:value="14663" calcext:value-type="float">
            <text:p>14663</text:p>
          </table:table-cell>
          <table:table-cell table:style-name="ce8" office:value-type="string" calcext:value-type="string">
            <text:p>null</text:p>
          </table:table-cell>
          <table:table-cell table:style-name="ce10" table:formula="of:=IF([.I371]=&quot;/&quot;;[.C371];[.I371])" office:value-type="string" office:string-value="2017/05/03" calcext:value-type="string">
            <text:p>2017/05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71]=&quot;null&quot;;&quot;null&quot;;[.I37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89" calcext:value-type="float">
            <text:p>18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1];&quot;', &quot;;[.D371];&quot;, &quot;;[.E371];&quot;, '&quot;;[.G371];&quot;', &quot;;[.J371];&quot;, '&quot;;[.K371];&quot;', &quot;;[.L371];&quot;, &quot;;[.M371];&quot;);&quot;)" office:value-type="string" office:string-value="insert into etat_lieux (date_entree_etat_lieux, km_depart, km_arrive, date_sortie_etat_lieux, incident, type_incident, num_contrat_etat_lieux, code_type_etat_lieux_etat_lieux) Values ('2017/05/03', 14663, null, 'null', 0, '...', 189, 1);" calcext:value-type="string">
            <text:p>insert into etat_lieux (date_entree_etat_lieux, km_depart, km_arrive, date_sortie_etat_lieux, incident, type_incident, num_contrat_etat_lieux, code_type_etat_lieux_etat_lieux) Values ('2017/05/03', 14663, null, 'null', 0, '...', 189, 1);</text:p>
          </table:table-cell>
          <table:table-cell table:number-columns-repeated="1010"/>
        </table:table-row>
        <table:table-row table:style-name="ro3">
          <table:table-cell office:value-type="float" office:value="370" calcext:value-type="float">
            <text:p>370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2017/05/03</text:p>
          </table:table-cell>
          <table:table-cell table:style-name="ce5" office:value-type="float" office:value="2662" calcext:value-type="float">
            <text:p>266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72]=&quot;/&quot;;[.C372];[.I372])" office:value-type="string" office:string-value="2017/05/03" calcext:value-type="string">
            <text:p>2017/05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72]=&quot;null&quot;;&quot;null&quot;;[.I37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1" calcext:value-type="float">
            <text:p>19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2];&quot;', &quot;;[.D372];&quot;, &quot;;[.E372];&quot;, '&quot;;[.G372];&quot;', &quot;;[.J372];&quot;, '&quot;;[.K372];&quot;', &quot;;[.L372];&quot;, &quot;;[.M372];&quot;);&quot;)" office:value-type="string" office:string-value="insert into etat_lieux (date_entree_etat_lieux, km_depart, km_arrive, date_sortie_etat_lieux, incident, type_incident, num_contrat_etat_lieux, code_type_etat_lieux_etat_lieux) Values ('2017/05/03', 2662, null, 'null', 0, '...', 191, 1);" calcext:value-type="string">
            <text:p>insert into etat_lieux (date_entree_etat_lieux, km_depart, km_arrive, date_sortie_etat_lieux, incident, type_incident, num_contrat_etat_lieux, code_type_etat_lieux_etat_lieux) Values ('2017/05/03', 2662, null, 'null', 0, '...', 191, 1);</text:p>
          </table:table-cell>
          <table:table-cell table:number-columns-repeated="1010"/>
        </table:table-row>
        <table:table-row table:style-name="ro3">
          <table:table-cell office:value-type="float" office:value="371" calcext:value-type="float">
            <text:p>371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2017/05/02</text:p>
          </table:table-cell>
          <table:table-cell table:style-name="ce8" office:value-type="float" office:value="9353" calcext:value-type="float">
            <text:p>9353</text:p>
          </table:table-cell>
          <table:table-cell table:style-name="ce8" office:value-type="float" office:value="10080" calcext:value-type="float">
            <text:p>10080</text:p>
          </table:table-cell>
          <table:table-cell table:style-name="ce10" table:formula="of:=IF([.I373]=&quot;/&quot;;[.C373];[.I373])" office:value-type="string" office:string-value="2017/05/05" calcext:value-type="string">
            <text:p>2017/05/05</text:p>
          </table:table-cell>
          <table:table-cell table:style-name="ce10" office:value-type="string" calcext:value-type="string">
            <text:p>2017/05/05</text:p>
          </table:table-cell>
          <table:table-cell table:style-name="ce10" table:formula="of:=IF([.E373]=&quot;null&quot;;&quot;null&quot;;[.I373])" office:value-type="string" office:string-value="2017/05/05" calcext:value-type="string">
            <text:p>2017/05/05</text:p>
          </table:table-cell>
          <table:table-cell table:style-name="ce8" office:value-type="string" calcext:value-type="string">
            <text:p>2017/05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0" calcext:value-type="float">
            <text:p>19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3];&quot;', &quot;;[.D373];&quot;, &quot;;[.E373];&quot;, '&quot;;[.G373];&quot;', &quot;;[.J373];&quot;, '&quot;;[.K373];&quot;', &quot;;[.L373];&quot;, &quot;;[.M373];&quot;);&quot;)" office:value-type="string" office:string-value="insert into etat_lieux (date_entree_etat_lieux, km_depart, km_arrive, date_sortie_etat_lieux, incident, type_incident, num_contrat_etat_lieux, code_type_etat_lieux_etat_lieux) Values ('2017/05/02', 9353, 10080, '2017/05/05', 0, '...', 190, 2);" calcext:value-type="string">
            <text:p>insert into etat_lieux (date_entree_etat_lieux, km_depart, km_arrive, date_sortie_etat_lieux, incident, type_incident, num_contrat_etat_lieux, code_type_etat_lieux_etat_lieux) Values ('2017/05/02', 9353, 10080, '2017/05/05', 0, '...', 190, 2);</text:p>
          </table:table-cell>
          <table:table-cell table:number-columns-repeated="1010"/>
        </table:table-row>
        <table:table-row table:style-name="ro3">
          <table:table-cell office:value-type="float" office:value="372" calcext:value-type="float">
            <text:p>372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2017/05/05</text:p>
          </table:table-cell>
          <table:table-cell table:style-name="ce5" office:value-type="float" office:value="26821" calcext:value-type="float">
            <text:p>2682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74]=&quot;/&quot;;[.C374];[.I374])" office:value-type="string" office:string-value="2017/05/05" calcext:value-type="string">
            <text:p>2017/05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74]=&quot;null&quot;;&quot;null&quot;;[.I37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2" calcext:value-type="float">
            <text:p>19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4];&quot;', &quot;;[.D374];&quot;, &quot;;[.E374];&quot;, '&quot;;[.G374];&quot;', &quot;;[.J374];&quot;, '&quot;;[.K374];&quot;', &quot;;[.L374];&quot;, &quot;;[.M374];&quot;);&quot;)" office:value-type="string" office:string-value="insert into etat_lieux (date_entree_etat_lieux, km_depart, km_arrive, date_sortie_etat_lieux, incident, type_incident, num_contrat_etat_lieux, code_type_etat_lieux_etat_lieux) Values ('2017/05/05', 26821, null, 'null', 0, '...', 192, 1);" calcext:value-type="string">
            <text:p>insert into etat_lieux (date_entree_etat_lieux, km_depart, km_arrive, date_sortie_etat_lieux, incident, type_incident, num_contrat_etat_lieux, code_type_etat_lieux_etat_lieux) Values ('2017/05/05', 26821, null, 'null', 0, '...', 192, 1);</text:p>
          </table:table-cell>
          <table:table-cell table:number-columns-repeated="1010"/>
        </table:table-row>
        <table:table-row table:style-name="ro3">
          <table:table-cell office:value-type="float" office:value="373" calcext:value-type="float">
            <text:p>373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2017/04/22</text:p>
          </table:table-cell>
          <table:table-cell table:style-name="ce8" office:value-type="float" office:value="25348" calcext:value-type="float">
            <text:p>25348</text:p>
          </table:table-cell>
          <table:table-cell table:style-name="ce8" office:value-type="float" office:value="25365" calcext:value-type="float">
            <text:p>25365</text:p>
          </table:table-cell>
          <table:table-cell table:style-name="ce10" table:formula="of:=IF([.I375]=&quot;/&quot;;[.C375];[.I375])" office:value-type="string" office:string-value="2017/05/06" calcext:value-type="string">
            <text:p>2017/05/06</text:p>
          </table:table-cell>
          <table:table-cell table:style-name="ce10" office:value-type="string" calcext:value-type="string">
            <text:p>2017/05/06</text:p>
          </table:table-cell>
          <table:table-cell table:style-name="ce10" table:formula="of:=IF([.E375]=&quot;null&quot;;&quot;null&quot;;[.I375])" office:value-type="string" office:string-value="2017/05/06" calcext:value-type="string">
            <text:p>2017/05/06</text:p>
          </table:table-cell>
          <table:table-cell table:style-name="ce8" office:value-type="string" calcext:value-type="string">
            <text:p>2017/05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7" calcext:value-type="float">
            <text:p>17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5];&quot;', &quot;;[.D375];&quot;, &quot;;[.E375];&quot;, '&quot;;[.G375];&quot;', &quot;;[.J375];&quot;, '&quot;;[.K375];&quot;', &quot;;[.L375];&quot;, &quot;;[.M375];&quot;);&quot;)" office:value-type="string" office:string-value="insert into etat_lieux (date_entree_etat_lieux, km_depart, km_arrive, date_sortie_etat_lieux, incident, type_incident, num_contrat_etat_lieux, code_type_etat_lieux_etat_lieux) Values ('2017/04/22', 25348, 25365, '2017/05/06', 0, '...', 177, 2);" calcext:value-type="string">
            <text:p>insert into etat_lieux (date_entree_etat_lieux, km_depart, km_arrive, date_sortie_etat_lieux, incident, type_incident, num_contrat_etat_lieux, code_type_etat_lieux_etat_lieux) Values ('2017/04/22', 25348, 25365, '2017/05/06', 0, '...', 177, 2);</text:p>
          </table:table-cell>
          <table:table-cell table:number-columns-repeated="1010"/>
        </table:table-row>
        <table:table-row table:style-name="ro3">
          <table:table-cell office:value-type="float" office:value="374" calcext:value-type="float">
            <text:p>374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2017/04/23</text:p>
          </table:table-cell>
          <table:table-cell table:style-name="ce8" office:value-type="float" office:value="22836" calcext:value-type="float">
            <text:p>22836</text:p>
          </table:table-cell>
          <table:table-cell table:style-name="ce8" office:value-type="float" office:value="23684" calcext:value-type="float">
            <text:p>23684</text:p>
          </table:table-cell>
          <table:table-cell table:style-name="ce10" table:formula="of:=IF([.I376]=&quot;/&quot;;[.C376];[.I376])" office:value-type="string" office:string-value="2017/05/06" calcext:value-type="string">
            <text:p>2017/05/06</text:p>
          </table:table-cell>
          <table:table-cell table:style-name="ce10" office:value-type="string" calcext:value-type="string">
            <text:p>2017/05/06</text:p>
          </table:table-cell>
          <table:table-cell table:style-name="ce10" table:formula="of:=IF([.E376]=&quot;null&quot;;&quot;null&quot;;[.I376])" office:value-type="string" office:string-value="2017/05/06" calcext:value-type="string">
            <text:p>2017/05/06</text:p>
          </table:table-cell>
          <table:table-cell table:style-name="ce8" office:value-type="string" calcext:value-type="string">
            <text:p>2017/05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8" calcext:value-type="float">
            <text:p>17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6];&quot;', &quot;;[.D376];&quot;, &quot;;[.E376];&quot;, '&quot;;[.G376];&quot;', &quot;;[.J376];&quot;, '&quot;;[.K376];&quot;', &quot;;[.L376];&quot;, &quot;;[.M376];&quot;);&quot;)" office:value-type="string" office:string-value="insert into etat_lieux (date_entree_etat_lieux, km_depart, km_arrive, date_sortie_etat_lieux, incident, type_incident, num_contrat_etat_lieux, code_type_etat_lieux_etat_lieux) Values ('2017/04/23', 22836, 23684, '2017/05/06', 0, '...', 178, 2);" calcext:value-type="string">
            <text:p>insert into etat_lieux (date_entree_etat_lieux, km_depart, km_arrive, date_sortie_etat_lieux, incident, type_incident, num_contrat_etat_lieux, code_type_etat_lieux_etat_lieux) Values ('2017/04/23', 22836, 23684, '2017/05/06', 0, '...', 178, 2);</text:p>
          </table:table-cell>
          <table:table-cell table:number-columns-repeated="1010"/>
        </table:table-row>
        <table:table-row table:style-name="ro3">
          <table:table-cell office:value-type="float" office:value="375" calcext:value-type="float">
            <text:p>37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2017/04/23</text:p>
          </table:table-cell>
          <table:table-cell table:style-name="ce8" office:value-type="float" office:value="7195" calcext:value-type="float">
            <text:p>7195</text:p>
          </table:table-cell>
          <table:table-cell table:style-name="ce8" office:value-type="float" office:value="8575" calcext:value-type="float">
            <text:p>8575</text:p>
          </table:table-cell>
          <table:table-cell table:style-name="ce10" table:formula="of:=IF([.I377]=&quot;/&quot;;[.C377];[.I377])" office:value-type="string" office:string-value="2017/05/06" calcext:value-type="string">
            <text:p>2017/05/06</text:p>
          </table:table-cell>
          <table:table-cell table:style-name="ce10" office:value-type="string" calcext:value-type="string">
            <text:p>2017/05/06</text:p>
          </table:table-cell>
          <table:table-cell table:style-name="ce10" table:formula="of:=IF([.E377]=&quot;null&quot;;&quot;null&quot;;[.I377])" office:value-type="string" office:string-value="2017/05/06" calcext:value-type="string">
            <text:p>2017/05/06</text:p>
          </table:table-cell>
          <table:table-cell table:style-name="ce8" office:value-type="string" calcext:value-type="string">
            <text:p>2017/05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79" calcext:value-type="float">
            <text:p>17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7];&quot;', &quot;;[.D377];&quot;, &quot;;[.E377];&quot;, '&quot;;[.G377];&quot;', &quot;;[.J377];&quot;, '&quot;;[.K377];&quot;', &quot;;[.L377];&quot;, &quot;;[.M377];&quot;);&quot;)" office:value-type="string" office:string-value="insert into etat_lieux (date_entree_etat_lieux, km_depart, km_arrive, date_sortie_etat_lieux, incident, type_incident, num_contrat_etat_lieux, code_type_etat_lieux_etat_lieux) Values ('2017/04/23', 7195, 8575, '2017/05/06', 0, '...', 179, 2);" calcext:value-type="string">
            <text:p>insert into etat_lieux (date_entree_etat_lieux, km_depart, km_arrive, date_sortie_etat_lieux, incident, type_incident, num_contrat_etat_lieux, code_type_etat_lieux_etat_lieux) Values ('2017/04/23', 7195, 8575, '2017/05/06', 0, '...', 179, 2);</text:p>
          </table:table-cell>
          <table:table-cell table:number-columns-repeated="1010"/>
        </table:table-row>
        <table:table-row table:style-name="ro3">
          <table:table-cell office:value-type="float" office:value="376" calcext:value-type="float">
            <text:p>37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2017/04/30</text:p>
          </table:table-cell>
          <table:table-cell table:style-name="ce8" office:value-type="float" office:value="10506" calcext:value-type="float">
            <text:p>10506</text:p>
          </table:table-cell>
          <table:table-cell table:style-name="ce8" office:value-type="float" office:value="10975" calcext:value-type="float">
            <text:p>10975</text:p>
          </table:table-cell>
          <table:table-cell table:style-name="ce10" table:formula="of:=IF([.I378]=&quot;/&quot;;[.C378];[.I378])" office:value-type="string" office:string-value="2017/05/06" calcext:value-type="string">
            <text:p>2017/05/06</text:p>
          </table:table-cell>
          <table:table-cell table:style-name="ce10" office:value-type="string" calcext:value-type="string">
            <text:p>2017/05/06</text:p>
          </table:table-cell>
          <table:table-cell table:style-name="ce10" table:formula="of:=IF([.E378]=&quot;null&quot;;&quot;null&quot;;[.I378])" office:value-type="string" office:string-value="2017/05/06" calcext:value-type="string">
            <text:p>2017/05/06</text:p>
          </table:table-cell>
          <table:table-cell table:style-name="ce8" office:value-type="string" calcext:value-type="string">
            <text:p>2017/05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7" calcext:value-type="float">
            <text:p>18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8];&quot;', &quot;;[.D378];&quot;, &quot;;[.E378];&quot;, '&quot;;[.G378];&quot;', &quot;;[.J378];&quot;, '&quot;;[.K378];&quot;', &quot;;[.L378];&quot;, &quot;;[.M378];&quot;);&quot;)" office:value-type="string" office:string-value="insert into etat_lieux (date_entree_etat_lieux, km_depart, km_arrive, date_sortie_etat_lieux, incident, type_incident, num_contrat_etat_lieux, code_type_etat_lieux_etat_lieux) Values ('2017/04/30', 10506, 10975, '2017/05/06', 0, '...', 187, 2);" calcext:value-type="string">
            <text:p>insert into etat_lieux (date_entree_etat_lieux, km_depart, km_arrive, date_sortie_etat_lieux, incident, type_incident, num_contrat_etat_lieux, code_type_etat_lieux_etat_lieux) Values ('2017/04/30', 10506, 10975, '2017/05/06', 0, '...', 187, 2);</text:p>
          </table:table-cell>
          <table:table-cell table:number-columns-repeated="1010"/>
        </table:table-row>
        <table:table-row table:style-name="ro3">
          <table:table-cell office:value-type="float" office:value="377" calcext:value-type="float">
            <text:p>377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2017/05/06</text:p>
          </table:table-cell>
          <table:table-cell table:style-name="ce5" office:value-type="float" office:value="16846" calcext:value-type="float">
            <text:p>1684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79]=&quot;/&quot;;[.C379];[.I379])" office:value-type="string" office:string-value="2017/05/06" calcext:value-type="string">
            <text:p>2017/05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79]=&quot;null&quot;;&quot;null&quot;;[.I37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3" calcext:value-type="float">
            <text:p>19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79];&quot;', &quot;;[.D379];&quot;, &quot;;[.E379];&quot;, '&quot;;[.G379];&quot;', &quot;;[.J379];&quot;, '&quot;;[.K379];&quot;', &quot;;[.L379];&quot;, &quot;;[.M379];&quot;);&quot;)" office:value-type="string" office:string-value="insert into etat_lieux (date_entree_etat_lieux, km_depart, km_arrive, date_sortie_etat_lieux, incident, type_incident, num_contrat_etat_lieux, code_type_etat_lieux_etat_lieux) Values ('2017/05/06', 16846, null, 'null', 0, '...', 193, 1);" calcext:value-type="string">
            <text:p>insert into etat_lieux (date_entree_etat_lieux, km_depart, km_arrive, date_sortie_etat_lieux, incident, type_incident, num_contrat_etat_lieux, code_type_etat_lieux_etat_lieux) Values ('2017/05/06', 16846, null, 'null', 0, '...', 193, 1);</text:p>
          </table:table-cell>
          <table:table-cell table:number-columns-repeated="1010"/>
        </table:table-row>
        <table:table-row table:style-name="ro3">
          <table:table-cell office:value-type="float" office:value="378" calcext:value-type="float">
            <text:p>378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2017/05/06</text:p>
          </table:table-cell>
          <table:table-cell table:style-name="ce5" office:value-type="float" office:value="25013" calcext:value-type="float">
            <text:p>2501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0]=&quot;/&quot;;[.C380];[.I380])" office:value-type="string" office:string-value="2017/05/06" calcext:value-type="string">
            <text:p>2017/05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0]=&quot;null&quot;;&quot;null&quot;;[.I38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4" calcext:value-type="float">
            <text:p>19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0];&quot;', &quot;;[.D380];&quot;, &quot;;[.E380];&quot;, '&quot;;[.G380];&quot;', &quot;;[.J380];&quot;, '&quot;;[.K380];&quot;', &quot;;[.L380];&quot;, &quot;;[.M380];&quot;);&quot;)" office:value-type="string" office:string-value="insert into etat_lieux (date_entree_etat_lieux, km_depart, km_arrive, date_sortie_etat_lieux, incident, type_incident, num_contrat_etat_lieux, code_type_etat_lieux_etat_lieux) Values ('2017/05/06', 25013, null, 'null', 0, '...', 194, 1);" calcext:value-type="string">
            <text:p>insert into etat_lieux (date_entree_etat_lieux, km_depart, km_arrive, date_sortie_etat_lieux, incident, type_incident, num_contrat_etat_lieux, code_type_etat_lieux_etat_lieux) Values ('2017/05/06', 25013, null, 'null', 0, '...', 194, 1);</text:p>
          </table:table-cell>
          <table:table-cell table:number-columns-repeated="1010"/>
        </table:table-row>
        <table:table-row table:style-name="ro3">
          <table:table-cell office:value-type="float" office:value="379" calcext:value-type="float">
            <text:p>379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2017/05/06</text:p>
          </table:table-cell>
          <table:table-cell table:style-name="ce5" office:value-type="float" office:value="27429" calcext:value-type="float">
            <text:p>274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1]=&quot;/&quot;;[.C381];[.I381])" office:value-type="string" office:string-value="2017/05/06" calcext:value-type="string">
            <text:p>2017/05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1]=&quot;null&quot;;&quot;null&quot;;[.I38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5" calcext:value-type="float">
            <text:p>19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1];&quot;', &quot;;[.D381];&quot;, &quot;;[.E381];&quot;, '&quot;;[.G381];&quot;', &quot;;[.J381];&quot;, '&quot;;[.K381];&quot;', &quot;;[.L381];&quot;, &quot;;[.M381];&quot;);&quot;)" office:value-type="string" office:string-value="insert into etat_lieux (date_entree_etat_lieux, km_depart, km_arrive, date_sortie_etat_lieux, incident, type_incident, num_contrat_etat_lieux, code_type_etat_lieux_etat_lieux) Values ('2017/05/06', 27429, null, 'null', 0, '...', 195, 1);" calcext:value-type="string">
            <text:p>insert into etat_lieux (date_entree_etat_lieux, km_depart, km_arrive, date_sortie_etat_lieux, incident, type_incident, num_contrat_etat_lieux, code_type_etat_lieux_etat_lieux) Values ('2017/05/06', 27429, null, 'null', 0, '...', 195, 1);</text:p>
          </table:table-cell>
          <table:table-cell table:number-columns-repeated="1010"/>
        </table:table-row>
        <table:table-row table:style-name="ro3">
          <table:table-cell office:value-type="float" office:value="380" calcext:value-type="float">
            <text:p>380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2017/05/07</text:p>
          </table:table-cell>
          <table:table-cell table:style-name="ce5" office:value-type="float" office:value="21348" calcext:value-type="float">
            <text:p>2134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2]=&quot;/&quot;;[.C382];[.I382])" office:value-type="string" office:string-value="2017/05/07" calcext:value-type="string">
            <text:p>2017/05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2]=&quot;null&quot;;&quot;null&quot;;[.I3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6" calcext:value-type="float">
            <text:p>19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2];&quot;', &quot;;[.D382];&quot;, &quot;;[.E382];&quot;, '&quot;;[.G382];&quot;', &quot;;[.J382];&quot;, '&quot;;[.K382];&quot;', &quot;;[.L382];&quot;, &quot;;[.M382];&quot;);&quot;)" office:value-type="string" office:string-value="insert into etat_lieux (date_entree_etat_lieux, km_depart, km_arrive, date_sortie_etat_lieux, incident, type_incident, num_contrat_etat_lieux, code_type_etat_lieux_etat_lieux) Values ('2017/05/07', 21348, null, 'null', 0, '...', 196, 1);" calcext:value-type="string">
            <text:p>insert into etat_lieux (date_entree_etat_lieux, km_depart, km_arrive, date_sortie_etat_lieux, incident, type_incident, num_contrat_etat_lieux, code_type_etat_lieux_etat_lieux) Values ('2017/05/07', 21348, null, 'null', 0, '...', 196, 1);</text:p>
          </table:table-cell>
          <table:table-cell table:number-columns-repeated="1010"/>
        </table:table-row>
        <table:table-row table:style-name="ro3">
          <table:table-cell office:value-type="float" office:value="381" calcext:value-type="float">
            <text:p>38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2017/05/07</text:p>
          </table:table-cell>
          <table:table-cell table:style-name="ce5" office:value-type="float" office:value="23075" calcext:value-type="float">
            <text:p>230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3]=&quot;/&quot;;[.C383];[.I383])" office:value-type="string" office:string-value="2017/05/07" calcext:value-type="string">
            <text:p>2017/05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3]=&quot;null&quot;;&quot;null&quot;;[.I38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7" calcext:value-type="float">
            <text:p>19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3];&quot;', &quot;;[.D383];&quot;, &quot;;[.E383];&quot;, '&quot;;[.G383];&quot;', &quot;;[.J383];&quot;, '&quot;;[.K383];&quot;', &quot;;[.L383];&quot;, &quot;;[.M383];&quot;);&quot;)" office:value-type="string" office:string-value="insert into etat_lieux (date_entree_etat_lieux, km_depart, km_arrive, date_sortie_etat_lieux, incident, type_incident, num_contrat_etat_lieux, code_type_etat_lieux_etat_lieux) Values ('2017/05/07', 23075, null, 'null', 0, '...', 197, 1);" calcext:value-type="string">
            <text:p>insert into etat_lieux (date_entree_etat_lieux, km_depart, km_arrive, date_sortie_etat_lieux, incident, type_incident, num_contrat_etat_lieux, code_type_etat_lieux_etat_lieux) Values ('2017/05/07', 23075, null, 'null', 0, '...', 197, 1);</text:p>
          </table:table-cell>
          <table:table-cell table:number-columns-repeated="1010"/>
        </table:table-row>
        <table:table-row table:style-name="ro3">
          <table:table-cell office:value-type="float" office:value="382" calcext:value-type="float">
            <text:p>38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2017/05/08</text:p>
          </table:table-cell>
          <table:table-cell table:style-name="ce5" office:value-type="float" office:value="12687" calcext:value-type="float">
            <text:p>1268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4]=&quot;/&quot;;[.C384];[.I384])" office:value-type="string" office:string-value="2017/05/08" calcext:value-type="string">
            <text:p>2017/05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4]=&quot;null&quot;;&quot;null&quot;;[.I38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8" calcext:value-type="float">
            <text:p>19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4];&quot;', &quot;;[.D384];&quot;, &quot;;[.E384];&quot;, '&quot;;[.G384];&quot;', &quot;;[.J384];&quot;, '&quot;;[.K384];&quot;', &quot;;[.L384];&quot;, &quot;;[.M384];&quot;);&quot;)" office:value-type="string" office:string-value="insert into etat_lieux (date_entree_etat_lieux, km_depart, km_arrive, date_sortie_etat_lieux, incident, type_incident, num_contrat_etat_lieux, code_type_etat_lieux_etat_lieux) Values ('2017/05/08', 12687, null, 'null', 0, '...', 198, 1);" calcext:value-type="string">
            <text:p>insert into etat_lieux (date_entree_etat_lieux, km_depart, km_arrive, date_sortie_etat_lieux, incident, type_incident, num_contrat_etat_lieux, code_type_etat_lieux_etat_lieux) Values ('2017/05/08', 12687, null, 'null', 0, '...', 198, 1);</text:p>
          </table:table-cell>
          <table:table-cell table:number-columns-repeated="1010"/>
        </table:table-row>
        <table:table-row table:style-name="ro3">
          <table:table-cell office:value-type="float" office:value="383" calcext:value-type="float">
            <text:p>383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2017/05/08</text:p>
          </table:table-cell>
          <table:table-cell table:style-name="ce5" office:value-type="float" office:value="2637" calcext:value-type="float">
            <text:p>263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5]=&quot;/&quot;;[.C385];[.I385])" office:value-type="string" office:string-value="2017/05/08" calcext:value-type="string">
            <text:p>2017/05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5]=&quot;null&quot;;&quot;null&quot;;[.I38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199" calcext:value-type="float">
            <text:p>19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5];&quot;', &quot;;[.D385];&quot;, &quot;;[.E385];&quot;, '&quot;;[.G385];&quot;', &quot;;[.J385];&quot;, '&quot;;[.K385];&quot;', &quot;;[.L385];&quot;, &quot;;[.M385];&quot;);&quot;)" office:value-type="string" office:string-value="insert into etat_lieux (date_entree_etat_lieux, km_depart, km_arrive, date_sortie_etat_lieux, incident, type_incident, num_contrat_etat_lieux, code_type_etat_lieux_etat_lieux) Values ('2017/05/08', 2637, null, 'null', 0, '...', 199, 1);" calcext:value-type="string">
            <text:p>insert into etat_lieux (date_entree_etat_lieux, km_depart, km_arrive, date_sortie_etat_lieux, incident, type_incident, num_contrat_etat_lieux, code_type_etat_lieux_etat_lieux) Values ('2017/05/08', 2637, null, 'null', 0, '...', 199, 1);</text:p>
          </table:table-cell>
          <table:table-cell table:number-columns-repeated="1010"/>
        </table:table-row>
        <table:table-row table:style-name="ro3">
          <table:table-cell office:value-type="float" office:value="384" calcext:value-type="float">
            <text:p>384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2017/04/24</text:p>
          </table:table-cell>
          <table:table-cell table:style-name="ce8" office:value-type="float" office:value="11064" calcext:value-type="float">
            <text:p>11064</text:p>
          </table:table-cell>
          <table:table-cell table:style-name="ce8" office:value-type="float" office:value="12363" calcext:value-type="float">
            <text:p>12363</text:p>
          </table:table-cell>
          <table:table-cell table:style-name="ce10" table:formula="of:=IF([.I386]=&quot;/&quot;;[.C386];[.I386])" office:value-type="string" office:string-value="2017/05/09" calcext:value-type="string">
            <text:p>2017/05/09</text:p>
          </table:table-cell>
          <table:table-cell table:style-name="ce10" office:value-type="string" calcext:value-type="string">
            <text:p>2017/05/09</text:p>
          </table:table-cell>
          <table:table-cell table:style-name="ce10" table:formula="of:=IF([.E386]=&quot;null&quot;;&quot;null&quot;;[.I386])" office:value-type="string" office:string-value="2017/05/09" calcext:value-type="string">
            <text:p>2017/05/09</text:p>
          </table:table-cell>
          <table:table-cell table:style-name="ce8" office:value-type="string" calcext:value-type="string">
            <text:p>2017/05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0" calcext:value-type="float">
            <text:p>18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6];&quot;', &quot;;[.D386];&quot;, &quot;;[.E386];&quot;, '&quot;;[.G386];&quot;', &quot;;[.J386];&quot;, '&quot;;[.K386];&quot;', &quot;;[.L386];&quot;, &quot;;[.M386];&quot;);&quot;)" office:value-type="string" office:string-value="insert into etat_lieux (date_entree_etat_lieux, km_depart, km_arrive, date_sortie_etat_lieux, incident, type_incident, num_contrat_etat_lieux, code_type_etat_lieux_etat_lieux) Values ('2017/04/24', 11064, 12363, '2017/05/09', 0, '...', 180, 2);" calcext:value-type="string">
            <text:p>insert into etat_lieux (date_entree_etat_lieux, km_depart, km_arrive, date_sortie_etat_lieux, incident, type_incident, num_contrat_etat_lieux, code_type_etat_lieux_etat_lieux) Values ('2017/04/24', 11064, 12363, '2017/05/09', 0, '...', 180, 2);</text:p>
          </table:table-cell>
          <table:table-cell table:number-columns-repeated="1010"/>
        </table:table-row>
        <table:table-row table:style-name="ro3">
          <table:table-cell office:value-type="float" office:value="385" calcext:value-type="float">
            <text:p>385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2017/04/30</text:p>
          </table:table-cell>
          <table:table-cell table:style-name="ce8" office:value-type="float" office:value="27871" calcext:value-type="float">
            <text:p>27871</text:p>
          </table:table-cell>
          <table:table-cell table:style-name="ce8" office:value-type="float" office:value="29149" calcext:value-type="float">
            <text:p>29149</text:p>
          </table:table-cell>
          <table:table-cell table:style-name="ce10" table:formula="of:=IF([.I387]=&quot;/&quot;;[.C387];[.I387])" office:value-type="string" office:string-value="2017/05/09" calcext:value-type="string">
            <text:p>2017/05/09</text:p>
          </table:table-cell>
          <table:table-cell table:style-name="ce10" office:value-type="string" calcext:value-type="string">
            <text:p>2017/05/09</text:p>
          </table:table-cell>
          <table:table-cell table:style-name="ce10" table:formula="of:=IF([.E387]=&quot;null&quot;;&quot;null&quot;;[.I387])" office:value-type="string" office:string-value="2017/05/09" calcext:value-type="string">
            <text:p>2017/05/09</text:p>
          </table:table-cell>
          <table:table-cell table:style-name="ce8" office:value-type="string" calcext:value-type="string">
            <text:p>2017/05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6" calcext:value-type="float">
            <text:p>18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7];&quot;', &quot;;[.D387];&quot;, &quot;;[.E387];&quot;, '&quot;;[.G387];&quot;', &quot;;[.J387];&quot;, '&quot;;[.K387];&quot;', &quot;;[.L387];&quot;, &quot;;[.M387];&quot;);&quot;)" office:value-type="string" office:string-value="insert into etat_lieux (date_entree_etat_lieux, km_depart, km_arrive, date_sortie_etat_lieux, incident, type_incident, num_contrat_etat_lieux, code_type_etat_lieux_etat_lieux) Values ('2017/04/30', 27871, 29149, '2017/05/09', 0, '...', 186, 2);" calcext:value-type="string">
            <text:p>insert into etat_lieux (date_entree_etat_lieux, km_depart, km_arrive, date_sortie_etat_lieux, incident, type_incident, num_contrat_etat_lieux, code_type_etat_lieux_etat_lieux) Values ('2017/04/30', 27871, 29149, '2017/05/09', 0, '...', 186, 2);</text:p>
          </table:table-cell>
          <table:table-cell table:number-columns-repeated="1010"/>
        </table:table-row>
        <table:table-row table:style-name="ro3">
          <table:table-cell office:value-type="float" office:value="386" calcext:value-type="float">
            <text:p>38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2017/04/30</text:p>
          </table:table-cell>
          <table:table-cell table:style-name="ce8" office:value-type="float" office:value="3031" calcext:value-type="float">
            <text:p>3031</text:p>
          </table:table-cell>
          <table:table-cell table:style-name="ce8" office:value-type="float" office:value="3737" calcext:value-type="float">
            <text:p>3737</text:p>
          </table:table-cell>
          <table:table-cell table:style-name="ce10" table:formula="of:=IF([.I388]=&quot;/&quot;;[.C388];[.I388])" office:value-type="string" office:string-value="2017/05/09" calcext:value-type="string">
            <text:p>2017/05/09</text:p>
          </table:table-cell>
          <table:table-cell table:style-name="ce10" office:value-type="string" calcext:value-type="string">
            <text:p>2017/05/09</text:p>
          </table:table-cell>
          <table:table-cell table:style-name="ce10" table:formula="of:=IF([.E388]=&quot;null&quot;;&quot;null&quot;;[.I388])" office:value-type="string" office:string-value="2017/05/09" calcext:value-type="string">
            <text:p>2017/05/09</text:p>
          </table:table-cell>
          <table:table-cell table:style-name="ce8" office:value-type="string" calcext:value-type="string">
            <text:p>2017/05/0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ayure carroserie</text:p>
          </table:table-cell>
          <table:table-cell table:style-name="ce18" office:value-type="float" office:value="188" calcext:value-type="float">
            <text:p>18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8];&quot;', &quot;;[.D388];&quot;, &quot;;[.E388];&quot;, '&quot;;[.G388];&quot;', &quot;;[.J388];&quot;, '&quot;;[.K388];&quot;', &quot;;[.L388];&quot;, &quot;;[.M388];&quot;);&quot;)" office:value-type="string" office:string-value="insert into etat_lieux (date_entree_etat_lieux, km_depart, km_arrive, date_sortie_etat_lieux, incident, type_incident, num_contrat_etat_lieux, code_type_etat_lieux_etat_lieux) Values ('2017/04/30', 3031, 3737, '2017/05/09', 1, 'rayure carroserie', 188, 2);" calcext:value-type="string">
            <text:p>insert into etat_lieux (date_entree_etat_lieux, km_depart, km_arrive, date_sortie_etat_lieux, incident, type_incident, num_contrat_etat_lieux, code_type_etat_lieux_etat_lieux) Values ('2017/04/30', 3031, 3737, '2017/05/09', 1, 'rayure carroserie', 188, 2);</text:p>
          </table:table-cell>
          <table:table-cell table:number-columns-repeated="1010"/>
        </table:table-row>
        <table:table-row table:style-name="ro3">
          <table:table-cell office:value-type="float" office:value="387" calcext:value-type="float">
            <text:p>387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2017/05/09</text:p>
          </table:table-cell>
          <table:table-cell table:style-name="ce5" office:value-type="float" office:value="17741" calcext:value-type="float">
            <text:p>1774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89]=&quot;/&quot;;[.C389];[.I389])" office:value-type="string" office:string-value="2017/05/09" calcext:value-type="string">
            <text:p>2017/05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89]=&quot;null&quot;;&quot;null&quot;;[.I38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0" calcext:value-type="float">
            <text:p>20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89];&quot;', &quot;;[.D389];&quot;, &quot;;[.E389];&quot;, '&quot;;[.G389];&quot;', &quot;;[.J389];&quot;, '&quot;;[.K389];&quot;', &quot;;[.L389];&quot;, &quot;;[.M389];&quot;);&quot;)" office:value-type="string" office:string-value="insert into etat_lieux (date_entree_etat_lieux, km_depart, km_arrive, date_sortie_etat_lieux, incident, type_incident, num_contrat_etat_lieux, code_type_etat_lieux_etat_lieux) Values ('2017/05/09', 17741, null, 'null', 0, '...', 200, 1);" calcext:value-type="string">
            <text:p>insert into etat_lieux (date_entree_etat_lieux, km_depart, km_arrive, date_sortie_etat_lieux, incident, type_incident, num_contrat_etat_lieux, code_type_etat_lieux_etat_lieux) Values ('2017/05/09', 17741, null, 'null', 0, '...', 200, 1);</text:p>
          </table:table-cell>
          <table:table-cell table:number-columns-repeated="1010"/>
        </table:table-row>
        <table:table-row table:style-name="ro3">
          <table:table-cell office:value-type="float" office:value="388" calcext:value-type="float">
            <text:p>388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2017/05/09</text:p>
          </table:table-cell>
          <table:table-cell table:style-name="ce5" office:value-type="float" office:value="7747" calcext:value-type="float">
            <text:p>774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90]=&quot;/&quot;;[.C390];[.I390])" office:value-type="string" office:string-value="2017/05/09" calcext:value-type="string">
            <text:p>2017/05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90]=&quot;null&quot;;&quot;null&quot;;[.I39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1" calcext:value-type="float">
            <text:p>20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0];&quot;', &quot;;[.D390];&quot;, &quot;;[.E390];&quot;, '&quot;;[.G390];&quot;', &quot;;[.J390];&quot;, '&quot;;[.K390];&quot;', &quot;;[.L390];&quot;, &quot;;[.M390];&quot;);&quot;)" office:value-type="string" office:string-value="insert into etat_lieux (date_entree_etat_lieux, km_depart, km_arrive, date_sortie_etat_lieux, incident, type_incident, num_contrat_etat_lieux, code_type_etat_lieux_etat_lieux) Values ('2017/05/09', 7747, null, 'null', 0, '...', 201, 1);" calcext:value-type="string">
            <text:p>insert into etat_lieux (date_entree_etat_lieux, km_depart, km_arrive, date_sortie_etat_lieux, incident, type_incident, num_contrat_etat_lieux, code_type_etat_lieux_etat_lieux) Values ('2017/05/09', 7747, null, 'null', 0, '...', 201, 1);</text:p>
          </table:table-cell>
          <table:table-cell table:number-columns-repeated="1010"/>
        </table:table-row>
        <table:table-row table:style-name="ro3">
          <table:table-cell office:value-type="float" office:value="389" calcext:value-type="float">
            <text:p>389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2017/05/09</text:p>
          </table:table-cell>
          <table:table-cell table:style-name="ce5" office:value-type="float" office:value="23626" calcext:value-type="float">
            <text:p>2362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91]=&quot;/&quot;;[.C391];[.I391])" office:value-type="string" office:string-value="2017/05/09" calcext:value-type="string">
            <text:p>2017/05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91]=&quot;null&quot;;&quot;null&quot;;[.I39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202" calcext:value-type="float">
            <text:p>20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1];&quot;', &quot;;[.D391];&quot;, &quot;;[.E391];&quot;, '&quot;;[.G391];&quot;', &quot;;[.J391];&quot;, '&quot;;[.K391];&quot;', &quot;;[.L391];&quot;, &quot;;[.M391];&quot;);&quot;)" office:value-type="string" office:string-value="insert into etat_lieux (date_entree_etat_lieux, km_depart, km_arrive, date_sortie_etat_lieux, incident, type_incident, num_contrat_etat_lieux, code_type_etat_lieux_etat_lieux) Values ('2017/05/09', 23626, null, 'null', 0, '...', 202, 1);" calcext:value-type="string">
            <text:p>insert into etat_lieux (date_entree_etat_lieux, km_depart, km_arrive, date_sortie_etat_lieux, incident, type_incident, num_contrat_etat_lieux, code_type_etat_lieux_etat_lieux) Values ('2017/05/09', 23626, null, 'null', 0, '...', 202, 1);</text:p>
          </table:table-cell>
          <table:table-cell table:number-columns-repeated="1010"/>
        </table:table-row>
        <table:table-row table:style-name="ro3">
          <table:table-cell office:value-type="float" office:value="390" calcext:value-type="float">
            <text:p>390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2017/04/25</text:p>
          </table:table-cell>
          <table:table-cell table:style-name="ce8" office:value-type="float" office:value="5049" calcext:value-type="float">
            <text:p>5049</text:p>
          </table:table-cell>
          <table:table-cell table:style-name="ce8" office:value-type="float" office:value="5875" calcext:value-type="float">
            <text:p>5875</text:p>
          </table:table-cell>
          <table:table-cell table:style-name="ce10" table:formula="of:=IF([.I392]=&quot;/&quot;;[.C392];[.I392])" office:value-type="string" office:string-value="2017/05/10" calcext:value-type="string">
            <text:p>2017/05/10</text:p>
          </table:table-cell>
          <table:table-cell table:style-name="ce10" office:value-type="string" calcext:value-type="string">
            <text:p>2017/05/10</text:p>
          </table:table-cell>
          <table:table-cell table:style-name="ce10" table:formula="of:=IF([.E392]=&quot;null&quot;;&quot;null&quot;;[.I392])" office:value-type="string" office:string-value="2017/05/10" calcext:value-type="string">
            <text:p>2017/05/10</text:p>
          </table:table-cell>
          <table:table-cell table:style-name="ce8" office:value-type="string" calcext:value-type="string">
            <text:p>2017/05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2" calcext:value-type="float">
            <text:p>18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2];&quot;', &quot;;[.D392];&quot;, &quot;;[.E392];&quot;, '&quot;;[.G392];&quot;', &quot;;[.J392];&quot;, '&quot;;[.K392];&quot;', &quot;;[.L392];&quot;, &quot;;[.M392];&quot;);&quot;)" office:value-type="string" office:string-value="insert into etat_lieux (date_entree_etat_lieux, km_depart, km_arrive, date_sortie_etat_lieux, incident, type_incident, num_contrat_etat_lieux, code_type_etat_lieux_etat_lieux) Values ('2017/04/25', 5049, 5875, '2017/05/10', 0, '...', 182, 2);" calcext:value-type="string">
            <text:p>insert into etat_lieux (date_entree_etat_lieux, km_depart, km_arrive, date_sortie_etat_lieux, incident, type_incident, num_contrat_etat_lieux, code_type_etat_lieux_etat_lieux) Values ('2017/04/25', 5049, 5875, '2017/05/10', 0, '...', 182, 2);</text:p>
          </table:table-cell>
          <table:table-cell table:number-columns-repeated="1010"/>
        </table:table-row>
        <table:table-row table:style-name="ro3">
          <table:table-cell office:value-type="float" office:value="391" calcext:value-type="float">
            <text:p>391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2017/04/27</text:p>
          </table:table-cell>
          <table:table-cell table:style-name="ce8" office:value-type="float" office:value="13811" calcext:value-type="float">
            <text:p>13811</text:p>
          </table:table-cell>
          <table:table-cell table:style-name="ce8" office:value-type="float" office:value="14507" calcext:value-type="float">
            <text:p>14507</text:p>
          </table:table-cell>
          <table:table-cell table:style-name="ce10" table:formula="of:=IF([.I393]=&quot;/&quot;;[.C393];[.I393])" office:value-type="string" office:string-value="2017/05/10" calcext:value-type="string">
            <text:p>2017/05/10</text:p>
          </table:table-cell>
          <table:table-cell table:style-name="ce10" office:value-type="string" calcext:value-type="string">
            <text:p>2017/05/10</text:p>
          </table:table-cell>
          <table:table-cell table:style-name="ce10" table:formula="of:=IF([.E393]=&quot;null&quot;;&quot;null&quot;;[.I393])" office:value-type="string" office:string-value="2017/05/10" calcext:value-type="string">
            <text:p>2017/05/10</text:p>
          </table:table-cell>
          <table:table-cell table:style-name="ce8" office:value-type="string" calcext:value-type="string">
            <text:p>2017/05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4" calcext:value-type="float">
            <text:p>18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3];&quot;', &quot;;[.D393];&quot;, &quot;;[.E393];&quot;, '&quot;;[.G393];&quot;', &quot;;[.J393];&quot;, '&quot;;[.K393];&quot;', &quot;;[.L393];&quot;, &quot;;[.M393];&quot;);&quot;)" office:value-type="string" office:string-value="insert into etat_lieux (date_entree_etat_lieux, km_depart, km_arrive, date_sortie_etat_lieux, incident, type_incident, num_contrat_etat_lieux, code_type_etat_lieux_etat_lieux) Values ('2017/04/27', 13811, 14507, '2017/05/10', 0, '...', 184, 2);" calcext:value-type="string">
            <text:p>insert into etat_lieux (date_entree_etat_lieux, km_depart, km_arrive, date_sortie_etat_lieux, incident, type_incident, num_contrat_etat_lieux, code_type_etat_lieux_etat_lieux) Values ('2017/04/27', 13811, 14507, '2017/05/10', 0, '...', 184, 2);</text:p>
          </table:table-cell>
          <table:table-cell table:number-columns-repeated="1010"/>
        </table:table-row>
        <table:table-row table:style-name="ro3">
          <table:table-cell office:value-type="float" office:value="392" calcext:value-type="float">
            <text:p>392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2017/05/05</text:p>
          </table:table-cell>
          <table:table-cell table:style-name="ce8" office:value-type="float" office:value="26821" calcext:value-type="float">
            <text:p>26821</text:p>
          </table:table-cell>
          <table:table-cell table:style-name="ce8" office:value-type="float" office:value="27462" calcext:value-type="float">
            <text:p>27462</text:p>
          </table:table-cell>
          <table:table-cell table:style-name="ce10" table:formula="of:=IF([.I394]=&quot;/&quot;;[.C394];[.I394])" office:value-type="string" office:string-value="2017/05/10" calcext:value-type="string">
            <text:p>2017/05/10</text:p>
          </table:table-cell>
          <table:table-cell table:style-name="ce10" office:value-type="string" calcext:value-type="string">
            <text:p>2017/05/10</text:p>
          </table:table-cell>
          <table:table-cell table:style-name="ce10" table:formula="of:=IF([.E394]=&quot;null&quot;;&quot;null&quot;;[.I394])" office:value-type="string" office:string-value="2017/05/10" calcext:value-type="string">
            <text:p>2017/05/10</text:p>
          </table:table-cell>
          <table:table-cell table:style-name="ce8" office:value-type="string" calcext:value-type="string">
            <text:p>2017/05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2" calcext:value-type="float">
            <text:p>19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4];&quot;', &quot;;[.D394];&quot;, &quot;;[.E394];&quot;, '&quot;;[.G394];&quot;', &quot;;[.J394];&quot;, '&quot;;[.K394];&quot;', &quot;;[.L394];&quot;, &quot;;[.M394];&quot;);&quot;)" office:value-type="string" office:string-value="insert into etat_lieux (date_entree_etat_lieux, km_depart, km_arrive, date_sortie_etat_lieux, incident, type_incident, num_contrat_etat_lieux, code_type_etat_lieux_etat_lieux) Values ('2017/05/05', 26821, 27462, '2017/05/10', 0, '...', 192, 2);" calcext:value-type="string">
            <text:p>insert into etat_lieux (date_entree_etat_lieux, km_depart, km_arrive, date_sortie_etat_lieux, incident, type_incident, num_contrat_etat_lieux, code_type_etat_lieux_etat_lieux) Values ('2017/05/05', 26821, 27462, '2017/05/10', 0, '...', 192, 2);</text:p>
          </table:table-cell>
          <table:table-cell table:number-columns-repeated="1010"/>
        </table:table-row>
        <table:table-row table:style-name="ro3">
          <table:table-cell office:value-type="float" office:value="393" calcext:value-type="float">
            <text:p>393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2017/05/07</text:p>
          </table:table-cell>
          <table:table-cell table:style-name="ce8" office:value-type="float" office:value="23075" calcext:value-type="float">
            <text:p>23075</text:p>
          </table:table-cell>
          <table:table-cell table:style-name="ce8" office:value-type="float" office:value="24009" calcext:value-type="float">
            <text:p>24009</text:p>
          </table:table-cell>
          <table:table-cell table:style-name="ce10" table:formula="of:=IF([.I395]=&quot;/&quot;;[.C395];[.I395])" office:value-type="string" office:string-value="2017/05/10" calcext:value-type="string">
            <text:p>2017/05/10</text:p>
          </table:table-cell>
          <table:table-cell table:style-name="ce10" office:value-type="string" calcext:value-type="string">
            <text:p>2017/05/10</text:p>
          </table:table-cell>
          <table:table-cell table:style-name="ce10" table:formula="of:=IF([.E395]=&quot;null&quot;;&quot;null&quot;;[.I395])" office:value-type="string" office:string-value="2017/05/10" calcext:value-type="string">
            <text:p>2017/05/10</text:p>
          </table:table-cell>
          <table:table-cell table:style-name="ce8" office:value-type="string" calcext:value-type="string">
            <text:p>2017/05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7" calcext:value-type="float">
            <text:p>19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5];&quot;', &quot;;[.D395];&quot;, &quot;;[.E395];&quot;, '&quot;;[.G395];&quot;', &quot;;[.J395];&quot;, '&quot;;[.K395];&quot;', &quot;;[.L395];&quot;, &quot;;[.M395];&quot;);&quot;)" office:value-type="string" office:string-value="insert into etat_lieux (date_entree_etat_lieux, km_depart, km_arrive, date_sortie_etat_lieux, incident, type_incident, num_contrat_etat_lieux, code_type_etat_lieux_etat_lieux) Values ('2017/05/07', 23075, 24009, '2017/05/10', 0, '...', 197, 2);" calcext:value-type="string">
            <text:p>insert into etat_lieux (date_entree_etat_lieux, km_depart, km_arrive, date_sortie_etat_lieux, incident, type_incident, num_contrat_etat_lieux, code_type_etat_lieux_etat_lieux) Values ('2017/05/07', 23075, 24009, '2017/05/10', 0, '...', 197, 2);</text:p>
          </table:table-cell>
          <table:table-cell table:number-columns-repeated="1010"/>
        </table:table-row>
        <table:table-row table:style-name="ro3">
          <table:table-cell office:value-type="float" office:value="394" calcext:value-type="float">
            <text:p>394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2017/05/10</text:p>
          </table:table-cell>
          <table:table-cell table:style-name="ce5" office:value-type="float" office:value="24589" calcext:value-type="float">
            <text:p>245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96]=&quot;/&quot;;[.C396];[.I396])" office:value-type="string" office:string-value="2017/05/10" calcext:value-type="string">
            <text:p>2017/05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96]=&quot;null&quot;;&quot;null&quot;;[.I39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3" calcext:value-type="float">
            <text:p>20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6];&quot;', &quot;;[.D396];&quot;, &quot;;[.E396];&quot;, '&quot;;[.G396];&quot;', &quot;;[.J396];&quot;, '&quot;;[.K396];&quot;', &quot;;[.L396];&quot;, &quot;;[.M396];&quot;);&quot;)" office:value-type="string" office:string-value="insert into etat_lieux (date_entree_etat_lieux, km_depart, km_arrive, date_sortie_etat_lieux, incident, type_incident, num_contrat_etat_lieux, code_type_etat_lieux_etat_lieux) Values ('2017/05/10', 24589, null, 'null', 0, '...', 203, 1);" calcext:value-type="string">
            <text:p>insert into etat_lieux (date_entree_etat_lieux, km_depart, km_arrive, date_sortie_etat_lieux, incident, type_incident, num_contrat_etat_lieux, code_type_etat_lieux_etat_lieux) Values ('2017/05/10', 24589, null, 'null', 0, '...', 203, 1);</text:p>
          </table:table-cell>
          <table:table-cell table:number-columns-repeated="1010"/>
        </table:table-row>
        <table:table-row table:style-name="ro3">
          <table:table-cell office:value-type="float" office:value="395" calcext:value-type="float">
            <text:p>395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2017/05/06</text:p>
          </table:table-cell>
          <table:table-cell table:style-name="ce8" office:value-type="float" office:value="16846" calcext:value-type="float">
            <text:p>16846</text:p>
          </table:table-cell>
          <table:table-cell table:style-name="ce8" office:value-type="float" office:value="17927" calcext:value-type="float">
            <text:p>17927</text:p>
          </table:table-cell>
          <table:table-cell table:style-name="ce10" table:formula="of:=IF([.I397]=&quot;/&quot;;[.C397];[.I397])" office:value-type="string" office:string-value="2017/05/11" calcext:value-type="string">
            <text:p>2017/05/11</text:p>
          </table:table-cell>
          <table:table-cell table:style-name="ce10" office:value-type="string" calcext:value-type="string">
            <text:p>2017/05/11</text:p>
          </table:table-cell>
          <table:table-cell table:style-name="ce10" table:formula="of:=IF([.E397]=&quot;null&quot;;&quot;null&quot;;[.I397])" office:value-type="string" office:string-value="2017/05/11" calcext:value-type="string">
            <text:p>2017/05/11</text:p>
          </table:table-cell>
          <table:table-cell table:style-name="ce8" office:value-type="string" calcext:value-type="string">
            <text:p>2017/05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3" calcext:value-type="float">
            <text:p>19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7];&quot;', &quot;;[.D397];&quot;, &quot;;[.E397];&quot;, '&quot;;[.G397];&quot;', &quot;;[.J397];&quot;, '&quot;;[.K397];&quot;', &quot;;[.L397];&quot;, &quot;;[.M397];&quot;);&quot;)" office:value-type="string" office:string-value="insert into etat_lieux (date_entree_etat_lieux, km_depart, km_arrive, date_sortie_etat_lieux, incident, type_incident, num_contrat_etat_lieux, code_type_etat_lieux_etat_lieux) Values ('2017/05/06', 16846, 17927, '2017/05/11', 0, '...', 193, 2);" calcext:value-type="string">
            <text:p>insert into etat_lieux (date_entree_etat_lieux, km_depart, km_arrive, date_sortie_etat_lieux, incident, type_incident, num_contrat_etat_lieux, code_type_etat_lieux_etat_lieux) Values ('2017/05/06', 16846, 17927, '2017/05/11', 0, '...', 193, 2);</text:p>
          </table:table-cell>
          <table:table-cell table:number-columns-repeated="1010"/>
        </table:table-row>
        <table:table-row table:style-name="ro3">
          <table:table-cell office:value-type="float" office:value="396" calcext:value-type="float">
            <text:p>396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2017/05/11</text:p>
          </table:table-cell>
          <table:table-cell table:style-name="ce5" office:value-type="float" office:value="13263" calcext:value-type="float">
            <text:p>1326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398]=&quot;/&quot;;[.C398];[.I398])" office:value-type="string" office:string-value="2017/05/11" calcext:value-type="string">
            <text:p>2017/05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398]=&quot;null&quot;;&quot;null&quot;;[.I39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4" calcext:value-type="float">
            <text:p>20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8];&quot;', &quot;;[.D398];&quot;, &quot;;[.E398];&quot;, '&quot;;[.G398];&quot;', &quot;;[.J398];&quot;, '&quot;;[.K398];&quot;', &quot;;[.L398];&quot;, &quot;;[.M398];&quot;);&quot;)" office:value-type="string" office:string-value="insert into etat_lieux (date_entree_etat_lieux, km_depart, km_arrive, date_sortie_etat_lieux, incident, type_incident, num_contrat_etat_lieux, code_type_etat_lieux_etat_lieux) Values ('2017/05/11', 13263, null, 'null', 0, '...', 204, 1);" calcext:value-type="string">
            <text:p>insert into etat_lieux (date_entree_etat_lieux, km_depart, km_arrive, date_sortie_etat_lieux, incident, type_incident, num_contrat_etat_lieux, code_type_etat_lieux_etat_lieux) Values ('2017/05/11', 13263, null, 'null', 0, '...', 204, 1);</text:p>
          </table:table-cell>
          <table:table-cell table:number-columns-repeated="1010"/>
        </table:table-row>
        <table:table-row table:style-name="ro3">
          <table:table-cell office:value-type="float" office:value="397" calcext:value-type="float">
            <text:p>397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2017/05/03</text:p>
          </table:table-cell>
          <table:table-cell table:style-name="ce8" office:value-type="float" office:value="2662" calcext:value-type="float">
            <text:p>2662</text:p>
          </table:table-cell>
          <table:table-cell table:style-name="ce8" office:value-type="float" office:value="3724" calcext:value-type="float">
            <text:p>3724</text:p>
          </table:table-cell>
          <table:table-cell table:style-name="ce10" table:formula="of:=IF([.I399]=&quot;/&quot;;[.C399];[.I399])" office:value-type="string" office:string-value="2017/05/12" calcext:value-type="string">
            <text:p>2017/05/12</text:p>
          </table:table-cell>
          <table:table-cell table:style-name="ce10" office:value-type="string" calcext:value-type="string">
            <text:p>2017/05/12</text:p>
          </table:table-cell>
          <table:table-cell table:style-name="ce10" table:formula="of:=IF([.E399]=&quot;null&quot;;&quot;null&quot;;[.I399])" office:value-type="string" office:string-value="2017/05/12" calcext:value-type="string">
            <text:p>2017/05/12</text:p>
          </table:table-cell>
          <table:table-cell table:style-name="ce8" office:value-type="string" calcext:value-type="string">
            <text:p>2017/05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1" calcext:value-type="float">
            <text:p>19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399];&quot;', &quot;;[.D399];&quot;, &quot;;[.E399];&quot;, '&quot;;[.G399];&quot;', &quot;;[.J399];&quot;, '&quot;;[.K399];&quot;', &quot;;[.L399];&quot;, &quot;;[.M399];&quot;);&quot;)" office:value-type="string" office:string-value="insert into etat_lieux (date_entree_etat_lieux, km_depart, km_arrive, date_sortie_etat_lieux, incident, type_incident, num_contrat_etat_lieux, code_type_etat_lieux_etat_lieux) Values ('2017/05/03', 2662, 3724, '2017/05/12', 0, '...', 191, 2);" calcext:value-type="string">
            <text:p>insert into etat_lieux (date_entree_etat_lieux, km_depart, km_arrive, date_sortie_etat_lieux, incident, type_incident, num_contrat_etat_lieux, code_type_etat_lieux_etat_lieux) Values ('2017/05/03', 2662, 3724, '2017/05/12', 0, '...', 191, 2);</text:p>
          </table:table-cell>
          <table:table-cell table:number-columns-repeated="1010"/>
        </table:table-row>
        <table:table-row table:style-name="ro3">
          <table:table-cell office:value-type="float" office:value="398" calcext:value-type="float">
            <text:p>398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2017/05/10</text:p>
          </table:table-cell>
          <table:table-cell table:style-name="ce8" office:value-type="float" office:value="24589" calcext:value-type="float">
            <text:p>24589</text:p>
          </table:table-cell>
          <table:table-cell table:style-name="ce8" office:value-type="float" office:value="25864" calcext:value-type="float">
            <text:p>25864</text:p>
          </table:table-cell>
          <table:table-cell table:style-name="ce10" table:formula="of:=IF([.I400]=&quot;/&quot;;[.C400];[.I400])" office:value-type="string" office:string-value="2017/05/12" calcext:value-type="string">
            <text:p>2017/05/12</text:p>
          </table:table-cell>
          <table:table-cell table:style-name="ce10" office:value-type="string" calcext:value-type="string">
            <text:p>2017/05/12</text:p>
          </table:table-cell>
          <table:table-cell table:style-name="ce10" table:formula="of:=IF([.E400]=&quot;null&quot;;&quot;null&quot;;[.I400])" office:value-type="string" office:string-value="2017/05/12" calcext:value-type="string">
            <text:p>2017/05/12</text:p>
          </table:table-cell>
          <table:table-cell table:style-name="ce8" office:value-type="string" calcext:value-type="string">
            <text:p>2017/05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3" calcext:value-type="float">
            <text:p>20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0];&quot;', &quot;;[.D400];&quot;, &quot;;[.E400];&quot;, '&quot;;[.G400];&quot;', &quot;;[.J400];&quot;, '&quot;;[.K400];&quot;', &quot;;[.L400];&quot;, &quot;;[.M400];&quot;);&quot;)" office:value-type="string" office:string-value="insert into etat_lieux (date_entree_etat_lieux, km_depart, km_arrive, date_sortie_etat_lieux, incident, type_incident, num_contrat_etat_lieux, code_type_etat_lieux_etat_lieux) Values ('2017/05/10', 24589, 25864, '2017/05/12', 0, '...', 203, 2);" calcext:value-type="string">
            <text:p>insert into etat_lieux (date_entree_etat_lieux, km_depart, km_arrive, date_sortie_etat_lieux, incident, type_incident, num_contrat_etat_lieux, code_type_etat_lieux_etat_lieux) Values ('2017/05/10', 24589, 25864, '2017/05/12', 0, '...', 203, 2);</text:p>
          </table:table-cell>
          <table:table-cell table:number-columns-repeated="1010"/>
        </table:table-row>
        <table:table-row table:style-name="ro3">
          <table:table-cell office:value-type="float" office:value="399" calcext:value-type="float">
            <text:p>399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2017/05/12</text:p>
          </table:table-cell>
          <table:table-cell table:style-name="ce5" office:value-type="float" office:value="12994" calcext:value-type="float">
            <text:p>1299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01]=&quot;/&quot;;[.C401];[.I401])" office:value-type="string" office:string-value="2017/05/12" calcext:value-type="string">
            <text:p>2017/05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01]=&quot;null&quot;;&quot;null&quot;;[.I40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5" calcext:value-type="float">
            <text:p>20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1];&quot;', &quot;;[.D401];&quot;, &quot;;[.E401];&quot;, '&quot;;[.G401];&quot;', &quot;;[.J401];&quot;, '&quot;;[.K401];&quot;', &quot;;[.L401];&quot;, &quot;;[.M401];&quot;);&quot;)" office:value-type="string" office:string-value="insert into etat_lieux (date_entree_etat_lieux, km_depart, km_arrive, date_sortie_etat_lieux, incident, type_incident, num_contrat_etat_lieux, code_type_etat_lieux_etat_lieux) Values ('2017/05/12', 12994, null, 'null', 0, '...', 205, 1);" calcext:value-type="string">
            <text:p>insert into etat_lieux (date_entree_etat_lieux, km_depart, km_arrive, date_sortie_etat_lieux, incident, type_incident, num_contrat_etat_lieux, code_type_etat_lieux_etat_lieux) Values ('2017/05/12', 12994, null, 'null', 0, '...', 205, 1);</text:p>
          </table:table-cell>
          <table:table-cell table:number-columns-repeated="1010"/>
        </table:table-row>
        <table:table-row table:style-name="ro3">
          <table:table-cell office:value-type="float" office:value="400" calcext:value-type="float">
            <text:p>400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2017/05/07</text:p>
          </table:table-cell>
          <table:table-cell table:style-name="ce8" office:value-type="float" office:value="21348" calcext:value-type="float">
            <text:p>21348</text:p>
          </table:table-cell>
          <table:table-cell table:style-name="ce8" office:value-type="float" office:value="22469" calcext:value-type="float">
            <text:p>22469</text:p>
          </table:table-cell>
          <table:table-cell table:style-name="ce10" table:formula="of:=IF([.I402]=&quot;/&quot;;[.C402];[.I402])" office:value-type="string" office:string-value="2017/05/13" calcext:value-type="string">
            <text:p>2017/05/13</text:p>
          </table:table-cell>
          <table:table-cell table:style-name="ce10" office:value-type="string" calcext:value-type="string">
            <text:p>2017/05/13</text:p>
          </table:table-cell>
          <table:table-cell table:style-name="ce10" table:formula="of:=IF([.E402]=&quot;null&quot;;&quot;null&quot;;[.I402])" office:value-type="string" office:string-value="2017/05/13" calcext:value-type="string">
            <text:p>2017/05/13</text:p>
          </table:table-cell>
          <table:table-cell table:style-name="ce8" office:value-type="string" calcext:value-type="string">
            <text:p>2017/05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6" calcext:value-type="float">
            <text:p>19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2];&quot;', &quot;;[.D402];&quot;, &quot;;[.E402];&quot;, '&quot;;[.G402];&quot;', &quot;;[.J402];&quot;, '&quot;;[.K402];&quot;', &quot;;[.L402];&quot;, &quot;;[.M402];&quot;);&quot;)" office:value-type="string" office:string-value="insert into etat_lieux (date_entree_etat_lieux, km_depart, km_arrive, date_sortie_etat_lieux, incident, type_incident, num_contrat_etat_lieux, code_type_etat_lieux_etat_lieux) Values ('2017/05/07', 21348, 22469, '2017/05/13', 0, '...', 196, 2);" calcext:value-type="string">
            <text:p>insert into etat_lieux (date_entree_etat_lieux, km_depart, km_arrive, date_sortie_etat_lieux, incident, type_incident, num_contrat_etat_lieux, code_type_etat_lieux_etat_lieux) Values ('2017/05/07', 21348, 22469, '2017/05/13', 0, '...', 196, 2);</text:p>
          </table:table-cell>
          <table:table-cell table:number-columns-repeated="1010"/>
        </table:table-row>
        <table:table-row table:style-name="ro3">
          <table:table-cell office:value-type="float" office:value="401" calcext:value-type="float">
            <text:p>401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2017/05/13</text:p>
          </table:table-cell>
          <table:table-cell table:style-name="ce5" office:value-type="float" office:value="19628" calcext:value-type="float">
            <text:p>1962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03]=&quot;/&quot;;[.C403];[.I403])" office:value-type="string" office:string-value="2017/05/13" calcext:value-type="string">
            <text:p>2017/05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03]=&quot;null&quot;;&quot;null&quot;;[.I40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6" calcext:value-type="float">
            <text:p>20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3];&quot;', &quot;;[.D403];&quot;, &quot;;[.E403];&quot;, '&quot;;[.G403];&quot;', &quot;;[.J403];&quot;, '&quot;;[.K403];&quot;', &quot;;[.L403];&quot;, &quot;;[.M403];&quot;);&quot;)" office:value-type="string" office:string-value="insert into etat_lieux (date_entree_etat_lieux, km_depart, km_arrive, date_sortie_etat_lieux, incident, type_incident, num_contrat_etat_lieux, code_type_etat_lieux_etat_lieux) Values ('2017/05/13', 19628, null, 'null', 0, '...', 206, 1);" calcext:value-type="string">
            <text:p>insert into etat_lieux (date_entree_etat_lieux, km_depart, km_arrive, date_sortie_etat_lieux, incident, type_incident, num_contrat_etat_lieux, code_type_etat_lieux_etat_lieux) Values ('2017/05/13', 19628, null, 'null', 0, '...', 206, 1);</text:p>
          </table:table-cell>
          <table:table-cell table:number-columns-repeated="1010"/>
        </table:table-row>
        <table:table-row table:style-name="ro3">
          <table:table-cell office:value-type="float" office:value="402" calcext:value-type="float">
            <text:p>402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2017/04/29</text:p>
          </table:table-cell>
          <table:table-cell table:style-name="ce8" office:value-type="float" office:value="21636" calcext:value-type="float">
            <text:p>21636</text:p>
          </table:table-cell>
          <table:table-cell table:style-name="ce8" office:value-type="float" office:value="22066" calcext:value-type="float">
            <text:p>22066</text:p>
          </table:table-cell>
          <table:table-cell table:style-name="ce10" table:formula="of:=IF([.I404]=&quot;/&quot;;[.C404];[.I404])" office:value-type="string" office:string-value="2017/05/14" calcext:value-type="string">
            <text:p>2017/05/14</text:p>
          </table:table-cell>
          <table:table-cell table:style-name="ce10" office:value-type="string" calcext:value-type="string">
            <text:p>2017/05/14</text:p>
          </table:table-cell>
          <table:table-cell table:style-name="ce10" table:formula="of:=IF([.E404]=&quot;null&quot;;&quot;null&quot;;[.I404])" office:value-type="string" office:string-value="2017/05/14" calcext:value-type="string">
            <text:p>2017/05/14</text:p>
          </table:table-cell>
          <table:table-cell table:style-name="ce8" office:value-type="string" calcext:value-type="string">
            <text:p>2017/05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85" calcext:value-type="float">
            <text:p>18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4];&quot;', &quot;;[.D404];&quot;, &quot;;[.E404];&quot;, '&quot;;[.G404];&quot;', &quot;;[.J404];&quot;, '&quot;;[.K404];&quot;', &quot;;[.L404];&quot;, &quot;;[.M404];&quot;);&quot;)" office:value-type="string" office:string-value="insert into etat_lieux (date_entree_etat_lieux, km_depart, km_arrive, date_sortie_etat_lieux, incident, type_incident, num_contrat_etat_lieux, code_type_etat_lieux_etat_lieux) Values ('2017/04/29', 21636, 22066, '2017/05/14', 0, '...', 185, 2);" calcext:value-type="string">
            <text:p>insert into etat_lieux (date_entree_etat_lieux, km_depart, km_arrive, date_sortie_etat_lieux, incident, type_incident, num_contrat_etat_lieux, code_type_etat_lieux_etat_lieux) Values ('2017/04/29', 21636, 22066, '2017/05/14', 0, '...', 185, 2);</text:p>
          </table:table-cell>
          <table:table-cell table:number-columns-repeated="1010"/>
        </table:table-row>
        <table:table-row table:style-name="ro3">
          <table:table-cell office:value-type="float" office:value="403" calcext:value-type="float">
            <text:p>403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2017/05/06</text:p>
          </table:table-cell>
          <table:table-cell table:style-name="ce8" office:value-type="float" office:value="27429" calcext:value-type="float">
            <text:p>27429</text:p>
          </table:table-cell>
          <table:table-cell table:style-name="ce8" office:value-type="float" office:value="27599" calcext:value-type="float">
            <text:p>27599</text:p>
          </table:table-cell>
          <table:table-cell table:style-name="ce10" table:formula="of:=IF([.I405]=&quot;/&quot;;[.C405];[.I405])" office:value-type="string" office:string-value="2017/05/14" calcext:value-type="string">
            <text:p>2017/05/14</text:p>
          </table:table-cell>
          <table:table-cell table:style-name="ce10" office:value-type="string" calcext:value-type="string">
            <text:p>2017/05/14</text:p>
          </table:table-cell>
          <table:table-cell table:style-name="ce10" table:formula="of:=IF([.E405]=&quot;null&quot;;&quot;null&quot;;[.I405])" office:value-type="string" office:string-value="2017/05/14" calcext:value-type="string">
            <text:p>2017/05/14</text:p>
          </table:table-cell>
          <table:table-cell table:style-name="ce8" office:value-type="string" calcext:value-type="string">
            <text:p>2017/05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5" calcext:value-type="float">
            <text:p>19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5];&quot;', &quot;;[.D405];&quot;, &quot;;[.E405];&quot;, '&quot;;[.G405];&quot;', &quot;;[.J405];&quot;, '&quot;;[.K405];&quot;', &quot;;[.L405];&quot;, &quot;;[.M405];&quot;);&quot;)" office:value-type="string" office:string-value="insert into etat_lieux (date_entree_etat_lieux, km_depart, km_arrive, date_sortie_etat_lieux, incident, type_incident, num_contrat_etat_lieux, code_type_etat_lieux_etat_lieux) Values ('2017/05/06', 27429, 27599, '2017/05/14', 0, '...', 195, 2);" calcext:value-type="string">
            <text:p>insert into etat_lieux (date_entree_etat_lieux, km_depart, km_arrive, date_sortie_etat_lieux, incident, type_incident, num_contrat_etat_lieux, code_type_etat_lieux_etat_lieux) Values ('2017/05/06', 27429, 27599, '2017/05/14', 0, '...', 195, 2);</text:p>
          </table:table-cell>
          <table:table-cell table:number-columns-repeated="1010"/>
        </table:table-row>
        <table:table-row table:style-name="ro3">
          <table:table-cell office:value-type="float" office:value="404" calcext:value-type="float">
            <text:p>404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2017/05/09</text:p>
          </table:table-cell>
          <table:table-cell table:style-name="ce8" office:value-type="float" office:value="7747" calcext:value-type="float">
            <text:p>7747</text:p>
          </table:table-cell>
          <table:table-cell table:style-name="ce8" office:value-type="float" office:value="8771" calcext:value-type="float">
            <text:p>8771</text:p>
          </table:table-cell>
          <table:table-cell table:style-name="ce10" table:formula="of:=IF([.I406]=&quot;/&quot;;[.C406];[.I406])" office:value-type="string" office:string-value="2017/05/14" calcext:value-type="string">
            <text:p>2017/05/14</text:p>
          </table:table-cell>
          <table:table-cell table:style-name="ce10" office:value-type="string" calcext:value-type="string">
            <text:p>2017/05/14</text:p>
          </table:table-cell>
          <table:table-cell table:style-name="ce10" table:formula="of:=IF([.E406]=&quot;null&quot;;&quot;null&quot;;[.I406])" office:value-type="string" office:string-value="2017/05/14" calcext:value-type="string">
            <text:p>2017/05/14</text:p>
          </table:table-cell>
          <table:table-cell table:style-name="ce8" office:value-type="string" calcext:value-type="string">
            <text:p>2017/05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1" calcext:value-type="float">
            <text:p>20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6];&quot;', &quot;;[.D406];&quot;, &quot;;[.E406];&quot;, '&quot;;[.G406];&quot;', &quot;;[.J406];&quot;, '&quot;;[.K406];&quot;', &quot;;[.L406];&quot;, &quot;;[.M406];&quot;);&quot;)" office:value-type="string" office:string-value="insert into etat_lieux (date_entree_etat_lieux, km_depart, km_arrive, date_sortie_etat_lieux, incident, type_incident, num_contrat_etat_lieux, code_type_etat_lieux_etat_lieux) Values ('2017/05/09', 7747, 8771, '2017/05/14', 0, '...', 201, 2);" calcext:value-type="string">
            <text:p>insert into etat_lieux (date_entree_etat_lieux, km_depart, km_arrive, date_sortie_etat_lieux, incident, type_incident, num_contrat_etat_lieux, code_type_etat_lieux_etat_lieux) Values ('2017/05/09', 7747, 8771, '2017/05/14', 0, '...', 201, 2);</text:p>
          </table:table-cell>
          <table:table-cell table:number-columns-repeated="1010"/>
        </table:table-row>
        <table:table-row table:style-name="ro3">
          <table:table-cell office:value-type="float" office:value="405" calcext:value-type="float">
            <text:p>405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2017/05/11</text:p>
          </table:table-cell>
          <table:table-cell table:style-name="ce8" office:value-type="float" office:value="13263" calcext:value-type="float">
            <text:p>13263</text:p>
          </table:table-cell>
          <table:table-cell table:style-name="ce8" office:value-type="float" office:value="13769" calcext:value-type="float">
            <text:p>13769</text:p>
          </table:table-cell>
          <table:table-cell table:style-name="ce10" table:formula="of:=IF([.I407]=&quot;/&quot;;[.C407];[.I407])" office:value-type="string" office:string-value="2017/05/14" calcext:value-type="string">
            <text:p>2017/05/14</text:p>
          </table:table-cell>
          <table:table-cell table:style-name="ce10" office:value-type="string" calcext:value-type="string">
            <text:p>2017/05/14</text:p>
          </table:table-cell>
          <table:table-cell table:style-name="ce10" table:formula="of:=IF([.E407]=&quot;null&quot;;&quot;null&quot;;[.I407])" office:value-type="string" office:string-value="2017/05/14" calcext:value-type="string">
            <text:p>2017/05/14</text:p>
          </table:table-cell>
          <table:table-cell table:style-name="ce8" office:value-type="string" calcext:value-type="string">
            <text:p>2017/05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4" calcext:value-type="float">
            <text:p>20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7];&quot;', &quot;;[.D407];&quot;, &quot;;[.E407];&quot;, '&quot;;[.G407];&quot;', &quot;;[.J407];&quot;, '&quot;;[.K407];&quot;', &quot;;[.L407];&quot;, &quot;;[.M407];&quot;);&quot;)" office:value-type="string" office:string-value="insert into etat_lieux (date_entree_etat_lieux, km_depart, km_arrive, date_sortie_etat_lieux, incident, type_incident, num_contrat_etat_lieux, code_type_etat_lieux_etat_lieux) Values ('2017/05/11', 13263, 13769, '2017/05/14', 0, '...', 204, 2);" calcext:value-type="string">
            <text:p>insert into etat_lieux (date_entree_etat_lieux, km_depart, km_arrive, date_sortie_etat_lieux, incident, type_incident, num_contrat_etat_lieux, code_type_etat_lieux_etat_lieux) Values ('2017/05/11', 13263, 13769, '2017/05/14', 0, '...', 204, 2);</text:p>
          </table:table-cell>
          <table:table-cell table:number-columns-repeated="1010"/>
        </table:table-row>
        <table:table-row table:style-name="ro3">
          <table:table-cell office:value-type="float" office:value="406" calcext:value-type="float">
            <text:p>406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2017/05/13</text:p>
          </table:table-cell>
          <table:table-cell table:style-name="ce8" office:value-type="float" office:value="19628" calcext:value-type="float">
            <text:p>19628</text:p>
          </table:table-cell>
          <table:table-cell table:style-name="ce8" office:value-type="float" office:value="20339" calcext:value-type="float">
            <text:p>20339</text:p>
          </table:table-cell>
          <table:table-cell table:style-name="ce10" table:formula="of:=IF([.I408]=&quot;/&quot;;[.C408];[.I408])" office:value-type="string" office:string-value="2017/05/14" calcext:value-type="string">
            <text:p>2017/05/14</text:p>
          </table:table-cell>
          <table:table-cell table:style-name="ce10" office:value-type="string" calcext:value-type="string">
            <text:p>2017/05/14</text:p>
          </table:table-cell>
          <table:table-cell table:style-name="ce10" table:formula="of:=IF([.E408]=&quot;null&quot;;&quot;null&quot;;[.I408])" office:value-type="string" office:string-value="2017/05/14" calcext:value-type="string">
            <text:p>2017/05/14</text:p>
          </table:table-cell>
          <table:table-cell table:style-name="ce8" office:value-type="string" calcext:value-type="string">
            <text:p>2017/05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6" calcext:value-type="float">
            <text:p>20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8];&quot;', &quot;;[.D408];&quot;, &quot;;[.E408];&quot;, '&quot;;[.G408];&quot;', &quot;;[.J408];&quot;, '&quot;;[.K408];&quot;', &quot;;[.L408];&quot;, &quot;;[.M408];&quot;);&quot;)" office:value-type="string" office:string-value="insert into etat_lieux (date_entree_etat_lieux, km_depart, km_arrive, date_sortie_etat_lieux, incident, type_incident, num_contrat_etat_lieux, code_type_etat_lieux_etat_lieux) Values ('2017/05/13', 19628, 20339, '2017/05/14', 0, '...', 206, 2);" calcext:value-type="string">
            <text:p>insert into etat_lieux (date_entree_etat_lieux, km_depart, km_arrive, date_sortie_etat_lieux, incident, type_incident, num_contrat_etat_lieux, code_type_etat_lieux_etat_lieux) Values ('2017/05/13', 19628, 20339, '2017/05/14', 0, '...', 206, 2);</text:p>
          </table:table-cell>
          <table:table-cell table:number-columns-repeated="1010"/>
        </table:table-row>
        <table:table-row table:style-name="ro3">
          <table:table-cell office:value-type="float" office:value="407" calcext:value-type="float">
            <text:p>407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2017/05/14</text:p>
          </table:table-cell>
          <table:table-cell table:style-name="ce5" office:value-type="float" office:value="27275" calcext:value-type="float">
            <text:p>272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09]=&quot;/&quot;;[.C409];[.I409])" office:value-type="string" office:string-value="2017/05/14" calcext:value-type="string">
            <text:p>2017/05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09]=&quot;null&quot;;&quot;null&quot;;[.I40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7" calcext:value-type="float">
            <text:p>20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09];&quot;', &quot;;[.D409];&quot;, &quot;;[.E409];&quot;, '&quot;;[.G409];&quot;', &quot;;[.J409];&quot;, '&quot;;[.K409];&quot;', &quot;;[.L409];&quot;, &quot;;[.M409];&quot;);&quot;)" office:value-type="string" office:string-value="insert into etat_lieux (date_entree_etat_lieux, km_depart, km_arrive, date_sortie_etat_lieux, incident, type_incident, num_contrat_etat_lieux, code_type_etat_lieux_etat_lieux) Values ('2017/05/14', 27275, null, 'null', 0, '...', 207, 1);" calcext:value-type="string">
            <text:p>insert into etat_lieux (date_entree_etat_lieux, km_depart, km_arrive, date_sortie_etat_lieux, incident, type_incident, num_contrat_etat_lieux, code_type_etat_lieux_etat_lieux) Values ('2017/05/14', 27275, null, 'null', 0, '...', 207, 1);</text:p>
          </table:table-cell>
          <table:table-cell table:number-columns-repeated="1010"/>
        </table:table-row>
        <table:table-row table:style-name="ro3">
          <table:table-cell office:value-type="float" office:value="408" calcext:value-type="float">
            <text:p>408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2017/05/09</text:p>
          </table:table-cell>
          <table:table-cell table:style-name="ce8" office:value-type="float" office:value="17741" calcext:value-type="float">
            <text:p>17741</text:p>
          </table:table-cell>
          <table:table-cell table:style-name="ce8" office:value-type="float" office:value="18433" calcext:value-type="float">
            <text:p>18433</text:p>
          </table:table-cell>
          <table:table-cell table:style-name="ce10" table:formula="of:=IF([.I410]=&quot;/&quot;;[.C410];[.I410])" office:value-type="string" office:string-value="2017/05/15" calcext:value-type="string">
            <text:p>2017/05/15</text:p>
          </table:table-cell>
          <table:table-cell table:style-name="ce10" office:value-type="string" calcext:value-type="string">
            <text:p>2017/05/15</text:p>
          </table:table-cell>
          <table:table-cell table:style-name="ce10" table:formula="of:=IF([.E410]=&quot;null&quot;;&quot;null&quot;;[.I410])" office:value-type="string" office:string-value="2017/05/15" calcext:value-type="string">
            <text:p>2017/05/15</text:p>
          </table:table-cell>
          <table:table-cell table:style-name="ce8" office:value-type="string" calcext:value-type="string">
            <text:p>2017/05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0" calcext:value-type="float">
            <text:p>20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0];&quot;', &quot;;[.D410];&quot;, &quot;;[.E410];&quot;, '&quot;;[.G410];&quot;', &quot;;[.J410];&quot;, '&quot;;[.K410];&quot;', &quot;;[.L410];&quot;, &quot;;[.M410];&quot;);&quot;)" office:value-type="string" office:string-value="insert into etat_lieux (date_entree_etat_lieux, km_depart, km_arrive, date_sortie_etat_lieux, incident, type_incident, num_contrat_etat_lieux, code_type_etat_lieux_etat_lieux) Values ('2017/05/09', 17741, 18433, '2017/05/15', 0, '...', 200, 2);" calcext:value-type="string">
            <text:p>insert into etat_lieux (date_entree_etat_lieux, km_depart, km_arrive, date_sortie_etat_lieux, incident, type_incident, num_contrat_etat_lieux, code_type_etat_lieux_etat_lieux) Values ('2017/05/09', 17741, 18433, '2017/05/15', 0, '...', 200, 2);</text:p>
          </table:table-cell>
          <table:table-cell table:number-columns-repeated="1010"/>
        </table:table-row>
        <table:table-row table:style-name="ro3">
          <table:table-cell office:value-type="float" office:value="409" calcext:value-type="float">
            <text:p>409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2017/05/09</text:p>
          </table:table-cell>
          <table:table-cell table:style-name="ce8" office:value-type="float" office:value="23626" calcext:value-type="float">
            <text:p>23626</text:p>
          </table:table-cell>
          <table:table-cell table:style-name="ce8" office:value-type="float" office:value="24730" calcext:value-type="float">
            <text:p>24730</text:p>
          </table:table-cell>
          <table:table-cell table:style-name="ce10" table:formula="of:=IF([.I411]=&quot;/&quot;;[.C411];[.I411])" office:value-type="string" office:string-value="2017/05/15" calcext:value-type="string">
            <text:p>2017/05/15</text:p>
          </table:table-cell>
          <table:table-cell table:style-name="ce10" office:value-type="string" calcext:value-type="string">
            <text:p>2017/05/15</text:p>
          </table:table-cell>
          <table:table-cell table:style-name="ce10" table:formula="of:=IF([.E411]=&quot;null&quot;;&quot;null&quot;;[.I411])" office:value-type="string" office:string-value="2017/05/15" calcext:value-type="string">
            <text:p>2017/05/15</text:p>
          </table:table-cell>
          <table:table-cell table:style-name="ce8" office:value-type="string" calcext:value-type="string">
            <text:p>2017/05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2" calcext:value-type="float">
            <text:p>20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1];&quot;', &quot;;[.D411];&quot;, &quot;;[.E411];&quot;, '&quot;;[.G411];&quot;', &quot;;[.J411];&quot;, '&quot;;[.K411];&quot;', &quot;;[.L411];&quot;, &quot;;[.M411];&quot;);&quot;)" office:value-type="string" office:string-value="insert into etat_lieux (date_entree_etat_lieux, km_depart, km_arrive, date_sortie_etat_lieux, incident, type_incident, num_contrat_etat_lieux, code_type_etat_lieux_etat_lieux) Values ('2017/05/09', 23626, 24730, '2017/05/15', 0, '...', 202, 2);" calcext:value-type="string">
            <text:p>insert into etat_lieux (date_entree_etat_lieux, km_depart, km_arrive, date_sortie_etat_lieux, incident, type_incident, num_contrat_etat_lieux, code_type_etat_lieux_etat_lieux) Values ('2017/05/09', 23626, 24730, '2017/05/15', 0, '...', 202, 2);</text:p>
          </table:table-cell>
          <table:table-cell table:number-columns-repeated="1010"/>
        </table:table-row>
        <table:table-row table:style-name="ro3">
          <table:table-cell office:value-type="float" office:value="410" calcext:value-type="float">
            <text:p>410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2017/05/15</text:p>
          </table:table-cell>
          <table:table-cell table:style-name="ce5" office:value-type="float" office:value="5449" calcext:value-type="float">
            <text:p>54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12]=&quot;/&quot;;[.C412];[.I412])" office:value-type="string" office:string-value="2017/05/15" calcext:value-type="string">
            <text:p>2017/05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12]=&quot;null&quot;;&quot;null&quot;;[.I41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8" calcext:value-type="float">
            <text:p>20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2];&quot;', &quot;;[.D412];&quot;, &quot;;[.E412];&quot;, '&quot;;[.G412];&quot;', &quot;;[.J412];&quot;, '&quot;;[.K412];&quot;', &quot;;[.L412];&quot;, &quot;;[.M412];&quot;);&quot;)" office:value-type="string" office:string-value="insert into etat_lieux (date_entree_etat_lieux, km_depart, km_arrive, date_sortie_etat_lieux, incident, type_incident, num_contrat_etat_lieux, code_type_etat_lieux_etat_lieux) Values ('2017/05/15', 5449, null, 'null', 0, '...', 208, 1);" calcext:value-type="string">
            <text:p>insert into etat_lieux (date_entree_etat_lieux, km_depart, km_arrive, date_sortie_etat_lieux, incident, type_incident, num_contrat_etat_lieux, code_type_etat_lieux_etat_lieux) Values ('2017/05/15', 5449, null, 'null', 0, '...', 208, 1);</text:p>
          </table:table-cell>
          <table:table-cell table:number-columns-repeated="1010"/>
        </table:table-row>
        <table:table-row table:style-name="ro3">
          <table:table-cell office:value-type="float" office:value="411" calcext:value-type="float">
            <text:p>411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2017/05/06</text:p>
          </table:table-cell>
          <table:table-cell table:style-name="ce8" office:value-type="float" office:value="25013" calcext:value-type="float">
            <text:p>25013</text:p>
          </table:table-cell>
          <table:table-cell table:style-name="ce8" office:value-type="float" office:value="26006" calcext:value-type="float">
            <text:p>26006</text:p>
          </table:table-cell>
          <table:table-cell table:style-name="ce10" table:formula="of:=IF([.I413]=&quot;/&quot;;[.C413];[.I413])" office:value-type="string" office:string-value="2017/05/16" calcext:value-type="string">
            <text:p>2017/05/16</text:p>
          </table:table-cell>
          <table:table-cell table:style-name="ce10" office:value-type="string" calcext:value-type="string">
            <text:p>2017/05/16</text:p>
          </table:table-cell>
          <table:table-cell table:style-name="ce10" table:formula="of:=IF([.E413]=&quot;null&quot;;&quot;null&quot;;[.I413])" office:value-type="string" office:string-value="2017/05/16" calcext:value-type="string">
            <text:p>2017/05/16</text:p>
          </table:table-cell>
          <table:table-cell table:style-name="ce8" office:value-type="string" calcext:value-type="string">
            <text:p>2017/05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4" calcext:value-type="float">
            <text:p>19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3];&quot;', &quot;;[.D413];&quot;, &quot;;[.E413];&quot;, '&quot;;[.G413];&quot;', &quot;;[.J413];&quot;, '&quot;;[.K413];&quot;', &quot;;[.L413];&quot;, &quot;;[.M413];&quot;);&quot;)" office:value-type="string" office:string-value="insert into etat_lieux (date_entree_etat_lieux, km_depart, km_arrive, date_sortie_etat_lieux, incident, type_incident, num_contrat_etat_lieux, code_type_etat_lieux_etat_lieux) Values ('2017/05/06', 25013, 26006, '2017/05/16', 0, '...', 194, 2);" calcext:value-type="string">
            <text:p>insert into etat_lieux (date_entree_etat_lieux, km_depart, km_arrive, date_sortie_etat_lieux, incident, type_incident, num_contrat_etat_lieux, code_type_etat_lieux_etat_lieux) Values ('2017/05/06', 25013, 26006, '2017/05/16', 0, '...', 194, 2);</text:p>
          </table:table-cell>
          <table:table-cell table:number-columns-repeated="1010"/>
        </table:table-row>
        <table:table-row table:style-name="ro3">
          <table:table-cell office:value-type="float" office:value="412" calcext:value-type="float">
            <text:p>412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2017/05/16</text:p>
          </table:table-cell>
          <table:table-cell table:style-name="ce5" office:value-type="float" office:value="23582" calcext:value-type="float">
            <text:p>2358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14]=&quot;/&quot;;[.C414];[.I414])" office:value-type="string" office:string-value="2017/05/16" calcext:value-type="string">
            <text:p>2017/05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14]=&quot;null&quot;;&quot;null&quot;;[.I4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09" calcext:value-type="float">
            <text:p>20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4];&quot;', &quot;;[.D414];&quot;, &quot;;[.E414];&quot;, '&quot;;[.G414];&quot;', &quot;;[.J414];&quot;, '&quot;;[.K414];&quot;', &quot;;[.L414];&quot;, &quot;;[.M414];&quot;);&quot;)" office:value-type="string" office:string-value="insert into etat_lieux (date_entree_etat_lieux, km_depart, km_arrive, date_sortie_etat_lieux, incident, type_incident, num_contrat_etat_lieux, code_type_etat_lieux_etat_lieux) Values ('2017/05/16', 23582, null, 'null', 0, '...', 209, 1);" calcext:value-type="string">
            <text:p>insert into etat_lieux (date_entree_etat_lieux, km_depart, km_arrive, date_sortie_etat_lieux, incident, type_incident, num_contrat_etat_lieux, code_type_etat_lieux_etat_lieux) Values ('2017/05/16', 23582, null, 'null', 0, '...', 209, 1);</text:p>
          </table:table-cell>
          <table:table-cell table:number-columns-repeated="1010"/>
        </table:table-row>
        <table:table-row table:style-name="ro3">
          <table:table-cell office:value-type="float" office:value="413" calcext:value-type="float">
            <text:p>413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2017/05/14</text:p>
          </table:table-cell>
          <table:table-cell table:style-name="ce8" office:value-type="float" office:value="27275" calcext:value-type="float">
            <text:p>27275</text:p>
          </table:table-cell>
          <table:table-cell table:style-name="ce8" office:value-type="float" office:value="28441" calcext:value-type="float">
            <text:p>28441</text:p>
          </table:table-cell>
          <table:table-cell table:style-name="ce10" table:formula="of:=IF([.I415]=&quot;/&quot;;[.C415];[.I415])" office:value-type="string" office:string-value="2017/05/17" calcext:value-type="string">
            <text:p>2017/05/17</text:p>
          </table:table-cell>
          <table:table-cell table:style-name="ce10" office:value-type="string" calcext:value-type="string">
            <text:p>2017/05/17</text:p>
          </table:table-cell>
          <table:table-cell table:style-name="ce10" table:formula="of:=IF([.E415]=&quot;null&quot;;&quot;null&quot;;[.I415])" office:value-type="string" office:string-value="2017/05/17" calcext:value-type="string">
            <text:p>2017/05/17</text:p>
          </table:table-cell>
          <table:table-cell table:style-name="ce8" office:value-type="string" calcext:value-type="string">
            <text:p>2017/05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7" calcext:value-type="float">
            <text:p>20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5];&quot;', &quot;;[.D415];&quot;, &quot;;[.E415];&quot;, '&quot;;[.G415];&quot;', &quot;;[.J415];&quot;, '&quot;;[.K415];&quot;', &quot;;[.L415];&quot;, &quot;;[.M415];&quot;);&quot;)" office:value-type="string" office:string-value="insert into etat_lieux (date_entree_etat_lieux, km_depart, km_arrive, date_sortie_etat_lieux, incident, type_incident, num_contrat_etat_lieux, code_type_etat_lieux_etat_lieux) Values ('2017/05/14', 27275, 28441, '2017/05/17', 0, '...', 207, 2);" calcext:value-type="string">
            <text:p>insert into etat_lieux (date_entree_etat_lieux, km_depart, km_arrive, date_sortie_etat_lieux, incident, type_incident, num_contrat_etat_lieux, code_type_etat_lieux_etat_lieux) Values ('2017/05/14', 27275, 28441, '2017/05/17', 0, '...', 207, 2);</text:p>
          </table:table-cell>
          <table:table-cell table:number-columns-repeated="1010"/>
        </table:table-row>
        <table:table-row table:style-name="ro3">
          <table:table-cell office:value-type="float" office:value="414" calcext:value-type="float">
            <text:p>41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2017/05/08</text:p>
          </table:table-cell>
          <table:table-cell table:style-name="ce8" office:value-type="float" office:value="12687" calcext:value-type="float">
            <text:p>12687</text:p>
          </table:table-cell>
          <table:table-cell table:style-name="ce8" office:value-type="float" office:value="13755" calcext:value-type="float">
            <text:p>13755</text:p>
          </table:table-cell>
          <table:table-cell table:style-name="ce10" table:formula="of:=IF([.I416]=&quot;/&quot;;[.C416];[.I416])" office:value-type="string" office:string-value="2017/05/18" calcext:value-type="string">
            <text:p>2017/05/18</text:p>
          </table:table-cell>
          <table:table-cell table:style-name="ce10" office:value-type="string" calcext:value-type="string">
            <text:p>2017/05/18</text:p>
          </table:table-cell>
          <table:table-cell table:style-name="ce10" table:formula="of:=IF([.E416]=&quot;null&quot;;&quot;null&quot;;[.I416])" office:value-type="string" office:string-value="2017/05/18" calcext:value-type="string">
            <text:p>2017/05/18</text:p>
          </table:table-cell>
          <table:table-cell table:style-name="ce8" office:value-type="string" calcext:value-type="string">
            <text:p>2017/05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8" calcext:value-type="float">
            <text:p>19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6];&quot;', &quot;;[.D416];&quot;, &quot;;[.E416];&quot;, '&quot;;[.G416];&quot;', &quot;;[.J416];&quot;, '&quot;;[.K416];&quot;', &quot;;[.L416];&quot;, &quot;;[.M416];&quot;);&quot;)" office:value-type="string" office:string-value="insert into etat_lieux (date_entree_etat_lieux, km_depart, km_arrive, date_sortie_etat_lieux, incident, type_incident, num_contrat_etat_lieux, code_type_etat_lieux_etat_lieux) Values ('2017/05/08', 12687, 13755, '2017/05/18', 0, '...', 198, 2);" calcext:value-type="string">
            <text:p>insert into etat_lieux (date_entree_etat_lieux, km_depart, km_arrive, date_sortie_etat_lieux, incident, type_incident, num_contrat_etat_lieux, code_type_etat_lieux_etat_lieux) Values ('2017/05/08', 12687, 13755, '2017/05/18', 0, '...', 198, 2);</text:p>
          </table:table-cell>
          <table:table-cell table:number-columns-repeated="1010"/>
        </table:table-row>
        <table:table-row table:style-name="ro3">
          <table:table-cell office:value-type="float" office:value="415" calcext:value-type="float">
            <text:p>415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2017/05/18</text:p>
          </table:table-cell>
          <table:table-cell table:style-name="ce5" office:value-type="float" office:value="15712" calcext:value-type="float">
            <text:p>1571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17]=&quot;/&quot;;[.C417];[.I417])" office:value-type="string" office:string-value="2017/05/18" calcext:value-type="string">
            <text:p>2017/05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17]=&quot;null&quot;;&quot;null&quot;;[.I41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0" calcext:value-type="float">
            <text:p>21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7];&quot;', &quot;;[.D417];&quot;, &quot;;[.E417];&quot;, '&quot;;[.G417];&quot;', &quot;;[.J417];&quot;, '&quot;;[.K417];&quot;', &quot;;[.L417];&quot;, &quot;;[.M417];&quot;);&quot;)" office:value-type="string" office:string-value="insert into etat_lieux (date_entree_etat_lieux, km_depart, km_arrive, date_sortie_etat_lieux, incident, type_incident, num_contrat_etat_lieux, code_type_etat_lieux_etat_lieux) Values ('2017/05/18', 15712, null, 'null', 0, '...', 210, 1);" calcext:value-type="string">
            <text:p>insert into etat_lieux (date_entree_etat_lieux, km_depart, km_arrive, date_sortie_etat_lieux, incident, type_incident, num_contrat_etat_lieux, code_type_etat_lieux_etat_lieux) Values ('2017/05/18', 15712, null, 'null', 0, '...', 210, 1);</text:p>
          </table:table-cell>
          <table:table-cell table:number-columns-repeated="1010"/>
        </table:table-row>
        <table:table-row table:style-name="ro3">
          <table:table-cell office:value-type="float" office:value="416" calcext:value-type="float">
            <text:p>416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2017/05/18</text:p>
          </table:table-cell>
          <table:table-cell table:style-name="ce5" office:value-type="float" office:value="11387" calcext:value-type="float">
            <text:p>1138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18]=&quot;/&quot;;[.C418];[.I418])" office:value-type="string" office:string-value="2017/05/18" calcext:value-type="string">
            <text:p>2017/05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18]=&quot;null&quot;;&quot;null&quot;;[.I41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1" calcext:value-type="float">
            <text:p>21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8];&quot;', &quot;;[.D418];&quot;, &quot;;[.E418];&quot;, '&quot;;[.G418];&quot;', &quot;;[.J418];&quot;, '&quot;;[.K418];&quot;', &quot;;[.L418];&quot;, &quot;;[.M418];&quot;);&quot;)" office:value-type="string" office:string-value="insert into etat_lieux (date_entree_etat_lieux, km_depart, km_arrive, date_sortie_etat_lieux, incident, type_incident, num_contrat_etat_lieux, code_type_etat_lieux_etat_lieux) Values ('2017/05/18', 11387, null, 'null', 0, '...', 211, 1);" calcext:value-type="string">
            <text:p>insert into etat_lieux (date_entree_etat_lieux, km_depart, km_arrive, date_sortie_etat_lieux, incident, type_incident, num_contrat_etat_lieux, code_type_etat_lieux_etat_lieux) Values ('2017/05/18', 11387, null, 'null', 0, '...', 211, 1);</text:p>
          </table:table-cell>
          <table:table-cell table:number-columns-repeated="1010"/>
        </table:table-row>
        <table:table-row table:style-name="ro3">
          <table:table-cell office:value-type="float" office:value="417" calcext:value-type="float">
            <text:p>417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2017/05/18</text:p>
          </table:table-cell>
          <table:table-cell table:style-name="ce5" office:value-type="float" office:value="24341" calcext:value-type="float">
            <text:p>2434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19]=&quot;/&quot;;[.C419];[.I419])" office:value-type="string" office:string-value="2017/05/18" calcext:value-type="string">
            <text:p>2017/05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19]=&quot;null&quot;;&quot;null&quot;;[.I41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2" calcext:value-type="float">
            <text:p>21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19];&quot;', &quot;;[.D419];&quot;, &quot;;[.E419];&quot;, '&quot;;[.G419];&quot;', &quot;;[.J419];&quot;, '&quot;;[.K419];&quot;', &quot;;[.L419];&quot;, &quot;;[.M419];&quot;);&quot;)" office:value-type="string" office:string-value="insert into etat_lieux (date_entree_etat_lieux, km_depart, km_arrive, date_sortie_etat_lieux, incident, type_incident, num_contrat_etat_lieux, code_type_etat_lieux_etat_lieux) Values ('2017/05/18', 24341, null, 'null', 0, '...', 212, 1);" calcext:value-type="string">
            <text:p>insert into etat_lieux (date_entree_etat_lieux, km_depart, km_arrive, date_sortie_etat_lieux, incident, type_incident, num_contrat_etat_lieux, code_type_etat_lieux_etat_lieux) Values ('2017/05/18', 24341, null, 'null', 0, '...', 212, 1);</text:p>
          </table:table-cell>
          <table:table-cell table:number-columns-repeated="1010"/>
        </table:table-row>
        <table:table-row table:style-name="ro3">
          <table:table-cell office:value-type="float" office:value="418" calcext:value-type="float">
            <text:p>418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2017/05/18</text:p>
          </table:table-cell>
          <table:table-cell table:style-name="ce8" office:value-type="float" office:value="24341" calcext:value-type="float">
            <text:p>24341</text:p>
          </table:table-cell>
          <table:table-cell table:style-name="ce8" office:value-type="float" office:value="25524" calcext:value-type="float">
            <text:p>25524</text:p>
          </table:table-cell>
          <table:table-cell table:style-name="ce10" table:formula="of:=IF([.I420]=&quot;/&quot;;[.C420];[.I420])" office:value-type="string" office:string-value="2017/05/19" calcext:value-type="string">
            <text:p>2017/05/19</text:p>
          </table:table-cell>
          <table:table-cell table:style-name="ce10" office:value-type="string" calcext:value-type="string">
            <text:p>2017/05/19</text:p>
          </table:table-cell>
          <table:table-cell table:style-name="ce10" table:formula="of:=IF([.E420]=&quot;null&quot;;&quot;null&quot;;[.I420])" office:value-type="string" office:string-value="2017/05/19" calcext:value-type="string">
            <text:p>2017/05/19</text:p>
          </table:table-cell>
          <table:table-cell table:style-name="ce8" office:value-type="string" calcext:value-type="string">
            <text:p>2017/05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2" calcext:value-type="float">
            <text:p>21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0];&quot;', &quot;;[.D420];&quot;, &quot;;[.E420];&quot;, '&quot;;[.G420];&quot;', &quot;;[.J420];&quot;, '&quot;;[.K420];&quot;', &quot;;[.L420];&quot;, &quot;;[.M420];&quot;);&quot;)" office:value-type="string" office:string-value="insert into etat_lieux (date_entree_etat_lieux, km_depart, km_arrive, date_sortie_etat_lieux, incident, type_incident, num_contrat_etat_lieux, code_type_etat_lieux_etat_lieux) Values ('2017/05/18', 24341, 25524, '2017/05/19', 0, '...', 212, 2);" calcext:value-type="string">
            <text:p>insert into etat_lieux (date_entree_etat_lieux, km_depart, km_arrive, date_sortie_etat_lieux, incident, type_incident, num_contrat_etat_lieux, code_type_etat_lieux_etat_lieux) Values ('2017/05/18', 24341, 25524, '2017/05/19', 0, '...', 212, 2);</text:p>
          </table:table-cell>
          <table:table-cell table:number-columns-repeated="1010"/>
        </table:table-row>
        <table:table-row table:style-name="ro3">
          <table:table-cell office:value-type="float" office:value="419" calcext:value-type="float">
            <text:p>419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2017/05/20</text:p>
          </table:table-cell>
          <table:table-cell table:style-name="ce5" office:value-type="float" office:value="24839" calcext:value-type="float">
            <text:p>2483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1]=&quot;/&quot;;[.C421];[.I421])" office:value-type="string" office:string-value="2017/05/20" calcext:value-type="string">
            <text:p>2017/05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1]=&quot;null&quot;;&quot;null&quot;;[.I42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3" calcext:value-type="float">
            <text:p>21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1];&quot;', &quot;;[.D421];&quot;, &quot;;[.E421];&quot;, '&quot;;[.G421];&quot;', &quot;;[.J421];&quot;, '&quot;;[.K421];&quot;', &quot;;[.L421];&quot;, &quot;;[.M421];&quot;);&quot;)" office:value-type="string" office:string-value="insert into etat_lieux (date_entree_etat_lieux, km_depart, km_arrive, date_sortie_etat_lieux, incident, type_incident, num_contrat_etat_lieux, code_type_etat_lieux_etat_lieux) Values ('2017/05/20', 24839, null, 'null', 0, '...', 213, 1);" calcext:value-type="string">
            <text:p>insert into etat_lieux (date_entree_etat_lieux, km_depart, km_arrive, date_sortie_etat_lieux, incident, type_incident, num_contrat_etat_lieux, code_type_etat_lieux_etat_lieux) Values ('2017/05/20', 24839, null, 'null', 0, '...', 213, 1);</text:p>
          </table:table-cell>
          <table:table-cell table:number-columns-repeated="1010"/>
        </table:table-row>
        <table:table-row table:style-name="ro3">
          <table:table-cell office:value-type="float" office:value="420" calcext:value-type="float">
            <text:p>420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2017/05/20</text:p>
          </table:table-cell>
          <table:table-cell table:style-name="ce5" office:value-type="float" office:value="23750" calcext:value-type="float">
            <text:p>2375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2]=&quot;/&quot;;[.C422];[.I422])" office:value-type="string" office:string-value="2017/05/20" calcext:value-type="string">
            <text:p>2017/05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2]=&quot;null&quot;;&quot;null&quot;;[.I42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4" calcext:value-type="float">
            <text:p>21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2];&quot;', &quot;;[.D422];&quot;, &quot;;[.E422];&quot;, '&quot;;[.G422];&quot;', &quot;;[.J422];&quot;, '&quot;;[.K422];&quot;', &quot;;[.L422];&quot;, &quot;;[.M422];&quot;);&quot;)" office:value-type="string" office:string-value="insert into etat_lieux (date_entree_etat_lieux, km_depart, km_arrive, date_sortie_etat_lieux, incident, type_incident, num_contrat_etat_lieux, code_type_etat_lieux_etat_lieux) Values ('2017/05/20', 23750, null, 'null', 0, '...', 214, 1);" calcext:value-type="string">
            <text:p>insert into etat_lieux (date_entree_etat_lieux, km_depart, km_arrive, date_sortie_etat_lieux, incident, type_incident, num_contrat_etat_lieux, code_type_etat_lieux_etat_lieux) Values ('2017/05/20', 23750, null, 'null', 0, '...', 214, 1);</text:p>
          </table:table-cell>
          <table:table-cell table:number-columns-repeated="1010"/>
        </table:table-row>
        <table:table-row table:style-name="ro3">
          <table:table-cell office:value-type="float" office:value="421" calcext:value-type="float">
            <text:p>421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2017/05/20</text:p>
          </table:table-cell>
          <table:table-cell table:style-name="ce5" office:value-type="float" office:value="9059" calcext:value-type="float">
            <text:p>905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3]=&quot;/&quot;;[.C423];[.I423])" office:value-type="string" office:string-value="2017/05/20" calcext:value-type="string">
            <text:p>2017/05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3]=&quot;null&quot;;&quot;null&quot;;[.I42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5" calcext:value-type="float">
            <text:p>21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3];&quot;', &quot;;[.D423];&quot;, &quot;;[.E423];&quot;, '&quot;;[.G423];&quot;', &quot;;[.J423];&quot;, '&quot;;[.K423];&quot;', &quot;;[.L423];&quot;, &quot;;[.M423];&quot;);&quot;)" office:value-type="string" office:string-value="insert into etat_lieux (date_entree_etat_lieux, km_depart, km_arrive, date_sortie_etat_lieux, incident, type_incident, num_contrat_etat_lieux, code_type_etat_lieux_etat_lieux) Values ('2017/05/20', 9059, null, 'null', 0, '...', 215, 1);" calcext:value-type="string">
            <text:p>insert into etat_lieux (date_entree_etat_lieux, km_depart, km_arrive, date_sortie_etat_lieux, incident, type_incident, num_contrat_etat_lieux, code_type_etat_lieux_etat_lieux) Values ('2017/05/20', 9059, null, 'null', 0, '...', 215, 1);</text:p>
          </table:table-cell>
          <table:table-cell table:number-columns-repeated="1010"/>
        </table:table-row>
        <table:table-row table:style-name="ro3">
          <table:table-cell office:value-type="float" office:value="422" calcext:value-type="float">
            <text:p>422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2017/05/21</text:p>
          </table:table-cell>
          <table:table-cell table:style-name="ce5" office:value-type="float" office:value="15265" calcext:value-type="float">
            <text:p>1526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4]=&quot;/&quot;;[.C424];[.I424])" office:value-type="string" office:string-value="2017/05/21" calcext:value-type="string">
            <text:p>2017/05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4]=&quot;null&quot;;&quot;null&quot;;[.I42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6" calcext:value-type="float">
            <text:p>21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4];&quot;', &quot;;[.D424];&quot;, &quot;;[.E424];&quot;, '&quot;;[.G424];&quot;', &quot;;[.J424];&quot;, '&quot;;[.K424];&quot;', &quot;;[.L424];&quot;, &quot;;[.M424];&quot;);&quot;)" office:value-type="string" office:string-value="insert into etat_lieux (date_entree_etat_lieux, km_depart, km_arrive, date_sortie_etat_lieux, incident, type_incident, num_contrat_etat_lieux, code_type_etat_lieux_etat_lieux) Values ('2017/05/21', 15265, null, 'null', 0, '...', 216, 1);" calcext:value-type="string">
            <text:p>insert into etat_lieux (date_entree_etat_lieux, km_depart, km_arrive, date_sortie_etat_lieux, incident, type_incident, num_contrat_etat_lieux, code_type_etat_lieux_etat_lieux) Values ('2017/05/21', 15265, null, 'null', 0, '...', 216, 1);</text:p>
          </table:table-cell>
          <table:table-cell table:number-columns-repeated="1010"/>
        </table:table-row>
        <table:table-row table:style-name="ro3">
          <table:table-cell office:value-type="float" office:value="423" calcext:value-type="float">
            <text:p>423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2017/05/22</text:p>
          </table:table-cell>
          <table:table-cell table:style-name="ce5" office:value-type="float" office:value="9936" calcext:value-type="float">
            <text:p>993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5]=&quot;/&quot;;[.C425];[.I425])" office:value-type="string" office:string-value="2017/05/22" calcext:value-type="string">
            <text:p>2017/05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5]=&quot;null&quot;;&quot;null&quot;;[.I42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7" calcext:value-type="float">
            <text:p>21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5];&quot;', &quot;;[.D425];&quot;, &quot;;[.E425];&quot;, '&quot;;[.G425];&quot;', &quot;;[.J425];&quot;, '&quot;;[.K425];&quot;', &quot;;[.L425];&quot;, &quot;;[.M425];&quot;);&quot;)" office:value-type="string" office:string-value="insert into etat_lieux (date_entree_etat_lieux, km_depart, km_arrive, date_sortie_etat_lieux, incident, type_incident, num_contrat_etat_lieux, code_type_etat_lieux_etat_lieux) Values ('2017/05/22', 9936, null, 'null', 0, '...', 217, 1);" calcext:value-type="string">
            <text:p>insert into etat_lieux (date_entree_etat_lieux, km_depart, km_arrive, date_sortie_etat_lieux, incident, type_incident, num_contrat_etat_lieux, code_type_etat_lieux_etat_lieux) Values ('2017/05/22', 9936, null, 'null', 0, '...', 217, 1);</text:p>
          </table:table-cell>
          <table:table-cell table:number-columns-repeated="1010"/>
        </table:table-row>
        <table:table-row table:style-name="ro3">
          <table:table-cell office:value-type="float" office:value="424" calcext:value-type="float">
            <text:p>424</text:p>
          </table:table-cell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2017/05/08</text:p>
          </table:table-cell>
          <table:table-cell table:style-name="ce8" office:value-type="float" office:value="2637" calcext:value-type="float">
            <text:p>2637</text:p>
          </table:table-cell>
          <table:table-cell table:style-name="ce8" office:value-type="float" office:value="2666" calcext:value-type="float">
            <text:p>2666</text:p>
          </table:table-cell>
          <table:table-cell table:style-name="ce10" table:formula="of:=IF([.I426]=&quot;/&quot;;[.C426];[.I426])" office:value-type="string" office:string-value="2017/05/23" calcext:value-type="string">
            <text:p>2017/05/23</text:p>
          </table:table-cell>
          <table:table-cell table:style-name="ce10" office:value-type="string" calcext:value-type="string">
            <text:p>2017/05/23</text:p>
          </table:table-cell>
          <table:table-cell table:style-name="ce10" table:formula="of:=IF([.E426]=&quot;null&quot;;&quot;null&quot;;[.I426])" office:value-type="string" office:string-value="2017/05/23" calcext:value-type="string">
            <text:p>2017/05/23</text:p>
          </table:table-cell>
          <table:table-cell table:style-name="ce8" office:value-type="string" calcext:value-type="string">
            <text:p>2017/05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199" calcext:value-type="float">
            <text:p>19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6];&quot;', &quot;;[.D426];&quot;, &quot;;[.E426];&quot;, '&quot;;[.G426];&quot;', &quot;;[.J426];&quot;, '&quot;;[.K426];&quot;', &quot;;[.L426];&quot;, &quot;;[.M426];&quot;);&quot;)" office:value-type="string" office:string-value="insert into etat_lieux (date_entree_etat_lieux, km_depart, km_arrive, date_sortie_etat_lieux, incident, type_incident, num_contrat_etat_lieux, code_type_etat_lieux_etat_lieux) Values ('2017/05/08', 2637, 2666, '2017/05/23', 0, '...', 199, 2);" calcext:value-type="string">
            <text:p>insert into etat_lieux (date_entree_etat_lieux, km_depart, km_arrive, date_sortie_etat_lieux, incident, type_incident, num_contrat_etat_lieux, code_type_etat_lieux_etat_lieux) Values ('2017/05/08', 2637, 2666, '2017/05/23', 0, '...', 199, 2);</text:p>
          </table:table-cell>
          <table:table-cell table:number-columns-repeated="1010"/>
        </table:table-row>
        <table:table-row table:style-name="ro3">
          <table:table-cell office:value-type="float" office:value="425" calcext:value-type="float">
            <text:p>425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2017/05/21</text:p>
          </table:table-cell>
          <table:table-cell table:style-name="ce8" office:value-type="float" office:value="15265" calcext:value-type="float">
            <text:p>15265</text:p>
          </table:table-cell>
          <table:table-cell table:style-name="ce8" office:value-type="float" office:value="16032" calcext:value-type="float">
            <text:p>16032</text:p>
          </table:table-cell>
          <table:table-cell table:style-name="ce10" table:formula="of:=IF([.I427]=&quot;/&quot;;[.C427];[.I427])" office:value-type="string" office:string-value="2017/05/23" calcext:value-type="string">
            <text:p>2017/05/23</text:p>
          </table:table-cell>
          <table:table-cell table:style-name="ce10" office:value-type="string" calcext:value-type="string">
            <text:p>2017/05/23</text:p>
          </table:table-cell>
          <table:table-cell table:style-name="ce10" table:formula="of:=IF([.E427]=&quot;null&quot;;&quot;null&quot;;[.I427])" office:value-type="string" office:string-value="2017/05/23" calcext:value-type="string">
            <text:p>2017/05/23</text:p>
          </table:table-cell>
          <table:table-cell table:style-name="ce8" office:value-type="string" calcext:value-type="string">
            <text:p>2017/05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6" calcext:value-type="float">
            <text:p>21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7];&quot;', &quot;;[.D427];&quot;, &quot;;[.E427];&quot;, '&quot;;[.G427];&quot;', &quot;;[.J427];&quot;, '&quot;;[.K427];&quot;', &quot;;[.L427];&quot;, &quot;;[.M427];&quot;);&quot;)" office:value-type="string" office:string-value="insert into etat_lieux (date_entree_etat_lieux, km_depart, km_arrive, date_sortie_etat_lieux, incident, type_incident, num_contrat_etat_lieux, code_type_etat_lieux_etat_lieux) Values ('2017/05/21', 15265, 16032, '2017/05/23', 0, '...', 216, 2);" calcext:value-type="string">
            <text:p>insert into etat_lieux (date_entree_etat_lieux, km_depart, km_arrive, date_sortie_etat_lieux, incident, type_incident, num_contrat_etat_lieux, code_type_etat_lieux_etat_lieux) Values ('2017/05/21', 15265, 16032, '2017/05/23', 0, '...', 216, 2);</text:p>
          </table:table-cell>
          <table:table-cell table:number-columns-repeated="1010"/>
        </table:table-row>
        <table:table-row table:style-name="ro3">
          <table:table-cell office:value-type="float" office:value="426" calcext:value-type="float">
            <text:p>4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2017/05/23</text:p>
          </table:table-cell>
          <table:table-cell table:style-name="ce5" office:value-type="float" office:value="24061" calcext:value-type="float">
            <text:p>2406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8]=&quot;/&quot;;[.C428];[.I428])" office:value-type="string" office:string-value="2017/05/23" calcext:value-type="string">
            <text:p>2017/05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8]=&quot;null&quot;;&quot;null&quot;;[.I42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8" calcext:value-type="float">
            <text:p>21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8];&quot;', &quot;;[.D428];&quot;, &quot;;[.E428];&quot;, '&quot;;[.G428];&quot;', &quot;;[.J428];&quot;, '&quot;;[.K428];&quot;', &quot;;[.L428];&quot;, &quot;;[.M428];&quot;);&quot;)" office:value-type="string" office:string-value="insert into etat_lieux (date_entree_etat_lieux, km_depart, km_arrive, date_sortie_etat_lieux, incident, type_incident, num_contrat_etat_lieux, code_type_etat_lieux_etat_lieux) Values ('2017/05/23', 24061, null, 'null', 0, '...', 218, 1);" calcext:value-type="string">
            <text:p>insert into etat_lieux (date_entree_etat_lieux, km_depart, km_arrive, date_sortie_etat_lieux, incident, type_incident, num_contrat_etat_lieux, code_type_etat_lieux_etat_lieux) Values ('2017/05/23', 24061, null, 'null', 0, '...', 218, 1);</text:p>
          </table:table-cell>
          <table:table-cell table:number-columns-repeated="1010"/>
        </table:table-row>
        <table:table-row table:style-name="ro3">
          <table:table-cell office:value-type="float" office:value="427" calcext:value-type="float">
            <text:p>427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2017/05/23</text:p>
          </table:table-cell>
          <table:table-cell table:style-name="ce5" office:value-type="float" office:value="14259" calcext:value-type="float">
            <text:p>1425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29]=&quot;/&quot;;[.C429];[.I429])" office:value-type="string" office:string-value="2017/05/23" calcext:value-type="string">
            <text:p>2017/05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29]=&quot;null&quot;;&quot;null&quot;;[.I42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19" calcext:value-type="float">
            <text:p>21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29];&quot;', &quot;;[.D429];&quot;, &quot;;[.E429];&quot;, '&quot;;[.G429];&quot;', &quot;;[.J429];&quot;, '&quot;;[.K429];&quot;', &quot;;[.L429];&quot;, &quot;;[.M429];&quot;);&quot;)" office:value-type="string" office:string-value="insert into etat_lieux (date_entree_etat_lieux, km_depart, km_arrive, date_sortie_etat_lieux, incident, type_incident, num_contrat_etat_lieux, code_type_etat_lieux_etat_lieux) Values ('2017/05/23', 14259, null, 'null', 0, '...', 219, 1);" calcext:value-type="string">
            <text:p>insert into etat_lieux (date_entree_etat_lieux, km_depart, km_arrive, date_sortie_etat_lieux, incident, type_incident, num_contrat_etat_lieux, code_type_etat_lieux_etat_lieux) Values ('2017/05/23', 14259, null, 'null', 0, '...', 219, 1);</text:p>
          </table:table-cell>
          <table:table-cell table:number-columns-repeated="1010"/>
        </table:table-row>
        <table:table-row table:style-name="ro3">
          <table:table-cell office:value-type="float" office:value="428" calcext:value-type="float">
            <text:p>428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2017/05/24</text:p>
          </table:table-cell>
          <table:table-cell table:style-name="ce5" office:value-type="float" office:value="19650" calcext:value-type="float">
            <text:p>1965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30]=&quot;/&quot;;[.C430];[.I430])" office:value-type="string" office:string-value="2017/05/24" calcext:value-type="string">
            <text:p>2017/05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30]=&quot;null&quot;;&quot;null&quot;;[.I43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0" calcext:value-type="float">
            <text:p>22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0];&quot;', &quot;;[.D430];&quot;, &quot;;[.E430];&quot;, '&quot;;[.G430];&quot;', &quot;;[.J430];&quot;, '&quot;;[.K430];&quot;', &quot;;[.L430];&quot;, &quot;;[.M430];&quot;);&quot;)" office:value-type="string" office:string-value="insert into etat_lieux (date_entree_etat_lieux, km_depart, km_arrive, date_sortie_etat_lieux, incident, type_incident, num_contrat_etat_lieux, code_type_etat_lieux_etat_lieux) Values ('2017/05/24', 19650, null, 'null', 0, '...', 220, 1);" calcext:value-type="string">
            <text:p>insert into etat_lieux (date_entree_etat_lieux, km_depart, km_arrive, date_sortie_etat_lieux, incident, type_incident, num_contrat_etat_lieux, code_type_etat_lieux_etat_lieux) Values ('2017/05/24', 19650, null, 'null', 0, '...', 220, 1);</text:p>
          </table:table-cell>
          <table:table-cell table:number-columns-repeated="1010"/>
        </table:table-row>
        <table:table-row table:style-name="ro3">
          <table:table-cell office:value-type="float" office:value="429" calcext:value-type="float">
            <text:p>429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2017/05/20</text:p>
          </table:table-cell>
          <table:table-cell table:style-name="ce8" office:value-type="float" office:value="23750" calcext:value-type="float">
            <text:p>23750</text:p>
          </table:table-cell>
          <table:table-cell table:style-name="ce8" office:value-type="float" office:value="24391" calcext:value-type="float">
            <text:p>24391</text:p>
          </table:table-cell>
          <table:table-cell table:style-name="ce10" table:formula="of:=IF([.I431]=&quot;/&quot;;[.C431];[.I431])" office:value-type="string" office:string-value="2017/05/25" calcext:value-type="string">
            <text:p>2017/05/25</text:p>
          </table:table-cell>
          <table:table-cell table:style-name="ce10" office:value-type="string" calcext:value-type="string">
            <text:p>2017/05/25</text:p>
          </table:table-cell>
          <table:table-cell table:style-name="ce10" table:formula="of:=IF([.E431]=&quot;null&quot;;&quot;null&quot;;[.I431])" office:value-type="string" office:string-value="2017/05/25" calcext:value-type="string">
            <text:p>2017/05/25</text:p>
          </table:table-cell>
          <table:table-cell table:style-name="ce8" office:value-type="string" calcext:value-type="string">
            <text:p>2017/05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4" calcext:value-type="float">
            <text:p>21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1];&quot;', &quot;;[.D431];&quot;, &quot;;[.E431];&quot;, '&quot;;[.G431];&quot;', &quot;;[.J431];&quot;, '&quot;;[.K431];&quot;', &quot;;[.L431];&quot;, &quot;;[.M431];&quot;);&quot;)" office:value-type="string" office:string-value="insert into etat_lieux (date_entree_etat_lieux, km_depart, km_arrive, date_sortie_etat_lieux, incident, type_incident, num_contrat_etat_lieux, code_type_etat_lieux_etat_lieux) Values ('2017/05/20', 23750, 24391, '2017/05/25', 0, '...', 214, 2);" calcext:value-type="string">
            <text:p>insert into etat_lieux (date_entree_etat_lieux, km_depart, km_arrive, date_sortie_etat_lieux, incident, type_incident, num_contrat_etat_lieux, code_type_etat_lieux_etat_lieux) Values ('2017/05/20', 23750, 24391, '2017/05/25', 0, '...', 214, 2);</text:p>
          </table:table-cell>
          <table:table-cell table:number-columns-repeated="1010"/>
        </table:table-row>
        <table:table-row table:style-name="ro3">
          <table:table-cell office:value-type="float" office:value="430" calcext:value-type="float">
            <text:p>43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2017/05/20</text:p>
          </table:table-cell>
          <table:table-cell table:style-name="ce8" office:value-type="float" office:value="9059" calcext:value-type="float">
            <text:p>9059</text:p>
          </table:table-cell>
          <table:table-cell table:style-name="ce8" office:value-type="float" office:value="9299" calcext:value-type="float">
            <text:p>9299</text:p>
          </table:table-cell>
          <table:table-cell table:style-name="ce10" table:formula="of:=IF([.I432]=&quot;/&quot;;[.C432];[.I432])" office:value-type="string" office:string-value="2017/05/25" calcext:value-type="string">
            <text:p>2017/05/25</text:p>
          </table:table-cell>
          <table:table-cell table:style-name="ce10" office:value-type="string" calcext:value-type="string">
            <text:p>2017/05/25</text:p>
          </table:table-cell>
          <table:table-cell table:style-name="ce10" table:formula="of:=IF([.E432]=&quot;null&quot;;&quot;null&quot;;[.I432])" office:value-type="string" office:string-value="2017/05/25" calcext:value-type="string">
            <text:p>2017/05/25</text:p>
          </table:table-cell>
          <table:table-cell table:style-name="ce8" office:value-type="string" calcext:value-type="string">
            <text:p>2017/05/2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hare cassée</text:p>
          </table:table-cell>
          <table:table-cell table:style-name="ce18" office:value-type="float" office:value="215" calcext:value-type="float">
            <text:p>21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2];&quot;', &quot;;[.D432];&quot;, &quot;;[.E432];&quot;, '&quot;;[.G432];&quot;', &quot;;[.J432];&quot;, '&quot;;[.K432];&quot;', &quot;;[.L432];&quot;, &quot;;[.M432];&quot;);&quot;)" office:value-type="string" office:string-value="insert into etat_lieux (date_entree_etat_lieux, km_depart, km_arrive, date_sortie_etat_lieux, incident, type_incident, num_contrat_etat_lieux, code_type_etat_lieux_etat_lieux) Values ('2017/05/20', 9059, 9299, '2017/05/25', 1, 'phare cassée', 215, 2);" calcext:value-type="string">
            <text:p>insert into etat_lieux (date_entree_etat_lieux, km_depart, km_arrive, date_sortie_etat_lieux, incident, type_incident, num_contrat_etat_lieux, code_type_etat_lieux_etat_lieux) Values ('2017/05/20', 9059, 9299, '2017/05/25', 1, 'phare cassée', 215, 2);</text:p>
          </table:table-cell>
          <table:table-cell table:number-columns-repeated="1010"/>
        </table:table-row>
        <table:table-row table:style-name="ro3">
          <table:table-cell office:value-type="float" office:value="431" calcext:value-type="float">
            <text:p>431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2017/05/25</text:p>
          </table:table-cell>
          <table:table-cell table:style-name="ce5" office:value-type="float" office:value="3577" calcext:value-type="float">
            <text:p>357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33]=&quot;/&quot;;[.C433];[.I433])" office:value-type="string" office:string-value="2017/05/25" calcext:value-type="string">
            <text:p>2017/05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33]=&quot;null&quot;;&quot;null&quot;;[.I43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1" calcext:value-type="float">
            <text:p>22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3];&quot;', &quot;;[.D433];&quot;, &quot;;[.E433];&quot;, '&quot;;[.G433];&quot;', &quot;;[.J433];&quot;, '&quot;;[.K433];&quot;', &quot;;[.L433];&quot;, &quot;;[.M433];&quot;);&quot;)" office:value-type="string" office:string-value="insert into etat_lieux (date_entree_etat_lieux, km_depart, km_arrive, date_sortie_etat_lieux, incident, type_incident, num_contrat_etat_lieux, code_type_etat_lieux_etat_lieux) Values ('2017/05/25', 3577, null, 'null', 0, '...', 221, 1);" calcext:value-type="string">
            <text:p>insert into etat_lieux (date_entree_etat_lieux, km_depart, km_arrive, date_sortie_etat_lieux, incident, type_incident, num_contrat_etat_lieux, code_type_etat_lieux_etat_lieux) Values ('2017/05/25', 3577, null, 'null', 0, '...', 221, 1);</text:p>
          </table:table-cell>
          <table:table-cell table:number-columns-repeated="1010"/>
        </table:table-row>
        <table:table-row table:style-name="ro3">
          <table:table-cell office:value-type="float" office:value="432" calcext:value-type="float">
            <text:p>432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2017/05/25</text:p>
          </table:table-cell>
          <table:table-cell table:style-name="ce5" office:value-type="float" office:value="27848" calcext:value-type="float">
            <text:p>2784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34]=&quot;/&quot;;[.C434];[.I434])" office:value-type="string" office:string-value="2017/05/25" calcext:value-type="string">
            <text:p>2017/05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34]=&quot;null&quot;;&quot;null&quot;;[.I43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2" calcext:value-type="float">
            <text:p>22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4];&quot;', &quot;;[.D434];&quot;, &quot;;[.E434];&quot;, '&quot;;[.G434];&quot;', &quot;;[.J434];&quot;, '&quot;;[.K434];&quot;', &quot;;[.L434];&quot;, &quot;;[.M434];&quot;);&quot;)" office:value-type="string" office:string-value="insert into etat_lieux (date_entree_etat_lieux, km_depart, km_arrive, date_sortie_etat_lieux, incident, type_incident, num_contrat_etat_lieux, code_type_etat_lieux_etat_lieux) Values ('2017/05/25', 27848, null, 'null', 0, '...', 222, 1);" calcext:value-type="string">
            <text:p>insert into etat_lieux (date_entree_etat_lieux, km_depart, km_arrive, date_sortie_etat_lieux, incident, type_incident, num_contrat_etat_lieux, code_type_etat_lieux_etat_lieux) Values ('2017/05/25', 27848, null, 'null', 0, '...', 222, 1);</text:p>
          </table:table-cell>
          <table:table-cell table:number-columns-repeated="1010"/>
        </table:table-row>
        <table:table-row table:style-name="ro3">
          <table:table-cell office:value-type="float" office:value="433" calcext:value-type="float">
            <text:p>433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2017/05/12</text:p>
          </table:table-cell>
          <table:table-cell table:style-name="ce8" office:value-type="float" office:value="12994" calcext:value-type="float">
            <text:p>12994</text:p>
          </table:table-cell>
          <table:table-cell table:style-name="ce8" office:value-type="float" office:value="13721" calcext:value-type="float">
            <text:p>13721</text:p>
          </table:table-cell>
          <table:table-cell table:style-name="ce10" table:formula="of:=IF([.I435]=&quot;/&quot;;[.C435];[.I435])" office:value-type="string" office:string-value="2017/05/26" calcext:value-type="string">
            <text:p>2017/05/26</text:p>
          </table:table-cell>
          <table:table-cell table:style-name="ce10" office:value-type="string" calcext:value-type="string">
            <text:p>2017/05/26</text:p>
          </table:table-cell>
          <table:table-cell table:style-name="ce10" table:formula="of:=IF([.E435]=&quot;null&quot;;&quot;null&quot;;[.I435])" office:value-type="string" office:string-value="2017/05/26" calcext:value-type="string">
            <text:p>2017/05/26</text:p>
          </table:table-cell>
          <table:table-cell table:style-name="ce8" office:value-type="string" calcext:value-type="string">
            <text:p>2017/05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5" calcext:value-type="float">
            <text:p>20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5];&quot;', &quot;;[.D435];&quot;, &quot;;[.E435];&quot;, '&quot;;[.G435];&quot;', &quot;;[.J435];&quot;, '&quot;;[.K435];&quot;', &quot;;[.L435];&quot;, &quot;;[.M435];&quot;);&quot;)" office:value-type="string" office:string-value="insert into etat_lieux (date_entree_etat_lieux, km_depart, km_arrive, date_sortie_etat_lieux, incident, type_incident, num_contrat_etat_lieux, code_type_etat_lieux_etat_lieux) Values ('2017/05/12', 12994, 13721, '2017/05/26', 0, '...', 205, 2);" calcext:value-type="string">
            <text:p>insert into etat_lieux (date_entree_etat_lieux, km_depart, km_arrive, date_sortie_etat_lieux, incident, type_incident, num_contrat_etat_lieux, code_type_etat_lieux_etat_lieux) Values ('2017/05/12', 12994, 13721, '2017/05/26', 0, '...', 205, 2);</text:p>
          </table:table-cell>
          <table:table-cell table:number-columns-repeated="1010"/>
        </table:table-row>
        <table:table-row table:style-name="ro3">
          <table:table-cell office:value-type="float" office:value="434" calcext:value-type="float">
            <text:p>434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2017/05/15</text:p>
          </table:table-cell>
          <table:table-cell table:style-name="ce8" office:value-type="float" office:value="5449" calcext:value-type="float">
            <text:p>5449</text:p>
          </table:table-cell>
          <table:table-cell table:style-name="ce8" office:value-type="float" office:value="6318" calcext:value-type="float">
            <text:p>6318</text:p>
          </table:table-cell>
          <table:table-cell table:style-name="ce10" table:formula="of:=IF([.I436]=&quot;/&quot;;[.C436];[.I436])" office:value-type="string" office:string-value="2017/05/26" calcext:value-type="string">
            <text:p>2017/05/26</text:p>
          </table:table-cell>
          <table:table-cell table:style-name="ce10" office:value-type="string" calcext:value-type="string">
            <text:p>2017/05/26</text:p>
          </table:table-cell>
          <table:table-cell table:style-name="ce10" table:formula="of:=IF([.E436]=&quot;null&quot;;&quot;null&quot;;[.I436])" office:value-type="string" office:string-value="2017/05/26" calcext:value-type="string">
            <text:p>2017/05/26</text:p>
          </table:table-cell>
          <table:table-cell table:style-name="ce8" office:value-type="string" calcext:value-type="string">
            <text:p>2017/05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8" calcext:value-type="float">
            <text:p>20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6];&quot;', &quot;;[.D436];&quot;, &quot;;[.E436];&quot;, '&quot;;[.G436];&quot;', &quot;;[.J436];&quot;, '&quot;;[.K436];&quot;', &quot;;[.L436];&quot;, &quot;;[.M436];&quot;);&quot;)" office:value-type="string" office:string-value="insert into etat_lieux (date_entree_etat_lieux, km_depart, km_arrive, date_sortie_etat_lieux, incident, type_incident, num_contrat_etat_lieux, code_type_etat_lieux_etat_lieux) Values ('2017/05/15', 5449, 6318, '2017/05/26', 0, '...', 208, 2);" calcext:value-type="string">
            <text:p>insert into etat_lieux (date_entree_etat_lieux, km_depart, km_arrive, date_sortie_etat_lieux, incident, type_incident, num_contrat_etat_lieux, code_type_etat_lieux_etat_lieux) Values ('2017/05/15', 5449, 6318, '2017/05/26', 0, '...', 208, 2);</text:p>
          </table:table-cell>
          <table:table-cell table:number-columns-repeated="1010"/>
        </table:table-row>
        <table:table-row table:style-name="ro3">
          <table:table-cell office:value-type="float" office:value="435" calcext:value-type="float">
            <text:p>435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2017/05/18</text:p>
          </table:table-cell>
          <table:table-cell table:style-name="ce8" office:value-type="float" office:value="15712" calcext:value-type="float">
            <text:p>15712</text:p>
          </table:table-cell>
          <table:table-cell table:style-name="ce8" office:value-type="float" office:value="16069" calcext:value-type="float">
            <text:p>16069</text:p>
          </table:table-cell>
          <table:table-cell table:style-name="ce10" table:formula="of:=IF([.I437]=&quot;/&quot;;[.C437];[.I437])" office:value-type="string" office:string-value="2017/05/26" calcext:value-type="string">
            <text:p>2017/05/26</text:p>
          </table:table-cell>
          <table:table-cell table:style-name="ce10" office:value-type="string" calcext:value-type="string">
            <text:p>2017/05/26</text:p>
          </table:table-cell>
          <table:table-cell table:style-name="ce10" table:formula="of:=IF([.E437]=&quot;null&quot;;&quot;null&quot;;[.I437])" office:value-type="string" office:string-value="2017/05/26" calcext:value-type="string">
            <text:p>2017/05/26</text:p>
          </table:table-cell>
          <table:table-cell table:style-name="ce8" office:value-type="string" calcext:value-type="string">
            <text:p>2017/05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0" calcext:value-type="float">
            <text:p>21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7];&quot;', &quot;;[.D437];&quot;, &quot;;[.E437];&quot;, '&quot;;[.G437];&quot;', &quot;;[.J437];&quot;, '&quot;;[.K437];&quot;', &quot;;[.L437];&quot;, &quot;;[.M437];&quot;);&quot;)" office:value-type="string" office:string-value="insert into etat_lieux (date_entree_etat_lieux, km_depart, km_arrive, date_sortie_etat_lieux, incident, type_incident, num_contrat_etat_lieux, code_type_etat_lieux_etat_lieux) Values ('2017/05/18', 15712, 16069, '2017/05/26', 0, '...', 210, 2);" calcext:value-type="string">
            <text:p>insert into etat_lieux (date_entree_etat_lieux, km_depart, km_arrive, date_sortie_etat_lieux, incident, type_incident, num_contrat_etat_lieux, code_type_etat_lieux_etat_lieux) Values ('2017/05/18', 15712, 16069, '2017/05/26', 0, '...', 210, 2);</text:p>
          </table:table-cell>
          <table:table-cell table:number-columns-repeated="1010"/>
        </table:table-row>
        <table:table-row table:style-name="ro3">
          <table:table-cell office:value-type="float" office:value="436" calcext:value-type="float">
            <text:p>436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2017/05/26</text:p>
          </table:table-cell>
          <table:table-cell table:style-name="ce5" office:value-type="float" office:value="18267" calcext:value-type="float">
            <text:p>1826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38]=&quot;/&quot;;[.C438];[.I438])" office:value-type="string" office:string-value="2017/05/26" calcext:value-type="string">
            <text:p>2017/05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38]=&quot;null&quot;;&quot;null&quot;;[.I43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223" calcext:value-type="float">
            <text:p>22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8];&quot;', &quot;;[.D438];&quot;, &quot;;[.E438];&quot;, '&quot;;[.G438];&quot;', &quot;;[.J438];&quot;, '&quot;;[.K438];&quot;', &quot;;[.L438];&quot;, &quot;;[.M438];&quot;);&quot;)" office:value-type="string" office:string-value="insert into etat_lieux (date_entree_etat_lieux, km_depart, km_arrive, date_sortie_etat_lieux, incident, type_incident, num_contrat_etat_lieux, code_type_etat_lieux_etat_lieux) Values ('2017/05/26', 18267, null, 'null', 0, '...', 223, 1);" calcext:value-type="string">
            <text:p>insert into etat_lieux (date_entree_etat_lieux, km_depart, km_arrive, date_sortie_etat_lieux, incident, type_incident, num_contrat_etat_lieux, code_type_etat_lieux_etat_lieux) Values ('2017/05/26', 18267, null, 'null', 0, '...', 223, 1);</text:p>
          </table:table-cell>
          <table:table-cell table:number-columns-repeated="1010"/>
        </table:table-row>
        <table:table-row table:style-name="ro3">
          <table:table-cell office:value-type="float" office:value="437" calcext:value-type="float">
            <text:p>437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2017/05/20</text:p>
          </table:table-cell>
          <table:table-cell table:style-name="ce8" office:value-type="float" office:value="24839" calcext:value-type="float">
            <text:p>24839</text:p>
          </table:table-cell>
          <table:table-cell table:style-name="ce8" office:value-type="float" office:value="25980" calcext:value-type="float">
            <text:p>25980</text:p>
          </table:table-cell>
          <table:table-cell table:style-name="ce10" table:formula="of:=IF([.I439]=&quot;/&quot;;[.C439];[.I439])" office:value-type="string" office:string-value="2017/05/27" calcext:value-type="string">
            <text:p>2017/05/27</text:p>
          </table:table-cell>
          <table:table-cell table:style-name="ce10" office:value-type="string" calcext:value-type="string">
            <text:p>2017/05/27</text:p>
          </table:table-cell>
          <table:table-cell table:style-name="ce10" table:formula="of:=IF([.E439]=&quot;null&quot;;&quot;null&quot;;[.I439])" office:value-type="string" office:string-value="2017/05/27" calcext:value-type="string">
            <text:p>2017/05/27</text:p>
          </table:table-cell>
          <table:table-cell table:style-name="ce8" office:value-type="string" calcext:value-type="string">
            <text:p>2017/05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3" calcext:value-type="float">
            <text:p>21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39];&quot;', &quot;;[.D439];&quot;, &quot;;[.E439];&quot;, '&quot;;[.G439];&quot;', &quot;;[.J439];&quot;, '&quot;;[.K439];&quot;', &quot;;[.L439];&quot;, &quot;;[.M439];&quot;);&quot;)" office:value-type="string" office:string-value="insert into etat_lieux (date_entree_etat_lieux, km_depart, km_arrive, date_sortie_etat_lieux, incident, type_incident, num_contrat_etat_lieux, code_type_etat_lieux_etat_lieux) Values ('2017/05/20', 24839, 25980, '2017/05/27', 0, '...', 213, 2);" calcext:value-type="string">
            <text:p>insert into etat_lieux (date_entree_etat_lieux, km_depart, km_arrive, date_sortie_etat_lieux, incident, type_incident, num_contrat_etat_lieux, code_type_etat_lieux_etat_lieux) Values ('2017/05/20', 24839, 25980, '2017/05/27', 0, '...', 213, 2);</text:p>
          </table:table-cell>
          <table:table-cell table:number-columns-repeated="1010"/>
        </table:table-row>
        <table:table-row table:style-name="ro3">
          <table:table-cell office:value-type="float" office:value="438" calcext:value-type="float">
            <text:p>438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2017/05/27</text:p>
          </table:table-cell>
          <table:table-cell table:style-name="ce5" office:value-type="float" office:value="7537" calcext:value-type="float">
            <text:p>753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40]=&quot;/&quot;;[.C440];[.I440])" office:value-type="string" office:string-value="2017/05/27" calcext:value-type="string">
            <text:p>2017/05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40]=&quot;null&quot;;&quot;null&quot;;[.I44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4" calcext:value-type="float">
            <text:p>22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0];&quot;', &quot;;[.D440];&quot;, &quot;;[.E440];&quot;, '&quot;;[.G440];&quot;', &quot;;[.J440];&quot;, '&quot;;[.K440];&quot;', &quot;;[.L440];&quot;, &quot;;[.M440];&quot;);&quot;)" office:value-type="string" office:string-value="insert into etat_lieux (date_entree_etat_lieux, km_depart, km_arrive, date_sortie_etat_lieux, incident, type_incident, num_contrat_etat_lieux, code_type_etat_lieux_etat_lieux) Values ('2017/05/27', 7537, null, 'null', 0, '...', 224, 1);" calcext:value-type="string">
            <text:p>insert into etat_lieux (date_entree_etat_lieux, km_depart, km_arrive, date_sortie_etat_lieux, incident, type_incident, num_contrat_etat_lieux, code_type_etat_lieux_etat_lieux) Values ('2017/05/27', 7537, null, 'null', 0, '...', 224, 1);</text:p>
          </table:table-cell>
          <table:table-cell table:number-columns-repeated="1010"/>
        </table:table-row>
        <table:table-row table:style-name="ro3">
          <table:table-cell office:value-type="float" office:value="439" calcext:value-type="float">
            <text:p>439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2017/05/16</text:p>
          </table:table-cell>
          <table:table-cell table:style-name="ce8" office:value-type="float" office:value="23582" calcext:value-type="float">
            <text:p>23582</text:p>
          </table:table-cell>
          <table:table-cell table:style-name="ce8" office:value-type="float" office:value="24694" calcext:value-type="float">
            <text:p>24694</text:p>
          </table:table-cell>
          <table:table-cell table:style-name="ce10" table:formula="of:=IF([.I441]=&quot;/&quot;;[.C441];[.I441])" office:value-type="string" office:string-value="2017/05/28" calcext:value-type="string">
            <text:p>2017/05/28</text:p>
          </table:table-cell>
          <table:table-cell table:style-name="ce10" office:value-type="string" calcext:value-type="string">
            <text:p>2017/05/28</text:p>
          </table:table-cell>
          <table:table-cell table:style-name="ce10" table:formula="of:=IF([.E441]=&quot;null&quot;;&quot;null&quot;;[.I441])" office:value-type="string" office:string-value="2017/05/28" calcext:value-type="string">
            <text:p>2017/05/28</text:p>
          </table:table-cell>
          <table:table-cell table:style-name="ce8" office:value-type="string" calcext:value-type="string">
            <text:p>2017/05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09" calcext:value-type="float">
            <text:p>20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1];&quot;', &quot;;[.D441];&quot;, &quot;;[.E441];&quot;, '&quot;;[.G441];&quot;', &quot;;[.J441];&quot;, '&quot;;[.K441];&quot;', &quot;;[.L441];&quot;, &quot;;[.M441];&quot;);&quot;)" office:value-type="string" office:string-value="insert into etat_lieux (date_entree_etat_lieux, km_depart, km_arrive, date_sortie_etat_lieux, incident, type_incident, num_contrat_etat_lieux, code_type_etat_lieux_etat_lieux) Values ('2017/05/16', 23582, 24694, '2017/05/28', 0, '...', 209, 2);" calcext:value-type="string">
            <text:p>insert into etat_lieux (date_entree_etat_lieux, km_depart, km_arrive, date_sortie_etat_lieux, incident, type_incident, num_contrat_etat_lieux, code_type_etat_lieux_etat_lieux) Values ('2017/05/16', 23582, 24694, '2017/05/28', 0, '...', 209, 2);</text:p>
          </table:table-cell>
          <table:table-cell table:number-columns-repeated="1010"/>
        </table:table-row>
        <table:table-row table:style-name="ro3">
          <table:table-cell office:value-type="float" office:value="440" calcext:value-type="float">
            <text:p>440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2017/05/25</text:p>
          </table:table-cell>
          <table:table-cell table:style-name="ce8" office:value-type="float" office:value="27848" calcext:value-type="float">
            <text:p>27848</text:p>
          </table:table-cell>
          <table:table-cell table:style-name="ce8" office:value-type="float" office:value="28469" calcext:value-type="float">
            <text:p>28469</text:p>
          </table:table-cell>
          <table:table-cell table:style-name="ce10" table:formula="of:=IF([.I442]=&quot;/&quot;;[.C442];[.I442])" office:value-type="string" office:string-value="2017/05/28" calcext:value-type="string">
            <text:p>2017/05/28</text:p>
          </table:table-cell>
          <table:table-cell table:style-name="ce10" office:value-type="string" calcext:value-type="string">
            <text:p>2017/05/28</text:p>
          </table:table-cell>
          <table:table-cell table:style-name="ce10" table:formula="of:=IF([.E442]=&quot;null&quot;;&quot;null&quot;;[.I442])" office:value-type="string" office:string-value="2017/05/28" calcext:value-type="string">
            <text:p>2017/05/28</text:p>
          </table:table-cell>
          <table:table-cell table:style-name="ce8" office:value-type="string" calcext:value-type="string">
            <text:p>2017/05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2" calcext:value-type="float">
            <text:p>22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2];&quot;', &quot;;[.D442];&quot;, &quot;;[.E442];&quot;, '&quot;;[.G442];&quot;', &quot;;[.J442];&quot;, '&quot;;[.K442];&quot;', &quot;;[.L442];&quot;, &quot;;[.M442];&quot;);&quot;)" office:value-type="string" office:string-value="insert into etat_lieux (date_entree_etat_lieux, km_depart, km_arrive, date_sortie_etat_lieux, incident, type_incident, num_contrat_etat_lieux, code_type_etat_lieux_etat_lieux) Values ('2017/05/25', 27848, 28469, '2017/05/28', 0, '...', 222, 2);" calcext:value-type="string">
            <text:p>insert into etat_lieux (date_entree_etat_lieux, km_depart, km_arrive, date_sortie_etat_lieux, incident, type_incident, num_contrat_etat_lieux, code_type_etat_lieux_etat_lieux) Values ('2017/05/25', 27848, 28469, '2017/05/28', 0, '...', 222, 2);</text:p>
          </table:table-cell>
          <table:table-cell table:number-columns-repeated="1010"/>
        </table:table-row>
        <table:table-row table:style-name="ro3">
          <table:table-cell office:value-type="float" office:value="441" calcext:value-type="float">
            <text:p>441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2017/05/23</text:p>
          </table:table-cell>
          <table:table-cell table:style-name="ce8" office:value-type="float" office:value="24061" calcext:value-type="float">
            <text:p>24061</text:p>
          </table:table-cell>
          <table:table-cell table:style-name="ce8" office:value-type="float" office:value="24209" calcext:value-type="float">
            <text:p>24209</text:p>
          </table:table-cell>
          <table:table-cell table:style-name="ce10" table:formula="of:=IF([.I443]=&quot;/&quot;;[.C443];[.I443])" office:value-type="string" office:string-value="2017/05/29" calcext:value-type="string">
            <text:p>2017/05/29</text:p>
          </table:table-cell>
          <table:table-cell table:style-name="ce10" office:value-type="string" calcext:value-type="string">
            <text:p>2017/05/29</text:p>
          </table:table-cell>
          <table:table-cell table:style-name="ce10" table:formula="of:=IF([.E443]=&quot;null&quot;;&quot;null&quot;;[.I443])" office:value-type="string" office:string-value="2017/05/29" calcext:value-type="string">
            <text:p>2017/05/29</text:p>
          </table:table-cell>
          <table:table-cell table:style-name="ce8" office:value-type="string" calcext:value-type="string">
            <text:p>2017/05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8" calcext:value-type="float">
            <text:p>21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3];&quot;', &quot;;[.D443];&quot;, &quot;;[.E443];&quot;, '&quot;;[.G443];&quot;', &quot;;[.J443];&quot;, '&quot;;[.K443];&quot;', &quot;;[.L443];&quot;, &quot;;[.M443];&quot;);&quot;)" office:value-type="string" office:string-value="insert into etat_lieux (date_entree_etat_lieux, km_depart, km_arrive, date_sortie_etat_lieux, incident, type_incident, num_contrat_etat_lieux, code_type_etat_lieux_etat_lieux) Values ('2017/05/23', 24061, 24209, '2017/05/29', 0, '...', 218, 2);" calcext:value-type="string">
            <text:p>insert into etat_lieux (date_entree_etat_lieux, km_depart, km_arrive, date_sortie_etat_lieux, incident, type_incident, num_contrat_etat_lieux, code_type_etat_lieux_etat_lieux) Values ('2017/05/23', 24061, 24209, '2017/05/29', 0, '...', 218, 2);</text:p>
          </table:table-cell>
          <table:table-cell table:number-columns-repeated="1010"/>
        </table:table-row>
        <table:table-row table:style-name="ro3">
          <table:table-cell office:value-type="float" office:value="442" calcext:value-type="float">
            <text:p>442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2017/05/27</text:p>
          </table:table-cell>
          <table:table-cell table:style-name="ce8" office:value-type="float" office:value="7537" calcext:value-type="float">
            <text:p>7537</text:p>
          </table:table-cell>
          <table:table-cell table:style-name="ce8" office:value-type="float" office:value="8625" calcext:value-type="float">
            <text:p>8625</text:p>
          </table:table-cell>
          <table:table-cell table:style-name="ce10" table:formula="of:=IF([.I444]=&quot;/&quot;;[.C444];[.I444])" office:value-type="string" office:string-value="2017/05/29" calcext:value-type="string">
            <text:p>2017/05/29</text:p>
          </table:table-cell>
          <table:table-cell table:style-name="ce10" office:value-type="string" calcext:value-type="string">
            <text:p>2017/05/29</text:p>
          </table:table-cell>
          <table:table-cell table:style-name="ce10" table:formula="of:=IF([.E444]=&quot;null&quot;;&quot;null&quot;;[.I444])" office:value-type="string" office:string-value="2017/05/29" calcext:value-type="string">
            <text:p>2017/05/29</text:p>
          </table:table-cell>
          <table:table-cell table:style-name="ce8" office:value-type="string" calcext:value-type="string">
            <text:p>2017/05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4" calcext:value-type="float">
            <text:p>22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4];&quot;', &quot;;[.D444];&quot;, &quot;;[.E444];&quot;, '&quot;;[.G444];&quot;', &quot;;[.J444];&quot;, '&quot;;[.K444];&quot;', &quot;;[.L444];&quot;, &quot;;[.M444];&quot;);&quot;)" office:value-type="string" office:string-value="insert into etat_lieux (date_entree_etat_lieux, km_depart, km_arrive, date_sortie_etat_lieux, incident, type_incident, num_contrat_etat_lieux, code_type_etat_lieux_etat_lieux) Values ('2017/05/27', 7537, 8625, '2017/05/29', 0, '...', 224, 2);" calcext:value-type="string">
            <text:p>insert into etat_lieux (date_entree_etat_lieux, km_depart, km_arrive, date_sortie_etat_lieux, incident, type_incident, num_contrat_etat_lieux, code_type_etat_lieux_etat_lieux) Values ('2017/05/27', 7537, 8625, '2017/05/29', 0, '...', 224, 2);</text:p>
          </table:table-cell>
          <table:table-cell table:number-columns-repeated="1010"/>
        </table:table-row>
        <table:table-row table:style-name="ro3">
          <table:table-cell office:value-type="float" office:value="443" calcext:value-type="float">
            <text:p>443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2017/05/29</text:p>
          </table:table-cell>
          <table:table-cell table:style-name="ce5" office:value-type="float" office:value="11597" calcext:value-type="float">
            <text:p>1159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45]=&quot;/&quot;;[.C445];[.I445])" office:value-type="string" office:string-value="2017/05/29" calcext:value-type="string">
            <text:p>2017/05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45]=&quot;null&quot;;&quot;null&quot;;[.I44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5" calcext:value-type="float">
            <text:p>22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5];&quot;', &quot;;[.D445];&quot;, &quot;;[.E445];&quot;, '&quot;;[.G445];&quot;', &quot;;[.J445];&quot;, '&quot;;[.K445];&quot;', &quot;;[.L445];&quot;, &quot;;[.M445];&quot;);&quot;)" office:value-type="string" office:string-value="insert into etat_lieux (date_entree_etat_lieux, km_depart, km_arrive, date_sortie_etat_lieux, incident, type_incident, num_contrat_etat_lieux, code_type_etat_lieux_etat_lieux) Values ('2017/05/29', 11597, null, 'null', 0, '...', 225, 1);" calcext:value-type="string">
            <text:p>insert into etat_lieux (date_entree_etat_lieux, km_depart, km_arrive, date_sortie_etat_lieux, incident, type_incident, num_contrat_etat_lieux, code_type_etat_lieux_etat_lieux) Values ('2017/05/29', 11597, null, 'null', 0, '...', 225, 1);</text:p>
          </table:table-cell>
          <table:table-cell table:number-columns-repeated="1010"/>
        </table:table-row>
        <table:table-row table:style-name="ro3">
          <table:table-cell office:value-type="float" office:value="444" calcext:value-type="float">
            <text:p>444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2017/05/29</text:p>
          </table:table-cell>
          <table:table-cell table:style-name="ce5" office:value-type="float" office:value="6991" calcext:value-type="float">
            <text:p>699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46]=&quot;/&quot;;[.C446];[.I446])" office:value-type="string" office:string-value="2017/05/29" calcext:value-type="string">
            <text:p>2017/05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46]=&quot;null&quot;;&quot;null&quot;;[.I44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6" calcext:value-type="float">
            <text:p>22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6];&quot;', &quot;;[.D446];&quot;, &quot;;[.E446];&quot;, '&quot;;[.G446];&quot;', &quot;;[.J446];&quot;, '&quot;;[.K446];&quot;', &quot;;[.L446];&quot;, &quot;;[.M446];&quot;);&quot;)" office:value-type="string" office:string-value="insert into etat_lieux (date_entree_etat_lieux, km_depart, km_arrive, date_sortie_etat_lieux, incident, type_incident, num_contrat_etat_lieux, code_type_etat_lieux_etat_lieux) Values ('2017/05/29', 6991, null, 'null', 0, '...', 226, 1);" calcext:value-type="string">
            <text:p>insert into etat_lieux (date_entree_etat_lieux, km_depart, km_arrive, date_sortie_etat_lieux, incident, type_incident, num_contrat_etat_lieux, code_type_etat_lieux_etat_lieux) Values ('2017/05/29', 6991, null, 'null', 0, '...', 226, 1);</text:p>
          </table:table-cell>
          <table:table-cell table:number-columns-repeated="1010"/>
        </table:table-row>
        <table:table-row table:style-name="ro3">
          <table:table-cell office:value-type="float" office:value="445" calcext:value-type="float">
            <text:p>445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2017/05/29</text:p>
          </table:table-cell>
          <table:table-cell table:style-name="ce5" office:value-type="float" office:value="28240" calcext:value-type="float">
            <text:p>2824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47]=&quot;/&quot;;[.C447];[.I447])" office:value-type="string" office:string-value="2017/05/29" calcext:value-type="string">
            <text:p>2017/05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47]=&quot;null&quot;;&quot;null&quot;;[.I44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7" calcext:value-type="float">
            <text:p>22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7];&quot;', &quot;;[.D447];&quot;, &quot;;[.E447];&quot;, '&quot;;[.G447];&quot;', &quot;;[.J447];&quot;, '&quot;;[.K447];&quot;', &quot;;[.L447];&quot;, &quot;;[.M447];&quot;);&quot;)" office:value-type="string" office:string-value="insert into etat_lieux (date_entree_etat_lieux, km_depart, km_arrive, date_sortie_etat_lieux, incident, type_incident, num_contrat_etat_lieux, code_type_etat_lieux_etat_lieux) Values ('2017/05/29', 28240, null, 'null', 0, '...', 227, 1);" calcext:value-type="string">
            <text:p>insert into etat_lieux (date_entree_etat_lieux, km_depart, km_arrive, date_sortie_etat_lieux, incident, type_incident, num_contrat_etat_lieux, code_type_etat_lieux_etat_lieux) Values ('2017/05/29', 28240, null, 'null', 0, '...', 227, 1);</text:p>
          </table:table-cell>
          <table:table-cell table:number-columns-repeated="1010"/>
        </table:table-row>
        <table:table-row table:style-name="ro3">
          <table:table-cell office:value-type="float" office:value="446" calcext:value-type="float">
            <text:p>446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2017/05/29</text:p>
          </table:table-cell>
          <table:table-cell table:style-name="ce5" office:value-type="float" office:value="12455" calcext:value-type="float">
            <text:p>1245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48]=&quot;/&quot;;[.C448];[.I448])" office:value-type="string" office:string-value="2017/05/29" calcext:value-type="string">
            <text:p>2017/05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48]=&quot;null&quot;;&quot;null&quot;;[.I44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8" calcext:value-type="float">
            <text:p>22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8];&quot;', &quot;;[.D448];&quot;, &quot;;[.E448];&quot;, '&quot;;[.G448];&quot;', &quot;;[.J448];&quot;, '&quot;;[.K448];&quot;', &quot;;[.L448];&quot;, &quot;;[.M448];&quot;);&quot;)" office:value-type="string" office:string-value="insert into etat_lieux (date_entree_etat_lieux, km_depart, km_arrive, date_sortie_etat_lieux, incident, type_incident, num_contrat_etat_lieux, code_type_etat_lieux_etat_lieux) Values ('2017/05/29', 12455, null, 'null', 0, '...', 228, 1);" calcext:value-type="string">
            <text:p>insert into etat_lieux (date_entree_etat_lieux, km_depart, km_arrive, date_sortie_etat_lieux, incident, type_incident, num_contrat_etat_lieux, code_type_etat_lieux_etat_lieux) Values ('2017/05/29', 12455, null, 'null', 0, '...', 228, 1);</text:p>
          </table:table-cell>
          <table:table-cell table:number-columns-repeated="1010"/>
        </table:table-row>
        <table:table-row table:style-name="ro3">
          <table:table-cell office:value-type="float" office:value="447" calcext:value-type="float">
            <text:p>447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2017/05/30</text:p>
          </table:table-cell>
          <table:table-cell table:style-name="ce5" office:value-type="float" office:value="18549" calcext:value-type="float">
            <text:p>185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49]=&quot;/&quot;;[.C449];[.I449])" office:value-type="string" office:string-value="2017/05/30" calcext:value-type="string">
            <text:p>2017/05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49]=&quot;null&quot;;&quot;null&quot;;[.I44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29" calcext:value-type="float">
            <text:p>22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49];&quot;', &quot;;[.D449];&quot;, &quot;;[.E449];&quot;, '&quot;;[.G449];&quot;', &quot;;[.J449];&quot;, '&quot;;[.K449];&quot;', &quot;;[.L449];&quot;, &quot;;[.M449];&quot;);&quot;)" office:value-type="string" office:string-value="insert into etat_lieux (date_entree_etat_lieux, km_depart, km_arrive, date_sortie_etat_lieux, incident, type_incident, num_contrat_etat_lieux, code_type_etat_lieux_etat_lieux) Values ('2017/05/30', 18549, null, 'null', 0, '...', 229, 1);" calcext:value-type="string">
            <text:p>insert into etat_lieux (date_entree_etat_lieux, km_depart, km_arrive, date_sortie_etat_lieux, incident, type_incident, num_contrat_etat_lieux, code_type_etat_lieux_etat_lieux) Values ('2017/05/30', 18549, null, 'null', 0, '...', 229, 1);</text:p>
          </table:table-cell>
          <table:table-cell table:number-columns-repeated="1010"/>
        </table:table-row>
        <table:table-row table:style-name="ro3">
          <table:table-cell office:value-type="float" office:value="448" calcext:value-type="float">
            <text:p>448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2017/05/30</text:p>
          </table:table-cell>
          <table:table-cell table:style-name="ce5" office:value-type="float" office:value="7493" calcext:value-type="float">
            <text:p>749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50]=&quot;/&quot;;[.C450];[.I450])" office:value-type="string" office:string-value="2017/05/30" calcext:value-type="string">
            <text:p>2017/05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50]=&quot;null&quot;;&quot;null&quot;;[.I45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0" calcext:value-type="float">
            <text:p>23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0];&quot;', &quot;;[.D450];&quot;, &quot;;[.E450];&quot;, '&quot;;[.G450];&quot;', &quot;;[.J450];&quot;, '&quot;;[.K450];&quot;', &quot;;[.L450];&quot;, &quot;;[.M450];&quot;);&quot;)" office:value-type="string" office:string-value="insert into etat_lieux (date_entree_etat_lieux, km_depart, km_arrive, date_sortie_etat_lieux, incident, type_incident, num_contrat_etat_lieux, code_type_etat_lieux_etat_lieux) Values ('2017/05/30', 7493, null, 'null', 0, '...', 230, 1);" calcext:value-type="string">
            <text:p>insert into etat_lieux (date_entree_etat_lieux, km_depart, km_arrive, date_sortie_etat_lieux, incident, type_incident, num_contrat_etat_lieux, code_type_etat_lieux_etat_lieux) Values ('2017/05/30', 7493, null, 'null', 0, '...', 230, 1);</text:p>
          </table:table-cell>
          <table:table-cell table:number-columns-repeated="1010"/>
        </table:table-row>
        <table:table-row table:style-name="ro3">
          <table:table-cell office:value-type="float" office:value="449" calcext:value-type="float">
            <text:p>449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2017/05/30</text:p>
          </table:table-cell>
          <table:table-cell table:style-name="ce8" office:value-type="float" office:value="7493" calcext:value-type="float">
            <text:p>7493</text:p>
          </table:table-cell>
          <table:table-cell table:style-name="ce8" office:value-type="float" office:value="8038" calcext:value-type="float">
            <text:p>8038</text:p>
          </table:table-cell>
          <table:table-cell table:style-name="ce10" table:formula="of:=IF([.I451]=&quot;/&quot;;[.C451];[.I451])" office:value-type="string" office:string-value="2017/05/31" calcext:value-type="string">
            <text:p>2017/05/31</text:p>
          </table:table-cell>
          <table:table-cell table:style-name="ce10" office:value-type="string" calcext:value-type="string">
            <text:p>2017/05/31</text:p>
          </table:table-cell>
          <table:table-cell table:style-name="ce10" table:formula="of:=IF([.E451]=&quot;null&quot;;&quot;null&quot;;[.I451])" office:value-type="string" office:string-value="2017/05/31" calcext:value-type="string">
            <text:p>2017/05/31</text:p>
          </table:table-cell>
          <table:table-cell table:style-name="ce8" office:value-type="string" calcext:value-type="string">
            <text:p>2017/05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0" calcext:value-type="float">
            <text:p>23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1];&quot;', &quot;;[.D451];&quot;, &quot;;[.E451];&quot;, '&quot;;[.G451];&quot;', &quot;;[.J451];&quot;, '&quot;;[.K451];&quot;', &quot;;[.L451];&quot;, &quot;;[.M451];&quot;);&quot;)" office:value-type="string" office:string-value="insert into etat_lieux (date_entree_etat_lieux, km_depart, km_arrive, date_sortie_etat_lieux, incident, type_incident, num_contrat_etat_lieux, code_type_etat_lieux_etat_lieux) Values ('2017/05/30', 7493, 8038, '2017/05/31', 0, '...', 230, 2);" calcext:value-type="string">
            <text:p>insert into etat_lieux (date_entree_etat_lieux, km_depart, km_arrive, date_sortie_etat_lieux, incident, type_incident, num_contrat_etat_lieux, code_type_etat_lieux_etat_lieux) Values ('2017/05/30', 7493, 8038, '2017/05/31', 0, '...', 230, 2);</text:p>
          </table:table-cell>
          <table:table-cell table:number-columns-repeated="1010"/>
        </table:table-row>
        <table:table-row table:style-name="ro3">
          <table:table-cell office:value-type="float" office:value="450" calcext:value-type="float">
            <text:p>450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2017/05/31</text:p>
          </table:table-cell>
          <table:table-cell table:style-name="ce5" office:value-type="float" office:value="15304" calcext:value-type="float">
            <text:p>1530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52]=&quot;/&quot;;[.C452];[.I452])" office:value-type="string" office:string-value="2017/05/31" calcext:value-type="string">
            <text:p>2017/05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52]=&quot;null&quot;;&quot;null&quot;;[.I45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1" calcext:value-type="float">
            <text:p>23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2];&quot;', &quot;;[.D452];&quot;, &quot;;[.E452];&quot;, '&quot;;[.G452];&quot;', &quot;;[.J452];&quot;, '&quot;;[.K452];&quot;', &quot;;[.L452];&quot;, &quot;;[.M452];&quot;);&quot;)" office:value-type="string" office:string-value="insert into etat_lieux (date_entree_etat_lieux, km_depart, km_arrive, date_sortie_etat_lieux, incident, type_incident, num_contrat_etat_lieux, code_type_etat_lieux_etat_lieux) Values ('2017/05/31', 15304, null, 'null', 0, '...', 231, 1);" calcext:value-type="string">
            <text:p>insert into etat_lieux (date_entree_etat_lieux, km_depart, km_arrive, date_sortie_etat_lieux, incident, type_incident, num_contrat_etat_lieux, code_type_etat_lieux_etat_lieux) Values ('2017/05/31', 15304, null, 'null', 0, '...', 231, 1);</text:p>
          </table:table-cell>
          <table:table-cell table:number-columns-repeated="1010"/>
        </table:table-row>
        <table:table-row table:style-name="ro3">
          <table:table-cell office:value-type="float" office:value="451" calcext:value-type="float">
            <text:p>451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2017/05/31</text:p>
          </table:table-cell>
          <table:table-cell table:style-name="ce5" office:value-type="float" office:value="5926" calcext:value-type="float">
            <text:p>592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53]=&quot;/&quot;;[.C453];[.I453])" office:value-type="string" office:string-value="2017/05/31" calcext:value-type="string">
            <text:p>2017/05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53]=&quot;null&quot;;&quot;null&quot;;[.I4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2" calcext:value-type="float">
            <text:p>23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3];&quot;', &quot;;[.D453];&quot;, &quot;;[.E453];&quot;, '&quot;;[.G453];&quot;', &quot;;[.J453];&quot;, '&quot;;[.K453];&quot;', &quot;;[.L453];&quot;, &quot;;[.M453];&quot;);&quot;)" office:value-type="string" office:string-value="insert into etat_lieux (date_entree_etat_lieux, km_depart, km_arrive, date_sortie_etat_lieux, incident, type_incident, num_contrat_etat_lieux, code_type_etat_lieux_etat_lieux) Values ('2017/05/31', 5926, null, 'null', 0, '...', 232, 1);" calcext:value-type="string">
            <text:p>insert into etat_lieux (date_entree_etat_lieux, km_depart, km_arrive, date_sortie_etat_lieux, incident, type_incident, num_contrat_etat_lieux, code_type_etat_lieux_etat_lieux) Values ('2017/05/31', 5926, null, 'null', 0, '...', 232, 1);</text:p>
          </table:table-cell>
          <table:table-cell table:number-columns-repeated="1010"/>
        </table:table-row>
        <table:table-row table:style-name="ro3">
          <table:table-cell office:value-type="float" office:value="452" calcext:value-type="float">
            <text:p>452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2017/05/25</text:p>
          </table:table-cell>
          <table:table-cell table:style-name="ce8" office:value-type="float" office:value="3577" calcext:value-type="float">
            <text:p>3577</text:p>
          </table:table-cell>
          <table:table-cell table:style-name="ce8" office:value-type="float" office:value="4036" calcext:value-type="float">
            <text:p>4036</text:p>
          </table:table-cell>
          <table:table-cell table:style-name="ce10" table:formula="of:=IF([.I454]=&quot;/&quot;;[.C454];[.I454])" office:value-type="string" office:string-value="2017/06/01" calcext:value-type="string">
            <text:p>2017/06/01</text:p>
          </table:table-cell>
          <table:table-cell table:style-name="ce10" office:value-type="string" calcext:value-type="string">
            <text:p>2017/06/01</text:p>
          </table:table-cell>
          <table:table-cell table:style-name="ce10" table:formula="of:=IF([.E454]=&quot;null&quot;;&quot;null&quot;;[.I454])" office:value-type="string" office:string-value="2017/06/01" calcext:value-type="string">
            <text:p>2017/06/01</text:p>
          </table:table-cell>
          <table:table-cell table:style-name="ce8" office:value-type="string" calcext:value-type="string">
            <text:p>2017/06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1" calcext:value-type="float">
            <text:p>22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4];&quot;', &quot;;[.D454];&quot;, &quot;;[.E454];&quot;, '&quot;;[.G454];&quot;', &quot;;[.J454];&quot;, '&quot;;[.K454];&quot;', &quot;;[.L454];&quot;, &quot;;[.M454];&quot;);&quot;)" office:value-type="string" office:string-value="insert into etat_lieux (date_entree_etat_lieux, km_depart, km_arrive, date_sortie_etat_lieux, incident, type_incident, num_contrat_etat_lieux, code_type_etat_lieux_etat_lieux) Values ('2017/05/25', 3577, 4036, '2017/06/01', 0, '...', 221, 2);" calcext:value-type="string">
            <text:p>insert into etat_lieux (date_entree_etat_lieux, km_depart, km_arrive, date_sortie_etat_lieux, incident, type_incident, num_contrat_etat_lieux, code_type_etat_lieux_etat_lieux) Values ('2017/05/25', 3577, 4036, '2017/06/01', 0, '...', 221, 2);</text:p>
          </table:table-cell>
          <table:table-cell table:number-columns-repeated="1010"/>
        </table:table-row>
        <table:table-row table:style-name="ro3">
          <table:table-cell office:value-type="float" office:value="453" calcext:value-type="float">
            <text:p>453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2017/06/01</text:p>
          </table:table-cell>
          <table:table-cell table:style-name="ce5" office:value-type="float" office:value="14545" calcext:value-type="float">
            <text:p>145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55]=&quot;/&quot;;[.C455];[.I455])" office:value-type="string" office:string-value="2017/06/01" calcext:value-type="string">
            <text:p>2017/06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55]=&quot;null&quot;;&quot;null&quot;;[.I45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3" calcext:value-type="float">
            <text:p>23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5];&quot;', &quot;;[.D455];&quot;, &quot;;[.E455];&quot;, '&quot;;[.G455];&quot;', &quot;;[.J455];&quot;, '&quot;;[.K455];&quot;', &quot;;[.L455];&quot;, &quot;;[.M455];&quot;);&quot;)" office:value-type="string" office:string-value="insert into etat_lieux (date_entree_etat_lieux, km_depart, km_arrive, date_sortie_etat_lieux, incident, type_incident, num_contrat_etat_lieux, code_type_etat_lieux_etat_lieux) Values ('2017/06/01', 14545, null, 'null', 0, '...', 233, 1);" calcext:value-type="string">
            <text:p>insert into etat_lieux (date_entree_etat_lieux, km_depart, km_arrive, date_sortie_etat_lieux, incident, type_incident, num_contrat_etat_lieux, code_type_etat_lieux_etat_lieux) Values ('2017/06/01', 14545, null, 'null', 0, '...', 233, 1);</text:p>
          </table:table-cell>
          <table:table-cell table:number-columns-repeated="1010"/>
        </table:table-row>
        <table:table-row table:style-name="ro3">
          <table:table-cell office:value-type="float" office:value="454" calcext:value-type="float">
            <text:p>454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2017/06/01</text:p>
          </table:table-cell>
          <table:table-cell table:style-name="ce5" office:value-type="float" office:value="22729" calcext:value-type="float">
            <text:p>227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56]=&quot;/&quot;;[.C456];[.I456])" office:value-type="string" office:string-value="2017/06/01" calcext:value-type="string">
            <text:p>2017/06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56]=&quot;null&quot;;&quot;null&quot;;[.I45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4" calcext:value-type="float">
            <text:p>23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6];&quot;', &quot;;[.D456];&quot;, &quot;;[.E456];&quot;, '&quot;;[.G456];&quot;', &quot;;[.J456];&quot;, '&quot;;[.K456];&quot;', &quot;;[.L456];&quot;, &quot;;[.M456];&quot;);&quot;)" office:value-type="string" office:string-value="insert into etat_lieux (date_entree_etat_lieux, km_depart, km_arrive, date_sortie_etat_lieux, incident, type_incident, num_contrat_etat_lieux, code_type_etat_lieux_etat_lieux) Values ('2017/06/01', 22729, null, 'null', 0, '...', 234, 1);" calcext:value-type="string">
            <text:p>insert into etat_lieux (date_entree_etat_lieux, km_depart, km_arrive, date_sortie_etat_lieux, incident, type_incident, num_contrat_etat_lieux, code_type_etat_lieux_etat_lieux) Values ('2017/06/01', 22729, null, 'null', 0, '...', 234, 1);</text:p>
          </table:table-cell>
          <table:table-cell table:number-columns-repeated="1010"/>
        </table:table-row>
        <table:table-row table:style-name="ro3">
          <table:table-cell office:value-type="float" office:value="455" calcext:value-type="float">
            <text:p>455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2017/05/18</text:p>
          </table:table-cell>
          <table:table-cell table:style-name="ce8" office:value-type="float" office:value="11387" calcext:value-type="float">
            <text:p>11387</text:p>
          </table:table-cell>
          <table:table-cell table:style-name="ce8" office:value-type="float" office:value="12680" calcext:value-type="float">
            <text:p>12680</text:p>
          </table:table-cell>
          <table:table-cell table:style-name="ce10" table:formula="of:=IF([.I457]=&quot;/&quot;;[.C457];[.I457])" office:value-type="string" office:string-value="2017/06/02" calcext:value-type="string">
            <text:p>2017/06/02</text:p>
          </table:table-cell>
          <table:table-cell table:style-name="ce10" office:value-type="string" calcext:value-type="string">
            <text:p>2017/06/02</text:p>
          </table:table-cell>
          <table:table-cell table:style-name="ce10" table:formula="of:=IF([.E457]=&quot;null&quot;;&quot;null&quot;;[.I457])" office:value-type="string" office:string-value="2017/06/02" calcext:value-type="string">
            <text:p>2017/06/02</text:p>
          </table:table-cell>
          <table:table-cell table:style-name="ce8" office:value-type="string" calcext:value-type="string">
            <text:p>2017/06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1" calcext:value-type="float">
            <text:p>21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7];&quot;', &quot;;[.D457];&quot;, &quot;;[.E457];&quot;, '&quot;;[.G457];&quot;', &quot;;[.J457];&quot;, '&quot;;[.K457];&quot;', &quot;;[.L457];&quot;, &quot;;[.M457];&quot;);&quot;)" office:value-type="string" office:string-value="insert into etat_lieux (date_entree_etat_lieux, km_depart, km_arrive, date_sortie_etat_lieux, incident, type_incident, num_contrat_etat_lieux, code_type_etat_lieux_etat_lieux) Values ('2017/05/18', 11387, 12680, '2017/06/02', 0, '...', 211, 2);" calcext:value-type="string">
            <text:p>insert into etat_lieux (date_entree_etat_lieux, km_depart, km_arrive, date_sortie_etat_lieux, incident, type_incident, num_contrat_etat_lieux, code_type_etat_lieux_etat_lieux) Values ('2017/05/18', 11387, 12680, '2017/06/02', 0, '...', 211, 2);</text:p>
          </table:table-cell>
          <table:table-cell table:number-columns-repeated="1010"/>
        </table:table-row>
        <table:table-row table:style-name="ro3">
          <table:table-cell office:value-type="float" office:value="456" calcext:value-type="float">
            <text:p>456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2017/05/24</text:p>
          </table:table-cell>
          <table:table-cell table:style-name="ce8" office:value-type="float" office:value="19650" calcext:value-type="float">
            <text:p>19650</text:p>
          </table:table-cell>
          <table:table-cell table:style-name="ce8" office:value-type="float" office:value="19777" calcext:value-type="float">
            <text:p>19777</text:p>
          </table:table-cell>
          <table:table-cell table:style-name="ce10" table:formula="of:=IF([.I458]=&quot;/&quot;;[.C458];[.I458])" office:value-type="string" office:string-value="2017/06/02" calcext:value-type="string">
            <text:p>2017/06/02</text:p>
          </table:table-cell>
          <table:table-cell table:style-name="ce10" office:value-type="string" calcext:value-type="string">
            <text:p>2017/06/02</text:p>
          </table:table-cell>
          <table:table-cell table:style-name="ce10" table:formula="of:=IF([.E458]=&quot;null&quot;;&quot;null&quot;;[.I458])" office:value-type="string" office:string-value="2017/06/02" calcext:value-type="string">
            <text:p>2017/06/02</text:p>
          </table:table-cell>
          <table:table-cell table:style-name="ce8" office:value-type="string" calcext:value-type="string">
            <text:p>2017/06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0" calcext:value-type="float">
            <text:p>22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8];&quot;', &quot;;[.D458];&quot;, &quot;;[.E458];&quot;, '&quot;;[.G458];&quot;', &quot;;[.J458];&quot;, '&quot;;[.K458];&quot;', &quot;;[.L458];&quot;, &quot;;[.M458];&quot;);&quot;)" office:value-type="string" office:string-value="insert into etat_lieux (date_entree_etat_lieux, km_depart, km_arrive, date_sortie_etat_lieux, incident, type_incident, num_contrat_etat_lieux, code_type_etat_lieux_etat_lieux) Values ('2017/05/24', 19650, 19777, '2017/06/02', 0, '...', 220, 2);" calcext:value-type="string">
            <text:p>insert into etat_lieux (date_entree_etat_lieux, km_depart, km_arrive, date_sortie_etat_lieux, incident, type_incident, num_contrat_etat_lieux, code_type_etat_lieux_etat_lieux) Values ('2017/05/24', 19650, 19777, '2017/06/02', 0, '...', 220, 2);</text:p>
          </table:table-cell>
          <table:table-cell table:number-columns-repeated="1010"/>
        </table:table-row>
        <table:table-row table:style-name="ro3">
          <table:table-cell office:value-type="float" office:value="457" calcext:value-type="float">
            <text:p>457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2017/05/29</text:p>
          </table:table-cell>
          <table:table-cell table:style-name="ce8" office:value-type="float" office:value="12455" calcext:value-type="float">
            <text:p>12455</text:p>
          </table:table-cell>
          <table:table-cell table:style-name="ce8" office:value-type="float" office:value="13496" calcext:value-type="float">
            <text:p>13496</text:p>
          </table:table-cell>
          <table:table-cell table:style-name="ce10" table:formula="of:=IF([.I459]=&quot;/&quot;;[.C459];[.I459])" office:value-type="string" office:string-value="2017/06/02" calcext:value-type="string">
            <text:p>2017/06/02</text:p>
          </table:table-cell>
          <table:table-cell table:style-name="ce10" office:value-type="string" calcext:value-type="string">
            <text:p>2017/06/02</text:p>
          </table:table-cell>
          <table:table-cell table:style-name="ce10" table:formula="of:=IF([.E459]=&quot;null&quot;;&quot;null&quot;;[.I459])" office:value-type="string" office:string-value="2017/06/02" calcext:value-type="string">
            <text:p>2017/06/02</text:p>
          </table:table-cell>
          <table:table-cell table:style-name="ce8" office:value-type="string" calcext:value-type="string">
            <text:p>2017/06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8" calcext:value-type="float">
            <text:p>22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59];&quot;', &quot;;[.D459];&quot;, &quot;;[.E459];&quot;, '&quot;;[.G459];&quot;', &quot;;[.J459];&quot;, '&quot;;[.K459];&quot;', &quot;;[.L459];&quot;, &quot;;[.M459];&quot;);&quot;)" office:value-type="string" office:string-value="insert into etat_lieux (date_entree_etat_lieux, km_depart, km_arrive, date_sortie_etat_lieux, incident, type_incident, num_contrat_etat_lieux, code_type_etat_lieux_etat_lieux) Values ('2017/05/29', 12455, 13496, '2017/06/02', 0, '...', 228, 2);" calcext:value-type="string">
            <text:p>insert into etat_lieux (date_entree_etat_lieux, km_depart, km_arrive, date_sortie_etat_lieux, incident, type_incident, num_contrat_etat_lieux, code_type_etat_lieux_etat_lieux) Values ('2017/05/29', 12455, 13496, '2017/06/02', 0, '...', 228, 2);</text:p>
          </table:table-cell>
          <table:table-cell table:number-columns-repeated="1010"/>
        </table:table-row>
        <table:table-row table:style-name="ro3">
          <table:table-cell office:value-type="float" office:value="458" calcext:value-type="float">
            <text:p>458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2017/05/31</text:p>
          </table:table-cell>
          <table:table-cell table:style-name="ce8" office:value-type="float" office:value="5926" calcext:value-type="float">
            <text:p>5926</text:p>
          </table:table-cell>
          <table:table-cell table:style-name="ce8" office:value-type="float" office:value="6559" calcext:value-type="float">
            <text:p>6559</text:p>
          </table:table-cell>
          <table:table-cell table:style-name="ce10" table:formula="of:=IF([.I460]=&quot;/&quot;;[.C460];[.I460])" office:value-type="string" office:string-value="2017/06/02" calcext:value-type="string">
            <text:p>2017/06/02</text:p>
          </table:table-cell>
          <table:table-cell table:style-name="ce10" office:value-type="string" calcext:value-type="string">
            <text:p>2017/06/02</text:p>
          </table:table-cell>
          <table:table-cell table:style-name="ce10" table:formula="of:=IF([.E460]=&quot;null&quot;;&quot;null&quot;;[.I460])" office:value-type="string" office:string-value="2017/06/02" calcext:value-type="string">
            <text:p>2017/06/02</text:p>
          </table:table-cell>
          <table:table-cell table:style-name="ce8" office:value-type="string" calcext:value-type="string">
            <text:p>2017/06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2" calcext:value-type="float">
            <text:p>23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0];&quot;', &quot;;[.D460];&quot;, &quot;;[.E460];&quot;, '&quot;;[.G460];&quot;', &quot;;[.J460];&quot;, '&quot;;[.K460];&quot;', &quot;;[.L460];&quot;, &quot;;[.M460];&quot;);&quot;)" office:value-type="string" office:string-value="insert into etat_lieux (date_entree_etat_lieux, km_depart, km_arrive, date_sortie_etat_lieux, incident, type_incident, num_contrat_etat_lieux, code_type_etat_lieux_etat_lieux) Values ('2017/05/31', 5926, 6559, '2017/06/02', 0, '...', 232, 2);" calcext:value-type="string">
            <text:p>insert into etat_lieux (date_entree_etat_lieux, km_depart, km_arrive, date_sortie_etat_lieux, incident, type_incident, num_contrat_etat_lieux, code_type_etat_lieux_etat_lieux) Values ('2017/05/31', 5926, 6559, '2017/06/02', 0, '...', 232, 2);</text:p>
          </table:table-cell>
          <table:table-cell table:number-columns-repeated="1010"/>
        </table:table-row>
        <table:table-row table:style-name="ro3">
          <table:table-cell office:value-type="float" office:value="459" calcext:value-type="float">
            <text:p>459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2017/06/02</text:p>
          </table:table-cell>
          <table:table-cell table:style-name="ce5" office:value-type="float" office:value="12958" calcext:value-type="float">
            <text:p>1295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61]=&quot;/&quot;;[.C461];[.I461])" office:value-type="string" office:string-value="2017/06/02" calcext:value-type="string">
            <text:p>2017/06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61]=&quot;null&quot;;&quot;null&quot;;[.I46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5" calcext:value-type="float">
            <text:p>23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1];&quot;', &quot;;[.D461];&quot;, &quot;;[.E461];&quot;, '&quot;;[.G461];&quot;', &quot;;[.J461];&quot;, '&quot;;[.K461];&quot;', &quot;;[.L461];&quot;, &quot;;[.M461];&quot;);&quot;)" office:value-type="string" office:string-value="insert into etat_lieux (date_entree_etat_lieux, km_depart, km_arrive, date_sortie_etat_lieux, incident, type_incident, num_contrat_etat_lieux, code_type_etat_lieux_etat_lieux) Values ('2017/06/02', 12958, null, 'null', 0, '...', 235, 1);" calcext:value-type="string">
            <text:p>insert into etat_lieux (date_entree_etat_lieux, km_depart, km_arrive, date_sortie_etat_lieux, incident, type_incident, num_contrat_etat_lieux, code_type_etat_lieux_etat_lieux) Values ('2017/06/02', 12958, null, 'null', 0, '...', 235, 1);</text:p>
          </table:table-cell>
          <table:table-cell table:number-columns-repeated="1010"/>
        </table:table-row>
        <table:table-row table:style-name="ro3">
          <table:table-cell office:value-type="float" office:value="460" calcext:value-type="float">
            <text:p>460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2017/05/26</text:p>
          </table:table-cell>
          <table:table-cell table:style-name="ce8" office:value-type="float" office:value="18267" calcext:value-type="float">
            <text:p>18267</text:p>
          </table:table-cell>
          <table:table-cell table:style-name="ce8" office:value-type="float" office:value="18435" calcext:value-type="float">
            <text:p>18435</text:p>
          </table:table-cell>
          <table:table-cell table:style-name="ce10" table:formula="of:=IF([.I462]=&quot;/&quot;;[.C462];[.I462])" office:value-type="string" office:string-value="2017/06/03" calcext:value-type="string">
            <text:p>2017/06/03</text:p>
          </table:table-cell>
          <table:table-cell table:style-name="ce10" office:value-type="string" calcext:value-type="string">
            <text:p>2017/06/03</text:p>
          </table:table-cell>
          <table:table-cell table:style-name="ce10" table:formula="of:=IF([.E462]=&quot;null&quot;;&quot;null&quot;;[.I462])" office:value-type="string" office:string-value="2017/06/03" calcext:value-type="string">
            <text:p>2017/06/03</text:p>
          </table:table-cell>
          <table:table-cell table:style-name="ce8" office:value-type="string" calcext:value-type="string">
            <text:p>2017/06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3" calcext:value-type="float">
            <text:p>22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2];&quot;', &quot;;[.D462];&quot;, &quot;;[.E462];&quot;, '&quot;;[.G462];&quot;', &quot;;[.J462];&quot;, '&quot;;[.K462];&quot;', &quot;;[.L462];&quot;, &quot;;[.M462];&quot;);&quot;)" office:value-type="string" office:string-value="insert into etat_lieux (date_entree_etat_lieux, km_depart, km_arrive, date_sortie_etat_lieux, incident, type_incident, num_contrat_etat_lieux, code_type_etat_lieux_etat_lieux) Values ('2017/05/26', 18267, 18435, '2017/06/03', 0, '...', 223, 2);" calcext:value-type="string">
            <text:p>insert into etat_lieux (date_entree_etat_lieux, km_depart, km_arrive, date_sortie_etat_lieux, incident, type_incident, num_contrat_etat_lieux, code_type_etat_lieux_etat_lieux) Values ('2017/05/26', 18267, 18435, '2017/06/03', 0, '...', 223, 2);</text:p>
          </table:table-cell>
          <table:table-cell table:number-columns-repeated="1010"/>
        </table:table-row>
        <table:table-row table:style-name="ro3">
          <table:table-cell office:value-type="float" office:value="461" calcext:value-type="float">
            <text:p>461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2017/06/03</text:p>
          </table:table-cell>
          <table:table-cell table:style-name="ce5" office:value-type="float" office:value="27726" calcext:value-type="float">
            <text:p>2772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63]=&quot;/&quot;;[.C463];[.I463])" office:value-type="string" office:string-value="2017/06/03" calcext:value-type="string">
            <text:p>2017/06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63]=&quot;null&quot;;&quot;null&quot;;[.I46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6" calcext:value-type="float">
            <text:p>23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3];&quot;', &quot;;[.D463];&quot;, &quot;;[.E463];&quot;, '&quot;;[.G463];&quot;', &quot;;[.J463];&quot;, '&quot;;[.K463];&quot;', &quot;;[.L463];&quot;, &quot;;[.M463];&quot;);&quot;)" office:value-type="string" office:string-value="insert into etat_lieux (date_entree_etat_lieux, km_depart, km_arrive, date_sortie_etat_lieux, incident, type_incident, num_contrat_etat_lieux, code_type_etat_lieux_etat_lieux) Values ('2017/06/03', 27726, null, 'null', 0, '...', 236, 1);" calcext:value-type="string">
            <text:p>insert into etat_lieux (date_entree_etat_lieux, km_depart, km_arrive, date_sortie_etat_lieux, incident, type_incident, num_contrat_etat_lieux, code_type_etat_lieux_etat_lieux) Values ('2017/06/03', 27726, null, 'null', 0, '...', 236, 1);</text:p>
          </table:table-cell>
          <table:table-cell table:number-columns-repeated="1010"/>
        </table:table-row>
        <table:table-row table:style-name="ro3">
          <table:table-cell office:value-type="float" office:value="462" calcext:value-type="float">
            <text:p>462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2017/06/03</text:p>
          </table:table-cell>
          <table:table-cell table:style-name="ce5" office:value-type="float" office:value="23327" calcext:value-type="float">
            <text:p>233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64]=&quot;/&quot;;[.C464];[.I464])" office:value-type="string" office:string-value="2017/06/03" calcext:value-type="string">
            <text:p>2017/06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64]=&quot;null&quot;;&quot;null&quot;;[.I46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7" calcext:value-type="float">
            <text:p>23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4];&quot;', &quot;;[.D464];&quot;, &quot;;[.E464];&quot;, '&quot;;[.G464];&quot;', &quot;;[.J464];&quot;, '&quot;;[.K464];&quot;', &quot;;[.L464];&quot;, &quot;;[.M464];&quot;);&quot;)" office:value-type="string" office:string-value="insert into etat_lieux (date_entree_etat_lieux, km_depart, km_arrive, date_sortie_etat_lieux, incident, type_incident, num_contrat_etat_lieux, code_type_etat_lieux_etat_lieux) Values ('2017/06/03', 23327, null, 'null', 0, '...', 237, 1);" calcext:value-type="string">
            <text:p>insert into etat_lieux (date_entree_etat_lieux, km_depart, km_arrive, date_sortie_etat_lieux, incident, type_incident, num_contrat_etat_lieux, code_type_etat_lieux_etat_lieux) Values ('2017/06/03', 23327, null, 'null', 0, '...', 237, 1);</text:p>
          </table:table-cell>
          <table:table-cell table:number-columns-repeated="1010"/>
        </table:table-row>
        <table:table-row table:style-name="ro3">
          <table:table-cell office:value-type="float" office:value="463" calcext:value-type="float">
            <text:p>463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2017/06/03</text:p>
          </table:table-cell>
          <table:table-cell table:style-name="ce5" office:value-type="float" office:value="18596" calcext:value-type="float">
            <text:p>1859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65]=&quot;/&quot;;[.C465];[.I465])" office:value-type="string" office:string-value="2017/06/03" calcext:value-type="string">
            <text:p>2017/06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65]=&quot;null&quot;;&quot;null&quot;;[.I46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8" calcext:value-type="float">
            <text:p>23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5];&quot;', &quot;;[.D465];&quot;, &quot;;[.E465];&quot;, '&quot;;[.G465];&quot;', &quot;;[.J465];&quot;, '&quot;;[.K465];&quot;', &quot;;[.L465];&quot;, &quot;;[.M465];&quot;);&quot;)" office:value-type="string" office:string-value="insert into etat_lieux (date_entree_etat_lieux, km_depart, km_arrive, date_sortie_etat_lieux, incident, type_incident, num_contrat_etat_lieux, code_type_etat_lieux_etat_lieux) Values ('2017/06/03', 18596, null, 'null', 0, '...', 238, 1);" calcext:value-type="string">
            <text:p>insert into etat_lieux (date_entree_etat_lieux, km_depart, km_arrive, date_sortie_etat_lieux, incident, type_incident, num_contrat_etat_lieux, code_type_etat_lieux_etat_lieux) Values ('2017/06/03', 18596, null, 'null', 0, '...', 238, 1);</text:p>
          </table:table-cell>
          <table:table-cell table:number-columns-repeated="1010"/>
        </table:table-row>
        <table:table-row table:style-name="ro3">
          <table:table-cell office:value-type="float" office:value="464" calcext:value-type="float">
            <text:p>464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2017/06/03</text:p>
          </table:table-cell>
          <table:table-cell table:style-name="ce5" office:value-type="float" office:value="23329" calcext:value-type="float">
            <text:p>233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66]=&quot;/&quot;;[.C466];[.I466])" office:value-type="string" office:string-value="2017/06/03" calcext:value-type="string">
            <text:p>2017/06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66]=&quot;null&quot;;&quot;null&quot;;[.I46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39" calcext:value-type="float">
            <text:p>23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6];&quot;', &quot;;[.D466];&quot;, &quot;;[.E466];&quot;, '&quot;;[.G466];&quot;', &quot;;[.J466];&quot;, '&quot;;[.K466];&quot;', &quot;;[.L466];&quot;, &quot;;[.M466];&quot;);&quot;)" office:value-type="string" office:string-value="insert into etat_lieux (date_entree_etat_lieux, km_depart, km_arrive, date_sortie_etat_lieux, incident, type_incident, num_contrat_etat_lieux, code_type_etat_lieux_etat_lieux) Values ('2017/06/03', 23329, null, 'null', 0, '...', 239, 1);" calcext:value-type="string">
            <text:p>insert into etat_lieux (date_entree_etat_lieux, km_depart, km_arrive, date_sortie_etat_lieux, incident, type_incident, num_contrat_etat_lieux, code_type_etat_lieux_etat_lieux) Values ('2017/06/03', 23329, null, 'null', 0, '...', 239, 1);</text:p>
          </table:table-cell>
          <table:table-cell table:number-columns-repeated="1010"/>
        </table:table-row>
        <table:table-row table:style-name="ro3">
          <table:table-cell office:value-type="float" office:value="465" calcext:value-type="float">
            <text:p>465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2017/06/04</text:p>
          </table:table-cell>
          <table:table-cell table:style-name="ce5" office:value-type="float" office:value="18451" calcext:value-type="float">
            <text:p>1845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67]=&quot;/&quot;;[.C467];[.I467])" office:value-type="string" office:string-value="2017/06/04" calcext:value-type="string">
            <text:p>2017/06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67]=&quot;null&quot;;&quot;null&quot;;[.I46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0" calcext:value-type="float">
            <text:p>24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7];&quot;', &quot;;[.D467];&quot;, &quot;;[.E467];&quot;, '&quot;;[.G467];&quot;', &quot;;[.J467];&quot;, '&quot;;[.K467];&quot;', &quot;;[.L467];&quot;, &quot;;[.M467];&quot;);&quot;)" office:value-type="string" office:string-value="insert into etat_lieux (date_entree_etat_lieux, km_depart, km_arrive, date_sortie_etat_lieux, incident, type_incident, num_contrat_etat_lieux, code_type_etat_lieux_etat_lieux) Values ('2017/06/04', 18451, null, 'null', 0, '...', 240, 1);" calcext:value-type="string">
            <text:p>insert into etat_lieux (date_entree_etat_lieux, km_depart, km_arrive, date_sortie_etat_lieux, incident, type_incident, num_contrat_etat_lieux, code_type_etat_lieux_etat_lieux) Values ('2017/06/04', 18451, null, 'null', 0, '...', 240, 1);</text:p>
          </table:table-cell>
          <table:table-cell table:number-columns-repeated="1010"/>
        </table:table-row>
        <table:table-row table:style-name="ro3">
          <table:table-cell office:value-type="float" office:value="466" calcext:value-type="float">
            <text:p>466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2017/05/30</text:p>
          </table:table-cell>
          <table:table-cell table:style-name="ce8" office:value-type="float" office:value="18549" calcext:value-type="float">
            <text:p>18549</text:p>
          </table:table-cell>
          <table:table-cell table:style-name="ce8" office:value-type="float" office:value="19354" calcext:value-type="float">
            <text:p>19354</text:p>
          </table:table-cell>
          <table:table-cell table:style-name="ce10" table:formula="of:=IF([.I468]=&quot;/&quot;;[.C468];[.I468])" office:value-type="string" office:string-value="2017/06/05" calcext:value-type="string">
            <text:p>2017/06/05</text:p>
          </table:table-cell>
          <table:table-cell table:style-name="ce10" office:value-type="string" calcext:value-type="string">
            <text:p>2017/06/05</text:p>
          </table:table-cell>
          <table:table-cell table:style-name="ce10" table:formula="of:=IF([.E468]=&quot;null&quot;;&quot;null&quot;;[.I468])" office:value-type="string" office:string-value="2017/06/05" calcext:value-type="string">
            <text:p>2017/06/05</text:p>
          </table:table-cell>
          <table:table-cell table:style-name="ce8" office:value-type="string" calcext:value-type="string">
            <text:p>2017/06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9" calcext:value-type="float">
            <text:p>22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8];&quot;', &quot;;[.D468];&quot;, &quot;;[.E468];&quot;, '&quot;;[.G468];&quot;', &quot;;[.J468];&quot;, '&quot;;[.K468];&quot;', &quot;;[.L468];&quot;, &quot;;[.M468];&quot;);&quot;)" office:value-type="string" office:string-value="insert into etat_lieux (date_entree_etat_lieux, km_depart, km_arrive, date_sortie_etat_lieux, incident, type_incident, num_contrat_etat_lieux, code_type_etat_lieux_etat_lieux) Values ('2017/05/30', 18549, 19354, '2017/06/05', 0, '...', 229, 2);" calcext:value-type="string">
            <text:p>insert into etat_lieux (date_entree_etat_lieux, km_depart, km_arrive, date_sortie_etat_lieux, incident, type_incident, num_contrat_etat_lieux, code_type_etat_lieux_etat_lieux) Values ('2017/05/30', 18549, 19354, '2017/06/05', 0, '...', 229, 2);</text:p>
          </table:table-cell>
          <table:table-cell table:number-columns-repeated="1010"/>
        </table:table-row>
        <table:table-row table:style-name="ro3">
          <table:table-cell office:value-type="float" office:value="467" calcext:value-type="float">
            <text:p>46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2017/06/05</text:p>
          </table:table-cell>
          <table:table-cell table:style-name="ce5" office:value-type="float" office:value="12795" calcext:value-type="float">
            <text:p>1279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69]=&quot;/&quot;;[.C469];[.I469])" office:value-type="string" office:string-value="2017/06/05" calcext:value-type="string">
            <text:p>2017/06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69]=&quot;null&quot;;&quot;null&quot;;[.I46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1" calcext:value-type="float">
            <text:p>24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69];&quot;', &quot;;[.D469];&quot;, &quot;;[.E469];&quot;, '&quot;;[.G469];&quot;', &quot;;[.J469];&quot;, '&quot;;[.K469];&quot;', &quot;;[.L469];&quot;, &quot;;[.M469];&quot;);&quot;)" office:value-type="string" office:string-value="insert into etat_lieux (date_entree_etat_lieux, km_depart, km_arrive, date_sortie_etat_lieux, incident, type_incident, num_contrat_etat_lieux, code_type_etat_lieux_etat_lieux) Values ('2017/06/05', 12795, null, 'null', 0, '...', 241, 1);" calcext:value-type="string">
            <text:p>insert into etat_lieux (date_entree_etat_lieux, km_depart, km_arrive, date_sortie_etat_lieux, incident, type_incident, num_contrat_etat_lieux, code_type_etat_lieux_etat_lieux) Values ('2017/06/05', 12795, null, 'null', 0, '...', 241, 1);</text:p>
          </table:table-cell>
          <table:table-cell table:number-columns-repeated="1010"/>
        </table:table-row>
        <table:table-row table:style-name="ro3">
          <table:table-cell office:value-type="float" office:value="468" calcext:value-type="float">
            <text:p>468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2017/05/22</text:p>
          </table:table-cell>
          <table:table-cell table:style-name="ce8" office:value-type="float" office:value="9936" calcext:value-type="float">
            <text:p>9936</text:p>
          </table:table-cell>
          <table:table-cell table:style-name="ce8" office:value-type="float" office:value="10986" calcext:value-type="float">
            <text:p>10986</text:p>
          </table:table-cell>
          <table:table-cell table:style-name="ce10" table:formula="of:=IF([.I470]=&quot;/&quot;;[.C470];[.I470])" office:value-type="string" office:string-value="2017/06/06" calcext:value-type="string">
            <text:p>2017/06/06</text:p>
          </table:table-cell>
          <table:table-cell table:style-name="ce10" office:value-type="string" calcext:value-type="string">
            <text:p>2017/06/06</text:p>
          </table:table-cell>
          <table:table-cell table:style-name="ce10" table:formula="of:=IF([.E470]=&quot;null&quot;;&quot;null&quot;;[.I470])" office:value-type="string" office:string-value="2017/06/06" calcext:value-type="string">
            <text:p>2017/06/06</text:p>
          </table:table-cell>
          <table:table-cell table:style-name="ce8" office:value-type="string" calcext:value-type="string">
            <text:p>2017/06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7" calcext:value-type="float">
            <text:p>21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0];&quot;', &quot;;[.D470];&quot;, &quot;;[.E470];&quot;, '&quot;;[.G470];&quot;', &quot;;[.J470];&quot;, '&quot;;[.K470];&quot;', &quot;;[.L470];&quot;, &quot;;[.M470];&quot;);&quot;)" office:value-type="string" office:string-value="insert into etat_lieux (date_entree_etat_lieux, km_depart, km_arrive, date_sortie_etat_lieux, incident, type_incident, num_contrat_etat_lieux, code_type_etat_lieux_etat_lieux) Values ('2017/05/22', 9936, 10986, '2017/06/06', 0, '...', 217, 2);" calcext:value-type="string">
            <text:p>insert into etat_lieux (date_entree_etat_lieux, km_depart, km_arrive, date_sortie_etat_lieux, incident, type_incident, num_contrat_etat_lieux, code_type_etat_lieux_etat_lieux) Values ('2017/05/22', 9936, 10986, '2017/06/06', 0, '...', 217, 2);</text:p>
          </table:table-cell>
          <table:table-cell table:number-columns-repeated="1010"/>
        </table:table-row>
        <table:table-row table:style-name="ro3">
          <table:table-cell office:value-type="float" office:value="469" calcext:value-type="float">
            <text:p>469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2017/05/23</text:p>
          </table:table-cell>
          <table:table-cell table:style-name="ce8" office:value-type="float" office:value="14259" calcext:value-type="float">
            <text:p>14259</text:p>
          </table:table-cell>
          <table:table-cell table:style-name="ce8" office:value-type="float" office:value="14808" calcext:value-type="float">
            <text:p>14808</text:p>
          </table:table-cell>
          <table:table-cell table:style-name="ce10" table:formula="of:=IF([.I471]=&quot;/&quot;;[.C471];[.I471])" office:value-type="string" office:string-value="2017/06/06" calcext:value-type="string">
            <text:p>2017/06/06</text:p>
          </table:table-cell>
          <table:table-cell table:style-name="ce10" office:value-type="string" calcext:value-type="string">
            <text:p>2017/06/06</text:p>
          </table:table-cell>
          <table:table-cell table:style-name="ce10" table:formula="of:=IF([.E471]=&quot;null&quot;;&quot;null&quot;;[.I471])" office:value-type="string" office:string-value="2017/06/06" calcext:value-type="string">
            <text:p>2017/06/06</text:p>
          </table:table-cell>
          <table:table-cell table:style-name="ce8" office:value-type="string" calcext:value-type="string">
            <text:p>2017/06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19" calcext:value-type="float">
            <text:p>21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1];&quot;', &quot;;[.D471];&quot;, &quot;;[.E471];&quot;, '&quot;;[.G471];&quot;', &quot;;[.J471];&quot;, '&quot;;[.K471];&quot;', &quot;;[.L471];&quot;, &quot;;[.M471];&quot;);&quot;)" office:value-type="string" office:string-value="insert into etat_lieux (date_entree_etat_lieux, km_depart, km_arrive, date_sortie_etat_lieux, incident, type_incident, num_contrat_etat_lieux, code_type_etat_lieux_etat_lieux) Values ('2017/05/23', 14259, 14808, '2017/06/06', 0, '...', 219, 2);" calcext:value-type="string">
            <text:p>insert into etat_lieux (date_entree_etat_lieux, km_depart, km_arrive, date_sortie_etat_lieux, incident, type_incident, num_contrat_etat_lieux, code_type_etat_lieux_etat_lieux) Values ('2017/05/23', 14259, 14808, '2017/06/06', 0, '...', 219, 2);</text:p>
          </table:table-cell>
          <table:table-cell table:number-columns-repeated="1010"/>
        </table:table-row>
        <table:table-row table:style-name="ro3">
          <table:table-cell office:value-type="float" office:value="470" calcext:value-type="float">
            <text:p>470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2017/05/29</text:p>
          </table:table-cell>
          <table:table-cell table:style-name="ce8" office:value-type="float" office:value="11597" calcext:value-type="float">
            <text:p>11597</text:p>
          </table:table-cell>
          <table:table-cell table:style-name="ce8" office:value-type="float" office:value="11966" calcext:value-type="float">
            <text:p>11966</text:p>
          </table:table-cell>
          <table:table-cell table:style-name="ce10" table:formula="of:=IF([.I472]=&quot;/&quot;;[.C472];[.I472])" office:value-type="string" office:string-value="2017/06/06" calcext:value-type="string">
            <text:p>2017/06/06</text:p>
          </table:table-cell>
          <table:table-cell table:style-name="ce10" office:value-type="string" calcext:value-type="string">
            <text:p>2017/06/06</text:p>
          </table:table-cell>
          <table:table-cell table:style-name="ce10" table:formula="of:=IF([.E472]=&quot;null&quot;;&quot;null&quot;;[.I472])" office:value-type="string" office:string-value="2017/06/06" calcext:value-type="string">
            <text:p>2017/06/06</text:p>
          </table:table-cell>
          <table:table-cell table:style-name="ce8" office:value-type="string" calcext:value-type="string">
            <text:p>2017/06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5" calcext:value-type="float">
            <text:p>22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2];&quot;', &quot;;[.D472];&quot;, &quot;;[.E472];&quot;, '&quot;;[.G472];&quot;', &quot;;[.J472];&quot;, '&quot;;[.K472];&quot;', &quot;;[.L472];&quot;, &quot;;[.M472];&quot;);&quot;)" office:value-type="string" office:string-value="insert into etat_lieux (date_entree_etat_lieux, km_depart, km_arrive, date_sortie_etat_lieux, incident, type_incident, num_contrat_etat_lieux, code_type_etat_lieux_etat_lieux) Values ('2017/05/29', 11597, 11966, '2017/06/06', 0, '...', 225, 2);" calcext:value-type="string">
            <text:p>insert into etat_lieux (date_entree_etat_lieux, km_depart, km_arrive, date_sortie_etat_lieux, incident, type_incident, num_contrat_etat_lieux, code_type_etat_lieux_etat_lieux) Values ('2017/05/29', 11597, 11966, '2017/06/06', 0, '...', 225, 2);</text:p>
          </table:table-cell>
          <table:table-cell table:number-columns-repeated="1010"/>
        </table:table-row>
        <table:table-row table:style-name="ro3">
          <table:table-cell office:value-type="float" office:value="471" calcext:value-type="float">
            <text:p>471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2017/06/02</text:p>
          </table:table-cell>
          <table:table-cell table:style-name="ce8" office:value-type="float" office:value="12958" calcext:value-type="float">
            <text:p>12958</text:p>
          </table:table-cell>
          <table:table-cell table:style-name="ce8" office:value-type="float" office:value="14116" calcext:value-type="float">
            <text:p>14116</text:p>
          </table:table-cell>
          <table:table-cell table:style-name="ce10" table:formula="of:=IF([.I473]=&quot;/&quot;;[.C473];[.I473])" office:value-type="string" office:string-value="2017/06/06" calcext:value-type="string">
            <text:p>2017/06/06</text:p>
          </table:table-cell>
          <table:table-cell table:style-name="ce10" office:value-type="string" calcext:value-type="string">
            <text:p>2017/06/06</text:p>
          </table:table-cell>
          <table:table-cell table:style-name="ce10" table:formula="of:=IF([.E473]=&quot;null&quot;;&quot;null&quot;;[.I473])" office:value-type="string" office:string-value="2017/06/06" calcext:value-type="string">
            <text:p>2017/06/06</text:p>
          </table:table-cell>
          <table:table-cell table:style-name="ce8" office:value-type="string" calcext:value-type="string">
            <text:p>2017/06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5" calcext:value-type="float">
            <text:p>23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3];&quot;', &quot;;[.D473];&quot;, &quot;;[.E473];&quot;, '&quot;;[.G473];&quot;', &quot;;[.J473];&quot;, '&quot;;[.K473];&quot;', &quot;;[.L473];&quot;, &quot;;[.M473];&quot;);&quot;)" office:value-type="string" office:string-value="insert into etat_lieux (date_entree_etat_lieux, km_depart, km_arrive, date_sortie_etat_lieux, incident, type_incident, num_contrat_etat_lieux, code_type_etat_lieux_etat_lieux) Values ('2017/06/02', 12958, 14116, '2017/06/06', 0, '...', 235, 2);" calcext:value-type="string">
            <text:p>insert into etat_lieux (date_entree_etat_lieux, km_depart, km_arrive, date_sortie_etat_lieux, incident, type_incident, num_contrat_etat_lieux, code_type_etat_lieux_etat_lieux) Values ('2017/06/02', 12958, 14116, '2017/06/06', 0, '...', 235, 2);</text:p>
          </table:table-cell>
          <table:table-cell table:number-columns-repeated="1010"/>
        </table:table-row>
        <table:table-row table:style-name="ro3">
          <table:table-cell office:value-type="float" office:value="472" calcext:value-type="float">
            <text:p>47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2017/06/06</text:p>
          </table:table-cell>
          <table:table-cell table:style-name="ce5" office:value-type="float" office:value="17437" calcext:value-type="float">
            <text:p>1743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74]=&quot;/&quot;;[.C474];[.I474])" office:value-type="string" office:string-value="2017/06/06" calcext:value-type="string">
            <text:p>2017/06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74]=&quot;null&quot;;&quot;null&quot;;[.I47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2" calcext:value-type="float">
            <text:p>24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4];&quot;', &quot;;[.D474];&quot;, &quot;;[.E474];&quot;, '&quot;;[.G474];&quot;', &quot;;[.J474];&quot;, '&quot;;[.K474];&quot;', &quot;;[.L474];&quot;, &quot;;[.M474];&quot;);&quot;)" office:value-type="string" office:string-value="insert into etat_lieux (date_entree_etat_lieux, km_depart, km_arrive, date_sortie_etat_lieux, incident, type_incident, num_contrat_etat_lieux, code_type_etat_lieux_etat_lieux) Values ('2017/06/06', 17437, null, 'null', 0, '...', 242, 1);" calcext:value-type="string">
            <text:p>insert into etat_lieux (date_entree_etat_lieux, km_depart, km_arrive, date_sortie_etat_lieux, incident, type_incident, num_contrat_etat_lieux, code_type_etat_lieux_etat_lieux) Values ('2017/06/06', 17437, null, 'null', 0, '...', 242, 1);</text:p>
          </table:table-cell>
          <table:table-cell table:number-columns-repeated="1010"/>
        </table:table-row>
        <table:table-row table:style-name="ro3">
          <table:table-cell office:value-type="float" office:value="473" calcext:value-type="float">
            <text:p>473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2017/05/29</text:p>
          </table:table-cell>
          <table:table-cell table:style-name="ce8" office:value-type="float" office:value="6991" calcext:value-type="float">
            <text:p>6991</text:p>
          </table:table-cell>
          <table:table-cell table:style-name="ce8" office:value-type="float" office:value="8272" calcext:value-type="float">
            <text:p>8272</text:p>
          </table:table-cell>
          <table:table-cell table:style-name="ce10" table:formula="of:=IF([.I475]=&quot;/&quot;;[.C475];[.I475])" office:value-type="string" office:string-value="2017/06/07" calcext:value-type="string">
            <text:p>2017/06/07</text:p>
          </table:table-cell>
          <table:table-cell table:style-name="ce10" office:value-type="string" calcext:value-type="string">
            <text:p>2017/06/07</text:p>
          </table:table-cell>
          <table:table-cell table:style-name="ce10" table:formula="of:=IF([.E475]=&quot;null&quot;;&quot;null&quot;;[.I475])" office:value-type="string" office:string-value="2017/06/07" calcext:value-type="string">
            <text:p>2017/06/07</text:p>
          </table:table-cell>
          <table:table-cell table:style-name="ce8" office:value-type="string" calcext:value-type="string">
            <text:p>2017/06/0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6" calcext:value-type="float">
            <text:p>22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5];&quot;', &quot;;[.D475];&quot;, &quot;;[.E475];&quot;, '&quot;;[.G475];&quot;', &quot;;[.J475];&quot;, '&quot;;[.K475];&quot;', &quot;;[.L475];&quot;, &quot;;[.M475];&quot;);&quot;)" office:value-type="string" office:string-value="insert into etat_lieux (date_entree_etat_lieux, km_depart, km_arrive, date_sortie_etat_lieux, incident, type_incident, num_contrat_etat_lieux, code_type_etat_lieux_etat_lieux) Values ('2017/05/29', 6991, 8272, '2017/06/07', 0, '...', 226, 2);" calcext:value-type="string">
            <text:p>insert into etat_lieux (date_entree_etat_lieux, km_depart, km_arrive, date_sortie_etat_lieux, incident, type_incident, num_contrat_etat_lieux, code_type_etat_lieux_etat_lieux) Values ('2017/05/29', 6991, 8272, '2017/06/07', 0, '...', 226, 2);</text:p>
          </table:table-cell>
          <table:table-cell table:number-columns-repeated="1010"/>
        </table:table-row>
        <table:table-row table:style-name="ro3">
          <table:table-cell office:value-type="float" office:value="474" calcext:value-type="float">
            <text:p>474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2017/06/04</text:p>
          </table:table-cell>
          <table:table-cell table:style-name="ce8" office:value-type="float" office:value="18451" calcext:value-type="float">
            <text:p>18451</text:p>
          </table:table-cell>
          <table:table-cell table:style-name="ce8" office:value-type="float" office:value="18832" calcext:value-type="float">
            <text:p>18832</text:p>
          </table:table-cell>
          <table:table-cell table:style-name="ce10" table:formula="of:=IF([.I476]=&quot;/&quot;;[.C476];[.I476])" office:value-type="string" office:string-value="2017/06/07" calcext:value-type="string">
            <text:p>2017/06/07</text:p>
          </table:table-cell>
          <table:table-cell table:style-name="ce10" office:value-type="string" calcext:value-type="string">
            <text:p>2017/06/07</text:p>
          </table:table-cell>
          <table:table-cell table:style-name="ce10" table:formula="of:=IF([.E476]=&quot;null&quot;;&quot;null&quot;;[.I476])" office:value-type="string" office:string-value="2017/06/07" calcext:value-type="string">
            <text:p>2017/06/07</text:p>
          </table:table-cell>
          <table:table-cell table:style-name="ce8" office:value-type="string" calcext:value-type="string">
            <text:p>2017/06/0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0" calcext:value-type="float">
            <text:p>24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6];&quot;', &quot;;[.D476];&quot;, &quot;;[.E476];&quot;, '&quot;;[.G476];&quot;', &quot;;[.J476];&quot;, '&quot;;[.K476];&quot;', &quot;;[.L476];&quot;, &quot;;[.M476];&quot;);&quot;)" office:value-type="string" office:string-value="insert into etat_lieux (date_entree_etat_lieux, km_depart, km_arrive, date_sortie_etat_lieux, incident, type_incident, num_contrat_etat_lieux, code_type_etat_lieux_etat_lieux) Values ('2017/06/04', 18451, 18832, '2017/06/07', 0, '...', 240, 2);" calcext:value-type="string">
            <text:p>insert into etat_lieux (date_entree_etat_lieux, km_depart, km_arrive, date_sortie_etat_lieux, incident, type_incident, num_contrat_etat_lieux, code_type_etat_lieux_etat_lieux) Values ('2017/06/04', 18451, 18832, '2017/06/07', 0, '...', 240, 2);</text:p>
          </table:table-cell>
          <table:table-cell table:number-columns-repeated="1010"/>
        </table:table-row>
        <table:table-row table:style-name="ro3">
          <table:table-cell office:value-type="float" office:value="475" calcext:value-type="float">
            <text:p>475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2017/06/05</text:p>
          </table:table-cell>
          <table:table-cell table:style-name="ce8" office:value-type="float" office:value="12795" calcext:value-type="float">
            <text:p>12795</text:p>
          </table:table-cell>
          <table:table-cell table:style-name="ce8" office:value-type="float" office:value="13868" calcext:value-type="float">
            <text:p>13868</text:p>
          </table:table-cell>
          <table:table-cell table:style-name="ce10" table:formula="of:=IF([.I477]=&quot;/&quot;;[.C477];[.I477])" office:value-type="string" office:string-value="2017/06/07" calcext:value-type="string">
            <text:p>2017/06/07</text:p>
          </table:table-cell>
          <table:table-cell table:style-name="ce10" office:value-type="string" calcext:value-type="string">
            <text:p>2017/06/07</text:p>
          </table:table-cell>
          <table:table-cell table:style-name="ce10" table:formula="of:=IF([.E477]=&quot;null&quot;;&quot;null&quot;;[.I477])" office:value-type="string" office:string-value="2017/06/07" calcext:value-type="string">
            <text:p>2017/06/07</text:p>
          </table:table-cell>
          <table:table-cell table:style-name="ce8" office:value-type="string" calcext:value-type="string">
            <text:p>2017/06/0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1" calcext:value-type="float">
            <text:p>24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7];&quot;', &quot;;[.D477];&quot;, &quot;;[.E477];&quot;, '&quot;;[.G477];&quot;', &quot;;[.J477];&quot;, '&quot;;[.K477];&quot;', &quot;;[.L477];&quot;, &quot;;[.M477];&quot;);&quot;)" office:value-type="string" office:string-value="insert into etat_lieux (date_entree_etat_lieux, km_depart, km_arrive, date_sortie_etat_lieux, incident, type_incident, num_contrat_etat_lieux, code_type_etat_lieux_etat_lieux) Values ('2017/06/05', 12795, 13868, '2017/06/07', 0, '...', 241, 2);" calcext:value-type="string">
            <text:p>insert into etat_lieux (date_entree_etat_lieux, km_depart, km_arrive, date_sortie_etat_lieux, incident, type_incident, num_contrat_etat_lieux, code_type_etat_lieux_etat_lieux) Values ('2017/06/05', 12795, 13868, '2017/06/07', 0, '...', 241, 2);</text:p>
          </table:table-cell>
          <table:table-cell table:number-columns-repeated="1010"/>
        </table:table-row>
        <table:table-row table:style-name="ro3">
          <table:table-cell office:value-type="float" office:value="476" calcext:value-type="float">
            <text:p>476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2017/05/31</text:p>
          </table:table-cell>
          <table:table-cell table:style-name="ce8" office:value-type="float" office:value="15304" calcext:value-type="float">
            <text:p>15304</text:p>
          </table:table-cell>
          <table:table-cell table:style-name="ce8" office:value-type="float" office:value="16280" calcext:value-type="float">
            <text:p>16280</text:p>
          </table:table-cell>
          <table:table-cell table:style-name="ce10" table:formula="of:=IF([.I478]=&quot;/&quot;;[.C478];[.I478])" office:value-type="string" office:string-value="2017/06/08" calcext:value-type="string">
            <text:p>2017/06/08</text:p>
          </table:table-cell>
          <table:table-cell table:style-name="ce10" office:value-type="string" calcext:value-type="string">
            <text:p>2017/06/08</text:p>
          </table:table-cell>
          <table:table-cell table:style-name="ce10" table:formula="of:=IF([.E478]=&quot;null&quot;;&quot;null&quot;;[.I478])" office:value-type="string" office:string-value="2017/06/08" calcext:value-type="string">
            <text:p>2017/06/08</text:p>
          </table:table-cell>
          <table:table-cell table:style-name="ce8" office:value-type="string" calcext:value-type="string">
            <text:p>2017/06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1" calcext:value-type="float">
            <text:p>23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8];&quot;', &quot;;[.D478];&quot;, &quot;;[.E478];&quot;, '&quot;;[.G478];&quot;', &quot;;[.J478];&quot;, '&quot;;[.K478];&quot;', &quot;;[.L478];&quot;, &quot;;[.M478];&quot;);&quot;)" office:value-type="string" office:string-value="insert into etat_lieux (date_entree_etat_lieux, km_depart, km_arrive, date_sortie_etat_lieux, incident, type_incident, num_contrat_etat_lieux, code_type_etat_lieux_etat_lieux) Values ('2017/05/31', 15304, 16280, '2017/06/08', 0, '...', 231, 2);" calcext:value-type="string">
            <text:p>insert into etat_lieux (date_entree_etat_lieux, km_depart, km_arrive, date_sortie_etat_lieux, incident, type_incident, num_contrat_etat_lieux, code_type_etat_lieux_etat_lieux) Values ('2017/05/31', 15304, 16280, '2017/06/08', 0, '...', 231, 2);</text:p>
          </table:table-cell>
          <table:table-cell table:number-columns-repeated="1010"/>
        </table:table-row>
        <table:table-row table:style-name="ro3">
          <table:table-cell office:value-type="float" office:value="477" calcext:value-type="float">
            <text:p>477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2017/06/06</text:p>
          </table:table-cell>
          <table:table-cell table:style-name="ce8" office:value-type="float" office:value="17437" calcext:value-type="float">
            <text:p>17437</text:p>
          </table:table-cell>
          <table:table-cell table:style-name="ce8" office:value-type="float" office:value="18219" calcext:value-type="float">
            <text:p>18219</text:p>
          </table:table-cell>
          <table:table-cell table:style-name="ce10" table:formula="of:=IF([.I479]=&quot;/&quot;;[.C479];[.I479])" office:value-type="string" office:string-value="2017/06/08" calcext:value-type="string">
            <text:p>2017/06/08</text:p>
          </table:table-cell>
          <table:table-cell table:style-name="ce10" office:value-type="string" calcext:value-type="string">
            <text:p>2017/06/08</text:p>
          </table:table-cell>
          <table:table-cell table:style-name="ce10" table:formula="of:=IF([.E479]=&quot;null&quot;;&quot;null&quot;;[.I479])" office:value-type="string" office:string-value="2017/06/08" calcext:value-type="string">
            <text:p>2017/06/08</text:p>
          </table:table-cell>
          <table:table-cell table:style-name="ce8" office:value-type="string" calcext:value-type="string">
            <text:p>2017/06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2" calcext:value-type="float">
            <text:p>24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79];&quot;', &quot;;[.D479];&quot;, &quot;;[.E479];&quot;, '&quot;;[.G479];&quot;', &quot;;[.J479];&quot;, '&quot;;[.K479];&quot;', &quot;;[.L479];&quot;, &quot;;[.M479];&quot;);&quot;)" office:value-type="string" office:string-value="insert into etat_lieux (date_entree_etat_lieux, km_depart, km_arrive, date_sortie_etat_lieux, incident, type_incident, num_contrat_etat_lieux, code_type_etat_lieux_etat_lieux) Values ('2017/06/06', 17437, 18219, '2017/06/08', 0, '...', 242, 2);" calcext:value-type="string">
            <text:p>insert into etat_lieux (date_entree_etat_lieux, km_depart, km_arrive, date_sortie_etat_lieux, incident, type_incident, num_contrat_etat_lieux, code_type_etat_lieux_etat_lieux) Values ('2017/06/06', 17437, 18219, '2017/06/08', 0, '...', 242, 2);</text:p>
          </table:table-cell>
          <table:table-cell table:number-columns-repeated="1010"/>
        </table:table-row>
        <table:table-row table:style-name="ro3">
          <table:table-cell office:value-type="float" office:value="478" calcext:value-type="float">
            <text:p>478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2017/06/08</text:p>
          </table:table-cell>
          <table:table-cell table:style-name="ce5" office:value-type="float" office:value="5312" calcext:value-type="float">
            <text:p>531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80]=&quot;/&quot;;[.C480];[.I480])" office:value-type="string" office:string-value="2017/06/08" calcext:value-type="string">
            <text:p>2017/06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80]=&quot;null&quot;;&quot;null&quot;;[.I48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3" calcext:value-type="float">
            <text:p>24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0];&quot;', &quot;;[.D480];&quot;, &quot;;[.E480];&quot;, '&quot;;[.G480];&quot;', &quot;;[.J480];&quot;, '&quot;;[.K480];&quot;', &quot;;[.L480];&quot;, &quot;;[.M480];&quot;);&quot;)" office:value-type="string" office:string-value="insert into etat_lieux (date_entree_etat_lieux, km_depart, km_arrive, date_sortie_etat_lieux, incident, type_incident, num_contrat_etat_lieux, code_type_etat_lieux_etat_lieux) Values ('2017/06/08', 5312, null, 'null', 0, '...', 243, 1);" calcext:value-type="string">
            <text:p>insert into etat_lieux (date_entree_etat_lieux, km_depart, km_arrive, date_sortie_etat_lieux, incident, type_incident, num_contrat_etat_lieux, code_type_etat_lieux_etat_lieux) Values ('2017/06/08', 5312, null, 'null', 0, '...', 243, 1);</text:p>
          </table:table-cell>
          <table:table-cell table:number-columns-repeated="1010"/>
        </table:table-row>
        <table:table-row table:style-name="ro3">
          <table:table-cell office:value-type="float" office:value="479" calcext:value-type="float">
            <text:p>479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2017/05/29</text:p>
          </table:table-cell>
          <table:table-cell table:style-name="ce8" office:value-type="float" office:value="28240" calcext:value-type="float">
            <text:p>28240</text:p>
          </table:table-cell>
          <table:table-cell table:style-name="ce8" office:value-type="float" office:value="28866" calcext:value-type="float">
            <text:p>28866</text:p>
          </table:table-cell>
          <table:table-cell table:style-name="ce10" table:formula="of:=IF([.I481]=&quot;/&quot;;[.C481];[.I481])" office:value-type="string" office:string-value="2017/06/09" calcext:value-type="string">
            <text:p>2017/06/09</text:p>
          </table:table-cell>
          <table:table-cell table:style-name="ce10" office:value-type="string" calcext:value-type="string">
            <text:p>2017/06/09</text:p>
          </table:table-cell>
          <table:table-cell table:style-name="ce10" table:formula="of:=IF([.E481]=&quot;null&quot;;&quot;null&quot;;[.I481])" office:value-type="string" office:string-value="2017/06/09" calcext:value-type="string">
            <text:p>2017/06/09</text:p>
          </table:table-cell>
          <table:table-cell table:style-name="ce8" office:value-type="string" calcext:value-type="string">
            <text:p>2017/06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27" calcext:value-type="float">
            <text:p>22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1];&quot;', &quot;;[.D481];&quot;, &quot;;[.E481];&quot;, '&quot;;[.G481];&quot;', &quot;;[.J481];&quot;, '&quot;;[.K481];&quot;', &quot;;[.L481];&quot;, &quot;;[.M481];&quot;);&quot;)" office:value-type="string" office:string-value="insert into etat_lieux (date_entree_etat_lieux, km_depart, km_arrive, date_sortie_etat_lieux, incident, type_incident, num_contrat_etat_lieux, code_type_etat_lieux_etat_lieux) Values ('2017/05/29', 28240, 28866, '2017/06/09', 0, '...', 227, 2);" calcext:value-type="string">
            <text:p>insert into etat_lieux (date_entree_etat_lieux, km_depart, km_arrive, date_sortie_etat_lieux, incident, type_incident, num_contrat_etat_lieux, code_type_etat_lieux_etat_lieux) Values ('2017/05/29', 28240, 28866, '2017/06/09', 0, '...', 227, 2);</text:p>
          </table:table-cell>
          <table:table-cell table:number-columns-repeated="1010"/>
        </table:table-row>
        <table:table-row table:style-name="ro3">
          <table:table-cell office:value-type="float" office:value="480" calcext:value-type="float">
            <text:p>480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2017/06/09</text:p>
          </table:table-cell>
          <table:table-cell table:style-name="ce5" office:value-type="float" office:value="17486" calcext:value-type="float">
            <text:p>1748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82]=&quot;/&quot;;[.C482];[.I482])" office:value-type="string" office:string-value="2017/06/09" calcext:value-type="string">
            <text:p>2017/06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82]=&quot;null&quot;;&quot;null&quot;;[.I4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4" calcext:value-type="float">
            <text:p>24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2];&quot;', &quot;;[.D482];&quot;, &quot;;[.E482];&quot;, '&quot;;[.G482];&quot;', &quot;;[.J482];&quot;, '&quot;;[.K482];&quot;', &quot;;[.L482];&quot;, &quot;;[.M482];&quot;);&quot;)" office:value-type="string" office:string-value="insert into etat_lieux (date_entree_etat_lieux, km_depart, km_arrive, date_sortie_etat_lieux, incident, type_incident, num_contrat_etat_lieux, code_type_etat_lieux_etat_lieux) Values ('2017/06/09', 17486, null, 'null', 0, '...', 244, 1);" calcext:value-type="string">
            <text:p>insert into etat_lieux (date_entree_etat_lieux, km_depart, km_arrive, date_sortie_etat_lieux, incident, type_incident, num_contrat_etat_lieux, code_type_etat_lieux_etat_lieux) Values ('2017/06/09', 17486, null, 'null', 0, '...', 244, 1);</text:p>
          </table:table-cell>
          <table:table-cell table:number-columns-repeated="1010"/>
        </table:table-row>
        <table:table-row table:style-name="ro3">
          <table:table-cell office:value-type="float" office:value="481" calcext:value-type="float">
            <text:p>481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2017/06/03</text:p>
          </table:table-cell>
          <table:table-cell table:style-name="ce8" office:value-type="float" office:value="27726" calcext:value-type="float">
            <text:p>27726</text:p>
          </table:table-cell>
          <table:table-cell table:style-name="ce8" office:value-type="float" office:value="28808" calcext:value-type="float">
            <text:p>28808</text:p>
          </table:table-cell>
          <table:table-cell table:style-name="ce10" table:formula="of:=IF([.I483]=&quot;/&quot;;[.C483];[.I483])" office:value-type="string" office:string-value="2017/06/10" calcext:value-type="string">
            <text:p>2017/06/10</text:p>
          </table:table-cell>
          <table:table-cell table:style-name="ce10" office:value-type="string" calcext:value-type="string">
            <text:p>2017/06/10</text:p>
          </table:table-cell>
          <table:table-cell table:style-name="ce10" table:formula="of:=IF([.E483]=&quot;null&quot;;&quot;null&quot;;[.I483])" office:value-type="string" office:string-value="2017/06/10" calcext:value-type="string">
            <text:p>2017/06/10</text:p>
          </table:table-cell>
          <table:table-cell table:style-name="ce8" office:value-type="string" calcext:value-type="string">
            <text:p>2017/06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6" calcext:value-type="float">
            <text:p>23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3];&quot;', &quot;;[.D483];&quot;, &quot;;[.E483];&quot;, '&quot;;[.G483];&quot;', &quot;;[.J483];&quot;, '&quot;;[.K483];&quot;', &quot;;[.L483];&quot;, &quot;;[.M483];&quot;);&quot;)" office:value-type="string" office:string-value="insert into etat_lieux (date_entree_etat_lieux, km_depart, km_arrive, date_sortie_etat_lieux, incident, type_incident, num_contrat_etat_lieux, code_type_etat_lieux_etat_lieux) Values ('2017/06/03', 27726, 28808, '2017/06/10', 0, '...', 236, 2);" calcext:value-type="string">
            <text:p>insert into etat_lieux (date_entree_etat_lieux, km_depart, km_arrive, date_sortie_etat_lieux, incident, type_incident, num_contrat_etat_lieux, code_type_etat_lieux_etat_lieux) Values ('2017/06/03', 27726, 28808, '2017/06/10', 0, '...', 236, 2);</text:p>
          </table:table-cell>
          <table:table-cell table:number-columns-repeated="1010"/>
        </table:table-row>
        <table:table-row table:style-name="ro3">
          <table:table-cell office:value-type="float" office:value="482" calcext:value-type="float">
            <text:p>482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2017/06/10</text:p>
          </table:table-cell>
          <table:table-cell table:style-name="ce5" office:value-type="float" office:value="14824" calcext:value-type="float">
            <text:p>148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84]=&quot;/&quot;;[.C484];[.I484])" office:value-type="string" office:string-value="2017/06/10" calcext:value-type="string">
            <text:p>2017/06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84]=&quot;null&quot;;&quot;null&quot;;[.I48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5" calcext:value-type="float">
            <text:p>24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4];&quot;', &quot;;[.D484];&quot;, &quot;;[.E484];&quot;, '&quot;;[.G484];&quot;', &quot;;[.J484];&quot;, '&quot;;[.K484];&quot;', &quot;;[.L484];&quot;, &quot;;[.M484];&quot;);&quot;)" office:value-type="string" office:string-value="insert into etat_lieux (date_entree_etat_lieux, km_depart, km_arrive, date_sortie_etat_lieux, incident, type_incident, num_contrat_etat_lieux, code_type_etat_lieux_etat_lieux) Values ('2017/06/10', 14824, null, 'null', 0, '...', 245, 1);" calcext:value-type="string">
            <text:p>insert into etat_lieux (date_entree_etat_lieux, km_depart, km_arrive, date_sortie_etat_lieux, incident, type_incident, num_contrat_etat_lieux, code_type_etat_lieux_etat_lieux) Values ('2017/06/10', 14824, null, 'null', 0, '...', 245, 1);</text:p>
          </table:table-cell>
          <table:table-cell table:number-columns-repeated="1010"/>
        </table:table-row>
        <table:table-row table:style-name="ro3">
          <table:table-cell office:value-type="float" office:value="483" calcext:value-type="float">
            <text:p>483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2017/06/01</text:p>
          </table:table-cell>
          <table:table-cell table:style-name="ce8" office:value-type="float" office:value="22729" calcext:value-type="float">
            <text:p>22729</text:p>
          </table:table-cell>
          <table:table-cell table:style-name="ce8" office:value-type="float" office:value="23766" calcext:value-type="float">
            <text:p>23766</text:p>
          </table:table-cell>
          <table:table-cell table:style-name="ce10" table:formula="of:=IF([.I485]=&quot;/&quot;;[.C485];[.I485])" office:value-type="string" office:string-value="2017/06/11" calcext:value-type="string">
            <text:p>2017/06/11</text:p>
          </table:table-cell>
          <table:table-cell table:style-name="ce10" office:value-type="string" calcext:value-type="string">
            <text:p>2017/06/11</text:p>
          </table:table-cell>
          <table:table-cell table:style-name="ce10" table:formula="of:=IF([.E485]=&quot;null&quot;;&quot;null&quot;;[.I485])" office:value-type="string" office:string-value="2017/06/11" calcext:value-type="string">
            <text:p>2017/06/11</text:p>
          </table:table-cell>
          <table:table-cell table:style-name="ce8" office:value-type="string" calcext:value-type="string">
            <text:p>2017/06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4" calcext:value-type="float">
            <text:p>23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5];&quot;', &quot;;[.D485];&quot;, &quot;;[.E485];&quot;, '&quot;;[.G485];&quot;', &quot;;[.J485];&quot;, '&quot;;[.K485];&quot;', &quot;;[.L485];&quot;, &quot;;[.M485];&quot;);&quot;)" office:value-type="string" office:string-value="insert into etat_lieux (date_entree_etat_lieux, km_depart, km_arrive, date_sortie_etat_lieux, incident, type_incident, num_contrat_etat_lieux, code_type_etat_lieux_etat_lieux) Values ('2017/06/01', 22729, 23766, '2017/06/11', 0, '...', 234, 2);" calcext:value-type="string">
            <text:p>insert into etat_lieux (date_entree_etat_lieux, km_depart, km_arrive, date_sortie_etat_lieux, incident, type_incident, num_contrat_etat_lieux, code_type_etat_lieux_etat_lieux) Values ('2017/06/01', 22729, 23766, '2017/06/11', 0, '...', 234, 2);</text:p>
          </table:table-cell>
          <table:table-cell table:number-columns-repeated="1010"/>
        </table:table-row>
        <table:table-row table:style-name="ro3">
          <table:table-cell office:value-type="float" office:value="484" calcext:value-type="float">
            <text:p>484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2017/06/03</text:p>
          </table:table-cell>
          <table:table-cell table:style-name="ce8" office:value-type="float" office:value="18596" calcext:value-type="float">
            <text:p>18596</text:p>
          </table:table-cell>
          <table:table-cell table:style-name="ce8" office:value-type="float" office:value="18877" calcext:value-type="float">
            <text:p>18877</text:p>
          </table:table-cell>
          <table:table-cell table:style-name="ce10" table:formula="of:=IF([.I486]=&quot;/&quot;;[.C486];[.I486])" office:value-type="string" office:string-value="2017/06/11" calcext:value-type="string">
            <text:p>2017/06/11</text:p>
          </table:table-cell>
          <table:table-cell table:style-name="ce10" office:value-type="string" calcext:value-type="string">
            <text:p>2017/06/11</text:p>
          </table:table-cell>
          <table:table-cell table:style-name="ce10" table:formula="of:=IF([.E486]=&quot;null&quot;;&quot;null&quot;;[.I486])" office:value-type="string" office:string-value="2017/06/11" calcext:value-type="string">
            <text:p>2017/06/11</text:p>
          </table:table-cell>
          <table:table-cell table:style-name="ce8" office:value-type="string" calcext:value-type="string">
            <text:p>2017/06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8" calcext:value-type="float">
            <text:p>23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6];&quot;', &quot;;[.D486];&quot;, &quot;;[.E486];&quot;, '&quot;;[.G486];&quot;', &quot;;[.J486];&quot;, '&quot;;[.K486];&quot;', &quot;;[.L486];&quot;, &quot;;[.M486];&quot;);&quot;)" office:value-type="string" office:string-value="insert into etat_lieux (date_entree_etat_lieux, km_depart, km_arrive, date_sortie_etat_lieux, incident, type_incident, num_contrat_etat_lieux, code_type_etat_lieux_etat_lieux) Values ('2017/06/03', 18596, 18877, '2017/06/11', 0, '...', 238, 2);" calcext:value-type="string">
            <text:p>insert into etat_lieux (date_entree_etat_lieux, km_depart, km_arrive, date_sortie_etat_lieux, incident, type_incident, num_contrat_etat_lieux, code_type_etat_lieux_etat_lieux) Values ('2017/06/03', 18596, 18877, '2017/06/11', 0, '...', 238, 2);</text:p>
          </table:table-cell>
          <table:table-cell table:number-columns-repeated="1010"/>
        </table:table-row>
        <table:table-row table:style-name="ro3">
          <table:table-cell office:value-type="float" office:value="485" calcext:value-type="float">
            <text:p>485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2017/06/11</text:p>
          </table:table-cell>
          <table:table-cell table:style-name="ce5" office:value-type="float" office:value="16777" calcext:value-type="float">
            <text:p>1677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87]=&quot;/&quot;;[.C487];[.I487])" office:value-type="string" office:string-value="2017/06/11" calcext:value-type="string">
            <text:p>2017/06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87]=&quot;null&quot;;&quot;null&quot;;[.I48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6" calcext:value-type="float">
            <text:p>24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7];&quot;', &quot;;[.D487];&quot;, &quot;;[.E487];&quot;, '&quot;;[.G487];&quot;', &quot;;[.J487];&quot;, '&quot;;[.K487];&quot;', &quot;;[.L487];&quot;, &quot;;[.M487];&quot;);&quot;)" office:value-type="string" office:string-value="insert into etat_lieux (date_entree_etat_lieux, km_depart, km_arrive, date_sortie_etat_lieux, incident, type_incident, num_contrat_etat_lieux, code_type_etat_lieux_etat_lieux) Values ('2017/06/11', 16777, null, 'null', 0, '...', 246, 1);" calcext:value-type="string">
            <text:p>insert into etat_lieux (date_entree_etat_lieux, km_depart, km_arrive, date_sortie_etat_lieux, incident, type_incident, num_contrat_etat_lieux, code_type_etat_lieux_etat_lieux) Values ('2017/06/11', 16777, null, 'null', 0, '...', 246, 1);</text:p>
          </table:table-cell>
          <table:table-cell table:number-columns-repeated="1010"/>
        </table:table-row>
        <table:table-row table:style-name="ro3">
          <table:table-cell office:value-type="float" office:value="486" calcext:value-type="float">
            <text:p>486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2017/06/10</text:p>
          </table:table-cell>
          <table:table-cell table:style-name="ce8" office:value-type="float" office:value="14824" calcext:value-type="float">
            <text:p>14824</text:p>
          </table:table-cell>
          <table:table-cell table:style-name="ce8" office:value-type="float" office:value="15004" calcext:value-type="float">
            <text:p>15004</text:p>
          </table:table-cell>
          <table:table-cell table:style-name="ce10" table:formula="of:=IF([.I488]=&quot;/&quot;;[.C488];[.I488])" office:value-type="string" office:string-value="2017/06/12" calcext:value-type="string">
            <text:p>2017/06/12</text:p>
          </table:table-cell>
          <table:table-cell table:style-name="ce10" office:value-type="string" calcext:value-type="string">
            <text:p>2017/06/12</text:p>
          </table:table-cell>
          <table:table-cell table:style-name="ce10" table:formula="of:=IF([.E488]=&quot;null&quot;;&quot;null&quot;;[.I488])" office:value-type="string" office:string-value="2017/06/12" calcext:value-type="string">
            <text:p>2017/06/12</text:p>
          </table:table-cell>
          <table:table-cell table:style-name="ce8" office:value-type="string" calcext:value-type="string">
            <text:p>2017/06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5" calcext:value-type="float">
            <text:p>24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8];&quot;', &quot;;[.D488];&quot;, &quot;;[.E488];&quot;, '&quot;;[.G488];&quot;', &quot;;[.J488];&quot;, '&quot;;[.K488];&quot;', &quot;;[.L488];&quot;, &quot;;[.M488];&quot;);&quot;)" office:value-type="string" office:string-value="insert into etat_lieux (date_entree_etat_lieux, km_depart, km_arrive, date_sortie_etat_lieux, incident, type_incident, num_contrat_etat_lieux, code_type_etat_lieux_etat_lieux) Values ('2017/06/10', 14824, 15004, '2017/06/12', 0, '...', 245, 2);" calcext:value-type="string">
            <text:p>insert into etat_lieux (date_entree_etat_lieux, km_depart, km_arrive, date_sortie_etat_lieux, incident, type_incident, num_contrat_etat_lieux, code_type_etat_lieux_etat_lieux) Values ('2017/06/10', 14824, 15004, '2017/06/12', 0, '...', 245, 2);</text:p>
          </table:table-cell>
          <table:table-cell table:number-columns-repeated="1010"/>
        </table:table-row>
        <table:table-row table:style-name="ro3">
          <table:table-cell office:value-type="float" office:value="487" calcext:value-type="float">
            <text:p>487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2017/06/13</text:p>
          </table:table-cell>
          <table:table-cell table:style-name="ce5" office:value-type="float" office:value="28192" calcext:value-type="float">
            <text:p>2819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89]=&quot;/&quot;;[.C489];[.I489])" office:value-type="string" office:string-value="2017/06/13" calcext:value-type="string">
            <text:p>2017/06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89]=&quot;null&quot;;&quot;null&quot;;[.I48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7" calcext:value-type="float">
            <text:p>24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89];&quot;', &quot;;[.D489];&quot;, &quot;;[.E489];&quot;, '&quot;;[.G489];&quot;', &quot;;[.J489];&quot;, '&quot;;[.K489];&quot;', &quot;;[.L489];&quot;, &quot;;[.M489];&quot;);&quot;)" office:value-type="string" office:string-value="insert into etat_lieux (date_entree_etat_lieux, km_depart, km_arrive, date_sortie_etat_lieux, incident, type_incident, num_contrat_etat_lieux, code_type_etat_lieux_etat_lieux) Values ('2017/06/13', 28192, null, 'null', 0, '...', 247, 1);" calcext:value-type="string">
            <text:p>insert into etat_lieux (date_entree_etat_lieux, km_depart, km_arrive, date_sortie_etat_lieux, incident, type_incident, num_contrat_etat_lieux, code_type_etat_lieux_etat_lieux) Values ('2017/06/13', 28192, null, 'null', 0, '...', 247, 1);</text:p>
          </table:table-cell>
          <table:table-cell table:number-columns-repeated="1010"/>
        </table:table-row>
        <table:table-row table:style-name="ro3">
          <table:table-cell office:value-type="float" office:value="488" calcext:value-type="float">
            <text:p>488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2017/06/03</text:p>
          </table:table-cell>
          <table:table-cell table:style-name="ce8" office:value-type="float" office:value="23329" calcext:value-type="float">
            <text:p>23329</text:p>
          </table:table-cell>
          <table:table-cell table:style-name="ce8" office:value-type="float" office:value="24422" calcext:value-type="float">
            <text:p>24422</text:p>
          </table:table-cell>
          <table:table-cell table:style-name="ce10" table:formula="of:=IF([.I490]=&quot;/&quot;;[.C490];[.I490])" office:value-type="string" office:string-value="2017/06/14" calcext:value-type="string">
            <text:p>2017/06/14</text:p>
          </table:table-cell>
          <table:table-cell table:style-name="ce10" office:value-type="string" calcext:value-type="string">
            <text:p>2017/06/14</text:p>
          </table:table-cell>
          <table:table-cell table:style-name="ce10" table:formula="of:=IF([.E490]=&quot;null&quot;;&quot;null&quot;;[.I490])" office:value-type="string" office:string-value="2017/06/14" calcext:value-type="string">
            <text:p>2017/06/14</text:p>
          </table:table-cell>
          <table:table-cell table:style-name="ce8" office:value-type="string" calcext:value-type="string">
            <text:p>2017/06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9" calcext:value-type="float">
            <text:p>23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0];&quot;', &quot;;[.D490];&quot;, &quot;;[.E490];&quot;, '&quot;;[.G490];&quot;', &quot;;[.J490];&quot;, '&quot;;[.K490];&quot;', &quot;;[.L490];&quot;, &quot;;[.M490];&quot;);&quot;)" office:value-type="string" office:string-value="insert into etat_lieux (date_entree_etat_lieux, km_depart, km_arrive, date_sortie_etat_lieux, incident, type_incident, num_contrat_etat_lieux, code_type_etat_lieux_etat_lieux) Values ('2017/06/03', 23329, 24422, '2017/06/14', 0, '...', 239, 2);" calcext:value-type="string">
            <text:p>insert into etat_lieux (date_entree_etat_lieux, km_depart, km_arrive, date_sortie_etat_lieux, incident, type_incident, num_contrat_etat_lieux, code_type_etat_lieux_etat_lieux) Values ('2017/06/03', 23329, 24422, '2017/06/14', 0, '...', 239, 2);</text:p>
          </table:table-cell>
          <table:table-cell table:number-columns-repeated="1010"/>
        </table:table-row>
        <table:table-row table:style-name="ro3">
          <table:table-cell office:value-type="float" office:value="489" calcext:value-type="float">
            <text:p>489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2017/06/14</text:p>
          </table:table-cell>
          <table:table-cell table:style-name="ce5" office:value-type="float" office:value="7516" calcext:value-type="float">
            <text:p>751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91]=&quot;/&quot;;[.C491];[.I491])" office:value-type="string" office:string-value="2017/06/14" calcext:value-type="string">
            <text:p>2017/06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91]=&quot;null&quot;;&quot;null&quot;;[.I49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8" calcext:value-type="float">
            <text:p>24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1];&quot;', &quot;;[.D491];&quot;, &quot;;[.E491];&quot;, '&quot;;[.G491];&quot;', &quot;;[.J491];&quot;, '&quot;;[.K491];&quot;', &quot;;[.L491];&quot;, &quot;;[.M491];&quot;);&quot;)" office:value-type="string" office:string-value="insert into etat_lieux (date_entree_etat_lieux, km_depart, km_arrive, date_sortie_etat_lieux, incident, type_incident, num_contrat_etat_lieux, code_type_etat_lieux_etat_lieux) Values ('2017/06/14', 7516, null, 'null', 0, '...', 248, 1);" calcext:value-type="string">
            <text:p>insert into etat_lieux (date_entree_etat_lieux, km_depart, km_arrive, date_sortie_etat_lieux, incident, type_incident, num_contrat_etat_lieux, code_type_etat_lieux_etat_lieux) Values ('2017/06/14', 7516, null, 'null', 0, '...', 248, 1);</text:p>
          </table:table-cell>
          <table:table-cell table:number-columns-repeated="1010"/>
        </table:table-row>
        <table:table-row table:style-name="ro3">
          <table:table-cell office:value-type="float" office:value="490" calcext:value-type="float">
            <text:p>490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2017/06/13</text:p>
          </table:table-cell>
          <table:table-cell table:style-name="ce8" office:value-type="float" office:value="28192" calcext:value-type="float">
            <text:p>28192</text:p>
          </table:table-cell>
          <table:table-cell table:style-name="ce8" office:value-type="float" office:value="29216" calcext:value-type="float">
            <text:p>29216</text:p>
          </table:table-cell>
          <table:table-cell table:style-name="ce10" table:formula="of:=IF([.I492]=&quot;/&quot;;[.C492];[.I492])" office:value-type="string" office:string-value="2017/06/15" calcext:value-type="string">
            <text:p>2017/06/15</text:p>
          </table:table-cell>
          <table:table-cell table:style-name="ce10" office:value-type="string" calcext:value-type="string">
            <text:p>2017/06/15</text:p>
          </table:table-cell>
          <table:table-cell table:style-name="ce10" table:formula="of:=IF([.E492]=&quot;null&quot;;&quot;null&quot;;[.I492])" office:value-type="string" office:string-value="2017/06/15" calcext:value-type="string">
            <text:p>2017/06/15</text:p>
          </table:table-cell>
          <table:table-cell table:style-name="ce8" office:value-type="string" calcext:value-type="string">
            <text:p>2017/06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7" calcext:value-type="float">
            <text:p>24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2];&quot;', &quot;;[.D492];&quot;, &quot;;[.E492];&quot;, '&quot;;[.G492];&quot;', &quot;;[.J492];&quot;, '&quot;;[.K492];&quot;', &quot;;[.L492];&quot;, &quot;;[.M492];&quot;);&quot;)" office:value-type="string" office:string-value="insert into etat_lieux (date_entree_etat_lieux, km_depart, km_arrive, date_sortie_etat_lieux, incident, type_incident, num_contrat_etat_lieux, code_type_etat_lieux_etat_lieux) Values ('2017/06/13', 28192, 29216, '2017/06/15', 0, '...', 247, 2);" calcext:value-type="string">
            <text:p>insert into etat_lieux (date_entree_etat_lieux, km_depart, km_arrive, date_sortie_etat_lieux, incident, type_incident, num_contrat_etat_lieux, code_type_etat_lieux_etat_lieux) Values ('2017/06/13', 28192, 29216, '2017/06/15', 0, '...', 247, 2);</text:p>
          </table:table-cell>
          <table:table-cell table:number-columns-repeated="1010"/>
        </table:table-row>
        <table:table-row table:style-name="ro3">
          <table:table-cell office:value-type="float" office:value="491" calcext:value-type="float">
            <text:p>491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2017/06/01</text:p>
          </table:table-cell>
          <table:table-cell table:style-name="ce8" office:value-type="float" office:value="14545" calcext:value-type="float">
            <text:p>14545</text:p>
          </table:table-cell>
          <table:table-cell table:style-name="ce8" office:value-type="float" office:value="15191" calcext:value-type="float">
            <text:p>15191</text:p>
          </table:table-cell>
          <table:table-cell table:style-name="ce10" table:formula="of:=IF([.I493]=&quot;/&quot;;[.C493];[.I493])" office:value-type="string" office:string-value="2017/06/16" calcext:value-type="string">
            <text:p>2017/06/16</text:p>
          </table:table-cell>
          <table:table-cell table:style-name="ce10" office:value-type="string" calcext:value-type="string">
            <text:p>2017/06/16</text:p>
          </table:table-cell>
          <table:table-cell table:style-name="ce10" table:formula="of:=IF([.E493]=&quot;null&quot;;&quot;null&quot;;[.I493])" office:value-type="string" office:string-value="2017/06/16" calcext:value-type="string">
            <text:p>2017/06/16</text:p>
          </table:table-cell>
          <table:table-cell table:style-name="ce8" office:value-type="string" calcext:value-type="string">
            <text:p>2017/06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3" calcext:value-type="float">
            <text:p>23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3];&quot;', &quot;;[.D493];&quot;, &quot;;[.E493];&quot;, '&quot;;[.G493];&quot;', &quot;;[.J493];&quot;, '&quot;;[.K493];&quot;', &quot;;[.L493];&quot;, &quot;;[.M493];&quot;);&quot;)" office:value-type="string" office:string-value="insert into etat_lieux (date_entree_etat_lieux, km_depart, km_arrive, date_sortie_etat_lieux, incident, type_incident, num_contrat_etat_lieux, code_type_etat_lieux_etat_lieux) Values ('2017/06/01', 14545, 15191, '2017/06/16', 0, '...', 233, 2);" calcext:value-type="string">
            <text:p>insert into etat_lieux (date_entree_etat_lieux, km_depart, km_arrive, date_sortie_etat_lieux, incident, type_incident, num_contrat_etat_lieux, code_type_etat_lieux_etat_lieux) Values ('2017/06/01', 14545, 15191, '2017/06/16', 0, '...', 233, 2);</text:p>
          </table:table-cell>
          <table:table-cell table:number-columns-repeated="1010"/>
        </table:table-row>
        <table:table-row table:style-name="ro3">
          <table:table-cell office:value-type="float" office:value="492" calcext:value-type="float">
            <text:p>492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2017/06/16</text:p>
          </table:table-cell>
          <table:table-cell table:style-name="ce5" office:value-type="float" office:value="11359" calcext:value-type="float">
            <text:p>1135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94]=&quot;/&quot;;[.C494];[.I494])" office:value-type="string" office:string-value="2017/06/16" calcext:value-type="string">
            <text:p>2017/06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94]=&quot;null&quot;;&quot;null&quot;;[.I49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49" calcext:value-type="float">
            <text:p>24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4];&quot;', &quot;;[.D494];&quot;, &quot;;[.E494];&quot;, '&quot;;[.G494];&quot;', &quot;;[.J494];&quot;, '&quot;;[.K494];&quot;', &quot;;[.L494];&quot;, &quot;;[.M494];&quot;);&quot;)" office:value-type="string" office:string-value="insert into etat_lieux (date_entree_etat_lieux, km_depart, km_arrive, date_sortie_etat_lieux, incident, type_incident, num_contrat_etat_lieux, code_type_etat_lieux_etat_lieux) Values ('2017/06/16', 11359, null, 'null', 0, '...', 249, 1);" calcext:value-type="string">
            <text:p>insert into etat_lieux (date_entree_etat_lieux, km_depart, km_arrive, date_sortie_etat_lieux, incident, type_incident, num_contrat_etat_lieux, code_type_etat_lieux_etat_lieux) Values ('2017/06/16', 11359, null, 'null', 0, '...', 249, 1);</text:p>
          </table:table-cell>
          <table:table-cell table:number-columns-repeated="1010"/>
        </table:table-row>
        <table:table-row table:style-name="ro3">
          <table:table-cell office:value-type="float" office:value="493" calcext:value-type="float">
            <text:p>493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2017/06/03</text:p>
          </table:table-cell>
          <table:table-cell table:style-name="ce8" office:value-type="float" office:value="23327" calcext:value-type="float">
            <text:p>23327</text:p>
          </table:table-cell>
          <table:table-cell table:style-name="ce8" office:value-type="float" office:value="23553" calcext:value-type="float">
            <text:p>23553</text:p>
          </table:table-cell>
          <table:table-cell table:style-name="ce10" table:formula="of:=IF([.I495]=&quot;/&quot;;[.C495];[.I495])" office:value-type="string" office:string-value="2017/06/17" calcext:value-type="string">
            <text:p>2017/06/17</text:p>
          </table:table-cell>
          <table:table-cell table:style-name="ce10" office:value-type="string" calcext:value-type="string">
            <text:p>2017/06/17</text:p>
          </table:table-cell>
          <table:table-cell table:style-name="ce10" table:formula="of:=IF([.E495]=&quot;null&quot;;&quot;null&quot;;[.I495])" office:value-type="string" office:string-value="2017/06/17" calcext:value-type="string">
            <text:p>2017/06/17</text:p>
          </table:table-cell>
          <table:table-cell table:style-name="ce8" office:value-type="string" calcext:value-type="string">
            <text:p>2017/06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37" calcext:value-type="float">
            <text:p>23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5];&quot;', &quot;;[.D495];&quot;, &quot;;[.E495];&quot;, '&quot;;[.G495];&quot;', &quot;;[.J495];&quot;, '&quot;;[.K495];&quot;', &quot;;[.L495];&quot;, &quot;;[.M495];&quot;);&quot;)" office:value-type="string" office:string-value="insert into etat_lieux (date_entree_etat_lieux, km_depart, km_arrive, date_sortie_etat_lieux, incident, type_incident, num_contrat_etat_lieux, code_type_etat_lieux_etat_lieux) Values ('2017/06/03', 23327, 23553, '2017/06/17', 0, '...', 237, 2);" calcext:value-type="string">
            <text:p>insert into etat_lieux (date_entree_etat_lieux, km_depart, km_arrive, date_sortie_etat_lieux, incident, type_incident, num_contrat_etat_lieux, code_type_etat_lieux_etat_lieux) Values ('2017/06/03', 23327, 23553, '2017/06/17', 0, '...', 237, 2);</text:p>
          </table:table-cell>
          <table:table-cell table:number-columns-repeated="1010"/>
        </table:table-row>
        <table:table-row table:style-name="ro3">
          <table:table-cell office:value-type="float" office:value="494" calcext:value-type="float">
            <text:p>494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2017/06/17</text:p>
          </table:table-cell>
          <table:table-cell table:style-name="ce5" office:value-type="float" office:value="13144" calcext:value-type="float">
            <text:p>1314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96]=&quot;/&quot;;[.C496];[.I496])" office:value-type="string" office:string-value="2017/06/17" calcext:value-type="string">
            <text:p>2017/06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96]=&quot;null&quot;;&quot;null&quot;;[.I49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0" calcext:value-type="float">
            <text:p>25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6];&quot;', &quot;;[.D496];&quot;, &quot;;[.E496];&quot;, '&quot;;[.G496];&quot;', &quot;;[.J496];&quot;, '&quot;;[.K496];&quot;', &quot;;[.L496];&quot;, &quot;;[.M496];&quot;);&quot;)" office:value-type="string" office:string-value="insert into etat_lieux (date_entree_etat_lieux, km_depart, km_arrive, date_sortie_etat_lieux, incident, type_incident, num_contrat_etat_lieux, code_type_etat_lieux_etat_lieux) Values ('2017/06/17', 13144, null, 'null', 0, '...', 250, 1);" calcext:value-type="string">
            <text:p>insert into etat_lieux (date_entree_etat_lieux, km_depart, km_arrive, date_sortie_etat_lieux, incident, type_incident, num_contrat_etat_lieux, code_type_etat_lieux_etat_lieux) Values ('2017/06/17', 13144, null, 'null', 0, '...', 250, 1);</text:p>
          </table:table-cell>
          <table:table-cell table:number-columns-repeated="1010"/>
        </table:table-row>
        <table:table-row table:style-name="ro3">
          <table:table-cell office:value-type="float" office:value="495" calcext:value-type="float">
            <text:p>495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2017/06/17</text:p>
          </table:table-cell>
          <table:table-cell table:style-name="ce5" office:value-type="float" office:value="6595" calcext:value-type="float">
            <text:p>659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97]=&quot;/&quot;;[.C497];[.I497])" office:value-type="string" office:string-value="2017/06/17" calcext:value-type="string">
            <text:p>2017/06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97]=&quot;null&quot;;&quot;null&quot;;[.I49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1" calcext:value-type="float">
            <text:p>25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7];&quot;', &quot;;[.D497];&quot;, &quot;;[.E497];&quot;, '&quot;;[.G497];&quot;', &quot;;[.J497];&quot;, '&quot;;[.K497];&quot;', &quot;;[.L497];&quot;, &quot;;[.M497];&quot;);&quot;)" office:value-type="string" office:string-value="insert into etat_lieux (date_entree_etat_lieux, km_depart, km_arrive, date_sortie_etat_lieux, incident, type_incident, num_contrat_etat_lieux, code_type_etat_lieux_etat_lieux) Values ('2017/06/17', 6595, null, 'null', 0, '...', 251, 1);" calcext:value-type="string">
            <text:p>insert into etat_lieux (date_entree_etat_lieux, km_depart, km_arrive, date_sortie_etat_lieux, incident, type_incident, num_contrat_etat_lieux, code_type_etat_lieux_etat_lieux) Values ('2017/06/17', 6595, null, 'null', 0, '...', 251, 1);</text:p>
          </table:table-cell>
          <table:table-cell table:number-columns-repeated="1010"/>
        </table:table-row>
        <table:table-row table:style-name="ro3">
          <table:table-cell office:value-type="float" office:value="496" calcext:value-type="float">
            <text:p>496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2017/06/17</text:p>
          </table:table-cell>
          <table:table-cell table:style-name="ce5" office:value-type="float" office:value="11122" calcext:value-type="float">
            <text:p>1112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498]=&quot;/&quot;;[.C498];[.I498])" office:value-type="string" office:string-value="2017/06/17" calcext:value-type="string">
            <text:p>2017/06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498]=&quot;null&quot;;&quot;null&quot;;[.I49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2" calcext:value-type="float">
            <text:p>25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8];&quot;', &quot;;[.D498];&quot;, &quot;;[.E498];&quot;, '&quot;;[.G498];&quot;', &quot;;[.J498];&quot;, '&quot;;[.K498];&quot;', &quot;;[.L498];&quot;, &quot;;[.M498];&quot;);&quot;)" office:value-type="string" office:string-value="insert into etat_lieux (date_entree_etat_lieux, km_depart, km_arrive, date_sortie_etat_lieux, incident, type_incident, num_contrat_etat_lieux, code_type_etat_lieux_etat_lieux) Values ('2017/06/17', 11122, null, 'null', 0, '...', 252, 1);" calcext:value-type="string">
            <text:p>insert into etat_lieux (date_entree_etat_lieux, km_depart, km_arrive, date_sortie_etat_lieux, incident, type_incident, num_contrat_etat_lieux, code_type_etat_lieux_etat_lieux) Values ('2017/06/17', 11122, null, 'null', 0, '...', 252, 1);</text:p>
          </table:table-cell>
          <table:table-cell table:number-columns-repeated="1010"/>
        </table:table-row>
        <table:table-row table:style-name="ro3">
          <table:table-cell office:value-type="float" office:value="497" calcext:value-type="float">
            <text:p>497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2017/06/08</text:p>
          </table:table-cell>
          <table:table-cell table:style-name="ce8" office:value-type="float" office:value="5312" calcext:value-type="float">
            <text:p>5312</text:p>
          </table:table-cell>
          <table:table-cell table:style-name="ce8" office:value-type="float" office:value="6014" calcext:value-type="float">
            <text:p>6014</text:p>
          </table:table-cell>
          <table:table-cell table:style-name="ce10" table:formula="of:=IF([.I499]=&quot;/&quot;;[.C499];[.I499])" office:value-type="string" office:string-value="2017/06/19" calcext:value-type="string">
            <text:p>2017/06/19</text:p>
          </table:table-cell>
          <table:table-cell table:style-name="ce10" office:value-type="string" calcext:value-type="string">
            <text:p>2017/06/19</text:p>
          </table:table-cell>
          <table:table-cell table:style-name="ce10" table:formula="of:=IF([.E499]=&quot;null&quot;;&quot;null&quot;;[.I499])" office:value-type="string" office:string-value="2017/06/19" calcext:value-type="string">
            <text:p>2017/06/19</text:p>
          </table:table-cell>
          <table:table-cell table:style-name="ce8" office:value-type="string" calcext:value-type="string">
            <text:p>2017/06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3" calcext:value-type="float">
            <text:p>24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499];&quot;', &quot;;[.D499];&quot;, &quot;;[.E499];&quot;, '&quot;;[.G499];&quot;', &quot;;[.J499];&quot;, '&quot;;[.K499];&quot;', &quot;;[.L499];&quot;, &quot;;[.M499];&quot;);&quot;)" office:value-type="string" office:string-value="insert into etat_lieux (date_entree_etat_lieux, km_depart, km_arrive, date_sortie_etat_lieux, incident, type_incident, num_contrat_etat_lieux, code_type_etat_lieux_etat_lieux) Values ('2017/06/08', 5312, 6014, '2017/06/19', 0, '...', 243, 2);" calcext:value-type="string">
            <text:p>insert into etat_lieux (date_entree_etat_lieux, km_depart, km_arrive, date_sortie_etat_lieux, incident, type_incident, num_contrat_etat_lieux, code_type_etat_lieux_etat_lieux) Values ('2017/06/08', 5312, 6014, '2017/06/19', 0, '...', 243, 2);</text:p>
          </table:table-cell>
          <table:table-cell table:number-columns-repeated="1010"/>
        </table:table-row>
        <table:table-row table:style-name="ro3">
          <table:table-cell office:value-type="float" office:value="498" calcext:value-type="float">
            <text:p>498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2017/06/09</text:p>
          </table:table-cell>
          <table:table-cell table:style-name="ce8" office:value-type="float" office:value="17486" calcext:value-type="float">
            <text:p>17486</text:p>
          </table:table-cell>
          <table:table-cell table:style-name="ce8" office:value-type="float" office:value="17549" calcext:value-type="float">
            <text:p>17549</text:p>
          </table:table-cell>
          <table:table-cell table:style-name="ce10" table:formula="of:=IF([.I500]=&quot;/&quot;;[.C500];[.I500])" office:value-type="string" office:string-value="2017/06/19" calcext:value-type="string">
            <text:p>2017/06/19</text:p>
          </table:table-cell>
          <table:table-cell table:style-name="ce10" office:value-type="string" calcext:value-type="string">
            <text:p>2017/06/19</text:p>
          </table:table-cell>
          <table:table-cell table:style-name="ce10" table:formula="of:=IF([.E500]=&quot;null&quot;;&quot;null&quot;;[.I500])" office:value-type="string" office:string-value="2017/06/19" calcext:value-type="string">
            <text:p>2017/06/19</text:p>
          </table:table-cell>
          <table:table-cell table:style-name="ce8" office:value-type="string" calcext:value-type="string">
            <text:p>2017/06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4" calcext:value-type="float">
            <text:p>24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0];&quot;', &quot;;[.D500];&quot;, &quot;;[.E500];&quot;, '&quot;;[.G500];&quot;', &quot;;[.J500];&quot;, '&quot;;[.K500];&quot;', &quot;;[.L500];&quot;, &quot;;[.M500];&quot;);&quot;)" office:value-type="string" office:string-value="insert into etat_lieux (date_entree_etat_lieux, km_depart, km_arrive, date_sortie_etat_lieux, incident, type_incident, num_contrat_etat_lieux, code_type_etat_lieux_etat_lieux) Values ('2017/06/09', 17486, 17549, '2017/06/19', 0, '...', 244, 2);" calcext:value-type="string">
            <text:p>insert into etat_lieux (date_entree_etat_lieux, km_depart, km_arrive, date_sortie_etat_lieux, incident, type_incident, num_contrat_etat_lieux, code_type_etat_lieux_etat_lieux) Values ('2017/06/09', 17486, 17549, '2017/06/19', 0, '...', 244, 2);</text:p>
          </table:table-cell>
          <table:table-cell table:number-columns-repeated="1010"/>
        </table:table-row>
        <table:table-row table:style-name="ro3">
          <table:table-cell office:value-type="float" office:value="499" calcext:value-type="float">
            <text:p>499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2017/06/19</text:p>
          </table:table-cell>
          <table:table-cell table:style-name="ce5" office:value-type="float" office:value="7807" calcext:value-type="float">
            <text:p>780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01]=&quot;/&quot;;[.C501];[.I501])" office:value-type="string" office:string-value="2017/06/19" calcext:value-type="string">
            <text:p>2017/06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01]=&quot;null&quot;;&quot;null&quot;;[.I50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3" calcext:value-type="float">
            <text:p>25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1];&quot;', &quot;;[.D501];&quot;, &quot;;[.E501];&quot;, '&quot;;[.G501];&quot;', &quot;;[.J501];&quot;, '&quot;;[.K501];&quot;', &quot;;[.L501];&quot;, &quot;;[.M501];&quot;);&quot;)" office:value-type="string" office:string-value="insert into etat_lieux (date_entree_etat_lieux, km_depart, km_arrive, date_sortie_etat_lieux, incident, type_incident, num_contrat_etat_lieux, code_type_etat_lieux_etat_lieux) Values ('2017/06/19', 7807, null, 'null', 0, '...', 253, 1);" calcext:value-type="string">
            <text:p>insert into etat_lieux (date_entree_etat_lieux, km_depart, km_arrive, date_sortie_etat_lieux, incident, type_incident, num_contrat_etat_lieux, code_type_etat_lieux_etat_lieux) Values ('2017/06/19', 7807, null, 'null', 0, '...', 253, 1);</text:p>
          </table:table-cell>
          <table:table-cell table:number-columns-repeated="1010"/>
        </table:table-row>
        <table:table-row table:style-name="ro3">
          <table:table-cell office:value-type="float" office:value="500" calcext:value-type="float">
            <text:p>500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2017/06/20</text:p>
          </table:table-cell>
          <table:table-cell table:style-name="ce5" office:value-type="float" office:value="25680" calcext:value-type="float">
            <text:p>2568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02]=&quot;/&quot;;[.C502];[.I502])" office:value-type="string" office:string-value="2017/06/20" calcext:value-type="string">
            <text:p>2017/06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02]=&quot;null&quot;;&quot;null&quot;;[.I50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4" calcext:value-type="float">
            <text:p>25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2];&quot;', &quot;;[.D502];&quot;, &quot;;[.E502];&quot;, '&quot;;[.G502];&quot;', &quot;;[.J502];&quot;, '&quot;;[.K502];&quot;', &quot;;[.L502];&quot;, &quot;;[.M502];&quot;);&quot;)" office:value-type="string" office:string-value="insert into etat_lieux (date_entree_etat_lieux, km_depart, km_arrive, date_sortie_etat_lieux, incident, type_incident, num_contrat_etat_lieux, code_type_etat_lieux_etat_lieux) Values ('2017/06/20', 25680, null, 'null', 0, '...', 254, 1);" calcext:value-type="string">
            <text:p>insert into etat_lieux (date_entree_etat_lieux, km_depart, km_arrive, date_sortie_etat_lieux, incident, type_incident, num_contrat_etat_lieux, code_type_etat_lieux_etat_lieux) Values ('2017/06/20', 25680, null, 'null', 0, '...', 254, 1);</text:p>
          </table:table-cell>
          <table:table-cell table:number-columns-repeated="1010"/>
        </table:table-row>
        <table:table-row table:style-name="ro3">
          <table:table-cell office:value-type="float" office:value="501" calcext:value-type="float">
            <text:p>501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2017/06/11</text:p>
          </table:table-cell>
          <table:table-cell table:style-name="ce8" office:value-type="float" office:value="16777" calcext:value-type="float">
            <text:p>16777</text:p>
          </table:table-cell>
          <table:table-cell table:style-name="ce8" office:value-type="float" office:value="18152" calcext:value-type="float">
            <text:p>18152</text:p>
          </table:table-cell>
          <table:table-cell table:style-name="ce10" table:formula="of:=IF([.I503]=&quot;/&quot;;[.C503];[.I503])" office:value-type="string" office:string-value="2017/06/21" calcext:value-type="string">
            <text:p>2017/06/21</text:p>
          </table:table-cell>
          <table:table-cell table:style-name="ce10" office:value-type="string" calcext:value-type="string">
            <text:p>2017/06/21</text:p>
          </table:table-cell>
          <table:table-cell table:style-name="ce10" table:formula="of:=IF([.E503]=&quot;null&quot;;&quot;null&quot;;[.I503])" office:value-type="string" office:string-value="2017/06/21" calcext:value-type="string">
            <text:p>2017/06/21</text:p>
          </table:table-cell>
          <table:table-cell table:style-name="ce8" office:value-type="string" calcext:value-type="string">
            <text:p>2017/06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6" calcext:value-type="float">
            <text:p>24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3];&quot;', &quot;;[.D503];&quot;, &quot;;[.E503];&quot;, '&quot;;[.G503];&quot;', &quot;;[.J503];&quot;, '&quot;;[.K503];&quot;', &quot;;[.L503];&quot;, &quot;;[.M503];&quot;);&quot;)" office:value-type="string" office:string-value="insert into etat_lieux (date_entree_etat_lieux, km_depart, km_arrive, date_sortie_etat_lieux, incident, type_incident, num_contrat_etat_lieux, code_type_etat_lieux_etat_lieux) Values ('2017/06/11', 16777, 18152, '2017/06/21', 0, '...', 246, 2);" calcext:value-type="string">
            <text:p>insert into etat_lieux (date_entree_etat_lieux, km_depart, km_arrive, date_sortie_etat_lieux, incident, type_incident, num_contrat_etat_lieux, code_type_etat_lieux_etat_lieux) Values ('2017/06/11', 16777, 18152, '2017/06/21', 0, '...', 246, 2);</text:p>
          </table:table-cell>
          <table:table-cell table:number-columns-repeated="1010"/>
        </table:table-row>
        <table:table-row table:style-name="ro4">
          <table:table-cell office:value-type="float" office:value="502" calcext:value-type="float">
            <text:p>502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2017/06/14</text:p>
          </table:table-cell>
          <table:table-cell table:style-name="ce8" office:value-type="float" office:value="7516" calcext:value-type="float">
            <text:p>7516</text:p>
          </table:table-cell>
          <table:table-cell table:style-name="ce8" office:value-type="float" office:value="7572" calcext:value-type="float">
            <text:p>7572</text:p>
          </table:table-cell>
          <table:table-cell table:style-name="ce10" table:formula="of:=IF([.I504]=&quot;/&quot;;[.C504];[.I504])" office:value-type="string" office:string-value="2017/06/21" calcext:value-type="string">
            <text:p>2017/06/21</text:p>
          </table:table-cell>
          <table:table-cell table:style-name="ce10" office:value-type="string" calcext:value-type="string">
            <text:p>2017/06/21</text:p>
          </table:table-cell>
          <table:table-cell table:style-name="ce10" table:formula="of:=IF([.E504]=&quot;null&quot;;&quot;null&quot;;[.I504])" office:value-type="string" office:string-value="2017/06/21" calcext:value-type="string">
            <text:p>2017/06/21</text:p>
          </table:table-cell>
          <table:table-cell table:style-name="ce8" office:value-type="string" calcext:value-type="string">
            <text:p>2017/06/2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etroviseur cassé</text:p>
          </table:table-cell>
          <table:table-cell table:style-name="ce18" office:value-type="float" office:value="248" calcext:value-type="float">
            <text:p>24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4];&quot;', &quot;;[.D504];&quot;, &quot;;[.E504];&quot;, '&quot;;[.G504];&quot;', &quot;;[.J504];&quot;, '&quot;;[.K504];&quot;', &quot;;[.L504];&quot;, &quot;;[.M504];&quot;);&quot;)" office:value-type="string" office:string-value="insert into etat_lieux (date_entree_etat_lieux, km_depart, km_arrive, date_sortie_etat_lieux, incident, type_incident, num_contrat_etat_lieux, code_type_etat_lieux_etat_lieux) Values ('2017/06/14', 7516, 7572, '2017/06/21', 1, 'retroviseur cassé', 248, 2);" calcext:value-type="string">
            <text:p>insert into etat_lieux (date_entree_etat_lieux, km_depart, km_arrive, date_sortie_etat_lieux, incident, type_incident, num_contrat_etat_lieux, code_type_etat_lieux_etat_lieux) Values ('2017/06/14', 7516, 7572, '2017/06/21', 1, 'retroviseur cassé', 248, 2);</text:p>
          </table:table-cell>
          <table:table-cell table:number-columns-repeated="1010"/>
        </table:table-row>
        <table:table-row table:style-name="ro4">
          <table:table-cell office:value-type="float" office:value="503" calcext:value-type="float">
            <text:p>503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2017/06/17</text:p>
          </table:table-cell>
          <table:table-cell table:style-name="ce8" office:value-type="float" office:value="11122" calcext:value-type="float">
            <text:p>11122</text:p>
          </table:table-cell>
          <table:table-cell table:style-name="ce8" office:value-type="float" office:value="11175" calcext:value-type="float">
            <text:p>11175</text:p>
          </table:table-cell>
          <table:table-cell table:style-name="ce10" table:formula="of:=IF([.I505]=&quot;/&quot;;[.C505];[.I505])" office:value-type="string" office:string-value="2017/06/21" calcext:value-type="string">
            <text:p>2017/06/21</text:p>
          </table:table-cell>
          <table:table-cell table:style-name="ce10" office:value-type="string" calcext:value-type="string">
            <text:p>2017/06/21</text:p>
          </table:table-cell>
          <table:table-cell table:style-name="ce10" table:formula="of:=IF([.E505]=&quot;null&quot;;&quot;null&quot;;[.I505])" office:value-type="string" office:string-value="2017/06/21" calcext:value-type="string">
            <text:p>2017/06/21</text:p>
          </table:table-cell>
          <table:table-cell table:style-name="ce8" office:value-type="string" calcext:value-type="string">
            <text:p>2017/06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2" calcext:value-type="float">
            <text:p>25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5];&quot;', &quot;;[.D505];&quot;, &quot;;[.E505];&quot;, '&quot;;[.G505];&quot;', &quot;;[.J505];&quot;, '&quot;;[.K505];&quot;', &quot;;[.L505];&quot;, &quot;;[.M505];&quot;);&quot;)" office:value-type="string" office:string-value="insert into etat_lieux (date_entree_etat_lieux, km_depart, km_arrive, date_sortie_etat_lieux, incident, type_incident, num_contrat_etat_lieux, code_type_etat_lieux_etat_lieux) Values ('2017/06/17', 11122, 11175, '2017/06/21', 0, '...', 252, 2);" calcext:value-type="string">
            <text:p>insert into etat_lieux (date_entree_etat_lieux, km_depart, km_arrive, date_sortie_etat_lieux, incident, type_incident, num_contrat_etat_lieux, code_type_etat_lieux_etat_lieux) Values ('2017/06/17', 11122, 11175, '2017/06/21', 0, '...', 252, 2);</text:p>
          </table:table-cell>
          <table:table-cell table:number-columns-repeated="1010"/>
        </table:table-row>
        <table:table-row table:style-name="ro4">
          <table:table-cell office:value-type="float" office:value="504" calcext:value-type="float">
            <text:p>504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2017/06/21</text:p>
          </table:table-cell>
          <table:table-cell table:style-name="ce5" office:value-type="float" office:value="17851" calcext:value-type="float">
            <text:p>1785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06]=&quot;/&quot;;[.C506];[.I506])" office:value-type="string" office:string-value="2017/06/21" calcext:value-type="string">
            <text:p>2017/06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06]=&quot;null&quot;;&quot;null&quot;;[.I50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5" calcext:value-type="float">
            <text:p>25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6];&quot;', &quot;;[.D506];&quot;, &quot;;[.E506];&quot;, '&quot;;[.G506];&quot;', &quot;;[.J506];&quot;, '&quot;;[.K506];&quot;', &quot;;[.L506];&quot;, &quot;;[.M506];&quot;);&quot;)" office:value-type="string" office:string-value="insert into etat_lieux (date_entree_etat_lieux, km_depart, km_arrive, date_sortie_etat_lieux, incident, type_incident, num_contrat_etat_lieux, code_type_etat_lieux_etat_lieux) Values ('2017/06/21', 17851, null, 'null', 0, '...', 255, 1);" calcext:value-type="string">
            <text:p>insert into etat_lieux (date_entree_etat_lieux, km_depart, km_arrive, date_sortie_etat_lieux, incident, type_incident, num_contrat_etat_lieux, code_type_etat_lieux_etat_lieux) Values ('2017/06/21', 17851, null, 'null', 0, '...', 255, 1);</text:p>
          </table:table-cell>
          <table:table-cell table:number-columns-repeated="1010"/>
        </table:table-row>
        <table:table-row table:style-name="ro4">
          <table:table-cell office:value-type="float" office:value="505" calcext:value-type="float">
            <text:p>505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2017/06/22</text:p>
          </table:table-cell>
          <table:table-cell table:style-name="ce5" office:value-type="float" office:value="9380" calcext:value-type="float">
            <text:p>938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07]=&quot;/&quot;;[.C507];[.I507])" office:value-type="string" office:string-value="2017/06/22" calcext:value-type="string">
            <text:p>2017/06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07]=&quot;null&quot;;&quot;null&quot;;[.I50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6" calcext:value-type="float">
            <text:p>25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7];&quot;', &quot;;[.D507];&quot;, &quot;;[.E507];&quot;, '&quot;;[.G507];&quot;', &quot;;[.J507];&quot;, '&quot;;[.K507];&quot;', &quot;;[.L507];&quot;, &quot;;[.M507];&quot;);&quot;)" office:value-type="string" office:string-value="insert into etat_lieux (date_entree_etat_lieux, km_depart, km_arrive, date_sortie_etat_lieux, incident, type_incident, num_contrat_etat_lieux, code_type_etat_lieux_etat_lieux) Values ('2017/06/22', 9380, null, 'null', 0, '...', 256, 1);" calcext:value-type="string">
            <text:p>insert into etat_lieux (date_entree_etat_lieux, km_depart, km_arrive, date_sortie_etat_lieux, incident, type_incident, num_contrat_etat_lieux, code_type_etat_lieux_etat_lieux) Values ('2017/06/22', 9380, null, 'null', 0, '...', 256, 1);</text:p>
          </table:table-cell>
          <table:table-cell table:number-columns-repeated="1010"/>
        </table:table-row>
        <table:table-row table:style-name="ro4">
          <table:table-cell office:value-type="float" office:value="506" calcext:value-type="float">
            <text:p>506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2017/06/22</text:p>
          </table:table-cell>
          <table:table-cell table:style-name="ce5" office:value-type="float" office:value="24228" calcext:value-type="float">
            <text:p>2422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08]=&quot;/&quot;;[.C508];[.I508])" office:value-type="string" office:string-value="2017/06/22" calcext:value-type="string">
            <text:p>2017/06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08]=&quot;null&quot;;&quot;null&quot;;[.I50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7" calcext:value-type="float">
            <text:p>25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8];&quot;', &quot;;[.D508];&quot;, &quot;;[.E508];&quot;, '&quot;;[.G508];&quot;', &quot;;[.J508];&quot;, '&quot;;[.K508];&quot;', &quot;;[.L508];&quot;, &quot;;[.M508];&quot;);&quot;)" office:value-type="string" office:string-value="insert into etat_lieux (date_entree_etat_lieux, km_depart, km_arrive, date_sortie_etat_lieux, incident, type_incident, num_contrat_etat_lieux, code_type_etat_lieux_etat_lieux) Values ('2017/06/22', 24228, null, 'null', 0, '...', 257, 1);" calcext:value-type="string">
            <text:p>insert into etat_lieux (date_entree_etat_lieux, km_depart, km_arrive, date_sortie_etat_lieux, incident, type_incident, num_contrat_etat_lieux, code_type_etat_lieux_etat_lieux) Values ('2017/06/22', 24228, null, 'null', 0, '...', 257, 1);</text:p>
          </table:table-cell>
          <table:table-cell table:number-columns-repeated="1010"/>
        </table:table-row>
        <table:table-row table:style-name="ro4">
          <table:table-cell office:value-type="float" office:value="507" calcext:value-type="float">
            <text:p>507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2017/06/23</text:p>
          </table:table-cell>
          <table:table-cell table:style-name="ce5" office:value-type="float" office:value="8421" calcext:value-type="float">
            <text:p>842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09]=&quot;/&quot;;[.C509];[.I509])" office:value-type="string" office:string-value="2017/06/23" calcext:value-type="string">
            <text:p>2017/06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09]=&quot;null&quot;;&quot;null&quot;;[.I50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258" calcext:value-type="float">
            <text:p>25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09];&quot;', &quot;;[.D509];&quot;, &quot;;[.E509];&quot;, '&quot;;[.G509];&quot;', &quot;;[.J509];&quot;, '&quot;;[.K509];&quot;', &quot;;[.L509];&quot;, &quot;;[.M509];&quot;);&quot;)" office:value-type="string" office:string-value="insert into etat_lieux (date_entree_etat_lieux, km_depart, km_arrive, date_sortie_etat_lieux, incident, type_incident, num_contrat_etat_lieux, code_type_etat_lieux_etat_lieux) Values ('2017/06/23', 8421, null, 'null', 0, '...', 258, 1);" calcext:value-type="string">
            <text:p>insert into etat_lieux (date_entree_etat_lieux, km_depart, km_arrive, date_sortie_etat_lieux, incident, type_incident, num_contrat_etat_lieux, code_type_etat_lieux_etat_lieux) Values ('2017/06/23', 8421, null, 'null', 0, '...', 258, 1);</text:p>
          </table:table-cell>
          <table:table-cell table:number-columns-repeated="1010"/>
        </table:table-row>
        <table:table-row table:style-name="ro4">
          <table:table-cell office:value-type="float" office:value="508" calcext:value-type="float">
            <text:p>50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2017/06/23</text:p>
          </table:table-cell>
          <table:table-cell table:style-name="ce5" office:value-type="float" office:value="14123" calcext:value-type="float">
            <text:p>1412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10]=&quot;/&quot;;[.C510];[.I510])" office:value-type="string" office:string-value="2017/06/23" calcext:value-type="string">
            <text:p>2017/06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10]=&quot;null&quot;;&quot;null&quot;;[.I51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59" calcext:value-type="float">
            <text:p>25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0];&quot;', &quot;;[.D510];&quot;, &quot;;[.E510];&quot;, '&quot;;[.G510];&quot;', &quot;;[.J510];&quot;, '&quot;;[.K510];&quot;', &quot;;[.L510];&quot;, &quot;;[.M510];&quot;);&quot;)" office:value-type="string" office:string-value="insert into etat_lieux (date_entree_etat_lieux, km_depart, km_arrive, date_sortie_etat_lieux, incident, type_incident, num_contrat_etat_lieux, code_type_etat_lieux_etat_lieux) Values ('2017/06/23', 14123, null, 'null', 0, '...', 259, 1);" calcext:value-type="string">
            <text:p>insert into etat_lieux (date_entree_etat_lieux, km_depart, km_arrive, date_sortie_etat_lieux, incident, type_incident, num_contrat_etat_lieux, code_type_etat_lieux_etat_lieux) Values ('2017/06/23', 14123, null, 'null', 0, '...', 259, 1);</text:p>
          </table:table-cell>
          <table:table-cell table:number-columns-repeated="1010"/>
        </table:table-row>
        <table:table-row table:style-name="ro4">
          <table:table-cell office:value-type="float" office:value="509" calcext:value-type="float">
            <text:p>50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2017/06/23</text:p>
          </table:table-cell>
          <table:table-cell table:style-name="ce5" office:value-type="float" office:value="19449" calcext:value-type="float">
            <text:p>194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11]=&quot;/&quot;;[.C511];[.I511])" office:value-type="string" office:string-value="2017/06/23" calcext:value-type="string">
            <text:p>2017/06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11]=&quot;null&quot;;&quot;null&quot;;[.I51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0" calcext:value-type="float">
            <text:p>26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1];&quot;', &quot;;[.D511];&quot;, &quot;;[.E511];&quot;, '&quot;;[.G511];&quot;', &quot;;[.J511];&quot;, '&quot;;[.K511];&quot;', &quot;;[.L511];&quot;, &quot;;[.M511];&quot;);&quot;)" office:value-type="string" office:string-value="insert into etat_lieux (date_entree_etat_lieux, km_depart, km_arrive, date_sortie_etat_lieux, incident, type_incident, num_contrat_etat_lieux, code_type_etat_lieux_etat_lieux) Values ('2017/06/23', 19449, null, 'null', 0, '...', 260, 1);" calcext:value-type="string">
            <text:p>insert into etat_lieux (date_entree_etat_lieux, km_depart, km_arrive, date_sortie_etat_lieux, incident, type_incident, num_contrat_etat_lieux, code_type_etat_lieux_etat_lieux) Values ('2017/06/23', 19449, null, 'null', 0, '...', 260, 1);</text:p>
          </table:table-cell>
          <table:table-cell table:number-columns-repeated="1010"/>
        </table:table-row>
        <table:table-row table:style-name="ro4">
          <table:table-cell office:value-type="float" office:value="510" calcext:value-type="float">
            <text:p>510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2017/06/23</text:p>
          </table:table-cell>
          <table:table-cell table:style-name="ce5" office:value-type="float" office:value="29659" calcext:value-type="float">
            <text:p>2965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12]=&quot;/&quot;;[.C512];[.I512])" office:value-type="string" office:string-value="2017/06/23" calcext:value-type="string">
            <text:p>2017/06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12]=&quot;null&quot;;&quot;null&quot;;[.I51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1" calcext:value-type="float">
            <text:p>26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2];&quot;', &quot;;[.D512];&quot;, &quot;;[.E512];&quot;, '&quot;;[.G512];&quot;', &quot;;[.J512];&quot;, '&quot;;[.K512];&quot;', &quot;;[.L512];&quot;, &quot;;[.M512];&quot;);&quot;)" office:value-type="string" office:string-value="insert into etat_lieux (date_entree_etat_lieux, km_depart, km_arrive, date_sortie_etat_lieux, incident, type_incident, num_contrat_etat_lieux, code_type_etat_lieux_etat_lieux) Values ('2017/06/23', 29659, null, 'null', 0, '...', 261, 1);" calcext:value-type="string">
            <text:p>insert into etat_lieux (date_entree_etat_lieux, km_depart, km_arrive, date_sortie_etat_lieux, incident, type_incident, num_contrat_etat_lieux, code_type_etat_lieux_etat_lieux) Values ('2017/06/23', 29659, null, 'null', 0, '...', 261, 1);</text:p>
          </table:table-cell>
          <table:table-cell table:number-columns-repeated="1010"/>
        </table:table-row>
        <table:table-row table:style-name="ro4">
          <table:table-cell office:value-type="float" office:value="511" calcext:value-type="float">
            <text:p>51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2017/06/23</text:p>
          </table:table-cell>
          <table:table-cell table:style-name="ce5" office:value-type="float" office:value="25503" calcext:value-type="float">
            <text:p>2550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13]=&quot;/&quot;;[.C513];[.I513])" office:value-type="string" office:string-value="2017/06/23" calcext:value-type="string">
            <text:p>2017/06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13]=&quot;null&quot;;&quot;null&quot;;[.I51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2" calcext:value-type="float">
            <text:p>26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3];&quot;', &quot;;[.D513];&quot;, &quot;;[.E513];&quot;, '&quot;;[.G513];&quot;', &quot;;[.J513];&quot;, '&quot;;[.K513];&quot;', &quot;;[.L513];&quot;, &quot;;[.M513];&quot;);&quot;)" office:value-type="string" office:string-value="insert into etat_lieux (date_entree_etat_lieux, km_depart, km_arrive, date_sortie_etat_lieux, incident, type_incident, num_contrat_etat_lieux, code_type_etat_lieux_etat_lieux) Values ('2017/06/23', 25503, null, 'null', 0, '...', 262, 1);" calcext:value-type="string">
            <text:p>insert into etat_lieux (date_entree_etat_lieux, km_depart, km_arrive, date_sortie_etat_lieux, incident, type_incident, num_contrat_etat_lieux, code_type_etat_lieux_etat_lieux) Values ('2017/06/23', 25503, null, 'null', 0, '...', 262, 1);</text:p>
          </table:table-cell>
          <table:table-cell table:number-columns-repeated="1010"/>
        </table:table-row>
        <table:table-row table:style-name="ro4">
          <table:table-cell office:value-type="float" office:value="512" calcext:value-type="float">
            <text:p>512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2017/06/21</text:p>
          </table:table-cell>
          <table:table-cell table:style-name="ce8" office:value-type="float" office:value="17851" calcext:value-type="float">
            <text:p>17851</text:p>
          </table:table-cell>
          <table:table-cell table:style-name="ce8" office:value-type="float" office:value="18671" calcext:value-type="float">
            <text:p>18671</text:p>
          </table:table-cell>
          <table:table-cell table:style-name="ce10" table:formula="of:=IF([.I514]=&quot;/&quot;;[.C514];[.I514])" office:value-type="string" office:string-value="2017/06/24" calcext:value-type="string">
            <text:p>2017/06/24</text:p>
          </table:table-cell>
          <table:table-cell table:style-name="ce10" office:value-type="string" calcext:value-type="string">
            <text:p>2017/06/24</text:p>
          </table:table-cell>
          <table:table-cell table:style-name="ce10" table:formula="of:=IF([.E514]=&quot;null&quot;;&quot;null&quot;;[.I514])" office:value-type="string" office:string-value="2017/06/24" calcext:value-type="string">
            <text:p>2017/06/24</text:p>
          </table:table-cell>
          <table:table-cell table:style-name="ce8" office:value-type="string" calcext:value-type="string">
            <text:p>2017/06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5" calcext:value-type="float">
            <text:p>25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4];&quot;', &quot;;[.D514];&quot;, &quot;;[.E514];&quot;, '&quot;;[.G514];&quot;', &quot;;[.J514];&quot;, '&quot;;[.K514];&quot;', &quot;;[.L514];&quot;, &quot;;[.M514];&quot;);&quot;)" office:value-type="string" office:string-value="insert into etat_lieux (date_entree_etat_lieux, km_depart, km_arrive, date_sortie_etat_lieux, incident, type_incident, num_contrat_etat_lieux, code_type_etat_lieux_etat_lieux) Values ('2017/06/21', 17851, 18671, '2017/06/24', 0, '...', 255, 2);" calcext:value-type="string">
            <text:p>insert into etat_lieux (date_entree_etat_lieux, km_depart, km_arrive, date_sortie_etat_lieux, incident, type_incident, num_contrat_etat_lieux, code_type_etat_lieux_etat_lieux) Values ('2017/06/21', 17851, 18671, '2017/06/24', 0, '...', 255, 2);</text:p>
          </table:table-cell>
          <table:table-cell table:number-columns-repeated="1010"/>
        </table:table-row>
        <table:table-row table:style-name="ro4">
          <table:table-cell office:value-type="float" office:value="513" calcext:value-type="float">
            <text:p>513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2017/06/24</text:p>
          </table:table-cell>
          <table:table-cell table:style-name="ce5" office:value-type="float" office:value="28226" calcext:value-type="float">
            <text:p>2822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15]=&quot;/&quot;;[.C515];[.I515])" office:value-type="string" office:string-value="2017/06/24" calcext:value-type="string">
            <text:p>2017/06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15]=&quot;null&quot;;&quot;null&quot;;[.I51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3" calcext:value-type="float">
            <text:p>26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5];&quot;', &quot;;[.D515];&quot;, &quot;;[.E515];&quot;, '&quot;;[.G515];&quot;', &quot;;[.J515];&quot;, '&quot;;[.K515];&quot;', &quot;;[.L515];&quot;, &quot;;[.M515];&quot;);&quot;)" office:value-type="string" office:string-value="insert into etat_lieux (date_entree_etat_lieux, km_depart, km_arrive, date_sortie_etat_lieux, incident, type_incident, num_contrat_etat_lieux, code_type_etat_lieux_etat_lieux) Values ('2017/06/24', 28226, null, 'null', 0, '...', 263, 1);" calcext:value-type="string">
            <text:p>insert into etat_lieux (date_entree_etat_lieux, km_depart, km_arrive, date_sortie_etat_lieux, incident, type_incident, num_contrat_etat_lieux, code_type_etat_lieux_etat_lieux) Values ('2017/06/24', 28226, null, 'null', 0, '...', 263, 1);</text:p>
          </table:table-cell>
          <table:table-cell table:number-columns-repeated="1010"/>
        </table:table-row>
        <table:table-row table:style-name="ro4">
          <table:table-cell office:value-type="float" office:value="514" calcext:value-type="float">
            <text:p>514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2017/06/23</text:p>
          </table:table-cell>
          <table:table-cell table:style-name="ce8" office:value-type="float" office:value="29659" calcext:value-type="float">
            <text:p>29659</text:p>
          </table:table-cell>
          <table:table-cell table:style-name="ce8" office:value-type="float" office:value="29904" calcext:value-type="float">
            <text:p>29904</text:p>
          </table:table-cell>
          <table:table-cell table:style-name="ce10" table:formula="of:=IF([.I516]=&quot;/&quot;;[.C516];[.I516])" office:value-type="string" office:string-value="2017/06/25" calcext:value-type="string">
            <text:p>2017/06/25</text:p>
          </table:table-cell>
          <table:table-cell table:style-name="ce10" office:value-type="string" calcext:value-type="string">
            <text:p>2017/06/25</text:p>
          </table:table-cell>
          <table:table-cell table:style-name="ce10" table:formula="of:=IF([.E516]=&quot;null&quot;;&quot;null&quot;;[.I516])" office:value-type="string" office:string-value="2017/06/25" calcext:value-type="string">
            <text:p>2017/06/25</text:p>
          </table:table-cell>
          <table:table-cell table:style-name="ce8" office:value-type="string" calcext:value-type="string">
            <text:p>2017/06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1" calcext:value-type="float">
            <text:p>26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6];&quot;', &quot;;[.D516];&quot;, &quot;;[.E516];&quot;, '&quot;;[.G516];&quot;', &quot;;[.J516];&quot;, '&quot;;[.K516];&quot;', &quot;;[.L516];&quot;, &quot;;[.M516];&quot;);&quot;)" office:value-type="string" office:string-value="insert into etat_lieux (date_entree_etat_lieux, km_depart, km_arrive, date_sortie_etat_lieux, incident, type_incident, num_contrat_etat_lieux, code_type_etat_lieux_etat_lieux) Values ('2017/06/23', 29659, 29904, '2017/06/25', 0, '...', 261, 2);" calcext:value-type="string">
            <text:p>insert into etat_lieux (date_entree_etat_lieux, km_depart, km_arrive, date_sortie_etat_lieux, incident, type_incident, num_contrat_etat_lieux, code_type_etat_lieux_etat_lieux) Values ('2017/06/23', 29659, 29904, '2017/06/25', 0, '...', 261, 2);</text:p>
          </table:table-cell>
          <table:table-cell table:number-columns-repeated="1010"/>
        </table:table-row>
        <table:table-row table:style-name="ro4">
          <table:table-cell office:value-type="float" office:value="515" calcext:value-type="float">
            <text:p>515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2017/06/25</text:p>
          </table:table-cell>
          <table:table-cell table:style-name="ce5" office:value-type="float" office:value="29851" calcext:value-type="float">
            <text:p>2985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17]=&quot;/&quot;;[.C517];[.I517])" office:value-type="string" office:string-value="2017/06/25" calcext:value-type="string">
            <text:p>2017/06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17]=&quot;null&quot;;&quot;null&quot;;[.I51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4" calcext:value-type="float">
            <text:p>26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7];&quot;', &quot;;[.D517];&quot;, &quot;;[.E517];&quot;, '&quot;;[.G517];&quot;', &quot;;[.J517];&quot;, '&quot;;[.K517];&quot;', &quot;;[.L517];&quot;, &quot;;[.M517];&quot;);&quot;)" office:value-type="string" office:string-value="insert into etat_lieux (date_entree_etat_lieux, km_depart, km_arrive, date_sortie_etat_lieux, incident, type_incident, num_contrat_etat_lieux, code_type_etat_lieux_etat_lieux) Values ('2017/06/25', 29851, null, 'null', 0, '...', 264, 1);" calcext:value-type="string">
            <text:p>insert into etat_lieux (date_entree_etat_lieux, km_depart, km_arrive, date_sortie_etat_lieux, incident, type_incident, num_contrat_etat_lieux, code_type_etat_lieux_etat_lieux) Values ('2017/06/25', 29851, null, 'null', 0, '...', 264, 1);</text:p>
          </table:table-cell>
          <table:table-cell table:number-columns-repeated="1010"/>
        </table:table-row>
        <table:table-row table:style-name="ro4">
          <table:table-cell office:value-type="float" office:value="516" calcext:value-type="float">
            <text:p>516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2017/06/16</text:p>
          </table:table-cell>
          <table:table-cell table:style-name="ce8" office:value-type="float" office:value="11359" calcext:value-type="float">
            <text:p>11359</text:p>
          </table:table-cell>
          <table:table-cell table:style-name="ce8" office:value-type="float" office:value="11986" calcext:value-type="float">
            <text:p>11986</text:p>
          </table:table-cell>
          <table:table-cell table:style-name="ce10" table:formula="of:=IF([.I518]=&quot;/&quot;;[.C518];[.I518])" office:value-type="string" office:string-value="2017/06/26" calcext:value-type="string">
            <text:p>2017/06/26</text:p>
          </table:table-cell>
          <table:table-cell table:style-name="ce10" office:value-type="string" calcext:value-type="string">
            <text:p>2017/06/26</text:p>
          </table:table-cell>
          <table:table-cell table:style-name="ce10" table:formula="of:=IF([.E518]=&quot;null&quot;;&quot;null&quot;;[.I518])" office:value-type="string" office:string-value="2017/06/26" calcext:value-type="string">
            <text:p>2017/06/26</text:p>
          </table:table-cell>
          <table:table-cell table:style-name="ce8" office:value-type="string" calcext:value-type="string">
            <text:p>2017/06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49" calcext:value-type="float">
            <text:p>24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8];&quot;', &quot;;[.D518];&quot;, &quot;;[.E518];&quot;, '&quot;;[.G518];&quot;', &quot;;[.J518];&quot;, '&quot;;[.K518];&quot;', &quot;;[.L518];&quot;, &quot;;[.M518];&quot;);&quot;)" office:value-type="string" office:string-value="insert into etat_lieux (date_entree_etat_lieux, km_depart, km_arrive, date_sortie_etat_lieux, incident, type_incident, num_contrat_etat_lieux, code_type_etat_lieux_etat_lieux) Values ('2017/06/16', 11359, 11986, '2017/06/26', 0, '...', 249, 2);" calcext:value-type="string">
            <text:p>insert into etat_lieux (date_entree_etat_lieux, km_depart, km_arrive, date_sortie_etat_lieux, incident, type_incident, num_contrat_etat_lieux, code_type_etat_lieux_etat_lieux) Values ('2017/06/16', 11359, 11986, '2017/06/26', 0, '...', 249, 2);</text:p>
          </table:table-cell>
          <table:table-cell table:number-columns-repeated="1010"/>
        </table:table-row>
        <table:table-row table:style-name="ro4">
          <table:table-cell office:value-type="float" office:value="517" calcext:value-type="float">
            <text:p>517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2017/06/24</text:p>
          </table:table-cell>
          <table:table-cell table:style-name="ce8" office:value-type="float" office:value="28226" calcext:value-type="float">
            <text:p>28226</text:p>
          </table:table-cell>
          <table:table-cell table:style-name="ce8" office:value-type="float" office:value="28743" calcext:value-type="float">
            <text:p>28743</text:p>
          </table:table-cell>
          <table:table-cell table:style-name="ce10" table:formula="of:=IF([.I519]=&quot;/&quot;;[.C519];[.I519])" office:value-type="string" office:string-value="2017/06/26" calcext:value-type="string">
            <text:p>2017/06/26</text:p>
          </table:table-cell>
          <table:table-cell table:style-name="ce10" office:value-type="string" calcext:value-type="string">
            <text:p>2017/06/26</text:p>
          </table:table-cell>
          <table:table-cell table:style-name="ce10" table:formula="of:=IF([.E519]=&quot;null&quot;;&quot;null&quot;;[.I519])" office:value-type="string" office:string-value="2017/06/26" calcext:value-type="string">
            <text:p>2017/06/26</text:p>
          </table:table-cell>
          <table:table-cell table:style-name="ce8" office:value-type="string" calcext:value-type="string">
            <text:p>2017/06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3" calcext:value-type="float">
            <text:p>26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19];&quot;', &quot;;[.D519];&quot;, &quot;;[.E519];&quot;, '&quot;;[.G519];&quot;', &quot;;[.J519];&quot;, '&quot;;[.K519];&quot;', &quot;;[.L519];&quot;, &quot;;[.M519];&quot;);&quot;)" office:value-type="string" office:string-value="insert into etat_lieux (date_entree_etat_lieux, km_depart, km_arrive, date_sortie_etat_lieux, incident, type_incident, num_contrat_etat_lieux, code_type_etat_lieux_etat_lieux) Values ('2017/06/24', 28226, 28743, '2017/06/26', 0, '...', 263, 2);" calcext:value-type="string">
            <text:p>insert into etat_lieux (date_entree_etat_lieux, km_depart, km_arrive, date_sortie_etat_lieux, incident, type_incident, num_contrat_etat_lieux, code_type_etat_lieux_etat_lieux) Values ('2017/06/24', 28226, 28743, '2017/06/26', 0, '...', 263, 2);</text:p>
          </table:table-cell>
          <table:table-cell table:number-columns-repeated="1010"/>
        </table:table-row>
        <table:table-row table:style-name="ro4">
          <table:table-cell office:value-type="float" office:value="518" calcext:value-type="float">
            <text:p>518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2017/06/25</text:p>
          </table:table-cell>
          <table:table-cell table:style-name="ce8" office:value-type="float" office:value="29851" calcext:value-type="float">
            <text:p>29851</text:p>
          </table:table-cell>
          <table:table-cell table:style-name="ce8" office:value-type="float" office:value="31009" calcext:value-type="float">
            <text:p>31009</text:p>
          </table:table-cell>
          <table:table-cell table:style-name="ce10" table:formula="of:=IF([.I520]=&quot;/&quot;;[.C520];[.I520])" office:value-type="string" office:string-value="2017/06/27" calcext:value-type="string">
            <text:p>2017/06/27</text:p>
          </table:table-cell>
          <table:table-cell table:style-name="ce10" office:value-type="string" calcext:value-type="string">
            <text:p>2017/06/27</text:p>
          </table:table-cell>
          <table:table-cell table:style-name="ce10" table:formula="of:=IF([.E520]=&quot;null&quot;;&quot;null&quot;;[.I520])" office:value-type="string" office:string-value="2017/06/27" calcext:value-type="string">
            <text:p>2017/06/27</text:p>
          </table:table-cell>
          <table:table-cell table:style-name="ce8" office:value-type="string" calcext:value-type="string">
            <text:p>2017/06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4" calcext:value-type="float">
            <text:p>26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0];&quot;', &quot;;[.D520];&quot;, &quot;;[.E520];&quot;, '&quot;;[.G520];&quot;', &quot;;[.J520];&quot;, '&quot;;[.K520];&quot;', &quot;;[.L520];&quot;, &quot;;[.M520];&quot;);&quot;)" office:value-type="string" office:string-value="insert into etat_lieux (date_entree_etat_lieux, km_depart, km_arrive, date_sortie_etat_lieux, incident, type_incident, num_contrat_etat_lieux, code_type_etat_lieux_etat_lieux) Values ('2017/06/25', 29851, 31009, '2017/06/27', 0, '...', 264, 2);" calcext:value-type="string">
            <text:p>insert into etat_lieux (date_entree_etat_lieux, km_depart, km_arrive, date_sortie_etat_lieux, incident, type_incident, num_contrat_etat_lieux, code_type_etat_lieux_etat_lieux) Values ('2017/06/25', 29851, 31009, '2017/06/27', 0, '...', 264, 2);</text:p>
          </table:table-cell>
          <table:table-cell table:number-columns-repeated="1010"/>
        </table:table-row>
        <table:table-row table:style-name="ro4">
          <table:table-cell office:value-type="float" office:value="519" calcext:value-type="float">
            <text:p>519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2017/06/27</text:p>
          </table:table-cell>
          <table:table-cell table:style-name="ce5" office:value-type="float" office:value="11938" calcext:value-type="float">
            <text:p>119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21]=&quot;/&quot;;[.C521];[.I521])" office:value-type="string" office:string-value="2017/06/27" calcext:value-type="string">
            <text:p>2017/06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21]=&quot;null&quot;;&quot;null&quot;;[.I52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5" calcext:value-type="float">
            <text:p>26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1];&quot;', &quot;;[.D521];&quot;, &quot;;[.E521];&quot;, '&quot;;[.G521];&quot;', &quot;;[.J521];&quot;, '&quot;;[.K521];&quot;', &quot;;[.L521];&quot;, &quot;;[.M521];&quot;);&quot;)" office:value-type="string" office:string-value="insert into etat_lieux (date_entree_etat_lieux, km_depart, km_arrive, date_sortie_etat_lieux, incident, type_incident, num_contrat_etat_lieux, code_type_etat_lieux_etat_lieux) Values ('2017/06/27', 11938, null, 'null', 0, '...', 265, 1);" calcext:value-type="string">
            <text:p>insert into etat_lieux (date_entree_etat_lieux, km_depart, km_arrive, date_sortie_etat_lieux, incident, type_incident, num_contrat_etat_lieux, code_type_etat_lieux_etat_lieux) Values ('2017/06/27', 11938, null, 'null', 0, '...', 265, 1);</text:p>
          </table:table-cell>
          <table:table-cell table:number-columns-repeated="1010"/>
        </table:table-row>
        <table:table-row table:style-name="ro4">
          <table:table-cell office:value-type="float" office:value="520" calcext:value-type="float">
            <text:p>520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2017/06/27</text:p>
          </table:table-cell>
          <table:table-cell table:style-name="ce5" office:value-type="float" office:value="16664" calcext:value-type="float">
            <text:p>1666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22]=&quot;/&quot;;[.C522];[.I522])" office:value-type="string" office:string-value="2017/06/27" calcext:value-type="string">
            <text:p>2017/06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22]=&quot;null&quot;;&quot;null&quot;;[.I52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6" calcext:value-type="float">
            <text:p>26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2];&quot;', &quot;;[.D522];&quot;, &quot;;[.E522];&quot;, '&quot;;[.G522];&quot;', &quot;;[.J522];&quot;, '&quot;;[.K522];&quot;', &quot;;[.L522];&quot;, &quot;;[.M522];&quot;);&quot;)" office:value-type="string" office:string-value="insert into etat_lieux (date_entree_etat_lieux, km_depart, km_arrive, date_sortie_etat_lieux, incident, type_incident, num_contrat_etat_lieux, code_type_etat_lieux_etat_lieux) Values ('2017/06/27', 16664, null, 'null', 0, '...', 266, 1);" calcext:value-type="string">
            <text:p>insert into etat_lieux (date_entree_etat_lieux, km_depart, km_arrive, date_sortie_etat_lieux, incident, type_incident, num_contrat_etat_lieux, code_type_etat_lieux_etat_lieux) Values ('2017/06/27', 16664, null, 'null', 0, '...', 266, 1);</text:p>
          </table:table-cell>
          <table:table-cell table:number-columns-repeated="1010"/>
        </table:table-row>
        <table:table-row table:style-name="ro4">
          <table:table-cell office:value-type="float" office:value="521" calcext:value-type="float">
            <text:p>52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2017/06/23</text:p>
          </table:table-cell>
          <table:table-cell table:style-name="ce8" office:value-type="float" office:value="25503" calcext:value-type="float">
            <text:p>25503</text:p>
          </table:table-cell>
          <table:table-cell table:style-name="ce8" office:value-type="float" office:value="26581" calcext:value-type="float">
            <text:p>26581</text:p>
          </table:table-cell>
          <table:table-cell table:style-name="ce10" table:formula="of:=IF([.I523]=&quot;/&quot;;[.C523];[.I523])" office:value-type="string" office:string-value="2017/06/28" calcext:value-type="string">
            <text:p>2017/06/28</text:p>
          </table:table-cell>
          <table:table-cell table:style-name="ce10" office:value-type="string" calcext:value-type="string">
            <text:p>2017/06/28</text:p>
          </table:table-cell>
          <table:table-cell table:style-name="ce10" table:formula="of:=IF([.E523]=&quot;null&quot;;&quot;null&quot;;[.I523])" office:value-type="string" office:string-value="2017/06/28" calcext:value-type="string">
            <text:p>2017/06/28</text:p>
          </table:table-cell>
          <table:table-cell table:style-name="ce8" office:value-type="string" calcext:value-type="string">
            <text:p>2017/06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2" calcext:value-type="float">
            <text:p>26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3];&quot;', &quot;;[.D523];&quot;, &quot;;[.E523];&quot;, '&quot;;[.G523];&quot;', &quot;;[.J523];&quot;, '&quot;;[.K523];&quot;', &quot;;[.L523];&quot;, &quot;;[.M523];&quot;);&quot;)" office:value-type="string" office:string-value="insert into etat_lieux (date_entree_etat_lieux, km_depart, km_arrive, date_sortie_etat_lieux, incident, type_incident, num_contrat_etat_lieux, code_type_etat_lieux_etat_lieux) Values ('2017/06/23', 25503, 26581, '2017/06/28', 0, '...', 262, 2);" calcext:value-type="string">
            <text:p>insert into etat_lieux (date_entree_etat_lieux, km_depart, km_arrive, date_sortie_etat_lieux, incident, type_incident, num_contrat_etat_lieux, code_type_etat_lieux_etat_lieux) Values ('2017/06/23', 25503, 26581, '2017/06/28', 0, '...', 262, 2);</text:p>
          </table:table-cell>
          <table:table-cell table:number-columns-repeated="1010"/>
        </table:table-row>
        <table:table-row table:style-name="ro4">
          <table:table-cell office:value-type="float" office:value="522" calcext:value-type="float">
            <text:p>522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2017/06/28</text:p>
          </table:table-cell>
          <table:table-cell table:style-name="ce5" office:value-type="float" office:value="5209" calcext:value-type="float">
            <text:p>520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24]=&quot;/&quot;;[.C524];[.I524])" office:value-type="string" office:string-value="2017/06/28" calcext:value-type="string">
            <text:p>2017/06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24]=&quot;null&quot;;&quot;null&quot;;[.I52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7" calcext:value-type="float">
            <text:p>26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4];&quot;', &quot;;[.D524];&quot;, &quot;;[.E524];&quot;, '&quot;;[.G524];&quot;', &quot;;[.J524];&quot;, '&quot;;[.K524];&quot;', &quot;;[.L524];&quot;, &quot;;[.M524];&quot;);&quot;)" office:value-type="string" office:string-value="insert into etat_lieux (date_entree_etat_lieux, km_depart, km_arrive, date_sortie_etat_lieux, incident, type_incident, num_contrat_etat_lieux, code_type_etat_lieux_etat_lieux) Values ('2017/06/28', 5209, null, 'null', 0, '...', 267, 1);" calcext:value-type="string">
            <text:p>insert into etat_lieux (date_entree_etat_lieux, km_depart, km_arrive, date_sortie_etat_lieux, incident, type_incident, num_contrat_etat_lieux, code_type_etat_lieux_etat_lieux) Values ('2017/06/28', 5209, null, 'null', 0, '...', 267, 1);</text:p>
          </table:table-cell>
          <table:table-cell table:number-columns-repeated="1010"/>
        </table:table-row>
        <table:table-row table:style-name="ro4">
          <table:table-cell office:value-type="float" office:value="523" calcext:value-type="float">
            <text:p>523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2017/06/28</text:p>
          </table:table-cell>
          <table:table-cell table:style-name="ce5" office:value-type="float" office:value="3944" calcext:value-type="float">
            <text:p>394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25]=&quot;/&quot;;[.C525];[.I525])" office:value-type="string" office:string-value="2017/06/28" calcext:value-type="string">
            <text:p>2017/06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25]=&quot;null&quot;;&quot;null&quot;;[.I52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8" calcext:value-type="float">
            <text:p>26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5];&quot;', &quot;;[.D525];&quot;, &quot;;[.E525];&quot;, '&quot;;[.G525];&quot;', &quot;;[.J525];&quot;, '&quot;;[.K525];&quot;', &quot;;[.L525];&quot;, &quot;;[.M525];&quot;);&quot;)" office:value-type="string" office:string-value="insert into etat_lieux (date_entree_etat_lieux, km_depart, km_arrive, date_sortie_etat_lieux, incident, type_incident, num_contrat_etat_lieux, code_type_etat_lieux_etat_lieux) Values ('2017/06/28', 3944, null, 'null', 0, '...', 268, 1);" calcext:value-type="string">
            <text:p>insert into etat_lieux (date_entree_etat_lieux, km_depart, km_arrive, date_sortie_etat_lieux, incident, type_incident, num_contrat_etat_lieux, code_type_etat_lieux_etat_lieux) Values ('2017/06/28', 3944, null, 'null', 0, '...', 268, 1);</text:p>
          </table:table-cell>
          <table:table-cell table:number-columns-repeated="1010"/>
        </table:table-row>
        <table:table-row table:style-name="ro4">
          <table:table-cell office:value-type="float" office:value="524" calcext:value-type="float">
            <text:p>524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2017/06/28</text:p>
          </table:table-cell>
          <table:table-cell table:style-name="ce5" office:value-type="float" office:value="22946" calcext:value-type="float">
            <text:p>2294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26]=&quot;/&quot;;[.C526];[.I526])" office:value-type="string" office:string-value="2017/06/28" calcext:value-type="string">
            <text:p>2017/06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26]=&quot;null&quot;;&quot;null&quot;;[.I52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69" calcext:value-type="float">
            <text:p>26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6];&quot;', &quot;;[.D526];&quot;, &quot;;[.E526];&quot;, '&quot;;[.G526];&quot;', &quot;;[.J526];&quot;, '&quot;;[.K526];&quot;', &quot;;[.L526];&quot;, &quot;;[.M526];&quot;);&quot;)" office:value-type="string" office:string-value="insert into etat_lieux (date_entree_etat_lieux, km_depart, km_arrive, date_sortie_etat_lieux, incident, type_incident, num_contrat_etat_lieux, code_type_etat_lieux_etat_lieux) Values ('2017/06/28', 22946, null, 'null', 0, '...', 269, 1);" calcext:value-type="string">
            <text:p>insert into etat_lieux (date_entree_etat_lieux, km_depart, km_arrive, date_sortie_etat_lieux, incident, type_incident, num_contrat_etat_lieux, code_type_etat_lieux_etat_lieux) Values ('2017/06/28', 22946, null, 'null', 0, '...', 269, 1);</text:p>
          </table:table-cell>
          <table:table-cell table:number-columns-repeated="1010"/>
        </table:table-row>
        <table:table-row table:style-name="ro4">
          <table:table-cell office:value-type="float" office:value="525" calcext:value-type="float">
            <text:p>525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2017/06/22</text:p>
          </table:table-cell>
          <table:table-cell table:style-name="ce8" office:value-type="float" office:value="24228" calcext:value-type="float">
            <text:p>24228</text:p>
          </table:table-cell>
          <table:table-cell table:style-name="ce8" office:value-type="float" office:value="25269" calcext:value-type="float">
            <text:p>25269</text:p>
          </table:table-cell>
          <table:table-cell table:style-name="ce10" table:formula="of:=IF([.I527]=&quot;/&quot;;[.C527];[.I527])" office:value-type="string" office:string-value="2017/06/29" calcext:value-type="string">
            <text:p>2017/06/29</text:p>
          </table:table-cell>
          <table:table-cell table:style-name="ce10" office:value-type="string" calcext:value-type="string">
            <text:p>2017/06/29</text:p>
          </table:table-cell>
          <table:table-cell table:style-name="ce10" table:formula="of:=IF([.E527]=&quot;null&quot;;&quot;null&quot;;[.I527])" office:value-type="string" office:string-value="2017/06/29" calcext:value-type="string">
            <text:p>2017/06/29</text:p>
          </table:table-cell>
          <table:table-cell table:style-name="ce8" office:value-type="string" calcext:value-type="string">
            <text:p>2017/06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7" calcext:value-type="float">
            <text:p>25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7];&quot;', &quot;;[.D527];&quot;, &quot;;[.E527];&quot;, '&quot;;[.G527];&quot;', &quot;;[.J527];&quot;, '&quot;;[.K527];&quot;', &quot;;[.L527];&quot;, &quot;;[.M527];&quot;);&quot;)" office:value-type="string" office:string-value="insert into etat_lieux (date_entree_etat_lieux, km_depart, km_arrive, date_sortie_etat_lieux, incident, type_incident, num_contrat_etat_lieux, code_type_etat_lieux_etat_lieux) Values ('2017/06/22', 24228, 25269, '2017/06/29', 0, '...', 257, 2);" calcext:value-type="string">
            <text:p>insert into etat_lieux (date_entree_etat_lieux, km_depart, km_arrive, date_sortie_etat_lieux, incident, type_incident, num_contrat_etat_lieux, code_type_etat_lieux_etat_lieux) Values ('2017/06/22', 24228, 25269, '2017/06/29', 0, '...', 257, 2);</text:p>
          </table:table-cell>
          <table:table-cell table:number-columns-repeated="1010"/>
        </table:table-row>
        <table:table-row table:style-name="ro4">
          <table:table-cell office:value-type="float" office:value="526" calcext:value-type="float">
            <text:p>526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2017/06/23</text:p>
          </table:table-cell>
          <table:table-cell table:style-name="ce8" office:value-type="float" office:value="19449" calcext:value-type="float">
            <text:p>19449</text:p>
          </table:table-cell>
          <table:table-cell table:style-name="ce8" office:value-type="float" office:value="19631" calcext:value-type="float">
            <text:p>19631</text:p>
          </table:table-cell>
          <table:table-cell table:style-name="ce10" table:formula="of:=IF([.I528]=&quot;/&quot;;[.C528];[.I528])" office:value-type="string" office:string-value="2017/06/29" calcext:value-type="string">
            <text:p>2017/06/29</text:p>
          </table:table-cell>
          <table:table-cell table:style-name="ce10" office:value-type="string" calcext:value-type="string">
            <text:p>2017/06/29</text:p>
          </table:table-cell>
          <table:table-cell table:style-name="ce10" table:formula="of:=IF([.E528]=&quot;null&quot;;&quot;null&quot;;[.I528])" office:value-type="string" office:string-value="2017/06/29" calcext:value-type="string">
            <text:p>2017/06/29</text:p>
          </table:table-cell>
          <table:table-cell table:style-name="ce8" office:value-type="string" calcext:value-type="string">
            <text:p>2017/06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0" calcext:value-type="float">
            <text:p>26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8];&quot;', &quot;;[.D528];&quot;, &quot;;[.E528];&quot;, '&quot;;[.G528];&quot;', &quot;;[.J528];&quot;, '&quot;;[.K528];&quot;', &quot;;[.L528];&quot;, &quot;;[.M528];&quot;);&quot;)" office:value-type="string" office:string-value="insert into etat_lieux (date_entree_etat_lieux, km_depart, km_arrive, date_sortie_etat_lieux, incident, type_incident, num_contrat_etat_lieux, code_type_etat_lieux_etat_lieux) Values ('2017/06/23', 19449, 19631, '2017/06/29', 0, '...', 260, 2);" calcext:value-type="string">
            <text:p>insert into etat_lieux (date_entree_etat_lieux, km_depart, km_arrive, date_sortie_etat_lieux, incident, type_incident, num_contrat_etat_lieux, code_type_etat_lieux_etat_lieux) Values ('2017/06/23', 19449, 19631, '2017/06/29', 0, '...', 260, 2);</text:p>
          </table:table-cell>
          <table:table-cell table:number-columns-repeated="1010"/>
        </table:table-row>
        <table:table-row table:style-name="ro4">
          <table:table-cell office:value-type="float" office:value="527" calcext:value-type="float">
            <text:p>527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2017/06/28</text:p>
          </table:table-cell>
          <table:table-cell table:style-name="ce8" office:value-type="float" office:value="3944" calcext:value-type="float">
            <text:p>3944</text:p>
          </table:table-cell>
          <table:table-cell table:style-name="ce8" office:value-type="float" office:value="4666" calcext:value-type="float">
            <text:p>4666</text:p>
          </table:table-cell>
          <table:table-cell table:style-name="ce10" table:formula="of:=IF([.I529]=&quot;/&quot;;[.C529];[.I529])" office:value-type="string" office:string-value="2017/06/29" calcext:value-type="string">
            <text:p>2017/06/29</text:p>
          </table:table-cell>
          <table:table-cell table:style-name="ce10" office:value-type="string" calcext:value-type="string">
            <text:p>2017/06/29</text:p>
          </table:table-cell>
          <table:table-cell table:style-name="ce10" table:formula="of:=IF([.E529]=&quot;null&quot;;&quot;null&quot;;[.I529])" office:value-type="string" office:string-value="2017/06/29" calcext:value-type="string">
            <text:p>2017/06/29</text:p>
          </table:table-cell>
          <table:table-cell table:style-name="ce8" office:value-type="string" calcext:value-type="string">
            <text:p>2017/06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8" calcext:value-type="float">
            <text:p>26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29];&quot;', &quot;;[.D529];&quot;, &quot;;[.E529];&quot;, '&quot;;[.G529];&quot;', &quot;;[.J529];&quot;, '&quot;;[.K529];&quot;', &quot;;[.L529];&quot;, &quot;;[.M529];&quot;);&quot;)" office:value-type="string" office:string-value="insert into etat_lieux (date_entree_etat_lieux, km_depart, km_arrive, date_sortie_etat_lieux, incident, type_incident, num_contrat_etat_lieux, code_type_etat_lieux_etat_lieux) Values ('2017/06/28', 3944, 4666, '2017/06/29', 0, '...', 268, 2);" calcext:value-type="string">
            <text:p>insert into etat_lieux (date_entree_etat_lieux, km_depart, km_arrive, date_sortie_etat_lieux, incident, type_incident, num_contrat_etat_lieux, code_type_etat_lieux_etat_lieux) Values ('2017/06/28', 3944, 4666, '2017/06/29', 0, '...', 268, 2);</text:p>
          </table:table-cell>
          <table:table-cell table:number-columns-repeated="1010"/>
        </table:table-row>
        <table:table-row table:style-name="ro4">
          <table:table-cell office:value-type="float" office:value="528" calcext:value-type="float">
            <text:p>528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2017/06/29</text:p>
          </table:table-cell>
          <table:table-cell table:style-name="ce5" office:value-type="float" office:value="10280" calcext:value-type="float">
            <text:p>1028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30]=&quot;/&quot;;[.C530];[.I530])" office:value-type="string" office:string-value="2017/06/29" calcext:value-type="string">
            <text:p>2017/06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30]=&quot;null&quot;;&quot;null&quot;;[.I53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0" calcext:value-type="float">
            <text:p>27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0];&quot;', &quot;;[.D530];&quot;, &quot;;[.E530];&quot;, '&quot;;[.G530];&quot;', &quot;;[.J530];&quot;, '&quot;;[.K530];&quot;', &quot;;[.L530];&quot;, &quot;;[.M530];&quot;);&quot;)" office:value-type="string" office:string-value="insert into etat_lieux (date_entree_etat_lieux, km_depart, km_arrive, date_sortie_etat_lieux, incident, type_incident, num_contrat_etat_lieux, code_type_etat_lieux_etat_lieux) Values ('2017/06/29', 10280, null, 'null', 0, '...', 270, 1);" calcext:value-type="string">
            <text:p>insert into etat_lieux (date_entree_etat_lieux, km_depart, km_arrive, date_sortie_etat_lieux, incident, type_incident, num_contrat_etat_lieux, code_type_etat_lieux_etat_lieux) Values ('2017/06/29', 10280, null, 'null', 0, '...', 270, 1);</text:p>
          </table:table-cell>
          <table:table-cell table:number-columns-repeated="1010"/>
        </table:table-row>
        <table:table-row table:style-name="ro4">
          <table:table-cell office:value-type="float" office:value="529" calcext:value-type="float">
            <text:p>529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2017/06/29</text:p>
          </table:table-cell>
          <table:table-cell table:style-name="ce8" office:value-type="float" office:value="10280" calcext:value-type="float">
            <text:p>10280</text:p>
          </table:table-cell>
          <table:table-cell table:style-name="ce8" office:value-type="float" office:value="11550" calcext:value-type="float">
            <text:p>11550</text:p>
          </table:table-cell>
          <table:table-cell table:style-name="ce10" table:formula="of:=IF([.I531]=&quot;/&quot;;[.C531];[.I531])" office:value-type="string" office:string-value="2017/06/30" calcext:value-type="string">
            <text:p>2017/06/30</text:p>
          </table:table-cell>
          <table:table-cell table:style-name="ce10" office:value-type="string" calcext:value-type="string">
            <text:p>2017/06/30</text:p>
          </table:table-cell>
          <table:table-cell table:style-name="ce10" table:formula="of:=IF([.E531]=&quot;null&quot;;&quot;null&quot;;[.I531])" office:value-type="string" office:string-value="2017/06/30" calcext:value-type="string">
            <text:p>2017/06/30</text:p>
          </table:table-cell>
          <table:table-cell table:style-name="ce8" office:value-type="string" calcext:value-type="string">
            <text:p>2017/06/3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0" calcext:value-type="float">
            <text:p>27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1];&quot;', &quot;;[.D531];&quot;, &quot;;[.E531];&quot;, '&quot;;[.G531];&quot;', &quot;;[.J531];&quot;, '&quot;;[.K531];&quot;', &quot;;[.L531];&quot;, &quot;;[.M531];&quot;);&quot;)" office:value-type="string" office:string-value="insert into etat_lieux (date_entree_etat_lieux, km_depart, km_arrive, date_sortie_etat_lieux, incident, type_incident, num_contrat_etat_lieux, code_type_etat_lieux_etat_lieux) Values ('2017/06/29', 10280, 11550, '2017/06/30', 0, '...', 270, 2);" calcext:value-type="string">
            <text:p>insert into etat_lieux (date_entree_etat_lieux, km_depart, km_arrive, date_sortie_etat_lieux, incident, type_incident, num_contrat_etat_lieux, code_type_etat_lieux_etat_lieux) Values ('2017/06/29', 10280, 11550, '2017/06/30', 0, '...', 270, 2);</text:p>
          </table:table-cell>
          <table:table-cell table:number-columns-repeated="1010"/>
        </table:table-row>
        <table:table-row table:style-name="ro4">
          <table:table-cell office:value-type="float" office:value="530" calcext:value-type="float">
            <text:p>53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2017/06/30</text:p>
          </table:table-cell>
          <table:table-cell table:style-name="ce5" office:value-type="float" office:value="23968" calcext:value-type="float">
            <text:p>2396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32]=&quot;/&quot;;[.C532];[.I532])" office:value-type="string" office:string-value="2017/06/30" calcext:value-type="string">
            <text:p>2017/06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32]=&quot;null&quot;;&quot;null&quot;;[.I53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1" calcext:value-type="float">
            <text:p>27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2];&quot;', &quot;;[.D532];&quot;, &quot;;[.E532];&quot;, '&quot;;[.G532];&quot;', &quot;;[.J532];&quot;, '&quot;;[.K532];&quot;', &quot;;[.L532];&quot;, &quot;;[.M532];&quot;);&quot;)" office:value-type="string" office:string-value="insert into etat_lieux (date_entree_etat_lieux, km_depart, km_arrive, date_sortie_etat_lieux, incident, type_incident, num_contrat_etat_lieux, code_type_etat_lieux_etat_lieux) Values ('2017/06/30', 23968, null, 'null', 0, '...', 271, 1);" calcext:value-type="string">
            <text:p>insert into etat_lieux (date_entree_etat_lieux, km_depart, km_arrive, date_sortie_etat_lieux, incident, type_incident, num_contrat_etat_lieux, code_type_etat_lieux_etat_lieux) Values ('2017/06/30', 23968, null, 'null', 0, '...', 271, 1);</text:p>
          </table:table-cell>
          <table:table-cell table:number-columns-repeated="1010"/>
        </table:table-row>
        <table:table-row table:style-name="ro4">
          <table:table-cell office:value-type="float" office:value="531" calcext:value-type="float">
            <text:p>531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2017/06/30</text:p>
          </table:table-cell>
          <table:table-cell table:style-name="ce5" office:value-type="float" office:value="24443" calcext:value-type="float">
            <text:p>244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33]=&quot;/&quot;;[.C533];[.I533])" office:value-type="string" office:string-value="2017/06/30" calcext:value-type="string">
            <text:p>2017/06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33]=&quot;null&quot;;&quot;null&quot;;[.I53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2" calcext:value-type="float">
            <text:p>27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3];&quot;', &quot;;[.D533];&quot;, &quot;;[.E533];&quot;, '&quot;;[.G533];&quot;', &quot;;[.J533];&quot;, '&quot;;[.K533];&quot;', &quot;;[.L533];&quot;, &quot;;[.M533];&quot;);&quot;)" office:value-type="string" office:string-value="insert into etat_lieux (date_entree_etat_lieux, km_depart, km_arrive, date_sortie_etat_lieux, incident, type_incident, num_contrat_etat_lieux, code_type_etat_lieux_etat_lieux) Values ('2017/06/30', 24443, null, 'null', 0, '...', 272, 1);" calcext:value-type="string">
            <text:p>insert into etat_lieux (date_entree_etat_lieux, km_depart, km_arrive, date_sortie_etat_lieux, incident, type_incident, num_contrat_etat_lieux, code_type_etat_lieux_etat_lieux) Values ('2017/06/30', 24443, null, 'null', 0, '...', 272, 1);</text:p>
          </table:table-cell>
          <table:table-cell table:number-columns-repeated="1010"/>
        </table:table-row>
        <table:table-row table:style-name="ro4">
          <table:table-cell office:value-type="float" office:value="532" calcext:value-type="float">
            <text:p>532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2017/06/17</text:p>
          </table:table-cell>
          <table:table-cell table:style-name="ce8" office:value-type="float" office:value="13144" calcext:value-type="float">
            <text:p>13144</text:p>
          </table:table-cell>
          <table:table-cell table:style-name="ce8" office:value-type="float" office:value="13401" calcext:value-type="float">
            <text:p>13401</text:p>
          </table:table-cell>
          <table:table-cell table:style-name="ce10" table:formula="of:=IF([.I534]=&quot;/&quot;;[.C534];[.I534])" office:value-type="string" office:string-value="2017/07/01" calcext:value-type="string">
            <text:p>2017/07/01</text:p>
          </table:table-cell>
          <table:table-cell table:style-name="ce10" office:value-type="string" calcext:value-type="string">
            <text:p>2017/07/01</text:p>
          </table:table-cell>
          <table:table-cell table:style-name="ce10" table:formula="of:=IF([.E534]=&quot;null&quot;;&quot;null&quot;;[.I534])" office:value-type="string" office:string-value="2017/07/01" calcext:value-type="string">
            <text:p>2017/07/01</text:p>
          </table:table-cell>
          <table:table-cell table:style-name="ce8" office:value-type="string" calcext:value-type="string">
            <text:p>2017/07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0" calcext:value-type="float">
            <text:p>25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4];&quot;', &quot;;[.D534];&quot;, &quot;;[.E534];&quot;, '&quot;;[.G534];&quot;', &quot;;[.J534];&quot;, '&quot;;[.K534];&quot;', &quot;;[.L534];&quot;, &quot;;[.M534];&quot;);&quot;)" office:value-type="string" office:string-value="insert into etat_lieux (date_entree_etat_lieux, km_depart, km_arrive, date_sortie_etat_lieux, incident, type_incident, num_contrat_etat_lieux, code_type_etat_lieux_etat_lieux) Values ('2017/06/17', 13144, 13401, '2017/07/01', 0, '...', 250, 2);" calcext:value-type="string">
            <text:p>insert into etat_lieux (date_entree_etat_lieux, km_depart, km_arrive, date_sortie_etat_lieux, incident, type_incident, num_contrat_etat_lieux, code_type_etat_lieux_etat_lieux) Values ('2017/06/17', 13144, 13401, '2017/07/01', 0, '...', 250, 2);</text:p>
          </table:table-cell>
          <table:table-cell table:number-columns-repeated="1010"/>
        </table:table-row>
        <table:table-row table:style-name="ro4">
          <table:table-cell office:value-type="float" office:value="533" calcext:value-type="float">
            <text:p>533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2017/06/17</text:p>
          </table:table-cell>
          <table:table-cell table:style-name="ce8" office:value-type="float" office:value="6595" calcext:value-type="float">
            <text:p>6595</text:p>
          </table:table-cell>
          <table:table-cell table:style-name="ce8" office:value-type="float" office:value="6778" calcext:value-type="float">
            <text:p>6778</text:p>
          </table:table-cell>
          <table:table-cell table:style-name="ce10" table:formula="of:=IF([.I535]=&quot;/&quot;;[.C535];[.I535])" office:value-type="string" office:string-value="2017/07/01" calcext:value-type="string">
            <text:p>2017/07/01</text:p>
          </table:table-cell>
          <table:table-cell table:style-name="ce10" office:value-type="string" calcext:value-type="string">
            <text:p>2017/07/01</text:p>
          </table:table-cell>
          <table:table-cell table:style-name="ce10" table:formula="of:=IF([.E535]=&quot;null&quot;;&quot;null&quot;;[.I535])" office:value-type="string" office:string-value="2017/07/01" calcext:value-type="string">
            <text:p>2017/07/01</text:p>
          </table:table-cell>
          <table:table-cell table:style-name="ce8" office:value-type="string" calcext:value-type="string">
            <text:p>2017/07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1" calcext:value-type="float">
            <text:p>25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5];&quot;', &quot;;[.D535];&quot;, &quot;;[.E535];&quot;, '&quot;;[.G535];&quot;', &quot;;[.J535];&quot;, '&quot;;[.K535];&quot;', &quot;;[.L535];&quot;, &quot;;[.M535];&quot;);&quot;)" office:value-type="string" office:string-value="insert into etat_lieux (date_entree_etat_lieux, km_depart, km_arrive, date_sortie_etat_lieux, incident, type_incident, num_contrat_etat_lieux, code_type_etat_lieux_etat_lieux) Values ('2017/06/17', 6595, 6778, '2017/07/01', 0, '...', 251, 2);" calcext:value-type="string">
            <text:p>insert into etat_lieux (date_entree_etat_lieux, km_depart, km_arrive, date_sortie_etat_lieux, incident, type_incident, num_contrat_etat_lieux, code_type_etat_lieux_etat_lieux) Values ('2017/06/17', 6595, 6778, '2017/07/01', 0, '...', 251, 2);</text:p>
          </table:table-cell>
          <table:table-cell table:number-columns-repeated="1010"/>
        </table:table-row>
        <table:table-row table:style-name="ro4">
          <table:table-cell office:value-type="float" office:value="534" calcext:value-type="float">
            <text:p>534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2017/06/19</text:p>
          </table:table-cell>
          <table:table-cell table:style-name="ce8" office:value-type="float" office:value="7807" calcext:value-type="float">
            <text:p>7807</text:p>
          </table:table-cell>
          <table:table-cell table:style-name="ce8" office:value-type="float" office:value="9076" calcext:value-type="float">
            <text:p>9076</text:p>
          </table:table-cell>
          <table:table-cell table:style-name="ce10" table:formula="of:=IF([.I536]=&quot;/&quot;;[.C536];[.I536])" office:value-type="string" office:string-value="2017/07/01" calcext:value-type="string">
            <text:p>2017/07/01</text:p>
          </table:table-cell>
          <table:table-cell table:style-name="ce10" office:value-type="string" calcext:value-type="string">
            <text:p>2017/07/01</text:p>
          </table:table-cell>
          <table:table-cell table:style-name="ce10" table:formula="of:=IF([.E536]=&quot;null&quot;;&quot;null&quot;;[.I536])" office:value-type="string" office:string-value="2017/07/01" calcext:value-type="string">
            <text:p>2017/07/01</text:p>
          </table:table-cell>
          <table:table-cell table:style-name="ce8" office:value-type="string" calcext:value-type="string">
            <text:p>2017/07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3" calcext:value-type="float">
            <text:p>25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6];&quot;', &quot;;[.D536];&quot;, &quot;;[.E536];&quot;, '&quot;;[.G536];&quot;', &quot;;[.J536];&quot;, '&quot;;[.K536];&quot;', &quot;;[.L536];&quot;, &quot;;[.M536];&quot;);&quot;)" office:value-type="string" office:string-value="insert into etat_lieux (date_entree_etat_lieux, km_depart, km_arrive, date_sortie_etat_lieux, incident, type_incident, num_contrat_etat_lieux, code_type_etat_lieux_etat_lieux) Values ('2017/06/19', 7807, 9076, '2017/07/01', 0, '...', 253, 2);" calcext:value-type="string">
            <text:p>insert into etat_lieux (date_entree_etat_lieux, km_depart, km_arrive, date_sortie_etat_lieux, incident, type_incident, num_contrat_etat_lieux, code_type_etat_lieux_etat_lieux) Values ('2017/06/19', 7807, 9076, '2017/07/01', 0, '...', 253, 2);</text:p>
          </table:table-cell>
          <table:table-cell table:number-columns-repeated="1010"/>
        </table:table-row>
        <table:table-row table:style-name="ro4">
          <table:table-cell office:value-type="float" office:value="535" calcext:value-type="float">
            <text:p>535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2017/07/01</text:p>
          </table:table-cell>
          <table:table-cell table:style-name="ce5" office:value-type="float" office:value="7229" calcext:value-type="float">
            <text:p>72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37]=&quot;/&quot;;[.C537];[.I537])" office:value-type="string" office:string-value="2017/07/01" calcext:value-type="string">
            <text:p>2017/07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37]=&quot;null&quot;;&quot;null&quot;;[.I53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3" calcext:value-type="float">
            <text:p>27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7];&quot;', &quot;;[.D537];&quot;, &quot;;[.E537];&quot;, '&quot;;[.G537];&quot;', &quot;;[.J537];&quot;, '&quot;;[.K537];&quot;', &quot;;[.L537];&quot;, &quot;;[.M537];&quot;);&quot;)" office:value-type="string" office:string-value="insert into etat_lieux (date_entree_etat_lieux, km_depart, km_arrive, date_sortie_etat_lieux, incident, type_incident, num_contrat_etat_lieux, code_type_etat_lieux_etat_lieux) Values ('2017/07/01', 7229, null, 'null', 0, '...', 273, 1);" calcext:value-type="string">
            <text:p>insert into etat_lieux (date_entree_etat_lieux, km_depart, km_arrive, date_sortie_etat_lieux, incident, type_incident, num_contrat_etat_lieux, code_type_etat_lieux_etat_lieux) Values ('2017/07/01', 7229, null, 'null', 0, '...', 273, 1);</text:p>
          </table:table-cell>
          <table:table-cell table:number-columns-repeated="1010"/>
        </table:table-row>
        <table:table-row table:style-name="ro4">
          <table:table-cell office:value-type="float" office:value="536" calcext:value-type="float">
            <text:p>536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2017/07/01</text:p>
          </table:table-cell>
          <table:table-cell table:style-name="ce5" office:value-type="float" office:value="20926" calcext:value-type="float">
            <text:p>2092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38]=&quot;/&quot;;[.C538];[.I538])" office:value-type="string" office:string-value="2017/07/01" calcext:value-type="string">
            <text:p>2017/07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38]=&quot;null&quot;;&quot;null&quot;;[.I53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4" calcext:value-type="float">
            <text:p>27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8];&quot;', &quot;;[.D538];&quot;, &quot;;[.E538];&quot;, '&quot;;[.G538];&quot;', &quot;;[.J538];&quot;, '&quot;;[.K538];&quot;', &quot;;[.L538];&quot;, &quot;;[.M538];&quot;);&quot;)" office:value-type="string" office:string-value="insert into etat_lieux (date_entree_etat_lieux, km_depart, km_arrive, date_sortie_etat_lieux, incident, type_incident, num_contrat_etat_lieux, code_type_etat_lieux_etat_lieux) Values ('2017/07/01', 20926, null, 'null', 0, '...', 274, 1);" calcext:value-type="string">
            <text:p>insert into etat_lieux (date_entree_etat_lieux, km_depart, km_arrive, date_sortie_etat_lieux, incident, type_incident, num_contrat_etat_lieux, code_type_etat_lieux_etat_lieux) Values ('2017/07/01', 20926, null, 'null', 0, '...', 274, 1);</text:p>
          </table:table-cell>
          <table:table-cell table:number-columns-repeated="1010"/>
        </table:table-row>
        <table:table-row table:style-name="ro4">
          <table:table-cell office:value-type="float" office:value="537" calcext:value-type="float">
            <text:p>537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2017/07/01</text:p>
          </table:table-cell>
          <table:table-cell table:style-name="ce5" office:value-type="float" office:value="10133" calcext:value-type="float">
            <text:p>1013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39]=&quot;/&quot;;[.C539];[.I539])" office:value-type="string" office:string-value="2017/07/01" calcext:value-type="string">
            <text:p>2017/07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39]=&quot;null&quot;;&quot;null&quot;;[.I53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5" calcext:value-type="float">
            <text:p>27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39];&quot;', &quot;;[.D539];&quot;, &quot;;[.E539];&quot;, '&quot;;[.G539];&quot;', &quot;;[.J539];&quot;, '&quot;;[.K539];&quot;', &quot;;[.L539];&quot;, &quot;;[.M539];&quot;);&quot;)" office:value-type="string" office:string-value="insert into etat_lieux (date_entree_etat_lieux, km_depart, km_arrive, date_sortie_etat_lieux, incident, type_incident, num_contrat_etat_lieux, code_type_etat_lieux_etat_lieux) Values ('2017/07/01', 10133, null, 'null', 0, '...', 275, 1);" calcext:value-type="string">
            <text:p>insert into etat_lieux (date_entree_etat_lieux, km_depart, km_arrive, date_sortie_etat_lieux, incident, type_incident, num_contrat_etat_lieux, code_type_etat_lieux_etat_lieux) Values ('2017/07/01', 10133, null, 'null', 0, '...', 275, 1);</text:p>
          </table:table-cell>
          <table:table-cell table:number-columns-repeated="1010"/>
        </table:table-row>
        <table:table-row table:style-name="ro4">
          <table:table-cell office:value-type="float" office:value="538" calcext:value-type="float">
            <text:p>538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2017/07/01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40]=&quot;/&quot;;[.C540];[.I540])" office:value-type="string" office:string-value="2017/07/01" calcext:value-type="string">
            <text:p>2017/07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40]=&quot;null&quot;;&quot;null&quot;;[.I54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6" calcext:value-type="float">
            <text:p>27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0];&quot;', &quot;;[.D540];&quot;, &quot;;[.E540];&quot;, '&quot;;[.G540];&quot;', &quot;;[.J540];&quot;, '&quot;;[.K540];&quot;', &quot;;[.L540];&quot;, &quot;;[.M540];&quot;);&quot;)" office:value-type="string" office:string-value="insert into etat_lieux (date_entree_etat_lieux, km_depart, km_arrive, date_sortie_etat_lieux, incident, type_incident, num_contrat_etat_lieux, code_type_etat_lieux_etat_lieux) Values ('2017/07/01', 21150, null, 'null', 0, '...', 276, 1);" calcext:value-type="string">
            <text:p>insert into etat_lieux (date_entree_etat_lieux, km_depart, km_arrive, date_sortie_etat_lieux, incident, type_incident, num_contrat_etat_lieux, code_type_etat_lieux_etat_lieux) Values ('2017/07/01', 21150, null, 'null', 0, '...', 276, 1);</text:p>
          </table:table-cell>
          <table:table-cell table:number-columns-repeated="1010"/>
        </table:table-row>
        <table:table-row table:style-name="ro4">
          <table:table-cell office:value-type="float" office:value="539" calcext:value-type="float">
            <text:p>539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2017/07/02</text:p>
          </table:table-cell>
          <table:table-cell table:style-name="ce5" office:value-type="float" office:value="20433" calcext:value-type="float">
            <text:p>2043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41]=&quot;/&quot;;[.C541];[.I541])" office:value-type="string" office:string-value="2017/07/02" calcext:value-type="string">
            <text:p>2017/07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41]=&quot;null&quot;;&quot;null&quot;;[.I54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7" calcext:value-type="float">
            <text:p>27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1];&quot;', &quot;;[.D541];&quot;, &quot;;[.E541];&quot;, '&quot;;[.G541];&quot;', &quot;;[.J541];&quot;, '&quot;;[.K541];&quot;', &quot;;[.L541];&quot;, &quot;;[.M541];&quot;);&quot;)" office:value-type="string" office:string-value="insert into etat_lieux (date_entree_etat_lieux, km_depart, km_arrive, date_sortie_etat_lieux, incident, type_incident, num_contrat_etat_lieux, code_type_etat_lieux_etat_lieux) Values ('2017/07/02', 20433, null, 'null', 0, '...', 277, 1);" calcext:value-type="string">
            <text:p>insert into etat_lieux (date_entree_etat_lieux, km_depart, km_arrive, date_sortie_etat_lieux, incident, type_incident, num_contrat_etat_lieux, code_type_etat_lieux_etat_lieux) Values ('2017/07/02', 20433, null, 'null', 0, '...', 277, 1);</text:p>
          </table:table-cell>
          <table:table-cell table:number-columns-repeated="1010"/>
        </table:table-row>
        <table:table-row table:style-name="ro4">
          <table:table-cell office:value-type="float" office:value="540" calcext:value-type="float">
            <text:p>540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2017/06/20</text:p>
          </table:table-cell>
          <table:table-cell table:style-name="ce8" office:value-type="float" office:value="25680" calcext:value-type="float">
            <text:p>25680</text:p>
          </table:table-cell>
          <table:table-cell table:style-name="ce8" office:value-type="float" office:value="26157" calcext:value-type="float">
            <text:p>26157</text:p>
          </table:table-cell>
          <table:table-cell table:style-name="ce10" table:formula="of:=IF([.I542]=&quot;/&quot;;[.C542];[.I542])" office:value-type="string" office:string-value="2017/07/04" calcext:value-type="string">
            <text:p>2017/07/04</text:p>
          </table:table-cell>
          <table:table-cell table:style-name="ce10" office:value-type="string" calcext:value-type="string">
            <text:p>2017/07/04</text:p>
          </table:table-cell>
          <table:table-cell table:style-name="ce10" table:formula="of:=IF([.E542]=&quot;null&quot;;&quot;null&quot;;[.I542])" office:value-type="string" office:string-value="2017/07/04" calcext:value-type="string">
            <text:p>2017/07/04</text:p>
          </table:table-cell>
          <table:table-cell table:style-name="ce8" office:value-type="string" calcext:value-type="string">
            <text:p>2017/07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4" calcext:value-type="float">
            <text:p>25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2];&quot;', &quot;;[.D542];&quot;, &quot;;[.E542];&quot;, '&quot;;[.G542];&quot;', &quot;;[.J542];&quot;, '&quot;;[.K542];&quot;', &quot;;[.L542];&quot;, &quot;;[.M542];&quot;);&quot;)" office:value-type="string" office:string-value="insert into etat_lieux (date_entree_etat_lieux, km_depart, km_arrive, date_sortie_etat_lieux, incident, type_incident, num_contrat_etat_lieux, code_type_etat_lieux_etat_lieux) Values ('2017/06/20', 25680, 26157, '2017/07/04', 0, '...', 254, 2);" calcext:value-type="string">
            <text:p>insert into etat_lieux (date_entree_etat_lieux, km_depart, km_arrive, date_sortie_etat_lieux, incident, type_incident, num_contrat_etat_lieux, code_type_etat_lieux_etat_lieux) Values ('2017/06/20', 25680, 26157, '2017/07/04', 0, '...', 254, 2);</text:p>
          </table:table-cell>
          <table:table-cell table:number-columns-repeated="1010"/>
        </table:table-row>
        <table:table-row table:style-name="ro4">
          <table:table-cell office:value-type="float" office:value="541" calcext:value-type="float">
            <text:p>541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2017/06/22</text:p>
          </table:table-cell>
          <table:table-cell table:style-name="ce8" office:value-type="float" office:value="9380" calcext:value-type="float">
            <text:p>9380</text:p>
          </table:table-cell>
          <table:table-cell table:style-name="ce8" office:value-type="float" office:value="9626" calcext:value-type="float">
            <text:p>9626</text:p>
          </table:table-cell>
          <table:table-cell table:style-name="ce10" table:formula="of:=IF([.I543]=&quot;/&quot;;[.C543];[.I543])" office:value-type="string" office:string-value="2017/07/04" calcext:value-type="string">
            <text:p>2017/07/04</text:p>
          </table:table-cell>
          <table:table-cell table:style-name="ce10" office:value-type="string" calcext:value-type="string">
            <text:p>2017/07/04</text:p>
          </table:table-cell>
          <table:table-cell table:style-name="ce10" table:formula="of:=IF([.E543]=&quot;null&quot;;&quot;null&quot;;[.I543])" office:value-type="string" office:string-value="2017/07/04" calcext:value-type="string">
            <text:p>2017/07/04</text:p>
          </table:table-cell>
          <table:table-cell table:style-name="ce8" office:value-type="string" calcext:value-type="string">
            <text:p>2017/07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6" calcext:value-type="float">
            <text:p>25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3];&quot;', &quot;;[.D543];&quot;, &quot;;[.E543];&quot;, '&quot;;[.G543];&quot;', &quot;;[.J543];&quot;, '&quot;;[.K543];&quot;', &quot;;[.L543];&quot;, &quot;;[.M543];&quot;);&quot;)" office:value-type="string" office:string-value="insert into etat_lieux (date_entree_etat_lieux, km_depart, km_arrive, date_sortie_etat_lieux, incident, type_incident, num_contrat_etat_lieux, code_type_etat_lieux_etat_lieux) Values ('2017/06/22', 9380, 9626, '2017/07/04', 0, '...', 256, 2);" calcext:value-type="string">
            <text:p>insert into etat_lieux (date_entree_etat_lieux, km_depart, km_arrive, date_sortie_etat_lieux, incident, type_incident, num_contrat_etat_lieux, code_type_etat_lieux_etat_lieux) Values ('2017/06/22', 9380, 9626, '2017/07/04', 0, '...', 256, 2);</text:p>
          </table:table-cell>
          <table:table-cell table:number-columns-repeated="1010"/>
        </table:table-row>
        <table:table-row table:style-name="ro4">
          <table:table-cell office:value-type="float" office:value="542" calcext:value-type="float">
            <text:p>542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2017/06/30</text:p>
          </table:table-cell>
          <table:table-cell table:style-name="ce8" office:value-type="float" office:value="23968" calcext:value-type="float">
            <text:p>23968</text:p>
          </table:table-cell>
          <table:table-cell table:style-name="ce8" office:value-type="float" office:value="24978" calcext:value-type="float">
            <text:p>24978</text:p>
          </table:table-cell>
          <table:table-cell table:style-name="ce10" table:formula="of:=IF([.I544]=&quot;/&quot;;[.C544];[.I544])" office:value-type="string" office:string-value="2017/07/04" calcext:value-type="string">
            <text:p>2017/07/04</text:p>
          </table:table-cell>
          <table:table-cell table:style-name="ce10" office:value-type="string" calcext:value-type="string">
            <text:p>2017/07/04</text:p>
          </table:table-cell>
          <table:table-cell table:style-name="ce10" table:formula="of:=IF([.E544]=&quot;null&quot;;&quot;null&quot;;[.I544])" office:value-type="string" office:string-value="2017/07/04" calcext:value-type="string">
            <text:p>2017/07/04</text:p>
          </table:table-cell>
          <table:table-cell table:style-name="ce8" office:value-type="string" calcext:value-type="string">
            <text:p>2017/07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1" calcext:value-type="float">
            <text:p>27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4];&quot;', &quot;;[.D544];&quot;, &quot;;[.E544];&quot;, '&quot;;[.G544];&quot;', &quot;;[.J544];&quot;, '&quot;;[.K544];&quot;', &quot;;[.L544];&quot;, &quot;;[.M544];&quot;);&quot;)" office:value-type="string" office:string-value="insert into etat_lieux (date_entree_etat_lieux, km_depart, km_arrive, date_sortie_etat_lieux, incident, type_incident, num_contrat_etat_lieux, code_type_etat_lieux_etat_lieux) Values ('2017/06/30', 23968, 24978, '2017/07/04', 0, '...', 271, 2);" calcext:value-type="string">
            <text:p>insert into etat_lieux (date_entree_etat_lieux, km_depart, km_arrive, date_sortie_etat_lieux, incident, type_incident, num_contrat_etat_lieux, code_type_etat_lieux_etat_lieux) Values ('2017/06/30', 23968, 24978, '2017/07/04', 0, '...', 271, 2);</text:p>
          </table:table-cell>
          <table:table-cell table:number-columns-repeated="1010"/>
        </table:table-row>
        <table:table-row table:style-name="ro4">
          <table:table-cell office:value-type="float" office:value="543" calcext:value-type="float">
            <text:p>543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2017/07/02</text:p>
          </table:table-cell>
          <table:table-cell table:style-name="ce8" office:value-type="float" office:value="20433" calcext:value-type="float">
            <text:p>20433</text:p>
          </table:table-cell>
          <table:table-cell table:style-name="ce8" office:value-type="float" office:value="20840" calcext:value-type="float">
            <text:p>20840</text:p>
          </table:table-cell>
          <table:table-cell table:style-name="ce10" table:formula="of:=IF([.I545]=&quot;/&quot;;[.C545];[.I545])" office:value-type="string" office:string-value="2017/07/04" calcext:value-type="string">
            <text:p>2017/07/04</text:p>
          </table:table-cell>
          <table:table-cell table:style-name="ce10" office:value-type="string" calcext:value-type="string">
            <text:p>2017/07/04</text:p>
          </table:table-cell>
          <table:table-cell table:style-name="ce10" table:formula="of:=IF([.E545]=&quot;null&quot;;&quot;null&quot;;[.I545])" office:value-type="string" office:string-value="2017/07/04" calcext:value-type="string">
            <text:p>2017/07/04</text:p>
          </table:table-cell>
          <table:table-cell table:style-name="ce8" office:value-type="string" calcext:value-type="string">
            <text:p>2017/07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7" calcext:value-type="float">
            <text:p>27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5];&quot;', &quot;;[.D545];&quot;, &quot;;[.E545];&quot;, '&quot;;[.G545];&quot;', &quot;;[.J545];&quot;, '&quot;;[.K545];&quot;', &quot;;[.L545];&quot;, &quot;;[.M545];&quot;);&quot;)" office:value-type="string" office:string-value="insert into etat_lieux (date_entree_etat_lieux, km_depart, km_arrive, date_sortie_etat_lieux, incident, type_incident, num_contrat_etat_lieux, code_type_etat_lieux_etat_lieux) Values ('2017/07/02', 20433, 20840, '2017/07/04', 0, '...', 277, 2);" calcext:value-type="string">
            <text:p>insert into etat_lieux (date_entree_etat_lieux, km_depart, km_arrive, date_sortie_etat_lieux, incident, type_incident, num_contrat_etat_lieux, code_type_etat_lieux_etat_lieux) Values ('2017/07/02', 20433, 20840, '2017/07/04', 0, '...', 277, 2);</text:p>
          </table:table-cell>
          <table:table-cell table:number-columns-repeated="1010"/>
        </table:table-row>
        <table:table-row table:style-name="ro4">
          <table:table-cell office:value-type="float" office:value="544" calcext:value-type="float">
            <text:p>544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2017/07/04</text:p>
          </table:table-cell>
          <table:table-cell table:style-name="ce5" office:value-type="float" office:value="25124" calcext:value-type="float">
            <text:p>251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46]=&quot;/&quot;;[.C546];[.I546])" office:value-type="string" office:string-value="2017/07/04" calcext:value-type="string">
            <text:p>2017/07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46]=&quot;null&quot;;&quot;null&quot;;[.I54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8" calcext:value-type="float">
            <text:p>27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6];&quot;', &quot;;[.D546];&quot;, &quot;;[.E546];&quot;, '&quot;;[.G546];&quot;', &quot;;[.J546];&quot;, '&quot;;[.K546];&quot;', &quot;;[.L546];&quot;, &quot;;[.M546];&quot;);&quot;)" office:value-type="string" office:string-value="insert into etat_lieux (date_entree_etat_lieux, km_depart, km_arrive, date_sortie_etat_lieux, incident, type_incident, num_contrat_etat_lieux, code_type_etat_lieux_etat_lieux) Values ('2017/07/04', 25124, null, 'null', 0, '...', 278, 1);" calcext:value-type="string">
            <text:p>insert into etat_lieux (date_entree_etat_lieux, km_depart, km_arrive, date_sortie_etat_lieux, incident, type_incident, num_contrat_etat_lieux, code_type_etat_lieux_etat_lieux) Values ('2017/07/04', 25124, null, 'null', 0, '...', 278, 1);</text:p>
          </table:table-cell>
          <table:table-cell table:number-columns-repeated="1010"/>
        </table:table-row>
        <table:table-row table:style-name="ro4">
          <table:table-cell office:value-type="float" office:value="545" calcext:value-type="float">
            <text:p>545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2017/06/23</text:p>
          </table:table-cell>
          <table:table-cell table:style-name="ce8" office:value-type="float" office:value="8421" calcext:value-type="float">
            <text:p>8421</text:p>
          </table:table-cell>
          <table:table-cell table:style-name="ce8" office:value-type="float" office:value="8666" calcext:value-type="float">
            <text:p>8666</text:p>
          </table:table-cell>
          <table:table-cell table:style-name="ce10" table:formula="of:=IF([.I547]=&quot;/&quot;;[.C547];[.I547])" office:value-type="string" office:string-value="2017/07/05" calcext:value-type="string">
            <text:p>2017/07/05</text:p>
          </table:table-cell>
          <table:table-cell table:style-name="ce10" office:value-type="string" calcext:value-type="string">
            <text:p>2017/07/05</text:p>
          </table:table-cell>
          <table:table-cell table:style-name="ce10" table:formula="of:=IF([.E547]=&quot;null&quot;;&quot;null&quot;;[.I547])" office:value-type="string" office:string-value="2017/07/05" calcext:value-type="string">
            <text:p>2017/07/05</text:p>
          </table:table-cell>
          <table:table-cell table:style-name="ce8" office:value-type="string" calcext:value-type="string">
            <text:p>2017/07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8" calcext:value-type="float">
            <text:p>25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7];&quot;', &quot;;[.D547];&quot;, &quot;;[.E547];&quot;, '&quot;;[.G547];&quot;', &quot;;[.J547];&quot;, '&quot;;[.K547];&quot;', &quot;;[.L547];&quot;, &quot;;[.M547];&quot;);&quot;)" office:value-type="string" office:string-value="insert into etat_lieux (date_entree_etat_lieux, km_depart, km_arrive, date_sortie_etat_lieux, incident, type_incident, num_contrat_etat_lieux, code_type_etat_lieux_etat_lieux) Values ('2017/06/23', 8421, 8666, '2017/07/05', 0, '...', 258, 2);" calcext:value-type="string">
            <text:p>insert into etat_lieux (date_entree_etat_lieux, km_depart, km_arrive, date_sortie_etat_lieux, incident, type_incident, num_contrat_etat_lieux, code_type_etat_lieux_etat_lieux) Values ('2017/06/23', 8421, 8666, '2017/07/05', 0, '...', 258, 2);</text:p>
          </table:table-cell>
          <table:table-cell table:number-columns-repeated="1010"/>
        </table:table-row>
        <table:table-row table:style-name="ro4">
          <table:table-cell office:value-type="float" office:value="546" calcext:value-type="float">
            <text:p>546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2017/07/05</text:p>
          </table:table-cell>
          <table:table-cell table:style-name="ce5" office:value-type="float" office:value="15829" calcext:value-type="float">
            <text:p>158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48]=&quot;/&quot;;[.C548];[.I548])" office:value-type="string" office:string-value="2017/07/05" calcext:value-type="string">
            <text:p>2017/07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48]=&quot;null&quot;;&quot;null&quot;;[.I54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79" calcext:value-type="float">
            <text:p>27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8];&quot;', &quot;;[.D548];&quot;, &quot;;[.E548];&quot;, '&quot;;[.G548];&quot;', &quot;;[.J548];&quot;, '&quot;;[.K548];&quot;', &quot;;[.L548];&quot;, &quot;;[.M548];&quot;);&quot;)" office:value-type="string" office:string-value="insert into etat_lieux (date_entree_etat_lieux, km_depart, km_arrive, date_sortie_etat_lieux, incident, type_incident, num_contrat_etat_lieux, code_type_etat_lieux_etat_lieux) Values ('2017/07/05', 15829, null, 'null', 0, '...', 279, 1);" calcext:value-type="string">
            <text:p>insert into etat_lieux (date_entree_etat_lieux, km_depart, km_arrive, date_sortie_etat_lieux, incident, type_incident, num_contrat_etat_lieux, code_type_etat_lieux_etat_lieux) Values ('2017/07/05', 15829, null, 'null', 0, '...', 279, 1);</text:p>
          </table:table-cell>
          <table:table-cell table:number-columns-repeated="1010"/>
        </table:table-row>
        <table:table-row table:style-name="ro4">
          <table:table-cell office:value-type="float" office:value="547" calcext:value-type="float">
            <text:p>547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2017/07/05</text:p>
          </table:table-cell>
          <table:table-cell table:style-name="ce5" office:value-type="float" office:value="26927" calcext:value-type="float">
            <text:p>269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49]=&quot;/&quot;;[.C549];[.I549])" office:value-type="string" office:string-value="2017/07/05" calcext:value-type="string">
            <text:p>2017/07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49]=&quot;null&quot;;&quot;null&quot;;[.I54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0" calcext:value-type="float">
            <text:p>28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49];&quot;', &quot;;[.D549];&quot;, &quot;;[.E549];&quot;, '&quot;;[.G549];&quot;', &quot;;[.J549];&quot;, '&quot;;[.K549];&quot;', &quot;;[.L549];&quot;, &quot;;[.M549];&quot;);&quot;)" office:value-type="string" office:string-value="insert into etat_lieux (date_entree_etat_lieux, km_depart, km_arrive, date_sortie_etat_lieux, incident, type_incident, num_contrat_etat_lieux, code_type_etat_lieux_etat_lieux) Values ('2017/07/05', 26927, null, 'null', 0, '...', 280, 1);" calcext:value-type="string">
            <text:p>insert into etat_lieux (date_entree_etat_lieux, km_depart, km_arrive, date_sortie_etat_lieux, incident, type_incident, num_contrat_etat_lieux, code_type_etat_lieux_etat_lieux) Values ('2017/07/05', 26927, null, 'null', 0, '...', 280, 1);</text:p>
          </table:table-cell>
          <table:table-cell table:number-columns-repeated="1010"/>
        </table:table-row>
        <table:table-row table:style-name="ro4">
          <table:table-cell office:value-type="float" office:value="548" calcext:value-type="float">
            <text:p>54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2017/06/23</text:p>
          </table:table-cell>
          <table:table-cell table:style-name="ce8" office:value-type="float" office:value="14123" calcext:value-type="float">
            <text:p>14123</text:p>
          </table:table-cell>
          <table:table-cell table:style-name="ce8" office:value-type="float" office:value="14197" calcext:value-type="float">
            <text:p>14197</text:p>
          </table:table-cell>
          <table:table-cell table:style-name="ce10" table:formula="of:=IF([.I550]=&quot;/&quot;;[.C550];[.I550])" office:value-type="string" office:string-value="2017/07/06" calcext:value-type="string">
            <text:p>2017/07/06</text:p>
          </table:table-cell>
          <table:table-cell table:style-name="ce10" office:value-type="string" calcext:value-type="string">
            <text:p>2017/07/06</text:p>
          </table:table-cell>
          <table:table-cell table:style-name="ce10" table:formula="of:=IF([.E550]=&quot;null&quot;;&quot;null&quot;;[.I550])" office:value-type="string" office:string-value="2017/07/06" calcext:value-type="string">
            <text:p>2017/07/06</text:p>
          </table:table-cell>
          <table:table-cell table:style-name="ce8" office:value-type="string" calcext:value-type="string">
            <text:p>2017/07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59" calcext:value-type="float">
            <text:p>25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0];&quot;', &quot;;[.D550];&quot;, &quot;;[.E550];&quot;, '&quot;;[.G550];&quot;', &quot;;[.J550];&quot;, '&quot;;[.K550];&quot;', &quot;;[.L550];&quot;, &quot;;[.M550];&quot;);&quot;)" office:value-type="string" office:string-value="insert into etat_lieux (date_entree_etat_lieux, km_depart, km_arrive, date_sortie_etat_lieux, incident, type_incident, num_contrat_etat_lieux, code_type_etat_lieux_etat_lieux) Values ('2017/06/23', 14123, 14197, '2017/07/06', 0, '...', 259, 2);" calcext:value-type="string">
            <text:p>insert into etat_lieux (date_entree_etat_lieux, km_depart, km_arrive, date_sortie_etat_lieux, incident, type_incident, num_contrat_etat_lieux, code_type_etat_lieux_etat_lieux) Values ('2017/06/23', 14123, 14197, '2017/07/06', 0, '...', 259, 2);</text:p>
          </table:table-cell>
          <table:table-cell table:number-columns-repeated="1010"/>
        </table:table-row>
        <table:table-row table:style-name="ro4">
          <table:table-cell office:value-type="float" office:value="549" calcext:value-type="float">
            <text:p>54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2017/06/30</text:p>
          </table:table-cell>
          <table:table-cell table:style-name="ce8" office:value-type="float" office:value="24443" calcext:value-type="float">
            <text:p>24443</text:p>
          </table:table-cell>
          <table:table-cell table:style-name="ce8" office:value-type="float" office:value="25226" calcext:value-type="float">
            <text:p>25226</text:p>
          </table:table-cell>
          <table:table-cell table:style-name="ce10" table:formula="of:=IF([.I551]=&quot;/&quot;;[.C551];[.I551])" office:value-type="string" office:string-value="2017/07/06" calcext:value-type="string">
            <text:p>2017/07/06</text:p>
          </table:table-cell>
          <table:table-cell table:style-name="ce10" office:value-type="string" calcext:value-type="string">
            <text:p>2017/07/06</text:p>
          </table:table-cell>
          <table:table-cell table:style-name="ce10" table:formula="of:=IF([.E551]=&quot;null&quot;;&quot;null&quot;;[.I551])" office:value-type="string" office:string-value="2017/07/06" calcext:value-type="string">
            <text:p>2017/07/06</text:p>
          </table:table-cell>
          <table:table-cell table:style-name="ce8" office:value-type="string" calcext:value-type="string">
            <text:p>2017/07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2" calcext:value-type="float">
            <text:p>27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1];&quot;', &quot;;[.D551];&quot;, &quot;;[.E551];&quot;, '&quot;;[.G551];&quot;', &quot;;[.J551];&quot;, '&quot;;[.K551];&quot;', &quot;;[.L551];&quot;, &quot;;[.M551];&quot;);&quot;)" office:value-type="string" office:string-value="insert into etat_lieux (date_entree_etat_lieux, km_depart, km_arrive, date_sortie_etat_lieux, incident, type_incident, num_contrat_etat_lieux, code_type_etat_lieux_etat_lieux) Values ('2017/06/30', 24443, 25226, '2017/07/06', 0, '...', 272, 2);" calcext:value-type="string">
            <text:p>insert into etat_lieux (date_entree_etat_lieux, km_depart, km_arrive, date_sortie_etat_lieux, incident, type_incident, num_contrat_etat_lieux, code_type_etat_lieux_etat_lieux) Values ('2017/06/30', 24443, 25226, '2017/07/06', 0, '...', 272, 2);</text:p>
          </table:table-cell>
          <table:table-cell table:number-columns-repeated="1010"/>
        </table:table-row>
        <table:table-row table:style-name="ro4">
          <table:table-cell office:value-type="float" office:value="550" calcext:value-type="float">
            <text:p>550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2017/07/06</text:p>
          </table:table-cell>
          <table:table-cell table:style-name="ce5" office:value-type="float" office:value="20036" calcext:value-type="float">
            <text:p>2003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52]=&quot;/&quot;;[.C552];[.I552])" office:value-type="string" office:string-value="2017/07/06" calcext:value-type="string">
            <text:p>2017/07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52]=&quot;null&quot;;&quot;null&quot;;[.I55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1" calcext:value-type="float">
            <text:p>28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2];&quot;', &quot;;[.D552];&quot;, &quot;;[.E552];&quot;, '&quot;;[.G552];&quot;', &quot;;[.J552];&quot;, '&quot;;[.K552];&quot;', &quot;;[.L552];&quot;, &quot;;[.M552];&quot;);&quot;)" office:value-type="string" office:string-value="insert into etat_lieux (date_entree_etat_lieux, km_depart, km_arrive, date_sortie_etat_lieux, incident, type_incident, num_contrat_etat_lieux, code_type_etat_lieux_etat_lieux) Values ('2017/07/06', 20036, null, 'null', 0, '...', 281, 1);" calcext:value-type="string">
            <text:p>insert into etat_lieux (date_entree_etat_lieux, km_depart, km_arrive, date_sortie_etat_lieux, incident, type_incident, num_contrat_etat_lieux, code_type_etat_lieux_etat_lieux) Values ('2017/07/06', 20036, null, 'null', 0, '...', 281, 1);</text:p>
          </table:table-cell>
          <table:table-cell table:number-columns-repeated="1010"/>
        </table:table-row>
        <table:table-row table:style-name="ro4">
          <table:table-cell office:value-type="float" office:value="551" calcext:value-type="float">
            <text:p>551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2017/07/07</text:p>
          </table:table-cell>
          <table:table-cell table:style-name="ce5" office:value-type="float" office:value="20945" calcext:value-type="float">
            <text:p>209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53]=&quot;/&quot;;[.C553];[.I553])" office:value-type="string" office:string-value="2017/07/07" calcext:value-type="string">
            <text:p>2017/07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53]=&quot;null&quot;;&quot;null&quot;;[.I5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2" calcext:value-type="float">
            <text:p>28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3];&quot;', &quot;;[.D553];&quot;, &quot;;[.E553];&quot;, '&quot;;[.G553];&quot;', &quot;;[.J553];&quot;, '&quot;;[.K553];&quot;', &quot;;[.L553];&quot;, &quot;;[.M553];&quot;);&quot;)" office:value-type="string" office:string-value="insert into etat_lieux (date_entree_etat_lieux, km_depart, km_arrive, date_sortie_etat_lieux, incident, type_incident, num_contrat_etat_lieux, code_type_etat_lieux_etat_lieux) Values ('2017/07/07', 20945, null, 'null', 0, '...', 282, 1);" calcext:value-type="string">
            <text:p>insert into etat_lieux (date_entree_etat_lieux, km_depart, km_arrive, date_sortie_etat_lieux, incident, type_incident, num_contrat_etat_lieux, code_type_etat_lieux_etat_lieux) Values ('2017/07/07', 20945, null, 'null', 0, '...', 282, 1);</text:p>
          </table:table-cell>
          <table:table-cell table:number-columns-repeated="1010"/>
        </table:table-row>
        <table:table-row table:style-name="ro4">
          <table:table-cell office:value-type="float" office:value="552" calcext:value-type="float">
            <text:p>552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2017/06/27</text:p>
          </table:table-cell>
          <table:table-cell table:style-name="ce8" office:value-type="float" office:value="16664" calcext:value-type="float">
            <text:p>16664</text:p>
          </table:table-cell>
          <table:table-cell table:style-name="ce8" office:value-type="float" office:value="17764" calcext:value-type="float">
            <text:p>17764</text:p>
          </table:table-cell>
          <table:table-cell table:style-name="ce10" table:formula="of:=IF([.I554]=&quot;/&quot;;[.C554];[.I554])" office:value-type="string" office:string-value="2017/07/08" calcext:value-type="string">
            <text:p>2017/07/08</text:p>
          </table:table-cell>
          <table:table-cell table:style-name="ce10" office:value-type="string" calcext:value-type="string">
            <text:p>2017/07/08</text:p>
          </table:table-cell>
          <table:table-cell table:style-name="ce10" table:formula="of:=IF([.E554]=&quot;null&quot;;&quot;null&quot;;[.I554])" office:value-type="string" office:string-value="2017/07/08" calcext:value-type="string">
            <text:p>2017/07/08</text:p>
          </table:table-cell>
          <table:table-cell table:style-name="ce8" office:value-type="string" calcext:value-type="string">
            <text:p>2017/07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6" calcext:value-type="float">
            <text:p>26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4];&quot;', &quot;;[.D554];&quot;, &quot;;[.E554];&quot;, '&quot;;[.G554];&quot;', &quot;;[.J554];&quot;, '&quot;;[.K554];&quot;', &quot;;[.L554];&quot;, &quot;;[.M554];&quot;);&quot;)" office:value-type="string" office:string-value="insert into etat_lieux (date_entree_etat_lieux, km_depart, km_arrive, date_sortie_etat_lieux, incident, type_incident, num_contrat_etat_lieux, code_type_etat_lieux_etat_lieux) Values ('2017/06/27', 16664, 17764, '2017/07/08', 0, '...', 266, 2);" calcext:value-type="string">
            <text:p>insert into etat_lieux (date_entree_etat_lieux, km_depart, km_arrive, date_sortie_etat_lieux, incident, type_incident, num_contrat_etat_lieux, code_type_etat_lieux_etat_lieux) Values ('2017/06/27', 16664, 17764, '2017/07/08', 0, '...', 266, 2);</text:p>
          </table:table-cell>
          <table:table-cell table:number-columns-repeated="1010"/>
        </table:table-row>
        <table:table-row table:style-name="ro4">
          <table:table-cell office:value-type="float" office:value="553" calcext:value-type="float">
            <text:p>553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2017/06/28</text:p>
          </table:table-cell>
          <table:table-cell table:style-name="ce8" office:value-type="float" office:value="5209" calcext:value-type="float">
            <text:p>5209</text:p>
          </table:table-cell>
          <table:table-cell table:style-name="ce8" office:value-type="float" office:value="6580" calcext:value-type="float">
            <text:p>6580</text:p>
          </table:table-cell>
          <table:table-cell table:style-name="ce10" table:formula="of:=IF([.I555]=&quot;/&quot;;[.C555];[.I555])" office:value-type="string" office:string-value="2017/07/08" calcext:value-type="string">
            <text:p>2017/07/08</text:p>
          </table:table-cell>
          <table:table-cell table:style-name="ce10" office:value-type="string" calcext:value-type="string">
            <text:p>2017/07/08</text:p>
          </table:table-cell>
          <table:table-cell table:style-name="ce10" table:formula="of:=IF([.E555]=&quot;null&quot;;&quot;null&quot;;[.I555])" office:value-type="string" office:string-value="2017/07/08" calcext:value-type="string">
            <text:p>2017/07/08</text:p>
          </table:table-cell>
          <table:table-cell table:style-name="ce8" office:value-type="string" calcext:value-type="string">
            <text:p>2017/07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7" calcext:value-type="float">
            <text:p>26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5];&quot;', &quot;;[.D555];&quot;, &quot;;[.E555];&quot;, '&quot;;[.G555];&quot;', &quot;;[.J555];&quot;, '&quot;;[.K555];&quot;', &quot;;[.L555];&quot;, &quot;;[.M555];&quot;);&quot;)" office:value-type="string" office:string-value="insert into etat_lieux (date_entree_etat_lieux, km_depart, km_arrive, date_sortie_etat_lieux, incident, type_incident, num_contrat_etat_lieux, code_type_etat_lieux_etat_lieux) Values ('2017/06/28', 5209, 6580, '2017/07/08', 0, '...', 267, 2);" calcext:value-type="string">
            <text:p>insert into etat_lieux (date_entree_etat_lieux, km_depart, km_arrive, date_sortie_etat_lieux, incident, type_incident, num_contrat_etat_lieux, code_type_etat_lieux_etat_lieux) Values ('2017/06/28', 5209, 6580, '2017/07/08', 0, '...', 267, 2);</text:p>
          </table:table-cell>
          <table:table-cell table:number-columns-repeated="1010"/>
        </table:table-row>
        <table:table-row table:style-name="ro4">
          <table:table-cell office:value-type="float" office:value="554" calcext:value-type="float">
            <text:p>554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2017/07/01</text:p>
          </table:table-cell>
          <table:table-cell table:style-name="ce8" office:value-type="float" office:value="7229" calcext:value-type="float">
            <text:p>7229</text:p>
          </table:table-cell>
          <table:table-cell table:style-name="ce8" office:value-type="float" office:value="7814" calcext:value-type="float">
            <text:p>7814</text:p>
          </table:table-cell>
          <table:table-cell table:style-name="ce10" table:formula="of:=IF([.I556]=&quot;/&quot;;[.C556];[.I556])" office:value-type="string" office:string-value="2017/07/08" calcext:value-type="string">
            <text:p>2017/07/08</text:p>
          </table:table-cell>
          <table:table-cell table:style-name="ce10" office:value-type="string" calcext:value-type="string">
            <text:p>2017/07/08</text:p>
          </table:table-cell>
          <table:table-cell table:style-name="ce10" table:formula="of:=IF([.E556]=&quot;null&quot;;&quot;null&quot;;[.I556])" office:value-type="string" office:string-value="2017/07/08" calcext:value-type="string">
            <text:p>2017/07/08</text:p>
          </table:table-cell>
          <table:table-cell table:style-name="ce8" office:value-type="string" calcext:value-type="string">
            <text:p>2017/07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3" calcext:value-type="float">
            <text:p>27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6];&quot;', &quot;;[.D556];&quot;, &quot;;[.E556];&quot;, '&quot;;[.G556];&quot;', &quot;;[.J556];&quot;, '&quot;;[.K556];&quot;', &quot;;[.L556];&quot;, &quot;;[.M556];&quot;);&quot;)" office:value-type="string" office:string-value="insert into etat_lieux (date_entree_etat_lieux, km_depart, km_arrive, date_sortie_etat_lieux, incident, type_incident, num_contrat_etat_lieux, code_type_etat_lieux_etat_lieux) Values ('2017/07/01', 7229, 7814, '2017/07/08', 0, '...', 273, 2);" calcext:value-type="string">
            <text:p>insert into etat_lieux (date_entree_etat_lieux, km_depart, km_arrive, date_sortie_etat_lieux, incident, type_incident, num_contrat_etat_lieux, code_type_etat_lieux_etat_lieux) Values ('2017/07/01', 7229, 7814, '2017/07/08', 0, '...', 273, 2);</text:p>
          </table:table-cell>
          <table:table-cell table:number-columns-repeated="1010"/>
        </table:table-row>
        <table:table-row table:style-name="ro4">
          <table:table-cell office:value-type="float" office:value="555" calcext:value-type="float">
            <text:p>555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2017/06/27</text:p>
          </table:table-cell>
          <table:table-cell table:style-name="ce8" office:value-type="float" office:value="11938" calcext:value-type="float">
            <text:p>11938</text:p>
          </table:table-cell>
          <table:table-cell table:style-name="ce8" office:value-type="float" office:value="12213" calcext:value-type="float">
            <text:p>12213</text:p>
          </table:table-cell>
          <table:table-cell table:style-name="ce10" table:formula="of:=IF([.I557]=&quot;/&quot;;[.C557];[.I557])" office:value-type="string" office:string-value="2017/07/09" calcext:value-type="string">
            <text:p>2017/07/09</text:p>
          </table:table-cell>
          <table:table-cell table:style-name="ce10" office:value-type="string" calcext:value-type="string">
            <text:p>2017/07/09</text:p>
          </table:table-cell>
          <table:table-cell table:style-name="ce10" table:formula="of:=IF([.E557]=&quot;null&quot;;&quot;null&quot;;[.I557])" office:value-type="string" office:string-value="2017/07/09" calcext:value-type="string">
            <text:p>2017/07/09</text:p>
          </table:table-cell>
          <table:table-cell table:style-name="ce8" office:value-type="string" calcext:value-type="string">
            <text:p>2017/07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5" calcext:value-type="float">
            <text:p>26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7];&quot;', &quot;;[.D557];&quot;, &quot;;[.E557];&quot;, '&quot;;[.G557];&quot;', &quot;;[.J557];&quot;, '&quot;;[.K557];&quot;', &quot;;[.L557];&quot;, &quot;;[.M557];&quot;);&quot;)" office:value-type="string" office:string-value="insert into etat_lieux (date_entree_etat_lieux, km_depart, km_arrive, date_sortie_etat_lieux, incident, type_incident, num_contrat_etat_lieux, code_type_etat_lieux_etat_lieux) Values ('2017/06/27', 11938, 12213, '2017/07/09', 0, '...', 265, 2);" calcext:value-type="string">
            <text:p>insert into etat_lieux (date_entree_etat_lieux, km_depart, km_arrive, date_sortie_etat_lieux, incident, type_incident, num_contrat_etat_lieux, code_type_etat_lieux_etat_lieux) Values ('2017/06/27', 11938, 12213, '2017/07/09', 0, '...', 265, 2);</text:p>
          </table:table-cell>
          <table:table-cell table:number-columns-repeated="1010"/>
        </table:table-row>
        <table:table-row table:style-name="ro4">
          <table:table-cell office:value-type="float" office:value="556" calcext:value-type="float">
            <text:p>556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2017/07/09</text:p>
          </table:table-cell>
          <table:table-cell table:style-name="ce5" office:value-type="float" office:value="13278" calcext:value-type="float">
            <text:p>132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58]=&quot;/&quot;;[.C558];[.I558])" office:value-type="string" office:string-value="2017/07/09" calcext:value-type="string">
            <text:p>2017/07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58]=&quot;null&quot;;&quot;null&quot;;[.I55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3" calcext:value-type="float">
            <text:p>28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8];&quot;', &quot;;[.D558];&quot;, &quot;;[.E558];&quot;, '&quot;;[.G558];&quot;', &quot;;[.J558];&quot;, '&quot;;[.K558];&quot;', &quot;;[.L558];&quot;, &quot;;[.M558];&quot;);&quot;)" office:value-type="string" office:string-value="insert into etat_lieux (date_entree_etat_lieux, km_depart, km_arrive, date_sortie_etat_lieux, incident, type_incident, num_contrat_etat_lieux, code_type_etat_lieux_etat_lieux) Values ('2017/07/09', 13278, null, 'null', 0, '...', 283, 1);" calcext:value-type="string">
            <text:p>insert into etat_lieux (date_entree_etat_lieux, km_depart, km_arrive, date_sortie_etat_lieux, incident, type_incident, num_contrat_etat_lieux, code_type_etat_lieux_etat_lieux) Values ('2017/07/09', 13278, null, 'null', 0, '...', 283, 1);</text:p>
          </table:table-cell>
          <table:table-cell table:number-columns-repeated="1010"/>
        </table:table-row>
        <table:table-row table:style-name="ro4">
          <table:table-cell office:value-type="float" office:value="557" calcext:value-type="float">
            <text:p>557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2017/06/28</text:p>
          </table:table-cell>
          <table:table-cell table:style-name="ce8" office:value-type="float" office:value="22946" calcext:value-type="float">
            <text:p>22946</text:p>
          </table:table-cell>
          <table:table-cell table:style-name="ce8" office:value-type="float" office:value="24085" calcext:value-type="float">
            <text:p>24085</text:p>
          </table:table-cell>
          <table:table-cell table:style-name="ce10" table:formula="of:=IF([.I559]=&quot;/&quot;;[.C559];[.I559])" office:value-type="string" office:string-value="2017/07/10" calcext:value-type="string">
            <text:p>2017/07/10</text:p>
          </table:table-cell>
          <table:table-cell table:style-name="ce10" office:value-type="string" calcext:value-type="string">
            <text:p>2017/07/10</text:p>
          </table:table-cell>
          <table:table-cell table:style-name="ce10" table:formula="of:=IF([.E559]=&quot;null&quot;;&quot;null&quot;;[.I559])" office:value-type="string" office:string-value="2017/07/10" calcext:value-type="string">
            <text:p>2017/07/10</text:p>
          </table:table-cell>
          <table:table-cell table:style-name="ce8" office:value-type="string" calcext:value-type="string">
            <text:p>2017/07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69" calcext:value-type="float">
            <text:p>26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59];&quot;', &quot;;[.D559];&quot;, &quot;;[.E559];&quot;, '&quot;;[.G559];&quot;', &quot;;[.J559];&quot;, '&quot;;[.K559];&quot;', &quot;;[.L559];&quot;, &quot;;[.M559];&quot;);&quot;)" office:value-type="string" office:string-value="insert into etat_lieux (date_entree_etat_lieux, km_depart, km_arrive, date_sortie_etat_lieux, incident, type_incident, num_contrat_etat_lieux, code_type_etat_lieux_etat_lieux) Values ('2017/06/28', 22946, 24085, '2017/07/10', 0, '...', 269, 2);" calcext:value-type="string">
            <text:p>insert into etat_lieux (date_entree_etat_lieux, km_depart, km_arrive, date_sortie_etat_lieux, incident, type_incident, num_contrat_etat_lieux, code_type_etat_lieux_etat_lieux) Values ('2017/06/28', 22946, 24085, '2017/07/10', 0, '...', 269, 2);</text:p>
          </table:table-cell>
          <table:table-cell table:number-columns-repeated="1010"/>
        </table:table-row>
        <table:table-row table:style-name="ro4">
          <table:table-cell office:value-type="float" office:value="558" calcext:value-type="float">
            <text:p>558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string" calcext:value-type="string">
            <text:p>2017/07/10</text:p>
          </table:table-cell>
          <table:table-cell table:style-name="ce5" office:value-type="float" office:value="10490" calcext:value-type="float">
            <text:p>1049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60]=&quot;/&quot;;[.C560];[.I560])" office:value-type="string" office:string-value="2017/07/10" calcext:value-type="string">
            <text:p>2017/07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60]=&quot;null&quot;;&quot;null&quot;;[.I56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4" calcext:value-type="float">
            <text:p>28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0];&quot;', &quot;;[.D560];&quot;, &quot;;[.E560];&quot;, '&quot;;[.G560];&quot;', &quot;;[.J560];&quot;, '&quot;;[.K560];&quot;', &quot;;[.L560];&quot;, &quot;;[.M560];&quot;);&quot;)" office:value-type="string" office:string-value="insert into etat_lieux (date_entree_etat_lieux, km_depart, km_arrive, date_sortie_etat_lieux, incident, type_incident, num_contrat_etat_lieux, code_type_etat_lieux_etat_lieux) Values ('2017/07/10', 10490, null, 'null', 0, '...', 284, 1);" calcext:value-type="string">
            <text:p>insert into etat_lieux (date_entree_etat_lieux, km_depart, km_arrive, date_sortie_etat_lieux, incident, type_incident, num_contrat_etat_lieux, code_type_etat_lieux_etat_lieux) Values ('2017/07/10', 10490, null, 'null', 0, '...', 284, 1);</text:p>
          </table:table-cell>
          <table:table-cell table:number-columns-repeated="1010"/>
        </table:table-row>
        <table:table-row table:style-name="ro4">
          <table:table-cell office:value-type="float" office:value="559" calcext:value-type="float">
            <text:p>559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string" calcext:value-type="string">
            <text:p>2017/07/10</text:p>
          </table:table-cell>
          <table:table-cell table:style-name="ce5" office:value-type="float" office:value="28143" calcext:value-type="float">
            <text:p>281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61]=&quot;/&quot;;[.C561];[.I561])" office:value-type="string" office:string-value="2017/07/10" calcext:value-type="string">
            <text:p>2017/07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61]=&quot;null&quot;;&quot;null&quot;;[.I56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5" calcext:value-type="float">
            <text:p>28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1];&quot;', &quot;;[.D561];&quot;, &quot;;[.E561];&quot;, '&quot;;[.G561];&quot;', &quot;;[.J561];&quot;, '&quot;;[.K561];&quot;', &quot;;[.L561];&quot;, &quot;;[.M561];&quot;);&quot;)" office:value-type="string" office:string-value="insert into etat_lieux (date_entree_etat_lieux, km_depart, km_arrive, date_sortie_etat_lieux, incident, type_incident, num_contrat_etat_lieux, code_type_etat_lieux_etat_lieux) Values ('2017/07/10', 28143, null, 'null', 0, '...', 285, 1);" calcext:value-type="string">
            <text:p>insert into etat_lieux (date_entree_etat_lieux, km_depart, km_arrive, date_sortie_etat_lieux, incident, type_incident, num_contrat_etat_lieux, code_type_etat_lieux_etat_lieux) Values ('2017/07/10', 28143, null, 'null', 0, '...', 285, 1);</text:p>
          </table:table-cell>
          <table:table-cell table:number-columns-repeated="1010"/>
        </table:table-row>
        <table:table-row table:style-name="ro4">
          <table:table-cell office:value-type="float" office:value="560" calcext:value-type="float">
            <text:p>560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2017/07/01</text:p>
          </table:table-cell>
          <table:table-cell table:style-name="ce8" office:value-type="float" office:value="21150" calcext:value-type="float">
            <text:p>21150</text:p>
          </table:table-cell>
          <table:table-cell table:style-name="ce8" office:value-type="float" office:value="22239" calcext:value-type="float">
            <text:p>22239</text:p>
          </table:table-cell>
          <table:table-cell table:style-name="ce10" table:formula="of:=IF([.I562]=&quot;/&quot;;[.C562];[.I562])" office:value-type="string" office:string-value="2017/07/11" calcext:value-type="string">
            <text:p>2017/07/11</text:p>
          </table:table-cell>
          <table:table-cell table:style-name="ce10" office:value-type="string" calcext:value-type="string">
            <text:p>2017/07/11</text:p>
          </table:table-cell>
          <table:table-cell table:style-name="ce10" table:formula="of:=IF([.E562]=&quot;null&quot;;&quot;null&quot;;[.I562])" office:value-type="string" office:string-value="2017/07/11" calcext:value-type="string">
            <text:p>2017/07/11</text:p>
          </table:table-cell>
          <table:table-cell table:style-name="ce8" office:value-type="string" calcext:value-type="string">
            <text:p>2017/07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6" calcext:value-type="float">
            <text:p>27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2];&quot;', &quot;;[.D562];&quot;, &quot;;[.E562];&quot;, '&quot;;[.G562];&quot;', &quot;;[.J562];&quot;, '&quot;;[.K562];&quot;', &quot;;[.L562];&quot;, &quot;;[.M562];&quot;);&quot;)" office:value-type="string" office:string-value="insert into etat_lieux (date_entree_etat_lieux, km_depart, km_arrive, date_sortie_etat_lieux, incident, type_incident, num_contrat_etat_lieux, code_type_etat_lieux_etat_lieux) Values ('2017/07/01', 21150, 22239, '2017/07/11', 0, '...', 276, 2);" calcext:value-type="string">
            <text:p>insert into etat_lieux (date_entree_etat_lieux, km_depart, km_arrive, date_sortie_etat_lieux, incident, type_incident, num_contrat_etat_lieux, code_type_etat_lieux_etat_lieux) Values ('2017/07/01', 21150, 22239, '2017/07/11', 0, '...', 276, 2);</text:p>
          </table:table-cell>
          <table:table-cell table:number-columns-repeated="1010"/>
        </table:table-row>
        <table:table-row table:style-name="ro4">
          <table:table-cell office:value-type="float" office:value="561" calcext:value-type="float">
            <text:p>561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string" calcext:value-type="string">
            <text:p>2017/07/10</text:p>
          </table:table-cell>
          <table:table-cell table:style-name="ce8" office:value-type="float" office:value="10490" calcext:value-type="float">
            <text:p>10490</text:p>
          </table:table-cell>
          <table:table-cell table:style-name="ce8" office:value-type="float" office:value="10667" calcext:value-type="float">
            <text:p>10667</text:p>
          </table:table-cell>
          <table:table-cell table:style-name="ce10" table:formula="of:=IF([.I563]=&quot;/&quot;;[.C563];[.I563])" office:value-type="string" office:string-value="2017/07/11" calcext:value-type="string">
            <text:p>2017/07/11</text:p>
          </table:table-cell>
          <table:table-cell table:style-name="ce10" office:value-type="string" calcext:value-type="string">
            <text:p>2017/07/11</text:p>
          </table:table-cell>
          <table:table-cell table:style-name="ce10" table:formula="of:=IF([.E563]=&quot;null&quot;;&quot;null&quot;;[.I563])" office:value-type="string" office:string-value="2017/07/11" calcext:value-type="string">
            <text:p>2017/07/11</text:p>
          </table:table-cell>
          <table:table-cell table:style-name="ce8" office:value-type="string" calcext:value-type="string">
            <text:p>2017/07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4" calcext:value-type="float">
            <text:p>28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3];&quot;', &quot;;[.D563];&quot;, &quot;;[.E563];&quot;, '&quot;;[.G563];&quot;', &quot;;[.J563];&quot;, '&quot;;[.K563];&quot;', &quot;;[.L563];&quot;, &quot;;[.M563];&quot;);&quot;)" office:value-type="string" office:string-value="insert into etat_lieux (date_entree_etat_lieux, km_depart, km_arrive, date_sortie_etat_lieux, incident, type_incident, num_contrat_etat_lieux, code_type_etat_lieux_etat_lieux) Values ('2017/07/10', 10490, 10667, '2017/07/11', 0, '...', 284, 2);" calcext:value-type="string">
            <text:p>insert into etat_lieux (date_entree_etat_lieux, km_depart, km_arrive, date_sortie_etat_lieux, incident, type_incident, num_contrat_etat_lieux, code_type_etat_lieux_etat_lieux) Values ('2017/07/10', 10490, 10667, '2017/07/11', 0, '...', 284, 2);</text:p>
          </table:table-cell>
          <table:table-cell table:number-columns-repeated="1010"/>
        </table:table-row>
        <table:table-row table:style-name="ro4">
          <table:table-cell office:value-type="float" office:value="562" calcext:value-type="float">
            <text:p>562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string" calcext:value-type="string">
            <text:p>2017/07/11</text:p>
          </table:table-cell>
          <table:table-cell table:style-name="ce5" office:value-type="float" office:value="9837" calcext:value-type="float">
            <text:p>983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64]=&quot;/&quot;;[.C564];[.I564])" office:value-type="string" office:string-value="2017/07/11" calcext:value-type="string">
            <text:p>2017/07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64]=&quot;null&quot;;&quot;null&quot;;[.I56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6" calcext:value-type="float">
            <text:p>28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4];&quot;', &quot;;[.D564];&quot;, &quot;;[.E564];&quot;, '&quot;;[.G564];&quot;', &quot;;[.J564];&quot;, '&quot;;[.K564];&quot;', &quot;;[.L564];&quot;, &quot;;[.M564];&quot;);&quot;)" office:value-type="string" office:string-value="insert into etat_lieux (date_entree_etat_lieux, km_depart, km_arrive, date_sortie_etat_lieux, incident, type_incident, num_contrat_etat_lieux, code_type_etat_lieux_etat_lieux) Values ('2017/07/11', 9837, null, 'null', 0, '...', 286, 1);" calcext:value-type="string">
            <text:p>insert into etat_lieux (date_entree_etat_lieux, km_depart, km_arrive, date_sortie_etat_lieux, incident, type_incident, num_contrat_etat_lieux, code_type_etat_lieux_etat_lieux) Values ('2017/07/11', 9837, null, 'null', 0, '...', 286, 1);</text:p>
          </table:table-cell>
          <table:table-cell table:number-columns-repeated="1010"/>
        </table:table-row>
        <table:table-row table:style-name="ro4">
          <table:table-cell office:value-type="float" office:value="563" calcext:value-type="float">
            <text:p>563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string" calcext:value-type="string">
            <text:p>2017/07/12</text:p>
          </table:table-cell>
          <table:table-cell table:style-name="ce5" office:value-type="float" office:value="16052" calcext:value-type="float">
            <text:p>1605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65]=&quot;/&quot;;[.C565];[.I565])" office:value-type="string" office:string-value="2017/07/12" calcext:value-type="string">
            <text:p>2017/07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65]=&quot;null&quot;;&quot;null&quot;;[.I56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7" calcext:value-type="float">
            <text:p>28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5];&quot;', &quot;;[.D565];&quot;, &quot;;[.E565];&quot;, '&quot;;[.G565];&quot;', &quot;;[.J565];&quot;, '&quot;;[.K565];&quot;', &quot;;[.L565];&quot;, &quot;;[.M565];&quot;);&quot;)" office:value-type="string" office:string-value="insert into etat_lieux (date_entree_etat_lieux, km_depart, km_arrive, date_sortie_etat_lieux, incident, type_incident, num_contrat_etat_lieux, code_type_etat_lieux_etat_lieux) Values ('2017/07/12', 16052, null, 'null', 0, '...', 287, 1);" calcext:value-type="string">
            <text:p>insert into etat_lieux (date_entree_etat_lieux, km_depart, km_arrive, date_sortie_etat_lieux, incident, type_incident, num_contrat_etat_lieux, code_type_etat_lieux_etat_lieux) Values ('2017/07/12', 16052, null, 'null', 0, '...', 287, 1);</text:p>
          </table:table-cell>
          <table:table-cell table:number-columns-repeated="1010"/>
        </table:table-row>
        <table:table-row table:style-name="ro4">
          <table:table-cell office:value-type="float" office:value="564" calcext:value-type="float">
            <text:p>564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string" calcext:value-type="string">
            <text:p>2017/07/12</text:p>
          </table:table-cell>
          <table:table-cell table:style-name="ce5" office:value-type="float" office:value="25335" calcext:value-type="float">
            <text:p>2533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66]=&quot;/&quot;;[.C566];[.I566])" office:value-type="string" office:string-value="2017/07/12" calcext:value-type="string">
            <text:p>2017/07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66]=&quot;null&quot;;&quot;null&quot;;[.I56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8" calcext:value-type="float">
            <text:p>28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6];&quot;', &quot;;[.D566];&quot;, &quot;;[.E566];&quot;, '&quot;;[.G566];&quot;', &quot;;[.J566];&quot;, '&quot;;[.K566];&quot;', &quot;;[.L566];&quot;, &quot;;[.M566];&quot;);&quot;)" office:value-type="string" office:string-value="insert into etat_lieux (date_entree_etat_lieux, km_depart, km_arrive, date_sortie_etat_lieux, incident, type_incident, num_contrat_etat_lieux, code_type_etat_lieux_etat_lieux) Values ('2017/07/12', 25335, null, 'null', 0, '...', 288, 1);" calcext:value-type="string">
            <text:p>insert into etat_lieux (date_entree_etat_lieux, km_depart, km_arrive, date_sortie_etat_lieux, incident, type_incident, num_contrat_etat_lieux, code_type_etat_lieux_etat_lieux) Values ('2017/07/12', 25335, null, 'null', 0, '...', 288, 1);</text:p>
          </table:table-cell>
          <table:table-cell table:number-columns-repeated="1010"/>
        </table:table-row>
        <table:table-row table:style-name="ro4">
          <table:table-cell office:value-type="float" office:value="565" calcext:value-type="float">
            <text:p>565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string" calcext:value-type="string">
            <text:p>2017/07/12</text:p>
          </table:table-cell>
          <table:table-cell table:style-name="ce5" office:value-type="float" office:value="22079" calcext:value-type="float">
            <text:p>2207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67]=&quot;/&quot;;[.C567];[.I567])" office:value-type="string" office:string-value="2017/07/12" calcext:value-type="string">
            <text:p>2017/07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67]=&quot;null&quot;;&quot;null&quot;;[.I56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89" calcext:value-type="float">
            <text:p>28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7];&quot;', &quot;;[.D567];&quot;, &quot;;[.E567];&quot;, '&quot;;[.G567];&quot;', &quot;;[.J567];&quot;, '&quot;;[.K567];&quot;', &quot;;[.L567];&quot;, &quot;;[.M567];&quot;);&quot;)" office:value-type="string" office:string-value="insert into etat_lieux (date_entree_etat_lieux, km_depart, km_arrive, date_sortie_etat_lieux, incident, type_incident, num_contrat_etat_lieux, code_type_etat_lieux_etat_lieux) Values ('2017/07/12', 22079, null, 'null', 0, '...', 289, 1);" calcext:value-type="string">
            <text:p>insert into etat_lieux (date_entree_etat_lieux, km_depart, km_arrive, date_sortie_etat_lieux, incident, type_incident, num_contrat_etat_lieux, code_type_etat_lieux_etat_lieux) Values ('2017/07/12', 22079, null, 'null', 0, '...', 289, 1);</text:p>
          </table:table-cell>
          <table:table-cell table:number-columns-repeated="1010"/>
        </table:table-row>
        <table:table-row table:style-name="ro4">
          <table:table-cell office:value-type="float" office:value="566" calcext:value-type="float">
            <text:p>566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2017/07/05</text:p>
          </table:table-cell>
          <table:table-cell table:style-name="ce8" office:value-type="float" office:value="26927" calcext:value-type="float">
            <text:p>26927</text:p>
          </table:table-cell>
          <table:table-cell table:style-name="ce8" office:value-type="float" office:value="27902" calcext:value-type="float">
            <text:p>27902</text:p>
          </table:table-cell>
          <table:table-cell table:style-name="ce10" table:formula="of:=IF([.I568]=&quot;/&quot;;[.C568];[.I568])" office:value-type="string" office:string-value="2017/07/13" calcext:value-type="string">
            <text:p>2017/07/13</text:p>
          </table:table-cell>
          <table:table-cell table:style-name="ce10" office:value-type="string" calcext:value-type="string">
            <text:p>2017/07/13</text:p>
          </table:table-cell>
          <table:table-cell table:style-name="ce10" table:formula="of:=IF([.E568]=&quot;null&quot;;&quot;null&quot;;[.I568])" office:value-type="string" office:string-value="2017/07/13" calcext:value-type="string">
            <text:p>2017/07/13</text:p>
          </table:table-cell>
          <table:table-cell table:style-name="ce8" office:value-type="string" calcext:value-type="string">
            <text:p>2017/07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0" calcext:value-type="float">
            <text:p>28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8];&quot;', &quot;;[.D568];&quot;, &quot;;[.E568];&quot;, '&quot;;[.G568];&quot;', &quot;;[.J568];&quot;, '&quot;;[.K568];&quot;', &quot;;[.L568];&quot;, &quot;;[.M568];&quot;);&quot;)" office:value-type="string" office:string-value="insert into etat_lieux (date_entree_etat_lieux, km_depart, km_arrive, date_sortie_etat_lieux, incident, type_incident, num_contrat_etat_lieux, code_type_etat_lieux_etat_lieux) Values ('2017/07/05', 26927, 27902, '2017/07/13', 0, '...', 280, 2);" calcext:value-type="string">
            <text:p>insert into etat_lieux (date_entree_etat_lieux, km_depart, km_arrive, date_sortie_etat_lieux, incident, type_incident, num_contrat_etat_lieux, code_type_etat_lieux_etat_lieux) Values ('2017/07/05', 26927, 27902, '2017/07/13', 0, '...', 280, 2);</text:p>
          </table:table-cell>
          <table:table-cell table:number-columns-repeated="1010"/>
        </table:table-row>
        <table:table-row table:style-name="ro4">
          <table:table-cell office:value-type="float" office:value="567" calcext:value-type="float">
            <text:p>567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2017/07/06</text:p>
          </table:table-cell>
          <table:table-cell table:style-name="ce8" office:value-type="float" office:value="20036" calcext:value-type="float">
            <text:p>20036</text:p>
          </table:table-cell>
          <table:table-cell table:style-name="ce8" office:value-type="float" office:value="21142" calcext:value-type="float">
            <text:p>21142</text:p>
          </table:table-cell>
          <table:table-cell table:style-name="ce10" table:formula="of:=IF([.I569]=&quot;/&quot;;[.C569];[.I569])" office:value-type="string" office:string-value="2017/07/13" calcext:value-type="string">
            <text:p>2017/07/13</text:p>
          </table:table-cell>
          <table:table-cell table:style-name="ce10" office:value-type="string" calcext:value-type="string">
            <text:p>2017/07/13</text:p>
          </table:table-cell>
          <table:table-cell table:style-name="ce10" table:formula="of:=IF([.E569]=&quot;null&quot;;&quot;null&quot;;[.I569])" office:value-type="string" office:string-value="2017/07/13" calcext:value-type="string">
            <text:p>2017/07/13</text:p>
          </table:table-cell>
          <table:table-cell table:style-name="ce8" office:value-type="string" calcext:value-type="string">
            <text:p>2017/07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1" calcext:value-type="float">
            <text:p>28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69];&quot;', &quot;;[.D569];&quot;, &quot;;[.E569];&quot;, '&quot;;[.G569];&quot;', &quot;;[.J569];&quot;, '&quot;;[.K569];&quot;', &quot;;[.L569];&quot;, &quot;;[.M569];&quot;);&quot;)" office:value-type="string" office:string-value="insert into etat_lieux (date_entree_etat_lieux, km_depart, km_arrive, date_sortie_etat_lieux, incident, type_incident, num_contrat_etat_lieux, code_type_etat_lieux_etat_lieux) Values ('2017/07/06', 20036, 21142, '2017/07/13', 0, '...', 281, 2);" calcext:value-type="string">
            <text:p>insert into etat_lieux (date_entree_etat_lieux, km_depart, km_arrive, date_sortie_etat_lieux, incident, type_incident, num_contrat_etat_lieux, code_type_etat_lieux_etat_lieux) Values ('2017/07/06', 20036, 21142, '2017/07/13', 0, '...', 281, 2);</text:p>
          </table:table-cell>
          <table:table-cell table:number-columns-repeated="1010"/>
        </table:table-row>
        <table:table-row table:style-name="ro4">
          <table:table-cell office:value-type="float" office:value="568" calcext:value-type="float">
            <text:p>568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2017/07/07</text:p>
          </table:table-cell>
          <table:table-cell table:style-name="ce8" office:value-type="float" office:value="20945" calcext:value-type="float">
            <text:p>20945</text:p>
          </table:table-cell>
          <table:table-cell table:style-name="ce8" office:value-type="float" office:value="22342" calcext:value-type="float">
            <text:p>22342</text:p>
          </table:table-cell>
          <table:table-cell table:style-name="ce10" table:formula="of:=IF([.I570]=&quot;/&quot;;[.C570];[.I570])" office:value-type="string" office:string-value="2017/07/13" calcext:value-type="string">
            <text:p>2017/07/13</text:p>
          </table:table-cell>
          <table:table-cell table:style-name="ce10" office:value-type="string" calcext:value-type="string">
            <text:p>2017/07/13</text:p>
          </table:table-cell>
          <table:table-cell table:style-name="ce10" table:formula="of:=IF([.E570]=&quot;null&quot;;&quot;null&quot;;[.I570])" office:value-type="string" office:string-value="2017/07/13" calcext:value-type="string">
            <text:p>2017/07/13</text:p>
          </table:table-cell>
          <table:table-cell table:style-name="ce8" office:value-type="string" calcext:value-type="string">
            <text:p>2017/07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2" calcext:value-type="float">
            <text:p>28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0];&quot;', &quot;;[.D570];&quot;, &quot;;[.E570];&quot;, '&quot;;[.G570];&quot;', &quot;;[.J570];&quot;, '&quot;;[.K570];&quot;', &quot;;[.L570];&quot;, &quot;;[.M570];&quot;);&quot;)" office:value-type="string" office:string-value="insert into etat_lieux (date_entree_etat_lieux, km_depart, km_arrive, date_sortie_etat_lieux, incident, type_incident, num_contrat_etat_lieux, code_type_etat_lieux_etat_lieux) Values ('2017/07/07', 20945, 22342, '2017/07/13', 0, '...', 282, 2);" calcext:value-type="string">
            <text:p>insert into etat_lieux (date_entree_etat_lieux, km_depart, km_arrive, date_sortie_etat_lieux, incident, type_incident, num_contrat_etat_lieux, code_type_etat_lieux_etat_lieux) Values ('2017/07/07', 20945, 22342, '2017/07/13', 0, '...', 282, 2);</text:p>
          </table:table-cell>
          <table:table-cell table:number-columns-repeated="1010"/>
        </table:table-row>
        <table:table-row table:style-name="ro4">
          <table:table-cell office:value-type="float" office:value="569" calcext:value-type="float">
            <text:p>56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string" calcext:value-type="string">
            <text:p>2017/07/13</text:p>
          </table:table-cell>
          <table:table-cell table:style-name="ce5" office:value-type="float" office:value="13135" calcext:value-type="float">
            <text:p>1313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71]=&quot;/&quot;;[.C571];[.I571])" office:value-type="string" office:string-value="2017/07/13" calcext:value-type="string">
            <text:p>2017/07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71]=&quot;null&quot;;&quot;null&quot;;[.I57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0" calcext:value-type="float">
            <text:p>29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1];&quot;', &quot;;[.D571];&quot;, &quot;;[.E571];&quot;, '&quot;;[.G571];&quot;', &quot;;[.J571];&quot;, '&quot;;[.K571];&quot;', &quot;;[.L571];&quot;, &quot;;[.M571];&quot;);&quot;)" office:value-type="string" office:string-value="insert into etat_lieux (date_entree_etat_lieux, km_depart, km_arrive, date_sortie_etat_lieux, incident, type_incident, num_contrat_etat_lieux, code_type_etat_lieux_etat_lieux) Values ('2017/07/13', 13135, null, 'null', 0, '...', 290, 1);" calcext:value-type="string">
            <text:p>insert into etat_lieux (date_entree_etat_lieux, km_depart, km_arrive, date_sortie_etat_lieux, incident, type_incident, num_contrat_etat_lieux, code_type_etat_lieux_etat_lieux) Values ('2017/07/13', 13135, null, 'null', 0, '...', 290, 1);</text:p>
          </table:table-cell>
          <table:table-cell table:number-columns-repeated="1010"/>
        </table:table-row>
        <table:table-row table:style-name="ro4">
          <table:table-cell office:value-type="float" office:value="570" calcext:value-type="float">
            <text:p>570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string" calcext:value-type="string">
            <text:p>2017/07/14</text:p>
          </table:table-cell>
          <table:table-cell table:style-name="ce5" office:value-type="float" office:value="7920" calcext:value-type="float">
            <text:p>792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72]=&quot;/&quot;;[.C572];[.I572])" office:value-type="string" office:string-value="2017/07/14" calcext:value-type="string">
            <text:p>2017/07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72]=&quot;null&quot;;&quot;null&quot;;[.I57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1" calcext:value-type="float">
            <text:p>29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2];&quot;', &quot;;[.D572];&quot;, &quot;;[.E572];&quot;, '&quot;;[.G572];&quot;', &quot;;[.J572];&quot;, '&quot;;[.K572];&quot;', &quot;;[.L572];&quot;, &quot;;[.M572];&quot;);&quot;)" office:value-type="string" office:string-value="insert into etat_lieux (date_entree_etat_lieux, km_depart, km_arrive, date_sortie_etat_lieux, incident, type_incident, num_contrat_etat_lieux, code_type_etat_lieux_etat_lieux) Values ('2017/07/14', 7920, null, 'null', 0, '...', 291, 1);" calcext:value-type="string">
            <text:p>insert into etat_lieux (date_entree_etat_lieux, km_depart, km_arrive, date_sortie_etat_lieux, incident, type_incident, num_contrat_etat_lieux, code_type_etat_lieux_etat_lieux) Values ('2017/07/14', 7920, null, 'null', 0, '...', 291, 1);</text:p>
          </table:table-cell>
          <table:table-cell table:number-columns-repeated="1010"/>
        </table:table-row>
        <table:table-row table:style-name="ro4">
          <table:table-cell office:value-type="float" office:value="571" calcext:value-type="float">
            <text:p>571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2017/07/01</text:p>
          </table:table-cell>
          <table:table-cell table:style-name="ce8" office:value-type="float" office:value="20926" calcext:value-type="float">
            <text:p>20926</text:p>
          </table:table-cell>
          <table:table-cell table:style-name="ce8" office:value-type="float" office:value="21002" calcext:value-type="float">
            <text:p>21002</text:p>
          </table:table-cell>
          <table:table-cell table:style-name="ce10" table:formula="of:=IF([.I573]=&quot;/&quot;;[.C573];[.I573])" office:value-type="string" office:string-value="2017/07/15" calcext:value-type="string">
            <text:p>2017/07/15</text:p>
          </table:table-cell>
          <table:table-cell table:style-name="ce10" office:value-type="string" calcext:value-type="string">
            <text:p>2017/07/15</text:p>
          </table:table-cell>
          <table:table-cell table:style-name="ce10" table:formula="of:=IF([.E573]=&quot;null&quot;;&quot;null&quot;;[.I573])" office:value-type="string" office:string-value="2017/07/15" calcext:value-type="string">
            <text:p>2017/07/15</text:p>
          </table:table-cell>
          <table:table-cell table:style-name="ce8" office:value-type="string" calcext:value-type="string">
            <text:p>2017/07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4" calcext:value-type="float">
            <text:p>27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3];&quot;', &quot;;[.D573];&quot;, &quot;;[.E573];&quot;, '&quot;;[.G573];&quot;', &quot;;[.J573];&quot;, '&quot;;[.K573];&quot;', &quot;;[.L573];&quot;, &quot;;[.M573];&quot;);&quot;)" office:value-type="string" office:string-value="insert into etat_lieux (date_entree_etat_lieux, km_depart, km_arrive, date_sortie_etat_lieux, incident, type_incident, num_contrat_etat_lieux, code_type_etat_lieux_etat_lieux) Values ('2017/07/01', 20926, 21002, '2017/07/15', 0, '...', 274, 2);" calcext:value-type="string">
            <text:p>insert into etat_lieux (date_entree_etat_lieux, km_depart, km_arrive, date_sortie_etat_lieux, incident, type_incident, num_contrat_etat_lieux, code_type_etat_lieux_etat_lieux) Values ('2017/07/01', 20926, 21002, '2017/07/15', 0, '...', 274, 2);</text:p>
          </table:table-cell>
          <table:table-cell table:number-columns-repeated="1010"/>
        </table:table-row>
        <table:table-row table:style-name="ro4">
          <table:table-cell office:value-type="float" office:value="572" calcext:value-type="float">
            <text:p>572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2017/07/01</text:p>
          </table:table-cell>
          <table:table-cell table:style-name="ce8" office:value-type="float" office:value="10133" calcext:value-type="float">
            <text:p>10133</text:p>
          </table:table-cell>
          <table:table-cell table:style-name="ce8" office:value-type="float" office:value="10913" calcext:value-type="float">
            <text:p>10913</text:p>
          </table:table-cell>
          <table:table-cell table:style-name="ce10" table:formula="of:=IF([.I574]=&quot;/&quot;;[.C574];[.I574])" office:value-type="string" office:string-value="2017/07/15" calcext:value-type="string">
            <text:p>2017/07/15</text:p>
          </table:table-cell>
          <table:table-cell table:style-name="ce10" office:value-type="string" calcext:value-type="string">
            <text:p>2017/07/15</text:p>
          </table:table-cell>
          <table:table-cell table:style-name="ce10" table:formula="of:=IF([.E574]=&quot;null&quot;;&quot;null&quot;;[.I574])" office:value-type="string" office:string-value="2017/07/15" calcext:value-type="string">
            <text:p>2017/07/15</text:p>
          </table:table-cell>
          <table:table-cell table:style-name="ce8" office:value-type="string" calcext:value-type="string">
            <text:p>2017/07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5" calcext:value-type="float">
            <text:p>27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4];&quot;', &quot;;[.D574];&quot;, &quot;;[.E574];&quot;, '&quot;;[.G574];&quot;', &quot;;[.J574];&quot;, '&quot;;[.K574];&quot;', &quot;;[.L574];&quot;, &quot;;[.M574];&quot;);&quot;)" office:value-type="string" office:string-value="insert into etat_lieux (date_entree_etat_lieux, km_depart, km_arrive, date_sortie_etat_lieux, incident, type_incident, num_contrat_etat_lieux, code_type_etat_lieux_etat_lieux) Values ('2017/07/01', 10133, 10913, '2017/07/15', 0, '...', 275, 2);" calcext:value-type="string">
            <text:p>insert into etat_lieux (date_entree_etat_lieux, km_depart, km_arrive, date_sortie_etat_lieux, incident, type_incident, num_contrat_etat_lieux, code_type_etat_lieux_etat_lieux) Values ('2017/07/01', 10133, 10913, '2017/07/15', 0, '...', 275, 2);</text:p>
          </table:table-cell>
          <table:table-cell table:number-columns-repeated="1010"/>
        </table:table-row>
        <table:table-row table:style-name="ro4">
          <table:table-cell office:value-type="float" office:value="573" calcext:value-type="float">
            <text:p>573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string" calcext:value-type="string">
            <text:p>2017/07/15</text:p>
          </table:table-cell>
          <table:table-cell table:style-name="ce5" office:value-type="float" office:value="6859" calcext:value-type="float">
            <text:p>685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75]=&quot;/&quot;;[.C575];[.I575])" office:value-type="string" office:string-value="2017/07/15" calcext:value-type="string">
            <text:p>2017/07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75]=&quot;null&quot;;&quot;null&quot;;[.I57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2" calcext:value-type="float">
            <text:p>29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5];&quot;', &quot;;[.D575];&quot;, &quot;;[.E575];&quot;, '&quot;;[.G575];&quot;', &quot;;[.J575];&quot;, '&quot;;[.K575];&quot;', &quot;;[.L575];&quot;, &quot;;[.M575];&quot;);&quot;)" office:value-type="string" office:string-value="insert into etat_lieux (date_entree_etat_lieux, km_depart, km_arrive, date_sortie_etat_lieux, incident, type_incident, num_contrat_etat_lieux, code_type_etat_lieux_etat_lieux) Values ('2017/07/15', 6859, null, 'null', 0, '...', 292, 1);" calcext:value-type="string">
            <text:p>insert into etat_lieux (date_entree_etat_lieux, km_depart, km_arrive, date_sortie_etat_lieux, incident, type_incident, num_contrat_etat_lieux, code_type_etat_lieux_etat_lieux) Values ('2017/07/15', 6859, null, 'null', 0, '...', 292, 1);</text:p>
          </table:table-cell>
          <table:table-cell table:number-columns-repeated="1010"/>
        </table:table-row>
        <table:table-row table:style-name="ro4">
          <table:table-cell office:value-type="float" office:value="574" calcext:value-type="float">
            <text:p>574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string" calcext:value-type="string">
            <text:p>2017/07/15</text:p>
          </table:table-cell>
          <table:table-cell table:style-name="ce5" office:value-type="float" office:value="6617" calcext:value-type="float">
            <text:p>661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76]=&quot;/&quot;;[.C576];[.I576])" office:value-type="string" office:string-value="2017/07/15" calcext:value-type="string">
            <text:p>2017/07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76]=&quot;null&quot;;&quot;null&quot;;[.I57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3" calcext:value-type="float">
            <text:p>29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6];&quot;', &quot;;[.D576];&quot;, &quot;;[.E576];&quot;, '&quot;;[.G576];&quot;', &quot;;[.J576];&quot;, '&quot;;[.K576];&quot;', &quot;;[.L576];&quot;, &quot;;[.M576];&quot;);&quot;)" office:value-type="string" office:string-value="insert into etat_lieux (date_entree_etat_lieux, km_depart, km_arrive, date_sortie_etat_lieux, incident, type_incident, num_contrat_etat_lieux, code_type_etat_lieux_etat_lieux) Values ('2017/07/15', 6617, null, 'null', 0, '...', 293, 1);" calcext:value-type="string">
            <text:p>insert into etat_lieux (date_entree_etat_lieux, km_depart, km_arrive, date_sortie_etat_lieux, incident, type_incident, num_contrat_etat_lieux, code_type_etat_lieux_etat_lieux) Values ('2017/07/15', 6617, null, 'null', 0, '...', 293, 1);</text:p>
          </table:table-cell>
          <table:table-cell table:number-columns-repeated="1010"/>
        </table:table-row>
        <table:table-row table:style-name="ro4">
          <table:table-cell office:value-type="float" office:value="575" calcext:value-type="float">
            <text:p>57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string" calcext:value-type="string">
            <text:p>2017/07/15</text:p>
          </table:table-cell>
          <table:table-cell table:style-name="ce5" office:value-type="float" office:value="16975" calcext:value-type="float">
            <text:p>169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77]=&quot;/&quot;;[.C577];[.I577])" office:value-type="string" office:string-value="2017/07/15" calcext:value-type="string">
            <text:p>2017/07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77]=&quot;null&quot;;&quot;null&quot;;[.I57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4" calcext:value-type="float">
            <text:p>29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7];&quot;', &quot;;[.D577];&quot;, &quot;;[.E577];&quot;, '&quot;;[.G577];&quot;', &quot;;[.J577];&quot;, '&quot;;[.K577];&quot;', &quot;;[.L577];&quot;, &quot;;[.M577];&quot;);&quot;)" office:value-type="string" office:string-value="insert into etat_lieux (date_entree_etat_lieux, km_depart, km_arrive, date_sortie_etat_lieux, incident, type_incident, num_contrat_etat_lieux, code_type_etat_lieux_etat_lieux) Values ('2017/07/15', 16975, null, 'null', 0, '...', 294, 1);" calcext:value-type="string">
            <text:p>insert into etat_lieux (date_entree_etat_lieux, km_depart, km_arrive, date_sortie_etat_lieux, incident, type_incident, num_contrat_etat_lieux, code_type_etat_lieux_etat_lieux) Values ('2017/07/15', 16975, null, 'null', 0, '...', 294, 1);</text:p>
          </table:table-cell>
          <table:table-cell table:number-columns-repeated="1010"/>
        </table:table-row>
        <table:table-row table:style-name="ro4">
          <table:table-cell office:value-type="float" office:value="576" calcext:value-type="float">
            <text:p>576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string" calcext:value-type="string">
            <text:p>2017/07/15</text:p>
          </table:table-cell>
          <table:table-cell table:style-name="ce5" office:value-type="float" office:value="10226" calcext:value-type="float">
            <text:p>1022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78]=&quot;/&quot;;[.C578];[.I578])" office:value-type="string" office:string-value="2017/07/15" calcext:value-type="string">
            <text:p>2017/07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78]=&quot;null&quot;;&quot;null&quot;;[.I57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5" calcext:value-type="float">
            <text:p>29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8];&quot;', &quot;;[.D578];&quot;, &quot;;[.E578];&quot;, '&quot;;[.G578];&quot;', &quot;;[.J578];&quot;, '&quot;;[.K578];&quot;', &quot;;[.L578];&quot;, &quot;;[.M578];&quot;);&quot;)" office:value-type="string" office:string-value="insert into etat_lieux (date_entree_etat_lieux, km_depart, km_arrive, date_sortie_etat_lieux, incident, type_incident, num_contrat_etat_lieux, code_type_etat_lieux_etat_lieux) Values ('2017/07/15', 10226, null, 'null', 0, '...', 295, 1);" calcext:value-type="string">
            <text:p>insert into etat_lieux (date_entree_etat_lieux, km_depart, km_arrive, date_sortie_etat_lieux, incident, type_incident, num_contrat_etat_lieux, code_type_etat_lieux_etat_lieux) Values ('2017/07/15', 10226, null, 'null', 0, '...', 295, 1);</text:p>
          </table:table-cell>
          <table:table-cell table:number-columns-repeated="1010"/>
        </table:table-row>
        <table:table-row table:style-name="ro4">
          <table:table-cell office:value-type="float" office:value="577" calcext:value-type="float">
            <text:p>577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2017/07/05</text:p>
          </table:table-cell>
          <table:table-cell table:style-name="ce8" office:value-type="float" office:value="15829" calcext:value-type="float">
            <text:p>15829</text:p>
          </table:table-cell>
          <table:table-cell table:style-name="ce8" office:value-type="float" office:value="16592" calcext:value-type="float">
            <text:p>16592</text:p>
          </table:table-cell>
          <table:table-cell table:style-name="ce10" table:formula="of:=IF([.I579]=&quot;/&quot;;[.C579];[.I579])" office:value-type="string" office:string-value="2017/07/16" calcext:value-type="string">
            <text:p>2017/07/16</text:p>
          </table:table-cell>
          <table:table-cell table:style-name="ce10" office:value-type="string" calcext:value-type="string">
            <text:p>2017/07/16</text:p>
          </table:table-cell>
          <table:table-cell table:style-name="ce10" table:formula="of:=IF([.E579]=&quot;null&quot;;&quot;null&quot;;[.I579])" office:value-type="string" office:string-value="2017/07/16" calcext:value-type="string">
            <text:p>2017/07/16</text:p>
          </table:table-cell>
          <table:table-cell table:style-name="ce8" office:value-type="string" calcext:value-type="string">
            <text:p>2017/07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9" calcext:value-type="float">
            <text:p>27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79];&quot;', &quot;;[.D579];&quot;, &quot;;[.E579];&quot;, '&quot;;[.G579];&quot;', &quot;;[.J579];&quot;, '&quot;;[.K579];&quot;', &quot;;[.L579];&quot;, &quot;;[.M579];&quot;);&quot;)" office:value-type="string" office:string-value="insert into etat_lieux (date_entree_etat_lieux, km_depart, km_arrive, date_sortie_etat_lieux, incident, type_incident, num_contrat_etat_lieux, code_type_etat_lieux_etat_lieux) Values ('2017/07/05', 15829, 16592, '2017/07/16', 0, '...', 279, 2);" calcext:value-type="string">
            <text:p>insert into etat_lieux (date_entree_etat_lieux, km_depart, km_arrive, date_sortie_etat_lieux, incident, type_incident, num_contrat_etat_lieux, code_type_etat_lieux_etat_lieux) Values ('2017/07/05', 15829, 16592, '2017/07/16', 0, '...', 279, 2);</text:p>
          </table:table-cell>
          <table:table-cell table:number-columns-repeated="1010"/>
        </table:table-row>
        <table:table-row table:style-name="ro4">
          <table:table-cell office:value-type="float" office:value="578" calcext:value-type="float">
            <text:p>578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string" calcext:value-type="string">
            <text:p>2017/07/16</text:p>
          </table:table-cell>
          <table:table-cell table:style-name="ce5" office:value-type="float" office:value="18066" calcext:value-type="float">
            <text:p>1806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80]=&quot;/&quot;;[.C580];[.I580])" office:value-type="string" office:string-value="2017/07/16" calcext:value-type="string">
            <text:p>2017/07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80]=&quot;null&quot;;&quot;null&quot;;[.I58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6" calcext:value-type="float">
            <text:p>29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0];&quot;', &quot;;[.D580];&quot;, &quot;;[.E580];&quot;, '&quot;;[.G580];&quot;', &quot;;[.J580];&quot;, '&quot;;[.K580];&quot;', &quot;;[.L580];&quot;, &quot;;[.M580];&quot;);&quot;)" office:value-type="string" office:string-value="insert into etat_lieux (date_entree_etat_lieux, km_depart, km_arrive, date_sortie_etat_lieux, incident, type_incident, num_contrat_etat_lieux, code_type_etat_lieux_etat_lieux) Values ('2017/07/16', 18066, null, 'null', 0, '...', 296, 1);" calcext:value-type="string">
            <text:p>insert into etat_lieux (date_entree_etat_lieux, km_depart, km_arrive, date_sortie_etat_lieux, incident, type_incident, num_contrat_etat_lieux, code_type_etat_lieux_etat_lieux) Values ('2017/07/16', 18066, null, 'null', 0, '...', 296, 1);</text:p>
          </table:table-cell>
          <table:table-cell table:number-columns-repeated="1010"/>
        </table:table-row>
        <table:table-row table:style-name="ro4">
          <table:table-cell office:value-type="float" office:value="579" calcext:value-type="float">
            <text:p>579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string" calcext:value-type="string">
            <text:p>2017/07/12</text:p>
          </table:table-cell>
          <table:table-cell table:style-name="ce8" office:value-type="float" office:value="25335" calcext:value-type="float">
            <text:p>25335</text:p>
          </table:table-cell>
          <table:table-cell table:style-name="ce8" office:value-type="float" office:value="26062" calcext:value-type="float">
            <text:p>26062</text:p>
          </table:table-cell>
          <table:table-cell table:style-name="ce10" table:formula="of:=IF([.I581]=&quot;/&quot;;[.C581];[.I581])" office:value-type="string" office:string-value="2017/07/17" calcext:value-type="string">
            <text:p>2017/07/17</text:p>
          </table:table-cell>
          <table:table-cell table:style-name="ce10" office:value-type="string" calcext:value-type="string">
            <text:p>2017/07/17</text:p>
          </table:table-cell>
          <table:table-cell table:style-name="ce10" table:formula="of:=IF([.E581]=&quot;null&quot;;&quot;null&quot;;[.I581])" office:value-type="string" office:string-value="2017/07/17" calcext:value-type="string">
            <text:p>2017/07/17</text:p>
          </table:table-cell>
          <table:table-cell table:style-name="ce8" office:value-type="string" calcext:value-type="string">
            <text:p>2017/07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8" calcext:value-type="float">
            <text:p>28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1];&quot;', &quot;;[.D581];&quot;, &quot;;[.E581];&quot;, '&quot;;[.G581];&quot;', &quot;;[.J581];&quot;, '&quot;;[.K581];&quot;', &quot;;[.L581];&quot;, &quot;;[.M581];&quot;);&quot;)" office:value-type="string" office:string-value="insert into etat_lieux (date_entree_etat_lieux, km_depart, km_arrive, date_sortie_etat_lieux, incident, type_incident, num_contrat_etat_lieux, code_type_etat_lieux_etat_lieux) Values ('2017/07/12', 25335, 26062, '2017/07/17', 0, '...', 288, 2);" calcext:value-type="string">
            <text:p>insert into etat_lieux (date_entree_etat_lieux, km_depart, km_arrive, date_sortie_etat_lieux, incident, type_incident, num_contrat_etat_lieux, code_type_etat_lieux_etat_lieux) Values ('2017/07/12', 25335, 26062, '2017/07/17', 0, '...', 288, 2);</text:p>
          </table:table-cell>
          <table:table-cell table:number-columns-repeated="1010"/>
        </table:table-row>
        <table:table-row table:style-name="ro4">
          <table:table-cell office:value-type="float" office:value="580" calcext:value-type="float">
            <text:p>580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string" calcext:value-type="string">
            <text:p>2017/07/17</text:p>
          </table:table-cell>
          <table:table-cell table:style-name="ce5" office:value-type="float" office:value="3343" calcext:value-type="float">
            <text:p>33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82]=&quot;/&quot;;[.C582];[.I582])" office:value-type="string" office:string-value="2017/07/17" calcext:value-type="string">
            <text:p>2017/07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82]=&quot;null&quot;;&quot;null&quot;;[.I5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7" calcext:value-type="float">
            <text:p>29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2];&quot;', &quot;;[.D582];&quot;, &quot;;[.E582];&quot;, '&quot;;[.G582];&quot;', &quot;;[.J582];&quot;, '&quot;;[.K582];&quot;', &quot;;[.L582];&quot;, &quot;;[.M582];&quot;);&quot;)" office:value-type="string" office:string-value="insert into etat_lieux (date_entree_etat_lieux, km_depart, km_arrive, date_sortie_etat_lieux, incident, type_incident, num_contrat_etat_lieux, code_type_etat_lieux_etat_lieux) Values ('2017/07/17', 3343, null, 'null', 0, '...', 297, 1);" calcext:value-type="string">
            <text:p>insert into etat_lieux (date_entree_etat_lieux, km_depart, km_arrive, date_sortie_etat_lieux, incident, type_incident, num_contrat_etat_lieux, code_type_etat_lieux_etat_lieux) Values ('2017/07/17', 3343, null, 'null', 0, '...', 297, 1);</text:p>
          </table:table-cell>
          <table:table-cell table:number-columns-repeated="1010"/>
        </table:table-row>
        <table:table-row table:style-name="ro4">
          <table:table-cell office:value-type="float" office:value="581" calcext:value-type="float">
            <text:p>581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string" calcext:value-type="string">
            <text:p>2017/07/17</text:p>
          </table:table-cell>
          <table:table-cell table:style-name="ce5" office:value-type="float" office:value="11380" calcext:value-type="float">
            <text:p>1138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83]=&quot;/&quot;;[.C583];[.I583])" office:value-type="string" office:string-value="2017/07/17" calcext:value-type="string">
            <text:p>2017/07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83]=&quot;null&quot;;&quot;null&quot;;[.I58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8" calcext:value-type="float">
            <text:p>29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3];&quot;', &quot;;[.D583];&quot;, &quot;;[.E583];&quot;, '&quot;;[.G583];&quot;', &quot;;[.J583];&quot;, '&quot;;[.K583];&quot;', &quot;;[.L583];&quot;, &quot;;[.M583];&quot;);&quot;)" office:value-type="string" office:string-value="insert into etat_lieux (date_entree_etat_lieux, km_depart, km_arrive, date_sortie_etat_lieux, incident, type_incident, num_contrat_etat_lieux, code_type_etat_lieux_etat_lieux) Values ('2017/07/17', 11380, null, 'null', 0, '...', 298, 1);" calcext:value-type="string">
            <text:p>insert into etat_lieux (date_entree_etat_lieux, km_depart, km_arrive, date_sortie_etat_lieux, incident, type_incident, num_contrat_etat_lieux, code_type_etat_lieux_etat_lieux) Values ('2017/07/17', 11380, null, 'null', 0, '...', 298, 1);</text:p>
          </table:table-cell>
          <table:table-cell table:number-columns-repeated="1010"/>
        </table:table-row>
        <table:table-row table:style-name="ro4">
          <table:table-cell office:value-type="float" office:value="582" calcext:value-type="float">
            <text:p>582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string" calcext:value-type="string">
            <text:p>2017/07/18</text:p>
          </table:table-cell>
          <table:table-cell table:style-name="ce5" office:value-type="float" office:value="6645" calcext:value-type="float">
            <text:p>66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84]=&quot;/&quot;;[.C584];[.I584])" office:value-type="string" office:string-value="2017/07/18" calcext:value-type="string">
            <text:p>2017/07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84]=&quot;null&quot;;&quot;null&quot;;[.I58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299" calcext:value-type="float">
            <text:p>29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4];&quot;', &quot;;[.D584];&quot;, &quot;;[.E584];&quot;, '&quot;;[.G584];&quot;', &quot;;[.J584];&quot;, '&quot;;[.K584];&quot;', &quot;;[.L584];&quot;, &quot;;[.M584];&quot;);&quot;)" office:value-type="string" office:string-value="insert into etat_lieux (date_entree_etat_lieux, km_depart, km_arrive, date_sortie_etat_lieux, incident, type_incident, num_contrat_etat_lieux, code_type_etat_lieux_etat_lieux) Values ('2017/07/18', 6645, null, 'null', 0, '...', 299, 1);" calcext:value-type="string">
            <text:p>insert into etat_lieux (date_entree_etat_lieux, km_depart, km_arrive, date_sortie_etat_lieux, incident, type_incident, num_contrat_etat_lieux, code_type_etat_lieux_etat_lieux) Values ('2017/07/18', 6645, null, 'null', 0, '...', 299, 1);</text:p>
          </table:table-cell>
          <table:table-cell table:number-columns-repeated="1010"/>
        </table:table-row>
        <table:table-row table:style-name="ro4">
          <table:table-cell office:value-type="float" office:value="583" calcext:value-type="float">
            <text:p>583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2017/07/18</text:p>
          </table:table-cell>
          <table:table-cell table:style-name="ce5" office:value-type="float" office:value="9285" calcext:value-type="float">
            <text:p>928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85]=&quot;/&quot;;[.C585];[.I585])" office:value-type="string" office:string-value="2017/07/18" calcext:value-type="string">
            <text:p>2017/07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85]=&quot;null&quot;;&quot;null&quot;;[.I58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0" calcext:value-type="float">
            <text:p>30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5];&quot;', &quot;;[.D585];&quot;, &quot;;[.E585];&quot;, '&quot;;[.G585];&quot;', &quot;;[.J585];&quot;, '&quot;;[.K585];&quot;', &quot;;[.L585];&quot;, &quot;;[.M585];&quot;);&quot;)" office:value-type="string" office:string-value="insert into etat_lieux (date_entree_etat_lieux, km_depart, km_arrive, date_sortie_etat_lieux, incident, type_incident, num_contrat_etat_lieux, code_type_etat_lieux_etat_lieux) Values ('2017/07/18', 9285, null, 'null', 0, '...', 300, 1);" calcext:value-type="string">
            <text:p>insert into etat_lieux (date_entree_etat_lieux, km_depart, km_arrive, date_sortie_etat_lieux, incident, type_incident, num_contrat_etat_lieux, code_type_etat_lieux_etat_lieux) Values ('2017/07/18', 9285, null, 'null', 0, '...', 300, 1);</text:p>
          </table:table-cell>
          <table:table-cell table:number-columns-repeated="1010"/>
        </table:table-row>
        <table:table-row table:style-name="ro4">
          <table:table-cell office:value-type="float" office:value="584" calcext:value-type="float">
            <text:p>584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2017/07/04</text:p>
          </table:table-cell>
          <table:table-cell table:style-name="ce8" office:value-type="float" office:value="25124" calcext:value-type="float">
            <text:p>25124</text:p>
          </table:table-cell>
          <table:table-cell table:style-name="ce8" office:value-type="float" office:value="25679" calcext:value-type="float">
            <text:p>25679</text:p>
          </table:table-cell>
          <table:table-cell table:style-name="ce10" table:formula="of:=IF([.I586]=&quot;/&quot;;[.C586];[.I586])" office:value-type="string" office:string-value="2017/07/19" calcext:value-type="string">
            <text:p>2017/07/19</text:p>
          </table:table-cell>
          <table:table-cell table:style-name="ce10" office:value-type="string" calcext:value-type="string">
            <text:p>2017/07/19</text:p>
          </table:table-cell>
          <table:table-cell table:style-name="ce10" table:formula="of:=IF([.E586]=&quot;null&quot;;&quot;null&quot;;[.I586])" office:value-type="string" office:string-value="2017/07/19" calcext:value-type="string">
            <text:p>2017/07/19</text:p>
          </table:table-cell>
          <table:table-cell table:style-name="ce8" office:value-type="string" calcext:value-type="string">
            <text:p>2017/07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78" calcext:value-type="float">
            <text:p>27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6];&quot;', &quot;;[.D586];&quot;, &quot;;[.E586];&quot;, '&quot;;[.G586];&quot;', &quot;;[.J586];&quot;, '&quot;;[.K586];&quot;', &quot;;[.L586];&quot;, &quot;;[.M586];&quot;);&quot;)" office:value-type="string" office:string-value="insert into etat_lieux (date_entree_etat_lieux, km_depart, km_arrive, date_sortie_etat_lieux, incident, type_incident, num_contrat_etat_lieux, code_type_etat_lieux_etat_lieux) Values ('2017/07/04', 25124, 25679, '2017/07/19', 0, '...', 278, 2);" calcext:value-type="string">
            <text:p>insert into etat_lieux (date_entree_etat_lieux, km_depart, km_arrive, date_sortie_etat_lieux, incident, type_incident, num_contrat_etat_lieux, code_type_etat_lieux_etat_lieux) Values ('2017/07/04', 25124, 25679, '2017/07/19', 0, '...', 278, 2);</text:p>
          </table:table-cell>
          <table:table-cell table:number-columns-repeated="1010"/>
        </table:table-row>
        <table:table-row table:style-name="ro4">
          <table:table-cell office:value-type="float" office:value="585" calcext:value-type="float">
            <text:p>585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2017/07/09</text:p>
          </table:table-cell>
          <table:table-cell table:style-name="ce8" office:value-type="float" office:value="13278" calcext:value-type="float">
            <text:p>13278</text:p>
          </table:table-cell>
          <table:table-cell table:style-name="ce8" office:value-type="float" office:value="14508" calcext:value-type="float">
            <text:p>14508</text:p>
          </table:table-cell>
          <table:table-cell table:style-name="ce10" table:formula="of:=IF([.I587]=&quot;/&quot;;[.C587];[.I587])" office:value-type="string" office:string-value="2017/07/19" calcext:value-type="string">
            <text:p>2017/07/19</text:p>
          </table:table-cell>
          <table:table-cell table:style-name="ce10" office:value-type="string" calcext:value-type="string">
            <text:p>2017/07/19</text:p>
          </table:table-cell>
          <table:table-cell table:style-name="ce10" table:formula="of:=IF([.E587]=&quot;null&quot;;&quot;null&quot;;[.I587])" office:value-type="string" office:string-value="2017/07/19" calcext:value-type="string">
            <text:p>2017/07/19</text:p>
          </table:table-cell>
          <table:table-cell table:style-name="ce8" office:value-type="string" calcext:value-type="string">
            <text:p>2017/07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3" calcext:value-type="float">
            <text:p>28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7];&quot;', &quot;;[.D587];&quot;, &quot;;[.E587];&quot;, '&quot;;[.G587];&quot;', &quot;;[.J587];&quot;, '&quot;;[.K587];&quot;', &quot;;[.L587];&quot;, &quot;;[.M587];&quot;);&quot;)" office:value-type="string" office:string-value="insert into etat_lieux (date_entree_etat_lieux, km_depart, km_arrive, date_sortie_etat_lieux, incident, type_incident, num_contrat_etat_lieux, code_type_etat_lieux_etat_lieux) Values ('2017/07/09', 13278, 14508, '2017/07/19', 0, '...', 283, 2);" calcext:value-type="string">
            <text:p>insert into etat_lieux (date_entree_etat_lieux, km_depart, km_arrive, date_sortie_etat_lieux, incident, type_incident, num_contrat_etat_lieux, code_type_etat_lieux_etat_lieux) Values ('2017/07/09', 13278, 14508, '2017/07/19', 0, '...', 283, 2);</text:p>
          </table:table-cell>
          <table:table-cell table:number-columns-repeated="1010"/>
        </table:table-row>
        <table:table-row table:style-name="ro4">
          <table:table-cell office:value-type="float" office:value="586" calcext:value-type="float">
            <text:p>58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2017/07/18</text:p>
          </table:table-cell>
          <table:table-cell table:style-name="ce8" office:value-type="float" office:value="9285" calcext:value-type="float">
            <text:p>9285</text:p>
          </table:table-cell>
          <table:table-cell table:style-name="ce8" office:value-type="float" office:value="9824" calcext:value-type="float">
            <text:p>9824</text:p>
          </table:table-cell>
          <table:table-cell table:style-name="ce10" table:formula="of:=IF([.I588]=&quot;/&quot;;[.C588];[.I588])" office:value-type="string" office:string-value="2017/07/19" calcext:value-type="string">
            <text:p>2017/07/19</text:p>
          </table:table-cell>
          <table:table-cell table:style-name="ce10" office:value-type="string" calcext:value-type="string">
            <text:p>2017/07/19</text:p>
          </table:table-cell>
          <table:table-cell table:style-name="ce10" table:formula="of:=IF([.E588]=&quot;null&quot;;&quot;null&quot;;[.I588])" office:value-type="string" office:string-value="2017/07/19" calcext:value-type="string">
            <text:p>2017/07/19</text:p>
          </table:table-cell>
          <table:table-cell table:style-name="ce8" office:value-type="string" calcext:value-type="string">
            <text:p>2017/07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0" calcext:value-type="float">
            <text:p>30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8];&quot;', &quot;;[.D588];&quot;, &quot;;[.E588];&quot;, '&quot;;[.G588];&quot;', &quot;;[.J588];&quot;, '&quot;;[.K588];&quot;', &quot;;[.L588];&quot;, &quot;;[.M588];&quot;);&quot;)" office:value-type="string" office:string-value="insert into etat_lieux (date_entree_etat_lieux, km_depart, km_arrive, date_sortie_etat_lieux, incident, type_incident, num_contrat_etat_lieux, code_type_etat_lieux_etat_lieux) Values ('2017/07/18', 9285, 9824, '2017/07/19', 0, '...', 300, 2);" calcext:value-type="string">
            <text:p>insert into etat_lieux (date_entree_etat_lieux, km_depart, km_arrive, date_sortie_etat_lieux, incident, type_incident, num_contrat_etat_lieux, code_type_etat_lieux_etat_lieux) Values ('2017/07/18', 9285, 9824, '2017/07/19', 0, '...', 300, 2);</text:p>
          </table:table-cell>
          <table:table-cell table:number-columns-repeated="1010"/>
        </table:table-row>
        <table:table-row table:style-name="ro4">
          <table:table-cell office:value-type="float" office:value="587" calcext:value-type="float">
            <text:p>587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string" calcext:value-type="string">
            <text:p>2017/07/10</text:p>
          </table:table-cell>
          <table:table-cell table:style-name="ce8" office:value-type="float" office:value="28143" calcext:value-type="float">
            <text:p>28143</text:p>
          </table:table-cell>
          <table:table-cell table:style-name="ce8" office:value-type="float" office:value="29456" calcext:value-type="float">
            <text:p>29456</text:p>
          </table:table-cell>
          <table:table-cell table:style-name="ce10" table:formula="of:=IF([.I589]=&quot;/&quot;;[.C589];[.I589])" office:value-type="string" office:string-value="2017/07/20" calcext:value-type="string">
            <text:p>2017/07/20</text:p>
          </table:table-cell>
          <table:table-cell table:style-name="ce10" office:value-type="string" calcext:value-type="string">
            <text:p>2017/07/20</text:p>
          </table:table-cell>
          <table:table-cell table:style-name="ce10" table:formula="of:=IF([.E589]=&quot;null&quot;;&quot;null&quot;;[.I589])" office:value-type="string" office:string-value="2017/07/20" calcext:value-type="string">
            <text:p>2017/07/20</text:p>
          </table:table-cell>
          <table:table-cell table:style-name="ce8" office:value-type="string" calcext:value-type="string">
            <text:p>2017/07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5" calcext:value-type="float">
            <text:p>28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89];&quot;', &quot;;[.D589];&quot;, &quot;;[.E589];&quot;, '&quot;;[.G589];&quot;', &quot;;[.J589];&quot;, '&quot;;[.K589];&quot;', &quot;;[.L589];&quot;, &quot;;[.M589];&quot;);&quot;)" office:value-type="string" office:string-value="insert into etat_lieux (date_entree_etat_lieux, km_depart, km_arrive, date_sortie_etat_lieux, incident, type_incident, num_contrat_etat_lieux, code_type_etat_lieux_etat_lieux) Values ('2017/07/10', 28143, 29456, '2017/07/20', 0, '...', 285, 2);" calcext:value-type="string">
            <text:p>insert into etat_lieux (date_entree_etat_lieux, km_depart, km_arrive, date_sortie_etat_lieux, incident, type_incident, num_contrat_etat_lieux, code_type_etat_lieux_etat_lieux) Values ('2017/07/10', 28143, 29456, '2017/07/20', 0, '...', 285, 2);</text:p>
          </table:table-cell>
          <table:table-cell table:number-columns-repeated="1010"/>
        </table:table-row>
        <table:table-row table:style-name="ro4">
          <table:table-cell office:value-type="float" office:value="588" calcext:value-type="float">
            <text:p>588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string" calcext:value-type="string">
            <text:p>2017/07/20</text:p>
          </table:table-cell>
          <table:table-cell table:style-name="ce5" office:value-type="float" office:value="16036" calcext:value-type="float">
            <text:p>1603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90]=&quot;/&quot;;[.C590];[.I590])" office:value-type="string" office:string-value="2017/07/20" calcext:value-type="string">
            <text:p>2017/07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90]=&quot;null&quot;;&quot;null&quot;;[.I59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1" calcext:value-type="float">
            <text:p>30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0];&quot;', &quot;;[.D590];&quot;, &quot;;[.E590];&quot;, '&quot;;[.G590];&quot;', &quot;;[.J590];&quot;, '&quot;;[.K590];&quot;', &quot;;[.L590];&quot;, &quot;;[.M590];&quot;);&quot;)" office:value-type="string" office:string-value="insert into etat_lieux (date_entree_etat_lieux, km_depart, km_arrive, date_sortie_etat_lieux, incident, type_incident, num_contrat_etat_lieux, code_type_etat_lieux_etat_lieux) Values ('2017/07/20', 16036, null, 'null', 0, '...', 301, 1);" calcext:value-type="string">
            <text:p>insert into etat_lieux (date_entree_etat_lieux, km_depart, km_arrive, date_sortie_etat_lieux, incident, type_incident, num_contrat_etat_lieux, code_type_etat_lieux_etat_lieux) Values ('2017/07/20', 16036, null, 'null', 0, '...', 301, 1);</text:p>
          </table:table-cell>
          <table:table-cell table:number-columns-repeated="1010"/>
        </table:table-row>
        <table:table-row table:style-name="ro4">
          <table:table-cell office:value-type="float" office:value="589" calcext:value-type="float">
            <text:p>589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string" calcext:value-type="string">
            <text:p>2017/07/20</text:p>
          </table:table-cell>
          <table:table-cell table:style-name="ce5" office:value-type="float" office:value="24565" calcext:value-type="float">
            <text:p>2456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91]=&quot;/&quot;;[.C591];[.I591])" office:value-type="string" office:string-value="2017/07/20" calcext:value-type="string">
            <text:p>2017/07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91]=&quot;null&quot;;&quot;null&quot;;[.I59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2" calcext:value-type="float">
            <text:p>30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1];&quot;', &quot;;[.D591];&quot;, &quot;;[.E591];&quot;, '&quot;;[.G591];&quot;', &quot;;[.J591];&quot;, '&quot;;[.K591];&quot;', &quot;;[.L591];&quot;, &quot;;[.M591];&quot;);&quot;)" office:value-type="string" office:string-value="insert into etat_lieux (date_entree_etat_lieux, km_depart, km_arrive, date_sortie_etat_lieux, incident, type_incident, num_contrat_etat_lieux, code_type_etat_lieux_etat_lieux) Values ('2017/07/20', 24565, null, 'null', 0, '...', 302, 1);" calcext:value-type="string">
            <text:p>insert into etat_lieux (date_entree_etat_lieux, km_depart, km_arrive, date_sortie_etat_lieux, incident, type_incident, num_contrat_etat_lieux, code_type_etat_lieux_etat_lieux) Values ('2017/07/20', 24565, null, 'null', 0, '...', 302, 1);</text:p>
          </table:table-cell>
          <table:table-cell table:number-columns-repeated="1010"/>
        </table:table-row>
        <table:table-row table:style-name="ro4">
          <table:table-cell office:value-type="float" office:value="590" calcext:value-type="float">
            <text:p>590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string" calcext:value-type="string">
            <text:p>2017/07/11</text:p>
          </table:table-cell>
          <table:table-cell table:style-name="ce8" office:value-type="float" office:value="9837" calcext:value-type="float">
            <text:p>9837</text:p>
          </table:table-cell>
          <table:table-cell table:style-name="ce8" office:value-type="float" office:value="10268" calcext:value-type="float">
            <text:p>10268</text:p>
          </table:table-cell>
          <table:table-cell table:style-name="ce10" table:formula="of:=IF([.I592]=&quot;/&quot;;[.C592];[.I592])" office:value-type="string" office:string-value="2017/07/21" calcext:value-type="string">
            <text:p>2017/07/21</text:p>
          </table:table-cell>
          <table:table-cell table:style-name="ce10" office:value-type="string" calcext:value-type="string">
            <text:p>2017/07/21</text:p>
          </table:table-cell>
          <table:table-cell table:style-name="ce10" table:formula="of:=IF([.E592]=&quot;null&quot;;&quot;null&quot;;[.I592])" office:value-type="string" office:string-value="2017/07/21" calcext:value-type="string">
            <text:p>2017/07/21</text:p>
          </table:table-cell>
          <table:table-cell table:style-name="ce8" office:value-type="string" calcext:value-type="string">
            <text:p>2017/07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6" calcext:value-type="float">
            <text:p>28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2];&quot;', &quot;;[.D592];&quot;, &quot;;[.E592];&quot;, '&quot;;[.G592];&quot;', &quot;;[.J592];&quot;, '&quot;;[.K592];&quot;', &quot;;[.L592];&quot;, &quot;;[.M592];&quot;);&quot;)" office:value-type="string" office:string-value="insert into etat_lieux (date_entree_etat_lieux, km_depart, km_arrive, date_sortie_etat_lieux, incident, type_incident, num_contrat_etat_lieux, code_type_etat_lieux_etat_lieux) Values ('2017/07/11', 9837, 10268, '2017/07/21', 0, '...', 286, 2);" calcext:value-type="string">
            <text:p>insert into etat_lieux (date_entree_etat_lieux, km_depart, km_arrive, date_sortie_etat_lieux, incident, type_incident, num_contrat_etat_lieux, code_type_etat_lieux_etat_lieux) Values ('2017/07/11', 9837, 10268, '2017/07/21', 0, '...', 286, 2);</text:p>
          </table:table-cell>
          <table:table-cell table:number-columns-repeated="1010"/>
        </table:table-row>
        <table:table-row table:style-name="ro4">
          <table:table-cell office:value-type="float" office:value="591" calcext:value-type="float">
            <text:p>591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string" calcext:value-type="string">
            <text:p>2017/07/12</text:p>
          </table:table-cell>
          <table:table-cell table:style-name="ce8" office:value-type="float" office:value="16052" calcext:value-type="float">
            <text:p>16052</text:p>
          </table:table-cell>
          <table:table-cell table:style-name="ce8" office:value-type="float" office:value="16834" calcext:value-type="float">
            <text:p>16834</text:p>
          </table:table-cell>
          <table:table-cell table:style-name="ce10" table:formula="of:=IF([.I593]=&quot;/&quot;;[.C593];[.I593])" office:value-type="string" office:string-value="2017/07/21" calcext:value-type="string">
            <text:p>2017/07/21</text:p>
          </table:table-cell>
          <table:table-cell table:style-name="ce10" office:value-type="string" calcext:value-type="string">
            <text:p>2017/07/21</text:p>
          </table:table-cell>
          <table:table-cell table:style-name="ce10" table:formula="of:=IF([.E593]=&quot;null&quot;;&quot;null&quot;;[.I593])" office:value-type="string" office:string-value="2017/07/21" calcext:value-type="string">
            <text:p>2017/07/21</text:p>
          </table:table-cell>
          <table:table-cell table:style-name="ce8" office:value-type="string" calcext:value-type="string">
            <text:p>2017/07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7" calcext:value-type="float">
            <text:p>28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3];&quot;', &quot;;[.D593];&quot;, &quot;;[.E593];&quot;, '&quot;;[.G593];&quot;', &quot;;[.J593];&quot;, '&quot;;[.K593];&quot;', &quot;;[.L593];&quot;, &quot;;[.M593];&quot;);&quot;)" office:value-type="string" office:string-value="insert into etat_lieux (date_entree_etat_lieux, km_depart, km_arrive, date_sortie_etat_lieux, incident, type_incident, num_contrat_etat_lieux, code_type_etat_lieux_etat_lieux) Values ('2017/07/12', 16052, 16834, '2017/07/21', 0, '...', 287, 2);" calcext:value-type="string">
            <text:p>insert into etat_lieux (date_entree_etat_lieux, km_depart, km_arrive, date_sortie_etat_lieux, incident, type_incident, num_contrat_etat_lieux, code_type_etat_lieux_etat_lieux) Values ('2017/07/12', 16052, 16834, '2017/07/21', 0, '...', 287, 2);</text:p>
          </table:table-cell>
          <table:table-cell table:number-columns-repeated="1010"/>
        </table:table-row>
        <table:table-row table:style-name="ro4">
          <table:table-cell office:value-type="float" office:value="592" calcext:value-type="float">
            <text:p>592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string" calcext:value-type="string">
            <text:p>2017/07/15</text:p>
          </table:table-cell>
          <table:table-cell table:style-name="ce8" office:value-type="float" office:value="6859" calcext:value-type="float">
            <text:p>6859</text:p>
          </table:table-cell>
          <table:table-cell table:style-name="ce8" office:value-type="float" office:value="7358" calcext:value-type="float">
            <text:p>7358</text:p>
          </table:table-cell>
          <table:table-cell table:style-name="ce10" table:formula="of:=IF([.I594]=&quot;/&quot;;[.C594];[.I594])" office:value-type="string" office:string-value="2017/07/21" calcext:value-type="string">
            <text:p>2017/07/21</text:p>
          </table:table-cell>
          <table:table-cell table:style-name="ce10" office:value-type="string" calcext:value-type="string">
            <text:p>2017/07/21</text:p>
          </table:table-cell>
          <table:table-cell table:style-name="ce10" table:formula="of:=IF([.E594]=&quot;null&quot;;&quot;null&quot;;[.I594])" office:value-type="string" office:string-value="2017/07/21" calcext:value-type="string">
            <text:p>2017/07/21</text:p>
          </table:table-cell>
          <table:table-cell table:style-name="ce8" office:value-type="string" calcext:value-type="string">
            <text:p>2017/07/21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ayure carroserie</text:p>
          </table:table-cell>
          <table:table-cell table:style-name="ce18" office:value-type="float" office:value="292" calcext:value-type="float">
            <text:p>29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4];&quot;', &quot;;[.D594];&quot;, &quot;;[.E594];&quot;, '&quot;;[.G594];&quot;', &quot;;[.J594];&quot;, '&quot;;[.K594];&quot;', &quot;;[.L594];&quot;, &quot;;[.M594];&quot;);&quot;)" office:value-type="string" office:string-value="insert into etat_lieux (date_entree_etat_lieux, km_depart, km_arrive, date_sortie_etat_lieux, incident, type_incident, num_contrat_etat_lieux, code_type_etat_lieux_etat_lieux) Values ('2017/07/15', 6859, 7358, '2017/07/21', 1, 'rayure carroserie', 292, 2);" calcext:value-type="string">
            <text:p>insert into etat_lieux (date_entree_etat_lieux, km_depart, km_arrive, date_sortie_etat_lieux, incident, type_incident, num_contrat_etat_lieux, code_type_etat_lieux_etat_lieux) Values ('2017/07/15', 6859, 7358, '2017/07/21', 1, 'rayure carroserie', 292, 2);</text:p>
          </table:table-cell>
          <table:table-cell table:number-columns-repeated="1010"/>
        </table:table-row>
        <table:table-row table:style-name="ro4">
          <table:table-cell office:value-type="float" office:value="593" calcext:value-type="float">
            <text:p>593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string" calcext:value-type="string">
            <text:p>2017/07/16</text:p>
          </table:table-cell>
          <table:table-cell table:style-name="ce8" office:value-type="float" office:value="18066" calcext:value-type="float">
            <text:p>18066</text:p>
          </table:table-cell>
          <table:table-cell table:style-name="ce8" office:value-type="float" office:value="18687" calcext:value-type="float">
            <text:p>18687</text:p>
          </table:table-cell>
          <table:table-cell table:style-name="ce10" table:formula="of:=IF([.I595]=&quot;/&quot;;[.C595];[.I595])" office:value-type="string" office:string-value="2017/07/21" calcext:value-type="string">
            <text:p>2017/07/21</text:p>
          </table:table-cell>
          <table:table-cell table:style-name="ce10" office:value-type="string" calcext:value-type="string">
            <text:p>2017/07/21</text:p>
          </table:table-cell>
          <table:table-cell table:style-name="ce10" table:formula="of:=IF([.E595]=&quot;null&quot;;&quot;null&quot;;[.I595])" office:value-type="string" office:string-value="2017/07/21" calcext:value-type="string">
            <text:p>2017/07/21</text:p>
          </table:table-cell>
          <table:table-cell table:style-name="ce8" office:value-type="string" calcext:value-type="string">
            <text:p>2017/07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6" calcext:value-type="float">
            <text:p>29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5];&quot;', &quot;;[.D595];&quot;, &quot;;[.E595];&quot;, '&quot;;[.G595];&quot;', &quot;;[.J595];&quot;, '&quot;;[.K595];&quot;', &quot;;[.L595];&quot;, &quot;;[.M595];&quot;);&quot;)" office:value-type="string" office:string-value="insert into etat_lieux (date_entree_etat_lieux, km_depart, km_arrive, date_sortie_etat_lieux, incident, type_incident, num_contrat_etat_lieux, code_type_etat_lieux_etat_lieux) Values ('2017/07/16', 18066, 18687, '2017/07/21', 0, '...', 296, 2);" calcext:value-type="string">
            <text:p>insert into etat_lieux (date_entree_etat_lieux, km_depart, km_arrive, date_sortie_etat_lieux, incident, type_incident, num_contrat_etat_lieux, code_type_etat_lieux_etat_lieux) Values ('2017/07/16', 18066, 18687, '2017/07/21', 0, '...', 296, 2);</text:p>
          </table:table-cell>
          <table:table-cell table:number-columns-repeated="1010"/>
        </table:table-row>
        <table:table-row table:style-name="ro4">
          <table:table-cell office:value-type="float" office:value="594" calcext:value-type="float">
            <text:p>594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string" calcext:value-type="string">
            <text:p>2017/07/12</text:p>
          </table:table-cell>
          <table:table-cell table:style-name="ce8" office:value-type="float" office:value="22079" calcext:value-type="float">
            <text:p>22079</text:p>
          </table:table-cell>
          <table:table-cell table:style-name="ce8" office:value-type="float" office:value="23245" calcext:value-type="float">
            <text:p>23245</text:p>
          </table:table-cell>
          <table:table-cell table:style-name="ce10" table:formula="of:=IF([.I596]=&quot;/&quot;;[.C596];[.I596])" office:value-type="string" office:string-value="2017/07/22" calcext:value-type="string">
            <text:p>2017/07/22</text:p>
          </table:table-cell>
          <table:table-cell table:style-name="ce10" office:value-type="string" calcext:value-type="string">
            <text:p>2017/07/22</text:p>
          </table:table-cell>
          <table:table-cell table:style-name="ce10" table:formula="of:=IF([.E596]=&quot;null&quot;;&quot;null&quot;;[.I596])" office:value-type="string" office:string-value="2017/07/22" calcext:value-type="string">
            <text:p>2017/07/22</text:p>
          </table:table-cell>
          <table:table-cell table:style-name="ce8" office:value-type="string" calcext:value-type="string">
            <text:p>2017/07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89" calcext:value-type="float">
            <text:p>28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6];&quot;', &quot;;[.D596];&quot;, &quot;;[.E596];&quot;, '&quot;;[.G596];&quot;', &quot;;[.J596];&quot;, '&quot;;[.K596];&quot;', &quot;;[.L596];&quot;, &quot;;[.M596];&quot;);&quot;)" office:value-type="string" office:string-value="insert into etat_lieux (date_entree_etat_lieux, km_depart, km_arrive, date_sortie_etat_lieux, incident, type_incident, num_contrat_etat_lieux, code_type_etat_lieux_etat_lieux) Values ('2017/07/12', 22079, 23245, '2017/07/22', 0, '...', 289, 2);" calcext:value-type="string">
            <text:p>insert into etat_lieux (date_entree_etat_lieux, km_depart, km_arrive, date_sortie_etat_lieux, incident, type_incident, num_contrat_etat_lieux, code_type_etat_lieux_etat_lieux) Values ('2017/07/12', 22079, 23245, '2017/07/22', 0, '...', 289, 2);</text:p>
          </table:table-cell>
          <table:table-cell table:number-columns-repeated="1010"/>
        </table:table-row>
        <table:table-row table:style-name="ro4">
          <table:table-cell office:value-type="float" office:value="595" calcext:value-type="float">
            <text:p>595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string" calcext:value-type="string">
            <text:p>2017/07/18</text:p>
          </table:table-cell>
          <table:table-cell table:style-name="ce8" office:value-type="float" office:value="6645" calcext:value-type="float">
            <text:p>6645</text:p>
          </table:table-cell>
          <table:table-cell table:style-name="ce8" office:value-type="float" office:value="7974" calcext:value-type="float">
            <text:p>7974</text:p>
          </table:table-cell>
          <table:table-cell table:style-name="ce10" table:formula="of:=IF([.I597]=&quot;/&quot;;[.C597];[.I597])" office:value-type="string" office:string-value="2017/07/22" calcext:value-type="string">
            <text:p>2017/07/22</text:p>
          </table:table-cell>
          <table:table-cell table:style-name="ce10" office:value-type="string" calcext:value-type="string">
            <text:p>2017/07/22</text:p>
          </table:table-cell>
          <table:table-cell table:style-name="ce10" table:formula="of:=IF([.E597]=&quot;null&quot;;&quot;null&quot;;[.I597])" office:value-type="string" office:string-value="2017/07/22" calcext:value-type="string">
            <text:p>2017/07/22</text:p>
          </table:table-cell>
          <table:table-cell table:style-name="ce8" office:value-type="string" calcext:value-type="string">
            <text:p>2017/07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9" calcext:value-type="float">
            <text:p>29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7];&quot;', &quot;;[.D597];&quot;, &quot;;[.E597];&quot;, '&quot;;[.G597];&quot;', &quot;;[.J597];&quot;, '&quot;;[.K597];&quot;', &quot;;[.L597];&quot;, &quot;;[.M597];&quot;);&quot;)" office:value-type="string" office:string-value="insert into etat_lieux (date_entree_etat_lieux, km_depart, km_arrive, date_sortie_etat_lieux, incident, type_incident, num_contrat_etat_lieux, code_type_etat_lieux_etat_lieux) Values ('2017/07/18', 6645, 7974, '2017/07/22', 0, '...', 299, 2);" calcext:value-type="string">
            <text:p>insert into etat_lieux (date_entree_etat_lieux, km_depart, km_arrive, date_sortie_etat_lieux, incident, type_incident, num_contrat_etat_lieux, code_type_etat_lieux_etat_lieux) Values ('2017/07/18', 6645, 7974, '2017/07/22', 0, '...', 299, 2);</text:p>
          </table:table-cell>
          <table:table-cell table:number-columns-repeated="1010"/>
        </table:table-row>
        <table:table-row table:style-name="ro4">
          <table:table-cell office:value-type="float" office:value="596" calcext:value-type="float">
            <text:p>596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2017/07/22</text:p>
          </table:table-cell>
          <table:table-cell table:style-name="ce5" office:value-type="float" office:value="8729" calcext:value-type="float">
            <text:p>872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98]=&quot;/&quot;;[.C598];[.I598])" office:value-type="string" office:string-value="2017/07/22" calcext:value-type="string">
            <text:p>2017/07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98]=&quot;null&quot;;&quot;null&quot;;[.I59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303" calcext:value-type="float">
            <text:p>30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8];&quot;', &quot;;[.D598];&quot;, &quot;;[.E598];&quot;, '&quot;;[.G598];&quot;', &quot;;[.J598];&quot;, '&quot;;[.K598];&quot;', &quot;;[.L598];&quot;, &quot;;[.M598];&quot;);&quot;)" office:value-type="string" office:string-value="insert into etat_lieux (date_entree_etat_lieux, km_depart, km_arrive, date_sortie_etat_lieux, incident, type_incident, num_contrat_etat_lieux, code_type_etat_lieux_etat_lieux) Values ('2017/07/22', 8729, null, 'null', 0, '...', 303, 1);" calcext:value-type="string">
            <text:p>insert into etat_lieux (date_entree_etat_lieux, km_depart, km_arrive, date_sortie_etat_lieux, incident, type_incident, num_contrat_etat_lieux, code_type_etat_lieux_etat_lieux) Values ('2017/07/22', 8729, null, 'null', 0, '...', 303, 1);</text:p>
          </table:table-cell>
          <table:table-cell table:number-columns-repeated="1010"/>
        </table:table-row>
        <table:table-row table:style-name="ro4">
          <table:table-cell office:value-type="float" office:value="597" calcext:value-type="float">
            <text:p>597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string" calcext:value-type="string">
            <text:p>2017/07/22</text:p>
          </table:table-cell>
          <table:table-cell table:style-name="ce5" office:value-type="float" office:value="21630" calcext:value-type="float">
            <text:p>2163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599]=&quot;/&quot;;[.C599];[.I599])" office:value-type="string" office:string-value="2017/07/22" calcext:value-type="string">
            <text:p>2017/07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599]=&quot;null&quot;;&quot;null&quot;;[.I59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4" calcext:value-type="float">
            <text:p>30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599];&quot;', &quot;;[.D599];&quot;, &quot;;[.E599];&quot;, '&quot;;[.G599];&quot;', &quot;;[.J599];&quot;, '&quot;;[.K599];&quot;', &quot;;[.L599];&quot;, &quot;;[.M599];&quot;);&quot;)" office:value-type="string" office:string-value="insert into etat_lieux (date_entree_etat_lieux, km_depart, km_arrive, date_sortie_etat_lieux, incident, type_incident, num_contrat_etat_lieux, code_type_etat_lieux_etat_lieux) Values ('2017/07/22', 21630, null, 'null', 0, '...', 304, 1);" calcext:value-type="string">
            <text:p>insert into etat_lieux (date_entree_etat_lieux, km_depart, km_arrive, date_sortie_etat_lieux, incident, type_incident, num_contrat_etat_lieux, code_type_etat_lieux_etat_lieux) Values ('2017/07/22', 21630, null, 'null', 0, '...', 304, 1);</text:p>
          </table:table-cell>
          <table:table-cell table:number-columns-repeated="1010"/>
        </table:table-row>
        <table:table-row table:style-name="ro4">
          <table:table-cell office:value-type="float" office:value="598" calcext:value-type="float">
            <text:p>598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string" calcext:value-type="string">
            <text:p>2017/07/22</text:p>
          </table:table-cell>
          <table:table-cell table:style-name="ce5" office:value-type="float" office:value="10344" calcext:value-type="float">
            <text:p>1034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00]=&quot;/&quot;;[.C600];[.I600])" office:value-type="string" office:string-value="2017/07/22" calcext:value-type="string">
            <text:p>2017/07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00]=&quot;null&quot;;&quot;null&quot;;[.I60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5" calcext:value-type="float">
            <text:p>30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0];&quot;', &quot;;[.D600];&quot;, &quot;;[.E600];&quot;, '&quot;;[.G600];&quot;', &quot;;[.J600];&quot;, '&quot;;[.K600];&quot;', &quot;;[.L600];&quot;, &quot;;[.M600];&quot;);&quot;)" office:value-type="string" office:string-value="insert into etat_lieux (date_entree_etat_lieux, km_depart, km_arrive, date_sortie_etat_lieux, incident, type_incident, num_contrat_etat_lieux, code_type_etat_lieux_etat_lieux) Values ('2017/07/22', 10344, null, 'null', 0, '...', 305, 1);" calcext:value-type="string">
            <text:p>insert into etat_lieux (date_entree_etat_lieux, km_depart, km_arrive, date_sortie_etat_lieux, incident, type_incident, num_contrat_etat_lieux, code_type_etat_lieux_etat_lieux) Values ('2017/07/22', 10344, null, 'null', 0, '...', 305, 1);</text:p>
          </table:table-cell>
          <table:table-cell table:number-columns-repeated="1010"/>
        </table:table-row>
        <table:table-row table:style-name="ro4">
          <table:table-cell office:value-type="float" office:value="599" calcext:value-type="float">
            <text:p>599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string" calcext:value-type="string">
            <text:p>2017/07/17</text:p>
          </table:table-cell>
          <table:table-cell table:style-name="ce8" office:value-type="float" office:value="3343" calcext:value-type="float">
            <text:p>3343</text:p>
          </table:table-cell>
          <table:table-cell table:style-name="ce8" office:value-type="float" office:value="3993" calcext:value-type="float">
            <text:p>3993</text:p>
          </table:table-cell>
          <table:table-cell table:style-name="ce10" table:formula="of:=IF([.I601]=&quot;/&quot;;[.C601];[.I601])" office:value-type="string" office:string-value="2017/07/23" calcext:value-type="string">
            <text:p>2017/07/23</text:p>
          </table:table-cell>
          <table:table-cell table:style-name="ce10" office:value-type="string" calcext:value-type="string">
            <text:p>2017/07/23</text:p>
          </table:table-cell>
          <table:table-cell table:style-name="ce10" table:formula="of:=IF([.E601]=&quot;null&quot;;&quot;null&quot;;[.I601])" office:value-type="string" office:string-value="2017/07/23" calcext:value-type="string">
            <text:p>2017/07/23</text:p>
          </table:table-cell>
          <table:table-cell table:style-name="ce8" office:value-type="string" calcext:value-type="string">
            <text:p>2017/07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7" calcext:value-type="float">
            <text:p>29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1];&quot;', &quot;;[.D601];&quot;, &quot;;[.E601];&quot;, '&quot;;[.G601];&quot;', &quot;;[.J601];&quot;, '&quot;;[.K601];&quot;', &quot;;[.L601];&quot;, &quot;;[.M601];&quot;);&quot;)" office:value-type="string" office:string-value="insert into etat_lieux (date_entree_etat_lieux, km_depart, km_arrive, date_sortie_etat_lieux, incident, type_incident, num_contrat_etat_lieux, code_type_etat_lieux_etat_lieux) Values ('2017/07/17', 3343, 3993, '2017/07/23', 0, '...', 297, 2);" calcext:value-type="string">
            <text:p>insert into etat_lieux (date_entree_etat_lieux, km_depart, km_arrive, date_sortie_etat_lieux, incident, type_incident, num_contrat_etat_lieux, code_type_etat_lieux_etat_lieux) Values ('2017/07/17', 3343, 3993, '2017/07/23', 0, '...', 297, 2);</text:p>
          </table:table-cell>
          <table:table-cell table:number-columns-repeated="1010"/>
        </table:table-row>
        <table:table-row table:style-name="ro4">
          <table:table-cell office:value-type="float" office:value="600" calcext:value-type="float">
            <text:p>600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string" calcext:value-type="string">
            <text:p>2017/07/20</text:p>
          </table:table-cell>
          <table:table-cell table:style-name="ce8" office:value-type="float" office:value="16036" calcext:value-type="float">
            <text:p>16036</text:p>
          </table:table-cell>
          <table:table-cell table:style-name="ce8" office:value-type="float" office:value="16391" calcext:value-type="float">
            <text:p>16391</text:p>
          </table:table-cell>
          <table:table-cell table:style-name="ce10" table:formula="of:=IF([.I602]=&quot;/&quot;;[.C602];[.I602])" office:value-type="string" office:string-value="2017/07/23" calcext:value-type="string">
            <text:p>2017/07/23</text:p>
          </table:table-cell>
          <table:table-cell table:style-name="ce10" office:value-type="string" calcext:value-type="string">
            <text:p>2017/07/23</text:p>
          </table:table-cell>
          <table:table-cell table:style-name="ce10" table:formula="of:=IF([.E602]=&quot;null&quot;;&quot;null&quot;;[.I602])" office:value-type="string" office:string-value="2017/07/23" calcext:value-type="string">
            <text:p>2017/07/23</text:p>
          </table:table-cell>
          <table:table-cell table:style-name="ce8" office:value-type="string" calcext:value-type="string">
            <text:p>2017/07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1" calcext:value-type="float">
            <text:p>30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2];&quot;', &quot;;[.D602];&quot;, &quot;;[.E602];&quot;, '&quot;;[.G602];&quot;', &quot;;[.J602];&quot;, '&quot;;[.K602];&quot;', &quot;;[.L602];&quot;, &quot;;[.M602];&quot;);&quot;)" office:value-type="string" office:string-value="insert into etat_lieux (date_entree_etat_lieux, km_depart, km_arrive, date_sortie_etat_lieux, incident, type_incident, num_contrat_etat_lieux, code_type_etat_lieux_etat_lieux) Values ('2017/07/20', 16036, 16391, '2017/07/23', 0, '...', 301, 2);" calcext:value-type="string">
            <text:p>insert into etat_lieux (date_entree_etat_lieux, km_depart, km_arrive, date_sortie_etat_lieux, incident, type_incident, num_contrat_etat_lieux, code_type_etat_lieux_etat_lieux) Values ('2017/07/20', 16036, 16391, '2017/07/23', 0, '...', 301, 2);</text:p>
          </table:table-cell>
          <table:table-cell table:number-columns-repeated="1010"/>
        </table:table-row>
        <table:table-row table:style-name="ro4">
          <table:table-cell office:value-type="float" office:value="601" calcext:value-type="float">
            <text:p>601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string" calcext:value-type="string">
            <text:p>2017/07/23</text:p>
          </table:table-cell>
          <table:table-cell table:style-name="ce5" office:value-type="float" office:value="5734" calcext:value-type="float">
            <text:p>573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03]=&quot;/&quot;;[.C603];[.I603])" office:value-type="string" office:string-value="2017/07/23" calcext:value-type="string">
            <text:p>2017/07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03]=&quot;null&quot;;&quot;null&quot;;[.I60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6" calcext:value-type="float">
            <text:p>30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3];&quot;', &quot;;[.D603];&quot;, &quot;;[.E603];&quot;, '&quot;;[.G603];&quot;', &quot;;[.J603];&quot;, '&quot;;[.K603];&quot;', &quot;;[.L603];&quot;, &quot;;[.M603];&quot;);&quot;)" office:value-type="string" office:string-value="insert into etat_lieux (date_entree_etat_lieux, km_depart, km_arrive, date_sortie_etat_lieux, incident, type_incident, num_contrat_etat_lieux, code_type_etat_lieux_etat_lieux) Values ('2017/07/23', 5734, null, 'null', 0, '...', 306, 1);" calcext:value-type="string">
            <text:p>insert into etat_lieux (date_entree_etat_lieux, km_depart, km_arrive, date_sortie_etat_lieux, incident, type_incident, num_contrat_etat_lieux, code_type_etat_lieux_etat_lieux) Values ('2017/07/23', 5734, null, 'null', 0, '...', 306, 1);</text:p>
          </table:table-cell>
          <table:table-cell table:number-columns-repeated="1010"/>
        </table:table-row>
        <table:table-row table:style-name="ro4">
          <table:table-cell office:value-type="float" office:value="602" calcext:value-type="float">
            <text:p>602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string" calcext:value-type="string">
            <text:p>2017/07/23</text:p>
          </table:table-cell>
          <table:table-cell table:style-name="ce5" office:value-type="float" office:value="20207" calcext:value-type="float">
            <text:p>2020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04]=&quot;/&quot;;[.C604];[.I604])" office:value-type="string" office:string-value="2017/07/23" calcext:value-type="string">
            <text:p>2017/07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04]=&quot;null&quot;;&quot;null&quot;;[.I60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7" calcext:value-type="float">
            <text:p>30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4];&quot;', &quot;;[.D604];&quot;, &quot;;[.E604];&quot;, '&quot;;[.G604];&quot;', &quot;;[.J604];&quot;, '&quot;;[.K604];&quot;', &quot;;[.L604];&quot;, &quot;;[.M604];&quot;);&quot;)" office:value-type="string" office:string-value="insert into etat_lieux (date_entree_etat_lieux, km_depart, km_arrive, date_sortie_etat_lieux, incident, type_incident, num_contrat_etat_lieux, code_type_etat_lieux_etat_lieux) Values ('2017/07/23', 20207, null, 'null', 0, '...', 307, 1);" calcext:value-type="string">
            <text:p>insert into etat_lieux (date_entree_etat_lieux, km_depart, km_arrive, date_sortie_etat_lieux, incident, type_incident, num_contrat_etat_lieux, code_type_etat_lieux_etat_lieux) Values ('2017/07/23', 20207, null, 'null', 0, '...', 307, 1);</text:p>
          </table:table-cell>
          <table:table-cell table:number-columns-repeated="1010"/>
        </table:table-row>
        <table:table-row table:style-name="ro4">
          <table:table-cell office:value-type="float" office:value="603" calcext:value-type="float">
            <text:p>603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string" calcext:value-type="string">
            <text:p>2017/07/23</text:p>
          </table:table-cell>
          <table:table-cell table:style-name="ce5" office:value-type="float" office:value="21072" calcext:value-type="float">
            <text:p>2107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05]=&quot;/&quot;;[.C605];[.I605])" office:value-type="string" office:string-value="2017/07/23" calcext:value-type="string">
            <text:p>2017/07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05]=&quot;null&quot;;&quot;null&quot;;[.I60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8" calcext:value-type="float">
            <text:p>30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5];&quot;', &quot;;[.D605];&quot;, &quot;;[.E605];&quot;, '&quot;;[.G605];&quot;', &quot;;[.J605];&quot;, '&quot;;[.K605];&quot;', &quot;;[.L605];&quot;, &quot;;[.M605];&quot;);&quot;)" office:value-type="string" office:string-value="insert into etat_lieux (date_entree_etat_lieux, km_depart, km_arrive, date_sortie_etat_lieux, incident, type_incident, num_contrat_etat_lieux, code_type_etat_lieux_etat_lieux) Values ('2017/07/23', 21072, null, 'null', 0, '...', 308, 1);" calcext:value-type="string">
            <text:p>insert into etat_lieux (date_entree_etat_lieux, km_depart, km_arrive, date_sortie_etat_lieux, incident, type_incident, num_contrat_etat_lieux, code_type_etat_lieux_etat_lieux) Values ('2017/07/23', 21072, null, 'null', 0, '...', 308, 1);</text:p>
          </table:table-cell>
          <table:table-cell table:number-columns-repeated="1010"/>
        </table:table-row>
        <table:table-row table:style-name="ro4">
          <table:table-cell office:value-type="float" office:value="604" calcext:value-type="float">
            <text:p>604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string" calcext:value-type="string">
            <text:p>2017/07/14</text:p>
          </table:table-cell>
          <table:table-cell table:style-name="ce8" office:value-type="float" office:value="7920" calcext:value-type="float">
            <text:p>7920</text:p>
          </table:table-cell>
          <table:table-cell table:style-name="ce8" office:value-type="float" office:value="8073" calcext:value-type="float">
            <text:p>8073</text:p>
          </table:table-cell>
          <table:table-cell table:style-name="ce10" table:formula="of:=IF([.I606]=&quot;/&quot;;[.C606];[.I606])" office:value-type="string" office:string-value="2017/07/24" calcext:value-type="string">
            <text:p>2017/07/24</text:p>
          </table:table-cell>
          <table:table-cell table:style-name="ce10" office:value-type="string" calcext:value-type="string">
            <text:p>2017/07/24</text:p>
          </table:table-cell>
          <table:table-cell table:style-name="ce10" table:formula="of:=IF([.E606]=&quot;null&quot;;&quot;null&quot;;[.I606])" office:value-type="string" office:string-value="2017/07/24" calcext:value-type="string">
            <text:p>2017/07/24</text:p>
          </table:table-cell>
          <table:table-cell table:style-name="ce8" office:value-type="string" calcext:value-type="string">
            <text:p>2017/07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1" calcext:value-type="float">
            <text:p>29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6];&quot;', &quot;;[.D606];&quot;, &quot;;[.E606];&quot;, '&quot;;[.G606];&quot;', &quot;;[.J606];&quot;, '&quot;;[.K606];&quot;', &quot;;[.L606];&quot;, &quot;;[.M606];&quot;);&quot;)" office:value-type="string" office:string-value="insert into etat_lieux (date_entree_etat_lieux, km_depart, km_arrive, date_sortie_etat_lieux, incident, type_incident, num_contrat_etat_lieux, code_type_etat_lieux_etat_lieux) Values ('2017/07/14', 7920, 8073, '2017/07/24', 0, '...', 291, 2);" calcext:value-type="string">
            <text:p>insert into etat_lieux (date_entree_etat_lieux, km_depart, km_arrive, date_sortie_etat_lieux, incident, type_incident, num_contrat_etat_lieux, code_type_etat_lieux_etat_lieux) Values ('2017/07/14', 7920, 8073, '2017/07/24', 0, '...', 291, 2);</text:p>
          </table:table-cell>
          <table:table-cell table:number-columns-repeated="1010"/>
        </table:table-row>
        <table:table-row table:style-name="ro4">
          <table:table-cell office:value-type="float" office:value="605" calcext:value-type="float">
            <text:p>605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string" calcext:value-type="string">
            <text:p>2017/07/24</text:p>
          </table:table-cell>
          <table:table-cell table:style-name="ce5" office:value-type="float" office:value="3278" calcext:value-type="float">
            <text:p>32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07]=&quot;/&quot;;[.C607];[.I607])" office:value-type="string" office:string-value="2017/07/24" calcext:value-type="string">
            <text:p>2017/07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07]=&quot;null&quot;;&quot;null&quot;;[.I60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09" calcext:value-type="float">
            <text:p>30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7];&quot;', &quot;;[.D607];&quot;, &quot;;[.E607];&quot;, '&quot;;[.G607];&quot;', &quot;;[.J607];&quot;, '&quot;;[.K607];&quot;', &quot;;[.L607];&quot;, &quot;;[.M607];&quot;);&quot;)" office:value-type="string" office:string-value="insert into etat_lieux (date_entree_etat_lieux, km_depart, km_arrive, date_sortie_etat_lieux, incident, type_incident, num_contrat_etat_lieux, code_type_etat_lieux_etat_lieux) Values ('2017/07/24', 3278, null, 'null', 0, '...', 309, 1);" calcext:value-type="string">
            <text:p>insert into etat_lieux (date_entree_etat_lieux, km_depart, km_arrive, date_sortie_etat_lieux, incident, type_incident, num_contrat_etat_lieux, code_type_etat_lieux_etat_lieux) Values ('2017/07/24', 3278, null, 'null', 0, '...', 309, 1);</text:p>
          </table:table-cell>
          <table:table-cell table:number-columns-repeated="1010"/>
        </table:table-row>
        <table:table-row table:style-name="ro4">
          <table:table-cell office:value-type="float" office:value="606" calcext:value-type="float">
            <text:p>606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string" calcext:value-type="string">
            <text:p>2017/07/24</text:p>
          </table:table-cell>
          <table:table-cell table:style-name="ce5" office:value-type="float" office:value="8607" calcext:value-type="float">
            <text:p>860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08]=&quot;/&quot;;[.C608];[.I608])" office:value-type="string" office:string-value="2017/07/24" calcext:value-type="string">
            <text:p>2017/07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08]=&quot;null&quot;;&quot;null&quot;;[.I60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0" calcext:value-type="float">
            <text:p>31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8];&quot;', &quot;;[.D608];&quot;, &quot;;[.E608];&quot;, '&quot;;[.G608];&quot;', &quot;;[.J608];&quot;, '&quot;;[.K608];&quot;', &quot;;[.L608];&quot;, &quot;;[.M608];&quot;);&quot;)" office:value-type="string" office:string-value="insert into etat_lieux (date_entree_etat_lieux, km_depart, km_arrive, date_sortie_etat_lieux, incident, type_incident, num_contrat_etat_lieux, code_type_etat_lieux_etat_lieux) Values ('2017/07/24', 8607, null, 'null', 0, '...', 310, 1);" calcext:value-type="string">
            <text:p>insert into etat_lieux (date_entree_etat_lieux, km_depart, km_arrive, date_sortie_etat_lieux, incident, type_incident, num_contrat_etat_lieux, code_type_etat_lieux_etat_lieux) Values ('2017/07/24', 8607, null, 'null', 0, '...', 310, 1);</text:p>
          </table:table-cell>
          <table:table-cell table:number-columns-repeated="1010"/>
        </table:table-row>
        <table:table-row table:style-name="ro4">
          <table:table-cell office:value-type="float" office:value="607" calcext:value-type="float">
            <text:p>60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string" calcext:value-type="string">
            <text:p>2017/07/15</text:p>
          </table:table-cell>
          <table:table-cell table:style-name="ce8" office:value-type="float" office:value="16975" calcext:value-type="float">
            <text:p>16975</text:p>
          </table:table-cell>
          <table:table-cell table:style-name="ce8" office:value-type="float" office:value="17583" calcext:value-type="float">
            <text:p>17583</text:p>
          </table:table-cell>
          <table:table-cell table:style-name="ce10" table:formula="of:=IF([.I609]=&quot;/&quot;;[.C609];[.I609])" office:value-type="string" office:string-value="2017/07/25" calcext:value-type="string">
            <text:p>2017/07/25</text:p>
          </table:table-cell>
          <table:table-cell table:style-name="ce10" office:value-type="string" calcext:value-type="string">
            <text:p>2017/07/25</text:p>
          </table:table-cell>
          <table:table-cell table:style-name="ce10" table:formula="of:=IF([.E609]=&quot;null&quot;;&quot;null&quot;;[.I609])" office:value-type="string" office:string-value="2017/07/25" calcext:value-type="string">
            <text:p>2017/07/25</text:p>
          </table:table-cell>
          <table:table-cell table:style-name="ce8" office:value-type="string" calcext:value-type="string">
            <text:p>2017/07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4" calcext:value-type="float">
            <text:p>29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09];&quot;', &quot;;[.D609];&quot;, &quot;;[.E609];&quot;, '&quot;;[.G609];&quot;', &quot;;[.J609];&quot;, '&quot;;[.K609];&quot;', &quot;;[.L609];&quot;, &quot;;[.M609];&quot;);&quot;)" office:value-type="string" office:string-value="insert into etat_lieux (date_entree_etat_lieux, km_depart, km_arrive, date_sortie_etat_lieux, incident, type_incident, num_contrat_etat_lieux, code_type_etat_lieux_etat_lieux) Values ('2017/07/15', 16975, 17583, '2017/07/25', 0, '...', 294, 2);" calcext:value-type="string">
            <text:p>insert into etat_lieux (date_entree_etat_lieux, km_depart, km_arrive, date_sortie_etat_lieux, incident, type_incident, num_contrat_etat_lieux, code_type_etat_lieux_etat_lieux) Values ('2017/07/15', 16975, 17583, '2017/07/25', 0, '...', 294, 2);</text:p>
          </table:table-cell>
          <table:table-cell table:number-columns-repeated="1010"/>
        </table:table-row>
        <table:table-row table:style-name="ro4">
          <table:table-cell office:value-type="float" office:value="608" calcext:value-type="float">
            <text:p>608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string" calcext:value-type="string">
            <text:p>2017/07/25</text:p>
          </table:table-cell>
          <table:table-cell table:style-name="ce5" office:value-type="float" office:value="9844" calcext:value-type="float">
            <text:p>984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10]=&quot;/&quot;;[.C610];[.I610])" office:value-type="string" office:string-value="2017/07/25" calcext:value-type="string">
            <text:p>2017/07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10]=&quot;null&quot;;&quot;null&quot;;[.I61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1" calcext:value-type="float">
            <text:p>31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0];&quot;', &quot;;[.D610];&quot;, &quot;;[.E610];&quot;, '&quot;;[.G610];&quot;', &quot;;[.J610];&quot;, '&quot;;[.K610];&quot;', &quot;;[.L610];&quot;, &quot;;[.M610];&quot;);&quot;)" office:value-type="string" office:string-value="insert into etat_lieux (date_entree_etat_lieux, km_depart, km_arrive, date_sortie_etat_lieux, incident, type_incident, num_contrat_etat_lieux, code_type_etat_lieux_etat_lieux) Values ('2017/07/25', 9844, null, 'null', 0, '...', 311, 1);" calcext:value-type="string">
            <text:p>insert into etat_lieux (date_entree_etat_lieux, km_depart, km_arrive, date_sortie_etat_lieux, incident, type_incident, num_contrat_etat_lieux, code_type_etat_lieux_etat_lieux) Values ('2017/07/25', 9844, null, 'null', 0, '...', 311, 1);</text:p>
          </table:table-cell>
          <table:table-cell table:number-columns-repeated="1010"/>
        </table:table-row>
        <table:table-row table:style-name="ro4">
          <table:table-cell office:value-type="float" office:value="609" calcext:value-type="float">
            <text:p>609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string" calcext:value-type="string">
            <text:p>2017/07/25</text:p>
          </table:table-cell>
          <table:table-cell table:style-name="ce5" office:value-type="float" office:value="26065" calcext:value-type="float">
            <text:p>2606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11]=&quot;/&quot;;[.C611];[.I611])" office:value-type="string" office:string-value="2017/07/25" calcext:value-type="string">
            <text:p>2017/07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11]=&quot;null&quot;;&quot;null&quot;;[.I61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2" calcext:value-type="float">
            <text:p>31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1];&quot;', &quot;;[.D611];&quot;, &quot;;[.E611];&quot;, '&quot;;[.G611];&quot;', &quot;;[.J611];&quot;, '&quot;;[.K611];&quot;', &quot;;[.L611];&quot;, &quot;;[.M611];&quot;);&quot;)" office:value-type="string" office:string-value="insert into etat_lieux (date_entree_etat_lieux, km_depart, km_arrive, date_sortie_etat_lieux, incident, type_incident, num_contrat_etat_lieux, code_type_etat_lieux_etat_lieux) Values ('2017/07/25', 26065, null, 'null', 0, '...', 312, 1);" calcext:value-type="string">
            <text:p>insert into etat_lieux (date_entree_etat_lieux, km_depart, km_arrive, date_sortie_etat_lieux, incident, type_incident, num_contrat_etat_lieux, code_type_etat_lieux_etat_lieux) Values ('2017/07/25', 26065, null, 'null', 0, '...', 312, 1);</text:p>
          </table:table-cell>
          <table:table-cell table:number-columns-repeated="1010"/>
        </table:table-row>
        <table:table-row table:style-name="ro4">
          <table:table-cell office:value-type="float" office:value="610" calcext:value-type="float">
            <text:p>610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string" calcext:value-type="string">
            <text:p>2017/07/22</text:p>
          </table:table-cell>
          <table:table-cell table:style-name="ce8" office:value-type="float" office:value="10344" calcext:value-type="float">
            <text:p>10344</text:p>
          </table:table-cell>
          <table:table-cell table:style-name="ce8" office:value-type="float" office:value="11194" calcext:value-type="float">
            <text:p>11194</text:p>
          </table:table-cell>
          <table:table-cell table:style-name="ce10" table:formula="of:=IF([.I612]=&quot;/&quot;;[.C612];[.I612])" office:value-type="string" office:string-value="2017/07/26" calcext:value-type="string">
            <text:p>2017/07/26</text:p>
          </table:table-cell>
          <table:table-cell table:style-name="ce10" office:value-type="string" calcext:value-type="string">
            <text:p>2017/07/26</text:p>
          </table:table-cell>
          <table:table-cell table:style-name="ce10" table:formula="of:=IF([.E612]=&quot;null&quot;;&quot;null&quot;;[.I612])" office:value-type="string" office:string-value="2017/07/26" calcext:value-type="string">
            <text:p>2017/07/26</text:p>
          </table:table-cell>
          <table:table-cell table:style-name="ce8" office:value-type="string" calcext:value-type="string">
            <text:p>2017/07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5" calcext:value-type="float">
            <text:p>30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2];&quot;', &quot;;[.D612];&quot;, &quot;;[.E612];&quot;, '&quot;;[.G612];&quot;', &quot;;[.J612];&quot;, '&quot;;[.K612];&quot;', &quot;;[.L612];&quot;, &quot;;[.M612];&quot;);&quot;)" office:value-type="string" office:string-value="insert into etat_lieux (date_entree_etat_lieux, km_depart, km_arrive, date_sortie_etat_lieux, incident, type_incident, num_contrat_etat_lieux, code_type_etat_lieux_etat_lieux) Values ('2017/07/22', 10344, 11194, '2017/07/26', 0, '...', 305, 2);" calcext:value-type="string">
            <text:p>insert into etat_lieux (date_entree_etat_lieux, km_depart, km_arrive, date_sortie_etat_lieux, incident, type_incident, num_contrat_etat_lieux, code_type_etat_lieux_etat_lieux) Values ('2017/07/22', 10344, 11194, '2017/07/26', 0, '...', 305, 2);</text:p>
          </table:table-cell>
          <table:table-cell table:number-columns-repeated="1010"/>
        </table:table-row>
        <table:table-row table:style-name="ro4">
          <table:table-cell office:value-type="float" office:value="611" calcext:value-type="float">
            <text:p>61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string" calcext:value-type="string">
            <text:p>2017/07/24</text:p>
          </table:table-cell>
          <table:table-cell table:style-name="ce8" office:value-type="float" office:value="8607" calcext:value-type="float">
            <text:p>8607</text:p>
          </table:table-cell>
          <table:table-cell table:style-name="ce8" office:value-type="float" office:value="9089" calcext:value-type="float">
            <text:p>9089</text:p>
          </table:table-cell>
          <table:table-cell table:style-name="ce10" table:formula="of:=IF([.I613]=&quot;/&quot;;[.C613];[.I613])" office:value-type="string" office:string-value="2017/07/26" calcext:value-type="string">
            <text:p>2017/07/26</text:p>
          </table:table-cell>
          <table:table-cell table:style-name="ce10" office:value-type="string" calcext:value-type="string">
            <text:p>2017/07/26</text:p>
          </table:table-cell>
          <table:table-cell table:style-name="ce10" table:formula="of:=IF([.E613]=&quot;null&quot;;&quot;null&quot;;[.I613])" office:value-type="string" office:string-value="2017/07/26" calcext:value-type="string">
            <text:p>2017/07/26</text:p>
          </table:table-cell>
          <table:table-cell table:style-name="ce8" office:value-type="string" calcext:value-type="string">
            <text:p>2017/07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0" calcext:value-type="float">
            <text:p>31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3];&quot;', &quot;;[.D613];&quot;, &quot;;[.E613];&quot;, '&quot;;[.G613];&quot;', &quot;;[.J613];&quot;, '&quot;;[.K613];&quot;', &quot;;[.L613];&quot;, &quot;;[.M613];&quot;);&quot;)" office:value-type="string" office:string-value="insert into etat_lieux (date_entree_etat_lieux, km_depart, km_arrive, date_sortie_etat_lieux, incident, type_incident, num_contrat_etat_lieux, code_type_etat_lieux_etat_lieux) Values ('2017/07/24', 8607, 9089, '2017/07/26', 0, '...', 310, 2);" calcext:value-type="string">
            <text:p>insert into etat_lieux (date_entree_etat_lieux, km_depart, km_arrive, date_sortie_etat_lieux, incident, type_incident, num_contrat_etat_lieux, code_type_etat_lieux_etat_lieux) Values ('2017/07/24', 8607, 9089, '2017/07/26', 0, '...', 310, 2);</text:p>
          </table:table-cell>
          <table:table-cell table:number-columns-repeated="1010"/>
        </table:table-row>
        <table:table-row table:style-name="ro4">
          <table:table-cell office:value-type="float" office:value="612" calcext:value-type="float">
            <text:p>612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string" calcext:value-type="string">
            <text:p>2017/07/26</text:p>
          </table:table-cell>
          <table:table-cell table:style-name="ce5" office:value-type="float" office:value="7288" calcext:value-type="float">
            <text:p>72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14]=&quot;/&quot;;[.C614];[.I614])" office:value-type="string" office:string-value="2017/07/26" calcext:value-type="string">
            <text:p>2017/07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14]=&quot;null&quot;;&quot;null&quot;;[.I6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3" calcext:value-type="float">
            <text:p>31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4];&quot;', &quot;;[.D614];&quot;, &quot;;[.E614];&quot;, '&quot;;[.G614];&quot;', &quot;;[.J614];&quot;, '&quot;;[.K614];&quot;', &quot;;[.L614];&quot;, &quot;;[.M614];&quot;);&quot;)" office:value-type="string" office:string-value="insert into etat_lieux (date_entree_etat_lieux, km_depart, km_arrive, date_sortie_etat_lieux, incident, type_incident, num_contrat_etat_lieux, code_type_etat_lieux_etat_lieux) Values ('2017/07/26', 7288, null, 'null', 0, '...', 313, 1);" calcext:value-type="string">
            <text:p>insert into etat_lieux (date_entree_etat_lieux, km_depart, km_arrive, date_sortie_etat_lieux, incident, type_incident, num_contrat_etat_lieux, code_type_etat_lieux_etat_lieux) Values ('2017/07/26', 7288, null, 'null', 0, '...', 313, 1);</text:p>
          </table:table-cell>
          <table:table-cell table:number-columns-repeated="1010"/>
        </table:table-row>
        <table:table-row table:style-name="ro4">
          <table:table-cell office:value-type="float" office:value="613" calcext:value-type="float">
            <text:p>613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string" calcext:value-type="string">
            <text:p>2017/07/26</text:p>
          </table:table-cell>
          <table:table-cell table:style-name="ce5" office:value-type="float" office:value="7881" calcext:value-type="float">
            <text:p>788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15]=&quot;/&quot;;[.C615];[.I615])" office:value-type="string" office:string-value="2017/07/26" calcext:value-type="string">
            <text:p>2017/07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15]=&quot;null&quot;;&quot;null&quot;;[.I61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4" calcext:value-type="float">
            <text:p>31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5];&quot;', &quot;;[.D615];&quot;, &quot;;[.E615];&quot;, '&quot;;[.G615];&quot;', &quot;;[.J615];&quot;, '&quot;;[.K615];&quot;', &quot;;[.L615];&quot;, &quot;;[.M615];&quot;);&quot;)" office:value-type="string" office:string-value="insert into etat_lieux (date_entree_etat_lieux, km_depart, km_arrive, date_sortie_etat_lieux, incident, type_incident, num_contrat_etat_lieux, code_type_etat_lieux_etat_lieux) Values ('2017/07/26', 7881, null, 'null', 0, '...', 314, 1);" calcext:value-type="string">
            <text:p>insert into etat_lieux (date_entree_etat_lieux, km_depart, km_arrive, date_sortie_etat_lieux, incident, type_incident, num_contrat_etat_lieux, code_type_etat_lieux_etat_lieux) Values ('2017/07/26', 7881, null, 'null', 0, '...', 314, 1);</text:p>
          </table:table-cell>
          <table:table-cell table:number-columns-repeated="1010"/>
        </table:table-row>
        <table:table-row table:style-name="ro4">
          <table:table-cell office:value-type="float" office:value="614" calcext:value-type="float">
            <text:p>6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string" calcext:value-type="string">
            <text:p>2017/07/26</text:p>
          </table:table-cell>
          <table:table-cell table:style-name="ce5" office:value-type="float" office:value="9223" calcext:value-type="float">
            <text:p>922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16]=&quot;/&quot;;[.C616];[.I616])" office:value-type="string" office:string-value="2017/07/26" calcext:value-type="string">
            <text:p>2017/07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16]=&quot;null&quot;;&quot;null&quot;;[.I61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5" calcext:value-type="float">
            <text:p>31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6];&quot;', &quot;;[.D616];&quot;, &quot;;[.E616];&quot;, '&quot;;[.G616];&quot;', &quot;;[.J616];&quot;, '&quot;;[.K616];&quot;', &quot;;[.L616];&quot;, &quot;;[.M616];&quot;);&quot;)" office:value-type="string" office:string-value="insert into etat_lieux (date_entree_etat_lieux, km_depart, km_arrive, date_sortie_etat_lieux, incident, type_incident, num_contrat_etat_lieux, code_type_etat_lieux_etat_lieux) Values ('2017/07/26', 9223, null, 'null', 0, '...', 315, 1);" calcext:value-type="string">
            <text:p>insert into etat_lieux (date_entree_etat_lieux, km_depart, km_arrive, date_sortie_etat_lieux, incident, type_incident, num_contrat_etat_lieux, code_type_etat_lieux_etat_lieux) Values ('2017/07/26', 9223, null, 'null', 0, '...', 315, 1);</text:p>
          </table:table-cell>
          <table:table-cell table:number-columns-repeated="1010"/>
        </table:table-row>
        <table:table-row table:style-name="ro4">
          <table:table-cell office:value-type="float" office:value="615" calcext:value-type="float">
            <text:p>615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string" calcext:value-type="string">
            <text:p>2017/07/26</text:p>
          </table:table-cell>
          <table:table-cell table:style-name="ce5" office:value-type="float" office:value="20179" calcext:value-type="float">
            <text:p>2017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17]=&quot;/&quot;;[.C617];[.I617])" office:value-type="string" office:string-value="2017/07/26" calcext:value-type="string">
            <text:p>2017/07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17]=&quot;null&quot;;&quot;null&quot;;[.I61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6" calcext:value-type="float">
            <text:p>31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7];&quot;', &quot;;[.D617];&quot;, &quot;;[.E617];&quot;, '&quot;;[.G617];&quot;', &quot;;[.J617];&quot;, '&quot;;[.K617];&quot;', &quot;;[.L617];&quot;, &quot;;[.M617];&quot;);&quot;)" office:value-type="string" office:string-value="insert into etat_lieux (date_entree_etat_lieux, km_depart, km_arrive, date_sortie_etat_lieux, incident, type_incident, num_contrat_etat_lieux, code_type_etat_lieux_etat_lieux) Values ('2017/07/26', 20179, null, 'null', 0, '...', 316, 1);" calcext:value-type="string">
            <text:p>insert into etat_lieux (date_entree_etat_lieux, km_depart, km_arrive, date_sortie_etat_lieux, incident, type_incident, num_contrat_etat_lieux, code_type_etat_lieux_etat_lieux) Values ('2017/07/26', 20179, null, 'null', 0, '...', 316, 1);</text:p>
          </table:table-cell>
          <table:table-cell table:number-columns-repeated="1010"/>
        </table:table-row>
        <table:table-row table:style-name="ro4">
          <table:table-cell office:value-type="float" office:value="616" calcext:value-type="float">
            <text:p>616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string" calcext:value-type="string">
            <text:p>2017/07/13</text:p>
          </table:table-cell>
          <table:table-cell table:style-name="ce8" office:value-type="float" office:value="13135" calcext:value-type="float">
            <text:p>13135</text:p>
          </table:table-cell>
          <table:table-cell table:style-name="ce8" office:value-type="float" office:value="13431" calcext:value-type="float">
            <text:p>13431</text:p>
          </table:table-cell>
          <table:table-cell table:style-name="ce10" table:formula="of:=IF([.I618]=&quot;/&quot;;[.C618];[.I618])" office:value-type="string" office:string-value="2017/07/27" calcext:value-type="string">
            <text:p>2017/07/27</text:p>
          </table:table-cell>
          <table:table-cell table:style-name="ce10" office:value-type="string" calcext:value-type="string">
            <text:p>2017/07/27</text:p>
          </table:table-cell>
          <table:table-cell table:style-name="ce10" table:formula="of:=IF([.E618]=&quot;null&quot;;&quot;null&quot;;[.I618])" office:value-type="string" office:string-value="2017/07/27" calcext:value-type="string">
            <text:p>2017/07/27</text:p>
          </table:table-cell>
          <table:table-cell table:style-name="ce8" office:value-type="string" calcext:value-type="string">
            <text:p>2017/07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0" calcext:value-type="float">
            <text:p>29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8];&quot;', &quot;;[.D618];&quot;, &quot;;[.E618];&quot;, '&quot;;[.G618];&quot;', &quot;;[.J618];&quot;, '&quot;;[.K618];&quot;', &quot;;[.L618];&quot;, &quot;;[.M618];&quot;);&quot;)" office:value-type="string" office:string-value="insert into etat_lieux (date_entree_etat_lieux, km_depart, km_arrive, date_sortie_etat_lieux, incident, type_incident, num_contrat_etat_lieux, code_type_etat_lieux_etat_lieux) Values ('2017/07/13', 13135, 13431, '2017/07/27', 0, '...', 290, 2);" calcext:value-type="string">
            <text:p>insert into etat_lieux (date_entree_etat_lieux, km_depart, km_arrive, date_sortie_etat_lieux, incident, type_incident, num_contrat_etat_lieux, code_type_etat_lieux_etat_lieux) Values ('2017/07/13', 13135, 13431, '2017/07/27', 0, '...', 290, 2);</text:p>
          </table:table-cell>
          <table:table-cell table:number-columns-repeated="1010"/>
        </table:table-row>
        <table:table-row table:style-name="ro4">
          <table:table-cell office:value-type="float" office:value="617" calcext:value-type="float">
            <text:p>617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string" calcext:value-type="string">
            <text:p>2017/07/15</text:p>
          </table:table-cell>
          <table:table-cell table:style-name="ce8" office:value-type="float" office:value="6617" calcext:value-type="float">
            <text:p>6617</text:p>
          </table:table-cell>
          <table:table-cell table:style-name="ce8" office:value-type="float" office:value="6916" calcext:value-type="float">
            <text:p>6916</text:p>
          </table:table-cell>
          <table:table-cell table:style-name="ce10" table:formula="of:=IF([.I619]=&quot;/&quot;;[.C619];[.I619])" office:value-type="string" office:string-value="2017/07/27" calcext:value-type="string">
            <text:p>2017/07/27</text:p>
          </table:table-cell>
          <table:table-cell table:style-name="ce10" office:value-type="string" calcext:value-type="string">
            <text:p>2017/07/27</text:p>
          </table:table-cell>
          <table:table-cell table:style-name="ce10" table:formula="of:=IF([.E619]=&quot;null&quot;;&quot;null&quot;;[.I619])" office:value-type="string" office:string-value="2017/07/27" calcext:value-type="string">
            <text:p>2017/07/27</text:p>
          </table:table-cell>
          <table:table-cell table:style-name="ce8" office:value-type="string" calcext:value-type="string">
            <text:p>2017/07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3" calcext:value-type="float">
            <text:p>29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19];&quot;', &quot;;[.D619];&quot;, &quot;;[.E619];&quot;, '&quot;;[.G619];&quot;', &quot;;[.J619];&quot;, '&quot;;[.K619];&quot;', &quot;;[.L619];&quot;, &quot;;[.M619];&quot;);&quot;)" office:value-type="string" office:string-value="insert into etat_lieux (date_entree_etat_lieux, km_depart, km_arrive, date_sortie_etat_lieux, incident, type_incident, num_contrat_etat_lieux, code_type_etat_lieux_etat_lieux) Values ('2017/07/15', 6617, 6916, '2017/07/27', 0, '...', 293, 2);" calcext:value-type="string">
            <text:p>insert into etat_lieux (date_entree_etat_lieux, km_depart, km_arrive, date_sortie_etat_lieux, incident, type_incident, num_contrat_etat_lieux, code_type_etat_lieux_etat_lieux) Values ('2017/07/15', 6617, 6916, '2017/07/27', 0, '...', 293, 2);</text:p>
          </table:table-cell>
          <table:table-cell table:number-columns-repeated="1010"/>
        </table:table-row>
        <table:table-row table:style-name="ro4">
          <table:table-cell office:value-type="float" office:value="618" calcext:value-type="float">
            <text:p>618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string" calcext:value-type="string">
            <text:p>2017/07/27</text:p>
          </table:table-cell>
          <table:table-cell table:style-name="ce5" office:value-type="float" office:value="7625" calcext:value-type="float">
            <text:p>762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20]=&quot;/&quot;;[.C620];[.I620])" office:value-type="string" office:string-value="2017/07/27" calcext:value-type="string">
            <text:p>2017/07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20]=&quot;null&quot;;&quot;null&quot;;[.I62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7" calcext:value-type="float">
            <text:p>31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0];&quot;', &quot;;[.D620];&quot;, &quot;;[.E620];&quot;, '&quot;;[.G620];&quot;', &quot;;[.J620];&quot;, '&quot;;[.K620];&quot;', &quot;;[.L620];&quot;, &quot;;[.M620];&quot;);&quot;)" office:value-type="string" office:string-value="insert into etat_lieux (date_entree_etat_lieux, km_depart, km_arrive, date_sortie_etat_lieux, incident, type_incident, num_contrat_etat_lieux, code_type_etat_lieux_etat_lieux) Values ('2017/07/27', 7625, null, 'null', 0, '...', 317, 1);" calcext:value-type="string">
            <text:p>insert into etat_lieux (date_entree_etat_lieux, km_depart, km_arrive, date_sortie_etat_lieux, incident, type_incident, num_contrat_etat_lieux, code_type_etat_lieux_etat_lieux) Values ('2017/07/27', 7625, null, 'null', 0, '...', 317, 1);</text:p>
          </table:table-cell>
          <table:table-cell table:number-columns-repeated="1010"/>
        </table:table-row>
        <table:table-row table:style-name="ro4">
          <table:table-cell office:value-type="float" office:value="619" calcext:value-type="float">
            <text:p>619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string" calcext:value-type="string">
            <text:p>2017/07/27</text:p>
          </table:table-cell>
          <table:table-cell table:style-name="ce5" office:value-type="float" office:value="7738" calcext:value-type="float">
            <text:p>77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21]=&quot;/&quot;;[.C621];[.I621])" office:value-type="string" office:string-value="2017/07/27" calcext:value-type="string">
            <text:p>2017/07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21]=&quot;null&quot;;&quot;null&quot;;[.I62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8" calcext:value-type="float">
            <text:p>31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1];&quot;', &quot;;[.D621];&quot;, &quot;;[.E621];&quot;, '&quot;;[.G621];&quot;', &quot;;[.J621];&quot;, '&quot;;[.K621];&quot;', &quot;;[.L621];&quot;, &quot;;[.M621];&quot;);&quot;)" office:value-type="string" office:string-value="insert into etat_lieux (date_entree_etat_lieux, km_depart, km_arrive, date_sortie_etat_lieux, incident, type_incident, num_contrat_etat_lieux, code_type_etat_lieux_etat_lieux) Values ('2017/07/27', 7738, null, 'null', 0, '...', 318, 1);" calcext:value-type="string">
            <text:p>insert into etat_lieux (date_entree_etat_lieux, km_depart, km_arrive, date_sortie_etat_lieux, incident, type_incident, num_contrat_etat_lieux, code_type_etat_lieux_etat_lieux) Values ('2017/07/27', 7738, null, 'null', 0, '...', 318, 1);</text:p>
          </table:table-cell>
          <table:table-cell table:number-columns-repeated="1010"/>
        </table:table-row>
        <table:table-row table:style-name="ro4">
          <table:table-cell office:value-type="float" office:value="620" calcext:value-type="float">
            <text:p>620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string" calcext:value-type="string">
            <text:p>2017/07/27</text:p>
          </table:table-cell>
          <table:table-cell table:style-name="ce5" office:value-type="float" office:value="26656" calcext:value-type="float">
            <text:p>2665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22]=&quot;/&quot;;[.C622];[.I622])" office:value-type="string" office:string-value="2017/07/27" calcext:value-type="string">
            <text:p>2017/07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22]=&quot;null&quot;;&quot;null&quot;;[.I62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19" calcext:value-type="float">
            <text:p>31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2];&quot;', &quot;;[.D622];&quot;, &quot;;[.E622];&quot;, '&quot;;[.G622];&quot;', &quot;;[.J622];&quot;, '&quot;;[.K622];&quot;', &quot;;[.L622];&quot;, &quot;;[.M622];&quot;);&quot;)" office:value-type="string" office:string-value="insert into etat_lieux (date_entree_etat_lieux, km_depart, km_arrive, date_sortie_etat_lieux, incident, type_incident, num_contrat_etat_lieux, code_type_etat_lieux_etat_lieux) Values ('2017/07/27', 26656, null, 'null', 0, '...', 319, 1);" calcext:value-type="string">
            <text:p>insert into etat_lieux (date_entree_etat_lieux, km_depart, km_arrive, date_sortie_etat_lieux, incident, type_incident, num_contrat_etat_lieux, code_type_etat_lieux_etat_lieux) Values ('2017/07/27', 26656, null, 'null', 0, '...', 319, 1);</text:p>
          </table:table-cell>
          <table:table-cell table:number-columns-repeated="1010"/>
        </table:table-row>
        <table:table-row table:style-name="ro4">
          <table:table-cell office:value-type="float" office:value="621" calcext:value-type="float">
            <text:p>621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string" calcext:value-type="string">
            <text:p>2017/07/27</text:p>
          </table:table-cell>
          <table:table-cell table:style-name="ce5" office:value-type="float" office:value="29092" calcext:value-type="float">
            <text:p>2909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23]=&quot;/&quot;;[.C623];[.I623])" office:value-type="string" office:string-value="2017/07/27" calcext:value-type="string">
            <text:p>2017/07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23]=&quot;null&quot;;&quot;null&quot;;[.I62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0" calcext:value-type="float">
            <text:p>32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3];&quot;', &quot;;[.D623];&quot;, &quot;;[.E623];&quot;, '&quot;;[.G623];&quot;', &quot;;[.J623];&quot;, '&quot;;[.K623];&quot;', &quot;;[.L623];&quot;, &quot;;[.M623];&quot;);&quot;)" office:value-type="string" office:string-value="insert into etat_lieux (date_entree_etat_lieux, km_depart, km_arrive, date_sortie_etat_lieux, incident, type_incident, num_contrat_etat_lieux, code_type_etat_lieux_etat_lieux) Values ('2017/07/27', 29092, null, 'null', 0, '...', 320, 1);" calcext:value-type="string">
            <text:p>insert into etat_lieux (date_entree_etat_lieux, km_depart, km_arrive, date_sortie_etat_lieux, incident, type_incident, num_contrat_etat_lieux, code_type_etat_lieux_etat_lieux) Values ('2017/07/27', 29092, null, 'null', 0, '...', 320, 1);</text:p>
          </table:table-cell>
          <table:table-cell table:number-columns-repeated="1010"/>
        </table:table-row>
        <table:table-row table:style-name="ro4">
          <table:table-cell office:value-type="float" office:value="622" calcext:value-type="float">
            <text:p>622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2017/07/22</text:p>
          </table:table-cell>
          <table:table-cell table:style-name="ce8" office:value-type="float" office:value="8729" calcext:value-type="float">
            <text:p>8729</text:p>
          </table:table-cell>
          <table:table-cell table:style-name="ce8" office:value-type="float" office:value="9749" calcext:value-type="float">
            <text:p>9749</text:p>
          </table:table-cell>
          <table:table-cell table:style-name="ce10" table:formula="of:=IF([.I624]=&quot;/&quot;;[.C624];[.I624])" office:value-type="string" office:string-value="2017/07/28" calcext:value-type="string">
            <text:p>2017/07/28</text:p>
          </table:table-cell>
          <table:table-cell table:style-name="ce10" office:value-type="string" calcext:value-type="string">
            <text:p>2017/07/28</text:p>
          </table:table-cell>
          <table:table-cell table:style-name="ce10" table:formula="of:=IF([.E624]=&quot;null&quot;;&quot;null&quot;;[.I624])" office:value-type="string" office:string-value="2017/07/28" calcext:value-type="string">
            <text:p>2017/07/28</text:p>
          </table:table-cell>
          <table:table-cell table:style-name="ce8" office:value-type="string" calcext:value-type="string">
            <text:p>2017/07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3" calcext:value-type="float">
            <text:p>30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4];&quot;', &quot;;[.D624];&quot;, &quot;;[.E624];&quot;, '&quot;;[.G624];&quot;', &quot;;[.J624];&quot;, '&quot;;[.K624];&quot;', &quot;;[.L624];&quot;, &quot;;[.M624];&quot;);&quot;)" office:value-type="string" office:string-value="insert into etat_lieux (date_entree_etat_lieux, km_depart, km_arrive, date_sortie_etat_lieux, incident, type_incident, num_contrat_etat_lieux, code_type_etat_lieux_etat_lieux) Values ('2017/07/22', 8729, 9749, '2017/07/28', 0, '...', 303, 2);" calcext:value-type="string">
            <text:p>insert into etat_lieux (date_entree_etat_lieux, km_depart, km_arrive, date_sortie_etat_lieux, incident, type_incident, num_contrat_etat_lieux, code_type_etat_lieux_etat_lieux) Values ('2017/07/22', 8729, 9749, '2017/07/28', 0, '...', 303, 2);</text:p>
          </table:table-cell>
          <table:table-cell table:number-columns-repeated="1010"/>
        </table:table-row>
        <table:table-row table:style-name="ro4">
          <table:table-cell office:value-type="float" office:value="623" calcext:value-type="float">
            <text:p>623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string" calcext:value-type="string">
            <text:p>2017/07/25</text:p>
          </table:table-cell>
          <table:table-cell table:style-name="ce8" office:value-type="float" office:value="26065" calcext:value-type="float">
            <text:p>26065</text:p>
          </table:table-cell>
          <table:table-cell table:style-name="ce8" office:value-type="float" office:value="27202" calcext:value-type="float">
            <text:p>27202</text:p>
          </table:table-cell>
          <table:table-cell table:style-name="ce10" table:formula="of:=IF([.I625]=&quot;/&quot;;[.C625];[.I625])" office:value-type="string" office:string-value="2017/07/28" calcext:value-type="string">
            <text:p>2017/07/28</text:p>
          </table:table-cell>
          <table:table-cell table:style-name="ce10" office:value-type="string" calcext:value-type="string">
            <text:p>2017/07/28</text:p>
          </table:table-cell>
          <table:table-cell table:style-name="ce10" table:formula="of:=IF([.E625]=&quot;null&quot;;&quot;null&quot;;[.I625])" office:value-type="string" office:string-value="2017/07/28" calcext:value-type="string">
            <text:p>2017/07/28</text:p>
          </table:table-cell>
          <table:table-cell table:style-name="ce8" office:value-type="string" calcext:value-type="string">
            <text:p>2017/07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2" calcext:value-type="float">
            <text:p>31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5];&quot;', &quot;;[.D625];&quot;, &quot;;[.E625];&quot;, '&quot;;[.G625];&quot;', &quot;;[.J625];&quot;, '&quot;;[.K625];&quot;', &quot;;[.L625];&quot;, &quot;;[.M625];&quot;);&quot;)" office:value-type="string" office:string-value="insert into etat_lieux (date_entree_etat_lieux, km_depart, km_arrive, date_sortie_etat_lieux, incident, type_incident, num_contrat_etat_lieux, code_type_etat_lieux_etat_lieux) Values ('2017/07/25', 26065, 27202, '2017/07/28', 0, '...', 312, 2);" calcext:value-type="string">
            <text:p>insert into etat_lieux (date_entree_etat_lieux, km_depart, km_arrive, date_sortie_etat_lieux, incident, type_incident, num_contrat_etat_lieux, code_type_etat_lieux_etat_lieux) Values ('2017/07/25', 26065, 27202, '2017/07/28', 0, '...', 312, 2);</text:p>
          </table:table-cell>
          <table:table-cell table:number-columns-repeated="1010"/>
        </table:table-row>
        <table:table-row table:style-name="ro4">
          <table:table-cell office:value-type="float" office:value="624" calcext:value-type="float">
            <text:p>624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string" calcext:value-type="string">
            <text:p>2017/07/26</text:p>
          </table:table-cell>
          <table:table-cell table:style-name="ce8" office:value-type="float" office:value="7288" calcext:value-type="float">
            <text:p>7288</text:p>
          </table:table-cell>
          <table:table-cell table:style-name="ce8" office:value-type="float" office:value="8350" calcext:value-type="float">
            <text:p>8350</text:p>
          </table:table-cell>
          <table:table-cell table:style-name="ce10" table:formula="of:=IF([.I626]=&quot;/&quot;;[.C626];[.I626])" office:value-type="string" office:string-value="2017/07/28" calcext:value-type="string">
            <text:p>2017/07/28</text:p>
          </table:table-cell>
          <table:table-cell table:style-name="ce10" office:value-type="string" calcext:value-type="string">
            <text:p>2017/07/28</text:p>
          </table:table-cell>
          <table:table-cell table:style-name="ce10" table:formula="of:=IF([.E626]=&quot;null&quot;;&quot;null&quot;;[.I626])" office:value-type="string" office:string-value="2017/07/28" calcext:value-type="string">
            <text:p>2017/07/28</text:p>
          </table:table-cell>
          <table:table-cell table:style-name="ce8" office:value-type="string" calcext:value-type="string">
            <text:p>2017/07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3" calcext:value-type="float">
            <text:p>31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6];&quot;', &quot;;[.D626];&quot;, &quot;;[.E626];&quot;, '&quot;;[.G626];&quot;', &quot;;[.J626];&quot;, '&quot;;[.K626];&quot;', &quot;;[.L626];&quot;, &quot;;[.M626];&quot;);&quot;)" office:value-type="string" office:string-value="insert into etat_lieux (date_entree_etat_lieux, km_depart, km_arrive, date_sortie_etat_lieux, incident, type_incident, num_contrat_etat_lieux, code_type_etat_lieux_etat_lieux) Values ('2017/07/26', 7288, 8350, '2017/07/28', 0, '...', 313, 2);" calcext:value-type="string">
            <text:p>insert into etat_lieux (date_entree_etat_lieux, km_depart, km_arrive, date_sortie_etat_lieux, incident, type_incident, num_contrat_etat_lieux, code_type_etat_lieux_etat_lieux) Values ('2017/07/26', 7288, 8350, '2017/07/28', 0, '...', 313, 2);</text:p>
          </table:table-cell>
          <table:table-cell table:number-columns-repeated="1010"/>
        </table:table-row>
        <table:table-row table:style-name="ro4">
          <table:table-cell office:value-type="float" office:value="625" calcext:value-type="float">
            <text:p>625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string" calcext:value-type="string">
            <text:p>2017/07/20</text:p>
          </table:table-cell>
          <table:table-cell table:style-name="ce8" office:value-type="float" office:value="24565" calcext:value-type="float">
            <text:p>24565</text:p>
          </table:table-cell>
          <table:table-cell table:style-name="ce8" office:value-type="float" office:value="24811" calcext:value-type="float">
            <text:p>24811</text:p>
          </table:table-cell>
          <table:table-cell table:style-name="ce10" table:formula="of:=IF([.I627]=&quot;/&quot;;[.C627];[.I627])" office:value-type="string" office:string-value="2017/07/29" calcext:value-type="string">
            <text:p>2017/07/29</text:p>
          </table:table-cell>
          <table:table-cell table:style-name="ce10" office:value-type="string" calcext:value-type="string">
            <text:p>2017/07/29</text:p>
          </table:table-cell>
          <table:table-cell table:style-name="ce10" table:formula="of:=IF([.E627]=&quot;null&quot;;&quot;null&quot;;[.I627])" office:value-type="string" office:string-value="2017/07/29" calcext:value-type="string">
            <text:p>2017/07/29</text:p>
          </table:table-cell>
          <table:table-cell table:style-name="ce8" office:value-type="string" calcext:value-type="string">
            <text:p>2017/07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2" calcext:value-type="float">
            <text:p>30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7];&quot;', &quot;;[.D627];&quot;, &quot;;[.E627];&quot;, '&quot;;[.G627];&quot;', &quot;;[.J627];&quot;, '&quot;;[.K627];&quot;', &quot;;[.L627];&quot;, &quot;;[.M627];&quot;);&quot;)" office:value-type="string" office:string-value="insert into etat_lieux (date_entree_etat_lieux, km_depart, km_arrive, date_sortie_etat_lieux, incident, type_incident, num_contrat_etat_lieux, code_type_etat_lieux_etat_lieux) Values ('2017/07/20', 24565, 24811, '2017/07/29', 0, '...', 302, 2);" calcext:value-type="string">
            <text:p>insert into etat_lieux (date_entree_etat_lieux, km_depart, km_arrive, date_sortie_etat_lieux, incident, type_incident, num_contrat_etat_lieux, code_type_etat_lieux_etat_lieux) Values ('2017/07/20', 24565, 24811, '2017/07/29', 0, '...', 302, 2);</text:p>
          </table:table-cell>
          <table:table-cell table:number-columns-repeated="1010"/>
        </table:table-row>
        <table:table-row table:style-name="ro4">
          <table:table-cell office:value-type="float" office:value="626" calcext:value-type="float">
            <text:p>626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string" calcext:value-type="string">
            <text:p>2017/07/29</text:p>
          </table:table-cell>
          <table:table-cell table:style-name="ce5" office:value-type="float" office:value="16515" calcext:value-type="float">
            <text:p>1651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28]=&quot;/&quot;;[.C628];[.I628])" office:value-type="string" office:string-value="2017/07/29" calcext:value-type="string">
            <text:p>2017/07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28]=&quot;null&quot;;&quot;null&quot;;[.I62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1" calcext:value-type="float">
            <text:p>32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8];&quot;', &quot;;[.D628];&quot;, &quot;;[.E628];&quot;, '&quot;;[.G628];&quot;', &quot;;[.J628];&quot;, '&quot;;[.K628];&quot;', &quot;;[.L628];&quot;, &quot;;[.M628];&quot;);&quot;)" office:value-type="string" office:string-value="insert into etat_lieux (date_entree_etat_lieux, km_depart, km_arrive, date_sortie_etat_lieux, incident, type_incident, num_contrat_etat_lieux, code_type_etat_lieux_etat_lieux) Values ('2017/07/29', 16515, null, 'null', 0, '...', 321, 1);" calcext:value-type="string">
            <text:p>insert into etat_lieux (date_entree_etat_lieux, km_depart, km_arrive, date_sortie_etat_lieux, incident, type_incident, num_contrat_etat_lieux, code_type_etat_lieux_etat_lieux) Values ('2017/07/29', 16515, null, 'null', 0, '...', 321, 1);</text:p>
          </table:table-cell>
          <table:table-cell table:number-columns-repeated="1010"/>
        </table:table-row>
        <table:table-row table:style-name="ro4">
          <table:table-cell office:value-type="float" office:value="627" calcext:value-type="float">
            <text:p>627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string" calcext:value-type="string">
            <text:p>2017/07/29</text:p>
          </table:table-cell>
          <table:table-cell table:style-name="ce5" office:value-type="float" office:value="29824" calcext:value-type="float">
            <text:p>298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29]=&quot;/&quot;;[.C629];[.I629])" office:value-type="string" office:string-value="2017/07/29" calcext:value-type="string">
            <text:p>2017/07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29]=&quot;null&quot;;&quot;null&quot;;[.I62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2" calcext:value-type="float">
            <text:p>32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29];&quot;', &quot;;[.D629];&quot;, &quot;;[.E629];&quot;, '&quot;;[.G629];&quot;', &quot;;[.J629];&quot;, '&quot;;[.K629];&quot;', &quot;;[.L629];&quot;, &quot;;[.M629];&quot;);&quot;)" office:value-type="string" office:string-value="insert into etat_lieux (date_entree_etat_lieux, km_depart, km_arrive, date_sortie_etat_lieux, incident, type_incident, num_contrat_etat_lieux, code_type_etat_lieux_etat_lieux) Values ('2017/07/29', 29824, null, 'null', 0, '...', 322, 1);" calcext:value-type="string">
            <text:p>insert into etat_lieux (date_entree_etat_lieux, km_depart, km_arrive, date_sortie_etat_lieux, incident, type_incident, num_contrat_etat_lieux, code_type_etat_lieux_etat_lieux) Values ('2017/07/29', 29824, null, 'null', 0, '...', 322, 1);</text:p>
          </table:table-cell>
          <table:table-cell table:number-columns-repeated="1010"/>
        </table:table-row>
        <table:table-row table:style-name="ro4">
          <table:table-cell office:value-type="float" office:value="628" calcext:value-type="float">
            <text:p>628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string" calcext:value-type="string">
            <text:p>2017/07/15</text:p>
          </table:table-cell>
          <table:table-cell table:style-name="ce8" office:value-type="float" office:value="10226" calcext:value-type="float">
            <text:p>10226</text:p>
          </table:table-cell>
          <table:table-cell table:style-name="ce8" office:value-type="float" office:value="11557" calcext:value-type="float">
            <text:p>11557</text:p>
          </table:table-cell>
          <table:table-cell table:style-name="ce10" table:formula="of:=IF([.I630]=&quot;/&quot;;[.C630];[.I630])" office:value-type="string" office:string-value="2017/07/30" calcext:value-type="string">
            <text:p>2017/07/30</text:p>
          </table:table-cell>
          <table:table-cell table:style-name="ce10" office:value-type="string" calcext:value-type="string">
            <text:p>2017/07/30</text:p>
          </table:table-cell>
          <table:table-cell table:style-name="ce10" table:formula="of:=IF([.E630]=&quot;null&quot;;&quot;null&quot;;[.I630])" office:value-type="string" office:string-value="2017/07/30" calcext:value-type="string">
            <text:p>2017/07/30</text:p>
          </table:table-cell>
          <table:table-cell table:style-name="ce8" office:value-type="string" calcext:value-type="string">
            <text:p>2017/07/3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5" calcext:value-type="float">
            <text:p>29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0];&quot;', &quot;;[.D630];&quot;, &quot;;[.E630];&quot;, '&quot;;[.G630];&quot;', &quot;;[.J630];&quot;, '&quot;;[.K630];&quot;', &quot;;[.L630];&quot;, &quot;;[.M630];&quot;);&quot;)" office:value-type="string" office:string-value="insert into etat_lieux (date_entree_etat_lieux, km_depart, km_arrive, date_sortie_etat_lieux, incident, type_incident, num_contrat_etat_lieux, code_type_etat_lieux_etat_lieux) Values ('2017/07/15', 10226, 11557, '2017/07/30', 0, '...', 295, 2);" calcext:value-type="string">
            <text:p>insert into etat_lieux (date_entree_etat_lieux, km_depart, km_arrive, date_sortie_etat_lieux, incident, type_incident, num_contrat_etat_lieux, code_type_etat_lieux_etat_lieux) Values ('2017/07/15', 10226, 11557, '2017/07/30', 0, '...', 295, 2);</text:p>
          </table:table-cell>
          <table:table-cell table:number-columns-repeated="1010"/>
        </table:table-row>
        <table:table-row table:style-name="ro4">
          <table:table-cell office:value-type="float" office:value="629" calcext:value-type="float">
            <text:p>629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string" calcext:value-type="string">
            <text:p>2017/07/29</text:p>
          </table:table-cell>
          <table:table-cell table:style-name="ce8" office:value-type="float" office:value="16515" calcext:value-type="float">
            <text:p>16515</text:p>
          </table:table-cell>
          <table:table-cell table:style-name="ce8" office:value-type="float" office:value="17317" calcext:value-type="float">
            <text:p>17317</text:p>
          </table:table-cell>
          <table:table-cell table:style-name="ce10" table:formula="of:=IF([.I631]=&quot;/&quot;;[.C631];[.I631])" office:value-type="string" office:string-value="2017/07/30" calcext:value-type="string">
            <text:p>2017/07/30</text:p>
          </table:table-cell>
          <table:table-cell table:style-name="ce10" office:value-type="string" calcext:value-type="string">
            <text:p>2017/07/30</text:p>
          </table:table-cell>
          <table:table-cell table:style-name="ce10" table:formula="of:=IF([.E631]=&quot;null&quot;;&quot;null&quot;;[.I631])" office:value-type="string" office:string-value="2017/07/30" calcext:value-type="string">
            <text:p>2017/07/30</text:p>
          </table:table-cell>
          <table:table-cell table:style-name="ce8" office:value-type="string" calcext:value-type="string">
            <text:p>2017/07/3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1" calcext:value-type="float">
            <text:p>32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1];&quot;', &quot;;[.D631];&quot;, &quot;;[.E631];&quot;, '&quot;;[.G631];&quot;', &quot;;[.J631];&quot;, '&quot;;[.K631];&quot;', &quot;;[.L631];&quot;, &quot;;[.M631];&quot;);&quot;)" office:value-type="string" office:string-value="insert into etat_lieux (date_entree_etat_lieux, km_depart, km_arrive, date_sortie_etat_lieux, incident, type_incident, num_contrat_etat_lieux, code_type_etat_lieux_etat_lieux) Values ('2017/07/29', 16515, 17317, '2017/07/30', 0, '...', 321, 2);" calcext:value-type="string">
            <text:p>insert into etat_lieux (date_entree_etat_lieux, km_depart, km_arrive, date_sortie_etat_lieux, incident, type_incident, num_contrat_etat_lieux, code_type_etat_lieux_etat_lieux) Values ('2017/07/29', 16515, 17317, '2017/07/30', 0, '...', 321, 2);</text:p>
          </table:table-cell>
          <table:table-cell table:number-columns-repeated="1010"/>
        </table:table-row>
        <table:table-row table:style-name="ro4">
          <table:table-cell office:value-type="float" office:value="630" calcext:value-type="float">
            <text:p>630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string" calcext:value-type="string">
            <text:p>2017/07/31</text:p>
          </table:table-cell>
          <table:table-cell table:style-name="ce5" office:value-type="float" office:value="24623" calcext:value-type="float">
            <text:p>2462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32]=&quot;/&quot;;[.C632];[.I632])" office:value-type="string" office:string-value="2017/07/31" calcext:value-type="string">
            <text:p>2017/07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32]=&quot;null&quot;;&quot;null&quot;;[.I63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3" calcext:value-type="float">
            <text:p>32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2];&quot;', &quot;;[.D632];&quot;, &quot;;[.E632];&quot;, '&quot;;[.G632];&quot;', &quot;;[.J632];&quot;, '&quot;;[.K632];&quot;', &quot;;[.L632];&quot;, &quot;;[.M632];&quot;);&quot;)" office:value-type="string" office:string-value="insert into etat_lieux (date_entree_etat_lieux, km_depart, km_arrive, date_sortie_etat_lieux, incident, type_incident, num_contrat_etat_lieux, code_type_etat_lieux_etat_lieux) Values ('2017/07/31', 24623, null, 'null', 0, '...', 323, 1);" calcext:value-type="string">
            <text:p>insert into etat_lieux (date_entree_etat_lieux, km_depart, km_arrive, date_sortie_etat_lieux, incident, type_incident, num_contrat_etat_lieux, code_type_etat_lieux_etat_lieux) Values ('2017/07/31', 24623, null, 'null', 0, '...', 323, 1);</text:p>
          </table:table-cell>
          <table:table-cell table:number-columns-repeated="1010"/>
        </table:table-row>
        <table:table-row table:style-name="ro4">
          <table:table-cell office:value-type="float" office:value="631" calcext:value-type="float">
            <text:p>631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string" calcext:value-type="string">
            <text:p>2017/07/17</text:p>
          </table:table-cell>
          <table:table-cell table:style-name="ce8" office:value-type="float" office:value="11380" calcext:value-type="float">
            <text:p>11380</text:p>
          </table:table-cell>
          <table:table-cell table:style-name="ce8" office:value-type="float" office:value="11593" calcext:value-type="float">
            <text:p>11593</text:p>
          </table:table-cell>
          <table:table-cell table:style-name="ce10" table:formula="of:=IF([.I633]=&quot;/&quot;;[.C633];[.I633])" office:value-type="string" office:string-value="2017/08/01" calcext:value-type="string">
            <text:p>2017/08/01</text:p>
          </table:table-cell>
          <table:table-cell table:style-name="ce10" office:value-type="string" calcext:value-type="string">
            <text:p>2017/08/01</text:p>
          </table:table-cell>
          <table:table-cell table:style-name="ce10" table:formula="of:=IF([.E633]=&quot;null&quot;;&quot;null&quot;;[.I633])" office:value-type="string" office:string-value="2017/08/01" calcext:value-type="string">
            <text:p>2017/08/01</text:p>
          </table:table-cell>
          <table:table-cell table:style-name="ce8" office:value-type="string" calcext:value-type="string">
            <text:p>2017/08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298" calcext:value-type="float">
            <text:p>29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3];&quot;', &quot;;[.D633];&quot;, &quot;;[.E633];&quot;, '&quot;;[.G633];&quot;', &quot;;[.J633];&quot;, '&quot;;[.K633];&quot;', &quot;;[.L633];&quot;, &quot;;[.M633];&quot;);&quot;)" office:value-type="string" office:string-value="insert into etat_lieux (date_entree_etat_lieux, km_depart, km_arrive, date_sortie_etat_lieux, incident, type_incident, num_contrat_etat_lieux, code_type_etat_lieux_etat_lieux) Values ('2017/07/17', 11380, 11593, '2017/08/01', 0, '...', 298, 2);" calcext:value-type="string">
            <text:p>insert into etat_lieux (date_entree_etat_lieux, km_depart, km_arrive, date_sortie_etat_lieux, incident, type_incident, num_contrat_etat_lieux, code_type_etat_lieux_etat_lieux) Values ('2017/07/17', 11380, 11593, '2017/08/01', 0, '...', 298, 2);</text:p>
          </table:table-cell>
          <table:table-cell table:number-columns-repeated="1010"/>
        </table:table-row>
        <table:table-row table:style-name="ro4">
          <table:table-cell office:value-type="float" office:value="632" calcext:value-type="float">
            <text:p>632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string" calcext:value-type="string">
            <text:p>2017/07/27</text:p>
          </table:table-cell>
          <table:table-cell table:style-name="ce8" office:value-type="float" office:value="26656" calcext:value-type="float">
            <text:p>26656</text:p>
          </table:table-cell>
          <table:table-cell table:style-name="ce8" office:value-type="float" office:value="27346" calcext:value-type="float">
            <text:p>27346</text:p>
          </table:table-cell>
          <table:table-cell table:style-name="ce10" table:formula="of:=IF([.I634]=&quot;/&quot;;[.C634];[.I634])" office:value-type="string" office:string-value="2017/08/01" calcext:value-type="string">
            <text:p>2017/08/01</text:p>
          </table:table-cell>
          <table:table-cell table:style-name="ce10" office:value-type="string" calcext:value-type="string">
            <text:p>2017/08/01</text:p>
          </table:table-cell>
          <table:table-cell table:style-name="ce10" table:formula="of:=IF([.E634]=&quot;null&quot;;&quot;null&quot;;[.I634])" office:value-type="string" office:string-value="2017/08/01" calcext:value-type="string">
            <text:p>2017/08/01</text:p>
          </table:table-cell>
          <table:table-cell table:style-name="ce8" office:value-type="string" calcext:value-type="string">
            <text:p>2017/08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9" calcext:value-type="float">
            <text:p>31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4];&quot;', &quot;;[.D634];&quot;, &quot;;[.E634];&quot;, '&quot;;[.G634];&quot;', &quot;;[.J634];&quot;, '&quot;;[.K634];&quot;', &quot;;[.L634];&quot;, &quot;;[.M634];&quot;);&quot;)" office:value-type="string" office:string-value="insert into etat_lieux (date_entree_etat_lieux, km_depart, km_arrive, date_sortie_etat_lieux, incident, type_incident, num_contrat_etat_lieux, code_type_etat_lieux_etat_lieux) Values ('2017/07/27', 26656, 27346, '2017/08/01', 0, '...', 319, 2);" calcext:value-type="string">
            <text:p>insert into etat_lieux (date_entree_etat_lieux, km_depart, km_arrive, date_sortie_etat_lieux, incident, type_incident, num_contrat_etat_lieux, code_type_etat_lieux_etat_lieux) Values ('2017/07/27', 26656, 27346, '2017/08/01', 0, '...', 319, 2);</text:p>
          </table:table-cell>
          <table:table-cell table:number-columns-repeated="1010"/>
        </table:table-row>
        <table:table-row table:style-name="ro4">
          <table:table-cell office:value-type="float" office:value="633" calcext:value-type="float">
            <text:p>633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string" calcext:value-type="string">
            <text:p>2017/08/01</text:p>
          </table:table-cell>
          <table:table-cell table:style-name="ce5" office:value-type="float" office:value="23653" calcext:value-type="float">
            <text:p>2365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35]=&quot;/&quot;;[.C635];[.I635])" office:value-type="string" office:string-value="2017/08/01" calcext:value-type="string">
            <text:p>2017/08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35]=&quot;null&quot;;&quot;null&quot;;[.I63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4" calcext:value-type="float">
            <text:p>32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5];&quot;', &quot;;[.D635];&quot;, &quot;;[.E635];&quot;, '&quot;;[.G635];&quot;', &quot;;[.J635];&quot;, '&quot;;[.K635];&quot;', &quot;;[.L635];&quot;, &quot;;[.M635];&quot;);&quot;)" office:value-type="string" office:string-value="insert into etat_lieux (date_entree_etat_lieux, km_depart, km_arrive, date_sortie_etat_lieux, incident, type_incident, num_contrat_etat_lieux, code_type_etat_lieux_etat_lieux) Values ('2017/08/01', 23653, null, 'null', 0, '...', 324, 1);" calcext:value-type="string">
            <text:p>insert into etat_lieux (date_entree_etat_lieux, km_depart, km_arrive, date_sortie_etat_lieux, incident, type_incident, num_contrat_etat_lieux, code_type_etat_lieux_etat_lieux) Values ('2017/08/01', 23653, null, 'null', 0, '...', 324, 1);</text:p>
          </table:table-cell>
          <table:table-cell table:number-columns-repeated="1010"/>
        </table:table-row>
        <table:table-row table:style-name="ro4">
          <table:table-cell office:value-type="float" office:value="634" calcext:value-type="float">
            <text:p>634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string" calcext:value-type="string">
            <text:p>2017/07/22</text:p>
          </table:table-cell>
          <table:table-cell table:style-name="ce8" office:value-type="float" office:value="21630" calcext:value-type="float">
            <text:p>21630</text:p>
          </table:table-cell>
          <table:table-cell table:style-name="ce8" office:value-type="float" office:value="22259" calcext:value-type="float">
            <text:p>22259</text:p>
          </table:table-cell>
          <table:table-cell table:style-name="ce10" table:formula="of:=IF([.I636]=&quot;/&quot;;[.C636];[.I636])" office:value-type="string" office:string-value="2017/08/02" calcext:value-type="string">
            <text:p>2017/08/02</text:p>
          </table:table-cell>
          <table:table-cell table:style-name="ce10" office:value-type="string" calcext:value-type="string">
            <text:p>2017/08/02</text:p>
          </table:table-cell>
          <table:table-cell table:style-name="ce10" table:formula="of:=IF([.E636]=&quot;null&quot;;&quot;null&quot;;[.I636])" office:value-type="string" office:string-value="2017/08/02" calcext:value-type="string">
            <text:p>2017/08/02</text:p>
          </table:table-cell>
          <table:table-cell table:style-name="ce8" office:value-type="string" calcext:value-type="string">
            <text:p>2017/08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4" calcext:value-type="float">
            <text:p>30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6];&quot;', &quot;;[.D636];&quot;, &quot;;[.E636];&quot;, '&quot;;[.G636];&quot;', &quot;;[.J636];&quot;, '&quot;;[.K636];&quot;', &quot;;[.L636];&quot;, &quot;;[.M636];&quot;);&quot;)" office:value-type="string" office:string-value="insert into etat_lieux (date_entree_etat_lieux, km_depart, km_arrive, date_sortie_etat_lieux, incident, type_incident, num_contrat_etat_lieux, code_type_etat_lieux_etat_lieux) Values ('2017/07/22', 21630, 22259, '2017/08/02', 0, '...', 304, 2);" calcext:value-type="string">
            <text:p>insert into etat_lieux (date_entree_etat_lieux, km_depart, km_arrive, date_sortie_etat_lieux, incident, type_incident, num_contrat_etat_lieux, code_type_etat_lieux_etat_lieux) Values ('2017/07/22', 21630, 22259, '2017/08/02', 0, '...', 304, 2);</text:p>
          </table:table-cell>
          <table:table-cell table:number-columns-repeated="1010"/>
        </table:table-row>
        <table:table-row table:style-name="ro4">
          <table:table-cell office:value-type="float" office:value="635" calcext:value-type="float">
            <text:p>635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string" calcext:value-type="string">
            <text:p>2017/07/26</text:p>
          </table:table-cell>
          <table:table-cell table:style-name="ce8" office:value-type="float" office:value="7881" calcext:value-type="float">
            <text:p>7881</text:p>
          </table:table-cell>
          <table:table-cell table:style-name="ce8" office:value-type="float" office:value="8362" calcext:value-type="float">
            <text:p>8362</text:p>
          </table:table-cell>
          <table:table-cell table:style-name="ce10" table:formula="of:=IF([.I637]=&quot;/&quot;;[.C637];[.I637])" office:value-type="string" office:string-value="2017/08/02" calcext:value-type="string">
            <text:p>2017/08/02</text:p>
          </table:table-cell>
          <table:table-cell table:style-name="ce10" office:value-type="string" calcext:value-type="string">
            <text:p>2017/08/02</text:p>
          </table:table-cell>
          <table:table-cell table:style-name="ce10" table:formula="of:=IF([.E637]=&quot;null&quot;;&quot;null&quot;;[.I637])" office:value-type="string" office:string-value="2017/08/02" calcext:value-type="string">
            <text:p>2017/08/02</text:p>
          </table:table-cell>
          <table:table-cell table:style-name="ce8" office:value-type="string" calcext:value-type="string">
            <text:p>2017/08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4" calcext:value-type="float">
            <text:p>31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7];&quot;', &quot;;[.D637];&quot;, &quot;;[.E637];&quot;, '&quot;;[.G637];&quot;', &quot;;[.J637];&quot;, '&quot;;[.K637];&quot;', &quot;;[.L637];&quot;, &quot;;[.M637];&quot;);&quot;)" office:value-type="string" office:string-value="insert into etat_lieux (date_entree_etat_lieux, km_depart, km_arrive, date_sortie_etat_lieux, incident, type_incident, num_contrat_etat_lieux, code_type_etat_lieux_etat_lieux) Values ('2017/07/26', 7881, 8362, '2017/08/02', 0, '...', 314, 2);" calcext:value-type="string">
            <text:p>insert into etat_lieux (date_entree_etat_lieux, km_depart, km_arrive, date_sortie_etat_lieux, incident, type_incident, num_contrat_etat_lieux, code_type_etat_lieux_etat_lieux) Values ('2017/07/26', 7881, 8362, '2017/08/02', 0, '...', 314, 2);</text:p>
          </table:table-cell>
          <table:table-cell table:number-columns-repeated="1010"/>
        </table:table-row>
        <table:table-row table:style-name="ro4">
          <table:table-cell office:value-type="float" office:value="636" calcext:value-type="float">
            <text:p>636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string" calcext:value-type="string">
            <text:p>2017/08/02</text:p>
          </table:table-cell>
          <table:table-cell table:style-name="ce5" office:value-type="float" office:value="26559" calcext:value-type="float">
            <text:p>2655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38]=&quot;/&quot;;[.C638];[.I638])" office:value-type="string" office:string-value="2017/08/02" calcext:value-type="string">
            <text:p>2017/08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38]=&quot;null&quot;;&quot;null&quot;;[.I63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5" calcext:value-type="float">
            <text:p>32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8];&quot;', &quot;;[.D638];&quot;, &quot;;[.E638];&quot;, '&quot;;[.G638];&quot;', &quot;;[.J638];&quot;, '&quot;;[.K638];&quot;', &quot;;[.L638];&quot;, &quot;;[.M638];&quot;);&quot;)" office:value-type="string" office:string-value="insert into etat_lieux (date_entree_etat_lieux, km_depart, km_arrive, date_sortie_etat_lieux, incident, type_incident, num_contrat_etat_lieux, code_type_etat_lieux_etat_lieux) Values ('2017/08/02', 26559, null, 'null', 0, '...', 325, 1);" calcext:value-type="string">
            <text:p>insert into etat_lieux (date_entree_etat_lieux, km_depart, km_arrive, date_sortie_etat_lieux, incident, type_incident, num_contrat_etat_lieux, code_type_etat_lieux_etat_lieux) Values ('2017/08/02', 26559, null, 'null', 0, '...', 325, 1);</text:p>
          </table:table-cell>
          <table:table-cell table:number-columns-repeated="1010"/>
        </table:table-row>
        <table:table-row table:style-name="ro4">
          <table:table-cell office:value-type="float" office:value="637" calcext:value-type="float">
            <text:p>63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string" calcext:value-type="string">
            <text:p>2017/08/02</text:p>
          </table:table-cell>
          <table:table-cell table:style-name="ce5" office:value-type="float" office:value="26888" calcext:value-type="float">
            <text:p>268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39]=&quot;/&quot;;[.C639];[.I639])" office:value-type="string" office:string-value="2017/08/02" calcext:value-type="string">
            <text:p>2017/08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39]=&quot;null&quot;;&quot;null&quot;;[.I63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6" calcext:value-type="float">
            <text:p>32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39];&quot;', &quot;;[.D639];&quot;, &quot;;[.E639];&quot;, '&quot;;[.G639];&quot;', &quot;;[.J639];&quot;, '&quot;;[.K639];&quot;', &quot;;[.L639];&quot;, &quot;;[.M639];&quot;);&quot;)" office:value-type="string" office:string-value="insert into etat_lieux (date_entree_etat_lieux, km_depart, km_arrive, date_sortie_etat_lieux, incident, type_incident, num_contrat_etat_lieux, code_type_etat_lieux_etat_lieux) Values ('2017/08/02', 26888, null, 'null', 0, '...', 326, 1);" calcext:value-type="string">
            <text:p>insert into etat_lieux (date_entree_etat_lieux, km_depart, km_arrive, date_sortie_etat_lieux, incident, type_incident, num_contrat_etat_lieux, code_type_etat_lieux_etat_lieux) Values ('2017/08/02', 26888, null, 'null', 0, '...', 326, 1);</text:p>
          </table:table-cell>
          <table:table-cell table:number-columns-repeated="1010"/>
        </table:table-row>
        <table:table-row table:style-name="ro4">
          <table:table-cell office:value-type="float" office:value="638" calcext:value-type="float">
            <text:p>638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string" calcext:value-type="string">
            <text:p>2017/07/27</text:p>
          </table:table-cell>
          <table:table-cell table:style-name="ce8" office:value-type="float" office:value="7738" calcext:value-type="float">
            <text:p>7738</text:p>
          </table:table-cell>
          <table:table-cell table:style-name="ce8" office:value-type="float" office:value="8990" calcext:value-type="float">
            <text:p>8990</text:p>
          </table:table-cell>
          <table:table-cell table:style-name="ce10" table:formula="of:=IF([.I640]=&quot;/&quot;;[.C640];[.I640])" office:value-type="string" office:string-value="2017/08/03" calcext:value-type="string">
            <text:p>2017/08/03</text:p>
          </table:table-cell>
          <table:table-cell table:style-name="ce10" office:value-type="string" calcext:value-type="string">
            <text:p>2017/08/03</text:p>
          </table:table-cell>
          <table:table-cell table:style-name="ce10" table:formula="of:=IF([.E640]=&quot;null&quot;;&quot;null&quot;;[.I640])" office:value-type="string" office:string-value="2017/08/03" calcext:value-type="string">
            <text:p>2017/08/03</text:p>
          </table:table-cell>
          <table:table-cell table:style-name="ce8" office:value-type="string" calcext:value-type="string">
            <text:p>2017/08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8" calcext:value-type="float">
            <text:p>31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0];&quot;', &quot;;[.D640];&quot;, &quot;;[.E640];&quot;, '&quot;;[.G640];&quot;', &quot;;[.J640];&quot;, '&quot;;[.K640];&quot;', &quot;;[.L640];&quot;, &quot;;[.M640];&quot;);&quot;)" office:value-type="string" office:string-value="insert into etat_lieux (date_entree_etat_lieux, km_depart, km_arrive, date_sortie_etat_lieux, incident, type_incident, num_contrat_etat_lieux, code_type_etat_lieux_etat_lieux) Values ('2017/07/27', 7738, 8990, '2017/08/03', 0, '...', 318, 2);" calcext:value-type="string">
            <text:p>insert into etat_lieux (date_entree_etat_lieux, km_depart, km_arrive, date_sortie_etat_lieux, incident, type_incident, num_contrat_etat_lieux, code_type_etat_lieux_etat_lieux) Values ('2017/07/27', 7738, 8990, '2017/08/03', 0, '...', 318, 2);</text:p>
          </table:table-cell>
          <table:table-cell table:number-columns-repeated="1010"/>
        </table:table-row>
        <table:table-row table:style-name="ro4">
          <table:table-cell office:value-type="float" office:value="639" calcext:value-type="float">
            <text:p>63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string" calcext:value-type="string">
            <text:p>2017/07/27</text:p>
          </table:table-cell>
          <table:table-cell table:style-name="ce8" office:value-type="float" office:value="29092" calcext:value-type="float">
            <text:p>29092</text:p>
          </table:table-cell>
          <table:table-cell table:style-name="ce8" office:value-type="float" office:value="29481" calcext:value-type="float">
            <text:p>29481</text:p>
          </table:table-cell>
          <table:table-cell table:style-name="ce10" table:formula="of:=IF([.I641]=&quot;/&quot;;[.C641];[.I641])" office:value-type="string" office:string-value="2017/08/03" calcext:value-type="string">
            <text:p>2017/08/03</text:p>
          </table:table-cell>
          <table:table-cell table:style-name="ce10" office:value-type="string" calcext:value-type="string">
            <text:p>2017/08/03</text:p>
          </table:table-cell>
          <table:table-cell table:style-name="ce10" table:formula="of:=IF([.E641]=&quot;null&quot;;&quot;null&quot;;[.I641])" office:value-type="string" office:string-value="2017/08/03" calcext:value-type="string">
            <text:p>2017/08/03</text:p>
          </table:table-cell>
          <table:table-cell table:style-name="ce8" office:value-type="string" calcext:value-type="string">
            <text:p>2017/08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0" calcext:value-type="float">
            <text:p>32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1];&quot;', &quot;;[.D641];&quot;, &quot;;[.E641];&quot;, '&quot;;[.G641];&quot;', &quot;;[.J641];&quot;, '&quot;;[.K641];&quot;', &quot;;[.L641];&quot;, &quot;;[.M641];&quot;);&quot;)" office:value-type="string" office:string-value="insert into etat_lieux (date_entree_etat_lieux, km_depart, km_arrive, date_sortie_etat_lieux, incident, type_incident, num_contrat_etat_lieux, code_type_etat_lieux_etat_lieux) Values ('2017/07/27', 29092, 29481, '2017/08/03', 0, '...', 320, 2);" calcext:value-type="string">
            <text:p>insert into etat_lieux (date_entree_etat_lieux, km_depart, km_arrive, date_sortie_etat_lieux, incident, type_incident, num_contrat_etat_lieux, code_type_etat_lieux_etat_lieux) Values ('2017/07/27', 29092, 29481, '2017/08/03', 0, '...', 320, 2);</text:p>
          </table:table-cell>
          <table:table-cell table:number-columns-repeated="1010"/>
        </table:table-row>
        <table:table-row table:style-name="ro4">
          <table:table-cell office:value-type="float" office:value="640" calcext:value-type="float">
            <text:p>640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string" calcext:value-type="string">
            <text:p>2017/08/01</text:p>
          </table:table-cell>
          <table:table-cell table:style-name="ce8" office:value-type="float" office:value="23653" calcext:value-type="float">
            <text:p>23653</text:p>
          </table:table-cell>
          <table:table-cell table:style-name="ce8" office:value-type="float" office:value="23886" calcext:value-type="float">
            <text:p>23886</text:p>
          </table:table-cell>
          <table:table-cell table:style-name="ce10" table:formula="of:=IF([.I642]=&quot;/&quot;;[.C642];[.I642])" office:value-type="string" office:string-value="2017/08/03" calcext:value-type="string">
            <text:p>2017/08/03</text:p>
          </table:table-cell>
          <table:table-cell table:style-name="ce10" office:value-type="string" calcext:value-type="string">
            <text:p>2017/08/03</text:p>
          </table:table-cell>
          <table:table-cell table:style-name="ce10" table:formula="of:=IF([.E642]=&quot;null&quot;;&quot;null&quot;;[.I642])" office:value-type="string" office:string-value="2017/08/03" calcext:value-type="string">
            <text:p>2017/08/03</text:p>
          </table:table-cell>
          <table:table-cell table:style-name="ce8" office:value-type="string" calcext:value-type="string">
            <text:p>2017/08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4" calcext:value-type="float">
            <text:p>32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2];&quot;', &quot;;[.D642];&quot;, &quot;;[.E642];&quot;, '&quot;;[.G642];&quot;', &quot;;[.J642];&quot;, '&quot;;[.K642];&quot;', &quot;;[.L642];&quot;, &quot;;[.M642];&quot;);&quot;)" office:value-type="string" office:string-value="insert into etat_lieux (date_entree_etat_lieux, km_depart, km_arrive, date_sortie_etat_lieux, incident, type_incident, num_contrat_etat_lieux, code_type_etat_lieux_etat_lieux) Values ('2017/08/01', 23653, 23886, '2017/08/03', 0, '...', 324, 2);" calcext:value-type="string">
            <text:p>insert into etat_lieux (date_entree_etat_lieux, km_depart, km_arrive, date_sortie_etat_lieux, incident, type_incident, num_contrat_etat_lieux, code_type_etat_lieux_etat_lieux) Values ('2017/08/01', 23653, 23886, '2017/08/03', 0, '...', 324, 2);</text:p>
          </table:table-cell>
          <table:table-cell table:number-columns-repeated="1010"/>
        </table:table-row>
        <table:table-row table:style-name="ro4">
          <table:table-cell office:value-type="float" office:value="641" calcext:value-type="float">
            <text:p>641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string" calcext:value-type="string">
            <text:p>2017/07/26</text:p>
          </table:table-cell>
          <table:table-cell table:style-name="ce8" office:value-type="float" office:value="9223" calcext:value-type="float">
            <text:p>9223</text:p>
          </table:table-cell>
          <table:table-cell table:style-name="ce8" office:value-type="float" office:value="10171" calcext:value-type="float">
            <text:p>10171</text:p>
          </table:table-cell>
          <table:table-cell table:style-name="ce10" table:formula="of:=IF([.I643]=&quot;/&quot;;[.C643];[.I643])" office:value-type="string" office:string-value="2017/08/04" calcext:value-type="string">
            <text:p>2017/08/04</text:p>
          </table:table-cell>
          <table:table-cell table:style-name="ce10" office:value-type="string" calcext:value-type="string">
            <text:p>2017/08/04</text:p>
          </table:table-cell>
          <table:table-cell table:style-name="ce10" table:formula="of:=IF([.E643]=&quot;null&quot;;&quot;null&quot;;[.I643])" office:value-type="string" office:string-value="2017/08/04" calcext:value-type="string">
            <text:p>2017/08/04</text:p>
          </table:table-cell>
          <table:table-cell table:style-name="ce8" office:value-type="string" calcext:value-type="string">
            <text:p>2017/08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5" calcext:value-type="float">
            <text:p>31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3];&quot;', &quot;;[.D643];&quot;, &quot;;[.E643];&quot;, '&quot;;[.G643];&quot;', &quot;;[.J643];&quot;, '&quot;;[.K643];&quot;', &quot;;[.L643];&quot;, &quot;;[.M643];&quot;);&quot;)" office:value-type="string" office:string-value="insert into etat_lieux (date_entree_etat_lieux, km_depart, km_arrive, date_sortie_etat_lieux, incident, type_incident, num_contrat_etat_lieux, code_type_etat_lieux_etat_lieux) Values ('2017/07/26', 9223, 10171, '2017/08/04', 0, '...', 315, 2);" calcext:value-type="string">
            <text:p>insert into etat_lieux (date_entree_etat_lieux, km_depart, km_arrive, date_sortie_etat_lieux, incident, type_incident, num_contrat_etat_lieux, code_type_etat_lieux_etat_lieux) Values ('2017/07/26', 9223, 10171, '2017/08/04', 0, '...', 315, 2);</text:p>
          </table:table-cell>
          <table:table-cell table:number-columns-repeated="1010"/>
        </table:table-row>
        <table:table-row table:style-name="ro4">
          <table:table-cell office:value-type="float" office:value="642" calcext:value-type="float">
            <text:p>642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string" calcext:value-type="string">
            <text:p>2017/07/26</text:p>
          </table:table-cell>
          <table:table-cell table:style-name="ce8" office:value-type="float" office:value="20179" calcext:value-type="float">
            <text:p>20179</text:p>
          </table:table-cell>
          <table:table-cell table:style-name="ce8" office:value-type="float" office:value="20865" calcext:value-type="float">
            <text:p>20865</text:p>
          </table:table-cell>
          <table:table-cell table:style-name="ce10" table:formula="of:=IF([.I644]=&quot;/&quot;;[.C644];[.I644])" office:value-type="string" office:string-value="2017/08/04" calcext:value-type="string">
            <text:p>2017/08/04</text:p>
          </table:table-cell>
          <table:table-cell table:style-name="ce10" office:value-type="string" calcext:value-type="string">
            <text:p>2017/08/04</text:p>
          </table:table-cell>
          <table:table-cell table:style-name="ce10" table:formula="of:=IF([.E644]=&quot;null&quot;;&quot;null&quot;;[.I644])" office:value-type="string" office:string-value="2017/08/04" calcext:value-type="string">
            <text:p>2017/08/04</text:p>
          </table:table-cell>
          <table:table-cell table:style-name="ce8" office:value-type="string" calcext:value-type="string">
            <text:p>2017/08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6" calcext:value-type="float">
            <text:p>31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4];&quot;', &quot;;[.D644];&quot;, &quot;;[.E644];&quot;, '&quot;;[.G644];&quot;', &quot;;[.J644];&quot;, '&quot;;[.K644];&quot;', &quot;;[.L644];&quot;, &quot;;[.M644];&quot;);&quot;)" office:value-type="string" office:string-value="insert into etat_lieux (date_entree_etat_lieux, km_depart, km_arrive, date_sortie_etat_lieux, incident, type_incident, num_contrat_etat_lieux, code_type_etat_lieux_etat_lieux) Values ('2017/07/26', 20179, 20865, '2017/08/04', 0, '...', 316, 2);" calcext:value-type="string">
            <text:p>insert into etat_lieux (date_entree_etat_lieux, km_depart, km_arrive, date_sortie_etat_lieux, incident, type_incident, num_contrat_etat_lieux, code_type_etat_lieux_etat_lieux) Values ('2017/07/26', 20179, 20865, '2017/08/04', 0, '...', 316, 2);</text:p>
          </table:table-cell>
          <table:table-cell table:number-columns-repeated="1010"/>
        </table:table-row>
        <table:table-row table:style-name="ro4">
          <table:table-cell office:value-type="float" office:value="643" calcext:value-type="float">
            <text:p>643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string" calcext:value-type="string">
            <text:p>2017/07/31</text:p>
          </table:table-cell>
          <table:table-cell table:style-name="ce8" office:value-type="float" office:value="24623" calcext:value-type="float">
            <text:p>24623</text:p>
          </table:table-cell>
          <table:table-cell table:style-name="ce8" office:value-type="float" office:value="25950" calcext:value-type="float">
            <text:p>25950</text:p>
          </table:table-cell>
          <table:table-cell table:style-name="ce10" table:formula="of:=IF([.I645]=&quot;/&quot;;[.C645];[.I645])" office:value-type="string" office:string-value="2017/08/04" calcext:value-type="string">
            <text:p>2017/08/04</text:p>
          </table:table-cell>
          <table:table-cell table:style-name="ce10" office:value-type="string" calcext:value-type="string">
            <text:p>2017/08/04</text:p>
          </table:table-cell>
          <table:table-cell table:style-name="ce10" table:formula="of:=IF([.E645]=&quot;null&quot;;&quot;null&quot;;[.I645])" office:value-type="string" office:string-value="2017/08/04" calcext:value-type="string">
            <text:p>2017/08/04</text:p>
          </table:table-cell>
          <table:table-cell table:style-name="ce8" office:value-type="string" calcext:value-type="string">
            <text:p>2017/08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3" calcext:value-type="float">
            <text:p>32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5];&quot;', &quot;;[.D645];&quot;, &quot;;[.E645];&quot;, '&quot;;[.G645];&quot;', &quot;;[.J645];&quot;, '&quot;;[.K645];&quot;', &quot;;[.L645];&quot;, &quot;;[.M645];&quot;);&quot;)" office:value-type="string" office:string-value="insert into etat_lieux (date_entree_etat_lieux, km_depart, km_arrive, date_sortie_etat_lieux, incident, type_incident, num_contrat_etat_lieux, code_type_etat_lieux_etat_lieux) Values ('2017/07/31', 24623, 25950, '2017/08/04', 0, '...', 323, 2);" calcext:value-type="string">
            <text:p>insert into etat_lieux (date_entree_etat_lieux, km_depart, km_arrive, date_sortie_etat_lieux, incident, type_incident, num_contrat_etat_lieux, code_type_etat_lieux_etat_lieux) Values ('2017/07/31', 24623, 25950, '2017/08/04', 0, '...', 323, 2);</text:p>
          </table:table-cell>
          <table:table-cell table:number-columns-repeated="1010"/>
        </table:table-row>
        <table:table-row table:style-name="ro4">
          <table:table-cell office:value-type="float" office:value="644" calcext:value-type="float">
            <text:p>644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string" calcext:value-type="string">
            <text:p>2017/08/04</text:p>
          </table:table-cell>
          <table:table-cell table:style-name="ce5" office:value-type="float" office:value="12674" calcext:value-type="float">
            <text:p>1267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46]=&quot;/&quot;;[.C646];[.I646])" office:value-type="string" office:string-value="2017/08/04" calcext:value-type="string">
            <text:p>2017/08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46]=&quot;null&quot;;&quot;null&quot;;[.I64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7" calcext:value-type="float">
            <text:p>32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6];&quot;', &quot;;[.D646];&quot;, &quot;;[.E646];&quot;, '&quot;;[.G646];&quot;', &quot;;[.J646];&quot;, '&quot;;[.K646];&quot;', &quot;;[.L646];&quot;, &quot;;[.M646];&quot;);&quot;)" office:value-type="string" office:string-value="insert into etat_lieux (date_entree_etat_lieux, km_depart, km_arrive, date_sortie_etat_lieux, incident, type_incident, num_contrat_etat_lieux, code_type_etat_lieux_etat_lieux) Values ('2017/08/04', 12674, null, 'null', 0, '...', 327, 1);" calcext:value-type="string">
            <text:p>insert into etat_lieux (date_entree_etat_lieux, km_depart, km_arrive, date_sortie_etat_lieux, incident, type_incident, num_contrat_etat_lieux, code_type_etat_lieux_etat_lieux) Values ('2017/08/04', 12674, null, 'null', 0, '...', 327, 1);</text:p>
          </table:table-cell>
          <table:table-cell table:number-columns-repeated="1010"/>
        </table:table-row>
        <table:table-row table:style-name="ro4">
          <table:table-cell office:value-type="float" office:value="645" calcext:value-type="float">
            <text:p>645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string" calcext:value-type="string">
            <text:p>2017/07/23</text:p>
          </table:table-cell>
          <table:table-cell table:style-name="ce8" office:value-type="float" office:value="5734" calcext:value-type="float">
            <text:p>5734</text:p>
          </table:table-cell>
          <table:table-cell table:style-name="ce8" office:value-type="float" office:value="6581" calcext:value-type="float">
            <text:p>6581</text:p>
          </table:table-cell>
          <table:table-cell table:style-name="ce10" table:formula="of:=IF([.I647]=&quot;/&quot;;[.C647];[.I647])" office:value-type="string" office:string-value="2017/08/05" calcext:value-type="string">
            <text:p>2017/08/05</text:p>
          </table:table-cell>
          <table:table-cell table:style-name="ce10" office:value-type="string" calcext:value-type="string">
            <text:p>2017/08/05</text:p>
          </table:table-cell>
          <table:table-cell table:style-name="ce10" table:formula="of:=IF([.E647]=&quot;null&quot;;&quot;null&quot;;[.I647])" office:value-type="string" office:string-value="2017/08/05" calcext:value-type="string">
            <text:p>2017/08/05</text:p>
          </table:table-cell>
          <table:table-cell table:style-name="ce8" office:value-type="string" calcext:value-type="string">
            <text:p>2017/08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6" calcext:value-type="float">
            <text:p>30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7];&quot;', &quot;;[.D647];&quot;, &quot;;[.E647];&quot;, '&quot;;[.G647];&quot;', &quot;;[.J647];&quot;, '&quot;;[.K647];&quot;', &quot;;[.L647];&quot;, &quot;;[.M647];&quot;);&quot;)" office:value-type="string" office:string-value="insert into etat_lieux (date_entree_etat_lieux, km_depart, km_arrive, date_sortie_etat_lieux, incident, type_incident, num_contrat_etat_lieux, code_type_etat_lieux_etat_lieux) Values ('2017/07/23', 5734, 6581, '2017/08/05', 0, '...', 306, 2);" calcext:value-type="string">
            <text:p>insert into etat_lieux (date_entree_etat_lieux, km_depart, km_arrive, date_sortie_etat_lieux, incident, type_incident, num_contrat_etat_lieux, code_type_etat_lieux_etat_lieux) Values ('2017/07/23', 5734, 6581, '2017/08/05', 0, '...', 306, 2);</text:p>
          </table:table-cell>
          <table:table-cell table:number-columns-repeated="1010"/>
        </table:table-row>
        <table:table-row table:style-name="ro4">
          <table:table-cell office:value-type="float" office:value="646" calcext:value-type="float">
            <text:p>646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string" calcext:value-type="string">
            <text:p>2017/07/23</text:p>
          </table:table-cell>
          <table:table-cell table:style-name="ce8" office:value-type="float" office:value="21072" calcext:value-type="float">
            <text:p>21072</text:p>
          </table:table-cell>
          <table:table-cell table:style-name="ce8" office:value-type="float" office:value="22141" calcext:value-type="float">
            <text:p>22141</text:p>
          </table:table-cell>
          <table:table-cell table:style-name="ce10" table:formula="of:=IF([.I648]=&quot;/&quot;;[.C648];[.I648])" office:value-type="string" office:string-value="2017/08/05" calcext:value-type="string">
            <text:p>2017/08/05</text:p>
          </table:table-cell>
          <table:table-cell table:style-name="ce10" office:value-type="string" calcext:value-type="string">
            <text:p>2017/08/05</text:p>
          </table:table-cell>
          <table:table-cell table:style-name="ce10" table:formula="of:=IF([.E648]=&quot;null&quot;;&quot;null&quot;;[.I648])" office:value-type="string" office:string-value="2017/08/05" calcext:value-type="string">
            <text:p>2017/08/05</text:p>
          </table:table-cell>
          <table:table-cell table:style-name="ce8" office:value-type="string" calcext:value-type="string">
            <text:p>2017/08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8" calcext:value-type="float">
            <text:p>30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8];&quot;', &quot;;[.D648];&quot;, &quot;;[.E648];&quot;, '&quot;;[.G648];&quot;', &quot;;[.J648];&quot;, '&quot;;[.K648];&quot;', &quot;;[.L648];&quot;, &quot;;[.M648];&quot;);&quot;)" office:value-type="string" office:string-value="insert into etat_lieux (date_entree_etat_lieux, km_depart, km_arrive, date_sortie_etat_lieux, incident, type_incident, num_contrat_etat_lieux, code_type_etat_lieux_etat_lieux) Values ('2017/07/23', 21072, 22141, '2017/08/05', 0, '...', 308, 2);" calcext:value-type="string">
            <text:p>insert into etat_lieux (date_entree_etat_lieux, km_depart, km_arrive, date_sortie_etat_lieux, incident, type_incident, num_contrat_etat_lieux, code_type_etat_lieux_etat_lieux) Values ('2017/07/23', 21072, 22141, '2017/08/05', 0, '...', 308, 2);</text:p>
          </table:table-cell>
          <table:table-cell table:number-columns-repeated="1010"/>
        </table:table-row>
        <table:table-row table:style-name="ro4">
          <table:table-cell office:value-type="float" office:value="647" calcext:value-type="float">
            <text:p>647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string" calcext:value-type="string">
            <text:p>2017/07/25</text:p>
          </table:table-cell>
          <table:table-cell table:style-name="ce8" office:value-type="float" office:value="9844" calcext:value-type="float">
            <text:p>9844</text:p>
          </table:table-cell>
          <table:table-cell table:style-name="ce8" office:value-type="float" office:value="10892" calcext:value-type="float">
            <text:p>10892</text:p>
          </table:table-cell>
          <table:table-cell table:style-name="ce10" table:formula="of:=IF([.I649]=&quot;/&quot;;[.C649];[.I649])" office:value-type="string" office:string-value="2017/08/05" calcext:value-type="string">
            <text:p>2017/08/05</text:p>
          </table:table-cell>
          <table:table-cell table:style-name="ce10" office:value-type="string" calcext:value-type="string">
            <text:p>2017/08/05</text:p>
          </table:table-cell>
          <table:table-cell table:style-name="ce10" table:formula="of:=IF([.E649]=&quot;null&quot;;&quot;null&quot;;[.I649])" office:value-type="string" office:string-value="2017/08/05" calcext:value-type="string">
            <text:p>2017/08/05</text:p>
          </table:table-cell>
          <table:table-cell table:style-name="ce8" office:value-type="string" calcext:value-type="string">
            <text:p>2017/08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1" calcext:value-type="float">
            <text:p>31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49];&quot;', &quot;;[.D649];&quot;, &quot;;[.E649];&quot;, '&quot;;[.G649];&quot;', &quot;;[.J649];&quot;, '&quot;;[.K649];&quot;', &quot;;[.L649];&quot;, &quot;;[.M649];&quot;);&quot;)" office:value-type="string" office:string-value="insert into etat_lieux (date_entree_etat_lieux, km_depart, km_arrive, date_sortie_etat_lieux, incident, type_incident, num_contrat_etat_lieux, code_type_etat_lieux_etat_lieux) Values ('2017/07/25', 9844, 10892, '2017/08/05', 0, '...', 311, 2);" calcext:value-type="string">
            <text:p>insert into etat_lieux (date_entree_etat_lieux, km_depart, km_arrive, date_sortie_etat_lieux, incident, type_incident, num_contrat_etat_lieux, code_type_etat_lieux_etat_lieux) Values ('2017/07/25', 9844, 10892, '2017/08/05', 0, '...', 311, 2);</text:p>
          </table:table-cell>
          <table:table-cell table:number-columns-repeated="1010"/>
        </table:table-row>
        <table:table-row table:style-name="ro4">
          <table:table-cell office:value-type="float" office:value="648" calcext:value-type="float">
            <text:p>648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string" calcext:value-type="string">
            <text:p>2017/07/27</text:p>
          </table:table-cell>
          <table:table-cell table:style-name="ce8" office:value-type="float" office:value="7625" calcext:value-type="float">
            <text:p>7625</text:p>
          </table:table-cell>
          <table:table-cell table:style-name="ce8" office:value-type="float" office:value="8348" calcext:value-type="float">
            <text:p>8348</text:p>
          </table:table-cell>
          <table:table-cell table:style-name="ce10" table:formula="of:=IF([.I650]=&quot;/&quot;;[.C650];[.I650])" office:value-type="string" office:string-value="2017/08/05" calcext:value-type="string">
            <text:p>2017/08/05</text:p>
          </table:table-cell>
          <table:table-cell table:style-name="ce10" office:value-type="string" calcext:value-type="string">
            <text:p>2017/08/05</text:p>
          </table:table-cell>
          <table:table-cell table:style-name="ce10" table:formula="of:=IF([.E650]=&quot;null&quot;;&quot;null&quot;;[.I650])" office:value-type="string" office:string-value="2017/08/05" calcext:value-type="string">
            <text:p>2017/08/05</text:p>
          </table:table-cell>
          <table:table-cell table:style-name="ce8" office:value-type="string" calcext:value-type="string">
            <text:p>2017/08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17" calcext:value-type="float">
            <text:p>31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0];&quot;', &quot;;[.D650];&quot;, &quot;;[.E650];&quot;, '&quot;;[.G650];&quot;', &quot;;[.J650];&quot;, '&quot;;[.K650];&quot;', &quot;;[.L650];&quot;, &quot;;[.M650];&quot;);&quot;)" office:value-type="string" office:string-value="insert into etat_lieux (date_entree_etat_lieux, km_depart, km_arrive, date_sortie_etat_lieux, incident, type_incident, num_contrat_etat_lieux, code_type_etat_lieux_etat_lieux) Values ('2017/07/27', 7625, 8348, '2017/08/05', 0, '...', 317, 2);" calcext:value-type="string">
            <text:p>insert into etat_lieux (date_entree_etat_lieux, km_depart, km_arrive, date_sortie_etat_lieux, incident, type_incident, num_contrat_etat_lieux, code_type_etat_lieux_etat_lieux) Values ('2017/07/27', 7625, 8348, '2017/08/05', 0, '...', 317, 2);</text:p>
          </table:table-cell>
          <table:table-cell table:number-columns-repeated="1010"/>
        </table:table-row>
        <table:table-row table:style-name="ro4">
          <table:table-cell office:value-type="float" office:value="649" calcext:value-type="float">
            <text:p>649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string" calcext:value-type="string">
            <text:p>2017/07/29</text:p>
          </table:table-cell>
          <table:table-cell table:style-name="ce8" office:value-type="float" office:value="29824" calcext:value-type="float">
            <text:p>29824</text:p>
          </table:table-cell>
          <table:table-cell table:style-name="ce8" office:value-type="float" office:value="30240" calcext:value-type="float">
            <text:p>30240</text:p>
          </table:table-cell>
          <table:table-cell table:style-name="ce10" table:formula="of:=IF([.I651]=&quot;/&quot;;[.C651];[.I651])" office:value-type="string" office:string-value="2017/08/05" calcext:value-type="string">
            <text:p>2017/08/05</text:p>
          </table:table-cell>
          <table:table-cell table:style-name="ce10" office:value-type="string" calcext:value-type="string">
            <text:p>2017/08/05</text:p>
          </table:table-cell>
          <table:table-cell table:style-name="ce10" table:formula="of:=IF([.E651]=&quot;null&quot;;&quot;null&quot;;[.I651])" office:value-type="string" office:string-value="2017/08/05" calcext:value-type="string">
            <text:p>2017/08/05</text:p>
          </table:table-cell>
          <table:table-cell table:style-name="ce8" office:value-type="string" calcext:value-type="string">
            <text:p>2017/08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2" calcext:value-type="float">
            <text:p>32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1];&quot;', &quot;;[.D651];&quot;, &quot;;[.E651];&quot;, '&quot;;[.G651];&quot;', &quot;;[.J651];&quot;, '&quot;;[.K651];&quot;', &quot;;[.L651];&quot;, &quot;;[.M651];&quot;);&quot;)" office:value-type="string" office:string-value="insert into etat_lieux (date_entree_etat_lieux, km_depart, km_arrive, date_sortie_etat_lieux, incident, type_incident, num_contrat_etat_lieux, code_type_etat_lieux_etat_lieux) Values ('2017/07/29', 29824, 30240, '2017/08/05', 0, '...', 322, 2);" calcext:value-type="string">
            <text:p>insert into etat_lieux (date_entree_etat_lieux, km_depart, km_arrive, date_sortie_etat_lieux, incident, type_incident, num_contrat_etat_lieux, code_type_etat_lieux_etat_lieux) Values ('2017/07/29', 29824, 30240, '2017/08/05', 0, '...', 322, 2);</text:p>
          </table:table-cell>
          <table:table-cell table:number-columns-repeated="1010"/>
        </table:table-row>
        <table:table-row table:style-name="ro4">
          <table:table-cell office:value-type="float" office:value="650" calcext:value-type="float">
            <text:p>650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string" calcext:value-type="string">
            <text:p>2017/08/05</text:p>
          </table:table-cell>
          <table:table-cell table:style-name="ce5" office:value-type="float" office:value="9478" calcext:value-type="float">
            <text:p>94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52]=&quot;/&quot;;[.C652];[.I652])" office:value-type="string" office:string-value="2017/08/05" calcext:value-type="string">
            <text:p>2017/08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52]=&quot;null&quot;;&quot;null&quot;;[.I65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8" calcext:value-type="float">
            <text:p>32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2];&quot;', &quot;;[.D652];&quot;, &quot;;[.E652];&quot;, '&quot;;[.G652];&quot;', &quot;;[.J652];&quot;, '&quot;;[.K652];&quot;', &quot;;[.L652];&quot;, &quot;;[.M652];&quot;);&quot;)" office:value-type="string" office:string-value="insert into etat_lieux (date_entree_etat_lieux, km_depart, km_arrive, date_sortie_etat_lieux, incident, type_incident, num_contrat_etat_lieux, code_type_etat_lieux_etat_lieux) Values ('2017/08/05', 9478, null, 'null', 0, '...', 328, 1);" calcext:value-type="string">
            <text:p>insert into etat_lieux (date_entree_etat_lieux, km_depart, km_arrive, date_sortie_etat_lieux, incident, type_incident, num_contrat_etat_lieux, code_type_etat_lieux_etat_lieux) Values ('2017/08/05', 9478, null, 'null', 0, '...', 328, 1);</text:p>
          </table:table-cell>
          <table:table-cell table:number-columns-repeated="1010"/>
        </table:table-row>
        <table:table-row table:style-name="ro4">
          <table:table-cell office:value-type="float" office:value="651" calcext:value-type="float">
            <text:p>651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string" calcext:value-type="string">
            <text:p>2017/08/05</text:p>
          </table:table-cell>
          <table:table-cell table:style-name="ce5" office:value-type="float" office:value="28900" calcext:value-type="float">
            <text:p>2890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53]=&quot;/&quot;;[.C653];[.I653])" office:value-type="string" office:string-value="2017/08/05" calcext:value-type="string">
            <text:p>2017/08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53]=&quot;null&quot;;&quot;null&quot;;[.I6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29" calcext:value-type="float">
            <text:p>32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3];&quot;', &quot;;[.D653];&quot;, &quot;;[.E653];&quot;, '&quot;;[.G653];&quot;', &quot;;[.J653];&quot;, '&quot;;[.K653];&quot;', &quot;;[.L653];&quot;, &quot;;[.M653];&quot;);&quot;)" office:value-type="string" office:string-value="insert into etat_lieux (date_entree_etat_lieux, km_depart, km_arrive, date_sortie_etat_lieux, incident, type_incident, num_contrat_etat_lieux, code_type_etat_lieux_etat_lieux) Values ('2017/08/05', 28900, null, 'null', 0, '...', 329, 1);" calcext:value-type="string">
            <text:p>insert into etat_lieux (date_entree_etat_lieux, km_depart, km_arrive, date_sortie_etat_lieux, incident, type_incident, num_contrat_etat_lieux, code_type_etat_lieux_etat_lieux) Values ('2017/08/05', 28900, null, 'null', 0, '...', 329, 1);</text:p>
          </table:table-cell>
          <table:table-cell table:number-columns-repeated="1010"/>
        </table:table-row>
        <table:table-row table:style-name="ro4">
          <table:table-cell office:value-type="float" office:value="652" calcext:value-type="float">
            <text:p>652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string" calcext:value-type="string">
            <text:p>2017/07/23</text:p>
          </table:table-cell>
          <table:table-cell table:style-name="ce8" office:value-type="float" office:value="20207" calcext:value-type="float">
            <text:p>20207</text:p>
          </table:table-cell>
          <table:table-cell table:style-name="ce8" office:value-type="float" office:value="21065" calcext:value-type="float">
            <text:p>21065</text:p>
          </table:table-cell>
          <table:table-cell table:style-name="ce10" table:formula="of:=IF([.I654]=&quot;/&quot;;[.C654];[.I654])" office:value-type="string" office:string-value="2017/08/06" calcext:value-type="string">
            <text:p>2017/08/06</text:p>
          </table:table-cell>
          <table:table-cell table:style-name="ce10" office:value-type="string" calcext:value-type="string">
            <text:p>2017/08/06</text:p>
          </table:table-cell>
          <table:table-cell table:style-name="ce10" table:formula="of:=IF([.E654]=&quot;null&quot;;&quot;null&quot;;[.I654])" office:value-type="string" office:string-value="2017/08/06" calcext:value-type="string">
            <text:p>2017/08/06</text:p>
          </table:table-cell>
          <table:table-cell table:style-name="ce8" office:value-type="string" calcext:value-type="string">
            <text:p>2017/08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7" calcext:value-type="float">
            <text:p>30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4];&quot;', &quot;;[.D654];&quot;, &quot;;[.E654];&quot;, '&quot;;[.G654];&quot;', &quot;;[.J654];&quot;, '&quot;;[.K654];&quot;', &quot;;[.L654];&quot;, &quot;;[.M654];&quot;);&quot;)" office:value-type="string" office:string-value="insert into etat_lieux (date_entree_etat_lieux, km_depart, km_arrive, date_sortie_etat_lieux, incident, type_incident, num_contrat_etat_lieux, code_type_etat_lieux_etat_lieux) Values ('2017/07/23', 20207, 21065, '2017/08/06', 0, '...', 307, 2);" calcext:value-type="string">
            <text:p>insert into etat_lieux (date_entree_etat_lieux, km_depart, km_arrive, date_sortie_etat_lieux, incident, type_incident, num_contrat_etat_lieux, code_type_etat_lieux_etat_lieux) Values ('2017/07/23', 20207, 21065, '2017/08/06', 0, '...', 307, 2);</text:p>
          </table:table-cell>
          <table:table-cell table:number-columns-repeated="1010"/>
        </table:table-row>
        <table:table-row table:style-name="ro4">
          <table:table-cell office:value-type="float" office:value="653" calcext:value-type="float">
            <text:p>653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string" calcext:value-type="string">
            <text:p>2017/07/24</text:p>
          </table:table-cell>
          <table:table-cell table:style-name="ce8" office:value-type="float" office:value="3278" calcext:value-type="float">
            <text:p>3278</text:p>
          </table:table-cell>
          <table:table-cell table:style-name="ce8" office:value-type="float" office:value="3857" calcext:value-type="float">
            <text:p>3857</text:p>
          </table:table-cell>
          <table:table-cell table:style-name="ce10" table:formula="of:=IF([.I655]=&quot;/&quot;;[.C655];[.I655])" office:value-type="string" office:string-value="2017/08/06" calcext:value-type="string">
            <text:p>2017/08/06</text:p>
          </table:table-cell>
          <table:table-cell table:style-name="ce10" office:value-type="string" calcext:value-type="string">
            <text:p>2017/08/06</text:p>
          </table:table-cell>
          <table:table-cell table:style-name="ce10" table:formula="of:=IF([.E655]=&quot;null&quot;;&quot;null&quot;;[.I655])" office:value-type="string" office:string-value="2017/08/06" calcext:value-type="string">
            <text:p>2017/08/06</text:p>
          </table:table-cell>
          <table:table-cell table:style-name="ce8" office:value-type="string" calcext:value-type="string">
            <text:p>2017/08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09" calcext:value-type="float">
            <text:p>30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5];&quot;', &quot;;[.D655];&quot;, &quot;;[.E655];&quot;, '&quot;;[.G655];&quot;', &quot;;[.J655];&quot;, '&quot;;[.K655];&quot;', &quot;;[.L655];&quot;, &quot;;[.M655];&quot;);&quot;)" office:value-type="string" office:string-value="insert into etat_lieux (date_entree_etat_lieux, km_depart, km_arrive, date_sortie_etat_lieux, incident, type_incident, num_contrat_etat_lieux, code_type_etat_lieux_etat_lieux) Values ('2017/07/24', 3278, 3857, '2017/08/06', 0, '...', 309, 2);" calcext:value-type="string">
            <text:p>insert into etat_lieux (date_entree_etat_lieux, km_depart, km_arrive, date_sortie_etat_lieux, incident, type_incident, num_contrat_etat_lieux, code_type_etat_lieux_etat_lieux) Values ('2017/07/24', 3278, 3857, '2017/08/06', 0, '...', 309, 2);</text:p>
          </table:table-cell>
          <table:table-cell table:number-columns-repeated="1010"/>
        </table:table-row>
        <table:table-row table:style-name="ro4">
          <table:table-cell office:value-type="float" office:value="654" calcext:value-type="float">
            <text:p>654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2017/08/06</text:p>
          </table:table-cell>
          <table:table-cell table:style-name="ce5" office:value-type="float" office:value="28176" calcext:value-type="float">
            <text:p>2817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56]=&quot;/&quot;;[.C656];[.I656])" office:value-type="string" office:string-value="2017/08/06" calcext:value-type="string">
            <text:p>2017/08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56]=&quot;null&quot;;&quot;null&quot;;[.I65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0" calcext:value-type="float">
            <text:p>33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6];&quot;', &quot;;[.D656];&quot;, &quot;;[.E656];&quot;, '&quot;;[.G656];&quot;', &quot;;[.J656];&quot;, '&quot;;[.K656];&quot;', &quot;;[.L656];&quot;, &quot;;[.M656];&quot;);&quot;)" office:value-type="string" office:string-value="insert into etat_lieux (date_entree_etat_lieux, km_depart, km_arrive, date_sortie_etat_lieux, incident, type_incident, num_contrat_etat_lieux, code_type_etat_lieux_etat_lieux) Values ('2017/08/06', 28176, null, 'null', 0, '...', 330, 1);" calcext:value-type="string">
            <text:p>insert into etat_lieux (date_entree_etat_lieux, km_depart, km_arrive, date_sortie_etat_lieux, incident, type_incident, num_contrat_etat_lieux, code_type_etat_lieux_etat_lieux) Values ('2017/08/06', 28176, null, 'null', 0, '...', 330, 1);</text:p>
          </table:table-cell>
          <table:table-cell table:number-columns-repeated="1010"/>
        </table:table-row>
        <table:table-row table:style-name="ro4">
          <table:table-cell office:value-type="float" office:value="655" calcext:value-type="float">
            <text:p>655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string" calcext:value-type="string">
            <text:p>2017/08/06</text:p>
          </table:table-cell>
          <table:table-cell table:style-name="ce5" office:value-type="float" office:value="28173" calcext:value-type="float">
            <text:p>2817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57]=&quot;/&quot;;[.C657];[.I657])" office:value-type="string" office:string-value="2017/08/06" calcext:value-type="string">
            <text:p>2017/08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57]=&quot;null&quot;;&quot;null&quot;;[.I65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1" calcext:value-type="float">
            <text:p>33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7];&quot;', &quot;;[.D657];&quot;, &quot;;[.E657];&quot;, '&quot;;[.G657];&quot;', &quot;;[.J657];&quot;, '&quot;;[.K657];&quot;', &quot;;[.L657];&quot;, &quot;;[.M657];&quot;);&quot;)" office:value-type="string" office:string-value="insert into etat_lieux (date_entree_etat_lieux, km_depart, km_arrive, date_sortie_etat_lieux, incident, type_incident, num_contrat_etat_lieux, code_type_etat_lieux_etat_lieux) Values ('2017/08/06', 28173, null, 'null', 0, '...', 331, 1);" calcext:value-type="string">
            <text:p>insert into etat_lieux (date_entree_etat_lieux, km_depart, km_arrive, date_sortie_etat_lieux, incident, type_incident, num_contrat_etat_lieux, code_type_etat_lieux_etat_lieux) Values ('2017/08/06', 28173, null, 'null', 0, '...', 331, 1);</text:p>
          </table:table-cell>
          <table:table-cell table:number-columns-repeated="1010"/>
        </table:table-row>
        <table:table-row table:style-name="ro4">
          <table:table-cell office:value-type="float" office:value="656" calcext:value-type="float">
            <text:p>65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string" calcext:value-type="string">
            <text:p>2017/08/06</text:p>
          </table:table-cell>
          <table:table-cell table:style-name="ce5" office:value-type="float" office:value="7638" calcext:value-type="float">
            <text:p>76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58]=&quot;/&quot;;[.C658];[.I658])" office:value-type="string" office:string-value="2017/08/06" calcext:value-type="string">
            <text:p>2017/08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58]=&quot;null&quot;;&quot;null&quot;;[.I65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2" calcext:value-type="float">
            <text:p>33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8];&quot;', &quot;;[.D658];&quot;, &quot;;[.E658];&quot;, '&quot;;[.G658];&quot;', &quot;;[.J658];&quot;, '&quot;;[.K658];&quot;', &quot;;[.L658];&quot;, &quot;;[.M658];&quot;);&quot;)" office:value-type="string" office:string-value="insert into etat_lieux (date_entree_etat_lieux, km_depart, km_arrive, date_sortie_etat_lieux, incident, type_incident, num_contrat_etat_lieux, code_type_etat_lieux_etat_lieux) Values ('2017/08/06', 7638, null, 'null', 0, '...', 332, 1);" calcext:value-type="string">
            <text:p>insert into etat_lieux (date_entree_etat_lieux, km_depart, km_arrive, date_sortie_etat_lieux, incident, type_incident, num_contrat_etat_lieux, code_type_etat_lieux_etat_lieux) Values ('2017/08/06', 7638, null, 'null', 0, '...', 332, 1);</text:p>
          </table:table-cell>
          <table:table-cell table:number-columns-repeated="1010"/>
        </table:table-row>
        <table:table-row table:style-name="ro4">
          <table:table-cell office:value-type="float" office:value="657" calcext:value-type="float">
            <text:p>657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string" calcext:value-type="string">
            <text:p>2017/08/04</text:p>
          </table:table-cell>
          <table:table-cell table:style-name="ce8" office:value-type="float" office:value="12674" calcext:value-type="float">
            <text:p>12674</text:p>
          </table:table-cell>
          <table:table-cell table:style-name="ce8" office:value-type="float" office:value="13955" calcext:value-type="float">
            <text:p>13955</text:p>
          </table:table-cell>
          <table:table-cell table:style-name="ce10" table:formula="of:=IF([.I659]=&quot;/&quot;;[.C659];[.I659])" office:value-type="string" office:string-value="2017/08/08" calcext:value-type="string">
            <text:p>2017/08/08</text:p>
          </table:table-cell>
          <table:table-cell table:style-name="ce10" office:value-type="string" calcext:value-type="string">
            <text:p>2017/08/08</text:p>
          </table:table-cell>
          <table:table-cell table:style-name="ce10" table:formula="of:=IF([.E659]=&quot;null&quot;;&quot;null&quot;;[.I659])" office:value-type="string" office:string-value="2017/08/08" calcext:value-type="string">
            <text:p>2017/08/08</text:p>
          </table:table-cell>
          <table:table-cell table:style-name="ce8" office:value-type="string" calcext:value-type="string">
            <text:p>2017/08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7" calcext:value-type="float">
            <text:p>32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59];&quot;', &quot;;[.D659];&quot;, &quot;;[.E659];&quot;, '&quot;;[.G659];&quot;', &quot;;[.J659];&quot;, '&quot;;[.K659];&quot;', &quot;;[.L659];&quot;, &quot;;[.M659];&quot;);&quot;)" office:value-type="string" office:string-value="insert into etat_lieux (date_entree_etat_lieux, km_depart, km_arrive, date_sortie_etat_lieux, incident, type_incident, num_contrat_etat_lieux, code_type_etat_lieux_etat_lieux) Values ('2017/08/04', 12674, 13955, '2017/08/08', 0, '...', 327, 2);" calcext:value-type="string">
            <text:p>insert into etat_lieux (date_entree_etat_lieux, km_depart, km_arrive, date_sortie_etat_lieux, incident, type_incident, num_contrat_etat_lieux, code_type_etat_lieux_etat_lieux) Values ('2017/08/04', 12674, 13955, '2017/08/08', 0, '...', 327, 2);</text:p>
          </table:table-cell>
          <table:table-cell table:number-columns-repeated="1010"/>
        </table:table-row>
        <table:table-row table:style-name="ro4">
          <table:table-cell office:value-type="float" office:value="658" calcext:value-type="float">
            <text:p>658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string" calcext:value-type="string">
            <text:p>2017/08/08</text:p>
          </table:table-cell>
          <table:table-cell table:style-name="ce5" office:value-type="float" office:value="2718" calcext:value-type="float">
            <text:p>271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0]=&quot;/&quot;;[.C660];[.I660])" office:value-type="string" office:string-value="2017/08/08" calcext:value-type="string">
            <text:p>2017/08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0]=&quot;null&quot;;&quot;null&quot;;[.I66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3" calcext:value-type="float">
            <text:p>33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0];&quot;', &quot;;[.D660];&quot;, &quot;;[.E660];&quot;, '&quot;;[.G660];&quot;', &quot;;[.J660];&quot;, '&quot;;[.K660];&quot;', &quot;;[.L660];&quot;, &quot;;[.M660];&quot;);&quot;)" office:value-type="string" office:string-value="insert into etat_lieux (date_entree_etat_lieux, km_depart, km_arrive, date_sortie_etat_lieux, incident, type_incident, num_contrat_etat_lieux, code_type_etat_lieux_etat_lieux) Values ('2017/08/08', 2718, null, 'null', 0, '...', 333, 1);" calcext:value-type="string">
            <text:p>insert into etat_lieux (date_entree_etat_lieux, km_depart, km_arrive, date_sortie_etat_lieux, incident, type_incident, num_contrat_etat_lieux, code_type_etat_lieux_etat_lieux) Values ('2017/08/08', 2718, null, 'null', 0, '...', 333, 1);</text:p>
          </table:table-cell>
          <table:table-cell table:number-columns-repeated="1010"/>
        </table:table-row>
        <table:table-row table:style-name="ro4">
          <table:table-cell office:value-type="float" office:value="659" calcext:value-type="float">
            <text:p>65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string" calcext:value-type="string">
            <text:p>2017/08/08</text:p>
          </table:table-cell>
          <table:table-cell table:style-name="ce5" office:value-type="float" office:value="23134" calcext:value-type="float">
            <text:p>2313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1]=&quot;/&quot;;[.C661];[.I661])" office:value-type="string" office:string-value="2017/08/08" calcext:value-type="string">
            <text:p>2017/08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1]=&quot;null&quot;;&quot;null&quot;;[.I66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4" calcext:value-type="float">
            <text:p>33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1];&quot;', &quot;;[.D661];&quot;, &quot;;[.E661];&quot;, '&quot;;[.G661];&quot;', &quot;;[.J661];&quot;, '&quot;;[.K661];&quot;', &quot;;[.L661];&quot;, &quot;;[.M661];&quot;);&quot;)" office:value-type="string" office:string-value="insert into etat_lieux (date_entree_etat_lieux, km_depart, km_arrive, date_sortie_etat_lieux, incident, type_incident, num_contrat_etat_lieux, code_type_etat_lieux_etat_lieux) Values ('2017/08/08', 23134, null, 'null', 0, '...', 334, 1);" calcext:value-type="string">
            <text:p>insert into etat_lieux (date_entree_etat_lieux, km_depart, km_arrive, date_sortie_etat_lieux, incident, type_incident, num_contrat_etat_lieux, code_type_etat_lieux_etat_lieux) Values ('2017/08/08', 23134, null, 'null', 0, '...', 334, 1);</text:p>
          </table:table-cell>
          <table:table-cell table:number-columns-repeated="1010"/>
        </table:table-row>
        <table:table-row table:style-name="ro4">
          <table:table-cell office:value-type="float" office:value="660" calcext:value-type="float">
            <text:p>660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string" calcext:value-type="string">
            <text:p>2017/08/09</text:p>
          </table:table-cell>
          <table:table-cell table:style-name="ce5" office:value-type="float" office:value="5906" calcext:value-type="float">
            <text:p>590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2]=&quot;/&quot;;[.C662];[.I662])" office:value-type="string" office:string-value="2017/08/09" calcext:value-type="string">
            <text:p>2017/08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2]=&quot;null&quot;;&quot;null&quot;;[.I66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5" calcext:value-type="float">
            <text:p>33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2];&quot;', &quot;;[.D662];&quot;, &quot;;[.E662];&quot;, '&quot;;[.G662];&quot;', &quot;;[.J662];&quot;, '&quot;;[.K662];&quot;', &quot;;[.L662];&quot;, &quot;;[.M662];&quot;);&quot;)" office:value-type="string" office:string-value="insert into etat_lieux (date_entree_etat_lieux, km_depart, km_arrive, date_sortie_etat_lieux, incident, type_incident, num_contrat_etat_lieux, code_type_etat_lieux_etat_lieux) Values ('2017/08/09', 5906, null, 'null', 0, '...', 335, 1);" calcext:value-type="string">
            <text:p>insert into etat_lieux (date_entree_etat_lieux, km_depart, km_arrive, date_sortie_etat_lieux, incident, type_incident, num_contrat_etat_lieux, code_type_etat_lieux_etat_lieux) Values ('2017/08/09', 5906, null, 'null', 0, '...', 335, 1);</text:p>
          </table:table-cell>
          <table:table-cell table:number-columns-repeated="1010"/>
        </table:table-row>
        <table:table-row table:style-name="ro4">
          <table:table-cell office:value-type="float" office:value="661" calcext:value-type="float">
            <text:p>661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string" calcext:value-type="string">
            <text:p>2017/08/09</text:p>
          </table:table-cell>
          <table:table-cell table:style-name="ce5" office:value-type="float" office:value="24877" calcext:value-type="float">
            <text:p>2487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3]=&quot;/&quot;;[.C663];[.I663])" office:value-type="string" office:string-value="2017/08/09" calcext:value-type="string">
            <text:p>2017/08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3]=&quot;null&quot;;&quot;null&quot;;[.I66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6" calcext:value-type="float">
            <text:p>33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3];&quot;', &quot;;[.D663];&quot;, &quot;;[.E663];&quot;, '&quot;;[.G663];&quot;', &quot;;[.J663];&quot;, '&quot;;[.K663];&quot;', &quot;;[.L663];&quot;, &quot;;[.M663];&quot;);&quot;)" office:value-type="string" office:string-value="insert into etat_lieux (date_entree_etat_lieux, km_depart, km_arrive, date_sortie_etat_lieux, incident, type_incident, num_contrat_etat_lieux, code_type_etat_lieux_etat_lieux) Values ('2017/08/09', 24877, null, 'null', 0, '...', 336, 1);" calcext:value-type="string">
            <text:p>insert into etat_lieux (date_entree_etat_lieux, km_depart, km_arrive, date_sortie_etat_lieux, incident, type_incident, num_contrat_etat_lieux, code_type_etat_lieux_etat_lieux) Values ('2017/08/09', 24877, null, 'null', 0, '...', 336, 1);</text:p>
          </table:table-cell>
          <table:table-cell table:number-columns-repeated="1010"/>
        </table:table-row>
        <table:table-row table:style-name="ro4">
          <table:table-cell office:value-type="float" office:value="662" calcext:value-type="float">
            <text:p>66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string" calcext:value-type="string">
            <text:p>2017/08/05</text:p>
          </table:table-cell>
          <table:table-cell table:style-name="ce8" office:value-type="float" office:value="28900" calcext:value-type="float">
            <text:p>28900</text:p>
          </table:table-cell>
          <table:table-cell table:style-name="ce8" office:value-type="float" office:value="29828" calcext:value-type="float">
            <text:p>29828</text:p>
          </table:table-cell>
          <table:table-cell table:style-name="ce10" table:formula="of:=IF([.I664]=&quot;/&quot;;[.C664];[.I664])" office:value-type="string" office:string-value="2017/08/10" calcext:value-type="string">
            <text:p>2017/08/10</text:p>
          </table:table-cell>
          <table:table-cell table:style-name="ce10" office:value-type="string" calcext:value-type="string">
            <text:p>2017/08/10</text:p>
          </table:table-cell>
          <table:table-cell table:style-name="ce10" table:formula="of:=IF([.E664]=&quot;null&quot;;&quot;null&quot;;[.I664])" office:value-type="string" office:string-value="2017/08/10" calcext:value-type="string">
            <text:p>2017/08/10</text:p>
          </table:table-cell>
          <table:table-cell table:style-name="ce8" office:value-type="string" calcext:value-type="string">
            <text:p>2017/08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9" calcext:value-type="float">
            <text:p>32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4];&quot;', &quot;;[.D664];&quot;, &quot;;[.E664];&quot;, '&quot;;[.G664];&quot;', &quot;;[.J664];&quot;, '&quot;;[.K664];&quot;', &quot;;[.L664];&quot;, &quot;;[.M664];&quot;);&quot;)" office:value-type="string" office:string-value="insert into etat_lieux (date_entree_etat_lieux, km_depart, km_arrive, date_sortie_etat_lieux, incident, type_incident, num_contrat_etat_lieux, code_type_etat_lieux_etat_lieux) Values ('2017/08/05', 28900, 29828, '2017/08/10', 0, '...', 329, 2);" calcext:value-type="string">
            <text:p>insert into etat_lieux (date_entree_etat_lieux, km_depart, km_arrive, date_sortie_etat_lieux, incident, type_incident, num_contrat_etat_lieux, code_type_etat_lieux_etat_lieux) Values ('2017/08/05', 28900, 29828, '2017/08/10', 0, '...', 329, 2);</text:p>
          </table:table-cell>
          <table:table-cell table:number-columns-repeated="1010"/>
        </table:table-row>
        <table:table-row table:style-name="ro4">
          <table:table-cell office:value-type="float" office:value="663" calcext:value-type="float">
            <text:p>66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string" calcext:value-type="string">
            <text:p>2017/08/10</text:p>
          </table:table-cell>
          <table:table-cell table:style-name="ce5" office:value-type="float" office:value="28906" calcext:value-type="float">
            <text:p>2890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5]=&quot;/&quot;;[.C665];[.I665])" office:value-type="string" office:string-value="2017/08/10" calcext:value-type="string">
            <text:p>2017/08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5]=&quot;null&quot;;&quot;null&quot;;[.I66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7" calcext:value-type="float">
            <text:p>33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5];&quot;', &quot;;[.D665];&quot;, &quot;;[.E665];&quot;, '&quot;;[.G665];&quot;', &quot;;[.J665];&quot;, '&quot;;[.K665];&quot;', &quot;;[.L665];&quot;, &quot;;[.M665];&quot;);&quot;)" office:value-type="string" office:string-value="insert into etat_lieux (date_entree_etat_lieux, km_depart, km_arrive, date_sortie_etat_lieux, incident, type_incident, num_contrat_etat_lieux, code_type_etat_lieux_etat_lieux) Values ('2017/08/10', 28906, null, 'null', 0, '...', 337, 1);" calcext:value-type="string">
            <text:p>insert into etat_lieux (date_entree_etat_lieux, km_depart, km_arrive, date_sortie_etat_lieux, incident, type_incident, num_contrat_etat_lieux, code_type_etat_lieux_etat_lieux) Values ('2017/08/10', 28906, null, 'null', 0, '...', 337, 1);</text:p>
          </table:table-cell>
          <table:table-cell table:number-columns-repeated="1010"/>
        </table:table-row>
        <table:table-row table:style-name="ro4">
          <table:table-cell office:value-type="float" office:value="664" calcext:value-type="float">
            <text:p>664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string" calcext:value-type="string">
            <text:p>2017/08/11</text:p>
          </table:table-cell>
          <table:table-cell table:style-name="ce5" office:value-type="float" office:value="21515" calcext:value-type="float">
            <text:p>2151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6]=&quot;/&quot;;[.C666];[.I666])" office:value-type="string" office:string-value="2017/08/11" calcext:value-type="string">
            <text:p>2017/08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6]=&quot;null&quot;;&quot;null&quot;;[.I66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338" calcext:value-type="float">
            <text:p>33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6];&quot;', &quot;;[.D666];&quot;, &quot;;[.E666];&quot;, '&quot;;[.G666];&quot;', &quot;;[.J666];&quot;, '&quot;;[.K666];&quot;', &quot;;[.L666];&quot;, &quot;;[.M666];&quot;);&quot;)" office:value-type="string" office:string-value="insert into etat_lieux (date_entree_etat_lieux, km_depart, km_arrive, date_sortie_etat_lieux, incident, type_incident, num_contrat_etat_lieux, code_type_etat_lieux_etat_lieux) Values ('2017/08/11', 21515, null, 'null', 0, '...', 338, 1);" calcext:value-type="string">
            <text:p>insert into etat_lieux (date_entree_etat_lieux, km_depart, km_arrive, date_sortie_etat_lieux, incident, type_incident, num_contrat_etat_lieux, code_type_etat_lieux_etat_lieux) Values ('2017/08/11', 21515, null, 'null', 0, '...', 338, 1);</text:p>
          </table:table-cell>
          <table:table-cell table:number-columns-repeated="1010"/>
        </table:table-row>
        <table:table-row table:style-name="ro4">
          <table:table-cell office:value-type="float" office:value="665" calcext:value-type="float">
            <text:p>665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string" calcext:value-type="string">
            <text:p>2017/08/11</text:p>
          </table:table-cell>
          <table:table-cell table:style-name="ce5" office:value-type="float" office:value="23834" calcext:value-type="float">
            <text:p>2383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7]=&quot;/&quot;;[.C667];[.I667])" office:value-type="string" office:string-value="2017/08/11" calcext:value-type="string">
            <text:p>2017/08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7]=&quot;null&quot;;&quot;null&quot;;[.I66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39" calcext:value-type="float">
            <text:p>33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7];&quot;', &quot;;[.D667];&quot;, &quot;;[.E667];&quot;, '&quot;;[.G667];&quot;', &quot;;[.J667];&quot;, '&quot;;[.K667];&quot;', &quot;;[.L667];&quot;, &quot;;[.M667];&quot;);&quot;)" office:value-type="string" office:string-value="insert into etat_lieux (date_entree_etat_lieux, km_depart, km_arrive, date_sortie_etat_lieux, incident, type_incident, num_contrat_etat_lieux, code_type_etat_lieux_etat_lieux) Values ('2017/08/11', 23834, null, 'null', 0, '...', 339, 1);" calcext:value-type="string">
            <text:p>insert into etat_lieux (date_entree_etat_lieux, km_depart, km_arrive, date_sortie_etat_lieux, incident, type_incident, num_contrat_etat_lieux, code_type_etat_lieux_etat_lieux) Values ('2017/08/11', 23834, null, 'null', 0, '...', 339, 1);</text:p>
          </table:table-cell>
          <table:table-cell table:number-columns-repeated="1010"/>
        </table:table-row>
        <table:table-row table:style-name="ro4">
          <table:table-cell office:value-type="float" office:value="666" calcext:value-type="float">
            <text:p>666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string" calcext:value-type="string">
            <text:p>2017/08/09</text:p>
          </table:table-cell>
          <table:table-cell table:style-name="ce8" office:value-type="float" office:value="5906" calcext:value-type="float">
            <text:p>5906</text:p>
          </table:table-cell>
          <table:table-cell table:style-name="ce8" office:value-type="float" office:value="6016" calcext:value-type="float">
            <text:p>6016</text:p>
          </table:table-cell>
          <table:table-cell table:style-name="ce10" table:formula="of:=IF([.I668]=&quot;/&quot;;[.C668];[.I668])" office:value-type="string" office:string-value="2017/08/12" calcext:value-type="string">
            <text:p>2017/08/12</text:p>
          </table:table-cell>
          <table:table-cell table:style-name="ce10" office:value-type="string" calcext:value-type="string">
            <text:p>2017/08/12</text:p>
          </table:table-cell>
          <table:table-cell table:style-name="ce10" table:formula="of:=IF([.E668]=&quot;null&quot;;&quot;null&quot;;[.I668])" office:value-type="string" office:string-value="2017/08/12" calcext:value-type="string">
            <text:p>2017/08/12</text:p>
          </table:table-cell>
          <table:table-cell table:style-name="ce8" office:value-type="string" calcext:value-type="string">
            <text:p>2017/08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5" calcext:value-type="float">
            <text:p>33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8];&quot;', &quot;;[.D668];&quot;, &quot;;[.E668];&quot;, '&quot;;[.G668];&quot;', &quot;;[.J668];&quot;, '&quot;;[.K668];&quot;', &quot;;[.L668];&quot;, &quot;;[.M668];&quot;);&quot;)" office:value-type="string" office:string-value="insert into etat_lieux (date_entree_etat_lieux, km_depart, km_arrive, date_sortie_etat_lieux, incident, type_incident, num_contrat_etat_lieux, code_type_etat_lieux_etat_lieux) Values ('2017/08/09', 5906, 6016, '2017/08/12', 0, '...', 335, 2);" calcext:value-type="string">
            <text:p>insert into etat_lieux (date_entree_etat_lieux, km_depart, km_arrive, date_sortie_etat_lieux, incident, type_incident, num_contrat_etat_lieux, code_type_etat_lieux_etat_lieux) Values ('2017/08/09', 5906, 6016, '2017/08/12', 0, '...', 335, 2);</text:p>
          </table:table-cell>
          <table:table-cell table:number-columns-repeated="1010"/>
        </table:table-row>
        <table:table-row table:style-name="ro4">
          <table:table-cell office:value-type="float" office:value="667" calcext:value-type="float">
            <text:p>667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string" calcext:value-type="string">
            <text:p>2017/08/13</text:p>
          </table:table-cell>
          <table:table-cell table:style-name="ce5" office:value-type="float" office:value="3297" calcext:value-type="float">
            <text:p>329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69]=&quot;/&quot;;[.C669];[.I669])" office:value-type="string" office:string-value="2017/08/13" calcext:value-type="string">
            <text:p>2017/08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69]=&quot;null&quot;;&quot;null&quot;;[.I66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0" calcext:value-type="float">
            <text:p>34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69];&quot;', &quot;;[.D669];&quot;, &quot;;[.E669];&quot;, '&quot;;[.G669];&quot;', &quot;;[.J669];&quot;, '&quot;;[.K669];&quot;', &quot;;[.L669];&quot;, &quot;;[.M669];&quot;);&quot;)" office:value-type="string" office:string-value="insert into etat_lieux (date_entree_etat_lieux, km_depart, km_arrive, date_sortie_etat_lieux, incident, type_incident, num_contrat_etat_lieux, code_type_etat_lieux_etat_lieux) Values ('2017/08/13', 3297, null, 'null', 0, '...', 340, 1);" calcext:value-type="string">
            <text:p>insert into etat_lieux (date_entree_etat_lieux, km_depart, km_arrive, date_sortie_etat_lieux, incident, type_incident, num_contrat_etat_lieux, code_type_etat_lieux_etat_lieux) Values ('2017/08/13', 3297, null, 'null', 0, '...', 340, 1);</text:p>
          </table:table-cell>
          <table:table-cell table:number-columns-repeated="1010"/>
        </table:table-row>
        <table:table-row table:style-name="ro4">
          <table:table-cell office:value-type="float" office:value="668" calcext:value-type="float">
            <text:p>668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string" calcext:value-type="string">
            <text:p>2017/08/13</text:p>
          </table:table-cell>
          <table:table-cell table:style-name="ce5" office:value-type="float" office:value="16764" calcext:value-type="float">
            <text:p>1676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70]=&quot;/&quot;;[.C670];[.I670])" office:value-type="string" office:string-value="2017/08/13" calcext:value-type="string">
            <text:p>2017/08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70]=&quot;null&quot;;&quot;null&quot;;[.I67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1" calcext:value-type="float">
            <text:p>34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0];&quot;', &quot;;[.D670];&quot;, &quot;;[.E670];&quot;, '&quot;;[.G670];&quot;', &quot;;[.J670];&quot;, '&quot;;[.K670];&quot;', &quot;;[.L670];&quot;, &quot;;[.M670];&quot;);&quot;)" office:value-type="string" office:string-value="insert into etat_lieux (date_entree_etat_lieux, km_depart, km_arrive, date_sortie_etat_lieux, incident, type_incident, num_contrat_etat_lieux, code_type_etat_lieux_etat_lieux) Values ('2017/08/13', 16764, null, 'null', 0, '...', 341, 1);" calcext:value-type="string">
            <text:p>insert into etat_lieux (date_entree_etat_lieux, km_depart, km_arrive, date_sortie_etat_lieux, incident, type_incident, num_contrat_etat_lieux, code_type_etat_lieux_etat_lieux) Values ('2017/08/13', 16764, null, 'null', 0, '...', 341, 1);</text:p>
          </table:table-cell>
          <table:table-cell table:number-columns-repeated="1010"/>
        </table:table-row>
        <table:table-row table:style-name="ro4">
          <table:table-cell office:value-type="float" office:value="669" calcext:value-type="float">
            <text:p>669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string" calcext:value-type="string">
            <text:p>2017/08/13</text:p>
          </table:table-cell>
          <table:table-cell table:style-name="ce5" office:value-type="float" office:value="13600" calcext:value-type="float">
            <text:p>1360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71]=&quot;/&quot;;[.C671];[.I671])" office:value-type="string" office:string-value="2017/08/13" calcext:value-type="string">
            <text:p>2017/08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71]=&quot;null&quot;;&quot;null&quot;;[.I67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2" calcext:value-type="float">
            <text:p>34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1];&quot;', &quot;;[.D671];&quot;, &quot;;[.E671];&quot;, '&quot;;[.G671];&quot;', &quot;;[.J671];&quot;, '&quot;;[.K671];&quot;', &quot;;[.L671];&quot;, &quot;;[.M671];&quot;);&quot;)" office:value-type="string" office:string-value="insert into etat_lieux (date_entree_etat_lieux, km_depart, km_arrive, date_sortie_etat_lieux, incident, type_incident, num_contrat_etat_lieux, code_type_etat_lieux_etat_lieux) Values ('2017/08/13', 13600, null, 'null', 0, '...', 342, 1);" calcext:value-type="string">
            <text:p>insert into etat_lieux (date_entree_etat_lieux, km_depart, km_arrive, date_sortie_etat_lieux, incident, type_incident, num_contrat_etat_lieux, code_type_etat_lieux_etat_lieux) Values ('2017/08/13', 13600, null, 'null', 0, '...', 342, 1);</text:p>
          </table:table-cell>
          <table:table-cell table:number-columns-repeated="1010"/>
        </table:table-row>
        <table:table-row table:style-name="ro4">
          <table:table-cell office:value-type="float" office:value="670" calcext:value-type="float">
            <text:p>670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string" calcext:value-type="string">
            <text:p>2017/08/13</text:p>
          </table:table-cell>
          <table:table-cell table:style-name="ce5" office:value-type="float" office:value="3138" calcext:value-type="float">
            <text:p>31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72]=&quot;/&quot;;[.C672];[.I672])" office:value-type="string" office:string-value="2017/08/13" calcext:value-type="string">
            <text:p>2017/08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72]=&quot;null&quot;;&quot;null&quot;;[.I67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3" calcext:value-type="float">
            <text:p>34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2];&quot;', &quot;;[.D672];&quot;, &quot;;[.E672];&quot;, '&quot;;[.G672];&quot;', &quot;;[.J672];&quot;, '&quot;;[.K672];&quot;', &quot;;[.L672];&quot;, &quot;;[.M672];&quot;);&quot;)" office:value-type="string" office:string-value="insert into etat_lieux (date_entree_etat_lieux, km_depart, km_arrive, date_sortie_etat_lieux, incident, type_incident, num_contrat_etat_lieux, code_type_etat_lieux_etat_lieux) Values ('2017/08/13', 3138, null, 'null', 0, '...', 343, 1);" calcext:value-type="string">
            <text:p>insert into etat_lieux (date_entree_etat_lieux, km_depart, km_arrive, date_sortie_etat_lieux, incident, type_incident, num_contrat_etat_lieux, code_type_etat_lieux_etat_lieux) Values ('2017/08/13', 3138, null, 'null', 0, '...', 343, 1);</text:p>
          </table:table-cell>
          <table:table-cell table:number-columns-repeated="1010"/>
        </table:table-row>
        <table:table-row table:style-name="ro4">
          <table:table-cell office:value-type="float" office:value="671" calcext:value-type="float">
            <text:p>671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string" calcext:value-type="string">
            <text:p>2017/08/13</text:p>
          </table:table-cell>
          <table:table-cell table:style-name="ce5" office:value-type="float" office:value="10489" calcext:value-type="float">
            <text:p>104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73]=&quot;/&quot;;[.C673];[.I673])" office:value-type="string" office:string-value="2017/08/13" calcext:value-type="string">
            <text:p>2017/08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73]=&quot;null&quot;;&quot;null&quot;;[.I67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4" calcext:value-type="float">
            <text:p>34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3];&quot;', &quot;;[.D673];&quot;, &quot;;[.E673];&quot;, '&quot;;[.G673];&quot;', &quot;;[.J673];&quot;, '&quot;;[.K673];&quot;', &quot;;[.L673];&quot;, &quot;;[.M673];&quot;);&quot;)" office:value-type="string" office:string-value="insert into etat_lieux (date_entree_etat_lieux, km_depart, km_arrive, date_sortie_etat_lieux, incident, type_incident, num_contrat_etat_lieux, code_type_etat_lieux_etat_lieux) Values ('2017/08/13', 10489, null, 'null', 0, '...', 344, 1);" calcext:value-type="string">
            <text:p>insert into etat_lieux (date_entree_etat_lieux, km_depart, km_arrive, date_sortie_etat_lieux, incident, type_incident, num_contrat_etat_lieux, code_type_etat_lieux_etat_lieux) Values ('2017/08/13', 10489, null, 'null', 0, '...', 344, 1);</text:p>
          </table:table-cell>
          <table:table-cell table:number-columns-repeated="1010"/>
        </table:table-row>
        <table:table-row table:style-name="ro4">
          <table:table-cell office:value-type="float" office:value="672" calcext:value-type="float">
            <text:p>672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2017/08/06</text:p>
          </table:table-cell>
          <table:table-cell table:style-name="ce8" office:value-type="float" office:value="28176" calcext:value-type="float">
            <text:p>28176</text:p>
          </table:table-cell>
          <table:table-cell table:style-name="ce8" office:value-type="float" office:value="28948" calcext:value-type="float">
            <text:p>28948</text:p>
          </table:table-cell>
          <table:table-cell table:style-name="ce10" table:formula="of:=IF([.I674]=&quot;/&quot;;[.C674];[.I674])" office:value-type="string" office:string-value="2017/08/14" calcext:value-type="string">
            <text:p>2017/08/14</text:p>
          </table:table-cell>
          <table:table-cell table:style-name="ce10" office:value-type="string" calcext:value-type="string">
            <text:p>2017/08/14</text:p>
          </table:table-cell>
          <table:table-cell table:style-name="ce10" table:formula="of:=IF([.E674]=&quot;null&quot;;&quot;null&quot;;[.I674])" office:value-type="string" office:string-value="2017/08/14" calcext:value-type="string">
            <text:p>2017/08/14</text:p>
          </table:table-cell>
          <table:table-cell table:style-name="ce8" office:value-type="string" calcext:value-type="string">
            <text:p>2017/08/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ccident</text:p>
          </table:table-cell>
          <table:table-cell table:style-name="ce18" office:value-type="float" office:value="330" calcext:value-type="float">
            <text:p>33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4];&quot;', &quot;;[.D674];&quot;, &quot;;[.E674];&quot;, '&quot;;[.G674];&quot;', &quot;;[.J674];&quot;, '&quot;;[.K674];&quot;', &quot;;[.L674];&quot;, &quot;;[.M674];&quot;);&quot;)" office:value-type="string" office:string-value="insert into etat_lieux (date_entree_etat_lieux, km_depart, km_arrive, date_sortie_etat_lieux, incident, type_incident, num_contrat_etat_lieux, code_type_etat_lieux_etat_lieux) Values ('2017/08/06', 28176, 28948, '2017/08/14', 1, 'accident', 330, 2);" calcext:value-type="string">
            <text:p>insert into etat_lieux (date_entree_etat_lieux, km_depart, km_arrive, date_sortie_etat_lieux, incident, type_incident, num_contrat_etat_lieux, code_type_etat_lieux_etat_lieux) Values ('2017/08/06', 28176, 28948, '2017/08/14', 1, 'accident', 330, 2);</text:p>
          </table:table-cell>
          <table:table-cell table:number-columns-repeated="1010"/>
        </table:table-row>
        <table:table-row table:style-name="ro4">
          <table:table-cell office:value-type="float" office:value="673" calcext:value-type="float">
            <text:p>673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string" calcext:value-type="string">
            <text:p>2017/08/08</text:p>
          </table:table-cell>
          <table:table-cell table:style-name="ce8" office:value-type="float" office:value="23134" calcext:value-type="float">
            <text:p>23134</text:p>
          </table:table-cell>
          <table:table-cell table:style-name="ce8" office:value-type="float" office:value="23221" calcext:value-type="float">
            <text:p>23221</text:p>
          </table:table-cell>
          <table:table-cell table:style-name="ce10" table:formula="of:=IF([.I675]=&quot;/&quot;;[.C675];[.I675])" office:value-type="string" office:string-value="2017/08/14" calcext:value-type="string">
            <text:p>2017/08/14</text:p>
          </table:table-cell>
          <table:table-cell table:style-name="ce10" office:value-type="string" calcext:value-type="string">
            <text:p>2017/08/14</text:p>
          </table:table-cell>
          <table:table-cell table:style-name="ce10" table:formula="of:=IF([.E675]=&quot;null&quot;;&quot;null&quot;;[.I675])" office:value-type="string" office:string-value="2017/08/14" calcext:value-type="string">
            <text:p>2017/08/14</text:p>
          </table:table-cell>
          <table:table-cell table:style-name="ce8" office:value-type="string" calcext:value-type="string">
            <text:p>2017/08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4" calcext:value-type="float">
            <text:p>33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5];&quot;', &quot;;[.D675];&quot;, &quot;;[.E675];&quot;, '&quot;;[.G675];&quot;', &quot;;[.J675];&quot;, '&quot;;[.K675];&quot;', &quot;;[.L675];&quot;, &quot;;[.M675];&quot;);&quot;)" office:value-type="string" office:string-value="insert into etat_lieux (date_entree_etat_lieux, km_depart, km_arrive, date_sortie_etat_lieux, incident, type_incident, num_contrat_etat_lieux, code_type_etat_lieux_etat_lieux) Values ('2017/08/08', 23134, 23221, '2017/08/14', 0, '...', 334, 2);" calcext:value-type="string">
            <text:p>insert into etat_lieux (date_entree_etat_lieux, km_depart, km_arrive, date_sortie_etat_lieux, incident, type_incident, num_contrat_etat_lieux, code_type_etat_lieux_etat_lieux) Values ('2017/08/08', 23134, 23221, '2017/08/14', 0, '...', 334, 2);</text:p>
          </table:table-cell>
          <table:table-cell table:number-columns-repeated="1010"/>
        </table:table-row>
        <table:table-row table:style-name="ro4">
          <table:table-cell office:value-type="float" office:value="674" calcext:value-type="float">
            <text:p>674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string" calcext:value-type="string">
            <text:p>2017/08/10</text:p>
          </table:table-cell>
          <table:table-cell table:style-name="ce8" office:value-type="float" office:value="28906" calcext:value-type="float">
            <text:p>28906</text:p>
          </table:table-cell>
          <table:table-cell table:style-name="ce8" office:value-type="float" office:value="29299" calcext:value-type="float">
            <text:p>29299</text:p>
          </table:table-cell>
          <table:table-cell table:style-name="ce10" table:formula="of:=IF([.I676]=&quot;/&quot;;[.C676];[.I676])" office:value-type="string" office:string-value="2017/08/14" calcext:value-type="string">
            <text:p>2017/08/14</text:p>
          </table:table-cell>
          <table:table-cell table:style-name="ce10" office:value-type="string" calcext:value-type="string">
            <text:p>2017/08/14</text:p>
          </table:table-cell>
          <table:table-cell table:style-name="ce10" table:formula="of:=IF([.E676]=&quot;null&quot;;&quot;null&quot;;[.I676])" office:value-type="string" office:string-value="2017/08/14" calcext:value-type="string">
            <text:p>2017/08/14</text:p>
          </table:table-cell>
          <table:table-cell table:style-name="ce8" office:value-type="string" calcext:value-type="string">
            <text:p>2017/08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7" calcext:value-type="float">
            <text:p>33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6];&quot;', &quot;;[.D676];&quot;, &quot;;[.E676];&quot;, '&quot;;[.G676];&quot;', &quot;;[.J676];&quot;, '&quot;;[.K676];&quot;', &quot;;[.L676];&quot;, &quot;;[.M676];&quot;);&quot;)" office:value-type="string" office:string-value="insert into etat_lieux (date_entree_etat_lieux, km_depart, km_arrive, date_sortie_etat_lieux, incident, type_incident, num_contrat_etat_lieux, code_type_etat_lieux_etat_lieux) Values ('2017/08/10', 28906, 29299, '2017/08/14', 0, '...', 337, 2);" calcext:value-type="string">
            <text:p>insert into etat_lieux (date_entree_etat_lieux, km_depart, km_arrive, date_sortie_etat_lieux, incident, type_incident, num_contrat_etat_lieux, code_type_etat_lieux_etat_lieux) Values ('2017/08/10', 28906, 29299, '2017/08/14', 0, '...', 337, 2);</text:p>
          </table:table-cell>
          <table:table-cell table:number-columns-repeated="1010"/>
        </table:table-row>
        <table:table-row table:style-name="ro4">
          <table:table-cell office:value-type="float" office:value="675" calcext:value-type="float">
            <text:p>675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string" calcext:value-type="string">
            <text:p>2017/08/14</text:p>
          </table:table-cell>
          <table:table-cell table:style-name="ce5" office:value-type="float" office:value="13127" calcext:value-type="float">
            <text:p>131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77]=&quot;/&quot;;[.C677];[.I677])" office:value-type="string" office:string-value="2017/08/14" calcext:value-type="string">
            <text:p>2017/08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77]=&quot;null&quot;;&quot;null&quot;;[.I67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5" calcext:value-type="float">
            <text:p>34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7];&quot;', &quot;;[.D677];&quot;, &quot;;[.E677];&quot;, '&quot;;[.G677];&quot;', &quot;;[.J677];&quot;, '&quot;;[.K677];&quot;', &quot;;[.L677];&quot;, &quot;;[.M677];&quot;);&quot;)" office:value-type="string" office:string-value="insert into etat_lieux (date_entree_etat_lieux, km_depart, km_arrive, date_sortie_etat_lieux, incident, type_incident, num_contrat_etat_lieux, code_type_etat_lieux_etat_lieux) Values ('2017/08/14', 13127, null, 'null', 0, '...', 345, 1);" calcext:value-type="string">
            <text:p>insert into etat_lieux (date_entree_etat_lieux, km_depart, km_arrive, date_sortie_etat_lieux, incident, type_incident, num_contrat_etat_lieux, code_type_etat_lieux_etat_lieux) Values ('2017/08/14', 13127, null, 'null', 0, '...', 345, 1);</text:p>
          </table:table-cell>
          <table:table-cell table:number-columns-repeated="1010"/>
        </table:table-row>
        <table:table-row table:style-name="ro4">
          <table:table-cell office:value-type="float" office:value="676" calcext:value-type="float">
            <text:p>67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string" calcext:value-type="string">
            <text:p>2017/08/06</text:p>
          </table:table-cell>
          <table:table-cell table:style-name="ce8" office:value-type="float" office:value="7638" calcext:value-type="float">
            <text:p>7638</text:p>
          </table:table-cell>
          <table:table-cell table:style-name="ce8" office:value-type="float" office:value="7978" calcext:value-type="float">
            <text:p>7978</text:p>
          </table:table-cell>
          <table:table-cell table:style-name="ce10" table:formula="of:=IF([.I678]=&quot;/&quot;;[.C678];[.I678])" office:value-type="string" office:string-value="2017/08/15" calcext:value-type="string">
            <text:p>2017/08/15</text:p>
          </table:table-cell>
          <table:table-cell table:style-name="ce10" office:value-type="string" calcext:value-type="string">
            <text:p>2017/08/15</text:p>
          </table:table-cell>
          <table:table-cell table:style-name="ce10" table:formula="of:=IF([.E678]=&quot;null&quot;;&quot;null&quot;;[.I678])" office:value-type="string" office:string-value="2017/08/15" calcext:value-type="string">
            <text:p>2017/08/15</text:p>
          </table:table-cell>
          <table:table-cell table:style-name="ce8" office:value-type="string" calcext:value-type="string">
            <text:p>2017/08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2" calcext:value-type="float">
            <text:p>33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8];&quot;', &quot;;[.D678];&quot;, &quot;;[.E678];&quot;, '&quot;;[.G678];&quot;', &quot;;[.J678];&quot;, '&quot;;[.K678];&quot;', &quot;;[.L678];&quot;, &quot;;[.M678];&quot;);&quot;)" office:value-type="string" office:string-value="insert into etat_lieux (date_entree_etat_lieux, km_depart, km_arrive, date_sortie_etat_lieux, incident, type_incident, num_contrat_etat_lieux, code_type_etat_lieux_etat_lieux) Values ('2017/08/06', 7638, 7978, '2017/08/15', 0, '...', 332, 2);" calcext:value-type="string">
            <text:p>insert into etat_lieux (date_entree_etat_lieux, km_depart, km_arrive, date_sortie_etat_lieux, incident, type_incident, num_contrat_etat_lieux, code_type_etat_lieux_etat_lieux) Values ('2017/08/06', 7638, 7978, '2017/08/15', 0, '...', 332, 2);</text:p>
          </table:table-cell>
          <table:table-cell table:number-columns-repeated="1010"/>
        </table:table-row>
        <table:table-row table:style-name="ro4">
          <table:table-cell office:value-type="float" office:value="677" calcext:value-type="float">
            <text:p>67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string" calcext:value-type="string">
            <text:p>2017/08/02</text:p>
          </table:table-cell>
          <table:table-cell table:style-name="ce8" office:value-type="float" office:value="26888" calcext:value-type="float">
            <text:p>26888</text:p>
          </table:table-cell>
          <table:table-cell table:style-name="ce8" office:value-type="float" office:value="26945" calcext:value-type="float">
            <text:p>26945</text:p>
          </table:table-cell>
          <table:table-cell table:style-name="ce10" table:formula="of:=IF([.I679]=&quot;/&quot;;[.C679];[.I679])" office:value-type="string" office:string-value="2017/08/16" calcext:value-type="string">
            <text:p>2017/08/16</text:p>
          </table:table-cell>
          <table:table-cell table:style-name="ce10" office:value-type="string" calcext:value-type="string">
            <text:p>2017/08/16</text:p>
          </table:table-cell>
          <table:table-cell table:style-name="ce10" table:formula="of:=IF([.E679]=&quot;null&quot;;&quot;null&quot;;[.I679])" office:value-type="string" office:string-value="2017/08/16" calcext:value-type="string">
            <text:p>2017/08/16</text:p>
          </table:table-cell>
          <table:table-cell table:style-name="ce8" office:value-type="string" calcext:value-type="string">
            <text:p>2017/08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6" calcext:value-type="float">
            <text:p>32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79];&quot;', &quot;;[.D679];&quot;, &quot;;[.E679];&quot;, '&quot;;[.G679];&quot;', &quot;;[.J679];&quot;, '&quot;;[.K679];&quot;', &quot;;[.L679];&quot;, &quot;;[.M679];&quot;);&quot;)" office:value-type="string" office:string-value="insert into etat_lieux (date_entree_etat_lieux, km_depart, km_arrive, date_sortie_etat_lieux, incident, type_incident, num_contrat_etat_lieux, code_type_etat_lieux_etat_lieux) Values ('2017/08/02', 26888, 26945, '2017/08/16', 0, '...', 326, 2);" calcext:value-type="string">
            <text:p>insert into etat_lieux (date_entree_etat_lieux, km_depart, km_arrive, date_sortie_etat_lieux, incident, type_incident, num_contrat_etat_lieux, code_type_etat_lieux_etat_lieux) Values ('2017/08/02', 26888, 26945, '2017/08/16', 0, '...', 326, 2);</text:p>
          </table:table-cell>
          <table:table-cell table:number-columns-repeated="1010"/>
        </table:table-row>
        <table:table-row table:style-name="ro4">
          <table:table-cell office:value-type="float" office:value="678" calcext:value-type="float">
            <text:p>678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string" calcext:value-type="string">
            <text:p>2017/08/09</text:p>
          </table:table-cell>
          <table:table-cell table:style-name="ce8" office:value-type="float" office:value="24877" calcext:value-type="float">
            <text:p>24877</text:p>
          </table:table-cell>
          <table:table-cell table:style-name="ce8" office:value-type="float" office:value="25746" calcext:value-type="float">
            <text:p>25746</text:p>
          </table:table-cell>
          <table:table-cell table:style-name="ce10" table:formula="of:=IF([.I680]=&quot;/&quot;;[.C680];[.I680])" office:value-type="string" office:string-value="2017/08/16" calcext:value-type="string">
            <text:p>2017/08/16</text:p>
          </table:table-cell>
          <table:table-cell table:style-name="ce10" office:value-type="string" calcext:value-type="string">
            <text:p>2017/08/16</text:p>
          </table:table-cell>
          <table:table-cell table:style-name="ce10" table:formula="of:=IF([.E680]=&quot;null&quot;;&quot;null&quot;;[.I680])" office:value-type="string" office:string-value="2017/08/16" calcext:value-type="string">
            <text:p>2017/08/16</text:p>
          </table:table-cell>
          <table:table-cell table:style-name="ce8" office:value-type="string" calcext:value-type="string">
            <text:p>2017/08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6" calcext:value-type="float">
            <text:p>33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0];&quot;', &quot;;[.D680];&quot;, &quot;;[.E680];&quot;, '&quot;;[.G680];&quot;', &quot;;[.J680];&quot;, '&quot;;[.K680];&quot;', &quot;;[.L680];&quot;, &quot;;[.M680];&quot;);&quot;)" office:value-type="string" office:string-value="insert into etat_lieux (date_entree_etat_lieux, km_depart, km_arrive, date_sortie_etat_lieux, incident, type_incident, num_contrat_etat_lieux, code_type_etat_lieux_etat_lieux) Values ('2017/08/09', 24877, 25746, '2017/08/16', 0, '...', 336, 2);" calcext:value-type="string">
            <text:p>insert into etat_lieux (date_entree_etat_lieux, km_depart, km_arrive, date_sortie_etat_lieux, incident, type_incident, num_contrat_etat_lieux, code_type_etat_lieux_etat_lieux) Values ('2017/08/09', 24877, 25746, '2017/08/16', 0, '...', 336, 2);</text:p>
          </table:table-cell>
          <table:table-cell table:number-columns-repeated="1010"/>
        </table:table-row>
        <table:table-row table:style-name="ro4">
          <table:table-cell office:value-type="float" office:value="679" calcext:value-type="float">
            <text:p>679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string" calcext:value-type="string">
            <text:p>2017/08/16</text:p>
          </table:table-cell>
          <table:table-cell table:style-name="ce5" office:value-type="float" office:value="14883" calcext:value-type="float">
            <text:p>1488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81]=&quot;/&quot;;[.C681];[.I681])" office:value-type="string" office:string-value="2017/08/16" calcext:value-type="string">
            <text:p>2017/08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81]=&quot;null&quot;;&quot;null&quot;;[.I68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6" calcext:value-type="float">
            <text:p>34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1];&quot;', &quot;;[.D681];&quot;, &quot;;[.E681];&quot;, '&quot;;[.G681];&quot;', &quot;;[.J681];&quot;, '&quot;;[.K681];&quot;', &quot;;[.L681];&quot;, &quot;;[.M681];&quot;);&quot;)" office:value-type="string" office:string-value="insert into etat_lieux (date_entree_etat_lieux, km_depart, km_arrive, date_sortie_etat_lieux, incident, type_incident, num_contrat_etat_lieux, code_type_etat_lieux_etat_lieux) Values ('2017/08/16', 14883, null, 'null', 0, '...', 346, 1);" calcext:value-type="string">
            <text:p>insert into etat_lieux (date_entree_etat_lieux, km_depart, km_arrive, date_sortie_etat_lieux, incident, type_incident, num_contrat_etat_lieux, code_type_etat_lieux_etat_lieux) Values ('2017/08/16', 14883, null, 'null', 0, '...', 346, 1);</text:p>
          </table:table-cell>
          <table:table-cell table:number-columns-repeated="1010"/>
        </table:table-row>
        <table:table-row table:style-name="ro4">
          <table:table-cell office:value-type="float" office:value="680" calcext:value-type="float">
            <text:p>680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string" calcext:value-type="string">
            <text:p>2017/08/16</text:p>
          </table:table-cell>
          <table:table-cell table:style-name="ce5" office:value-type="float" office:value="29055" calcext:value-type="float">
            <text:p>2905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82]=&quot;/&quot;;[.C682];[.I682])" office:value-type="string" office:string-value="2017/08/16" calcext:value-type="string">
            <text:p>2017/08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82]=&quot;null&quot;;&quot;null&quot;;[.I6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7" calcext:value-type="float">
            <text:p>34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2];&quot;', &quot;;[.D682];&quot;, &quot;;[.E682];&quot;, '&quot;;[.G682];&quot;', &quot;;[.J682];&quot;, '&quot;;[.K682];&quot;', &quot;;[.L682];&quot;, &quot;;[.M682];&quot;);&quot;)" office:value-type="string" office:string-value="insert into etat_lieux (date_entree_etat_lieux, km_depart, km_arrive, date_sortie_etat_lieux, incident, type_incident, num_contrat_etat_lieux, code_type_etat_lieux_etat_lieux) Values ('2017/08/16', 29055, null, 'null', 0, '...', 347, 1);" calcext:value-type="string">
            <text:p>insert into etat_lieux (date_entree_etat_lieux, km_depart, km_arrive, date_sortie_etat_lieux, incident, type_incident, num_contrat_etat_lieux, code_type_etat_lieux_etat_lieux) Values ('2017/08/16', 29055, null, 'null', 0, '...', 347, 1);</text:p>
          </table:table-cell>
          <table:table-cell table:number-columns-repeated="1010"/>
        </table:table-row>
        <table:table-row table:style-name="ro4">
          <table:table-cell office:value-type="float" office:value="681" calcext:value-type="float">
            <text:p>681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string" calcext:value-type="string">
            <text:p>2017/08/02</text:p>
          </table:table-cell>
          <table:table-cell table:style-name="ce8" office:value-type="float" office:value="26559" calcext:value-type="float">
            <text:p>26559</text:p>
          </table:table-cell>
          <table:table-cell table:style-name="ce8" office:value-type="float" office:value="27141" calcext:value-type="float">
            <text:p>27141</text:p>
          </table:table-cell>
          <table:table-cell table:style-name="ce10" table:formula="of:=IF([.I683]=&quot;/&quot;;[.C683];[.I683])" office:value-type="string" office:string-value="2017/08/17" calcext:value-type="string">
            <text:p>2017/08/17</text:p>
          </table:table-cell>
          <table:table-cell table:style-name="ce10" office:value-type="string" calcext:value-type="string">
            <text:p>2017/08/17</text:p>
          </table:table-cell>
          <table:table-cell table:style-name="ce10" table:formula="of:=IF([.E683]=&quot;null&quot;;&quot;null&quot;;[.I683])" office:value-type="string" office:string-value="2017/08/17" calcext:value-type="string">
            <text:p>2017/08/17</text:p>
          </table:table-cell>
          <table:table-cell table:style-name="ce8" office:value-type="string" calcext:value-type="string">
            <text:p>2017/08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5" calcext:value-type="float">
            <text:p>32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3];&quot;', &quot;;[.D683];&quot;, &quot;;[.E683];&quot;, '&quot;;[.G683];&quot;', &quot;;[.J683];&quot;, '&quot;;[.K683];&quot;', &quot;;[.L683];&quot;, &quot;;[.M683];&quot;);&quot;)" office:value-type="string" office:string-value="insert into etat_lieux (date_entree_etat_lieux, km_depart, km_arrive, date_sortie_etat_lieux, incident, type_incident, num_contrat_etat_lieux, code_type_etat_lieux_etat_lieux) Values ('2017/08/02', 26559, 27141, '2017/08/17', 0, '...', 325, 2);" calcext:value-type="string">
            <text:p>insert into etat_lieux (date_entree_etat_lieux, km_depart, km_arrive, date_sortie_etat_lieux, incident, type_incident, num_contrat_etat_lieux, code_type_etat_lieux_etat_lieux) Values ('2017/08/02', 26559, 27141, '2017/08/17', 0, '...', 325, 2);</text:p>
          </table:table-cell>
          <table:table-cell table:number-columns-repeated="1010"/>
        </table:table-row>
        <table:table-row table:style-name="ro4">
          <table:table-cell office:value-type="float" office:value="682" calcext:value-type="float">
            <text:p>682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string" calcext:value-type="string">
            <text:p>2017/08/05</text:p>
          </table:table-cell>
          <table:table-cell table:style-name="ce8" office:value-type="float" office:value="9478" calcext:value-type="float">
            <text:p>9478</text:p>
          </table:table-cell>
          <table:table-cell table:style-name="ce8" office:value-type="float" office:value="10293" calcext:value-type="float">
            <text:p>10293</text:p>
          </table:table-cell>
          <table:table-cell table:style-name="ce10" table:formula="of:=IF([.I684]=&quot;/&quot;;[.C684];[.I684])" office:value-type="string" office:string-value="2017/08/17" calcext:value-type="string">
            <text:p>2017/08/17</text:p>
          </table:table-cell>
          <table:table-cell table:style-name="ce10" office:value-type="string" calcext:value-type="string">
            <text:p>2017/08/17</text:p>
          </table:table-cell>
          <table:table-cell table:style-name="ce10" table:formula="of:=IF([.E684]=&quot;null&quot;;&quot;null&quot;;[.I684])" office:value-type="string" office:string-value="2017/08/17" calcext:value-type="string">
            <text:p>2017/08/17</text:p>
          </table:table-cell>
          <table:table-cell table:style-name="ce8" office:value-type="string" calcext:value-type="string">
            <text:p>2017/08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28" calcext:value-type="float">
            <text:p>32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4];&quot;', &quot;;[.D684];&quot;, &quot;;[.E684];&quot;, '&quot;;[.G684];&quot;', &quot;;[.J684];&quot;, '&quot;;[.K684];&quot;', &quot;;[.L684];&quot;, &quot;;[.M684];&quot;);&quot;)" office:value-type="string" office:string-value="insert into etat_lieux (date_entree_etat_lieux, km_depart, km_arrive, date_sortie_etat_lieux, incident, type_incident, num_contrat_etat_lieux, code_type_etat_lieux_etat_lieux) Values ('2017/08/05', 9478, 10293, '2017/08/17', 0, '...', 328, 2);" calcext:value-type="string">
            <text:p>insert into etat_lieux (date_entree_etat_lieux, km_depart, km_arrive, date_sortie_etat_lieux, incident, type_incident, num_contrat_etat_lieux, code_type_etat_lieux_etat_lieux) Values ('2017/08/05', 9478, 10293, '2017/08/17', 0, '...', 328, 2);</text:p>
          </table:table-cell>
          <table:table-cell table:number-columns-repeated="1010"/>
        </table:table-row>
        <table:table-row table:style-name="ro4">
          <table:table-cell office:value-type="float" office:value="683" calcext:value-type="float">
            <text:p>683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string" calcext:value-type="string">
            <text:p>2017/08/08</text:p>
          </table:table-cell>
          <table:table-cell table:style-name="ce8" office:value-type="float" office:value="2718" calcext:value-type="float">
            <text:p>2718</text:p>
          </table:table-cell>
          <table:table-cell table:style-name="ce8" office:value-type="float" office:value="2820" calcext:value-type="float">
            <text:p>2820</text:p>
          </table:table-cell>
          <table:table-cell table:style-name="ce10" table:formula="of:=IF([.I685]=&quot;/&quot;;[.C685];[.I685])" office:value-type="string" office:string-value="2017/08/17" calcext:value-type="string">
            <text:p>2017/08/17</text:p>
          </table:table-cell>
          <table:table-cell table:style-name="ce10" office:value-type="string" calcext:value-type="string">
            <text:p>2017/08/17</text:p>
          </table:table-cell>
          <table:table-cell table:style-name="ce10" table:formula="of:=IF([.E685]=&quot;null&quot;;&quot;null&quot;;[.I685])" office:value-type="string" office:string-value="2017/08/17" calcext:value-type="string">
            <text:p>2017/08/17</text:p>
          </table:table-cell>
          <table:table-cell table:style-name="ce8" office:value-type="string" calcext:value-type="string">
            <text:p>2017/08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3" calcext:value-type="float">
            <text:p>33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5];&quot;', &quot;;[.D685];&quot;, &quot;;[.E685];&quot;, '&quot;;[.G685];&quot;', &quot;;[.J685];&quot;, '&quot;;[.K685];&quot;', &quot;;[.L685];&quot;, &quot;;[.M685];&quot;);&quot;)" office:value-type="string" office:string-value="insert into etat_lieux (date_entree_etat_lieux, km_depart, km_arrive, date_sortie_etat_lieux, incident, type_incident, num_contrat_etat_lieux, code_type_etat_lieux_etat_lieux) Values ('2017/08/08', 2718, 2820, '2017/08/17', 0, '...', 333, 2);" calcext:value-type="string">
            <text:p>insert into etat_lieux (date_entree_etat_lieux, km_depart, km_arrive, date_sortie_etat_lieux, incident, type_incident, num_contrat_etat_lieux, code_type_etat_lieux_etat_lieux) Values ('2017/08/08', 2718, 2820, '2017/08/17', 0, '...', 333, 2);</text:p>
          </table:table-cell>
          <table:table-cell table:number-columns-repeated="1010"/>
        </table:table-row>
        <table:table-row table:style-name="ro4">
          <table:table-cell office:value-type="float" office:value="684" calcext:value-type="float">
            <text:p>684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string" calcext:value-type="string">
            <text:p>2017/08/06</text:p>
          </table:table-cell>
          <table:table-cell table:style-name="ce8" office:value-type="float" office:value="28173" calcext:value-type="float">
            <text:p>28173</text:p>
          </table:table-cell>
          <table:table-cell table:style-name="ce8" office:value-type="float" office:value="28791" calcext:value-type="float">
            <text:p>28791</text:p>
          </table:table-cell>
          <table:table-cell table:style-name="ce10" table:formula="of:=IF([.I686]=&quot;/&quot;;[.C686];[.I686])" office:value-type="string" office:string-value="2017/08/18" calcext:value-type="string">
            <text:p>2017/08/18</text:p>
          </table:table-cell>
          <table:table-cell table:style-name="ce10" office:value-type="string" calcext:value-type="string">
            <text:p>2017/08/18</text:p>
          </table:table-cell>
          <table:table-cell table:style-name="ce10" table:formula="of:=IF([.E686]=&quot;null&quot;;&quot;null&quot;;[.I686])" office:value-type="string" office:string-value="2017/08/18" calcext:value-type="string">
            <text:p>2017/08/18</text:p>
          </table:table-cell>
          <table:table-cell table:style-name="ce8" office:value-type="string" calcext:value-type="string">
            <text:p>2017/08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1" calcext:value-type="float">
            <text:p>33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6];&quot;', &quot;;[.D686];&quot;, &quot;;[.E686];&quot;, '&quot;;[.G686];&quot;', &quot;;[.J686];&quot;, '&quot;;[.K686];&quot;', &quot;;[.L686];&quot;, &quot;;[.M686];&quot;);&quot;)" office:value-type="string" office:string-value="insert into etat_lieux (date_entree_etat_lieux, km_depart, km_arrive, date_sortie_etat_lieux, incident, type_incident, num_contrat_etat_lieux, code_type_etat_lieux_etat_lieux) Values ('2017/08/06', 28173, 28791, '2017/08/18', 0, '...', 331, 2);" calcext:value-type="string">
            <text:p>insert into etat_lieux (date_entree_etat_lieux, km_depart, km_arrive, date_sortie_etat_lieux, incident, type_incident, num_contrat_etat_lieux, code_type_etat_lieux_etat_lieux) Values ('2017/08/06', 28173, 28791, '2017/08/18', 0, '...', 331, 2);</text:p>
          </table:table-cell>
          <table:table-cell table:number-columns-repeated="1010"/>
        </table:table-row>
        <table:table-row table:style-name="ro4">
          <table:table-cell office:value-type="float" office:value="685" calcext:value-type="float">
            <text:p>68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string" calcext:value-type="string">
            <text:p>2017/08/18</text:p>
          </table:table-cell>
          <table:table-cell table:style-name="ce5" office:value-type="float" office:value="20394" calcext:value-type="float">
            <text:p>2039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87]=&quot;/&quot;;[.C687];[.I687])" office:value-type="string" office:string-value="2017/08/18" calcext:value-type="string">
            <text:p>2017/08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87]=&quot;null&quot;;&quot;null&quot;;[.I68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8" calcext:value-type="float">
            <text:p>34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7];&quot;', &quot;;[.D687];&quot;, &quot;;[.E687];&quot;, '&quot;;[.G687];&quot;', &quot;;[.J687];&quot;, '&quot;;[.K687];&quot;', &quot;;[.L687];&quot;, &quot;;[.M687];&quot;);&quot;)" office:value-type="string" office:string-value="insert into etat_lieux (date_entree_etat_lieux, km_depart, km_arrive, date_sortie_etat_lieux, incident, type_incident, num_contrat_etat_lieux, code_type_etat_lieux_etat_lieux) Values ('2017/08/18', 20394, null, 'null', 0, '...', 348, 1);" calcext:value-type="string">
            <text:p>insert into etat_lieux (date_entree_etat_lieux, km_depart, km_arrive, date_sortie_etat_lieux, incident, type_incident, num_contrat_etat_lieux, code_type_etat_lieux_etat_lieux) Values ('2017/08/18', 20394, null, 'null', 0, '...', 348, 1);</text:p>
          </table:table-cell>
          <table:table-cell table:number-columns-repeated="1010"/>
        </table:table-row>
        <table:table-row table:style-name="ro4">
          <table:table-cell office:value-type="float" office:value="686" calcext:value-type="float">
            <text:p>686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string" calcext:value-type="string">
            <text:p>2017/08/13</text:p>
          </table:table-cell>
          <table:table-cell table:style-name="ce8" office:value-type="float" office:value="13600" calcext:value-type="float">
            <text:p>13600</text:p>
          </table:table-cell>
          <table:table-cell table:style-name="ce8" office:value-type="float" office:value="14362" calcext:value-type="float">
            <text:p>14362</text:p>
          </table:table-cell>
          <table:table-cell table:style-name="ce10" table:formula="of:=IF([.I688]=&quot;/&quot;;[.C688];[.I688])" office:value-type="string" office:string-value="2017/08/19" calcext:value-type="string">
            <text:p>2017/08/19</text:p>
          </table:table-cell>
          <table:table-cell table:style-name="ce10" office:value-type="string" calcext:value-type="string">
            <text:p>2017/08/19</text:p>
          </table:table-cell>
          <table:table-cell table:style-name="ce10" table:formula="of:=IF([.E688]=&quot;null&quot;;&quot;null&quot;;[.I688])" office:value-type="string" office:string-value="2017/08/19" calcext:value-type="string">
            <text:p>2017/08/19</text:p>
          </table:table-cell>
          <table:table-cell table:style-name="ce8" office:value-type="string" calcext:value-type="string">
            <text:p>2017/08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2" calcext:value-type="float">
            <text:p>34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8];&quot;', &quot;;[.D688];&quot;, &quot;;[.E688];&quot;, '&quot;;[.G688];&quot;', &quot;;[.J688];&quot;, '&quot;;[.K688];&quot;', &quot;;[.L688];&quot;, &quot;;[.M688];&quot;);&quot;)" office:value-type="string" office:string-value="insert into etat_lieux (date_entree_etat_lieux, km_depart, km_arrive, date_sortie_etat_lieux, incident, type_incident, num_contrat_etat_lieux, code_type_etat_lieux_etat_lieux) Values ('2017/08/13', 13600, 14362, '2017/08/19', 0, '...', 342, 2);" calcext:value-type="string">
            <text:p>insert into etat_lieux (date_entree_etat_lieux, km_depart, km_arrive, date_sortie_etat_lieux, incident, type_incident, num_contrat_etat_lieux, code_type_etat_lieux_etat_lieux) Values ('2017/08/13', 13600, 14362, '2017/08/19', 0, '...', 342, 2);</text:p>
          </table:table-cell>
          <table:table-cell table:number-columns-repeated="1010"/>
        </table:table-row>
        <table:table-row table:style-name="ro4">
          <table:table-cell office:value-type="float" office:value="687" calcext:value-type="float">
            <text:p>687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string" calcext:value-type="string">
            <text:p>2017/08/19</text:p>
          </table:table-cell>
          <table:table-cell table:style-name="ce5" office:value-type="float" office:value="25145" calcext:value-type="float">
            <text:p>251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89]=&quot;/&quot;;[.C689];[.I689])" office:value-type="string" office:string-value="2017/08/19" calcext:value-type="string">
            <text:p>2017/08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89]=&quot;null&quot;;&quot;null&quot;;[.I68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49" calcext:value-type="float">
            <text:p>34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89];&quot;', &quot;;[.D689];&quot;, &quot;;[.E689];&quot;, '&quot;;[.G689];&quot;', &quot;;[.J689];&quot;, '&quot;;[.K689];&quot;', &quot;;[.L689];&quot;, &quot;;[.M689];&quot;);&quot;)" office:value-type="string" office:string-value="insert into etat_lieux (date_entree_etat_lieux, km_depart, km_arrive, date_sortie_etat_lieux, incident, type_incident, num_contrat_etat_lieux, code_type_etat_lieux_etat_lieux) Values ('2017/08/19', 25145, null, 'null', 0, '...', 349, 1);" calcext:value-type="string">
            <text:p>insert into etat_lieux (date_entree_etat_lieux, km_depart, km_arrive, date_sortie_etat_lieux, incident, type_incident, num_contrat_etat_lieux, code_type_etat_lieux_etat_lieux) Values ('2017/08/19', 25145, null, 'null', 0, '...', 349, 1);</text:p>
          </table:table-cell>
          <table:table-cell table:number-columns-repeated="1010"/>
        </table:table-row>
        <table:table-row table:style-name="ro4">
          <table:table-cell office:value-type="float" office:value="688" calcext:value-type="float">
            <text:p>688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string" calcext:value-type="string">
            <text:p>2017/08/19</text:p>
          </table:table-cell>
          <table:table-cell table:style-name="ce5" office:value-type="float" office:value="7843" calcext:value-type="float">
            <text:p>78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0]=&quot;/&quot;;[.C690];[.I690])" office:value-type="string" office:string-value="2017/08/19" calcext:value-type="string">
            <text:p>2017/08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0]=&quot;null&quot;;&quot;null&quot;;[.I69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0" calcext:value-type="float">
            <text:p>35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0];&quot;', &quot;;[.D690];&quot;, &quot;;[.E690];&quot;, '&quot;;[.G690];&quot;', &quot;;[.J690];&quot;, '&quot;;[.K690];&quot;', &quot;;[.L690];&quot;, &quot;;[.M690];&quot;);&quot;)" office:value-type="string" office:string-value="insert into etat_lieux (date_entree_etat_lieux, km_depart, km_arrive, date_sortie_etat_lieux, incident, type_incident, num_contrat_etat_lieux, code_type_etat_lieux_etat_lieux) Values ('2017/08/19', 7843, null, 'null', 0, '...', 350, 1);" calcext:value-type="string">
            <text:p>insert into etat_lieux (date_entree_etat_lieux, km_depart, km_arrive, date_sortie_etat_lieux, incident, type_incident, num_contrat_etat_lieux, code_type_etat_lieux_etat_lieux) Values ('2017/08/19', 7843, null, 'null', 0, '...', 350, 1);</text:p>
          </table:table-cell>
          <table:table-cell table:number-columns-repeated="1010"/>
        </table:table-row>
        <table:table-row table:style-name="ro4">
          <table:table-cell office:value-type="float" office:value="689" calcext:value-type="float">
            <text:p>689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string" calcext:value-type="string">
            <text:p>2017/08/19</text:p>
          </table:table-cell>
          <table:table-cell table:style-name="ce5" office:value-type="float" office:value="6253" calcext:value-type="float">
            <text:p>625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1]=&quot;/&quot;;[.C691];[.I691])" office:value-type="string" office:string-value="2017/08/19" calcext:value-type="string">
            <text:p>2017/08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1]=&quot;null&quot;;&quot;null&quot;;[.I69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1" calcext:value-type="float">
            <text:p>35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1];&quot;', &quot;;[.D691];&quot;, &quot;;[.E691];&quot;, '&quot;;[.G691];&quot;', &quot;;[.J691];&quot;, '&quot;;[.K691];&quot;', &quot;;[.L691];&quot;, &quot;;[.M691];&quot;);&quot;)" office:value-type="string" office:string-value="insert into etat_lieux (date_entree_etat_lieux, km_depart, km_arrive, date_sortie_etat_lieux, incident, type_incident, num_contrat_etat_lieux, code_type_etat_lieux_etat_lieux) Values ('2017/08/19', 6253, null, 'null', 0, '...', 351, 1);" calcext:value-type="string">
            <text:p>insert into etat_lieux (date_entree_etat_lieux, km_depart, km_arrive, date_sortie_etat_lieux, incident, type_incident, num_contrat_etat_lieux, code_type_etat_lieux_etat_lieux) Values ('2017/08/19', 6253, null, 'null', 0, '...', 351, 1);</text:p>
          </table:table-cell>
          <table:table-cell table:number-columns-repeated="1010"/>
        </table:table-row>
        <table:table-row table:style-name="ro4">
          <table:table-cell office:value-type="float" office:value="690" calcext:value-type="float">
            <text:p>690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string" calcext:value-type="string">
            <text:p>2017/08/20</text:p>
          </table:table-cell>
          <table:table-cell table:style-name="ce5" office:value-type="float" office:value="6376" calcext:value-type="float">
            <text:p>637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2]=&quot;/&quot;;[.C692];[.I692])" office:value-type="string" office:string-value="2017/08/20" calcext:value-type="string">
            <text:p>2017/08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2]=&quot;null&quot;;&quot;null&quot;;[.I69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2" calcext:value-type="float">
            <text:p>35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2];&quot;', &quot;;[.D692];&quot;, &quot;;[.E692];&quot;, '&quot;;[.G692];&quot;', &quot;;[.J692];&quot;, '&quot;;[.K692];&quot;', &quot;;[.L692];&quot;, &quot;;[.M692];&quot;);&quot;)" office:value-type="string" office:string-value="insert into etat_lieux (date_entree_etat_lieux, km_depart, km_arrive, date_sortie_etat_lieux, incident, type_incident, num_contrat_etat_lieux, code_type_etat_lieux_etat_lieux) Values ('2017/08/20', 6376, null, 'null', 0, '...', 352, 1);" calcext:value-type="string">
            <text:p>insert into etat_lieux (date_entree_etat_lieux, km_depart, km_arrive, date_sortie_etat_lieux, incident, type_incident, num_contrat_etat_lieux, code_type_etat_lieux_etat_lieux) Values ('2017/08/20', 6376, null, 'null', 0, '...', 352, 1);</text:p>
          </table:table-cell>
          <table:table-cell table:number-columns-repeated="1010"/>
        </table:table-row>
        <table:table-row table:style-name="ro4">
          <table:table-cell office:value-type="float" office:value="691" calcext:value-type="float">
            <text:p>691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string" calcext:value-type="string">
            <text:p>2017/08/20</text:p>
          </table:table-cell>
          <table:table-cell table:style-name="ce5" office:value-type="float" office:value="8663" calcext:value-type="float">
            <text:p>866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3]=&quot;/&quot;;[.C693];[.I693])" office:value-type="string" office:string-value="2017/08/20" calcext:value-type="string">
            <text:p>2017/08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3]=&quot;null&quot;;&quot;null&quot;;[.I69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3" calcext:value-type="float">
            <text:p>35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3];&quot;', &quot;;[.D693];&quot;, &quot;;[.E693];&quot;, '&quot;;[.G693];&quot;', &quot;;[.J693];&quot;, '&quot;;[.K693];&quot;', &quot;;[.L693];&quot;, &quot;;[.M693];&quot;);&quot;)" office:value-type="string" office:string-value="insert into etat_lieux (date_entree_etat_lieux, km_depart, km_arrive, date_sortie_etat_lieux, incident, type_incident, num_contrat_etat_lieux, code_type_etat_lieux_etat_lieux) Values ('2017/08/20', 8663, null, 'null', 0, '...', 353, 1);" calcext:value-type="string">
            <text:p>insert into etat_lieux (date_entree_etat_lieux, km_depart, km_arrive, date_sortie_etat_lieux, incident, type_incident, num_contrat_etat_lieux, code_type_etat_lieux_etat_lieux) Values ('2017/08/20', 8663, null, 'null', 0, '...', 353, 1);</text:p>
          </table:table-cell>
          <table:table-cell table:number-columns-repeated="1010"/>
        </table:table-row>
        <table:table-row table:style-name="ro4">
          <table:table-cell office:value-type="float" office:value="692" calcext:value-type="float">
            <text:p>692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string" calcext:value-type="string">
            <text:p>2017/08/11</text:p>
          </table:table-cell>
          <table:table-cell table:style-name="ce8" office:value-type="float" office:value="21515" calcext:value-type="float">
            <text:p>21515</text:p>
          </table:table-cell>
          <table:table-cell table:style-name="ce8" office:value-type="float" office:value="22353" calcext:value-type="float">
            <text:p>22353</text:p>
          </table:table-cell>
          <table:table-cell table:style-name="ce10" table:formula="of:=IF([.I694]=&quot;/&quot;;[.C694];[.I694])" office:value-type="string" office:string-value="2017/08/21" calcext:value-type="string">
            <text:p>2017/08/21</text:p>
          </table:table-cell>
          <table:table-cell table:style-name="ce10" office:value-type="string" calcext:value-type="string">
            <text:p>2017/08/21</text:p>
          </table:table-cell>
          <table:table-cell table:style-name="ce10" table:formula="of:=IF([.E694]=&quot;null&quot;;&quot;null&quot;;[.I694])" office:value-type="string" office:string-value="2017/08/21" calcext:value-type="string">
            <text:p>2017/08/21</text:p>
          </table:table-cell>
          <table:table-cell table:style-name="ce8" office:value-type="string" calcext:value-type="string">
            <text:p>2017/08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8" calcext:value-type="float">
            <text:p>33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4];&quot;', &quot;;[.D694];&quot;, &quot;;[.E694];&quot;, '&quot;;[.G694];&quot;', &quot;;[.J694];&quot;, '&quot;;[.K694];&quot;', &quot;;[.L694];&quot;, &quot;;[.M694];&quot;);&quot;)" office:value-type="string" office:string-value="insert into etat_lieux (date_entree_etat_lieux, km_depart, km_arrive, date_sortie_etat_lieux, incident, type_incident, num_contrat_etat_lieux, code_type_etat_lieux_etat_lieux) Values ('2017/08/11', 21515, 22353, '2017/08/21', 0, '...', 338, 2);" calcext:value-type="string">
            <text:p>insert into etat_lieux (date_entree_etat_lieux, km_depart, km_arrive, date_sortie_etat_lieux, incident, type_incident, num_contrat_etat_lieux, code_type_etat_lieux_etat_lieux) Values ('2017/08/11', 21515, 22353, '2017/08/21', 0, '...', 338, 2);</text:p>
          </table:table-cell>
          <table:table-cell table:number-columns-repeated="1010"/>
        </table:table-row>
        <table:table-row table:style-name="ro4">
          <table:table-cell office:value-type="float" office:value="693" calcext:value-type="float">
            <text:p>693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string" calcext:value-type="string">
            <text:p>2017/08/16</text:p>
          </table:table-cell>
          <table:table-cell table:style-name="ce8" office:value-type="float" office:value="29055" calcext:value-type="float">
            <text:p>29055</text:p>
          </table:table-cell>
          <table:table-cell table:style-name="ce8" office:value-type="float" office:value="30276" calcext:value-type="float">
            <text:p>30276</text:p>
          </table:table-cell>
          <table:table-cell table:style-name="ce10" table:formula="of:=IF([.I695]=&quot;/&quot;;[.C695];[.I695])" office:value-type="string" office:string-value="2017/08/21" calcext:value-type="string">
            <text:p>2017/08/21</text:p>
          </table:table-cell>
          <table:table-cell table:style-name="ce10" office:value-type="string" calcext:value-type="string">
            <text:p>2017/08/21</text:p>
          </table:table-cell>
          <table:table-cell table:style-name="ce10" table:formula="of:=IF([.E695]=&quot;null&quot;;&quot;null&quot;;[.I695])" office:value-type="string" office:string-value="2017/08/21" calcext:value-type="string">
            <text:p>2017/08/21</text:p>
          </table:table-cell>
          <table:table-cell table:style-name="ce8" office:value-type="string" calcext:value-type="string">
            <text:p>2017/08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7" calcext:value-type="float">
            <text:p>34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5];&quot;', &quot;;[.D695];&quot;, &quot;;[.E695];&quot;, '&quot;;[.G695];&quot;', &quot;;[.J695];&quot;, '&quot;;[.K695];&quot;', &quot;;[.L695];&quot;, &quot;;[.M695];&quot;);&quot;)" office:value-type="string" office:string-value="insert into etat_lieux (date_entree_etat_lieux, km_depart, km_arrive, date_sortie_etat_lieux, incident, type_incident, num_contrat_etat_lieux, code_type_etat_lieux_etat_lieux) Values ('2017/08/16', 29055, 30276, '2017/08/21', 0, '...', 347, 2);" calcext:value-type="string">
            <text:p>insert into etat_lieux (date_entree_etat_lieux, km_depart, km_arrive, date_sortie_etat_lieux, incident, type_incident, num_contrat_etat_lieux, code_type_etat_lieux_etat_lieux) Values ('2017/08/16', 29055, 30276, '2017/08/21', 0, '...', 347, 2);</text:p>
          </table:table-cell>
          <table:table-cell table:number-columns-repeated="1010"/>
        </table:table-row>
        <table:table-row table:style-name="ro4">
          <table:table-cell office:value-type="float" office:value="694" calcext:value-type="float">
            <text:p>694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string" calcext:value-type="string">
            <text:p>2017/08/21</text:p>
          </table:table-cell>
          <table:table-cell table:style-name="ce5" office:value-type="float" office:value="13047" calcext:value-type="float">
            <text:p>1304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6]=&quot;/&quot;;[.C696];[.I696])" office:value-type="string" office:string-value="2017/08/21" calcext:value-type="string">
            <text:p>2017/08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6]=&quot;null&quot;;&quot;null&quot;;[.I69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4" calcext:value-type="float">
            <text:p>35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6];&quot;', &quot;;[.D696];&quot;, &quot;;[.E696];&quot;, '&quot;;[.G696];&quot;', &quot;;[.J696];&quot;, '&quot;;[.K696];&quot;', &quot;;[.L696];&quot;, &quot;;[.M696];&quot;);&quot;)" office:value-type="string" office:string-value="insert into etat_lieux (date_entree_etat_lieux, km_depart, km_arrive, date_sortie_etat_lieux, incident, type_incident, num_contrat_etat_lieux, code_type_etat_lieux_etat_lieux) Values ('2017/08/21', 13047, null, 'null', 0, '...', 354, 1);" calcext:value-type="string">
            <text:p>insert into etat_lieux (date_entree_etat_lieux, km_depart, km_arrive, date_sortie_etat_lieux, incident, type_incident, num_contrat_etat_lieux, code_type_etat_lieux_etat_lieux) Values ('2017/08/21', 13047, null, 'null', 0, '...', 354, 1);</text:p>
          </table:table-cell>
          <table:table-cell table:number-columns-repeated="1010"/>
        </table:table-row>
        <table:table-row table:style-name="ro4">
          <table:table-cell office:value-type="float" office:value="695" calcext:value-type="float">
            <text:p>695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string" calcext:value-type="string">
            <text:p>2017/08/21</text:p>
          </table:table-cell>
          <table:table-cell table:style-name="ce5" office:value-type="float" office:value="17495" calcext:value-type="float">
            <text:p>1749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7]=&quot;/&quot;;[.C697];[.I697])" office:value-type="string" office:string-value="2017/08/21" calcext:value-type="string">
            <text:p>2017/08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7]=&quot;null&quot;;&quot;null&quot;;[.I69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5" calcext:value-type="float">
            <text:p>35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7];&quot;', &quot;;[.D697];&quot;, &quot;;[.E697];&quot;, '&quot;;[.G697];&quot;', &quot;;[.J697];&quot;, '&quot;;[.K697];&quot;', &quot;;[.L697];&quot;, &quot;;[.M697];&quot;);&quot;)" office:value-type="string" office:string-value="insert into etat_lieux (date_entree_etat_lieux, km_depart, km_arrive, date_sortie_etat_lieux, incident, type_incident, num_contrat_etat_lieux, code_type_etat_lieux_etat_lieux) Values ('2017/08/21', 17495, null, 'null', 0, '...', 355, 1);" calcext:value-type="string">
            <text:p>insert into etat_lieux (date_entree_etat_lieux, km_depart, km_arrive, date_sortie_etat_lieux, incident, type_incident, num_contrat_etat_lieux, code_type_etat_lieux_etat_lieux) Values ('2017/08/21', 17495, null, 'null', 0, '...', 355, 1);</text:p>
          </table:table-cell>
          <table:table-cell table:number-columns-repeated="1010"/>
        </table:table-row>
        <table:table-row table:style-name="ro4">
          <table:table-cell office:value-type="float" office:value="696" calcext:value-type="float">
            <text:p>696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string" calcext:value-type="string">
            <text:p>2017/08/21</text:p>
          </table:table-cell>
          <table:table-cell table:style-name="ce5" office:value-type="float" office:value="22444" calcext:value-type="float">
            <text:p>2244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8]=&quot;/&quot;;[.C698];[.I698])" office:value-type="string" office:string-value="2017/08/21" calcext:value-type="string">
            <text:p>2017/08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8]=&quot;null&quot;;&quot;null&quot;;[.I69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6" calcext:value-type="float">
            <text:p>35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8];&quot;', &quot;;[.D698];&quot;, &quot;;[.E698];&quot;, '&quot;;[.G698];&quot;', &quot;;[.J698];&quot;, '&quot;;[.K698];&quot;', &quot;;[.L698];&quot;, &quot;;[.M698];&quot;);&quot;)" office:value-type="string" office:string-value="insert into etat_lieux (date_entree_etat_lieux, km_depart, km_arrive, date_sortie_etat_lieux, incident, type_incident, num_contrat_etat_lieux, code_type_etat_lieux_etat_lieux) Values ('2017/08/21', 22444, null, 'null', 0, '...', 356, 1);" calcext:value-type="string">
            <text:p>insert into etat_lieux (date_entree_etat_lieux, km_depart, km_arrive, date_sortie_etat_lieux, incident, type_incident, num_contrat_etat_lieux, code_type_etat_lieux_etat_lieux) Values ('2017/08/21', 22444, null, 'null', 0, '...', 356, 1);</text:p>
          </table:table-cell>
          <table:table-cell table:number-columns-repeated="1010"/>
        </table:table-row>
        <table:table-row table:style-name="ro4">
          <table:table-cell office:value-type="float" office:value="697" calcext:value-type="float">
            <text:p>69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string" calcext:value-type="string">
            <text:p>2017/08/22</text:p>
          </table:table-cell>
          <table:table-cell table:style-name="ce5" office:value-type="float" office:value="6717" calcext:value-type="float">
            <text:p>671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699]=&quot;/&quot;;[.C699];[.I699])" office:value-type="string" office:string-value="2017/08/22" calcext:value-type="string">
            <text:p>2017/08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699]=&quot;null&quot;;&quot;null&quot;;[.I69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7" calcext:value-type="float">
            <text:p>35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699];&quot;', &quot;;[.D699];&quot;, &quot;;[.E699];&quot;, '&quot;;[.G699];&quot;', &quot;;[.J699];&quot;, '&quot;;[.K699];&quot;', &quot;;[.L699];&quot;, &quot;;[.M699];&quot;);&quot;)" office:value-type="string" office:string-value="insert into etat_lieux (date_entree_etat_lieux, km_depart, km_arrive, date_sortie_etat_lieux, incident, type_incident, num_contrat_etat_lieux, code_type_etat_lieux_etat_lieux) Values ('2017/08/22', 6717, null, 'null', 0, '...', 357, 1);" calcext:value-type="string">
            <text:p>insert into etat_lieux (date_entree_etat_lieux, km_depart, km_arrive, date_sortie_etat_lieux, incident, type_incident, num_contrat_etat_lieux, code_type_etat_lieux_etat_lieux) Values ('2017/08/22', 6717, null, 'null', 0, '...', 357, 1);</text:p>
          </table:table-cell>
          <table:table-cell table:number-columns-repeated="1010"/>
        </table:table-row>
        <table:table-row table:style-name="ro4">
          <table:table-cell office:value-type="float" office:value="698" calcext:value-type="float">
            <text:p>698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string" calcext:value-type="string">
            <text:p>2017/08/14</text:p>
          </table:table-cell>
          <table:table-cell table:style-name="ce8" office:value-type="float" office:value="13127" calcext:value-type="float">
            <text:p>13127</text:p>
          </table:table-cell>
          <table:table-cell table:style-name="ce8" office:value-type="float" office:value="13614" calcext:value-type="float">
            <text:p>13614</text:p>
          </table:table-cell>
          <table:table-cell table:style-name="ce10" table:formula="of:=IF([.I700]=&quot;/&quot;;[.C700];[.I700])" office:value-type="string" office:string-value="2017/08/23" calcext:value-type="string">
            <text:p>2017/08/23</text:p>
          </table:table-cell>
          <table:table-cell table:style-name="ce10" office:value-type="string" calcext:value-type="string">
            <text:p>2017/08/23</text:p>
          </table:table-cell>
          <table:table-cell table:style-name="ce10" table:formula="of:=IF([.E700]=&quot;null&quot;;&quot;null&quot;;[.I700])" office:value-type="string" office:string-value="2017/08/23" calcext:value-type="string">
            <text:p>2017/08/23</text:p>
          </table:table-cell>
          <table:table-cell table:style-name="ce8" office:value-type="string" calcext:value-type="string">
            <text:p>2017/08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5" calcext:value-type="float">
            <text:p>34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0];&quot;', &quot;;[.D700];&quot;, &quot;;[.E700];&quot;, '&quot;;[.G700];&quot;', &quot;;[.J700];&quot;, '&quot;;[.K700];&quot;', &quot;;[.L700];&quot;, &quot;;[.M700];&quot;);&quot;)" office:value-type="string" office:string-value="insert into etat_lieux (date_entree_etat_lieux, km_depart, km_arrive, date_sortie_etat_lieux, incident, type_incident, num_contrat_etat_lieux, code_type_etat_lieux_etat_lieux) Values ('2017/08/14', 13127, 13614, '2017/08/23', 0, '...', 345, 2);" calcext:value-type="string">
            <text:p>insert into etat_lieux (date_entree_etat_lieux, km_depart, km_arrive, date_sortie_etat_lieux, incident, type_incident, num_contrat_etat_lieux, code_type_etat_lieux_etat_lieux) Values ('2017/08/14', 13127, 13614, '2017/08/23', 0, '...', 345, 2);</text:p>
          </table:table-cell>
          <table:table-cell table:number-columns-repeated="1010"/>
        </table:table-row>
        <table:table-row table:style-name="ro4">
          <table:table-cell office:value-type="float" office:value="699" calcext:value-type="float">
            <text:p>699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string" calcext:value-type="string">
            <text:p>2017/08/23</text:p>
          </table:table-cell>
          <table:table-cell table:style-name="ce5" office:value-type="float" office:value="19754" calcext:value-type="float">
            <text:p>1975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01]=&quot;/&quot;;[.C701];[.I701])" office:value-type="string" office:string-value="2017/08/23" calcext:value-type="string">
            <text:p>2017/08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01]=&quot;null&quot;;&quot;null&quot;;[.I70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8" calcext:value-type="float">
            <text:p>35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1];&quot;', &quot;;[.D701];&quot;, &quot;;[.E701];&quot;, '&quot;;[.G701];&quot;', &quot;;[.J701];&quot;, '&quot;;[.K701];&quot;', &quot;;[.L701];&quot;, &quot;;[.M701];&quot;);&quot;)" office:value-type="string" office:string-value="insert into etat_lieux (date_entree_etat_lieux, km_depart, km_arrive, date_sortie_etat_lieux, incident, type_incident, num_contrat_etat_lieux, code_type_etat_lieux_etat_lieux) Values ('2017/08/23', 19754, null, 'null', 0, '...', 358, 1);" calcext:value-type="string">
            <text:p>insert into etat_lieux (date_entree_etat_lieux, km_depart, km_arrive, date_sortie_etat_lieux, incident, type_incident, num_contrat_etat_lieux, code_type_etat_lieux_etat_lieux) Values ('2017/08/23', 19754, null, 'null', 0, '...', 358, 1);</text:p>
          </table:table-cell>
          <table:table-cell table:number-columns-repeated="1010"/>
        </table:table-row>
        <table:table-row table:style-name="ro4">
          <table:table-cell office:value-type="float" office:value="700" calcext:value-type="float">
            <text:p>700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string" calcext:value-type="string">
            <text:p>2017/08/23</text:p>
          </table:table-cell>
          <table:table-cell table:style-name="ce5" office:value-type="float" office:value="12919" calcext:value-type="float">
            <text:p>1291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02]=&quot;/&quot;;[.C702];[.I702])" office:value-type="string" office:string-value="2017/08/23" calcext:value-type="string">
            <text:p>2017/08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02]=&quot;null&quot;;&quot;null&quot;;[.I70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59" calcext:value-type="float">
            <text:p>35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2];&quot;', &quot;;[.D702];&quot;, &quot;;[.E702];&quot;, '&quot;;[.G702];&quot;', &quot;;[.J702];&quot;, '&quot;;[.K702];&quot;', &quot;;[.L702];&quot;, &quot;;[.M702];&quot;);&quot;)" office:value-type="string" office:string-value="insert into etat_lieux (date_entree_etat_lieux, km_depart, km_arrive, date_sortie_etat_lieux, incident, type_incident, num_contrat_etat_lieux, code_type_etat_lieux_etat_lieux) Values ('2017/08/23', 12919, null, 'null', 0, '...', 359, 1);" calcext:value-type="string">
            <text:p>insert into etat_lieux (date_entree_etat_lieux, km_depart, km_arrive, date_sortie_etat_lieux, incident, type_incident, num_contrat_etat_lieux, code_type_etat_lieux_etat_lieux) Values ('2017/08/23', 12919, null, 'null', 0, '...', 359, 1);</text:p>
          </table:table-cell>
          <table:table-cell table:number-columns-repeated="1010"/>
        </table:table-row>
        <table:table-row table:style-name="ro4">
          <table:table-cell office:value-type="float" office:value="701" calcext:value-type="float">
            <text:p>701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string" calcext:value-type="string">
            <text:p>2017/08/13</text:p>
          </table:table-cell>
          <table:table-cell table:style-name="ce8" office:value-type="float" office:value="16764" calcext:value-type="float">
            <text:p>16764</text:p>
          </table:table-cell>
          <table:table-cell table:style-name="ce8" office:value-type="float" office:value="17644" calcext:value-type="float">
            <text:p>17644</text:p>
          </table:table-cell>
          <table:table-cell table:style-name="ce10" table:formula="of:=IF([.I703]=&quot;/&quot;;[.C703];[.I703])" office:value-type="string" office:string-value="2017/08/24" calcext:value-type="string">
            <text:p>2017/08/24</text:p>
          </table:table-cell>
          <table:table-cell table:style-name="ce10" office:value-type="string" calcext:value-type="string">
            <text:p>2017/08/24</text:p>
          </table:table-cell>
          <table:table-cell table:style-name="ce10" table:formula="of:=IF([.E703]=&quot;null&quot;;&quot;null&quot;;[.I703])" office:value-type="string" office:string-value="2017/08/24" calcext:value-type="string">
            <text:p>2017/08/24</text:p>
          </table:table-cell>
          <table:table-cell table:style-name="ce8" office:value-type="string" calcext:value-type="string">
            <text:p>2017/08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1" calcext:value-type="float">
            <text:p>34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3];&quot;', &quot;;[.D703];&quot;, &quot;;[.E703];&quot;, '&quot;;[.G703];&quot;', &quot;;[.J703];&quot;, '&quot;;[.K703];&quot;', &quot;;[.L703];&quot;, &quot;;[.M703];&quot;);&quot;)" office:value-type="string" office:string-value="insert into etat_lieux (date_entree_etat_lieux, km_depart, km_arrive, date_sortie_etat_lieux, incident, type_incident, num_contrat_etat_lieux, code_type_etat_lieux_etat_lieux) Values ('2017/08/13', 16764, 17644, '2017/08/24', 0, '...', 341, 2);" calcext:value-type="string">
            <text:p>insert into etat_lieux (date_entree_etat_lieux, km_depart, km_arrive, date_sortie_etat_lieux, incident, type_incident, num_contrat_etat_lieux, code_type_etat_lieux_etat_lieux) Values ('2017/08/13', 16764, 17644, '2017/08/24', 0, '...', 341, 2);</text:p>
          </table:table-cell>
          <table:table-cell table:number-columns-repeated="1010"/>
        </table:table-row>
        <table:table-row table:style-name="ro4">
          <table:table-cell office:value-type="float" office:value="702" calcext:value-type="float">
            <text:p>702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string" calcext:value-type="string">
            <text:p>2017/08/13</text:p>
          </table:table-cell>
          <table:table-cell table:style-name="ce8" office:value-type="float" office:value="3138" calcext:value-type="float">
            <text:p>3138</text:p>
          </table:table-cell>
          <table:table-cell table:style-name="ce8" office:value-type="float" office:value="3359" calcext:value-type="float">
            <text:p>3359</text:p>
          </table:table-cell>
          <table:table-cell table:style-name="ce10" table:formula="of:=IF([.I704]=&quot;/&quot;;[.C704];[.I704])" office:value-type="string" office:string-value="2017/08/24" calcext:value-type="string">
            <text:p>2017/08/24</text:p>
          </table:table-cell>
          <table:table-cell table:style-name="ce10" office:value-type="string" calcext:value-type="string">
            <text:p>2017/08/24</text:p>
          </table:table-cell>
          <table:table-cell table:style-name="ce10" table:formula="of:=IF([.E704]=&quot;null&quot;;&quot;null&quot;;[.I704])" office:value-type="string" office:string-value="2017/08/24" calcext:value-type="string">
            <text:p>2017/08/24</text:p>
          </table:table-cell>
          <table:table-cell table:style-name="ce8" office:value-type="string" calcext:value-type="string">
            <text:p>2017/08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3" calcext:value-type="float">
            <text:p>34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4];&quot;', &quot;;[.D704];&quot;, &quot;;[.E704];&quot;, '&quot;;[.G704];&quot;', &quot;;[.J704];&quot;, '&quot;;[.K704];&quot;', &quot;;[.L704];&quot;, &quot;;[.M704];&quot;);&quot;)" office:value-type="string" office:string-value="insert into etat_lieux (date_entree_etat_lieux, km_depart, km_arrive, date_sortie_etat_lieux, incident, type_incident, num_contrat_etat_lieux, code_type_etat_lieux_etat_lieux) Values ('2017/08/13', 3138, 3359, '2017/08/24', 0, '...', 343, 2);" calcext:value-type="string">
            <text:p>insert into etat_lieux (date_entree_etat_lieux, km_depart, km_arrive, date_sortie_etat_lieux, incident, type_incident, num_contrat_etat_lieux, code_type_etat_lieux_etat_lieux) Values ('2017/08/13', 3138, 3359, '2017/08/24', 0, '...', 343, 2);</text:p>
          </table:table-cell>
          <table:table-cell table:number-columns-repeated="1010"/>
        </table:table-row>
        <table:table-row table:style-name="ro4">
          <table:table-cell office:value-type="float" office:value="703" calcext:value-type="float">
            <text:p>703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string" calcext:value-type="string">
            <text:p>2017/08/18</text:p>
          </table:table-cell>
          <table:table-cell table:style-name="ce8" office:value-type="float" office:value="20394" calcext:value-type="float">
            <text:p>20394</text:p>
          </table:table-cell>
          <table:table-cell table:style-name="ce8" office:value-type="float" office:value="21249" calcext:value-type="float">
            <text:p>21249</text:p>
          </table:table-cell>
          <table:table-cell table:style-name="ce10" table:formula="of:=IF([.I705]=&quot;/&quot;;[.C705];[.I705])" office:value-type="string" office:string-value="2017/08/24" calcext:value-type="string">
            <text:p>2017/08/24</text:p>
          </table:table-cell>
          <table:table-cell table:style-name="ce10" office:value-type="string" calcext:value-type="string">
            <text:p>2017/08/24</text:p>
          </table:table-cell>
          <table:table-cell table:style-name="ce10" table:formula="of:=IF([.E705]=&quot;null&quot;;&quot;null&quot;;[.I705])" office:value-type="string" office:string-value="2017/08/24" calcext:value-type="string">
            <text:p>2017/08/24</text:p>
          </table:table-cell>
          <table:table-cell table:style-name="ce8" office:value-type="string" calcext:value-type="string">
            <text:p>2017/08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8" calcext:value-type="float">
            <text:p>34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5];&quot;', &quot;;[.D705];&quot;, &quot;;[.E705];&quot;, '&quot;;[.G705];&quot;', &quot;;[.J705];&quot;, '&quot;;[.K705];&quot;', &quot;;[.L705];&quot;, &quot;;[.M705];&quot;);&quot;)" office:value-type="string" office:string-value="insert into etat_lieux (date_entree_etat_lieux, km_depart, km_arrive, date_sortie_etat_lieux, incident, type_incident, num_contrat_etat_lieux, code_type_etat_lieux_etat_lieux) Values ('2017/08/18', 20394, 21249, '2017/08/24', 0, '...', 348, 2);" calcext:value-type="string">
            <text:p>insert into etat_lieux (date_entree_etat_lieux, km_depart, km_arrive, date_sortie_etat_lieux, incident, type_incident, num_contrat_etat_lieux, code_type_etat_lieux_etat_lieux) Values ('2017/08/18', 20394, 21249, '2017/08/24', 0, '...', 348, 2);</text:p>
          </table:table-cell>
          <table:table-cell table:number-columns-repeated="1010"/>
        </table:table-row>
        <table:table-row table:style-name="ro4">
          <table:table-cell office:value-type="float" office:value="704" calcext:value-type="float">
            <text:p>704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2017/08/24</text:p>
          </table:table-cell>
          <table:table-cell table:style-name="ce5" office:value-type="float" office:value="14360" calcext:value-type="float">
            <text:p>1436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06]=&quot;/&quot;;[.C706];[.I706])" office:value-type="string" office:string-value="2017/08/24" calcext:value-type="string">
            <text:p>2017/08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06]=&quot;null&quot;;&quot;null&quot;;[.I70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0" calcext:value-type="float">
            <text:p>36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6];&quot;', &quot;;[.D706];&quot;, &quot;;[.E706];&quot;, '&quot;;[.G706];&quot;', &quot;;[.J706];&quot;, '&quot;;[.K706];&quot;', &quot;;[.L706];&quot;, &quot;;[.M706];&quot;);&quot;)" office:value-type="string" office:string-value="insert into etat_lieux (date_entree_etat_lieux, km_depart, km_arrive, date_sortie_etat_lieux, incident, type_incident, num_contrat_etat_lieux, code_type_etat_lieux_etat_lieux) Values ('2017/08/24', 14360, null, 'null', 0, '...', 360, 1);" calcext:value-type="string">
            <text:p>insert into etat_lieux (date_entree_etat_lieux, km_depart, km_arrive, date_sortie_etat_lieux, incident, type_incident, num_contrat_etat_lieux, code_type_etat_lieux_etat_lieux) Values ('2017/08/24', 14360, null, 'null', 0, '...', 360, 1);</text:p>
          </table:table-cell>
          <table:table-cell table:number-columns-repeated="1010"/>
        </table:table-row>
        <table:table-row table:style-name="ro4">
          <table:table-cell office:value-type="float" office:value="705" calcext:value-type="float">
            <text:p>705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string" calcext:value-type="string">
            <text:p>2017/08/24</text:p>
          </table:table-cell>
          <table:table-cell table:style-name="ce5" office:value-type="float" office:value="18531" calcext:value-type="float">
            <text:p>1853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07]=&quot;/&quot;;[.C707];[.I707])" office:value-type="string" office:string-value="2017/08/24" calcext:value-type="string">
            <text:p>2017/08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07]=&quot;null&quot;;&quot;null&quot;;[.I70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1" calcext:value-type="float">
            <text:p>36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7];&quot;', &quot;;[.D707];&quot;, &quot;;[.E707];&quot;, '&quot;;[.G707];&quot;', &quot;;[.J707];&quot;, '&quot;;[.K707];&quot;', &quot;;[.L707];&quot;, &quot;;[.M707];&quot;);&quot;)" office:value-type="string" office:string-value="insert into etat_lieux (date_entree_etat_lieux, km_depart, km_arrive, date_sortie_etat_lieux, incident, type_incident, num_contrat_etat_lieux, code_type_etat_lieux_etat_lieux) Values ('2017/08/24', 18531, null, 'null', 0, '...', 361, 1);" calcext:value-type="string">
            <text:p>insert into etat_lieux (date_entree_etat_lieux, km_depart, km_arrive, date_sortie_etat_lieux, incident, type_incident, num_contrat_etat_lieux, code_type_etat_lieux_etat_lieux) Values ('2017/08/24', 18531, null, 'null', 0, '...', 361, 1);</text:p>
          </table:table-cell>
          <table:table-cell table:number-columns-repeated="1010"/>
        </table:table-row>
        <table:table-row table:style-name="ro4">
          <table:table-cell office:value-type="float" office:value="706" calcext:value-type="float">
            <text:p>706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string" calcext:value-type="string">
            <text:p>2017/08/11</text:p>
          </table:table-cell>
          <table:table-cell table:style-name="ce8" office:value-type="float" office:value="23834" calcext:value-type="float">
            <text:p>23834</text:p>
          </table:table-cell>
          <table:table-cell table:style-name="ce8" office:value-type="float" office:value="24812" calcext:value-type="float">
            <text:p>24812</text:p>
          </table:table-cell>
          <table:table-cell table:style-name="ce10" table:formula="of:=IF([.I708]=&quot;/&quot;;[.C708];[.I708])" office:value-type="string" office:string-value="2017/08/26" calcext:value-type="string">
            <text:p>2017/08/26</text:p>
          </table:table-cell>
          <table:table-cell table:style-name="ce10" office:value-type="string" calcext:value-type="string">
            <text:p>2017/08/26</text:p>
          </table:table-cell>
          <table:table-cell table:style-name="ce10" table:formula="of:=IF([.E708]=&quot;null&quot;;&quot;null&quot;;[.I708])" office:value-type="string" office:string-value="2017/08/26" calcext:value-type="string">
            <text:p>2017/08/26</text:p>
          </table:table-cell>
          <table:table-cell table:style-name="ce8" office:value-type="string" calcext:value-type="string">
            <text:p>2017/08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39" calcext:value-type="float">
            <text:p>33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8];&quot;', &quot;;[.D708];&quot;, &quot;;[.E708];&quot;, '&quot;;[.G708];&quot;', &quot;;[.J708];&quot;, '&quot;;[.K708];&quot;', &quot;;[.L708];&quot;, &quot;;[.M708];&quot;);&quot;)" office:value-type="string" office:string-value="insert into etat_lieux (date_entree_etat_lieux, km_depart, km_arrive, date_sortie_etat_lieux, incident, type_incident, num_contrat_etat_lieux, code_type_etat_lieux_etat_lieux) Values ('2017/08/11', 23834, 24812, '2017/08/26', 0, '...', 339, 2);" calcext:value-type="string">
            <text:p>insert into etat_lieux (date_entree_etat_lieux, km_depart, km_arrive, date_sortie_etat_lieux, incident, type_incident, num_contrat_etat_lieux, code_type_etat_lieux_etat_lieux) Values ('2017/08/11', 23834, 24812, '2017/08/26', 0, '...', 339, 2);</text:p>
          </table:table-cell>
          <table:table-cell table:number-columns-repeated="1010"/>
        </table:table-row>
        <table:table-row table:style-name="ro4">
          <table:table-cell office:value-type="float" office:value="707" calcext:value-type="float">
            <text:p>70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string" calcext:value-type="string">
            <text:p>2017/08/13</text:p>
          </table:table-cell>
          <table:table-cell table:style-name="ce8" office:value-type="float" office:value="10489" calcext:value-type="float">
            <text:p>10489</text:p>
          </table:table-cell>
          <table:table-cell table:style-name="ce8" office:value-type="float" office:value="11102" calcext:value-type="float">
            <text:p>11102</text:p>
          </table:table-cell>
          <table:table-cell table:style-name="ce10" table:formula="of:=IF([.I709]=&quot;/&quot;;[.C709];[.I709])" office:value-type="string" office:string-value="2017/08/26" calcext:value-type="string">
            <text:p>2017/08/26</text:p>
          </table:table-cell>
          <table:table-cell table:style-name="ce10" office:value-type="string" calcext:value-type="string">
            <text:p>2017/08/26</text:p>
          </table:table-cell>
          <table:table-cell table:style-name="ce10" table:formula="of:=IF([.E709]=&quot;null&quot;;&quot;null&quot;;[.I709])" office:value-type="string" office:string-value="2017/08/26" calcext:value-type="string">
            <text:p>2017/08/26</text:p>
          </table:table-cell>
          <table:table-cell table:style-name="ce8" office:value-type="string" calcext:value-type="string">
            <text:p>2017/08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4" calcext:value-type="float">
            <text:p>34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09];&quot;', &quot;;[.D709];&quot;, &quot;;[.E709];&quot;, '&quot;;[.G709];&quot;', &quot;;[.J709];&quot;, '&quot;;[.K709];&quot;', &quot;;[.L709];&quot;, &quot;;[.M709];&quot;);&quot;)" office:value-type="string" office:string-value="insert into etat_lieux (date_entree_etat_lieux, km_depart, km_arrive, date_sortie_etat_lieux, incident, type_incident, num_contrat_etat_lieux, code_type_etat_lieux_etat_lieux) Values ('2017/08/13', 10489, 11102, '2017/08/26', 0, '...', 344, 2);" calcext:value-type="string">
            <text:p>insert into etat_lieux (date_entree_etat_lieux, km_depart, km_arrive, date_sortie_etat_lieux, incident, type_incident, num_contrat_etat_lieux, code_type_etat_lieux_etat_lieux) Values ('2017/08/13', 10489, 11102, '2017/08/26', 0, '...', 344, 2);</text:p>
          </table:table-cell>
          <table:table-cell table:number-columns-repeated="1010"/>
        </table:table-row>
        <table:table-row table:style-name="ro4">
          <table:table-cell office:value-type="float" office:value="708" calcext:value-type="float">
            <text:p>70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string" calcext:value-type="string">
            <text:p>2017/08/26</text:p>
          </table:table-cell>
          <table:table-cell table:style-name="ce5" office:value-type="float" office:value="27058" calcext:value-type="float">
            <text:p>2705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10]=&quot;/&quot;;[.C710];[.I710])" office:value-type="string" office:string-value="2017/08/26" calcext:value-type="string">
            <text:p>2017/08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10]=&quot;null&quot;;&quot;null&quot;;[.I71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2" calcext:value-type="float">
            <text:p>36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0];&quot;', &quot;;[.D710];&quot;, &quot;;[.E710];&quot;, '&quot;;[.G710];&quot;', &quot;;[.J710];&quot;, '&quot;;[.K710];&quot;', &quot;;[.L710];&quot;, &quot;;[.M710];&quot;);&quot;)" office:value-type="string" office:string-value="insert into etat_lieux (date_entree_etat_lieux, km_depart, km_arrive, date_sortie_etat_lieux, incident, type_incident, num_contrat_etat_lieux, code_type_etat_lieux_etat_lieux) Values ('2017/08/26', 27058, null, 'null', 0, '...', 362, 1);" calcext:value-type="string">
            <text:p>insert into etat_lieux (date_entree_etat_lieux, km_depart, km_arrive, date_sortie_etat_lieux, incident, type_incident, num_contrat_etat_lieux, code_type_etat_lieux_etat_lieux) Values ('2017/08/26', 27058, null, 'null', 0, '...', 362, 1);</text:p>
          </table:table-cell>
          <table:table-cell table:number-columns-repeated="1010"/>
        </table:table-row>
        <table:table-row table:style-name="ro4">
          <table:table-cell office:value-type="float" office:value="709" calcext:value-type="float">
            <text:p>709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string" calcext:value-type="string">
            <text:p>2017/08/13</text:p>
          </table:table-cell>
          <table:table-cell table:style-name="ce8" office:value-type="float" office:value="3297" calcext:value-type="float">
            <text:p>3297</text:p>
          </table:table-cell>
          <table:table-cell table:style-name="ce8" office:value-type="float" office:value="3888" calcext:value-type="float">
            <text:p>3888</text:p>
          </table:table-cell>
          <table:table-cell table:style-name="ce10" table:formula="of:=IF([.I711]=&quot;/&quot;;[.C711];[.I711])" office:value-type="string" office:string-value="2017/08/27" calcext:value-type="string">
            <text:p>2017/08/27</text:p>
          </table:table-cell>
          <table:table-cell table:style-name="ce10" office:value-type="string" calcext:value-type="string">
            <text:p>2017/08/27</text:p>
          </table:table-cell>
          <table:table-cell table:style-name="ce10" table:formula="of:=IF([.E711]=&quot;null&quot;;&quot;null&quot;;[.I711])" office:value-type="string" office:string-value="2017/08/27" calcext:value-type="string">
            <text:p>2017/08/27</text:p>
          </table:table-cell>
          <table:table-cell table:style-name="ce8" office:value-type="string" calcext:value-type="string">
            <text:p>2017/08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0" calcext:value-type="float">
            <text:p>34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1];&quot;', &quot;;[.D711];&quot;, &quot;;[.E711];&quot;, '&quot;;[.G711];&quot;', &quot;;[.J711];&quot;, '&quot;;[.K711];&quot;', &quot;;[.L711];&quot;, &quot;;[.M711];&quot;);&quot;)" office:value-type="string" office:string-value="insert into etat_lieux (date_entree_etat_lieux, km_depart, km_arrive, date_sortie_etat_lieux, incident, type_incident, num_contrat_etat_lieux, code_type_etat_lieux_etat_lieux) Values ('2017/08/13', 3297, 3888, '2017/08/27', 0, '...', 340, 2);" calcext:value-type="string">
            <text:p>insert into etat_lieux (date_entree_etat_lieux, km_depart, km_arrive, date_sortie_etat_lieux, incident, type_incident, num_contrat_etat_lieux, code_type_etat_lieux_etat_lieux) Values ('2017/08/13', 3297, 3888, '2017/08/27', 0, '...', 340, 2);</text:p>
          </table:table-cell>
          <table:table-cell table:number-columns-repeated="1010"/>
        </table:table-row>
        <table:table-row table:style-name="ro4">
          <table:table-cell office:value-type="float" office:value="710" calcext:value-type="float">
            <text:p>710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string" calcext:value-type="string">
            <text:p>2017/08/19</text:p>
          </table:table-cell>
          <table:table-cell table:style-name="ce8" office:value-type="float" office:value="25145" calcext:value-type="float">
            <text:p>25145</text:p>
          </table:table-cell>
          <table:table-cell table:style-name="ce8" office:value-type="float" office:value="26438" calcext:value-type="float">
            <text:p>26438</text:p>
          </table:table-cell>
          <table:table-cell table:style-name="ce10" table:formula="of:=IF([.I712]=&quot;/&quot;;[.C712];[.I712])" office:value-type="string" office:string-value="2017/08/27" calcext:value-type="string">
            <text:p>2017/08/27</text:p>
          </table:table-cell>
          <table:table-cell table:style-name="ce10" office:value-type="string" calcext:value-type="string">
            <text:p>2017/08/27</text:p>
          </table:table-cell>
          <table:table-cell table:style-name="ce10" table:formula="of:=IF([.E712]=&quot;null&quot;;&quot;null&quot;;[.I712])" office:value-type="string" office:string-value="2017/08/27" calcext:value-type="string">
            <text:p>2017/08/27</text:p>
          </table:table-cell>
          <table:table-cell table:style-name="ce8" office:value-type="string" calcext:value-type="string">
            <text:p>2017/08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9" calcext:value-type="float">
            <text:p>34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2];&quot;', &quot;;[.D712];&quot;, &quot;;[.E712];&quot;, '&quot;;[.G712];&quot;', &quot;;[.J712];&quot;, '&quot;;[.K712];&quot;', &quot;;[.L712];&quot;, &quot;;[.M712];&quot;);&quot;)" office:value-type="string" office:string-value="insert into etat_lieux (date_entree_etat_lieux, km_depart, km_arrive, date_sortie_etat_lieux, incident, type_incident, num_contrat_etat_lieux, code_type_etat_lieux_etat_lieux) Values ('2017/08/19', 25145, 26438, '2017/08/27', 0, '...', 349, 2);" calcext:value-type="string">
            <text:p>insert into etat_lieux (date_entree_etat_lieux, km_depart, km_arrive, date_sortie_etat_lieux, incident, type_incident, num_contrat_etat_lieux, code_type_etat_lieux_etat_lieux) Values ('2017/08/19', 25145, 26438, '2017/08/27', 0, '...', 349, 2);</text:p>
          </table:table-cell>
          <table:table-cell table:number-columns-repeated="1010"/>
        </table:table-row>
        <table:table-row table:style-name="ro4">
          <table:table-cell office:value-type="float" office:value="711" calcext:value-type="float">
            <text:p>711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string" calcext:value-type="string">
            <text:p>2017/08/19</text:p>
          </table:table-cell>
          <table:table-cell table:style-name="ce8" office:value-type="float" office:value="7843" calcext:value-type="float">
            <text:p>7843</text:p>
          </table:table-cell>
          <table:table-cell table:style-name="ce8" office:value-type="float" office:value="7947" calcext:value-type="float">
            <text:p>7947</text:p>
          </table:table-cell>
          <table:table-cell table:style-name="ce10" table:formula="of:=IF([.I713]=&quot;/&quot;;[.C713];[.I713])" office:value-type="string" office:string-value="2017/08/27" calcext:value-type="string">
            <text:p>2017/08/27</text:p>
          </table:table-cell>
          <table:table-cell table:style-name="ce10" office:value-type="string" calcext:value-type="string">
            <text:p>2017/08/27</text:p>
          </table:table-cell>
          <table:table-cell table:style-name="ce10" table:formula="of:=IF([.E713]=&quot;null&quot;;&quot;null&quot;;[.I713])" office:value-type="string" office:string-value="2017/08/27" calcext:value-type="string">
            <text:p>2017/08/27</text:p>
          </table:table-cell>
          <table:table-cell table:style-name="ce8" office:value-type="string" calcext:value-type="string">
            <text:p>2017/08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0" calcext:value-type="float">
            <text:p>35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3];&quot;', &quot;;[.D713];&quot;, &quot;;[.E713];&quot;, '&quot;;[.G713];&quot;', &quot;;[.J713];&quot;, '&quot;;[.K713];&quot;', &quot;;[.L713];&quot;, &quot;;[.M713];&quot;);&quot;)" office:value-type="string" office:string-value="insert into etat_lieux (date_entree_etat_lieux, km_depart, km_arrive, date_sortie_etat_lieux, incident, type_incident, num_contrat_etat_lieux, code_type_etat_lieux_etat_lieux) Values ('2017/08/19', 7843, 7947, '2017/08/27', 0, '...', 350, 2);" calcext:value-type="string">
            <text:p>insert into etat_lieux (date_entree_etat_lieux, km_depart, km_arrive, date_sortie_etat_lieux, incident, type_incident, num_contrat_etat_lieux, code_type_etat_lieux_etat_lieux) Values ('2017/08/19', 7843, 7947, '2017/08/27', 0, '...', 350, 2);</text:p>
          </table:table-cell>
          <table:table-cell table:number-columns-repeated="1010"/>
        </table:table-row>
        <table:table-row table:style-name="ro4">
          <table:table-cell office:value-type="float" office:value="712" calcext:value-type="float">
            <text:p>712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string" calcext:value-type="string">
            <text:p>2017/08/22</text:p>
          </table:table-cell>
          <table:table-cell table:style-name="ce8" office:value-type="float" office:value="6717" calcext:value-type="float">
            <text:p>6717</text:p>
          </table:table-cell>
          <table:table-cell table:style-name="ce8" office:value-type="float" office:value="6756" calcext:value-type="float">
            <text:p>6756</text:p>
          </table:table-cell>
          <table:table-cell table:style-name="ce10" table:formula="of:=IF([.I714]=&quot;/&quot;;[.C714];[.I714])" office:value-type="string" office:string-value="2017/08/27" calcext:value-type="string">
            <text:p>2017/08/27</text:p>
          </table:table-cell>
          <table:table-cell table:style-name="ce10" office:value-type="string" calcext:value-type="string">
            <text:p>2017/08/27</text:p>
          </table:table-cell>
          <table:table-cell table:style-name="ce10" table:formula="of:=IF([.E714]=&quot;null&quot;;&quot;null&quot;;[.I714])" office:value-type="string" office:string-value="2017/08/27" calcext:value-type="string">
            <text:p>2017/08/27</text:p>
          </table:table-cell>
          <table:table-cell table:style-name="ce8" office:value-type="string" calcext:value-type="string">
            <text:p>2017/08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7" calcext:value-type="float">
            <text:p>35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4];&quot;', &quot;;[.D714];&quot;, &quot;;[.E714];&quot;, '&quot;;[.G714];&quot;', &quot;;[.J714];&quot;, '&quot;;[.K714];&quot;', &quot;;[.L714];&quot;, &quot;;[.M714];&quot;);&quot;)" office:value-type="string" office:string-value="insert into etat_lieux (date_entree_etat_lieux, km_depart, km_arrive, date_sortie_etat_lieux, incident, type_incident, num_contrat_etat_lieux, code_type_etat_lieux_etat_lieux) Values ('2017/08/22', 6717, 6756, '2017/08/27', 0, '...', 357, 2);" calcext:value-type="string">
            <text:p>insert into etat_lieux (date_entree_etat_lieux, km_depart, km_arrive, date_sortie_etat_lieux, incident, type_incident, num_contrat_etat_lieux, code_type_etat_lieux_etat_lieux) Values ('2017/08/22', 6717, 6756, '2017/08/27', 0, '...', 357, 2);</text:p>
          </table:table-cell>
          <table:table-cell table:number-columns-repeated="1010"/>
        </table:table-row>
        <table:table-row table:style-name="ro4">
          <table:table-cell office:value-type="float" office:value="713" calcext:value-type="float">
            <text:p>713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string" calcext:value-type="string">
            <text:p>2017/08/27</text:p>
          </table:table-cell>
          <table:table-cell table:style-name="ce5" office:value-type="float" office:value="23575" calcext:value-type="float">
            <text:p>235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15]=&quot;/&quot;;[.C715];[.I715])" office:value-type="string" office:string-value="2017/08/27" calcext:value-type="string">
            <text:p>2017/08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15]=&quot;null&quot;;&quot;null&quot;;[.I71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3" calcext:value-type="float">
            <text:p>36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5];&quot;', &quot;;[.D715];&quot;, &quot;;[.E715];&quot;, '&quot;;[.G715];&quot;', &quot;;[.J715];&quot;, '&quot;;[.K715];&quot;', &quot;;[.L715];&quot;, &quot;;[.M715];&quot;);&quot;)" office:value-type="string" office:string-value="insert into etat_lieux (date_entree_etat_lieux, km_depart, km_arrive, date_sortie_etat_lieux, incident, type_incident, num_contrat_etat_lieux, code_type_etat_lieux_etat_lieux) Values ('2017/08/27', 23575, null, 'null', 0, '...', 363, 1);" calcext:value-type="string">
            <text:p>insert into etat_lieux (date_entree_etat_lieux, km_depart, km_arrive, date_sortie_etat_lieux, incident, type_incident, num_contrat_etat_lieux, code_type_etat_lieux_etat_lieux) Values ('2017/08/27', 23575, null, 'null', 0, '...', 363, 1);</text:p>
          </table:table-cell>
          <table:table-cell table:number-columns-repeated="1010"/>
        </table:table-row>
        <table:table-row table:style-name="ro4">
          <table:table-cell office:value-type="float" office:value="714" calcext:value-type="float">
            <text:p>714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string" calcext:value-type="string">
            <text:p>2017/08/27</text:p>
          </table:table-cell>
          <table:table-cell table:style-name="ce5" office:value-type="float" office:value="22772" calcext:value-type="float">
            <text:p>2277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16]=&quot;/&quot;;[.C716];[.I716])" office:value-type="string" office:string-value="2017/08/27" calcext:value-type="string">
            <text:p>2017/08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16]=&quot;null&quot;;&quot;null&quot;;[.I71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4" calcext:value-type="float">
            <text:p>36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6];&quot;', &quot;;[.D716];&quot;, &quot;;[.E716];&quot;, '&quot;;[.G716];&quot;', &quot;;[.J716];&quot;, '&quot;;[.K716];&quot;', &quot;;[.L716];&quot;, &quot;;[.M716];&quot;);&quot;)" office:value-type="string" office:string-value="insert into etat_lieux (date_entree_etat_lieux, km_depart, km_arrive, date_sortie_etat_lieux, incident, type_incident, num_contrat_etat_lieux, code_type_etat_lieux_etat_lieux) Values ('2017/08/27', 22772, null, 'null', 0, '...', 364, 1);" calcext:value-type="string">
            <text:p>insert into etat_lieux (date_entree_etat_lieux, km_depart, km_arrive, date_sortie_etat_lieux, incident, type_incident, num_contrat_etat_lieux, code_type_etat_lieux_etat_lieux) Values ('2017/08/27', 22772, null, 'null', 0, '...', 364, 1);</text:p>
          </table:table-cell>
          <table:table-cell table:number-columns-repeated="1010"/>
        </table:table-row>
        <table:table-row table:style-name="ro4">
          <table:table-cell office:value-type="float" office:value="715" calcext:value-type="float">
            <text:p>71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string" calcext:value-type="string">
            <text:p>2017/08/16</text:p>
          </table:table-cell>
          <table:table-cell table:style-name="ce8" office:value-type="float" office:value="14883" calcext:value-type="float">
            <text:p>14883</text:p>
          </table:table-cell>
          <table:table-cell table:style-name="ce8" office:value-type="float" office:value="15876" calcext:value-type="float">
            <text:p>15876</text:p>
          </table:table-cell>
          <table:table-cell table:style-name="ce10" table:formula="of:=IF([.I717]=&quot;/&quot;;[.C717];[.I717])" office:value-type="string" office:string-value="2017/08/29" calcext:value-type="string">
            <text:p>2017/08/29</text:p>
          </table:table-cell>
          <table:table-cell table:style-name="ce10" office:value-type="string" calcext:value-type="string">
            <text:p>2017/08/29</text:p>
          </table:table-cell>
          <table:table-cell table:style-name="ce10" table:formula="of:=IF([.E717]=&quot;null&quot;;&quot;null&quot;;[.I717])" office:value-type="string" office:string-value="2017/08/29" calcext:value-type="string">
            <text:p>2017/08/29</text:p>
          </table:table-cell>
          <table:table-cell table:style-name="ce8" office:value-type="string" calcext:value-type="string">
            <text:p>2017/08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46" calcext:value-type="float">
            <text:p>34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7];&quot;', &quot;;[.D717];&quot;, &quot;;[.E717];&quot;, '&quot;;[.G717];&quot;', &quot;;[.J717];&quot;, '&quot;;[.K717];&quot;', &quot;;[.L717];&quot;, &quot;;[.M717];&quot;);&quot;)" office:value-type="string" office:string-value="insert into etat_lieux (date_entree_etat_lieux, km_depart, km_arrive, date_sortie_etat_lieux, incident, type_incident, num_contrat_etat_lieux, code_type_etat_lieux_etat_lieux) Values ('2017/08/16', 14883, 15876, '2017/08/29', 0, '...', 346, 2);" calcext:value-type="string">
            <text:p>insert into etat_lieux (date_entree_etat_lieux, km_depart, km_arrive, date_sortie_etat_lieux, incident, type_incident, num_contrat_etat_lieux, code_type_etat_lieux_etat_lieux) Values ('2017/08/16', 14883, 15876, '2017/08/29', 0, '...', 346, 2);</text:p>
          </table:table-cell>
          <table:table-cell table:number-columns-repeated="1010"/>
        </table:table-row>
        <table:table-row table:style-name="ro4">
          <table:table-cell office:value-type="float" office:value="716" calcext:value-type="float">
            <text:p>71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string" calcext:value-type="string">
            <text:p>2017/08/21</text:p>
          </table:table-cell>
          <table:table-cell table:style-name="ce8" office:value-type="float" office:value="17495" calcext:value-type="float">
            <text:p>17495</text:p>
          </table:table-cell>
          <table:table-cell table:style-name="ce8" office:value-type="float" office:value="18779" calcext:value-type="float">
            <text:p>18779</text:p>
          </table:table-cell>
          <table:table-cell table:style-name="ce10" table:formula="of:=IF([.I718]=&quot;/&quot;;[.C718];[.I718])" office:value-type="string" office:string-value="2017/08/29" calcext:value-type="string">
            <text:p>2017/08/29</text:p>
          </table:table-cell>
          <table:table-cell table:style-name="ce10" office:value-type="string" calcext:value-type="string">
            <text:p>2017/08/29</text:p>
          </table:table-cell>
          <table:table-cell table:style-name="ce10" table:formula="of:=IF([.E718]=&quot;null&quot;;&quot;null&quot;;[.I718])" office:value-type="string" office:string-value="2017/08/29" calcext:value-type="string">
            <text:p>2017/08/29</text:p>
          </table:table-cell>
          <table:table-cell table:style-name="ce8" office:value-type="string" calcext:value-type="string">
            <text:p>2017/08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5" calcext:value-type="float">
            <text:p>35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8];&quot;', &quot;;[.D718];&quot;, &quot;;[.E718];&quot;, '&quot;;[.G718];&quot;', &quot;;[.J718];&quot;, '&quot;;[.K718];&quot;', &quot;;[.L718];&quot;, &quot;;[.M718];&quot;);&quot;)" office:value-type="string" office:string-value="insert into etat_lieux (date_entree_etat_lieux, km_depart, km_arrive, date_sortie_etat_lieux, incident, type_incident, num_contrat_etat_lieux, code_type_etat_lieux_etat_lieux) Values ('2017/08/21', 17495, 18779, '2017/08/29', 0, '...', 355, 2);" calcext:value-type="string">
            <text:p>insert into etat_lieux (date_entree_etat_lieux, km_depart, km_arrive, date_sortie_etat_lieux, incident, type_incident, num_contrat_etat_lieux, code_type_etat_lieux_etat_lieux) Values ('2017/08/21', 17495, 18779, '2017/08/29', 0, '...', 355, 2);</text:p>
          </table:table-cell>
          <table:table-cell table:number-columns-repeated="1010"/>
        </table:table-row>
        <table:table-row table:style-name="ro4">
          <table:table-cell office:value-type="float" office:value="717" calcext:value-type="float">
            <text:p>717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string" calcext:value-type="string">
            <text:p>2017/08/29</text:p>
          </table:table-cell>
          <table:table-cell table:style-name="ce5" office:value-type="float" office:value="11378" calcext:value-type="float">
            <text:p>113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19]=&quot;/&quot;;[.C719];[.I719])" office:value-type="string" office:string-value="2017/08/29" calcext:value-type="string">
            <text:p>2017/08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19]=&quot;null&quot;;&quot;null&quot;;[.I71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5" calcext:value-type="float">
            <text:p>36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19];&quot;', &quot;;[.D719];&quot;, &quot;;[.E719];&quot;, '&quot;;[.G719];&quot;', &quot;;[.J719];&quot;, '&quot;;[.K719];&quot;', &quot;;[.L719];&quot;, &quot;;[.M719];&quot;);&quot;)" office:value-type="string" office:string-value="insert into etat_lieux (date_entree_etat_lieux, km_depart, km_arrive, date_sortie_etat_lieux, incident, type_incident, num_contrat_etat_lieux, code_type_etat_lieux_etat_lieux) Values ('2017/08/29', 11378, null, 'null', 0, '...', 365, 1);" calcext:value-type="string">
            <text:p>insert into etat_lieux (date_entree_etat_lieux, km_depart, km_arrive, date_sortie_etat_lieux, incident, type_incident, num_contrat_etat_lieux, code_type_etat_lieux_etat_lieux) Values ('2017/08/29', 11378, null, 'null', 0, '...', 365, 1);</text:p>
          </table:table-cell>
          <table:table-cell table:number-columns-repeated="1010"/>
        </table:table-row>
        <table:table-row table:style-name="ro4">
          <table:table-cell office:value-type="float" office:value="718" calcext:value-type="float">
            <text:p>718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string" calcext:value-type="string">
            <text:p>2017/08/30</text:p>
          </table:table-cell>
          <table:table-cell table:style-name="ce5" office:value-type="float" office:value="2738" calcext:value-type="float">
            <text:p>273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20]=&quot;/&quot;;[.C720];[.I720])" office:value-type="string" office:string-value="2017/08/30" calcext:value-type="string">
            <text:p>2017/08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20]=&quot;null&quot;;&quot;null&quot;;[.I72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6" calcext:value-type="float">
            <text:p>36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0];&quot;', &quot;;[.D720];&quot;, &quot;;[.E720];&quot;, '&quot;;[.G720];&quot;', &quot;;[.J720];&quot;, '&quot;;[.K720];&quot;', &quot;;[.L720];&quot;, &quot;;[.M720];&quot;);&quot;)" office:value-type="string" office:string-value="insert into etat_lieux (date_entree_etat_lieux, km_depart, km_arrive, date_sortie_etat_lieux, incident, type_incident, num_contrat_etat_lieux, code_type_etat_lieux_etat_lieux) Values ('2017/08/30', 2738, null, 'null', 0, '...', 366, 1);" calcext:value-type="string">
            <text:p>insert into etat_lieux (date_entree_etat_lieux, km_depart, km_arrive, date_sortie_etat_lieux, incident, type_incident, num_contrat_etat_lieux, code_type_etat_lieux_etat_lieux) Values ('2017/08/30', 2738, null, 'null', 0, '...', 366, 1);</text:p>
          </table:table-cell>
          <table:table-cell table:number-columns-repeated="1010"/>
        </table:table-row>
        <table:table-row table:style-name="ro4">
          <table:table-cell office:value-type="float" office:value="719" calcext:value-type="float">
            <text:p>719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string" calcext:value-type="string">
            <text:p>2017/08/19</text:p>
          </table:table-cell>
          <table:table-cell table:style-name="ce8" office:value-type="float" office:value="6253" calcext:value-type="float">
            <text:p>6253</text:p>
          </table:table-cell>
          <table:table-cell table:style-name="ce8" office:value-type="float" office:value="6354" calcext:value-type="float">
            <text:p>6354</text:p>
          </table:table-cell>
          <table:table-cell table:style-name="ce10" table:formula="of:=IF([.I721]=&quot;/&quot;;[.C721];[.I721])" office:value-type="string" office:string-value="2017/08/31" calcext:value-type="string">
            <text:p>2017/08/31</text:p>
          </table:table-cell>
          <table:table-cell table:style-name="ce10" office:value-type="string" calcext:value-type="string">
            <text:p>2017/08/31</text:p>
          </table:table-cell>
          <table:table-cell table:style-name="ce10" table:formula="of:=IF([.E721]=&quot;null&quot;;&quot;null&quot;;[.I721])" office:value-type="string" office:string-value="2017/08/31" calcext:value-type="string">
            <text:p>2017/08/31</text:p>
          </table:table-cell>
          <table:table-cell table:style-name="ce8" office:value-type="string" calcext:value-type="string">
            <text:p>2017/08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1" calcext:value-type="float">
            <text:p>35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1];&quot;', &quot;;[.D721];&quot;, &quot;;[.E721];&quot;, '&quot;;[.G721];&quot;', &quot;;[.J721];&quot;, '&quot;;[.K721];&quot;', &quot;;[.L721];&quot;, &quot;;[.M721];&quot;);&quot;)" office:value-type="string" office:string-value="insert into etat_lieux (date_entree_etat_lieux, km_depart, km_arrive, date_sortie_etat_lieux, incident, type_incident, num_contrat_etat_lieux, code_type_etat_lieux_etat_lieux) Values ('2017/08/19', 6253, 6354, '2017/08/31', 0, '...', 351, 2);" calcext:value-type="string">
            <text:p>insert into etat_lieux (date_entree_etat_lieux, km_depart, km_arrive, date_sortie_etat_lieux, incident, type_incident, num_contrat_etat_lieux, code_type_etat_lieux_etat_lieux) Values ('2017/08/19', 6253, 6354, '2017/08/31', 0, '...', 351, 2);</text:p>
          </table:table-cell>
          <table:table-cell table:number-columns-repeated="1010"/>
        </table:table-row>
        <table:table-row table:style-name="ro4">
          <table:table-cell office:value-type="float" office:value="720" calcext:value-type="float">
            <text:p>720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string" calcext:value-type="string">
            <text:p>2017/08/23</text:p>
          </table:table-cell>
          <table:table-cell table:style-name="ce8" office:value-type="float" office:value="12919" calcext:value-type="float">
            <text:p>12919</text:p>
          </table:table-cell>
          <table:table-cell table:style-name="ce8" office:value-type="float" office:value="13937" calcext:value-type="float">
            <text:p>13937</text:p>
          </table:table-cell>
          <table:table-cell table:style-name="ce10" table:formula="of:=IF([.I722]=&quot;/&quot;;[.C722];[.I722])" office:value-type="string" office:string-value="2017/08/31" calcext:value-type="string">
            <text:p>2017/08/31</text:p>
          </table:table-cell>
          <table:table-cell table:style-name="ce10" office:value-type="string" calcext:value-type="string">
            <text:p>2017/08/31</text:p>
          </table:table-cell>
          <table:table-cell table:style-name="ce10" table:formula="of:=IF([.E722]=&quot;null&quot;;&quot;null&quot;;[.I722])" office:value-type="string" office:string-value="2017/08/31" calcext:value-type="string">
            <text:p>2017/08/31</text:p>
          </table:table-cell>
          <table:table-cell table:style-name="ce8" office:value-type="string" calcext:value-type="string">
            <text:p>2017/08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9" calcext:value-type="float">
            <text:p>35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2];&quot;', &quot;;[.D722];&quot;, &quot;;[.E722];&quot;, '&quot;;[.G722];&quot;', &quot;;[.J722];&quot;, '&quot;;[.K722];&quot;', &quot;;[.L722];&quot;, &quot;;[.M722];&quot;);&quot;)" office:value-type="string" office:string-value="insert into etat_lieux (date_entree_etat_lieux, km_depart, km_arrive, date_sortie_etat_lieux, incident, type_incident, num_contrat_etat_lieux, code_type_etat_lieux_etat_lieux) Values ('2017/08/23', 12919, 13937, '2017/08/31', 0, '...', 359, 2);" calcext:value-type="string">
            <text:p>insert into etat_lieux (date_entree_etat_lieux, km_depart, km_arrive, date_sortie_etat_lieux, incident, type_incident, num_contrat_etat_lieux, code_type_etat_lieux_etat_lieux) Values ('2017/08/23', 12919, 13937, '2017/08/31', 0, '...', 359, 2);</text:p>
          </table:table-cell>
          <table:table-cell table:number-columns-repeated="1010"/>
        </table:table-row>
        <table:table-row table:style-name="ro4">
          <table:table-cell office:value-type="float" office:value="721" calcext:value-type="float">
            <text:p>721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string" calcext:value-type="string">
            <text:p>2017/08/26</text:p>
          </table:table-cell>
          <table:table-cell table:style-name="ce8" office:value-type="float" office:value="27058" calcext:value-type="float">
            <text:p>27058</text:p>
          </table:table-cell>
          <table:table-cell table:style-name="ce8" office:value-type="float" office:value="27253" calcext:value-type="float">
            <text:p>27253</text:p>
          </table:table-cell>
          <table:table-cell table:style-name="ce10" table:formula="of:=IF([.I723]=&quot;/&quot;;[.C723];[.I723])" office:value-type="string" office:string-value="2017/08/31" calcext:value-type="string">
            <text:p>2017/08/31</text:p>
          </table:table-cell>
          <table:table-cell table:style-name="ce10" office:value-type="string" calcext:value-type="string">
            <text:p>2017/08/31</text:p>
          </table:table-cell>
          <table:table-cell table:style-name="ce10" table:formula="of:=IF([.E723]=&quot;null&quot;;&quot;null&quot;;[.I723])" office:value-type="string" office:string-value="2017/08/31" calcext:value-type="string">
            <text:p>2017/08/31</text:p>
          </table:table-cell>
          <table:table-cell table:style-name="ce8" office:value-type="string" calcext:value-type="string">
            <text:p>2017/08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2" calcext:value-type="float">
            <text:p>36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3];&quot;', &quot;;[.D723];&quot;, &quot;;[.E723];&quot;, '&quot;;[.G723];&quot;', &quot;;[.J723];&quot;, '&quot;;[.K723];&quot;', &quot;;[.L723];&quot;, &quot;;[.M723];&quot;);&quot;)" office:value-type="string" office:string-value="insert into etat_lieux (date_entree_etat_lieux, km_depart, km_arrive, date_sortie_etat_lieux, incident, type_incident, num_contrat_etat_lieux, code_type_etat_lieux_etat_lieux) Values ('2017/08/26', 27058, 27253, '2017/08/31', 0, '...', 362, 2);" calcext:value-type="string">
            <text:p>insert into etat_lieux (date_entree_etat_lieux, km_depart, km_arrive, date_sortie_etat_lieux, incident, type_incident, num_contrat_etat_lieux, code_type_etat_lieux_etat_lieux) Values ('2017/08/26', 27058, 27253, '2017/08/31', 0, '...', 362, 2);</text:p>
          </table:table-cell>
          <table:table-cell table:number-columns-repeated="1010"/>
        </table:table-row>
        <table:table-row table:style-name="ro4">
          <table:table-cell office:value-type="float" office:value="722" calcext:value-type="float">
            <text:p>722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string" calcext:value-type="string">
            <text:p>2017/08/31</text:p>
          </table:table-cell>
          <table:table-cell table:style-name="ce5" office:value-type="float" office:value="20179" calcext:value-type="float">
            <text:p>2017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24]=&quot;/&quot;;[.C724];[.I724])" office:value-type="string" office:string-value="2017/08/31" calcext:value-type="string">
            <text:p>2017/08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24]=&quot;null&quot;;&quot;null&quot;;[.I72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7" calcext:value-type="float">
            <text:p>36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4];&quot;', &quot;;[.D724];&quot;, &quot;;[.E724];&quot;, '&quot;;[.G724];&quot;', &quot;;[.J724];&quot;, '&quot;;[.K724];&quot;', &quot;;[.L724];&quot;, &quot;;[.M724];&quot;);&quot;)" office:value-type="string" office:string-value="insert into etat_lieux (date_entree_etat_lieux, km_depart, km_arrive, date_sortie_etat_lieux, incident, type_incident, num_contrat_etat_lieux, code_type_etat_lieux_etat_lieux) Values ('2017/08/31', 20179, null, 'null', 0, '...', 367, 1);" calcext:value-type="string">
            <text:p>insert into etat_lieux (date_entree_etat_lieux, km_depart, km_arrive, date_sortie_etat_lieux, incident, type_incident, num_contrat_etat_lieux, code_type_etat_lieux_etat_lieux) Values ('2017/08/31', 20179, null, 'null', 0, '...', 367, 1);</text:p>
          </table:table-cell>
          <table:table-cell table:number-columns-repeated="1010"/>
        </table:table-row>
        <table:table-row table:style-name="ro4">
          <table:table-cell office:value-type="float" office:value="723" calcext:value-type="float">
            <text:p>723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string" calcext:value-type="string">
            <text:p>2017/09/01</text:p>
          </table:table-cell>
          <table:table-cell table:style-name="ce5" office:value-type="float" office:value="18165" calcext:value-type="float">
            <text:p>1816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25]=&quot;/&quot;;[.C725];[.I725])" office:value-type="string" office:string-value="2017/09/01" calcext:value-type="string">
            <text:p>2017/09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25]=&quot;null&quot;;&quot;null&quot;;[.I72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8" calcext:value-type="float">
            <text:p>36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5];&quot;', &quot;;[.D725];&quot;, &quot;;[.E725];&quot;, '&quot;;[.G725];&quot;', &quot;;[.J725];&quot;, '&quot;;[.K725];&quot;', &quot;;[.L725];&quot;, &quot;;[.M725];&quot;);&quot;)" office:value-type="string" office:string-value="insert into etat_lieux (date_entree_etat_lieux, km_depart, km_arrive, date_sortie_etat_lieux, incident, type_incident, num_contrat_etat_lieux, code_type_etat_lieux_etat_lieux) Values ('2017/09/01', 18165, null, 'null', 0, '...', 368, 1);" calcext:value-type="string">
            <text:p>insert into etat_lieux (date_entree_etat_lieux, km_depart, km_arrive, date_sortie_etat_lieux, incident, type_incident, num_contrat_etat_lieux, code_type_etat_lieux_etat_lieux) Values ('2017/09/01', 18165, null, 'null', 0, '...', 368, 1);</text:p>
          </table:table-cell>
          <table:table-cell table:number-columns-repeated="1010"/>
        </table:table-row>
        <table:table-row table:style-name="ro4">
          <table:table-cell office:value-type="float" office:value="724" calcext:value-type="float">
            <text:p>724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string" calcext:value-type="string">
            <text:p>2017/08/20</text:p>
          </table:table-cell>
          <table:table-cell table:style-name="ce8" office:value-type="float" office:value="6376" calcext:value-type="float">
            <text:p>6376</text:p>
          </table:table-cell>
          <table:table-cell table:style-name="ce8" office:value-type="float" office:value="6837" calcext:value-type="float">
            <text:p>6837</text:p>
          </table:table-cell>
          <table:table-cell table:style-name="ce10" table:formula="of:=IF([.I726]=&quot;/&quot;;[.C726];[.I726])" office:value-type="string" office:string-value="2017/09/02" calcext:value-type="string">
            <text:p>2017/09/02</text:p>
          </table:table-cell>
          <table:table-cell table:style-name="ce10" office:value-type="string" calcext:value-type="string">
            <text:p>2017/09/02</text:p>
          </table:table-cell>
          <table:table-cell table:style-name="ce10" table:formula="of:=IF([.E726]=&quot;null&quot;;&quot;null&quot;;[.I726])" office:value-type="string" office:string-value="2017/09/02" calcext:value-type="string">
            <text:p>2017/09/02</text:p>
          </table:table-cell>
          <table:table-cell table:style-name="ce8" office:value-type="string" calcext:value-type="string">
            <text:p>2017/09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2" calcext:value-type="float">
            <text:p>35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6];&quot;', &quot;;[.D726];&quot;, &quot;;[.E726];&quot;, '&quot;;[.G726];&quot;', &quot;;[.J726];&quot;, '&quot;;[.K726];&quot;', &quot;;[.L726];&quot;, &quot;;[.M726];&quot;);&quot;)" office:value-type="string" office:string-value="insert into etat_lieux (date_entree_etat_lieux, km_depart, km_arrive, date_sortie_etat_lieux, incident, type_incident, num_contrat_etat_lieux, code_type_etat_lieux_etat_lieux) Values ('2017/08/20', 6376, 6837, '2017/09/02', 0, '...', 352, 2);" calcext:value-type="string">
            <text:p>insert into etat_lieux (date_entree_etat_lieux, km_depart, km_arrive, date_sortie_etat_lieux, incident, type_incident, num_contrat_etat_lieux, code_type_etat_lieux_etat_lieux) Values ('2017/08/20', 6376, 6837, '2017/09/02', 0, '...', 352, 2);</text:p>
          </table:table-cell>
          <table:table-cell table:number-columns-repeated="1010"/>
        </table:table-row>
        <table:table-row table:style-name="ro4">
          <table:table-cell office:value-type="float" office:value="725" calcext:value-type="float">
            <text:p>725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2017/08/24</text:p>
          </table:table-cell>
          <table:table-cell table:style-name="ce8" office:value-type="float" office:value="14360" calcext:value-type="float">
            <text:p>14360</text:p>
          </table:table-cell>
          <table:table-cell table:style-name="ce8" office:value-type="float" office:value="14826" calcext:value-type="float">
            <text:p>14826</text:p>
          </table:table-cell>
          <table:table-cell table:style-name="ce10" table:formula="of:=IF([.I727]=&quot;/&quot;;[.C727];[.I727])" office:value-type="string" office:string-value="2017/09/02" calcext:value-type="string">
            <text:p>2017/09/02</text:p>
          </table:table-cell>
          <table:table-cell table:style-name="ce10" office:value-type="string" calcext:value-type="string">
            <text:p>2017/09/02</text:p>
          </table:table-cell>
          <table:table-cell table:style-name="ce10" table:formula="of:=IF([.E727]=&quot;null&quot;;&quot;null&quot;;[.I727])" office:value-type="string" office:string-value="2017/09/02" calcext:value-type="string">
            <text:p>2017/09/02</text:p>
          </table:table-cell>
          <table:table-cell table:style-name="ce8" office:value-type="string" calcext:value-type="string">
            <text:p>2017/09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0" calcext:value-type="float">
            <text:p>36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7];&quot;', &quot;;[.D727];&quot;, &quot;;[.E727];&quot;, '&quot;;[.G727];&quot;', &quot;;[.J727];&quot;, '&quot;;[.K727];&quot;', &quot;;[.L727];&quot;, &quot;;[.M727];&quot;);&quot;)" office:value-type="string" office:string-value="insert into etat_lieux (date_entree_etat_lieux, km_depart, km_arrive, date_sortie_etat_lieux, incident, type_incident, num_contrat_etat_lieux, code_type_etat_lieux_etat_lieux) Values ('2017/08/24', 14360, 14826, '2017/09/02', 0, '...', 360, 2);" calcext:value-type="string">
            <text:p>insert into etat_lieux (date_entree_etat_lieux, km_depart, km_arrive, date_sortie_etat_lieux, incident, type_incident, num_contrat_etat_lieux, code_type_etat_lieux_etat_lieux) Values ('2017/08/24', 14360, 14826, '2017/09/02', 0, '...', 360, 2);</text:p>
          </table:table-cell>
          <table:table-cell table:number-columns-repeated="1010"/>
        </table:table-row>
        <table:table-row table:style-name="ro4">
          <table:table-cell office:value-type="float" office:value="726" calcext:value-type="float">
            <text:p>72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string" calcext:value-type="string">
            <text:p>2017/09/02</text:p>
          </table:table-cell>
          <table:table-cell table:style-name="ce5" office:value-type="float" office:value="3628" calcext:value-type="float">
            <text:p>362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28]=&quot;/&quot;;[.C728];[.I728])" office:value-type="string" office:string-value="2017/09/02" calcext:value-type="string">
            <text:p>2017/09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28]=&quot;null&quot;;&quot;null&quot;;[.I72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69" calcext:value-type="float">
            <text:p>36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8];&quot;', &quot;;[.D728];&quot;, &quot;;[.E728];&quot;, '&quot;;[.G728];&quot;', &quot;;[.J728];&quot;, '&quot;;[.K728];&quot;', &quot;;[.L728];&quot;, &quot;;[.M728];&quot;);&quot;)" office:value-type="string" office:string-value="insert into etat_lieux (date_entree_etat_lieux, km_depart, km_arrive, date_sortie_etat_lieux, incident, type_incident, num_contrat_etat_lieux, code_type_etat_lieux_etat_lieux) Values ('2017/09/02', 3628, null, 'null', 0, '...', 369, 1);" calcext:value-type="string">
            <text:p>insert into etat_lieux (date_entree_etat_lieux, km_depart, km_arrive, date_sortie_etat_lieux, incident, type_incident, num_contrat_etat_lieux, code_type_etat_lieux_etat_lieux) Values ('2017/09/02', 3628, null, 'null', 0, '...', 369, 1);</text:p>
          </table:table-cell>
          <table:table-cell table:number-columns-repeated="1010"/>
        </table:table-row>
        <table:table-row table:style-name="ro4">
          <table:table-cell office:value-type="float" office:value="727" calcext:value-type="float">
            <text:p>727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string" calcext:value-type="string">
            <text:p>2017/09/02</text:p>
          </table:table-cell>
          <table:table-cell table:style-name="ce5" office:value-type="float" office:value="21450" calcext:value-type="float">
            <text:p>2145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29]=&quot;/&quot;;[.C729];[.I729])" office:value-type="string" office:string-value="2017/09/02" calcext:value-type="string">
            <text:p>2017/09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29]=&quot;null&quot;;&quot;null&quot;;[.I72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0" calcext:value-type="float">
            <text:p>37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29];&quot;', &quot;;[.D729];&quot;, &quot;;[.E729];&quot;, '&quot;;[.G729];&quot;', &quot;;[.J729];&quot;, '&quot;;[.K729];&quot;', &quot;;[.L729];&quot;, &quot;;[.M729];&quot;);&quot;)" office:value-type="string" office:string-value="insert into etat_lieux (date_entree_etat_lieux, km_depart, km_arrive, date_sortie_etat_lieux, incident, type_incident, num_contrat_etat_lieux, code_type_etat_lieux_etat_lieux) Values ('2017/09/02', 21450, null, 'null', 0, '...', 370, 1);" calcext:value-type="string">
            <text:p>insert into etat_lieux (date_entree_etat_lieux, km_depart, km_arrive, date_sortie_etat_lieux, incident, type_incident, num_contrat_etat_lieux, code_type_etat_lieux_etat_lieux) Values ('2017/09/02', 21450, null, 'null', 0, '...', 370, 1);</text:p>
          </table:table-cell>
          <table:table-cell table:number-columns-repeated="1010"/>
        </table:table-row>
        <table:table-row table:style-name="ro4">
          <table:table-cell office:value-type="float" office:value="728" calcext:value-type="float">
            <text:p>728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string" calcext:value-type="string">
            <text:p>2017/09/02</text:p>
          </table:table-cell>
          <table:table-cell table:style-name="ce5" office:value-type="float" office:value="13912" calcext:value-type="float">
            <text:p>1391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30]=&quot;/&quot;;[.C730];[.I730])" office:value-type="string" office:string-value="2017/09/02" calcext:value-type="string">
            <text:p>2017/09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30]=&quot;null&quot;;&quot;null&quot;;[.I73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1" calcext:value-type="float">
            <text:p>37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0];&quot;', &quot;;[.D730];&quot;, &quot;;[.E730];&quot;, '&quot;;[.G730];&quot;', &quot;;[.J730];&quot;, '&quot;;[.K730];&quot;', &quot;;[.L730];&quot;, &quot;;[.M730];&quot;);&quot;)" office:value-type="string" office:string-value="insert into etat_lieux (date_entree_etat_lieux, km_depart, km_arrive, date_sortie_etat_lieux, incident, type_incident, num_contrat_etat_lieux, code_type_etat_lieux_etat_lieux) Values ('2017/09/02', 13912, null, 'null', 0, '...', 371, 1);" calcext:value-type="string">
            <text:p>insert into etat_lieux (date_entree_etat_lieux, km_depart, km_arrive, date_sortie_etat_lieux, incident, type_incident, num_contrat_etat_lieux, code_type_etat_lieux_etat_lieux) Values ('2017/09/02', 13912, null, 'null', 0, '...', 371, 1);</text:p>
          </table:table-cell>
          <table:table-cell table:number-columns-repeated="1010"/>
        </table:table-row>
        <table:table-row table:style-name="ro4">
          <table:table-cell office:value-type="float" office:value="729" calcext:value-type="float">
            <text:p>729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string" calcext:value-type="string">
            <text:p>2017/08/21</text:p>
          </table:table-cell>
          <table:table-cell table:style-name="ce8" office:value-type="float" office:value="13047" calcext:value-type="float">
            <text:p>13047</text:p>
          </table:table-cell>
          <table:table-cell table:style-name="ce8" office:value-type="float" office:value="13213" calcext:value-type="float">
            <text:p>13213</text:p>
          </table:table-cell>
          <table:table-cell table:style-name="ce10" table:formula="of:=IF([.I731]=&quot;/&quot;;[.C731];[.I731])" office:value-type="string" office:string-value="2017/09/03" calcext:value-type="string">
            <text:p>2017/09/03</text:p>
          </table:table-cell>
          <table:table-cell table:style-name="ce10" office:value-type="string" calcext:value-type="string">
            <text:p>2017/09/03</text:p>
          </table:table-cell>
          <table:table-cell table:style-name="ce10" table:formula="of:=IF([.E731]=&quot;null&quot;;&quot;null&quot;;[.I731])" office:value-type="string" office:string-value="2017/09/03" calcext:value-type="string">
            <text:p>2017/09/03</text:p>
          </table:table-cell>
          <table:table-cell table:style-name="ce8" office:value-type="string" calcext:value-type="string">
            <text:p>2017/09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4" calcext:value-type="float">
            <text:p>35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1];&quot;', &quot;;[.D731];&quot;, &quot;;[.E731];&quot;, '&quot;;[.G731];&quot;', &quot;;[.J731];&quot;, '&quot;;[.K731];&quot;', &quot;;[.L731];&quot;, &quot;;[.M731];&quot;);&quot;)" office:value-type="string" office:string-value="insert into etat_lieux (date_entree_etat_lieux, km_depart, km_arrive, date_sortie_etat_lieux, incident, type_incident, num_contrat_etat_lieux, code_type_etat_lieux_etat_lieux) Values ('2017/08/21', 13047, 13213, '2017/09/03', 0, '...', 354, 2);" calcext:value-type="string">
            <text:p>insert into etat_lieux (date_entree_etat_lieux, km_depart, km_arrive, date_sortie_etat_lieux, incident, type_incident, num_contrat_etat_lieux, code_type_etat_lieux_etat_lieux) Values ('2017/08/21', 13047, 13213, '2017/09/03', 0, '...', 354, 2);</text:p>
          </table:table-cell>
          <table:table-cell table:number-columns-repeated="1010"/>
        </table:table-row>
        <table:table-row table:style-name="ro4">
          <table:table-cell office:value-type="float" office:value="730" calcext:value-type="float">
            <text:p>730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string" calcext:value-type="string">
            <text:p>2017/08/21</text:p>
          </table:table-cell>
          <table:table-cell table:style-name="ce8" office:value-type="float" office:value="22444" calcext:value-type="float">
            <text:p>22444</text:p>
          </table:table-cell>
          <table:table-cell table:style-name="ce8" office:value-type="float" office:value="23511" calcext:value-type="float">
            <text:p>23511</text:p>
          </table:table-cell>
          <table:table-cell table:style-name="ce10" table:formula="of:=IF([.I732]=&quot;/&quot;;[.C732];[.I732])" office:value-type="string" office:string-value="2017/09/03" calcext:value-type="string">
            <text:p>2017/09/03</text:p>
          </table:table-cell>
          <table:table-cell table:style-name="ce10" office:value-type="string" calcext:value-type="string">
            <text:p>2017/09/03</text:p>
          </table:table-cell>
          <table:table-cell table:style-name="ce10" table:formula="of:=IF([.E732]=&quot;null&quot;;&quot;null&quot;;[.I732])" office:value-type="string" office:string-value="2017/09/03" calcext:value-type="string">
            <text:p>2017/09/03</text:p>
          </table:table-cell>
          <table:table-cell table:style-name="ce8" office:value-type="string" calcext:value-type="string">
            <text:p>2017/09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6" calcext:value-type="float">
            <text:p>35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2];&quot;', &quot;;[.D732];&quot;, &quot;;[.E732];&quot;, '&quot;;[.G732];&quot;', &quot;;[.J732];&quot;, '&quot;;[.K732];&quot;', &quot;;[.L732];&quot;, &quot;;[.M732];&quot;);&quot;)" office:value-type="string" office:string-value="insert into etat_lieux (date_entree_etat_lieux, km_depart, km_arrive, date_sortie_etat_lieux, incident, type_incident, num_contrat_etat_lieux, code_type_etat_lieux_etat_lieux) Values ('2017/08/21', 22444, 23511, '2017/09/03', 0, '...', 356, 2);" calcext:value-type="string">
            <text:p>insert into etat_lieux (date_entree_etat_lieux, km_depart, km_arrive, date_sortie_etat_lieux, incident, type_incident, num_contrat_etat_lieux, code_type_etat_lieux_etat_lieux) Values ('2017/08/21', 22444, 23511, '2017/09/03', 0, '...', 356, 2);</text:p>
          </table:table-cell>
          <table:table-cell table:number-columns-repeated="1010"/>
        </table:table-row>
        <table:table-row table:style-name="ro4">
          <table:table-cell office:value-type="float" office:value="731" calcext:value-type="float">
            <text:p>731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string" calcext:value-type="string">
            <text:p>2017/08/27</text:p>
          </table:table-cell>
          <table:table-cell table:style-name="ce8" office:value-type="float" office:value="22772" calcext:value-type="float">
            <text:p>22772</text:p>
          </table:table-cell>
          <table:table-cell table:style-name="ce8" office:value-type="float" office:value="23595" calcext:value-type="float">
            <text:p>23595</text:p>
          </table:table-cell>
          <table:table-cell table:style-name="ce10" table:formula="of:=IF([.I733]=&quot;/&quot;;[.C733];[.I733])" office:value-type="string" office:string-value="2017/09/03" calcext:value-type="string">
            <text:p>2017/09/03</text:p>
          </table:table-cell>
          <table:table-cell table:style-name="ce10" office:value-type="string" calcext:value-type="string">
            <text:p>2017/09/03</text:p>
          </table:table-cell>
          <table:table-cell table:style-name="ce10" table:formula="of:=IF([.E733]=&quot;null&quot;;&quot;null&quot;;[.I733])" office:value-type="string" office:string-value="2017/09/03" calcext:value-type="string">
            <text:p>2017/09/03</text:p>
          </table:table-cell>
          <table:table-cell table:style-name="ce8" office:value-type="string" calcext:value-type="string">
            <text:p>2017/09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4" calcext:value-type="float">
            <text:p>36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3];&quot;', &quot;;[.D733];&quot;, &quot;;[.E733];&quot;, '&quot;;[.G733];&quot;', &quot;;[.J733];&quot;, '&quot;;[.K733];&quot;', &quot;;[.L733];&quot;, &quot;;[.M733];&quot;);&quot;)" office:value-type="string" office:string-value="insert into etat_lieux (date_entree_etat_lieux, km_depart, km_arrive, date_sortie_etat_lieux, incident, type_incident, num_contrat_etat_lieux, code_type_etat_lieux_etat_lieux) Values ('2017/08/27', 22772, 23595, '2017/09/03', 0, '...', 364, 2);" calcext:value-type="string">
            <text:p>insert into etat_lieux (date_entree_etat_lieux, km_depart, km_arrive, date_sortie_etat_lieux, incident, type_incident, num_contrat_etat_lieux, code_type_etat_lieux_etat_lieux) Values ('2017/08/27', 22772, 23595, '2017/09/03', 0, '...', 364, 2);</text:p>
          </table:table-cell>
          <table:table-cell table:number-columns-repeated="1010"/>
        </table:table-row>
        <table:table-row table:style-name="ro4">
          <table:table-cell office:value-type="float" office:value="732" calcext:value-type="float">
            <text:p>732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string" calcext:value-type="string">
            <text:p>2017/08/29</text:p>
          </table:table-cell>
          <table:table-cell table:style-name="ce8" office:value-type="float" office:value="11378" calcext:value-type="float">
            <text:p>11378</text:p>
          </table:table-cell>
          <table:table-cell table:style-name="ce8" office:value-type="float" office:value="11575" calcext:value-type="float">
            <text:p>11575</text:p>
          </table:table-cell>
          <table:table-cell table:style-name="ce10" table:formula="of:=IF([.I734]=&quot;/&quot;;[.C734];[.I734])" office:value-type="string" office:string-value="2017/09/03" calcext:value-type="string">
            <text:p>2017/09/03</text:p>
          </table:table-cell>
          <table:table-cell table:style-name="ce10" office:value-type="string" calcext:value-type="string">
            <text:p>2017/09/03</text:p>
          </table:table-cell>
          <table:table-cell table:style-name="ce10" table:formula="of:=IF([.E734]=&quot;null&quot;;&quot;null&quot;;[.I734])" office:value-type="string" office:string-value="2017/09/03" calcext:value-type="string">
            <text:p>2017/09/03</text:p>
          </table:table-cell>
          <table:table-cell table:style-name="ce8" office:value-type="string" calcext:value-type="string">
            <text:p>2017/09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5" calcext:value-type="float">
            <text:p>36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4];&quot;', &quot;;[.D734];&quot;, &quot;;[.E734];&quot;, '&quot;;[.G734];&quot;', &quot;;[.J734];&quot;, '&quot;;[.K734];&quot;', &quot;;[.L734];&quot;, &quot;;[.M734];&quot;);&quot;)" office:value-type="string" office:string-value="insert into etat_lieux (date_entree_etat_lieux, km_depart, km_arrive, date_sortie_etat_lieux, incident, type_incident, num_contrat_etat_lieux, code_type_etat_lieux_etat_lieux) Values ('2017/08/29', 11378, 11575, '2017/09/03', 0, '...', 365, 2);" calcext:value-type="string">
            <text:p>insert into etat_lieux (date_entree_etat_lieux, km_depart, km_arrive, date_sortie_etat_lieux, incident, type_incident, num_contrat_etat_lieux, code_type_etat_lieux_etat_lieux) Values ('2017/08/29', 11378, 11575, '2017/09/03', 0, '...', 365, 2);</text:p>
          </table:table-cell>
          <table:table-cell table:number-columns-repeated="1010"/>
        </table:table-row>
        <table:table-row table:style-name="ro4">
          <table:table-cell office:value-type="float" office:value="733" calcext:value-type="float">
            <text:p>733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string" calcext:value-type="string">
            <text:p>2017/09/02</text:p>
          </table:table-cell>
          <table:table-cell table:style-name="ce8" office:value-type="float" office:value="21450" calcext:value-type="float">
            <text:p>21450</text:p>
          </table:table-cell>
          <table:table-cell table:style-name="ce8" office:value-type="float" office:value="21499" calcext:value-type="float">
            <text:p>21499</text:p>
          </table:table-cell>
          <table:table-cell table:style-name="ce10" table:formula="of:=IF([.I735]=&quot;/&quot;;[.C735];[.I735])" office:value-type="string" office:string-value="2017/09/03" calcext:value-type="string">
            <text:p>2017/09/03</text:p>
          </table:table-cell>
          <table:table-cell table:style-name="ce10" office:value-type="string" calcext:value-type="string">
            <text:p>2017/09/03</text:p>
          </table:table-cell>
          <table:table-cell table:style-name="ce10" table:formula="of:=IF([.E735]=&quot;null&quot;;&quot;null&quot;;[.I735])" office:value-type="string" office:string-value="2017/09/03" calcext:value-type="string">
            <text:p>2017/09/03</text:p>
          </table:table-cell>
          <table:table-cell table:style-name="ce8" office:value-type="string" calcext:value-type="string">
            <text:p>2017/09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0" calcext:value-type="float">
            <text:p>37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5];&quot;', &quot;;[.D735];&quot;, &quot;;[.E735];&quot;, '&quot;;[.G735];&quot;', &quot;;[.J735];&quot;, '&quot;;[.K735];&quot;', &quot;;[.L735];&quot;, &quot;;[.M735];&quot;);&quot;)" office:value-type="string" office:string-value="insert into etat_lieux (date_entree_etat_lieux, km_depart, km_arrive, date_sortie_etat_lieux, incident, type_incident, num_contrat_etat_lieux, code_type_etat_lieux_etat_lieux) Values ('2017/09/02', 21450, 21499, '2017/09/03', 0, '...', 370, 2);" calcext:value-type="string">
            <text:p>insert into etat_lieux (date_entree_etat_lieux, km_depart, km_arrive, date_sortie_etat_lieux, incident, type_incident, num_contrat_etat_lieux, code_type_etat_lieux_etat_lieux) Values ('2017/09/02', 21450, 21499, '2017/09/03', 0, '...', 370, 2);</text:p>
          </table:table-cell>
          <table:table-cell table:number-columns-repeated="1010"/>
        </table:table-row>
        <table:table-row table:style-name="ro4">
          <table:table-cell office:value-type="float" office:value="734" calcext:value-type="float">
            <text:p>734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string" calcext:value-type="string">
            <text:p>2017/09/03</text:p>
          </table:table-cell>
          <table:table-cell table:style-name="ce5" office:value-type="float" office:value="3788" calcext:value-type="float">
            <text:p>37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36]=&quot;/&quot;;[.C736];[.I736])" office:value-type="string" office:string-value="2017/09/03" calcext:value-type="string">
            <text:p>2017/09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36]=&quot;null&quot;;&quot;null&quot;;[.I73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2" calcext:value-type="float">
            <text:p>37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6];&quot;', &quot;;[.D736];&quot;, &quot;;[.E736];&quot;, '&quot;;[.G736];&quot;', &quot;;[.J736];&quot;, '&quot;;[.K736];&quot;', &quot;;[.L736];&quot;, &quot;;[.M736];&quot;);&quot;)" office:value-type="string" office:string-value="insert into etat_lieux (date_entree_etat_lieux, km_depart, km_arrive, date_sortie_etat_lieux, incident, type_incident, num_contrat_etat_lieux, code_type_etat_lieux_etat_lieux) Values ('2017/09/03', 3788, null, 'null', 0, '...', 372, 1);" calcext:value-type="string">
            <text:p>insert into etat_lieux (date_entree_etat_lieux, km_depart, km_arrive, date_sortie_etat_lieux, incident, type_incident, num_contrat_etat_lieux, code_type_etat_lieux_etat_lieux) Values ('2017/09/03', 3788, null, 'null', 0, '...', 372, 1);</text:p>
          </table:table-cell>
          <table:table-cell table:number-columns-repeated="1010"/>
        </table:table-row>
        <table:table-row table:style-name="ro4">
          <table:table-cell office:value-type="float" office:value="735" calcext:value-type="float">
            <text:p>735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string" calcext:value-type="string">
            <text:p>2017/08/20</text:p>
          </table:table-cell>
          <table:table-cell table:style-name="ce8" office:value-type="float" office:value="8663" calcext:value-type="float">
            <text:p>8663</text:p>
          </table:table-cell>
          <table:table-cell table:style-name="ce8" office:value-type="float" office:value="9290" calcext:value-type="float">
            <text:p>9290</text:p>
          </table:table-cell>
          <table:table-cell table:style-name="ce10" table:formula="of:=IF([.I737]=&quot;/&quot;;[.C737];[.I737])" office:value-type="string" office:string-value="2017/09/04" calcext:value-type="string">
            <text:p>2017/09/04</text:p>
          </table:table-cell>
          <table:table-cell table:style-name="ce10" office:value-type="string" calcext:value-type="string">
            <text:p>2017/09/04</text:p>
          </table:table-cell>
          <table:table-cell table:style-name="ce10" table:formula="of:=IF([.E737]=&quot;null&quot;;&quot;null&quot;;[.I737])" office:value-type="string" office:string-value="2017/09/04" calcext:value-type="string">
            <text:p>2017/09/04</text:p>
          </table:table-cell>
          <table:table-cell table:style-name="ce8" office:value-type="string" calcext:value-type="string">
            <text:p>2017/09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3" calcext:value-type="float">
            <text:p>35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7];&quot;', &quot;;[.D737];&quot;, &quot;;[.E737];&quot;, '&quot;;[.G737];&quot;', &quot;;[.J737];&quot;, '&quot;;[.K737];&quot;', &quot;;[.L737];&quot;, &quot;;[.M737];&quot;);&quot;)" office:value-type="string" office:string-value="insert into etat_lieux (date_entree_etat_lieux, km_depart, km_arrive, date_sortie_etat_lieux, incident, type_incident, num_contrat_etat_lieux, code_type_etat_lieux_etat_lieux) Values ('2017/08/20', 8663, 9290, '2017/09/04', 0, '...', 353, 2);" calcext:value-type="string">
            <text:p>insert into etat_lieux (date_entree_etat_lieux, km_depart, km_arrive, date_sortie_etat_lieux, incident, type_incident, num_contrat_etat_lieux, code_type_etat_lieux_etat_lieux) Values ('2017/08/20', 8663, 9290, '2017/09/04', 0, '...', 353, 2);</text:p>
          </table:table-cell>
          <table:table-cell table:number-columns-repeated="1010"/>
        </table:table-row>
        <table:table-row table:style-name="ro4">
          <table:table-cell office:value-type="float" office:value="736" calcext:value-type="float">
            <text:p>736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string" calcext:value-type="string">
            <text:p>2017/08/24</text:p>
          </table:table-cell>
          <table:table-cell table:style-name="ce8" office:value-type="float" office:value="18531" calcext:value-type="float">
            <text:p>18531</text:p>
          </table:table-cell>
          <table:table-cell table:style-name="ce8" office:value-type="float" office:value="19227" calcext:value-type="float">
            <text:p>19227</text:p>
          </table:table-cell>
          <table:table-cell table:style-name="ce10" table:formula="of:=IF([.I738]=&quot;/&quot;;[.C738];[.I738])" office:value-type="string" office:string-value="2017/09/04" calcext:value-type="string">
            <text:p>2017/09/04</text:p>
          </table:table-cell>
          <table:table-cell table:style-name="ce10" office:value-type="string" calcext:value-type="string">
            <text:p>2017/09/04</text:p>
          </table:table-cell>
          <table:table-cell table:style-name="ce10" table:formula="of:=IF([.E738]=&quot;null&quot;;&quot;null&quot;;[.I738])" office:value-type="string" office:string-value="2017/09/04" calcext:value-type="string">
            <text:p>2017/09/04</text:p>
          </table:table-cell>
          <table:table-cell table:style-name="ce8" office:value-type="string" calcext:value-type="string">
            <text:p>2017/09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1" calcext:value-type="float">
            <text:p>36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8];&quot;', &quot;;[.D738];&quot;, &quot;;[.E738];&quot;, '&quot;;[.G738];&quot;', &quot;;[.J738];&quot;, '&quot;;[.K738];&quot;', &quot;;[.L738];&quot;, &quot;;[.M738];&quot;);&quot;)" office:value-type="string" office:string-value="insert into etat_lieux (date_entree_etat_lieux, km_depart, km_arrive, date_sortie_etat_lieux, incident, type_incident, num_contrat_etat_lieux, code_type_etat_lieux_etat_lieux) Values ('2017/08/24', 18531, 19227, '2017/09/04', 0, '...', 361, 2);" calcext:value-type="string">
            <text:p>insert into etat_lieux (date_entree_etat_lieux, km_depart, km_arrive, date_sortie_etat_lieux, incident, type_incident, num_contrat_etat_lieux, code_type_etat_lieux_etat_lieux) Values ('2017/08/24', 18531, 19227, '2017/09/04', 0, '...', 361, 2);</text:p>
          </table:table-cell>
          <table:table-cell table:number-columns-repeated="1010"/>
        </table:table-row>
        <table:table-row table:style-name="ro4">
          <table:table-cell office:value-type="float" office:value="737" calcext:value-type="float">
            <text:p>737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string" calcext:value-type="string">
            <text:p>2017/09/02</text:p>
          </table:table-cell>
          <table:table-cell table:style-name="ce8" office:value-type="float" office:value="3628" calcext:value-type="float">
            <text:p>3628</text:p>
          </table:table-cell>
          <table:table-cell table:style-name="ce8" office:value-type="float" office:value="4563" calcext:value-type="float">
            <text:p>4563</text:p>
          </table:table-cell>
          <table:table-cell table:style-name="ce10" table:formula="of:=IF([.I739]=&quot;/&quot;;[.C739];[.I739])" office:value-type="string" office:string-value="2017/09/05" calcext:value-type="string">
            <text:p>2017/09/05</text:p>
          </table:table-cell>
          <table:table-cell table:style-name="ce10" office:value-type="string" calcext:value-type="string">
            <text:p>2017/09/05</text:p>
          </table:table-cell>
          <table:table-cell table:style-name="ce10" table:formula="of:=IF([.E739]=&quot;null&quot;;&quot;null&quot;;[.I739])" office:value-type="string" office:string-value="2017/09/05" calcext:value-type="string">
            <text:p>2017/09/05</text:p>
          </table:table-cell>
          <table:table-cell table:style-name="ce8" office:value-type="string" calcext:value-type="string">
            <text:p>2017/09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9" calcext:value-type="float">
            <text:p>36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39];&quot;', &quot;;[.D739];&quot;, &quot;;[.E739];&quot;, '&quot;;[.G739];&quot;', &quot;;[.J739];&quot;, '&quot;;[.K739];&quot;', &quot;;[.L739];&quot;, &quot;;[.M739];&quot;);&quot;)" office:value-type="string" office:string-value="insert into etat_lieux (date_entree_etat_lieux, km_depart, km_arrive, date_sortie_etat_lieux, incident, type_incident, num_contrat_etat_lieux, code_type_etat_lieux_etat_lieux) Values ('2017/09/02', 3628, 4563, '2017/09/05', 0, '...', 369, 2);" calcext:value-type="string">
            <text:p>insert into etat_lieux (date_entree_etat_lieux, km_depart, km_arrive, date_sortie_etat_lieux, incident, type_incident, num_contrat_etat_lieux, code_type_etat_lieux_etat_lieux) Values ('2017/09/02', 3628, 4563, '2017/09/05', 0, '...', 369, 2);</text:p>
          </table:table-cell>
          <table:table-cell table:number-columns-repeated="1010"/>
        </table:table-row>
        <table:table-row table:style-name="ro4">
          <table:table-cell office:value-type="float" office:value="738" calcext:value-type="float">
            <text:p>738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string" calcext:value-type="string">
            <text:p>2017/08/23</text:p>
          </table:table-cell>
          <table:table-cell table:style-name="ce8" office:value-type="float" office:value="19754" calcext:value-type="float">
            <text:p>19754</text:p>
          </table:table-cell>
          <table:table-cell table:style-name="ce8" office:value-type="float" office:value="21091" calcext:value-type="float">
            <text:p>21091</text:p>
          </table:table-cell>
          <table:table-cell table:style-name="ce10" table:formula="of:=IF([.I740]=&quot;/&quot;;[.C740];[.I740])" office:value-type="string" office:string-value="2017/09/06" calcext:value-type="string">
            <text:p>2017/09/06</text:p>
          </table:table-cell>
          <table:table-cell table:style-name="ce10" office:value-type="string" calcext:value-type="string">
            <text:p>2017/09/06</text:p>
          </table:table-cell>
          <table:table-cell table:style-name="ce10" table:formula="of:=IF([.E740]=&quot;null&quot;;&quot;null&quot;;[.I740])" office:value-type="string" office:string-value="2017/09/06" calcext:value-type="string">
            <text:p>2017/09/06</text:p>
          </table:table-cell>
          <table:table-cell table:style-name="ce8" office:value-type="string" calcext:value-type="string">
            <text:p>2017/09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58" calcext:value-type="float">
            <text:p>35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0];&quot;', &quot;;[.D740];&quot;, &quot;;[.E740];&quot;, '&quot;;[.G740];&quot;', &quot;;[.J740];&quot;, '&quot;;[.K740];&quot;', &quot;;[.L740];&quot;, &quot;;[.M740];&quot;);&quot;)" office:value-type="string" office:string-value="insert into etat_lieux (date_entree_etat_lieux, km_depart, km_arrive, date_sortie_etat_lieux, incident, type_incident, num_contrat_etat_lieux, code_type_etat_lieux_etat_lieux) Values ('2017/08/23', 19754, 21091, '2017/09/06', 0, '...', 358, 2);" calcext:value-type="string">
            <text:p>insert into etat_lieux (date_entree_etat_lieux, km_depart, km_arrive, date_sortie_etat_lieux, incident, type_incident, num_contrat_etat_lieux, code_type_etat_lieux_etat_lieux) Values ('2017/08/23', 19754, 21091, '2017/09/06', 0, '...', 358, 2);</text:p>
          </table:table-cell>
          <table:table-cell table:number-columns-repeated="1010"/>
        </table:table-row>
        <table:table-row table:style-name="ro4">
          <table:table-cell office:value-type="float" office:value="739" calcext:value-type="float">
            <text:p>739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string" calcext:value-type="string">
            <text:p>2017/09/02</text:p>
          </table:table-cell>
          <table:table-cell table:style-name="ce8" office:value-type="float" office:value="13912" calcext:value-type="float">
            <text:p>13912</text:p>
          </table:table-cell>
          <table:table-cell table:style-name="ce8" office:value-type="float" office:value="14508" calcext:value-type="float">
            <text:p>14508</text:p>
          </table:table-cell>
          <table:table-cell table:style-name="ce10" table:formula="of:=IF([.I741]=&quot;/&quot;;[.C741];[.I741])" office:value-type="string" office:string-value="2017/09/06" calcext:value-type="string">
            <text:p>2017/09/06</text:p>
          </table:table-cell>
          <table:table-cell table:style-name="ce10" office:value-type="string" calcext:value-type="string">
            <text:p>2017/09/06</text:p>
          </table:table-cell>
          <table:table-cell table:style-name="ce10" table:formula="of:=IF([.E741]=&quot;null&quot;;&quot;null&quot;;[.I741])" office:value-type="string" office:string-value="2017/09/06" calcext:value-type="string">
            <text:p>2017/09/06</text:p>
          </table:table-cell>
          <table:table-cell table:style-name="ce8" office:value-type="string" calcext:value-type="string">
            <text:p>2017/09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1" calcext:value-type="float">
            <text:p>37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1];&quot;', &quot;;[.D741];&quot;, &quot;;[.E741];&quot;, '&quot;;[.G741];&quot;', &quot;;[.J741];&quot;, '&quot;;[.K741];&quot;', &quot;;[.L741];&quot;, &quot;;[.M741];&quot;);&quot;)" office:value-type="string" office:string-value="insert into etat_lieux (date_entree_etat_lieux, km_depart, km_arrive, date_sortie_etat_lieux, incident, type_incident, num_contrat_etat_lieux, code_type_etat_lieux_etat_lieux) Values ('2017/09/02', 13912, 14508, '2017/09/06', 0, '...', 371, 2);" calcext:value-type="string">
            <text:p>insert into etat_lieux (date_entree_etat_lieux, km_depart, km_arrive, date_sortie_etat_lieux, incident, type_incident, num_contrat_etat_lieux, code_type_etat_lieux_etat_lieux) Values ('2017/09/02', 13912, 14508, '2017/09/06', 0, '...', 371, 2);</text:p>
          </table:table-cell>
          <table:table-cell table:number-columns-repeated="1010"/>
        </table:table-row>
        <table:table-row table:style-name="ro4">
          <table:table-cell office:value-type="float" office:value="740" calcext:value-type="float">
            <text:p>74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string" calcext:value-type="string">
            <text:p>2017/08/31</text:p>
          </table:table-cell>
          <table:table-cell table:style-name="ce8" office:value-type="float" office:value="20179" calcext:value-type="float">
            <text:p>20179</text:p>
          </table:table-cell>
          <table:table-cell table:style-name="ce8" office:value-type="float" office:value="20650" calcext:value-type="float">
            <text:p>20650</text:p>
          </table:table-cell>
          <table:table-cell table:style-name="ce10" table:formula="of:=IF([.I742]=&quot;/&quot;;[.C742];[.I742])" office:value-type="string" office:string-value="2017/09/07" calcext:value-type="string">
            <text:p>2017/09/07</text:p>
          </table:table-cell>
          <table:table-cell table:style-name="ce10" office:value-type="string" calcext:value-type="string">
            <text:p>2017/09/07</text:p>
          </table:table-cell>
          <table:table-cell table:style-name="ce10" table:formula="of:=IF([.E742]=&quot;null&quot;;&quot;null&quot;;[.I742])" office:value-type="string" office:string-value="2017/09/07" calcext:value-type="string">
            <text:p>2017/09/07</text:p>
          </table:table-cell>
          <table:table-cell table:style-name="ce8" office:value-type="string" calcext:value-type="string">
            <text:p>2017/09/0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7" calcext:value-type="float">
            <text:p>36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2];&quot;', &quot;;[.D742];&quot;, &quot;;[.E742];&quot;, '&quot;;[.G742];&quot;', &quot;;[.J742];&quot;, '&quot;;[.K742];&quot;', &quot;;[.L742];&quot;, &quot;;[.M742];&quot;);&quot;)" office:value-type="string" office:string-value="insert into etat_lieux (date_entree_etat_lieux, km_depart, km_arrive, date_sortie_etat_lieux, incident, type_incident, num_contrat_etat_lieux, code_type_etat_lieux_etat_lieux) Values ('2017/08/31', 20179, 20650, '2017/09/07', 0, '...', 367, 2);" calcext:value-type="string">
            <text:p>insert into etat_lieux (date_entree_etat_lieux, km_depart, km_arrive, date_sortie_etat_lieux, incident, type_incident, num_contrat_etat_lieux, code_type_etat_lieux_etat_lieux) Values ('2017/08/31', 20179, 20650, '2017/09/07', 0, '...', 367, 2);</text:p>
          </table:table-cell>
          <table:table-cell table:number-columns-repeated="1010"/>
        </table:table-row>
        <table:table-row table:style-name="ro4">
          <table:table-cell office:value-type="float" office:value="741" calcext:value-type="float">
            <text:p>741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string" calcext:value-type="string">
            <text:p>2017/09/08</text:p>
          </table:table-cell>
          <table:table-cell table:style-name="ce5" office:value-type="float" office:value="15162" calcext:value-type="float">
            <text:p>1516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43]=&quot;/&quot;;[.C743];[.I743])" office:value-type="string" office:string-value="2017/09/08" calcext:value-type="string">
            <text:p>2017/09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43]=&quot;null&quot;;&quot;null&quot;;[.I74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3" calcext:value-type="float">
            <text:p>37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3];&quot;', &quot;;[.D743];&quot;, &quot;;[.E743];&quot;, '&quot;;[.G743];&quot;', &quot;;[.J743];&quot;, '&quot;;[.K743];&quot;', &quot;;[.L743];&quot;, &quot;;[.M743];&quot;);&quot;)" office:value-type="string" office:string-value="insert into etat_lieux (date_entree_etat_lieux, km_depart, km_arrive, date_sortie_etat_lieux, incident, type_incident, num_contrat_etat_lieux, code_type_etat_lieux_etat_lieux) Values ('2017/09/08', 15162, null, 'null', 0, '...', 373, 1);" calcext:value-type="string">
            <text:p>insert into etat_lieux (date_entree_etat_lieux, km_depart, km_arrive, date_sortie_etat_lieux, incident, type_incident, num_contrat_etat_lieux, code_type_etat_lieux_etat_lieux) Values ('2017/09/08', 15162, null, 'null', 0, '...', 373, 1);</text:p>
          </table:table-cell>
          <table:table-cell table:number-columns-repeated="1010"/>
        </table:table-row>
        <table:table-row table:style-name="ro4">
          <table:table-cell office:value-type="float" office:value="742" calcext:value-type="float">
            <text:p>742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string" calcext:value-type="string">
            <text:p>2017/09/08</text:p>
          </table:table-cell>
          <table:table-cell table:style-name="ce5" office:value-type="float" office:value="23284" calcext:value-type="float">
            <text:p>2328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44]=&quot;/&quot;;[.C744];[.I744])" office:value-type="string" office:string-value="2017/09/08" calcext:value-type="string">
            <text:p>2017/09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44]=&quot;null&quot;;&quot;null&quot;;[.I74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4" calcext:value-type="float">
            <text:p>37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4];&quot;', &quot;;[.D744];&quot;, &quot;;[.E744];&quot;, '&quot;;[.G744];&quot;', &quot;;[.J744];&quot;, '&quot;;[.K744];&quot;', &quot;;[.L744];&quot;, &quot;;[.M744];&quot;);&quot;)" office:value-type="string" office:string-value="insert into etat_lieux (date_entree_etat_lieux, km_depart, km_arrive, date_sortie_etat_lieux, incident, type_incident, num_contrat_etat_lieux, code_type_etat_lieux_etat_lieux) Values ('2017/09/08', 23284, null, 'null', 0, '...', 374, 1);" calcext:value-type="string">
            <text:p>insert into etat_lieux (date_entree_etat_lieux, km_depart, km_arrive, date_sortie_etat_lieux, incident, type_incident, num_contrat_etat_lieux, code_type_etat_lieux_etat_lieux) Values ('2017/09/08', 23284, null, 'null', 0, '...', 374, 1);</text:p>
          </table:table-cell>
          <table:table-cell table:number-columns-repeated="1010"/>
        </table:table-row>
        <table:table-row table:style-name="ro4">
          <table:table-cell office:value-type="float" office:value="743" calcext:value-type="float">
            <text:p>743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2017/09/08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45]=&quot;/&quot;;[.C745];[.I745])" office:value-type="string" office:string-value="2017/09/08" calcext:value-type="string">
            <text:p>2017/09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45]=&quot;null&quot;;&quot;null&quot;;[.I74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5" calcext:value-type="float">
            <text:p>37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5];&quot;', &quot;;[.D745];&quot;, &quot;;[.E745];&quot;, '&quot;;[.G745];&quot;', &quot;;[.J745];&quot;, '&quot;;[.K745];&quot;', &quot;;[.L745];&quot;, &quot;;[.M745];&quot;);&quot;)" office:value-type="string" office:string-value="insert into etat_lieux (date_entree_etat_lieux, km_depart, km_arrive, date_sortie_etat_lieux, incident, type_incident, num_contrat_etat_lieux, code_type_etat_lieux_etat_lieux) Values ('2017/09/08', 14096, null, 'null', 0, '...', 375, 1);" calcext:value-type="string">
            <text:p>insert into etat_lieux (date_entree_etat_lieux, km_depart, km_arrive, date_sortie_etat_lieux, incident, type_incident, num_contrat_etat_lieux, code_type_etat_lieux_etat_lieux) Values ('2017/09/08', 14096, null, 'null', 0, '...', 375, 1);</text:p>
          </table:table-cell>
          <table:table-cell table:number-columns-repeated="1010"/>
        </table:table-row>
        <table:table-row table:style-name="ro4">
          <table:table-cell office:value-type="float" office:value="744" calcext:value-type="float">
            <text:p>744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string" calcext:value-type="string">
            <text:p>2017/09/08</text:p>
          </table:table-cell>
          <table:table-cell table:style-name="ce5" office:value-type="float" office:value="13962" calcext:value-type="float">
            <text:p>1396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46]=&quot;/&quot;;[.C746];[.I746])" office:value-type="string" office:string-value="2017/09/08" calcext:value-type="string">
            <text:p>2017/09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46]=&quot;null&quot;;&quot;null&quot;;[.I74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6" calcext:value-type="float">
            <text:p>37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6];&quot;', &quot;;[.D746];&quot;, &quot;;[.E746];&quot;, '&quot;;[.G746];&quot;', &quot;;[.J746];&quot;, '&quot;;[.K746];&quot;', &quot;;[.L746];&quot;, &quot;;[.M746];&quot;);&quot;)" office:value-type="string" office:string-value="insert into etat_lieux (date_entree_etat_lieux, km_depart, km_arrive, date_sortie_etat_lieux, incident, type_incident, num_contrat_etat_lieux, code_type_etat_lieux_etat_lieux) Values ('2017/09/08', 13962, null, 'null', 0, '...', 376, 1);" calcext:value-type="string">
            <text:p>insert into etat_lieux (date_entree_etat_lieux, km_depart, km_arrive, date_sortie_etat_lieux, incident, type_incident, num_contrat_etat_lieux, code_type_etat_lieux_etat_lieux) Values ('2017/09/08', 13962, null, 'null', 0, '...', 376, 1);</text:p>
          </table:table-cell>
          <table:table-cell table:number-columns-repeated="1010"/>
        </table:table-row>
        <table:table-row table:style-name="ro4">
          <table:table-cell office:value-type="float" office:value="745" calcext:value-type="float">
            <text:p>745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string" calcext:value-type="string">
            <text:p>2017/08/27</text:p>
          </table:table-cell>
          <table:table-cell table:style-name="ce8" office:value-type="float" office:value="23575" calcext:value-type="float">
            <text:p>23575</text:p>
          </table:table-cell>
          <table:table-cell table:style-name="ce8" office:value-type="float" office:value="24790" calcext:value-type="float">
            <text:p>24790</text:p>
          </table:table-cell>
          <table:table-cell table:style-name="ce10" table:formula="of:=IF([.I747]=&quot;/&quot;;[.C747];[.I747])" office:value-type="string" office:string-value="2017/09/09" calcext:value-type="string">
            <text:p>2017/09/09</text:p>
          </table:table-cell>
          <table:table-cell table:style-name="ce10" office:value-type="string" calcext:value-type="string">
            <text:p>2017/09/09</text:p>
          </table:table-cell>
          <table:table-cell table:style-name="ce10" table:formula="of:=IF([.E747]=&quot;null&quot;;&quot;null&quot;;[.I747])" office:value-type="string" office:string-value="2017/09/09" calcext:value-type="string">
            <text:p>2017/09/09</text:p>
          </table:table-cell>
          <table:table-cell table:style-name="ce8" office:value-type="string" calcext:value-type="string">
            <text:p>2017/09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3" calcext:value-type="float">
            <text:p>36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7];&quot;', &quot;;[.D747];&quot;, &quot;;[.E747];&quot;, '&quot;;[.G747];&quot;', &quot;;[.J747];&quot;, '&quot;;[.K747];&quot;', &quot;;[.L747];&quot;, &quot;;[.M747];&quot;);&quot;)" office:value-type="string" office:string-value="insert into etat_lieux (date_entree_etat_lieux, km_depart, km_arrive, date_sortie_etat_lieux, incident, type_incident, num_contrat_etat_lieux, code_type_etat_lieux_etat_lieux) Values ('2017/08/27', 23575, 24790, '2017/09/09', 0, '...', 363, 2);" calcext:value-type="string">
            <text:p>insert into etat_lieux (date_entree_etat_lieux, km_depart, km_arrive, date_sortie_etat_lieux, incident, type_incident, num_contrat_etat_lieux, code_type_etat_lieux_etat_lieux) Values ('2017/08/27', 23575, 24790, '2017/09/09', 0, '...', 363, 2);</text:p>
          </table:table-cell>
          <table:table-cell table:number-columns-repeated="1010"/>
        </table:table-row>
        <table:table-row table:style-name="ro4">
          <table:table-cell office:value-type="float" office:value="746" calcext:value-type="float">
            <text:p>746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string" calcext:value-type="string">
            <text:p>2017/09/09</text:p>
          </table:table-cell>
          <table:table-cell table:style-name="ce5" office:value-type="float" office:value="27051" calcext:value-type="float">
            <text:p>2705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48]=&quot;/&quot;;[.C748];[.I748])" office:value-type="string" office:string-value="2017/09/09" calcext:value-type="string">
            <text:p>2017/09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48]=&quot;null&quot;;&quot;null&quot;;[.I74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7" calcext:value-type="float">
            <text:p>37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8];&quot;', &quot;;[.D748];&quot;, &quot;;[.E748];&quot;, '&quot;;[.G748];&quot;', &quot;;[.J748];&quot;, '&quot;;[.K748];&quot;', &quot;;[.L748];&quot;, &quot;;[.M748];&quot;);&quot;)" office:value-type="string" office:string-value="insert into etat_lieux (date_entree_etat_lieux, km_depart, km_arrive, date_sortie_etat_lieux, incident, type_incident, num_contrat_etat_lieux, code_type_etat_lieux_etat_lieux) Values ('2017/09/09', 27051, null, 'null', 0, '...', 377, 1);" calcext:value-type="string">
            <text:p>insert into etat_lieux (date_entree_etat_lieux, km_depart, km_arrive, date_sortie_etat_lieux, incident, type_incident, num_contrat_etat_lieux, code_type_etat_lieux_etat_lieux) Values ('2017/09/09', 27051, null, 'null', 0, '...', 377, 1);</text:p>
          </table:table-cell>
          <table:table-cell table:number-columns-repeated="1010"/>
        </table:table-row>
        <table:table-row table:style-name="ro4">
          <table:table-cell office:value-type="float" office:value="747" calcext:value-type="float">
            <text:p>747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string" calcext:value-type="string">
            <text:p>2017/09/09</text:p>
          </table:table-cell>
          <table:table-cell table:style-name="ce5" office:value-type="float" office:value="6825" calcext:value-type="float">
            <text:p>682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49]=&quot;/&quot;;[.C749];[.I749])" office:value-type="string" office:string-value="2017/09/09" calcext:value-type="string">
            <text:p>2017/09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49]=&quot;null&quot;;&quot;null&quot;;[.I74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8" calcext:value-type="float">
            <text:p>37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49];&quot;', &quot;;[.D749];&quot;, &quot;;[.E749];&quot;, '&quot;;[.G749];&quot;', &quot;;[.J749];&quot;, '&quot;;[.K749];&quot;', &quot;;[.L749];&quot;, &quot;;[.M749];&quot;);&quot;)" office:value-type="string" office:string-value="insert into etat_lieux (date_entree_etat_lieux, km_depart, km_arrive, date_sortie_etat_lieux, incident, type_incident, num_contrat_etat_lieux, code_type_etat_lieux_etat_lieux) Values ('2017/09/09', 6825, null, 'null', 0, '...', 378, 1);" calcext:value-type="string">
            <text:p>insert into etat_lieux (date_entree_etat_lieux, km_depart, km_arrive, date_sortie_etat_lieux, incident, type_incident, num_contrat_etat_lieux, code_type_etat_lieux_etat_lieux) Values ('2017/09/09', 6825, null, 'null', 0, '...', 378, 1);</text:p>
          </table:table-cell>
          <table:table-cell table:number-columns-repeated="1010"/>
        </table:table-row>
        <table:table-row table:style-name="ro4">
          <table:table-cell office:value-type="float" office:value="748" calcext:value-type="float">
            <text:p>748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string" calcext:value-type="string">
            <text:p>2017/09/09</text:p>
          </table:table-cell>
          <table:table-cell table:style-name="ce5" office:value-type="float" office:value="15058" calcext:value-type="float">
            <text:p>1505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50]=&quot;/&quot;;[.C750];[.I750])" office:value-type="string" office:string-value="2017/09/09" calcext:value-type="string">
            <text:p>2017/09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50]=&quot;null&quot;;&quot;null&quot;;[.I75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79" calcext:value-type="float">
            <text:p>37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0];&quot;', &quot;;[.D750];&quot;, &quot;;[.E750];&quot;, '&quot;;[.G750];&quot;', &quot;;[.J750];&quot;, '&quot;;[.K750];&quot;', &quot;;[.L750];&quot;, &quot;;[.M750];&quot;);&quot;)" office:value-type="string" office:string-value="insert into etat_lieux (date_entree_etat_lieux, km_depart, km_arrive, date_sortie_etat_lieux, incident, type_incident, num_contrat_etat_lieux, code_type_etat_lieux_etat_lieux) Values ('2017/09/09', 15058, null, 'null', 0, '...', 379, 1);" calcext:value-type="string">
            <text:p>insert into etat_lieux (date_entree_etat_lieux, km_depart, km_arrive, date_sortie_etat_lieux, incident, type_incident, num_contrat_etat_lieux, code_type_etat_lieux_etat_lieux) Values ('2017/09/09', 15058, null, 'null', 0, '...', 379, 1);</text:p>
          </table:table-cell>
          <table:table-cell table:number-columns-repeated="1010"/>
        </table:table-row>
        <table:table-row table:style-name="ro4">
          <table:table-cell office:value-type="float" office:value="749" calcext:value-type="float">
            <text:p>749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string" calcext:value-type="string">
            <text:p>2017/09/09</text:p>
          </table:table-cell>
          <table:table-cell table:style-name="ce8" office:value-type="float" office:value="27051" calcext:value-type="float">
            <text:p>27051</text:p>
          </table:table-cell>
          <table:table-cell table:style-name="ce8" office:value-type="float" office:value="27196" calcext:value-type="float">
            <text:p>27196</text:p>
          </table:table-cell>
          <table:table-cell table:style-name="ce10" table:formula="of:=IF([.I751]=&quot;/&quot;;[.C751];[.I751])" office:value-type="string" office:string-value="2017/09/10" calcext:value-type="string">
            <text:p>2017/09/10</text:p>
          </table:table-cell>
          <table:table-cell table:style-name="ce10" office:value-type="string" calcext:value-type="string">
            <text:p>2017/09/10</text:p>
          </table:table-cell>
          <table:table-cell table:style-name="ce10" table:formula="of:=IF([.E751]=&quot;null&quot;;&quot;null&quot;;[.I751])" office:value-type="string" office:string-value="2017/09/10" calcext:value-type="string">
            <text:p>2017/09/10</text:p>
          </table:table-cell>
          <table:table-cell table:style-name="ce8" office:value-type="string" calcext:value-type="string">
            <text:p>2017/09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7" calcext:value-type="float">
            <text:p>37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1];&quot;', &quot;;[.D751];&quot;, &quot;;[.E751];&quot;, '&quot;;[.G751];&quot;', &quot;;[.J751];&quot;, '&quot;;[.K751];&quot;', &quot;;[.L751];&quot;, &quot;;[.M751];&quot;);&quot;)" office:value-type="string" office:string-value="insert into etat_lieux (date_entree_etat_lieux, km_depart, km_arrive, date_sortie_etat_lieux, incident, type_incident, num_contrat_etat_lieux, code_type_etat_lieux_etat_lieux) Values ('2017/09/09', 27051, 27196, '2017/09/10', 0, '...', 377, 2);" calcext:value-type="string">
            <text:p>insert into etat_lieux (date_entree_etat_lieux, km_depart, km_arrive, date_sortie_etat_lieux, incident, type_incident, num_contrat_etat_lieux, code_type_etat_lieux_etat_lieux) Values ('2017/09/09', 27051, 27196, '2017/09/10', 0, '...', 377, 2);</text:p>
          </table:table-cell>
          <table:table-cell table:number-columns-repeated="1010"/>
        </table:table-row>
        <table:table-row table:style-name="ro4">
          <table:table-cell office:value-type="float" office:value="750" calcext:value-type="float">
            <text:p>750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string" calcext:value-type="string">
            <text:p>2017/09/11</text:p>
          </table:table-cell>
          <table:table-cell table:style-name="ce5" office:value-type="float" office:value="14912" calcext:value-type="float">
            <text:p>1491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52]=&quot;/&quot;;[.C752];[.I752])" office:value-type="string" office:string-value="2017/09/11" calcext:value-type="string">
            <text:p>2017/09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52]=&quot;null&quot;;&quot;null&quot;;[.I75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0" calcext:value-type="float">
            <text:p>38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2];&quot;', &quot;;[.D752];&quot;, &quot;;[.E752];&quot;, '&quot;;[.G752];&quot;', &quot;;[.J752];&quot;, '&quot;;[.K752];&quot;', &quot;;[.L752];&quot;, &quot;;[.M752];&quot;);&quot;)" office:value-type="string" office:string-value="insert into etat_lieux (date_entree_etat_lieux, km_depart, km_arrive, date_sortie_etat_lieux, incident, type_incident, num_contrat_etat_lieux, code_type_etat_lieux_etat_lieux) Values ('2017/09/11', 14912, null, 'null', 0, '...', 380, 1);" calcext:value-type="string">
            <text:p>insert into etat_lieux (date_entree_etat_lieux, km_depart, km_arrive, date_sortie_etat_lieux, incident, type_incident, num_contrat_etat_lieux, code_type_etat_lieux_etat_lieux) Values ('2017/09/11', 14912, null, 'null', 0, '...', 380, 1);</text:p>
          </table:table-cell>
          <table:table-cell table:number-columns-repeated="1010"/>
        </table:table-row>
        <table:table-row table:style-name="ro4">
          <table:table-cell office:value-type="float" office:value="751" calcext:value-type="float">
            <text:p>751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string" calcext:value-type="string">
            <text:p>2017/09/11</text:p>
          </table:table-cell>
          <table:table-cell table:style-name="ce5" office:value-type="float" office:value="17856" calcext:value-type="float">
            <text:p>1785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53]=&quot;/&quot;;[.C753];[.I753])" office:value-type="string" office:string-value="2017/09/11" calcext:value-type="string">
            <text:p>2017/09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53]=&quot;null&quot;;&quot;null&quot;;[.I7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1" calcext:value-type="float">
            <text:p>38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3];&quot;', &quot;;[.D753];&quot;, &quot;;[.E753];&quot;, '&quot;;[.G753];&quot;', &quot;;[.J753];&quot;, '&quot;;[.K753];&quot;', &quot;;[.L753];&quot;, &quot;;[.M753];&quot;);&quot;)" office:value-type="string" office:string-value="insert into etat_lieux (date_entree_etat_lieux, km_depart, km_arrive, date_sortie_etat_lieux, incident, type_incident, num_contrat_etat_lieux, code_type_etat_lieux_etat_lieux) Values ('2017/09/11', 17856, null, 'null', 0, '...', 381, 1);" calcext:value-type="string">
            <text:p>insert into etat_lieux (date_entree_etat_lieux, km_depart, km_arrive, date_sortie_etat_lieux, incident, type_incident, num_contrat_etat_lieux, code_type_etat_lieux_etat_lieux) Values ('2017/09/11', 17856, null, 'null', 0, '...', 381, 1);</text:p>
          </table:table-cell>
          <table:table-cell table:number-columns-repeated="1010"/>
        </table:table-row>
        <table:table-row table:style-name="ro4">
          <table:table-cell office:value-type="float" office:value="752" calcext:value-type="float">
            <text:p>752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string" calcext:value-type="string">
            <text:p>2017/08/30</text:p>
          </table:table-cell>
          <table:table-cell table:style-name="ce8" office:value-type="float" office:value="2738" calcext:value-type="float">
            <text:p>2738</text:p>
          </table:table-cell>
          <table:table-cell table:style-name="ce8" office:value-type="float" office:value="2859" calcext:value-type="float">
            <text:p>2859</text:p>
          </table:table-cell>
          <table:table-cell table:style-name="ce10" table:formula="of:=IF([.I754]=&quot;/&quot;;[.C754];[.I754])" office:value-type="string" office:string-value="2017/09/12" calcext:value-type="string">
            <text:p>2017/09/12</text:p>
          </table:table-cell>
          <table:table-cell table:style-name="ce10" office:value-type="string" calcext:value-type="string">
            <text:p>2017/09/12</text:p>
          </table:table-cell>
          <table:table-cell table:style-name="ce10" table:formula="of:=IF([.E754]=&quot;null&quot;;&quot;null&quot;;[.I754])" office:value-type="string" office:string-value="2017/09/12" calcext:value-type="string">
            <text:p>2017/09/12</text:p>
          </table:table-cell>
          <table:table-cell table:style-name="ce8" office:value-type="string" calcext:value-type="string">
            <text:p>2017/09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6" calcext:value-type="float">
            <text:p>36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4];&quot;', &quot;;[.D754];&quot;, &quot;;[.E754];&quot;, '&quot;;[.G754];&quot;', &quot;;[.J754];&quot;, '&quot;;[.K754];&quot;', &quot;;[.L754];&quot;, &quot;;[.M754];&quot;);&quot;)" office:value-type="string" office:string-value="insert into etat_lieux (date_entree_etat_lieux, km_depart, km_arrive, date_sortie_etat_lieux, incident, type_incident, num_contrat_etat_lieux, code_type_etat_lieux_etat_lieux) Values ('2017/08/30', 2738, 2859, '2017/09/12', 0, '...', 366, 2);" calcext:value-type="string">
            <text:p>insert into etat_lieux (date_entree_etat_lieux, km_depart, km_arrive, date_sortie_etat_lieux, incident, type_incident, num_contrat_etat_lieux, code_type_etat_lieux_etat_lieux) Values ('2017/08/30', 2738, 2859, '2017/09/12', 0, '...', 366, 2);</text:p>
          </table:table-cell>
          <table:table-cell table:number-columns-repeated="1010"/>
        </table:table-row>
        <table:table-row table:style-name="ro4">
          <table:table-cell office:value-type="float" office:value="753" calcext:value-type="float">
            <text:p>753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string" calcext:value-type="string">
            <text:p>2017/09/01</text:p>
          </table:table-cell>
          <table:table-cell table:style-name="ce8" office:value-type="float" office:value="18165" calcext:value-type="float">
            <text:p>18165</text:p>
          </table:table-cell>
          <table:table-cell table:style-name="ce8" office:value-type="float" office:value="18323" calcext:value-type="float">
            <text:p>18323</text:p>
          </table:table-cell>
          <table:table-cell table:style-name="ce10" table:formula="of:=IF([.I755]=&quot;/&quot;;[.C755];[.I755])" office:value-type="string" office:string-value="2017/09/13" calcext:value-type="string">
            <text:p>2017/09/13</text:p>
          </table:table-cell>
          <table:table-cell table:style-name="ce10" office:value-type="string" calcext:value-type="string">
            <text:p>2017/09/13</text:p>
          </table:table-cell>
          <table:table-cell table:style-name="ce10" table:formula="of:=IF([.E755]=&quot;null&quot;;&quot;null&quot;;[.I755])" office:value-type="string" office:string-value="2017/09/13" calcext:value-type="string">
            <text:p>2017/09/13</text:p>
          </table:table-cell>
          <table:table-cell table:style-name="ce8" office:value-type="string" calcext:value-type="string">
            <text:p>2017/09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68" calcext:value-type="float">
            <text:p>36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5];&quot;', &quot;;[.D755];&quot;, &quot;;[.E755];&quot;, '&quot;;[.G755];&quot;', &quot;;[.J755];&quot;, '&quot;;[.K755];&quot;', &quot;;[.L755];&quot;, &quot;;[.M755];&quot;);&quot;)" office:value-type="string" office:string-value="insert into etat_lieux (date_entree_etat_lieux, km_depart, km_arrive, date_sortie_etat_lieux, incident, type_incident, num_contrat_etat_lieux, code_type_etat_lieux_etat_lieux) Values ('2017/09/01', 18165, 18323, '2017/09/13', 0, '...', 368, 2);" calcext:value-type="string">
            <text:p>insert into etat_lieux (date_entree_etat_lieux, km_depart, km_arrive, date_sortie_etat_lieux, incident, type_incident, num_contrat_etat_lieux, code_type_etat_lieux_etat_lieux) Values ('2017/09/01', 18165, 18323, '2017/09/13', 0, '...', 368, 2);</text:p>
          </table:table-cell>
          <table:table-cell table:number-columns-repeated="1010"/>
        </table:table-row>
        <table:table-row table:style-name="ro4">
          <table:table-cell office:value-type="float" office:value="754" calcext:value-type="float">
            <text:p>754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string" calcext:value-type="string">
            <text:p>2017/09/13</text:p>
          </table:table-cell>
          <table:table-cell table:style-name="ce5" office:value-type="float" office:value="27917" calcext:value-type="float">
            <text:p>2791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56]=&quot;/&quot;;[.C756];[.I756])" office:value-type="string" office:string-value="2017/09/13" calcext:value-type="string">
            <text:p>2017/09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56]=&quot;null&quot;;&quot;null&quot;;[.I75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2" calcext:value-type="float">
            <text:p>38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6];&quot;', &quot;;[.D756];&quot;, &quot;;[.E756];&quot;, '&quot;;[.G756];&quot;', &quot;;[.J756];&quot;, '&quot;;[.K756];&quot;', &quot;;[.L756];&quot;, &quot;;[.M756];&quot;);&quot;)" office:value-type="string" office:string-value="insert into etat_lieux (date_entree_etat_lieux, km_depart, km_arrive, date_sortie_etat_lieux, incident, type_incident, num_contrat_etat_lieux, code_type_etat_lieux_etat_lieux) Values ('2017/09/13', 27917, null, 'null', 0, '...', 382, 1);" calcext:value-type="string">
            <text:p>insert into etat_lieux (date_entree_etat_lieux, km_depart, km_arrive, date_sortie_etat_lieux, incident, type_incident, num_contrat_etat_lieux, code_type_etat_lieux_etat_lieux) Values ('2017/09/13', 27917, null, 'null', 0, '...', 382, 1);</text:p>
          </table:table-cell>
          <table:table-cell table:number-columns-repeated="1010"/>
        </table:table-row>
        <table:table-row table:style-name="ro4">
          <table:table-cell office:value-type="float" office:value="755" calcext:value-type="float">
            <text:p>755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string" calcext:value-type="string">
            <text:p>2017/09/09</text:p>
          </table:table-cell>
          <table:table-cell table:style-name="ce8" office:value-type="float" office:value="15058" calcext:value-type="float">
            <text:p>15058</text:p>
          </table:table-cell>
          <table:table-cell table:style-name="ce8" office:value-type="float" office:value="15587" calcext:value-type="float">
            <text:p>15587</text:p>
          </table:table-cell>
          <table:table-cell table:style-name="ce10" table:formula="of:=IF([.I757]=&quot;/&quot;;[.C757];[.I757])" office:value-type="string" office:string-value="2017/09/14" calcext:value-type="string">
            <text:p>2017/09/14</text:p>
          </table:table-cell>
          <table:table-cell table:style-name="ce10" office:value-type="string" calcext:value-type="string">
            <text:p>2017/09/14</text:p>
          </table:table-cell>
          <table:table-cell table:style-name="ce10" table:formula="of:=IF([.E757]=&quot;null&quot;;&quot;null&quot;;[.I757])" office:value-type="string" office:string-value="2017/09/14" calcext:value-type="string">
            <text:p>2017/09/14</text:p>
          </table:table-cell>
          <table:table-cell table:style-name="ce8" office:value-type="string" calcext:value-type="string">
            <text:p>2017/09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9" calcext:value-type="float">
            <text:p>37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7];&quot;', &quot;;[.D757];&quot;, &quot;;[.E757];&quot;, '&quot;;[.G757];&quot;', &quot;;[.J757];&quot;, '&quot;;[.K757];&quot;', &quot;;[.L757];&quot;, &quot;;[.M757];&quot;);&quot;)" office:value-type="string" office:string-value="insert into etat_lieux (date_entree_etat_lieux, km_depart, km_arrive, date_sortie_etat_lieux, incident, type_incident, num_contrat_etat_lieux, code_type_etat_lieux_etat_lieux) Values ('2017/09/09', 15058, 15587, '2017/09/14', 0, '...', 379, 2);" calcext:value-type="string">
            <text:p>insert into etat_lieux (date_entree_etat_lieux, km_depart, km_arrive, date_sortie_etat_lieux, incident, type_incident, num_contrat_etat_lieux, code_type_etat_lieux_etat_lieux) Values ('2017/09/09', 15058, 15587, '2017/09/14', 0, '...', 379, 2);</text:p>
          </table:table-cell>
          <table:table-cell table:number-columns-repeated="1010"/>
        </table:table-row>
        <table:table-row table:style-name="ro4">
          <table:table-cell office:value-type="float" office:value="756" calcext:value-type="float">
            <text:p>75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string" calcext:value-type="string">
            <text:p>2017/09/11</text:p>
          </table:table-cell>
          <table:table-cell table:style-name="ce8" office:value-type="float" office:value="14912" calcext:value-type="float">
            <text:p>14912</text:p>
          </table:table-cell>
          <table:table-cell table:style-name="ce8" office:value-type="float" office:value="15698" calcext:value-type="float">
            <text:p>15698</text:p>
          </table:table-cell>
          <table:table-cell table:style-name="ce10" table:formula="of:=IF([.I758]=&quot;/&quot;;[.C758];[.I758])" office:value-type="string" office:string-value="2017/09/15" calcext:value-type="string">
            <text:p>2017/09/15</text:p>
          </table:table-cell>
          <table:table-cell table:style-name="ce10" office:value-type="string" calcext:value-type="string">
            <text:p>2017/09/15</text:p>
          </table:table-cell>
          <table:table-cell table:style-name="ce10" table:formula="of:=IF([.E758]=&quot;null&quot;;&quot;null&quot;;[.I758])" office:value-type="string" office:string-value="2017/09/15" calcext:value-type="string">
            <text:p>2017/09/15</text:p>
          </table:table-cell>
          <table:table-cell table:style-name="ce8" office:value-type="string" calcext:value-type="string">
            <text:p>2017/09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0" calcext:value-type="float">
            <text:p>38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8];&quot;', &quot;;[.D758];&quot;, &quot;;[.E758];&quot;, '&quot;;[.G758];&quot;', &quot;;[.J758];&quot;, '&quot;;[.K758];&quot;', &quot;;[.L758];&quot;, &quot;;[.M758];&quot;);&quot;)" office:value-type="string" office:string-value="insert into etat_lieux (date_entree_etat_lieux, km_depart, km_arrive, date_sortie_etat_lieux, incident, type_incident, num_contrat_etat_lieux, code_type_etat_lieux_etat_lieux) Values ('2017/09/11', 14912, 15698, '2017/09/15', 0, '...', 380, 2);" calcext:value-type="string">
            <text:p>insert into etat_lieux (date_entree_etat_lieux, km_depart, km_arrive, date_sortie_etat_lieux, incident, type_incident, num_contrat_etat_lieux, code_type_etat_lieux_etat_lieux) Values ('2017/09/11', 14912, 15698, '2017/09/15', 0, '...', 380, 2);</text:p>
          </table:table-cell>
          <table:table-cell table:number-columns-repeated="1010"/>
        </table:table-row>
        <table:table-row table:style-name="ro4">
          <table:table-cell office:value-type="float" office:value="757" calcext:value-type="float">
            <text:p>757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string" calcext:value-type="string">
            <text:p>2017/09/15</text:p>
          </table:table-cell>
          <table:table-cell table:style-name="ce5" office:value-type="float" office:value="24220" calcext:value-type="float">
            <text:p>2422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59]=&quot;/&quot;;[.C759];[.I759])" office:value-type="string" office:string-value="2017/09/15" calcext:value-type="string">
            <text:p>2017/09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59]=&quot;null&quot;;&quot;null&quot;;[.I75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3" calcext:value-type="float">
            <text:p>38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59];&quot;', &quot;;[.D759];&quot;, &quot;;[.E759];&quot;, '&quot;;[.G759];&quot;', &quot;;[.J759];&quot;, '&quot;;[.K759];&quot;', &quot;;[.L759];&quot;, &quot;;[.M759];&quot;);&quot;)" office:value-type="string" office:string-value="insert into etat_lieux (date_entree_etat_lieux, km_depart, km_arrive, date_sortie_etat_lieux, incident, type_incident, num_contrat_etat_lieux, code_type_etat_lieux_etat_lieux) Values ('2017/09/15', 24220, null, 'null', 0, '...', 383, 1);" calcext:value-type="string">
            <text:p>insert into etat_lieux (date_entree_etat_lieux, km_depart, km_arrive, date_sortie_etat_lieux, incident, type_incident, num_contrat_etat_lieux, code_type_etat_lieux_etat_lieux) Values ('2017/09/15', 24220, null, 'null', 0, '...', 383, 1);</text:p>
          </table:table-cell>
          <table:table-cell table:number-columns-repeated="1010"/>
        </table:table-row>
        <table:table-row table:style-name="ro4">
          <table:table-cell office:value-type="float" office:value="758" calcext:value-type="float">
            <text:p>758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string" calcext:value-type="string">
            <text:p>2017/09/03</text:p>
          </table:table-cell>
          <table:table-cell table:style-name="ce8" office:value-type="float" office:value="3788" calcext:value-type="float">
            <text:p>3788</text:p>
          </table:table-cell>
          <table:table-cell table:style-name="ce8" office:value-type="float" office:value="4022" calcext:value-type="float">
            <text:p>4022</text:p>
          </table:table-cell>
          <table:table-cell table:style-name="ce10" table:formula="of:=IF([.I760]=&quot;/&quot;;[.C760];[.I760])" office:value-type="string" office:string-value="2017/09/16" calcext:value-type="string">
            <text:p>2017/09/16</text:p>
          </table:table-cell>
          <table:table-cell table:style-name="ce10" office:value-type="string" calcext:value-type="string">
            <text:p>2017/09/16</text:p>
          </table:table-cell>
          <table:table-cell table:style-name="ce10" table:formula="of:=IF([.E760]=&quot;null&quot;;&quot;null&quot;;[.I760])" office:value-type="string" office:string-value="2017/09/16" calcext:value-type="string">
            <text:p>2017/09/16</text:p>
          </table:table-cell>
          <table:table-cell table:style-name="ce8" office:value-type="string" calcext:value-type="string">
            <text:p>2017/09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2" calcext:value-type="float">
            <text:p>37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0];&quot;', &quot;;[.D760];&quot;, &quot;;[.E760];&quot;, '&quot;;[.G760];&quot;', &quot;;[.J760];&quot;, '&quot;;[.K760];&quot;', &quot;;[.L760];&quot;, &quot;;[.M760];&quot;);&quot;)" office:value-type="string" office:string-value="insert into etat_lieux (date_entree_etat_lieux, km_depart, km_arrive, date_sortie_etat_lieux, incident, type_incident, num_contrat_etat_lieux, code_type_etat_lieux_etat_lieux) Values ('2017/09/03', 3788, 4022, '2017/09/16', 0, '...', 372, 2);" calcext:value-type="string">
            <text:p>insert into etat_lieux (date_entree_etat_lieux, km_depart, km_arrive, date_sortie_etat_lieux, incident, type_incident, num_contrat_etat_lieux, code_type_etat_lieux_etat_lieux) Values ('2017/09/03', 3788, 4022, '2017/09/16', 0, '...', 372, 2);</text:p>
          </table:table-cell>
          <table:table-cell table:number-columns-repeated="1010"/>
        </table:table-row>
        <table:table-row table:style-name="ro4">
          <table:table-cell office:value-type="float" office:value="759" calcext:value-type="float">
            <text:p>759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string" calcext:value-type="string">
            <text:p>2017/09/08</text:p>
          </table:table-cell>
          <table:table-cell table:style-name="ce8" office:value-type="float" office:value="13962" calcext:value-type="float">
            <text:p>13962</text:p>
          </table:table-cell>
          <table:table-cell table:style-name="ce8" office:value-type="float" office:value="14893" calcext:value-type="float">
            <text:p>14893</text:p>
          </table:table-cell>
          <table:table-cell table:style-name="ce10" table:formula="of:=IF([.I761]=&quot;/&quot;;[.C761];[.I761])" office:value-type="string" office:string-value="2017/09/16" calcext:value-type="string">
            <text:p>2017/09/16</text:p>
          </table:table-cell>
          <table:table-cell table:style-name="ce10" office:value-type="string" calcext:value-type="string">
            <text:p>2017/09/16</text:p>
          </table:table-cell>
          <table:table-cell table:style-name="ce10" table:formula="of:=IF([.E761]=&quot;null&quot;;&quot;null&quot;;[.I761])" office:value-type="string" office:string-value="2017/09/16" calcext:value-type="string">
            <text:p>2017/09/16</text:p>
          </table:table-cell>
          <table:table-cell table:style-name="ce8" office:value-type="string" calcext:value-type="string">
            <text:p>2017/09/1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6" calcext:value-type="float">
            <text:p>37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1];&quot;', &quot;;[.D761];&quot;, &quot;;[.E761];&quot;, '&quot;;[.G761];&quot;', &quot;;[.J761];&quot;, '&quot;;[.K761];&quot;', &quot;;[.L761];&quot;, &quot;;[.M761];&quot;);&quot;)" office:value-type="string" office:string-value="insert into etat_lieux (date_entree_etat_lieux, km_depart, km_arrive, date_sortie_etat_lieux, incident, type_incident, num_contrat_etat_lieux, code_type_etat_lieux_etat_lieux) Values ('2017/09/08', 13962, 14893, '2017/09/16', 0, '...', 376, 2);" calcext:value-type="string">
            <text:p>insert into etat_lieux (date_entree_etat_lieux, km_depart, km_arrive, date_sortie_etat_lieux, incident, type_incident, num_contrat_etat_lieux, code_type_etat_lieux_etat_lieux) Values ('2017/09/08', 13962, 14893, '2017/09/16', 0, '...', 376, 2);</text:p>
          </table:table-cell>
          <table:table-cell table:number-columns-repeated="1010"/>
        </table:table-row>
        <table:table-row table:style-name="ro4">
          <table:table-cell office:value-type="float" office:value="760" calcext:value-type="float">
            <text:p>760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string" calcext:value-type="string">
            <text:p>2017/09/16</text:p>
          </table:table-cell>
          <table:table-cell table:style-name="ce5" office:value-type="float" office:value="16896" calcext:value-type="float">
            <text:p>1689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62]=&quot;/&quot;;[.C762];[.I762])" office:value-type="string" office:string-value="2017/09/16" calcext:value-type="string">
            <text:p>2017/09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62]=&quot;null&quot;;&quot;null&quot;;[.I76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4" calcext:value-type="float">
            <text:p>38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2];&quot;', &quot;;[.D762];&quot;, &quot;;[.E762];&quot;, '&quot;;[.G762];&quot;', &quot;;[.J762];&quot;, '&quot;;[.K762];&quot;', &quot;;[.L762];&quot;, &quot;;[.M762];&quot;);&quot;)" office:value-type="string" office:string-value="insert into etat_lieux (date_entree_etat_lieux, km_depart, km_arrive, date_sortie_etat_lieux, incident, type_incident, num_contrat_etat_lieux, code_type_etat_lieux_etat_lieux) Values ('2017/09/16', 16896, null, 'null', 0, '...', 384, 1);" calcext:value-type="string">
            <text:p>insert into etat_lieux (date_entree_etat_lieux, km_depart, km_arrive, date_sortie_etat_lieux, incident, type_incident, num_contrat_etat_lieux, code_type_etat_lieux_etat_lieux) Values ('2017/09/16', 16896, null, 'null', 0, '...', 384, 1);</text:p>
          </table:table-cell>
          <table:table-cell table:number-columns-repeated="1010"/>
        </table:table-row>
        <table:table-row table:style-name="ro4">
          <table:table-cell office:value-type="float" office:value="761" calcext:value-type="float">
            <text:p>761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string" calcext:value-type="string">
            <text:p>2017/09/16</text:p>
          </table:table-cell>
          <table:table-cell table:style-name="ce5" office:value-type="float" office:value="13404" calcext:value-type="float">
            <text:p>1340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63]=&quot;/&quot;;[.C763];[.I763])" office:value-type="string" office:string-value="2017/09/16" calcext:value-type="string">
            <text:p>2017/09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63]=&quot;null&quot;;&quot;null&quot;;[.I76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5" calcext:value-type="float">
            <text:p>38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3];&quot;', &quot;;[.D763];&quot;, &quot;;[.E763];&quot;, '&quot;;[.G763];&quot;', &quot;;[.J763];&quot;, '&quot;;[.K763];&quot;', &quot;;[.L763];&quot;, &quot;;[.M763];&quot;);&quot;)" office:value-type="string" office:string-value="insert into etat_lieux (date_entree_etat_lieux, km_depart, km_arrive, date_sortie_etat_lieux, incident, type_incident, num_contrat_etat_lieux, code_type_etat_lieux_etat_lieux) Values ('2017/09/16', 13404, null, 'null', 0, '...', 385, 1);" calcext:value-type="string">
            <text:p>insert into etat_lieux (date_entree_etat_lieux, km_depart, km_arrive, date_sortie_etat_lieux, incident, type_incident, num_contrat_etat_lieux, code_type_etat_lieux_etat_lieux) Values ('2017/09/16', 13404, null, 'null', 0, '...', 385, 1);</text:p>
          </table:table-cell>
          <table:table-cell table:number-columns-repeated="1010"/>
        </table:table-row>
        <table:table-row table:style-name="ro4">
          <table:table-cell office:value-type="float" office:value="762" calcext:value-type="float">
            <text:p>762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string" calcext:value-type="string">
            <text:p>2017/09/16</text:p>
          </table:table-cell>
          <table:table-cell table:style-name="ce5" office:value-type="float" office:value="18872" calcext:value-type="float">
            <text:p>1887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64]=&quot;/&quot;;[.C764];[.I764])" office:value-type="string" office:string-value="2017/09/16" calcext:value-type="string">
            <text:p>2017/09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64]=&quot;null&quot;;&quot;null&quot;;[.I76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6" calcext:value-type="float">
            <text:p>38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4];&quot;', &quot;;[.D764];&quot;, &quot;;[.E764];&quot;, '&quot;;[.G764];&quot;', &quot;;[.J764];&quot;, '&quot;;[.K764];&quot;', &quot;;[.L764];&quot;, &quot;;[.M764];&quot;);&quot;)" office:value-type="string" office:string-value="insert into etat_lieux (date_entree_etat_lieux, km_depart, km_arrive, date_sortie_etat_lieux, incident, type_incident, num_contrat_etat_lieux, code_type_etat_lieux_etat_lieux) Values ('2017/09/16', 18872, null, 'null', 0, '...', 386, 1);" calcext:value-type="string">
            <text:p>insert into etat_lieux (date_entree_etat_lieux, km_depart, km_arrive, date_sortie_etat_lieux, incident, type_incident, num_contrat_etat_lieux, code_type_etat_lieux_etat_lieux) Values ('2017/09/16', 18872, null, 'null', 0, '...', 386, 1);</text:p>
          </table:table-cell>
          <table:table-cell table:number-columns-repeated="1010"/>
        </table:table-row>
        <table:table-row table:style-name="ro4">
          <table:table-cell office:value-type="float" office:value="763" calcext:value-type="float">
            <text:p>763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string" calcext:value-type="string">
            <text:p>2017/09/08</text:p>
          </table:table-cell>
          <table:table-cell table:style-name="ce8" office:value-type="float" office:value="23284" calcext:value-type="float">
            <text:p>23284</text:p>
          </table:table-cell>
          <table:table-cell table:style-name="ce8" office:value-type="float" office:value="24242" calcext:value-type="float">
            <text:p>24242</text:p>
          </table:table-cell>
          <table:table-cell table:style-name="ce10" table:formula="of:=IF([.I765]=&quot;/&quot;;[.C765];[.I765])" office:value-type="string" office:string-value="2017/09/17" calcext:value-type="string">
            <text:p>2017/09/17</text:p>
          </table:table-cell>
          <table:table-cell table:style-name="ce10" office:value-type="string" calcext:value-type="string">
            <text:p>2017/09/17</text:p>
          </table:table-cell>
          <table:table-cell table:style-name="ce10" table:formula="of:=IF([.E765]=&quot;null&quot;;&quot;null&quot;;[.I765])" office:value-type="string" office:string-value="2017/09/17" calcext:value-type="string">
            <text:p>2017/09/17</text:p>
          </table:table-cell>
          <table:table-cell table:style-name="ce8" office:value-type="string" calcext:value-type="string">
            <text:p>2017/09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4" calcext:value-type="float">
            <text:p>37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5];&quot;', &quot;;[.D765];&quot;, &quot;;[.E765];&quot;, '&quot;;[.G765];&quot;', &quot;;[.J765];&quot;, '&quot;;[.K765];&quot;', &quot;;[.L765];&quot;, &quot;;[.M765];&quot;);&quot;)" office:value-type="string" office:string-value="insert into etat_lieux (date_entree_etat_lieux, km_depart, km_arrive, date_sortie_etat_lieux, incident, type_incident, num_contrat_etat_lieux, code_type_etat_lieux_etat_lieux) Values ('2017/09/08', 23284, 24242, '2017/09/17', 0, '...', 374, 2);" calcext:value-type="string">
            <text:p>insert into etat_lieux (date_entree_etat_lieux, km_depart, km_arrive, date_sortie_etat_lieux, incident, type_incident, num_contrat_etat_lieux, code_type_etat_lieux_etat_lieux) Values ('2017/09/08', 23284, 24242, '2017/09/17', 0, '...', 374, 2);</text:p>
          </table:table-cell>
          <table:table-cell table:number-columns-repeated="1010"/>
        </table:table-row>
        <table:table-row table:style-name="ro4">
          <table:table-cell office:value-type="float" office:value="764" calcext:value-type="float">
            <text:p>764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string" calcext:value-type="string">
            <text:p>2017/09/08</text:p>
          </table:table-cell>
          <table:table-cell table:style-name="ce8" office:value-type="float" office:value="15162" calcext:value-type="float">
            <text:p>15162</text:p>
          </table:table-cell>
          <table:table-cell table:style-name="ce8" office:value-type="float" office:value="15409" calcext:value-type="float">
            <text:p>15409</text:p>
          </table:table-cell>
          <table:table-cell table:style-name="ce10" table:formula="of:=IF([.I766]=&quot;/&quot;;[.C766];[.I766])" office:value-type="string" office:string-value="2017/09/18" calcext:value-type="string">
            <text:p>2017/09/18</text:p>
          </table:table-cell>
          <table:table-cell table:style-name="ce10" office:value-type="string" calcext:value-type="string">
            <text:p>2017/09/18</text:p>
          </table:table-cell>
          <table:table-cell table:style-name="ce10" table:formula="of:=IF([.E766]=&quot;null&quot;;&quot;null&quot;;[.I766])" office:value-type="string" office:string-value="2017/09/18" calcext:value-type="string">
            <text:p>2017/09/18</text:p>
          </table:table-cell>
          <table:table-cell table:style-name="ce8" office:value-type="string" calcext:value-type="string">
            <text:p>2017/09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3" calcext:value-type="float">
            <text:p>37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6];&quot;', &quot;;[.D766];&quot;, &quot;;[.E766];&quot;, '&quot;;[.G766];&quot;', &quot;;[.J766];&quot;, '&quot;;[.K766];&quot;', &quot;;[.L766];&quot;, &quot;;[.M766];&quot;);&quot;)" office:value-type="string" office:string-value="insert into etat_lieux (date_entree_etat_lieux, km_depart, km_arrive, date_sortie_etat_lieux, incident, type_incident, num_contrat_etat_lieux, code_type_etat_lieux_etat_lieux) Values ('2017/09/08', 15162, 15409, '2017/09/18', 0, '...', 373, 2);" calcext:value-type="string">
            <text:p>insert into etat_lieux (date_entree_etat_lieux, km_depart, km_arrive, date_sortie_etat_lieux, incident, type_incident, num_contrat_etat_lieux, code_type_etat_lieux_etat_lieux) Values ('2017/09/08', 15162, 15409, '2017/09/18', 0, '...', 373, 2);</text:p>
          </table:table-cell>
          <table:table-cell table:number-columns-repeated="1010"/>
        </table:table-row>
        <table:table-row table:style-name="ro4">
          <table:table-cell office:value-type="float" office:value="765" calcext:value-type="float">
            <text:p>765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string" calcext:value-type="string">
            <text:p>2017/09/09</text:p>
          </table:table-cell>
          <table:table-cell table:style-name="ce8" office:value-type="float" office:value="6825" calcext:value-type="float">
            <text:p>6825</text:p>
          </table:table-cell>
          <table:table-cell table:style-name="ce8" office:value-type="float" office:value="6878" calcext:value-type="float">
            <text:p>6878</text:p>
          </table:table-cell>
          <table:table-cell table:style-name="ce10" table:formula="of:=IF([.I767]=&quot;/&quot;;[.C767];[.I767])" office:value-type="string" office:string-value="2017/09/18" calcext:value-type="string">
            <text:p>2017/09/18</text:p>
          </table:table-cell>
          <table:table-cell table:style-name="ce10" office:value-type="string" calcext:value-type="string">
            <text:p>2017/09/18</text:p>
          </table:table-cell>
          <table:table-cell table:style-name="ce10" table:formula="of:=IF([.E767]=&quot;null&quot;;&quot;null&quot;;[.I767])" office:value-type="string" office:string-value="2017/09/18" calcext:value-type="string">
            <text:p>2017/09/18</text:p>
          </table:table-cell>
          <table:table-cell table:style-name="ce8" office:value-type="string" calcext:value-type="string">
            <text:p>2017/09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8" calcext:value-type="float">
            <text:p>37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7];&quot;', &quot;;[.D767];&quot;, &quot;;[.E767];&quot;, '&quot;;[.G767];&quot;', &quot;;[.J767];&quot;, '&quot;;[.K767];&quot;', &quot;;[.L767];&quot;, &quot;;[.M767];&quot;);&quot;)" office:value-type="string" office:string-value="insert into etat_lieux (date_entree_etat_lieux, km_depart, km_arrive, date_sortie_etat_lieux, incident, type_incident, num_contrat_etat_lieux, code_type_etat_lieux_etat_lieux) Values ('2017/09/09', 6825, 6878, '2017/09/18', 0, '...', 378, 2);" calcext:value-type="string">
            <text:p>insert into etat_lieux (date_entree_etat_lieux, km_depart, km_arrive, date_sortie_etat_lieux, incident, type_incident, num_contrat_etat_lieux, code_type_etat_lieux_etat_lieux) Values ('2017/09/09', 6825, 6878, '2017/09/18', 0, '...', 378, 2);</text:p>
          </table:table-cell>
          <table:table-cell table:number-columns-repeated="1010"/>
        </table:table-row>
        <table:table-row table:style-name="ro4">
          <table:table-cell office:value-type="float" office:value="766" calcext:value-type="float">
            <text:p>766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string" calcext:value-type="string">
            <text:p>2017/09/18</text:p>
          </table:table-cell>
          <table:table-cell table:style-name="ce5" office:value-type="float" office:value="11933" calcext:value-type="float">
            <text:p>1193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68]=&quot;/&quot;;[.C768];[.I768])" office:value-type="string" office:string-value="2017/09/18" calcext:value-type="string">
            <text:p>2017/09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68]=&quot;null&quot;;&quot;null&quot;;[.I76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7" calcext:value-type="float">
            <text:p>38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8];&quot;', &quot;;[.D768];&quot;, &quot;;[.E768];&quot;, '&quot;;[.G768];&quot;', &quot;;[.J768];&quot;, '&quot;;[.K768];&quot;', &quot;;[.L768];&quot;, &quot;;[.M768];&quot;);&quot;)" office:value-type="string" office:string-value="insert into etat_lieux (date_entree_etat_lieux, km_depart, km_arrive, date_sortie_etat_lieux, incident, type_incident, num_contrat_etat_lieux, code_type_etat_lieux_etat_lieux) Values ('2017/09/18', 11933, null, 'null', 0, '...', 387, 1);" calcext:value-type="string">
            <text:p>insert into etat_lieux (date_entree_etat_lieux, km_depart, km_arrive, date_sortie_etat_lieux, incident, type_incident, num_contrat_etat_lieux, code_type_etat_lieux_etat_lieux) Values ('2017/09/18', 11933, null, 'null', 0, '...', 387, 1);</text:p>
          </table:table-cell>
          <table:table-cell table:number-columns-repeated="1010"/>
        </table:table-row>
        <table:table-row table:style-name="ro4">
          <table:table-cell office:value-type="float" office:value="767" calcext:value-type="float">
            <text:p>767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string" calcext:value-type="string">
            <text:p>2017/09/19</text:p>
          </table:table-cell>
          <table:table-cell table:style-name="ce5" office:value-type="float" office:value="12057" calcext:value-type="float">
            <text:p>1205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69]=&quot;/&quot;;[.C769];[.I769])" office:value-type="string" office:string-value="2017/09/19" calcext:value-type="string">
            <text:p>2017/09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69]=&quot;null&quot;;&quot;null&quot;;[.I76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8" calcext:value-type="float">
            <text:p>38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69];&quot;', &quot;;[.D769];&quot;, &quot;;[.E769];&quot;, '&quot;;[.G769];&quot;', &quot;;[.J769];&quot;, '&quot;;[.K769];&quot;', &quot;;[.L769];&quot;, &quot;;[.M769];&quot;);&quot;)" office:value-type="string" office:string-value="insert into etat_lieux (date_entree_etat_lieux, km_depart, km_arrive, date_sortie_etat_lieux, incident, type_incident, num_contrat_etat_lieux, code_type_etat_lieux_etat_lieux) Values ('2017/09/19', 12057, null, 'null', 0, '...', 388, 1);" calcext:value-type="string">
            <text:p>insert into etat_lieux (date_entree_etat_lieux, km_depart, km_arrive, date_sortie_etat_lieux, incident, type_incident, num_contrat_etat_lieux, code_type_etat_lieux_etat_lieux) Values ('2017/09/19', 12057, null, 'null', 0, '...', 388, 1);</text:p>
          </table:table-cell>
          <table:table-cell table:number-columns-repeated="1010"/>
        </table:table-row>
        <table:table-row table:style-name="ro4">
          <table:table-cell office:value-type="float" office:value="768" calcext:value-type="float">
            <text:p>768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string" calcext:value-type="string">
            <text:p>2017/09/19</text:p>
          </table:table-cell>
          <table:table-cell table:style-name="ce5" office:value-type="float" office:value="28966" calcext:value-type="float">
            <text:p>2896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70]=&quot;/&quot;;[.C770];[.I770])" office:value-type="string" office:string-value="2017/09/19" calcext:value-type="string">
            <text:p>2017/09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70]=&quot;null&quot;;&quot;null&quot;;[.I77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89" calcext:value-type="float">
            <text:p>38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0];&quot;', &quot;;[.D770];&quot;, &quot;;[.E770];&quot;, '&quot;;[.G770];&quot;', &quot;;[.J770];&quot;, '&quot;;[.K770];&quot;', &quot;;[.L770];&quot;, &quot;;[.M770];&quot;);&quot;)" office:value-type="string" office:string-value="insert into etat_lieux (date_entree_etat_lieux, km_depart, km_arrive, date_sortie_etat_lieux, incident, type_incident, num_contrat_etat_lieux, code_type_etat_lieux_etat_lieux) Values ('2017/09/19', 28966, null, 'null', 0, '...', 389, 1);" calcext:value-type="string">
            <text:p>insert into etat_lieux (date_entree_etat_lieux, km_depart, km_arrive, date_sortie_etat_lieux, incident, type_incident, num_contrat_etat_lieux, code_type_etat_lieux_etat_lieux) Values ('2017/09/19', 28966, null, 'null', 0, '...', 389, 1);</text:p>
          </table:table-cell>
          <table:table-cell table:number-columns-repeated="1010"/>
        </table:table-row>
        <table:table-row table:style-name="ro4">
          <table:table-cell office:value-type="float" office:value="769" calcext:value-type="float">
            <text:p>769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string" calcext:value-type="string">
            <text:p>2017/09/11</text:p>
          </table:table-cell>
          <table:table-cell table:style-name="ce8" office:value-type="float" office:value="17856" calcext:value-type="float">
            <text:p>17856</text:p>
          </table:table-cell>
          <table:table-cell table:style-name="ce8" office:value-type="float" office:value="18124" calcext:value-type="float">
            <text:p>18124</text:p>
          </table:table-cell>
          <table:table-cell table:style-name="ce10" table:formula="of:=IF([.I771]=&quot;/&quot;;[.C771];[.I771])" office:value-type="string" office:string-value="2017/09/20" calcext:value-type="string">
            <text:p>2017/09/20</text:p>
          </table:table-cell>
          <table:table-cell table:style-name="ce10" office:value-type="string" calcext:value-type="string">
            <text:p>2017/09/20</text:p>
          </table:table-cell>
          <table:table-cell table:style-name="ce10" table:formula="of:=IF([.E771]=&quot;null&quot;;&quot;null&quot;;[.I771])" office:value-type="string" office:string-value="2017/09/20" calcext:value-type="string">
            <text:p>2017/09/20</text:p>
          </table:table-cell>
          <table:table-cell table:style-name="ce8" office:value-type="string" calcext:value-type="string">
            <text:p>2017/09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1" calcext:value-type="float">
            <text:p>38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1];&quot;', &quot;;[.D771];&quot;, &quot;;[.E771];&quot;, '&quot;;[.G771];&quot;', &quot;;[.J771];&quot;, '&quot;;[.K771];&quot;', &quot;;[.L771];&quot;, &quot;;[.M771];&quot;);&quot;)" office:value-type="string" office:string-value="insert into etat_lieux (date_entree_etat_lieux, km_depart, km_arrive, date_sortie_etat_lieux, incident, type_incident, num_contrat_etat_lieux, code_type_etat_lieux_etat_lieux) Values ('2017/09/11', 17856, 18124, '2017/09/20', 0, '...', 381, 2);" calcext:value-type="string">
            <text:p>insert into etat_lieux (date_entree_etat_lieux, km_depart, km_arrive, date_sortie_etat_lieux, incident, type_incident, num_contrat_etat_lieux, code_type_etat_lieux_etat_lieux) Values ('2017/09/11', 17856, 18124, '2017/09/20', 0, '...', 381, 2);</text:p>
          </table:table-cell>
          <table:table-cell table:number-columns-repeated="1010"/>
        </table:table-row>
        <table:table-row table:style-name="ro4">
          <table:table-cell office:value-type="float" office:value="770" calcext:value-type="float">
            <text:p>770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string" calcext:value-type="string">
            <text:p>2017/09/15</text:p>
          </table:table-cell>
          <table:table-cell table:style-name="ce8" office:value-type="float" office:value="24220" calcext:value-type="float">
            <text:p>24220</text:p>
          </table:table-cell>
          <table:table-cell table:style-name="ce8" office:value-type="float" office:value="25264" calcext:value-type="float">
            <text:p>25264</text:p>
          </table:table-cell>
          <table:table-cell table:style-name="ce10" table:formula="of:=IF([.I772]=&quot;/&quot;;[.C772];[.I772])" office:value-type="string" office:string-value="2017/09/20" calcext:value-type="string">
            <text:p>2017/09/20</text:p>
          </table:table-cell>
          <table:table-cell table:style-name="ce10" office:value-type="string" calcext:value-type="string">
            <text:p>2017/09/20</text:p>
          </table:table-cell>
          <table:table-cell table:style-name="ce10" table:formula="of:=IF([.E772]=&quot;null&quot;;&quot;null&quot;;[.I772])" office:value-type="string" office:string-value="2017/09/20" calcext:value-type="string">
            <text:p>2017/09/20</text:p>
          </table:table-cell>
          <table:table-cell table:style-name="ce8" office:value-type="string" calcext:value-type="string">
            <text:p>2017/09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3" calcext:value-type="float">
            <text:p>38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2];&quot;', &quot;;[.D772];&quot;, &quot;;[.E772];&quot;, '&quot;;[.G772];&quot;', &quot;;[.J772];&quot;, '&quot;;[.K772];&quot;', &quot;;[.L772];&quot;, &quot;;[.M772];&quot;);&quot;)" office:value-type="string" office:string-value="insert into etat_lieux (date_entree_etat_lieux, km_depart, km_arrive, date_sortie_etat_lieux, incident, type_incident, num_contrat_etat_lieux, code_type_etat_lieux_etat_lieux) Values ('2017/09/15', 24220, 25264, '2017/09/20', 0, '...', 383, 2);" calcext:value-type="string">
            <text:p>insert into etat_lieux (date_entree_etat_lieux, km_depart, km_arrive, date_sortie_etat_lieux, incident, type_incident, num_contrat_etat_lieux, code_type_etat_lieux_etat_lieux) Values ('2017/09/15', 24220, 25264, '2017/09/20', 0, '...', 383, 2);</text:p>
          </table:table-cell>
          <table:table-cell table:number-columns-repeated="1010"/>
        </table:table-row>
        <table:table-row table:style-name="ro4">
          <table:table-cell office:value-type="float" office:value="771" calcext:value-type="float">
            <text:p>771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string" calcext:value-type="string">
            <text:p>2017/09/20</text:p>
          </table:table-cell>
          <table:table-cell table:style-name="ce5" office:value-type="float" office:value="29319" calcext:value-type="float">
            <text:p>2931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73]=&quot;/&quot;;[.C773];[.I773])" office:value-type="string" office:string-value="2017/09/20" calcext:value-type="string">
            <text:p>2017/09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73]=&quot;null&quot;;&quot;null&quot;;[.I77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0" calcext:value-type="float">
            <text:p>39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3];&quot;', &quot;;[.D773];&quot;, &quot;;[.E773];&quot;, '&quot;;[.G773];&quot;', &quot;;[.J773];&quot;, '&quot;;[.K773];&quot;', &quot;;[.L773];&quot;, &quot;;[.M773];&quot;);&quot;)" office:value-type="string" office:string-value="insert into etat_lieux (date_entree_etat_lieux, km_depart, km_arrive, date_sortie_etat_lieux, incident, type_incident, num_contrat_etat_lieux, code_type_etat_lieux_etat_lieux) Values ('2017/09/20', 29319, null, 'null', 0, '...', 390, 1);" calcext:value-type="string">
            <text:p>insert into etat_lieux (date_entree_etat_lieux, km_depart, km_arrive, date_sortie_etat_lieux, incident, type_incident, num_contrat_etat_lieux, code_type_etat_lieux_etat_lieux) Values ('2017/09/20', 29319, null, 'null', 0, '...', 390, 1);</text:p>
          </table:table-cell>
          <table:table-cell table:number-columns-repeated="1010"/>
        </table:table-row>
        <table:table-row table:style-name="ro4">
          <table:table-cell office:value-type="float" office:value="772" calcext:value-type="float">
            <text:p>772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string" calcext:value-type="string">
            <text:p>2017/09/20</text:p>
          </table:table-cell>
          <table:table-cell table:style-name="ce5" office:value-type="float" office:value="6184" calcext:value-type="float">
            <text:p>618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74]=&quot;/&quot;;[.C774];[.I774])" office:value-type="string" office:string-value="2017/09/20" calcext:value-type="string">
            <text:p>2017/09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74]=&quot;null&quot;;&quot;null&quot;;[.I77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1" calcext:value-type="float">
            <text:p>39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4];&quot;', &quot;;[.D774];&quot;, &quot;;[.E774];&quot;, '&quot;;[.G774];&quot;', &quot;;[.J774];&quot;, '&quot;;[.K774];&quot;', &quot;;[.L774];&quot;, &quot;;[.M774];&quot;);&quot;)" office:value-type="string" office:string-value="insert into etat_lieux (date_entree_etat_lieux, km_depart, km_arrive, date_sortie_etat_lieux, incident, type_incident, num_contrat_etat_lieux, code_type_etat_lieux_etat_lieux) Values ('2017/09/20', 6184, null, 'null', 0, '...', 391, 1);" calcext:value-type="string">
            <text:p>insert into etat_lieux (date_entree_etat_lieux, km_depart, km_arrive, date_sortie_etat_lieux, incident, type_incident, num_contrat_etat_lieux, code_type_etat_lieux_etat_lieux) Values ('2017/09/20', 6184, null, 'null', 0, '...', 391, 1);</text:p>
          </table:table-cell>
          <table:table-cell table:number-columns-repeated="1010"/>
        </table:table-row>
        <table:table-row table:style-name="ro4">
          <table:table-cell office:value-type="float" office:value="773" calcext:value-type="float">
            <text:p>773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string" calcext:value-type="string">
            <text:p>2017/09/20</text:p>
          </table:table-cell>
          <table:table-cell table:style-name="ce5" office:value-type="float" office:value="20366" calcext:value-type="float">
            <text:p>2036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75]=&quot;/&quot;;[.C775];[.I775])" office:value-type="string" office:string-value="2017/09/20" calcext:value-type="string">
            <text:p>2017/09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75]=&quot;null&quot;;&quot;null&quot;;[.I77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2" calcext:value-type="float">
            <text:p>39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5];&quot;', &quot;;[.D775];&quot;, &quot;;[.E775];&quot;, '&quot;;[.G775];&quot;', &quot;;[.J775];&quot;, '&quot;;[.K775];&quot;', &quot;;[.L775];&quot;, &quot;;[.M775];&quot;);&quot;)" office:value-type="string" office:string-value="insert into etat_lieux (date_entree_etat_lieux, km_depart, km_arrive, date_sortie_etat_lieux, incident, type_incident, num_contrat_etat_lieux, code_type_etat_lieux_etat_lieux) Values ('2017/09/20', 20366, null, 'null', 0, '...', 392, 1);" calcext:value-type="string">
            <text:p>insert into etat_lieux (date_entree_etat_lieux, km_depart, km_arrive, date_sortie_etat_lieux, incident, type_incident, num_contrat_etat_lieux, code_type_etat_lieux_etat_lieux) Values ('2017/09/20', 20366, null, 'null', 0, '...', 392, 1);</text:p>
          </table:table-cell>
          <table:table-cell table:number-columns-repeated="1010"/>
        </table:table-row>
        <table:table-row table:style-name="ro4">
          <table:table-cell office:value-type="float" office:value="774" calcext:value-type="float">
            <text:p>774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2017/09/08</text:p>
          </table:table-cell>
          <table:table-cell table:style-name="ce8" office:value-type="float" office:value="14096" calcext:value-type="float">
            <text:p>14096</text:p>
          </table:table-cell>
          <table:table-cell table:style-name="ce8" office:value-type="float" office:value="15394" calcext:value-type="float">
            <text:p>15394</text:p>
          </table:table-cell>
          <table:table-cell table:style-name="ce10" table:formula="of:=IF([.I776]=&quot;/&quot;;[.C776];[.I776])" office:value-type="string" office:string-value="2017/09/21" calcext:value-type="string">
            <text:p>2017/09/21</text:p>
          </table:table-cell>
          <table:table-cell table:style-name="ce10" office:value-type="string" calcext:value-type="string">
            <text:p>2017/09/21</text:p>
          </table:table-cell>
          <table:table-cell table:style-name="ce10" table:formula="of:=IF([.E776]=&quot;null&quot;;&quot;null&quot;;[.I776])" office:value-type="string" office:string-value="2017/09/21" calcext:value-type="string">
            <text:p>2017/09/21</text:p>
          </table:table-cell>
          <table:table-cell table:style-name="ce8" office:value-type="string" calcext:value-type="string">
            <text:p>2017/09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75" calcext:value-type="float">
            <text:p>37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6];&quot;', &quot;;[.D776];&quot;, &quot;;[.E776];&quot;, '&quot;;[.G776];&quot;', &quot;;[.J776];&quot;, '&quot;;[.K776];&quot;', &quot;;[.L776];&quot;, &quot;;[.M776];&quot;);&quot;)" office:value-type="string" office:string-value="insert into etat_lieux (date_entree_etat_lieux, km_depart, km_arrive, date_sortie_etat_lieux, incident, type_incident, num_contrat_etat_lieux, code_type_etat_lieux_etat_lieux) Values ('2017/09/08', 14096, 15394, '2017/09/21', 0, '...', 375, 2);" calcext:value-type="string">
            <text:p>insert into etat_lieux (date_entree_etat_lieux, km_depart, km_arrive, date_sortie_etat_lieux, incident, type_incident, num_contrat_etat_lieux, code_type_etat_lieux_etat_lieux) Values ('2017/09/08', 14096, 15394, '2017/09/21', 0, '...', 375, 2);</text:p>
          </table:table-cell>
          <table:table-cell table:number-columns-repeated="1010"/>
        </table:table-row>
        <table:table-row table:style-name="ro4">
          <table:table-cell office:value-type="float" office:value="775" calcext:value-type="float">
            <text:p>775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string" calcext:value-type="string">
            <text:p>2017/09/21</text:p>
          </table:table-cell>
          <table:table-cell table:style-name="ce5" office:value-type="float" office:value="10289" calcext:value-type="float">
            <text:p>1028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77]=&quot;/&quot;;[.C777];[.I777])" office:value-type="string" office:string-value="2017/09/21" calcext:value-type="string">
            <text:p>2017/09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77]=&quot;null&quot;;&quot;null&quot;;[.I77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3" calcext:value-type="float">
            <text:p>39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7];&quot;', &quot;;[.D777];&quot;, &quot;;[.E777];&quot;, '&quot;;[.G777];&quot;', &quot;;[.J777];&quot;, '&quot;;[.K777];&quot;', &quot;;[.L777];&quot;, &quot;;[.M777];&quot;);&quot;)" office:value-type="string" office:string-value="insert into etat_lieux (date_entree_etat_lieux, km_depart, km_arrive, date_sortie_etat_lieux, incident, type_incident, num_contrat_etat_lieux, code_type_etat_lieux_etat_lieux) Values ('2017/09/21', 10289, null, 'null', 0, '...', 393, 1);" calcext:value-type="string">
            <text:p>insert into etat_lieux (date_entree_etat_lieux, km_depart, km_arrive, date_sortie_etat_lieux, incident, type_incident, num_contrat_etat_lieux, code_type_etat_lieux_etat_lieux) Values ('2017/09/21', 10289, null, 'null', 0, '...', 393, 1);</text:p>
          </table:table-cell>
          <table:table-cell table:number-columns-repeated="1010"/>
        </table:table-row>
        <table:table-row table:style-name="ro4">
          <table:table-cell office:value-type="float" office:value="776" calcext:value-type="float">
            <text:p>776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string" calcext:value-type="string">
            <text:p>2017/09/19</text:p>
          </table:table-cell>
          <table:table-cell table:style-name="ce8" office:value-type="float" office:value="28966" calcext:value-type="float">
            <text:p>28966</text:p>
          </table:table-cell>
          <table:table-cell table:style-name="ce8" office:value-type="float" office:value="29376" calcext:value-type="float">
            <text:p>29376</text:p>
          </table:table-cell>
          <table:table-cell table:style-name="ce10" table:formula="of:=IF([.I778]=&quot;/&quot;;[.C778];[.I778])" office:value-type="string" office:string-value="2017/09/22" calcext:value-type="string">
            <text:p>2017/09/22</text:p>
          </table:table-cell>
          <table:table-cell table:style-name="ce10" office:value-type="string" calcext:value-type="string">
            <text:p>2017/09/22</text:p>
          </table:table-cell>
          <table:table-cell table:style-name="ce10" table:formula="of:=IF([.E778]=&quot;null&quot;;&quot;null&quot;;[.I778])" office:value-type="string" office:string-value="2017/09/22" calcext:value-type="string">
            <text:p>2017/09/22</text:p>
          </table:table-cell>
          <table:table-cell table:style-name="ce8" office:value-type="string" calcext:value-type="string">
            <text:p>2017/09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9" calcext:value-type="float">
            <text:p>38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8];&quot;', &quot;;[.D778];&quot;, &quot;;[.E778];&quot;, '&quot;;[.G778];&quot;', &quot;;[.J778];&quot;, '&quot;;[.K778];&quot;', &quot;;[.L778];&quot;, &quot;;[.M778];&quot;);&quot;)" office:value-type="string" office:string-value="insert into etat_lieux (date_entree_etat_lieux, km_depart, km_arrive, date_sortie_etat_lieux, incident, type_incident, num_contrat_etat_lieux, code_type_etat_lieux_etat_lieux) Values ('2017/09/19', 28966, 29376, '2017/09/22', 0, '...', 389, 2);" calcext:value-type="string">
            <text:p>insert into etat_lieux (date_entree_etat_lieux, km_depart, km_arrive, date_sortie_etat_lieux, incident, type_incident, num_contrat_etat_lieux, code_type_etat_lieux_etat_lieux) Values ('2017/09/19', 28966, 29376, '2017/09/22', 0, '...', 389, 2);</text:p>
          </table:table-cell>
          <table:table-cell table:number-columns-repeated="1010"/>
        </table:table-row>
        <table:table-row table:style-name="ro4">
          <table:table-cell office:value-type="float" office:value="777" calcext:value-type="float">
            <text:p>777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string" calcext:value-type="string">
            <text:p>2017/09/22</text:p>
          </table:table-cell>
          <table:table-cell table:style-name="ce5" office:value-type="float" office:value="20498" calcext:value-type="float">
            <text:p>2049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79]=&quot;/&quot;;[.C779];[.I779])" office:value-type="string" office:string-value="2017/09/22" calcext:value-type="string">
            <text:p>2017/09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79]=&quot;null&quot;;&quot;null&quot;;[.I77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4" calcext:value-type="float">
            <text:p>39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79];&quot;', &quot;;[.D779];&quot;, &quot;;[.E779];&quot;, '&quot;;[.G779];&quot;', &quot;;[.J779];&quot;, '&quot;;[.K779];&quot;', &quot;;[.L779];&quot;, &quot;;[.M779];&quot;);&quot;)" office:value-type="string" office:string-value="insert into etat_lieux (date_entree_etat_lieux, km_depart, km_arrive, date_sortie_etat_lieux, incident, type_incident, num_contrat_etat_lieux, code_type_etat_lieux_etat_lieux) Values ('2017/09/22', 20498, null, 'null', 0, '...', 394, 1);" calcext:value-type="string">
            <text:p>insert into etat_lieux (date_entree_etat_lieux, km_depart, km_arrive, date_sortie_etat_lieux, incident, type_incident, num_contrat_etat_lieux, code_type_etat_lieux_etat_lieux) Values ('2017/09/22', 20498, null, 'null', 0, '...', 394, 1);</text:p>
          </table:table-cell>
          <table:table-cell table:number-columns-repeated="1010"/>
        </table:table-row>
        <table:table-row table:style-name="ro4">
          <table:table-cell office:value-type="float" office:value="778" calcext:value-type="float">
            <text:p>778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string" calcext:value-type="string">
            <text:p>2017/09/23</text:p>
          </table:table-cell>
          <table:table-cell table:style-name="ce5" office:value-type="float" office:value="7383" calcext:value-type="float">
            <text:p>738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80]=&quot;/&quot;;[.C780];[.I780])" office:value-type="string" office:string-value="2017/09/23" calcext:value-type="string">
            <text:p>2017/09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80]=&quot;null&quot;;&quot;null&quot;;[.I78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5" calcext:value-type="float">
            <text:p>39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0];&quot;', &quot;;[.D780];&quot;, &quot;;[.E780];&quot;, '&quot;;[.G780];&quot;', &quot;;[.J780];&quot;, '&quot;;[.K780];&quot;', &quot;;[.L780];&quot;, &quot;;[.M780];&quot;);&quot;)" office:value-type="string" office:string-value="insert into etat_lieux (date_entree_etat_lieux, km_depart, km_arrive, date_sortie_etat_lieux, incident, type_incident, num_contrat_etat_lieux, code_type_etat_lieux_etat_lieux) Values ('2017/09/23', 7383, null, 'null', 0, '...', 395, 1);" calcext:value-type="string">
            <text:p>insert into etat_lieux (date_entree_etat_lieux, km_depart, km_arrive, date_sortie_etat_lieux, incident, type_incident, num_contrat_etat_lieux, code_type_etat_lieux_etat_lieux) Values ('2017/09/23', 7383, null, 'null', 0, '...', 395, 1);</text:p>
          </table:table-cell>
          <table:table-cell table:number-columns-repeated="1010"/>
        </table:table-row>
        <table:table-row table:style-name="ro4">
          <table:table-cell office:value-type="float" office:value="779" calcext:value-type="float">
            <text:p>779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string" calcext:value-type="string">
            <text:p>2017/09/23</text:p>
          </table:table-cell>
          <table:table-cell table:style-name="ce5" office:value-type="float" office:value="10612" calcext:value-type="float">
            <text:p>1061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81]=&quot;/&quot;;[.C781];[.I781])" office:value-type="string" office:string-value="2017/09/23" calcext:value-type="string">
            <text:p>2017/09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81]=&quot;null&quot;;&quot;null&quot;;[.I78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6" calcext:value-type="float">
            <text:p>39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1];&quot;', &quot;;[.D781];&quot;, &quot;;[.E781];&quot;, '&quot;;[.G781];&quot;', &quot;;[.J781];&quot;, '&quot;;[.K781];&quot;', &quot;;[.L781];&quot;, &quot;;[.M781];&quot;);&quot;)" office:value-type="string" office:string-value="insert into etat_lieux (date_entree_etat_lieux, km_depart, km_arrive, date_sortie_etat_lieux, incident, type_incident, num_contrat_etat_lieux, code_type_etat_lieux_etat_lieux) Values ('2017/09/23', 10612, null, 'null', 0, '...', 396, 1);" calcext:value-type="string">
            <text:p>insert into etat_lieux (date_entree_etat_lieux, km_depart, km_arrive, date_sortie_etat_lieux, incident, type_incident, num_contrat_etat_lieux, code_type_etat_lieux_etat_lieux) Values ('2017/09/23', 10612, null, 'null', 0, '...', 396, 1);</text:p>
          </table:table-cell>
          <table:table-cell table:number-columns-repeated="1010"/>
        </table:table-row>
        <table:table-row table:style-name="ro4">
          <table:table-cell office:value-type="float" office:value="780" calcext:value-type="float">
            <text:p>780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string" calcext:value-type="string">
            <text:p>2017/09/23</text:p>
          </table:table-cell>
          <table:table-cell table:style-name="ce5" office:value-type="float" office:value="7630" calcext:value-type="float">
            <text:p>763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82]=&quot;/&quot;;[.C782];[.I782])" office:value-type="string" office:string-value="2017/09/23" calcext:value-type="string">
            <text:p>2017/09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82]=&quot;null&quot;;&quot;null&quot;;[.I7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7" calcext:value-type="float">
            <text:p>39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2];&quot;', &quot;;[.D782];&quot;, &quot;;[.E782];&quot;, '&quot;;[.G782];&quot;', &quot;;[.J782];&quot;, '&quot;;[.K782];&quot;', &quot;;[.L782];&quot;, &quot;;[.M782];&quot;);&quot;)" office:value-type="string" office:string-value="insert into etat_lieux (date_entree_etat_lieux, km_depart, km_arrive, date_sortie_etat_lieux, incident, type_incident, num_contrat_etat_lieux, code_type_etat_lieux_etat_lieux) Values ('2017/09/23', 7630, null, 'null', 0, '...', 397, 1);" calcext:value-type="string">
            <text:p>insert into etat_lieux (date_entree_etat_lieux, km_depart, km_arrive, date_sortie_etat_lieux, incident, type_incident, num_contrat_etat_lieux, code_type_etat_lieux_etat_lieux) Values ('2017/09/23', 7630, null, 'null', 0, '...', 397, 1);</text:p>
          </table:table-cell>
          <table:table-cell table:number-columns-repeated="1010"/>
        </table:table-row>
        <table:table-row table:style-name="ro4">
          <table:table-cell office:value-type="float" office:value="781" calcext:value-type="float">
            <text:p>781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string" calcext:value-type="string">
            <text:p>2017/09/24</text:p>
          </table:table-cell>
          <table:table-cell table:style-name="ce5" office:value-type="float" office:value="9782" calcext:value-type="float">
            <text:p>978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83]=&quot;/&quot;;[.C783];[.I783])" office:value-type="string" office:string-value="2017/09/24" calcext:value-type="string">
            <text:p>2017/09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83]=&quot;null&quot;;&quot;null&quot;;[.I78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8" calcext:value-type="float">
            <text:p>39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3];&quot;', &quot;;[.D783];&quot;, &quot;;[.E783];&quot;, '&quot;;[.G783];&quot;', &quot;;[.J783];&quot;, '&quot;;[.K783];&quot;', &quot;;[.L783];&quot;, &quot;;[.M783];&quot;);&quot;)" office:value-type="string" office:string-value="insert into etat_lieux (date_entree_etat_lieux, km_depart, km_arrive, date_sortie_etat_lieux, incident, type_incident, num_contrat_etat_lieux, code_type_etat_lieux_etat_lieux) Values ('2017/09/24', 9782, null, 'null', 0, '...', 398, 1);" calcext:value-type="string">
            <text:p>insert into etat_lieux (date_entree_etat_lieux, km_depart, km_arrive, date_sortie_etat_lieux, incident, type_incident, num_contrat_etat_lieux, code_type_etat_lieux_etat_lieux) Values ('2017/09/24', 9782, null, 'null', 0, '...', 398, 1);</text:p>
          </table:table-cell>
          <table:table-cell table:number-columns-repeated="1010"/>
        </table:table-row>
        <table:table-row table:style-name="ro4">
          <table:table-cell office:value-type="float" office:value="782" calcext:value-type="float">
            <text:p>782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string" calcext:value-type="string">
            <text:p>2017/09/24</text:p>
          </table:table-cell>
          <table:table-cell table:style-name="ce5" office:value-type="float" office:value="16477" calcext:value-type="float">
            <text:p>1647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84]=&quot;/&quot;;[.C784];[.I784])" office:value-type="string" office:string-value="2017/09/24" calcext:value-type="string">
            <text:p>2017/09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84]=&quot;null&quot;;&quot;null&quot;;[.I78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399" calcext:value-type="float">
            <text:p>39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4];&quot;', &quot;;[.D784];&quot;, &quot;;[.E784];&quot;, '&quot;;[.G784];&quot;', &quot;;[.J784];&quot;, '&quot;;[.K784];&quot;', &quot;;[.L784];&quot;, &quot;;[.M784];&quot;);&quot;)" office:value-type="string" office:string-value="insert into etat_lieux (date_entree_etat_lieux, km_depart, km_arrive, date_sortie_etat_lieux, incident, type_incident, num_contrat_etat_lieux, code_type_etat_lieux_etat_lieux) Values ('2017/09/24', 16477, null, 'null', 0, '...', 399, 1);" calcext:value-type="string">
            <text:p>insert into etat_lieux (date_entree_etat_lieux, km_depart, km_arrive, date_sortie_etat_lieux, incident, type_incident, num_contrat_etat_lieux, code_type_etat_lieux_etat_lieux) Values ('2017/09/24', 16477, null, 'null', 0, '...', 399, 1);</text:p>
          </table:table-cell>
          <table:table-cell table:number-columns-repeated="1010"/>
        </table:table-row>
        <table:table-row table:style-name="ro5">
          <table:table-cell office:value-type="float" office:value="783" calcext:value-type="float">
            <text:p>7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string" calcext:value-type="string">
            <text:p>2017/09/16</text:p>
          </table:table-cell>
          <table:table-cell table:style-name="ce8" office:value-type="float" office:value="13404" calcext:value-type="float">
            <text:p>13404</text:p>
          </table:table-cell>
          <table:table-cell table:style-name="ce8" office:value-type="float" office:value="14642" calcext:value-type="float">
            <text:p>14642</text:p>
          </table:table-cell>
          <table:table-cell table:style-name="ce10" table:formula="of:=IF([.I785]=&quot;/&quot;;[.C785];[.I785])" office:value-type="string" office:string-value="2017/09/25" calcext:value-type="string">
            <text:p>2017/09/25</text:p>
          </table:table-cell>
          <table:table-cell table:style-name="ce10" office:value-type="string" calcext:value-type="string">
            <text:p>2017/09/25</text:p>
          </table:table-cell>
          <table:table-cell table:style-name="ce10" table:formula="of:=IF([.E785]=&quot;null&quot;;&quot;null&quot;;[.I785])" office:value-type="string" office:string-value="2017/09/25" calcext:value-type="string">
            <text:p>2017/09/25</text:p>
          </table:table-cell>
          <table:table-cell table:style-name="ce8" office:value-type="string" calcext:value-type="string">
            <text:p>2017/09/2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clat sur pare-brise</text:p>
          </table:table-cell>
          <table:table-cell table:style-name="ce18" office:value-type="float" office:value="385" calcext:value-type="float">
            <text:p>38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5];&quot;', &quot;;[.D785];&quot;, &quot;;[.E785];&quot;, '&quot;;[.G785];&quot;', &quot;;[.J785];&quot;, '&quot;;[.K785];&quot;', &quot;;[.L785];&quot;, &quot;;[.M785];&quot;);&quot;)" office:value-type="string" office:string-value="insert into etat_lieux (date_entree_etat_lieux, km_depart, km_arrive, date_sortie_etat_lieux, incident, type_incident, num_contrat_etat_lieux, code_type_etat_lieux_etat_lieux) Values ('2017/09/16', 13404, 14642, '2017/09/25', 1, 'Eclat sur pare-brise', 385, 2);" calcext:value-type="string">
            <text:p>insert into etat_lieux (date_entree_etat_lieux, km_depart, km_arrive, date_sortie_etat_lieux, incident, type_incident, num_contrat_etat_lieux, code_type_etat_lieux_etat_lieux) Values ('2017/09/16', 13404, 14642, '2017/09/25', 1, 'Eclat sur pare-brise', 385, 2);</text:p>
          </table:table-cell>
          <table:table-cell table:number-columns-repeated="1010"/>
        </table:table-row>
        <table:table-row table:style-name="ro4">
          <table:table-cell office:value-type="float" office:value="784" calcext:value-type="float">
            <text:p>784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string" calcext:value-type="string">
            <text:p>2017/09/16</text:p>
          </table:table-cell>
          <table:table-cell table:style-name="ce8" office:value-type="float" office:value="18872" calcext:value-type="float">
            <text:p>18872</text:p>
          </table:table-cell>
          <table:table-cell table:style-name="ce8" office:value-type="float" office:value="19747" calcext:value-type="float">
            <text:p>19747</text:p>
          </table:table-cell>
          <table:table-cell table:style-name="ce10" table:formula="of:=IF([.I786]=&quot;/&quot;;[.C786];[.I786])" office:value-type="string" office:string-value="2017/09/25" calcext:value-type="string">
            <text:p>2017/09/25</text:p>
          </table:table-cell>
          <table:table-cell table:style-name="ce10" office:value-type="string" calcext:value-type="string">
            <text:p>2017/09/25</text:p>
          </table:table-cell>
          <table:table-cell table:style-name="ce10" table:formula="of:=IF([.E786]=&quot;null&quot;;&quot;null&quot;;[.I786])" office:value-type="string" office:string-value="2017/09/25" calcext:value-type="string">
            <text:p>2017/09/25</text:p>
          </table:table-cell>
          <table:table-cell table:style-name="ce8" office:value-type="string" calcext:value-type="string">
            <text:p>2017/09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6" calcext:value-type="float">
            <text:p>38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6];&quot;', &quot;;[.D786];&quot;, &quot;;[.E786];&quot;, '&quot;;[.G786];&quot;', &quot;;[.J786];&quot;, '&quot;;[.K786];&quot;', &quot;;[.L786];&quot;, &quot;;[.M786];&quot;);&quot;)" office:value-type="string" office:string-value="insert into etat_lieux (date_entree_etat_lieux, km_depart, km_arrive, date_sortie_etat_lieux, incident, type_incident, num_contrat_etat_lieux, code_type_etat_lieux_etat_lieux) Values ('2017/09/16', 18872, 19747, '2017/09/25', 0, '...', 386, 2);" calcext:value-type="string">
            <text:p>insert into etat_lieux (date_entree_etat_lieux, km_depart, km_arrive, date_sortie_etat_lieux, incident, type_incident, num_contrat_etat_lieux, code_type_etat_lieux_etat_lieux) Values ('2017/09/16', 18872, 19747, '2017/09/25', 0, '...', 386, 2);</text:p>
          </table:table-cell>
          <table:table-cell table:number-columns-repeated="1010"/>
        </table:table-row>
        <table:table-row table:style-name="ro4">
          <table:table-cell office:value-type="float" office:value="785" calcext:value-type="float">
            <text:p>785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2017/09/25</text:p>
          </table:table-cell>
          <table:table-cell table:style-name="ce5" office:value-type="float" office:value="3443" calcext:value-type="float">
            <text:p>34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87]=&quot;/&quot;;[.C787];[.I787])" office:value-type="string" office:string-value="2017/09/25" calcext:value-type="string">
            <text:p>2017/09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87]=&quot;null&quot;;&quot;null&quot;;[.I78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0" calcext:value-type="float">
            <text:p>40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7];&quot;', &quot;;[.D787];&quot;, &quot;;[.E787];&quot;, '&quot;;[.G787];&quot;', &quot;;[.J787];&quot;, '&quot;;[.K787];&quot;', &quot;;[.L787];&quot;, &quot;;[.M787];&quot;);&quot;)" office:value-type="string" office:string-value="insert into etat_lieux (date_entree_etat_lieux, km_depart, km_arrive, date_sortie_etat_lieux, incident, type_incident, num_contrat_etat_lieux, code_type_etat_lieux_etat_lieux) Values ('2017/09/25', 3443, null, 'null', 0, '...', 400, 1);" calcext:value-type="string">
            <text:p>insert into etat_lieux (date_entree_etat_lieux, km_depart, km_arrive, date_sortie_etat_lieux, incident, type_incident, num_contrat_etat_lieux, code_type_etat_lieux_etat_lieux) Values ('2017/09/25', 3443, null, 'null', 0, '...', 400, 1);</text:p>
          </table:table-cell>
          <table:table-cell table:number-columns-repeated="1010"/>
        </table:table-row>
        <table:table-row table:style-name="ro4">
          <table:table-cell office:value-type="float" office:value="786" calcext:value-type="float">
            <text:p>786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string" calcext:value-type="string">
            <text:p>2017/09/13</text:p>
          </table:table-cell>
          <table:table-cell table:style-name="ce8" office:value-type="float" office:value="27917" calcext:value-type="float">
            <text:p>27917</text:p>
          </table:table-cell>
          <table:table-cell table:style-name="ce8" office:value-type="float" office:value="29290" calcext:value-type="float">
            <text:p>29290</text:p>
          </table:table-cell>
          <table:table-cell table:style-name="ce10" table:formula="of:=IF([.I788]=&quot;/&quot;;[.C788];[.I788])" office:value-type="string" office:string-value="2017/09/26" calcext:value-type="string">
            <text:p>2017/09/26</text:p>
          </table:table-cell>
          <table:table-cell table:style-name="ce10" office:value-type="string" calcext:value-type="string">
            <text:p>2017/09/26</text:p>
          </table:table-cell>
          <table:table-cell table:style-name="ce10" table:formula="of:=IF([.E788]=&quot;null&quot;;&quot;null&quot;;[.I788])" office:value-type="string" office:string-value="2017/09/26" calcext:value-type="string">
            <text:p>2017/09/26</text:p>
          </table:table-cell>
          <table:table-cell table:style-name="ce8" office:value-type="string" calcext:value-type="string">
            <text:p>2017/09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2" calcext:value-type="float">
            <text:p>38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8];&quot;', &quot;;[.D788];&quot;, &quot;;[.E788];&quot;, '&quot;;[.G788];&quot;', &quot;;[.J788];&quot;, '&quot;;[.K788];&quot;', &quot;;[.L788];&quot;, &quot;;[.M788];&quot;);&quot;)" office:value-type="string" office:string-value="insert into etat_lieux (date_entree_etat_lieux, km_depart, km_arrive, date_sortie_etat_lieux, incident, type_incident, num_contrat_etat_lieux, code_type_etat_lieux_etat_lieux) Values ('2017/09/13', 27917, 29290, '2017/09/26', 0, '...', 382, 2);" calcext:value-type="string">
            <text:p>insert into etat_lieux (date_entree_etat_lieux, km_depart, km_arrive, date_sortie_etat_lieux, incident, type_incident, num_contrat_etat_lieux, code_type_etat_lieux_etat_lieux) Values ('2017/09/13', 27917, 29290, '2017/09/26', 0, '...', 382, 2);</text:p>
          </table:table-cell>
          <table:table-cell table:number-columns-repeated="1010"/>
        </table:table-row>
        <table:table-row table:style-name="ro4">
          <table:table-cell office:value-type="float" office:value="787" calcext:value-type="float">
            <text:p>787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string" calcext:value-type="string">
            <text:p>2017/09/24</text:p>
          </table:table-cell>
          <table:table-cell table:style-name="ce8" office:value-type="float" office:value="9782" calcext:value-type="float">
            <text:p>9782</text:p>
          </table:table-cell>
          <table:table-cell table:style-name="ce8" office:value-type="float" office:value="10700" calcext:value-type="float">
            <text:p>10700</text:p>
          </table:table-cell>
          <table:table-cell table:style-name="ce10" table:formula="of:=IF([.I789]=&quot;/&quot;;[.C789];[.I789])" office:value-type="string" office:string-value="2017/09/26" calcext:value-type="string">
            <text:p>2017/09/26</text:p>
          </table:table-cell>
          <table:table-cell table:style-name="ce10" office:value-type="string" calcext:value-type="string">
            <text:p>2017/09/26</text:p>
          </table:table-cell>
          <table:table-cell table:style-name="ce10" table:formula="of:=IF([.E789]=&quot;null&quot;;&quot;null&quot;;[.I789])" office:value-type="string" office:string-value="2017/09/26" calcext:value-type="string">
            <text:p>2017/09/26</text:p>
          </table:table-cell>
          <table:table-cell table:style-name="ce8" office:value-type="string" calcext:value-type="string">
            <text:p>2017/09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8" calcext:value-type="float">
            <text:p>39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89];&quot;', &quot;;[.D789];&quot;, &quot;;[.E789];&quot;, '&quot;;[.G789];&quot;', &quot;;[.J789];&quot;, '&quot;;[.K789];&quot;', &quot;;[.L789];&quot;, &quot;;[.M789];&quot;);&quot;)" office:value-type="string" office:string-value="insert into etat_lieux (date_entree_etat_lieux, km_depart, km_arrive, date_sortie_etat_lieux, incident, type_incident, num_contrat_etat_lieux, code_type_etat_lieux_etat_lieux) Values ('2017/09/24', 9782, 10700, '2017/09/26', 0, '...', 398, 2);" calcext:value-type="string">
            <text:p>insert into etat_lieux (date_entree_etat_lieux, km_depart, km_arrive, date_sortie_etat_lieux, incident, type_incident, num_contrat_etat_lieux, code_type_etat_lieux_etat_lieux) Values ('2017/09/24', 9782, 10700, '2017/09/26', 0, '...', 398, 2);</text:p>
          </table:table-cell>
          <table:table-cell table:number-columns-repeated="1010"/>
        </table:table-row>
        <table:table-row table:style-name="ro4">
          <table:table-cell office:value-type="float" office:value="788" calcext:value-type="float">
            <text:p>788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2017/09/26</text:p>
          </table:table-cell>
          <table:table-cell table:style-name="ce5" office:value-type="float" office:value="29186" calcext:value-type="float">
            <text:p>2918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90]=&quot;/&quot;;[.C790];[.I790])" office:value-type="string" office:string-value="2017/09/26" calcext:value-type="string">
            <text:p>2017/09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90]=&quot;null&quot;;&quot;null&quot;;[.I79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401" calcext:value-type="float">
            <text:p>40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0];&quot;', &quot;;[.D790];&quot;, &quot;;[.E790];&quot;, '&quot;;[.G790];&quot;', &quot;;[.J790];&quot;, '&quot;;[.K790];&quot;', &quot;;[.L790];&quot;, &quot;;[.M790];&quot;);&quot;)" office:value-type="string" office:string-value="insert into etat_lieux (date_entree_etat_lieux, km_depart, km_arrive, date_sortie_etat_lieux, incident, type_incident, num_contrat_etat_lieux, code_type_etat_lieux_etat_lieux) Values ('2017/09/26', 29186, null, 'null', 0, '...', 401, 1);" calcext:value-type="string">
            <text:p>insert into etat_lieux (date_entree_etat_lieux, km_depart, km_arrive, date_sortie_etat_lieux, incident, type_incident, num_contrat_etat_lieux, code_type_etat_lieux_etat_lieux) Values ('2017/09/26', 29186, null, 'null', 0, '...', 401, 1);</text:p>
          </table:table-cell>
          <table:table-cell table:number-columns-repeated="1010"/>
        </table:table-row>
        <table:table-row table:style-name="ro4">
          <table:table-cell office:value-type="float" office:value="789" calcext:value-type="float">
            <text:p>789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2017/09/26</text:p>
          </table:table-cell>
          <table:table-cell table:style-name="ce5" office:value-type="float" office:value="16788" calcext:value-type="float">
            <text:p>167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91]=&quot;/&quot;;[.C791];[.I791])" office:value-type="string" office:string-value="2017/09/26" calcext:value-type="string">
            <text:p>2017/09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91]=&quot;null&quot;;&quot;null&quot;;[.I79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2" calcext:value-type="float">
            <text:p>40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1];&quot;', &quot;;[.D791];&quot;, &quot;;[.E791];&quot;, '&quot;;[.G791];&quot;', &quot;;[.J791];&quot;, '&quot;;[.K791];&quot;', &quot;;[.L791];&quot;, &quot;;[.M791];&quot;);&quot;)" office:value-type="string" office:string-value="insert into etat_lieux (date_entree_etat_lieux, km_depart, km_arrive, date_sortie_etat_lieux, incident, type_incident, num_contrat_etat_lieux, code_type_etat_lieux_etat_lieux) Values ('2017/09/26', 16788, null, 'null', 0, '...', 402, 1);" calcext:value-type="string">
            <text:p>insert into etat_lieux (date_entree_etat_lieux, km_depart, km_arrive, date_sortie_etat_lieux, incident, type_incident, num_contrat_etat_lieux, code_type_etat_lieux_etat_lieux) Values ('2017/09/26', 16788, null, 'null', 0, '...', 402, 1);</text:p>
          </table:table-cell>
          <table:table-cell table:number-columns-repeated="1010"/>
        </table:table-row>
        <table:table-row table:style-name="ro4">
          <table:table-cell office:value-type="float" office:value="790" calcext:value-type="float">
            <text:p>790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string" calcext:value-type="string">
            <text:p>2017/09/26</text:p>
          </table:table-cell>
          <table:table-cell table:style-name="ce5" office:value-type="float" office:value="10179" calcext:value-type="float">
            <text:p>1017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92]=&quot;/&quot;;[.C792];[.I792])" office:value-type="string" office:string-value="2017/09/26" calcext:value-type="string">
            <text:p>2017/09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92]=&quot;null&quot;;&quot;null&quot;;[.I79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3" calcext:value-type="float">
            <text:p>40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2];&quot;', &quot;;[.D792];&quot;, &quot;;[.E792];&quot;, '&quot;;[.G792];&quot;', &quot;;[.J792];&quot;, '&quot;;[.K792];&quot;', &quot;;[.L792];&quot;, &quot;;[.M792];&quot;);&quot;)" office:value-type="string" office:string-value="insert into etat_lieux (date_entree_etat_lieux, km_depart, km_arrive, date_sortie_etat_lieux, incident, type_incident, num_contrat_etat_lieux, code_type_etat_lieux_etat_lieux) Values ('2017/09/26', 10179, null, 'null', 0, '...', 403, 1);" calcext:value-type="string">
            <text:p>insert into etat_lieux (date_entree_etat_lieux, km_depart, km_arrive, date_sortie_etat_lieux, incident, type_incident, num_contrat_etat_lieux, code_type_etat_lieux_etat_lieux) Values ('2017/09/26', 10179, null, 'null', 0, '...', 403, 1);</text:p>
          </table:table-cell>
          <table:table-cell table:number-columns-repeated="1010"/>
        </table:table-row>
        <table:table-row table:style-name="ro4">
          <table:table-cell office:value-type="float" office:value="791" calcext:value-type="float">
            <text:p>791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string" calcext:value-type="string">
            <text:p>2017/09/20</text:p>
          </table:table-cell>
          <table:table-cell table:style-name="ce8" office:value-type="float" office:value="29319" calcext:value-type="float">
            <text:p>29319</text:p>
          </table:table-cell>
          <table:table-cell table:style-name="ce8" office:value-type="float" office:value="30505" calcext:value-type="float">
            <text:p>30505</text:p>
          </table:table-cell>
          <table:table-cell table:style-name="ce10" table:formula="of:=IF([.I793]=&quot;/&quot;;[.C793];[.I793])" office:value-type="string" office:string-value="2017/09/27" calcext:value-type="string">
            <text:p>2017/09/27</text:p>
          </table:table-cell>
          <table:table-cell table:style-name="ce10" office:value-type="string" calcext:value-type="string">
            <text:p>2017/09/27</text:p>
          </table:table-cell>
          <table:table-cell table:style-name="ce10" table:formula="of:=IF([.E793]=&quot;null&quot;;&quot;null&quot;;[.I793])" office:value-type="string" office:string-value="2017/09/27" calcext:value-type="string">
            <text:p>2017/09/27</text:p>
          </table:table-cell>
          <table:table-cell table:style-name="ce8" office:value-type="string" calcext:value-type="string">
            <text:p>2017/09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0" calcext:value-type="float">
            <text:p>39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3];&quot;', &quot;;[.D793];&quot;, &quot;;[.E793];&quot;, '&quot;;[.G793];&quot;', &quot;;[.J793];&quot;, '&quot;;[.K793];&quot;', &quot;;[.L793];&quot;, &quot;;[.M793];&quot;);&quot;)" office:value-type="string" office:string-value="insert into etat_lieux (date_entree_etat_lieux, km_depart, km_arrive, date_sortie_etat_lieux, incident, type_incident, num_contrat_etat_lieux, code_type_etat_lieux_etat_lieux) Values ('2017/09/20', 29319, 30505, '2017/09/27', 0, '...', 390, 2);" calcext:value-type="string">
            <text:p>insert into etat_lieux (date_entree_etat_lieux, km_depart, km_arrive, date_sortie_etat_lieux, incident, type_incident, num_contrat_etat_lieux, code_type_etat_lieux_etat_lieux) Values ('2017/09/20', 29319, 30505, '2017/09/27', 0, '...', 390, 2);</text:p>
          </table:table-cell>
          <table:table-cell table:number-columns-repeated="1010"/>
        </table:table-row>
        <table:table-row table:style-name="ro4">
          <table:table-cell office:value-type="float" office:value="792" calcext:value-type="float">
            <text:p>792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string" calcext:value-type="string">
            <text:p>2017/09/21</text:p>
          </table:table-cell>
          <table:table-cell table:style-name="ce8" office:value-type="float" office:value="10289" calcext:value-type="float">
            <text:p>10289</text:p>
          </table:table-cell>
          <table:table-cell table:style-name="ce8" office:value-type="float" office:value="11457" calcext:value-type="float">
            <text:p>11457</text:p>
          </table:table-cell>
          <table:table-cell table:style-name="ce10" table:formula="of:=IF([.I794]=&quot;/&quot;;[.C794];[.I794])" office:value-type="string" office:string-value="2017/09/27" calcext:value-type="string">
            <text:p>2017/09/27</text:p>
          </table:table-cell>
          <table:table-cell table:style-name="ce10" office:value-type="string" calcext:value-type="string">
            <text:p>2017/09/27</text:p>
          </table:table-cell>
          <table:table-cell table:style-name="ce10" table:formula="of:=IF([.E794]=&quot;null&quot;;&quot;null&quot;;[.I794])" office:value-type="string" office:string-value="2017/09/27" calcext:value-type="string">
            <text:p>2017/09/27</text:p>
          </table:table-cell>
          <table:table-cell table:style-name="ce8" office:value-type="string" calcext:value-type="string">
            <text:p>2017/09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3" calcext:value-type="float">
            <text:p>39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4];&quot;', &quot;;[.D794];&quot;, &quot;;[.E794];&quot;, '&quot;;[.G794];&quot;', &quot;;[.J794];&quot;, '&quot;;[.K794];&quot;', &quot;;[.L794];&quot;, &quot;;[.M794];&quot;);&quot;)" office:value-type="string" office:string-value="insert into etat_lieux (date_entree_etat_lieux, km_depart, km_arrive, date_sortie_etat_lieux, incident, type_incident, num_contrat_etat_lieux, code_type_etat_lieux_etat_lieux) Values ('2017/09/21', 10289, 11457, '2017/09/27', 0, '...', 393, 2);" calcext:value-type="string">
            <text:p>insert into etat_lieux (date_entree_etat_lieux, km_depart, km_arrive, date_sortie_etat_lieux, incident, type_incident, num_contrat_etat_lieux, code_type_etat_lieux_etat_lieux) Values ('2017/09/21', 10289, 11457, '2017/09/27', 0, '...', 393, 2);</text:p>
          </table:table-cell>
          <table:table-cell table:number-columns-repeated="1010"/>
        </table:table-row>
        <table:table-row table:style-name="ro4">
          <table:table-cell office:value-type="float" office:value="793" calcext:value-type="float">
            <text:p>793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string" calcext:value-type="string">
            <text:p>2017/09/27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95]=&quot;/&quot;;[.C795];[.I795])" office:value-type="string" office:string-value="2017/09/27" calcext:value-type="string">
            <text:p>2017/09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95]=&quot;null&quot;;&quot;null&quot;;[.I79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4" calcext:value-type="float">
            <text:p>40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5];&quot;', &quot;;[.D795];&quot;, &quot;;[.E795];&quot;, '&quot;;[.G795];&quot;', &quot;;[.J795];&quot;, '&quot;;[.K795];&quot;', &quot;;[.L795];&quot;, &quot;;[.M795];&quot;);&quot;)" office:value-type="string" office:string-value="insert into etat_lieux (date_entree_etat_lieux, km_depart, km_arrive, date_sortie_etat_lieux, incident, type_incident, num_contrat_etat_lieux, code_type_etat_lieux_etat_lieux) Values ('2017/09/27', 14465, null, 'null', 0, '...', 404, 1);" calcext:value-type="string">
            <text:p>insert into etat_lieux (date_entree_etat_lieux, km_depart, km_arrive, date_sortie_etat_lieux, incident, type_incident, num_contrat_etat_lieux, code_type_etat_lieux_etat_lieux) Values ('2017/09/27', 14465, null, 'null', 0, '...', 404, 1);</text:p>
          </table:table-cell>
          <table:table-cell table:number-columns-repeated="1010"/>
        </table:table-row>
        <table:table-row table:style-name="ro4">
          <table:table-cell office:value-type="float" office:value="794" calcext:value-type="float">
            <text:p>794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string" calcext:value-type="string">
            <text:p>2017/09/27</text:p>
          </table:table-cell>
          <table:table-cell table:style-name="ce5" office:value-type="float" office:value="15181" calcext:value-type="float">
            <text:p>1518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96]=&quot;/&quot;;[.C796];[.I796])" office:value-type="string" office:string-value="2017/09/27" calcext:value-type="string">
            <text:p>2017/09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96]=&quot;null&quot;;&quot;null&quot;;[.I79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5" calcext:value-type="float">
            <text:p>40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6];&quot;', &quot;;[.D796];&quot;, &quot;;[.E796];&quot;, '&quot;;[.G796];&quot;', &quot;;[.J796];&quot;, '&quot;;[.K796];&quot;', &quot;;[.L796];&quot;, &quot;;[.M796];&quot;);&quot;)" office:value-type="string" office:string-value="insert into etat_lieux (date_entree_etat_lieux, km_depart, km_arrive, date_sortie_etat_lieux, incident, type_incident, num_contrat_etat_lieux, code_type_etat_lieux_etat_lieux) Values ('2017/09/27', 15181, null, 'null', 0, '...', 405, 1);" calcext:value-type="string">
            <text:p>insert into etat_lieux (date_entree_etat_lieux, km_depart, km_arrive, date_sortie_etat_lieux, incident, type_incident, num_contrat_etat_lieux, code_type_etat_lieux_etat_lieux) Values ('2017/09/27', 15181, null, 'null', 0, '...', 405, 1);</text:p>
          </table:table-cell>
          <table:table-cell table:number-columns-repeated="1010"/>
        </table:table-row>
        <table:table-row table:style-name="ro4">
          <table:table-cell office:value-type="float" office:value="795" calcext:value-type="float">
            <text:p>795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string" calcext:value-type="string">
            <text:p>2017/09/27</text:p>
          </table:table-cell>
          <table:table-cell table:style-name="ce5" office:value-type="float" office:value="24881" calcext:value-type="float">
            <text:p>2488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797]=&quot;/&quot;;[.C797];[.I797])" office:value-type="string" office:string-value="2017/09/27" calcext:value-type="string">
            <text:p>2017/09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797]=&quot;null&quot;;&quot;null&quot;;[.I79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6" calcext:value-type="float">
            <text:p>40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7];&quot;', &quot;;[.D797];&quot;, &quot;;[.E797];&quot;, '&quot;;[.G797];&quot;', &quot;;[.J797];&quot;, '&quot;;[.K797];&quot;', &quot;;[.L797];&quot;, &quot;;[.M797];&quot;);&quot;)" office:value-type="string" office:string-value="insert into etat_lieux (date_entree_etat_lieux, km_depart, km_arrive, date_sortie_etat_lieux, incident, type_incident, num_contrat_etat_lieux, code_type_etat_lieux_etat_lieux) Values ('2017/09/27', 24881, null, 'null', 0, '...', 406, 1);" calcext:value-type="string">
            <text:p>insert into etat_lieux (date_entree_etat_lieux, km_depart, km_arrive, date_sortie_etat_lieux, incident, type_incident, num_contrat_etat_lieux, code_type_etat_lieux_etat_lieux) Values ('2017/09/27', 24881, null, 'null', 0, '...', 406, 1);</text:p>
          </table:table-cell>
          <table:table-cell table:number-columns-repeated="1010"/>
        </table:table-row>
        <table:table-row table:style-name="ro4">
          <table:table-cell office:value-type="float" office:value="796" calcext:value-type="float">
            <text:p>796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string" calcext:value-type="string">
            <text:p>2017/09/23</text:p>
          </table:table-cell>
          <table:table-cell table:style-name="ce8" office:value-type="float" office:value="10612" calcext:value-type="float">
            <text:p>10612</text:p>
          </table:table-cell>
          <table:table-cell table:style-name="ce8" office:value-type="float" office:value="11240" calcext:value-type="float">
            <text:p>11240</text:p>
          </table:table-cell>
          <table:table-cell table:style-name="ce10" table:formula="of:=IF([.I798]=&quot;/&quot;;[.C798];[.I798])" office:value-type="string" office:string-value="2017/09/28" calcext:value-type="string">
            <text:p>2017/09/28</text:p>
          </table:table-cell>
          <table:table-cell table:style-name="ce10" office:value-type="string" calcext:value-type="string">
            <text:p>2017/09/28</text:p>
          </table:table-cell>
          <table:table-cell table:style-name="ce10" table:formula="of:=IF([.E798]=&quot;null&quot;;&quot;null&quot;;[.I798])" office:value-type="string" office:string-value="2017/09/28" calcext:value-type="string">
            <text:p>2017/09/28</text:p>
          </table:table-cell>
          <table:table-cell table:style-name="ce8" office:value-type="string" calcext:value-type="string">
            <text:p>2017/09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6" calcext:value-type="float">
            <text:p>39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8];&quot;', &quot;;[.D798];&quot;, &quot;;[.E798];&quot;, '&quot;;[.G798];&quot;', &quot;;[.J798];&quot;, '&quot;;[.K798];&quot;', &quot;;[.L798];&quot;, &quot;;[.M798];&quot;);&quot;)" office:value-type="string" office:string-value="insert into etat_lieux (date_entree_etat_lieux, km_depart, km_arrive, date_sortie_etat_lieux, incident, type_incident, num_contrat_etat_lieux, code_type_etat_lieux_etat_lieux) Values ('2017/09/23', 10612, 11240, '2017/09/28', 0, '...', 396, 2);" calcext:value-type="string">
            <text:p>insert into etat_lieux (date_entree_etat_lieux, km_depart, km_arrive, date_sortie_etat_lieux, incident, type_incident, num_contrat_etat_lieux, code_type_etat_lieux_etat_lieux) Values ('2017/09/23', 10612, 11240, '2017/09/28', 0, '...', 396, 2);</text:p>
          </table:table-cell>
          <table:table-cell table:number-columns-repeated="1010"/>
        </table:table-row>
        <table:table-row table:style-name="ro4">
          <table:table-cell office:value-type="float" office:value="797" calcext:value-type="float">
            <text:p>797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string" calcext:value-type="string">
            <text:p>2017/09/19</text:p>
          </table:table-cell>
          <table:table-cell table:style-name="ce8" office:value-type="float" office:value="12057" calcext:value-type="float">
            <text:p>12057</text:p>
          </table:table-cell>
          <table:table-cell table:style-name="ce8" office:value-type="float" office:value="13040" calcext:value-type="float">
            <text:p>13040</text:p>
          </table:table-cell>
          <table:table-cell table:style-name="ce10" table:formula="of:=IF([.I799]=&quot;/&quot;;[.C799];[.I799])" office:value-type="string" office:string-value="2017/09/29" calcext:value-type="string">
            <text:p>2017/09/29</text:p>
          </table:table-cell>
          <table:table-cell table:style-name="ce10" office:value-type="string" calcext:value-type="string">
            <text:p>2017/09/29</text:p>
          </table:table-cell>
          <table:table-cell table:style-name="ce10" table:formula="of:=IF([.E799]=&quot;null&quot;;&quot;null&quot;;[.I799])" office:value-type="string" office:string-value="2017/09/29" calcext:value-type="string">
            <text:p>2017/09/29</text:p>
          </table:table-cell>
          <table:table-cell table:style-name="ce8" office:value-type="string" calcext:value-type="string">
            <text:p>2017/09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8" calcext:value-type="float">
            <text:p>38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799];&quot;', &quot;;[.D799];&quot;, &quot;;[.E799];&quot;, '&quot;;[.G799];&quot;', &quot;;[.J799];&quot;, '&quot;;[.K799];&quot;', &quot;;[.L799];&quot;, &quot;;[.M799];&quot;);&quot;)" office:value-type="string" office:string-value="insert into etat_lieux (date_entree_etat_lieux, km_depart, km_arrive, date_sortie_etat_lieux, incident, type_incident, num_contrat_etat_lieux, code_type_etat_lieux_etat_lieux) Values ('2017/09/19', 12057, 13040, '2017/09/29', 0, '...', 388, 2);" calcext:value-type="string">
            <text:p>insert into etat_lieux (date_entree_etat_lieux, km_depart, km_arrive, date_sortie_etat_lieux, incident, type_incident, num_contrat_etat_lieux, code_type_etat_lieux_etat_lieux) Values ('2017/09/19', 12057, 13040, '2017/09/29', 0, '...', 388, 2);</text:p>
          </table:table-cell>
          <table:table-cell table:number-columns-repeated="1010"/>
        </table:table-row>
        <table:table-row table:style-name="ro4">
          <table:table-cell office:value-type="float" office:value="798" calcext:value-type="float">
            <text:p>798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string" calcext:value-type="string">
            <text:p>2017/09/29</text:p>
          </table:table-cell>
          <table:table-cell table:style-name="ce5" office:value-type="float" office:value="18821" calcext:value-type="float">
            <text:p>1882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00]=&quot;/&quot;;[.C800];[.I800])" office:value-type="string" office:string-value="2017/09/29" calcext:value-type="string">
            <text:p>2017/09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00]=&quot;null&quot;;&quot;null&quot;;[.I80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7" calcext:value-type="float">
            <text:p>40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0];&quot;', &quot;;[.D800];&quot;, &quot;;[.E800];&quot;, '&quot;;[.G800];&quot;', &quot;;[.J800];&quot;, '&quot;;[.K800];&quot;', &quot;;[.L800];&quot;, &quot;;[.M800];&quot;);&quot;)" office:value-type="string" office:string-value="insert into etat_lieux (date_entree_etat_lieux, km_depart, km_arrive, date_sortie_etat_lieux, incident, type_incident, num_contrat_etat_lieux, code_type_etat_lieux_etat_lieux) Values ('2017/09/29', 18821, null, 'null', 0, '...', 407, 1);" calcext:value-type="string">
            <text:p>insert into etat_lieux (date_entree_etat_lieux, km_depart, km_arrive, date_sortie_etat_lieux, incident, type_incident, num_contrat_etat_lieux, code_type_etat_lieux_etat_lieux) Values ('2017/09/29', 18821, null, 'null', 0, '...', 407, 1);</text:p>
          </table:table-cell>
          <table:table-cell table:number-columns-repeated="1010"/>
        </table:table-row>
        <table:table-row table:style-name="ro4">
          <table:table-cell office:value-type="float" office:value="799" calcext:value-type="float">
            <text:p>799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string" calcext:value-type="string">
            <text:p>2017/09/30</text:p>
          </table:table-cell>
          <table:table-cell table:style-name="ce5" office:value-type="float" office:value="24930" calcext:value-type="float">
            <text:p>2493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01]=&quot;/&quot;;[.C801];[.I801])" office:value-type="string" office:string-value="2017/09/30" calcext:value-type="string">
            <text:p>2017/09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01]=&quot;null&quot;;&quot;null&quot;;[.I80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8" calcext:value-type="float">
            <text:p>40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1];&quot;', &quot;;[.D801];&quot;, &quot;;[.E801];&quot;, '&quot;;[.G801];&quot;', &quot;;[.J801];&quot;, '&quot;;[.K801];&quot;', &quot;;[.L801];&quot;, &quot;;[.M801];&quot;);&quot;)" office:value-type="string" office:string-value="insert into etat_lieux (date_entree_etat_lieux, km_depart, km_arrive, date_sortie_etat_lieux, incident, type_incident, num_contrat_etat_lieux, code_type_etat_lieux_etat_lieux) Values ('2017/09/30', 24930, null, 'null', 0, '...', 408, 1);" calcext:value-type="string">
            <text:p>insert into etat_lieux (date_entree_etat_lieux, km_depart, km_arrive, date_sortie_etat_lieux, incident, type_incident, num_contrat_etat_lieux, code_type_etat_lieux_etat_lieux) Values ('2017/09/30', 24930, null, 'null', 0, '...', 408, 1);</text:p>
          </table:table-cell>
          <table:table-cell table:number-columns-repeated="1010"/>
        </table:table-row>
        <table:table-row table:style-name="ro4">
          <table:table-cell office:value-type="float" office:value="800" calcext:value-type="float">
            <text:p>800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string" calcext:value-type="string">
            <text:p>2017/09/16</text:p>
          </table:table-cell>
          <table:table-cell table:style-name="ce8" office:value-type="float" office:value="16896" calcext:value-type="float">
            <text:p>16896</text:p>
          </table:table-cell>
          <table:table-cell table:style-name="ce8" office:value-type="float" office:value="17471" calcext:value-type="float">
            <text:p>17471</text:p>
          </table:table-cell>
          <table:table-cell table:style-name="ce10" table:formula="of:=IF([.I802]=&quot;/&quot;;[.C802];[.I802])" office:value-type="string" office:string-value="2017/10/01" calcext:value-type="string">
            <text:p>2017/10/01</text:p>
          </table:table-cell>
          <table:table-cell table:style-name="ce10" office:value-type="string" calcext:value-type="string">
            <text:p>2017/10/01</text:p>
          </table:table-cell>
          <table:table-cell table:style-name="ce10" table:formula="of:=IF([.E802]=&quot;null&quot;;&quot;null&quot;;[.I802])" office:value-type="string" office:string-value="2017/10/01" calcext:value-type="string">
            <text:p>2017/10/01</text:p>
          </table:table-cell>
          <table:table-cell table:style-name="ce8" office:value-type="string" calcext:value-type="string">
            <text:p>2017/10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4" calcext:value-type="float">
            <text:p>38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2];&quot;', &quot;;[.D802];&quot;, &quot;;[.E802];&quot;, '&quot;;[.G802];&quot;', &quot;;[.J802];&quot;, '&quot;;[.K802];&quot;', &quot;;[.L802];&quot;, &quot;;[.M802];&quot;);&quot;)" office:value-type="string" office:string-value="insert into etat_lieux (date_entree_etat_lieux, km_depart, km_arrive, date_sortie_etat_lieux, incident, type_incident, num_contrat_etat_lieux, code_type_etat_lieux_etat_lieux) Values ('2017/09/16', 16896, 17471, '2017/10/01', 0, '...', 384, 2);" calcext:value-type="string">
            <text:p>insert into etat_lieux (date_entree_etat_lieux, km_depart, km_arrive, date_sortie_etat_lieux, incident, type_incident, num_contrat_etat_lieux, code_type_etat_lieux_etat_lieux) Values ('2017/09/16', 16896, 17471, '2017/10/01', 0, '...', 384, 2);</text:p>
          </table:table-cell>
          <table:table-cell table:number-columns-repeated="1010"/>
        </table:table-row>
        <table:table-row table:style-name="ro4">
          <table:table-cell office:value-type="float" office:value="801" calcext:value-type="float">
            <text:p>801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string" calcext:value-type="string">
            <text:p>2017/09/22</text:p>
          </table:table-cell>
          <table:table-cell table:style-name="ce8" office:value-type="float" office:value="20498" calcext:value-type="float">
            <text:p>20498</text:p>
          </table:table-cell>
          <table:table-cell table:style-name="ce8" office:value-type="float" office:value="20787" calcext:value-type="float">
            <text:p>20787</text:p>
          </table:table-cell>
          <table:table-cell table:style-name="ce10" table:formula="of:=IF([.I803]=&quot;/&quot;;[.C803];[.I803])" office:value-type="string" office:string-value="2017/10/01" calcext:value-type="string">
            <text:p>2017/10/01</text:p>
          </table:table-cell>
          <table:table-cell table:style-name="ce10" office:value-type="string" calcext:value-type="string">
            <text:p>2017/10/01</text:p>
          </table:table-cell>
          <table:table-cell table:style-name="ce10" table:formula="of:=IF([.E803]=&quot;null&quot;;&quot;null&quot;;[.I803])" office:value-type="string" office:string-value="2017/10/01" calcext:value-type="string">
            <text:p>2017/10/01</text:p>
          </table:table-cell>
          <table:table-cell table:style-name="ce8" office:value-type="string" calcext:value-type="string">
            <text:p>2017/10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4" calcext:value-type="float">
            <text:p>39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3];&quot;', &quot;;[.D803];&quot;, &quot;;[.E803];&quot;, '&quot;;[.G803];&quot;', &quot;;[.J803];&quot;, '&quot;;[.K803];&quot;', &quot;;[.L803];&quot;, &quot;;[.M803];&quot;);&quot;)" office:value-type="string" office:string-value="insert into etat_lieux (date_entree_etat_lieux, km_depart, km_arrive, date_sortie_etat_lieux, incident, type_incident, num_contrat_etat_lieux, code_type_etat_lieux_etat_lieux) Values ('2017/09/22', 20498, 20787, '2017/10/01', 0, '...', 394, 2);" calcext:value-type="string">
            <text:p>insert into etat_lieux (date_entree_etat_lieux, km_depart, km_arrive, date_sortie_etat_lieux, incident, type_incident, num_contrat_etat_lieux, code_type_etat_lieux_etat_lieux) Values ('2017/09/22', 20498, 20787, '2017/10/01', 0, '...', 394, 2);</text:p>
          </table:table-cell>
          <table:table-cell table:number-columns-repeated="1010"/>
        </table:table-row>
        <table:table-row table:style-name="ro4">
          <table:table-cell office:value-type="float" office:value="802" calcext:value-type="float">
            <text:p>802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2017/09/26</text:p>
          </table:table-cell>
          <table:table-cell table:style-name="ce8" office:value-type="float" office:value="16788" calcext:value-type="float">
            <text:p>16788</text:p>
          </table:table-cell>
          <table:table-cell table:style-name="ce8" office:value-type="float" office:value="17040" calcext:value-type="float">
            <text:p>17040</text:p>
          </table:table-cell>
          <table:table-cell table:style-name="ce10" table:formula="of:=IF([.I804]=&quot;/&quot;;[.C804];[.I804])" office:value-type="string" office:string-value="2017/10/01" calcext:value-type="string">
            <text:p>2017/10/01</text:p>
          </table:table-cell>
          <table:table-cell table:style-name="ce10" office:value-type="string" calcext:value-type="string">
            <text:p>2017/10/01</text:p>
          </table:table-cell>
          <table:table-cell table:style-name="ce10" table:formula="of:=IF([.E804]=&quot;null&quot;;&quot;null&quot;;[.I804])" office:value-type="string" office:string-value="2017/10/01" calcext:value-type="string">
            <text:p>2017/10/01</text:p>
          </table:table-cell>
          <table:table-cell table:style-name="ce8" office:value-type="string" calcext:value-type="string">
            <text:p>2017/10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2" calcext:value-type="float">
            <text:p>40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4];&quot;', &quot;;[.D804];&quot;, &quot;;[.E804];&quot;, '&quot;;[.G804];&quot;', &quot;;[.J804];&quot;, '&quot;;[.K804];&quot;', &quot;;[.L804];&quot;, &quot;;[.M804];&quot;);&quot;)" office:value-type="string" office:string-value="insert into etat_lieux (date_entree_etat_lieux, km_depart, km_arrive, date_sortie_etat_lieux, incident, type_incident, num_contrat_etat_lieux, code_type_etat_lieux_etat_lieux) Values ('2017/09/26', 16788, 17040, '2017/10/01', 0, '...', 402, 2);" calcext:value-type="string">
            <text:p>insert into etat_lieux (date_entree_etat_lieux, km_depart, km_arrive, date_sortie_etat_lieux, incident, type_incident, num_contrat_etat_lieux, code_type_etat_lieux_etat_lieux) Values ('2017/09/26', 16788, 17040, '2017/10/01', 0, '...', 402, 2);</text:p>
          </table:table-cell>
          <table:table-cell table:number-columns-repeated="1010"/>
        </table:table-row>
        <table:table-row table:style-name="ro4">
          <table:table-cell office:value-type="float" office:value="803" calcext:value-type="float">
            <text:p>803</text:p>
          </table:table-cell>
          <table:table-cell table:style-name="ce5" office:value-type="float" office:value="409" calcext:value-type="float">
            <text:p>409</text:p>
          </table:table-cell>
          <table:table-cell table:style-name="ce5" office:value-type="string" calcext:value-type="string">
            <text:p>2017/10/01</text:p>
          </table:table-cell>
          <table:table-cell table:style-name="ce5" office:value-type="float" office:value="5778" calcext:value-type="float">
            <text:p>57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05]=&quot;/&quot;;[.C805];[.I805])" office:value-type="string" office:string-value="2017/10/01" calcext:value-type="string">
            <text:p>2017/10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05]=&quot;null&quot;;&quot;null&quot;;[.I80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09" calcext:value-type="float">
            <text:p>40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5];&quot;', &quot;;[.D805];&quot;, &quot;;[.E805];&quot;, '&quot;;[.G805];&quot;', &quot;;[.J805];&quot;, '&quot;;[.K805];&quot;', &quot;;[.L805];&quot;, &quot;;[.M805];&quot;);&quot;)" office:value-type="string" office:string-value="insert into etat_lieux (date_entree_etat_lieux, km_depart, km_arrive, date_sortie_etat_lieux, incident, type_incident, num_contrat_etat_lieux, code_type_etat_lieux_etat_lieux) Values ('2017/10/01', 5778, null, 'null', 0, '...', 409, 1);" calcext:value-type="string">
            <text:p>insert into etat_lieux (date_entree_etat_lieux, km_depart, km_arrive, date_sortie_etat_lieux, incident, type_incident, num_contrat_etat_lieux, code_type_etat_lieux_etat_lieux) Values ('2017/10/01', 5778, null, 'null', 0, '...', 409, 1);</text:p>
          </table:table-cell>
          <table:table-cell table:number-columns-repeated="1010"/>
        </table:table-row>
        <table:table-row table:style-name="ro4">
          <table:table-cell office:value-type="float" office:value="804" calcext:value-type="float">
            <text:p>804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string" calcext:value-type="string">
            <text:p>2017/09/20</text:p>
          </table:table-cell>
          <table:table-cell table:style-name="ce8" office:value-type="float" office:value="6184" calcext:value-type="float">
            <text:p>6184</text:p>
          </table:table-cell>
          <table:table-cell table:style-name="ce8" office:value-type="float" office:value="6724" calcext:value-type="float">
            <text:p>6724</text:p>
          </table:table-cell>
          <table:table-cell table:style-name="ce10" table:formula="of:=IF([.I806]=&quot;/&quot;;[.C806];[.I806])" office:value-type="string" office:string-value="2017/10/02" calcext:value-type="string">
            <text:p>2017/10/02</text:p>
          </table:table-cell>
          <table:table-cell table:style-name="ce10" office:value-type="string" calcext:value-type="string">
            <text:p>2017/10/02</text:p>
          </table:table-cell>
          <table:table-cell table:style-name="ce10" table:formula="of:=IF([.E806]=&quot;null&quot;;&quot;null&quot;;[.I806])" office:value-type="string" office:string-value="2017/10/02" calcext:value-type="string">
            <text:p>2017/10/02</text:p>
          </table:table-cell>
          <table:table-cell table:style-name="ce8" office:value-type="string" calcext:value-type="string">
            <text:p>2017/10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1" calcext:value-type="float">
            <text:p>39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6];&quot;', &quot;;[.D806];&quot;, &quot;;[.E806];&quot;, '&quot;;[.G806];&quot;', &quot;;[.J806];&quot;, '&quot;;[.K806];&quot;', &quot;;[.L806];&quot;, &quot;;[.M806];&quot;);&quot;)" office:value-type="string" office:string-value="insert into etat_lieux (date_entree_etat_lieux, km_depart, km_arrive, date_sortie_etat_lieux, incident, type_incident, num_contrat_etat_lieux, code_type_etat_lieux_etat_lieux) Values ('2017/09/20', 6184, 6724, '2017/10/02', 0, '...', 391, 2);" calcext:value-type="string">
            <text:p>insert into etat_lieux (date_entree_etat_lieux, km_depart, km_arrive, date_sortie_etat_lieux, incident, type_incident, num_contrat_etat_lieux, code_type_etat_lieux_etat_lieux) Values ('2017/09/20', 6184, 6724, '2017/10/02', 0, '...', 391, 2);</text:p>
          </table:table-cell>
          <table:table-cell table:number-columns-repeated="1010"/>
        </table:table-row>
        <table:table-row table:style-name="ro4">
          <table:table-cell office:value-type="float" office:value="805" calcext:value-type="float">
            <text:p>805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2017/09/26</text:p>
          </table:table-cell>
          <table:table-cell table:style-name="ce8" office:value-type="float" office:value="29186" calcext:value-type="float">
            <text:p>29186</text:p>
          </table:table-cell>
          <table:table-cell table:style-name="ce8" office:value-type="float" office:value="29813" calcext:value-type="float">
            <text:p>29813</text:p>
          </table:table-cell>
          <table:table-cell table:style-name="ce10" table:formula="of:=IF([.I807]=&quot;/&quot;;[.C807];[.I807])" office:value-type="string" office:string-value="2017/10/02" calcext:value-type="string">
            <text:p>2017/10/02</text:p>
          </table:table-cell>
          <table:table-cell table:style-name="ce10" office:value-type="string" calcext:value-type="string">
            <text:p>2017/10/02</text:p>
          </table:table-cell>
          <table:table-cell table:style-name="ce10" table:formula="of:=IF([.E807]=&quot;null&quot;;&quot;null&quot;;[.I807])" office:value-type="string" office:string-value="2017/10/02" calcext:value-type="string">
            <text:p>2017/10/02</text:p>
          </table:table-cell>
          <table:table-cell table:style-name="ce8" office:value-type="string" calcext:value-type="string">
            <text:p>2017/10/0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1" calcext:value-type="float">
            <text:p>40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7];&quot;', &quot;;[.D807];&quot;, &quot;;[.E807];&quot;, '&quot;;[.G807];&quot;', &quot;;[.J807];&quot;, '&quot;;[.K807];&quot;', &quot;;[.L807];&quot;, &quot;;[.M807];&quot;);&quot;)" office:value-type="string" office:string-value="insert into etat_lieux (date_entree_etat_lieux, km_depart, km_arrive, date_sortie_etat_lieux, incident, type_incident, num_contrat_etat_lieux, code_type_etat_lieux_etat_lieux) Values ('2017/09/26', 29186, 29813, '2017/10/02', 0, '...', 401, 2);" calcext:value-type="string">
            <text:p>insert into etat_lieux (date_entree_etat_lieux, km_depart, km_arrive, date_sortie_etat_lieux, incident, type_incident, num_contrat_etat_lieux, code_type_etat_lieux_etat_lieux) Values ('2017/09/26', 29186, 29813, '2017/10/02', 0, '...', 401, 2);</text:p>
          </table:table-cell>
          <table:table-cell table:number-columns-repeated="1010"/>
        </table:table-row>
        <table:table-row table:style-name="ro4">
          <table:table-cell office:value-type="float" office:value="806" calcext:value-type="float">
            <text:p>806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string" calcext:value-type="string">
            <text:p>2017/10/02</text:p>
          </table:table-cell>
          <table:table-cell table:style-name="ce5" office:value-type="float" office:value="15736" calcext:value-type="float">
            <text:p>1573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08]=&quot;/&quot;;[.C808];[.I808])" office:value-type="string" office:string-value="2017/10/02" calcext:value-type="string">
            <text:p>2017/10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08]=&quot;null&quot;;&quot;null&quot;;[.I80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0" calcext:value-type="float">
            <text:p>41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8];&quot;', &quot;;[.D808];&quot;, &quot;;[.E808];&quot;, '&quot;;[.G808];&quot;', &quot;;[.J808];&quot;, '&quot;;[.K808];&quot;', &quot;;[.L808];&quot;, &quot;;[.M808];&quot;);&quot;)" office:value-type="string" office:string-value="insert into etat_lieux (date_entree_etat_lieux, km_depart, km_arrive, date_sortie_etat_lieux, incident, type_incident, num_contrat_etat_lieux, code_type_etat_lieux_etat_lieux) Values ('2017/10/02', 15736, null, 'null', 0, '...', 410, 1);" calcext:value-type="string">
            <text:p>insert into etat_lieux (date_entree_etat_lieux, km_depart, km_arrive, date_sortie_etat_lieux, incident, type_incident, num_contrat_etat_lieux, code_type_etat_lieux_etat_lieux) Values ('2017/10/02', 15736, null, 'null', 0, '...', 410, 1);</text:p>
          </table:table-cell>
          <table:table-cell table:number-columns-repeated="1010"/>
        </table:table-row>
        <table:table-row table:style-name="ro4">
          <table:table-cell office:value-type="float" office:value="807" calcext:value-type="float">
            <text:p>807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string" calcext:value-type="string">
            <text:p>2017/10/02</text:p>
          </table:table-cell>
          <table:table-cell table:style-name="ce5" office:value-type="float" office:value="19445" calcext:value-type="float">
            <text:p>1944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09]=&quot;/&quot;;[.C809];[.I809])" office:value-type="string" office:string-value="2017/10/02" calcext:value-type="string">
            <text:p>2017/10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09]=&quot;null&quot;;&quot;null&quot;;[.I80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1" calcext:value-type="float">
            <text:p>41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09];&quot;', &quot;;[.D809];&quot;, &quot;;[.E809];&quot;, '&quot;;[.G809];&quot;', &quot;;[.J809];&quot;, '&quot;;[.K809];&quot;', &quot;;[.L809];&quot;, &quot;;[.M809];&quot;);&quot;)" office:value-type="string" office:string-value="insert into etat_lieux (date_entree_etat_lieux, km_depart, km_arrive, date_sortie_etat_lieux, incident, type_incident, num_contrat_etat_lieux, code_type_etat_lieux_etat_lieux) Values ('2017/10/02', 19445, null, 'null', 0, '...', 411, 1);" calcext:value-type="string">
            <text:p>insert into etat_lieux (date_entree_etat_lieux, km_depart, km_arrive, date_sortie_etat_lieux, incident, type_incident, num_contrat_etat_lieux, code_type_etat_lieux_etat_lieux) Values ('2017/10/02', 19445, null, 'null', 0, '...', 411, 1);</text:p>
          </table:table-cell>
          <table:table-cell table:number-columns-repeated="1010"/>
        </table:table-row>
        <table:table-row table:style-name="ro4">
          <table:table-cell office:value-type="float" office:value="808" calcext:value-type="float">
            <text:p>808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string" calcext:value-type="string">
            <text:p>2017/10/02</text:p>
          </table:table-cell>
          <table:table-cell table:style-name="ce5" office:value-type="float" office:value="13978" calcext:value-type="float">
            <text:p>1397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10]=&quot;/&quot;;[.C810];[.I810])" office:value-type="string" office:string-value="2017/10/02" calcext:value-type="string">
            <text:p>2017/10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10]=&quot;null&quot;;&quot;null&quot;;[.I81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2" calcext:value-type="float">
            <text:p>41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0];&quot;', &quot;;[.D810];&quot;, &quot;;[.E810];&quot;, '&quot;;[.G810];&quot;', &quot;;[.J810];&quot;, '&quot;;[.K810];&quot;', &quot;;[.L810];&quot;, &quot;;[.M810];&quot;);&quot;)" office:value-type="string" office:string-value="insert into etat_lieux (date_entree_etat_lieux, km_depart, km_arrive, date_sortie_etat_lieux, incident, type_incident, num_contrat_etat_lieux, code_type_etat_lieux_etat_lieux) Values ('2017/10/02', 13978, null, 'null', 0, '...', 412, 1);" calcext:value-type="string">
            <text:p>insert into etat_lieux (date_entree_etat_lieux, km_depart, km_arrive, date_sortie_etat_lieux, incident, type_incident, num_contrat_etat_lieux, code_type_etat_lieux_etat_lieux) Values ('2017/10/02', 13978, null, 'null', 0, '...', 412, 1);</text:p>
          </table:table-cell>
          <table:table-cell table:number-columns-repeated="1010"/>
        </table:table-row>
        <table:table-row table:style-name="ro4">
          <table:table-cell office:value-type="float" office:value="809" calcext:value-type="float">
            <text:p>809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string" calcext:value-type="string">
            <text:p>2017/09/18</text:p>
          </table:table-cell>
          <table:table-cell table:style-name="ce8" office:value-type="float" office:value="11933" calcext:value-type="float">
            <text:p>11933</text:p>
          </table:table-cell>
          <table:table-cell table:style-name="ce8" office:value-type="float" office:value="12509" calcext:value-type="float">
            <text:p>12509</text:p>
          </table:table-cell>
          <table:table-cell table:style-name="ce10" table:formula="of:=IF([.I811]=&quot;/&quot;;[.C811];[.I811])" office:value-type="string" office:string-value="2017/10/03" calcext:value-type="string">
            <text:p>2017/10/03</text:p>
          </table:table-cell>
          <table:table-cell table:style-name="ce10" office:value-type="string" calcext:value-type="string">
            <text:p>2017/10/03</text:p>
          </table:table-cell>
          <table:table-cell table:style-name="ce10" table:formula="of:=IF([.E811]=&quot;null&quot;;&quot;null&quot;;[.I811])" office:value-type="string" office:string-value="2017/10/03" calcext:value-type="string">
            <text:p>2017/10/03</text:p>
          </table:table-cell>
          <table:table-cell table:style-name="ce8" office:value-type="string" calcext:value-type="string">
            <text:p>2017/10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87" calcext:value-type="float">
            <text:p>38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1];&quot;', &quot;;[.D811];&quot;, &quot;;[.E811];&quot;, '&quot;;[.G811];&quot;', &quot;;[.J811];&quot;, '&quot;;[.K811];&quot;', &quot;;[.L811];&quot;, &quot;;[.M811];&quot;);&quot;)" office:value-type="string" office:string-value="insert into etat_lieux (date_entree_etat_lieux, km_depart, km_arrive, date_sortie_etat_lieux, incident, type_incident, num_contrat_etat_lieux, code_type_etat_lieux_etat_lieux) Values ('2017/09/18', 11933, 12509, '2017/10/03', 0, '...', 387, 2);" calcext:value-type="string">
            <text:p>insert into etat_lieux (date_entree_etat_lieux, km_depart, km_arrive, date_sortie_etat_lieux, incident, type_incident, num_contrat_etat_lieux, code_type_etat_lieux_etat_lieux) Values ('2017/09/18', 11933, 12509, '2017/10/03', 0, '...', 387, 2);</text:p>
          </table:table-cell>
          <table:table-cell table:number-columns-repeated="1010"/>
        </table:table-row>
        <table:table-row table:style-name="ro4">
          <table:table-cell office:value-type="float" office:value="810" calcext:value-type="float">
            <text:p>81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string" calcext:value-type="string">
            <text:p>2017/09/27</text:p>
          </table:table-cell>
          <table:table-cell table:style-name="ce8" office:value-type="float" office:value="15181" calcext:value-type="float">
            <text:p>15181</text:p>
          </table:table-cell>
          <table:table-cell table:style-name="ce8" office:value-type="float" office:value="15348" calcext:value-type="float">
            <text:p>15348</text:p>
          </table:table-cell>
          <table:table-cell table:style-name="ce10" table:formula="of:=IF([.I812]=&quot;/&quot;;[.C812];[.I812])" office:value-type="string" office:string-value="2017/10/03" calcext:value-type="string">
            <text:p>2017/10/03</text:p>
          </table:table-cell>
          <table:table-cell table:style-name="ce10" office:value-type="string" calcext:value-type="string">
            <text:p>2017/10/03</text:p>
          </table:table-cell>
          <table:table-cell table:style-name="ce10" table:formula="of:=IF([.E812]=&quot;null&quot;;&quot;null&quot;;[.I812])" office:value-type="string" office:string-value="2017/10/03" calcext:value-type="string">
            <text:p>2017/10/03</text:p>
          </table:table-cell>
          <table:table-cell table:style-name="ce8" office:value-type="string" calcext:value-type="string">
            <text:p>2017/10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5" calcext:value-type="float">
            <text:p>40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2];&quot;', &quot;;[.D812];&quot;, &quot;;[.E812];&quot;, '&quot;;[.G812];&quot;', &quot;;[.J812];&quot;, '&quot;;[.K812];&quot;', &quot;;[.L812];&quot;, &quot;;[.M812];&quot;);&quot;)" office:value-type="string" office:string-value="insert into etat_lieux (date_entree_etat_lieux, km_depart, km_arrive, date_sortie_etat_lieux, incident, type_incident, num_contrat_etat_lieux, code_type_etat_lieux_etat_lieux) Values ('2017/09/27', 15181, 15348, '2017/10/03', 0, '...', 405, 2);" calcext:value-type="string">
            <text:p>insert into etat_lieux (date_entree_etat_lieux, km_depart, km_arrive, date_sortie_etat_lieux, incident, type_incident, num_contrat_etat_lieux, code_type_etat_lieux_etat_lieux) Values ('2017/09/27', 15181, 15348, '2017/10/03', 0, '...', 405, 2);</text:p>
          </table:table-cell>
          <table:table-cell table:number-columns-repeated="1010"/>
        </table:table-row>
        <table:table-row table:style-name="ro4">
          <table:table-cell office:value-type="float" office:value="811" calcext:value-type="float">
            <text:p>811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string" calcext:value-type="string">
            <text:p>2017/10/03</text:p>
          </table:table-cell>
          <table:table-cell table:style-name="ce5" office:value-type="float" office:value="11428" calcext:value-type="float">
            <text:p>1142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13]=&quot;/&quot;;[.C813];[.I813])" office:value-type="string" office:string-value="2017/10/03" calcext:value-type="string">
            <text:p>2017/10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13]=&quot;null&quot;;&quot;null&quot;;[.I81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3" calcext:value-type="float">
            <text:p>41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3];&quot;', &quot;;[.D813];&quot;, &quot;;[.E813];&quot;, '&quot;;[.G813];&quot;', &quot;;[.J813];&quot;, '&quot;;[.K813];&quot;', &quot;;[.L813];&quot;, &quot;;[.M813];&quot;);&quot;)" office:value-type="string" office:string-value="insert into etat_lieux (date_entree_etat_lieux, km_depart, km_arrive, date_sortie_etat_lieux, incident, type_incident, num_contrat_etat_lieux, code_type_etat_lieux_etat_lieux) Values ('2017/10/03', 11428, null, 'null', 0, '...', 413, 1);" calcext:value-type="string">
            <text:p>insert into etat_lieux (date_entree_etat_lieux, km_depart, km_arrive, date_sortie_etat_lieux, incident, type_incident, num_contrat_etat_lieux, code_type_etat_lieux_etat_lieux) Values ('2017/10/03', 11428, null, 'null', 0, '...', 413, 1);</text:p>
          </table:table-cell>
          <table:table-cell table:number-columns-repeated="1010"/>
        </table:table-row>
        <table:table-row table:style-name="ro4">
          <table:table-cell office:value-type="float" office:value="812" calcext:value-type="float">
            <text:p>812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string" calcext:value-type="string">
            <text:p>2017/10/03</text:p>
          </table:table-cell>
          <table:table-cell table:style-name="ce5" office:value-type="float" office:value="17215" calcext:value-type="float">
            <text:p>1721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14]=&quot;/&quot;;[.C814];[.I814])" office:value-type="string" office:string-value="2017/10/03" calcext:value-type="string">
            <text:p>2017/10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14]=&quot;null&quot;;&quot;null&quot;;[.I8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4" calcext:value-type="float">
            <text:p>41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4];&quot;', &quot;;[.D814];&quot;, &quot;;[.E814];&quot;, '&quot;;[.G814];&quot;', &quot;;[.J814];&quot;, '&quot;;[.K814];&quot;', &quot;;[.L814];&quot;, &quot;;[.M814];&quot;);&quot;)" office:value-type="string" office:string-value="insert into etat_lieux (date_entree_etat_lieux, km_depart, km_arrive, date_sortie_etat_lieux, incident, type_incident, num_contrat_etat_lieux, code_type_etat_lieux_etat_lieux) Values ('2017/10/03', 17215, null, 'null', 0, '...', 414, 1);" calcext:value-type="string">
            <text:p>insert into etat_lieux (date_entree_etat_lieux, km_depart, km_arrive, date_sortie_etat_lieux, incident, type_incident, num_contrat_etat_lieux, code_type_etat_lieux_etat_lieux) Values ('2017/10/03', 17215, null, 'null', 0, '...', 414, 1);</text:p>
          </table:table-cell>
          <table:table-cell table:number-columns-repeated="1010"/>
        </table:table-row>
        <table:table-row table:style-name="ro4">
          <table:table-cell office:value-type="float" office:value="813" calcext:value-type="float">
            <text:p>813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string" calcext:value-type="string">
            <text:p>2017/09/20</text:p>
          </table:table-cell>
          <table:table-cell table:style-name="ce8" office:value-type="float" office:value="20366" calcext:value-type="float">
            <text:p>20366</text:p>
          </table:table-cell>
          <table:table-cell table:style-name="ce8" office:value-type="float" office:value="20837" calcext:value-type="float">
            <text:p>20837</text:p>
          </table:table-cell>
          <table:table-cell table:style-name="ce10" table:formula="of:=IF([.I815]=&quot;/&quot;;[.C815];[.I815])" office:value-type="string" office:string-value="2017/10/04" calcext:value-type="string">
            <text:p>2017/10/04</text:p>
          </table:table-cell>
          <table:table-cell table:style-name="ce10" office:value-type="string" calcext:value-type="string">
            <text:p>2017/10/04</text:p>
          </table:table-cell>
          <table:table-cell table:style-name="ce10" table:formula="of:=IF([.E815]=&quot;null&quot;;&quot;null&quot;;[.I815])" office:value-type="string" office:string-value="2017/10/04" calcext:value-type="string">
            <text:p>2017/10/04</text:p>
          </table:table-cell>
          <table:table-cell table:style-name="ce8" office:value-type="string" calcext:value-type="string">
            <text:p>2017/10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2" calcext:value-type="float">
            <text:p>39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5];&quot;', &quot;;[.D815];&quot;, &quot;;[.E815];&quot;, '&quot;;[.G815];&quot;', &quot;;[.J815];&quot;, '&quot;;[.K815];&quot;', &quot;;[.L815];&quot;, &quot;;[.M815];&quot;);&quot;)" office:value-type="string" office:string-value="insert into etat_lieux (date_entree_etat_lieux, km_depart, km_arrive, date_sortie_etat_lieux, incident, type_incident, num_contrat_etat_lieux, code_type_etat_lieux_etat_lieux) Values ('2017/09/20', 20366, 20837, '2017/10/04', 0, '...', 392, 2);" calcext:value-type="string">
            <text:p>insert into etat_lieux (date_entree_etat_lieux, km_depart, km_arrive, date_sortie_etat_lieux, incident, type_incident, num_contrat_etat_lieux, code_type_etat_lieux_etat_lieux) Values ('2017/09/20', 20366, 20837, '2017/10/04', 0, '...', 392, 2);</text:p>
          </table:table-cell>
          <table:table-cell table:number-columns-repeated="1010"/>
        </table:table-row>
        <table:table-row table:style-name="ro4">
          <table:table-cell office:value-type="float" office:value="814" calcext:value-type="float">
            <text:p>814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string" calcext:value-type="string">
            <text:p>2017/09/23</text:p>
          </table:table-cell>
          <table:table-cell table:style-name="ce8" office:value-type="float" office:value="7630" calcext:value-type="float">
            <text:p>7630</text:p>
          </table:table-cell>
          <table:table-cell table:style-name="ce8" office:value-type="float" office:value="8066" calcext:value-type="float">
            <text:p>8066</text:p>
          </table:table-cell>
          <table:table-cell table:style-name="ce10" table:formula="of:=IF([.I816]=&quot;/&quot;;[.C816];[.I816])" office:value-type="string" office:string-value="2017/10/04" calcext:value-type="string">
            <text:p>2017/10/04</text:p>
          </table:table-cell>
          <table:table-cell table:style-name="ce10" office:value-type="string" calcext:value-type="string">
            <text:p>2017/10/04</text:p>
          </table:table-cell>
          <table:table-cell table:style-name="ce10" table:formula="of:=IF([.E816]=&quot;null&quot;;&quot;null&quot;;[.I816])" office:value-type="string" office:string-value="2017/10/04" calcext:value-type="string">
            <text:p>2017/10/04</text:p>
          </table:table-cell>
          <table:table-cell table:style-name="ce8" office:value-type="string" calcext:value-type="string">
            <text:p>2017/10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7" calcext:value-type="float">
            <text:p>39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6];&quot;', &quot;;[.D816];&quot;, &quot;;[.E816];&quot;, '&quot;;[.G816];&quot;', &quot;;[.J816];&quot;, '&quot;;[.K816];&quot;', &quot;;[.L816];&quot;, &quot;;[.M816];&quot;);&quot;)" office:value-type="string" office:string-value="insert into etat_lieux (date_entree_etat_lieux, km_depart, km_arrive, date_sortie_etat_lieux, incident, type_incident, num_contrat_etat_lieux, code_type_etat_lieux_etat_lieux) Values ('2017/09/23', 7630, 8066, '2017/10/04', 0, '...', 397, 2);" calcext:value-type="string">
            <text:p>insert into etat_lieux (date_entree_etat_lieux, km_depart, km_arrive, date_sortie_etat_lieux, incident, type_incident, num_contrat_etat_lieux, code_type_etat_lieux_etat_lieux) Values ('2017/09/23', 7630, 8066, '2017/10/04', 0, '...', 397, 2);</text:p>
          </table:table-cell>
          <table:table-cell table:number-columns-repeated="1010"/>
        </table:table-row>
        <table:table-row table:style-name="ro4">
          <table:table-cell office:value-type="float" office:value="815" calcext:value-type="float">
            <text:p>815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string" calcext:value-type="string">
            <text:p>2017/09/24</text:p>
          </table:table-cell>
          <table:table-cell table:style-name="ce8" office:value-type="float" office:value="16477" calcext:value-type="float">
            <text:p>16477</text:p>
          </table:table-cell>
          <table:table-cell table:style-name="ce8" office:value-type="float" office:value="16726" calcext:value-type="float">
            <text:p>16726</text:p>
          </table:table-cell>
          <table:table-cell table:style-name="ce10" table:formula="of:=IF([.I817]=&quot;/&quot;;[.C817];[.I817])" office:value-type="string" office:string-value="2017/10/04" calcext:value-type="string">
            <text:p>2017/10/04</text:p>
          </table:table-cell>
          <table:table-cell table:style-name="ce10" office:value-type="string" calcext:value-type="string">
            <text:p>2017/10/04</text:p>
          </table:table-cell>
          <table:table-cell table:style-name="ce10" table:formula="of:=IF([.E817]=&quot;null&quot;;&quot;null&quot;;[.I817])" office:value-type="string" office:string-value="2017/10/04" calcext:value-type="string">
            <text:p>2017/10/04</text:p>
          </table:table-cell>
          <table:table-cell table:style-name="ce8" office:value-type="string" calcext:value-type="string">
            <text:p>2017/10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9" calcext:value-type="float">
            <text:p>39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7];&quot;', &quot;;[.D817];&quot;, &quot;;[.E817];&quot;, '&quot;;[.G817];&quot;', &quot;;[.J817];&quot;, '&quot;;[.K817];&quot;', &quot;;[.L817];&quot;, &quot;;[.M817];&quot;);&quot;)" office:value-type="string" office:string-value="insert into etat_lieux (date_entree_etat_lieux, km_depart, km_arrive, date_sortie_etat_lieux, incident, type_incident, num_contrat_etat_lieux, code_type_etat_lieux_etat_lieux) Values ('2017/09/24', 16477, 16726, '2017/10/04', 0, '...', 399, 2);" calcext:value-type="string">
            <text:p>insert into etat_lieux (date_entree_etat_lieux, km_depart, km_arrive, date_sortie_etat_lieux, incident, type_incident, num_contrat_etat_lieux, code_type_etat_lieux_etat_lieux) Values ('2017/09/24', 16477, 16726, '2017/10/04', 0, '...', 399, 2);</text:p>
          </table:table-cell>
          <table:table-cell table:number-columns-repeated="1010"/>
        </table:table-row>
        <table:table-row table:style-name="ro4">
          <table:table-cell office:value-type="float" office:value="816" calcext:value-type="float">
            <text:p>816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2017/09/25</text:p>
          </table:table-cell>
          <table:table-cell table:style-name="ce8" office:value-type="float" office:value="3443" calcext:value-type="float">
            <text:p>3443</text:p>
          </table:table-cell>
          <table:table-cell table:style-name="ce8" office:value-type="float" office:value="4785" calcext:value-type="float">
            <text:p>4785</text:p>
          </table:table-cell>
          <table:table-cell table:style-name="ce10" table:formula="of:=IF([.I818]=&quot;/&quot;;[.C818];[.I818])" office:value-type="string" office:string-value="2017/10/04" calcext:value-type="string">
            <text:p>2017/10/04</text:p>
          </table:table-cell>
          <table:table-cell table:style-name="ce10" office:value-type="string" calcext:value-type="string">
            <text:p>2017/10/04</text:p>
          </table:table-cell>
          <table:table-cell table:style-name="ce10" table:formula="of:=IF([.E818]=&quot;null&quot;;&quot;null&quot;;[.I818])" office:value-type="string" office:string-value="2017/10/04" calcext:value-type="string">
            <text:p>2017/10/04</text:p>
          </table:table-cell>
          <table:table-cell table:style-name="ce8" office:value-type="string" calcext:value-type="string">
            <text:p>2017/10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0" calcext:value-type="float">
            <text:p>40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8];&quot;', &quot;;[.D818];&quot;, &quot;;[.E818];&quot;, '&quot;;[.G818];&quot;', &quot;;[.J818];&quot;, '&quot;;[.K818];&quot;', &quot;;[.L818];&quot;, &quot;;[.M818];&quot;);&quot;)" office:value-type="string" office:string-value="insert into etat_lieux (date_entree_etat_lieux, km_depart, km_arrive, date_sortie_etat_lieux, incident, type_incident, num_contrat_etat_lieux, code_type_etat_lieux_etat_lieux) Values ('2017/09/25', 3443, 4785, '2017/10/04', 0, '...', 400, 2);" calcext:value-type="string">
            <text:p>insert into etat_lieux (date_entree_etat_lieux, km_depart, km_arrive, date_sortie_etat_lieux, incident, type_incident, num_contrat_etat_lieux, code_type_etat_lieux_etat_lieux) Values ('2017/09/25', 3443, 4785, '2017/10/04', 0, '...', 400, 2);</text:p>
          </table:table-cell>
          <table:table-cell table:number-columns-repeated="1010"/>
        </table:table-row>
        <table:table-row table:style-name="ro4">
          <table:table-cell office:value-type="float" office:value="817" calcext:value-type="float">
            <text:p>817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string" calcext:value-type="string">
            <text:p>2017/10/04</text:p>
          </table:table-cell>
          <table:table-cell table:style-name="ce5" office:value-type="float" office:value="9122" calcext:value-type="float">
            <text:p>912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19]=&quot;/&quot;;[.C819];[.I819])" office:value-type="string" office:string-value="2017/10/04" calcext:value-type="string">
            <text:p>2017/10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19]=&quot;null&quot;;&quot;null&quot;;[.I81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5" calcext:value-type="float">
            <text:p>41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19];&quot;', &quot;;[.D819];&quot;, &quot;;[.E819];&quot;, '&quot;;[.G819];&quot;', &quot;;[.J819];&quot;, '&quot;;[.K819];&quot;', &quot;;[.L819];&quot;, &quot;;[.M819];&quot;);&quot;)" office:value-type="string" office:string-value="insert into etat_lieux (date_entree_etat_lieux, km_depart, km_arrive, date_sortie_etat_lieux, incident, type_incident, num_contrat_etat_lieux, code_type_etat_lieux_etat_lieux) Values ('2017/10/04', 9122, null, 'null', 0, '...', 415, 1);" calcext:value-type="string">
            <text:p>insert into etat_lieux (date_entree_etat_lieux, km_depart, km_arrive, date_sortie_etat_lieux, incident, type_incident, num_contrat_etat_lieux, code_type_etat_lieux_etat_lieux) Values ('2017/10/04', 9122, null, 'null', 0, '...', 415, 1);</text:p>
          </table:table-cell>
          <table:table-cell table:number-columns-repeated="1010"/>
        </table:table-row>
        <table:table-row table:style-name="ro4">
          <table:table-cell office:value-type="float" office:value="818" calcext:value-type="float">
            <text:p>818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string" calcext:value-type="string">
            <text:p>2017/10/04</text:p>
          </table:table-cell>
          <table:table-cell table:style-name="ce5" office:value-type="float" office:value="24143" calcext:value-type="float">
            <text:p>241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20]=&quot;/&quot;;[.C820];[.I820])" office:value-type="string" office:string-value="2017/10/04" calcext:value-type="string">
            <text:p>2017/10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20]=&quot;null&quot;;&quot;null&quot;;[.I82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6" calcext:value-type="float">
            <text:p>41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0];&quot;', &quot;;[.D820];&quot;, &quot;;[.E820];&quot;, '&quot;;[.G820];&quot;', &quot;;[.J820];&quot;, '&quot;;[.K820];&quot;', &quot;;[.L820];&quot;, &quot;;[.M820];&quot;);&quot;)" office:value-type="string" office:string-value="insert into etat_lieux (date_entree_etat_lieux, km_depart, km_arrive, date_sortie_etat_lieux, incident, type_incident, num_contrat_etat_lieux, code_type_etat_lieux_etat_lieux) Values ('2017/10/04', 24143, null, 'null', 0, '...', 416, 1);" calcext:value-type="string">
            <text:p>insert into etat_lieux (date_entree_etat_lieux, km_depart, km_arrive, date_sortie_etat_lieux, incident, type_incident, num_contrat_etat_lieux, code_type_etat_lieux_etat_lieux) Values ('2017/10/04', 24143, null, 'null', 0, '...', 416, 1);</text:p>
          </table:table-cell>
          <table:table-cell table:number-columns-repeated="1010"/>
        </table:table-row>
        <table:table-row table:style-name="ro4">
          <table:table-cell office:value-type="float" office:value="819" calcext:value-type="float">
            <text:p>819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string" calcext:value-type="string">
            <text:p>2017/10/04</text:p>
          </table:table-cell>
          <table:table-cell table:style-name="ce5" office:value-type="float" office:value="6549" calcext:value-type="float">
            <text:p>65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21]=&quot;/&quot;;[.C821];[.I821])" office:value-type="string" office:string-value="2017/10/04" calcext:value-type="string">
            <text:p>2017/10/0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21]=&quot;null&quot;;&quot;null&quot;;[.I82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7" calcext:value-type="float">
            <text:p>41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1];&quot;', &quot;;[.D821];&quot;, &quot;;[.E821];&quot;, '&quot;;[.G821];&quot;', &quot;;[.J821];&quot;, '&quot;;[.K821];&quot;', &quot;;[.L821];&quot;, &quot;;[.M821];&quot;);&quot;)" office:value-type="string" office:string-value="insert into etat_lieux (date_entree_etat_lieux, km_depart, km_arrive, date_sortie_etat_lieux, incident, type_incident, num_contrat_etat_lieux, code_type_etat_lieux_etat_lieux) Values ('2017/10/04', 6549, null, 'null', 0, '...', 417, 1);" calcext:value-type="string">
            <text:p>insert into etat_lieux (date_entree_etat_lieux, km_depart, km_arrive, date_sortie_etat_lieux, incident, type_incident, num_contrat_etat_lieux, code_type_etat_lieux_etat_lieux) Values ('2017/10/04', 6549, null, 'null', 0, '...', 417, 1);</text:p>
          </table:table-cell>
          <table:table-cell table:number-columns-repeated="1010"/>
        </table:table-row>
        <table:table-row table:style-name="ro4">
          <table:table-cell office:value-type="float" office:value="820" calcext:value-type="float">
            <text:p>820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string" calcext:value-type="string">
            <text:p>2017/09/23</text:p>
          </table:table-cell>
          <table:table-cell table:style-name="ce8" office:value-type="float" office:value="7383" calcext:value-type="float">
            <text:p>7383</text:p>
          </table:table-cell>
          <table:table-cell table:style-name="ce8" office:value-type="float" office:value="7664" calcext:value-type="float">
            <text:p>7664</text:p>
          </table:table-cell>
          <table:table-cell table:style-name="ce10" table:formula="of:=IF([.I822]=&quot;/&quot;;[.C822];[.I822])" office:value-type="string" office:string-value="2017/10/05" calcext:value-type="string">
            <text:p>2017/10/05</text:p>
          </table:table-cell>
          <table:table-cell table:style-name="ce10" office:value-type="string" calcext:value-type="string">
            <text:p>2017/10/05</text:p>
          </table:table-cell>
          <table:table-cell table:style-name="ce10" table:formula="of:=IF([.E822]=&quot;null&quot;;&quot;null&quot;;[.I822])" office:value-type="string" office:string-value="2017/10/05" calcext:value-type="string">
            <text:p>2017/10/05</text:p>
          </table:table-cell>
          <table:table-cell table:style-name="ce8" office:value-type="string" calcext:value-type="string">
            <text:p>2017/10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395" calcext:value-type="float">
            <text:p>39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2];&quot;', &quot;;[.D822];&quot;, &quot;;[.E822];&quot;, '&quot;;[.G822];&quot;', &quot;;[.J822];&quot;, '&quot;;[.K822];&quot;', &quot;;[.L822];&quot;, &quot;;[.M822];&quot;);&quot;)" office:value-type="string" office:string-value="insert into etat_lieux (date_entree_etat_lieux, km_depart, km_arrive, date_sortie_etat_lieux, incident, type_incident, num_contrat_etat_lieux, code_type_etat_lieux_etat_lieux) Values ('2017/09/23', 7383, 7664, '2017/10/05', 0, '...', 395, 2);" calcext:value-type="string">
            <text:p>insert into etat_lieux (date_entree_etat_lieux, km_depart, km_arrive, date_sortie_etat_lieux, incident, type_incident, num_contrat_etat_lieux, code_type_etat_lieux_etat_lieux) Values ('2017/09/23', 7383, 7664, '2017/10/05', 0, '...', 395, 2);</text:p>
          </table:table-cell>
          <table:table-cell table:number-columns-repeated="1010"/>
        </table:table-row>
        <table:table-row table:style-name="ro4">
          <table:table-cell office:value-type="float" office:value="821" calcext:value-type="float">
            <text:p>821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string" calcext:value-type="string">
            <text:p>2017/09/26</text:p>
          </table:table-cell>
          <table:table-cell table:style-name="ce8" office:value-type="float" office:value="10179" calcext:value-type="float">
            <text:p>10179</text:p>
          </table:table-cell>
          <table:table-cell table:style-name="ce8" office:value-type="float" office:value="10293" calcext:value-type="float">
            <text:p>10293</text:p>
          </table:table-cell>
          <table:table-cell table:style-name="ce10" table:formula="of:=IF([.I823]=&quot;/&quot;;[.C823];[.I823])" office:value-type="string" office:string-value="2017/10/05" calcext:value-type="string">
            <text:p>2017/10/05</text:p>
          </table:table-cell>
          <table:table-cell table:style-name="ce10" office:value-type="string" calcext:value-type="string">
            <text:p>2017/10/05</text:p>
          </table:table-cell>
          <table:table-cell table:style-name="ce10" table:formula="of:=IF([.E823]=&quot;null&quot;;&quot;null&quot;;[.I823])" office:value-type="string" office:string-value="2017/10/05" calcext:value-type="string">
            <text:p>2017/10/05</text:p>
          </table:table-cell>
          <table:table-cell table:style-name="ce8" office:value-type="string" calcext:value-type="string">
            <text:p>2017/10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3" calcext:value-type="float">
            <text:p>40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3];&quot;', &quot;;[.D823];&quot;, &quot;;[.E823];&quot;, '&quot;;[.G823];&quot;', &quot;;[.J823];&quot;, '&quot;;[.K823];&quot;', &quot;;[.L823];&quot;, &quot;;[.M823];&quot;);&quot;)" office:value-type="string" office:string-value="insert into etat_lieux (date_entree_etat_lieux, km_depart, km_arrive, date_sortie_etat_lieux, incident, type_incident, num_contrat_etat_lieux, code_type_etat_lieux_etat_lieux) Values ('2017/09/26', 10179, 10293, '2017/10/05', 0, '...', 403, 2);" calcext:value-type="string">
            <text:p>insert into etat_lieux (date_entree_etat_lieux, km_depart, km_arrive, date_sortie_etat_lieux, incident, type_incident, num_contrat_etat_lieux, code_type_etat_lieux_etat_lieux) Values ('2017/09/26', 10179, 10293, '2017/10/05', 0, '...', 403, 2);</text:p>
          </table:table-cell>
          <table:table-cell table:number-columns-repeated="1010"/>
        </table:table-row>
        <table:table-row table:style-name="ro4">
          <table:table-cell office:value-type="float" office:value="822" calcext:value-type="float">
            <text:p>822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string" calcext:value-type="string">
            <text:p>2017/10/05</text:p>
          </table:table-cell>
          <table:table-cell table:style-name="ce5" office:value-type="float" office:value="22482" calcext:value-type="float">
            <text:p>2248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24]=&quot;/&quot;;[.C824];[.I824])" office:value-type="string" office:string-value="2017/10/05" calcext:value-type="string">
            <text:p>2017/10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24]=&quot;null&quot;;&quot;null&quot;;[.I82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8" calcext:value-type="float">
            <text:p>41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4];&quot;', &quot;;[.D824];&quot;, &quot;;[.E824];&quot;, '&quot;;[.G824];&quot;', &quot;;[.J824];&quot;, '&quot;;[.K824];&quot;', &quot;;[.L824];&quot;, &quot;;[.M824];&quot;);&quot;)" office:value-type="string" office:string-value="insert into etat_lieux (date_entree_etat_lieux, km_depart, km_arrive, date_sortie_etat_lieux, incident, type_incident, num_contrat_etat_lieux, code_type_etat_lieux_etat_lieux) Values ('2017/10/05', 22482, null, 'null', 0, '...', 418, 1);" calcext:value-type="string">
            <text:p>insert into etat_lieux (date_entree_etat_lieux, km_depart, km_arrive, date_sortie_etat_lieux, incident, type_incident, num_contrat_etat_lieux, code_type_etat_lieux_etat_lieux) Values ('2017/10/05', 22482, null, 'null', 0, '...', 418, 1);</text:p>
          </table:table-cell>
          <table:table-cell table:number-columns-repeated="1010"/>
        </table:table-row>
        <table:table-row table:style-name="ro4">
          <table:table-cell office:value-type="float" office:value="823" calcext:value-type="float">
            <text:p>823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string" calcext:value-type="string">
            <text:p>2017/10/05</text:p>
          </table:table-cell>
          <table:table-cell table:style-name="ce5" office:value-type="float" office:value="17479" calcext:value-type="float">
            <text:p>1747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25]=&quot;/&quot;;[.C825];[.I825])" office:value-type="string" office:string-value="2017/10/05" calcext:value-type="string">
            <text:p>2017/10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25]=&quot;null&quot;;&quot;null&quot;;[.I82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19" calcext:value-type="float">
            <text:p>41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5];&quot;', &quot;;[.D825];&quot;, &quot;;[.E825];&quot;, '&quot;;[.G825];&quot;', &quot;;[.J825];&quot;, '&quot;;[.K825];&quot;', &quot;;[.L825];&quot;, &quot;;[.M825];&quot;);&quot;)" office:value-type="string" office:string-value="insert into etat_lieux (date_entree_etat_lieux, km_depart, km_arrive, date_sortie_etat_lieux, incident, type_incident, num_contrat_etat_lieux, code_type_etat_lieux_etat_lieux) Values ('2017/10/05', 17479, null, 'null', 0, '...', 419, 1);" calcext:value-type="string">
            <text:p>insert into etat_lieux (date_entree_etat_lieux, km_depart, km_arrive, date_sortie_etat_lieux, incident, type_incident, num_contrat_etat_lieux, code_type_etat_lieux_etat_lieux) Values ('2017/10/05', 17479, null, 'null', 0, '...', 419, 1);</text:p>
          </table:table-cell>
          <table:table-cell table:number-columns-repeated="1010"/>
        </table:table-row>
        <table:table-row table:style-name="ro4">
          <table:table-cell office:value-type="float" office:value="824" calcext:value-type="float">
            <text:p>824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string" calcext:value-type="string">
            <text:p>2017/10/05</text:p>
          </table:table-cell>
          <table:table-cell table:style-name="ce5" office:value-type="float" office:value="26943" calcext:value-type="float">
            <text:p>269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26]=&quot;/&quot;;[.C826];[.I826])" office:value-type="string" office:string-value="2017/10/05" calcext:value-type="string">
            <text:p>2017/10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26]=&quot;null&quot;;&quot;null&quot;;[.I82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0" calcext:value-type="float">
            <text:p>42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6];&quot;', &quot;;[.D826];&quot;, &quot;;[.E826];&quot;, '&quot;;[.G826];&quot;', &quot;;[.J826];&quot;, '&quot;;[.K826];&quot;', &quot;;[.L826];&quot;, &quot;;[.M826];&quot;);&quot;)" office:value-type="string" office:string-value="insert into etat_lieux (date_entree_etat_lieux, km_depart, km_arrive, date_sortie_etat_lieux, incident, type_incident, num_contrat_etat_lieux, code_type_etat_lieux_etat_lieux) Values ('2017/10/05', 26943, null, 'null', 0, '...', 420, 1);" calcext:value-type="string">
            <text:p>insert into etat_lieux (date_entree_etat_lieux, km_depart, km_arrive, date_sortie_etat_lieux, incident, type_incident, num_contrat_etat_lieux, code_type_etat_lieux_etat_lieux) Values ('2017/10/05', 26943, null, 'null', 0, '...', 420, 1);</text:p>
          </table:table-cell>
          <table:table-cell table:number-columns-repeated="1010"/>
        </table:table-row>
        <table:table-row table:style-name="ro4">
          <table:table-cell office:value-type="float" office:value="825" calcext:value-type="float">
            <text:p>825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string" calcext:value-type="string">
            <text:p>2017/10/02</text:p>
          </table:table-cell>
          <table:table-cell table:style-name="ce8" office:value-type="float" office:value="19445" calcext:value-type="float">
            <text:p>19445</text:p>
          </table:table-cell>
          <table:table-cell table:style-name="ce8" office:value-type="float" office:value="19676" calcext:value-type="float">
            <text:p>19676</text:p>
          </table:table-cell>
          <table:table-cell table:style-name="ce10" table:formula="of:=IF([.I827]=&quot;/&quot;;[.C827];[.I827])" office:value-type="string" office:string-value="2017/10/06" calcext:value-type="string">
            <text:p>2017/10/06</text:p>
          </table:table-cell>
          <table:table-cell table:style-name="ce10" office:value-type="string" calcext:value-type="string">
            <text:p>2017/10/06</text:p>
          </table:table-cell>
          <table:table-cell table:style-name="ce10" table:formula="of:=IF([.E827]=&quot;null&quot;;&quot;null&quot;;[.I827])" office:value-type="string" office:string-value="2017/10/06" calcext:value-type="string">
            <text:p>2017/10/06</text:p>
          </table:table-cell>
          <table:table-cell table:style-name="ce8" office:value-type="string" calcext:value-type="string">
            <text:p>2017/10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1" calcext:value-type="float">
            <text:p>41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7];&quot;', &quot;;[.D827];&quot;, &quot;;[.E827];&quot;, '&quot;;[.G827];&quot;', &quot;;[.J827];&quot;, '&quot;;[.K827];&quot;', &quot;;[.L827];&quot;, &quot;;[.M827];&quot;);&quot;)" office:value-type="string" office:string-value="insert into etat_lieux (date_entree_etat_lieux, km_depart, km_arrive, date_sortie_etat_lieux, incident, type_incident, num_contrat_etat_lieux, code_type_etat_lieux_etat_lieux) Values ('2017/10/02', 19445, 19676, '2017/10/06', 0, '...', 411, 2);" calcext:value-type="string">
            <text:p>insert into etat_lieux (date_entree_etat_lieux, km_depart, km_arrive, date_sortie_etat_lieux, incident, type_incident, num_contrat_etat_lieux, code_type_etat_lieux_etat_lieux) Values ('2017/10/02', 19445, 19676, '2017/10/06', 0, '...', 411, 2);</text:p>
          </table:table-cell>
          <table:table-cell table:number-columns-repeated="1010"/>
        </table:table-row>
        <table:table-row table:style-name="ro4">
          <table:table-cell office:value-type="float" office:value="826" calcext:value-type="float">
            <text:p>826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string" calcext:value-type="string">
            <text:p>2017/10/03</text:p>
          </table:table-cell>
          <table:table-cell table:style-name="ce8" office:value-type="float" office:value="17215" calcext:value-type="float">
            <text:p>17215</text:p>
          </table:table-cell>
          <table:table-cell table:style-name="ce8" office:value-type="float" office:value="17446" calcext:value-type="float">
            <text:p>17446</text:p>
          </table:table-cell>
          <table:table-cell table:style-name="ce10" table:formula="of:=IF([.I828]=&quot;/&quot;;[.C828];[.I828])" office:value-type="string" office:string-value="2017/10/06" calcext:value-type="string">
            <text:p>2017/10/06</text:p>
          </table:table-cell>
          <table:table-cell table:style-name="ce10" office:value-type="string" calcext:value-type="string">
            <text:p>2017/10/06</text:p>
          </table:table-cell>
          <table:table-cell table:style-name="ce10" table:formula="of:=IF([.E828]=&quot;null&quot;;&quot;null&quot;;[.I828])" office:value-type="string" office:string-value="2017/10/06" calcext:value-type="string">
            <text:p>2017/10/06</text:p>
          </table:table-cell>
          <table:table-cell table:style-name="ce8" office:value-type="string" calcext:value-type="string">
            <text:p>2017/10/0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4" calcext:value-type="float">
            <text:p>41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8];&quot;', &quot;;[.D828];&quot;, &quot;;[.E828];&quot;, '&quot;;[.G828];&quot;', &quot;;[.J828];&quot;, '&quot;;[.K828];&quot;', &quot;;[.L828];&quot;, &quot;;[.M828];&quot;);&quot;)" office:value-type="string" office:string-value="insert into etat_lieux (date_entree_etat_lieux, km_depart, km_arrive, date_sortie_etat_lieux, incident, type_incident, num_contrat_etat_lieux, code_type_etat_lieux_etat_lieux) Values ('2017/10/03', 17215, 17446, '2017/10/06', 0, '...', 414, 2);" calcext:value-type="string">
            <text:p>insert into etat_lieux (date_entree_etat_lieux, km_depart, km_arrive, date_sortie_etat_lieux, incident, type_incident, num_contrat_etat_lieux, code_type_etat_lieux_etat_lieux) Values ('2017/10/03', 17215, 17446, '2017/10/06', 0, '...', 414, 2);</text:p>
          </table:table-cell>
          <table:table-cell table:number-columns-repeated="1010"/>
        </table:table-row>
        <table:table-row table:style-name="ro4">
          <table:table-cell office:value-type="float" office:value="827" calcext:value-type="float">
            <text:p>827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string" calcext:value-type="string">
            <text:p>2017/10/05</text:p>
          </table:table-cell>
          <table:table-cell table:style-name="ce8" office:value-type="float" office:value="17479" calcext:value-type="float">
            <text:p>17479</text:p>
          </table:table-cell>
          <table:table-cell table:style-name="ce8" office:value-type="float" office:value="18095" calcext:value-type="float">
            <text:p>18095</text:p>
          </table:table-cell>
          <table:table-cell table:style-name="ce10" table:formula="of:=IF([.I829]=&quot;/&quot;;[.C829];[.I829])" office:value-type="string" office:string-value="2017/10/07" calcext:value-type="string">
            <text:p>2017/10/07</text:p>
          </table:table-cell>
          <table:table-cell table:style-name="ce10" office:value-type="string" calcext:value-type="string">
            <text:p>2017/10/07</text:p>
          </table:table-cell>
          <table:table-cell table:style-name="ce10" table:formula="of:=IF([.E829]=&quot;null&quot;;&quot;null&quot;;[.I829])" office:value-type="string" office:string-value="2017/10/07" calcext:value-type="string">
            <text:p>2017/10/07</text:p>
          </table:table-cell>
          <table:table-cell table:style-name="ce8" office:value-type="string" calcext:value-type="string">
            <text:p>2017/10/0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anne batterie</text:p>
          </table:table-cell>
          <table:table-cell table:style-name="ce18" office:value-type="float" office:value="419" calcext:value-type="float">
            <text:p>41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29];&quot;', &quot;;[.D829];&quot;, &quot;;[.E829];&quot;, '&quot;;[.G829];&quot;', &quot;;[.J829];&quot;, '&quot;;[.K829];&quot;', &quot;;[.L829];&quot;, &quot;;[.M829];&quot;);&quot;)" office:value-type="string" office:string-value="insert into etat_lieux (date_entree_etat_lieux, km_depart, km_arrive, date_sortie_etat_lieux, incident, type_incident, num_contrat_etat_lieux, code_type_etat_lieux_etat_lieux) Values ('2017/10/05', 17479, 18095, '2017/10/07', 1, 'panne batterie', 419, 2);" calcext:value-type="string">
            <text:p>insert into etat_lieux (date_entree_etat_lieux, km_depart, km_arrive, date_sortie_etat_lieux, incident, type_incident, num_contrat_etat_lieux, code_type_etat_lieux_etat_lieux) Values ('2017/10/05', 17479, 18095, '2017/10/07', 1, 'panne batterie', 419, 2);</text:p>
          </table:table-cell>
          <table:table-cell table:number-columns-repeated="1010"/>
        </table:table-row>
        <table:table-row table:style-name="ro4">
          <table:table-cell office:value-type="float" office:value="828" calcext:value-type="float">
            <text:p>828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string" calcext:value-type="string">
            <text:p>2017/10/07</text:p>
          </table:table-cell>
          <table:table-cell table:style-name="ce5" office:value-type="float" office:value="3411" calcext:value-type="float">
            <text:p>341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30]=&quot;/&quot;;[.C830];[.I830])" office:value-type="string" office:string-value="2017/10/07" calcext:value-type="string">
            <text:p>2017/10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30]=&quot;null&quot;;&quot;null&quot;;[.I83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1" calcext:value-type="float">
            <text:p>42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0];&quot;', &quot;;[.D830];&quot;, &quot;;[.E830];&quot;, '&quot;;[.G830];&quot;', &quot;;[.J830];&quot;, '&quot;;[.K830];&quot;', &quot;;[.L830];&quot;, &quot;;[.M830];&quot;);&quot;)" office:value-type="string" office:string-value="insert into etat_lieux (date_entree_etat_lieux, km_depart, km_arrive, date_sortie_etat_lieux, incident, type_incident, num_contrat_etat_lieux, code_type_etat_lieux_etat_lieux) Values ('2017/10/07', 3411, null, 'null', 0, '...', 421, 1);" calcext:value-type="string">
            <text:p>insert into etat_lieux (date_entree_etat_lieux, km_depart, km_arrive, date_sortie_etat_lieux, incident, type_incident, num_contrat_etat_lieux, code_type_etat_lieux_etat_lieux) Values ('2017/10/07', 3411, null, 'null', 0, '...', 421, 1);</text:p>
          </table:table-cell>
          <table:table-cell table:number-columns-repeated="1010"/>
        </table:table-row>
        <table:table-row table:style-name="ro4">
          <table:table-cell office:value-type="float" office:value="829" calcext:value-type="float">
            <text:p>829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string" calcext:value-type="string">
            <text:p>2017/10/07</text:p>
          </table:table-cell>
          <table:table-cell table:style-name="ce5" office:value-type="float" office:value="22374" calcext:value-type="float">
            <text:p>2237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31]=&quot;/&quot;;[.C831];[.I831])" office:value-type="string" office:string-value="2017/10/07" calcext:value-type="string">
            <text:p>2017/10/0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31]=&quot;null&quot;;&quot;null&quot;;[.I83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422" calcext:value-type="float">
            <text:p>42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1];&quot;', &quot;;[.D831];&quot;, &quot;;[.E831];&quot;, '&quot;;[.G831];&quot;', &quot;;[.J831];&quot;, '&quot;;[.K831];&quot;', &quot;;[.L831];&quot;, &quot;;[.M831];&quot;);&quot;)" office:value-type="string" office:string-value="insert into etat_lieux (date_entree_etat_lieux, km_depart, km_arrive, date_sortie_etat_lieux, incident, type_incident, num_contrat_etat_lieux, code_type_etat_lieux_etat_lieux) Values ('2017/10/07', 22374, null, 'null', 0, '...', 422, 1);" calcext:value-type="string">
            <text:p>insert into etat_lieux (date_entree_etat_lieux, km_depart, km_arrive, date_sortie_etat_lieux, incident, type_incident, num_contrat_etat_lieux, code_type_etat_lieux_etat_lieux) Values ('2017/10/07', 22374, null, 'null', 0, '...', 422, 1);</text:p>
          </table:table-cell>
          <table:table-cell table:number-columns-repeated="1010"/>
        </table:table-row>
        <table:table-row table:style-name="ro4">
          <table:table-cell office:value-type="float" office:value="830" calcext:value-type="float">
            <text:p>830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string" calcext:value-type="string">
            <text:p>2017/09/29</text:p>
          </table:table-cell>
          <table:table-cell table:style-name="ce8" office:value-type="float" office:value="18821" calcext:value-type="float">
            <text:p>18821</text:p>
          </table:table-cell>
          <table:table-cell table:style-name="ce8" office:value-type="float" office:value="20009" calcext:value-type="float">
            <text:p>20009</text:p>
          </table:table-cell>
          <table:table-cell table:style-name="ce10" table:formula="of:=IF([.I832]=&quot;/&quot;;[.C832];[.I832])" office:value-type="string" office:string-value="2017/10/08" calcext:value-type="string">
            <text:p>2017/10/08</text:p>
          </table:table-cell>
          <table:table-cell table:style-name="ce10" office:value-type="string" calcext:value-type="string">
            <text:p>2017/10/08</text:p>
          </table:table-cell>
          <table:table-cell table:style-name="ce10" table:formula="of:=IF([.E832]=&quot;null&quot;;&quot;null&quot;;[.I832])" office:value-type="string" office:string-value="2017/10/08" calcext:value-type="string">
            <text:p>2017/10/08</text:p>
          </table:table-cell>
          <table:table-cell table:style-name="ce8" office:value-type="string" calcext:value-type="string">
            <text:p>2017/10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7" calcext:value-type="float">
            <text:p>40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2];&quot;', &quot;;[.D832];&quot;, &quot;;[.E832];&quot;, '&quot;;[.G832];&quot;', &quot;;[.J832];&quot;, '&quot;;[.K832];&quot;', &quot;;[.L832];&quot;, &quot;;[.M832];&quot;);&quot;)" office:value-type="string" office:string-value="insert into etat_lieux (date_entree_etat_lieux, km_depart, km_arrive, date_sortie_etat_lieux, incident, type_incident, num_contrat_etat_lieux, code_type_etat_lieux_etat_lieux) Values ('2017/09/29', 18821, 20009, '2017/10/08', 0, '...', 407, 2);" calcext:value-type="string">
            <text:p>insert into etat_lieux (date_entree_etat_lieux, km_depart, km_arrive, date_sortie_etat_lieux, incident, type_incident, num_contrat_etat_lieux, code_type_etat_lieux_etat_lieux) Values ('2017/09/29', 18821, 20009, '2017/10/08', 0, '...', 407, 2);</text:p>
          </table:table-cell>
          <table:table-cell table:number-columns-repeated="1010"/>
        </table:table-row>
        <table:table-row table:style-name="ro4">
          <table:table-cell office:value-type="float" office:value="831" calcext:value-type="float">
            <text:p>831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string" calcext:value-type="string">
            <text:p>2017/09/30</text:p>
          </table:table-cell>
          <table:table-cell table:style-name="ce8" office:value-type="float" office:value="24930" calcext:value-type="float">
            <text:p>24930</text:p>
          </table:table-cell>
          <table:table-cell table:style-name="ce8" office:value-type="float" office:value="25611" calcext:value-type="float">
            <text:p>25611</text:p>
          </table:table-cell>
          <table:table-cell table:style-name="ce10" table:formula="of:=IF([.I833]=&quot;/&quot;;[.C833];[.I833])" office:value-type="string" office:string-value="2017/10/08" calcext:value-type="string">
            <text:p>2017/10/08</text:p>
          </table:table-cell>
          <table:table-cell table:style-name="ce10" office:value-type="string" calcext:value-type="string">
            <text:p>2017/10/08</text:p>
          </table:table-cell>
          <table:table-cell table:style-name="ce10" table:formula="of:=IF([.E833]=&quot;null&quot;;&quot;null&quot;;[.I833])" office:value-type="string" office:string-value="2017/10/08" calcext:value-type="string">
            <text:p>2017/10/08</text:p>
          </table:table-cell>
          <table:table-cell table:style-name="ce8" office:value-type="string" calcext:value-type="string">
            <text:p>2017/10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8" calcext:value-type="float">
            <text:p>40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3];&quot;', &quot;;[.D833];&quot;, &quot;;[.E833];&quot;, '&quot;;[.G833];&quot;', &quot;;[.J833];&quot;, '&quot;;[.K833];&quot;', &quot;;[.L833];&quot;, &quot;;[.M833];&quot;);&quot;)" office:value-type="string" office:string-value="insert into etat_lieux (date_entree_etat_lieux, km_depart, km_arrive, date_sortie_etat_lieux, incident, type_incident, num_contrat_etat_lieux, code_type_etat_lieux_etat_lieux) Values ('2017/09/30', 24930, 25611, '2017/10/08', 0, '...', 408, 2);" calcext:value-type="string">
            <text:p>insert into etat_lieux (date_entree_etat_lieux, km_depart, km_arrive, date_sortie_etat_lieux, incident, type_incident, num_contrat_etat_lieux, code_type_etat_lieux_etat_lieux) Values ('2017/09/30', 24930, 25611, '2017/10/08', 0, '...', 408, 2);</text:p>
          </table:table-cell>
          <table:table-cell table:number-columns-repeated="1010"/>
        </table:table-row>
        <table:table-row table:style-name="ro4">
          <table:table-cell office:value-type="float" office:value="832" calcext:value-type="float">
            <text:p>832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string" calcext:value-type="string">
            <text:p>2017/10/02</text:p>
          </table:table-cell>
          <table:table-cell table:style-name="ce8" office:value-type="float" office:value="15736" calcext:value-type="float">
            <text:p>15736</text:p>
          </table:table-cell>
          <table:table-cell table:style-name="ce8" office:value-type="float" office:value="15941" calcext:value-type="float">
            <text:p>15941</text:p>
          </table:table-cell>
          <table:table-cell table:style-name="ce10" table:formula="of:=IF([.I834]=&quot;/&quot;;[.C834];[.I834])" office:value-type="string" office:string-value="2017/10/08" calcext:value-type="string">
            <text:p>2017/10/08</text:p>
          </table:table-cell>
          <table:table-cell table:style-name="ce10" office:value-type="string" calcext:value-type="string">
            <text:p>2017/10/08</text:p>
          </table:table-cell>
          <table:table-cell table:style-name="ce10" table:formula="of:=IF([.E834]=&quot;null&quot;;&quot;null&quot;;[.I834])" office:value-type="string" office:string-value="2017/10/08" calcext:value-type="string">
            <text:p>2017/10/08</text:p>
          </table:table-cell>
          <table:table-cell table:style-name="ce8" office:value-type="string" calcext:value-type="string">
            <text:p>2017/10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0" calcext:value-type="float">
            <text:p>41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4];&quot;', &quot;;[.D834];&quot;, &quot;;[.E834];&quot;, '&quot;;[.G834];&quot;', &quot;;[.J834];&quot;, '&quot;;[.K834];&quot;', &quot;;[.L834];&quot;, &quot;;[.M834];&quot;);&quot;)" office:value-type="string" office:string-value="insert into etat_lieux (date_entree_etat_lieux, km_depart, km_arrive, date_sortie_etat_lieux, incident, type_incident, num_contrat_etat_lieux, code_type_etat_lieux_etat_lieux) Values ('2017/10/02', 15736, 15941, '2017/10/08', 0, '...', 410, 2);" calcext:value-type="string">
            <text:p>insert into etat_lieux (date_entree_etat_lieux, km_depart, km_arrive, date_sortie_etat_lieux, incident, type_incident, num_contrat_etat_lieux, code_type_etat_lieux_etat_lieux) Values ('2017/10/02', 15736, 15941, '2017/10/08', 0, '...', 410, 2);</text:p>
          </table:table-cell>
          <table:table-cell table:number-columns-repeated="1010"/>
        </table:table-row>
        <table:table-row table:style-name="ro4">
          <table:table-cell office:value-type="float" office:value="833" calcext:value-type="float">
            <text:p>833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string" calcext:value-type="string">
            <text:p>2017/10/03</text:p>
          </table:table-cell>
          <table:table-cell table:style-name="ce8" office:value-type="float" office:value="11428" calcext:value-type="float">
            <text:p>11428</text:p>
          </table:table-cell>
          <table:table-cell table:style-name="ce8" office:value-type="float" office:value="12443" calcext:value-type="float">
            <text:p>12443</text:p>
          </table:table-cell>
          <table:table-cell table:style-name="ce10" table:formula="of:=IF([.I835]=&quot;/&quot;;[.C835];[.I835])" office:value-type="string" office:string-value="2017/10/08" calcext:value-type="string">
            <text:p>2017/10/08</text:p>
          </table:table-cell>
          <table:table-cell table:style-name="ce10" office:value-type="string" calcext:value-type="string">
            <text:p>2017/10/08</text:p>
          </table:table-cell>
          <table:table-cell table:style-name="ce10" table:formula="of:=IF([.E835]=&quot;null&quot;;&quot;null&quot;;[.I835])" office:value-type="string" office:string-value="2017/10/08" calcext:value-type="string">
            <text:p>2017/10/08</text:p>
          </table:table-cell>
          <table:table-cell table:style-name="ce8" office:value-type="string" calcext:value-type="string">
            <text:p>2017/10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3" calcext:value-type="float">
            <text:p>41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5];&quot;', &quot;;[.D835];&quot;, &quot;;[.E835];&quot;, '&quot;;[.G835];&quot;', &quot;;[.J835];&quot;, '&quot;;[.K835];&quot;', &quot;;[.L835];&quot;, &quot;;[.M835];&quot;);&quot;)" office:value-type="string" office:string-value="insert into etat_lieux (date_entree_etat_lieux, km_depart, km_arrive, date_sortie_etat_lieux, incident, type_incident, num_contrat_etat_lieux, code_type_etat_lieux_etat_lieux) Values ('2017/10/03', 11428, 12443, '2017/10/08', 0, '...', 413, 2);" calcext:value-type="string">
            <text:p>insert into etat_lieux (date_entree_etat_lieux, km_depart, km_arrive, date_sortie_etat_lieux, incident, type_incident, num_contrat_etat_lieux, code_type_etat_lieux_etat_lieux) Values ('2017/10/03', 11428, 12443, '2017/10/08', 0, '...', 413, 2);</text:p>
          </table:table-cell>
          <table:table-cell table:number-columns-repeated="1010"/>
        </table:table-row>
        <table:table-row table:style-name="ro4">
          <table:table-cell office:value-type="float" office:value="834" calcext:value-type="float">
            <text:p>834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string" calcext:value-type="string">
            <text:p>2017/10/04</text:p>
          </table:table-cell>
          <table:table-cell table:style-name="ce8" office:value-type="float" office:value="9122" calcext:value-type="float">
            <text:p>9122</text:p>
          </table:table-cell>
          <table:table-cell table:style-name="ce8" office:value-type="float" office:value="10437" calcext:value-type="float">
            <text:p>10437</text:p>
          </table:table-cell>
          <table:table-cell table:style-name="ce10" table:formula="of:=IF([.I836]=&quot;/&quot;;[.C836];[.I836])" office:value-type="string" office:string-value="2017/10/08" calcext:value-type="string">
            <text:p>2017/10/08</text:p>
          </table:table-cell>
          <table:table-cell table:style-name="ce10" office:value-type="string" calcext:value-type="string">
            <text:p>2017/10/08</text:p>
          </table:table-cell>
          <table:table-cell table:style-name="ce10" table:formula="of:=IF([.E836]=&quot;null&quot;;&quot;null&quot;;[.I836])" office:value-type="string" office:string-value="2017/10/08" calcext:value-type="string">
            <text:p>2017/10/08</text:p>
          </table:table-cell>
          <table:table-cell table:style-name="ce8" office:value-type="string" calcext:value-type="string">
            <text:p>2017/10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5" calcext:value-type="float">
            <text:p>41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6];&quot;', &quot;;[.D836];&quot;, &quot;;[.E836];&quot;, '&quot;;[.G836];&quot;', &quot;;[.J836];&quot;, '&quot;;[.K836];&quot;', &quot;;[.L836];&quot;, &quot;;[.M836];&quot;);&quot;)" office:value-type="string" office:string-value="insert into etat_lieux (date_entree_etat_lieux, km_depart, km_arrive, date_sortie_etat_lieux, incident, type_incident, num_contrat_etat_lieux, code_type_etat_lieux_etat_lieux) Values ('2017/10/04', 9122, 10437, '2017/10/08', 0, '...', 415, 2);" calcext:value-type="string">
            <text:p>insert into etat_lieux (date_entree_etat_lieux, km_depart, km_arrive, date_sortie_etat_lieux, incident, type_incident, num_contrat_etat_lieux, code_type_etat_lieux_etat_lieux) Values ('2017/10/04', 9122, 10437, '2017/10/08', 0, '...', 415, 2);</text:p>
          </table:table-cell>
          <table:table-cell table:number-columns-repeated="1010"/>
        </table:table-row>
        <table:table-row table:style-name="ro4">
          <table:table-cell office:value-type="float" office:value="835" calcext:value-type="float">
            <text:p>835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string" calcext:value-type="string">
            <text:p>2017/10/08</text:p>
          </table:table-cell>
          <table:table-cell table:style-name="ce5" office:value-type="float" office:value="11584" calcext:value-type="float">
            <text:p>1158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37]=&quot;/&quot;;[.C837];[.I837])" office:value-type="string" office:string-value="2017/10/08" calcext:value-type="string">
            <text:p>2017/10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37]=&quot;null&quot;;&quot;null&quot;;[.I83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3" calcext:value-type="float">
            <text:p>42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7];&quot;', &quot;;[.D837];&quot;, &quot;;[.E837];&quot;, '&quot;;[.G837];&quot;', &quot;;[.J837];&quot;, '&quot;;[.K837];&quot;', &quot;;[.L837];&quot;, &quot;;[.M837];&quot;);&quot;)" office:value-type="string" office:string-value="insert into etat_lieux (date_entree_etat_lieux, km_depart, km_arrive, date_sortie_etat_lieux, incident, type_incident, num_contrat_etat_lieux, code_type_etat_lieux_etat_lieux) Values ('2017/10/08', 11584, null, 'null', 0, '...', 423, 1);" calcext:value-type="string">
            <text:p>insert into etat_lieux (date_entree_etat_lieux, km_depart, km_arrive, date_sortie_etat_lieux, incident, type_incident, num_contrat_etat_lieux, code_type_etat_lieux_etat_lieux) Values ('2017/10/08', 11584, null, 'null', 0, '...', 423, 1);</text:p>
          </table:table-cell>
          <table:table-cell table:number-columns-repeated="1010"/>
        </table:table-row>
        <table:table-row table:style-name="ro4">
          <table:table-cell office:value-type="float" office:value="836" calcext:value-type="float">
            <text:p>836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string" calcext:value-type="string">
            <text:p>2017/10/08</text:p>
          </table:table-cell>
          <table:table-cell table:style-name="ce5" office:value-type="float" office:value="26875" calcext:value-type="float">
            <text:p>2687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38]=&quot;/&quot;;[.C838];[.I838])" office:value-type="string" office:string-value="2017/10/08" calcext:value-type="string">
            <text:p>2017/10/0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38]=&quot;null&quot;;&quot;null&quot;;[.I83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4" calcext:value-type="float">
            <text:p>42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8];&quot;', &quot;;[.D838];&quot;, &quot;;[.E838];&quot;, '&quot;;[.G838];&quot;', &quot;;[.J838];&quot;, '&quot;;[.K838];&quot;', &quot;;[.L838];&quot;, &quot;;[.M838];&quot;);&quot;)" office:value-type="string" office:string-value="insert into etat_lieux (date_entree_etat_lieux, km_depart, km_arrive, date_sortie_etat_lieux, incident, type_incident, num_contrat_etat_lieux, code_type_etat_lieux_etat_lieux) Values ('2017/10/08', 26875, null, 'null', 0, '...', 424, 1);" calcext:value-type="string">
            <text:p>insert into etat_lieux (date_entree_etat_lieux, km_depart, km_arrive, date_sortie_etat_lieux, incident, type_incident, num_contrat_etat_lieux, code_type_etat_lieux_etat_lieux) Values ('2017/10/08', 26875, null, 'null', 0, '...', 424, 1);</text:p>
          </table:table-cell>
          <table:table-cell table:number-columns-repeated="1010"/>
        </table:table-row>
        <table:table-row table:style-name="ro4">
          <table:table-cell office:value-type="float" office:value="837" calcext:value-type="float">
            <text:p>837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string" calcext:value-type="string">
            <text:p>2017/09/27</text:p>
          </table:table-cell>
          <table:table-cell table:style-name="ce8" office:value-type="float" office:value="14465" calcext:value-type="float">
            <text:p>14465</text:p>
          </table:table-cell>
          <table:table-cell table:style-name="ce8" office:value-type="float" office:value="15277" calcext:value-type="float">
            <text:p>15277</text:p>
          </table:table-cell>
          <table:table-cell table:style-name="ce10" table:formula="of:=IF([.I839]=&quot;/&quot;;[.C839];[.I839])" office:value-type="string" office:string-value="2017/10/09" calcext:value-type="string">
            <text:p>2017/10/09</text:p>
          </table:table-cell>
          <table:table-cell table:style-name="ce10" office:value-type="string" calcext:value-type="string">
            <text:p>2017/10/09</text:p>
          </table:table-cell>
          <table:table-cell table:style-name="ce10" table:formula="of:=IF([.E839]=&quot;null&quot;;&quot;null&quot;;[.I839])" office:value-type="string" office:string-value="2017/10/09" calcext:value-type="string">
            <text:p>2017/10/09</text:p>
          </table:table-cell>
          <table:table-cell table:style-name="ce8" office:value-type="string" calcext:value-type="string">
            <text:p>2017/10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4" calcext:value-type="float">
            <text:p>40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39];&quot;', &quot;;[.D839];&quot;, &quot;;[.E839];&quot;, '&quot;;[.G839];&quot;', &quot;;[.J839];&quot;, '&quot;;[.K839];&quot;', &quot;;[.L839];&quot;, &quot;;[.M839];&quot;);&quot;)" office:value-type="string" office:string-value="insert into etat_lieux (date_entree_etat_lieux, km_depart, km_arrive, date_sortie_etat_lieux, incident, type_incident, num_contrat_etat_lieux, code_type_etat_lieux_etat_lieux) Values ('2017/09/27', 14465, 15277, '2017/10/09', 0, '...', 404, 2);" calcext:value-type="string">
            <text:p>insert into etat_lieux (date_entree_etat_lieux, km_depart, km_arrive, date_sortie_etat_lieux, incident, type_incident, num_contrat_etat_lieux, code_type_etat_lieux_etat_lieux) Values ('2017/09/27', 14465, 15277, '2017/10/09', 0, '...', 404, 2);</text:p>
          </table:table-cell>
          <table:table-cell table:number-columns-repeated="1010"/>
        </table:table-row>
        <table:table-row table:style-name="ro4">
          <table:table-cell office:value-type="float" office:value="838" calcext:value-type="float">
            <text:p>838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string" calcext:value-type="string">
            <text:p>2017/10/02</text:p>
          </table:table-cell>
          <table:table-cell table:style-name="ce8" office:value-type="float" office:value="13978" calcext:value-type="float">
            <text:p>13978</text:p>
          </table:table-cell>
          <table:table-cell table:style-name="ce8" office:value-type="float" office:value="14875" calcext:value-type="float">
            <text:p>14875</text:p>
          </table:table-cell>
          <table:table-cell table:style-name="ce10" table:formula="of:=IF([.I840]=&quot;/&quot;;[.C840];[.I840])" office:value-type="string" office:string-value="2017/10/09" calcext:value-type="string">
            <text:p>2017/10/09</text:p>
          </table:table-cell>
          <table:table-cell table:style-name="ce10" office:value-type="string" calcext:value-type="string">
            <text:p>2017/10/09</text:p>
          </table:table-cell>
          <table:table-cell table:style-name="ce10" table:formula="of:=IF([.E840]=&quot;null&quot;;&quot;null&quot;;[.I840])" office:value-type="string" office:string-value="2017/10/09" calcext:value-type="string">
            <text:p>2017/10/09</text:p>
          </table:table-cell>
          <table:table-cell table:style-name="ce8" office:value-type="string" calcext:value-type="string">
            <text:p>2017/10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2" calcext:value-type="float">
            <text:p>41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0];&quot;', &quot;;[.D840];&quot;, &quot;;[.E840];&quot;, '&quot;;[.G840];&quot;', &quot;;[.J840];&quot;, '&quot;;[.K840];&quot;', &quot;;[.L840];&quot;, &quot;;[.M840];&quot;);&quot;)" office:value-type="string" office:string-value="insert into etat_lieux (date_entree_etat_lieux, km_depart, km_arrive, date_sortie_etat_lieux, incident, type_incident, num_contrat_etat_lieux, code_type_etat_lieux_etat_lieux) Values ('2017/10/02', 13978, 14875, '2017/10/09', 0, '...', 412, 2);" calcext:value-type="string">
            <text:p>insert into etat_lieux (date_entree_etat_lieux, km_depart, km_arrive, date_sortie_etat_lieux, incident, type_incident, num_contrat_etat_lieux, code_type_etat_lieux_etat_lieux) Values ('2017/10/02', 13978, 14875, '2017/10/09', 0, '...', 412, 2);</text:p>
          </table:table-cell>
          <table:table-cell table:number-columns-repeated="1010"/>
        </table:table-row>
        <table:table-row table:style-name="ro4">
          <table:table-cell office:value-type="float" office:value="839" calcext:value-type="float">
            <text:p>839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string" calcext:value-type="string">
            <text:p>2017/10/07</text:p>
          </table:table-cell>
          <table:table-cell table:style-name="ce8" office:value-type="float" office:value="3411" calcext:value-type="float">
            <text:p>3411</text:p>
          </table:table-cell>
          <table:table-cell table:style-name="ce8" office:value-type="float" office:value="3570" calcext:value-type="float">
            <text:p>3570</text:p>
          </table:table-cell>
          <table:table-cell table:style-name="ce10" table:formula="of:=IF([.I841]=&quot;/&quot;;[.C841];[.I841])" office:value-type="string" office:string-value="2017/10/09" calcext:value-type="string">
            <text:p>2017/10/09</text:p>
          </table:table-cell>
          <table:table-cell table:style-name="ce10" office:value-type="string" calcext:value-type="string">
            <text:p>2017/10/09</text:p>
          </table:table-cell>
          <table:table-cell table:style-name="ce10" table:formula="of:=IF([.E841]=&quot;null&quot;;&quot;null&quot;;[.I841])" office:value-type="string" office:string-value="2017/10/09" calcext:value-type="string">
            <text:p>2017/10/09</text:p>
          </table:table-cell>
          <table:table-cell table:style-name="ce8" office:value-type="string" calcext:value-type="string">
            <text:p>2017/10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1" calcext:value-type="float">
            <text:p>42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1];&quot;', &quot;;[.D841];&quot;, &quot;;[.E841];&quot;, '&quot;;[.G841];&quot;', &quot;;[.J841];&quot;, '&quot;;[.K841];&quot;', &quot;;[.L841];&quot;, &quot;;[.M841];&quot;);&quot;)" office:value-type="string" office:string-value="insert into etat_lieux (date_entree_etat_lieux, km_depart, km_arrive, date_sortie_etat_lieux, incident, type_incident, num_contrat_etat_lieux, code_type_etat_lieux_etat_lieux) Values ('2017/10/07', 3411, 3570, '2017/10/09', 0, '...', 421, 2);" calcext:value-type="string">
            <text:p>insert into etat_lieux (date_entree_etat_lieux, km_depart, km_arrive, date_sortie_etat_lieux, incident, type_incident, num_contrat_etat_lieux, code_type_etat_lieux_etat_lieux) Values ('2017/10/07', 3411, 3570, '2017/10/09', 0, '...', 421, 2);</text:p>
          </table:table-cell>
          <table:table-cell table:number-columns-repeated="1010"/>
        </table:table-row>
        <table:table-row table:style-name="ro4">
          <table:table-cell office:value-type="float" office:value="840" calcext:value-type="float">
            <text:p>840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string" calcext:value-type="string">
            <text:p>2017/10/09</text:p>
          </table:table-cell>
          <table:table-cell table:style-name="ce5" office:value-type="float" office:value="4852" calcext:value-type="float">
            <text:p>485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42]=&quot;/&quot;;[.C842];[.I842])" office:value-type="string" office:string-value="2017/10/09" calcext:value-type="string">
            <text:p>2017/10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42]=&quot;null&quot;;&quot;null&quot;;[.I84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5" calcext:value-type="float">
            <text:p>42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2];&quot;', &quot;;[.D842];&quot;, &quot;;[.E842];&quot;, '&quot;;[.G842];&quot;', &quot;;[.J842];&quot;, '&quot;;[.K842];&quot;', &quot;;[.L842];&quot;, &quot;;[.M842];&quot;);&quot;)" office:value-type="string" office:string-value="insert into etat_lieux (date_entree_etat_lieux, km_depart, km_arrive, date_sortie_etat_lieux, incident, type_incident, num_contrat_etat_lieux, code_type_etat_lieux_etat_lieux) Values ('2017/10/09', 4852, null, 'null', 0, '...', 425, 1);" calcext:value-type="string">
            <text:p>insert into etat_lieux (date_entree_etat_lieux, km_depart, km_arrive, date_sortie_etat_lieux, incident, type_incident, num_contrat_etat_lieux, code_type_etat_lieux_etat_lieux) Values ('2017/10/09', 4852, null, 'null', 0, '...', 425, 1);</text:p>
          </table:table-cell>
          <table:table-cell table:number-columns-repeated="1010"/>
        </table:table-row>
        <table:table-row table:style-name="ro4">
          <table:table-cell office:value-type="float" office:value="841" calcext:value-type="float">
            <text:p>841</text:p>
          </table:table-cell>
          <table:table-cell table:style-name="ce5" office:value-type="float" office:value="409" calcext:value-type="float">
            <text:p>409</text:p>
          </table:table-cell>
          <table:table-cell table:style-name="ce5" office:value-type="string" calcext:value-type="string">
            <text:p>2017/10/01</text:p>
          </table:table-cell>
          <table:table-cell table:style-name="ce8" office:value-type="float" office:value="5778" calcext:value-type="float">
            <text:p>5778</text:p>
          </table:table-cell>
          <table:table-cell table:style-name="ce8" office:value-type="float" office:value="6621" calcext:value-type="float">
            <text:p>6621</text:p>
          </table:table-cell>
          <table:table-cell table:style-name="ce10" table:formula="of:=IF([.I843]=&quot;/&quot;;[.C843];[.I843])" office:value-type="string" office:string-value="2017/10/10" calcext:value-type="string">
            <text:p>2017/10/10</text:p>
          </table:table-cell>
          <table:table-cell table:style-name="ce10" office:value-type="string" calcext:value-type="string">
            <text:p>2017/10/10</text:p>
          </table:table-cell>
          <table:table-cell table:style-name="ce10" table:formula="of:=IF([.E843]=&quot;null&quot;;&quot;null&quot;;[.I843])" office:value-type="string" office:string-value="2017/10/10" calcext:value-type="string">
            <text:p>2017/10/10</text:p>
          </table:table-cell>
          <table:table-cell table:style-name="ce8" office:value-type="string" calcext:value-type="string">
            <text:p>2017/10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9" calcext:value-type="float">
            <text:p>40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3];&quot;', &quot;;[.D843];&quot;, &quot;;[.E843];&quot;, '&quot;;[.G843];&quot;', &quot;;[.J843];&quot;, '&quot;;[.K843];&quot;', &quot;;[.L843];&quot;, &quot;;[.M843];&quot;);&quot;)" office:value-type="string" office:string-value="insert into etat_lieux (date_entree_etat_lieux, km_depart, km_arrive, date_sortie_etat_lieux, incident, type_incident, num_contrat_etat_lieux, code_type_etat_lieux_etat_lieux) Values ('2017/10/01', 5778, 6621, '2017/10/10', 0, '...', 409, 2);" calcext:value-type="string">
            <text:p>insert into etat_lieux (date_entree_etat_lieux, km_depart, km_arrive, date_sortie_etat_lieux, incident, type_incident, num_contrat_etat_lieux, code_type_etat_lieux_etat_lieux) Values ('2017/10/01', 5778, 6621, '2017/10/10', 0, '...', 409, 2);</text:p>
          </table:table-cell>
          <table:table-cell table:number-columns-repeated="1010"/>
        </table:table-row>
        <table:table-row table:style-name="ro4">
          <table:table-cell office:value-type="float" office:value="842" calcext:value-type="float">
            <text:p>842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string" calcext:value-type="string">
            <text:p>2017/10/05</text:p>
          </table:table-cell>
          <table:table-cell table:style-name="ce8" office:value-type="float" office:value="22482" calcext:value-type="float">
            <text:p>22482</text:p>
          </table:table-cell>
          <table:table-cell table:style-name="ce8" office:value-type="float" office:value="22614" calcext:value-type="float">
            <text:p>22614</text:p>
          </table:table-cell>
          <table:table-cell table:style-name="ce10" table:formula="of:=IF([.I844]=&quot;/&quot;;[.C844];[.I844])" office:value-type="string" office:string-value="2017/10/10" calcext:value-type="string">
            <text:p>2017/10/10</text:p>
          </table:table-cell>
          <table:table-cell table:style-name="ce10" office:value-type="string" calcext:value-type="string">
            <text:p>2017/10/10</text:p>
          </table:table-cell>
          <table:table-cell table:style-name="ce10" table:formula="of:=IF([.E844]=&quot;null&quot;;&quot;null&quot;;[.I844])" office:value-type="string" office:string-value="2017/10/10" calcext:value-type="string">
            <text:p>2017/10/10</text:p>
          </table:table-cell>
          <table:table-cell table:style-name="ce8" office:value-type="string" calcext:value-type="string">
            <text:p>2017/10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8" calcext:value-type="float">
            <text:p>41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4];&quot;', &quot;;[.D844];&quot;, &quot;;[.E844];&quot;, '&quot;;[.G844];&quot;', &quot;;[.J844];&quot;, '&quot;;[.K844];&quot;', &quot;;[.L844];&quot;, &quot;;[.M844];&quot;);&quot;)" office:value-type="string" office:string-value="insert into etat_lieux (date_entree_etat_lieux, km_depart, km_arrive, date_sortie_etat_lieux, incident, type_incident, num_contrat_etat_lieux, code_type_etat_lieux_etat_lieux) Values ('2017/10/05', 22482, 22614, '2017/10/10', 0, '...', 418, 2);" calcext:value-type="string">
            <text:p>insert into etat_lieux (date_entree_etat_lieux, km_depart, km_arrive, date_sortie_etat_lieux, incident, type_incident, num_contrat_etat_lieux, code_type_etat_lieux_etat_lieux) Values ('2017/10/05', 22482, 22614, '2017/10/10', 0, '...', 418, 2);</text:p>
          </table:table-cell>
          <table:table-cell table:number-columns-repeated="1010"/>
        </table:table-row>
        <table:table-row table:style-name="ro4">
          <table:table-cell office:value-type="float" office:value="843" calcext:value-type="float">
            <text:p>843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string" calcext:value-type="string">
            <text:p>2017/10/08</text:p>
          </table:table-cell>
          <table:table-cell table:style-name="ce8" office:value-type="float" office:value="26875" calcext:value-type="float">
            <text:p>26875</text:p>
          </table:table-cell>
          <table:table-cell table:style-name="ce8" office:value-type="float" office:value="27716" calcext:value-type="float">
            <text:p>27716</text:p>
          </table:table-cell>
          <table:table-cell table:style-name="ce10" table:formula="of:=IF([.I845]=&quot;/&quot;;[.C845];[.I845])" office:value-type="string" office:string-value="2017/10/10" calcext:value-type="string">
            <text:p>2017/10/10</text:p>
          </table:table-cell>
          <table:table-cell table:style-name="ce10" office:value-type="string" calcext:value-type="string">
            <text:p>2017/10/10</text:p>
          </table:table-cell>
          <table:table-cell table:style-name="ce10" table:formula="of:=IF([.E845]=&quot;null&quot;;&quot;null&quot;;[.I845])" office:value-type="string" office:string-value="2017/10/10" calcext:value-type="string">
            <text:p>2017/10/10</text:p>
          </table:table-cell>
          <table:table-cell table:style-name="ce8" office:value-type="string" calcext:value-type="string">
            <text:p>2017/10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4" calcext:value-type="float">
            <text:p>42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5];&quot;', &quot;;[.D845];&quot;, &quot;;[.E845];&quot;, '&quot;;[.G845];&quot;', &quot;;[.J845];&quot;, '&quot;;[.K845];&quot;', &quot;;[.L845];&quot;, &quot;;[.M845];&quot;);&quot;)" office:value-type="string" office:string-value="insert into etat_lieux (date_entree_etat_lieux, km_depart, km_arrive, date_sortie_etat_lieux, incident, type_incident, num_contrat_etat_lieux, code_type_etat_lieux_etat_lieux) Values ('2017/10/08', 26875, 27716, '2017/10/10', 0, '...', 424, 2);" calcext:value-type="string">
            <text:p>insert into etat_lieux (date_entree_etat_lieux, km_depart, km_arrive, date_sortie_etat_lieux, incident, type_incident, num_contrat_etat_lieux, code_type_etat_lieux_etat_lieux) Values ('2017/10/08', 26875, 27716, '2017/10/10', 0, '...', 424, 2);</text:p>
          </table:table-cell>
          <table:table-cell table:number-columns-repeated="1010"/>
        </table:table-row>
        <table:table-row table:style-name="ro4">
          <table:table-cell office:value-type="float" office:value="844" calcext:value-type="float">
            <text:p>844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string" calcext:value-type="string">
            <text:p>2017/09/27</text:p>
          </table:table-cell>
          <table:table-cell table:style-name="ce8" office:value-type="float" office:value="24881" calcext:value-type="float">
            <text:p>24881</text:p>
          </table:table-cell>
          <table:table-cell table:style-name="ce8" office:value-type="float" office:value="25787" calcext:value-type="float">
            <text:p>25787</text:p>
          </table:table-cell>
          <table:table-cell table:style-name="ce10" table:formula="of:=IF([.I846]=&quot;/&quot;;[.C846];[.I846])" office:value-type="string" office:string-value="2017/10/11" calcext:value-type="string">
            <text:p>2017/10/11</text:p>
          </table:table-cell>
          <table:table-cell table:style-name="ce10" office:value-type="string" calcext:value-type="string">
            <text:p>2017/10/11</text:p>
          </table:table-cell>
          <table:table-cell table:style-name="ce10" table:formula="of:=IF([.E846]=&quot;null&quot;;&quot;null&quot;;[.I846])" office:value-type="string" office:string-value="2017/10/11" calcext:value-type="string">
            <text:p>2017/10/11</text:p>
          </table:table-cell>
          <table:table-cell table:style-name="ce8" office:value-type="string" calcext:value-type="string">
            <text:p>2017/10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06" calcext:value-type="float">
            <text:p>40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6];&quot;', &quot;;[.D846];&quot;, &quot;;[.E846];&quot;, '&quot;;[.G846];&quot;', &quot;;[.J846];&quot;, '&quot;;[.K846];&quot;', &quot;;[.L846];&quot;, &quot;;[.M846];&quot;);&quot;)" office:value-type="string" office:string-value="insert into etat_lieux (date_entree_etat_lieux, km_depart, km_arrive, date_sortie_etat_lieux, incident, type_incident, num_contrat_etat_lieux, code_type_etat_lieux_etat_lieux) Values ('2017/09/27', 24881, 25787, '2017/10/11', 0, '...', 406, 2);" calcext:value-type="string">
            <text:p>insert into etat_lieux (date_entree_etat_lieux, km_depart, km_arrive, date_sortie_etat_lieux, incident, type_incident, num_contrat_etat_lieux, code_type_etat_lieux_etat_lieux) Values ('2017/09/27', 24881, 25787, '2017/10/11', 0, '...', 406, 2);</text:p>
          </table:table-cell>
          <table:table-cell table:number-columns-repeated="1010"/>
        </table:table-row>
        <table:table-row table:style-name="ro4">
          <table:table-cell office:value-type="float" office:value="845" calcext:value-type="float">
            <text:p>845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string" calcext:value-type="string">
            <text:p>2017/10/04</text:p>
          </table:table-cell>
          <table:table-cell table:style-name="ce8" office:value-type="float" office:value="6549" calcext:value-type="float">
            <text:p>6549</text:p>
          </table:table-cell>
          <table:table-cell table:style-name="ce8" office:value-type="float" office:value="7256" calcext:value-type="float">
            <text:p>7256</text:p>
          </table:table-cell>
          <table:table-cell table:style-name="ce10" table:formula="of:=IF([.I847]=&quot;/&quot;;[.C847];[.I847])" office:value-type="string" office:string-value="2017/10/11" calcext:value-type="string">
            <text:p>2017/10/11</text:p>
          </table:table-cell>
          <table:table-cell table:style-name="ce10" office:value-type="string" calcext:value-type="string">
            <text:p>2017/10/11</text:p>
          </table:table-cell>
          <table:table-cell table:style-name="ce10" table:formula="of:=IF([.E847]=&quot;null&quot;;&quot;null&quot;;[.I847])" office:value-type="string" office:string-value="2017/10/11" calcext:value-type="string">
            <text:p>2017/10/11</text:p>
          </table:table-cell>
          <table:table-cell table:style-name="ce8" office:value-type="string" calcext:value-type="string">
            <text:p>2017/10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7" calcext:value-type="float">
            <text:p>41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7];&quot;', &quot;;[.D847];&quot;, &quot;;[.E847];&quot;, '&quot;;[.G847];&quot;', &quot;;[.J847];&quot;, '&quot;;[.K847];&quot;', &quot;;[.L847];&quot;, &quot;;[.M847];&quot;);&quot;)" office:value-type="string" office:string-value="insert into etat_lieux (date_entree_etat_lieux, km_depart, km_arrive, date_sortie_etat_lieux, incident, type_incident, num_contrat_etat_lieux, code_type_etat_lieux_etat_lieux) Values ('2017/10/04', 6549, 7256, '2017/10/11', 0, '...', 417, 2);" calcext:value-type="string">
            <text:p>insert into etat_lieux (date_entree_etat_lieux, km_depart, km_arrive, date_sortie_etat_lieux, incident, type_incident, num_contrat_etat_lieux, code_type_etat_lieux_etat_lieux) Values ('2017/10/04', 6549, 7256, '2017/10/11', 0, '...', 417, 2);</text:p>
          </table:table-cell>
          <table:table-cell table:number-columns-repeated="1010"/>
        </table:table-row>
        <table:table-row table:style-name="ro4">
          <table:table-cell office:value-type="float" office:value="846" calcext:value-type="float">
            <text:p>846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string" calcext:value-type="string">
            <text:p>2017/10/08</text:p>
          </table:table-cell>
          <table:table-cell table:style-name="ce8" office:value-type="float" office:value="11584" calcext:value-type="float">
            <text:p>11584</text:p>
          </table:table-cell>
          <table:table-cell table:style-name="ce8" office:value-type="float" office:value="12681" calcext:value-type="float">
            <text:p>12681</text:p>
          </table:table-cell>
          <table:table-cell table:style-name="ce10" table:formula="of:=IF([.I848]=&quot;/&quot;;[.C848];[.I848])" office:value-type="string" office:string-value="2017/10/11" calcext:value-type="string">
            <text:p>2017/10/11</text:p>
          </table:table-cell>
          <table:table-cell table:style-name="ce10" office:value-type="string" calcext:value-type="string">
            <text:p>2017/10/11</text:p>
          </table:table-cell>
          <table:table-cell table:style-name="ce10" table:formula="of:=IF([.E848]=&quot;null&quot;;&quot;null&quot;;[.I848])" office:value-type="string" office:string-value="2017/10/11" calcext:value-type="string">
            <text:p>2017/10/11</text:p>
          </table:table-cell>
          <table:table-cell table:style-name="ce8" office:value-type="string" calcext:value-type="string">
            <text:p>2017/10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3" calcext:value-type="float">
            <text:p>42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8];&quot;', &quot;;[.D848];&quot;, &quot;;[.E848];&quot;, '&quot;;[.G848];&quot;', &quot;;[.J848];&quot;, '&quot;;[.K848];&quot;', &quot;;[.L848];&quot;, &quot;;[.M848];&quot;);&quot;)" office:value-type="string" office:string-value="insert into etat_lieux (date_entree_etat_lieux, km_depart, km_arrive, date_sortie_etat_lieux, incident, type_incident, num_contrat_etat_lieux, code_type_etat_lieux_etat_lieux) Values ('2017/10/08', 11584, 12681, '2017/10/11', 0, '...', 423, 2);" calcext:value-type="string">
            <text:p>insert into etat_lieux (date_entree_etat_lieux, km_depart, km_arrive, date_sortie_etat_lieux, incident, type_incident, num_contrat_etat_lieux, code_type_etat_lieux_etat_lieux) Values ('2017/10/08', 11584, 12681, '2017/10/11', 0, '...', 423, 2);</text:p>
          </table:table-cell>
          <table:table-cell table:number-columns-repeated="1010"/>
        </table:table-row>
        <table:table-row table:style-name="ro4">
          <table:table-cell office:value-type="float" office:value="847" calcext:value-type="float">
            <text:p>847</text:p>
          </table:table-cell>
          <table:table-cell table:style-name="ce5" office:value-type="float" office:value="426" calcext:value-type="float">
            <text:p>426</text:p>
          </table:table-cell>
          <table:table-cell table:style-name="ce5" office:value-type="string" calcext:value-type="string">
            <text:p>2017/10/11</text:p>
          </table:table-cell>
          <table:table-cell table:style-name="ce5" office:value-type="float" office:value="15444" calcext:value-type="float">
            <text:p>1544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49]=&quot;/&quot;;[.C849];[.I849])" office:value-type="string" office:string-value="2017/10/11" calcext:value-type="string">
            <text:p>2017/10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49]=&quot;null&quot;;&quot;null&quot;;[.I84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6" calcext:value-type="float">
            <text:p>42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49];&quot;', &quot;;[.D849];&quot;, &quot;;[.E849];&quot;, '&quot;;[.G849];&quot;', &quot;;[.J849];&quot;, '&quot;;[.K849];&quot;', &quot;;[.L849];&quot;, &quot;;[.M849];&quot;);&quot;)" office:value-type="string" office:string-value="insert into etat_lieux (date_entree_etat_lieux, km_depart, km_arrive, date_sortie_etat_lieux, incident, type_incident, num_contrat_etat_lieux, code_type_etat_lieux_etat_lieux) Values ('2017/10/11', 15444, null, 'null', 0, '...', 426, 1);" calcext:value-type="string">
            <text:p>insert into etat_lieux (date_entree_etat_lieux, km_depart, km_arrive, date_sortie_etat_lieux, incident, type_incident, num_contrat_etat_lieux, code_type_etat_lieux_etat_lieux) Values ('2017/10/11', 15444, null, 'null', 0, '...', 426, 1);</text:p>
          </table:table-cell>
          <table:table-cell table:number-columns-repeated="1010"/>
        </table:table-row>
        <table:table-row table:style-name="ro4">
          <table:table-cell office:value-type="float" office:value="848" calcext:value-type="float">
            <text:p>848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string" calcext:value-type="string">
            <text:p>2017/10/12</text:p>
          </table:table-cell>
          <table:table-cell table:style-name="ce5" office:value-type="float" office:value="22124" calcext:value-type="float">
            <text:p>221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0]=&quot;/&quot;;[.C850];[.I850])" office:value-type="string" office:string-value="2017/10/12" calcext:value-type="string">
            <text:p>2017/10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0]=&quot;null&quot;;&quot;null&quot;;[.I85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7" calcext:value-type="float">
            <text:p>42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0];&quot;', &quot;;[.D850];&quot;, &quot;;[.E850];&quot;, '&quot;;[.G850];&quot;', &quot;;[.J850];&quot;, '&quot;;[.K850];&quot;', &quot;;[.L850];&quot;, &quot;;[.M850];&quot;);&quot;)" office:value-type="string" office:string-value="insert into etat_lieux (date_entree_etat_lieux, km_depart, km_arrive, date_sortie_etat_lieux, incident, type_incident, num_contrat_etat_lieux, code_type_etat_lieux_etat_lieux) Values ('2017/10/12', 22124, null, 'null', 0, '...', 427, 1);" calcext:value-type="string">
            <text:p>insert into etat_lieux (date_entree_etat_lieux, km_depart, km_arrive, date_sortie_etat_lieux, incident, type_incident, num_contrat_etat_lieux, code_type_etat_lieux_etat_lieux) Values ('2017/10/12', 22124, null, 'null', 0, '...', 427, 1);</text:p>
          </table:table-cell>
          <table:table-cell table:number-columns-repeated="1010"/>
        </table:table-row>
        <table:table-row table:style-name="ro4">
          <table:table-cell office:value-type="float" office:value="849" calcext:value-type="float">
            <text:p>849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string" calcext:value-type="string">
            <text:p>2017/10/13</text:p>
          </table:table-cell>
          <table:table-cell table:style-name="ce5" office:value-type="float" office:value="4786" calcext:value-type="float">
            <text:p>478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1]=&quot;/&quot;;[.C851];[.I851])" office:value-type="string" office:string-value="2017/10/13" calcext:value-type="string">
            <text:p>2017/10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1]=&quot;null&quot;;&quot;null&quot;;[.I85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8" calcext:value-type="float">
            <text:p>42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1];&quot;', &quot;;[.D851];&quot;, &quot;;[.E851];&quot;, '&quot;;[.G851];&quot;', &quot;;[.J851];&quot;, '&quot;;[.K851];&quot;', &quot;;[.L851];&quot;, &quot;;[.M851];&quot;);&quot;)" office:value-type="string" office:string-value="insert into etat_lieux (date_entree_etat_lieux, km_depart, km_arrive, date_sortie_etat_lieux, incident, type_incident, num_contrat_etat_lieux, code_type_etat_lieux_etat_lieux) Values ('2017/10/13', 4786, null, 'null', 0, '...', 428, 1);" calcext:value-type="string">
            <text:p>insert into etat_lieux (date_entree_etat_lieux, km_depart, km_arrive, date_sortie_etat_lieux, incident, type_incident, num_contrat_etat_lieux, code_type_etat_lieux_etat_lieux) Values ('2017/10/13', 4786, null, 'null', 0, '...', 428, 1);</text:p>
          </table:table-cell>
          <table:table-cell table:number-columns-repeated="1010"/>
        </table:table-row>
        <table:table-row table:style-name="ro4">
          <table:table-cell office:value-type="float" office:value="850" calcext:value-type="float">
            <text:p>850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string" calcext:value-type="string">
            <text:p>2017/10/15</text:p>
          </table:table-cell>
          <table:table-cell table:style-name="ce5" office:value-type="float" office:value="25312" calcext:value-type="float">
            <text:p>2531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2]=&quot;/&quot;;[.C852];[.I852])" office:value-type="string" office:string-value="2017/10/15" calcext:value-type="string">
            <text:p>2017/10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2]=&quot;null&quot;;&quot;null&quot;;[.I85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29" calcext:value-type="float">
            <text:p>42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2];&quot;', &quot;;[.D852];&quot;, &quot;;[.E852];&quot;, '&quot;;[.G852];&quot;', &quot;;[.J852];&quot;, '&quot;;[.K852];&quot;', &quot;;[.L852];&quot;, &quot;;[.M852];&quot;);&quot;)" office:value-type="string" office:string-value="insert into etat_lieux (date_entree_etat_lieux, km_depart, km_arrive, date_sortie_etat_lieux, incident, type_incident, num_contrat_etat_lieux, code_type_etat_lieux_etat_lieux) Values ('2017/10/15', 25312, null, 'null', 0, '...', 429, 1);" calcext:value-type="string">
            <text:p>insert into etat_lieux (date_entree_etat_lieux, km_depart, km_arrive, date_sortie_etat_lieux, incident, type_incident, num_contrat_etat_lieux, code_type_etat_lieux_etat_lieux) Values ('2017/10/15', 25312, null, 'null', 0, '...', 429, 1);</text:p>
          </table:table-cell>
          <table:table-cell table:number-columns-repeated="1010"/>
        </table:table-row>
        <table:table-row table:style-name="ro4">
          <table:table-cell office:value-type="float" office:value="851" calcext:value-type="float">
            <text:p>851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string" calcext:value-type="string">
            <text:p>2017/10/15</text:p>
          </table:table-cell>
          <table:table-cell table:style-name="ce5" office:value-type="float" office:value="9734" calcext:value-type="float">
            <text:p>973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3]=&quot;/&quot;;[.C853];[.I853])" office:value-type="string" office:string-value="2017/10/15" calcext:value-type="string">
            <text:p>2017/10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3]=&quot;null&quot;;&quot;null&quot;;[.I8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0" calcext:value-type="float">
            <text:p>43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3];&quot;', &quot;;[.D853];&quot;, &quot;;[.E853];&quot;, '&quot;;[.G853];&quot;', &quot;;[.J853];&quot;, '&quot;;[.K853];&quot;', &quot;;[.L853];&quot;, &quot;;[.M853];&quot;);&quot;)" office:value-type="string" office:string-value="insert into etat_lieux (date_entree_etat_lieux, km_depart, km_arrive, date_sortie_etat_lieux, incident, type_incident, num_contrat_etat_lieux, code_type_etat_lieux_etat_lieux) Values ('2017/10/15', 9734, null, 'null', 0, '...', 430, 1);" calcext:value-type="string">
            <text:p>insert into etat_lieux (date_entree_etat_lieux, km_depart, km_arrive, date_sortie_etat_lieux, incident, type_incident, num_contrat_etat_lieux, code_type_etat_lieux_etat_lieux) Values ('2017/10/15', 9734, null, 'null', 0, '...', 430, 1);</text:p>
          </table:table-cell>
          <table:table-cell table:number-columns-repeated="1010"/>
        </table:table-row>
        <table:table-row table:style-name="ro4">
          <table:table-cell office:value-type="float" office:value="852" calcext:value-type="float">
            <text:p>852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string" calcext:value-type="string">
            <text:p>2017/10/16</text:p>
          </table:table-cell>
          <table:table-cell table:style-name="ce5" office:value-type="float" office:value="23196" calcext:value-type="float">
            <text:p>2319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4]=&quot;/&quot;;[.C854];[.I854])" office:value-type="string" office:string-value="2017/10/16" calcext:value-type="string">
            <text:p>2017/10/1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4]=&quot;null&quot;;&quot;null&quot;;[.I85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1" calcext:value-type="float">
            <text:p>43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4];&quot;', &quot;;[.D854];&quot;, &quot;;[.E854];&quot;, '&quot;;[.G854];&quot;', &quot;;[.J854];&quot;, '&quot;;[.K854];&quot;', &quot;;[.L854];&quot;, &quot;;[.M854];&quot;);&quot;)" office:value-type="string" office:string-value="insert into etat_lieux (date_entree_etat_lieux, km_depart, km_arrive, date_sortie_etat_lieux, incident, type_incident, num_contrat_etat_lieux, code_type_etat_lieux_etat_lieux) Values ('2017/10/16', 23196, null, 'null', 0, '...', 431, 1);" calcext:value-type="string">
            <text:p>insert into etat_lieux (date_entree_etat_lieux, km_depart, km_arrive, date_sortie_etat_lieux, incident, type_incident, num_contrat_etat_lieux, code_type_etat_lieux_etat_lieux) Values ('2017/10/16', 23196, null, 'null', 0, '...', 431, 1);</text:p>
          </table:table-cell>
          <table:table-cell table:number-columns-repeated="1010"/>
        </table:table-row>
        <table:table-row table:style-name="ro4">
          <table:table-cell office:value-type="float" office:value="853" calcext:value-type="float">
            <text:p>853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string" calcext:value-type="string">
            <text:p>2017/10/04</text:p>
          </table:table-cell>
          <table:table-cell table:style-name="ce8" office:value-type="float" office:value="24143" calcext:value-type="float">
            <text:p>24143</text:p>
          </table:table-cell>
          <table:table-cell table:style-name="ce8" office:value-type="float" office:value="24459" calcext:value-type="float">
            <text:p>24459</text:p>
          </table:table-cell>
          <table:table-cell table:style-name="ce10" table:formula="of:=IF([.I855]=&quot;/&quot;;[.C855];[.I855])" office:value-type="string" office:string-value="2017/10/18" calcext:value-type="string">
            <text:p>2017/10/18</text:p>
          </table:table-cell>
          <table:table-cell table:style-name="ce10" office:value-type="string" calcext:value-type="string">
            <text:p>2017/10/18</text:p>
          </table:table-cell>
          <table:table-cell table:style-name="ce10" table:formula="of:=IF([.E855]=&quot;null&quot;;&quot;null&quot;;[.I855])" office:value-type="string" office:string-value="2017/10/18" calcext:value-type="string">
            <text:p>2017/10/18</text:p>
          </table:table-cell>
          <table:table-cell table:style-name="ce8" office:value-type="string" calcext:value-type="string">
            <text:p>2017/10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16" calcext:value-type="float">
            <text:p>41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5];&quot;', &quot;;[.D855];&quot;, &quot;;[.E855];&quot;, '&quot;;[.G855];&quot;', &quot;;[.J855];&quot;, '&quot;;[.K855];&quot;', &quot;;[.L855];&quot;, &quot;;[.M855];&quot;);&quot;)" office:value-type="string" office:string-value="insert into etat_lieux (date_entree_etat_lieux, km_depart, km_arrive, date_sortie_etat_lieux, incident, type_incident, num_contrat_etat_lieux, code_type_etat_lieux_etat_lieux) Values ('2017/10/04', 24143, 24459, '2017/10/18', 0, '...', 416, 2);" calcext:value-type="string">
            <text:p>insert into etat_lieux (date_entree_etat_lieux, km_depart, km_arrive, date_sortie_etat_lieux, incident, type_incident, num_contrat_etat_lieux, code_type_etat_lieux_etat_lieux) Values ('2017/10/04', 24143, 24459, '2017/10/18', 0, '...', 416, 2);</text:p>
          </table:table-cell>
          <table:table-cell table:number-columns-repeated="1010"/>
        </table:table-row>
        <table:table-row table:style-name="ro4">
          <table:table-cell office:value-type="float" office:value="854" calcext:value-type="float">
            <text:p>854</text:p>
          </table:table-cell>
          <table:table-cell table:style-name="ce5" office:value-type="float" office:value="426" calcext:value-type="float">
            <text:p>426</text:p>
          </table:table-cell>
          <table:table-cell table:style-name="ce5" office:value-type="string" calcext:value-type="string">
            <text:p>2017/10/11</text:p>
          </table:table-cell>
          <table:table-cell table:style-name="ce8" office:value-type="float" office:value="15444" calcext:value-type="float">
            <text:p>15444</text:p>
          </table:table-cell>
          <table:table-cell table:style-name="ce8" office:value-type="float" office:value="16216" calcext:value-type="float">
            <text:p>16216</text:p>
          </table:table-cell>
          <table:table-cell table:style-name="ce10" table:formula="of:=IF([.I856]=&quot;/&quot;;[.C856];[.I856])" office:value-type="string" office:string-value="2017/10/18" calcext:value-type="string">
            <text:p>2017/10/18</text:p>
          </table:table-cell>
          <table:table-cell table:style-name="ce10" office:value-type="string" calcext:value-type="string">
            <text:p>2017/10/18</text:p>
          </table:table-cell>
          <table:table-cell table:style-name="ce10" table:formula="of:=IF([.E856]=&quot;null&quot;;&quot;null&quot;;[.I856])" office:value-type="string" office:string-value="2017/10/18" calcext:value-type="string">
            <text:p>2017/10/18</text:p>
          </table:table-cell>
          <table:table-cell table:style-name="ce8" office:value-type="string" calcext:value-type="string">
            <text:p>2017/10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6" calcext:value-type="float">
            <text:p>42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6];&quot;', &quot;;[.D856];&quot;, &quot;;[.E856];&quot;, '&quot;;[.G856];&quot;', &quot;;[.J856];&quot;, '&quot;;[.K856];&quot;', &quot;;[.L856];&quot;, &quot;;[.M856];&quot;);&quot;)" office:value-type="string" office:string-value="insert into etat_lieux (date_entree_etat_lieux, km_depart, km_arrive, date_sortie_etat_lieux, incident, type_incident, num_contrat_etat_lieux, code_type_etat_lieux_etat_lieux) Values ('2017/10/11', 15444, 16216, '2017/10/18', 0, '...', 426, 2);" calcext:value-type="string">
            <text:p>insert into etat_lieux (date_entree_etat_lieux, km_depart, km_arrive, date_sortie_etat_lieux, incident, type_incident, num_contrat_etat_lieux, code_type_etat_lieux_etat_lieux) Values ('2017/10/11', 15444, 16216, '2017/10/18', 0, '...', 426, 2);</text:p>
          </table:table-cell>
          <table:table-cell table:number-columns-repeated="1010"/>
        </table:table-row>
        <table:table-row table:style-name="ro4">
          <table:table-cell office:value-type="float" office:value="855" calcext:value-type="float">
            <text:p>855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string" calcext:value-type="string">
            <text:p>2017/10/18</text:p>
          </table:table-cell>
          <table:table-cell table:style-name="ce5" office:value-type="float" office:value="29628" calcext:value-type="float">
            <text:p>2962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7]=&quot;/&quot;;[.C857];[.I857])" office:value-type="string" office:string-value="2017/10/18" calcext:value-type="string">
            <text:p>2017/10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7]=&quot;null&quot;;&quot;null&quot;;[.I85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2" calcext:value-type="float">
            <text:p>43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7];&quot;', &quot;;[.D857];&quot;, &quot;;[.E857];&quot;, '&quot;;[.G857];&quot;', &quot;;[.J857];&quot;, '&quot;;[.K857];&quot;', &quot;;[.L857];&quot;, &quot;;[.M857];&quot;);&quot;)" office:value-type="string" office:string-value="insert into etat_lieux (date_entree_etat_lieux, km_depart, km_arrive, date_sortie_etat_lieux, incident, type_incident, num_contrat_etat_lieux, code_type_etat_lieux_etat_lieux) Values ('2017/10/18', 29628, null, 'null', 0, '...', 432, 1);" calcext:value-type="string">
            <text:p>insert into etat_lieux (date_entree_etat_lieux, km_depart, km_arrive, date_sortie_etat_lieux, incident, type_incident, num_contrat_etat_lieux, code_type_etat_lieux_etat_lieux) Values ('2017/10/18', 29628, null, 'null', 0, '...', 432, 1);</text:p>
          </table:table-cell>
          <table:table-cell table:number-columns-repeated="1010"/>
        </table:table-row>
        <table:table-row table:style-name="ro4">
          <table:table-cell office:value-type="float" office:value="856" calcext:value-type="float">
            <text:p>856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string" calcext:value-type="string">
            <text:p>2017/10/19</text:p>
          </table:table-cell>
          <table:table-cell table:style-name="ce5" office:value-type="float" office:value="28996" calcext:value-type="float">
            <text:p>2899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8]=&quot;/&quot;;[.C858];[.I858])" office:value-type="string" office:string-value="2017/10/19" calcext:value-type="string">
            <text:p>2017/10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8]=&quot;null&quot;;&quot;null&quot;;[.I85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3" calcext:value-type="float">
            <text:p>43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8];&quot;', &quot;;[.D858];&quot;, &quot;;[.E858];&quot;, '&quot;;[.G858];&quot;', &quot;;[.J858];&quot;, '&quot;;[.K858];&quot;', &quot;;[.L858];&quot;, &quot;;[.M858];&quot;);&quot;)" office:value-type="string" office:string-value="insert into etat_lieux (date_entree_etat_lieux, km_depart, km_arrive, date_sortie_etat_lieux, incident, type_incident, num_contrat_etat_lieux, code_type_etat_lieux_etat_lieux) Values ('2017/10/19', 28996, null, 'null', 0, '...', 433, 1);" calcext:value-type="string">
            <text:p>insert into etat_lieux (date_entree_etat_lieux, km_depart, km_arrive, date_sortie_etat_lieux, incident, type_incident, num_contrat_etat_lieux, code_type_etat_lieux_etat_lieux) Values ('2017/10/19', 28996, null, 'null', 0, '...', 433, 1);</text:p>
          </table:table-cell>
          <table:table-cell table:number-columns-repeated="1010"/>
        </table:table-row>
        <table:table-row table:style-name="ro4">
          <table:table-cell office:value-type="float" office:value="857" calcext:value-type="float">
            <text:p>857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string" calcext:value-type="string">
            <text:p>2017/10/19</text:p>
          </table:table-cell>
          <table:table-cell table:style-name="ce5" office:value-type="float" office:value="28072" calcext:value-type="float">
            <text:p>2807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59]=&quot;/&quot;;[.C859];[.I859])" office:value-type="string" office:string-value="2017/10/19" calcext:value-type="string">
            <text:p>2017/10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59]=&quot;null&quot;;&quot;null&quot;;[.I85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4" calcext:value-type="float">
            <text:p>43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59];&quot;', &quot;;[.D859];&quot;, &quot;;[.E859];&quot;, '&quot;;[.G859];&quot;', &quot;;[.J859];&quot;, '&quot;;[.K859];&quot;', &quot;;[.L859];&quot;, &quot;;[.M859];&quot;);&quot;)" office:value-type="string" office:string-value="insert into etat_lieux (date_entree_etat_lieux, km_depart, km_arrive, date_sortie_etat_lieux, incident, type_incident, num_contrat_etat_lieux, code_type_etat_lieux_etat_lieux) Values ('2017/10/19', 28072, null, 'null', 0, '...', 434, 1);" calcext:value-type="string">
            <text:p>insert into etat_lieux (date_entree_etat_lieux, km_depart, km_arrive, date_sortie_etat_lieux, incident, type_incident, num_contrat_etat_lieux, code_type_etat_lieux_etat_lieux) Values ('2017/10/19', 28072, null, 'null', 0, '...', 434, 1);</text:p>
          </table:table-cell>
          <table:table-cell table:number-columns-repeated="1010"/>
        </table:table-row>
        <table:table-row table:style-name="ro4">
          <table:table-cell office:value-type="float" office:value="858" calcext:value-type="float">
            <text:p>858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string" calcext:value-type="string">
            <text:p>2017/10/05</text:p>
          </table:table-cell>
          <table:table-cell table:style-name="ce8" office:value-type="float" office:value="26943" calcext:value-type="float">
            <text:p>26943</text:p>
          </table:table-cell>
          <table:table-cell table:style-name="ce8" office:value-type="float" office:value="27095" calcext:value-type="float">
            <text:p>27095</text:p>
          </table:table-cell>
          <table:table-cell table:style-name="ce10" table:formula="of:=IF([.I860]=&quot;/&quot;;[.C860];[.I860])" office:value-type="string" office:string-value="2017/10/20" calcext:value-type="string">
            <text:p>2017/10/20</text:p>
          </table:table-cell>
          <table:table-cell table:style-name="ce10" office:value-type="string" calcext:value-type="string">
            <text:p>2017/10/20</text:p>
          </table:table-cell>
          <table:table-cell table:style-name="ce10" table:formula="of:=IF([.E860]=&quot;null&quot;;&quot;null&quot;;[.I860])" office:value-type="string" office:string-value="2017/10/20" calcext:value-type="string">
            <text:p>2017/10/20</text:p>
          </table:table-cell>
          <table:table-cell table:style-name="ce8" office:value-type="string" calcext:value-type="string">
            <text:p>2017/10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0" calcext:value-type="float">
            <text:p>42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0];&quot;', &quot;;[.D860];&quot;, &quot;;[.E860];&quot;, '&quot;;[.G860];&quot;', &quot;;[.J860];&quot;, '&quot;;[.K860];&quot;', &quot;;[.L860];&quot;, &quot;;[.M860];&quot;);&quot;)" office:value-type="string" office:string-value="insert into etat_lieux (date_entree_etat_lieux, km_depart, km_arrive, date_sortie_etat_lieux, incident, type_incident, num_contrat_etat_lieux, code_type_etat_lieux_etat_lieux) Values ('2017/10/05', 26943, 27095, '2017/10/20', 0, '...', 420, 2);" calcext:value-type="string">
            <text:p>insert into etat_lieux (date_entree_etat_lieux, km_depart, km_arrive, date_sortie_etat_lieux, incident, type_incident, num_contrat_etat_lieux, code_type_etat_lieux_etat_lieux) Values ('2017/10/05', 26943, 27095, '2017/10/20', 0, '...', 420, 2);</text:p>
          </table:table-cell>
          <table:table-cell table:number-columns-repeated="1010"/>
        </table:table-row>
        <table:table-row table:style-name="ro4">
          <table:table-cell office:value-type="float" office:value="859" calcext:value-type="float">
            <text:p>859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string" calcext:value-type="string">
            <text:p>2017/10/15</text:p>
          </table:table-cell>
          <table:table-cell table:style-name="ce8" office:value-type="float" office:value="9734" calcext:value-type="float">
            <text:p>9734</text:p>
          </table:table-cell>
          <table:table-cell table:style-name="ce8" office:value-type="float" office:value="10536" calcext:value-type="float">
            <text:p>10536</text:p>
          </table:table-cell>
          <table:table-cell table:style-name="ce10" table:formula="of:=IF([.I861]=&quot;/&quot;;[.C861];[.I861])" office:value-type="string" office:string-value="2017/10/20" calcext:value-type="string">
            <text:p>2017/10/20</text:p>
          </table:table-cell>
          <table:table-cell table:style-name="ce10" office:value-type="string" calcext:value-type="string">
            <text:p>2017/10/20</text:p>
          </table:table-cell>
          <table:table-cell table:style-name="ce10" table:formula="of:=IF([.E861]=&quot;null&quot;;&quot;null&quot;;[.I861])" office:value-type="string" office:string-value="2017/10/20" calcext:value-type="string">
            <text:p>2017/10/20</text:p>
          </table:table-cell>
          <table:table-cell table:style-name="ce8" office:value-type="string" calcext:value-type="string">
            <text:p>2017/10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0" calcext:value-type="float">
            <text:p>43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1];&quot;', &quot;;[.D861];&quot;, &quot;;[.E861];&quot;, '&quot;;[.G861];&quot;', &quot;;[.J861];&quot;, '&quot;;[.K861];&quot;', &quot;;[.L861];&quot;, &quot;;[.M861];&quot;);&quot;)" office:value-type="string" office:string-value="insert into etat_lieux (date_entree_etat_lieux, km_depart, km_arrive, date_sortie_etat_lieux, incident, type_incident, num_contrat_etat_lieux, code_type_etat_lieux_etat_lieux) Values ('2017/10/15', 9734, 10536, '2017/10/20', 0, '...', 430, 2);" calcext:value-type="string">
            <text:p>insert into etat_lieux (date_entree_etat_lieux, km_depart, km_arrive, date_sortie_etat_lieux, incident, type_incident, num_contrat_etat_lieux, code_type_etat_lieux_etat_lieux) Values ('2017/10/15', 9734, 10536, '2017/10/20', 0, '...', 430, 2);</text:p>
          </table:table-cell>
          <table:table-cell table:number-columns-repeated="1010"/>
        </table:table-row>
        <table:table-row table:style-name="ro4">
          <table:table-cell office:value-type="float" office:value="860" calcext:value-type="float">
            <text:p>860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string" calcext:value-type="string">
            <text:p>2017/10/07</text:p>
          </table:table-cell>
          <table:table-cell table:style-name="ce8" office:value-type="float" office:value="22374" calcext:value-type="float">
            <text:p>22374</text:p>
          </table:table-cell>
          <table:table-cell table:style-name="ce8" office:value-type="float" office:value="23670" calcext:value-type="float">
            <text:p>23670</text:p>
          </table:table-cell>
          <table:table-cell table:style-name="ce10" table:formula="of:=IF([.I862]=&quot;/&quot;;[.C862];[.I862])" office:value-type="string" office:string-value="2017/10/21" calcext:value-type="string">
            <text:p>2017/10/21</text:p>
          </table:table-cell>
          <table:table-cell table:style-name="ce10" office:value-type="string" calcext:value-type="string">
            <text:p>2017/10/21</text:p>
          </table:table-cell>
          <table:table-cell table:style-name="ce10" table:formula="of:=IF([.E862]=&quot;null&quot;;&quot;null&quot;;[.I862])" office:value-type="string" office:string-value="2017/10/21" calcext:value-type="string">
            <text:p>2017/10/21</text:p>
          </table:table-cell>
          <table:table-cell table:style-name="ce8" office:value-type="string" calcext:value-type="string">
            <text:p>2017/10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2" calcext:value-type="float">
            <text:p>42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2];&quot;', &quot;;[.D862];&quot;, &quot;;[.E862];&quot;, '&quot;;[.G862];&quot;', &quot;;[.J862];&quot;, '&quot;;[.K862];&quot;', &quot;;[.L862];&quot;, &quot;;[.M862];&quot;);&quot;)" office:value-type="string" office:string-value="insert into etat_lieux (date_entree_etat_lieux, km_depart, km_arrive, date_sortie_etat_lieux, incident, type_incident, num_contrat_etat_lieux, code_type_etat_lieux_etat_lieux) Values ('2017/10/07', 22374, 23670, '2017/10/21', 0, '...', 422, 2);" calcext:value-type="string">
            <text:p>insert into etat_lieux (date_entree_etat_lieux, km_depart, km_arrive, date_sortie_etat_lieux, incident, type_incident, num_contrat_etat_lieux, code_type_etat_lieux_etat_lieux) Values ('2017/10/07', 22374, 23670, '2017/10/21', 0, '...', 422, 2);</text:p>
          </table:table-cell>
          <table:table-cell table:number-columns-repeated="1010"/>
        </table:table-row>
        <table:table-row table:style-name="ro4">
          <table:table-cell office:value-type="float" office:value="861" calcext:value-type="float">
            <text:p>861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string" calcext:value-type="string">
            <text:p>2017/10/18</text:p>
          </table:table-cell>
          <table:table-cell table:style-name="ce8" office:value-type="float" office:value="29628" calcext:value-type="float">
            <text:p>29628</text:p>
          </table:table-cell>
          <table:table-cell table:style-name="ce8" office:value-type="float" office:value="30106" calcext:value-type="float">
            <text:p>30106</text:p>
          </table:table-cell>
          <table:table-cell table:style-name="ce10" table:formula="of:=IF([.I863]=&quot;/&quot;;[.C863];[.I863])" office:value-type="string" office:string-value="2017/10/22" calcext:value-type="string">
            <text:p>2017/10/22</text:p>
          </table:table-cell>
          <table:table-cell table:style-name="ce10" office:value-type="string" calcext:value-type="string">
            <text:p>2017/10/22</text:p>
          </table:table-cell>
          <table:table-cell table:style-name="ce10" table:formula="of:=IF([.E863]=&quot;null&quot;;&quot;null&quot;;[.I863])" office:value-type="string" office:string-value="2017/10/22" calcext:value-type="string">
            <text:p>2017/10/22</text:p>
          </table:table-cell>
          <table:table-cell table:style-name="ce8" office:value-type="string" calcext:value-type="string">
            <text:p>2017/10/2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2" calcext:value-type="float">
            <text:p>43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3];&quot;', &quot;;[.D863];&quot;, &quot;;[.E863];&quot;, '&quot;;[.G863];&quot;', &quot;;[.J863];&quot;, '&quot;;[.K863];&quot;', &quot;;[.L863];&quot;, &quot;;[.M863];&quot;);&quot;)" office:value-type="string" office:string-value="insert into etat_lieux (date_entree_etat_lieux, km_depart, km_arrive, date_sortie_etat_lieux, incident, type_incident, num_contrat_etat_lieux, code_type_etat_lieux_etat_lieux) Values ('2017/10/18', 29628, 30106, '2017/10/22', 0, '...', 432, 2);" calcext:value-type="string">
            <text:p>insert into etat_lieux (date_entree_etat_lieux, km_depart, km_arrive, date_sortie_etat_lieux, incident, type_incident, num_contrat_etat_lieux, code_type_etat_lieux_etat_lieux) Values ('2017/10/18', 29628, 30106, '2017/10/22', 0, '...', 432, 2);</text:p>
          </table:table-cell>
          <table:table-cell table:number-columns-repeated="1010"/>
        </table:table-row>
        <table:table-row table:style-name="ro4">
          <table:table-cell office:value-type="float" office:value="862" calcext:value-type="float">
            <text:p>862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string" calcext:value-type="string">
            <text:p>2017/10/12</text:p>
          </table:table-cell>
          <table:table-cell table:style-name="ce8" office:value-type="float" office:value="22124" calcext:value-type="float">
            <text:p>22124</text:p>
          </table:table-cell>
          <table:table-cell table:style-name="ce8" office:value-type="float" office:value="22336" calcext:value-type="float">
            <text:p>22336</text:p>
          </table:table-cell>
          <table:table-cell table:style-name="ce10" table:formula="of:=IF([.I864]=&quot;/&quot;;[.C864];[.I864])" office:value-type="string" office:string-value="2017/10/23" calcext:value-type="string">
            <text:p>2017/10/23</text:p>
          </table:table-cell>
          <table:table-cell table:style-name="ce10" office:value-type="string" calcext:value-type="string">
            <text:p>2017/10/23</text:p>
          </table:table-cell>
          <table:table-cell table:style-name="ce10" table:formula="of:=IF([.E864]=&quot;null&quot;;&quot;null&quot;;[.I864])" office:value-type="string" office:string-value="2017/10/23" calcext:value-type="string">
            <text:p>2017/10/23</text:p>
          </table:table-cell>
          <table:table-cell table:style-name="ce8" office:value-type="string" calcext:value-type="string">
            <text:p>2017/10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7" calcext:value-type="float">
            <text:p>42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4];&quot;', &quot;;[.D864];&quot;, &quot;;[.E864];&quot;, '&quot;;[.G864];&quot;', &quot;;[.J864];&quot;, '&quot;;[.K864];&quot;', &quot;;[.L864];&quot;, &quot;;[.M864];&quot;);&quot;)" office:value-type="string" office:string-value="insert into etat_lieux (date_entree_etat_lieux, km_depart, km_arrive, date_sortie_etat_lieux, incident, type_incident, num_contrat_etat_lieux, code_type_etat_lieux_etat_lieux) Values ('2017/10/12', 22124, 22336, '2017/10/23', 0, '...', 427, 2);" calcext:value-type="string">
            <text:p>insert into etat_lieux (date_entree_etat_lieux, km_depart, km_arrive, date_sortie_etat_lieux, incident, type_incident, num_contrat_etat_lieux, code_type_etat_lieux_etat_lieux) Values ('2017/10/12', 22124, 22336, '2017/10/23', 0, '...', 427, 2);</text:p>
          </table:table-cell>
          <table:table-cell table:number-columns-repeated="1010"/>
        </table:table-row>
        <table:table-row table:style-name="ro4">
          <table:table-cell office:value-type="float" office:value="863" calcext:value-type="float">
            <text:p>863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string" calcext:value-type="string">
            <text:p>2017/10/13</text:p>
          </table:table-cell>
          <table:table-cell table:style-name="ce8" office:value-type="float" office:value="4786" calcext:value-type="float">
            <text:p>4786</text:p>
          </table:table-cell>
          <table:table-cell table:style-name="ce8" office:value-type="float" office:value="5276" calcext:value-type="float">
            <text:p>5276</text:p>
          </table:table-cell>
          <table:table-cell table:style-name="ce10" table:formula="of:=IF([.I865]=&quot;/&quot;;[.C865];[.I865])" office:value-type="string" office:string-value="2017/10/23" calcext:value-type="string">
            <text:p>2017/10/23</text:p>
          </table:table-cell>
          <table:table-cell table:style-name="ce10" office:value-type="string" calcext:value-type="string">
            <text:p>2017/10/23</text:p>
          </table:table-cell>
          <table:table-cell table:style-name="ce10" table:formula="of:=IF([.E865]=&quot;null&quot;;&quot;null&quot;;[.I865])" office:value-type="string" office:string-value="2017/10/23" calcext:value-type="string">
            <text:p>2017/10/23</text:p>
          </table:table-cell>
          <table:table-cell table:style-name="ce8" office:value-type="string" calcext:value-type="string">
            <text:p>2017/10/2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8" calcext:value-type="float">
            <text:p>42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5];&quot;', &quot;;[.D865];&quot;, &quot;;[.E865];&quot;, '&quot;;[.G865];&quot;', &quot;;[.J865];&quot;, '&quot;;[.K865];&quot;', &quot;;[.L865];&quot;, &quot;;[.M865];&quot;);&quot;)" office:value-type="string" office:string-value="insert into etat_lieux (date_entree_etat_lieux, km_depart, km_arrive, date_sortie_etat_lieux, incident, type_incident, num_contrat_etat_lieux, code_type_etat_lieux_etat_lieux) Values ('2017/10/13', 4786, 5276, '2017/10/23', 0, '...', 428, 2);" calcext:value-type="string">
            <text:p>insert into etat_lieux (date_entree_etat_lieux, km_depart, km_arrive, date_sortie_etat_lieux, incident, type_incident, num_contrat_etat_lieux, code_type_etat_lieux_etat_lieux) Values ('2017/10/13', 4786, 5276, '2017/10/23', 0, '...', 428, 2);</text:p>
          </table:table-cell>
          <table:table-cell table:number-columns-repeated="1010"/>
        </table:table-row>
        <table:table-row table:style-name="ro4">
          <table:table-cell office:value-type="float" office:value="864" calcext:value-type="float">
            <text:p>864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string" calcext:value-type="string">
            <text:p>2017/10/23</text:p>
          </table:table-cell>
          <table:table-cell table:style-name="ce5" office:value-type="float" office:value="23234" calcext:value-type="float">
            <text:p>2323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66]=&quot;/&quot;;[.C866];[.I866])" office:value-type="string" office:string-value="2017/10/23" calcext:value-type="string">
            <text:p>2017/10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66]=&quot;null&quot;;&quot;null&quot;;[.I86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5" calcext:value-type="float">
            <text:p>43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6];&quot;', &quot;;[.D866];&quot;, &quot;;[.E866];&quot;, '&quot;;[.G866];&quot;', &quot;;[.J866];&quot;, '&quot;;[.K866];&quot;', &quot;;[.L866];&quot;, &quot;;[.M866];&quot;);&quot;)" office:value-type="string" office:string-value="insert into etat_lieux (date_entree_etat_lieux, km_depart, km_arrive, date_sortie_etat_lieux, incident, type_incident, num_contrat_etat_lieux, code_type_etat_lieux_etat_lieux) Values ('2017/10/23', 23234, null, 'null', 0, '...', 435, 1);" calcext:value-type="string">
            <text:p>insert into etat_lieux (date_entree_etat_lieux, km_depart, km_arrive, date_sortie_etat_lieux, incident, type_incident, num_contrat_etat_lieux, code_type_etat_lieux_etat_lieux) Values ('2017/10/23', 23234, null, 'null', 0, '...', 435, 1);</text:p>
          </table:table-cell>
          <table:table-cell table:number-columns-repeated="1010"/>
        </table:table-row>
        <table:table-row table:style-name="ro4">
          <table:table-cell office:value-type="float" office:value="865" calcext:value-type="float">
            <text:p>865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string" calcext:value-type="string">
            <text:p>2017/10/23</text:p>
          </table:table-cell>
          <table:table-cell table:style-name="ce5" office:value-type="float" office:value="26688" calcext:value-type="float">
            <text:p>2668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67]=&quot;/&quot;;[.C867];[.I867])" office:value-type="string" office:string-value="2017/10/23" calcext:value-type="string">
            <text:p>2017/10/2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67]=&quot;null&quot;;&quot;null&quot;;[.I86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6" calcext:value-type="float">
            <text:p>43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7];&quot;', &quot;;[.D867];&quot;, &quot;;[.E867];&quot;, '&quot;;[.G867];&quot;', &quot;;[.J867];&quot;, '&quot;;[.K867];&quot;', &quot;;[.L867];&quot;, &quot;;[.M867];&quot;);&quot;)" office:value-type="string" office:string-value="insert into etat_lieux (date_entree_etat_lieux, km_depart, km_arrive, date_sortie_etat_lieux, incident, type_incident, num_contrat_etat_lieux, code_type_etat_lieux_etat_lieux) Values ('2017/10/23', 26688, null, 'null', 0, '...', 436, 1);" calcext:value-type="string">
            <text:p>insert into etat_lieux (date_entree_etat_lieux, km_depart, km_arrive, date_sortie_etat_lieux, incident, type_incident, num_contrat_etat_lieux, code_type_etat_lieux_etat_lieux) Values ('2017/10/23', 26688, null, 'null', 0, '...', 436, 1);</text:p>
          </table:table-cell>
          <table:table-cell table:number-columns-repeated="1010"/>
        </table:table-row>
        <table:table-row table:style-name="ro4">
          <table:table-cell office:value-type="float" office:value="866" calcext:value-type="float">
            <text:p>866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string" calcext:value-type="string">
            <text:p>2017/10/09</text:p>
          </table:table-cell>
          <table:table-cell table:style-name="ce8" office:value-type="float" office:value="4852" calcext:value-type="float">
            <text:p>4852</text:p>
          </table:table-cell>
          <table:table-cell table:style-name="ce8" office:value-type="float" office:value="5996" calcext:value-type="float">
            <text:p>5996</text:p>
          </table:table-cell>
          <table:table-cell table:style-name="ce10" table:formula="of:=IF([.I868]=&quot;/&quot;;[.C868];[.I868])" office:value-type="string" office:string-value="2017/10/24" calcext:value-type="string">
            <text:p>2017/10/24</text:p>
          </table:table-cell>
          <table:table-cell table:style-name="ce10" office:value-type="string" calcext:value-type="string">
            <text:p>2017/10/24</text:p>
          </table:table-cell>
          <table:table-cell table:style-name="ce10" table:formula="of:=IF([.E868]=&quot;null&quot;;&quot;null&quot;;[.I868])" office:value-type="string" office:string-value="2017/10/24" calcext:value-type="string">
            <text:p>2017/10/24</text:p>
          </table:table-cell>
          <table:table-cell table:style-name="ce8" office:value-type="string" calcext:value-type="string">
            <text:p>2017/10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5" calcext:value-type="float">
            <text:p>42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8];&quot;', &quot;;[.D868];&quot;, &quot;;[.E868];&quot;, '&quot;;[.G868];&quot;', &quot;;[.J868];&quot;, '&quot;;[.K868];&quot;', &quot;;[.L868];&quot;, &quot;;[.M868];&quot;);&quot;)" office:value-type="string" office:string-value="insert into etat_lieux (date_entree_etat_lieux, km_depart, km_arrive, date_sortie_etat_lieux, incident, type_incident, num_contrat_etat_lieux, code_type_etat_lieux_etat_lieux) Values ('2017/10/09', 4852, 5996, '2017/10/24', 0, '...', 425, 2);" calcext:value-type="string">
            <text:p>insert into etat_lieux (date_entree_etat_lieux, km_depart, km_arrive, date_sortie_etat_lieux, incident, type_incident, num_contrat_etat_lieux, code_type_etat_lieux_etat_lieux) Values ('2017/10/09', 4852, 5996, '2017/10/24', 0, '...', 425, 2);</text:p>
          </table:table-cell>
          <table:table-cell table:number-columns-repeated="1010"/>
        </table:table-row>
        <table:table-row table:style-name="ro4">
          <table:table-cell office:value-type="float" office:value="867" calcext:value-type="float">
            <text:p>867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string" calcext:value-type="string">
            <text:p>2017/10/24</text:p>
          </table:table-cell>
          <table:table-cell table:style-name="ce5" office:value-type="float" office:value="9798" calcext:value-type="float">
            <text:p>979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69]=&quot;/&quot;;[.C869];[.I869])" office:value-type="string" office:string-value="2017/10/24" calcext:value-type="string">
            <text:p>2017/10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69]=&quot;null&quot;;&quot;null&quot;;[.I86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7" calcext:value-type="float">
            <text:p>43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69];&quot;', &quot;;[.D869];&quot;, &quot;;[.E869];&quot;, '&quot;;[.G869];&quot;', &quot;;[.J869];&quot;, '&quot;;[.K869];&quot;', &quot;;[.L869];&quot;, &quot;;[.M869];&quot;);&quot;)" office:value-type="string" office:string-value="insert into etat_lieux (date_entree_etat_lieux, km_depart, km_arrive, date_sortie_etat_lieux, incident, type_incident, num_contrat_etat_lieux, code_type_etat_lieux_etat_lieux) Values ('2017/10/24', 9798, null, 'null', 0, '...', 437, 1);" calcext:value-type="string">
            <text:p>insert into etat_lieux (date_entree_etat_lieux, km_depart, km_arrive, date_sortie_etat_lieux, incident, type_incident, num_contrat_etat_lieux, code_type_etat_lieux_etat_lieux) Values ('2017/10/24', 9798, null, 'null', 0, '...', 437, 1);</text:p>
          </table:table-cell>
          <table:table-cell table:number-columns-repeated="1010"/>
        </table:table-row>
        <table:table-row table:style-name="ro4">
          <table:table-cell office:value-type="float" office:value="868" calcext:value-type="float">
            <text:p>868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string" calcext:value-type="string">
            <text:p>2017/10/15</text:p>
          </table:table-cell>
          <table:table-cell table:style-name="ce8" office:value-type="float" office:value="25312" calcext:value-type="float">
            <text:p>25312</text:p>
          </table:table-cell>
          <table:table-cell table:style-name="ce8" office:value-type="float" office:value="26265" calcext:value-type="float">
            <text:p>26265</text:p>
          </table:table-cell>
          <table:table-cell table:style-name="ce10" table:formula="of:=IF([.I870]=&quot;/&quot;;[.C870];[.I870])" office:value-type="string" office:string-value="2017/10/26" calcext:value-type="string">
            <text:p>2017/10/26</text:p>
          </table:table-cell>
          <table:table-cell table:style-name="ce10" office:value-type="string" calcext:value-type="string">
            <text:p>2017/10/26</text:p>
          </table:table-cell>
          <table:table-cell table:style-name="ce10" table:formula="of:=IF([.E870]=&quot;null&quot;;&quot;null&quot;;[.I870])" office:value-type="string" office:string-value="2017/10/26" calcext:value-type="string">
            <text:p>2017/10/26</text:p>
          </table:table-cell>
          <table:table-cell table:style-name="ce8" office:value-type="string" calcext:value-type="string">
            <text:p>2017/10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29" calcext:value-type="float">
            <text:p>42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0];&quot;', &quot;;[.D870];&quot;, &quot;;[.E870];&quot;, '&quot;;[.G870];&quot;', &quot;;[.J870];&quot;, '&quot;;[.K870];&quot;', &quot;;[.L870];&quot;, &quot;;[.M870];&quot;);&quot;)" office:value-type="string" office:string-value="insert into etat_lieux (date_entree_etat_lieux, km_depart, km_arrive, date_sortie_etat_lieux, incident, type_incident, num_contrat_etat_lieux, code_type_etat_lieux_etat_lieux) Values ('2017/10/15', 25312, 26265, '2017/10/26', 0, '...', 429, 2);" calcext:value-type="string">
            <text:p>insert into etat_lieux (date_entree_etat_lieux, km_depart, km_arrive, date_sortie_etat_lieux, incident, type_incident, num_contrat_etat_lieux, code_type_etat_lieux_etat_lieux) Values ('2017/10/15', 25312, 26265, '2017/10/26', 0, '...', 429, 2);</text:p>
          </table:table-cell>
          <table:table-cell table:number-columns-repeated="1010"/>
        </table:table-row>
        <table:table-row table:style-name="ro4">
          <table:table-cell office:value-type="float" office:value="869" calcext:value-type="float">
            <text:p>869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string" calcext:value-type="string">
            <text:p>2017/10/26</text:p>
          </table:table-cell>
          <table:table-cell table:style-name="ce5" office:value-type="float" office:value="23849" calcext:value-type="float">
            <text:p>2384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1]=&quot;/&quot;;[.C871];[.I871])" office:value-type="string" office:string-value="2017/10/26" calcext:value-type="string">
            <text:p>2017/10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1]=&quot;null&quot;;&quot;null&quot;;[.I87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8" calcext:value-type="float">
            <text:p>43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1];&quot;', &quot;;[.D871];&quot;, &quot;;[.E871];&quot;, '&quot;;[.G871];&quot;', &quot;;[.J871];&quot;, '&quot;;[.K871];&quot;', &quot;;[.L871];&quot;, &quot;;[.M871];&quot;);&quot;)" office:value-type="string" office:string-value="insert into etat_lieux (date_entree_etat_lieux, km_depart, km_arrive, date_sortie_etat_lieux, incident, type_incident, num_contrat_etat_lieux, code_type_etat_lieux_etat_lieux) Values ('2017/10/26', 23849, null, 'null', 0, '...', 438, 1);" calcext:value-type="string">
            <text:p>insert into etat_lieux (date_entree_etat_lieux, km_depart, km_arrive, date_sortie_etat_lieux, incident, type_incident, num_contrat_etat_lieux, code_type_etat_lieux_etat_lieux) Values ('2017/10/26', 23849, null, 'null', 0, '...', 438, 1);</text:p>
          </table:table-cell>
          <table:table-cell table:number-columns-repeated="1010"/>
        </table:table-row>
        <table:table-row table:style-name="ro4">
          <table:table-cell office:value-type="float" office:value="870" calcext:value-type="float">
            <text:p>870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string" calcext:value-type="string">
            <text:p>2017/10/26</text:p>
          </table:table-cell>
          <table:table-cell table:style-name="ce5" office:value-type="float" office:value="12808" calcext:value-type="float">
            <text:p>1280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2]=&quot;/&quot;;[.C872];[.I872])" office:value-type="string" office:string-value="2017/10/26" calcext:value-type="string">
            <text:p>2017/10/2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2]=&quot;null&quot;;&quot;null&quot;;[.I87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39" calcext:value-type="float">
            <text:p>43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2];&quot;', &quot;;[.D872];&quot;, &quot;;[.E872];&quot;, '&quot;;[.G872];&quot;', &quot;;[.J872];&quot;, '&quot;;[.K872];&quot;', &quot;;[.L872];&quot;, &quot;;[.M872];&quot;);&quot;)" office:value-type="string" office:string-value="insert into etat_lieux (date_entree_etat_lieux, km_depart, km_arrive, date_sortie_etat_lieux, incident, type_incident, num_contrat_etat_lieux, code_type_etat_lieux_etat_lieux) Values ('2017/10/26', 12808, null, 'null', 0, '...', 439, 1);" calcext:value-type="string">
            <text:p>insert into etat_lieux (date_entree_etat_lieux, km_depart, km_arrive, date_sortie_etat_lieux, incident, type_incident, num_contrat_etat_lieux, code_type_etat_lieux_etat_lieux) Values ('2017/10/26', 12808, null, 'null', 0, '...', 439, 1);</text:p>
          </table:table-cell>
          <table:table-cell table:number-columns-repeated="1010"/>
        </table:table-row>
        <table:table-row table:style-name="ro4">
          <table:table-cell office:value-type="float" office:value="871" calcext:value-type="float">
            <text:p>871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string" calcext:value-type="string">
            <text:p>2017/10/19</text:p>
          </table:table-cell>
          <table:table-cell table:style-name="ce8" office:value-type="float" office:value="28996" calcext:value-type="float">
            <text:p>28996</text:p>
          </table:table-cell>
          <table:table-cell table:style-name="ce8" office:value-type="float" office:value="29689" calcext:value-type="float">
            <text:p>29689</text:p>
          </table:table-cell>
          <table:table-cell table:style-name="ce10" table:formula="of:=IF([.I873]=&quot;/&quot;;[.C873];[.I873])" office:value-type="string" office:string-value="2017/10/28" calcext:value-type="string">
            <text:p>2017/10/28</text:p>
          </table:table-cell>
          <table:table-cell table:style-name="ce10" office:value-type="string" calcext:value-type="string">
            <text:p>2017/10/28</text:p>
          </table:table-cell>
          <table:table-cell table:style-name="ce10" table:formula="of:=IF([.E873]=&quot;null&quot;;&quot;null&quot;;[.I873])" office:value-type="string" office:string-value="2017/10/28" calcext:value-type="string">
            <text:p>2017/10/28</text:p>
          </table:table-cell>
          <table:table-cell table:style-name="ce8" office:value-type="string" calcext:value-type="string">
            <text:p>2017/10/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neu crevé</text:p>
          </table:table-cell>
          <table:table-cell table:style-name="ce18" office:value-type="float" office:value="433" calcext:value-type="float">
            <text:p>43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3];&quot;', &quot;;[.D873];&quot;, &quot;;[.E873];&quot;, '&quot;;[.G873];&quot;', &quot;;[.J873];&quot;, '&quot;;[.K873];&quot;', &quot;;[.L873];&quot;, &quot;;[.M873];&quot;);&quot;)" office:value-type="string" office:string-value="insert into etat_lieux (date_entree_etat_lieux, km_depart, km_arrive, date_sortie_etat_lieux, incident, type_incident, num_contrat_etat_lieux, code_type_etat_lieux_etat_lieux) Values ('2017/10/19', 28996, 29689, '2017/10/28', 1, 'pneu crevé', 433, 2);" calcext:value-type="string">
            <text:p>insert into etat_lieux (date_entree_etat_lieux, km_depart, km_arrive, date_sortie_etat_lieux, incident, type_incident, num_contrat_etat_lieux, code_type_etat_lieux_etat_lieux) Values ('2017/10/19', 28996, 29689, '2017/10/28', 1, 'pneu crevé', 433, 2);</text:p>
          </table:table-cell>
          <table:table-cell table:number-columns-repeated="1010"/>
        </table:table-row>
        <table:table-row table:style-name="ro4">
          <table:table-cell office:value-type="float" office:value="872" calcext:value-type="float">
            <text:p>872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string" calcext:value-type="string">
            <text:p>2017/10/28</text:p>
          </table:table-cell>
          <table:table-cell table:style-name="ce5" office:value-type="float" office:value="4242" calcext:value-type="float">
            <text:p>424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4]=&quot;/&quot;;[.C874];[.I874])" office:value-type="string" office:string-value="2017/10/28" calcext:value-type="string">
            <text:p>2017/10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4]=&quot;null&quot;;&quot;null&quot;;[.I87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0" calcext:value-type="float">
            <text:p>44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4];&quot;', &quot;;[.D874];&quot;, &quot;;[.E874];&quot;, '&quot;;[.G874];&quot;', &quot;;[.J874];&quot;, '&quot;;[.K874];&quot;', &quot;;[.L874];&quot;, &quot;;[.M874];&quot;);&quot;)" office:value-type="string" office:string-value="insert into etat_lieux (date_entree_etat_lieux, km_depart, km_arrive, date_sortie_etat_lieux, incident, type_incident, num_contrat_etat_lieux, code_type_etat_lieux_etat_lieux) Values ('2017/10/28', 4242, null, 'null', 0, '...', 440, 1);" calcext:value-type="string">
            <text:p>insert into etat_lieux (date_entree_etat_lieux, km_depart, km_arrive, date_sortie_etat_lieux, incident, type_incident, num_contrat_etat_lieux, code_type_etat_lieux_etat_lieux) Values ('2017/10/28', 4242, null, 'null', 0, '...', 440, 1);</text:p>
          </table:table-cell>
          <table:table-cell table:number-columns-repeated="1010"/>
        </table:table-row>
        <table:table-row table:style-name="ro4">
          <table:table-cell office:value-type="float" office:value="873" calcext:value-type="float">
            <text:p>873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string" calcext:value-type="string">
            <text:p>2017/10/28</text:p>
          </table:table-cell>
          <table:table-cell table:style-name="ce5" office:value-type="float" office:value="28490" calcext:value-type="float">
            <text:p>2849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5]=&quot;/&quot;;[.C875];[.I875])" office:value-type="string" office:string-value="2017/10/28" calcext:value-type="string">
            <text:p>2017/10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5]=&quot;null&quot;;&quot;null&quot;;[.I87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441" calcext:value-type="float">
            <text:p>44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5];&quot;', &quot;;[.D875];&quot;, &quot;;[.E875];&quot;, '&quot;;[.G875];&quot;', &quot;;[.J875];&quot;, '&quot;;[.K875];&quot;', &quot;;[.L875];&quot;, &quot;;[.M875];&quot;);&quot;)" office:value-type="string" office:string-value="insert into etat_lieux (date_entree_etat_lieux, km_depart, km_arrive, date_sortie_etat_lieux, incident, type_incident, num_contrat_etat_lieux, code_type_etat_lieux_etat_lieux) Values ('2017/10/28', 28490, null, 'null', 0, '...', 441, 1);" calcext:value-type="string">
            <text:p>insert into etat_lieux (date_entree_etat_lieux, km_depart, km_arrive, date_sortie_etat_lieux, incident, type_incident, num_contrat_etat_lieux, code_type_etat_lieux_etat_lieux) Values ('2017/10/28', 28490, null, 'null', 0, '...', 441, 1);</text:p>
          </table:table-cell>
          <table:table-cell table:number-columns-repeated="1010"/>
        </table:table-row>
        <table:table-row table:style-name="ro4">
          <table:table-cell office:value-type="float" office:value="874" calcext:value-type="float">
            <text:p>874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string" calcext:value-type="string">
            <text:p>2017/10/28</text:p>
          </table:table-cell>
          <table:table-cell table:style-name="ce5" office:value-type="float" office:value="2666" calcext:value-type="float">
            <text:p>266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6]=&quot;/&quot;;[.C876];[.I876])" office:value-type="string" office:string-value="2017/10/28" calcext:value-type="string">
            <text:p>2017/10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6]=&quot;null&quot;;&quot;null&quot;;[.I87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2" calcext:value-type="float">
            <text:p>44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6];&quot;', &quot;;[.D876];&quot;, &quot;;[.E876];&quot;, '&quot;;[.G876];&quot;', &quot;;[.J876];&quot;, '&quot;;[.K876];&quot;', &quot;;[.L876];&quot;, &quot;;[.M876];&quot;);&quot;)" office:value-type="string" office:string-value="insert into etat_lieux (date_entree_etat_lieux, km_depart, km_arrive, date_sortie_etat_lieux, incident, type_incident, num_contrat_etat_lieux, code_type_etat_lieux_etat_lieux) Values ('2017/10/28', 2666, null, 'null', 0, '...', 442, 1);" calcext:value-type="string">
            <text:p>insert into etat_lieux (date_entree_etat_lieux, km_depart, km_arrive, date_sortie_etat_lieux, incident, type_incident, num_contrat_etat_lieux, code_type_etat_lieux_etat_lieux) Values ('2017/10/28', 2666, null, 'null', 0, '...', 442, 1);</text:p>
          </table:table-cell>
          <table:table-cell table:number-columns-repeated="1010"/>
        </table:table-row>
        <table:table-row table:style-name="ro4">
          <table:table-cell office:value-type="float" office:value="875" calcext:value-type="float">
            <text:p>875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string" calcext:value-type="string">
            <text:p>2017/10/29</text:p>
          </table:table-cell>
          <table:table-cell table:style-name="ce5" office:value-type="float" office:value="27354" calcext:value-type="float">
            <text:p>2735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7]=&quot;/&quot;;[.C877];[.I877])" office:value-type="string" office:string-value="2017/10/29" calcext:value-type="string">
            <text:p>2017/10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7]=&quot;null&quot;;&quot;null&quot;;[.I87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3" calcext:value-type="float">
            <text:p>44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7];&quot;', &quot;;[.D877];&quot;, &quot;;[.E877];&quot;, '&quot;;[.G877];&quot;', &quot;;[.J877];&quot;, '&quot;;[.K877];&quot;', &quot;;[.L877];&quot;, &quot;;[.M877];&quot;);&quot;)" office:value-type="string" office:string-value="insert into etat_lieux (date_entree_etat_lieux, km_depart, km_arrive, date_sortie_etat_lieux, incident, type_incident, num_contrat_etat_lieux, code_type_etat_lieux_etat_lieux) Values ('2017/10/29', 27354, null, 'null', 0, '...', 443, 1);" calcext:value-type="string">
            <text:p>insert into etat_lieux (date_entree_etat_lieux, km_depart, km_arrive, date_sortie_etat_lieux, incident, type_incident, num_contrat_etat_lieux, code_type_etat_lieux_etat_lieux) Values ('2017/10/29', 27354, null, 'null', 0, '...', 443, 1);</text:p>
          </table:table-cell>
          <table:table-cell table:number-columns-repeated="1010"/>
        </table:table-row>
        <table:table-row table:style-name="ro4">
          <table:table-cell office:value-type="float" office:value="876" calcext:value-type="float">
            <text:p>876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string" calcext:value-type="string">
            <text:p>2017/10/29</text:p>
          </table:table-cell>
          <table:table-cell table:style-name="ce5" office:value-type="float" office:value="12919" calcext:value-type="float">
            <text:p>1291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78]=&quot;/&quot;;[.C878];[.I878])" office:value-type="string" office:string-value="2017/10/29" calcext:value-type="string">
            <text:p>2017/10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78]=&quot;null&quot;;&quot;null&quot;;[.I87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4" calcext:value-type="float">
            <text:p>44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8];&quot;', &quot;;[.D878];&quot;, &quot;;[.E878];&quot;, '&quot;;[.G878];&quot;', &quot;;[.J878];&quot;, '&quot;;[.K878];&quot;', &quot;;[.L878];&quot;, &quot;;[.M878];&quot;);&quot;)" office:value-type="string" office:string-value="insert into etat_lieux (date_entree_etat_lieux, km_depart, km_arrive, date_sortie_etat_lieux, incident, type_incident, num_contrat_etat_lieux, code_type_etat_lieux_etat_lieux) Values ('2017/10/29', 12919, null, 'null', 0, '...', 444, 1);" calcext:value-type="string">
            <text:p>insert into etat_lieux (date_entree_etat_lieux, km_depart, km_arrive, date_sortie_etat_lieux, incident, type_incident, num_contrat_etat_lieux, code_type_etat_lieux_etat_lieux) Values ('2017/10/29', 12919, null, 'null', 0, '...', 444, 1);</text:p>
          </table:table-cell>
          <table:table-cell table:number-columns-repeated="1010"/>
        </table:table-row>
        <table:table-row table:style-name="ro4">
          <table:table-cell office:value-type="float" office:value="877" calcext:value-type="float">
            <text:p>877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string" calcext:value-type="string">
            <text:p>2017/10/19</text:p>
          </table:table-cell>
          <table:table-cell table:style-name="ce8" office:value-type="float" office:value="28072" calcext:value-type="float">
            <text:p>28072</text:p>
          </table:table-cell>
          <table:table-cell table:style-name="ce8" office:value-type="float" office:value="28225" calcext:value-type="float">
            <text:p>28225</text:p>
          </table:table-cell>
          <table:table-cell table:style-name="ce10" table:formula="of:=IF([.I879]=&quot;/&quot;;[.C879];[.I879])" office:value-type="string" office:string-value="2017/10/30" calcext:value-type="string">
            <text:p>2017/10/30</text:p>
          </table:table-cell>
          <table:table-cell table:style-name="ce10" office:value-type="string" calcext:value-type="string">
            <text:p>2017/10/30</text:p>
          </table:table-cell>
          <table:table-cell table:style-name="ce10" table:formula="of:=IF([.E879]=&quot;null&quot;;&quot;null&quot;;[.I879])" office:value-type="string" office:string-value="2017/10/30" calcext:value-type="string">
            <text:p>2017/10/30</text:p>
          </table:table-cell>
          <table:table-cell table:style-name="ce8" office:value-type="string" calcext:value-type="string">
            <text:p>2017/10/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ayure carroserie</text:p>
          </table:table-cell>
          <table:table-cell table:style-name="ce18" office:value-type="float" office:value="434" calcext:value-type="float">
            <text:p>43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79];&quot;', &quot;;[.D879];&quot;, &quot;;[.E879];&quot;, '&quot;;[.G879];&quot;', &quot;;[.J879];&quot;, '&quot;;[.K879];&quot;', &quot;;[.L879];&quot;, &quot;;[.M879];&quot;);&quot;)" office:value-type="string" office:string-value="insert into etat_lieux (date_entree_etat_lieux, km_depart, km_arrive, date_sortie_etat_lieux, incident, type_incident, num_contrat_etat_lieux, code_type_etat_lieux_etat_lieux) Values ('2017/10/19', 28072, 28225, '2017/10/30', 1, 'rayure carroserie', 434, 2);" calcext:value-type="string">
            <text:p>insert into etat_lieux (date_entree_etat_lieux, km_depart, km_arrive, date_sortie_etat_lieux, incident, type_incident, num_contrat_etat_lieux, code_type_etat_lieux_etat_lieux) Values ('2017/10/19', 28072, 28225, '2017/10/30', 1, 'rayure carroserie', 434, 2);</text:p>
          </table:table-cell>
          <table:table-cell table:number-columns-repeated="1010"/>
        </table:table-row>
        <table:table-row table:style-name="ro4">
          <table:table-cell office:value-type="float" office:value="878" calcext:value-type="float">
            <text:p>878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string" calcext:value-type="string">
            <text:p>2017/10/26</text:p>
          </table:table-cell>
          <table:table-cell table:style-name="ce8" office:value-type="float" office:value="23849" calcext:value-type="float">
            <text:p>23849</text:p>
          </table:table-cell>
          <table:table-cell table:style-name="ce8" office:value-type="float" office:value="24283" calcext:value-type="float">
            <text:p>24283</text:p>
          </table:table-cell>
          <table:table-cell table:style-name="ce10" table:formula="of:=IF([.I880]=&quot;/&quot;;[.C880];[.I880])" office:value-type="string" office:string-value="2017/10/30" calcext:value-type="string">
            <text:p>2017/10/30</text:p>
          </table:table-cell>
          <table:table-cell table:style-name="ce10" office:value-type="string" calcext:value-type="string">
            <text:p>2017/10/30</text:p>
          </table:table-cell>
          <table:table-cell table:style-name="ce10" table:formula="of:=IF([.E880]=&quot;null&quot;;&quot;null&quot;;[.I880])" office:value-type="string" office:string-value="2017/10/30" calcext:value-type="string">
            <text:p>2017/10/30</text:p>
          </table:table-cell>
          <table:table-cell table:style-name="ce8" office:value-type="string" calcext:value-type="string">
            <text:p>2017/10/3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8" calcext:value-type="float">
            <text:p>43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0];&quot;', &quot;;[.D880];&quot;, &quot;;[.E880];&quot;, '&quot;;[.G880];&quot;', &quot;;[.J880];&quot;, '&quot;;[.K880];&quot;', &quot;;[.L880];&quot;, &quot;;[.M880];&quot;);&quot;)" office:value-type="string" office:string-value="insert into etat_lieux (date_entree_etat_lieux, km_depart, km_arrive, date_sortie_etat_lieux, incident, type_incident, num_contrat_etat_lieux, code_type_etat_lieux_etat_lieux) Values ('2017/10/26', 23849, 24283, '2017/10/30', 0, '...', 438, 2);" calcext:value-type="string">
            <text:p>insert into etat_lieux (date_entree_etat_lieux, km_depart, km_arrive, date_sortie_etat_lieux, incident, type_incident, num_contrat_etat_lieux, code_type_etat_lieux_etat_lieux) Values ('2017/10/26', 23849, 24283, '2017/10/30', 0, '...', 438, 2);</text:p>
          </table:table-cell>
          <table:table-cell table:number-columns-repeated="1010"/>
        </table:table-row>
        <table:table-row table:style-name="ro4">
          <table:table-cell office:value-type="float" office:value="879" calcext:value-type="float">
            <text:p>879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string" calcext:value-type="string">
            <text:p>2017/10/30</text:p>
          </table:table-cell>
          <table:table-cell table:style-name="ce5" office:value-type="float" office:value="2902" calcext:value-type="float">
            <text:p>290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81]=&quot;/&quot;;[.C881];[.I881])" office:value-type="string" office:string-value="2017/10/30" calcext:value-type="string">
            <text:p>2017/10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81]=&quot;null&quot;;&quot;null&quot;;[.I88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5" calcext:value-type="float">
            <text:p>44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1];&quot;', &quot;;[.D881];&quot;, &quot;;[.E881];&quot;, '&quot;;[.G881];&quot;', &quot;;[.J881];&quot;, '&quot;;[.K881];&quot;', &quot;;[.L881];&quot;, &quot;;[.M881];&quot;);&quot;)" office:value-type="string" office:string-value="insert into etat_lieux (date_entree_etat_lieux, km_depart, km_arrive, date_sortie_etat_lieux, incident, type_incident, num_contrat_etat_lieux, code_type_etat_lieux_etat_lieux) Values ('2017/10/30', 2902, null, 'null', 0, '...', 445, 1);" calcext:value-type="string">
            <text:p>insert into etat_lieux (date_entree_etat_lieux, km_depart, km_arrive, date_sortie_etat_lieux, incident, type_incident, num_contrat_etat_lieux, code_type_etat_lieux_etat_lieux) Values ('2017/10/30', 2902, null, 'null', 0, '...', 445, 1);</text:p>
          </table:table-cell>
          <table:table-cell table:number-columns-repeated="1010"/>
        </table:table-row>
        <table:table-row table:style-name="ro4">
          <table:table-cell office:value-type="float" office:value="880" calcext:value-type="float">
            <text:p>880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string" calcext:value-type="string">
            <text:p>2017/10/30</text:p>
          </table:table-cell>
          <table:table-cell table:style-name="ce5" office:value-type="float" office:value="25373" calcext:value-type="float">
            <text:p>2537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82]=&quot;/&quot;;[.C882];[.I882])" office:value-type="string" office:string-value="2017/10/30" calcext:value-type="string">
            <text:p>2017/10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82]=&quot;null&quot;;&quot;null&quot;;[.I88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446" calcext:value-type="float">
            <text:p>44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2];&quot;', &quot;;[.D882];&quot;, &quot;;[.E882];&quot;, '&quot;;[.G882];&quot;', &quot;;[.J882];&quot;, '&quot;;[.K882];&quot;', &quot;;[.L882];&quot;, &quot;;[.M882];&quot;);&quot;)" office:value-type="string" office:string-value="insert into etat_lieux (date_entree_etat_lieux, km_depart, km_arrive, date_sortie_etat_lieux, incident, type_incident, num_contrat_etat_lieux, code_type_etat_lieux_etat_lieux) Values ('2017/10/30', 25373, null, 'null', 0, '...', 446, 1);" calcext:value-type="string">
            <text:p>insert into etat_lieux (date_entree_etat_lieux, km_depart, km_arrive, date_sortie_etat_lieux, incident, type_incident, num_contrat_etat_lieux, code_type_etat_lieux_etat_lieux) Values ('2017/10/30', 25373, null, 'null', 0, '...', 446, 1);</text:p>
          </table:table-cell>
          <table:table-cell table:number-columns-repeated="1010"/>
        </table:table-row>
        <table:table-row table:style-name="ro4">
          <table:table-cell office:value-type="float" office:value="881" calcext:value-type="float">
            <text:p>881</text:p>
          </table:table-cell>
          <table:table-cell table:style-name="ce5" office:value-type="float" office:value="447" calcext:value-type="float">
            <text:p>447</text:p>
          </table:table-cell>
          <table:table-cell table:style-name="ce5" office:value-type="string" calcext:value-type="string">
            <text:p>2017/10/30</text:p>
          </table:table-cell>
          <table:table-cell table:style-name="ce5" office:value-type="float" office:value="13581" calcext:value-type="float">
            <text:p>1358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83]=&quot;/&quot;;[.C883];[.I883])" office:value-type="string" office:string-value="2017/10/30" calcext:value-type="string">
            <text:p>2017/10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83]=&quot;null&quot;;&quot;null&quot;;[.I88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7" calcext:value-type="float">
            <text:p>44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3];&quot;', &quot;;[.D883];&quot;, &quot;;[.E883];&quot;, '&quot;;[.G883];&quot;', &quot;;[.J883];&quot;, '&quot;;[.K883];&quot;', &quot;;[.L883];&quot;, &quot;;[.M883];&quot;);&quot;)" office:value-type="string" office:string-value="insert into etat_lieux (date_entree_etat_lieux, km_depart, km_arrive, date_sortie_etat_lieux, incident, type_incident, num_contrat_etat_lieux, code_type_etat_lieux_etat_lieux) Values ('2017/10/30', 13581, null, 'null', 0, '...', 447, 1);" calcext:value-type="string">
            <text:p>insert into etat_lieux (date_entree_etat_lieux, km_depart, km_arrive, date_sortie_etat_lieux, incident, type_incident, num_contrat_etat_lieux, code_type_etat_lieux_etat_lieux) Values ('2017/10/30', 13581, null, 'null', 0, '...', 447, 1);</text:p>
          </table:table-cell>
          <table:table-cell table:number-columns-repeated="1010"/>
        </table:table-row>
        <table:table-row table:style-name="ro4">
          <table:table-cell office:value-type="float" office:value="882" calcext:value-type="float">
            <text:p>882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string" calcext:value-type="string">
            <text:p>2017/10/16</text:p>
          </table:table-cell>
          <table:table-cell table:style-name="ce8" office:value-type="float" office:value="23196" calcext:value-type="float">
            <text:p>23196</text:p>
          </table:table-cell>
          <table:table-cell table:style-name="ce8" office:value-type="float" office:value="23647" calcext:value-type="float">
            <text:p>23647</text:p>
          </table:table-cell>
          <table:table-cell table:style-name="ce10" table:formula="of:=IF([.I884]=&quot;/&quot;;[.C884];[.I884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2017/10/31</text:p>
          </table:table-cell>
          <table:table-cell table:style-name="ce10" table:formula="of:=IF([.E884]=&quot;null&quot;;&quot;null&quot;;[.I884])" office:value-type="string" office:string-value="2017/10/31" calcext:value-type="string">
            <text:p>2017/10/31</text:p>
          </table:table-cell>
          <table:table-cell table:style-name="ce8" office:value-type="string" calcext:value-type="string">
            <text:p>2017/10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1" calcext:value-type="float">
            <text:p>43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4];&quot;', &quot;;[.D884];&quot;, &quot;;[.E884];&quot;, '&quot;;[.G884];&quot;', &quot;;[.J884];&quot;, '&quot;;[.K884];&quot;', &quot;;[.L884];&quot;, &quot;;[.M884];&quot;);&quot;)" office:value-type="string" office:string-value="insert into etat_lieux (date_entree_etat_lieux, km_depart, km_arrive, date_sortie_etat_lieux, incident, type_incident, num_contrat_etat_lieux, code_type_etat_lieux_etat_lieux) Values ('2017/10/16', 23196, 23647, '2017/10/31', 0, '...', 431, 2);" calcext:value-type="string">
            <text:p>insert into etat_lieux (date_entree_etat_lieux, km_depart, km_arrive, date_sortie_etat_lieux, incident, type_incident, num_contrat_etat_lieux, code_type_etat_lieux_etat_lieux) Values ('2017/10/16', 23196, 23647, '2017/10/31', 0, '...', 431, 2);</text:p>
          </table:table-cell>
          <table:table-cell table:number-columns-repeated="1010"/>
        </table:table-row>
        <table:table-row table:style-name="ro4">
          <table:table-cell office:value-type="float" office:value="883" calcext:value-type="float">
            <text:p>883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string" calcext:value-type="string">
            <text:p>2017/10/23</text:p>
          </table:table-cell>
          <table:table-cell table:style-name="ce8" office:value-type="float" office:value="23234" calcext:value-type="float">
            <text:p>23234</text:p>
          </table:table-cell>
          <table:table-cell table:style-name="ce8" office:value-type="float" office:value="23693" calcext:value-type="float">
            <text:p>23693</text:p>
          </table:table-cell>
          <table:table-cell table:style-name="ce10" table:formula="of:=IF([.I885]=&quot;/&quot;;[.C885];[.I885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2017/10/31</text:p>
          </table:table-cell>
          <table:table-cell table:style-name="ce10" table:formula="of:=IF([.E885]=&quot;null&quot;;&quot;null&quot;;[.I885])" office:value-type="string" office:string-value="2017/10/31" calcext:value-type="string">
            <text:p>2017/10/31</text:p>
          </table:table-cell>
          <table:table-cell table:style-name="ce8" office:value-type="string" calcext:value-type="string">
            <text:p>2017/10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5" calcext:value-type="float">
            <text:p>43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5];&quot;', &quot;;[.D885];&quot;, &quot;;[.E885];&quot;, '&quot;;[.G885];&quot;', &quot;;[.J885];&quot;, '&quot;;[.K885];&quot;', &quot;;[.L885];&quot;, &quot;;[.M885];&quot;);&quot;)" office:value-type="string" office:string-value="insert into etat_lieux (date_entree_etat_lieux, km_depart, km_arrive, date_sortie_etat_lieux, incident, type_incident, num_contrat_etat_lieux, code_type_etat_lieux_etat_lieux) Values ('2017/10/23', 23234, 23693, '2017/10/31', 0, '...', 435, 2);" calcext:value-type="string">
            <text:p>insert into etat_lieux (date_entree_etat_lieux, km_depart, km_arrive, date_sortie_etat_lieux, incident, type_incident, num_contrat_etat_lieux, code_type_etat_lieux_etat_lieux) Values ('2017/10/23', 23234, 23693, '2017/10/31', 0, '...', 435, 2);</text:p>
          </table:table-cell>
          <table:table-cell table:number-columns-repeated="1010"/>
        </table:table-row>
        <table:table-row table:style-name="ro4">
          <table:table-cell office:value-type="float" office:value="884" calcext:value-type="float">
            <text:p>884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string" calcext:value-type="string">
            <text:p>2017/10/23</text:p>
          </table:table-cell>
          <table:table-cell table:style-name="ce8" office:value-type="float" office:value="26688" calcext:value-type="float">
            <text:p>26688</text:p>
          </table:table-cell>
          <table:table-cell table:style-name="ce8" office:value-type="float" office:value="27987" calcext:value-type="float">
            <text:p>27987</text:p>
          </table:table-cell>
          <table:table-cell table:style-name="ce10" table:formula="of:=IF([.I886]=&quot;/&quot;;[.C886];[.I886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2017/10/31</text:p>
          </table:table-cell>
          <table:table-cell table:style-name="ce10" table:formula="of:=IF([.E886]=&quot;null&quot;;&quot;null&quot;;[.I886])" office:value-type="string" office:string-value="2017/10/31" calcext:value-type="string">
            <text:p>2017/10/31</text:p>
          </table:table-cell>
          <table:table-cell table:style-name="ce8" office:value-type="string" calcext:value-type="string">
            <text:p>2017/10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6" calcext:value-type="float">
            <text:p>43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6];&quot;', &quot;;[.D886];&quot;, &quot;;[.E886];&quot;, '&quot;;[.G886];&quot;', &quot;;[.J886];&quot;, '&quot;;[.K886];&quot;', &quot;;[.L886];&quot;, &quot;;[.M886];&quot;);&quot;)" office:value-type="string" office:string-value="insert into etat_lieux (date_entree_etat_lieux, km_depart, km_arrive, date_sortie_etat_lieux, incident, type_incident, num_contrat_etat_lieux, code_type_etat_lieux_etat_lieux) Values ('2017/10/23', 26688, 27987, '2017/10/31', 0, '...', 436, 2);" calcext:value-type="string">
            <text:p>insert into etat_lieux (date_entree_etat_lieux, km_depart, km_arrive, date_sortie_etat_lieux, incident, type_incident, num_contrat_etat_lieux, code_type_etat_lieux_etat_lieux) Values ('2017/10/23', 26688, 27987, '2017/10/31', 0, '...', 436, 2);</text:p>
          </table:table-cell>
          <table:table-cell table:number-columns-repeated="1010"/>
        </table:table-row>
        <table:table-row table:style-name="ro4">
          <table:table-cell office:value-type="float" office:value="885" calcext:value-type="float">
            <text:p>885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string" calcext:value-type="string">
            <text:p>2017/10/28</text:p>
          </table:table-cell>
          <table:table-cell table:style-name="ce8" office:value-type="float" office:value="28490" calcext:value-type="float">
            <text:p>28490</text:p>
          </table:table-cell>
          <table:table-cell table:style-name="ce8" office:value-type="float" office:value="29429" calcext:value-type="float">
            <text:p>29429</text:p>
          </table:table-cell>
          <table:table-cell table:style-name="ce10" table:formula="of:=IF([.I887]=&quot;/&quot;;[.C887];[.I887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2017/10/31</text:p>
          </table:table-cell>
          <table:table-cell table:style-name="ce10" table:formula="of:=IF([.E887]=&quot;null&quot;;&quot;null&quot;;[.I887])" office:value-type="string" office:string-value="2017/10/31" calcext:value-type="string">
            <text:p>2017/10/31</text:p>
          </table:table-cell>
          <table:table-cell table:style-name="ce8" office:value-type="string" calcext:value-type="string">
            <text:p>2017/10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1" calcext:value-type="float">
            <text:p>44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7];&quot;', &quot;;[.D887];&quot;, &quot;;[.E887];&quot;, '&quot;;[.G887];&quot;', &quot;;[.J887];&quot;, '&quot;;[.K887];&quot;', &quot;;[.L887];&quot;, &quot;;[.M887];&quot;);&quot;)" office:value-type="string" office:string-value="insert into etat_lieux (date_entree_etat_lieux, km_depart, km_arrive, date_sortie_etat_lieux, incident, type_incident, num_contrat_etat_lieux, code_type_etat_lieux_etat_lieux) Values ('2017/10/28', 28490, 29429, '2017/10/31', 0, '...', 441, 2);" calcext:value-type="string">
            <text:p>insert into etat_lieux (date_entree_etat_lieux, km_depart, km_arrive, date_sortie_etat_lieux, incident, type_incident, num_contrat_etat_lieux, code_type_etat_lieux_etat_lieux) Values ('2017/10/28', 28490, 29429, '2017/10/31', 0, '...', 441, 2);</text:p>
          </table:table-cell>
          <table:table-cell table:number-columns-repeated="1010"/>
        </table:table-row>
        <table:table-row table:style-name="ro4">
          <table:table-cell office:value-type="float" office:value="886" calcext:value-type="float">
            <text:p>886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string" calcext:value-type="string">
            <text:p>2017/10/30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3440" calcext:value-type="float">
            <text:p>3440</text:p>
          </table:table-cell>
          <table:table-cell table:style-name="ce10" table:formula="of:=IF([.I888]=&quot;/&quot;;[.C888];[.I888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2017/10/31</text:p>
          </table:table-cell>
          <table:table-cell table:style-name="ce10" table:formula="of:=IF([.E888]=&quot;null&quot;;&quot;null&quot;;[.I888])" office:value-type="string" office:string-value="2017/10/31" calcext:value-type="string">
            <text:p>2017/10/31</text:p>
          </table:table-cell>
          <table:table-cell table:style-name="ce8" office:value-type="string" calcext:value-type="string">
            <text:p>2017/10/3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5" calcext:value-type="float">
            <text:p>44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8];&quot;', &quot;;[.D888];&quot;, &quot;;[.E888];&quot;, '&quot;;[.G888];&quot;', &quot;;[.J888];&quot;, '&quot;;[.K888];&quot;', &quot;;[.L888];&quot;, &quot;;[.M888];&quot;);&quot;)" office:value-type="string" office:string-value="insert into etat_lieux (date_entree_etat_lieux, km_depart, km_arrive, date_sortie_etat_lieux, incident, type_incident, num_contrat_etat_lieux, code_type_etat_lieux_etat_lieux) Values ('2017/10/30', 2902, 3440, '2017/10/31', 0, '...', 445, 2);" calcext:value-type="string">
            <text:p>insert into etat_lieux (date_entree_etat_lieux, km_depart, km_arrive, date_sortie_etat_lieux, incident, type_incident, num_contrat_etat_lieux, code_type_etat_lieux_etat_lieux) Values ('2017/10/30', 2902, 3440, '2017/10/31', 0, '...', 445, 2);</text:p>
          </table:table-cell>
          <table:table-cell table:number-columns-repeated="1010"/>
        </table:table-row>
        <table:table-row table:style-name="ro4">
          <table:table-cell office:value-type="float" office:value="887" calcext:value-type="float">
            <text:p>887</text:p>
          </table:table-cell>
          <table:table-cell table:style-name="ce5" office:value-type="float" office:value="448" calcext:value-type="float">
            <text:p>448</text:p>
          </table:table-cell>
          <table:table-cell table:style-name="ce5" office:value-type="string" calcext:value-type="string">
            <text:p>2017/10/31</text:p>
          </table:table-cell>
          <table:table-cell table:style-name="ce5" office:value-type="float" office:value="9650" calcext:value-type="float">
            <text:p>965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89]=&quot;/&quot;;[.C889];[.I889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89]=&quot;null&quot;;&quot;null&quot;;[.I88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8" calcext:value-type="float">
            <text:p>44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89];&quot;', &quot;;[.D889];&quot;, &quot;;[.E889];&quot;, '&quot;;[.G889];&quot;', &quot;;[.J889];&quot;, '&quot;;[.K889];&quot;', &quot;;[.L889];&quot;, &quot;;[.M889];&quot;);&quot;)" office:value-type="string" office:string-value="insert into etat_lieux (date_entree_etat_lieux, km_depart, km_arrive, date_sortie_etat_lieux, incident, type_incident, num_contrat_etat_lieux, code_type_etat_lieux_etat_lieux) Values ('2017/10/31', 9650, null, 'null', 0, '...', 448, 1);" calcext:value-type="string">
            <text:p>insert into etat_lieux (date_entree_etat_lieux, km_depart, km_arrive, date_sortie_etat_lieux, incident, type_incident, num_contrat_etat_lieux, code_type_etat_lieux_etat_lieux) Values ('2017/10/31', 9650, null, 'null', 0, '...', 448, 1);</text:p>
          </table:table-cell>
          <table:table-cell table:number-columns-repeated="1010"/>
        </table:table-row>
        <table:table-row table:style-name="ro4">
          <table:table-cell office:value-type="float" office:value="888" calcext:value-type="float">
            <text:p>888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string" calcext:value-type="string">
            <text:p>2017/10/31</text:p>
          </table:table-cell>
          <table:table-cell table:style-name="ce5" office:value-type="float" office:value="10866" calcext:value-type="float">
            <text:p>1086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90]=&quot;/&quot;;[.C890];[.I890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90]=&quot;null&quot;;&quot;null&quot;;[.I89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49" calcext:value-type="float">
            <text:p>44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0];&quot;', &quot;;[.D890];&quot;, &quot;;[.E890];&quot;, '&quot;;[.G890];&quot;', &quot;;[.J890];&quot;, '&quot;;[.K890];&quot;', &quot;;[.L890];&quot;, &quot;;[.M890];&quot;);&quot;)" office:value-type="string" office:string-value="insert into etat_lieux (date_entree_etat_lieux, km_depart, km_arrive, date_sortie_etat_lieux, incident, type_incident, num_contrat_etat_lieux, code_type_etat_lieux_etat_lieux) Values ('2017/10/31', 10866, null, 'null', 0, '...', 449, 1);" calcext:value-type="string">
            <text:p>insert into etat_lieux (date_entree_etat_lieux, km_depart, km_arrive, date_sortie_etat_lieux, incident, type_incident, num_contrat_etat_lieux, code_type_etat_lieux_etat_lieux) Values ('2017/10/31', 10866, null, 'null', 0, '...', 449, 1);</text:p>
          </table:table-cell>
          <table:table-cell table:number-columns-repeated="1010"/>
        </table:table-row>
        <table:table-row table:style-name="ro4">
          <table:table-cell office:value-type="float" office:value="889" calcext:value-type="float">
            <text:p>889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string" calcext:value-type="string">
            <text:p>2017/10/31</text:p>
          </table:table-cell>
          <table:table-cell table:style-name="ce5" office:value-type="float" office:value="11013" calcext:value-type="float">
            <text:p>1101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91]=&quot;/&quot;;[.C891];[.I891])" office:value-type="string" office:string-value="2017/10/31" calcext:value-type="string">
            <text:p>2017/10/3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91]=&quot;null&quot;;&quot;null&quot;;[.I89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0" calcext:value-type="float">
            <text:p>45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1];&quot;', &quot;;[.D891];&quot;, &quot;;[.E891];&quot;, '&quot;;[.G891];&quot;', &quot;;[.J891];&quot;, '&quot;;[.K891];&quot;', &quot;;[.L891];&quot;, &quot;;[.M891];&quot;);&quot;)" office:value-type="string" office:string-value="insert into etat_lieux (date_entree_etat_lieux, km_depart, km_arrive, date_sortie_etat_lieux, incident, type_incident, num_contrat_etat_lieux, code_type_etat_lieux_etat_lieux) Values ('2017/10/31', 11013, null, 'null', 0, '...', 450, 1);" calcext:value-type="string">
            <text:p>insert into etat_lieux (date_entree_etat_lieux, km_depart, km_arrive, date_sortie_etat_lieux, incident, type_incident, num_contrat_etat_lieux, code_type_etat_lieux_etat_lieux) Values ('2017/10/31', 11013, null, 'null', 0, '...', 450, 1);</text:p>
          </table:table-cell>
          <table:table-cell table:number-columns-repeated="1010"/>
        </table:table-row>
        <table:table-row table:style-name="ro4">
          <table:table-cell office:value-type="float" office:value="890" calcext:value-type="float">
            <text:p>890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string" calcext:value-type="string">
            <text:p>2017/10/24</text:p>
          </table:table-cell>
          <table:table-cell table:style-name="ce8" office:value-type="float" office:value="9798" calcext:value-type="float">
            <text:p>9798</text:p>
          </table:table-cell>
          <table:table-cell table:style-name="ce8" office:value-type="float" office:value="11123" calcext:value-type="float">
            <text:p>11123</text:p>
          </table:table-cell>
          <table:table-cell table:style-name="ce10" table:formula="of:=IF([.I892]=&quot;/&quot;;[.C892];[.I892])" office:value-type="string" office:string-value="2017/11/01" calcext:value-type="string">
            <text:p>2017/11/01</text:p>
          </table:table-cell>
          <table:table-cell table:style-name="ce10" office:value-type="string" calcext:value-type="string">
            <text:p>2017/11/01</text:p>
          </table:table-cell>
          <table:table-cell table:style-name="ce10" table:formula="of:=IF([.E892]=&quot;null&quot;;&quot;null&quot;;[.I892])" office:value-type="string" office:string-value="2017/11/01" calcext:value-type="string">
            <text:p>2017/11/01</text:p>
          </table:table-cell>
          <table:table-cell table:style-name="ce8" office:value-type="string" calcext:value-type="string">
            <text:p>2017/11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7" calcext:value-type="float">
            <text:p>43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2];&quot;', &quot;;[.D892];&quot;, &quot;;[.E892];&quot;, '&quot;;[.G892];&quot;', &quot;;[.J892];&quot;, '&quot;;[.K892];&quot;', &quot;;[.L892];&quot;, &quot;;[.M892];&quot;);&quot;)" office:value-type="string" office:string-value="insert into etat_lieux (date_entree_etat_lieux, km_depart, km_arrive, date_sortie_etat_lieux, incident, type_incident, num_contrat_etat_lieux, code_type_etat_lieux_etat_lieux) Values ('2017/10/24', 9798, 11123, '2017/11/01', 0, '...', 437, 2);" calcext:value-type="string">
            <text:p>insert into etat_lieux (date_entree_etat_lieux, km_depart, km_arrive, date_sortie_etat_lieux, incident, type_incident, num_contrat_etat_lieux, code_type_etat_lieux_etat_lieux) Values ('2017/10/24', 9798, 11123, '2017/11/01', 0, '...', 437, 2);</text:p>
          </table:table-cell>
          <table:table-cell table:number-columns-repeated="1010"/>
        </table:table-row>
        <table:table-row table:style-name="ro4">
          <table:table-cell office:value-type="float" office:value="891" calcext:value-type="float">
            <text:p>891</text:p>
          </table:table-cell>
          <table:table-cell table:style-name="ce5" office:value-type="float" office:value="451" calcext:value-type="float">
            <text:p>451</text:p>
          </table:table-cell>
          <table:table-cell table:style-name="ce5" office:value-type="string" calcext:value-type="string">
            <text:p>2017/11/01</text:p>
          </table:table-cell>
          <table:table-cell table:style-name="ce5" office:value-type="float" office:value="17421" calcext:value-type="float">
            <text:p>1742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93]=&quot;/&quot;;[.C893];[.I893])" office:value-type="string" office:string-value="2017/11/01" calcext:value-type="string">
            <text:p>2017/11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93]=&quot;null&quot;;&quot;null&quot;;[.I89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1" calcext:value-type="float">
            <text:p>45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3];&quot;', &quot;;[.D893];&quot;, &quot;;[.E893];&quot;, '&quot;;[.G893];&quot;', &quot;;[.J893];&quot;, '&quot;;[.K893];&quot;', &quot;;[.L893];&quot;, &quot;;[.M893];&quot;);&quot;)" office:value-type="string" office:string-value="insert into etat_lieux (date_entree_etat_lieux, km_depart, km_arrive, date_sortie_etat_lieux, incident, type_incident, num_contrat_etat_lieux, code_type_etat_lieux_etat_lieux) Values ('2017/11/01', 17421, null, 'null', 0, '...', 451, 1);" calcext:value-type="string">
            <text:p>insert into etat_lieux (date_entree_etat_lieux, km_depart, km_arrive, date_sortie_etat_lieux, incident, type_incident, num_contrat_etat_lieux, code_type_etat_lieux_etat_lieux) Values ('2017/11/01', 17421, null, 'null', 0, '...', 451, 1);</text:p>
          </table:table-cell>
          <table:table-cell table:number-columns-repeated="1010"/>
        </table:table-row>
        <table:table-row table:style-name="ro4">
          <table:table-cell office:value-type="float" office:value="892" calcext:value-type="float">
            <text:p>892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string" calcext:value-type="string">
            <text:p>2017/11/01</text:p>
          </table:table-cell>
          <table:table-cell table:style-name="ce5" office:value-type="float" office:value="29071" calcext:value-type="float">
            <text:p>2907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94]=&quot;/&quot;;[.C894];[.I894])" office:value-type="string" office:string-value="2017/11/01" calcext:value-type="string">
            <text:p>2017/11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94]=&quot;null&quot;;&quot;null&quot;;[.I89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2" calcext:value-type="float">
            <text:p>45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4];&quot;', &quot;;[.D894];&quot;, &quot;;[.E894];&quot;, '&quot;;[.G894];&quot;', &quot;;[.J894];&quot;, '&quot;;[.K894];&quot;', &quot;;[.L894];&quot;, &quot;;[.M894];&quot;);&quot;)" office:value-type="string" office:string-value="insert into etat_lieux (date_entree_etat_lieux, km_depart, km_arrive, date_sortie_etat_lieux, incident, type_incident, num_contrat_etat_lieux, code_type_etat_lieux_etat_lieux) Values ('2017/11/01', 29071, null, 'null', 0, '...', 452, 1);" calcext:value-type="string">
            <text:p>insert into etat_lieux (date_entree_etat_lieux, km_depart, km_arrive, date_sortie_etat_lieux, incident, type_incident, num_contrat_etat_lieux, code_type_etat_lieux_etat_lieux) Values ('2017/11/01', 29071, null, 'null', 0, '...', 452, 1);</text:p>
          </table:table-cell>
          <table:table-cell table:number-columns-repeated="1010"/>
        </table:table-row>
        <table:table-row table:style-name="ro4">
          <table:table-cell office:value-type="float" office:value="893" calcext:value-type="float">
            <text:p>893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string" calcext:value-type="string">
            <text:p>2017/11/01</text:p>
          </table:table-cell>
          <table:table-cell table:style-name="ce5" office:value-type="float" office:value="26697" calcext:value-type="float">
            <text:p>2669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95]=&quot;/&quot;;[.C895];[.I895])" office:value-type="string" office:string-value="2017/11/01" calcext:value-type="string">
            <text:p>2017/11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95]=&quot;null&quot;;&quot;null&quot;;[.I89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3" calcext:value-type="float">
            <text:p>45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5];&quot;', &quot;;[.D895];&quot;, &quot;;[.E895];&quot;, '&quot;;[.G895];&quot;', &quot;;[.J895];&quot;, '&quot;;[.K895];&quot;', &quot;;[.L895];&quot;, &quot;;[.M895];&quot;);&quot;)" office:value-type="string" office:string-value="insert into etat_lieux (date_entree_etat_lieux, km_depart, km_arrive, date_sortie_etat_lieux, incident, type_incident, num_contrat_etat_lieux, code_type_etat_lieux_etat_lieux) Values ('2017/11/01', 26697, null, 'null', 0, '...', 453, 1);" calcext:value-type="string">
            <text:p>insert into etat_lieux (date_entree_etat_lieux, km_depart, km_arrive, date_sortie_etat_lieux, incident, type_incident, num_contrat_etat_lieux, code_type_etat_lieux_etat_lieux) Values ('2017/11/01', 26697, null, 'null', 0, '...', 453, 1);</text:p>
          </table:table-cell>
          <table:table-cell table:number-columns-repeated="1010"/>
        </table:table-row>
        <table:table-row table:style-name="ro4">
          <table:table-cell office:value-type="float" office:value="894" calcext:value-type="float">
            <text:p>894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string" calcext:value-type="string">
            <text:p>2017/11/01</text:p>
          </table:table-cell>
          <table:table-cell table:style-name="ce5" office:value-type="float" office:value="21497" calcext:value-type="float">
            <text:p>2149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96]=&quot;/&quot;;[.C896];[.I896])" office:value-type="string" office:string-value="2017/11/01" calcext:value-type="string">
            <text:p>2017/11/0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96]=&quot;null&quot;;&quot;null&quot;;[.I89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4" calcext:value-type="float">
            <text:p>45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6];&quot;', &quot;;[.D896];&quot;, &quot;;[.E896];&quot;, '&quot;;[.G896];&quot;', &quot;;[.J896];&quot;, '&quot;;[.K896];&quot;', &quot;;[.L896];&quot;, &quot;;[.M896];&quot;);&quot;)" office:value-type="string" office:string-value="insert into etat_lieux (date_entree_etat_lieux, km_depart, km_arrive, date_sortie_etat_lieux, incident, type_incident, num_contrat_etat_lieux, code_type_etat_lieux_etat_lieux) Values ('2017/11/01', 21497, null, 'null', 0, '...', 454, 1);" calcext:value-type="string">
            <text:p>insert into etat_lieux (date_entree_etat_lieux, km_depart, km_arrive, date_sortie_etat_lieux, incident, type_incident, num_contrat_etat_lieux, code_type_etat_lieux_etat_lieux) Values ('2017/11/01', 21497, null, 'null', 0, '...', 454, 1);</text:p>
          </table:table-cell>
          <table:table-cell table:number-columns-repeated="1010"/>
        </table:table-row>
        <table:table-row table:style-name="ro4">
          <table:table-cell office:value-type="float" office:value="895" calcext:value-type="float">
            <text:p>895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string" calcext:value-type="string">
            <text:p>2017/11/02</text:p>
          </table:table-cell>
          <table:table-cell table:style-name="ce5" office:value-type="float" office:value="4350" calcext:value-type="float">
            <text:p>435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897]=&quot;/&quot;;[.C897];[.I897])" office:value-type="string" office:string-value="2017/11/02" calcext:value-type="string">
            <text:p>2017/11/0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897]=&quot;null&quot;;&quot;null&quot;;[.I89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5" calcext:value-type="float">
            <text:p>45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7];&quot;', &quot;;[.D897];&quot;, &quot;;[.E897];&quot;, '&quot;;[.G897];&quot;', &quot;;[.J897];&quot;, '&quot;;[.K897];&quot;', &quot;;[.L897];&quot;, &quot;;[.M897];&quot;);&quot;)" office:value-type="string" office:string-value="insert into etat_lieux (date_entree_etat_lieux, km_depart, km_arrive, date_sortie_etat_lieux, incident, type_incident, num_contrat_etat_lieux, code_type_etat_lieux_etat_lieux) Values ('2017/11/02', 4350, null, 'null', 0, '...', 455, 1);" calcext:value-type="string">
            <text:p>insert into etat_lieux (date_entree_etat_lieux, km_depart, km_arrive, date_sortie_etat_lieux, incident, type_incident, num_contrat_etat_lieux, code_type_etat_lieux_etat_lieux) Values ('2017/11/02', 4350, null, 'null', 0, '...', 455, 1);</text:p>
          </table:table-cell>
          <table:table-cell table:number-columns-repeated="1010"/>
        </table:table-row>
        <table:table-row table:style-name="ro4">
          <table:table-cell office:value-type="float" office:value="896" calcext:value-type="float">
            <text:p>896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string" calcext:value-type="string">
            <text:p>2017/10/26</text:p>
          </table:table-cell>
          <table:table-cell table:style-name="ce8" office:value-type="float" office:value="12808" calcext:value-type="float">
            <text:p>12808</text:p>
          </table:table-cell>
          <table:table-cell table:style-name="ce8" office:value-type="float" office:value="13942" calcext:value-type="float">
            <text:p>13942</text:p>
          </table:table-cell>
          <table:table-cell table:style-name="ce10" table:formula="of:=IF([.I898]=&quot;/&quot;;[.C898];[.I898])" office:value-type="string" office:string-value="2017/11/03" calcext:value-type="string">
            <text:p>2017/11/03</text:p>
          </table:table-cell>
          <table:table-cell table:style-name="ce10" office:value-type="string" calcext:value-type="string">
            <text:p>2017/11/03</text:p>
          </table:table-cell>
          <table:table-cell table:style-name="ce10" table:formula="of:=IF([.E898]=&quot;null&quot;;&quot;null&quot;;[.I898])" office:value-type="string" office:string-value="2017/11/03" calcext:value-type="string">
            <text:p>2017/11/03</text:p>
          </table:table-cell>
          <table:table-cell table:style-name="ce8" office:value-type="string" calcext:value-type="string">
            <text:p>2017/11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39" calcext:value-type="float">
            <text:p>43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8];&quot;', &quot;;[.D898];&quot;, &quot;;[.E898];&quot;, '&quot;;[.G898];&quot;', &quot;;[.J898];&quot;, '&quot;;[.K898];&quot;', &quot;;[.L898];&quot;, &quot;;[.M898];&quot;);&quot;)" office:value-type="string" office:string-value="insert into etat_lieux (date_entree_etat_lieux, km_depart, km_arrive, date_sortie_etat_lieux, incident, type_incident, num_contrat_etat_lieux, code_type_etat_lieux_etat_lieux) Values ('2017/10/26', 12808, 13942, '2017/11/03', 0, '...', 439, 2);" calcext:value-type="string">
            <text:p>insert into etat_lieux (date_entree_etat_lieux, km_depart, km_arrive, date_sortie_etat_lieux, incident, type_incident, num_contrat_etat_lieux, code_type_etat_lieux_etat_lieux) Values ('2017/10/26', 12808, 13942, '2017/11/03', 0, '...', 439, 2);</text:p>
          </table:table-cell>
          <table:table-cell table:number-columns-repeated="1010"/>
        </table:table-row>
        <table:table-row table:style-name="ro4">
          <table:table-cell office:value-type="float" office:value="897" calcext:value-type="float">
            <text:p>897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string" calcext:value-type="string">
            <text:p>2017/10/29</text:p>
          </table:table-cell>
          <table:table-cell table:style-name="ce8" office:value-type="float" office:value="12919" calcext:value-type="float">
            <text:p>12919</text:p>
          </table:table-cell>
          <table:table-cell table:style-name="ce8" office:value-type="float" office:value="13887" calcext:value-type="float">
            <text:p>13887</text:p>
          </table:table-cell>
          <table:table-cell table:style-name="ce10" table:formula="of:=IF([.I899]=&quot;/&quot;;[.C899];[.I899])" office:value-type="string" office:string-value="2017/11/03" calcext:value-type="string">
            <text:p>2017/11/03</text:p>
          </table:table-cell>
          <table:table-cell table:style-name="ce10" office:value-type="string" calcext:value-type="string">
            <text:p>2017/11/03</text:p>
          </table:table-cell>
          <table:table-cell table:style-name="ce10" table:formula="of:=IF([.E899]=&quot;null&quot;;&quot;null&quot;;[.I899])" office:value-type="string" office:string-value="2017/11/03" calcext:value-type="string">
            <text:p>2017/11/03</text:p>
          </table:table-cell>
          <table:table-cell table:style-name="ce8" office:value-type="string" calcext:value-type="string">
            <text:p>2017/11/0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neu crevé</text:p>
          </table:table-cell>
          <table:table-cell table:style-name="ce18" office:value-type="float" office:value="444" calcext:value-type="float">
            <text:p>44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899];&quot;', &quot;;[.D899];&quot;, &quot;;[.E899];&quot;, '&quot;;[.G899];&quot;', &quot;;[.J899];&quot;, '&quot;;[.K899];&quot;', &quot;;[.L899];&quot;, &quot;;[.M899];&quot;);&quot;)" office:value-type="string" office:string-value="insert into etat_lieux (date_entree_etat_lieux, km_depart, km_arrive, date_sortie_etat_lieux, incident, type_incident, num_contrat_etat_lieux, code_type_etat_lieux_etat_lieux) Values ('2017/10/29', 12919, 13887, '2017/11/03', 1, 'pneu crevé', 444, 2);" calcext:value-type="string">
            <text:p>insert into etat_lieux (date_entree_etat_lieux, km_depart, km_arrive, date_sortie_etat_lieux, incident, type_incident, num_contrat_etat_lieux, code_type_etat_lieux_etat_lieux) Values ('2017/10/29', 12919, 13887, '2017/11/03', 1, 'pneu crevé', 444, 2);</text:p>
          </table:table-cell>
          <table:table-cell table:number-columns-repeated="1010"/>
        </table:table-row>
        <table:table-row table:style-name="ro4">
          <table:table-cell office:value-type="float" office:value="898" calcext:value-type="float">
            <text:p>898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string" calcext:value-type="string">
            <text:p>2017/10/30</text:p>
          </table:table-cell>
          <table:table-cell table:style-name="ce8" office:value-type="float" office:value="25373" calcext:value-type="float">
            <text:p>25373</text:p>
          </table:table-cell>
          <table:table-cell table:style-name="ce8" office:value-type="float" office:value="26222" calcext:value-type="float">
            <text:p>26222</text:p>
          </table:table-cell>
          <table:table-cell table:style-name="ce10" table:formula="of:=IF([.I900]=&quot;/&quot;;[.C900];[.I900])" office:value-type="string" office:string-value="2017/11/03" calcext:value-type="string">
            <text:p>2017/11/03</text:p>
          </table:table-cell>
          <table:table-cell table:style-name="ce10" office:value-type="string" calcext:value-type="string">
            <text:p>2017/11/03</text:p>
          </table:table-cell>
          <table:table-cell table:style-name="ce10" table:formula="of:=IF([.E900]=&quot;null&quot;;&quot;null&quot;;[.I900])" office:value-type="string" office:string-value="2017/11/03" calcext:value-type="string">
            <text:p>2017/11/03</text:p>
          </table:table-cell>
          <table:table-cell table:style-name="ce8" office:value-type="string" calcext:value-type="string">
            <text:p>2017/11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6" calcext:value-type="float">
            <text:p>44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0];&quot;', &quot;;[.D900];&quot;, &quot;;[.E900];&quot;, '&quot;;[.G900];&quot;', &quot;;[.J900];&quot;, '&quot;;[.K900];&quot;', &quot;;[.L900];&quot;, &quot;;[.M900];&quot;);&quot;)" office:value-type="string" office:string-value="insert into etat_lieux (date_entree_etat_lieux, km_depart, km_arrive, date_sortie_etat_lieux, incident, type_incident, num_contrat_etat_lieux, code_type_etat_lieux_etat_lieux) Values ('2017/10/30', 25373, 26222, '2017/11/03', 0, '...', 446, 2);" calcext:value-type="string">
            <text:p>insert into etat_lieux (date_entree_etat_lieux, km_depart, km_arrive, date_sortie_etat_lieux, incident, type_incident, num_contrat_etat_lieux, code_type_etat_lieux_etat_lieux) Values ('2017/10/30', 25373, 26222, '2017/11/03', 0, '...', 446, 2);</text:p>
          </table:table-cell>
          <table:table-cell table:number-columns-repeated="1010"/>
        </table:table-row>
        <table:table-row table:style-name="ro4">
          <table:table-cell office:value-type="float" office:value="899" calcext:value-type="float">
            <text:p>899</text:p>
          </table:table-cell>
          <table:table-cell table:style-name="ce5" office:value-type="float" office:value="451" calcext:value-type="float">
            <text:p>451</text:p>
          </table:table-cell>
          <table:table-cell table:style-name="ce5" office:value-type="string" calcext:value-type="string">
            <text:p>2017/11/01</text:p>
          </table:table-cell>
          <table:table-cell table:style-name="ce8" office:value-type="float" office:value="17421" calcext:value-type="float">
            <text:p>17421</text:p>
          </table:table-cell>
          <table:table-cell table:style-name="ce8" office:value-type="float" office:value="17791" calcext:value-type="float">
            <text:p>17791</text:p>
          </table:table-cell>
          <table:table-cell table:style-name="ce10" table:formula="of:=IF([.I901]=&quot;/&quot;;[.C901];[.I901])" office:value-type="string" office:string-value="2017/11/03" calcext:value-type="string">
            <text:p>2017/11/03</text:p>
          </table:table-cell>
          <table:table-cell table:style-name="ce10" office:value-type="string" calcext:value-type="string">
            <text:p>2017/11/03</text:p>
          </table:table-cell>
          <table:table-cell table:style-name="ce10" table:formula="of:=IF([.E901]=&quot;null&quot;;&quot;null&quot;;[.I901])" office:value-type="string" office:string-value="2017/11/03" calcext:value-type="string">
            <text:p>2017/11/03</text:p>
          </table:table-cell>
          <table:table-cell table:style-name="ce8" office:value-type="string" calcext:value-type="string">
            <text:p>2017/11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1" calcext:value-type="float">
            <text:p>45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1];&quot;', &quot;;[.D901];&quot;, &quot;;[.E901];&quot;, '&quot;;[.G901];&quot;', &quot;;[.J901];&quot;, '&quot;;[.K901];&quot;', &quot;;[.L901];&quot;, &quot;;[.M901];&quot;);&quot;)" office:value-type="string" office:string-value="insert into etat_lieux (date_entree_etat_lieux, km_depart, km_arrive, date_sortie_etat_lieux, incident, type_incident, num_contrat_etat_lieux, code_type_etat_lieux_etat_lieux) Values ('2017/11/01', 17421, 17791, '2017/11/03', 0, '...', 451, 2);" calcext:value-type="string">
            <text:p>insert into etat_lieux (date_entree_etat_lieux, km_depart, km_arrive, date_sortie_etat_lieux, incident, type_incident, num_contrat_etat_lieux, code_type_etat_lieux_etat_lieux) Values ('2017/11/01', 17421, 17791, '2017/11/03', 0, '...', 451, 2);</text:p>
          </table:table-cell>
          <table:table-cell table:number-columns-repeated="1010"/>
        </table:table-row>
        <table:table-row table:style-name="ro4">
          <table:table-cell office:value-type="float" office:value="900" calcext:value-type="float">
            <text:p>900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string" calcext:value-type="string">
            <text:p>2017/11/03</text:p>
          </table:table-cell>
          <table:table-cell table:style-name="ce5" office:value-type="float" office:value="19541" calcext:value-type="float">
            <text:p>1954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02]=&quot;/&quot;;[.C902];[.I902])" office:value-type="string" office:string-value="2017/11/03" calcext:value-type="string">
            <text:p>2017/11/0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02]=&quot;null&quot;;&quot;null&quot;;[.I90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6" calcext:value-type="float">
            <text:p>45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2];&quot;', &quot;;[.D902];&quot;, &quot;;[.E902];&quot;, '&quot;;[.G902];&quot;', &quot;;[.J902];&quot;, '&quot;;[.K902];&quot;', &quot;;[.L902];&quot;, &quot;;[.M902];&quot;);&quot;)" office:value-type="string" office:string-value="insert into etat_lieux (date_entree_etat_lieux, km_depart, km_arrive, date_sortie_etat_lieux, incident, type_incident, num_contrat_etat_lieux, code_type_etat_lieux_etat_lieux) Values ('2017/11/03', 19541, null, 'null', 0, '...', 456, 1);" calcext:value-type="string">
            <text:p>insert into etat_lieux (date_entree_etat_lieux, km_depart, km_arrive, date_sortie_etat_lieux, incident, type_incident, num_contrat_etat_lieux, code_type_etat_lieux_etat_lieux) Values ('2017/11/03', 19541, null, 'null', 0, '...', 456, 1);</text:p>
          </table:table-cell>
          <table:table-cell table:number-columns-repeated="1010"/>
        </table:table-row>
        <table:table-row table:style-name="ro4">
          <table:table-cell office:value-type="float" office:value="901" calcext:value-type="float">
            <text:p>901</text:p>
          </table:table-cell>
          <table:table-cell table:style-name="ce5" office:value-type="float" office:value="447" calcext:value-type="float">
            <text:p>447</text:p>
          </table:table-cell>
          <table:table-cell table:style-name="ce5" office:value-type="string" calcext:value-type="string">
            <text:p>2017/10/30</text:p>
          </table:table-cell>
          <table:table-cell table:style-name="ce8" office:value-type="float" office:value="13581" calcext:value-type="float">
            <text:p>13581</text:p>
          </table:table-cell>
          <table:table-cell table:style-name="ce8" office:value-type="float" office:value="13613" calcext:value-type="float">
            <text:p>13613</text:p>
          </table:table-cell>
          <table:table-cell table:style-name="ce10" table:formula="of:=IF([.I903]=&quot;/&quot;;[.C903];[.I903])" office:value-type="string" office:string-value="2017/11/05" calcext:value-type="string">
            <text:p>2017/11/05</text:p>
          </table:table-cell>
          <table:table-cell table:style-name="ce10" office:value-type="string" calcext:value-type="string">
            <text:p>2017/11/05</text:p>
          </table:table-cell>
          <table:table-cell table:style-name="ce10" table:formula="of:=IF([.E903]=&quot;null&quot;;&quot;null&quot;;[.I903])" office:value-type="string" office:string-value="2017/11/05" calcext:value-type="string">
            <text:p>2017/11/05</text:p>
          </table:table-cell>
          <table:table-cell table:style-name="ce8" office:value-type="string" calcext:value-type="string">
            <text:p>2017/11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7" calcext:value-type="float">
            <text:p>44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3];&quot;', &quot;;[.D903];&quot;, &quot;;[.E903];&quot;, '&quot;;[.G903];&quot;', &quot;;[.J903];&quot;, '&quot;;[.K903];&quot;', &quot;;[.L903];&quot;, &quot;;[.M903];&quot;);&quot;)" office:value-type="string" office:string-value="insert into etat_lieux (date_entree_etat_lieux, km_depart, km_arrive, date_sortie_etat_lieux, incident, type_incident, num_contrat_etat_lieux, code_type_etat_lieux_etat_lieux) Values ('2017/10/30', 13581, 13613, '2017/11/05', 0, '...', 447, 2);" calcext:value-type="string">
            <text:p>insert into etat_lieux (date_entree_etat_lieux, km_depart, km_arrive, date_sortie_etat_lieux, incident, type_incident, num_contrat_etat_lieux, code_type_etat_lieux_etat_lieux) Values ('2017/10/30', 13581, 13613, '2017/11/05', 0, '...', 447, 2);</text:p>
          </table:table-cell>
          <table:table-cell table:number-columns-repeated="1010"/>
        </table:table-row>
        <table:table-row table:style-name="ro4">
          <table:table-cell office:value-type="float" office:value="902" calcext:value-type="float">
            <text:p>902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string" calcext:value-type="string">
            <text:p>2017/11/01</text:p>
          </table:table-cell>
          <table:table-cell table:style-name="ce8" office:value-type="float" office:value="26697" calcext:value-type="float">
            <text:p>26697</text:p>
          </table:table-cell>
          <table:table-cell table:style-name="ce8" office:value-type="float" office:value="27126" calcext:value-type="float">
            <text:p>27126</text:p>
          </table:table-cell>
          <table:table-cell table:style-name="ce10" table:formula="of:=IF([.I904]=&quot;/&quot;;[.C904];[.I904])" office:value-type="string" office:string-value="2017/11/05" calcext:value-type="string">
            <text:p>2017/11/05</text:p>
          </table:table-cell>
          <table:table-cell table:style-name="ce10" office:value-type="string" calcext:value-type="string">
            <text:p>2017/11/05</text:p>
          </table:table-cell>
          <table:table-cell table:style-name="ce10" table:formula="of:=IF([.E904]=&quot;null&quot;;&quot;null&quot;;[.I904])" office:value-type="string" office:string-value="2017/11/05" calcext:value-type="string">
            <text:p>2017/11/05</text:p>
          </table:table-cell>
          <table:table-cell table:style-name="ce8" office:value-type="string" calcext:value-type="string">
            <text:p>2017/11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3" calcext:value-type="float">
            <text:p>45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4];&quot;', &quot;;[.D904];&quot;, &quot;;[.E904];&quot;, '&quot;;[.G904];&quot;', &quot;;[.J904];&quot;, '&quot;;[.K904];&quot;', &quot;;[.L904];&quot;, &quot;;[.M904];&quot;);&quot;)" office:value-type="string" office:string-value="insert into etat_lieux (date_entree_etat_lieux, km_depart, km_arrive, date_sortie_etat_lieux, incident, type_incident, num_contrat_etat_lieux, code_type_etat_lieux_etat_lieux) Values ('2017/11/01', 26697, 27126, '2017/11/05', 0, '...', 453, 2);" calcext:value-type="string">
            <text:p>insert into etat_lieux (date_entree_etat_lieux, km_depart, km_arrive, date_sortie_etat_lieux, incident, type_incident, num_contrat_etat_lieux, code_type_etat_lieux_etat_lieux) Values ('2017/11/01', 26697, 27126, '2017/11/05', 0, '...', 453, 2);</text:p>
          </table:table-cell>
          <table:table-cell table:number-columns-repeated="1010"/>
        </table:table-row>
        <table:table-row table:style-name="ro4">
          <table:table-cell office:value-type="float" office:value="903" calcext:value-type="float">
            <text:p>903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string" calcext:value-type="string">
            <text:p>2017/11/05</text:p>
          </table:table-cell>
          <table:table-cell table:style-name="ce5" office:value-type="float" office:value="23661" calcext:value-type="float">
            <text:p>2366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05]=&quot;/&quot;;[.C905];[.I905])" office:value-type="string" office:string-value="2017/11/05" calcext:value-type="string">
            <text:p>2017/11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05]=&quot;null&quot;;&quot;null&quot;;[.I90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7" calcext:value-type="float">
            <text:p>45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5];&quot;', &quot;;[.D905];&quot;, &quot;;[.E905];&quot;, '&quot;;[.G905];&quot;', &quot;;[.J905];&quot;, '&quot;;[.K905];&quot;', &quot;;[.L905];&quot;, &quot;;[.M905];&quot;);&quot;)" office:value-type="string" office:string-value="insert into etat_lieux (date_entree_etat_lieux, km_depart, km_arrive, date_sortie_etat_lieux, incident, type_incident, num_contrat_etat_lieux, code_type_etat_lieux_etat_lieux) Values ('2017/11/05', 23661, null, 'null', 0, '...', 457, 1);" calcext:value-type="string">
            <text:p>insert into etat_lieux (date_entree_etat_lieux, km_depart, km_arrive, date_sortie_etat_lieux, incident, type_incident, num_contrat_etat_lieux, code_type_etat_lieux_etat_lieux) Values ('2017/11/05', 23661, null, 'null', 0, '...', 457, 1);</text:p>
          </table:table-cell>
          <table:table-cell table:number-columns-repeated="1010"/>
        </table:table-row>
        <table:table-row table:style-name="ro4">
          <table:table-cell office:value-type="float" office:value="904" calcext:value-type="float">
            <text:p>904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string" calcext:value-type="string">
            <text:p>2017/11/05</text:p>
          </table:table-cell>
          <table:table-cell table:style-name="ce5" office:value-type="float" office:value="21237" calcext:value-type="float">
            <text:p>2123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06]=&quot;/&quot;;[.C906];[.I906])" office:value-type="string" office:string-value="2017/11/05" calcext:value-type="string">
            <text:p>2017/11/0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06]=&quot;null&quot;;&quot;null&quot;;[.I90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458" calcext:value-type="float">
            <text:p>45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6];&quot;', &quot;;[.D906];&quot;, &quot;;[.E906];&quot;, '&quot;;[.G906];&quot;', &quot;;[.J906];&quot;, '&quot;;[.K906];&quot;', &quot;;[.L906];&quot;, &quot;;[.M906];&quot;);&quot;)" office:value-type="string" office:string-value="insert into etat_lieux (date_entree_etat_lieux, km_depart, km_arrive, date_sortie_etat_lieux, incident, type_incident, num_contrat_etat_lieux, code_type_etat_lieux_etat_lieux) Values ('2017/11/05', 21237, null, 'null', 0, '...', 458, 1);" calcext:value-type="string">
            <text:p>insert into etat_lieux (date_entree_etat_lieux, km_depart, km_arrive, date_sortie_etat_lieux, incident, type_incident, num_contrat_etat_lieux, code_type_etat_lieux_etat_lieux) Values ('2017/11/05', 21237, null, 'null', 0, '...', 458, 1);</text:p>
          </table:table-cell>
          <table:table-cell table:number-columns-repeated="1010"/>
        </table:table-row>
        <table:table-row table:style-name="ro4">
          <table:table-cell office:value-type="float" office:value="905" calcext:value-type="float">
            <text:p>905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string" calcext:value-type="string">
            <text:p>2017/11/06</text:p>
          </table:table-cell>
          <table:table-cell table:style-name="ce5" office:value-type="float" office:value="9764" calcext:value-type="float">
            <text:p>976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07]=&quot;/&quot;;[.C907];[.I907])" office:value-type="string" office:string-value="2017/11/06" calcext:value-type="string">
            <text:p>2017/11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07]=&quot;null&quot;;&quot;null&quot;;[.I90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59" calcext:value-type="float">
            <text:p>45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7];&quot;', &quot;;[.D907];&quot;, &quot;;[.E907];&quot;, '&quot;;[.G907];&quot;', &quot;;[.J907];&quot;, '&quot;;[.K907];&quot;', &quot;;[.L907];&quot;, &quot;;[.M907];&quot;);&quot;)" office:value-type="string" office:string-value="insert into etat_lieux (date_entree_etat_lieux, km_depart, km_arrive, date_sortie_etat_lieux, incident, type_incident, num_contrat_etat_lieux, code_type_etat_lieux_etat_lieux) Values ('2017/11/06', 9764, null, 'null', 0, '...', 459, 1);" calcext:value-type="string">
            <text:p>insert into etat_lieux (date_entree_etat_lieux, km_depart, km_arrive, date_sortie_etat_lieux, incident, type_incident, num_contrat_etat_lieux, code_type_etat_lieux_etat_lieux) Values ('2017/11/06', 9764, null, 'null', 0, '...', 459, 1);</text:p>
          </table:table-cell>
          <table:table-cell table:number-columns-repeated="1010"/>
        </table:table-row>
        <table:table-row table:style-name="ro4">
          <table:table-cell office:value-type="float" office:value="906" calcext:value-type="float">
            <text:p>906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string" calcext:value-type="string">
            <text:p>2017/11/06</text:p>
          </table:table-cell>
          <table:table-cell table:style-name="ce5" office:value-type="float" office:value="3133" calcext:value-type="float">
            <text:p>313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08]=&quot;/&quot;;[.C908];[.I908])" office:value-type="string" office:string-value="2017/11/06" calcext:value-type="string">
            <text:p>2017/11/06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08]=&quot;null&quot;;&quot;null&quot;;[.I90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0" calcext:value-type="float">
            <text:p>46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8];&quot;', &quot;;[.D908];&quot;, &quot;;[.E908];&quot;, '&quot;;[.G908];&quot;', &quot;;[.J908];&quot;, '&quot;;[.K908];&quot;', &quot;;[.L908];&quot;, &quot;;[.M908];&quot;);&quot;)" office:value-type="string" office:string-value="insert into etat_lieux (date_entree_etat_lieux, km_depart, km_arrive, date_sortie_etat_lieux, incident, type_incident, num_contrat_etat_lieux, code_type_etat_lieux_etat_lieux) Values ('2017/11/06', 3133, null, 'null', 0, '...', 460, 1);" calcext:value-type="string">
            <text:p>insert into etat_lieux (date_entree_etat_lieux, km_depart, km_arrive, date_sortie_etat_lieux, incident, type_incident, num_contrat_etat_lieux, code_type_etat_lieux_etat_lieux) Values ('2017/11/06', 3133, null, 'null', 0, '...', 460, 1);</text:p>
          </table:table-cell>
          <table:table-cell table:number-columns-repeated="1010"/>
        </table:table-row>
        <table:table-row table:style-name="ro4">
          <table:table-cell office:value-type="float" office:value="907" calcext:value-type="float">
            <text:p>907</text:p>
          </table:table-cell>
          <table:table-cell table:style-name="ce5" office:value-type="float" office:value="448" calcext:value-type="float">
            <text:p>448</text:p>
          </table:table-cell>
          <table:table-cell table:style-name="ce5" office:value-type="string" calcext:value-type="string">
            <text:p>2017/10/31</text:p>
          </table:table-cell>
          <table:table-cell table:style-name="ce8" office:value-type="float" office:value="9650" calcext:value-type="float">
            <text:p>9650</text:p>
          </table:table-cell>
          <table:table-cell table:style-name="ce8" office:value-type="float" office:value="10598" calcext:value-type="float">
            <text:p>10598</text:p>
          </table:table-cell>
          <table:table-cell table:style-name="ce10" table:formula="of:=IF([.I909]=&quot;/&quot;;[.C909];[.I909])" office:value-type="string" office:string-value="2017/11/08" calcext:value-type="string">
            <text:p>2017/11/08</text:p>
          </table:table-cell>
          <table:table-cell table:style-name="ce10" office:value-type="string" calcext:value-type="string">
            <text:p>2017/11/08</text:p>
          </table:table-cell>
          <table:table-cell table:style-name="ce10" table:formula="of:=IF([.E909]=&quot;null&quot;;&quot;null&quot;;[.I909])" office:value-type="string" office:string-value="2017/11/08" calcext:value-type="string">
            <text:p>2017/11/08</text:p>
          </table:table-cell>
          <table:table-cell table:style-name="ce8" office:value-type="string" calcext:value-type="string">
            <text:p>2017/11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8" calcext:value-type="float">
            <text:p>44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09];&quot;', &quot;;[.D909];&quot;, &quot;;[.E909];&quot;, '&quot;;[.G909];&quot;', &quot;;[.J909];&quot;, '&quot;;[.K909];&quot;', &quot;;[.L909];&quot;, &quot;;[.M909];&quot;);&quot;)" office:value-type="string" office:string-value="insert into etat_lieux (date_entree_etat_lieux, km_depart, km_arrive, date_sortie_etat_lieux, incident, type_incident, num_contrat_etat_lieux, code_type_etat_lieux_etat_lieux) Values ('2017/10/31', 9650, 10598, '2017/11/08', 0, '...', 448, 2);" calcext:value-type="string">
            <text:p>insert into etat_lieux (date_entree_etat_lieux, km_depart, km_arrive, date_sortie_etat_lieux, incident, type_incident, num_contrat_etat_lieux, code_type_etat_lieux_etat_lieux) Values ('2017/10/31', 9650, 10598, '2017/11/08', 0, '...', 448, 2);</text:p>
          </table:table-cell>
          <table:table-cell table:number-columns-repeated="1010"/>
        </table:table-row>
        <table:table-row table:style-name="ro4">
          <table:table-cell office:value-type="float" office:value="908" calcext:value-type="float">
            <text:p>908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string" calcext:value-type="string">
            <text:p>2017/10/31</text:p>
          </table:table-cell>
          <table:table-cell table:style-name="ce8" office:value-type="float" office:value="10866" calcext:value-type="float">
            <text:p>10866</text:p>
          </table:table-cell>
          <table:table-cell table:style-name="ce8" office:value-type="float" office:value="12185" calcext:value-type="float">
            <text:p>12185</text:p>
          </table:table-cell>
          <table:table-cell table:style-name="ce10" table:formula="of:=IF([.I910]=&quot;/&quot;;[.C910];[.I910])" office:value-type="string" office:string-value="2017/11/08" calcext:value-type="string">
            <text:p>2017/11/08</text:p>
          </table:table-cell>
          <table:table-cell table:style-name="ce10" office:value-type="string" calcext:value-type="string">
            <text:p>2017/11/08</text:p>
          </table:table-cell>
          <table:table-cell table:style-name="ce10" table:formula="of:=IF([.E910]=&quot;null&quot;;&quot;null&quot;;[.I910])" office:value-type="string" office:string-value="2017/11/08" calcext:value-type="string">
            <text:p>2017/11/08</text:p>
          </table:table-cell>
          <table:table-cell table:style-name="ce8" office:value-type="string" calcext:value-type="string">
            <text:p>2017/11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9" calcext:value-type="float">
            <text:p>44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0];&quot;', &quot;;[.D910];&quot;, &quot;;[.E910];&quot;, '&quot;;[.G910];&quot;', &quot;;[.J910];&quot;, '&quot;;[.K910];&quot;', &quot;;[.L910];&quot;, &quot;;[.M910];&quot;);&quot;)" office:value-type="string" office:string-value="insert into etat_lieux (date_entree_etat_lieux, km_depart, km_arrive, date_sortie_etat_lieux, incident, type_incident, num_contrat_etat_lieux, code_type_etat_lieux_etat_lieux) Values ('2017/10/31', 10866, 12185, '2017/11/08', 0, '...', 449, 2);" calcext:value-type="string">
            <text:p>insert into etat_lieux (date_entree_etat_lieux, km_depart, km_arrive, date_sortie_etat_lieux, incident, type_incident, num_contrat_etat_lieux, code_type_etat_lieux_etat_lieux) Values ('2017/10/31', 10866, 12185, '2017/11/08', 0, '...', 449, 2);</text:p>
          </table:table-cell>
          <table:table-cell table:number-columns-repeated="1010"/>
        </table:table-row>
        <table:table-row table:style-name="ro4">
          <table:table-cell office:value-type="float" office:value="909" calcext:value-type="float">
            <text:p>909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string" calcext:value-type="string">
            <text:p>2017/11/01</text:p>
          </table:table-cell>
          <table:table-cell table:style-name="ce8" office:value-type="float" office:value="21497" calcext:value-type="float">
            <text:p>21497</text:p>
          </table:table-cell>
          <table:table-cell table:style-name="ce8" office:value-type="float" office:value="22184" calcext:value-type="float">
            <text:p>22184</text:p>
          </table:table-cell>
          <table:table-cell table:style-name="ce10" table:formula="of:=IF([.I911]=&quot;/&quot;;[.C911];[.I911])" office:value-type="string" office:string-value="2017/11/08" calcext:value-type="string">
            <text:p>2017/11/08</text:p>
          </table:table-cell>
          <table:table-cell table:style-name="ce10" office:value-type="string" calcext:value-type="string">
            <text:p>2017/11/08</text:p>
          </table:table-cell>
          <table:table-cell table:style-name="ce10" table:formula="of:=IF([.E911]=&quot;null&quot;;&quot;null&quot;;[.I911])" office:value-type="string" office:string-value="2017/11/08" calcext:value-type="string">
            <text:p>2017/11/08</text:p>
          </table:table-cell>
          <table:table-cell table:style-name="ce8" office:value-type="string" calcext:value-type="string">
            <text:p>2017/11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4" calcext:value-type="float">
            <text:p>45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1];&quot;', &quot;;[.D911];&quot;, &quot;;[.E911];&quot;, '&quot;;[.G911];&quot;', &quot;;[.J911];&quot;, '&quot;;[.K911];&quot;', &quot;;[.L911];&quot;, &quot;;[.M911];&quot;);&quot;)" office:value-type="string" office:string-value="insert into etat_lieux (date_entree_etat_lieux, km_depart, km_arrive, date_sortie_etat_lieux, incident, type_incident, num_contrat_etat_lieux, code_type_etat_lieux_etat_lieux) Values ('2017/11/01', 21497, 22184, '2017/11/08', 0, '...', 454, 2);" calcext:value-type="string">
            <text:p>insert into etat_lieux (date_entree_etat_lieux, km_depart, km_arrive, date_sortie_etat_lieux, incident, type_incident, num_contrat_etat_lieux, code_type_etat_lieux_etat_lieux) Values ('2017/11/01', 21497, 22184, '2017/11/08', 0, '...', 454, 2);</text:p>
          </table:table-cell>
          <table:table-cell table:number-columns-repeated="1010"/>
        </table:table-row>
        <table:table-row table:style-name="ro4">
          <table:table-cell office:value-type="float" office:value="910" calcext:value-type="float">
            <text:p>910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string" calcext:value-type="string">
            <text:p>2017/11/01</text:p>
          </table:table-cell>
          <table:table-cell table:style-name="ce8" office:value-type="float" office:value="29071" calcext:value-type="float">
            <text:p>29071</text:p>
          </table:table-cell>
          <table:table-cell table:style-name="ce8" office:value-type="float" office:value="29878" calcext:value-type="float">
            <text:p>29878</text:p>
          </table:table-cell>
          <table:table-cell table:style-name="ce10" table:formula="of:=IF([.I912]=&quot;/&quot;;[.C912];[.I912])" office:value-type="string" office:string-value="2017/11/09" calcext:value-type="string">
            <text:p>2017/11/09</text:p>
          </table:table-cell>
          <table:table-cell table:style-name="ce10" office:value-type="string" calcext:value-type="string">
            <text:p>2017/11/09</text:p>
          </table:table-cell>
          <table:table-cell table:style-name="ce10" table:formula="of:=IF([.E912]=&quot;null&quot;;&quot;null&quot;;[.I912])" office:value-type="string" office:string-value="2017/11/09" calcext:value-type="string">
            <text:p>2017/11/09</text:p>
          </table:table-cell>
          <table:table-cell table:style-name="ce8" office:value-type="string" calcext:value-type="string">
            <text:p>2017/11/0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phare cassée</text:p>
          </table:table-cell>
          <table:table-cell table:style-name="ce18" office:value-type="float" office:value="452" calcext:value-type="float">
            <text:p>45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2];&quot;', &quot;;[.D912];&quot;, &quot;;[.E912];&quot;, '&quot;;[.G912];&quot;', &quot;;[.J912];&quot;, '&quot;;[.K912];&quot;', &quot;;[.L912];&quot;, &quot;;[.M912];&quot;);&quot;)" office:value-type="string" office:string-value="insert into etat_lieux (date_entree_etat_lieux, km_depart, km_arrive, date_sortie_etat_lieux, incident, type_incident, num_contrat_etat_lieux, code_type_etat_lieux_etat_lieux) Values ('2017/11/01', 29071, 29878, '2017/11/09', 1, 'phare cassée', 452, 2);" calcext:value-type="string">
            <text:p>insert into etat_lieux (date_entree_etat_lieux, km_depart, km_arrive, date_sortie_etat_lieux, incident, type_incident, num_contrat_etat_lieux, code_type_etat_lieux_etat_lieux) Values ('2017/11/01', 29071, 29878, '2017/11/09', 1, 'phare cassée', 452, 2);</text:p>
          </table:table-cell>
          <table:table-cell table:number-columns-repeated="1010"/>
        </table:table-row>
        <table:table-row table:style-name="ro4">
          <table:table-cell office:value-type="float" office:value="911" calcext:value-type="float">
            <text:p>911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string" calcext:value-type="string">
            <text:p>2017/11/02</text:p>
          </table:table-cell>
          <table:table-cell table:style-name="ce8" office:value-type="float" office:value="4350" calcext:value-type="float">
            <text:p>4350</text:p>
          </table:table-cell>
          <table:table-cell table:style-name="ce8" office:value-type="float" office:value="5117" calcext:value-type="float">
            <text:p>5117</text:p>
          </table:table-cell>
          <table:table-cell table:style-name="ce10" table:formula="of:=IF([.I913]=&quot;/&quot;;[.C913];[.I913])" office:value-type="string" office:string-value="2017/11/09" calcext:value-type="string">
            <text:p>2017/11/09</text:p>
          </table:table-cell>
          <table:table-cell table:style-name="ce10" office:value-type="string" calcext:value-type="string">
            <text:p>2017/11/09</text:p>
          </table:table-cell>
          <table:table-cell table:style-name="ce10" table:formula="of:=IF([.E913]=&quot;null&quot;;&quot;null&quot;;[.I913])" office:value-type="string" office:string-value="2017/11/09" calcext:value-type="string">
            <text:p>2017/11/09</text:p>
          </table:table-cell>
          <table:table-cell table:style-name="ce8" office:value-type="string" calcext:value-type="string">
            <text:p>2017/11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5" calcext:value-type="float">
            <text:p>45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3];&quot;', &quot;;[.D913];&quot;, &quot;;[.E913];&quot;, '&quot;;[.G913];&quot;', &quot;;[.J913];&quot;, '&quot;;[.K913];&quot;', &quot;;[.L913];&quot;, &quot;;[.M913];&quot;);&quot;)" office:value-type="string" office:string-value="insert into etat_lieux (date_entree_etat_lieux, km_depart, km_arrive, date_sortie_etat_lieux, incident, type_incident, num_contrat_etat_lieux, code_type_etat_lieux_etat_lieux) Values ('2017/11/02', 4350, 5117, '2017/11/09', 0, '...', 455, 2);" calcext:value-type="string">
            <text:p>insert into etat_lieux (date_entree_etat_lieux, km_depart, km_arrive, date_sortie_etat_lieux, incident, type_incident, num_contrat_etat_lieux, code_type_etat_lieux_etat_lieux) Values ('2017/11/02', 4350, 5117, '2017/11/09', 0, '...', 455, 2);</text:p>
          </table:table-cell>
          <table:table-cell table:number-columns-repeated="1010"/>
        </table:table-row>
        <table:table-row table:style-name="ro4">
          <table:table-cell office:value-type="float" office:value="912" calcext:value-type="float">
            <text:p>912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string" calcext:value-type="string">
            <text:p>2017/11/09</text:p>
          </table:table-cell>
          <table:table-cell table:style-name="ce5" office:value-type="float" office:value="5184" calcext:value-type="float">
            <text:p>518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14]=&quot;/&quot;;[.C914];[.I914])" office:value-type="string" office:string-value="2017/11/09" calcext:value-type="string">
            <text:p>2017/11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14]=&quot;null&quot;;&quot;null&quot;;[.I91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1" calcext:value-type="float">
            <text:p>46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4];&quot;', &quot;;[.D914];&quot;, &quot;;[.E914];&quot;, '&quot;;[.G914];&quot;', &quot;;[.J914];&quot;, '&quot;;[.K914];&quot;', &quot;;[.L914];&quot;, &quot;;[.M914];&quot;);&quot;)" office:value-type="string" office:string-value="insert into etat_lieux (date_entree_etat_lieux, km_depart, km_arrive, date_sortie_etat_lieux, incident, type_incident, num_contrat_etat_lieux, code_type_etat_lieux_etat_lieux) Values ('2017/11/09', 5184, null, 'null', 0, '...', 461, 1);" calcext:value-type="string">
            <text:p>insert into etat_lieux (date_entree_etat_lieux, km_depart, km_arrive, date_sortie_etat_lieux, incident, type_incident, num_contrat_etat_lieux, code_type_etat_lieux_etat_lieux) Values ('2017/11/09', 5184, null, 'null', 0, '...', 461, 1);</text:p>
          </table:table-cell>
          <table:table-cell table:number-columns-repeated="1010"/>
        </table:table-row>
        <table:table-row table:style-name="ro4">
          <table:table-cell office:value-type="float" office:value="913" calcext:value-type="float">
            <text:p>913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string" calcext:value-type="string">
            <text:p>2017/11/09</text:p>
          </table:table-cell>
          <table:table-cell table:style-name="ce5" office:value-type="float" office:value="29755" calcext:value-type="float">
            <text:p>2975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15]=&quot;/&quot;;[.C915];[.I915])" office:value-type="string" office:string-value="2017/11/09" calcext:value-type="string">
            <text:p>2017/11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15]=&quot;null&quot;;&quot;null&quot;;[.I91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2" calcext:value-type="float">
            <text:p>46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5];&quot;', &quot;;[.D915];&quot;, &quot;;[.E915];&quot;, '&quot;;[.G915];&quot;', &quot;;[.J915];&quot;, '&quot;;[.K915];&quot;', &quot;;[.L915];&quot;, &quot;;[.M915];&quot;);&quot;)" office:value-type="string" office:string-value="insert into etat_lieux (date_entree_etat_lieux, km_depart, km_arrive, date_sortie_etat_lieux, incident, type_incident, num_contrat_etat_lieux, code_type_etat_lieux_etat_lieux) Values ('2017/11/09', 29755, null, 'null', 0, '...', 462, 1);" calcext:value-type="string">
            <text:p>insert into etat_lieux (date_entree_etat_lieux, km_depart, km_arrive, date_sortie_etat_lieux, incident, type_incident, num_contrat_etat_lieux, code_type_etat_lieux_etat_lieux) Values ('2017/11/09', 29755, null, 'null', 0, '...', 462, 1);</text:p>
          </table:table-cell>
          <table:table-cell table:number-columns-repeated="1010"/>
        </table:table-row>
        <table:table-row table:style-name="ro4">
          <table:table-cell office:value-type="float" office:value="914" calcext:value-type="float">
            <text:p>914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string" calcext:value-type="string">
            <text:p>2017/11/09</text:p>
          </table:table-cell>
          <table:table-cell table:style-name="ce5" office:value-type="float" office:value="6957" calcext:value-type="float">
            <text:p>695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16]=&quot;/&quot;;[.C916];[.I916])" office:value-type="string" office:string-value="2017/11/09" calcext:value-type="string">
            <text:p>2017/11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16]=&quot;null&quot;;&quot;null&quot;;[.I91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463" calcext:value-type="float">
            <text:p>46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6];&quot;', &quot;;[.D916];&quot;, &quot;;[.E916];&quot;, '&quot;;[.G916];&quot;', &quot;;[.J916];&quot;, '&quot;;[.K916];&quot;', &quot;;[.L916];&quot;, &quot;;[.M916];&quot;);&quot;)" office:value-type="string" office:string-value="insert into etat_lieux (date_entree_etat_lieux, km_depart, km_arrive, date_sortie_etat_lieux, incident, type_incident, num_contrat_etat_lieux, code_type_etat_lieux_etat_lieux) Values ('2017/11/09', 6957, null, 'null', 0, '...', 463, 1);" calcext:value-type="string">
            <text:p>insert into etat_lieux (date_entree_etat_lieux, km_depart, km_arrive, date_sortie_etat_lieux, incident, type_incident, num_contrat_etat_lieux, code_type_etat_lieux_etat_lieux) Values ('2017/11/09', 6957, null, 'null', 0, '...', 463, 1);</text:p>
          </table:table-cell>
          <table:table-cell table:number-columns-repeated="1010"/>
        </table:table-row>
        <table:table-row table:style-name="ro4">
          <table:table-cell office:value-type="float" office:value="915" calcext:value-type="float">
            <text:p>915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string" calcext:value-type="string">
            <text:p>2017/11/09</text:p>
          </table:table-cell>
          <table:table-cell table:style-name="ce5" office:value-type="float" office:value="20440" calcext:value-type="float">
            <text:p>2044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17]=&quot;/&quot;;[.C917];[.I917])" office:value-type="string" office:string-value="2017/11/09" calcext:value-type="string">
            <text:p>2017/11/0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17]=&quot;null&quot;;&quot;null&quot;;[.I91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4" calcext:value-type="float">
            <text:p>46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7];&quot;', &quot;;[.D917];&quot;, &quot;;[.E917];&quot;, '&quot;;[.G917];&quot;', &quot;;[.J917];&quot;, '&quot;;[.K917];&quot;', &quot;;[.L917];&quot;, &quot;;[.M917];&quot;);&quot;)" office:value-type="string" office:string-value="insert into etat_lieux (date_entree_etat_lieux, km_depart, km_arrive, date_sortie_etat_lieux, incident, type_incident, num_contrat_etat_lieux, code_type_etat_lieux_etat_lieux) Values ('2017/11/09', 20440, null, 'null', 0, '...', 464, 1);" calcext:value-type="string">
            <text:p>insert into etat_lieux (date_entree_etat_lieux, km_depart, km_arrive, date_sortie_etat_lieux, incident, type_incident, num_contrat_etat_lieux, code_type_etat_lieux_etat_lieux) Values ('2017/11/09', 20440, null, 'null', 0, '...', 464, 1);</text:p>
          </table:table-cell>
          <table:table-cell table:number-columns-repeated="1010"/>
        </table:table-row>
        <table:table-row table:style-name="ro4">
          <table:table-cell office:value-type="float" office:value="916" calcext:value-type="float">
            <text:p>916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string" calcext:value-type="string">
            <text:p>2017/11/03</text:p>
          </table:table-cell>
          <table:table-cell table:style-name="ce8" office:value-type="float" office:value="19541" calcext:value-type="float">
            <text:p>19541</text:p>
          </table:table-cell>
          <table:table-cell table:style-name="ce8" office:value-type="float" office:value="20622" calcext:value-type="float">
            <text:p>20622</text:p>
          </table:table-cell>
          <table:table-cell table:style-name="ce10" table:formula="of:=IF([.I918]=&quot;/&quot;;[.C918];[.I918])" office:value-type="string" office:string-value="2017/11/10" calcext:value-type="string">
            <text:p>2017/11/10</text:p>
          </table:table-cell>
          <table:table-cell table:style-name="ce10" office:value-type="string" calcext:value-type="string">
            <text:p>2017/11/10</text:p>
          </table:table-cell>
          <table:table-cell table:style-name="ce10" table:formula="of:=IF([.E918]=&quot;null&quot;;&quot;null&quot;;[.I918])" office:value-type="string" office:string-value="2017/11/10" calcext:value-type="string">
            <text:p>2017/11/10</text:p>
          </table:table-cell>
          <table:table-cell table:style-name="ce8" office:value-type="string" calcext:value-type="string">
            <text:p>2017/11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6" calcext:value-type="float">
            <text:p>45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8];&quot;', &quot;;[.D918];&quot;, &quot;;[.E918];&quot;, '&quot;;[.G918];&quot;', &quot;;[.J918];&quot;, '&quot;;[.K918];&quot;', &quot;;[.L918];&quot;, &quot;;[.M918];&quot;);&quot;)" office:value-type="string" office:string-value="insert into etat_lieux (date_entree_etat_lieux, km_depart, km_arrive, date_sortie_etat_lieux, incident, type_incident, num_contrat_etat_lieux, code_type_etat_lieux_etat_lieux) Values ('2017/11/03', 19541, 20622, '2017/11/10', 0, '...', 456, 2);" calcext:value-type="string">
            <text:p>insert into etat_lieux (date_entree_etat_lieux, km_depart, km_arrive, date_sortie_etat_lieux, incident, type_incident, num_contrat_etat_lieux, code_type_etat_lieux_etat_lieux) Values ('2017/11/03', 19541, 20622, '2017/11/10', 0, '...', 456, 2);</text:p>
          </table:table-cell>
          <table:table-cell table:number-columns-repeated="1010"/>
        </table:table-row>
        <table:table-row table:style-name="ro4">
          <table:table-cell office:value-type="float" office:value="917" calcext:value-type="float">
            <text:p>917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string" calcext:value-type="string">
            <text:p>2017/11/05</text:p>
          </table:table-cell>
          <table:table-cell table:style-name="ce8" office:value-type="float" office:value="21237" calcext:value-type="float">
            <text:p>21237</text:p>
          </table:table-cell>
          <table:table-cell table:style-name="ce8" office:value-type="float" office:value="22280" calcext:value-type="float">
            <text:p>22280</text:p>
          </table:table-cell>
          <table:table-cell table:style-name="ce10" table:formula="of:=IF([.I919]=&quot;/&quot;;[.C919];[.I919])" office:value-type="string" office:string-value="2017/11/10" calcext:value-type="string">
            <text:p>2017/11/10</text:p>
          </table:table-cell>
          <table:table-cell table:style-name="ce10" office:value-type="string" calcext:value-type="string">
            <text:p>2017/11/10</text:p>
          </table:table-cell>
          <table:table-cell table:style-name="ce10" table:formula="of:=IF([.E919]=&quot;null&quot;;&quot;null&quot;;[.I919])" office:value-type="string" office:string-value="2017/11/10" calcext:value-type="string">
            <text:p>2017/11/10</text:p>
          </table:table-cell>
          <table:table-cell table:style-name="ce8" office:value-type="string" calcext:value-type="string">
            <text:p>2017/11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8" calcext:value-type="float">
            <text:p>45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19];&quot;', &quot;;[.D919];&quot;, &quot;;[.E919];&quot;, '&quot;;[.G919];&quot;', &quot;;[.J919];&quot;, '&quot;;[.K919];&quot;', &quot;;[.L919];&quot;, &quot;;[.M919];&quot;);&quot;)" office:value-type="string" office:string-value="insert into etat_lieux (date_entree_etat_lieux, km_depart, km_arrive, date_sortie_etat_lieux, incident, type_incident, num_contrat_etat_lieux, code_type_etat_lieux_etat_lieux) Values ('2017/11/05', 21237, 22280, '2017/11/10', 0, '...', 458, 2);" calcext:value-type="string">
            <text:p>insert into etat_lieux (date_entree_etat_lieux, km_depart, km_arrive, date_sortie_etat_lieux, incident, type_incident, num_contrat_etat_lieux, code_type_etat_lieux_etat_lieux) Values ('2017/11/05', 21237, 22280, '2017/11/10', 0, '...', 458, 2);</text:p>
          </table:table-cell>
          <table:table-cell table:number-columns-repeated="1010"/>
        </table:table-row>
        <table:table-row table:style-name="ro4">
          <table:table-cell office:value-type="float" office:value="918" calcext:value-type="float">
            <text:p>918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string" calcext:value-type="string">
            <text:p>2017/11/06</text:p>
          </table:table-cell>
          <table:table-cell table:style-name="ce8" office:value-type="float" office:value="9764" calcext:value-type="float">
            <text:p>9764</text:p>
          </table:table-cell>
          <table:table-cell table:style-name="ce8" office:value-type="float" office:value="11154" calcext:value-type="float">
            <text:p>11154</text:p>
          </table:table-cell>
          <table:table-cell table:style-name="ce10" table:formula="of:=IF([.I920]=&quot;/&quot;;[.C920];[.I920])" office:value-type="string" office:string-value="2017/11/10" calcext:value-type="string">
            <text:p>2017/11/10</text:p>
          </table:table-cell>
          <table:table-cell table:style-name="ce10" office:value-type="string" calcext:value-type="string">
            <text:p>2017/11/10</text:p>
          </table:table-cell>
          <table:table-cell table:style-name="ce10" table:formula="of:=IF([.E920]=&quot;null&quot;;&quot;null&quot;;[.I920])" office:value-type="string" office:string-value="2017/11/10" calcext:value-type="string">
            <text:p>2017/11/10</text:p>
          </table:table-cell>
          <table:table-cell table:style-name="ce8" office:value-type="string" calcext:value-type="string">
            <text:p>2017/11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9" calcext:value-type="float">
            <text:p>45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0];&quot;', &quot;;[.D920];&quot;, &quot;;[.E920];&quot;, '&quot;;[.G920];&quot;', &quot;;[.J920];&quot;, '&quot;;[.K920];&quot;', &quot;;[.L920];&quot;, &quot;;[.M920];&quot;);&quot;)" office:value-type="string" office:string-value="insert into etat_lieux (date_entree_etat_lieux, km_depart, km_arrive, date_sortie_etat_lieux, incident, type_incident, num_contrat_etat_lieux, code_type_etat_lieux_etat_lieux) Values ('2017/11/06', 9764, 11154, '2017/11/10', 0, '...', 459, 2);" calcext:value-type="string">
            <text:p>insert into etat_lieux (date_entree_etat_lieux, km_depart, km_arrive, date_sortie_etat_lieux, incident, type_incident, num_contrat_etat_lieux, code_type_etat_lieux_etat_lieux) Values ('2017/11/06', 9764, 11154, '2017/11/10', 0, '...', 459, 2);</text:p>
          </table:table-cell>
          <table:table-cell table:number-columns-repeated="1010"/>
        </table:table-row>
        <table:table-row table:style-name="ro4">
          <table:table-cell office:value-type="float" office:value="919" calcext:value-type="float">
            <text:p>919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string" calcext:value-type="string">
            <text:p>2017/11/10</text:p>
          </table:table-cell>
          <table:table-cell table:style-name="ce5" office:value-type="float" office:value="19447" calcext:value-type="float">
            <text:p>1944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21]=&quot;/&quot;;[.C921];[.I921])" office:value-type="string" office:string-value="2017/11/10" calcext:value-type="string">
            <text:p>2017/11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21]=&quot;null&quot;;&quot;null&quot;;[.I92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5" calcext:value-type="float">
            <text:p>46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1];&quot;', &quot;;[.D921];&quot;, &quot;;[.E921];&quot;, '&quot;;[.G921];&quot;', &quot;;[.J921];&quot;, '&quot;;[.K921];&quot;', &quot;;[.L921];&quot;, &quot;;[.M921];&quot;);&quot;)" office:value-type="string" office:string-value="insert into etat_lieux (date_entree_etat_lieux, km_depart, km_arrive, date_sortie_etat_lieux, incident, type_incident, num_contrat_etat_lieux, code_type_etat_lieux_etat_lieux) Values ('2017/11/10', 19447, null, 'null', 0, '...', 465, 1);" calcext:value-type="string">
            <text:p>insert into etat_lieux (date_entree_etat_lieux, km_depart, km_arrive, date_sortie_etat_lieux, incident, type_incident, num_contrat_etat_lieux, code_type_etat_lieux_etat_lieux) Values ('2017/11/10', 19447, null, 'null', 0, '...', 465, 1);</text:p>
          </table:table-cell>
          <table:table-cell table:number-columns-repeated="1010"/>
        </table:table-row>
        <table:table-row table:style-name="ro4">
          <table:table-cell office:value-type="float" office:value="920" calcext:value-type="float">
            <text:p>920</text:p>
          </table:table-cell>
          <table:table-cell table:style-name="ce5" office:value-type="float" office:value="466" calcext:value-type="float">
            <text:p>466</text:p>
          </table:table-cell>
          <table:table-cell table:style-name="ce5" office:value-type="string" calcext:value-type="string">
            <text:p>2017/11/10</text:p>
          </table:table-cell>
          <table:table-cell table:style-name="ce5" office:value-type="float" office:value="5320" calcext:value-type="float">
            <text:p>532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22]=&quot;/&quot;;[.C922];[.I922])" office:value-type="string" office:string-value="2017/11/10" calcext:value-type="string">
            <text:p>2017/11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22]=&quot;null&quot;;&quot;null&quot;;[.I92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6" calcext:value-type="float">
            <text:p>46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2];&quot;', &quot;;[.D922];&quot;, &quot;;[.E922];&quot;, '&quot;;[.G922];&quot;', &quot;;[.J922];&quot;, '&quot;;[.K922];&quot;', &quot;;[.L922];&quot;, &quot;;[.M922];&quot;);&quot;)" office:value-type="string" office:string-value="insert into etat_lieux (date_entree_etat_lieux, km_depart, km_arrive, date_sortie_etat_lieux, incident, type_incident, num_contrat_etat_lieux, code_type_etat_lieux_etat_lieux) Values ('2017/11/10', 5320, null, 'null', 0, '...', 466, 1);" calcext:value-type="string">
            <text:p>insert into etat_lieux (date_entree_etat_lieux, km_depart, km_arrive, date_sortie_etat_lieux, incident, type_incident, num_contrat_etat_lieux, code_type_etat_lieux_etat_lieux) Values ('2017/11/10', 5320, null, 'null', 0, '...', 466, 1);</text:p>
          </table:table-cell>
          <table:table-cell table:number-columns-repeated="1010"/>
        </table:table-row>
        <table:table-row table:style-name="ro4">
          <table:table-cell office:value-type="float" office:value="921" calcext:value-type="float">
            <text:p>921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string" calcext:value-type="string">
            <text:p>2017/11/10</text:p>
          </table:table-cell>
          <table:table-cell table:style-name="ce5" office:value-type="float" office:value="19128" calcext:value-type="float">
            <text:p>1912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23]=&quot;/&quot;;[.C923];[.I923])" office:value-type="string" office:string-value="2017/11/10" calcext:value-type="string">
            <text:p>2017/11/1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23]=&quot;null&quot;;&quot;null&quot;;[.I92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7" calcext:value-type="float">
            <text:p>46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3];&quot;', &quot;;[.D923];&quot;, &quot;;[.E923];&quot;, '&quot;;[.G923];&quot;', &quot;;[.J923];&quot;, '&quot;;[.K923];&quot;', &quot;;[.L923];&quot;, &quot;;[.M923];&quot;);&quot;)" office:value-type="string" office:string-value="insert into etat_lieux (date_entree_etat_lieux, km_depart, km_arrive, date_sortie_etat_lieux, incident, type_incident, num_contrat_etat_lieux, code_type_etat_lieux_etat_lieux) Values ('2017/11/10', 19128, null, 'null', 0, '...', 467, 1);" calcext:value-type="string">
            <text:p>insert into etat_lieux (date_entree_etat_lieux, km_depart, km_arrive, date_sortie_etat_lieux, incident, type_incident, num_contrat_etat_lieux, code_type_etat_lieux_etat_lieux) Values ('2017/11/10', 19128, null, 'null', 0, '...', 467, 1);</text:p>
          </table:table-cell>
          <table:table-cell table:number-columns-repeated="1010"/>
        </table:table-row>
        <table:table-row table:style-name="ro4">
          <table:table-cell office:value-type="float" office:value="922" calcext:value-type="float">
            <text:p>922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string" calcext:value-type="string">
            <text:p>2017/10/28</text:p>
          </table:table-cell>
          <table:table-cell table:style-name="ce8" office:value-type="float" office:value="2666" calcext:value-type="float">
            <text:p>2666</text:p>
          </table:table-cell>
          <table:table-cell table:style-name="ce8" office:value-type="float" office:value="3096" calcext:value-type="float">
            <text:p>3096</text:p>
          </table:table-cell>
          <table:table-cell table:style-name="ce10" table:formula="of:=IF([.I924]=&quot;/&quot;;[.C924];[.I924])" office:value-type="string" office:string-value="2017/11/11" calcext:value-type="string">
            <text:p>2017/11/11</text:p>
          </table:table-cell>
          <table:table-cell table:style-name="ce10" office:value-type="string" calcext:value-type="string">
            <text:p>2017/11/11</text:p>
          </table:table-cell>
          <table:table-cell table:style-name="ce10" table:formula="of:=IF([.E924]=&quot;null&quot;;&quot;null&quot;;[.I924])" office:value-type="string" office:string-value="2017/11/11" calcext:value-type="string">
            <text:p>2017/11/11</text:p>
          </table:table-cell>
          <table:table-cell table:style-name="ce8" office:value-type="string" calcext:value-type="string">
            <text:p>2017/11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2" calcext:value-type="float">
            <text:p>44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4];&quot;', &quot;;[.D924];&quot;, &quot;;[.E924];&quot;, '&quot;;[.G924];&quot;', &quot;;[.J924];&quot;, '&quot;;[.K924];&quot;', &quot;;[.L924];&quot;, &quot;;[.M924];&quot;);&quot;)" office:value-type="string" office:string-value="insert into etat_lieux (date_entree_etat_lieux, km_depart, km_arrive, date_sortie_etat_lieux, incident, type_incident, num_contrat_etat_lieux, code_type_etat_lieux_etat_lieux) Values ('2017/10/28', 2666, 3096, '2017/11/11', 0, '...', 442, 2);" calcext:value-type="string">
            <text:p>insert into etat_lieux (date_entree_etat_lieux, km_depart, km_arrive, date_sortie_etat_lieux, incident, type_incident, num_contrat_etat_lieux, code_type_etat_lieux_etat_lieux) Values ('2017/10/28', 2666, 3096, '2017/11/11', 0, '...', 442, 2);</text:p>
          </table:table-cell>
          <table:table-cell table:number-columns-repeated="1010"/>
        </table:table-row>
        <table:table-row table:style-name="ro4">
          <table:table-cell office:value-type="float" office:value="923" calcext:value-type="float">
            <text:p>923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string" calcext:value-type="string">
            <text:p>2017/10/31</text:p>
          </table:table-cell>
          <table:table-cell table:style-name="ce8" office:value-type="float" office:value="11013" calcext:value-type="float">
            <text:p>11013</text:p>
          </table:table-cell>
          <table:table-cell table:style-name="ce8" office:value-type="float" office:value="11484" calcext:value-type="float">
            <text:p>11484</text:p>
          </table:table-cell>
          <table:table-cell table:style-name="ce10" table:formula="of:=IF([.I925]=&quot;/&quot;;[.C925];[.I925])" office:value-type="string" office:string-value="2017/11/11" calcext:value-type="string">
            <text:p>2017/11/11</text:p>
          </table:table-cell>
          <table:table-cell table:style-name="ce10" office:value-type="string" calcext:value-type="string">
            <text:p>2017/11/11</text:p>
          </table:table-cell>
          <table:table-cell table:style-name="ce10" table:formula="of:=IF([.E925]=&quot;null&quot;;&quot;null&quot;;[.I925])" office:value-type="string" office:string-value="2017/11/11" calcext:value-type="string">
            <text:p>2017/11/11</text:p>
          </table:table-cell>
          <table:table-cell table:style-name="ce8" office:value-type="string" calcext:value-type="string">
            <text:p>2017/11/1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0" calcext:value-type="float">
            <text:p>45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5];&quot;', &quot;;[.D925];&quot;, &quot;;[.E925];&quot;, '&quot;;[.G925];&quot;', &quot;;[.J925];&quot;, '&quot;;[.K925];&quot;', &quot;;[.L925];&quot;, &quot;;[.M925];&quot;);&quot;)" office:value-type="string" office:string-value="insert into etat_lieux (date_entree_etat_lieux, km_depart, km_arrive, date_sortie_etat_lieux, incident, type_incident, num_contrat_etat_lieux, code_type_etat_lieux_etat_lieux) Values ('2017/10/31', 11013, 11484, '2017/11/11', 0, '...', 450, 2);" calcext:value-type="string">
            <text:p>insert into etat_lieux (date_entree_etat_lieux, km_depart, km_arrive, date_sortie_etat_lieux, incident, type_incident, num_contrat_etat_lieux, code_type_etat_lieux_etat_lieux) Values ('2017/10/31', 11013, 11484, '2017/11/11', 0, '...', 450, 2);</text:p>
          </table:table-cell>
          <table:table-cell table:number-columns-repeated="1010"/>
        </table:table-row>
        <table:table-row table:style-name="ro4">
          <table:table-cell office:value-type="float" office:value="924" calcext:value-type="float">
            <text:p>924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string" calcext:value-type="string">
            <text:p>2017/11/11</text:p>
          </table:table-cell>
          <table:table-cell table:style-name="ce5" office:value-type="float" office:value="9727" calcext:value-type="float">
            <text:p>972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26]=&quot;/&quot;;[.C926];[.I926])" office:value-type="string" office:string-value="2017/11/11" calcext:value-type="string">
            <text:p>2017/11/1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26]=&quot;null&quot;;&quot;null&quot;;[.I92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8" calcext:value-type="float">
            <text:p>46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6];&quot;', &quot;;[.D926];&quot;, &quot;;[.E926];&quot;, '&quot;;[.G926];&quot;', &quot;;[.J926];&quot;, '&quot;;[.K926];&quot;', &quot;;[.L926];&quot;, &quot;;[.M926];&quot;);&quot;)" office:value-type="string" office:string-value="insert into etat_lieux (date_entree_etat_lieux, km_depart, km_arrive, date_sortie_etat_lieux, incident, type_incident, num_contrat_etat_lieux, code_type_etat_lieux_etat_lieux) Values ('2017/11/11', 9727, null, 'null', 0, '...', 468, 1);" calcext:value-type="string">
            <text:p>insert into etat_lieux (date_entree_etat_lieux, km_depart, km_arrive, date_sortie_etat_lieux, incident, type_incident, num_contrat_etat_lieux, code_type_etat_lieux_etat_lieux) Values ('2017/11/11', 9727, null, 'null', 0, '...', 468, 1);</text:p>
          </table:table-cell>
          <table:table-cell table:number-columns-repeated="1010"/>
        </table:table-row>
        <table:table-row table:style-name="ro4">
          <table:table-cell office:value-type="float" office:value="925" calcext:value-type="float">
            <text:p>925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string" calcext:value-type="string">
            <text:p>2017/10/28</text:p>
          </table:table-cell>
          <table:table-cell table:style-name="ce8" office:value-type="float" office:value="4242" calcext:value-type="float">
            <text:p>4242</text:p>
          </table:table-cell>
          <table:table-cell table:style-name="ce8" office:value-type="float" office:value="4508" calcext:value-type="float">
            <text:p>4508</text:p>
          </table:table-cell>
          <table:table-cell table:style-name="ce10" table:formula="of:=IF([.I927]=&quot;/&quot;;[.C927];[.I927])" office:value-type="string" office:string-value="2017/11/12" calcext:value-type="string">
            <text:p>2017/11/12</text:p>
          </table:table-cell>
          <table:table-cell table:style-name="ce10" office:value-type="string" calcext:value-type="string">
            <text:p>2017/11/12</text:p>
          </table:table-cell>
          <table:table-cell table:style-name="ce10" table:formula="of:=IF([.E927]=&quot;null&quot;;&quot;null&quot;;[.I927])" office:value-type="string" office:string-value="2017/11/12" calcext:value-type="string">
            <text:p>2017/11/12</text:p>
          </table:table-cell>
          <table:table-cell table:style-name="ce8" office:value-type="string" calcext:value-type="string">
            <text:p>2017/11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0" calcext:value-type="float">
            <text:p>44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7];&quot;', &quot;;[.D927];&quot;, &quot;;[.E927];&quot;, '&quot;;[.G927];&quot;', &quot;;[.J927];&quot;, '&quot;;[.K927];&quot;', &quot;;[.L927];&quot;, &quot;;[.M927];&quot;);&quot;)" office:value-type="string" office:string-value="insert into etat_lieux (date_entree_etat_lieux, km_depart, km_arrive, date_sortie_etat_lieux, incident, type_incident, num_contrat_etat_lieux, code_type_etat_lieux_etat_lieux) Values ('2017/10/28', 4242, 4508, '2017/11/12', 0, '...', 440, 2);" calcext:value-type="string">
            <text:p>insert into etat_lieux (date_entree_etat_lieux, km_depart, km_arrive, date_sortie_etat_lieux, incident, type_incident, num_contrat_etat_lieux, code_type_etat_lieux_etat_lieux) Values ('2017/10/28', 4242, 4508, '2017/11/12', 0, '...', 440, 2);</text:p>
          </table:table-cell>
          <table:table-cell table:number-columns-repeated="1010"/>
        </table:table-row>
        <table:table-row table:style-name="ro4">
          <table:table-cell office:value-type="float" office:value="926" calcext:value-type="float">
            <text:p>926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string" calcext:value-type="string">
            <text:p>2017/11/10</text:p>
          </table:table-cell>
          <table:table-cell table:style-name="ce8" office:value-type="float" office:value="19447" calcext:value-type="float">
            <text:p>19447</text:p>
          </table:table-cell>
          <table:table-cell table:style-name="ce8" office:value-type="float" office:value="20356" calcext:value-type="float">
            <text:p>20356</text:p>
          </table:table-cell>
          <table:table-cell table:style-name="ce10" table:formula="of:=IF([.I928]=&quot;/&quot;;[.C928];[.I928])" office:value-type="string" office:string-value="2017/11/12" calcext:value-type="string">
            <text:p>2017/11/12</text:p>
          </table:table-cell>
          <table:table-cell table:style-name="ce10" office:value-type="string" calcext:value-type="string">
            <text:p>2017/11/12</text:p>
          </table:table-cell>
          <table:table-cell table:style-name="ce10" table:formula="of:=IF([.E928]=&quot;null&quot;;&quot;null&quot;;[.I928])" office:value-type="string" office:string-value="2017/11/12" calcext:value-type="string">
            <text:p>2017/11/12</text:p>
          </table:table-cell>
          <table:table-cell table:style-name="ce8" office:value-type="string" calcext:value-type="string">
            <text:p>2017/11/12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5" calcext:value-type="float">
            <text:p>46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8];&quot;', &quot;;[.D928];&quot;, &quot;;[.E928];&quot;, '&quot;;[.G928];&quot;', &quot;;[.J928];&quot;, '&quot;;[.K928];&quot;', &quot;;[.L928];&quot;, &quot;;[.M928];&quot;);&quot;)" office:value-type="string" office:string-value="insert into etat_lieux (date_entree_etat_lieux, km_depart, km_arrive, date_sortie_etat_lieux, incident, type_incident, num_contrat_etat_lieux, code_type_etat_lieux_etat_lieux) Values ('2017/11/10', 19447, 20356, '2017/11/12', 0, '...', 465, 2);" calcext:value-type="string">
            <text:p>insert into etat_lieux (date_entree_etat_lieux, km_depart, km_arrive, date_sortie_etat_lieux, incident, type_incident, num_contrat_etat_lieux, code_type_etat_lieux_etat_lieux) Values ('2017/11/10', 19447, 20356, '2017/11/12', 0, '...', 465, 2);</text:p>
          </table:table-cell>
          <table:table-cell table:number-columns-repeated="1010"/>
        </table:table-row>
        <table:table-row table:style-name="ro4">
          <table:table-cell office:value-type="float" office:value="927" calcext:value-type="float">
            <text:p>927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string" calcext:value-type="string">
            <text:p>2017/11/12</text:p>
          </table:table-cell>
          <table:table-cell table:style-name="ce5" office:value-type="float" office:value="7943" calcext:value-type="float">
            <text:p>794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29]=&quot;/&quot;;[.C929];[.I929])" office:value-type="string" office:string-value="2017/11/12" calcext:value-type="string">
            <text:p>2017/11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29]=&quot;null&quot;;&quot;null&quot;;[.I92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69" calcext:value-type="float">
            <text:p>46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29];&quot;', &quot;;[.D929];&quot;, &quot;;[.E929];&quot;, '&quot;;[.G929];&quot;', &quot;;[.J929];&quot;, '&quot;;[.K929];&quot;', &quot;;[.L929];&quot;, &quot;;[.M929];&quot;);&quot;)" office:value-type="string" office:string-value="insert into etat_lieux (date_entree_etat_lieux, km_depart, km_arrive, date_sortie_etat_lieux, incident, type_incident, num_contrat_etat_lieux, code_type_etat_lieux_etat_lieux) Values ('2017/11/12', 7943, null, 'null', 0, '...', 469, 1);" calcext:value-type="string">
            <text:p>insert into etat_lieux (date_entree_etat_lieux, km_depart, km_arrive, date_sortie_etat_lieux, incident, type_incident, num_contrat_etat_lieux, code_type_etat_lieux_etat_lieux) Values ('2017/11/12', 7943, null, 'null', 0, '...', 469, 1);</text:p>
          </table:table-cell>
          <table:table-cell table:number-columns-repeated="1010"/>
        </table:table-row>
        <table:table-row table:style-name="ro4">
          <table:table-cell office:value-type="float" office:value="928" calcext:value-type="float">
            <text:p>928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2017/11/12</text:p>
          </table:table-cell>
          <table:table-cell table:style-name="ce5" office:value-type="float" office:value="8998" calcext:value-type="float">
            <text:p>899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30]=&quot;/&quot;;[.C930];[.I930])" office:value-type="string" office:string-value="2017/11/12" calcext:value-type="string">
            <text:p>2017/11/1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30]=&quot;null&quot;;&quot;null&quot;;[.I93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0" calcext:value-type="float">
            <text:p>47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0];&quot;', &quot;;[.D930];&quot;, &quot;;[.E930];&quot;, '&quot;;[.G930];&quot;', &quot;;[.J930];&quot;, '&quot;;[.K930];&quot;', &quot;;[.L930];&quot;, &quot;;[.M930];&quot;);&quot;)" office:value-type="string" office:string-value="insert into etat_lieux (date_entree_etat_lieux, km_depart, km_arrive, date_sortie_etat_lieux, incident, type_incident, num_contrat_etat_lieux, code_type_etat_lieux_etat_lieux) Values ('2017/11/12', 8998, null, 'null', 0, '...', 470, 1);" calcext:value-type="string">
            <text:p>insert into etat_lieux (date_entree_etat_lieux, km_depart, km_arrive, date_sortie_etat_lieux, incident, type_incident, num_contrat_etat_lieux, code_type_etat_lieux_etat_lieux) Values ('2017/11/12', 8998, null, 'null', 0, '...', 470, 1);</text:p>
          </table:table-cell>
          <table:table-cell table:number-columns-repeated="1010"/>
        </table:table-row>
        <table:table-row table:style-name="ro4">
          <table:table-cell office:value-type="float" office:value="929" calcext:value-type="float">
            <text:p>929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string" calcext:value-type="string">
            <text:p>2017/10/29</text:p>
          </table:table-cell>
          <table:table-cell table:style-name="ce8" office:value-type="float" office:value="27354" calcext:value-type="float">
            <text:p>27354</text:p>
          </table:table-cell>
          <table:table-cell table:style-name="ce8" office:value-type="float" office:value="27564" calcext:value-type="float">
            <text:p>27564</text:p>
          </table:table-cell>
          <table:table-cell table:style-name="ce10" table:formula="of:=IF([.I931]=&quot;/&quot;;[.C931];[.I931])" office:value-type="string" office:string-value="2017/11/13" calcext:value-type="string">
            <text:p>2017/11/13</text:p>
          </table:table-cell>
          <table:table-cell table:style-name="ce10" office:value-type="string" calcext:value-type="string">
            <text:p>2017/11/13</text:p>
          </table:table-cell>
          <table:table-cell table:style-name="ce10" table:formula="of:=IF([.E931]=&quot;null&quot;;&quot;null&quot;;[.I931])" office:value-type="string" office:string-value="2017/11/13" calcext:value-type="string">
            <text:p>2017/11/13</text:p>
          </table:table-cell>
          <table:table-cell table:style-name="ce8" office:value-type="string" calcext:value-type="string">
            <text:p>2017/11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43" calcext:value-type="float">
            <text:p>44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1];&quot;', &quot;;[.D931];&quot;, &quot;;[.E931];&quot;, '&quot;;[.G931];&quot;', &quot;;[.J931];&quot;, '&quot;;[.K931];&quot;', &quot;;[.L931];&quot;, &quot;;[.M931];&quot;);&quot;)" office:value-type="string" office:string-value="insert into etat_lieux (date_entree_etat_lieux, km_depart, km_arrive, date_sortie_etat_lieux, incident, type_incident, num_contrat_etat_lieux, code_type_etat_lieux_etat_lieux) Values ('2017/10/29', 27354, 27564, '2017/11/13', 0, '...', 443, 2);" calcext:value-type="string">
            <text:p>insert into etat_lieux (date_entree_etat_lieux, km_depart, km_arrive, date_sortie_etat_lieux, incident, type_incident, num_contrat_etat_lieux, code_type_etat_lieux_etat_lieux) Values ('2017/10/29', 27354, 27564, '2017/11/13', 0, '...', 443, 2);</text:p>
          </table:table-cell>
          <table:table-cell table:number-columns-repeated="1010"/>
        </table:table-row>
        <table:table-row table:style-name="ro4">
          <table:table-cell office:value-type="float" office:value="930" calcext:value-type="float">
            <text:p>930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string" calcext:value-type="string">
            <text:p>2017/11/13</text:p>
          </table:table-cell>
          <table:table-cell table:style-name="ce5" office:value-type="float" office:value="28016" calcext:value-type="float">
            <text:p>2801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32]=&quot;/&quot;;[.C932];[.I932])" office:value-type="string" office:string-value="2017/11/13" calcext:value-type="string">
            <text:p>2017/11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32]=&quot;null&quot;;&quot;null&quot;;[.I932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1" calcext:value-type="float">
            <text:p>47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2];&quot;', &quot;;[.D932];&quot;, &quot;;[.E932];&quot;, '&quot;;[.G932];&quot;', &quot;;[.J932];&quot;, '&quot;;[.K932];&quot;', &quot;;[.L932];&quot;, &quot;;[.M932];&quot;);&quot;)" office:value-type="string" office:string-value="insert into etat_lieux (date_entree_etat_lieux, km_depart, km_arrive, date_sortie_etat_lieux, incident, type_incident, num_contrat_etat_lieux, code_type_etat_lieux_etat_lieux) Values ('2017/11/13', 28016, null, 'null', 0, '...', 471, 1);" calcext:value-type="string">
            <text:p>insert into etat_lieux (date_entree_etat_lieux, km_depart, km_arrive, date_sortie_etat_lieux, incident, type_incident, num_contrat_etat_lieux, code_type_etat_lieux_etat_lieux) Values ('2017/11/13', 28016, null, 'null', 0, '...', 471, 1);</text:p>
          </table:table-cell>
          <table:table-cell table:number-columns-repeated="1010"/>
        </table:table-row>
        <table:table-row table:style-name="ro4">
          <table:table-cell office:value-type="float" office:value="931" calcext:value-type="float">
            <text:p>931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string" calcext:value-type="string">
            <text:p>2017/11/13</text:p>
          </table:table-cell>
          <table:table-cell table:style-name="ce5" office:value-type="float" office:value="5621" calcext:value-type="float">
            <text:p>562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33]=&quot;/&quot;;[.C933];[.I933])" office:value-type="string" office:string-value="2017/11/13" calcext:value-type="string">
            <text:p>2017/11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33]=&quot;null&quot;;&quot;null&quot;;[.I93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2" calcext:value-type="float">
            <text:p>47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3];&quot;', &quot;;[.D933];&quot;, &quot;;[.E933];&quot;, '&quot;;[.G933];&quot;', &quot;;[.J933];&quot;, '&quot;;[.K933];&quot;', &quot;;[.L933];&quot;, &quot;;[.M933];&quot;);&quot;)" office:value-type="string" office:string-value="insert into etat_lieux (date_entree_etat_lieux, km_depart, km_arrive, date_sortie_etat_lieux, incident, type_incident, num_contrat_etat_lieux, code_type_etat_lieux_etat_lieux) Values ('2017/11/13', 5621, null, 'null', 0, '...', 472, 1);" calcext:value-type="string">
            <text:p>insert into etat_lieux (date_entree_etat_lieux, km_depart, km_arrive, date_sortie_etat_lieux, incident, type_incident, num_contrat_etat_lieux, code_type_etat_lieux_etat_lieux) Values ('2017/11/13', 5621, null, 'null', 0, '...', 472, 1);</text:p>
          </table:table-cell>
          <table:table-cell table:number-columns-repeated="1010"/>
        </table:table-row>
        <table:table-row table:style-name="ro4">
          <table:table-cell office:value-type="float" office:value="932" calcext:value-type="float">
            <text:p>932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string" calcext:value-type="string">
            <text:p>2017/11/13</text:p>
          </table:table-cell>
          <table:table-cell table:style-name="ce5" office:value-type="float" office:value="11709" calcext:value-type="float">
            <text:p>1170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34]=&quot;/&quot;;[.C934];[.I934])" office:value-type="string" office:string-value="2017/11/13" calcext:value-type="string">
            <text:p>2017/11/13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34]=&quot;null&quot;;&quot;null&quot;;[.I93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3" calcext:value-type="float">
            <text:p>47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4];&quot;', &quot;;[.D934];&quot;, &quot;;[.E934];&quot;, '&quot;;[.G934];&quot;', &quot;;[.J934];&quot;, '&quot;;[.K934];&quot;', &quot;;[.L934];&quot;, &quot;;[.M934];&quot;);&quot;)" office:value-type="string" office:string-value="insert into etat_lieux (date_entree_etat_lieux, km_depart, km_arrive, date_sortie_etat_lieux, incident, type_incident, num_contrat_etat_lieux, code_type_etat_lieux_etat_lieux) Values ('2017/11/13', 11709, null, 'null', 0, '...', 473, 1);" calcext:value-type="string">
            <text:p>insert into etat_lieux (date_entree_etat_lieux, km_depart, km_arrive, date_sortie_etat_lieux, incident, type_incident, num_contrat_etat_lieux, code_type_etat_lieux_etat_lieux) Values ('2017/11/13', 11709, null, 'null', 0, '...', 473, 1);</text:p>
          </table:table-cell>
          <table:table-cell table:number-columns-repeated="1010"/>
        </table:table-row>
        <table:table-row table:style-name="ro4">
          <table:table-cell office:value-type="float" office:value="933" calcext:value-type="float">
            <text:p>933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string" calcext:value-type="string">
            <text:p>2017/11/13</text:p>
          </table:table-cell>
          <table:table-cell table:style-name="ce8" office:value-type="float" office:value="11709" calcext:value-type="float">
            <text:p>11709</text:p>
          </table:table-cell>
          <table:table-cell table:style-name="ce8" office:value-type="float" office:value="12893" calcext:value-type="float">
            <text:p>12893</text:p>
          </table:table-cell>
          <table:table-cell table:style-name="ce10" table:formula="of:=IF([.I935]=&quot;/&quot;;[.C935];[.I935])" office:value-type="string" office:string-value="2017/11/14" calcext:value-type="string">
            <text:p>2017/11/14</text:p>
          </table:table-cell>
          <table:table-cell table:style-name="ce10" office:value-type="string" calcext:value-type="string">
            <text:p>2017/11/14</text:p>
          </table:table-cell>
          <table:table-cell table:style-name="ce10" table:formula="of:=IF([.E935]=&quot;null&quot;;&quot;null&quot;;[.I935])" office:value-type="string" office:string-value="2017/11/14" calcext:value-type="string">
            <text:p>2017/11/14</text:p>
          </table:table-cell>
          <table:table-cell table:style-name="ce8" office:value-type="string" calcext:value-type="string">
            <text:p>2017/11/1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3" calcext:value-type="float">
            <text:p>47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5];&quot;', &quot;;[.D935];&quot;, &quot;;[.E935];&quot;, '&quot;;[.G935];&quot;', &quot;;[.J935];&quot;, '&quot;;[.K935];&quot;', &quot;;[.L935];&quot;, &quot;;[.M935];&quot;);&quot;)" office:value-type="string" office:string-value="insert into etat_lieux (date_entree_etat_lieux, km_depart, km_arrive, date_sortie_etat_lieux, incident, type_incident, num_contrat_etat_lieux, code_type_etat_lieux_etat_lieux) Values ('2017/11/13', 11709, 12893, '2017/11/14', 0, '...', 473, 2);" calcext:value-type="string">
            <text:p>insert into etat_lieux (date_entree_etat_lieux, km_depart, km_arrive, date_sortie_etat_lieux, incident, type_incident, num_contrat_etat_lieux, code_type_etat_lieux_etat_lieux) Values ('2017/11/13', 11709, 12893, '2017/11/14', 0, '...', 473, 2);</text:p>
          </table:table-cell>
          <table:table-cell table:number-columns-repeated="1010"/>
        </table:table-row>
        <table:table-row table:style-name="ro4">
          <table:table-cell office:value-type="float" office:value="934" calcext:value-type="float">
            <text:p>934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string" calcext:value-type="string">
            <text:p>2017/11/14</text:p>
          </table:table-cell>
          <table:table-cell table:style-name="ce5" office:value-type="float" office:value="8355" calcext:value-type="float">
            <text:p>835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36]=&quot;/&quot;;[.C936];[.I936])" office:value-type="string" office:string-value="2017/11/14" calcext:value-type="string">
            <text:p>2017/11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36]=&quot;null&quot;;&quot;null&quot;;[.I93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4" calcext:value-type="float">
            <text:p>47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6];&quot;', &quot;;[.D936];&quot;, &quot;;[.E936];&quot;, '&quot;;[.G936];&quot;', &quot;;[.J936];&quot;, '&quot;;[.K936];&quot;', &quot;;[.L936];&quot;, &quot;;[.M936];&quot;);&quot;)" office:value-type="string" office:string-value="insert into etat_lieux (date_entree_etat_lieux, km_depart, km_arrive, date_sortie_etat_lieux, incident, type_incident, num_contrat_etat_lieux, code_type_etat_lieux_etat_lieux) Values ('2017/11/14', 8355, null, 'null', 0, '...', 474, 1);" calcext:value-type="string">
            <text:p>insert into etat_lieux (date_entree_etat_lieux, km_depart, km_arrive, date_sortie_etat_lieux, incident, type_incident, num_contrat_etat_lieux, code_type_etat_lieux_etat_lieux) Values ('2017/11/14', 8355, null, 'null', 0, '...', 474, 1);</text:p>
          </table:table-cell>
          <table:table-cell table:number-columns-repeated="1010"/>
        </table:table-row>
        <table:table-row table:style-name="ro4">
          <table:table-cell office:value-type="float" office:value="935" calcext:value-type="float">
            <text:p>935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string" calcext:value-type="string">
            <text:p>2017/11/14</text:p>
          </table:table-cell>
          <table:table-cell table:style-name="ce5" office:value-type="float" office:value="4267" calcext:value-type="float">
            <text:p>426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37]=&quot;/&quot;;[.C937];[.I937])" office:value-type="string" office:string-value="2017/11/14" calcext:value-type="string">
            <text:p>2017/11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37]=&quot;null&quot;;&quot;null&quot;;[.I93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5" calcext:value-type="float">
            <text:p>47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7];&quot;', &quot;;[.D937];&quot;, &quot;;[.E937];&quot;, '&quot;;[.G937];&quot;', &quot;;[.J937];&quot;, '&quot;;[.K937];&quot;', &quot;;[.L937];&quot;, &quot;;[.M937];&quot;);&quot;)" office:value-type="string" office:string-value="insert into etat_lieux (date_entree_etat_lieux, km_depart, km_arrive, date_sortie_etat_lieux, incident, type_incident, num_contrat_etat_lieux, code_type_etat_lieux_etat_lieux) Values ('2017/11/14', 4267, null, 'null', 0, '...', 475, 1);" calcext:value-type="string">
            <text:p>insert into etat_lieux (date_entree_etat_lieux, km_depart, km_arrive, date_sortie_etat_lieux, incident, type_incident, num_contrat_etat_lieux, code_type_etat_lieux_etat_lieux) Values ('2017/11/14', 4267, null, 'null', 0, '...', 475, 1);</text:p>
          </table:table-cell>
          <table:table-cell table:number-columns-repeated="1010"/>
        </table:table-row>
        <table:table-row table:style-name="ro4">
          <table:table-cell office:value-type="float" office:value="936" calcext:value-type="float">
            <text:p>936</text:p>
          </table:table-cell>
          <table:table-cell table:style-name="ce5" office:value-type="float" office:value="476" calcext:value-type="float">
            <text:p>476</text:p>
          </table:table-cell>
          <table:table-cell table:style-name="ce5" office:value-type="string" calcext:value-type="string">
            <text:p>2017/11/14</text:p>
          </table:table-cell>
          <table:table-cell table:style-name="ce5" office:value-type="float" office:value="3692" calcext:value-type="float">
            <text:p>369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38]=&quot;/&quot;;[.C938];[.I938])" office:value-type="string" office:string-value="2017/11/14" calcext:value-type="string">
            <text:p>2017/11/1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38]=&quot;null&quot;;&quot;null&quot;;[.I93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6" calcext:value-type="float">
            <text:p>47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8];&quot;', &quot;;[.D938];&quot;, &quot;;[.E938];&quot;, '&quot;;[.G938];&quot;', &quot;;[.J938];&quot;, '&quot;;[.K938];&quot;', &quot;;[.L938];&quot;, &quot;;[.M938];&quot;);&quot;)" office:value-type="string" office:string-value="insert into etat_lieux (date_entree_etat_lieux, km_depart, km_arrive, date_sortie_etat_lieux, incident, type_incident, num_contrat_etat_lieux, code_type_etat_lieux_etat_lieux) Values ('2017/11/14', 3692, null, 'null', 0, '...', 476, 1);" calcext:value-type="string">
            <text:p>insert into etat_lieux (date_entree_etat_lieux, km_depart, km_arrive, date_sortie_etat_lieux, incident, type_incident, num_contrat_etat_lieux, code_type_etat_lieux_etat_lieux) Values ('2017/11/14', 3692, null, 'null', 0, '...', 476, 1);</text:p>
          </table:table-cell>
          <table:table-cell table:number-columns-repeated="1010"/>
        </table:table-row>
        <table:table-row table:style-name="ro4">
          <table:table-cell office:value-type="float" office:value="937" calcext:value-type="float">
            <text:p>937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string" calcext:value-type="string">
            <text:p>2017/11/09</text:p>
          </table:table-cell>
          <table:table-cell table:style-name="ce8" office:value-type="float" office:value="29755" calcext:value-type="float">
            <text:p>29755</text:p>
          </table:table-cell>
          <table:table-cell table:style-name="ce8" office:value-type="float" office:value="30231" calcext:value-type="float">
            <text:p>30231</text:p>
          </table:table-cell>
          <table:table-cell table:style-name="ce10" table:formula="of:=IF([.I939]=&quot;/&quot;;[.C939];[.I939])" office:value-type="string" office:string-value="2017/11/15" calcext:value-type="string">
            <text:p>2017/11/15</text:p>
          </table:table-cell>
          <table:table-cell table:style-name="ce10" office:value-type="string" calcext:value-type="string">
            <text:p>2017/11/15</text:p>
          </table:table-cell>
          <table:table-cell table:style-name="ce10" table:formula="of:=IF([.E939]=&quot;null&quot;;&quot;null&quot;;[.I939])" office:value-type="string" office:string-value="2017/11/15" calcext:value-type="string">
            <text:p>2017/11/15</text:p>
          </table:table-cell>
          <table:table-cell table:style-name="ce8" office:value-type="string" calcext:value-type="string">
            <text:p>2017/11/1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2" calcext:value-type="float">
            <text:p>46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39];&quot;', &quot;;[.D939];&quot;, &quot;;[.E939];&quot;, '&quot;;[.G939];&quot;', &quot;;[.J939];&quot;, '&quot;;[.K939];&quot;', &quot;;[.L939];&quot;, &quot;;[.M939];&quot;);&quot;)" office:value-type="string" office:string-value="insert into etat_lieux (date_entree_etat_lieux, km_depart, km_arrive, date_sortie_etat_lieux, incident, type_incident, num_contrat_etat_lieux, code_type_etat_lieux_etat_lieux) Values ('2017/11/09', 29755, 30231, '2017/11/15', 0, '...', 462, 2);" calcext:value-type="string">
            <text:p>insert into etat_lieux (date_entree_etat_lieux, km_depart, km_arrive, date_sortie_etat_lieux, incident, type_incident, num_contrat_etat_lieux, code_type_etat_lieux_etat_lieux) Values ('2017/11/09', 29755, 30231, '2017/11/15', 0, '...', 462, 2);</text:p>
          </table:table-cell>
          <table:table-cell table:number-columns-repeated="1010"/>
        </table:table-row>
        <table:table-row table:style-name="ro4">
          <table:table-cell office:value-type="float" office:value="938" calcext:value-type="float">
            <text:p>938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string" calcext:value-type="string">
            <text:p>2017/11/15</text:p>
          </table:table-cell>
          <table:table-cell table:style-name="ce5" office:value-type="float" office:value="24002" calcext:value-type="float">
            <text:p>2400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40]=&quot;/&quot;;[.C940];[.I940])" office:value-type="string" office:string-value="2017/11/15" calcext:value-type="string">
            <text:p>2017/11/1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40]=&quot;null&quot;;&quot;null&quot;;[.I94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7" calcext:value-type="float">
            <text:p>47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0];&quot;', &quot;;[.D940];&quot;, &quot;;[.E940];&quot;, '&quot;;[.G940];&quot;', &quot;;[.J940];&quot;, '&quot;;[.K940];&quot;', &quot;;[.L940];&quot;, &quot;;[.M940];&quot;);&quot;)" office:value-type="string" office:string-value="insert into etat_lieux (date_entree_etat_lieux, km_depart, km_arrive, date_sortie_etat_lieux, incident, type_incident, num_contrat_etat_lieux, code_type_etat_lieux_etat_lieux) Values ('2017/11/15', 24002, null, 'null', 0, '...', 477, 1);" calcext:value-type="string">
            <text:p>insert into etat_lieux (date_entree_etat_lieux, km_depart, km_arrive, date_sortie_etat_lieux, incident, type_incident, num_contrat_etat_lieux, code_type_etat_lieux_etat_lieux) Values ('2017/11/15', 24002, null, 'null', 0, '...', 477, 1);</text:p>
          </table:table-cell>
          <table:table-cell table:number-columns-repeated="1010"/>
        </table:table-row>
        <table:table-row table:style-name="ro4">
          <table:table-cell office:value-type="float" office:value="939" calcext:value-type="float">
            <text:p>939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string" calcext:value-type="string">
            <text:p>2017/11/10</text:p>
          </table:table-cell>
          <table:table-cell table:style-name="ce8" office:value-type="float" office:value="19128" calcext:value-type="float">
            <text:p>19128</text:p>
          </table:table-cell>
          <table:table-cell table:style-name="ce8" office:value-type="float" office:value="20266" calcext:value-type="float">
            <text:p>20266</text:p>
          </table:table-cell>
          <table:table-cell table:style-name="ce10" table:formula="of:=IF([.I941]=&quot;/&quot;;[.C941];[.I941])" office:value-type="string" office:string-value="2017/11/17" calcext:value-type="string">
            <text:p>2017/11/17</text:p>
          </table:table-cell>
          <table:table-cell table:style-name="ce10" office:value-type="string" calcext:value-type="string">
            <text:p>2017/11/17</text:p>
          </table:table-cell>
          <table:table-cell table:style-name="ce10" table:formula="of:=IF([.E941]=&quot;null&quot;;&quot;null&quot;;[.I941])" office:value-type="string" office:string-value="2017/11/17" calcext:value-type="string">
            <text:p>2017/11/17</text:p>
          </table:table-cell>
          <table:table-cell table:style-name="ce8" office:value-type="string" calcext:value-type="string">
            <text:p>2017/11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7" calcext:value-type="float">
            <text:p>46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1];&quot;', &quot;;[.D941];&quot;, &quot;;[.E941];&quot;, '&quot;;[.G941];&quot;', &quot;;[.J941];&quot;, '&quot;;[.K941];&quot;', &quot;;[.L941];&quot;, &quot;;[.M941];&quot;);&quot;)" office:value-type="string" office:string-value="insert into etat_lieux (date_entree_etat_lieux, km_depart, km_arrive, date_sortie_etat_lieux, incident, type_incident, num_contrat_etat_lieux, code_type_etat_lieux_etat_lieux) Values ('2017/11/10', 19128, 20266, '2017/11/17', 0, '...', 467, 2);" calcext:value-type="string">
            <text:p>insert into etat_lieux (date_entree_etat_lieux, km_depart, km_arrive, date_sortie_etat_lieux, incident, type_incident, num_contrat_etat_lieux, code_type_etat_lieux_etat_lieux) Values ('2017/11/10', 19128, 20266, '2017/11/17', 0, '...', 467, 2);</text:p>
          </table:table-cell>
          <table:table-cell table:number-columns-repeated="1010"/>
        </table:table-row>
        <table:table-row table:style-name="ro4">
          <table:table-cell office:value-type="float" office:value="940" calcext:value-type="float">
            <text:p>940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string" calcext:value-type="string">
            <text:p>2017/11/12</text:p>
          </table:table-cell>
          <table:table-cell table:style-name="ce8" office:value-type="float" office:value="7943" calcext:value-type="float">
            <text:p>7943</text:p>
          </table:table-cell>
          <table:table-cell table:style-name="ce8" office:value-type="float" office:value="8861" calcext:value-type="float">
            <text:p>8861</text:p>
          </table:table-cell>
          <table:table-cell table:style-name="ce10" table:formula="of:=IF([.I942]=&quot;/&quot;;[.C942];[.I942])" office:value-type="string" office:string-value="2017/11/17" calcext:value-type="string">
            <text:p>2017/11/17</text:p>
          </table:table-cell>
          <table:table-cell table:style-name="ce10" office:value-type="string" calcext:value-type="string">
            <text:p>2017/11/17</text:p>
          </table:table-cell>
          <table:table-cell table:style-name="ce10" table:formula="of:=IF([.E942]=&quot;null&quot;;&quot;null&quot;;[.I942])" office:value-type="string" office:string-value="2017/11/17" calcext:value-type="string">
            <text:p>2017/11/17</text:p>
          </table:table-cell>
          <table:table-cell table:style-name="ce8" office:value-type="string" calcext:value-type="string">
            <text:p>2017/11/1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9" calcext:value-type="float">
            <text:p>46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2];&quot;', &quot;;[.D942];&quot;, &quot;;[.E942];&quot;, '&quot;;[.G942];&quot;', &quot;;[.J942];&quot;, '&quot;;[.K942];&quot;', &quot;;[.L942];&quot;, &quot;;[.M942];&quot;);&quot;)" office:value-type="string" office:string-value="insert into etat_lieux (date_entree_etat_lieux, km_depart, km_arrive, date_sortie_etat_lieux, incident, type_incident, num_contrat_etat_lieux, code_type_etat_lieux_etat_lieux) Values ('2017/11/12', 7943, 8861, '2017/11/17', 0, '...', 469, 2);" calcext:value-type="string">
            <text:p>insert into etat_lieux (date_entree_etat_lieux, km_depart, km_arrive, date_sortie_etat_lieux, incident, type_incident, num_contrat_etat_lieux, code_type_etat_lieux_etat_lieux) Values ('2017/11/12', 7943, 8861, '2017/11/17', 0, '...', 469, 2);</text:p>
          </table:table-cell>
          <table:table-cell table:number-columns-repeated="1010"/>
        </table:table-row>
        <table:table-row table:style-name="ro4">
          <table:table-cell office:value-type="float" office:value="941" calcext:value-type="float">
            <text:p>941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string" calcext:value-type="string">
            <text:p>2017/11/17</text:p>
          </table:table-cell>
          <table:table-cell table:style-name="ce5" office:value-type="float" office:value="5015" calcext:value-type="float">
            <text:p>501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43]=&quot;/&quot;;[.C943];[.I943])" office:value-type="string" office:string-value="2017/11/17" calcext:value-type="string">
            <text:p>2017/11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43]=&quot;null&quot;;&quot;null&quot;;[.I94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8" calcext:value-type="float">
            <text:p>47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3];&quot;', &quot;;[.D943];&quot;, &quot;;[.E943];&quot;, '&quot;;[.G943];&quot;', &quot;;[.J943];&quot;, '&quot;;[.K943];&quot;', &quot;;[.L943];&quot;, &quot;;[.M943];&quot;);&quot;)" office:value-type="string" office:string-value="insert into etat_lieux (date_entree_etat_lieux, km_depart, km_arrive, date_sortie_etat_lieux, incident, type_incident, num_contrat_etat_lieux, code_type_etat_lieux_etat_lieux) Values ('2017/11/17', 5015, null, 'null', 0, '...', 478, 1);" calcext:value-type="string">
            <text:p>insert into etat_lieux (date_entree_etat_lieux, km_depart, km_arrive, date_sortie_etat_lieux, incident, type_incident, num_contrat_etat_lieux, code_type_etat_lieux_etat_lieux) Values ('2017/11/17', 5015, null, 'null', 0, '...', 478, 1);</text:p>
          </table:table-cell>
          <table:table-cell table:number-columns-repeated="1010"/>
        </table:table-row>
        <table:table-row table:style-name="ro4">
          <table:table-cell office:value-type="float" office:value="942" calcext:value-type="float">
            <text:p>942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string" calcext:value-type="string">
            <text:p>2017/11/17</text:p>
          </table:table-cell>
          <table:table-cell table:style-name="ce5" office:value-type="float" office:value="28602" calcext:value-type="float">
            <text:p>2860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44]=&quot;/&quot;;[.C944];[.I944])" office:value-type="string" office:string-value="2017/11/17" calcext:value-type="string">
            <text:p>2017/11/1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44]=&quot;null&quot;;&quot;null&quot;;[.I94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79" calcext:value-type="float">
            <text:p>47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4];&quot;', &quot;;[.D944];&quot;, &quot;;[.E944];&quot;, '&quot;;[.G944];&quot;', &quot;;[.J944];&quot;, '&quot;;[.K944];&quot;', &quot;;[.L944];&quot;, &quot;;[.M944];&quot;);&quot;)" office:value-type="string" office:string-value="insert into etat_lieux (date_entree_etat_lieux, km_depart, km_arrive, date_sortie_etat_lieux, incident, type_incident, num_contrat_etat_lieux, code_type_etat_lieux_etat_lieux) Values ('2017/11/17', 28602, null, 'null', 0, '...', 479, 1);" calcext:value-type="string">
            <text:p>insert into etat_lieux (date_entree_etat_lieux, km_depart, km_arrive, date_sortie_etat_lieux, incident, type_incident, num_contrat_etat_lieux, code_type_etat_lieux_etat_lieux) Values ('2017/11/17', 28602, null, 'null', 0, '...', 479, 1);</text:p>
          </table:table-cell>
          <table:table-cell table:number-columns-repeated="1010"/>
        </table:table-row>
        <table:table-row table:style-name="ro4">
          <table:table-cell office:value-type="float" office:value="943" calcext:value-type="float">
            <text:p>943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string" calcext:value-type="string">
            <text:p>2017/11/09</text:p>
          </table:table-cell>
          <table:table-cell table:style-name="ce8" office:value-type="float" office:value="6957" calcext:value-type="float">
            <text:p>6957</text:p>
          </table:table-cell>
          <table:table-cell table:style-name="ce8" office:value-type="float" office:value="7859" calcext:value-type="float">
            <text:p>7859</text:p>
          </table:table-cell>
          <table:table-cell table:style-name="ce10" table:formula="of:=IF([.I945]=&quot;/&quot;;[.C945];[.I945])" office:value-type="string" office:string-value="2017/11/18" calcext:value-type="string">
            <text:p>2017/11/18</text:p>
          </table:table-cell>
          <table:table-cell table:style-name="ce10" office:value-type="string" calcext:value-type="string">
            <text:p>2017/11/18</text:p>
          </table:table-cell>
          <table:table-cell table:style-name="ce10" table:formula="of:=IF([.E945]=&quot;null&quot;;&quot;null&quot;;[.I945])" office:value-type="string" office:string-value="2017/11/18" calcext:value-type="string">
            <text:p>2017/11/18</text:p>
          </table:table-cell>
          <table:table-cell table:style-name="ce8" office:value-type="string" calcext:value-type="string">
            <text:p>2017/11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3" calcext:value-type="float">
            <text:p>46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5];&quot;', &quot;;[.D945];&quot;, &quot;;[.E945];&quot;, '&quot;;[.G945];&quot;', &quot;;[.J945];&quot;, '&quot;;[.K945];&quot;', &quot;;[.L945];&quot;, &quot;;[.M945];&quot;);&quot;)" office:value-type="string" office:string-value="insert into etat_lieux (date_entree_etat_lieux, km_depart, km_arrive, date_sortie_etat_lieux, incident, type_incident, num_contrat_etat_lieux, code_type_etat_lieux_etat_lieux) Values ('2017/11/09', 6957, 7859, '2017/11/18', 0, '...', 463, 2);" calcext:value-type="string">
            <text:p>insert into etat_lieux (date_entree_etat_lieux, km_depart, km_arrive, date_sortie_etat_lieux, incident, type_incident, num_contrat_etat_lieux, code_type_etat_lieux_etat_lieux) Values ('2017/11/09', 6957, 7859, '2017/11/18', 0, '...', 463, 2);</text:p>
          </table:table-cell>
          <table:table-cell table:number-columns-repeated="1010"/>
        </table:table-row>
        <table:table-row table:style-name="ro4">
          <table:table-cell office:value-type="float" office:value="944" calcext:value-type="float">
            <text:p>944</text:p>
          </table:table-cell>
          <table:table-cell table:style-name="ce5" office:value-type="float" office:value="466" calcext:value-type="float">
            <text:p>466</text:p>
          </table:table-cell>
          <table:table-cell table:style-name="ce5" office:value-type="string" calcext:value-type="string">
            <text:p>2017/11/10</text:p>
          </table:table-cell>
          <table:table-cell table:style-name="ce8" office:value-type="float" office:value="5320" calcext:value-type="float">
            <text:p>5320</text:p>
          </table:table-cell>
          <table:table-cell table:style-name="ce8" office:value-type="float" office:value="5843" calcext:value-type="float">
            <text:p>5843</text:p>
          </table:table-cell>
          <table:table-cell table:style-name="ce10" table:formula="of:=IF([.I946]=&quot;/&quot;;[.C946];[.I946])" office:value-type="string" office:string-value="2017/11/18" calcext:value-type="string">
            <text:p>2017/11/18</text:p>
          </table:table-cell>
          <table:table-cell table:style-name="ce10" office:value-type="string" calcext:value-type="string">
            <text:p>2017/11/18</text:p>
          </table:table-cell>
          <table:table-cell table:style-name="ce10" table:formula="of:=IF([.E946]=&quot;null&quot;;&quot;null&quot;;[.I946])" office:value-type="string" office:string-value="2017/11/18" calcext:value-type="string">
            <text:p>2017/11/18</text:p>
          </table:table-cell>
          <table:table-cell table:style-name="ce8" office:value-type="string" calcext:value-type="string">
            <text:p>2017/11/1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6" calcext:value-type="float">
            <text:p>46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6];&quot;', &quot;;[.D946];&quot;, &quot;;[.E946];&quot;, '&quot;;[.G946];&quot;', &quot;;[.J946];&quot;, '&quot;;[.K946];&quot;', &quot;;[.L946];&quot;, &quot;;[.M946];&quot;);&quot;)" office:value-type="string" office:string-value="insert into etat_lieux (date_entree_etat_lieux, km_depart, km_arrive, date_sortie_etat_lieux, incident, type_incident, num_contrat_etat_lieux, code_type_etat_lieux_etat_lieux) Values ('2017/11/10', 5320, 5843, '2017/11/18', 0, '...', 466, 2);" calcext:value-type="string">
            <text:p>insert into etat_lieux (date_entree_etat_lieux, km_depart, km_arrive, date_sortie_etat_lieux, incident, type_incident, num_contrat_etat_lieux, code_type_etat_lieux_etat_lieux) Values ('2017/11/10', 5320, 5843, '2017/11/18', 0, '...', 466, 2);</text:p>
          </table:table-cell>
          <table:table-cell table:number-columns-repeated="1010"/>
        </table:table-row>
        <table:table-row table:style-name="ro4">
          <table:table-cell office:value-type="float" office:value="945" calcext:value-type="float">
            <text:p>945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string" calcext:value-type="string">
            <text:p>2017/11/18</text:p>
          </table:table-cell>
          <table:table-cell table:style-name="ce5" office:value-type="float" office:value="22161" calcext:value-type="float">
            <text:p>2216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47]=&quot;/&quot;;[.C947];[.I947])" office:value-type="string" office:string-value="2017/11/18" calcext:value-type="string">
            <text:p>2017/11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47]=&quot;null&quot;;&quot;null&quot;;[.I94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0" calcext:value-type="float">
            <text:p>48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7];&quot;', &quot;;[.D947];&quot;, &quot;;[.E947];&quot;, '&quot;;[.G947];&quot;', &quot;;[.J947];&quot;, '&quot;;[.K947];&quot;', &quot;;[.L947];&quot;, &quot;;[.M947];&quot;);&quot;)" office:value-type="string" office:string-value="insert into etat_lieux (date_entree_etat_lieux, km_depart, km_arrive, date_sortie_etat_lieux, incident, type_incident, num_contrat_etat_lieux, code_type_etat_lieux_etat_lieux) Values ('2017/11/18', 22161, null, 'null', 0, '...', 480, 1);" calcext:value-type="string">
            <text:p>insert into etat_lieux (date_entree_etat_lieux, km_depart, km_arrive, date_sortie_etat_lieux, incident, type_incident, num_contrat_etat_lieux, code_type_etat_lieux_etat_lieux) Values ('2017/11/18', 22161, null, 'null', 0, '...', 480, 1);</text:p>
          </table:table-cell>
          <table:table-cell table:number-columns-repeated="1010"/>
        </table:table-row>
        <table:table-row table:style-name="ro4">
          <table:table-cell office:value-type="float" office:value="946" calcext:value-type="float">
            <text:p>946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string" calcext:value-type="string">
            <text:p>2017/11/18</text:p>
          </table:table-cell>
          <table:table-cell table:style-name="ce5" office:value-type="float" office:value="24369" calcext:value-type="float">
            <text:p>2436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48]=&quot;/&quot;;[.C948];[.I948])" office:value-type="string" office:string-value="2017/11/18" calcext:value-type="string">
            <text:p>2017/11/1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48]=&quot;null&quot;;&quot;null&quot;;[.I94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1" calcext:value-type="float">
            <text:p>48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8];&quot;', &quot;;[.D948];&quot;, &quot;;[.E948];&quot;, '&quot;;[.G948];&quot;', &quot;;[.J948];&quot;, '&quot;;[.K948];&quot;', &quot;;[.L948];&quot;, &quot;;[.M948];&quot;);&quot;)" office:value-type="string" office:string-value="insert into etat_lieux (date_entree_etat_lieux, km_depart, km_arrive, date_sortie_etat_lieux, incident, type_incident, num_contrat_etat_lieux, code_type_etat_lieux_etat_lieux) Values ('2017/11/18', 24369, null, 'null', 0, '...', 481, 1);" calcext:value-type="string">
            <text:p>insert into etat_lieux (date_entree_etat_lieux, km_depart, km_arrive, date_sortie_etat_lieux, incident, type_incident, num_contrat_etat_lieux, code_type_etat_lieux_etat_lieux) Values ('2017/11/18', 24369, null, 'null', 0, '...', 481, 1);</text:p>
          </table:table-cell>
          <table:table-cell table:number-columns-repeated="1010"/>
        </table:table-row>
        <table:table-row table:style-name="ro4">
          <table:table-cell office:value-type="float" office:value="947" calcext:value-type="float">
            <text:p>947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string" calcext:value-type="string">
            <text:p>2017/11/06</text:p>
          </table:table-cell>
          <table:table-cell table:style-name="ce8" office:value-type="float" office:value="3133" calcext:value-type="float">
            <text:p>3133</text:p>
          </table:table-cell>
          <table:table-cell table:style-name="ce8" office:value-type="float" office:value="4473" calcext:value-type="float">
            <text:p>4473</text:p>
          </table:table-cell>
          <table:table-cell table:style-name="ce10" table:formula="of:=IF([.I949]=&quot;/&quot;;[.C949];[.I949])" office:value-type="string" office:string-value="2017/11/19" calcext:value-type="string">
            <text:p>2017/11/19</text:p>
          </table:table-cell>
          <table:table-cell table:style-name="ce10" office:value-type="string" calcext:value-type="string">
            <text:p>2017/11/19</text:p>
          </table:table-cell>
          <table:table-cell table:style-name="ce10" table:formula="of:=IF([.E949]=&quot;null&quot;;&quot;null&quot;;[.I949])" office:value-type="string" office:string-value="2017/11/19" calcext:value-type="string">
            <text:p>2017/11/19</text:p>
          </table:table-cell>
          <table:table-cell table:style-name="ce8" office:value-type="string" calcext:value-type="string">
            <text:p>2017/11/1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0" calcext:value-type="float">
            <text:p>46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49];&quot;', &quot;;[.D949];&quot;, &quot;;[.E949];&quot;, '&quot;;[.G949];&quot;', &quot;;[.J949];&quot;, '&quot;;[.K949];&quot;', &quot;;[.L949];&quot;, &quot;;[.M949];&quot;);&quot;)" office:value-type="string" office:string-value="insert into etat_lieux (date_entree_etat_lieux, km_depart, km_arrive, date_sortie_etat_lieux, incident, type_incident, num_contrat_etat_lieux, code_type_etat_lieux_etat_lieux) Values ('2017/11/06', 3133, 4473, '2017/11/19', 0, '...', 460, 2);" calcext:value-type="string">
            <text:p>insert into etat_lieux (date_entree_etat_lieux, km_depart, km_arrive, date_sortie_etat_lieux, incident, type_incident, num_contrat_etat_lieux, code_type_etat_lieux_etat_lieux) Values ('2017/11/06', 3133, 4473, '2017/11/19', 0, '...', 460, 2);</text:p>
          </table:table-cell>
          <table:table-cell table:number-columns-repeated="1010"/>
        </table:table-row>
        <table:table-row table:style-name="ro4">
          <table:table-cell office:value-type="float" office:value="948" calcext:value-type="float">
            <text:p>948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string" calcext:value-type="string">
            <text:p>2017/11/19</text:p>
          </table:table-cell>
          <table:table-cell table:style-name="ce5" office:value-type="float" office:value="25977" calcext:value-type="float">
            <text:p>2597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50]=&quot;/&quot;;[.C950];[.I950])" office:value-type="string" office:string-value="2017/11/19" calcext:value-type="string">
            <text:p>2017/11/1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50]=&quot;null&quot;;&quot;null&quot;;[.I95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2" calcext:value-type="float">
            <text:p>48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0];&quot;', &quot;;[.D950];&quot;, &quot;;[.E950];&quot;, '&quot;;[.G950];&quot;', &quot;;[.J950];&quot;, '&quot;;[.K950];&quot;', &quot;;[.L950];&quot;, &quot;;[.M950];&quot;);&quot;)" office:value-type="string" office:string-value="insert into etat_lieux (date_entree_etat_lieux, km_depart, km_arrive, date_sortie_etat_lieux, incident, type_incident, num_contrat_etat_lieux, code_type_etat_lieux_etat_lieux) Values ('2017/11/19', 25977, null, 'null', 0, '...', 482, 1);" calcext:value-type="string">
            <text:p>insert into etat_lieux (date_entree_etat_lieux, km_depart, km_arrive, date_sortie_etat_lieux, incident, type_incident, num_contrat_etat_lieux, code_type_etat_lieux_etat_lieux) Values ('2017/11/19', 25977, null, 'null', 0, '...', 482, 1);</text:p>
          </table:table-cell>
          <table:table-cell table:number-columns-repeated="1010"/>
        </table:table-row>
        <table:table-row table:style-name="ro4">
          <table:table-cell office:value-type="float" office:value="949" calcext:value-type="float">
            <text:p>949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string" calcext:value-type="string">
            <text:p>2017/11/05</text:p>
          </table:table-cell>
          <table:table-cell table:style-name="ce8" office:value-type="float" office:value="23661" calcext:value-type="float">
            <text:p>23661</text:p>
          </table:table-cell>
          <table:table-cell table:style-name="ce8" office:value-type="float" office:value="24158" calcext:value-type="float">
            <text:p>24158</text:p>
          </table:table-cell>
          <table:table-cell table:style-name="ce10" table:formula="of:=IF([.I951]=&quot;/&quot;;[.C951];[.I951])" office:value-type="string" office:string-value="2017/11/20" calcext:value-type="string">
            <text:p>2017/11/20</text:p>
          </table:table-cell>
          <table:table-cell table:style-name="ce10" office:value-type="string" calcext:value-type="string">
            <text:p>2017/11/20</text:p>
          </table:table-cell>
          <table:table-cell table:style-name="ce10" table:formula="of:=IF([.E951]=&quot;null&quot;;&quot;null&quot;;[.I951])" office:value-type="string" office:string-value="2017/11/20" calcext:value-type="string">
            <text:p>2017/11/20</text:p>
          </table:table-cell>
          <table:table-cell table:style-name="ce8" office:value-type="string" calcext:value-type="string">
            <text:p>2017/11/2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57" calcext:value-type="float">
            <text:p>45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1];&quot;', &quot;;[.D951];&quot;, &quot;;[.E951];&quot;, '&quot;;[.G951];&quot;', &quot;;[.J951];&quot;, '&quot;;[.K951];&quot;', &quot;;[.L951];&quot;, &quot;;[.M951];&quot;);&quot;)" office:value-type="string" office:string-value="insert into etat_lieux (date_entree_etat_lieux, km_depart, km_arrive, date_sortie_etat_lieux, incident, type_incident, num_contrat_etat_lieux, code_type_etat_lieux_etat_lieux) Values ('2017/11/05', 23661, 24158, '2017/11/20', 0, '...', 457, 2);" calcext:value-type="string">
            <text:p>insert into etat_lieux (date_entree_etat_lieux, km_depart, km_arrive, date_sortie_etat_lieux, incident, type_incident, num_contrat_etat_lieux, code_type_etat_lieux_etat_lieux) Values ('2017/11/05', 23661, 24158, '2017/11/20', 0, '...', 457, 2);</text:p>
          </table:table-cell>
          <table:table-cell table:number-columns-repeated="1010"/>
        </table:table-row>
        <table:table-row table:style-name="ro4">
          <table:table-cell office:value-type="float" office:value="950" calcext:value-type="float">
            <text:p>950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string" calcext:value-type="string">
            <text:p>2017/11/15</text:p>
          </table:table-cell>
          <table:table-cell table:style-name="ce8" office:value-type="float" office:value="24002" calcext:value-type="float">
            <text:p>24002</text:p>
          </table:table-cell>
          <table:table-cell table:style-name="ce8" office:value-type="float" office:value="24348" calcext:value-type="float">
            <text:p>24348</text:p>
          </table:table-cell>
          <table:table-cell table:style-name="ce10" table:formula="of:=IF([.I952]=&quot;/&quot;;[.C952];[.I952])" office:value-type="string" office:string-value="2017/11/20" calcext:value-type="string">
            <text:p>2017/11/20</text:p>
          </table:table-cell>
          <table:table-cell table:style-name="ce10" office:value-type="string" calcext:value-type="string">
            <text:p>2017/11/20</text:p>
          </table:table-cell>
          <table:table-cell table:style-name="ce10" table:formula="of:=IF([.E952]=&quot;null&quot;;&quot;null&quot;;[.I952])" office:value-type="string" office:string-value="2017/11/20" calcext:value-type="string">
            <text:p>2017/11/20</text:p>
          </table:table-cell>
          <table:table-cell table:style-name="ce8" office:value-type="string" calcext:value-type="string">
            <text:p>2017/11/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etroviseur cassé</text:p>
          </table:table-cell>
          <table:table-cell table:style-name="ce18" office:value-type="float" office:value="477" calcext:value-type="float">
            <text:p>47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2];&quot;', &quot;;[.D952];&quot;, &quot;;[.E952];&quot;, '&quot;;[.G952];&quot;', &quot;;[.J952];&quot;, '&quot;;[.K952];&quot;', &quot;;[.L952];&quot;, &quot;;[.M952];&quot;);&quot;)" office:value-type="string" office:string-value="insert into etat_lieux (date_entree_etat_lieux, km_depart, km_arrive, date_sortie_etat_lieux, incident, type_incident, num_contrat_etat_lieux, code_type_etat_lieux_etat_lieux) Values ('2017/11/15', 24002, 24348, '2017/11/20', 1, 'retroviseur cassé', 477, 2);" calcext:value-type="string">
            <text:p>insert into etat_lieux (date_entree_etat_lieux, km_depart, km_arrive, date_sortie_etat_lieux, incident, type_incident, num_contrat_etat_lieux, code_type_etat_lieux_etat_lieux) Values ('2017/11/15', 24002, 24348, '2017/11/20', 1, 'retroviseur cassé', 477, 2);</text:p>
          </table:table-cell>
          <table:table-cell table:number-columns-repeated="1010"/>
        </table:table-row>
        <table:table-row table:style-name="ro4">
          <table:table-cell office:value-type="float" office:value="951" calcext:value-type="float">
            <text:p>951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string" calcext:value-type="string">
            <text:p>2017/11/20</text:p>
          </table:table-cell>
          <table:table-cell table:style-name="ce5" office:value-type="float" office:value="28598" calcext:value-type="float">
            <text:p>2859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53]=&quot;/&quot;;[.C953];[.I953])" office:value-type="string" office:string-value="2017/11/20" calcext:value-type="string">
            <text:p>2017/11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53]=&quot;null&quot;;&quot;null&quot;;[.I95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3" calcext:value-type="float">
            <text:p>48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3];&quot;', &quot;;[.D953];&quot;, &quot;;[.E953];&quot;, '&quot;;[.G953];&quot;', &quot;;[.J953];&quot;, '&quot;;[.K953];&quot;', &quot;;[.L953];&quot;, &quot;;[.M953];&quot;);&quot;)" office:value-type="string" office:string-value="insert into etat_lieux (date_entree_etat_lieux, km_depart, km_arrive, date_sortie_etat_lieux, incident, type_incident, num_contrat_etat_lieux, code_type_etat_lieux_etat_lieux) Values ('2017/11/20', 28598, null, 'null', 0, '...', 483, 1);" calcext:value-type="string">
            <text:p>insert into etat_lieux (date_entree_etat_lieux, km_depart, km_arrive, date_sortie_etat_lieux, incident, type_incident, num_contrat_etat_lieux, code_type_etat_lieux_etat_lieux) Values ('2017/11/20', 28598, null, 'null', 0, '...', 483, 1);</text:p>
          </table:table-cell>
          <table:table-cell table:number-columns-repeated="1010"/>
        </table:table-row>
        <table:table-row table:style-name="ro4">
          <table:table-cell office:value-type="float" office:value="952" calcext:value-type="float">
            <text:p>952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string" calcext:value-type="string">
            <text:p>2017/11/20</text:p>
          </table:table-cell>
          <table:table-cell table:style-name="ce5" office:value-type="float" office:value="12480" calcext:value-type="float">
            <text:p>12480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54]=&quot;/&quot;;[.C954];[.I954])" office:value-type="string" office:string-value="2017/11/20" calcext:value-type="string">
            <text:p>2017/11/2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54]=&quot;null&quot;;&quot;null&quot;;[.I95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...</text:p>
          </table:table-cell>
          <table:table-cell table:style-name="ce17" office:value-type="float" office:value="484" calcext:value-type="float">
            <text:p>48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4];&quot;', &quot;;[.D954];&quot;, &quot;;[.E954];&quot;, '&quot;;[.G954];&quot;', &quot;;[.J954];&quot;, '&quot;;[.K954];&quot;', &quot;;[.L954];&quot;, &quot;;[.M954];&quot;);&quot;)" office:value-type="string" office:string-value="insert into etat_lieux (date_entree_etat_lieux, km_depart, km_arrive, date_sortie_etat_lieux, incident, type_incident, num_contrat_etat_lieux, code_type_etat_lieux_etat_lieux) Values ('2017/11/20', 12480, null, 'null', 0, '...', 484, 1);" calcext:value-type="string">
            <text:p>insert into etat_lieux (date_entree_etat_lieux, km_depart, km_arrive, date_sortie_etat_lieux, incident, type_incident, num_contrat_etat_lieux, code_type_etat_lieux_etat_lieux) Values ('2017/11/20', 12480, null, 'null', 0, '...', 484, 1);</text:p>
          </table:table-cell>
          <table:table-cell table:number-columns-repeated="1010"/>
        </table:table-row>
        <table:table-row table:style-name="ro4">
          <table:table-cell office:value-type="float" office:value="953" calcext:value-type="float">
            <text:p>953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string" calcext:value-type="string">
            <text:p>2017/11/09</text:p>
          </table:table-cell>
          <table:table-cell table:style-name="ce8" office:value-type="float" office:value="20440" calcext:value-type="float">
            <text:p>20440</text:p>
          </table:table-cell>
          <table:table-cell table:style-name="ce8" office:value-type="float" office:value="21419" calcext:value-type="float">
            <text:p>21419</text:p>
          </table:table-cell>
          <table:table-cell table:style-name="ce10" table:formula="of:=IF([.I955]=&quot;/&quot;;[.C955];[.I955])" office:value-type="string" office:string-value="2017/11/21" calcext:value-type="string">
            <text:p>2017/11/21</text:p>
          </table:table-cell>
          <table:table-cell table:style-name="ce10" office:value-type="string" calcext:value-type="string">
            <text:p>2017/11/21</text:p>
          </table:table-cell>
          <table:table-cell table:style-name="ce10" table:formula="of:=IF([.E955]=&quot;null&quot;;&quot;null&quot;;[.I955])" office:value-type="string" office:string-value="2017/11/21" calcext:value-type="string">
            <text:p>2017/11/21</text:p>
          </table:table-cell>
          <table:table-cell table:style-name="ce8" office:value-type="string" calcext:value-type="string">
            <text:p>2017/11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4" calcext:value-type="float">
            <text:p>46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5];&quot;', &quot;;[.D955];&quot;, &quot;;[.E955];&quot;, '&quot;;[.G955];&quot;', &quot;;[.J955];&quot;, '&quot;;[.K955];&quot;', &quot;;[.L955];&quot;, &quot;;[.M955];&quot;);&quot;)" office:value-type="string" office:string-value="insert into etat_lieux (date_entree_etat_lieux, km_depart, km_arrive, date_sortie_etat_lieux, incident, type_incident, num_contrat_etat_lieux, code_type_etat_lieux_etat_lieux) Values ('2017/11/09', 20440, 21419, '2017/11/21', 0, '...', 464, 2);" calcext:value-type="string">
            <text:p>insert into etat_lieux (date_entree_etat_lieux, km_depart, km_arrive, date_sortie_etat_lieux, incident, type_incident, num_contrat_etat_lieux, code_type_etat_lieux_etat_lieux) Values ('2017/11/09', 20440, 21419, '2017/11/21', 0, '...', 464, 2);</text:p>
          </table:table-cell>
          <table:table-cell table:number-columns-repeated="1010"/>
        </table:table-row>
        <table:table-row table:style-name="ro4">
          <table:table-cell office:value-type="float" office:value="954" calcext:value-type="float">
            <text:p>954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string" calcext:value-type="string">
            <text:p>2017/11/20</text:p>
          </table:table-cell>
          <table:table-cell table:style-name="ce8" office:value-type="float" office:value="12480" calcext:value-type="float">
            <text:p>12480</text:p>
          </table:table-cell>
          <table:table-cell table:style-name="ce8" office:value-type="float" office:value="13479" calcext:value-type="float">
            <text:p>13479</text:p>
          </table:table-cell>
          <table:table-cell table:style-name="ce10" table:formula="of:=IF([.I956]=&quot;/&quot;;[.C956];[.I956])" office:value-type="string" office:string-value="2017/11/21" calcext:value-type="string">
            <text:p>2017/11/21</text:p>
          </table:table-cell>
          <table:table-cell table:style-name="ce10" office:value-type="string" calcext:value-type="string">
            <text:p>2017/11/21</text:p>
          </table:table-cell>
          <table:table-cell table:style-name="ce10" table:formula="of:=IF([.E956]=&quot;null&quot;;&quot;null&quot;;[.I956])" office:value-type="string" office:string-value="2017/11/21" calcext:value-type="string">
            <text:p>2017/11/21</text:p>
          </table:table-cell>
          <table:table-cell table:style-name="ce8" office:value-type="string" calcext:value-type="string">
            <text:p>2017/11/2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4" calcext:value-type="float">
            <text:p>48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6];&quot;', &quot;;[.D956];&quot;, &quot;;[.E956];&quot;, '&quot;;[.G956];&quot;', &quot;;[.J956];&quot;, '&quot;;[.K956];&quot;', &quot;;[.L956];&quot;, &quot;;[.M956];&quot;);&quot;)" office:value-type="string" office:string-value="insert into etat_lieux (date_entree_etat_lieux, km_depart, km_arrive, date_sortie_etat_lieux, incident, type_incident, num_contrat_etat_lieux, code_type_etat_lieux_etat_lieux) Values ('2017/11/20', 12480, 13479, '2017/11/21', 0, '...', 484, 2);" calcext:value-type="string">
            <text:p>insert into etat_lieux (date_entree_etat_lieux, km_depart, km_arrive, date_sortie_etat_lieux, incident, type_incident, num_contrat_etat_lieux, code_type_etat_lieux_etat_lieux) Values ('2017/11/20', 12480, 13479, '2017/11/21', 0, '...', 484, 2);</text:p>
          </table:table-cell>
          <table:table-cell table:number-columns-repeated="1010"/>
        </table:table-row>
        <table:table-row table:style-name="ro4">
          <table:table-cell office:value-type="float" office:value="955" calcext:value-type="float">
            <text:p>955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string" calcext:value-type="string">
            <text:p>2017/11/21</text:p>
          </table:table-cell>
          <table:table-cell table:style-name="ce5" office:value-type="float" office:value="16485" calcext:value-type="float">
            <text:p>1648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57]=&quot;/&quot;;[.C957];[.I957])" office:value-type="string" office:string-value="2017/11/21" calcext:value-type="string">
            <text:p>2017/11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57]=&quot;null&quot;;&quot;null&quot;;[.I95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5" calcext:value-type="float">
            <text:p>48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7];&quot;', &quot;;[.D957];&quot;, &quot;;[.E957];&quot;, '&quot;;[.G957];&quot;', &quot;;[.J957];&quot;, '&quot;;[.K957];&quot;', &quot;;[.L957];&quot;, &quot;;[.M957];&quot;);&quot;)" office:value-type="string" office:string-value="insert into etat_lieux (date_entree_etat_lieux, km_depart, km_arrive, date_sortie_etat_lieux, incident, type_incident, num_contrat_etat_lieux, code_type_etat_lieux_etat_lieux) Values ('2017/11/21', 16485, null, 'null', 0, '...', 485, 1);" calcext:value-type="string">
            <text:p>insert into etat_lieux (date_entree_etat_lieux, km_depart, km_arrive, date_sortie_etat_lieux, incident, type_incident, num_contrat_etat_lieux, code_type_etat_lieux_etat_lieux) Values ('2017/11/21', 16485, null, 'null', 0, '...', 485, 1);</text:p>
          </table:table-cell>
          <table:table-cell table:number-columns-repeated="1010"/>
        </table:table-row>
        <table:table-row table:style-name="ro4">
          <table:table-cell office:value-type="float" office:value="956" calcext:value-type="float">
            <text:p>956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string" calcext:value-type="string">
            <text:p>2017/11/21</text:p>
          </table:table-cell>
          <table:table-cell table:style-name="ce5" office:value-type="float" office:value="26811" calcext:value-type="float">
            <text:p>2681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58]=&quot;/&quot;;[.C958];[.I958])" office:value-type="string" office:string-value="2017/11/21" calcext:value-type="string">
            <text:p>2017/11/21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58]=&quot;null&quot;;&quot;null&quot;;[.I95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6" calcext:value-type="float">
            <text:p>48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8];&quot;', &quot;;[.D958];&quot;, &quot;;[.E958];&quot;, '&quot;;[.G958];&quot;', &quot;;[.J958];&quot;, '&quot;;[.K958];&quot;', &quot;;[.L958];&quot;, &quot;;[.M958];&quot;);&quot;)" office:value-type="string" office:string-value="insert into etat_lieux (date_entree_etat_lieux, km_depart, km_arrive, date_sortie_etat_lieux, incident, type_incident, num_contrat_etat_lieux, code_type_etat_lieux_etat_lieux) Values ('2017/11/21', 26811, null, 'null', 0, '...', 486, 1);" calcext:value-type="string">
            <text:p>insert into etat_lieux (date_entree_etat_lieux, km_depart, km_arrive, date_sortie_etat_lieux, incident, type_incident, num_contrat_etat_lieux, code_type_etat_lieux_etat_lieux) Values ('2017/11/21', 26811, null, 'null', 0, '...', 486, 1);</text:p>
          </table:table-cell>
          <table:table-cell table:number-columns-repeated="1010"/>
        </table:table-row>
        <table:table-row table:style-name="ro4">
          <table:table-cell office:value-type="float" office:value="957" calcext:value-type="float">
            <text:p>957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string" calcext:value-type="string">
            <text:p>2017/11/22</text:p>
          </table:table-cell>
          <table:table-cell table:style-name="ce5" office:value-type="float" office:value="28415" calcext:value-type="float">
            <text:p>2841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59]=&quot;/&quot;;[.C959];[.I959])" office:value-type="string" office:string-value="2017/11/22" calcext:value-type="string">
            <text:p>2017/11/22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59]=&quot;null&quot;;&quot;null&quot;;[.I95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7" calcext:value-type="float">
            <text:p>48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59];&quot;', &quot;;[.D959];&quot;, &quot;;[.E959];&quot;, '&quot;;[.G959];&quot;', &quot;;[.J959];&quot;, '&quot;;[.K959];&quot;', &quot;;[.L959];&quot;, &quot;;[.M959];&quot;);&quot;)" office:value-type="string" office:string-value="insert into etat_lieux (date_entree_etat_lieux, km_depart, km_arrive, date_sortie_etat_lieux, incident, type_incident, num_contrat_etat_lieux, code_type_etat_lieux_etat_lieux) Values ('2017/11/22', 28415, null, 'null', 0, '...', 487, 1);" calcext:value-type="string">
            <text:p>insert into etat_lieux (date_entree_etat_lieux, km_depart, km_arrive, date_sortie_etat_lieux, incident, type_incident, num_contrat_etat_lieux, code_type_etat_lieux_etat_lieux) Values ('2017/11/22', 28415, null, 'null', 0, '...', 487, 1);</text:p>
          </table:table-cell>
          <table:table-cell table:number-columns-repeated="1010"/>
        </table:table-row>
        <table:table-row table:style-name="ro4">
          <table:table-cell office:value-type="float" office:value="958" calcext:value-type="float">
            <text:p>958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string" calcext:value-type="string">
            <text:p>2017/11/09</text:p>
          </table:table-cell>
          <table:table-cell table:style-name="ce8" office:value-type="float" office:value="5184" calcext:value-type="float">
            <text:p>5184</text:p>
          </table:table-cell>
          <table:table-cell table:style-name="ce8" office:value-type="float" office:value="6228" calcext:value-type="float">
            <text:p>6228</text:p>
          </table:table-cell>
          <table:table-cell table:style-name="ce10" table:formula="of:=IF([.I960]=&quot;/&quot;;[.C960];[.I960])" office:value-type="string" office:string-value="2017/11/24" calcext:value-type="string">
            <text:p>2017/11/24</text:p>
          </table:table-cell>
          <table:table-cell table:style-name="ce10" office:value-type="string" calcext:value-type="string">
            <text:p>2017/11/24</text:p>
          </table:table-cell>
          <table:table-cell table:style-name="ce10" table:formula="of:=IF([.E960]=&quot;null&quot;;&quot;null&quot;;[.I960])" office:value-type="string" office:string-value="2017/11/24" calcext:value-type="string">
            <text:p>2017/11/24</text:p>
          </table:table-cell>
          <table:table-cell table:style-name="ce8" office:value-type="string" calcext:value-type="string">
            <text:p>2017/11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1" calcext:value-type="float">
            <text:p>46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0];&quot;', &quot;;[.D960];&quot;, &quot;;[.E960];&quot;, '&quot;;[.G960];&quot;', &quot;;[.J960];&quot;, '&quot;;[.K960];&quot;', &quot;;[.L960];&quot;, &quot;;[.M960];&quot;);&quot;)" office:value-type="string" office:string-value="insert into etat_lieux (date_entree_etat_lieux, km_depart, km_arrive, date_sortie_etat_lieux, incident, type_incident, num_contrat_etat_lieux, code_type_etat_lieux_etat_lieux) Values ('2017/11/09', 5184, 6228, '2017/11/24', 0, '...', 461, 2);" calcext:value-type="string">
            <text:p>insert into etat_lieux (date_entree_etat_lieux, km_depart, km_arrive, date_sortie_etat_lieux, incident, type_incident, num_contrat_etat_lieux, code_type_etat_lieux_etat_lieux) Values ('2017/11/09', 5184, 6228, '2017/11/24', 0, '...', 461, 2);</text:p>
          </table:table-cell>
          <table:table-cell table:number-columns-repeated="1010"/>
        </table:table-row>
        <table:table-row table:style-name="ro4">
          <table:table-cell office:value-type="float" office:value="959" calcext:value-type="float">
            <text:p>959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2017/11/12</text:p>
          </table:table-cell>
          <table:table-cell table:style-name="ce8" office:value-type="float" office:value="8998" calcext:value-type="float">
            <text:p>8998</text:p>
          </table:table-cell>
          <table:table-cell table:style-name="ce8" office:value-type="float" office:value="10331" calcext:value-type="float">
            <text:p>10331</text:p>
          </table:table-cell>
          <table:table-cell table:style-name="ce10" table:formula="of:=IF([.I961]=&quot;/&quot;;[.C961];[.I961])" office:value-type="string" office:string-value="2017/11/24" calcext:value-type="string">
            <text:p>2017/11/24</text:p>
          </table:table-cell>
          <table:table-cell table:style-name="ce10" office:value-type="string" calcext:value-type="string">
            <text:p>2017/11/24</text:p>
          </table:table-cell>
          <table:table-cell table:style-name="ce10" table:formula="of:=IF([.E961]=&quot;null&quot;;&quot;null&quot;;[.I961])" office:value-type="string" office:string-value="2017/11/24" calcext:value-type="string">
            <text:p>2017/11/24</text:p>
          </table:table-cell>
          <table:table-cell table:style-name="ce8" office:value-type="string" calcext:value-type="string">
            <text:p>2017/11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0" calcext:value-type="float">
            <text:p>47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1];&quot;', &quot;;[.D961];&quot;, &quot;;[.E961];&quot;, '&quot;;[.G961];&quot;', &quot;;[.J961];&quot;, '&quot;;[.K961];&quot;', &quot;;[.L961];&quot;, &quot;;[.M961];&quot;);&quot;)" office:value-type="string" office:string-value="insert into etat_lieux (date_entree_etat_lieux, km_depart, km_arrive, date_sortie_etat_lieux, incident, type_incident, num_contrat_etat_lieux, code_type_etat_lieux_etat_lieux) Values ('2017/11/12', 8998, 10331, '2017/11/24', 0, '...', 470, 2);" calcext:value-type="string">
            <text:p>insert into etat_lieux (date_entree_etat_lieux, km_depart, km_arrive, date_sortie_etat_lieux, incident, type_incident, num_contrat_etat_lieux, code_type_etat_lieux_etat_lieux) Values ('2017/11/12', 8998, 10331, '2017/11/24', 0, '...', 470, 2);</text:p>
          </table:table-cell>
          <table:table-cell table:number-columns-repeated="1010"/>
        </table:table-row>
        <table:table-row table:style-name="ro4">
          <table:table-cell office:value-type="float" office:value="960" calcext:value-type="float">
            <text:p>960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string" calcext:value-type="string">
            <text:p>2017/11/21</text:p>
          </table:table-cell>
          <table:table-cell table:style-name="ce8" office:value-type="float" office:value="16485" calcext:value-type="float">
            <text:p>16485</text:p>
          </table:table-cell>
          <table:table-cell table:style-name="ce8" office:value-type="float" office:value="17870" calcext:value-type="float">
            <text:p>17870</text:p>
          </table:table-cell>
          <table:table-cell table:style-name="ce10" table:formula="of:=IF([.I962]=&quot;/&quot;;[.C962];[.I962])" office:value-type="string" office:string-value="2017/11/24" calcext:value-type="string">
            <text:p>2017/11/24</text:p>
          </table:table-cell>
          <table:table-cell table:style-name="ce10" office:value-type="string" calcext:value-type="string">
            <text:p>2017/11/24</text:p>
          </table:table-cell>
          <table:table-cell table:style-name="ce10" table:formula="of:=IF([.E962]=&quot;null&quot;;&quot;null&quot;;[.I962])" office:value-type="string" office:string-value="2017/11/24" calcext:value-type="string">
            <text:p>2017/11/24</text:p>
          </table:table-cell>
          <table:table-cell table:style-name="ce8" office:value-type="string" calcext:value-type="string">
            <text:p>2017/11/2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5" calcext:value-type="float">
            <text:p>48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2];&quot;', &quot;;[.D962];&quot;, &quot;;[.E962];&quot;, '&quot;;[.G962];&quot;', &quot;;[.J962];&quot;, '&quot;;[.K962];&quot;', &quot;;[.L962];&quot;, &quot;;[.M962];&quot;);&quot;)" office:value-type="string" office:string-value="insert into etat_lieux (date_entree_etat_lieux, km_depart, km_arrive, date_sortie_etat_lieux, incident, type_incident, num_contrat_etat_lieux, code_type_etat_lieux_etat_lieux) Values ('2017/11/21', 16485, 17870, '2017/11/24', 0, '...', 485, 2);" calcext:value-type="string">
            <text:p>insert into etat_lieux (date_entree_etat_lieux, km_depart, km_arrive, date_sortie_etat_lieux, incident, type_incident, num_contrat_etat_lieux, code_type_etat_lieux_etat_lieux) Values ('2017/11/21', 16485, 17870, '2017/11/24', 0, '...', 485, 2);</text:p>
          </table:table-cell>
          <table:table-cell table:number-columns-repeated="1010"/>
        </table:table-row>
        <table:table-row table:style-name="ro4">
          <table:table-cell office:value-type="float" office:value="961" calcext:value-type="float">
            <text:p>961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string" calcext:value-type="string">
            <text:p>2017/11/24</text:p>
          </table:table-cell>
          <table:table-cell table:style-name="ce5" office:value-type="float" office:value="11574" calcext:value-type="float">
            <text:p>1157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63]=&quot;/&quot;;[.C963];[.I963])" office:value-type="string" office:string-value="2017/11/24" calcext:value-type="string">
            <text:p>2017/11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63]=&quot;null&quot;;&quot;null&quot;;[.I96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8" calcext:value-type="float">
            <text:p>48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3];&quot;', &quot;;[.D963];&quot;, &quot;;[.E963];&quot;, '&quot;;[.G963];&quot;', &quot;;[.J963];&quot;, '&quot;;[.K963];&quot;', &quot;;[.L963];&quot;, &quot;;[.M963];&quot;);&quot;)" office:value-type="string" office:string-value="insert into etat_lieux (date_entree_etat_lieux, km_depart, km_arrive, date_sortie_etat_lieux, incident, type_incident, num_contrat_etat_lieux, code_type_etat_lieux_etat_lieux) Values ('2017/11/24', 11574, null, 'null', 0, '...', 488, 1);" calcext:value-type="string">
            <text:p>insert into etat_lieux (date_entree_etat_lieux, km_depart, km_arrive, date_sortie_etat_lieux, incident, type_incident, num_contrat_etat_lieux, code_type_etat_lieux_etat_lieux) Values ('2017/11/24', 11574, null, 'null', 0, '...', 488, 1);</text:p>
          </table:table-cell>
          <table:table-cell table:number-columns-repeated="1010"/>
        </table:table-row>
        <table:table-row table:style-name="ro4">
          <table:table-cell office:value-type="float" office:value="962" calcext:value-type="float">
            <text:p>962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string" calcext:value-type="string">
            <text:p>2017/11/24</text:p>
          </table:table-cell>
          <table:table-cell table:style-name="ce5" office:value-type="float" office:value="22352" calcext:value-type="float">
            <text:p>2235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64]=&quot;/&quot;;[.C964];[.I964])" office:value-type="string" office:string-value="2017/11/24" calcext:value-type="string">
            <text:p>2017/11/24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64]=&quot;null&quot;;&quot;null&quot;;[.I964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89" calcext:value-type="float">
            <text:p>48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4];&quot;', &quot;;[.D964];&quot;, &quot;;[.E964];&quot;, '&quot;;[.G964];&quot;', &quot;;[.J964];&quot;, '&quot;;[.K964];&quot;', &quot;;[.L964];&quot;, &quot;;[.M964];&quot;);&quot;)" office:value-type="string" office:string-value="insert into etat_lieux (date_entree_etat_lieux, km_depart, km_arrive, date_sortie_etat_lieux, incident, type_incident, num_contrat_etat_lieux, code_type_etat_lieux_etat_lieux) Values ('2017/11/24', 22352, null, 'null', 0, '...', 489, 1);" calcext:value-type="string">
            <text:p>insert into etat_lieux (date_entree_etat_lieux, km_depart, km_arrive, date_sortie_etat_lieux, incident, type_incident, num_contrat_etat_lieux, code_type_etat_lieux_etat_lieux) Values ('2017/11/24', 22352, null, 'null', 0, '...', 489, 1);</text:p>
          </table:table-cell>
          <table:table-cell table:number-columns-repeated="1010"/>
        </table:table-row>
        <table:table-row table:style-name="ro4">
          <table:table-cell office:value-type="float" office:value="963" calcext:value-type="float">
            <text:p>963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string" calcext:value-type="string">
            <text:p>2017/11/11</text:p>
          </table:table-cell>
          <table:table-cell table:style-name="ce8" office:value-type="float" office:value="9727" calcext:value-type="float">
            <text:p>9727</text:p>
          </table:table-cell>
          <table:table-cell table:style-name="ce8" office:value-type="float" office:value="9933" calcext:value-type="float">
            <text:p>9933</text:p>
          </table:table-cell>
          <table:table-cell table:style-name="ce10" table:formula="of:=IF([.I965]=&quot;/&quot;;[.C965];[.I965])" office:value-type="string" office:string-value="2017/11/25" calcext:value-type="string">
            <text:p>2017/11/25</text:p>
          </table:table-cell>
          <table:table-cell table:style-name="ce10" office:value-type="string" calcext:value-type="string">
            <text:p>2017/11/25</text:p>
          </table:table-cell>
          <table:table-cell table:style-name="ce10" table:formula="of:=IF([.E965]=&quot;null&quot;;&quot;null&quot;;[.I965])" office:value-type="string" office:string-value="2017/11/25" calcext:value-type="string">
            <text:p>2017/11/25</text:p>
          </table:table-cell>
          <table:table-cell table:style-name="ce8" office:value-type="string" calcext:value-type="string">
            <text:p>2017/11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68" calcext:value-type="float">
            <text:p>46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5];&quot;', &quot;;[.D965];&quot;, &quot;;[.E965];&quot;, '&quot;;[.G965];&quot;', &quot;;[.J965];&quot;, '&quot;;[.K965];&quot;', &quot;;[.L965];&quot;, &quot;;[.M965];&quot;);&quot;)" office:value-type="string" office:string-value="insert into etat_lieux (date_entree_etat_lieux, km_depart, km_arrive, date_sortie_etat_lieux, incident, type_incident, num_contrat_etat_lieux, code_type_etat_lieux_etat_lieux) Values ('2017/11/11', 9727, 9933, '2017/11/25', 0, '...', 468, 2);" calcext:value-type="string">
            <text:p>insert into etat_lieux (date_entree_etat_lieux, km_depart, km_arrive, date_sortie_etat_lieux, incident, type_incident, num_contrat_etat_lieux, code_type_etat_lieux_etat_lieux) Values ('2017/11/11', 9727, 9933, '2017/11/25', 0, '...', 468, 2);</text:p>
          </table:table-cell>
          <table:table-cell table:number-columns-repeated="1010"/>
        </table:table-row>
        <table:table-row table:style-name="ro4">
          <table:table-cell office:value-type="float" office:value="964" calcext:value-type="float">
            <text:p>964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string" calcext:value-type="string">
            <text:p>2017/11/14</text:p>
          </table:table-cell>
          <table:table-cell table:style-name="ce8" office:value-type="float" office:value="8355" calcext:value-type="float">
            <text:p>8355</text:p>
          </table:table-cell>
          <table:table-cell table:style-name="ce8" office:value-type="float" office:value="8624" calcext:value-type="float">
            <text:p>8624</text:p>
          </table:table-cell>
          <table:table-cell table:style-name="ce10" table:formula="of:=IF([.I966]=&quot;/&quot;;[.C966];[.I966])" office:value-type="string" office:string-value="2017/11/25" calcext:value-type="string">
            <text:p>2017/11/25</text:p>
          </table:table-cell>
          <table:table-cell table:style-name="ce10" office:value-type="string" calcext:value-type="string">
            <text:p>2017/11/25</text:p>
          </table:table-cell>
          <table:table-cell table:style-name="ce10" table:formula="of:=IF([.E966]=&quot;null&quot;;&quot;null&quot;;[.I966])" office:value-type="string" office:string-value="2017/11/25" calcext:value-type="string">
            <text:p>2017/11/25</text:p>
          </table:table-cell>
          <table:table-cell table:style-name="ce8" office:value-type="string" calcext:value-type="string">
            <text:p>2017/11/2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4" calcext:value-type="float">
            <text:p>47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6];&quot;', &quot;;[.D966];&quot;, &quot;;[.E966];&quot;, '&quot;;[.G966];&quot;', &quot;;[.J966];&quot;, '&quot;;[.K966];&quot;', &quot;;[.L966];&quot;, &quot;;[.M966];&quot;);&quot;)" office:value-type="string" office:string-value="insert into etat_lieux (date_entree_etat_lieux, km_depart, km_arrive, date_sortie_etat_lieux, incident, type_incident, num_contrat_etat_lieux, code_type_etat_lieux_etat_lieux) Values ('2017/11/14', 8355, 8624, '2017/11/25', 0, '...', 474, 2);" calcext:value-type="string">
            <text:p>insert into etat_lieux (date_entree_etat_lieux, km_depart, km_arrive, date_sortie_etat_lieux, incident, type_incident, num_contrat_etat_lieux, code_type_etat_lieux_etat_lieux) Values ('2017/11/14', 8355, 8624, '2017/11/25', 0, '...', 474, 2);</text:p>
          </table:table-cell>
          <table:table-cell table:number-columns-repeated="1010"/>
        </table:table-row>
        <table:table-row table:style-name="ro4">
          <table:table-cell office:value-type="float" office:value="965" calcext:value-type="float">
            <text:p>965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string" calcext:value-type="string">
            <text:p>2017/11/25</text:p>
          </table:table-cell>
          <table:table-cell table:style-name="ce5" office:value-type="float" office:value="24224" calcext:value-type="float">
            <text:p>2422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67]=&quot;/&quot;;[.C967];[.I967])" office:value-type="string" office:string-value="2017/11/25" calcext:value-type="string">
            <text:p>2017/11/25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67]=&quot;null&quot;;&quot;null&quot;;[.I96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0" calcext:value-type="float">
            <text:p>49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7];&quot;', &quot;;[.D967];&quot;, &quot;;[.E967];&quot;, '&quot;;[.G967];&quot;', &quot;;[.J967];&quot;, '&quot;;[.K967];&quot;', &quot;;[.L967];&quot;, &quot;;[.M967];&quot;);&quot;)" office:value-type="string" office:string-value="insert into etat_lieux (date_entree_etat_lieux, km_depart, km_arrive, date_sortie_etat_lieux, incident, type_incident, num_contrat_etat_lieux, code_type_etat_lieux_etat_lieux) Values ('2017/11/25', 24224, null, 'null', 0, '...', 490, 1);" calcext:value-type="string">
            <text:p>insert into etat_lieux (date_entree_etat_lieux, km_depart, km_arrive, date_sortie_etat_lieux, incident, type_incident, num_contrat_etat_lieux, code_type_etat_lieux_etat_lieux) Values ('2017/11/25', 24224, null, 'null', 0, '...', 490, 1);</text:p>
          </table:table-cell>
          <table:table-cell table:number-columns-repeated="1010"/>
        </table:table-row>
        <table:table-row table:style-name="ro4">
          <table:table-cell office:value-type="float" office:value="966" calcext:value-type="float">
            <text:p>966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string" calcext:value-type="string">
            <text:p>2017/11/13</text:p>
          </table:table-cell>
          <table:table-cell table:style-name="ce8" office:value-type="float" office:value="28016" calcext:value-type="float">
            <text:p>28016</text:p>
          </table:table-cell>
          <table:table-cell table:style-name="ce8" office:value-type="float" office:value="29332" calcext:value-type="float">
            <text:p>29332</text:p>
          </table:table-cell>
          <table:table-cell table:style-name="ce10" table:formula="of:=IF([.I968]=&quot;/&quot;;[.C968];[.I968])" office:value-type="string" office:string-value="2017/11/26" calcext:value-type="string">
            <text:p>2017/11/26</text:p>
          </table:table-cell>
          <table:table-cell table:style-name="ce10" office:value-type="string" calcext:value-type="string">
            <text:p>2017/11/26</text:p>
          </table:table-cell>
          <table:table-cell table:style-name="ce10" table:formula="of:=IF([.E968]=&quot;null&quot;;&quot;null&quot;;[.I968])" office:value-type="string" office:string-value="2017/11/26" calcext:value-type="string">
            <text:p>2017/11/26</text:p>
          </table:table-cell>
          <table:table-cell table:style-name="ce8" office:value-type="string" calcext:value-type="string">
            <text:p>2017/11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1" calcext:value-type="float">
            <text:p>47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8];&quot;', &quot;;[.D968];&quot;, &quot;;[.E968];&quot;, '&quot;;[.G968];&quot;', &quot;;[.J968];&quot;, '&quot;;[.K968];&quot;', &quot;;[.L968];&quot;, &quot;;[.M968];&quot;);&quot;)" office:value-type="string" office:string-value="insert into etat_lieux (date_entree_etat_lieux, km_depart, km_arrive, date_sortie_etat_lieux, incident, type_incident, num_contrat_etat_lieux, code_type_etat_lieux_etat_lieux) Values ('2017/11/13', 28016, 29332, '2017/11/26', 0, '...', 471, 2);" calcext:value-type="string">
            <text:p>insert into etat_lieux (date_entree_etat_lieux, km_depart, km_arrive, date_sortie_etat_lieux, incident, type_incident, num_contrat_etat_lieux, code_type_etat_lieux_etat_lieux) Values ('2017/11/13', 28016, 29332, '2017/11/26', 0, '...', 471, 2);</text:p>
          </table:table-cell>
          <table:table-cell table:number-columns-repeated="1010"/>
        </table:table-row>
        <table:table-row table:style-name="ro4">
          <table:table-cell office:value-type="float" office:value="967" calcext:value-type="float">
            <text:p>967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string" calcext:value-type="string">
            <text:p>2017/11/20</text:p>
          </table:table-cell>
          <table:table-cell table:style-name="ce8" office:value-type="float" office:value="28598" calcext:value-type="float">
            <text:p>28598</text:p>
          </table:table-cell>
          <table:table-cell table:style-name="ce8" office:value-type="float" office:value="29084" calcext:value-type="float">
            <text:p>29084</text:p>
          </table:table-cell>
          <table:table-cell table:style-name="ce10" table:formula="of:=IF([.I969]=&quot;/&quot;;[.C969];[.I969])" office:value-type="string" office:string-value="2017/11/26" calcext:value-type="string">
            <text:p>2017/11/26</text:p>
          </table:table-cell>
          <table:table-cell table:style-name="ce10" office:value-type="string" calcext:value-type="string">
            <text:p>2017/11/26</text:p>
          </table:table-cell>
          <table:table-cell table:style-name="ce10" table:formula="of:=IF([.E969]=&quot;null&quot;;&quot;null&quot;;[.I969])" office:value-type="string" office:string-value="2017/11/26" calcext:value-type="string">
            <text:p>2017/11/26</text:p>
          </table:table-cell>
          <table:table-cell table:style-name="ce8" office:value-type="string" calcext:value-type="string">
            <text:p>2017/11/26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3" calcext:value-type="float">
            <text:p>48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69];&quot;', &quot;;[.D969];&quot;, &quot;;[.E969];&quot;, '&quot;;[.G969];&quot;', &quot;;[.J969];&quot;, '&quot;;[.K969];&quot;', &quot;;[.L969];&quot;, &quot;;[.M969];&quot;);&quot;)" office:value-type="string" office:string-value="insert into etat_lieux (date_entree_etat_lieux, km_depart, km_arrive, date_sortie_etat_lieux, incident, type_incident, num_contrat_etat_lieux, code_type_etat_lieux_etat_lieux) Values ('2017/11/20', 28598, 29084, '2017/11/26', 0, '...', 483, 2);" calcext:value-type="string">
            <text:p>insert into etat_lieux (date_entree_etat_lieux, km_depart, km_arrive, date_sortie_etat_lieux, incident, type_incident, num_contrat_etat_lieux, code_type_etat_lieux_etat_lieux) Values ('2017/11/20', 28598, 29084, '2017/11/26', 0, '...', 483, 2);</text:p>
          </table:table-cell>
          <table:table-cell table:number-columns-repeated="1010"/>
        </table:table-row>
        <table:table-row table:style-name="ro4">
          <table:table-cell office:value-type="float" office:value="968" calcext:value-type="float">
            <text:p>968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string" calcext:value-type="string">
            <text:p>2017/11/14</text:p>
          </table:table-cell>
          <table:table-cell table:style-name="ce8" office:value-type="float" office:value="4267" calcext:value-type="float">
            <text:p>4267</text:p>
          </table:table-cell>
          <table:table-cell table:style-name="ce8" office:value-type="float" office:value="5247" calcext:value-type="float">
            <text:p>5247</text:p>
          </table:table-cell>
          <table:table-cell table:style-name="ce10" table:formula="of:=IF([.I970]=&quot;/&quot;;[.C970];[.I970])" office:value-type="string" office:string-value="2017/11/27" calcext:value-type="string">
            <text:p>2017/11/27</text:p>
          </table:table-cell>
          <table:table-cell table:style-name="ce10" office:value-type="string" calcext:value-type="string">
            <text:p>2017/11/27</text:p>
          </table:table-cell>
          <table:table-cell table:style-name="ce10" table:formula="of:=IF([.E970]=&quot;null&quot;;&quot;null&quot;;[.I970])" office:value-type="string" office:string-value="2017/11/27" calcext:value-type="string">
            <text:p>2017/11/27</text:p>
          </table:table-cell>
          <table:table-cell table:style-name="ce8" office:value-type="string" calcext:value-type="string">
            <text:p>2017/11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5" calcext:value-type="float">
            <text:p>47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0];&quot;', &quot;;[.D970];&quot;, &quot;;[.E970];&quot;, '&quot;;[.G970];&quot;', &quot;;[.J970];&quot;, '&quot;;[.K970];&quot;', &quot;;[.L970];&quot;, &quot;;[.M970];&quot;);&quot;)" office:value-type="string" office:string-value="insert into etat_lieux (date_entree_etat_lieux, km_depart, km_arrive, date_sortie_etat_lieux, incident, type_incident, num_contrat_etat_lieux, code_type_etat_lieux_etat_lieux) Values ('2017/11/14', 4267, 5247, '2017/11/27', 0, '...', 475, 2);" calcext:value-type="string">
            <text:p>insert into etat_lieux (date_entree_etat_lieux, km_depart, km_arrive, date_sortie_etat_lieux, incident, type_incident, num_contrat_etat_lieux, code_type_etat_lieux_etat_lieux) Values ('2017/11/14', 4267, 5247, '2017/11/27', 0, '...', 475, 2);</text:p>
          </table:table-cell>
          <table:table-cell table:number-columns-repeated="1010"/>
        </table:table-row>
        <table:table-row table:style-name="ro4">
          <table:table-cell office:value-type="float" office:value="969" calcext:value-type="float">
            <text:p>969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string" calcext:value-type="string">
            <text:p>2017/11/17</text:p>
          </table:table-cell>
          <table:table-cell table:style-name="ce8" office:value-type="float" office:value="28602" calcext:value-type="float">
            <text:p>28602</text:p>
          </table:table-cell>
          <table:table-cell table:style-name="ce8" office:value-type="float" office:value="29730" calcext:value-type="float">
            <text:p>29730</text:p>
          </table:table-cell>
          <table:table-cell table:style-name="ce10" table:formula="of:=IF([.I971]=&quot;/&quot;;[.C971];[.I971])" office:value-type="string" office:string-value="2017/11/27" calcext:value-type="string">
            <text:p>2017/11/27</text:p>
          </table:table-cell>
          <table:table-cell table:style-name="ce10" office:value-type="string" calcext:value-type="string">
            <text:p>2017/11/27</text:p>
          </table:table-cell>
          <table:table-cell table:style-name="ce10" table:formula="of:=IF([.E971]=&quot;null&quot;;&quot;null&quot;;[.I971])" office:value-type="string" office:string-value="2017/11/27" calcext:value-type="string">
            <text:p>2017/11/27</text:p>
          </table:table-cell>
          <table:table-cell table:style-name="ce8" office:value-type="string" calcext:value-type="string">
            <text:p>2017/11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9" calcext:value-type="float">
            <text:p>47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1];&quot;', &quot;;[.D971];&quot;, &quot;;[.E971];&quot;, '&quot;;[.G971];&quot;', &quot;;[.J971];&quot;, '&quot;;[.K971];&quot;', &quot;;[.L971];&quot;, &quot;;[.M971];&quot;);&quot;)" office:value-type="string" office:string-value="insert into etat_lieux (date_entree_etat_lieux, km_depart, km_arrive, date_sortie_etat_lieux, incident, type_incident, num_contrat_etat_lieux, code_type_etat_lieux_etat_lieux) Values ('2017/11/17', 28602, 29730, '2017/11/27', 0, '...', 479, 2);" calcext:value-type="string">
            <text:p>insert into etat_lieux (date_entree_etat_lieux, km_depart, km_arrive, date_sortie_etat_lieux, incident, type_incident, num_contrat_etat_lieux, code_type_etat_lieux_etat_lieux) Values ('2017/11/17', 28602, 29730, '2017/11/27', 0, '...', 479, 2);</text:p>
          </table:table-cell>
          <table:table-cell table:number-columns-repeated="1010"/>
        </table:table-row>
        <table:table-row table:style-name="ro4">
          <table:table-cell office:value-type="float" office:value="970" calcext:value-type="float">
            <text:p>970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string" calcext:value-type="string">
            <text:p>2017/11/24</text:p>
          </table:table-cell>
          <table:table-cell table:style-name="ce8" office:value-type="float" office:value="11574" calcext:value-type="float">
            <text:p>11574</text:p>
          </table:table-cell>
          <table:table-cell table:style-name="ce8" office:value-type="float" office:value="11953" calcext:value-type="float">
            <text:p>11953</text:p>
          </table:table-cell>
          <table:table-cell table:style-name="ce10" table:formula="of:=IF([.I972]=&quot;/&quot;;[.C972];[.I972])" office:value-type="string" office:string-value="2017/11/27" calcext:value-type="string">
            <text:p>2017/11/27</text:p>
          </table:table-cell>
          <table:table-cell table:style-name="ce10" office:value-type="string" calcext:value-type="string">
            <text:p>2017/11/27</text:p>
          </table:table-cell>
          <table:table-cell table:style-name="ce10" table:formula="of:=IF([.E972]=&quot;null&quot;;&quot;null&quot;;[.I972])" office:value-type="string" office:string-value="2017/11/27" calcext:value-type="string">
            <text:p>2017/11/27</text:p>
          </table:table-cell>
          <table:table-cell table:style-name="ce8" office:value-type="string" calcext:value-type="string">
            <text:p>2017/11/27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8" calcext:value-type="float">
            <text:p>48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2];&quot;', &quot;;[.D972];&quot;, &quot;;[.E972];&quot;, '&quot;;[.G972];&quot;', &quot;;[.J972];&quot;, '&quot;;[.K972];&quot;', &quot;;[.L972];&quot;, &quot;;[.M972];&quot;);&quot;)" office:value-type="string" office:string-value="insert into etat_lieux (date_entree_etat_lieux, km_depart, km_arrive, date_sortie_etat_lieux, incident, type_incident, num_contrat_etat_lieux, code_type_etat_lieux_etat_lieux) Values ('2017/11/24', 11574, 11953, '2017/11/27', 0, '...', 488, 2);" calcext:value-type="string">
            <text:p>insert into etat_lieux (date_entree_etat_lieux, km_depart, km_arrive, date_sortie_etat_lieux, incident, type_incident, num_contrat_etat_lieux, code_type_etat_lieux_etat_lieux) Values ('2017/11/24', 11574, 11953, '2017/11/27', 0, '...', 488, 2);</text:p>
          </table:table-cell>
          <table:table-cell table:number-columns-repeated="1010"/>
        </table:table-row>
        <table:table-row table:style-name="ro4">
          <table:table-cell office:value-type="float" office:value="971" calcext:value-type="float">
            <text:p>971</text:p>
          </table:table-cell>
          <table:table-cell table:style-name="ce5" office:value-type="float" office:value="491" calcext:value-type="float">
            <text:p>491</text:p>
          </table:table-cell>
          <table:table-cell table:style-name="ce5" office:value-type="string" calcext:value-type="string">
            <text:p>2017/11/27</text:p>
          </table:table-cell>
          <table:table-cell table:style-name="ce5" office:value-type="float" office:value="8286" calcext:value-type="float">
            <text:p>8286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73]=&quot;/&quot;;[.C973];[.I973])" office:value-type="string" office:string-value="2017/11/27" calcext:value-type="string">
            <text:p>2017/11/27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73]=&quot;null&quot;;&quot;null&quot;;[.I973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1" calcext:value-type="float">
            <text:p>491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3];&quot;', &quot;;[.D973];&quot;, &quot;;[.E973];&quot;, '&quot;;[.G973];&quot;', &quot;;[.J973];&quot;, '&quot;;[.K973];&quot;', &quot;;[.L973];&quot;, &quot;;[.M973];&quot;);&quot;)" office:value-type="string" office:string-value="insert into etat_lieux (date_entree_etat_lieux, km_depart, km_arrive, date_sortie_etat_lieux, incident, type_incident, num_contrat_etat_lieux, code_type_etat_lieux_etat_lieux) Values ('2017/11/27', 8286, null, 'null', 0, '...', 491, 1);" calcext:value-type="string">
            <text:p>insert into etat_lieux (date_entree_etat_lieux, km_depart, km_arrive, date_sortie_etat_lieux, incident, type_incident, num_contrat_etat_lieux, code_type_etat_lieux_etat_lieux) Values ('2017/11/27', 8286, null, 'null', 0, '...', 491, 1);</text:p>
          </table:table-cell>
          <table:table-cell table:number-columns-repeated="1010"/>
        </table:table-row>
        <table:table-row table:style-name="ro4">
          <table:table-cell office:value-type="float" office:value="972" calcext:value-type="float">
            <text:p>972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string" calcext:value-type="string">
            <text:p>2017/11/13</text:p>
          </table:table-cell>
          <table:table-cell table:style-name="ce8" office:value-type="float" office:value="5621" calcext:value-type="float">
            <text:p>5621</text:p>
          </table:table-cell>
          <table:table-cell table:style-name="ce8" office:value-type="float" office:value="6292" calcext:value-type="float">
            <text:p>6292</text:p>
          </table:table-cell>
          <table:table-cell table:style-name="ce10" table:formula="of:=IF([.I974]=&quot;/&quot;;[.C974];[.I974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2017/11/28</text:p>
          </table:table-cell>
          <table:table-cell table:style-name="ce10" table:formula="of:=IF([.E974]=&quot;null&quot;;&quot;null&quot;;[.I974])" office:value-type="string" office:string-value="2017/11/28" calcext:value-type="string">
            <text:p>2017/11/28</text:p>
          </table:table-cell>
          <table:table-cell table:style-name="ce8" office:value-type="string" calcext:value-type="string">
            <text:p>2017/11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2" calcext:value-type="float">
            <text:p>47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4];&quot;', &quot;;[.D974];&quot;, &quot;;[.E974];&quot;, '&quot;;[.G974];&quot;', &quot;;[.J974];&quot;, '&quot;;[.K974];&quot;', &quot;;[.L974];&quot;, &quot;;[.M974];&quot;);&quot;)" office:value-type="string" office:string-value="insert into etat_lieux (date_entree_etat_lieux, km_depart, km_arrive, date_sortie_etat_lieux, incident, type_incident, num_contrat_etat_lieux, code_type_etat_lieux_etat_lieux) Values ('2017/11/13', 5621, 6292, '2017/11/28', 0, '...', 472, 2);" calcext:value-type="string">
            <text:p>insert into etat_lieux (date_entree_etat_lieux, km_depart, km_arrive, date_sortie_etat_lieux, incident, type_incident, num_contrat_etat_lieux, code_type_etat_lieux_etat_lieux) Values ('2017/11/13', 5621, 6292, '2017/11/28', 0, '...', 472, 2);</text:p>
          </table:table-cell>
          <table:table-cell table:number-columns-repeated="1010"/>
        </table:table-row>
        <table:table-row table:style-name="ro4">
          <table:table-cell office:value-type="float" office:value="973" calcext:value-type="float">
            <text:p>973</text:p>
          </table:table-cell>
          <table:table-cell table:style-name="ce5" office:value-type="float" office:value="476" calcext:value-type="float">
            <text:p>476</text:p>
          </table:table-cell>
          <table:table-cell table:style-name="ce5" office:value-type="string" calcext:value-type="string">
            <text:p>2017/11/14</text:p>
          </table:table-cell>
          <table:table-cell table:style-name="ce8" office:value-type="float" office:value="3692" calcext:value-type="float">
            <text:p>3692</text:p>
          </table:table-cell>
          <table:table-cell table:style-name="ce8" office:value-type="float" office:value="4777" calcext:value-type="float">
            <text:p>4777</text:p>
          </table:table-cell>
          <table:table-cell table:style-name="ce10" table:formula="of:=IF([.I975]=&quot;/&quot;;[.C975];[.I975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2017/11/28</text:p>
          </table:table-cell>
          <table:table-cell table:style-name="ce10" table:formula="of:=IF([.E975]=&quot;null&quot;;&quot;null&quot;;[.I975])" office:value-type="string" office:string-value="2017/11/28" calcext:value-type="string">
            <text:p>2017/11/28</text:p>
          </table:table-cell>
          <table:table-cell table:style-name="ce8" office:value-type="string" calcext:value-type="string">
            <text:p>2017/11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6" calcext:value-type="float">
            <text:p>47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5];&quot;', &quot;;[.D975];&quot;, &quot;;[.E975];&quot;, '&quot;;[.G975];&quot;', &quot;;[.J975];&quot;, '&quot;;[.K975];&quot;', &quot;;[.L975];&quot;, &quot;;[.M975];&quot;);&quot;)" office:value-type="string" office:string-value="insert into etat_lieux (date_entree_etat_lieux, km_depart, km_arrive, date_sortie_etat_lieux, incident, type_incident, num_contrat_etat_lieux, code_type_etat_lieux_etat_lieux) Values ('2017/11/14', 3692, 4777, '2017/11/28', 0, '...', 476, 2);" calcext:value-type="string">
            <text:p>insert into etat_lieux (date_entree_etat_lieux, km_depart, km_arrive, date_sortie_etat_lieux, incident, type_incident, num_contrat_etat_lieux, code_type_etat_lieux_etat_lieux) Values ('2017/11/14', 3692, 4777, '2017/11/28', 0, '...', 476, 2);</text:p>
          </table:table-cell>
          <table:table-cell table:number-columns-repeated="1010"/>
        </table:table-row>
        <table:table-row table:style-name="ro4">
          <table:table-cell office:value-type="float" office:value="974" calcext:value-type="float">
            <text:p>974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string" calcext:value-type="string">
            <text:p>2017/11/17</text:p>
          </table:table-cell>
          <table:table-cell table:style-name="ce8" office:value-type="float" office:value="5015" calcext:value-type="float">
            <text:p>5015</text:p>
          </table:table-cell>
          <table:table-cell table:style-name="ce8" office:value-type="float" office:value="5612" calcext:value-type="float">
            <text:p>5612</text:p>
          </table:table-cell>
          <table:table-cell table:style-name="ce10" table:formula="of:=IF([.I976]=&quot;/&quot;;[.C976];[.I976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2017/11/28</text:p>
          </table:table-cell>
          <table:table-cell table:style-name="ce10" table:formula="of:=IF([.E976]=&quot;null&quot;;&quot;null&quot;;[.I976])" office:value-type="string" office:string-value="2017/11/28" calcext:value-type="string">
            <text:p>2017/11/28</text:p>
          </table:table-cell>
          <table:table-cell table:style-name="ce8" office:value-type="string" calcext:value-type="string">
            <text:p>2017/11/2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78" calcext:value-type="float">
            <text:p>47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6];&quot;', &quot;;[.D976];&quot;, &quot;;[.E976];&quot;, '&quot;;[.G976];&quot;', &quot;;[.J976];&quot;, '&quot;;[.K976];&quot;', &quot;;[.L976];&quot;, &quot;;[.M976];&quot;);&quot;)" office:value-type="string" office:string-value="insert into etat_lieux (date_entree_etat_lieux, km_depart, km_arrive, date_sortie_etat_lieux, incident, type_incident, num_contrat_etat_lieux, code_type_etat_lieux_etat_lieux) Values ('2017/11/17', 5015, 5612, '2017/11/28', 0, '...', 478, 2);" calcext:value-type="string">
            <text:p>insert into etat_lieux (date_entree_etat_lieux, km_depart, km_arrive, date_sortie_etat_lieux, incident, type_incident, num_contrat_etat_lieux, code_type_etat_lieux_etat_lieux) Values ('2017/11/17', 5015, 5612, '2017/11/28', 0, '...', 478, 2);</text:p>
          </table:table-cell>
          <table:table-cell table:number-columns-repeated="1010"/>
        </table:table-row>
        <table:table-row table:style-name="ro4">
          <table:table-cell office:value-type="float" office:value="975" calcext:value-type="float">
            <text:p>975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string" calcext:value-type="string">
            <text:p>2017/11/28</text:p>
          </table:table-cell>
          <table:table-cell table:style-name="ce5" office:value-type="float" office:value="6874" calcext:value-type="float">
            <text:p>6874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77]=&quot;/&quot;;[.C977];[.I977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77]=&quot;null&quot;;&quot;null&quot;;[.I977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2" calcext:value-type="float">
            <text:p>492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7];&quot;', &quot;;[.D977];&quot;, &quot;;[.E977];&quot;, '&quot;;[.G977];&quot;', &quot;;[.J977];&quot;, '&quot;;[.K977];&quot;', &quot;;[.L977];&quot;, &quot;;[.M977];&quot;);&quot;)" office:value-type="string" office:string-value="insert into etat_lieux (date_entree_etat_lieux, km_depart, km_arrive, date_sortie_etat_lieux, incident, type_incident, num_contrat_etat_lieux, code_type_etat_lieux_etat_lieux) Values ('2017/11/28', 6874, null, 'null', 0, '...', 492, 1);" calcext:value-type="string">
            <text:p>insert into etat_lieux (date_entree_etat_lieux, km_depart, km_arrive, date_sortie_etat_lieux, incident, type_incident, num_contrat_etat_lieux, code_type_etat_lieux_etat_lieux) Values ('2017/11/28', 6874, null, 'null', 0, '...', 492, 1);</text:p>
          </table:table-cell>
          <table:table-cell table:number-columns-repeated="1010"/>
        </table:table-row>
        <table:table-row table:style-name="ro4">
          <table:table-cell office:value-type="float" office:value="976" calcext:value-type="float">
            <text:p>97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string" calcext:value-type="string">
            <text:p>2017/11/28</text:p>
          </table:table-cell>
          <table:table-cell table:style-name="ce5" office:value-type="float" office:value="11671" calcext:value-type="float">
            <text:p>1167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78]=&quot;/&quot;;[.C978];[.I978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78]=&quot;null&quot;;&quot;null&quot;;[.I97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3" calcext:value-type="float">
            <text:p>493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8];&quot;', &quot;;[.D978];&quot;, &quot;;[.E978];&quot;, '&quot;;[.G978];&quot;', &quot;;[.J978];&quot;, '&quot;;[.K978];&quot;', &quot;;[.L978];&quot;, &quot;;[.M978];&quot;);&quot;)" office:value-type="string" office:string-value="insert into etat_lieux (date_entree_etat_lieux, km_depart, km_arrive, date_sortie_etat_lieux, incident, type_incident, num_contrat_etat_lieux, code_type_etat_lieux_etat_lieux) Values ('2017/11/28', 11671, null, 'null', 0, '...', 493, 1);" calcext:value-type="string">
            <text:p>insert into etat_lieux (date_entree_etat_lieux, km_depart, km_arrive, date_sortie_etat_lieux, incident, type_incident, num_contrat_etat_lieux, code_type_etat_lieux_etat_lieux) Values ('2017/11/28', 11671, null, 'null', 0, '...', 493, 1);</text:p>
          </table:table-cell>
          <table:table-cell table:number-columns-repeated="1010"/>
        </table:table-row>
        <table:table-row table:style-name="ro4">
          <table:table-cell office:value-type="float" office:value="977" calcext:value-type="float">
            <text:p>977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string" calcext:value-type="string">
            <text:p>2017/11/28</text:p>
          </table:table-cell>
          <table:table-cell table:style-name="ce5" office:value-type="float" office:value="23532" calcext:value-type="float">
            <text:p>23532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79]=&quot;/&quot;;[.C979];[.I979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79]=&quot;null&quot;;&quot;null&quot;;[.I97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4" calcext:value-type="float">
            <text:p>494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79];&quot;', &quot;;[.D979];&quot;, &quot;;[.E979];&quot;, '&quot;;[.G979];&quot;', &quot;;[.J979];&quot;, '&quot;;[.K979];&quot;', &quot;;[.L979];&quot;, &quot;;[.M979];&quot;);&quot;)" office:value-type="string" office:string-value="insert into etat_lieux (date_entree_etat_lieux, km_depart, km_arrive, date_sortie_etat_lieux, incident, type_incident, num_contrat_etat_lieux, code_type_etat_lieux_etat_lieux) Values ('2017/11/28', 23532, null, 'null', 0, '...', 494, 1);" calcext:value-type="string">
            <text:p>insert into etat_lieux (date_entree_etat_lieux, km_depart, km_arrive, date_sortie_etat_lieux, incident, type_incident, num_contrat_etat_lieux, code_type_etat_lieux_etat_lieux) Values ('2017/11/28', 23532, null, 'null', 0, '...', 494, 1);</text:p>
          </table:table-cell>
          <table:table-cell table:number-columns-repeated="1010"/>
        </table:table-row>
        <table:table-row table:style-name="ro4">
          <table:table-cell office:value-type="float" office:value="978" calcext:value-type="float">
            <text:p>978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string" calcext:value-type="string">
            <text:p>2017/11/28</text:p>
          </table:table-cell>
          <table:table-cell table:style-name="ce5" office:value-type="float" office:value="4669" calcext:value-type="float">
            <text:p>4669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80]=&quot;/&quot;;[.C980];[.I980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80]=&quot;null&quot;;&quot;null&quot;;[.I980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5" calcext:value-type="float">
            <text:p>495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0];&quot;', &quot;;[.D980];&quot;, &quot;;[.E980];&quot;, '&quot;;[.G980];&quot;', &quot;;[.J980];&quot;, '&quot;;[.K980];&quot;', &quot;;[.L980];&quot;, &quot;;[.M980];&quot;);&quot;)" office:value-type="string" office:string-value="insert into etat_lieux (date_entree_etat_lieux, km_depart, km_arrive, date_sortie_etat_lieux, incident, type_incident, num_contrat_etat_lieux, code_type_etat_lieux_etat_lieux) Values ('2017/11/28', 4669, null, 'null', 0, '...', 495, 1);" calcext:value-type="string">
            <text:p>insert into etat_lieux (date_entree_etat_lieux, km_depart, km_arrive, date_sortie_etat_lieux, incident, type_incident, num_contrat_etat_lieux, code_type_etat_lieux_etat_lieux) Values ('2017/11/28', 4669, null, 'null', 0, '...', 495, 1);</text:p>
          </table:table-cell>
          <table:table-cell table:number-columns-repeated="1010"/>
        </table:table-row>
        <table:table-row table:style-name="ro4">
          <table:table-cell office:value-type="float" office:value="979" calcext:value-type="float">
            <text:p>979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string" calcext:value-type="string">
            <text:p>2017/11/28</text:p>
          </table:table-cell>
          <table:table-cell table:style-name="ce5" office:value-type="float" office:value="17968" calcext:value-type="float">
            <text:p>17968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81]=&quot;/&quot;;[.C981];[.I981])" office:value-type="string" office:string-value="2017/11/28" calcext:value-type="string">
            <text:p>2017/11/28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81]=&quot;null&quot;;&quot;null&quot;;[.I981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6" calcext:value-type="float">
            <text:p>496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1];&quot;', &quot;;[.D981];&quot;, &quot;;[.E981];&quot;, '&quot;;[.G981];&quot;', &quot;;[.J981];&quot;, '&quot;;[.K981];&quot;', &quot;;[.L981];&quot;, &quot;;[.M981];&quot;);&quot;)" office:value-type="string" office:string-value="insert into etat_lieux (date_entree_etat_lieux, km_depart, km_arrive, date_sortie_etat_lieux, incident, type_incident, num_contrat_etat_lieux, code_type_etat_lieux_etat_lieux) Values ('2017/11/28', 17968, null, 'null', 0, '...', 496, 1);" calcext:value-type="string">
            <text:p>insert into etat_lieux (date_entree_etat_lieux, km_depart, km_arrive, date_sortie_etat_lieux, incident, type_incident, num_contrat_etat_lieux, code_type_etat_lieux_etat_lieux) Values ('2017/11/28', 17968, null, 'null', 0, '...', 496, 1);</text:p>
          </table:table-cell>
          <table:table-cell table:number-columns-repeated="1010"/>
        </table:table-row>
        <table:table-row table:style-name="ro4">
          <table:table-cell office:value-type="float" office:value="980" calcext:value-type="float">
            <text:p>980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string" calcext:value-type="string">
            <text:p>2017/11/18</text:p>
          </table:table-cell>
          <table:table-cell table:style-name="ce8" office:value-type="float" office:value="24369" calcext:value-type="float">
            <text:p>24369</text:p>
          </table:table-cell>
          <table:table-cell table:style-name="ce8" office:value-type="float" office:value="25014" calcext:value-type="float">
            <text:p>25014</text:p>
          </table:table-cell>
          <table:table-cell table:style-name="ce10" table:formula="of:=IF([.I982]=&quot;/&quot;;[.C982];[.I982])" office:value-type="string" office:string-value="2017/11/29" calcext:value-type="string">
            <text:p>2017/11/29</text:p>
          </table:table-cell>
          <table:table-cell table:style-name="ce10" office:value-type="string" calcext:value-type="string">
            <text:p>2017/11/29</text:p>
          </table:table-cell>
          <table:table-cell table:style-name="ce10" table:formula="of:=IF([.E982]=&quot;null&quot;;&quot;null&quot;;[.I982])" office:value-type="string" office:string-value="2017/11/29" calcext:value-type="string">
            <text:p>2017/11/29</text:p>
          </table:table-cell>
          <table:table-cell table:style-name="ce8" office:value-type="string" calcext:value-type="string">
            <text:p>2017/11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1" calcext:value-type="float">
            <text:p>48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2];&quot;', &quot;;[.D982];&quot;, &quot;;[.E982];&quot;, '&quot;;[.G982];&quot;', &quot;;[.J982];&quot;, '&quot;;[.K982];&quot;', &quot;;[.L982];&quot;, &quot;;[.M982];&quot;);&quot;)" office:value-type="string" office:string-value="insert into etat_lieux (date_entree_etat_lieux, km_depart, km_arrive, date_sortie_etat_lieux, incident, type_incident, num_contrat_etat_lieux, code_type_etat_lieux_etat_lieux) Values ('2017/11/18', 24369, 25014, '2017/11/29', 0, '...', 481, 2);" calcext:value-type="string">
            <text:p>insert into etat_lieux (date_entree_etat_lieux, km_depart, km_arrive, date_sortie_etat_lieux, incident, type_incident, num_contrat_etat_lieux, code_type_etat_lieux_etat_lieux) Values ('2017/11/18', 24369, 25014, '2017/11/29', 0, '...', 481, 2);</text:p>
          </table:table-cell>
          <table:table-cell table:number-columns-repeated="1010"/>
        </table:table-row>
        <table:table-row table:style-name="ro4">
          <table:table-cell office:value-type="float" office:value="981" calcext:value-type="float">
            <text:p>981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string" calcext:value-type="string">
            <text:p>2017/11/24</text:p>
          </table:table-cell>
          <table:table-cell table:style-name="ce8" office:value-type="float" office:value="22352" calcext:value-type="float">
            <text:p>22352</text:p>
          </table:table-cell>
          <table:table-cell table:style-name="ce8" office:value-type="float" office:value="22901" calcext:value-type="float">
            <text:p>22901</text:p>
          </table:table-cell>
          <table:table-cell table:style-name="ce10" table:formula="of:=IF([.I983]=&quot;/&quot;;[.C983];[.I983])" office:value-type="string" office:string-value="2017/11/29" calcext:value-type="string">
            <text:p>2017/11/29</text:p>
          </table:table-cell>
          <table:table-cell table:style-name="ce10" office:value-type="string" calcext:value-type="string">
            <text:p>2017/11/29</text:p>
          </table:table-cell>
          <table:table-cell table:style-name="ce10" table:formula="of:=IF([.E983]=&quot;null&quot;;&quot;null&quot;;[.I983])" office:value-type="string" office:string-value="2017/11/29" calcext:value-type="string">
            <text:p>2017/11/29</text:p>
          </table:table-cell>
          <table:table-cell table:style-name="ce8" office:value-type="string" calcext:value-type="string">
            <text:p>2017/11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9" calcext:value-type="float">
            <text:p>48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3];&quot;', &quot;;[.D983];&quot;, &quot;;[.E983];&quot;, '&quot;;[.G983];&quot;', &quot;;[.J983];&quot;, '&quot;;[.K983];&quot;', &quot;;[.L983];&quot;, &quot;;[.M983];&quot;);&quot;)" office:value-type="string" office:string-value="insert into etat_lieux (date_entree_etat_lieux, km_depart, km_arrive, date_sortie_etat_lieux, incident, type_incident, num_contrat_etat_lieux, code_type_etat_lieux_etat_lieux) Values ('2017/11/24', 22352, 22901, '2017/11/29', 0, '...', 489, 2);" calcext:value-type="string">
            <text:p>insert into etat_lieux (date_entree_etat_lieux, km_depart, km_arrive, date_sortie_etat_lieux, incident, type_incident, num_contrat_etat_lieux, code_type_etat_lieux_etat_lieux) Values ('2017/11/24', 22352, 22901, '2017/11/29', 0, '...', 489, 2);</text:p>
          </table:table-cell>
          <table:table-cell table:number-columns-repeated="1010"/>
        </table:table-row>
        <table:table-row table:style-name="ro4">
          <table:table-cell office:value-type="float" office:value="982" calcext:value-type="float">
            <text:p>982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string" calcext:value-type="string">
            <text:p>2017/11/28</text:p>
          </table:table-cell>
          <table:table-cell table:style-name="ce8" office:value-type="float" office:value="6874" calcext:value-type="float">
            <text:p>6874</text:p>
          </table:table-cell>
          <table:table-cell table:style-name="ce8" office:value-type="float" office:value="7395" calcext:value-type="float">
            <text:p>7395</text:p>
          </table:table-cell>
          <table:table-cell table:style-name="ce10" table:formula="of:=IF([.I984]=&quot;/&quot;;[.C984];[.I984])" office:value-type="string" office:string-value="2017/11/29" calcext:value-type="string">
            <text:p>2017/11/29</text:p>
          </table:table-cell>
          <table:table-cell table:style-name="ce10" office:value-type="string" calcext:value-type="string">
            <text:p>2017/11/29</text:p>
          </table:table-cell>
          <table:table-cell table:style-name="ce10" table:formula="of:=IF([.E984]=&quot;null&quot;;&quot;null&quot;;[.I984])" office:value-type="string" office:string-value="2017/11/29" calcext:value-type="string">
            <text:p>2017/11/29</text:p>
          </table:table-cell>
          <table:table-cell table:style-name="ce8" office:value-type="string" calcext:value-type="string">
            <text:p>2017/11/2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2" calcext:value-type="float">
            <text:p>49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4];&quot;', &quot;;[.D984];&quot;, &quot;;[.E984];&quot;, '&quot;;[.G984];&quot;', &quot;;[.J984];&quot;, '&quot;;[.K984];&quot;', &quot;;[.L984];&quot;, &quot;;[.M984];&quot;);&quot;)" office:value-type="string" office:string-value="insert into etat_lieux (date_entree_etat_lieux, km_depart, km_arrive, date_sortie_etat_lieux, incident, type_incident, num_contrat_etat_lieux, code_type_etat_lieux_etat_lieux) Values ('2017/11/28', 6874, 7395, '2017/11/29', 0, '...', 492, 2);" calcext:value-type="string">
            <text:p>insert into etat_lieux (date_entree_etat_lieux, km_depart, km_arrive, date_sortie_etat_lieux, incident, type_incident, num_contrat_etat_lieux, code_type_etat_lieux_etat_lieux) Values ('2017/11/28', 6874, 7395, '2017/11/29', 0, '...', 492, 2);</text:p>
          </table:table-cell>
          <table:table-cell table:number-columns-repeated="1010"/>
        </table:table-row>
        <table:table-row table:style-name="ro4">
          <table:table-cell office:value-type="float" office:value="983" calcext:value-type="float">
            <text:p>983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string" calcext:value-type="string">
            <text:p>2017/11/29</text:p>
          </table:table-cell>
          <table:table-cell table:style-name="ce5" office:value-type="float" office:value="11635" calcext:value-type="float">
            <text:p>11635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85]=&quot;/&quot;;[.C985];[.I985])" office:value-type="string" office:string-value="2017/11/29" calcext:value-type="string">
            <text:p>2017/11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85]=&quot;null&quot;;&quot;null&quot;;[.I985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7" calcext:value-type="float">
            <text:p>497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5];&quot;', &quot;;[.D985];&quot;, &quot;;[.E985];&quot;, '&quot;;[.G985];&quot;', &quot;;[.J985];&quot;, '&quot;;[.K985];&quot;', &quot;;[.L985];&quot;, &quot;;[.M985];&quot;);&quot;)" office:value-type="string" office:string-value="insert into etat_lieux (date_entree_etat_lieux, km_depart, km_arrive, date_sortie_etat_lieux, incident, type_incident, num_contrat_etat_lieux, code_type_etat_lieux_etat_lieux) Values ('2017/11/29', 11635, null, 'null', 0, '...', 497, 1);" calcext:value-type="string">
            <text:p>insert into etat_lieux (date_entree_etat_lieux, km_depart, km_arrive, date_sortie_etat_lieux, incident, type_incident, num_contrat_etat_lieux, code_type_etat_lieux_etat_lieux) Values ('2017/11/29', 11635, null, 'null', 0, '...', 497, 1);</text:p>
          </table:table-cell>
          <table:table-cell table:number-columns-repeated="1010"/>
        </table:table-row>
        <table:table-row table:style-name="ro4">
          <table:table-cell office:value-type="float" office:value="984" calcext:value-type="float">
            <text:p>984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string" calcext:value-type="string">
            <text:p>2017/11/29</text:p>
          </table:table-cell>
          <table:table-cell table:style-name="ce5" office:value-type="float" office:value="11861" calcext:value-type="float">
            <text:p>11861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86]=&quot;/&quot;;[.C986];[.I986])" office:value-type="string" office:string-value="2017/11/29" calcext:value-type="string">
            <text:p>2017/11/29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86]=&quot;null&quot;;&quot;null&quot;;[.I986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8" calcext:value-type="float">
            <text:p>498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6];&quot;', &quot;;[.D986];&quot;, &quot;;[.E986];&quot;, '&quot;;[.G986];&quot;', &quot;;[.J986];&quot;, '&quot;;[.K986];&quot;', &quot;;[.L986];&quot;, &quot;;[.M986];&quot;);&quot;)" office:value-type="string" office:string-value="insert into etat_lieux (date_entree_etat_lieux, km_depart, km_arrive, date_sortie_etat_lieux, incident, type_incident, num_contrat_etat_lieux, code_type_etat_lieux_etat_lieux) Values ('2017/11/29', 11861, null, 'null', 0, '...', 498, 1);" calcext:value-type="string">
            <text:p>insert into etat_lieux (date_entree_etat_lieux, km_depart, km_arrive, date_sortie_etat_lieux, incident, type_incident, num_contrat_etat_lieux, code_type_etat_lieux_etat_lieux) Values ('2017/11/29', 11861, null, 'null', 0, '...', 498, 1);</text:p>
          </table:table-cell>
          <table:table-cell table:number-columns-repeated="1010"/>
        </table:table-row>
        <table:table-row table:style-name="ro4">
          <table:table-cell office:value-type="float" office:value="985" calcext:value-type="float">
            <text:p>985</text:p>
          </table:table-cell>
          <table:table-cell table:style-name="ce5" office:value-type="float" office:value="491" calcext:value-type="float">
            <text:p>491</text:p>
          </table:table-cell>
          <table:table-cell table:style-name="ce5" office:value-type="string" calcext:value-type="string">
            <text:p>2017/11/27</text:p>
          </table:table-cell>
          <table:table-cell table:style-name="ce8" office:value-type="float" office:value="8286" calcext:value-type="float">
            <text:p>8286</text:p>
          </table:table-cell>
          <table:table-cell table:style-name="ce8" office:value-type="float" office:value="8427" calcext:value-type="float">
            <text:p>8427</text:p>
          </table:table-cell>
          <table:table-cell table:style-name="ce10" table:formula="of:=IF([.I987]=&quot;/&quot;;[.C987];[.I987])" office:value-type="string" office:string-value="2017/11/30" calcext:value-type="string">
            <text:p>2017/11/30</text:p>
          </table:table-cell>
          <table:table-cell table:style-name="ce10" office:value-type="string" calcext:value-type="string">
            <text:p>2017/11/30</text:p>
          </table:table-cell>
          <table:table-cell table:style-name="ce10" table:formula="of:=IF([.E987]=&quot;null&quot;;&quot;null&quot;;[.I987])" office:value-type="string" office:string-value="2017/11/30" calcext:value-type="string">
            <text:p>2017/11/30</text:p>
          </table:table-cell>
          <table:table-cell table:style-name="ce8" office:value-type="string" calcext:value-type="string">
            <text:p>2017/11/3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1" calcext:value-type="float">
            <text:p>491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7];&quot;', &quot;;[.D987];&quot;, &quot;;[.E987];&quot;, '&quot;;[.G987];&quot;', &quot;;[.J987];&quot;, '&quot;;[.K987];&quot;', &quot;;[.L987];&quot;, &quot;;[.M987];&quot;);&quot;)" office:value-type="string" office:string-value="insert into etat_lieux (date_entree_etat_lieux, km_depart, km_arrive, date_sortie_etat_lieux, incident, type_incident, num_contrat_etat_lieux, code_type_etat_lieux_etat_lieux) Values ('2017/11/27', 8286, 8427, '2017/11/30', 0, '...', 491, 2);" calcext:value-type="string">
            <text:p>insert into etat_lieux (date_entree_etat_lieux, km_depart, km_arrive, date_sortie_etat_lieux, incident, type_incident, num_contrat_etat_lieux, code_type_etat_lieux_etat_lieux) Values ('2017/11/27', 8286, 8427, '2017/11/30', 0, '...', 491, 2);</text:p>
          </table:table-cell>
          <table:table-cell table:number-columns-repeated="1010"/>
        </table:table-row>
        <table:table-row table:style-name="ro4">
          <table:table-cell office:value-type="float" office:value="986" calcext:value-type="float">
            <text:p>986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string" calcext:value-type="string">
            <text:p>2017/11/30</text:p>
          </table:table-cell>
          <table:table-cell table:style-name="ce5" office:value-type="float" office:value="16787" calcext:value-type="float">
            <text:p>16787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88]=&quot;/&quot;;[.C988];[.I988])" office:value-type="string" office:string-value="2017/11/30" calcext:value-type="string">
            <text:p>2017/11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88]=&quot;null&quot;;&quot;null&quot;;[.I988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499" calcext:value-type="float">
            <text:p>499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8];&quot;', &quot;;[.D988];&quot;, &quot;;[.E988];&quot;, '&quot;;[.G988];&quot;', &quot;;[.J988];&quot;, '&quot;;[.K988];&quot;', &quot;;[.L988];&quot;, &quot;;[.M988];&quot;);&quot;)" office:value-type="string" office:string-value="insert into etat_lieux (date_entree_etat_lieux, km_depart, km_arrive, date_sortie_etat_lieux, incident, type_incident, num_contrat_etat_lieux, code_type_etat_lieux_etat_lieux) Values ('2017/11/30', 16787, null, 'null', 0, '...', 499, 1);" calcext:value-type="string">
            <text:p>insert into etat_lieux (date_entree_etat_lieux, km_depart, km_arrive, date_sortie_etat_lieux, incident, type_incident, num_contrat_etat_lieux, code_type_etat_lieux_etat_lieux) Values ('2017/11/30', 16787, null, 'null', 0, '...', 499, 1);</text:p>
          </table:table-cell>
          <table:table-cell table:number-columns-repeated="1010"/>
        </table:table-row>
        <table:table-row table:style-name="ro4">
          <table:table-cell office:value-type="float" office:value="987" calcext:value-type="float">
            <text:p>987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2017/11/30</text:p>
          </table:table-cell>
          <table:table-cell table:style-name="ce5" office:value-type="float" office:value="3853" calcext:value-type="float">
            <text:p>3853</text:p>
          </table:table-cell>
          <table:table-cell table:style-name="ce11" office:value-type="string" calcext:value-type="string">
            <text:p>null</text:p>
          </table:table-cell>
          <table:table-cell table:style-name="ce10" table:formula="of:=IF([.I989]=&quot;/&quot;;[.C989];[.I989])" office:value-type="string" office:string-value="2017/11/30" calcext:value-type="string">
            <text:p>2017/11/30</text:p>
          </table:table-cell>
          <table:table-cell table:style-name="ce10" office:value-type="string" calcext:value-type="string">
            <text:p>null</text:p>
          </table:table-cell>
          <table:table-cell table:style-name="ce10" table:formula="of:=IF([.E989]=&quot;null&quot;;&quot;null&quot;;[.I989])" office:value-type="string" office:string-value="null" calcext:value-type="string">
            <text:p>null</text:p>
          </table:table-cell>
          <table:table-cell table:style-name="ce8" office:value-type="string" calcext:value-type="string">
            <text:p>/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5" office:value-type="float" office:value="500" calcext:value-type="float">
            <text:p>500</text:p>
          </table:table-cell>
          <table:table-cell table:style-name="ce21" office:value-type="string" calcext:value-type="string">
            <text:p>1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89];&quot;', &quot;;[.D989];&quot;, &quot;;[.E989];&quot;, '&quot;;[.G989];&quot;', &quot;;[.J989];&quot;, '&quot;;[.K989];&quot;', &quot;;[.L989];&quot;, &quot;;[.M989];&quot;);&quot;)" office:value-type="string" office:string-value="insert into etat_lieux (date_entree_etat_lieux, km_depart, km_arrive, date_sortie_etat_lieux, incident, type_incident, num_contrat_etat_lieux, code_type_etat_lieux_etat_lieux) Values ('2017/11/30', 3853, null, 'null', 0, '...', 500, 1);" calcext:value-type="string">
            <text:p>insert into etat_lieux (date_entree_etat_lieux, km_depart, km_arrive, date_sortie_etat_lieux, incident, type_incident, num_contrat_etat_lieux, code_type_etat_lieux_etat_lieux) Values ('2017/11/30', 3853, null, 'null', 0, '...', 500, 1);</text:p>
          </table:table-cell>
          <table:table-cell table:number-columns-repeated="1010"/>
        </table:table-row>
        <table:table-row table:style-name="ro4">
          <table:table-cell office:value-type="float" office:value="988" calcext:value-type="float">
            <text:p>988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string" calcext:value-type="string">
            <text:p>2017/11/18</text:p>
          </table:table-cell>
          <table:table-cell table:style-name="ce8" office:value-type="float" office:value="22161" calcext:value-type="float">
            <text:p>22161</text:p>
          </table:table-cell>
          <table:table-cell table:style-name="ce8" office:value-type="float" office:value="23213" calcext:value-type="float">
            <text:p>23213</text:p>
          </table:table-cell>
          <table:table-cell table:style-name="ce10" table:formula="of:=IF([.I990]=&quot;/&quot;;[.C990];[.I990])" office:value-type="string" office:string-value="2017/12/01" calcext:value-type="string">
            <text:p>2017/12/01</text:p>
          </table:table-cell>
          <table:table-cell table:style-name="ce10" office:value-type="string" calcext:value-type="string">
            <text:p>2017/12/01</text:p>
          </table:table-cell>
          <table:table-cell table:style-name="ce10" table:formula="of:=IF([.E990]=&quot;null&quot;;&quot;null&quot;;[.I990])" office:value-type="string" office:string-value="2017/12/01" calcext:value-type="string">
            <text:p>2017/12/01</text:p>
          </table:table-cell>
          <table:table-cell table:style-name="ce8" office:value-type="string" calcext:value-type="string">
            <text:p>2017/12/01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0" calcext:value-type="float">
            <text:p>48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0];&quot;', &quot;;[.D990];&quot;, &quot;;[.E990];&quot;, '&quot;;[.G990];&quot;', &quot;;[.J990];&quot;, '&quot;;[.K990];&quot;', &quot;;[.L990];&quot;, &quot;;[.M990];&quot;);&quot;)" office:value-type="string" office:string-value="insert into etat_lieux (date_entree_etat_lieux, km_depart, km_arrive, date_sortie_etat_lieux, incident, type_incident, num_contrat_etat_lieux, code_type_etat_lieux_etat_lieux) Values ('2017/11/18', 22161, 23213, '2017/12/01', 0, '...', 480, 2);" calcext:value-type="string">
            <text:p>insert into etat_lieux (date_entree_etat_lieux, km_depart, km_arrive, date_sortie_etat_lieux, incident, type_incident, num_contrat_etat_lieux, code_type_etat_lieux_etat_lieux) Values ('2017/11/18', 22161, 23213, '2017/12/01', 0, '...', 480, 2);</text:p>
          </table:table-cell>
          <table:table-cell table:number-columns-repeated="1010"/>
        </table:table-row>
        <table:table-row table:style-name="ro4">
          <table:table-cell office:value-type="float" office:value="989" calcext:value-type="float">
            <text:p>98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string" calcext:value-type="string">
            <text:p>2017/11/19</text:p>
          </table:table-cell>
          <table:table-cell table:style-name="ce8" office:value-type="float" office:value="25977" calcext:value-type="float">
            <text:p>25977</text:p>
          </table:table-cell>
          <table:table-cell table:style-name="ce8" office:value-type="float" office:value="27218" calcext:value-type="float">
            <text:p>27218</text:p>
          </table:table-cell>
          <table:table-cell table:style-name="ce10" table:formula="of:=IF([.I991]=&quot;/&quot;;[.C991];[.I991])" office:value-type="string" office:string-value="2017/12/03" calcext:value-type="string">
            <text:p>2017/12/03</text:p>
          </table:table-cell>
          <table:table-cell table:style-name="ce10" office:value-type="string" calcext:value-type="string">
            <text:p>2017/12/03</text:p>
          </table:table-cell>
          <table:table-cell table:style-name="ce10" table:formula="of:=IF([.E991]=&quot;null&quot;;&quot;null&quot;;[.I991])" office:value-type="string" office:string-value="2017/12/03" calcext:value-type="string">
            <text:p>2017/12/03</text:p>
          </table:table-cell>
          <table:table-cell table:style-name="ce8" office:value-type="string" calcext:value-type="string">
            <text:p>2017/12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2" calcext:value-type="float">
            <text:p>482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1];&quot;', &quot;;[.D991];&quot;, &quot;;[.E991];&quot;, '&quot;;[.G991];&quot;', &quot;;[.J991];&quot;, '&quot;;[.K991];&quot;', &quot;;[.L991];&quot;, &quot;;[.M991];&quot;);&quot;)" office:value-type="string" office:string-value="insert into etat_lieux (date_entree_etat_lieux, km_depart, km_arrive, date_sortie_etat_lieux, incident, type_incident, num_contrat_etat_lieux, code_type_etat_lieux_etat_lieux) Values ('2017/11/19', 25977, 27218, '2017/12/03', 0, '...', 482, 2);" calcext:value-type="string">
            <text:p>insert into etat_lieux (date_entree_etat_lieux, km_depart, km_arrive, date_sortie_etat_lieux, incident, type_incident, num_contrat_etat_lieux, code_type_etat_lieux_etat_lieux) Values ('2017/11/19', 25977, 27218, '2017/12/03', 0, '...', 482, 2);</text:p>
          </table:table-cell>
          <table:table-cell table:number-columns-repeated="1010"/>
        </table:table-row>
        <table:table-row table:style-name="ro4">
          <table:table-cell office:value-type="float" office:value="990" calcext:value-type="float">
            <text:p>990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string" calcext:value-type="string">
            <text:p>2017/11/22</text:p>
          </table:table-cell>
          <table:table-cell table:style-name="ce8" office:value-type="float" office:value="28415" calcext:value-type="float">
            <text:p>28415</text:p>
          </table:table-cell>
          <table:table-cell table:style-name="ce8" office:value-type="float" office:value="29559" calcext:value-type="float">
            <text:p>29559</text:p>
          </table:table-cell>
          <table:table-cell table:style-name="ce10" table:formula="of:=IF([.I992]=&quot;/&quot;;[.C992];[.I992])" office:value-type="string" office:string-value="2017/12/03" calcext:value-type="string">
            <text:p>2017/12/03</text:p>
          </table:table-cell>
          <table:table-cell table:style-name="ce10" office:value-type="string" calcext:value-type="string">
            <text:p>2017/12/03</text:p>
          </table:table-cell>
          <table:table-cell table:style-name="ce10" table:formula="of:=IF([.E992]=&quot;null&quot;;&quot;null&quot;;[.I992])" office:value-type="string" office:string-value="2017/12/03" calcext:value-type="string">
            <text:p>2017/12/03</text:p>
          </table:table-cell>
          <table:table-cell table:style-name="ce8" office:value-type="string" calcext:value-type="string">
            <text:p>2017/12/0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7" calcext:value-type="float">
            <text:p>48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2];&quot;', &quot;;[.D992];&quot;, &quot;;[.E992];&quot;, '&quot;;[.G992];&quot;', &quot;;[.J992];&quot;, '&quot;;[.K992];&quot;', &quot;;[.L992];&quot;, &quot;;[.M992];&quot;);&quot;)" office:value-type="string" office:string-value="insert into etat_lieux (date_entree_etat_lieux, km_depart, km_arrive, date_sortie_etat_lieux, incident, type_incident, num_contrat_etat_lieux, code_type_etat_lieux_etat_lieux) Values ('2017/11/22', 28415, 29559, '2017/12/03', 0, '...', 487, 2);" calcext:value-type="string">
            <text:p>insert into etat_lieux (date_entree_etat_lieux, km_depart, km_arrive, date_sortie_etat_lieux, incident, type_incident, num_contrat_etat_lieux, code_type_etat_lieux_etat_lieux) Values ('2017/11/22', 28415, 29559, '2017/12/03', 0, '...', 487, 2);</text:p>
          </table:table-cell>
          <table:table-cell table:number-columns-repeated="1010"/>
        </table:table-row>
        <table:table-row table:style-name="ro4">
          <table:table-cell office:value-type="float" office:value="991" calcext:value-type="float">
            <text:p>991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string" calcext:value-type="string">
            <text:p>2017/11/25</text:p>
          </table:table-cell>
          <table:table-cell table:style-name="ce8" office:value-type="float" office:value="24224" calcext:value-type="float">
            <text:p>24224</text:p>
          </table:table-cell>
          <table:table-cell table:style-name="ce8" office:value-type="float" office:value="24590" calcext:value-type="float">
            <text:p>24590</text:p>
          </table:table-cell>
          <table:table-cell table:style-name="ce10" table:formula="of:=IF([.I993]=&quot;/&quot;;[.C993];[.I993])" office:value-type="string" office:string-value="2017/12/04" calcext:value-type="string">
            <text:p>2017/12/04</text:p>
          </table:table-cell>
          <table:table-cell table:style-name="ce10" office:value-type="string" calcext:value-type="string">
            <text:p>2017/12/04</text:p>
          </table:table-cell>
          <table:table-cell table:style-name="ce10" table:formula="of:=IF([.E993]=&quot;null&quot;;&quot;null&quot;;[.I993])" office:value-type="string" office:string-value="2017/12/04" calcext:value-type="string">
            <text:p>2017/12/04</text:p>
          </table:table-cell>
          <table:table-cell table:style-name="ce8" office:value-type="string" calcext:value-type="string">
            <text:p>2017/12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0" calcext:value-type="float">
            <text:p>490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3];&quot;', &quot;;[.D993];&quot;, &quot;;[.E993];&quot;, '&quot;;[.G993];&quot;', &quot;;[.J993];&quot;, '&quot;;[.K993];&quot;', &quot;;[.L993];&quot;, &quot;;[.M993];&quot;);&quot;)" office:value-type="string" office:string-value="insert into etat_lieux (date_entree_etat_lieux, km_depart, km_arrive, date_sortie_etat_lieux, incident, type_incident, num_contrat_etat_lieux, code_type_etat_lieux_etat_lieux) Values ('2017/11/25', 24224, 24590, '2017/12/04', 0, '...', 490, 2);" calcext:value-type="string">
            <text:p>insert into etat_lieux (date_entree_etat_lieux, km_depart, km_arrive, date_sortie_etat_lieux, incident, type_incident, num_contrat_etat_lieux, code_type_etat_lieux_etat_lieux) Values ('2017/11/25', 24224, 24590, '2017/12/04', 0, '...', 490, 2);</text:p>
          </table:table-cell>
          <table:table-cell table:number-columns-repeated="1010"/>
        </table:table-row>
        <table:table-row table:style-name="ro4">
          <table:table-cell office:value-type="float" office:value="992" calcext:value-type="float">
            <text:p>992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string" calcext:value-type="string">
            <text:p>2017/11/28</text:p>
          </table:table-cell>
          <table:table-cell table:style-name="ce8" office:value-type="float" office:value="23532" calcext:value-type="float">
            <text:p>23532</text:p>
          </table:table-cell>
          <table:table-cell table:style-name="ce8" office:value-type="float" office:value="24294" calcext:value-type="float">
            <text:p>24294</text:p>
          </table:table-cell>
          <table:table-cell table:style-name="ce10" table:formula="of:=IF([.I994]=&quot;/&quot;;[.C994];[.I994])" office:value-type="string" office:string-value="2017/12/04" calcext:value-type="string">
            <text:p>2017/12/04</text:p>
          </table:table-cell>
          <table:table-cell table:style-name="ce10" office:value-type="string" calcext:value-type="string">
            <text:p>2017/12/04</text:p>
          </table:table-cell>
          <table:table-cell table:style-name="ce10" table:formula="of:=IF([.E994]=&quot;null&quot;;&quot;null&quot;;[.I994])" office:value-type="string" office:string-value="2017/12/04" calcext:value-type="string">
            <text:p>2017/12/04</text:p>
          </table:table-cell>
          <table:table-cell table:style-name="ce8" office:value-type="string" calcext:value-type="string">
            <text:p>2017/12/04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4" calcext:value-type="float">
            <text:p>494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4];&quot;', &quot;;[.D994];&quot;, &quot;;[.E994];&quot;, '&quot;;[.G994];&quot;', &quot;;[.J994];&quot;, '&quot;;[.K994];&quot;', &quot;;[.L994];&quot;, &quot;;[.M994];&quot;);&quot;)" office:value-type="string" office:string-value="insert into etat_lieux (date_entree_etat_lieux, km_depart, km_arrive, date_sortie_etat_lieux, incident, type_incident, num_contrat_etat_lieux, code_type_etat_lieux_etat_lieux) Values ('2017/11/28', 23532, 24294, '2017/12/04', 0, '...', 494, 2);" calcext:value-type="string">
            <text:p>insert into etat_lieux (date_entree_etat_lieux, km_depart, km_arrive, date_sortie_etat_lieux, incident, type_incident, num_contrat_etat_lieux, code_type_etat_lieux_etat_lieux) Values ('2017/11/28', 23532, 24294, '2017/12/04', 0, '...', 494, 2);</text:p>
          </table:table-cell>
          <table:table-cell table:number-columns-repeated="1010"/>
        </table:table-row>
        <table:table-row table:style-name="ro4">
          <table:table-cell office:value-type="float" office:value="993" calcext:value-type="float">
            <text:p>993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string" calcext:value-type="string">
            <text:p>2017/11/21</text:p>
          </table:table-cell>
          <table:table-cell table:style-name="ce8" office:value-type="float" office:value="26811" calcext:value-type="float">
            <text:p>26811</text:p>
          </table:table-cell>
          <table:table-cell table:style-name="ce8" office:value-type="float" office:value="27685" calcext:value-type="float">
            <text:p>27685</text:p>
          </table:table-cell>
          <table:table-cell table:style-name="ce10" table:formula="of:=IF([.I995]=&quot;/&quot;;[.C995];[.I995])" office:value-type="string" office:string-value="2017/12/05" calcext:value-type="string">
            <text:p>2017/12/05</text:p>
          </table:table-cell>
          <table:table-cell table:style-name="ce10" office:value-type="string" calcext:value-type="string">
            <text:p>2017/12/05</text:p>
          </table:table-cell>
          <table:table-cell table:style-name="ce10" table:formula="of:=IF([.E995]=&quot;null&quot;;&quot;null&quot;;[.I995])" office:value-type="string" office:string-value="2017/12/05" calcext:value-type="string">
            <text:p>2017/12/05</text:p>
          </table:table-cell>
          <table:table-cell table:style-name="ce8" office:value-type="string" calcext:value-type="string">
            <text:p>2017/12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86" calcext:value-type="float">
            <text:p>48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5];&quot;', &quot;;[.D995];&quot;, &quot;;[.E995];&quot;, '&quot;;[.G995];&quot;', &quot;;[.J995];&quot;, '&quot;;[.K995];&quot;', &quot;;[.L995];&quot;, &quot;;[.M995];&quot;);&quot;)" office:value-type="string" office:string-value="insert into etat_lieux (date_entree_etat_lieux, km_depart, km_arrive, date_sortie_etat_lieux, incident, type_incident, num_contrat_etat_lieux, code_type_etat_lieux_etat_lieux) Values ('2017/11/21', 26811, 27685, '2017/12/05', 0, '...', 486, 2);" calcext:value-type="string">
            <text:p>insert into etat_lieux (date_entree_etat_lieux, km_depart, km_arrive, date_sortie_etat_lieux, incident, type_incident, num_contrat_etat_lieux, code_type_etat_lieux_etat_lieux) Values ('2017/11/21', 26811, 27685, '2017/12/05', 0, '...', 486, 2);</text:p>
          </table:table-cell>
          <table:table-cell table:number-columns-repeated="1010"/>
        </table:table-row>
        <table:table-row table:style-name="ro4">
          <table:table-cell office:value-type="float" office:value="994" calcext:value-type="float">
            <text:p>994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string" calcext:value-type="string">
            <text:p>2017/11/30</text:p>
          </table:table-cell>
          <table:table-cell table:style-name="ce8" office:value-type="float" office:value="16787" calcext:value-type="float">
            <text:p>16787</text:p>
          </table:table-cell>
          <table:table-cell table:style-name="ce8" office:value-type="float" office:value="17982" calcext:value-type="float">
            <text:p>17982</text:p>
          </table:table-cell>
          <table:table-cell table:style-name="ce10" table:formula="of:=IF([.I996]=&quot;/&quot;;[.C996];[.I996])" office:value-type="string" office:string-value="2017/12/05" calcext:value-type="string">
            <text:p>2017/12/05</text:p>
          </table:table-cell>
          <table:table-cell table:style-name="ce10" office:value-type="string" calcext:value-type="string">
            <text:p>2017/12/05</text:p>
          </table:table-cell>
          <table:table-cell table:style-name="ce10" table:formula="of:=IF([.E996]=&quot;null&quot;;&quot;null&quot;;[.I996])" office:value-type="string" office:string-value="2017/12/05" calcext:value-type="string">
            <text:p>2017/12/05</text:p>
          </table:table-cell>
          <table:table-cell table:style-name="ce8" office:value-type="string" calcext:value-type="string">
            <text:p>2017/12/05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9" calcext:value-type="float">
            <text:p>499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6];&quot;', &quot;;[.D996];&quot;, &quot;;[.E996];&quot;, '&quot;;[.G996];&quot;', &quot;;[.J996];&quot;, '&quot;;[.K996];&quot;', &quot;;[.L996];&quot;, &quot;;[.M996];&quot;);&quot;)" office:value-type="string" office:string-value="insert into etat_lieux (date_entree_etat_lieux, km_depart, km_arrive, date_sortie_etat_lieux, incident, type_incident, num_contrat_etat_lieux, code_type_etat_lieux_etat_lieux) Values ('2017/11/30', 16787, 17982, '2017/12/05', 0, '...', 499, 2);" calcext:value-type="string">
            <text:p>insert into etat_lieux (date_entree_etat_lieux, km_depart, km_arrive, date_sortie_etat_lieux, incident, type_incident, num_contrat_etat_lieux, code_type_etat_lieux_etat_lieux) Values ('2017/11/30', 16787, 17982, '2017/12/05', 0, '...', 499, 2);</text:p>
          </table:table-cell>
          <table:table-cell table:number-columns-repeated="1010"/>
        </table:table-row>
        <table:table-row table:style-name="ro4">
          <table:table-cell office:value-type="float" office:value="995" calcext:value-type="float">
            <text:p>995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string" calcext:value-type="string">
            <text:p>2017/11/28</text:p>
          </table:table-cell>
          <table:table-cell table:style-name="ce8" office:value-type="float" office:value="17968" calcext:value-type="float">
            <text:p>17968</text:p>
          </table:table-cell>
          <table:table-cell table:style-name="ce8" office:value-type="float" office:value="18322" calcext:value-type="float">
            <text:p>18322</text:p>
          </table:table-cell>
          <table:table-cell table:style-name="ce10" table:formula="of:=IF([.I997]=&quot;/&quot;;[.C997];[.I997])" office:value-type="string" office:string-value="2017/12/08" calcext:value-type="string">
            <text:p>2017/12/08</text:p>
          </table:table-cell>
          <table:table-cell table:style-name="ce10" office:value-type="string" calcext:value-type="string">
            <text:p>2017/12/08</text:p>
          </table:table-cell>
          <table:table-cell table:style-name="ce10" table:formula="of:=IF([.E997]=&quot;null&quot;;&quot;null&quot;;[.I997])" office:value-type="string" office:string-value="2017/12/08" calcext:value-type="string">
            <text:p>2017/12/08</text:p>
          </table:table-cell>
          <table:table-cell table:style-name="ce8" office:value-type="string" calcext:value-type="string">
            <text:p>2017/12/08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6" calcext:value-type="float">
            <text:p>496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7];&quot;', &quot;;[.D997];&quot;, &quot;;[.E997];&quot;, '&quot;;[.G997];&quot;', &quot;;[.J997];&quot;, '&quot;;[.K997];&quot;', &quot;;[.L997];&quot;, &quot;;[.M997];&quot;);&quot;)" office:value-type="string" office:string-value="insert into etat_lieux (date_entree_etat_lieux, km_depart, km_arrive, date_sortie_etat_lieux, incident, type_incident, num_contrat_etat_lieux, code_type_etat_lieux_etat_lieux) Values ('2017/11/28', 17968, 18322, '2017/12/08', 0, '...', 496, 2);" calcext:value-type="string">
            <text:p>insert into etat_lieux (date_entree_etat_lieux, km_depart, km_arrive, date_sortie_etat_lieux, incident, type_incident, num_contrat_etat_lieux, code_type_etat_lieux_etat_lieux) Values ('2017/11/28', 17968, 18322, '2017/12/08', 0, '...', 496, 2);</text:p>
          </table:table-cell>
          <table:table-cell table:number-columns-repeated="1010"/>
        </table:table-row>
        <table:table-row table:style-name="ro4">
          <table:table-cell office:value-type="float" office:value="996" calcext:value-type="float">
            <text:p>99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string" calcext:value-type="string">
            <text:p>2017/11/28</text:p>
          </table:table-cell>
          <table:table-cell table:style-name="ce8" office:value-type="float" office:value="11671" calcext:value-type="float">
            <text:p>11671</text:p>
          </table:table-cell>
          <table:table-cell table:style-name="ce8" office:value-type="float" office:value="12136" calcext:value-type="float">
            <text:p>12136</text:p>
          </table:table-cell>
          <table:table-cell table:style-name="ce10" table:formula="of:=IF([.I998]=&quot;/&quot;;[.C998];[.I998])" office:value-type="string" office:string-value="2017/12/09" calcext:value-type="string">
            <text:p>2017/12/09</text:p>
          </table:table-cell>
          <table:table-cell table:style-name="ce10" office:value-type="string" calcext:value-type="string">
            <text:p>2017/12/09</text:p>
          </table:table-cell>
          <table:table-cell table:style-name="ce10" table:formula="of:=IF([.E998]=&quot;null&quot;;&quot;null&quot;;[.I998])" office:value-type="string" office:string-value="2017/12/09" calcext:value-type="string">
            <text:p>2017/12/09</text:p>
          </table:table-cell>
          <table:table-cell table:style-name="ce8" office:value-type="string" calcext:value-type="string">
            <text:p>2017/12/09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3" calcext:value-type="float">
            <text:p>493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8];&quot;', &quot;;[.D998];&quot;, &quot;;[.E998];&quot;, '&quot;;[.G998];&quot;', &quot;;[.J998];&quot;, '&quot;;[.K998];&quot;', &quot;;[.L998];&quot;, &quot;;[.M998];&quot;);&quot;)" office:value-type="string" office:string-value="insert into etat_lieux (date_entree_etat_lieux, km_depart, km_arrive, date_sortie_etat_lieux, incident, type_incident, num_contrat_etat_lieux, code_type_etat_lieux_etat_lieux) Values ('2017/11/28', 11671, 12136, '2017/12/09', 0, '...', 493, 2);" calcext:value-type="string">
            <text:p>insert into etat_lieux (date_entree_etat_lieux, km_depart, km_arrive, date_sortie_etat_lieux, incident, type_incident, num_contrat_etat_lieux, code_type_etat_lieux_etat_lieux) Values ('2017/11/28', 11671, 12136, '2017/12/09', 0, '...', 493, 2);</text:p>
          </table:table-cell>
          <table:table-cell table:number-columns-repeated="1010"/>
        </table:table-row>
        <table:table-row table:style-name="ro4">
          <table:table-cell office:value-type="float" office:value="997" calcext:value-type="float">
            <text:p>997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string" calcext:value-type="string">
            <text:p>2017/11/29</text:p>
          </table:table-cell>
          <table:table-cell table:style-name="ce8" office:value-type="float" office:value="11635" calcext:value-type="float">
            <text:p>11635</text:p>
          </table:table-cell>
          <table:table-cell table:style-name="ce8" office:value-type="float" office:value="12530" calcext:value-type="float">
            <text:p>12530</text:p>
          </table:table-cell>
          <table:table-cell table:style-name="ce10" table:formula="of:=IF([.I999]=&quot;/&quot;;[.C999];[.I999])" office:value-type="string" office:string-value="2017/12/10" calcext:value-type="string">
            <text:p>2017/12/10</text:p>
          </table:table-cell>
          <table:table-cell table:style-name="ce10" office:value-type="string" calcext:value-type="string">
            <text:p>2017/12/10</text:p>
          </table:table-cell>
          <table:table-cell table:style-name="ce10" table:formula="of:=IF([.E999]=&quot;null&quot;;&quot;null&quot;;[.I999])" office:value-type="string" office:string-value="2017/12/10" calcext:value-type="string">
            <text:p>2017/12/10</text:p>
          </table:table-cell>
          <table:table-cell table:style-name="ce8" office:value-type="string" calcext:value-type="string">
            <text:p>2017/12/10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7" calcext:value-type="float">
            <text:p>497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999];&quot;', &quot;;[.D999];&quot;, &quot;;[.E999];&quot;, '&quot;;[.G999];&quot;', &quot;;[.J999];&quot;, '&quot;;[.K999];&quot;', &quot;;[.L999];&quot;, &quot;;[.M999];&quot;);&quot;)" office:value-type="string" office:string-value="insert into etat_lieux (date_entree_etat_lieux, km_depart, km_arrive, date_sortie_etat_lieux, incident, type_incident, num_contrat_etat_lieux, code_type_etat_lieux_etat_lieux) Values ('2017/11/29', 11635, 12530, '2017/12/10', 0, '...', 497, 2);" calcext:value-type="string">
            <text:p>insert into etat_lieux (date_entree_etat_lieux, km_depart, km_arrive, date_sortie_etat_lieux, incident, type_incident, num_contrat_etat_lieux, code_type_etat_lieux_etat_lieux) Values ('2017/11/29', 11635, 12530, '2017/12/10', 0, '...', 497, 2);</text:p>
          </table:table-cell>
          <table:table-cell table:number-columns-repeated="1010"/>
        </table:table-row>
        <table:table-row table:style-name="ro4">
          <table:table-cell office:value-type="float" office:value="998" calcext:value-type="float">
            <text:p>998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string" calcext:value-type="string">
            <text:p>2017/11/28</text:p>
          </table:table-cell>
          <table:table-cell table:style-name="ce8" office:value-type="float" office:value="4669" calcext:value-type="float">
            <text:p>4669</text:p>
          </table:table-cell>
          <table:table-cell table:style-name="ce8" office:value-type="float" office:value="5925" calcext:value-type="float">
            <text:p>5925</text:p>
          </table:table-cell>
          <table:table-cell table:style-name="ce10" table:formula="of:=IF([.I1000]=&quot;/&quot;;[.C1000];[.I1000])" office:value-type="string" office:string-value="2017/12/13" calcext:value-type="string">
            <text:p>2017/12/13</text:p>
          </table:table-cell>
          <table:table-cell table:style-name="ce10" office:value-type="string" calcext:value-type="string">
            <text:p>2017/12/13</text:p>
          </table:table-cell>
          <table:table-cell table:style-name="ce10" table:formula="of:=IF([.E1000]=&quot;null&quot;;&quot;null&quot;;[.I1000])" office:value-type="string" office:string-value="2017/12/13" calcext:value-type="string">
            <text:p>2017/12/13</text:p>
          </table:table-cell>
          <table:table-cell table:style-name="ce8" office:value-type="string" calcext:value-type="string">
            <text:p>2017/12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5" calcext:value-type="float">
            <text:p>495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00];&quot;', &quot;;[.D1000];&quot;, &quot;;[.E1000];&quot;, '&quot;;[.G1000];&quot;', &quot;;[.J1000];&quot;, '&quot;;[.K1000];&quot;', &quot;;[.L1000];&quot;, &quot;;[.M1000];&quot;);&quot;)" office:value-type="string" office:string-value="insert into etat_lieux (date_entree_etat_lieux, km_depart, km_arrive, date_sortie_etat_lieux, incident, type_incident, num_contrat_etat_lieux, code_type_etat_lieux_etat_lieux) Values ('2017/11/28', 4669, 5925, '2017/12/13', 0, '...', 495, 2);" calcext:value-type="string">
            <text:p>insert into etat_lieux (date_entree_etat_lieux, km_depart, km_arrive, date_sortie_etat_lieux, incident, type_incident, num_contrat_etat_lieux, code_type_etat_lieux_etat_lieux) Values ('2017/11/28', 4669, 5925, '2017/12/13', 0, '...', 495, 2);</text:p>
          </table:table-cell>
          <table:table-cell table:number-columns-repeated="1010"/>
        </table:table-row>
        <table:table-row table:style-name="ro4">
          <table:table-cell office:value-type="float" office:value="999" calcext:value-type="float">
            <text:p>999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string" calcext:value-type="string">
            <text:p>2017/11/29</text:p>
          </table:table-cell>
          <table:table-cell table:style-name="ce8" office:value-type="float" office:value="11861" calcext:value-type="float">
            <text:p>11861</text:p>
          </table:table-cell>
          <table:table-cell table:style-name="ce8" office:value-type="float" office:value="12996" calcext:value-type="float">
            <text:p>12996</text:p>
          </table:table-cell>
          <table:table-cell table:style-name="ce10" table:formula="of:=IF([.I1001]=&quot;/&quot;;[.C1001];[.I1001])" office:value-type="string" office:string-value="2017/12/13" calcext:value-type="string">
            <text:p>2017/12/13</text:p>
          </table:table-cell>
          <table:table-cell table:style-name="ce10" office:value-type="string" calcext:value-type="string">
            <text:p>2017/12/13</text:p>
          </table:table-cell>
          <table:table-cell table:style-name="ce10" table:formula="of:=IF([.E1001]=&quot;null&quot;;&quot;null&quot;;[.I1001])" office:value-type="string" office:string-value="2017/12/13" calcext:value-type="string">
            <text:p>2017/12/13</text:p>
          </table:table-cell>
          <table:table-cell table:style-name="ce8" office:value-type="string" calcext:value-type="string">
            <text:p>2017/12/13</text:p>
          </table:table-cell>
          <table:table-cell table:style-name="ce5" office:value-type="float" office:value="0" calcext:value-type="float">
            <text:p>0</text:p>
          </table:table-cell>
          <table:table-cell table:style-name="ce15" office:value-type="string" calcext:value-type="string">
            <text:p>...</text:p>
          </table:table-cell>
          <table:table-cell table:style-name="ce18" office:value-type="float" office:value="498" calcext:value-type="float">
            <text:p>498</text:p>
          </table:table-cell>
          <table:table-cell table:style-name="ce5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01];&quot;', &quot;;[.D1001];&quot;, &quot;;[.E1001];&quot;, '&quot;;[.G1001];&quot;', &quot;;[.J1001];&quot;, '&quot;;[.K1001];&quot;', &quot;;[.L1001];&quot;, &quot;;[.M1001];&quot;);&quot;)" office:value-type="string" office:string-value="insert into etat_lieux (date_entree_etat_lieux, km_depart, km_arrive, date_sortie_etat_lieux, incident, type_incident, num_contrat_etat_lieux, code_type_etat_lieux_etat_lieux) Values ('2017/11/29', 11861, 12996, '2017/12/13', 0, '...', 498, 2);" calcext:value-type="string">
            <text:p>insert into etat_lieux (date_entree_etat_lieux, km_depart, km_arrive, date_sortie_etat_lieux, incident, type_incident, num_contrat_etat_lieux, code_type_etat_lieux_etat_lieux) Values ('2017/11/29', 11861, 12996, '2017/12/13', 0, '...', 498, 2);</text:p>
          </table:table-cell>
          <table:table-cell table:number-columns-repeated="1010"/>
        </table:table-row>
        <table:table-row table:style-name="ro4">
          <table:table-cell office:value-type="float" office:value="1000" calcext:value-type="float">
            <text:p>10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string" calcext:value-type="string">
            <text:p>2017/11/30</text:p>
          </table:table-cell>
          <table:table-cell table:style-name="ce9" office:value-type="float" office:value="3853" calcext:value-type="float">
            <text:p>3853</text:p>
          </table:table-cell>
          <table:table-cell table:style-name="ce9" office:value-type="float" office:value="4537" calcext:value-type="float">
            <text:p>4537</text:p>
          </table:table-cell>
          <table:table-cell table:style-name="ce10" table:formula="of:=IF([.I1002]=&quot;/&quot;;[.C1002];[.I1002])" office:value-type="string" office:string-value="2017/12/15" calcext:value-type="string">
            <text:p>2017/12/15</text:p>
          </table:table-cell>
          <table:table-cell table:style-name="ce10" office:value-type="string" calcext:value-type="string">
            <text:p>2017/12/15</text:p>
          </table:table-cell>
          <table:table-cell table:style-name="ce10" table:formula="of:=IF([.E1002]=&quot;null&quot;;&quot;null&quot;;[.I1002])" office:value-type="string" office:string-value="2017/12/15" calcext:value-type="string">
            <text:p>2017/12/15</text:p>
          </table:table-cell>
          <table:table-cell table:style-name="ce9" office:value-type="string" calcext:value-type="string">
            <text:p>2017/12/15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string" calcext:value-type="string">
            <text:p>...</text:p>
          </table:table-cell>
          <table:table-cell table:style-name="ce19" office:value-type="float" office:value="500" calcext:value-type="float">
            <text:p>500</text:p>
          </table:table-cell>
          <table:table-cell table:style-name="ce6" office:value-type="float" office:value="2" calcext:value-type="float">
            <text:p>2</text:p>
          </table:table-cell>
          <table:table-cell table:style-name="ce23" table:formula="of:=CONCATENATE(&quot;insert into etat_lieux (date_entree_etat_lieux, km_depart, km_arrive, date_sortie_etat_lieux, incident, type_incident, num_contrat_etat_lieux, code_type_etat_lieux_etat_lieux) Values ('&quot;;[.C1002];&quot;', &quot;;[.D1002];&quot;, &quot;;[.E1002];&quot;, '&quot;;[.G1002];&quot;', &quot;;[.J1002];&quot;, '&quot;;[.K1002];&quot;', &quot;;[.L1002];&quot;, &quot;;[.M1002];&quot;);&quot;)" office:value-type="string" office:string-value="insert into etat_lieux (date_entree_etat_lieux, km_depart, km_arrive, date_sortie_etat_lieux, incident, type_incident, num_contrat_etat_lieux, code_type_etat_lieux_etat_lieux) Values ('2017/11/30', 3853, 4537, '2017/12/15', 0, '...', 500, 2);" calcext:value-type="string">
            <text:p>insert into etat_lieux (date_entree_etat_lieux, km_depart, km_arrive, date_sortie_etat_lieux, incident, type_incident, num_contrat_etat_lieux, code_type_etat_lieux_etat_lieux) Values ('2017/11/30', 3853, 4537, '2017/12/15', 0, '...', 500, 2);</text:p>
          </table:table-cell>
          <table:table-cell table:number-columns-repeated="1010"/>
        </table:table-row>
        <table:table-row table:style-name="ro4" table:number-rows-repeated="104757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B2:Feuille1.M1002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7">
      <number:year number:style="long"/>
      <number:text>/</number:text>
      <number:month number:style="long"/>
      <number:text>/</number:text>
      <number:day number:style="long"/>
    </number:date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5:08:54.789000000</meta:creation-date>
    <dc:date>2017-11-18T16:03:22.192000000</dc:date>
    <meta:editing-duration>PT33M11S</meta:editing-duration>
    <meta:editing-cycles>1</meta:editing-cycles>
    <meta:document-statistic meta:table-count="1" meta:cell-count="14022" meta:object-count="0"/>
    <meta:generator>LibreOffice/5.4.3.2$Windows_x86 LibreOffice_project/92a7159f7e4af62137622921e809f8546db437e5</meta:generator>
  </office:meta>
</office:document-meta>
</file>